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4555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1917in"/>
    </style:style>
    <style:style style:name="co9" style:family="table-column">
      <style:table-column-properties fo:break-before="auto" style:column-width="0.2854in"/>
    </style:style>
    <style:style style:name="co10" style:family="table-column">
      <style:table-column-properties fo:break-before="auto" style:column-width="0.4839in"/>
    </style:style>
    <style:style style:name="co11" style:family="table-column">
      <style:table-column-properties fo:break-before="auto" style:column-width="0.8425in"/>
    </style:style>
    <style:style style:name="co12" style:family="table-column">
      <style:table-column-properties fo:break-before="auto" style:column-width="3.1445in"/>
    </style:style>
    <style:style style:name="co13" style:family="table-column">
      <style:table-column-properties fo:break-before="auto" style:column-width="3.2764in"/>
    </style:style>
    <style:style style:name="co14" style:family="table-column">
      <style:table-column-properties fo:break-before="auto" style:column-width="0.2575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5311in"/>
    </style:style>
    <style:style style:name="co18" style:family="table-column">
      <style:table-column-properties fo:break-before="auto" style:column-width="1.0972in"/>
    </style:style>
    <style:style style:name="co19" style:family="table-column">
      <style:table-column-properties fo:break-before="auto" style:column-width="1.3425in"/>
    </style:style>
    <style:style style:name="co20" style:family="table-column">
      <style:table-column-properties fo:break-before="auto" style:column-width="1.3799in"/>
    </style:style>
    <style:style style:name="co21" style:family="table-column">
      <style:table-column-properties fo:break-before="auto" style:column-width="0.5453in"/>
    </style:style>
    <style:style style:name="co22" style:family="table-column">
      <style:table-column-properties fo:break-before="auto" style:column-width="0.5972in"/>
    </style:style>
    <style:style style:name="co23" style:family="table-column">
      <style:table-column-properties fo:break-before="auto" style:column-width="3.2543in"/>
    </style:style>
    <style:style style:name="co24" style:family="table-column">
      <style:table-column-properties fo:break-before="auto" style:column-width="0.9083in"/>
    </style:style>
    <style:style style:name="co25" style:family="table-column">
      <style:table-column-properties fo:break-before="auto" style:column-width="2.1335in"/>
    </style:style>
    <style:style style:name="co26" style:family="table-column">
      <style:table-column-properties fo:break-before="auto" style:column-width="0.9602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0.5035in"/>
    </style:style>
    <style:style style:name="co29" style:family="table-column">
      <style:table-column-properties fo:break-before="auto" style:column-width="0.6283in"/>
    </style:style>
    <style:style style:name="co30" style:family="table-column">
      <style:table-column-properties fo:break-before="auto" style:column-width="0.8047in"/>
    </style:style>
    <style:style style:name="co31" style:family="table-column">
      <style:table-column-properties fo:break-before="auto" style:column-width="3.0673in"/>
    </style:style>
    <style:style style:name="co32" style:family="table-column">
      <style:table-column-properties fo:break-before="auto" style:column-width="0.79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atos" style:data-style-name="N100">
      <style:table-cell-properties style:cell-protect="none" style:print-content="true"/>
    </style:style>
    <style:style style:name="ce2" style:family="table-cell" style:parent-style-name="Datos" style:data-style-name="N99"/>
    <style:style style:name="ce3" style:family="table-cell" style:parent-style-name="Datos" style:data-style-name="N0">
      <style:table-cell-properties style:cell-protect="none" style:print-content="true"/>
    </style:style>
    <style:style style:name="ce4" style:family="table-cell" style:parent-style-name="Datos" style:data-style-name="N0"/>
    <style:style style:name="ce5" style:family="table-cell" style:parent-style-name="Datos" style:data-style-name="N99">
      <style:map style:condition="cell-content()=0" style:apply-style-name="DatosError" style:base-cell-address="'Base chart'.AD2"/>
    </style:style>
    <style:style style:name="ce6" style:family="table-cell" style:parent-style-name="Datos" style:data-style-name="N0">
      <style:map style:condition="cell-content()=0" style:apply-style-name="DatosError" style:base-cell-address="'Base chart'.AD2"/>
    </style:style>
    <style:style style:name="ce7" style:family="table-cell" style:parent-style-name="Datos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/>
    </style:style>
    <style:style style:name="ce9" style:family="table-cell" style:parent-style-name="Datos">
      <style:map style:condition="cell-content()=0" style:apply-style-name="DatosError" style:base-cell-address="'Base chart'.AD2"/>
    </style:style>
    <style:style style:name="ce10" style:family="table-cell" style:parent-style-name="Datos">
      <style:table-cell-properties style:cell-protect="none" style:print-content="true"/>
      <style:paragraph-properties fo:margin-left="0in"/>
    </style:style>
    <style:style style:name="ce1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 table:structure-protected="true">
      <table:calculation-settings table:case-sensitive="false" table:automatic-find-labels="false" table:use-regular-expressions="false"/>
      <table:table table:name="account typ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Heading1" office:value-type="string">
            <text:p>account.account.type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/>
        </table:table-row>
        <table:table-row table:style-name="ro2">
          <table:table-cell table:style-name="Datos" office:value-type="string">
            <text:p>asset</text:p>
          </table:table-cell>
          <table:table-cell table:style-name="Datos" office:value-type="string">
            <text:p>other</text:p>
          </table:table-cell>
          <table:table-cell table:style-name="ce2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asset_valuation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cash</text:p>
          </table:table-cell>
          <table:table-cell table:style-name="Datos" office:value-type="string">
            <text:p>other</text:p>
          </table:table-cell>
          <table:table-cell table:style-name="ce2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equity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expens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incom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passiv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2">
          <table:table-cell table:style-name="Datos" office:value-type="string">
            <text:p>payable</text:p>
          </table:table-cell>
          <table:table-cell table:style-name="Datos" office:value-type="string">
            <text:p>payable</text:p>
          </table:table-cell>
          <table:table-cell table:style-name="Datos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receivable</text:p>
          </table:table-cell>
          <table:table-cell table:style-name="Datos" office:value-type="string">
            <text:p>receivable</text:p>
          </table:table-cell>
          <table:table-cell table:style-name="Datos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tax</text:p>
          </table:table-cell>
          <table:table-cell table:style-name="Datos" office:value-type="string">
            <text:p>payable</text:p>
          </table:table-cell>
          <table:table-cell table:style-name="ce2" office:value-type="string">
            <text:p>True</text:p>
          </table:table-cell>
          <table:table-cell/>
        </table:table-row>
        <table:table-row table:style-name="ro2">
          <table:table-cell table:style-name="Datos" office:value-type="string">
            <text:p>view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False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1">
          <table:table-cell table:style-name="Heading1" office:value-type="string">
            <text:p>Code formats</text:p>
          </table:table-cell>
          <table:table-cell table:style-name="Heading1" office:value-type="string">
            <text:p>Format</text:p>
          </table:table-cell>
          <table:table-cell table:style-name="Heading1" office:value-type="string">
            <text:p>Prefix</text:p>
          </table:table-cell>
          <table:table-cell table:style-name="Heading1" office:value-type="string">
            <text:p>Suffix</text:p>
          </table:table-cell>
        </table:table-row>
        <table:table-row table:style-name="ro2">
          <table:table-cell table:style-name="Datos" office:value-type="string">
            <text:p>Row 1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2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3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4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5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2">
          <table:table-cell table:style-name="Datos" office:value-type="string">
            <text:p>Row 6</text:p>
          </table:table-cell>
          <table:table-cell table:style-name="ce1" office:value-type="string">
            <text:p>0</text:p>
          </table:table-cell>
          <table:table-cell table:style-name="ce1"/>
          <table:table-cell table:style-name="ce1"/>
        </table:table-row>
        <table:table-row table:style-name="ro3" table:number-rows-repeated="104855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ase chart" table:style-name="ta1" table:print="false">
        <office:forms form:automatic-focus="false" form:apply-design-mode="false"/>
        <table:table-column table:style-name="co5" table:default-cell-style-name="Default"/>
        <table:table-column-group table:display="false">
          <table:table-column-group table:display="false"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9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</table:table-column-group>
        </table:table-column-group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-group table:display="false">
          <table:table-column table:style-name="co14" table:visibility="collapse" table:number-columns-repeated="2" table:default-cell-style-name="Default"/>
        </table:table-column-group>
        <table:table-column-group table:display="false"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Heading1" office:value-type="string">
            <text:p>Level</text:p>
          </table:table-cell>
          <table:table-cell table:style-name="Heading1" office:value-type="string">
            <text:p>Row1</text:p>
          </table:table-cell>
          <table:table-cell table:style-name="Heading1" office:value-type="string">
            <text:p>Cod1</text:p>
          </table:table-cell>
          <table:table-cell table:style-name="Heading1" office:value-type="float" office:value="1">
            <text:p>1</text:p>
          </table:table-cell>
          <table:table-cell table:style-name="Heading1" office:value-type="string">
            <text:p>Row2</text:p>
          </table:table-cell>
          <table:table-cell table:style-name="Heading1" office:value-type="string">
            <text:p>Cod2</text:p>
          </table:table-cell>
          <table:table-cell table:style-name="Heading1" office:value-type="float" office:value="2">
            <text:p>2</text:p>
          </table:table-cell>
          <table:table-cell table:style-name="Heading1" office:value-type="string">
            <text:p>Row3</text:p>
          </table:table-cell>
          <table:table-cell table:style-name="Heading1" office:value-type="string">
            <text:p>Cod3</text:p>
          </table:table-cell>
          <table:table-cell table:style-name="Heading1" office:value-type="float" office:value="3">
            <text:p>3</text:p>
          </table:table-cell>
          <table:table-cell table:style-name="Heading1" office:value-type="string">
            <text:p>Row4</text:p>
          </table:table-cell>
          <table:table-cell table:style-name="Heading1" office:value-type="string">
            <text:p>Cod4</text:p>
          </table:table-cell>
          <table:table-cell table:style-name="Heading1" office:value-type="float" office:value="4">
            <text:p>4</text:p>
          </table:table-cell>
          <table:table-cell table:style-name="Heading1" office:value-type="string">
            <text:p>Row5</text:p>
          </table:table-cell>
          <table:table-cell table:style-name="Heading1" office:value-type="string">
            <text:p>Cod5</text:p>
          </table:table-cell>
          <table:table-cell table:style-name="Heading1" office:value-type="float" office:value="5">
            <text:p>5</text:p>
          </table:table-cell>
          <table:table-cell table:style-name="Heading1" office:value-type="string">
            <text:p>Row6</text:p>
          </table:table-cell>
          <table:table-cell table:style-name="Heading1" office:value-type="string">
            <text:p>Cod6</text:p>
          </table:table-cell>
          <table:table-cell table:style-name="Heading1" office:value-type="float" office:value="6">
            <text:p>6</text:p>
          </table:table-cell>
          <table:table-cell table:style-name="Heading1" office:value-type="string">
            <text:p>Row7</text:p>
          </table:table-cell>
          <table:table-cell table:style-name="Heading1" office:value-type="string">
            <text:p>CkLev</text:p>
          </table:table-cell>
          <table:table-cell table:style-name="Heading1" office:value-type="string">
            <text:p>cod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c0</text:p>
          </table:table-cell>
          <table:table-cell table:style-name="Heading1" office:value-type="string">
            <text:p>c1</text:p>
          </table:table-cell>
          <table:table-cell table:style-name="Heading1" office:value-type="string">
            <text:p>shortcut</text:p>
          </table:table-cell>
          <table:table-cell table:style-name="Heading1" office:value-type="string">
            <text:p>parent_id</text:p>
          </table:table-cell>
          <table:table-cell table:style-name="Heading1" office:value-type="string">
            <text:p>CkTipo</text:p>
          </table:table-cell>
          <table:table-cell table:style-name="Heading1" office:value-type="string">
            <text:p>user_type</text:p>
          </table:table-cell>
          <table:table-cell table:style-name="Heading1" office:value-type="string">
            <text:p>currency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 table:style-name="Heading1" office:value-type="string">
            <text:p>tax_ids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table:formula="of:=IF(EXACT([.A2];1);CELL(&quot;Row&quot;;[.B2]);[.B1])" office:value-type="float" office:value="2">
            <text:p>2</text:p>
          </table:table-cell>
          <table:table-cell table:style-name="ce4" table:formula="of:=IF(EXACT([.$A2];1);0;IF(EXACT([.$A2];2);[.C1]+1;[.C1]))" office:value-type="float" office:value="0">
            <text:p>0</text:p>
          </table:table-cell>
          <table:table-cell table:style-name="ce4" table:formula="of:=['account types'.$C$15]&amp;TEXT([.C2];['account types'.$B$15])&amp;['account types'.$D$15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6]&amp;TEXT([.F2];['account types'.$B$16])&amp;['account types'.$D$16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7]&amp;TEXT([.I2];['account types'.$B$17])&amp;['account types'.$D$17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8]&amp;TEXT([.L2];['account types'.$B$18])&amp;['account types'.$D$18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19]&amp;TEXT([.O2];['account types'.$B$19])&amp;['account types'.$D$19]" office:value-type="string" office:string-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['account types'.$C$20]&amp;TEXT([.R2];['account types'.$B$20])&amp;['account types'.$D$20]" office:value-type="string" office:string-value="0">
            <text:p>0</text:p>
          </table:table-cell>
          <table:table-cell table:style-name="ce4"/>
          <table:table-cell table:style-name="ce5" office:value-type="boolean" office:boolean-value="true">
            <text:p>TRUE</text:p>
          </table:table-cell>
          <table:table-cell table:style-name="Nivel1" table:formula="of:=CONCATENATE([.D2];[.G2];[.J2];[.M2];[.P2];[.S2])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000000">
            <text:p>000000</text:p>
          </table:table-cell>
          <table:table-cell table:style-name="ce7" office:value-type="string">
            <text:p>Plan Contable</text:p>
          </table:table-cell>
          <table:table-cell table:style-name="Nivel1" table:formula="of:=[.W2]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Plan Contable">
            <text:p>Plan Contab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AT</text:p>
          </table:table-cell>
          <table:table-cell table:style-name="Datos" table:formula="of:=IF(EXACT([.A2];1);&quot;&quot;;IF(EXACT([.A2];2);INDIRECT(CONCATENATE(&quot;V&quot;;[.B2]));IF(EXACT([.A2];3);INDIRECT(CONCATENATE(&quot;V&quot;;[.E2]));IF(EXACT([.A2];4);INDIRECT(CONCATENATE(&quot;V&quot;;[.H2]));IF(EXACT([.A2];5);INDIRECT(CONCATENATE(&quot;V&quot;;[.K2]));IF(EXACT([.A2];6);INDIRECT(CONCATENATE(&quot;V&quot;;[.N2]));IF(EXACT([.A2];7);INDIRECT(CONCATENATE(&quot;V&quot;;[.Q2])))))))))">
            <text:p/>
          </table:table-cell>
          <table:table-cell table:style-name="ce9" table:formula="of:=NOT(OR(AND(NOT(EXACT([.A2];7));NOT(EXACT([.AD2];&quot;view&quot;)));AND(EXACT([.A2];7);EXACT([.AD2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2];['account types'.$A$2:.$C$12];2)" office:value-type="string" office:string-value="view">
            <text:p>view</text:p>
          </table:table-cell>
          <table:table-cell table:style-name="Datos" table:formula="of:=VLOOKUP([.AD2];['account types'.$A$2:.$C$12];3)" office:value-type="string" office:string-value="False">
            <text:p>False</text:p>
          </table:table-cell>
          <table:table-cell table:style-name="ce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3];1);CELL(&quot;Row&quot;;[.B3]);[.B2])" office:value-type="float" office:value="2">
            <text:p>2</text:p>
          </table:table-cell>
          <table:table-cell table:style-name="ce4" table:formula="of:=IF(EXACT([.$A3];1);0;IF(EXACT([.$A3];2);[.C2]+1;[.C2]))" office:value-type="float" office:value="1">
            <text:p>1</text:p>
          </table:table-cell>
          <table:table-cell table:style-name="ce4" table:formula="of:=['account types'.$C$15]&amp;TEXT([.C3];['account types'.$B$15])&amp;['account types'.$D$15]" office:value-type="string" office:string-value="1">
            <text:p>1</text:p>
          </table:table-cell>
          <table:table-cell table:style-name="ce4" table:formula="of:=IF(EXACT([.B2];[.B3]);IF(EXACT([.C2];[.C3]);[.E2];CELL(&quot;Row&quot;;[.E3]));[.B3])" office:value-type="float" office:value="3">
            <text:p>3</text:p>
          </table:table-cell>
          <table:table-cell table:style-name="ce4" table:formula="of:=IF(AND([.$A3]&lt;=[.G$1];[.$A2]&gt;[.$A3]);0;IF(EXACT([.$A3];[.G$1]+1);[.F2]+1;[.F2]))" office:value-type="float" office:value="0">
            <text:p>0</text:p>
          </table:table-cell>
          <table:table-cell table:style-name="ce4" table:formula="of:=['account types'.$C$16]&amp;TEXT([.F3];['account types'.$B$16])&amp;['account types'.$D$16]" office:value-type="string" office:string-value="0">
            <text:p>0</text:p>
          </table:table-cell>
          <table:table-cell table:style-name="ce4" table:formula="of:=IF(EXACT([.E2];[.E3]);IF(EXACT([.F2];[.F3]);[.H2];CELL(&quot;Row&quot;;[.H3]));[.E3])" office:value-type="float" office:value="3">
            <text:p>3</text:p>
          </table:table-cell>
          <table:table-cell table:style-name="ce4" table:formula="of:=IF(AND([.$A3]&lt;=[.J$1];[.$A2]&gt;[.$A3]);0;IF(EXACT([.$A3];[.J$1]+1);[.I2]+1;[.I2]))" office:value-type="float" office:value="0">
            <text:p>0</text:p>
          </table:table-cell>
          <table:table-cell table:style-name="ce4" table:formula="of:=['account types'.$C$17]&amp;TEXT([.I3];['account types'.$B$17])&amp;['account types'.$D$17]" office:value-type="string" office:string-value="0">
            <text:p>0</text:p>
          </table:table-cell>
          <table:table-cell table:style-name="ce4" table:formula="of:=IF(EXACT([.H2];[.H3]);IF(EXACT([.I2];[.I3]);[.K2];CELL(&quot;Row&quot;;[.K3]));[.H3])" office:value-type="float" office:value="3">
            <text:p>3</text:p>
          </table:table-cell>
          <table:table-cell table:style-name="ce4" table:formula="of:=IF(AND([.$A3]&lt;=[.M$1];[.$A2]&gt;[.$A3]);0;IF(EXACT([.$A3];[.M$1]+1);[.L2]+1;[.L2]))" office:value-type="float" office:value="0">
            <text:p>0</text:p>
          </table:table-cell>
          <table:table-cell table:style-name="ce4" table:formula="of:=['account types'.$C$18]&amp;TEXT([.L3];['account types'.$B$18])&amp;['account types'.$D$18]" office:value-type="string" office:string-value="0">
            <text:p>0</text:p>
          </table:table-cell>
          <table:table-cell table:style-name="ce4" table:formula="of:=IF(EXACT([.K2];[.K3]);IF(EXACT([.L2];[.L3]);[.N2];CELL(&quot;Row&quot;;[.N3]));[.K3])" office:value-type="float" office:value="3">
            <text:p>3</text:p>
          </table:table-cell>
          <table:table-cell table:style-name="ce4" table:formula="of:=IF(AND([.$A3]&lt;=[.P$1];[.$A2]&gt;[.$A3]);0;IF(EXACT([.$A3];[.P$1]+1);[.O2]+1;[.O2]))" office:value-type="float" office:value="0">
            <text:p>0</text:p>
          </table:table-cell>
          <table:table-cell table:style-name="ce4" table:formula="of:=['account types'.$C$19]&amp;TEXT([.O3];['account types'.$B$19])&amp;['account types'.$D$19]" office:value-type="string" office:string-value="0">
            <text:p>0</text:p>
          </table:table-cell>
          <table:table-cell table:style-name="ce4" table:formula="of:=IF(EXACT([.N2];[.N3]);IF(EXACT([.O2];[.O3]);[.Q2];CELL(&quot;Row&quot;;[.Q3]));[.N3])" office:value-type="float" office:value="3">
            <text:p>3</text:p>
          </table:table-cell>
          <table:table-cell table:style-name="ce4" table:formula="of:=IF(AND([.$A3]&lt;=[.S$1];[.$A2]&gt;[.$A3]);0;IF(EXACT([.$A3];[.S$1]+1);[.R2]+1;[.R2]))" office:value-type="float" office:value="0">
            <text:p>0</text:p>
          </table:table-cell>
          <table:table-cell table:style-name="ce4" table:formula="of:=['account types'.$C$20]&amp;TEXT([.R3];['account types'.$B$20])&amp;['account types'.$D$20]" office:value-type="string" office:string-value="0">
            <text:p>0</text:p>
          </table:table-cell>
          <table:table-cell table:style-name="ce4" table:formula="of:=IF(EXACT([.Q2];[.Q3]);IF(EXACT([.R2];[.R3]);[.T2];CELL(&quot;Row&quot;;[.T3]));[.Q3])" office:value-type="float" office:value="3">
            <text:p>3</text:p>
          </table:table-cell>
          <table:table-cell table:style-name="ce6" table:formula="of:=NOT(AND(OR([.A2]&gt;[.A3];[.A2]=[.A3]);[.A2]&lt;&gt;7))" office:value-type="boolean" office:boolean-value="true">
            <text:p>TRUE</text:p>
          </table:table-cell>
          <table:table-cell table:style-name="Nivel2" table:formula="of:=CONCATENATE([.D3];[.G3];[.J3];[.M3];[.P3];[.S3])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100000">
            <text:p>100000</text:p>
          </table:table-cell>
          <table:table-cell table:style-name="ce7" office:value-type="string">
            <text:p>Activo</text:p>
          </table:table-cell>
          <table:table-cell table:style-name="Nivel2" table:formula="of:=[.W3]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Activo">
            <text:p>Activ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Ac</text:p>
          </table:table-cell>
          <table:table-cell table:style-name="Datos" table:formula="of:=IF(EXACT([.A3];1);&quot;&quot;;IF(EXACT([.A3];2);INDIRECT(CONCATENATE(&quot;V&quot;;[.B3]));IF(EXACT([.A3];3);INDIRECT(CONCATENATE(&quot;V&quot;;[.E3]));IF(EXACT([.A3];4);INDIRECT(CONCATENATE(&quot;V&quot;;[.H3]));IF(EXACT([.A3];5);INDIRECT(CONCATENATE(&quot;V&quot;;[.K3]));IF(EXACT([.A3];6);INDIRECT(CONCATENATE(&quot;V&quot;;[.N3]));IF(EXACT([.A3];7);INDIRECT(CONCATENATE(&quot;V&quot;;[.Q3])))))))))" office:value-type="string" office:string-value="000000">
            <text:p>000000</text:p>
          </table:table-cell>
          <table:table-cell table:style-name="ce9" table:formula="of:=NOT(OR(AND(NOT(EXACT([.A3];7));NOT(EXACT([.AD3];&quot;view&quot;)));AND(EXACT([.A3];7);EXACT([.AD3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3];['account types'.$A$2:.$C$12];2)" office:value-type="string" office:string-value="view">
            <text:p>view</text:p>
          </table:table-cell>
          <table:table-cell table:style-name="Datos" table:formula="of:=VLOOKUP([.AD3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4];1);CELL(&quot;Row&quot;;[.B4]);[.B3])" office:value-type="float" office:value="2">
              <text:p>2</text:p>
            </table:table-cell>
            <table:table-cell table:style-name="ce4" table:formula="of:=IF(EXACT([.$A4];1);0;IF(EXACT([.$A4];2);[.C3]+1;[.C3]))" office:value-type="float" office:value="1">
              <text:p>1</text:p>
            </table:table-cell>
            <table:table-cell table:style-name="ce4" table:formula="of:=['account types'.$C$15]&amp;TEXT([.C4];['account types'.$B$15])&amp;['account types'.$D$15]" office:value-type="string" office:string-value="1">
              <text:p>1</text:p>
            </table:table-cell>
            <table:table-cell table:style-name="ce4" table:formula="of:=IF(EXACT([.B3];[.B4]);IF(EXACT([.C3];[.C4]);[.E3];CELL(&quot;Row&quot;;[.E4]));[.B4])" office:value-type="float" office:value="3">
              <text:p>3</text:p>
            </table:table-cell>
            <table:table-cell table:style-name="ce4" table:formula="of:=IF(AND([.$A4]&lt;=[.G$1];[.$A3]&gt;[.$A4]);0;IF(EXACT([.$A4];[.G$1]+1);[.F3]+1;[.F3]))" office:value-type="float" office:value="1">
              <text:p>1</text:p>
            </table:table-cell>
            <table:table-cell table:style-name="ce4" table:formula="of:=['account types'.$C$16]&amp;TEXT([.F4];['account types'.$B$16])&amp;['account types'.$D$16]" office:value-type="string" office:string-value="1">
              <text:p>1</text:p>
            </table:table-cell>
            <table:table-cell table:style-name="ce4" table:formula="of:=IF(EXACT([.E3];[.E4]);IF(EXACT([.F3];[.F4]);[.H3];CELL(&quot;Row&quot;;[.H4]));[.E4])" office:value-type="float" office:value="4">
              <text:p>4</text:p>
            </table:table-cell>
            <table:table-cell table:style-name="ce4" table:formula="of:=IF(AND([.$A4]&lt;=[.J$1];[.$A3]&gt;[.$A4]);0;IF(EXACT([.$A4];[.J$1]+1);[.I3]+1;[.I3]))" office:value-type="float" office:value="0">
              <text:p>0</text:p>
            </table:table-cell>
            <table:table-cell table:style-name="ce4" table:formula="of:=['account types'.$C$17]&amp;TEXT([.I4];['account types'.$B$17])&amp;['account types'.$D$17]" office:value-type="string" office:string-value="0">
              <text:p>0</text:p>
            </table:table-cell>
            <table:table-cell table:style-name="ce4" table:formula="of:=IF(EXACT([.H3];[.H4]);IF(EXACT([.I3];[.I4]);[.K3];CELL(&quot;Row&quot;;[.K4]));[.H4])" office:value-type="float" office:value="4">
              <text:p>4</text:p>
            </table:table-cell>
            <table:table-cell table:style-name="ce4" table:formula="of:=IF(AND([.$A4]&lt;=[.M$1];[.$A3]&gt;[.$A4]);0;IF(EXACT([.$A4];[.M$1]+1);[.L3]+1;[.L3]))" office:value-type="float" office:value="0">
              <text:p>0</text:p>
            </table:table-cell>
            <table:table-cell table:style-name="ce4" table:formula="of:=['account types'.$C$18]&amp;TEXT([.L4];['account types'.$B$18])&amp;['account types'.$D$18]" office:value-type="string" office:string-value="0">
              <text:p>0</text:p>
            </table:table-cell>
            <table:table-cell table:style-name="ce4" table:formula="of:=IF(EXACT([.K3];[.K4]);IF(EXACT([.L3];[.L4]);[.N3];CELL(&quot;Row&quot;;[.N4]));[.K4])" office:value-type="float" office:value="4">
              <text:p>4</text:p>
            </table:table-cell>
            <table:table-cell table:style-name="ce4" table:formula="of:=IF(AND([.$A4]&lt;=[.P$1];[.$A3]&gt;[.$A4]);0;IF(EXACT([.$A4];[.P$1]+1);[.O3]+1;[.O3]))" office:value-type="float" office:value="0">
              <text:p>0</text:p>
            </table:table-cell>
            <table:table-cell table:style-name="ce4" table:formula="of:=['account types'.$C$19]&amp;TEXT([.O4];['account types'.$B$19])&amp;['account types'.$D$19]" office:value-type="string" office:string-value="0">
              <text:p>0</text:p>
            </table:table-cell>
            <table:table-cell table:style-name="ce4" table:formula="of:=IF(EXACT([.N3];[.N4]);IF(EXACT([.O3];[.O4]);[.Q3];CELL(&quot;Row&quot;;[.Q4]));[.N4])" office:value-type="float" office:value="4">
              <text:p>4</text:p>
            </table:table-cell>
            <table:table-cell table:style-name="ce4" table:formula="of:=IF(AND([.$A4]&lt;=[.S$1];[.$A3]&gt;[.$A4]);0;IF(EXACT([.$A4];[.S$1]+1);[.R3]+1;[.R3]))" office:value-type="float" office:value="0">
              <text:p>0</text:p>
            </table:table-cell>
            <table:table-cell table:style-name="ce4" table:formula="of:=['account types'.$C$20]&amp;TEXT([.R4];['account types'.$B$20])&amp;['account types'.$D$20]" office:value-type="string" office:string-value="0">
              <text:p>0</text:p>
            </table:table-cell>
            <table:table-cell table:style-name="ce4" table:formula="of:=IF(EXACT([.Q3];[.Q4]);IF(EXACT([.R3];[.R4]);[.T3];CELL(&quot;Row&quot;;[.T4]));[.Q4])" office:value-type="float" office:value="4">
              <text:p>4</text:p>
            </table:table-cell>
            <table:table-cell table:style-name="ce6" table:formula="of:=NOT(AND(OR([.A3]&gt;[.A4];[.A3]=[.A4]);[.A3]&lt;&gt;7))" office:value-type="boolean" office:boolean-value="true">
              <text:p>TRUE</text:p>
            </table:table-cell>
            <table:table-cell table:style-name="Nivel3" table:formula="of:=CONCATENATE([.D4];[.G4];[.J4];[.M4];[.P4];[.S4])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110000">
              <text:p>110000</text:p>
            </table:table-cell>
            <table:table-cell table:style-name="ce7" office:value-type="string">
              <text:p>Activo circulante</text:p>
            </table:table-cell>
            <table:table-cell table:style-name="Nivel3" table:formula="of:=[.W4]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Activo circulante">
              <text:p>Activo circulan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ir</text:p>
            </table:table-cell>
            <table:table-cell table:style-name="Datos" table:formula="of:=IF(EXACT([.A4];1);&quot;&quot;;IF(EXACT([.A4];2);INDIRECT(CONCATENATE(&quot;V&quot;;[.B4]));IF(EXACT([.A4];3);INDIRECT(CONCATENATE(&quot;V&quot;;[.E4]));IF(EXACT([.A4];4);INDIRECT(CONCATENATE(&quot;V&quot;;[.H4]));IF(EXACT([.A4];5);INDIRECT(CONCATENATE(&quot;V&quot;;[.K4]));IF(EXACT([.A4];6);INDIRECT(CONCATENATE(&quot;V&quot;;[.N4]));IF(EXACT([.A4];7);INDIRECT(CONCATENATE(&quot;V&quot;;[.Q4])))))))))" office:value-type="string" office:string-value="100000">
              <text:p>100000</text:p>
            </table:table-cell>
            <table:table-cell table:style-name="ce9" table:formula="of:=NOT(OR(AND(NOT(EXACT([.A4];7));NOT(EXACT([.AD4];&quot;view&quot;)));AND(EXACT([.A4];7);EXACT([.AD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];['account types'.$A$2:.$C$12];2)" office:value-type="string" office:string-value="view">
              <text:p>view</text:p>
            </table:table-cell>
            <table:table-cell table:style-name="Datos" table:formula="of:=VLOOKUP([.AD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5];1);CELL(&quot;Row&quot;;[.B5]);[.B4])" office:value-type="float" office:value="2">
              <text:p>2</text:p>
            </table:table-cell>
            <table:table-cell table:style-name="ce4" table:formula="of:=IF(EXACT([.$A5];1);0;IF(EXACT([.$A5];2);[.C4]+1;[.C4]))" office:value-type="float" office:value="1">
              <text:p>1</text:p>
            </table:table-cell>
            <table:table-cell table:style-name="ce4" table:formula="of:=['account types'.$C$15]&amp;TEXT([.C5];['account types'.$B$15])&amp;['account types'.$D$15]" office:value-type="string" office:string-value="1">
              <text:p>1</text:p>
            </table:table-cell>
            <table:table-cell table:style-name="ce4" table:formula="of:=IF(EXACT([.B4];[.B5]);IF(EXACT([.C4];[.C5]);[.E4];CELL(&quot;Row&quot;;[.E5]));[.B5])" office:value-type="float" office:value="3">
              <text:p>3</text:p>
            </table:table-cell>
            <table:table-cell table:style-name="ce4" table:formula="of:=IF(AND([.$A5]&lt;=[.G$1];[.$A4]&gt;[.$A5]);0;IF(EXACT([.$A5];[.G$1]+1);[.F4]+1;[.F4]))" office:value-type="float" office:value="1">
              <text:p>1</text:p>
            </table:table-cell>
            <table:table-cell table:style-name="ce4" table:formula="of:=['account types'.$C$16]&amp;TEXT([.F5];['account types'.$B$16])&amp;['account types'.$D$16]" office:value-type="string" office:string-value="1">
              <text:p>1</text:p>
            </table:table-cell>
            <table:table-cell table:style-name="ce4" table:formula="of:=IF(EXACT([.E4];[.E5]);IF(EXACT([.F4];[.F5]);[.H4];CELL(&quot;Row&quot;;[.H5]));[.E5])" office:value-type="float" office:value="4">
              <text:p>4</text:p>
            </table:table-cell>
            <table:table-cell table:style-name="ce4" table:formula="of:=IF(AND([.$A5]&lt;=[.J$1];[.$A4]&gt;[.$A5]);0;IF(EXACT([.$A5];[.J$1]+1);[.I4]+1;[.I4]))" office:value-type="float" office:value="1">
              <text:p>1</text:p>
            </table:table-cell>
            <table:table-cell table:style-name="ce4" table:formula="of:=['account types'.$C$17]&amp;TEXT([.I5];['account types'.$B$17])&amp;['account types'.$D$17]" office:value-type="string" office:string-value="1">
              <text:p>1</text:p>
            </table:table-cell>
            <table:table-cell table:style-name="ce4" table:formula="of:=IF(EXACT([.H4];[.H5]);IF(EXACT([.I4];[.I5]);[.K4];CELL(&quot;Row&quot;;[.K5]));[.H5])" office:value-type="float" office:value="5">
              <text:p>5</text:p>
            </table:table-cell>
            <table:table-cell table:style-name="ce4" table:formula="of:=IF(AND([.$A5]&lt;=[.M$1];[.$A4]&gt;[.$A5]);0;IF(EXACT([.$A5];[.M$1]+1);[.L4]+1;[.L4]))" office:value-type="float" office:value="0">
              <text:p>0</text:p>
            </table:table-cell>
            <table:table-cell table:style-name="ce4" table:formula="of:=['account types'.$C$18]&amp;TEXT([.L5];['account types'.$B$18])&amp;['account types'.$D$18]" office:value-type="string" office:string-value="0">
              <text:p>0</text:p>
            </table:table-cell>
            <table:table-cell table:style-name="ce4" table:formula="of:=IF(EXACT([.K4];[.K5]);IF(EXACT([.L4];[.L5]);[.N4];CELL(&quot;Row&quot;;[.N5]));[.K5])" office:value-type="float" office:value="5">
              <text:p>5</text:p>
            </table:table-cell>
            <table:table-cell table:style-name="ce4" table:formula="of:=IF(AND([.$A5]&lt;=[.P$1];[.$A4]&gt;[.$A5]);0;IF(EXACT([.$A5];[.P$1]+1);[.O4]+1;[.O4]))" office:value-type="float" office:value="0">
              <text:p>0</text:p>
            </table:table-cell>
            <table:table-cell table:style-name="ce4" table:formula="of:=['account types'.$C$19]&amp;TEXT([.O5];['account types'.$B$19])&amp;['account types'.$D$19]" office:value-type="string" office:string-value="0">
              <text:p>0</text:p>
            </table:table-cell>
            <table:table-cell table:style-name="ce4" table:formula="of:=IF(EXACT([.N4];[.N5]);IF(EXACT([.O4];[.O5]);[.Q4];CELL(&quot;Row&quot;;[.Q5]));[.N5])" office:value-type="float" office:value="5">
              <text:p>5</text:p>
            </table:table-cell>
            <table:table-cell table:style-name="ce4" table:formula="of:=IF(AND([.$A5]&lt;=[.S$1];[.$A4]&gt;[.$A5]);0;IF(EXACT([.$A5];[.S$1]+1);[.R4]+1;[.R4]))" office:value-type="float" office:value="0">
              <text:p>0</text:p>
            </table:table-cell>
            <table:table-cell table:style-name="ce4" table:formula="of:=['account types'.$C$20]&amp;TEXT([.R5];['account types'.$B$20])&amp;['account types'.$D$20]" office:value-type="string" office:string-value="0">
              <text:p>0</text:p>
            </table:table-cell>
            <table:table-cell table:style-name="ce4" table:formula="of:=IF(EXACT([.Q4];[.Q5]);IF(EXACT([.R4];[.R5]);[.T4];CELL(&quot;Row&quot;;[.T5]));[.Q5])" office:value-type="float" office:value="5">
              <text:p>5</text:p>
            </table:table-cell>
            <table:table-cell table:style-name="ce6" table:formula="of:=NOT(AND(OR([.A4]&gt;[.A5];[.A4]=[.A5]);[.A4]&lt;&gt;7))" office:value-type="boolean" office:boolean-value="true">
              <text:p>TRUE</text:p>
            </table:table-cell>
            <table:table-cell table:style-name="Nivel4" table:formula="of:=CONCATENATE([.D5];[.G5];[.J5];[.M5];[.P5];[.S5])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111000">
              <text:p>111000</text:p>
            </table:table-cell>
            <table:table-cell table:style-name="ce7" office:value-type="string">
              <text:p>Activo circulante disponible</text:p>
            </table:table-cell>
            <table:table-cell table:style-name="Nivel4" table:formula="of:=[.W5]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Activo circulante disponible">
              <text:p>Activo circulante disponibl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s</text:p>
            </table:table-cell>
            <table:table-cell table:style-name="Datos" table:formula="of:=IF(EXACT([.A5];1);&quot;&quot;;IF(EXACT([.A5];2);INDIRECT(CONCATENATE(&quot;V&quot;;[.B5]));IF(EXACT([.A5];3);INDIRECT(CONCATENATE(&quot;V&quot;;[.E5]));IF(EXACT([.A5];4);INDIRECT(CONCATENATE(&quot;V&quot;;[.H5]));IF(EXACT([.A5];5);INDIRECT(CONCATENATE(&quot;V&quot;;[.K5]));IF(EXACT([.A5];6);INDIRECT(CONCATENATE(&quot;V&quot;;[.N5]));IF(EXACT([.A5];7);INDIRECT(CONCATENATE(&quot;V&quot;;[.Q5])))))))))" office:value-type="string" office:string-value="110000">
              <text:p>110000</text:p>
            </table:table-cell>
            <table:table-cell table:style-name="ce9" table:formula="of:=NOT(OR(AND(NOT(EXACT([.A5];7));NOT(EXACT([.AD5];&quot;view&quot;)));AND(EXACT([.A5];7);EXACT([.AD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];['account types'.$A$2:.$C$12];2)" office:value-type="string" office:string-value="view">
              <text:p>view</text:p>
            </table:table-cell>
            <table:table-cell table:style-name="Datos" table:formula="of:=VLOOKUP([.AD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];1);CELL(&quot;Row&quot;;[.B6]);[.B5])" office:value-type="float" office:value="2">
              <text:p>2</text:p>
            </table:table-cell>
            <table:table-cell table:style-name="ce4" table:formula="of:=IF(EXACT([.$A6];1);0;IF(EXACT([.$A6];2);[.C5]+1;[.C5]))" office:value-type="float" office:value="1">
              <text:p>1</text:p>
            </table:table-cell>
            <table:table-cell table:style-name="ce4" table:formula="of:=['account types'.$C$15]&amp;TEXT([.C6];['account types'.$B$15])&amp;['account types'.$D$15]" office:value-type="string" office:string-value="1">
              <text:p>1</text:p>
            </table:table-cell>
            <table:table-cell table:style-name="ce4" table:formula="of:=IF(EXACT([.B5];[.B6]);IF(EXACT([.C5];[.C6]);[.E5];CELL(&quot;Row&quot;;[.E6]));[.B6])" office:value-type="float" office:value="3">
              <text:p>3</text:p>
            </table:table-cell>
            <table:table-cell table:style-name="ce4" table:formula="of:=IF(AND([.$A6]&lt;=[.G$1];[.$A5]&gt;[.$A6]);0;IF(EXACT([.$A6];[.G$1]+1);[.F5]+1;[.F5]))" office:value-type="float" office:value="1">
              <text:p>1</text:p>
            </table:table-cell>
            <table:table-cell table:style-name="ce4" table:formula="of:=['account types'.$C$16]&amp;TEXT([.F6];['account types'.$B$16])&amp;['account types'.$D$16]" office:value-type="string" office:string-value="1">
              <text:p>1</text:p>
            </table:table-cell>
            <table:table-cell table:style-name="ce4" table:formula="of:=IF(EXACT([.E5];[.E6]);IF(EXACT([.F5];[.F6]);[.H5];CELL(&quot;Row&quot;;[.H6]));[.E6])" office:value-type="float" office:value="4">
              <text:p>4</text:p>
            </table:table-cell>
            <table:table-cell table:style-name="ce4" table:formula="of:=IF(AND([.$A6]&lt;=[.J$1];[.$A5]&gt;[.$A6]);0;IF(EXACT([.$A6];[.J$1]+1);[.I5]+1;[.I5]))" office:value-type="float" office:value="1">
              <text:p>1</text:p>
            </table:table-cell>
            <table:table-cell table:style-name="ce4" table:formula="of:=['account types'.$C$17]&amp;TEXT([.I6];['account types'.$B$17])&amp;['account types'.$D$17]" office:value-type="string" office:string-value="1">
              <text:p>1</text:p>
            </table:table-cell>
            <table:table-cell table:style-name="ce4" table:formula="of:=IF(EXACT([.H5];[.H6]);IF(EXACT([.I5];[.I6]);[.K5];CELL(&quot;Row&quot;;[.K6]));[.H6])" office:value-type="float" office:value="5">
              <text:p>5</text:p>
            </table:table-cell>
            <table:table-cell table:style-name="ce4" table:formula="of:=IF(AND([.$A6]&lt;=[.M$1];[.$A5]&gt;[.$A6]);0;IF(EXACT([.$A6];[.M$1]+1);[.L5]+1;[.L5]))" office:value-type="float" office:value="1">
              <text:p>1</text:p>
            </table:table-cell>
            <table:table-cell table:style-name="ce4" table:formula="of:=['account types'.$C$18]&amp;TEXT([.L6];['account types'.$B$18])&amp;['account types'.$D$18]" office:value-type="string" office:string-value="1">
              <text:p>1</text:p>
            </table:table-cell>
            <table:table-cell table:style-name="ce4" table:formula="of:=IF(EXACT([.K5];[.K6]);IF(EXACT([.L5];[.L6]);[.N5];CELL(&quot;Row&quot;;[.N6]));[.K6])" office:value-type="float" office:value="6">
              <text:p>6</text:p>
            </table:table-cell>
            <table:table-cell table:style-name="ce4" table:formula="of:=IF(AND([.$A6]&lt;=[.P$1];[.$A5]&gt;[.$A6]);0;IF(EXACT([.$A6];[.P$1]+1);[.O5]+1;[.O5]))" office:value-type="float" office:value="0">
              <text:p>0</text:p>
            </table:table-cell>
            <table:table-cell table:style-name="ce4" table:formula="of:=['account types'.$C$19]&amp;TEXT([.O6];['account types'.$B$19])&amp;['account types'.$D$19]" office:value-type="string" office:string-value="0">
              <text:p>0</text:p>
            </table:table-cell>
            <table:table-cell table:style-name="ce4" table:formula="of:=IF(EXACT([.N5];[.N6]);IF(EXACT([.O5];[.O6]);[.Q5];CELL(&quot;Row&quot;;[.Q6]));[.N6])" office:value-type="float" office:value="6">
              <text:p>6</text:p>
            </table:table-cell>
            <table:table-cell table:style-name="ce4" table:formula="of:=IF(AND([.$A6]&lt;=[.S$1];[.$A5]&gt;[.$A6]);0;IF(EXACT([.$A6];[.S$1]+1);[.R5]+1;[.R5]))" office:value-type="float" office:value="0">
              <text:p>0</text:p>
            </table:table-cell>
            <table:table-cell table:style-name="ce4" table:formula="of:=['account types'.$C$20]&amp;TEXT([.R6];['account types'.$B$20])&amp;['account types'.$D$20]" office:value-type="string" office:string-value="0">
              <text:p>0</text:p>
            </table:table-cell>
            <table:table-cell table:style-name="ce4" table:formula="of:=IF(EXACT([.Q5];[.Q6]);IF(EXACT([.R5];[.R6]);[.T5];CELL(&quot;Row&quot;;[.T6]));[.Q6])" office:value-type="float" office:value="6">
              <text:p>6</text:p>
            </table:table-cell>
            <table:table-cell table:style-name="ce6" table:formula="of:=NOT(AND(OR([.A5]&gt;[.A6];[.A5]=[.A6]);[.A5]&lt;&gt;7))" office:value-type="boolean" office:boolean-value="true">
              <text:p>TRUE</text:p>
            </table:table-cell>
            <table:table-cell table:style-name="Nivel5" table:formula="of:=CONCATENATE([.D6];[.G6];[.J6];[.M6];[.P6];[.S6])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111100">
              <text:p>111100</text:p>
            </table:table-cell>
            <table:table-cell table:style-name="ce7" office:value-type="string">
              <text:p>Fondos de caja</text:p>
            </table:table-cell>
            <table:table-cell table:style-name="Nivel5" table:formula="of:=[.W6]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Fondos de caja">
              <text:p>Fondos de caj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yB</text:p>
            </table:table-cell>
            <table:table-cell table:style-name="Datos" table:formula="of:=IF(EXACT([.A6];1);&quot;&quot;;IF(EXACT([.A6];2);INDIRECT(CONCATENATE(&quot;V&quot;;[.B6]));IF(EXACT([.A6];3);INDIRECT(CONCATENATE(&quot;V&quot;;[.E6]));IF(EXACT([.A6];4);INDIRECT(CONCATENATE(&quot;V&quot;;[.H6]));IF(EXACT([.A6];5);INDIRECT(CONCATENATE(&quot;V&quot;;[.K6]));IF(EXACT([.A6];6);INDIRECT(CONCATENATE(&quot;V&quot;;[.N6]));IF(EXACT([.A6];7);INDIRECT(CONCATENATE(&quot;V&quot;;[.Q6])))))))))" office:value-type="string" office:string-value="111000">
              <text:p>111000</text:p>
            </table:table-cell>
            <table:table-cell table:style-name="ce9" table:formula="of:=NOT(OR(AND(NOT(EXACT([.A6];7));NOT(EXACT([.AD6];&quot;view&quot;)));AND(EXACT([.A6];7);EXACT([.AD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];['account types'.$A$2:.$C$12];2)" office:value-type="string" office:string-value="view">
              <text:p>view</text:p>
            </table:table-cell>
            <table:table-cell table:style-name="Datos" table:formula="of:=VLOOKUP([.AD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7];1);CELL(&quot;Row&quot;;[.B7]);[.B6])" office:value-type="float" office:value="2">
              <text:p>2</text:p>
            </table:table-cell>
            <table:table-cell table:style-name="ce4" table:formula="of:=IF(EXACT([.$A7];1);0;IF(EXACT([.$A7];2);[.C6]+1;[.C6]))" office:value-type="float" office:value="1">
              <text:p>1</text:p>
            </table:table-cell>
            <table:table-cell table:style-name="ce4" table:formula="of:=['account types'.$C$15]&amp;TEXT([.C7];['account types'.$B$15])&amp;['account types'.$D$15]" office:value-type="string" office:string-value="1">
              <text:p>1</text:p>
            </table:table-cell>
            <table:table-cell table:style-name="ce4" table:formula="of:=IF(EXACT([.B6];[.B7]);IF(EXACT([.C6];[.C7]);[.E6];CELL(&quot;Row&quot;;[.E7]));[.B7])" office:value-type="float" office:value="3">
              <text:p>3</text:p>
            </table:table-cell>
            <table:table-cell table:style-name="ce4" table:formula="of:=IF(AND([.$A7]&lt;=[.G$1];[.$A6]&gt;[.$A7]);0;IF(EXACT([.$A7];[.G$1]+1);[.F6]+1;[.F6]))" office:value-type="float" office:value="1">
              <text:p>1</text:p>
            </table:table-cell>
            <table:table-cell table:style-name="ce4" table:formula="of:=['account types'.$C$16]&amp;TEXT([.F7];['account types'.$B$16])&amp;['account types'.$D$16]" office:value-type="string" office:string-value="1">
              <text:p>1</text:p>
            </table:table-cell>
            <table:table-cell table:style-name="ce4" table:formula="of:=IF(EXACT([.E6];[.E7]);IF(EXACT([.F6];[.F7]);[.H6];CELL(&quot;Row&quot;;[.H7]));[.E7])" office:value-type="float" office:value="4">
              <text:p>4</text:p>
            </table:table-cell>
            <table:table-cell table:style-name="ce4" table:formula="of:=IF(AND([.$A7]&lt;=[.J$1];[.$A6]&gt;[.$A7]);0;IF(EXACT([.$A7];[.J$1]+1);[.I6]+1;[.I6]))" office:value-type="float" office:value="1">
              <text:p>1</text:p>
            </table:table-cell>
            <table:table-cell table:style-name="ce4" table:formula="of:=['account types'.$C$17]&amp;TEXT([.I7];['account types'.$B$17])&amp;['account types'.$D$17]" office:value-type="string" office:string-value="1">
              <text:p>1</text:p>
            </table:table-cell>
            <table:table-cell table:style-name="ce4" table:formula="of:=IF(EXACT([.H6];[.H7]);IF(EXACT([.I6];[.I7]);[.K6];CELL(&quot;Row&quot;;[.K7]));[.H7])" office:value-type="float" office:value="5">
              <text:p>5</text:p>
            </table:table-cell>
            <table:table-cell table:style-name="ce4" table:formula="of:=IF(AND([.$A7]&lt;=[.M$1];[.$A6]&gt;[.$A7]);0;IF(EXACT([.$A7];[.M$1]+1);[.L6]+1;[.L6]))" office:value-type="float" office:value="1">
              <text:p>1</text:p>
            </table:table-cell>
            <table:table-cell table:style-name="ce4" table:formula="of:=['account types'.$C$18]&amp;TEXT([.L7];['account types'.$B$18])&amp;['account types'.$D$18]" office:value-type="string" office:string-value="1">
              <text:p>1</text:p>
            </table:table-cell>
            <table:table-cell table:style-name="ce4" table:formula="of:=IF(EXACT([.K6];[.K7]);IF(EXACT([.L6];[.L7]);[.N6];CELL(&quot;Row&quot;;[.N7]));[.K7])" office:value-type="float" office:value="6">
              <text:p>6</text:p>
            </table:table-cell>
            <table:table-cell table:style-name="ce4" table:formula="of:=IF(AND([.$A7]&lt;=[.P$1];[.$A6]&gt;[.$A7]);0;IF(EXACT([.$A7];[.P$1]+1);[.O6]+1;[.O6]))" office:value-type="float" office:value="1">
              <text:p>1</text:p>
            </table:table-cell>
            <table:table-cell table:style-name="ce4" table:formula="of:=['account types'.$C$19]&amp;TEXT([.O7];['account types'.$B$19])&amp;['account types'.$D$19]" office:value-type="string" office:string-value="1">
              <text:p>1</text:p>
            </table:table-cell>
            <table:table-cell table:style-name="ce4" table:formula="of:=IF(EXACT([.N6];[.N7]);IF(EXACT([.O6];[.O7]);[.Q6];CELL(&quot;Row&quot;;[.Q7]));[.N7])" office:value-type="float" office:value="7">
              <text:p>7</text:p>
            </table:table-cell>
            <table:table-cell table:style-name="ce4" table:formula="of:=IF(AND([.$A7]&lt;=[.S$1];[.$A6]&gt;[.$A7]);0;IF(EXACT([.$A7];[.S$1]+1);[.R6]+1;[.R6]))" office:value-type="float" office:value="0">
              <text:p>0</text:p>
            </table:table-cell>
            <table:table-cell table:style-name="ce4" table:formula="of:=['account types'.$C$20]&amp;TEXT([.R7];['account types'.$B$20])&amp;['account types'.$D$20]" office:value-type="string" office:string-value="0">
              <text:p>0</text:p>
            </table:table-cell>
            <table:table-cell table:style-name="ce4" table:formula="of:=IF(EXACT([.Q6];[.Q7]);IF(EXACT([.R6];[.R7]);[.T6];CELL(&quot;Row&quot;;[.T7]));[.Q7])" office:value-type="float" office:value="7">
              <text:p>7</text:p>
            </table:table-cell>
            <table:table-cell table:style-name="ce6" table:formula="of:=NOT(AND(OR([.A6]&gt;[.A7];[.A6]=[.A7]);[.A6]&lt;&gt;7))" office:value-type="boolean" office:boolean-value="true">
              <text:p>TRUE</text:p>
            </table:table-cell>
            <table:table-cell table:style-name="Nivel6" table:formula="of:=CONCATENATE([.D7];[.G7];[.J7];[.M7];[.P7];[.S7])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111110">
              <text:p>111110</text:p>
            </table:table-cell>
            <table:table-cell table:style-name="ce7" office:value-type="string">
              <text:p>Fondos de caja CRC</text:p>
            </table:table-cell>
            <table:table-cell table:style-name="Nivel6" table:formula="of:=[.W7]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Fondos de caja CRC">
              <text:p>Fondos de caja CRC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FC-CRC</text:p>
            </table:table-cell>
            <table:table-cell table:style-name="Datos" table:formula="of:=IF(EXACT([.A7];1);&quot;&quot;;IF(EXACT([.A7];2);INDIRECT(CONCATENATE(&quot;V&quot;;[.B7]));IF(EXACT([.A7];3);INDIRECT(CONCATENATE(&quot;V&quot;;[.E7]));IF(EXACT([.A7];4);INDIRECT(CONCATENATE(&quot;V&quot;;[.H7]));IF(EXACT([.A7];5);INDIRECT(CONCATENATE(&quot;V&quot;;[.K7]));IF(EXACT([.A7];6);INDIRECT(CONCATENATE(&quot;V&quot;;[.N7]));IF(EXACT([.A7];7);INDIRECT(CONCATENATE(&quot;V&quot;;[.Q7])))))))))" office:value-type="string" office:string-value="111100">
              <text:p>111100</text:p>
            </table:table-cell>
            <table:table-cell table:style-name="ce9" table:formula="of:=NOT(OR(AND(NOT(EXACT([.A7];7));NOT(EXACT([.AD7];&quot;view&quot;)));AND(EXACT([.A7];7);EXACT([.AD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];['account types'.$A$2:.$C$12];2)" office:value-type="string" office:string-value="view">
              <text:p>view</text:p>
            </table:table-cell>
            <table:table-cell table:style-name="Datos" table:formula="of:=VLOOKUP([.AD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];1);CELL(&quot;Row&quot;;[.B8]);[.B7])" office:value-type="float" office:value="2">
              <text:p>2</text:p>
            </table:table-cell>
            <table:table-cell table:style-name="ce4" table:formula="of:=IF(EXACT([.$A8];1);0;IF(EXACT([.$A8];2);[.C7]+1;[.C7]))" office:value-type="float" office:value="1">
              <text:p>1</text:p>
            </table:table-cell>
            <table:table-cell table:style-name="ce4" table:formula="of:=['account types'.$C$15]&amp;TEXT([.C8];['account types'.$B$15])&amp;['account types'.$D$15]" office:value-type="string" office:string-value="1">
              <text:p>1</text:p>
            </table:table-cell>
            <table:table-cell table:style-name="ce4" table:formula="of:=IF(EXACT([.B7];[.B8]);IF(EXACT([.C7];[.C8]);[.E7];CELL(&quot;Row&quot;;[.E8]));[.B8])" office:value-type="float" office:value="3">
              <text:p>3</text:p>
            </table:table-cell>
            <table:table-cell table:style-name="ce4" table:formula="of:=IF(AND([.$A8]&lt;=[.G$1];[.$A7]&gt;[.$A8]);0;IF(EXACT([.$A8];[.G$1]+1);[.F7]+1;[.F7]))" office:value-type="float" office:value="1">
              <text:p>1</text:p>
            </table:table-cell>
            <table:table-cell table:style-name="ce4" table:formula="of:=['account types'.$C$16]&amp;TEXT([.F8];['account types'.$B$16])&amp;['account types'.$D$16]" office:value-type="string" office:string-value="1">
              <text:p>1</text:p>
            </table:table-cell>
            <table:table-cell table:style-name="ce4" table:formula="of:=IF(EXACT([.E7];[.E8]);IF(EXACT([.F7];[.F8]);[.H7];CELL(&quot;Row&quot;;[.H8]));[.E8])" office:value-type="float" office:value="4">
              <text:p>4</text:p>
            </table:table-cell>
            <table:table-cell table:style-name="ce4" table:formula="of:=IF(AND([.$A8]&lt;=[.J$1];[.$A7]&gt;[.$A8]);0;IF(EXACT([.$A8];[.J$1]+1);[.I7]+1;[.I7]))" office:value-type="float" office:value="1">
              <text:p>1</text:p>
            </table:table-cell>
            <table:table-cell table:style-name="ce4" table:formula="of:=['account types'.$C$17]&amp;TEXT([.I8];['account types'.$B$17])&amp;['account types'.$D$17]" office:value-type="string" office:string-value="1">
              <text:p>1</text:p>
            </table:table-cell>
            <table:table-cell table:style-name="ce4" table:formula="of:=IF(EXACT([.H7];[.H8]);IF(EXACT([.I7];[.I8]);[.K7];CELL(&quot;Row&quot;;[.K8]));[.H8])" office:value-type="float" office:value="5">
              <text:p>5</text:p>
            </table:table-cell>
            <table:table-cell table:style-name="ce4" table:formula="of:=IF(AND([.$A8]&lt;=[.M$1];[.$A7]&gt;[.$A8]);0;IF(EXACT([.$A8];[.M$1]+1);[.L7]+1;[.L7]))" office:value-type="float" office:value="1">
              <text:p>1</text:p>
            </table:table-cell>
            <table:table-cell table:style-name="ce4" table:formula="of:=['account types'.$C$18]&amp;TEXT([.L8];['account types'.$B$18])&amp;['account types'.$D$18]" office:value-type="string" office:string-value="1">
              <text:p>1</text:p>
            </table:table-cell>
            <table:table-cell table:style-name="ce4" table:formula="of:=IF(EXACT([.K7];[.K8]);IF(EXACT([.L7];[.L8]);[.N7];CELL(&quot;Row&quot;;[.N8]));[.K8])" office:value-type="float" office:value="6">
              <text:p>6</text:p>
            </table:table-cell>
            <table:table-cell table:style-name="ce4" table:formula="of:=IF(AND([.$A8]&lt;=[.P$1];[.$A7]&gt;[.$A8]);0;IF(EXACT([.$A8];[.P$1]+1);[.O7]+1;[.O7]))" office:value-type="float" office:value="1">
              <text:p>1</text:p>
            </table:table-cell>
            <table:table-cell table:style-name="ce4" table:formula="of:=['account types'.$C$19]&amp;TEXT([.O8];['account types'.$B$19])&amp;['account types'.$D$19]" office:value-type="string" office:string-value="1">
              <text:p>1</text:p>
            </table:table-cell>
            <table:table-cell table:style-name="ce4" table:formula="of:=IF(EXACT([.N7];[.N8]);IF(EXACT([.O7];[.O8]);[.Q7];CELL(&quot;Row&quot;;[.Q8]));[.N8])" office:value-type="float" office:value="7">
              <text:p>7</text:p>
            </table:table-cell>
            <table:table-cell table:style-name="ce4" table:formula="of:=IF(AND([.$A8]&lt;=[.S$1];[.$A7]&gt;[.$A8]);0;IF(EXACT([.$A8];[.S$1]+1);[.R7]+1;[.R7]))" office:value-type="float" office:value="1">
              <text:p>1</text:p>
            </table:table-cell>
            <table:table-cell table:style-name="ce4" table:formula="of:=['account types'.$C$20]&amp;TEXT([.R8];['account types'.$B$20])&amp;['account types'.$D$20]" office:value-type="string" office:string-value="1">
              <text:p>1</text:p>
            </table:table-cell>
            <table:table-cell table:style-name="ce4" table:formula="of:=IF(EXACT([.Q7];[.Q8]);IF(EXACT([.R7];[.R8]);[.T7];CELL(&quot;Row&quot;;[.T8]));[.Q8])" office:value-type="float" office:value="8">
              <text:p>8</text:p>
            </table:table-cell>
            <table:table-cell table:style-name="ce6" table:formula="of:=NOT(AND(OR([.A7]&gt;[.A8];[.A7]=[.A8]);[.A7]&lt;&gt;7))" office:value-type="boolean" office:boolean-value="true">
              <text:p>TRUE</text:p>
            </table:table-cell>
            <table:table-cell table:style-name="Nivel7" table:formula="of:=CONCATENATE([.D8];[.G8];[.J8];[.M8];[.P8];[.S8])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111111">
              <text:p>111111</text:p>
            </table:table-cell>
            <table:table-cell table:style-name="ce7" office:value-type="string">
              <text:p>Fondo de caja oficinas centrales CRC</text:p>
            </table:table-cell>
            <table:table-cell table:style-name="Nivel7" table:formula="of:=[.W8]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Fondo de caja oficinas centrales CRC">
              <text:p>Fondo de caja oficinas centrales CRC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8];1);&quot;&quot;;IF(EXACT([.A8];2);INDIRECT(CONCATENATE(&quot;V&quot;;[.B8]));IF(EXACT([.A8];3);INDIRECT(CONCATENATE(&quot;V&quot;;[.E8]));IF(EXACT([.A8];4);INDIRECT(CONCATENATE(&quot;V&quot;;[.H8]));IF(EXACT([.A8];5);INDIRECT(CONCATENATE(&quot;V&quot;;[.K8]));IF(EXACT([.A8];6);INDIRECT(CONCATENATE(&quot;V&quot;;[.N8]));IF(EXACT([.A8];7);INDIRECT(CONCATENATE(&quot;V&quot;;[.Q8])))))))))" office:value-type="string" office:string-value="111110">
              <text:p>111110</text:p>
            </table:table-cell>
            <table:table-cell table:style-name="ce9" table:formula="of:=NOT(OR(AND(NOT(EXACT([.A8];7));NOT(EXACT([.AD8];&quot;view&quot;)));AND(EXACT([.A8];7);EXACT([.AD8];&quot;view&quot;))))" office:value-type="boolean" office:boolean-value="true">
              <text:p>TRUE</text:p>
            </table:table-cell>
            <table:table-cell table:style-name="ce7" office:value-type="string">
              <text:p>cash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];['account types'.$A$2:.$C$12];2)" office:value-type="string" office:string-value="other">
              <text:p>other</text:p>
            </table:table-cell>
            <table:table-cell table:style-name="Datos" table:formula="of:=VLOOKUP([.AD8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9];1);CELL(&quot;Row&quot;;[.B9]);[.B8])" office:value-type="float" office:value="2">
              <text:p>2</text:p>
            </table:table-cell>
            <table:table-cell table:style-name="ce4" table:formula="of:=IF(EXACT([.$A9];1);0;IF(EXACT([.$A9];2);[.C8]+1;[.C8]))" office:value-type="float" office:value="1">
              <text:p>1</text:p>
            </table:table-cell>
            <table:table-cell table:style-name="ce4" table:formula="of:=['account types'.$C$15]&amp;TEXT([.C9];['account types'.$B$15])&amp;['account types'.$D$15]" office:value-type="string" office:string-value="1">
              <text:p>1</text:p>
            </table:table-cell>
            <table:table-cell table:style-name="ce4" table:formula="of:=IF(EXACT([.B8];[.B9]);IF(EXACT([.C8];[.C9]);[.E8];CELL(&quot;Row&quot;;[.E9]));[.B9])" office:value-type="float" office:value="3">
              <text:p>3</text:p>
            </table:table-cell>
            <table:table-cell table:style-name="ce4" table:formula="of:=IF(AND([.$A9]&lt;=[.G$1];[.$A8]&gt;[.$A9]);0;IF(EXACT([.$A9];[.G$1]+1);[.F8]+1;[.F8]))" office:value-type="float" office:value="1">
              <text:p>1</text:p>
            </table:table-cell>
            <table:table-cell table:style-name="ce4" table:formula="of:=['account types'.$C$16]&amp;TEXT([.F9];['account types'.$B$16])&amp;['account types'.$D$16]" office:value-type="string" office:string-value="1">
              <text:p>1</text:p>
            </table:table-cell>
            <table:table-cell table:style-name="ce4" table:formula="of:=IF(EXACT([.E8];[.E9]);IF(EXACT([.F8];[.F9]);[.H8];CELL(&quot;Row&quot;;[.H9]));[.E9])" office:value-type="float" office:value="4">
              <text:p>4</text:p>
            </table:table-cell>
            <table:table-cell table:style-name="ce4" table:formula="of:=IF(AND([.$A9]&lt;=[.J$1];[.$A8]&gt;[.$A9]);0;IF(EXACT([.$A9];[.J$1]+1);[.I8]+1;[.I8]))" office:value-type="float" office:value="1">
              <text:p>1</text:p>
            </table:table-cell>
            <table:table-cell table:style-name="ce4" table:formula="of:=['account types'.$C$17]&amp;TEXT([.I9];['account types'.$B$17])&amp;['account types'.$D$17]" office:value-type="string" office:string-value="1">
              <text:p>1</text:p>
            </table:table-cell>
            <table:table-cell table:style-name="ce4" table:formula="of:=IF(EXACT([.H8];[.H9]);IF(EXACT([.I8];[.I9]);[.K8];CELL(&quot;Row&quot;;[.K9]));[.H9])" office:value-type="float" office:value="5">
              <text:p>5</text:p>
            </table:table-cell>
            <table:table-cell table:style-name="ce4" table:formula="of:=IF(AND([.$A9]&lt;=[.M$1];[.$A8]&gt;[.$A9]);0;IF(EXACT([.$A9];[.M$1]+1);[.L8]+1;[.L8]))" office:value-type="float" office:value="1">
              <text:p>1</text:p>
            </table:table-cell>
            <table:table-cell table:style-name="ce4" table:formula="of:=['account types'.$C$18]&amp;TEXT([.L9];['account types'.$B$18])&amp;['account types'.$D$18]" office:value-type="string" office:string-value="1">
              <text:p>1</text:p>
            </table:table-cell>
            <table:table-cell table:style-name="ce4" table:formula="of:=IF(EXACT([.K8];[.K9]);IF(EXACT([.L8];[.L9]);[.N8];CELL(&quot;Row&quot;;[.N9]));[.K9])" office:value-type="float" office:value="6">
              <text:p>6</text:p>
            </table:table-cell>
            <table:table-cell table:style-name="ce4" table:formula="of:=IF(AND([.$A9]&lt;=[.P$1];[.$A8]&gt;[.$A9]);0;IF(EXACT([.$A9];[.P$1]+1);[.O8]+1;[.O8]))" office:value-type="float" office:value="2">
              <text:p>2</text:p>
            </table:table-cell>
            <table:table-cell table:style-name="ce4" table:formula="of:=['account types'.$C$19]&amp;TEXT([.O9];['account types'.$B$19])&amp;['account types'.$D$19]" office:value-type="string" office:string-value="2">
              <text:p>2</text:p>
            </table:table-cell>
            <table:table-cell table:style-name="ce4" table:formula="of:=IF(EXACT([.N8];[.N9]);IF(EXACT([.O8];[.O9]);[.Q8];CELL(&quot;Row&quot;;[.Q9]));[.N9])" office:value-type="float" office:value="9">
              <text:p>9</text:p>
            </table:table-cell>
            <table:table-cell table:style-name="ce4" table:formula="of:=IF(AND([.$A9]&lt;=[.S$1];[.$A8]&gt;[.$A9]);0;IF(EXACT([.$A9];[.S$1]+1);[.R8]+1;[.R8]))" office:value-type="float" office:value="0">
              <text:p>0</text:p>
            </table:table-cell>
            <table:table-cell table:style-name="ce4" table:formula="of:=['account types'.$C$20]&amp;TEXT([.R9];['account types'.$B$20])&amp;['account types'.$D$20]" office:value-type="string" office:string-value="0">
              <text:p>0</text:p>
            </table:table-cell>
            <table:table-cell table:style-name="ce4" table:formula="of:=IF(EXACT([.Q8];[.Q9]);IF(EXACT([.R8];[.R9]);[.T8];CELL(&quot;Row&quot;;[.T9]));[.Q9])" office:value-type="float" office:value="9">
              <text:p>9</text:p>
            </table:table-cell>
            <table:table-cell table:style-name="ce6" table:formula="of:=NOT(AND(OR([.A8]&gt;[.A9];[.A8]=[.A9]);[.A8]&lt;&gt;7))" office:value-type="boolean" office:boolean-value="true">
              <text:p>TRUE</text:p>
            </table:table-cell>
            <table:table-cell table:style-name="Nivel6" table:formula="of:=CONCATENATE([.D9];[.G9];[.J9];[.M9];[.P9];[.S9])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111120">
              <text:p>111120</text:p>
            </table:table-cell>
            <table:table-cell table:style-name="ce7" office:value-type="string">
              <text:p>Fondos de caja USD</text:p>
            </table:table-cell>
            <table:table-cell table:style-name="Nivel6" table:formula="of:=[.W9]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Fondos de caja USD">
              <text:p>Fondos de caja USD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FC-USD</text:p>
            </table:table-cell>
            <table:table-cell table:style-name="Datos" table:formula="of:=IF(EXACT([.A9];1);&quot;&quot;;IF(EXACT([.A9];2);INDIRECT(CONCATENATE(&quot;V&quot;;[.B9]));IF(EXACT([.A9];3);INDIRECT(CONCATENATE(&quot;V&quot;;[.E9]));IF(EXACT([.A9];4);INDIRECT(CONCATENATE(&quot;V&quot;;[.H9]));IF(EXACT([.A9];5);INDIRECT(CONCATENATE(&quot;V&quot;;[.K9]));IF(EXACT([.A9];6);INDIRECT(CONCATENATE(&quot;V&quot;;[.N9]));IF(EXACT([.A9];7);INDIRECT(CONCATENATE(&quot;V&quot;;[.Q9])))))))))" office:value-type="string" office:string-value="111100">
              <text:p>111100</text:p>
            </table:table-cell>
            <table:table-cell table:style-name="ce9" table:formula="of:=NOT(OR(AND(NOT(EXACT([.A9];7));NOT(EXACT([.AD9];&quot;view&quot;)));AND(EXACT([.A9];7);EXACT([.AD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];['account types'.$A$2:.$C$12];2)" office:value-type="string" office:string-value="view">
              <text:p>view</text:p>
            </table:table-cell>
            <table:table-cell table:style-name="Datos" table:formula="of:=VLOOKUP([.AD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];1);CELL(&quot;Row&quot;;[.B10]);[.B9])" office:value-type="float" office:value="2">
              <text:p>2</text:p>
            </table:table-cell>
            <table:table-cell table:style-name="ce4" table:formula="of:=IF(EXACT([.$A10];1);0;IF(EXACT([.$A10];2);[.C9]+1;[.C9]))" office:value-type="float" office:value="1">
              <text:p>1</text:p>
            </table:table-cell>
            <table:table-cell table:style-name="ce4" table:formula="of:=['account types'.$C$15]&amp;TEXT([.C10];['account types'.$B$15])&amp;['account types'.$D$15]" office:value-type="string" office:string-value="1">
              <text:p>1</text:p>
            </table:table-cell>
            <table:table-cell table:style-name="ce4" table:formula="of:=IF(EXACT([.B9];[.B10]);IF(EXACT([.C9];[.C10]);[.E9];CELL(&quot;Row&quot;;[.E10]));[.B10])" office:value-type="float" office:value="3">
              <text:p>3</text:p>
            </table:table-cell>
            <table:table-cell table:style-name="ce4" table:formula="of:=IF(AND([.$A10]&lt;=[.G$1];[.$A9]&gt;[.$A10]);0;IF(EXACT([.$A10];[.G$1]+1);[.F9]+1;[.F9]))" office:value-type="float" office:value="1">
              <text:p>1</text:p>
            </table:table-cell>
            <table:table-cell table:style-name="ce4" table:formula="of:=['account types'.$C$16]&amp;TEXT([.F10];['account types'.$B$16])&amp;['account types'.$D$16]" office:value-type="string" office:string-value="1">
              <text:p>1</text:p>
            </table:table-cell>
            <table:table-cell table:style-name="ce4" table:formula="of:=IF(EXACT([.E9];[.E10]);IF(EXACT([.F9];[.F10]);[.H9];CELL(&quot;Row&quot;;[.H10]));[.E10])" office:value-type="float" office:value="4">
              <text:p>4</text:p>
            </table:table-cell>
            <table:table-cell table:style-name="ce4" table:formula="of:=IF(AND([.$A10]&lt;=[.J$1];[.$A9]&gt;[.$A10]);0;IF(EXACT([.$A10];[.J$1]+1);[.I9]+1;[.I9]))" office:value-type="float" office:value="1">
              <text:p>1</text:p>
            </table:table-cell>
            <table:table-cell table:style-name="ce4" table:formula="of:=['account types'.$C$17]&amp;TEXT([.I10];['account types'.$B$17])&amp;['account types'.$D$17]" office:value-type="string" office:string-value="1">
              <text:p>1</text:p>
            </table:table-cell>
            <table:table-cell table:style-name="ce4" table:formula="of:=IF(EXACT([.H9];[.H10]);IF(EXACT([.I9];[.I10]);[.K9];CELL(&quot;Row&quot;;[.K10]));[.H10])" office:value-type="float" office:value="5">
              <text:p>5</text:p>
            </table:table-cell>
            <table:table-cell table:style-name="ce4" table:formula="of:=IF(AND([.$A10]&lt;=[.M$1];[.$A9]&gt;[.$A10]);0;IF(EXACT([.$A10];[.M$1]+1);[.L9]+1;[.L9]))" office:value-type="float" office:value="1">
              <text:p>1</text:p>
            </table:table-cell>
            <table:table-cell table:style-name="ce4" table:formula="of:=['account types'.$C$18]&amp;TEXT([.L10];['account types'.$B$18])&amp;['account types'.$D$18]" office:value-type="string" office:string-value="1">
              <text:p>1</text:p>
            </table:table-cell>
            <table:table-cell table:style-name="ce4" table:formula="of:=IF(EXACT([.K9];[.K10]);IF(EXACT([.L9];[.L10]);[.N9];CELL(&quot;Row&quot;;[.N10]));[.K10])" office:value-type="float" office:value="6">
              <text:p>6</text:p>
            </table:table-cell>
            <table:table-cell table:style-name="ce4" table:formula="of:=IF(AND([.$A10]&lt;=[.P$1];[.$A9]&gt;[.$A10]);0;IF(EXACT([.$A10];[.P$1]+1);[.O9]+1;[.O9]))" office:value-type="float" office:value="2">
              <text:p>2</text:p>
            </table:table-cell>
            <table:table-cell table:style-name="ce4" table:formula="of:=['account types'.$C$19]&amp;TEXT([.O10];['account types'.$B$19])&amp;['account types'.$D$19]" office:value-type="string" office:string-value="2">
              <text:p>2</text:p>
            </table:table-cell>
            <table:table-cell table:style-name="ce4" table:formula="of:=IF(EXACT([.N9];[.N10]);IF(EXACT([.O9];[.O10]);[.Q9];CELL(&quot;Row&quot;;[.Q10]));[.N10])" office:value-type="float" office:value="9">
              <text:p>9</text:p>
            </table:table-cell>
            <table:table-cell table:style-name="ce4" table:formula="of:=IF(AND([.$A10]&lt;=[.S$1];[.$A9]&gt;[.$A10]);0;IF(EXACT([.$A10];[.S$1]+1);[.R9]+1;[.R9]))" office:value-type="float" office:value="1">
              <text:p>1</text:p>
            </table:table-cell>
            <table:table-cell table:style-name="ce4" table:formula="of:=['account types'.$C$20]&amp;TEXT([.R10];['account types'.$B$20])&amp;['account types'.$D$20]" office:value-type="string" office:string-value="1">
              <text:p>1</text:p>
            </table:table-cell>
            <table:table-cell table:style-name="ce4" table:formula="of:=IF(EXACT([.Q9];[.Q10]);IF(EXACT([.R9];[.R10]);[.T9];CELL(&quot;Row&quot;;[.T10]));[.Q10])" office:value-type="float" office:value="10">
              <text:p>10</text:p>
            </table:table-cell>
            <table:table-cell table:style-name="ce6" table:formula="of:=NOT(AND(OR([.A9]&gt;[.A10];[.A9]=[.A10]);[.A9]&lt;&gt;7))" office:value-type="boolean" office:boolean-value="true">
              <text:p>TRUE</text:p>
            </table:table-cell>
            <table:table-cell table:style-name="Nivel7" table:formula="of:=CONCATENATE([.D10];[.G10];[.J10];[.M10];[.P10];[.S10])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111121">
              <text:p>111121</text:p>
            </table:table-cell>
            <table:table-cell table:style-name="ce7" office:value-type="string">
              <text:p>Fondo de caja oficinas centrales USD</text:p>
            </table:table-cell>
            <table:table-cell table:style-name="Nivel7" table:formula="of:=[.W10]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Fondo de caja oficinas centrales USD">
              <text:p>Fondo de caja oficinas centrales USD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0];1);&quot;&quot;;IF(EXACT([.A10];2);INDIRECT(CONCATENATE(&quot;V&quot;;[.B10]));IF(EXACT([.A10];3);INDIRECT(CONCATENATE(&quot;V&quot;;[.E10]));IF(EXACT([.A10];4);INDIRECT(CONCATENATE(&quot;V&quot;;[.H10]));IF(EXACT([.A10];5);INDIRECT(CONCATENATE(&quot;V&quot;;[.K10]));IF(EXACT([.A10];6);INDIRECT(CONCATENATE(&quot;V&quot;;[.N10]));IF(EXACT([.A10];7);INDIRECT(CONCATENATE(&quot;V&quot;;[.Q10])))))))))" office:value-type="string" office:string-value="111120">
              <text:p>111120</text:p>
            </table:table-cell>
            <table:table-cell table:style-name="ce9" table:formula="of:=NOT(OR(AND(NOT(EXACT([.A10];7));NOT(EXACT([.AD10];&quot;view&quot;)));AND(EXACT([.A10];7);EXACT([.AD10];&quot;view&quot;))))" office:value-type="boolean" office:boolean-value="true">
              <text:p>TRUE</text:p>
            </table:table-cell>
            <table:table-cell table:style-name="ce7" office:value-type="string">
              <text:p>cash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];['account types'.$A$2:.$C$12];2)" office:value-type="string" office:string-value="other">
              <text:p>other</text:p>
            </table:table-cell>
            <table:table-cell table:style-name="Datos" table:formula="of:=VLOOKUP([.AD10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1];1);CELL(&quot;Row&quot;;[.B11]);[.B10])" office:value-type="float" office:value="2">
              <text:p>2</text:p>
            </table:table-cell>
            <table:table-cell table:style-name="ce4" table:formula="of:=IF(EXACT([.$A11];1);0;IF(EXACT([.$A11];2);[.C10]+1;[.C10]))" office:value-type="float" office:value="1">
              <text:p>1</text:p>
            </table:table-cell>
            <table:table-cell table:style-name="ce4" table:formula="of:=['account types'.$C$15]&amp;TEXT([.C11];['account types'.$B$15])&amp;['account types'.$D$15]" office:value-type="string" office:string-value="1">
              <text:p>1</text:p>
            </table:table-cell>
            <table:table-cell table:style-name="ce4" table:formula="of:=IF(EXACT([.B10];[.B11]);IF(EXACT([.C10];[.C11]);[.E10];CELL(&quot;Row&quot;;[.E11]));[.B11])" office:value-type="float" office:value="3">
              <text:p>3</text:p>
            </table:table-cell>
            <table:table-cell table:style-name="ce4" table:formula="of:=IF(AND([.$A11]&lt;=[.G$1];[.$A10]&gt;[.$A11]);0;IF(EXACT([.$A11];[.G$1]+1);[.F10]+1;[.F10]))" office:value-type="float" office:value="1">
              <text:p>1</text:p>
            </table:table-cell>
            <table:table-cell table:style-name="ce4" table:formula="of:=['account types'.$C$16]&amp;TEXT([.F11];['account types'.$B$16])&amp;['account types'.$D$16]" office:value-type="string" office:string-value="1">
              <text:p>1</text:p>
            </table:table-cell>
            <table:table-cell table:style-name="ce4" table:formula="of:=IF(EXACT([.E10];[.E11]);IF(EXACT([.F10];[.F11]);[.H10];CELL(&quot;Row&quot;;[.H11]));[.E11])" office:value-type="float" office:value="4">
              <text:p>4</text:p>
            </table:table-cell>
            <table:table-cell table:style-name="ce4" table:formula="of:=IF(AND([.$A11]&lt;=[.J$1];[.$A10]&gt;[.$A11]);0;IF(EXACT([.$A11];[.J$1]+1);[.I10]+1;[.I10]))" office:value-type="float" office:value="1">
              <text:p>1</text:p>
            </table:table-cell>
            <table:table-cell table:style-name="ce4" table:formula="of:=['account types'.$C$17]&amp;TEXT([.I11];['account types'.$B$17])&amp;['account types'.$D$17]" office:value-type="string" office:string-value="1">
              <text:p>1</text:p>
            </table:table-cell>
            <table:table-cell table:style-name="ce4" table:formula="of:=IF(EXACT([.H10];[.H11]);IF(EXACT([.I10];[.I11]);[.K10];CELL(&quot;Row&quot;;[.K11]));[.H11])" office:value-type="float" office:value="5">
              <text:p>5</text:p>
            </table:table-cell>
            <table:table-cell table:style-name="ce4" table:formula="of:=IF(AND([.$A11]&lt;=[.M$1];[.$A10]&gt;[.$A11]);0;IF(EXACT([.$A11];[.M$1]+1);[.L10]+1;[.L10]))" office:value-type="float" office:value="2">
              <text:p>2</text:p>
            </table:table-cell>
            <table:table-cell table:style-name="ce4" table:formula="of:=['account types'.$C$18]&amp;TEXT([.L11];['account types'.$B$18])&amp;['account types'.$D$18]" office:value-type="string" office:string-value="2">
              <text:p>2</text:p>
            </table:table-cell>
            <table:table-cell table:style-name="ce4" table:formula="of:=IF(EXACT([.K10];[.K11]);IF(EXACT([.L10];[.L11]);[.N10];CELL(&quot;Row&quot;;[.N11]));[.K11])" office:value-type="float" office:value="11">
              <text:p>11</text:p>
            </table:table-cell>
            <table:table-cell table:style-name="ce4" table:formula="of:=IF(AND([.$A11]&lt;=[.P$1];[.$A10]&gt;[.$A11]);0;IF(EXACT([.$A11];[.P$1]+1);[.O10]+1;[.O10]))" office:value-type="float" office:value="0">
              <text:p>0</text:p>
            </table:table-cell>
            <table:table-cell table:style-name="ce4" table:formula="of:=['account types'.$C$19]&amp;TEXT([.O11];['account types'.$B$19])&amp;['account types'.$D$19]" office:value-type="string" office:string-value="0">
              <text:p>0</text:p>
            </table:table-cell>
            <table:table-cell table:style-name="ce4" table:formula="of:=IF(EXACT([.N10];[.N11]);IF(EXACT([.O10];[.O11]);[.Q10];CELL(&quot;Row&quot;;[.Q11]));[.N11])" office:value-type="float" office:value="11">
              <text:p>11</text:p>
            </table:table-cell>
            <table:table-cell table:style-name="ce4" table:formula="of:=IF(AND([.$A11]&lt;=[.S$1];[.$A10]&gt;[.$A11]);0;IF(EXACT([.$A11];[.S$1]+1);[.R10]+1;[.R10]))" office:value-type="float" office:value="0">
              <text:p>0</text:p>
            </table:table-cell>
            <table:table-cell table:style-name="ce4" table:formula="of:=['account types'.$C$20]&amp;TEXT([.R11];['account types'.$B$20])&amp;['account types'.$D$20]" office:value-type="string" office:string-value="0">
              <text:p>0</text:p>
            </table:table-cell>
            <table:table-cell table:style-name="ce4" table:formula="of:=IF(EXACT([.Q10];[.Q11]);IF(EXACT([.R10];[.R11]);[.T10];CELL(&quot;Row&quot;;[.T11]));[.Q11])" office:value-type="float" office:value="11">
              <text:p>11</text:p>
            </table:table-cell>
            <table:table-cell table:style-name="ce6" table:formula="of:=NOT(AND(OR([.A10]&gt;[.A11];[.A10]=[.A11]);[.A10]&lt;&gt;7))" office:value-type="boolean" office:boolean-value="true">
              <text:p>TRUE</text:p>
            </table:table-cell>
            <table:table-cell table:style-name="Nivel5" table:formula="of:=CONCATENATE([.D11];[.G11];[.J11];[.M11];[.P11];[.S11])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111200">
              <text:p>111200</text:p>
            </table:table-cell>
            <table:table-cell table:style-name="ce7" office:value-type="string">
              <text:p>Bancos</text:p>
            </table:table-cell>
            <table:table-cell table:style-name="Nivel5" table:formula="of:=[.W11]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Bancos">
              <text:p>Ban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yB</text:p>
            </table:table-cell>
            <table:table-cell table:style-name="Datos" table:formula="of:=IF(EXACT([.A11];1);&quot;&quot;;IF(EXACT([.A11];2);INDIRECT(CONCATENATE(&quot;V&quot;;[.B11]));IF(EXACT([.A11];3);INDIRECT(CONCATENATE(&quot;V&quot;;[.E11]));IF(EXACT([.A11];4);INDIRECT(CONCATENATE(&quot;V&quot;;[.H11]));IF(EXACT([.A11];5);INDIRECT(CONCATENATE(&quot;V&quot;;[.K11]));IF(EXACT([.A11];6);INDIRECT(CONCATENATE(&quot;V&quot;;[.N11]));IF(EXACT([.A11];7);INDIRECT(CONCATENATE(&quot;V&quot;;[.Q11])))))))))" office:value-type="string" office:string-value="111000">
              <text:p>111000</text:p>
            </table:table-cell>
            <table:table-cell table:style-name="ce9" table:formula="of:=NOT(OR(AND(NOT(EXACT([.A11];7));NOT(EXACT([.AD11];&quot;view&quot;)));AND(EXACT([.A11];7);EXACT([.AD1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];['account types'.$A$2:.$C$12];2)" office:value-type="string" office:string-value="view">
              <text:p>view</text:p>
            </table:table-cell>
            <table:table-cell table:style-name="Datos" table:formula="of:=VLOOKUP([.AD1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2];1);CELL(&quot;Row&quot;;[.B12]);[.B11])" office:value-type="float" office:value="2">
              <text:p>2</text:p>
            </table:table-cell>
            <table:table-cell table:style-name="ce4" table:formula="of:=IF(EXACT([.$A12];1);0;IF(EXACT([.$A12];2);[.C11]+1;[.C11]))" office:value-type="float" office:value="1">
              <text:p>1</text:p>
            </table:table-cell>
            <table:table-cell table:style-name="ce4" table:formula="of:=['account types'.$C$15]&amp;TEXT([.C12];['account types'.$B$15])&amp;['account types'.$D$15]" office:value-type="string" office:string-value="1">
              <text:p>1</text:p>
            </table:table-cell>
            <table:table-cell table:style-name="ce4" table:formula="of:=IF(EXACT([.B11];[.B12]);IF(EXACT([.C11];[.C12]);[.E11];CELL(&quot;Row&quot;;[.E12]));[.B12])" office:value-type="float" office:value="3">
              <text:p>3</text:p>
            </table:table-cell>
            <table:table-cell table:style-name="ce4" table:formula="of:=IF(AND([.$A12]&lt;=[.G$1];[.$A11]&gt;[.$A12]);0;IF(EXACT([.$A12];[.G$1]+1);[.F11]+1;[.F11]))" office:value-type="float" office:value="1">
              <text:p>1</text:p>
            </table:table-cell>
            <table:table-cell table:style-name="ce4" table:formula="of:=['account types'.$C$16]&amp;TEXT([.F12];['account types'.$B$16])&amp;['account types'.$D$16]" office:value-type="string" office:string-value="1">
              <text:p>1</text:p>
            </table:table-cell>
            <table:table-cell table:style-name="ce4" table:formula="of:=IF(EXACT([.E11];[.E12]);IF(EXACT([.F11];[.F12]);[.H11];CELL(&quot;Row&quot;;[.H12]));[.E12])" office:value-type="float" office:value="4">
              <text:p>4</text:p>
            </table:table-cell>
            <table:table-cell table:style-name="ce4" table:formula="of:=IF(AND([.$A12]&lt;=[.J$1];[.$A11]&gt;[.$A12]);0;IF(EXACT([.$A12];[.J$1]+1);[.I11]+1;[.I11]))" office:value-type="float" office:value="1">
              <text:p>1</text:p>
            </table:table-cell>
            <table:table-cell table:style-name="ce4" table:formula="of:=['account types'.$C$17]&amp;TEXT([.I12];['account types'.$B$17])&amp;['account types'.$D$17]" office:value-type="string" office:string-value="1">
              <text:p>1</text:p>
            </table:table-cell>
            <table:table-cell table:style-name="ce4" table:formula="of:=IF(EXACT([.H11];[.H12]);IF(EXACT([.I11];[.I12]);[.K11];CELL(&quot;Row&quot;;[.K12]));[.H12])" office:value-type="float" office:value="5">
              <text:p>5</text:p>
            </table:table-cell>
            <table:table-cell table:style-name="ce4" table:formula="of:=IF(AND([.$A12]&lt;=[.M$1];[.$A11]&gt;[.$A12]);0;IF(EXACT([.$A12];[.M$1]+1);[.L11]+1;[.L11]))" office:value-type="float" office:value="2">
              <text:p>2</text:p>
            </table:table-cell>
            <table:table-cell table:style-name="ce4" table:formula="of:=['account types'.$C$18]&amp;TEXT([.L12];['account types'.$B$18])&amp;['account types'.$D$18]" office:value-type="string" office:string-value="2">
              <text:p>2</text:p>
            </table:table-cell>
            <table:table-cell table:style-name="ce4" table:formula="of:=IF(EXACT([.K11];[.K12]);IF(EXACT([.L11];[.L12]);[.N11];CELL(&quot;Row&quot;;[.N12]));[.K12])" office:value-type="float" office:value="11">
              <text:p>11</text:p>
            </table:table-cell>
            <table:table-cell table:style-name="ce4" table:formula="of:=IF(AND([.$A12]&lt;=[.P$1];[.$A11]&gt;[.$A12]);0;IF(EXACT([.$A12];[.P$1]+1);[.O11]+1;[.O11]))" office:value-type="float" office:value="1">
              <text:p>1</text:p>
            </table:table-cell>
            <table:table-cell table:style-name="ce4" table:formula="of:=['account types'.$C$19]&amp;TEXT([.O12];['account types'.$B$19])&amp;['account types'.$D$19]" office:value-type="string" office:string-value="1">
              <text:p>1</text:p>
            </table:table-cell>
            <table:table-cell table:style-name="ce4" table:formula="of:=IF(EXACT([.N11];[.N12]);IF(EXACT([.O11];[.O12]);[.Q11];CELL(&quot;Row&quot;;[.Q12]));[.N12])" office:value-type="float" office:value="12">
              <text:p>12</text:p>
            </table:table-cell>
            <table:table-cell table:style-name="ce4" table:formula="of:=IF(AND([.$A12]&lt;=[.S$1];[.$A11]&gt;[.$A12]);0;IF(EXACT([.$A12];[.S$1]+1);[.R11]+1;[.R11]))" office:value-type="float" office:value="0">
              <text:p>0</text:p>
            </table:table-cell>
            <table:table-cell table:style-name="ce4" table:formula="of:=['account types'.$C$20]&amp;TEXT([.R12];['account types'.$B$20])&amp;['account types'.$D$20]" office:value-type="string" office:string-value="0">
              <text:p>0</text:p>
            </table:table-cell>
            <table:table-cell table:style-name="ce4" table:formula="of:=IF(EXACT([.Q11];[.Q12]);IF(EXACT([.R11];[.R12]);[.T11];CELL(&quot;Row&quot;;[.T12]));[.Q12])" office:value-type="float" office:value="12">
              <text:p>12</text:p>
            </table:table-cell>
            <table:table-cell table:style-name="ce6" table:formula="of:=NOT(AND(OR([.A11]&gt;[.A12];[.A11]=[.A12]);[.A11]&lt;&gt;7))" office:value-type="boolean" office:boolean-value="true">
              <text:p>TRUE</text:p>
            </table:table-cell>
            <table:table-cell table:style-name="Nivel6" table:formula="of:=CONCATENATE([.D12];[.G12];[.J12];[.M12];[.P12];[.S12])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111210">
              <text:p>111210</text:p>
            </table:table-cell>
            <table:table-cell table:style-name="ce7" office:value-type="string">
              <text:p>Cuentas corrientes CRC</text:p>
            </table:table-cell>
            <table:table-cell table:style-name="Nivel6" table:formula="of:=[.W12]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Cuentas corrientes CRC">
              <text:p>Cuentas corrientes CRC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C-CRC</text:p>
            </table:table-cell>
            <table:table-cell table:style-name="Datos" table:formula="of:=IF(EXACT([.A12];1);&quot;&quot;;IF(EXACT([.A12];2);INDIRECT(CONCATENATE(&quot;V&quot;;[.B12]));IF(EXACT([.A12];3);INDIRECT(CONCATENATE(&quot;V&quot;;[.E12]));IF(EXACT([.A12];4);INDIRECT(CONCATENATE(&quot;V&quot;;[.H12]));IF(EXACT([.A12];5);INDIRECT(CONCATENATE(&quot;V&quot;;[.K12]));IF(EXACT([.A12];6);INDIRECT(CONCATENATE(&quot;V&quot;;[.N12]));IF(EXACT([.A12];7);INDIRECT(CONCATENATE(&quot;V&quot;;[.Q12])))))))))" office:value-type="string" office:string-value="111200">
              <text:p>111200</text:p>
            </table:table-cell>
            <table:table-cell table:style-name="ce9" table:formula="of:=NOT(OR(AND(NOT(EXACT([.A12];7));NOT(EXACT([.AD12];&quot;view&quot;)));AND(EXACT([.A12];7);EXACT([.AD1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];['account types'.$A$2:.$C$12];2)" office:value-type="string" office:string-value="view">
              <text:p>view</text:p>
            </table:table-cell>
            <table:table-cell table:style-name="Datos" table:formula="of:=VLOOKUP([.AD1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];1);CELL(&quot;Row&quot;;[.B13]);[.B12])" office:value-type="float" office:value="2">
              <text:p>2</text:p>
            </table:table-cell>
            <table:table-cell table:style-name="ce4" table:formula="of:=IF(EXACT([.$A13];1);0;IF(EXACT([.$A13];2);[.C12]+1;[.C12]))" office:value-type="float" office:value="1">
              <text:p>1</text:p>
            </table:table-cell>
            <table:table-cell table:style-name="ce4" table:formula="of:=['account types'.$C$15]&amp;TEXT([.C13];['account types'.$B$15])&amp;['account types'.$D$15]" office:value-type="string" office:string-value="1">
              <text:p>1</text:p>
            </table:table-cell>
            <table:table-cell table:style-name="ce4" table:formula="of:=IF(EXACT([.B12];[.B13]);IF(EXACT([.C12];[.C13]);[.E12];CELL(&quot;Row&quot;;[.E13]));[.B13])" office:value-type="float" office:value="3">
              <text:p>3</text:p>
            </table:table-cell>
            <table:table-cell table:style-name="ce4" table:formula="of:=IF(AND([.$A13]&lt;=[.G$1];[.$A12]&gt;[.$A13]);0;IF(EXACT([.$A13];[.G$1]+1);[.F12]+1;[.F12]))" office:value-type="float" office:value="1">
              <text:p>1</text:p>
            </table:table-cell>
            <table:table-cell table:style-name="ce4" table:formula="of:=['account types'.$C$16]&amp;TEXT([.F13];['account types'.$B$16])&amp;['account types'.$D$16]" office:value-type="string" office:string-value="1">
              <text:p>1</text:p>
            </table:table-cell>
            <table:table-cell table:style-name="ce4" table:formula="of:=IF(EXACT([.E12];[.E13]);IF(EXACT([.F12];[.F13]);[.H12];CELL(&quot;Row&quot;;[.H13]));[.E13])" office:value-type="float" office:value="4">
              <text:p>4</text:p>
            </table:table-cell>
            <table:table-cell table:style-name="ce4" table:formula="of:=IF(AND([.$A13]&lt;=[.J$1];[.$A12]&gt;[.$A13]);0;IF(EXACT([.$A13];[.J$1]+1);[.I12]+1;[.I12]))" office:value-type="float" office:value="1">
              <text:p>1</text:p>
            </table:table-cell>
            <table:table-cell table:style-name="ce4" table:formula="of:=['account types'.$C$17]&amp;TEXT([.I13];['account types'.$B$17])&amp;['account types'.$D$17]" office:value-type="string" office:string-value="1">
              <text:p>1</text:p>
            </table:table-cell>
            <table:table-cell table:style-name="ce4" table:formula="of:=IF(EXACT([.H12];[.H13]);IF(EXACT([.I12];[.I13]);[.K12];CELL(&quot;Row&quot;;[.K13]));[.H13])" office:value-type="float" office:value="5">
              <text:p>5</text:p>
            </table:table-cell>
            <table:table-cell table:style-name="ce4" table:formula="of:=IF(AND([.$A13]&lt;=[.M$1];[.$A12]&gt;[.$A13]);0;IF(EXACT([.$A13];[.M$1]+1);[.L12]+1;[.L12]))" office:value-type="float" office:value="2">
              <text:p>2</text:p>
            </table:table-cell>
            <table:table-cell table:style-name="ce4" table:formula="of:=['account types'.$C$18]&amp;TEXT([.L13];['account types'.$B$18])&amp;['account types'.$D$18]" office:value-type="string" office:string-value="2">
              <text:p>2</text:p>
            </table:table-cell>
            <table:table-cell table:style-name="ce4" table:formula="of:=IF(EXACT([.K12];[.K13]);IF(EXACT([.L12];[.L13]);[.N12];CELL(&quot;Row&quot;;[.N13]));[.K13])" office:value-type="float" office:value="11">
              <text:p>11</text:p>
            </table:table-cell>
            <table:table-cell table:style-name="ce4" table:formula="of:=IF(AND([.$A13]&lt;=[.P$1];[.$A12]&gt;[.$A13]);0;IF(EXACT([.$A13];[.P$1]+1);[.O12]+1;[.O12]))" office:value-type="float" office:value="1">
              <text:p>1</text:p>
            </table:table-cell>
            <table:table-cell table:style-name="ce4" table:formula="of:=['account types'.$C$19]&amp;TEXT([.O13];['account types'.$B$19])&amp;['account types'.$D$19]" office:value-type="string" office:string-value="1">
              <text:p>1</text:p>
            </table:table-cell>
            <table:table-cell table:style-name="ce4" table:formula="of:=IF(EXACT([.N12];[.N13]);IF(EXACT([.O12];[.O13]);[.Q12];CELL(&quot;Row&quot;;[.Q13]));[.N13])" office:value-type="float" office:value="12">
              <text:p>12</text:p>
            </table:table-cell>
            <table:table-cell table:style-name="ce4" table:formula="of:=IF(AND([.$A13]&lt;=[.S$1];[.$A12]&gt;[.$A13]);0;IF(EXACT([.$A13];[.S$1]+1);[.R12]+1;[.R12]))" office:value-type="float" office:value="1">
              <text:p>1</text:p>
            </table:table-cell>
            <table:table-cell table:style-name="ce4" table:formula="of:=['account types'.$C$20]&amp;TEXT([.R13];['account types'.$B$20])&amp;['account types'.$D$20]" office:value-type="string" office:string-value="1">
              <text:p>1</text:p>
            </table:table-cell>
            <table:table-cell table:style-name="ce4" table:formula="of:=IF(EXACT([.Q12];[.Q13]);IF(EXACT([.R12];[.R13]);[.T12];CELL(&quot;Row&quot;;[.T13]));[.Q13])" office:value-type="float" office:value="13">
              <text:p>13</text:p>
            </table:table-cell>
            <table:table-cell table:style-name="ce6" table:formula="of:=NOT(AND(OR([.A12]&gt;[.A13];[.A12]=[.A13]);[.A12]&lt;&gt;7))" office:value-type="boolean" office:boolean-value="true">
              <text:p>TRUE</text:p>
            </table:table-cell>
            <table:table-cell table:style-name="Nivel7" table:formula="of:=CONCATENATE([.D13];[.G13];[.J13];[.M13];[.P13];[.S13])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111211">
              <text:p>111211</text:p>
            </table:table-cell>
            <table:table-cell table:style-name="ce7" office:value-type="string">
              <text:p>Cuenta en CRC 1</text:p>
            </table:table-cell>
            <table:table-cell table:style-name="Nivel7" table:formula="of:=[.W13]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Cuenta en CRC 1">
              <text:p>Cuenta en CRC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3];1);&quot;&quot;;IF(EXACT([.A13];2);INDIRECT(CONCATENATE(&quot;V&quot;;[.B13]));IF(EXACT([.A13];3);INDIRECT(CONCATENATE(&quot;V&quot;;[.E13]));IF(EXACT([.A13];4);INDIRECT(CONCATENATE(&quot;V&quot;;[.H13]));IF(EXACT([.A13];5);INDIRECT(CONCATENATE(&quot;V&quot;;[.K13]));IF(EXACT([.A13];6);INDIRECT(CONCATENATE(&quot;V&quot;;[.N13]));IF(EXACT([.A13];7);INDIRECT(CONCATENATE(&quot;V&quot;;[.Q13])))))))))" office:value-type="string" office:string-value="111210">
              <text:p>111210</text:p>
            </table:table-cell>
            <table:table-cell table:style-name="ce9" table:formula="of:=NOT(OR(AND(NOT(EXACT([.A13];7));NOT(EXACT([.AD13];&quot;view&quot;)));AND(EXACT([.A13];7);EXACT([.AD13];&quot;view&quot;))))" office:value-type="boolean" office:boolean-value="true">
              <text:p>TRUE</text:p>
            </table:table-cell>
            <table:table-cell table:style-name="ce10" office:value-type="string">
              <text:p>cash</text:p>
            </table:table-cell>
            <table:table-cell table:style-name="ce10" office:value-type="string">
              <text:p>l10n_cr_base.CRC</text:p>
            </table:table-cell>
            <table:table-cell table:style-name="Datos" table:formula="of:=VLOOKUP([.AD13];['account types'.$A$2:.$C$12];2)" office:value-type="string" office:string-value="other">
              <text:p>other</text:p>
            </table:table-cell>
            <table:table-cell table:style-name="Datos" table:formula="of:=VLOOKUP([.AD13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4];1);CELL(&quot;Row&quot;;[.B14]);[.B13])" office:value-type="float" office:value="2">
              <text:p>2</text:p>
            </table:table-cell>
            <table:table-cell table:style-name="ce4" table:formula="of:=IF(EXACT([.$A14];1);0;IF(EXACT([.$A14];2);[.C13]+1;[.C13]))" office:value-type="float" office:value="1">
              <text:p>1</text:p>
            </table:table-cell>
            <table:table-cell table:style-name="ce4" table:formula="of:=['account types'.$C$15]&amp;TEXT([.C14];['account types'.$B$15])&amp;['account types'.$D$15]" office:value-type="string" office:string-value="1">
              <text:p>1</text:p>
            </table:table-cell>
            <table:table-cell table:style-name="ce4" table:formula="of:=IF(EXACT([.B13];[.B14]);IF(EXACT([.C13];[.C14]);[.E13];CELL(&quot;Row&quot;;[.E14]));[.B14])" office:value-type="float" office:value="3">
              <text:p>3</text:p>
            </table:table-cell>
            <table:table-cell table:style-name="ce4" table:formula="of:=IF(AND([.$A14]&lt;=[.G$1];[.$A13]&gt;[.$A14]);0;IF(EXACT([.$A14];[.G$1]+1);[.F13]+1;[.F13]))" office:value-type="float" office:value="1">
              <text:p>1</text:p>
            </table:table-cell>
            <table:table-cell table:style-name="ce4" table:formula="of:=['account types'.$C$16]&amp;TEXT([.F14];['account types'.$B$16])&amp;['account types'.$D$16]" office:value-type="string" office:string-value="1">
              <text:p>1</text:p>
            </table:table-cell>
            <table:table-cell table:style-name="ce4" table:formula="of:=IF(EXACT([.E13];[.E14]);IF(EXACT([.F13];[.F14]);[.H13];CELL(&quot;Row&quot;;[.H14]));[.E14])" office:value-type="float" office:value="4">
              <text:p>4</text:p>
            </table:table-cell>
            <table:table-cell table:style-name="ce4" table:formula="of:=IF(AND([.$A14]&lt;=[.J$1];[.$A13]&gt;[.$A14]);0;IF(EXACT([.$A14];[.J$1]+1);[.I13]+1;[.I13]))" office:value-type="float" office:value="1">
              <text:p>1</text:p>
            </table:table-cell>
            <table:table-cell table:style-name="ce4" table:formula="of:=['account types'.$C$17]&amp;TEXT([.I14];['account types'.$B$17])&amp;['account types'.$D$17]" office:value-type="string" office:string-value="1">
              <text:p>1</text:p>
            </table:table-cell>
            <table:table-cell table:style-name="ce4" table:formula="of:=IF(EXACT([.H13];[.H14]);IF(EXACT([.I13];[.I14]);[.K13];CELL(&quot;Row&quot;;[.K14]));[.H14])" office:value-type="float" office:value="5">
              <text:p>5</text:p>
            </table:table-cell>
            <table:table-cell table:style-name="ce4" table:formula="of:=IF(AND([.$A14]&lt;=[.M$1];[.$A13]&gt;[.$A14]);0;IF(EXACT([.$A14];[.M$1]+1);[.L13]+1;[.L13]))" office:value-type="float" office:value="2">
              <text:p>2</text:p>
            </table:table-cell>
            <table:table-cell table:style-name="ce4" table:formula="of:=['account types'.$C$18]&amp;TEXT([.L14];['account types'.$B$18])&amp;['account types'.$D$18]" office:value-type="string" office:string-value="2">
              <text:p>2</text:p>
            </table:table-cell>
            <table:table-cell table:style-name="ce4" table:formula="of:=IF(EXACT([.K13];[.K14]);IF(EXACT([.L13];[.L14]);[.N13];CELL(&quot;Row&quot;;[.N14]));[.K14])" office:value-type="float" office:value="11">
              <text:p>11</text:p>
            </table:table-cell>
            <table:table-cell table:style-name="ce4" table:formula="of:=IF(AND([.$A14]&lt;=[.P$1];[.$A13]&gt;[.$A14]);0;IF(EXACT([.$A14];[.P$1]+1);[.O13]+1;[.O13]))" office:value-type="float" office:value="2">
              <text:p>2</text:p>
            </table:table-cell>
            <table:table-cell table:style-name="ce4" table:formula="of:=['account types'.$C$19]&amp;TEXT([.O14];['account types'.$B$19])&amp;['account types'.$D$19]" office:value-type="string" office:string-value="2">
              <text:p>2</text:p>
            </table:table-cell>
            <table:table-cell table:style-name="ce4" table:formula="of:=IF(EXACT([.N13];[.N14]);IF(EXACT([.O13];[.O14]);[.Q13];CELL(&quot;Row&quot;;[.Q14]));[.N14])" office:value-type="float" office:value="14">
              <text:p>14</text:p>
            </table:table-cell>
            <table:table-cell table:style-name="ce4" table:formula="of:=IF(AND([.$A14]&lt;=[.S$1];[.$A13]&gt;[.$A14]);0;IF(EXACT([.$A14];[.S$1]+1);[.R13]+1;[.R13]))" office:value-type="float" office:value="0">
              <text:p>0</text:p>
            </table:table-cell>
            <table:table-cell table:style-name="ce4" table:formula="of:=['account types'.$C$20]&amp;TEXT([.R14];['account types'.$B$20])&amp;['account types'.$D$20]" office:value-type="string" office:string-value="0">
              <text:p>0</text:p>
            </table:table-cell>
            <table:table-cell table:style-name="ce4" table:formula="of:=IF(EXACT([.Q13];[.Q14]);IF(EXACT([.R13];[.R14]);[.T13];CELL(&quot;Row&quot;;[.T14]));[.Q14])" office:value-type="float" office:value="14">
              <text:p>14</text:p>
            </table:table-cell>
            <table:table-cell table:style-name="ce6" table:formula="of:=NOT(AND(OR([.A13]&gt;[.A14];[.A13]=[.A14]);[.A13]&lt;&gt;7))" office:value-type="boolean" office:boolean-value="true">
              <text:p>TRUE</text:p>
            </table:table-cell>
            <table:table-cell table:style-name="Nivel6" table:formula="of:=CONCATENATE([.D14];[.G14];[.J14];[.M14];[.P14];[.S14])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111220">
              <text:p>111220</text:p>
            </table:table-cell>
            <table:table-cell table:style-name="ce7" office:value-type="string">
              <text:p>Cuentas corrientes USD</text:p>
            </table:table-cell>
            <table:table-cell table:style-name="Nivel6" table:formula="of:=[.W14]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Cuentas corrientes USD">
              <text:p>Cuentas corrientes USD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C-USD</text:p>
            </table:table-cell>
            <table:table-cell table:style-name="Datos" table:formula="of:=IF(EXACT([.A14];1);&quot;&quot;;IF(EXACT([.A14];2);INDIRECT(CONCATENATE(&quot;V&quot;;[.B14]));IF(EXACT([.A14];3);INDIRECT(CONCATENATE(&quot;V&quot;;[.E14]));IF(EXACT([.A14];4);INDIRECT(CONCATENATE(&quot;V&quot;;[.H14]));IF(EXACT([.A14];5);INDIRECT(CONCATENATE(&quot;V&quot;;[.K14]));IF(EXACT([.A14];6);INDIRECT(CONCATENATE(&quot;V&quot;;[.N14]));IF(EXACT([.A14];7);INDIRECT(CONCATENATE(&quot;V&quot;;[.Q14])))))))))" office:value-type="string" office:string-value="111200">
              <text:p>111200</text:p>
            </table:table-cell>
            <table:table-cell table:style-name="ce9" table:formula="of:=NOT(OR(AND(NOT(EXACT([.A14];7));NOT(EXACT([.AD14];&quot;view&quot;)));AND(EXACT([.A14];7);EXACT([.AD1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];['account types'.$A$2:.$C$12];2)" office:value-type="string" office:string-value="view">
              <text:p>view</text:p>
            </table:table-cell>
            <table:table-cell table:style-name="Datos" table:formula="of:=VLOOKUP([.AD1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];1);CELL(&quot;Row&quot;;[.B15]);[.B14])" office:value-type="float" office:value="2">
              <text:p>2</text:p>
            </table:table-cell>
            <table:table-cell table:style-name="ce4" table:formula="of:=IF(EXACT([.$A15];1);0;IF(EXACT([.$A15];2);[.C14]+1;[.C14]))" office:value-type="float" office:value="1">
              <text:p>1</text:p>
            </table:table-cell>
            <table:table-cell table:style-name="ce4" table:formula="of:=['account types'.$C$15]&amp;TEXT([.C15];['account types'.$B$15])&amp;['account types'.$D$15]" office:value-type="string" office:string-value="1">
              <text:p>1</text:p>
            </table:table-cell>
            <table:table-cell table:style-name="ce4" table:formula="of:=IF(EXACT([.B14];[.B15]);IF(EXACT([.C14];[.C15]);[.E14];CELL(&quot;Row&quot;;[.E15]));[.B15])" office:value-type="float" office:value="3">
              <text:p>3</text:p>
            </table:table-cell>
            <table:table-cell table:style-name="ce4" table:formula="of:=IF(AND([.$A15]&lt;=[.G$1];[.$A14]&gt;[.$A15]);0;IF(EXACT([.$A15];[.G$1]+1);[.F14]+1;[.F14]))" office:value-type="float" office:value="1">
              <text:p>1</text:p>
            </table:table-cell>
            <table:table-cell table:style-name="ce4" table:formula="of:=['account types'.$C$16]&amp;TEXT([.F15];['account types'.$B$16])&amp;['account types'.$D$16]" office:value-type="string" office:string-value="1">
              <text:p>1</text:p>
            </table:table-cell>
            <table:table-cell table:style-name="ce4" table:formula="of:=IF(EXACT([.E14];[.E15]);IF(EXACT([.F14];[.F15]);[.H14];CELL(&quot;Row&quot;;[.H15]));[.E15])" office:value-type="float" office:value="4">
              <text:p>4</text:p>
            </table:table-cell>
            <table:table-cell table:style-name="ce4" table:formula="of:=IF(AND([.$A15]&lt;=[.J$1];[.$A14]&gt;[.$A15]);0;IF(EXACT([.$A15];[.J$1]+1);[.I14]+1;[.I14]))" office:value-type="float" office:value="1">
              <text:p>1</text:p>
            </table:table-cell>
            <table:table-cell table:style-name="ce4" table:formula="of:=['account types'.$C$17]&amp;TEXT([.I15];['account types'.$B$17])&amp;['account types'.$D$17]" office:value-type="string" office:string-value="1">
              <text:p>1</text:p>
            </table:table-cell>
            <table:table-cell table:style-name="ce4" table:formula="of:=IF(EXACT([.H14];[.H15]);IF(EXACT([.I14];[.I15]);[.K14];CELL(&quot;Row&quot;;[.K15]));[.H15])" office:value-type="float" office:value="5">
              <text:p>5</text:p>
            </table:table-cell>
            <table:table-cell table:style-name="ce4" table:formula="of:=IF(AND([.$A15]&lt;=[.M$1];[.$A14]&gt;[.$A15]);0;IF(EXACT([.$A15];[.M$1]+1);[.L14]+1;[.L14]))" office:value-type="float" office:value="2">
              <text:p>2</text:p>
            </table:table-cell>
            <table:table-cell table:style-name="ce4" table:formula="of:=['account types'.$C$18]&amp;TEXT([.L15];['account types'.$B$18])&amp;['account types'.$D$18]" office:value-type="string" office:string-value="2">
              <text:p>2</text:p>
            </table:table-cell>
            <table:table-cell table:style-name="ce4" table:formula="of:=IF(EXACT([.K14];[.K15]);IF(EXACT([.L14];[.L15]);[.N14];CELL(&quot;Row&quot;;[.N15]));[.K15])" office:value-type="float" office:value="11">
              <text:p>11</text:p>
            </table:table-cell>
            <table:table-cell table:style-name="ce4" table:formula="of:=IF(AND([.$A15]&lt;=[.P$1];[.$A14]&gt;[.$A15]);0;IF(EXACT([.$A15];[.P$1]+1);[.O14]+1;[.O14]))" office:value-type="float" office:value="2">
              <text:p>2</text:p>
            </table:table-cell>
            <table:table-cell table:style-name="ce4" table:formula="of:=['account types'.$C$19]&amp;TEXT([.O15];['account types'.$B$19])&amp;['account types'.$D$19]" office:value-type="string" office:string-value="2">
              <text:p>2</text:p>
            </table:table-cell>
            <table:table-cell table:style-name="ce4" table:formula="of:=IF(EXACT([.N14];[.N15]);IF(EXACT([.O14];[.O15]);[.Q14];CELL(&quot;Row&quot;;[.Q15]));[.N15])" office:value-type="float" office:value="14">
              <text:p>14</text:p>
            </table:table-cell>
            <table:table-cell table:style-name="ce4" table:formula="of:=IF(AND([.$A15]&lt;=[.S$1];[.$A14]&gt;[.$A15]);0;IF(EXACT([.$A15];[.S$1]+1);[.R14]+1;[.R14]))" office:value-type="float" office:value="1">
              <text:p>1</text:p>
            </table:table-cell>
            <table:table-cell table:style-name="ce4" table:formula="of:=['account types'.$C$20]&amp;TEXT([.R15];['account types'.$B$20])&amp;['account types'.$D$20]" office:value-type="string" office:string-value="1">
              <text:p>1</text:p>
            </table:table-cell>
            <table:table-cell table:style-name="ce4" table:formula="of:=IF(EXACT([.Q14];[.Q15]);IF(EXACT([.R14];[.R15]);[.T14];CELL(&quot;Row&quot;;[.T15]));[.Q15])" office:value-type="float" office:value="15">
              <text:p>15</text:p>
            </table:table-cell>
            <table:table-cell table:style-name="ce6" table:formula="of:=NOT(AND(OR([.A14]&gt;[.A15];[.A14]=[.A15]);[.A14]&lt;&gt;7))" office:value-type="boolean" office:boolean-value="true">
              <text:p>TRUE</text:p>
            </table:table-cell>
            <table:table-cell table:style-name="Nivel7" table:formula="of:=CONCATENATE([.D15];[.G15];[.J15];[.M15];[.P15];[.S15])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111221">
              <text:p>111221</text:p>
            </table:table-cell>
            <table:table-cell table:style-name="ce7" office:value-type="string">
              <text:p>Cuenta en USD 1</text:p>
            </table:table-cell>
            <table:table-cell table:style-name="Nivel7" table:formula="of:=[.W15]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Cuenta en USD 1">
              <text:p>Cuenta en USD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5];1);&quot;&quot;;IF(EXACT([.A15];2);INDIRECT(CONCATENATE(&quot;V&quot;;[.B15]));IF(EXACT([.A15];3);INDIRECT(CONCATENATE(&quot;V&quot;;[.E15]));IF(EXACT([.A15];4);INDIRECT(CONCATENATE(&quot;V&quot;;[.H15]));IF(EXACT([.A15];5);INDIRECT(CONCATENATE(&quot;V&quot;;[.K15]));IF(EXACT([.A15];6);INDIRECT(CONCATENATE(&quot;V&quot;;[.N15]));IF(EXACT([.A15];7);INDIRECT(CONCATENATE(&quot;V&quot;;[.Q15])))))))))" office:value-type="string" office:string-value="111220">
              <text:p>111220</text:p>
            </table:table-cell>
            <table:table-cell table:style-name="ce9" table:formula="of:=NOT(OR(AND(NOT(EXACT([.A15];7));NOT(EXACT([.AD15];&quot;view&quot;)));AND(EXACT([.A15];7);EXACT([.AD15];&quot;view&quot;))))" office:value-type="boolean" office:boolean-value="true">
              <text:p>TRUE</text:p>
            </table:table-cell>
            <table:table-cell table:style-name="ce10" office:value-type="string">
              <text:p>cash</text:p>
            </table:table-cell>
            <table:table-cell table:style-name="ce10" office:value-type="string">
              <text:p>l10n_cr_base.CRC</text:p>
            </table:table-cell>
            <table:table-cell table:style-name="Datos" table:formula="of:=VLOOKUP([.AD15];['account types'.$A$2:.$C$12];2)" office:value-type="string" office:string-value="other">
              <text:p>other</text:p>
            </table:table-cell>
            <table:table-cell table:style-name="Datos" table:formula="of:=VLOOKUP([.AD1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6];1);CELL(&quot;Row&quot;;[.B16]);[.B15])" office:value-type="float" office:value="2">
              <text:p>2</text:p>
            </table:table-cell>
            <table:table-cell table:style-name="ce4" table:formula="of:=IF(EXACT([.$A16];1);0;IF(EXACT([.$A16];2);[.C15]+1;[.C15]))" office:value-type="float" office:value="1">
              <text:p>1</text:p>
            </table:table-cell>
            <table:table-cell table:style-name="ce4" table:formula="of:=['account types'.$C$15]&amp;TEXT([.C16];['account types'.$B$15])&amp;['account types'.$D$15]" office:value-type="string" office:string-value="1">
              <text:p>1</text:p>
            </table:table-cell>
            <table:table-cell table:style-name="ce4" table:formula="of:=IF(EXACT([.B15];[.B16]);IF(EXACT([.C15];[.C16]);[.E15];CELL(&quot;Row&quot;;[.E16]));[.B16])" office:value-type="float" office:value="3">
              <text:p>3</text:p>
            </table:table-cell>
            <table:table-cell table:style-name="ce4" table:formula="of:=IF(AND([.$A16]&lt;=[.G$1];[.$A15]&gt;[.$A16]);0;IF(EXACT([.$A16];[.G$1]+1);[.F15]+1;[.F15]))" office:value-type="float" office:value="1">
              <text:p>1</text:p>
            </table:table-cell>
            <table:table-cell table:style-name="ce4" table:formula="of:=['account types'.$C$16]&amp;TEXT([.F16];['account types'.$B$16])&amp;['account types'.$D$16]" office:value-type="string" office:string-value="1">
              <text:p>1</text:p>
            </table:table-cell>
            <table:table-cell table:style-name="ce4" table:formula="of:=IF(EXACT([.E15];[.E16]);IF(EXACT([.F15];[.F16]);[.H15];CELL(&quot;Row&quot;;[.H16]));[.E16])" office:value-type="float" office:value="4">
              <text:p>4</text:p>
            </table:table-cell>
            <table:table-cell table:style-name="ce4" table:formula="of:=IF(AND([.$A16]&lt;=[.J$1];[.$A15]&gt;[.$A16]);0;IF(EXACT([.$A16];[.J$1]+1);[.I15]+1;[.I15]))" office:value-type="float" office:value="1">
              <text:p>1</text:p>
            </table:table-cell>
            <table:table-cell table:style-name="ce4" table:formula="of:=['account types'.$C$17]&amp;TEXT([.I16];['account types'.$B$17])&amp;['account types'.$D$17]" office:value-type="string" office:string-value="1">
              <text:p>1</text:p>
            </table:table-cell>
            <table:table-cell table:style-name="ce4" table:formula="of:=IF(EXACT([.H15];[.H16]);IF(EXACT([.I15];[.I16]);[.K15];CELL(&quot;Row&quot;;[.K16]));[.H16])" office:value-type="float" office:value="5">
              <text:p>5</text:p>
            </table:table-cell>
            <table:table-cell table:style-name="ce4" table:formula="of:=IF(AND([.$A16]&lt;=[.M$1];[.$A15]&gt;[.$A16]);0;IF(EXACT([.$A16];[.M$1]+1);[.L15]+1;[.L15]))" office:value-type="float" office:value="3">
              <text:p>3</text:p>
            </table:table-cell>
            <table:table-cell table:style-name="ce4" table:formula="of:=['account types'.$C$18]&amp;TEXT([.L16];['account types'.$B$18])&amp;['account types'.$D$18]" office:value-type="string" office:string-value="3">
              <text:p>3</text:p>
            </table:table-cell>
            <table:table-cell table:style-name="ce4" table:formula="of:=IF(EXACT([.K15];[.K16]);IF(EXACT([.L15];[.L16]);[.N15];CELL(&quot;Row&quot;;[.N16]));[.K16])" office:value-type="float" office:value="16">
              <text:p>16</text:p>
            </table:table-cell>
            <table:table-cell table:style-name="ce4" table:formula="of:=IF(AND([.$A16]&lt;=[.P$1];[.$A15]&gt;[.$A16]);0;IF(EXACT([.$A16];[.P$1]+1);[.O15]+1;[.O15]))" office:value-type="float" office:value="0">
              <text:p>0</text:p>
            </table:table-cell>
            <table:table-cell table:style-name="ce4" table:formula="of:=['account types'.$C$19]&amp;TEXT([.O16];['account types'.$B$19])&amp;['account types'.$D$19]" office:value-type="string" office:string-value="0">
              <text:p>0</text:p>
            </table:table-cell>
            <table:table-cell table:style-name="ce4" table:formula="of:=IF(EXACT([.N15];[.N16]);IF(EXACT([.O15];[.O16]);[.Q15];CELL(&quot;Row&quot;;[.Q16]));[.N16])" office:value-type="float" office:value="16">
              <text:p>16</text:p>
            </table:table-cell>
            <table:table-cell table:style-name="ce4" table:formula="of:=IF(AND([.$A16]&lt;=[.S$1];[.$A15]&gt;[.$A16]);0;IF(EXACT([.$A16];[.S$1]+1);[.R15]+1;[.R15]))" office:value-type="float" office:value="0">
              <text:p>0</text:p>
            </table:table-cell>
            <table:table-cell table:style-name="ce4" table:formula="of:=['account types'.$C$20]&amp;TEXT([.R16];['account types'.$B$20])&amp;['account types'.$D$20]" office:value-type="string" office:string-value="0">
              <text:p>0</text:p>
            </table:table-cell>
            <table:table-cell table:style-name="ce4" table:formula="of:=IF(EXACT([.Q15];[.Q16]);IF(EXACT([.R15];[.R16]);[.T15];CELL(&quot;Row&quot;;[.T16]));[.Q16])" office:value-type="float" office:value="16">
              <text:p>16</text:p>
            </table:table-cell>
            <table:table-cell table:style-name="ce6" table:formula="of:=NOT(AND(OR([.A15]&gt;[.A16];[.A15]=[.A16]);[.A15]&lt;&gt;7))" office:value-type="boolean" office:boolean-value="true">
              <text:p>TRUE</text:p>
            </table:table-cell>
            <table:table-cell table:style-name="Nivel5" table:formula="of:=CONCATENATE([.D16];[.G16];[.J16];[.M16];[.P16];[.S16])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111300">
              <text:p>111300</text:p>
            </table:table-cell>
            <table:table-cell table:style-name="ce7" office:value-type="string">
              <text:p>PayPal</text:p>
            </table:table-cell>
            <table:table-cell table:style-name="Nivel5" table:formula="of:=[.W16]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PayPal">
              <text:p>PayPal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PayPal</text:p>
            </table:table-cell>
            <table:table-cell table:style-name="Datos" table:formula="of:=IF(EXACT([.A16];1);&quot;&quot;;IF(EXACT([.A16];2);INDIRECT(CONCATENATE(&quot;V&quot;;[.B16]));IF(EXACT([.A16];3);INDIRECT(CONCATENATE(&quot;V&quot;;[.E16]));IF(EXACT([.A16];4);INDIRECT(CONCATENATE(&quot;V&quot;;[.H16]));IF(EXACT([.A16];5);INDIRECT(CONCATENATE(&quot;V&quot;;[.K16]));IF(EXACT([.A16];6);INDIRECT(CONCATENATE(&quot;V&quot;;[.N16]));IF(EXACT([.A16];7);INDIRECT(CONCATENATE(&quot;V&quot;;[.Q16])))))))))" office:value-type="string" office:string-value="111000">
              <text:p>111000</text:p>
            </table:table-cell>
            <table:table-cell table:style-name="ce9" table:formula="of:=NOT(OR(AND(NOT(EXACT([.A16];7));NOT(EXACT([.AD16];&quot;view&quot;)));AND(EXACT([.A16];7);EXACT([.AD1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];['account types'.$A$2:.$C$12];2)" office:value-type="string" office:string-value="view">
              <text:p>view</text:p>
            </table:table-cell>
            <table:table-cell table:style-name="Datos" table:formula="of:=VLOOKUP([.AD1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];1);CELL(&quot;Row&quot;;[.B17]);[.B16])" office:value-type="float" office:value="2">
              <text:p>2</text:p>
            </table:table-cell>
            <table:table-cell table:style-name="ce4" table:formula="of:=IF(EXACT([.$A17];1);0;IF(EXACT([.$A17];2);[.C16]+1;[.C16]))" office:value-type="float" office:value="1">
              <text:p>1</text:p>
            </table:table-cell>
            <table:table-cell table:style-name="ce4" table:formula="of:=['account types'.$C$15]&amp;TEXT([.C17];['account types'.$B$15])&amp;['account types'.$D$15]" office:value-type="string" office:string-value="1">
              <text:p>1</text:p>
            </table:table-cell>
            <table:table-cell table:style-name="ce4" table:formula="of:=IF(EXACT([.B16];[.B17]);IF(EXACT([.C16];[.C17]);[.E16];CELL(&quot;Row&quot;;[.E17]));[.B17])" office:value-type="float" office:value="3">
              <text:p>3</text:p>
            </table:table-cell>
            <table:table-cell table:style-name="ce4" table:formula="of:=IF(AND([.$A17]&lt;=[.G$1];[.$A16]&gt;[.$A17]);0;IF(EXACT([.$A17];[.G$1]+1);[.F16]+1;[.F16]))" office:value-type="float" office:value="1">
              <text:p>1</text:p>
            </table:table-cell>
            <table:table-cell table:style-name="ce4" table:formula="of:=['account types'.$C$16]&amp;TEXT([.F17];['account types'.$B$16])&amp;['account types'.$D$16]" office:value-type="string" office:string-value="1">
              <text:p>1</text:p>
            </table:table-cell>
            <table:table-cell table:style-name="ce4" table:formula="of:=IF(EXACT([.E16];[.E17]);IF(EXACT([.F16];[.F17]);[.H16];CELL(&quot;Row&quot;;[.H17]));[.E17])" office:value-type="float" office:value="4">
              <text:p>4</text:p>
            </table:table-cell>
            <table:table-cell table:style-name="ce4" table:formula="of:=IF(AND([.$A17]&lt;=[.J$1];[.$A16]&gt;[.$A17]);0;IF(EXACT([.$A17];[.J$1]+1);[.I16]+1;[.I16]))" office:value-type="float" office:value="1">
              <text:p>1</text:p>
            </table:table-cell>
            <table:table-cell table:style-name="ce4" table:formula="of:=['account types'.$C$17]&amp;TEXT([.I17];['account types'.$B$17])&amp;['account types'.$D$17]" office:value-type="string" office:string-value="1">
              <text:p>1</text:p>
            </table:table-cell>
            <table:table-cell table:style-name="ce4" table:formula="of:=IF(EXACT([.H16];[.H17]);IF(EXACT([.I16];[.I17]);[.K16];CELL(&quot;Row&quot;;[.K17]));[.H17])" office:value-type="float" office:value="5">
              <text:p>5</text:p>
            </table:table-cell>
            <table:table-cell table:style-name="ce4" table:formula="of:=IF(AND([.$A17]&lt;=[.M$1];[.$A16]&gt;[.$A17]);0;IF(EXACT([.$A17];[.M$1]+1);[.L16]+1;[.L16]))" office:value-type="float" office:value="3">
              <text:p>3</text:p>
            </table:table-cell>
            <table:table-cell table:style-name="ce4" table:formula="of:=['account types'.$C$18]&amp;TEXT([.L17];['account types'.$B$18])&amp;['account types'.$D$18]" office:value-type="string" office:string-value="3">
              <text:p>3</text:p>
            </table:table-cell>
            <table:table-cell table:style-name="ce4" table:formula="of:=IF(EXACT([.K16];[.K17]);IF(EXACT([.L16];[.L17]);[.N16];CELL(&quot;Row&quot;;[.N17]));[.K17])" office:value-type="float" office:value="16">
              <text:p>16</text:p>
            </table:table-cell>
            <table:table-cell table:style-name="ce4" table:formula="of:=IF(AND([.$A17]&lt;=[.P$1];[.$A16]&gt;[.$A17]);0;IF(EXACT([.$A17];[.P$1]+1);[.O16]+1;[.O16]))" office:value-type="float" office:value="0">
              <text:p>0</text:p>
            </table:table-cell>
            <table:table-cell table:style-name="ce4" table:formula="of:=['account types'.$C$19]&amp;TEXT([.O17];['account types'.$B$19])&amp;['account types'.$D$19]" office:value-type="string" office:string-value="0">
              <text:p>0</text:p>
            </table:table-cell>
            <table:table-cell table:style-name="ce4" table:formula="of:=IF(EXACT([.N16];[.N17]);IF(EXACT([.O16];[.O17]);[.Q16];CELL(&quot;Row&quot;;[.Q17]));[.N17])" office:value-type="float" office:value="16">
              <text:p>16</text:p>
            </table:table-cell>
            <table:table-cell table:style-name="ce4" table:formula="of:=IF(AND([.$A17]&lt;=[.S$1];[.$A16]&gt;[.$A17]);0;IF(EXACT([.$A17];[.S$1]+1);[.R16]+1;[.R16]))" office:value-type="float" office:value="1">
              <text:p>1</text:p>
            </table:table-cell>
            <table:table-cell table:style-name="ce4" table:formula="of:=['account types'.$C$20]&amp;TEXT([.R17];['account types'.$B$20])&amp;['account types'.$D$20]" office:value-type="string" office:string-value="1">
              <text:p>1</text:p>
            </table:table-cell>
            <table:table-cell table:style-name="ce4" table:formula="of:=IF(EXACT([.Q16];[.Q17]);IF(EXACT([.R16];[.R17]);[.T16];CELL(&quot;Row&quot;;[.T17]));[.Q17])" office:value-type="float" office:value="17">
              <text:p>17</text:p>
            </table:table-cell>
            <table:table-cell table:style-name="ce6" table:formula="of:=NOT(AND(OR([.A16]&gt;[.A17];[.A16]=[.A17]);[.A16]&lt;&gt;7))" office:value-type="boolean" office:boolean-value="true">
              <text:p>TRUE</text:p>
            </table:table-cell>
            <table:table-cell table:style-name="Nivel7" table:formula="of:=CONCATENATE([.D17];[.G17];[.J17];[.M17];[.P17];[.S17])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111301">
              <text:p>111301</text:p>
            </table:table-cell>
            <table:table-cell table:style-name="ce7" office:value-type="string">
              <text:p>Cuenta PayPal 1</text:p>
            </table:table-cell>
            <table:table-cell table:style-name="Nivel7" table:formula="of:=[.W17]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Cuenta PayPal 1">
              <text:p>Cuenta PayPal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17];1);&quot;&quot;;IF(EXACT([.A17];2);INDIRECT(CONCATENATE(&quot;V&quot;;[.B17]));IF(EXACT([.A17];3);INDIRECT(CONCATENATE(&quot;V&quot;;[.E17]));IF(EXACT([.A17];4);INDIRECT(CONCATENATE(&quot;V&quot;;[.H17]));IF(EXACT([.A17];5);INDIRECT(CONCATENATE(&quot;V&quot;;[.K17]));IF(EXACT([.A17];6);INDIRECT(CONCATENATE(&quot;V&quot;;[.N17]));IF(EXACT([.A17];7);INDIRECT(CONCATENATE(&quot;V&quot;;[.Q17])))))))))" office:value-type="string" office:string-value="111300">
              <text:p>111300</text:p>
            </table:table-cell>
            <table:table-cell table:style-name="ce9" table:formula="of:=NOT(OR(AND(NOT(EXACT([.A17];7));NOT(EXACT([.AD17];&quot;view&quot;)));AND(EXACT([.A17];7);EXACT([.AD17];&quot;view&quot;))))" office:value-type="boolean" office:boolean-value="true">
              <text:p>TRUE</text:p>
            </table:table-cell>
            <table:table-cell table:style-name="ce7" office:value-type="string">
              <text:p>cash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];['account types'.$A$2:.$C$12];2)" office:value-type="string" office:string-value="other">
              <text:p>other</text:p>
            </table:table-cell>
            <table:table-cell table:style-name="Datos" table:formula="of:=VLOOKUP([.AD1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8];1);CELL(&quot;Row&quot;;[.B18]);[.B17])" office:value-type="float" office:value="2">
              <text:p>2</text:p>
            </table:table-cell>
            <table:table-cell table:style-name="ce4" table:formula="of:=IF(EXACT([.$A18];1);0;IF(EXACT([.$A18];2);[.C17]+1;[.C17]))" office:value-type="float" office:value="1">
              <text:p>1</text:p>
            </table:table-cell>
            <table:table-cell table:style-name="ce4" table:formula="of:=['account types'.$C$15]&amp;TEXT([.C18];['account types'.$B$15])&amp;['account types'.$D$15]" office:value-type="string" office:string-value="1">
              <text:p>1</text:p>
            </table:table-cell>
            <table:table-cell table:style-name="ce4" table:formula="of:=IF(EXACT([.B17];[.B18]);IF(EXACT([.C17];[.C18]);[.E17];CELL(&quot;Row&quot;;[.E18]));[.B18])" office:value-type="float" office:value="3">
              <text:p>3</text:p>
            </table:table-cell>
            <table:table-cell table:style-name="ce4" table:formula="of:=IF(AND([.$A18]&lt;=[.G$1];[.$A17]&gt;[.$A18]);0;IF(EXACT([.$A18];[.G$1]+1);[.F17]+1;[.F17]))" office:value-type="float" office:value="1">
              <text:p>1</text:p>
            </table:table-cell>
            <table:table-cell table:style-name="ce4" table:formula="of:=['account types'.$C$16]&amp;TEXT([.F18];['account types'.$B$16])&amp;['account types'.$D$16]" office:value-type="string" office:string-value="1">
              <text:p>1</text:p>
            </table:table-cell>
            <table:table-cell table:style-name="ce4" table:formula="of:=IF(EXACT([.E17];[.E18]);IF(EXACT([.F17];[.F18]);[.H17];CELL(&quot;Row&quot;;[.H18]));[.E18])" office:value-type="float" office:value="4">
              <text:p>4</text:p>
            </table:table-cell>
            <table:table-cell table:style-name="ce4" table:formula="of:=IF(AND([.$A18]&lt;=[.J$1];[.$A17]&gt;[.$A18]);0;IF(EXACT([.$A18];[.J$1]+1);[.I17]+1;[.I17]))" office:value-type="float" office:value="1">
              <text:p>1</text:p>
            </table:table-cell>
            <table:table-cell table:style-name="ce4" table:formula="of:=['account types'.$C$17]&amp;TEXT([.I18];['account types'.$B$17])&amp;['account types'.$D$17]" office:value-type="string" office:string-value="1">
              <text:p>1</text:p>
            </table:table-cell>
            <table:table-cell table:style-name="ce4" table:formula="of:=IF(EXACT([.H17];[.H18]);IF(EXACT([.I17];[.I18]);[.K17];CELL(&quot;Row&quot;;[.K18]));[.H18])" office:value-type="float" office:value="5">
              <text:p>5</text:p>
            </table:table-cell>
            <table:table-cell table:style-name="ce4" table:formula="of:=IF(AND([.$A18]&lt;=[.M$1];[.$A17]&gt;[.$A18]);0;IF(EXACT([.$A18];[.M$1]+1);[.L17]+1;[.L17]))" office:value-type="float" office:value="4">
              <text:p>4</text:p>
            </table:table-cell>
            <table:table-cell table:style-name="ce4" table:formula="of:=['account types'.$C$18]&amp;TEXT([.L18];['account types'.$B$18])&amp;['account types'.$D$18]" office:value-type="string" office:string-value="4">
              <text:p>4</text:p>
            </table:table-cell>
            <table:table-cell table:style-name="ce4" table:formula="of:=IF(EXACT([.K17];[.K18]);IF(EXACT([.L17];[.L18]);[.N17];CELL(&quot;Row&quot;;[.N18]));[.K18])" office:value-type="float" office:value="18">
              <text:p>18</text:p>
            </table:table-cell>
            <table:table-cell table:style-name="ce4" table:formula="of:=IF(AND([.$A18]&lt;=[.P$1];[.$A17]&gt;[.$A18]);0;IF(EXACT([.$A18];[.P$1]+1);[.O17]+1;[.O17]))" office:value-type="float" office:value="0">
              <text:p>0</text:p>
            </table:table-cell>
            <table:table-cell table:style-name="ce4" table:formula="of:=['account types'.$C$19]&amp;TEXT([.O18];['account types'.$B$19])&amp;['account types'.$D$19]" office:value-type="string" office:string-value="0">
              <text:p>0</text:p>
            </table:table-cell>
            <table:table-cell table:style-name="ce4" table:formula="of:=IF(EXACT([.N17];[.N18]);IF(EXACT([.O17];[.O18]);[.Q17];CELL(&quot;Row&quot;;[.Q18]));[.N18])" office:value-type="float" office:value="18">
              <text:p>18</text:p>
            </table:table-cell>
            <table:table-cell table:style-name="ce4" table:formula="of:=IF(AND([.$A18]&lt;=[.S$1];[.$A17]&gt;[.$A18]);0;IF(EXACT([.$A18];[.S$1]+1);[.R17]+1;[.R17]))" office:value-type="float" office:value="0">
              <text:p>0</text:p>
            </table:table-cell>
            <table:table-cell table:style-name="ce4" table:formula="of:=['account types'.$C$20]&amp;TEXT([.R18];['account types'.$B$20])&amp;['account types'.$D$20]" office:value-type="string" office:string-value="0">
              <text:p>0</text:p>
            </table:table-cell>
            <table:table-cell table:style-name="ce4" table:formula="of:=IF(EXACT([.Q17];[.Q18]);IF(EXACT([.R17];[.R18]);[.T17];CELL(&quot;Row&quot;;[.T18]));[.Q18])" office:value-type="float" office:value="18">
              <text:p>18</text:p>
            </table:table-cell>
            <table:table-cell table:style-name="ce6" table:formula="of:=NOT(AND(OR([.A17]&gt;[.A18];[.A17]=[.A18]);[.A17]&lt;&gt;7))" office:value-type="boolean" office:boolean-value="true">
              <text:p>TRUE</text:p>
            </table:table-cell>
            <table:table-cell table:style-name="Nivel5" table:formula="of:=CONCATENATE([.D18];[.G18];[.J18];[.M18];[.P18];[.S18])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111400">
              <text:p>111400</text:p>
            </table:table-cell>
            <table:table-cell table:style-name="ce7" office:value-type="string">
              <text:p>Fondos en tránsito</text:p>
            </table:table-cell>
            <table:table-cell table:style-name="Nivel5" table:formula="of:=[.W18]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Fondos en tránsito">
              <text:p>Fondos en tránsi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FT</text:p>
            </table:table-cell>
            <table:table-cell table:style-name="Datos" table:formula="of:=IF(EXACT([.A18];1);&quot;&quot;;IF(EXACT([.A18];2);INDIRECT(CONCATENATE(&quot;V&quot;;[.B18]));IF(EXACT([.A18];3);INDIRECT(CONCATENATE(&quot;V&quot;;[.E18]));IF(EXACT([.A18];4);INDIRECT(CONCATENATE(&quot;V&quot;;[.H18]));IF(EXACT([.A18];5);INDIRECT(CONCATENATE(&quot;V&quot;;[.K18]));IF(EXACT([.A18];6);INDIRECT(CONCATENATE(&quot;V&quot;;[.N18]));IF(EXACT([.A18];7);INDIRECT(CONCATENATE(&quot;V&quot;;[.Q18])))))))))" office:value-type="string" office:string-value="111000">
              <text:p>111000</text:p>
            </table:table-cell>
            <table:table-cell table:style-name="ce9" table:formula="of:=NOT(OR(AND(NOT(EXACT([.A18];7));NOT(EXACT([.AD18];&quot;view&quot;)));AND(EXACT([.A18];7);EXACT([.AD1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];['account types'.$A$2:.$C$12];2)" office:value-type="string" office:string-value="view">
              <text:p>view</text:p>
            </table:table-cell>
            <table:table-cell table:style-name="Datos" table:formula="of:=VLOOKUP([.AD1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9];1);CELL(&quot;Row&quot;;[.B19]);[.B18])" office:value-type="float" office:value="2">
              <text:p>2</text:p>
            </table:table-cell>
            <table:table-cell table:style-name="ce4" table:formula="of:=IF(EXACT([.$A19];1);0;IF(EXACT([.$A19];2);[.C18]+1;[.C18]))" office:value-type="float" office:value="1">
              <text:p>1</text:p>
            </table:table-cell>
            <table:table-cell table:style-name="ce4" table:formula="of:=['account types'.$C$15]&amp;TEXT([.C19];['account types'.$B$15])&amp;['account types'.$D$15]" office:value-type="string" office:string-value="1">
              <text:p>1</text:p>
            </table:table-cell>
            <table:table-cell table:style-name="ce4" table:formula="of:=IF(EXACT([.B18];[.B19]);IF(EXACT([.C18];[.C19]);[.E18];CELL(&quot;Row&quot;;[.E19]));[.B19])" office:value-type="float" office:value="3">
              <text:p>3</text:p>
            </table:table-cell>
            <table:table-cell table:style-name="ce4" table:formula="of:=IF(AND([.$A19]&lt;=[.G$1];[.$A18]&gt;[.$A19]);0;IF(EXACT([.$A19];[.G$1]+1);[.F18]+1;[.F18]))" office:value-type="float" office:value="1">
              <text:p>1</text:p>
            </table:table-cell>
            <table:table-cell table:style-name="ce4" table:formula="of:=['account types'.$C$16]&amp;TEXT([.F19];['account types'.$B$16])&amp;['account types'.$D$16]" office:value-type="string" office:string-value="1">
              <text:p>1</text:p>
            </table:table-cell>
            <table:table-cell table:style-name="ce4" table:formula="of:=IF(EXACT([.E18];[.E19]);IF(EXACT([.F18];[.F19]);[.H18];CELL(&quot;Row&quot;;[.H19]));[.E19])" office:value-type="float" office:value="4">
              <text:p>4</text:p>
            </table:table-cell>
            <table:table-cell table:style-name="ce4" table:formula="of:=IF(AND([.$A19]&lt;=[.J$1];[.$A18]&gt;[.$A19]);0;IF(EXACT([.$A19];[.J$1]+1);[.I18]+1;[.I18]))" office:value-type="float" office:value="1">
              <text:p>1</text:p>
            </table:table-cell>
            <table:table-cell table:style-name="ce4" table:formula="of:=['account types'.$C$17]&amp;TEXT([.I19];['account types'.$B$17])&amp;['account types'.$D$17]" office:value-type="string" office:string-value="1">
              <text:p>1</text:p>
            </table:table-cell>
            <table:table-cell table:style-name="ce4" table:formula="of:=IF(EXACT([.H18];[.H19]);IF(EXACT([.I18];[.I19]);[.K18];CELL(&quot;Row&quot;;[.K19]));[.H19])" office:value-type="float" office:value="5">
              <text:p>5</text:p>
            </table:table-cell>
            <table:table-cell table:style-name="ce4" table:formula="of:=IF(AND([.$A19]&lt;=[.M$1];[.$A18]&gt;[.$A19]);0;IF(EXACT([.$A19];[.M$1]+1);[.L18]+1;[.L18]))" office:value-type="float" office:value="4">
              <text:p>4</text:p>
            </table:table-cell>
            <table:table-cell table:style-name="ce4" table:formula="of:=['account types'.$C$18]&amp;TEXT([.L19];['account types'.$B$18])&amp;['account types'.$D$18]" office:value-type="string" office:string-value="4">
              <text:p>4</text:p>
            </table:table-cell>
            <table:table-cell table:style-name="ce4" table:formula="of:=IF(EXACT([.K18];[.K19]);IF(EXACT([.L18];[.L19]);[.N18];CELL(&quot;Row&quot;;[.N19]));[.K19])" office:value-type="float" office:value="18">
              <text:p>18</text:p>
            </table:table-cell>
            <table:table-cell table:style-name="ce4" table:formula="of:=IF(AND([.$A19]&lt;=[.P$1];[.$A18]&gt;[.$A19]);0;IF(EXACT([.$A19];[.P$1]+1);[.O18]+1;[.O18]))" office:value-type="float" office:value="0">
              <text:p>0</text:p>
            </table:table-cell>
            <table:table-cell table:style-name="ce4" table:formula="of:=['account types'.$C$19]&amp;TEXT([.O19];['account types'.$B$19])&amp;['account types'.$D$19]" office:value-type="string" office:string-value="0">
              <text:p>0</text:p>
            </table:table-cell>
            <table:table-cell table:style-name="ce4" table:formula="of:=IF(EXACT([.N18];[.N19]);IF(EXACT([.O18];[.O19]);[.Q18];CELL(&quot;Row&quot;;[.Q19]));[.N19])" office:value-type="float" office:value="18">
              <text:p>18</text:p>
            </table:table-cell>
            <table:table-cell table:style-name="ce4" table:formula="of:=IF(AND([.$A19]&lt;=[.S$1];[.$A18]&gt;[.$A19]);0;IF(EXACT([.$A19];[.S$1]+1);[.R18]+1;[.R18]))" office:value-type="float" office:value="1">
              <text:p>1</text:p>
            </table:table-cell>
            <table:table-cell table:style-name="ce4" table:formula="of:=['account types'.$C$20]&amp;TEXT([.R19];['account types'.$B$20])&amp;['account types'.$D$20]" office:value-type="string" office:string-value="1">
              <text:p>1</text:p>
            </table:table-cell>
            <table:table-cell table:style-name="ce4" table:formula="of:=IF(EXACT([.Q18];[.Q19]);IF(EXACT([.R18];[.R19]);[.T18];CELL(&quot;Row&quot;;[.T19]));[.Q19])" office:value-type="float" office:value="19">
              <text:p>19</text:p>
            </table:table-cell>
            <table:table-cell table:style-name="ce6" table:formula="of:=NOT(AND(OR([.A18]&gt;[.A19];[.A18]=[.A19]);[.A18]&lt;&gt;7))" office:value-type="boolean" office:boolean-value="true">
              <text:p>TRUE</text:p>
            </table:table-cell>
            <table:table-cell table:style-name="Nivel7" table:formula="of:=CONCATENATE([.D19];[.G19];[.J19];[.M19];[.P19];[.S19])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111401">
              <text:p>111401</text:p>
            </table:table-cell>
            <table:table-cell table:style-name="ce7" office:value-type="string">
              <text:p>Fondos en tránsito en tesorería</text:p>
            </table:table-cell>
            <table:table-cell table:style-name="Nivel7" table:formula="of:=[.W19]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Fondos en tránsito en tesorería">
              <text:p>Fondos en tránsito en tesorerí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rans. Tes.</text:p>
            </table:table-cell>
            <table:table-cell table:style-name="Datos" table:formula="of:=IF(EXACT([.A19];1);&quot;&quot;;IF(EXACT([.A19];2);INDIRECT(CONCATENATE(&quot;V&quot;;[.B19]));IF(EXACT([.A19];3);INDIRECT(CONCATENATE(&quot;V&quot;;[.E19]));IF(EXACT([.A19];4);INDIRECT(CONCATENATE(&quot;V&quot;;[.H19]));IF(EXACT([.A19];5);INDIRECT(CONCATENATE(&quot;V&quot;;[.K19]));IF(EXACT([.A19];6);INDIRECT(CONCATENATE(&quot;V&quot;;[.N19]));IF(EXACT([.A19];7);INDIRECT(CONCATENATE(&quot;V&quot;;[.Q19])))))))))" office:value-type="string" office:string-value="111400">
              <text:p>111400</text:p>
            </table:table-cell>
            <table:table-cell table:style-name="ce9" table:formula="of:=NOT(OR(AND(NOT(EXACT([.A19];7));NOT(EXACT([.AD19];&quot;view&quot;)));AND(EXACT([.A19];7);EXACT([.AD19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9];['account types'.$A$2:.$C$12];2)" office:value-type="string" office:string-value="other">
              <text:p>other</text:p>
            </table:table-cell>
            <table:table-cell table:style-name="Datos" table:formula="of:=VLOOKUP([.AD1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0];1);CELL(&quot;Row&quot;;[.B20]);[.B19])" office:value-type="float" office:value="2">
              <text:p>2</text:p>
            </table:table-cell>
            <table:table-cell table:style-name="ce4" table:formula="of:=IF(EXACT([.$A20];1);0;IF(EXACT([.$A20];2);[.C19]+1;[.C19]))" office:value-type="float" office:value="1">
              <text:p>1</text:p>
            </table:table-cell>
            <table:table-cell table:style-name="ce4" table:formula="of:=['account types'.$C$15]&amp;TEXT([.C20];['account types'.$B$15])&amp;['account types'.$D$15]" office:value-type="string" office:string-value="1">
              <text:p>1</text:p>
            </table:table-cell>
            <table:table-cell table:style-name="ce4" table:formula="of:=IF(EXACT([.B19];[.B20]);IF(EXACT([.C19];[.C20]);[.E19];CELL(&quot;Row&quot;;[.E20]));[.B20])" office:value-type="float" office:value="3">
              <text:p>3</text:p>
            </table:table-cell>
            <table:table-cell table:style-name="ce4" table:formula="of:=IF(AND([.$A20]&lt;=[.G$1];[.$A19]&gt;[.$A20]);0;IF(EXACT([.$A20];[.G$1]+1);[.F19]+1;[.F19]))" office:value-type="float" office:value="1">
              <text:p>1</text:p>
            </table:table-cell>
            <table:table-cell table:style-name="ce4" table:formula="of:=['account types'.$C$16]&amp;TEXT([.F20];['account types'.$B$16])&amp;['account types'.$D$16]" office:value-type="string" office:string-value="1">
              <text:p>1</text:p>
            </table:table-cell>
            <table:table-cell table:style-name="ce4" table:formula="of:=IF(EXACT([.E19];[.E20]);IF(EXACT([.F19];[.F20]);[.H19];CELL(&quot;Row&quot;;[.H20]));[.E20])" office:value-type="float" office:value="4">
              <text:p>4</text:p>
            </table:table-cell>
            <table:table-cell table:style-name="ce4" table:formula="of:=IF(AND([.$A20]&lt;=[.J$1];[.$A19]&gt;[.$A20]);0;IF(EXACT([.$A20];[.J$1]+1);[.I19]+1;[.I19]))" office:value-type="float" office:value="1">
              <text:p>1</text:p>
            </table:table-cell>
            <table:table-cell table:style-name="ce4" table:formula="of:=['account types'.$C$17]&amp;TEXT([.I20];['account types'.$B$17])&amp;['account types'.$D$17]" office:value-type="string" office:string-value="1">
              <text:p>1</text:p>
            </table:table-cell>
            <table:table-cell table:style-name="ce4" table:formula="of:=IF(EXACT([.H19];[.H20]);IF(EXACT([.I19];[.I20]);[.K19];CELL(&quot;Row&quot;;[.K20]));[.H20])" office:value-type="float" office:value="5">
              <text:p>5</text:p>
            </table:table-cell>
            <table:table-cell table:style-name="ce4" table:formula="of:=IF(AND([.$A20]&lt;=[.M$1];[.$A19]&gt;[.$A20]);0;IF(EXACT([.$A20];[.M$1]+1);[.L19]+1;[.L19]))" office:value-type="float" office:value="4">
              <text:p>4</text:p>
            </table:table-cell>
            <table:table-cell table:style-name="ce4" table:formula="of:=['account types'.$C$18]&amp;TEXT([.L20];['account types'.$B$18])&amp;['account types'.$D$18]" office:value-type="string" office:string-value="4">
              <text:p>4</text:p>
            </table:table-cell>
            <table:table-cell table:style-name="ce4" table:formula="of:=IF(EXACT([.K19];[.K20]);IF(EXACT([.L19];[.L20]);[.N19];CELL(&quot;Row&quot;;[.N20]));[.K20])" office:value-type="float" office:value="18">
              <text:p>18</text:p>
            </table:table-cell>
            <table:table-cell table:style-name="ce4" table:formula="of:=IF(AND([.$A20]&lt;=[.P$1];[.$A19]&gt;[.$A20]);0;IF(EXACT([.$A20];[.P$1]+1);[.O19]+1;[.O19]))" office:value-type="float" office:value="0">
              <text:p>0</text:p>
            </table:table-cell>
            <table:table-cell table:style-name="ce4" table:formula="of:=['account types'.$C$19]&amp;TEXT([.O20];['account types'.$B$19])&amp;['account types'.$D$19]" office:value-type="string" office:string-value="0">
              <text:p>0</text:p>
            </table:table-cell>
            <table:table-cell table:style-name="ce4" table:formula="of:=IF(EXACT([.N19];[.N20]);IF(EXACT([.O19];[.O20]);[.Q19];CELL(&quot;Row&quot;;[.Q20]));[.N20])" office:value-type="float" office:value="18">
              <text:p>18</text:p>
            </table:table-cell>
            <table:table-cell table:style-name="ce4" table:formula="of:=IF(AND([.$A20]&lt;=[.S$1];[.$A19]&gt;[.$A20]);0;IF(EXACT([.$A20];[.S$1]+1);[.R19]+1;[.R19]))" office:value-type="float" office:value="2">
              <text:p>2</text:p>
            </table:table-cell>
            <table:table-cell table:style-name="ce4" table:formula="of:=['account types'.$C$20]&amp;TEXT([.R20];['account types'.$B$20])&amp;['account types'.$D$20]" office:value-type="string" office:string-value="2">
              <text:p>2</text:p>
            </table:table-cell>
            <table:table-cell table:style-name="ce4" table:formula="of:=IF(EXACT([.Q19];[.Q20]);IF(EXACT([.R19];[.R20]);[.T19];CELL(&quot;Row&quot;;[.T20]));[.Q20])" office:value-type="float" office:value="20">
              <text:p>20</text:p>
            </table:table-cell>
            <table:table-cell table:style-name="ce6" table:formula="of:=NOT(AND(OR([.A19]&gt;[.A20];[.A19]=[.A20]);[.A19]&lt;&gt;7))" office:value-type="boolean" office:boolean-value="true">
              <text:p>TRUE</text:p>
            </table:table-cell>
            <table:table-cell table:style-name="Nivel7" table:formula="of:=CONCATENATE([.D20];[.G20];[.J20];[.M20];[.P20];[.S20])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111402">
              <text:p>111402</text:p>
            </table:table-cell>
            <table:table-cell table:style-name="ce7" office:value-type="string">
              <text:p>Fondos en tránsito en bancos</text:p>
            </table:table-cell>
            <table:table-cell table:style-name="Nivel7" table:formula="of:=[.W20]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Fondos en tránsito en bancos">
              <text:p>Fondos en tránsito en ban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rans. Ban.</text:p>
            </table:table-cell>
            <table:table-cell table:style-name="Datos" table:formula="of:=IF(EXACT([.A20];1);&quot;&quot;;IF(EXACT([.A20];2);INDIRECT(CONCATENATE(&quot;V&quot;;[.B20]));IF(EXACT([.A20];3);INDIRECT(CONCATENATE(&quot;V&quot;;[.E20]));IF(EXACT([.A20];4);INDIRECT(CONCATENATE(&quot;V&quot;;[.H20]));IF(EXACT([.A20];5);INDIRECT(CONCATENATE(&quot;V&quot;;[.K20]));IF(EXACT([.A20];6);INDIRECT(CONCATENATE(&quot;V&quot;;[.N20]));IF(EXACT([.A20];7);INDIRECT(CONCATENATE(&quot;V&quot;;[.Q20])))))))))" office:value-type="string" office:string-value="111400">
              <text:p>111400</text:p>
            </table:table-cell>
            <table:table-cell table:style-name="ce9" table:formula="of:=NOT(OR(AND(NOT(EXACT([.A20];7));NOT(EXACT([.AD20];&quot;view&quot;)));AND(EXACT([.A20];7);EXACT([.AD20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0];['account types'.$A$2:.$C$12];2)" office:value-type="string" office:string-value="other">
              <text:p>other</text:p>
            </table:table-cell>
            <table:table-cell table:style-name="Datos" table:formula="of:=VLOOKUP([.AD2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1];1);CELL(&quot;Row&quot;;[.B21]);[.B20])" office:value-type="float" office:value="2">
              <text:p>2</text:p>
            </table:table-cell>
            <table:table-cell table:style-name="ce4" table:formula="of:=IF(EXACT([.$A21];1);0;IF(EXACT([.$A21];2);[.C20]+1;[.C20]))" office:value-type="float" office:value="1">
              <text:p>1</text:p>
            </table:table-cell>
            <table:table-cell table:style-name="ce4" table:formula="of:=['account types'.$C$15]&amp;TEXT([.C21];['account types'.$B$15])&amp;['account types'.$D$15]" office:value-type="string" office:string-value="1">
              <text:p>1</text:p>
            </table:table-cell>
            <table:table-cell table:style-name="ce4" table:formula="of:=IF(EXACT([.B20];[.B21]);IF(EXACT([.C20];[.C21]);[.E20];CELL(&quot;Row&quot;;[.E21]));[.B21])" office:value-type="float" office:value="3">
              <text:p>3</text:p>
            </table:table-cell>
            <table:table-cell table:style-name="ce4" table:formula="of:=IF(AND([.$A21]&lt;=[.G$1];[.$A20]&gt;[.$A21]);0;IF(EXACT([.$A21];[.G$1]+1);[.F20]+1;[.F20]))" office:value-type="float" office:value="1">
              <text:p>1</text:p>
            </table:table-cell>
            <table:table-cell table:style-name="ce4" table:formula="of:=['account types'.$C$16]&amp;TEXT([.F21];['account types'.$B$16])&amp;['account types'.$D$16]" office:value-type="string" office:string-value="1">
              <text:p>1</text:p>
            </table:table-cell>
            <table:table-cell table:style-name="ce4" table:formula="of:=IF(EXACT([.E20];[.E21]);IF(EXACT([.F20];[.F21]);[.H20];CELL(&quot;Row&quot;;[.H21]));[.E21])" office:value-type="float" office:value="4">
              <text:p>4</text:p>
            </table:table-cell>
            <table:table-cell table:style-name="ce4" table:formula="of:=IF(AND([.$A21]&lt;=[.J$1];[.$A20]&gt;[.$A21]);0;IF(EXACT([.$A21];[.J$1]+1);[.I20]+1;[.I20]))" office:value-type="float" office:value="1">
              <text:p>1</text:p>
            </table:table-cell>
            <table:table-cell table:style-name="ce4" table:formula="of:=['account types'.$C$17]&amp;TEXT([.I21];['account types'.$B$17])&amp;['account types'.$D$17]" office:value-type="string" office:string-value="1">
              <text:p>1</text:p>
            </table:table-cell>
            <table:table-cell table:style-name="ce4" table:formula="of:=IF(EXACT([.H20];[.H21]);IF(EXACT([.I20];[.I21]);[.K20];CELL(&quot;Row&quot;;[.K21]));[.H21])" office:value-type="float" office:value="5">
              <text:p>5</text:p>
            </table:table-cell>
            <table:table-cell table:style-name="ce4" table:formula="of:=IF(AND([.$A21]&lt;=[.M$1];[.$A20]&gt;[.$A21]);0;IF(EXACT([.$A21];[.M$1]+1);[.L20]+1;[.L20]))" office:value-type="float" office:value="4">
              <text:p>4</text:p>
            </table:table-cell>
            <table:table-cell table:style-name="ce4" table:formula="of:=['account types'.$C$18]&amp;TEXT([.L21];['account types'.$B$18])&amp;['account types'.$D$18]" office:value-type="string" office:string-value="4">
              <text:p>4</text:p>
            </table:table-cell>
            <table:table-cell table:style-name="ce4" table:formula="of:=IF(EXACT([.K20];[.K21]);IF(EXACT([.L20];[.L21]);[.N20];CELL(&quot;Row&quot;;[.N21]));[.K21])" office:value-type="float" office:value="18">
              <text:p>18</text:p>
            </table:table-cell>
            <table:table-cell table:style-name="ce4" table:formula="of:=IF(AND([.$A21]&lt;=[.P$1];[.$A20]&gt;[.$A21]);0;IF(EXACT([.$A21];[.P$1]+1);[.O20]+1;[.O20]))" office:value-type="float" office:value="0">
              <text:p>0</text:p>
            </table:table-cell>
            <table:table-cell table:style-name="ce4" table:formula="of:=['account types'.$C$19]&amp;TEXT([.O21];['account types'.$B$19])&amp;['account types'.$D$19]" office:value-type="string" office:string-value="0">
              <text:p>0</text:p>
            </table:table-cell>
            <table:table-cell table:style-name="ce4" table:formula="of:=IF(EXACT([.N20];[.N21]);IF(EXACT([.O20];[.O21]);[.Q20];CELL(&quot;Row&quot;;[.Q21]));[.N21])" office:value-type="float" office:value="18">
              <text:p>18</text:p>
            </table:table-cell>
            <table:table-cell table:style-name="ce4" table:formula="of:=IF(AND([.$A21]&lt;=[.S$1];[.$A20]&gt;[.$A21]);0;IF(EXACT([.$A21];[.S$1]+1);[.R20]+1;[.R20]))" office:value-type="float" office:value="3">
              <text:p>3</text:p>
            </table:table-cell>
            <table:table-cell table:style-name="ce4" table:formula="of:=['account types'.$C$20]&amp;TEXT([.R21];['account types'.$B$20])&amp;['account types'.$D$20]" office:value-type="string" office:string-value="3">
              <text:p>3</text:p>
            </table:table-cell>
            <table:table-cell table:style-name="ce4" table:formula="of:=IF(EXACT([.Q20];[.Q21]);IF(EXACT([.R20];[.R21]);[.T20];CELL(&quot;Row&quot;;[.T21]));[.Q21])" office:value-type="float" office:value="21">
              <text:p>21</text:p>
            </table:table-cell>
            <table:table-cell table:style-name="ce6" table:formula="of:=NOT(AND(OR([.A20]&gt;[.A21];[.A20]=[.A21]);[.A20]&lt;&gt;7))" office:value-type="boolean" office:boolean-value="true">
              <text:p>TRUE</text:p>
            </table:table-cell>
            <table:table-cell table:style-name="Nivel7" table:formula="of:=CONCATENATE([.D21];[.G21];[.J21];[.M21];[.P21];[.S21])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111403">
              <text:p>111403</text:p>
            </table:table-cell>
            <table:table-cell table:style-name="ce7" office:value-type="string">
              <text:p>Fondos en tránsito de PayPal a Bancos</text:p>
            </table:table-cell>
            <table:table-cell table:style-name="Nivel7" table:formula="of:=[.W21]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Fondos en tránsito de PayPal a Bancos">
              <text:p>Fondos en tránsito de PayPal a Banc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Trans. PayPal</text:p>
            </table:table-cell>
            <table:table-cell table:style-name="Datos" table:formula="of:=IF(EXACT([.A21];1);&quot;&quot;;IF(EXACT([.A21];2);INDIRECT(CONCATENATE(&quot;V&quot;;[.B21]));IF(EXACT([.A21];3);INDIRECT(CONCATENATE(&quot;V&quot;;[.E21]));IF(EXACT([.A21];4);INDIRECT(CONCATENATE(&quot;V&quot;;[.H21]));IF(EXACT([.A21];5);INDIRECT(CONCATENATE(&quot;V&quot;;[.K21]));IF(EXACT([.A21];6);INDIRECT(CONCATENATE(&quot;V&quot;;[.N21]));IF(EXACT([.A21];7);INDIRECT(CONCATENATE(&quot;V&quot;;[.Q21])))))))))" office:value-type="string" office:string-value="111400">
              <text:p>111400</text:p>
            </table:table-cell>
            <table:table-cell table:style-name="ce9" table:formula="of:=NOT(OR(AND(NOT(EXACT([.A21];7));NOT(EXACT([.AD21];&quot;view&quot;)));AND(EXACT([.A21];7);EXACT([.AD21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1];['account types'.$A$2:.$C$12];2)" office:value-type="string" office:string-value="other">
              <text:p>other</text:p>
            </table:table-cell>
            <table:table-cell table:style-name="Datos" table:formula="of:=VLOOKUP([.AD2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22];1);CELL(&quot;Row&quot;;[.B22]);[.B21])" office:value-type="float" office:value="2">
              <text:p>2</text:p>
            </table:table-cell>
            <table:table-cell table:style-name="ce4" table:formula="of:=IF(EXACT([.$A22];1);0;IF(EXACT([.$A22];2);[.C21]+1;[.C21]))" office:value-type="float" office:value="1">
              <text:p>1</text:p>
            </table:table-cell>
            <table:table-cell table:style-name="ce4" table:formula="of:=['account types'.$C$15]&amp;TEXT([.C22];['account types'.$B$15])&amp;['account types'.$D$15]" office:value-type="string" office:string-value="1">
              <text:p>1</text:p>
            </table:table-cell>
            <table:table-cell table:style-name="ce4" table:formula="of:=IF(EXACT([.B21];[.B22]);IF(EXACT([.C21];[.C22]);[.E21];CELL(&quot;Row&quot;;[.E22]));[.B22])" office:value-type="float" office:value="3">
              <text:p>3</text:p>
            </table:table-cell>
            <table:table-cell table:style-name="ce4" table:formula="of:=IF(AND([.$A22]&lt;=[.G$1];[.$A21]&gt;[.$A22]);0;IF(EXACT([.$A22];[.G$1]+1);[.F21]+1;[.F21]))" office:value-type="float" office:value="1">
              <text:p>1</text:p>
            </table:table-cell>
            <table:table-cell table:style-name="ce4" table:formula="of:=['account types'.$C$16]&amp;TEXT([.F22];['account types'.$B$16])&amp;['account types'.$D$16]" office:value-type="string" office:string-value="1">
              <text:p>1</text:p>
            </table:table-cell>
            <table:table-cell table:style-name="ce4" table:formula="of:=IF(EXACT([.E21];[.E22]);IF(EXACT([.F21];[.F22]);[.H21];CELL(&quot;Row&quot;;[.H22]));[.E22])" office:value-type="float" office:value="4">
              <text:p>4</text:p>
            </table:table-cell>
            <table:table-cell table:style-name="ce4" table:formula="of:=IF(AND([.$A22]&lt;=[.J$1];[.$A21]&gt;[.$A22]);0;IF(EXACT([.$A22];[.J$1]+1);[.I21]+1;[.I21]))" office:value-type="float" office:value="1">
              <text:p>1</text:p>
            </table:table-cell>
            <table:table-cell table:style-name="ce4" table:formula="of:=['account types'.$C$17]&amp;TEXT([.I22];['account types'.$B$17])&amp;['account types'.$D$17]" office:value-type="string" office:string-value="1">
              <text:p>1</text:p>
            </table:table-cell>
            <table:table-cell table:style-name="ce4" table:formula="of:=IF(EXACT([.H21];[.H22]);IF(EXACT([.I21];[.I22]);[.K21];CELL(&quot;Row&quot;;[.K22]));[.H22])" office:value-type="float" office:value="5">
              <text:p>5</text:p>
            </table:table-cell>
            <table:table-cell table:style-name="ce4" table:formula="of:=IF(AND([.$A22]&lt;=[.M$1];[.$A21]&gt;[.$A22]);0;IF(EXACT([.$A22];[.M$1]+1);[.L21]+1;[.L21]))" office:value-type="float" office:value="5">
              <text:p>5</text:p>
            </table:table-cell>
            <table:table-cell table:style-name="ce4" table:formula="of:=['account types'.$C$18]&amp;TEXT([.L22];['account types'.$B$18])&amp;['account types'.$D$18]" office:value-type="string" office:string-value="5">
              <text:p>5</text:p>
            </table:table-cell>
            <table:table-cell table:style-name="ce4" table:formula="of:=IF(EXACT([.K21];[.K22]);IF(EXACT([.L21];[.L22]);[.N21];CELL(&quot;Row&quot;;[.N22]));[.K22])" office:value-type="float" office:value="22">
              <text:p>22</text:p>
            </table:table-cell>
            <table:table-cell table:style-name="ce4" table:formula="of:=IF(AND([.$A22]&lt;=[.P$1];[.$A21]&gt;[.$A22]);0;IF(EXACT([.$A22];[.P$1]+1);[.O21]+1;[.O21]))" office:value-type="float" office:value="0">
              <text:p>0</text:p>
            </table:table-cell>
            <table:table-cell table:style-name="ce4" table:formula="of:=['account types'.$C$19]&amp;TEXT([.O22];['account types'.$B$19])&amp;['account types'.$D$19]" office:value-type="string" office:string-value="0">
              <text:p>0</text:p>
            </table:table-cell>
            <table:table-cell table:style-name="ce4" table:formula="of:=IF(EXACT([.N21];[.N22]);IF(EXACT([.O21];[.O22]);[.Q21];CELL(&quot;Row&quot;;[.Q22]));[.N22])" office:value-type="float" office:value="22">
              <text:p>22</text:p>
            </table:table-cell>
            <table:table-cell table:style-name="ce4" table:formula="of:=IF(AND([.$A22]&lt;=[.S$1];[.$A21]&gt;[.$A22]);0;IF(EXACT([.$A22];[.S$1]+1);[.R21]+1;[.R21]))" office:value-type="float" office:value="0">
              <text:p>0</text:p>
            </table:table-cell>
            <table:table-cell table:style-name="ce4" table:formula="of:=['account types'.$C$20]&amp;TEXT([.R22];['account types'.$B$20])&amp;['account types'.$D$20]" office:value-type="string" office:string-value="0">
              <text:p>0</text:p>
            </table:table-cell>
            <table:table-cell table:style-name="ce4" table:formula="of:=IF(EXACT([.Q21];[.Q22]);IF(EXACT([.R21];[.R22]);[.T21];CELL(&quot;Row&quot;;[.T22]));[.Q22])" office:value-type="float" office:value="22">
              <text:p>22</text:p>
            </table:table-cell>
            <table:table-cell table:style-name="ce6" table:formula="of:=NOT(AND(OR([.A21]&gt;[.A22];[.A21]=[.A22]);[.A21]&lt;&gt;7))" office:value-type="boolean" office:boolean-value="true">
              <text:p>TRUE</text:p>
            </table:table-cell>
            <table:table-cell table:style-name="Nivel5" table:formula="of:=CONCATENATE([.D22];[.G22];[.J22];[.M22];[.P22];[.S22])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111500">
              <text:p>111500</text:p>
            </table:table-cell>
            <table:table-cell table:style-name="ce7" office:value-type="string">
              <text:p>Inversiones a la vista</text:p>
            </table:table-cell>
            <table:table-cell table:style-name="Nivel5" table:formula="of:=[.W22]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Inversiones a la vista">
              <text:p>Inversiones a la vist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Inv-Vis</text:p>
            </table:table-cell>
            <table:table-cell table:style-name="Datos" table:formula="of:=IF(EXACT([.A22];1);&quot;&quot;;IF(EXACT([.A22];2);INDIRECT(CONCATENATE(&quot;V&quot;;[.B22]));IF(EXACT([.A22];3);INDIRECT(CONCATENATE(&quot;V&quot;;[.E22]));IF(EXACT([.A22];4);INDIRECT(CONCATENATE(&quot;V&quot;;[.H22]));IF(EXACT([.A22];5);INDIRECT(CONCATENATE(&quot;V&quot;;[.K22]));IF(EXACT([.A22];6);INDIRECT(CONCATENATE(&quot;V&quot;;[.N22]));IF(EXACT([.A22];7);INDIRECT(CONCATENATE(&quot;V&quot;;[.Q22])))))))))" office:value-type="string" office:string-value="111000">
              <text:p>111000</text:p>
            </table:table-cell>
            <table:table-cell table:style-name="ce9" table:formula="of:=NOT(OR(AND(NOT(EXACT([.A22];7));NOT(EXACT([.AD22];&quot;view&quot;)));AND(EXACT([.A22];7);EXACT([.AD2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2];['account types'.$A$2:.$C$12];2)" office:value-type="string" office:string-value="view">
              <text:p>view</text:p>
            </table:table-cell>
            <table:table-cell table:style-name="Datos" table:formula="of:=VLOOKUP([.AD2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3];1);CELL(&quot;Row&quot;;[.B23]);[.B22])" office:value-type="float" office:value="2">
              <text:p>2</text:p>
            </table:table-cell>
            <table:table-cell table:style-name="ce4" table:formula="of:=IF(EXACT([.$A23];1);0;IF(EXACT([.$A23];2);[.C22]+1;[.C22]))" office:value-type="float" office:value="1">
              <text:p>1</text:p>
            </table:table-cell>
            <table:table-cell table:style-name="ce4" table:formula="of:=['account types'.$C$15]&amp;TEXT([.C23];['account types'.$B$15])&amp;['account types'.$D$15]" office:value-type="string" office:string-value="1">
              <text:p>1</text:p>
            </table:table-cell>
            <table:table-cell table:style-name="ce4" table:formula="of:=IF(EXACT([.B22];[.B23]);IF(EXACT([.C22];[.C23]);[.E22];CELL(&quot;Row&quot;;[.E23]));[.B23])" office:value-type="float" office:value="3">
              <text:p>3</text:p>
            </table:table-cell>
            <table:table-cell table:style-name="ce4" table:formula="of:=IF(AND([.$A23]&lt;=[.G$1];[.$A22]&gt;[.$A23]);0;IF(EXACT([.$A23];[.G$1]+1);[.F22]+1;[.F22]))" office:value-type="float" office:value="1">
              <text:p>1</text:p>
            </table:table-cell>
            <table:table-cell table:style-name="ce4" table:formula="of:=['account types'.$C$16]&amp;TEXT([.F23];['account types'.$B$16])&amp;['account types'.$D$16]" office:value-type="string" office:string-value="1">
              <text:p>1</text:p>
            </table:table-cell>
            <table:table-cell table:style-name="ce4" table:formula="of:=IF(EXACT([.E22];[.E23]);IF(EXACT([.F22];[.F23]);[.H22];CELL(&quot;Row&quot;;[.H23]));[.E23])" office:value-type="float" office:value="4">
              <text:p>4</text:p>
            </table:table-cell>
            <table:table-cell table:style-name="ce4" table:formula="of:=IF(AND([.$A23]&lt;=[.J$1];[.$A22]&gt;[.$A23]);0;IF(EXACT([.$A23];[.J$1]+1);[.I22]+1;[.I22]))" office:value-type="float" office:value="1">
              <text:p>1</text:p>
            </table:table-cell>
            <table:table-cell table:style-name="ce4" table:formula="of:=['account types'.$C$17]&amp;TEXT([.I23];['account types'.$B$17])&amp;['account types'.$D$17]" office:value-type="string" office:string-value="1">
              <text:p>1</text:p>
            </table:table-cell>
            <table:table-cell table:style-name="ce4" table:formula="of:=IF(EXACT([.H22];[.H23]);IF(EXACT([.I22];[.I23]);[.K22];CELL(&quot;Row&quot;;[.K23]));[.H23])" office:value-type="float" office:value="5">
              <text:p>5</text:p>
            </table:table-cell>
            <table:table-cell table:style-name="ce4" table:formula="of:=IF(AND([.$A23]&lt;=[.M$1];[.$A22]&gt;[.$A23]);0;IF(EXACT([.$A23];[.M$1]+1);[.L22]+1;[.L22]))" office:value-type="float" office:value="5">
              <text:p>5</text:p>
            </table:table-cell>
            <table:table-cell table:style-name="ce4" table:formula="of:=['account types'.$C$18]&amp;TEXT([.L23];['account types'.$B$18])&amp;['account types'.$D$18]" office:value-type="string" office:string-value="5">
              <text:p>5</text:p>
            </table:table-cell>
            <table:table-cell table:style-name="ce4" table:formula="of:=IF(EXACT([.K22];[.K23]);IF(EXACT([.L22];[.L23]);[.N22];CELL(&quot;Row&quot;;[.N23]));[.K23])" office:value-type="float" office:value="22">
              <text:p>22</text:p>
            </table:table-cell>
            <table:table-cell table:style-name="ce4" table:formula="of:=IF(AND([.$A23]&lt;=[.P$1];[.$A22]&gt;[.$A23]);0;IF(EXACT([.$A23];[.P$1]+1);[.O22]+1;[.O22]))" office:value-type="float" office:value="0">
              <text:p>0</text:p>
            </table:table-cell>
            <table:table-cell table:style-name="ce4" table:formula="of:=['account types'.$C$19]&amp;TEXT([.O23];['account types'.$B$19])&amp;['account types'.$D$19]" office:value-type="string" office:string-value="0">
              <text:p>0</text:p>
            </table:table-cell>
            <table:table-cell table:style-name="ce4" table:formula="of:=IF(EXACT([.N22];[.N23]);IF(EXACT([.O22];[.O23]);[.Q22];CELL(&quot;Row&quot;;[.Q23]));[.N23])" office:value-type="float" office:value="22">
              <text:p>22</text:p>
            </table:table-cell>
            <table:table-cell table:style-name="ce4" table:formula="of:=IF(AND([.$A23]&lt;=[.S$1];[.$A22]&gt;[.$A23]);0;IF(EXACT([.$A23];[.S$1]+1);[.R22]+1;[.R22]))" office:value-type="float" office:value="1">
              <text:p>1</text:p>
            </table:table-cell>
            <table:table-cell table:style-name="ce4" table:formula="of:=['account types'.$C$20]&amp;TEXT([.R23];['account types'.$B$20])&amp;['account types'.$D$20]" office:value-type="string" office:string-value="1">
              <text:p>1</text:p>
            </table:table-cell>
            <table:table-cell table:style-name="ce4" table:formula="of:=IF(EXACT([.Q22];[.Q23]);IF(EXACT([.R22];[.R23]);[.T22];CELL(&quot;Row&quot;;[.T23]));[.Q23])" office:value-type="float" office:value="23">
              <text:p>23</text:p>
            </table:table-cell>
            <table:table-cell table:style-name="ce6" table:formula="of:=NOT(AND(OR([.A22]&gt;[.A23];[.A22]=[.A23]);[.A22]&lt;&gt;7))" office:value-type="boolean" office:boolean-value="true">
              <text:p>TRUE</text:p>
            </table:table-cell>
            <table:table-cell table:style-name="Nivel7" table:formula="of:=CONCATENATE([.D23];[.G23];[.J23];[.M23];[.P23];[.S23])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111501">
              <text:p>111501</text:p>
            </table:table-cell>
            <table:table-cell table:style-name="ce7" office:value-type="string">
              <text:p>Inversión 1</text:p>
            </table:table-cell>
            <table:table-cell table:style-name="Nivel7" table:formula="of:=[.W23]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Inversión 1">
              <text:p>Inversión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23];1);&quot;&quot;;IF(EXACT([.A23];2);INDIRECT(CONCATENATE(&quot;V&quot;;[.B23]));IF(EXACT([.A23];3);INDIRECT(CONCATENATE(&quot;V&quot;;[.E23]));IF(EXACT([.A23];4);INDIRECT(CONCATENATE(&quot;V&quot;;[.H23]));IF(EXACT([.A23];5);INDIRECT(CONCATENATE(&quot;V&quot;;[.K23]));IF(EXACT([.A23];6);INDIRECT(CONCATENATE(&quot;V&quot;;[.N23]));IF(EXACT([.A23];7);INDIRECT(CONCATENATE(&quot;V&quot;;[.Q23])))))))))" office:value-type="string" office:string-value="111500">
              <text:p>111500</text:p>
            </table:table-cell>
            <table:table-cell table:style-name="ce9" table:formula="of:=NOT(OR(AND(NOT(EXACT([.A23];7));NOT(EXACT([.AD23];&quot;view&quot;)));AND(EXACT([.A23];7);EXACT([.AD23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3];['account types'.$A$2:.$C$12];2)" office:value-type="string" office:string-value="other">
              <text:p>other</text:p>
            </table:table-cell>
            <table:table-cell table:style-name="Datos" table:formula="of:=VLOOKUP([.AD2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24];1);CELL(&quot;Row&quot;;[.B24]);[.B23])" office:value-type="float" office:value="2">
              <text:p>2</text:p>
            </table:table-cell>
            <table:table-cell table:style-name="ce4" table:formula="of:=IF(EXACT([.$A24];1);0;IF(EXACT([.$A24];2);[.C23]+1;[.C23]))" office:value-type="float" office:value="1">
              <text:p>1</text:p>
            </table:table-cell>
            <table:table-cell table:style-name="ce4" table:formula="of:=['account types'.$C$15]&amp;TEXT([.C24];['account types'.$B$15])&amp;['account types'.$D$15]" office:value-type="string" office:string-value="1">
              <text:p>1</text:p>
            </table:table-cell>
            <table:table-cell table:style-name="ce4" table:formula="of:=IF(EXACT([.B23];[.B24]);IF(EXACT([.C23];[.C24]);[.E23];CELL(&quot;Row&quot;;[.E24]));[.B24])" office:value-type="float" office:value="3">
              <text:p>3</text:p>
            </table:table-cell>
            <table:table-cell table:style-name="ce4" table:formula="of:=IF(AND([.$A24]&lt;=[.G$1];[.$A23]&gt;[.$A24]);0;IF(EXACT([.$A24];[.G$1]+1);[.F23]+1;[.F23]))" office:value-type="float" office:value="1">
              <text:p>1</text:p>
            </table:table-cell>
            <table:table-cell table:style-name="ce4" table:formula="of:=['account types'.$C$16]&amp;TEXT([.F24];['account types'.$B$16])&amp;['account types'.$D$16]" office:value-type="string" office:string-value="1">
              <text:p>1</text:p>
            </table:table-cell>
            <table:table-cell table:style-name="ce4" table:formula="of:=IF(EXACT([.E23];[.E24]);IF(EXACT([.F23];[.F24]);[.H23];CELL(&quot;Row&quot;;[.H24]));[.E24])" office:value-type="float" office:value="4">
              <text:p>4</text:p>
            </table:table-cell>
            <table:table-cell table:style-name="ce4" table:formula="of:=IF(AND([.$A24]&lt;=[.J$1];[.$A23]&gt;[.$A24]);0;IF(EXACT([.$A24];[.J$1]+1);[.I23]+1;[.I23]))" office:value-type="float" office:value="2">
              <text:p>2</text:p>
            </table:table-cell>
            <table:table-cell table:style-name="ce4" table:formula="of:=['account types'.$C$17]&amp;TEXT([.I24];['account types'.$B$17])&amp;['account types'.$D$17]" office:value-type="string" office:string-value="2">
              <text:p>2</text:p>
            </table:table-cell>
            <table:table-cell table:style-name="ce4" table:formula="of:=IF(EXACT([.H23];[.H24]);IF(EXACT([.I23];[.I24]);[.K23];CELL(&quot;Row&quot;;[.K24]));[.H24])" office:value-type="float" office:value="24">
              <text:p>24</text:p>
            </table:table-cell>
            <table:table-cell table:style-name="ce4" table:formula="of:=IF(AND([.$A24]&lt;=[.M$1];[.$A23]&gt;[.$A24]);0;IF(EXACT([.$A24];[.M$1]+1);[.L23]+1;[.L23]))" office:value-type="float" office:value="0">
              <text:p>0</text:p>
            </table:table-cell>
            <table:table-cell table:style-name="ce4" table:formula="of:=['account types'.$C$18]&amp;TEXT([.L24];['account types'.$B$18])&amp;['account types'.$D$18]" office:value-type="string" office:string-value="0">
              <text:p>0</text:p>
            </table:table-cell>
            <table:table-cell table:style-name="ce4" table:formula="of:=IF(EXACT([.K23];[.K24]);IF(EXACT([.L23];[.L24]);[.N23];CELL(&quot;Row&quot;;[.N24]));[.K24])" office:value-type="float" office:value="24">
              <text:p>24</text:p>
            </table:table-cell>
            <table:table-cell table:style-name="ce4" table:formula="of:=IF(AND([.$A24]&lt;=[.P$1];[.$A23]&gt;[.$A24]);0;IF(EXACT([.$A24];[.P$1]+1);[.O23]+1;[.O23]))" office:value-type="float" office:value="0">
              <text:p>0</text:p>
            </table:table-cell>
            <table:table-cell table:style-name="ce4" table:formula="of:=['account types'.$C$19]&amp;TEXT([.O24];['account types'.$B$19])&amp;['account types'.$D$19]" office:value-type="string" office:string-value="0">
              <text:p>0</text:p>
            </table:table-cell>
            <table:table-cell table:style-name="ce4" table:formula="of:=IF(EXACT([.N23];[.N24]);IF(EXACT([.O23];[.O24]);[.Q23];CELL(&quot;Row&quot;;[.Q24]));[.N24])" office:value-type="float" office:value="24">
              <text:p>24</text:p>
            </table:table-cell>
            <table:table-cell table:style-name="ce4" table:formula="of:=IF(AND([.$A24]&lt;=[.S$1];[.$A23]&gt;[.$A24]);0;IF(EXACT([.$A24];[.S$1]+1);[.R23]+1;[.R23]))" office:value-type="float" office:value="0">
              <text:p>0</text:p>
            </table:table-cell>
            <table:table-cell table:style-name="ce4" table:formula="of:=['account types'.$C$20]&amp;TEXT([.R24];['account types'.$B$20])&amp;['account types'.$D$20]" office:value-type="string" office:string-value="0">
              <text:p>0</text:p>
            </table:table-cell>
            <table:table-cell table:style-name="ce4" table:formula="of:=IF(EXACT([.Q23];[.Q24]);IF(EXACT([.R23];[.R24]);[.T23];CELL(&quot;Row&quot;;[.T24]));[.Q24])" office:value-type="float" office:value="24">
              <text:p>24</text:p>
            </table:table-cell>
            <table:table-cell table:style-name="ce6" table:formula="of:=NOT(AND(OR([.A23]&gt;[.A24];[.A23]=[.A24]);[.A23]&lt;&gt;7))" office:value-type="boolean" office:boolean-value="true">
              <text:p>TRUE</text:p>
            </table:table-cell>
            <table:table-cell table:style-name="Nivel4" table:formula="of:=CONCATENATE([.D24];[.G24];[.J24];[.M24];[.P24];[.S24])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112000">
              <text:p>112000</text:p>
            </table:table-cell>
            <table:table-cell table:style-name="ce7" office:value-type="string">
              <text:p>Activo circulante exigible</text:p>
            </table:table-cell>
            <table:table-cell table:style-name="Nivel4" table:formula="of:=[.W24]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Activo circulante exigible">
              <text:p>Activo circulante exigibl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Exi</text:p>
            </table:table-cell>
            <table:table-cell table:style-name="Datos" table:formula="of:=IF(EXACT([.A24];1);&quot;&quot;;IF(EXACT([.A24];2);INDIRECT(CONCATENATE(&quot;V&quot;;[.B24]));IF(EXACT([.A24];3);INDIRECT(CONCATENATE(&quot;V&quot;;[.E24]));IF(EXACT([.A24];4);INDIRECT(CONCATENATE(&quot;V&quot;;[.H24]));IF(EXACT([.A24];5);INDIRECT(CONCATENATE(&quot;V&quot;;[.K24]));IF(EXACT([.A24];6);INDIRECT(CONCATENATE(&quot;V&quot;;[.N24]));IF(EXACT([.A24];7);INDIRECT(CONCATENATE(&quot;V&quot;;[.Q24])))))))))" office:value-type="string" office:string-value="110000">
              <text:p>110000</text:p>
            </table:table-cell>
            <table:table-cell table:style-name="ce9" table:formula="of:=NOT(OR(AND(NOT(EXACT([.A24];7));NOT(EXACT([.AD24];&quot;view&quot;)));AND(EXACT([.A24];7);EXACT([.AD2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4];['account types'.$A$2:.$C$12];2)" office:value-type="string" office:string-value="view">
              <text:p>view</text:p>
            </table:table-cell>
            <table:table-cell table:style-name="Datos" table:formula="of:=VLOOKUP([.AD2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5];1);CELL(&quot;Row&quot;;[.B25]);[.B24])" office:value-type="float" office:value="2">
              <text:p>2</text:p>
            </table:table-cell>
            <table:table-cell table:style-name="ce4" table:formula="of:=IF(EXACT([.$A25];1);0;IF(EXACT([.$A25];2);[.C24]+1;[.C24]))" office:value-type="float" office:value="1">
              <text:p>1</text:p>
            </table:table-cell>
            <table:table-cell table:style-name="ce4" table:formula="of:=['account types'.$C$15]&amp;TEXT([.C25];['account types'.$B$15])&amp;['account types'.$D$15]" office:value-type="string" office:string-value="1">
              <text:p>1</text:p>
            </table:table-cell>
            <table:table-cell table:style-name="ce4" table:formula="of:=IF(EXACT([.B24];[.B25]);IF(EXACT([.C24];[.C25]);[.E24];CELL(&quot;Row&quot;;[.E25]));[.B25])" office:value-type="float" office:value="3">
              <text:p>3</text:p>
            </table:table-cell>
            <table:table-cell table:style-name="ce4" table:formula="of:=IF(AND([.$A25]&lt;=[.G$1];[.$A24]&gt;[.$A25]);0;IF(EXACT([.$A25];[.G$1]+1);[.F24]+1;[.F24]))" office:value-type="float" office:value="1">
              <text:p>1</text:p>
            </table:table-cell>
            <table:table-cell table:style-name="ce4" table:formula="of:=['account types'.$C$16]&amp;TEXT([.F25];['account types'.$B$16])&amp;['account types'.$D$16]" office:value-type="string" office:string-value="1">
              <text:p>1</text:p>
            </table:table-cell>
            <table:table-cell table:style-name="ce4" table:formula="of:=IF(EXACT([.E24];[.E25]);IF(EXACT([.F24];[.F25]);[.H24];CELL(&quot;Row&quot;;[.H25]));[.E25])" office:value-type="float" office:value="4">
              <text:p>4</text:p>
            </table:table-cell>
            <table:table-cell table:style-name="ce4" table:formula="of:=IF(AND([.$A25]&lt;=[.J$1];[.$A24]&gt;[.$A25]);0;IF(EXACT([.$A25];[.J$1]+1);[.I24]+1;[.I24]))" office:value-type="float" office:value="2">
              <text:p>2</text:p>
            </table:table-cell>
            <table:table-cell table:style-name="ce4" table:formula="of:=['account types'.$C$17]&amp;TEXT([.I25];['account types'.$B$17])&amp;['account types'.$D$17]" office:value-type="string" office:string-value="2">
              <text:p>2</text:p>
            </table:table-cell>
            <table:table-cell table:style-name="ce4" table:formula="of:=IF(EXACT([.H24];[.H25]);IF(EXACT([.I24];[.I25]);[.K24];CELL(&quot;Row&quot;;[.K25]));[.H25])" office:value-type="float" office:value="24">
              <text:p>24</text:p>
            </table:table-cell>
            <table:table-cell table:style-name="ce4" table:formula="of:=IF(AND([.$A25]&lt;=[.M$1];[.$A24]&gt;[.$A25]);0;IF(EXACT([.$A25];[.M$1]+1);[.L24]+1;[.L24]))" office:value-type="float" office:value="0">
              <text:p>0</text:p>
            </table:table-cell>
            <table:table-cell table:style-name="ce4" table:formula="of:=['account types'.$C$18]&amp;TEXT([.L25];['account types'.$B$18])&amp;['account types'.$D$18]" office:value-type="string" office:string-value="0">
              <text:p>0</text:p>
            </table:table-cell>
            <table:table-cell table:style-name="ce4" table:formula="of:=IF(EXACT([.K24];[.K25]);IF(EXACT([.L24];[.L25]);[.N24];CELL(&quot;Row&quot;;[.N25]));[.K25])" office:value-type="float" office:value="24">
              <text:p>24</text:p>
            </table:table-cell>
            <table:table-cell table:style-name="ce4" table:formula="of:=IF(AND([.$A25]&lt;=[.P$1];[.$A24]&gt;[.$A25]);0;IF(EXACT([.$A25];[.P$1]+1);[.O24]+1;[.O24]))" office:value-type="float" office:value="0">
              <text:p>0</text:p>
            </table:table-cell>
            <table:table-cell table:style-name="ce4" table:formula="of:=['account types'.$C$19]&amp;TEXT([.O25];['account types'.$B$19])&amp;['account types'.$D$19]" office:value-type="string" office:string-value="0">
              <text:p>0</text:p>
            </table:table-cell>
            <table:table-cell table:style-name="ce4" table:formula="of:=IF(EXACT([.N24];[.N25]);IF(EXACT([.O24];[.O25]);[.Q24];CELL(&quot;Row&quot;;[.Q25]));[.N25])" office:value-type="float" office:value="24">
              <text:p>24</text:p>
            </table:table-cell>
            <table:table-cell table:style-name="ce4" table:formula="of:=IF(AND([.$A25]&lt;=[.S$1];[.$A24]&gt;[.$A25]);0;IF(EXACT([.$A25];[.S$1]+1);[.R24]+1;[.R24]))" office:value-type="float" office:value="1">
              <text:p>1</text:p>
            </table:table-cell>
            <table:table-cell table:style-name="ce4" table:formula="of:=['account types'.$C$20]&amp;TEXT([.R25];['account types'.$B$20])&amp;['account types'.$D$20]" office:value-type="string" office:string-value="1">
              <text:p>1</text:p>
            </table:table-cell>
            <table:table-cell table:style-name="ce4" table:formula="of:=IF(EXACT([.Q24];[.Q25]);IF(EXACT([.R24];[.R25]);[.T24];CELL(&quot;Row&quot;;[.T25]));[.Q25])" office:value-type="float" office:value="25">
              <text:p>25</text:p>
            </table:table-cell>
            <table:table-cell table:style-name="ce6" table:formula="of:=NOT(AND(OR([.A24]&gt;[.A25];[.A24]=[.A25]);[.A24]&lt;&gt;7))" office:value-type="boolean" office:boolean-value="true">
              <text:p>TRUE</text:p>
            </table:table-cell>
            <table:table-cell table:style-name="Nivel7" table:formula="of:=CONCATENATE([.D25];[.G25];[.J25];[.M25];[.P25];[.S25])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112001">
              <text:p>112001</text:p>
            </table:table-cell>
            <table:table-cell table:style-name="ce7" office:value-type="string">
              <text:p>Cuentas por cobrar comerciales</text:p>
            </table:table-cell>
            <table:table-cell table:style-name="Nivel7" table:formula="of:=[.W25]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Cuentas por cobrar comerciales">
              <text:p>Cuentas por cobrar comerci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Com</text:p>
            </table:table-cell>
            <table:table-cell table:style-name="Datos" table:formula="of:=IF(EXACT([.A25];1);&quot;&quot;;IF(EXACT([.A25];2);INDIRECT(CONCATENATE(&quot;V&quot;;[.B25]));IF(EXACT([.A25];3);INDIRECT(CONCATENATE(&quot;V&quot;;[.E25]));IF(EXACT([.A25];4);INDIRECT(CONCATENATE(&quot;V&quot;;[.H25]));IF(EXACT([.A25];5);INDIRECT(CONCATENATE(&quot;V&quot;;[.K25]));IF(EXACT([.A25];6);INDIRECT(CONCATENATE(&quot;V&quot;;[.N25]));IF(EXACT([.A25];7);INDIRECT(CONCATENATE(&quot;V&quot;;[.Q25])))))))))" office:value-type="string" office:string-value="112000">
              <text:p>112000</text:p>
            </table:table-cell>
            <table:table-cell table:style-name="ce9" table:formula="of:=NOT(OR(AND(NOT(EXACT([.A25];7));NOT(EXACT([.AD25];&quot;view&quot;)));AND(EXACT([.A25];7);EXACT([.AD25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5];['account types'.$A$2:.$C$12];2)" office:value-type="string" office:string-value="receivable">
              <text:p>receivable</text:p>
            </table:table-cell>
            <table:table-cell table:style-name="Datos" table:formula="of:=VLOOKUP([.AD2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6];1);CELL(&quot;Row&quot;;[.B26]);[.B25])" office:value-type="float" office:value="2">
              <text:p>2</text:p>
            </table:table-cell>
            <table:table-cell table:style-name="ce4" table:formula="of:=IF(EXACT([.$A26];1);0;IF(EXACT([.$A26];2);[.C25]+1;[.C25]))" office:value-type="float" office:value="1">
              <text:p>1</text:p>
            </table:table-cell>
            <table:table-cell table:style-name="ce4" table:formula="of:=['account types'.$C$15]&amp;TEXT([.C26];['account types'.$B$15])&amp;['account types'.$D$15]" office:value-type="string" office:string-value="1">
              <text:p>1</text:p>
            </table:table-cell>
            <table:table-cell table:style-name="ce4" table:formula="of:=IF(EXACT([.B25];[.B26]);IF(EXACT([.C25];[.C26]);[.E25];CELL(&quot;Row&quot;;[.E26]));[.B26])" office:value-type="float" office:value="3">
              <text:p>3</text:p>
            </table:table-cell>
            <table:table-cell table:style-name="ce4" table:formula="of:=IF(AND([.$A26]&lt;=[.G$1];[.$A25]&gt;[.$A26]);0;IF(EXACT([.$A26];[.G$1]+1);[.F25]+1;[.F25]))" office:value-type="float" office:value="1">
              <text:p>1</text:p>
            </table:table-cell>
            <table:table-cell table:style-name="ce4" table:formula="of:=['account types'.$C$16]&amp;TEXT([.F26];['account types'.$B$16])&amp;['account types'.$D$16]" office:value-type="string" office:string-value="1">
              <text:p>1</text:p>
            </table:table-cell>
            <table:table-cell table:style-name="ce4" table:formula="of:=IF(EXACT([.E25];[.E26]);IF(EXACT([.F25];[.F26]);[.H25];CELL(&quot;Row&quot;;[.H26]));[.E26])" office:value-type="float" office:value="4">
              <text:p>4</text:p>
            </table:table-cell>
            <table:table-cell table:style-name="ce4" table:formula="of:=IF(AND([.$A26]&lt;=[.J$1];[.$A25]&gt;[.$A26]);0;IF(EXACT([.$A26];[.J$1]+1);[.I25]+1;[.I25]))" office:value-type="float" office:value="2">
              <text:p>2</text:p>
            </table:table-cell>
            <table:table-cell table:style-name="ce4" table:formula="of:=['account types'.$C$17]&amp;TEXT([.I26];['account types'.$B$17])&amp;['account types'.$D$17]" office:value-type="string" office:string-value="2">
              <text:p>2</text:p>
            </table:table-cell>
            <table:table-cell table:style-name="ce4" table:formula="of:=IF(EXACT([.H25];[.H26]);IF(EXACT([.I25];[.I26]);[.K25];CELL(&quot;Row&quot;;[.K26]));[.H26])" office:value-type="float" office:value="24">
              <text:p>24</text:p>
            </table:table-cell>
            <table:table-cell table:style-name="ce4" table:formula="of:=IF(AND([.$A26]&lt;=[.M$1];[.$A25]&gt;[.$A26]);0;IF(EXACT([.$A26];[.M$1]+1);[.L25]+1;[.L25]))" office:value-type="float" office:value="0">
              <text:p>0</text:p>
            </table:table-cell>
            <table:table-cell table:style-name="ce4" table:formula="of:=['account types'.$C$18]&amp;TEXT([.L26];['account types'.$B$18])&amp;['account types'.$D$18]" office:value-type="string" office:string-value="0">
              <text:p>0</text:p>
            </table:table-cell>
            <table:table-cell table:style-name="ce4" table:formula="of:=IF(EXACT([.K25];[.K26]);IF(EXACT([.L25];[.L26]);[.N25];CELL(&quot;Row&quot;;[.N26]));[.K26])" office:value-type="float" office:value="24">
              <text:p>24</text:p>
            </table:table-cell>
            <table:table-cell table:style-name="ce4" table:formula="of:=IF(AND([.$A26]&lt;=[.P$1];[.$A25]&gt;[.$A26]);0;IF(EXACT([.$A26];[.P$1]+1);[.O25]+1;[.O25]))" office:value-type="float" office:value="0">
              <text:p>0</text:p>
            </table:table-cell>
            <table:table-cell table:style-name="ce4" table:formula="of:=['account types'.$C$19]&amp;TEXT([.O26];['account types'.$B$19])&amp;['account types'.$D$19]" office:value-type="string" office:string-value="0">
              <text:p>0</text:p>
            </table:table-cell>
            <table:table-cell table:style-name="ce4" table:formula="of:=IF(EXACT([.N25];[.N26]);IF(EXACT([.O25];[.O26]);[.Q25];CELL(&quot;Row&quot;;[.Q26]));[.N26])" office:value-type="float" office:value="24">
              <text:p>24</text:p>
            </table:table-cell>
            <table:table-cell table:style-name="ce4" table:formula="of:=IF(AND([.$A26]&lt;=[.S$1];[.$A25]&gt;[.$A26]);0;IF(EXACT([.$A26];[.S$1]+1);[.R25]+1;[.R25]))" office:value-type="float" office:value="2">
              <text:p>2</text:p>
            </table:table-cell>
            <table:table-cell table:style-name="ce4" table:formula="of:=['account types'.$C$20]&amp;TEXT([.R26];['account types'.$B$20])&amp;['account types'.$D$20]" office:value-type="string" office:string-value="2">
              <text:p>2</text:p>
            </table:table-cell>
            <table:table-cell table:style-name="ce4" table:formula="of:=IF(EXACT([.Q25];[.Q26]);IF(EXACT([.R25];[.R26]);[.T25];CELL(&quot;Row&quot;;[.T26]));[.Q26])" office:value-type="float" office:value="26">
              <text:p>26</text:p>
            </table:table-cell>
            <table:table-cell table:style-name="ce6" table:formula="of:=NOT(AND(OR([.A25]&gt;[.A26];[.A25]=[.A26]);[.A25]&lt;&gt;7))" office:value-type="boolean" office:boolean-value="true">
              <text:p>TRUE</text:p>
            </table:table-cell>
            <table:table-cell table:style-name="Nivel7" table:formula="of:=CONCATENATE([.D26];[.G26];[.J26];[.M26];[.P26];[.S26])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112002">
              <text:p>112002</text:p>
            </table:table-cell>
            <table:table-cell table:style-name="ce7" office:value-type="string">
              <text:p>Cuentas por cobrar a compañías relacionadas</text:p>
            </table:table-cell>
            <table:table-cell table:style-name="Nivel7" table:formula="of:=[.W26]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Cuentas por cobrar a compañías relacionadas">
              <text:p>Cuentas por cobrar a compañías relacionad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Rel</text:p>
            </table:table-cell>
            <table:table-cell table:style-name="Datos" table:formula="of:=IF(EXACT([.A26];1);&quot;&quot;;IF(EXACT([.A26];2);INDIRECT(CONCATENATE(&quot;V&quot;;[.B26]));IF(EXACT([.A26];3);INDIRECT(CONCATENATE(&quot;V&quot;;[.E26]));IF(EXACT([.A26];4);INDIRECT(CONCATENATE(&quot;V&quot;;[.H26]));IF(EXACT([.A26];5);INDIRECT(CONCATENATE(&quot;V&quot;;[.K26]));IF(EXACT([.A26];6);INDIRECT(CONCATENATE(&quot;V&quot;;[.N26]));IF(EXACT([.A26];7);INDIRECT(CONCATENATE(&quot;V&quot;;[.Q26])))))))))" office:value-type="string" office:string-value="112000">
              <text:p>112000</text:p>
            </table:table-cell>
            <table:table-cell table:style-name="ce9" table:formula="of:=NOT(OR(AND(NOT(EXACT([.A26];7));NOT(EXACT([.AD26];&quot;view&quot;)));AND(EXACT([.A26];7);EXACT([.AD26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6];['account types'.$A$2:.$C$12];2)" office:value-type="string" office:string-value="receivable">
              <text:p>receivable</text:p>
            </table:table-cell>
            <table:table-cell table:style-name="Datos" table:formula="of:=VLOOKUP([.AD26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7];1);CELL(&quot;Row&quot;;[.B27]);[.B26])" office:value-type="float" office:value="2">
              <text:p>2</text:p>
            </table:table-cell>
            <table:table-cell table:style-name="ce4" table:formula="of:=IF(EXACT([.$A27];1);0;IF(EXACT([.$A27];2);[.C26]+1;[.C26]))" office:value-type="float" office:value="1">
              <text:p>1</text:p>
            </table:table-cell>
            <table:table-cell table:style-name="ce4" table:formula="of:=['account types'.$C$15]&amp;TEXT([.C27];['account types'.$B$15])&amp;['account types'.$D$15]" office:value-type="string" office:string-value="1">
              <text:p>1</text:p>
            </table:table-cell>
            <table:table-cell table:style-name="ce4" table:formula="of:=IF(EXACT([.B26];[.B27]);IF(EXACT([.C26];[.C27]);[.E26];CELL(&quot;Row&quot;;[.E27]));[.B27])" office:value-type="float" office:value="3">
              <text:p>3</text:p>
            </table:table-cell>
            <table:table-cell table:style-name="ce4" table:formula="of:=IF(AND([.$A27]&lt;=[.G$1];[.$A26]&gt;[.$A27]);0;IF(EXACT([.$A27];[.G$1]+1);[.F26]+1;[.F26]))" office:value-type="float" office:value="1">
              <text:p>1</text:p>
            </table:table-cell>
            <table:table-cell table:style-name="ce4" table:formula="of:=['account types'.$C$16]&amp;TEXT([.F27];['account types'.$B$16])&amp;['account types'.$D$16]" office:value-type="string" office:string-value="1">
              <text:p>1</text:p>
            </table:table-cell>
            <table:table-cell table:style-name="ce4" table:formula="of:=IF(EXACT([.E26];[.E27]);IF(EXACT([.F26];[.F27]);[.H26];CELL(&quot;Row&quot;;[.H27]));[.E27])" office:value-type="float" office:value="4">
              <text:p>4</text:p>
            </table:table-cell>
            <table:table-cell table:style-name="ce4" table:formula="of:=IF(AND([.$A27]&lt;=[.J$1];[.$A26]&gt;[.$A27]);0;IF(EXACT([.$A27];[.J$1]+1);[.I26]+1;[.I26]))" office:value-type="float" office:value="2">
              <text:p>2</text:p>
            </table:table-cell>
            <table:table-cell table:style-name="ce4" table:formula="of:=['account types'.$C$17]&amp;TEXT([.I27];['account types'.$B$17])&amp;['account types'.$D$17]" office:value-type="string" office:string-value="2">
              <text:p>2</text:p>
            </table:table-cell>
            <table:table-cell table:style-name="ce4" table:formula="of:=IF(EXACT([.H26];[.H27]);IF(EXACT([.I26];[.I27]);[.K26];CELL(&quot;Row&quot;;[.K27]));[.H27])" office:value-type="float" office:value="24">
              <text:p>24</text:p>
            </table:table-cell>
            <table:table-cell table:style-name="ce4" table:formula="of:=IF(AND([.$A27]&lt;=[.M$1];[.$A26]&gt;[.$A27]);0;IF(EXACT([.$A27];[.M$1]+1);[.L26]+1;[.L26]))" office:value-type="float" office:value="0">
              <text:p>0</text:p>
            </table:table-cell>
            <table:table-cell table:style-name="ce4" table:formula="of:=['account types'.$C$18]&amp;TEXT([.L27];['account types'.$B$18])&amp;['account types'.$D$18]" office:value-type="string" office:string-value="0">
              <text:p>0</text:p>
            </table:table-cell>
            <table:table-cell table:style-name="ce4" table:formula="of:=IF(EXACT([.K26];[.K27]);IF(EXACT([.L26];[.L27]);[.N26];CELL(&quot;Row&quot;;[.N27]));[.K27])" office:value-type="float" office:value="24">
              <text:p>24</text:p>
            </table:table-cell>
            <table:table-cell table:style-name="ce4" table:formula="of:=IF(AND([.$A27]&lt;=[.P$1];[.$A26]&gt;[.$A27]);0;IF(EXACT([.$A27];[.P$1]+1);[.O26]+1;[.O26]))" office:value-type="float" office:value="0">
              <text:p>0</text:p>
            </table:table-cell>
            <table:table-cell table:style-name="ce4" table:formula="of:=['account types'.$C$19]&amp;TEXT([.O27];['account types'.$B$19])&amp;['account types'.$D$19]" office:value-type="string" office:string-value="0">
              <text:p>0</text:p>
            </table:table-cell>
            <table:table-cell table:style-name="ce4" table:formula="of:=IF(EXACT([.N26];[.N27]);IF(EXACT([.O26];[.O27]);[.Q26];CELL(&quot;Row&quot;;[.Q27]));[.N27])" office:value-type="float" office:value="24">
              <text:p>24</text:p>
            </table:table-cell>
            <table:table-cell table:style-name="ce4" table:formula="of:=IF(AND([.$A27]&lt;=[.S$1];[.$A26]&gt;[.$A27]);0;IF(EXACT([.$A27];[.S$1]+1);[.R26]+1;[.R26]))" office:value-type="float" office:value="3">
              <text:p>3</text:p>
            </table:table-cell>
            <table:table-cell table:style-name="ce4" table:formula="of:=['account types'.$C$20]&amp;TEXT([.R27];['account types'.$B$20])&amp;['account types'.$D$20]" office:value-type="string" office:string-value="3">
              <text:p>3</text:p>
            </table:table-cell>
            <table:table-cell table:style-name="ce4" table:formula="of:=IF(EXACT([.Q26];[.Q27]);IF(EXACT([.R26];[.R27]);[.T26];CELL(&quot;Row&quot;;[.T27]));[.Q27])" office:value-type="float" office:value="27">
              <text:p>27</text:p>
            </table:table-cell>
            <table:table-cell table:style-name="ce6" table:formula="of:=NOT(AND(OR([.A26]&gt;[.A27];[.A26]=[.A27]);[.A26]&lt;&gt;7))" office:value-type="boolean" office:boolean-value="true">
              <text:p>TRUE</text:p>
            </table:table-cell>
            <table:table-cell table:style-name="Nivel7" table:formula="of:=CONCATENATE([.D27];[.G27];[.J27];[.M27];[.P27];[.S27])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112003">
              <text:p>112003</text:p>
            </table:table-cell>
            <table:table-cell table:style-name="ce7" office:value-type="string">
              <text:p>Cuentas por cobrar a empleados</text:p>
            </table:table-cell>
            <table:table-cell table:style-name="Nivel7" table:formula="of:=[.W27]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Cuentas por cobrar a empleados">
              <text:p>Cuentas por cobrar a emplead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Emp</text:p>
            </table:table-cell>
            <table:table-cell table:style-name="Datos" table:formula="of:=IF(EXACT([.A27];1);&quot;&quot;;IF(EXACT([.A27];2);INDIRECT(CONCATENATE(&quot;V&quot;;[.B27]));IF(EXACT([.A27];3);INDIRECT(CONCATENATE(&quot;V&quot;;[.E27]));IF(EXACT([.A27];4);INDIRECT(CONCATENATE(&quot;V&quot;;[.H27]));IF(EXACT([.A27];5);INDIRECT(CONCATENATE(&quot;V&quot;;[.K27]));IF(EXACT([.A27];6);INDIRECT(CONCATENATE(&quot;V&quot;;[.N27]));IF(EXACT([.A27];7);INDIRECT(CONCATENATE(&quot;V&quot;;[.Q27])))))))))" office:value-type="string" office:string-value="112000">
              <text:p>112000</text:p>
            </table:table-cell>
            <table:table-cell table:style-name="ce9" table:formula="of:=NOT(OR(AND(NOT(EXACT([.A27];7));NOT(EXACT([.AD27];&quot;view&quot;)));AND(EXACT([.A27];7);EXACT([.AD27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7];['account types'.$A$2:.$C$12];2)" office:value-type="string" office:string-value="receivable">
              <text:p>receivable</text:p>
            </table:table-cell>
            <table:table-cell table:style-name="Datos" table:formula="of:=VLOOKUP([.AD2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8];1);CELL(&quot;Row&quot;;[.B28]);[.B27])" office:value-type="float" office:value="2">
              <text:p>2</text:p>
            </table:table-cell>
            <table:table-cell table:style-name="ce4" table:formula="of:=IF(EXACT([.$A28];1);0;IF(EXACT([.$A28];2);[.C27]+1;[.C27]))" office:value-type="float" office:value="1">
              <text:p>1</text:p>
            </table:table-cell>
            <table:table-cell table:style-name="ce4" table:formula="of:=['account types'.$C$15]&amp;TEXT([.C28];['account types'.$B$15])&amp;['account types'.$D$15]" office:value-type="string" office:string-value="1">
              <text:p>1</text:p>
            </table:table-cell>
            <table:table-cell table:style-name="ce4" table:formula="of:=IF(EXACT([.B27];[.B28]);IF(EXACT([.C27];[.C28]);[.E27];CELL(&quot;Row&quot;;[.E28]));[.B28])" office:value-type="float" office:value="3">
              <text:p>3</text:p>
            </table:table-cell>
            <table:table-cell table:style-name="ce4" table:formula="of:=IF(AND([.$A28]&lt;=[.G$1];[.$A27]&gt;[.$A28]);0;IF(EXACT([.$A28];[.G$1]+1);[.F27]+1;[.F27]))" office:value-type="float" office:value="1">
              <text:p>1</text:p>
            </table:table-cell>
            <table:table-cell table:style-name="ce4" table:formula="of:=['account types'.$C$16]&amp;TEXT([.F28];['account types'.$B$16])&amp;['account types'.$D$16]" office:value-type="string" office:string-value="1">
              <text:p>1</text:p>
            </table:table-cell>
            <table:table-cell table:style-name="ce4" table:formula="of:=IF(EXACT([.E27];[.E28]);IF(EXACT([.F27];[.F28]);[.H27];CELL(&quot;Row&quot;;[.H28]));[.E28])" office:value-type="float" office:value="4">
              <text:p>4</text:p>
            </table:table-cell>
            <table:table-cell table:style-name="ce4" table:formula="of:=IF(AND([.$A28]&lt;=[.J$1];[.$A27]&gt;[.$A28]);0;IF(EXACT([.$A28];[.J$1]+1);[.I27]+1;[.I27]))" office:value-type="float" office:value="2">
              <text:p>2</text:p>
            </table:table-cell>
            <table:table-cell table:style-name="ce4" table:formula="of:=['account types'.$C$17]&amp;TEXT([.I28];['account types'.$B$17])&amp;['account types'.$D$17]" office:value-type="string" office:string-value="2">
              <text:p>2</text:p>
            </table:table-cell>
            <table:table-cell table:style-name="ce4" table:formula="of:=IF(EXACT([.H27];[.H28]);IF(EXACT([.I27];[.I28]);[.K27];CELL(&quot;Row&quot;;[.K28]));[.H28])" office:value-type="float" office:value="24">
              <text:p>24</text:p>
            </table:table-cell>
            <table:table-cell table:style-name="ce4" table:formula="of:=IF(AND([.$A28]&lt;=[.M$1];[.$A27]&gt;[.$A28]);0;IF(EXACT([.$A28];[.M$1]+1);[.L27]+1;[.L27]))" office:value-type="float" office:value="0">
              <text:p>0</text:p>
            </table:table-cell>
            <table:table-cell table:style-name="ce4" table:formula="of:=['account types'.$C$18]&amp;TEXT([.L28];['account types'.$B$18])&amp;['account types'.$D$18]" office:value-type="string" office:string-value="0">
              <text:p>0</text:p>
            </table:table-cell>
            <table:table-cell table:style-name="ce4" table:formula="of:=IF(EXACT([.K27];[.K28]);IF(EXACT([.L27];[.L28]);[.N27];CELL(&quot;Row&quot;;[.N28]));[.K28])" office:value-type="float" office:value="24">
              <text:p>24</text:p>
            </table:table-cell>
            <table:table-cell table:style-name="ce4" table:formula="of:=IF(AND([.$A28]&lt;=[.P$1];[.$A27]&gt;[.$A28]);0;IF(EXACT([.$A28];[.P$1]+1);[.O27]+1;[.O27]))" office:value-type="float" office:value="0">
              <text:p>0</text:p>
            </table:table-cell>
            <table:table-cell table:style-name="ce4" table:formula="of:=['account types'.$C$19]&amp;TEXT([.O28];['account types'.$B$19])&amp;['account types'.$D$19]" office:value-type="string" office:string-value="0">
              <text:p>0</text:p>
            </table:table-cell>
            <table:table-cell table:style-name="ce4" table:formula="of:=IF(EXACT([.N27];[.N28]);IF(EXACT([.O27];[.O28]);[.Q27];CELL(&quot;Row&quot;;[.Q28]));[.N28])" office:value-type="float" office:value="24">
              <text:p>24</text:p>
            </table:table-cell>
            <table:table-cell table:style-name="ce4" table:formula="of:=IF(AND([.$A28]&lt;=[.S$1];[.$A27]&gt;[.$A28]);0;IF(EXACT([.$A28];[.S$1]+1);[.R27]+1;[.R27]))" office:value-type="float" office:value="4">
              <text:p>4</text:p>
            </table:table-cell>
            <table:table-cell table:style-name="ce4" table:formula="of:=['account types'.$C$20]&amp;TEXT([.R28];['account types'.$B$20])&amp;['account types'.$D$20]" office:value-type="string" office:string-value="4">
              <text:p>4</text:p>
            </table:table-cell>
            <table:table-cell table:style-name="ce4" table:formula="of:=IF(EXACT([.Q27];[.Q28]);IF(EXACT([.R27];[.R28]);[.T27];CELL(&quot;Row&quot;;[.T28]));[.Q28])" office:value-type="float" office:value="28">
              <text:p>28</text:p>
            </table:table-cell>
            <table:table-cell table:style-name="ce6" table:formula="of:=NOT(AND(OR([.A27]&gt;[.A28];[.A27]=[.A28]);[.A27]&lt;&gt;7))" office:value-type="boolean" office:boolean-value="true">
              <text:p>TRUE</text:p>
            </table:table-cell>
            <table:table-cell table:style-name="Nivel7" table:formula="of:=CONCATENATE([.D28];[.G28];[.J28];[.M28];[.P28];[.S28])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112004">
              <text:p>112004</text:p>
            </table:table-cell>
            <table:table-cell table:style-name="ce7" office:value-type="string">
              <text:p>Otras cuentas por cobrar</text:p>
            </table:table-cell>
            <table:table-cell table:style-name="Nivel7" table:formula="of:=[.W28]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Otras cuentas por cobrar">
              <text:p>Otras cuentas por cobr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C-Ot</text:p>
            </table:table-cell>
            <table:table-cell table:style-name="Datos" table:formula="of:=IF(EXACT([.A28];1);&quot;&quot;;IF(EXACT([.A28];2);INDIRECT(CONCATENATE(&quot;V&quot;;[.B28]));IF(EXACT([.A28];3);INDIRECT(CONCATENATE(&quot;V&quot;;[.E28]));IF(EXACT([.A28];4);INDIRECT(CONCATENATE(&quot;V&quot;;[.H28]));IF(EXACT([.A28];5);INDIRECT(CONCATENATE(&quot;V&quot;;[.K28]));IF(EXACT([.A28];6);INDIRECT(CONCATENATE(&quot;V&quot;;[.N28]));IF(EXACT([.A28];7);INDIRECT(CONCATENATE(&quot;V&quot;;[.Q28])))))))))" office:value-type="string" office:string-value="112000">
              <text:p>112000</text:p>
            </table:table-cell>
            <table:table-cell table:style-name="ce9" table:formula="of:=NOT(OR(AND(NOT(EXACT([.A28];7));NOT(EXACT([.AD28];&quot;view&quot;)));AND(EXACT([.A28];7);EXACT([.AD28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8];['account types'.$A$2:.$C$12];2)" office:value-type="string" office:string-value="receivable">
              <text:p>receivable</text:p>
            </table:table-cell>
            <table:table-cell table:style-name="Datos" table:formula="of:=VLOOKUP([.AD28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29];1);CELL(&quot;Row&quot;;[.B29]);[.B28])" office:value-type="float" office:value="2">
              <text:p>2</text:p>
            </table:table-cell>
            <table:table-cell table:style-name="ce4" table:formula="of:=IF(EXACT([.$A29];1);0;IF(EXACT([.$A29];2);[.C28]+1;[.C28]))" office:value-type="float" office:value="1">
              <text:p>1</text:p>
            </table:table-cell>
            <table:table-cell table:style-name="ce4" table:formula="of:=['account types'.$C$15]&amp;TEXT([.C29];['account types'.$B$15])&amp;['account types'.$D$15]" office:value-type="string" office:string-value="1">
              <text:p>1</text:p>
            </table:table-cell>
            <table:table-cell table:style-name="ce4" table:formula="of:=IF(EXACT([.B28];[.B29]);IF(EXACT([.C28];[.C29]);[.E28];CELL(&quot;Row&quot;;[.E29]));[.B29])" office:value-type="float" office:value="3">
              <text:p>3</text:p>
            </table:table-cell>
            <table:table-cell table:style-name="ce4" table:formula="of:=IF(AND([.$A29]&lt;=[.G$1];[.$A28]&gt;[.$A29]);0;IF(EXACT([.$A29];[.G$1]+1);[.F28]+1;[.F28]))" office:value-type="float" office:value="1">
              <text:p>1</text:p>
            </table:table-cell>
            <table:table-cell table:style-name="ce4" table:formula="of:=['account types'.$C$16]&amp;TEXT([.F29];['account types'.$B$16])&amp;['account types'.$D$16]" office:value-type="string" office:string-value="1">
              <text:p>1</text:p>
            </table:table-cell>
            <table:table-cell table:style-name="ce4" table:formula="of:=IF(EXACT([.E28];[.E29]);IF(EXACT([.F28];[.F29]);[.H28];CELL(&quot;Row&quot;;[.H29]));[.E29])" office:value-type="float" office:value="4">
              <text:p>4</text:p>
            </table:table-cell>
            <table:table-cell table:style-name="ce4" table:formula="of:=IF(AND([.$A29]&lt;=[.J$1];[.$A28]&gt;[.$A29]);0;IF(EXACT([.$A29];[.J$1]+1);[.I28]+1;[.I28]))" office:value-type="float" office:value="2">
              <text:p>2</text:p>
            </table:table-cell>
            <table:table-cell table:style-name="ce4" table:formula="of:=['account types'.$C$17]&amp;TEXT([.I29];['account types'.$B$17])&amp;['account types'.$D$17]" office:value-type="string" office:string-value="2">
              <text:p>2</text:p>
            </table:table-cell>
            <table:table-cell table:style-name="ce4" table:formula="of:=IF(EXACT([.H28];[.H29]);IF(EXACT([.I28];[.I29]);[.K28];CELL(&quot;Row&quot;;[.K29]));[.H29])" office:value-type="float" office:value="24">
              <text:p>24</text:p>
            </table:table-cell>
            <table:table-cell table:style-name="ce4" table:formula="of:=IF(AND([.$A29]&lt;=[.M$1];[.$A28]&gt;[.$A29]);0;IF(EXACT([.$A29];[.M$1]+1);[.L28]+1;[.L28]))" office:value-type="float" office:value="0">
              <text:p>0</text:p>
            </table:table-cell>
            <table:table-cell table:style-name="ce4" table:formula="of:=['account types'.$C$18]&amp;TEXT([.L29];['account types'.$B$18])&amp;['account types'.$D$18]" office:value-type="string" office:string-value="0">
              <text:p>0</text:p>
            </table:table-cell>
            <table:table-cell table:style-name="ce4" table:formula="of:=IF(EXACT([.K28];[.K29]);IF(EXACT([.L28];[.L29]);[.N28];CELL(&quot;Row&quot;;[.N29]));[.K29])" office:value-type="float" office:value="24">
              <text:p>24</text:p>
            </table:table-cell>
            <table:table-cell table:style-name="ce4" table:formula="of:=IF(AND([.$A29]&lt;=[.P$1];[.$A28]&gt;[.$A29]);0;IF(EXACT([.$A29];[.P$1]+1);[.O28]+1;[.O28]))" office:value-type="float" office:value="0">
              <text:p>0</text:p>
            </table:table-cell>
            <table:table-cell table:style-name="ce4" table:formula="of:=['account types'.$C$19]&amp;TEXT([.O29];['account types'.$B$19])&amp;['account types'.$D$19]" office:value-type="string" office:string-value="0">
              <text:p>0</text:p>
            </table:table-cell>
            <table:table-cell table:style-name="ce4" table:formula="of:=IF(EXACT([.N28];[.N29]);IF(EXACT([.O28];[.O29]);[.Q28];CELL(&quot;Row&quot;;[.Q29]));[.N29])" office:value-type="float" office:value="24">
              <text:p>24</text:p>
            </table:table-cell>
            <table:table-cell table:style-name="ce4" table:formula="of:=IF(AND([.$A29]&lt;=[.S$1];[.$A28]&gt;[.$A29]);0;IF(EXACT([.$A29];[.S$1]+1);[.R28]+1;[.R28]))" office:value-type="float" office:value="5">
              <text:p>5</text:p>
            </table:table-cell>
            <table:table-cell table:style-name="ce4" table:formula="of:=['account types'.$C$20]&amp;TEXT([.R29];['account types'.$B$20])&amp;['account types'.$D$20]" office:value-type="string" office:string-value="5">
              <text:p>5</text:p>
            </table:table-cell>
            <table:table-cell table:style-name="ce4" table:formula="of:=IF(EXACT([.Q28];[.Q29]);IF(EXACT([.R28];[.R29]);[.T28];CELL(&quot;Row&quot;;[.T29]));[.Q29])" office:value-type="float" office:value="29">
              <text:p>29</text:p>
            </table:table-cell>
            <table:table-cell table:style-name="ce6" table:formula="of:=NOT(AND(OR([.A28]&gt;[.A29];[.A28]=[.A29]);[.A28]&lt;&gt;7))" office:value-type="boolean" office:boolean-value="true">
              <text:p>TRUE</text:p>
            </table:table-cell>
            <table:table-cell table:style-name="Nivel7" table:formula="of:=CONCATENATE([.D29];[.G29];[.J29];[.M29];[.P29];[.S29])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112005">
              <text:p>112005</text:p>
            </table:table-cell>
            <table:table-cell table:style-name="ce7" office:value-type="string">
              <text:p>Inversiones de corto plazo</text:p>
            </table:table-cell>
            <table:table-cell table:style-name="Nivel7" table:formula="of:=[.W29]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Inversiones de corto plazo">
              <text:p>Inversiones de corto plaz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Inv-CP</text:p>
            </table:table-cell>
            <table:table-cell table:style-name="Datos" table:formula="of:=IF(EXACT([.A29];1);&quot;&quot;;IF(EXACT([.A29];2);INDIRECT(CONCATENATE(&quot;V&quot;;[.B29]));IF(EXACT([.A29];3);INDIRECT(CONCATENATE(&quot;V&quot;;[.E29]));IF(EXACT([.A29];4);INDIRECT(CONCATENATE(&quot;V&quot;;[.H29]));IF(EXACT([.A29];5);INDIRECT(CONCATENATE(&quot;V&quot;;[.K29]));IF(EXACT([.A29];6);INDIRECT(CONCATENATE(&quot;V&quot;;[.N29]));IF(EXACT([.A29];7);INDIRECT(CONCATENATE(&quot;V&quot;;[.Q29])))))))))" office:value-type="string" office:string-value="112000">
              <text:p>112000</text:p>
            </table:table-cell>
            <table:table-cell table:style-name="ce9" table:formula="of:=NOT(OR(AND(NOT(EXACT([.A29];7));NOT(EXACT([.AD29];&quot;view&quot;)));AND(EXACT([.A29];7);EXACT([.AD29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29];['account types'.$A$2:.$C$12];2)" office:value-type="string" office:string-value="receivable">
              <text:p>receivable</text:p>
            </table:table-cell>
            <table:table-cell table:style-name="Datos" table:formula="of:=VLOOKUP([.AD29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30];1);CELL(&quot;Row&quot;;[.B30]);[.B29])" office:value-type="float" office:value="2">
              <text:p>2</text:p>
            </table:table-cell>
            <table:table-cell table:style-name="ce4" table:formula="of:=IF(EXACT([.$A30];1);0;IF(EXACT([.$A30];2);[.C29]+1;[.C29]))" office:value-type="float" office:value="1">
              <text:p>1</text:p>
            </table:table-cell>
            <table:table-cell table:style-name="ce4" table:formula="of:=['account types'.$C$15]&amp;TEXT([.C30];['account types'.$B$15])&amp;['account types'.$D$15]" office:value-type="string" office:string-value="1">
              <text:p>1</text:p>
            </table:table-cell>
            <table:table-cell table:style-name="ce4" table:formula="of:=IF(EXACT([.B29];[.B30]);IF(EXACT([.C29];[.C30]);[.E29];CELL(&quot;Row&quot;;[.E30]));[.B30])" office:value-type="float" office:value="3">
              <text:p>3</text:p>
            </table:table-cell>
            <table:table-cell table:style-name="ce4" table:formula="of:=IF(AND([.$A30]&lt;=[.G$1];[.$A29]&gt;[.$A30]);0;IF(EXACT([.$A30];[.G$1]+1);[.F29]+1;[.F29]))" office:value-type="float" office:value="1">
              <text:p>1</text:p>
            </table:table-cell>
            <table:table-cell table:style-name="ce4" table:formula="of:=['account types'.$C$16]&amp;TEXT([.F30];['account types'.$B$16])&amp;['account types'.$D$16]" office:value-type="string" office:string-value="1">
              <text:p>1</text:p>
            </table:table-cell>
            <table:table-cell table:style-name="ce4" table:formula="of:=IF(EXACT([.E29];[.E30]);IF(EXACT([.F29];[.F30]);[.H29];CELL(&quot;Row&quot;;[.H30]));[.E30])" office:value-type="float" office:value="4">
              <text:p>4</text:p>
            </table:table-cell>
            <table:table-cell table:style-name="ce4" table:formula="of:=IF(AND([.$A30]&lt;=[.J$1];[.$A29]&gt;[.$A30]);0;IF(EXACT([.$A30];[.J$1]+1);[.I29]+1;[.I29]))" office:value-type="float" office:value="3">
              <text:p>3</text:p>
            </table:table-cell>
            <table:table-cell table:style-name="ce4" table:formula="of:=['account types'.$C$17]&amp;TEXT([.I30];['account types'.$B$17])&amp;['account types'.$D$17]" office:value-type="string" office:string-value="3">
              <text:p>3</text:p>
            </table:table-cell>
            <table:table-cell table:style-name="ce4" table:formula="of:=IF(EXACT([.H29];[.H30]);IF(EXACT([.I29];[.I30]);[.K29];CELL(&quot;Row&quot;;[.K30]));[.H30])" office:value-type="float" office:value="30">
              <text:p>30</text:p>
            </table:table-cell>
            <table:table-cell table:style-name="ce4" table:formula="of:=IF(AND([.$A30]&lt;=[.M$1];[.$A29]&gt;[.$A30]);0;IF(EXACT([.$A30];[.M$1]+1);[.L29]+1;[.L29]))" office:value-type="float" office:value="0">
              <text:p>0</text:p>
            </table:table-cell>
            <table:table-cell table:style-name="ce4" table:formula="of:=['account types'.$C$18]&amp;TEXT([.L30];['account types'.$B$18])&amp;['account types'.$D$18]" office:value-type="string" office:string-value="0">
              <text:p>0</text:p>
            </table:table-cell>
            <table:table-cell table:style-name="ce4" table:formula="of:=IF(EXACT([.K29];[.K30]);IF(EXACT([.L29];[.L30]);[.N29];CELL(&quot;Row&quot;;[.N30]));[.K30])" office:value-type="float" office:value="30">
              <text:p>30</text:p>
            </table:table-cell>
            <table:table-cell table:style-name="ce4" table:formula="of:=IF(AND([.$A30]&lt;=[.P$1];[.$A29]&gt;[.$A30]);0;IF(EXACT([.$A30];[.P$1]+1);[.O29]+1;[.O29]))" office:value-type="float" office:value="0">
              <text:p>0</text:p>
            </table:table-cell>
            <table:table-cell table:style-name="ce4" table:formula="of:=['account types'.$C$19]&amp;TEXT([.O30];['account types'.$B$19])&amp;['account types'.$D$19]" office:value-type="string" office:string-value="0">
              <text:p>0</text:p>
            </table:table-cell>
            <table:table-cell table:style-name="ce4" table:formula="of:=IF(EXACT([.N29];[.N30]);IF(EXACT([.O29];[.O30]);[.Q29];CELL(&quot;Row&quot;;[.Q30]));[.N30])" office:value-type="float" office:value="30">
              <text:p>30</text:p>
            </table:table-cell>
            <table:table-cell table:style-name="ce4" table:formula="of:=IF(AND([.$A30]&lt;=[.S$1];[.$A29]&gt;[.$A30]);0;IF(EXACT([.$A30];[.S$1]+1);[.R29]+1;[.R29]))" office:value-type="float" office:value="0">
              <text:p>0</text:p>
            </table:table-cell>
            <table:table-cell table:style-name="ce4" table:formula="of:=['account types'.$C$20]&amp;TEXT([.R30];['account types'.$B$20])&amp;['account types'.$D$20]" office:value-type="string" office:string-value="0">
              <text:p>0</text:p>
            </table:table-cell>
            <table:table-cell table:style-name="ce4" table:formula="of:=IF(EXACT([.Q29];[.Q30]);IF(EXACT([.R29];[.R30]);[.T29];CELL(&quot;Row&quot;;[.T30]));[.Q30])" office:value-type="float" office:value="30">
              <text:p>30</text:p>
            </table:table-cell>
            <table:table-cell table:style-name="ce6" table:formula="of:=NOT(AND(OR([.A29]&gt;[.A30];[.A29]=[.A30]);[.A29]&lt;&gt;7))" office:value-type="boolean" office:boolean-value="true">
              <text:p>TRUE</text:p>
            </table:table-cell>
            <table:table-cell table:style-name="Nivel4" table:formula="of:=CONCATENATE([.D30];[.G30];[.J30];[.M30];[.P30];[.S30])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113000">
              <text:p>113000</text:p>
            </table:table-cell>
            <table:table-cell table:style-name="ce7" office:value-type="string">
              <text:p>Activo circulante realizable</text:p>
            </table:table-cell>
            <table:table-cell table:style-name="Nivel4" table:formula="of:=[.W30]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Activo circulante realizable">
              <text:p>Activo circulante realizabl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a</text:p>
            </table:table-cell>
            <table:table-cell table:style-name="Datos" table:formula="of:=IF(EXACT([.A30];1);&quot;&quot;;IF(EXACT([.A30];2);INDIRECT(CONCATENATE(&quot;V&quot;;[.B30]));IF(EXACT([.A30];3);INDIRECT(CONCATENATE(&quot;V&quot;;[.E30]));IF(EXACT([.A30];4);INDIRECT(CONCATENATE(&quot;V&quot;;[.H30]));IF(EXACT([.A30];5);INDIRECT(CONCATENATE(&quot;V&quot;;[.K30]));IF(EXACT([.A30];6);INDIRECT(CONCATENATE(&quot;V&quot;;[.N30]));IF(EXACT([.A30];7);INDIRECT(CONCATENATE(&quot;V&quot;;[.Q30])))))))))" office:value-type="string" office:string-value="110000">
              <text:p>110000</text:p>
            </table:table-cell>
            <table:table-cell table:style-name="ce9" table:formula="of:=NOT(OR(AND(NOT(EXACT([.A30];7));NOT(EXACT([.AD30];&quot;view&quot;)));AND(EXACT([.A30];7);EXACT([.AD3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0];['account types'.$A$2:.$C$12];2)" office:value-type="string" office:string-value="view">
              <text:p>view</text:p>
            </table:table-cell>
            <table:table-cell table:style-name="Datos" table:formula="of:=VLOOKUP([.AD3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31];1);CELL(&quot;Row&quot;;[.B31]);[.B30])" office:value-type="float" office:value="2">
              <text:p>2</text:p>
            </table:table-cell>
            <table:table-cell table:style-name="ce4" table:formula="of:=IF(EXACT([.$A31];1);0;IF(EXACT([.$A31];2);[.C30]+1;[.C30]))" office:value-type="float" office:value="1">
              <text:p>1</text:p>
            </table:table-cell>
            <table:table-cell table:style-name="ce4" table:formula="of:=['account types'.$C$15]&amp;TEXT([.C31];['account types'.$B$15])&amp;['account types'.$D$15]" office:value-type="string" office:string-value="1">
              <text:p>1</text:p>
            </table:table-cell>
            <table:table-cell table:style-name="ce4" table:formula="of:=IF(EXACT([.B30];[.B31]);IF(EXACT([.C30];[.C31]);[.E30];CELL(&quot;Row&quot;;[.E31]));[.B31])" office:value-type="float" office:value="3">
              <text:p>3</text:p>
            </table:table-cell>
            <table:table-cell table:style-name="ce4" table:formula="of:=IF(AND([.$A31]&lt;=[.G$1];[.$A30]&gt;[.$A31]);0;IF(EXACT([.$A31];[.G$1]+1);[.F30]+1;[.F30]))" office:value-type="float" office:value="1">
              <text:p>1</text:p>
            </table:table-cell>
            <table:table-cell table:style-name="ce4" table:formula="of:=['account types'.$C$16]&amp;TEXT([.F31];['account types'.$B$16])&amp;['account types'.$D$16]" office:value-type="string" office:string-value="1">
              <text:p>1</text:p>
            </table:table-cell>
            <table:table-cell table:style-name="ce4" table:formula="of:=IF(EXACT([.E30];[.E31]);IF(EXACT([.F30];[.F31]);[.H30];CELL(&quot;Row&quot;;[.H31]));[.E31])" office:value-type="float" office:value="4">
              <text:p>4</text:p>
            </table:table-cell>
            <table:table-cell table:style-name="ce4" table:formula="of:=IF(AND([.$A31]&lt;=[.J$1];[.$A30]&gt;[.$A31]);0;IF(EXACT([.$A31];[.J$1]+1);[.I30]+1;[.I30]))" office:value-type="float" office:value="3">
              <text:p>3</text:p>
            </table:table-cell>
            <table:table-cell table:style-name="ce4" table:formula="of:=['account types'.$C$17]&amp;TEXT([.I31];['account types'.$B$17])&amp;['account types'.$D$17]" office:value-type="string" office:string-value="3">
              <text:p>3</text:p>
            </table:table-cell>
            <table:table-cell table:style-name="ce4" table:formula="of:=IF(EXACT([.H30];[.H31]);IF(EXACT([.I30];[.I31]);[.K30];CELL(&quot;Row&quot;;[.K31]));[.H31])" office:value-type="float" office:value="30">
              <text:p>30</text:p>
            </table:table-cell>
            <table:table-cell table:style-name="ce4" table:formula="of:=IF(AND([.$A31]&lt;=[.M$1];[.$A30]&gt;[.$A31]);0;IF(EXACT([.$A31];[.M$1]+1);[.L30]+1;[.L30]))" office:value-type="float" office:value="1">
              <text:p>1</text:p>
            </table:table-cell>
            <table:table-cell table:style-name="ce4" table:formula="of:=['account types'.$C$18]&amp;TEXT([.L31];['account types'.$B$18])&amp;['account types'.$D$18]" office:value-type="string" office:string-value="1">
              <text:p>1</text:p>
            </table:table-cell>
            <table:table-cell table:style-name="ce4" table:formula="of:=IF(EXACT([.K30];[.K31]);IF(EXACT([.L30];[.L31]);[.N30];CELL(&quot;Row&quot;;[.N31]));[.K31])" office:value-type="float" office:value="31">
              <text:p>31</text:p>
            </table:table-cell>
            <table:table-cell table:style-name="ce4" table:formula="of:=IF(AND([.$A31]&lt;=[.P$1];[.$A30]&gt;[.$A31]);0;IF(EXACT([.$A31];[.P$1]+1);[.O30]+1;[.O30]))" office:value-type="float" office:value="0">
              <text:p>0</text:p>
            </table:table-cell>
            <table:table-cell table:style-name="ce4" table:formula="of:=['account types'.$C$19]&amp;TEXT([.O31];['account types'.$B$19])&amp;['account types'.$D$19]" office:value-type="string" office:string-value="0">
              <text:p>0</text:p>
            </table:table-cell>
            <table:table-cell table:style-name="ce4" table:formula="of:=IF(EXACT([.N30];[.N31]);IF(EXACT([.O30];[.O31]);[.Q30];CELL(&quot;Row&quot;;[.Q31]));[.N31])" office:value-type="float" office:value="31">
              <text:p>31</text:p>
            </table:table-cell>
            <table:table-cell table:style-name="ce4" table:formula="of:=IF(AND([.$A31]&lt;=[.S$1];[.$A30]&gt;[.$A31]);0;IF(EXACT([.$A31];[.S$1]+1);[.R30]+1;[.R30]))" office:value-type="float" office:value="0">
              <text:p>0</text:p>
            </table:table-cell>
            <table:table-cell table:style-name="ce4" table:formula="of:=['account types'.$C$20]&amp;TEXT([.R31];['account types'.$B$20])&amp;['account types'.$D$20]" office:value-type="string" office:string-value="0">
              <text:p>0</text:p>
            </table:table-cell>
            <table:table-cell table:style-name="ce4" table:formula="of:=IF(EXACT([.Q30];[.Q31]);IF(EXACT([.R30];[.R31]);[.T30];CELL(&quot;Row&quot;;[.T31]));[.Q31])" office:value-type="float" office:value="31">
              <text:p>31</text:p>
            </table:table-cell>
            <table:table-cell table:style-name="ce6" table:formula="of:=NOT(AND(OR([.A30]&gt;[.A31];[.A30]=[.A31]);[.A30]&lt;&gt;7))" office:value-type="boolean" office:boolean-value="true">
              <text:p>TRUE</text:p>
            </table:table-cell>
            <table:table-cell table:style-name="Nivel5" table:formula="of:=CONCATENATE([.D31];[.G31];[.J31];[.M31];[.P31];[.S31])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113100">
              <text:p>113100</text:p>
            </table:table-cell>
            <table:table-cell table:style-name="ce7" office:value-type="string">
              <text:p>Inventarios</text:p>
            </table:table-cell>
            <table:table-cell table:style-name="Nivel5" table:formula="of:=[.W31]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Inventarios">
              <text:p>Inventari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nv</text:p>
            </table:table-cell>
            <table:table-cell table:style-name="Datos" table:formula="of:=IF(EXACT([.A31];1);&quot;&quot;;IF(EXACT([.A31];2);INDIRECT(CONCATENATE(&quot;V&quot;;[.B31]));IF(EXACT([.A31];3);INDIRECT(CONCATENATE(&quot;V&quot;;[.E31]));IF(EXACT([.A31];4);INDIRECT(CONCATENATE(&quot;V&quot;;[.H31]));IF(EXACT([.A31];5);INDIRECT(CONCATENATE(&quot;V&quot;;[.K31]));IF(EXACT([.A31];6);INDIRECT(CONCATENATE(&quot;V&quot;;[.N31]));IF(EXACT([.A31];7);INDIRECT(CONCATENATE(&quot;V&quot;;[.Q31])))))))))" office:value-type="string" office:string-value="113000">
              <text:p>113000</text:p>
            </table:table-cell>
            <table:table-cell table:style-name="ce9" table:formula="of:=NOT(OR(AND(NOT(EXACT([.A31];7));NOT(EXACT([.AD31];&quot;view&quot;)));AND(EXACT([.A31];7);EXACT([.AD3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1];['account types'.$A$2:.$C$12];2)" office:value-type="string" office:string-value="view">
              <text:p>view</text:p>
            </table:table-cell>
            <table:table-cell table:style-name="Datos" table:formula="of:=VLOOKUP([.AD3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32];1);CELL(&quot;Row&quot;;[.B32]);[.B31])" office:value-type="float" office:value="2">
              <text:p>2</text:p>
            </table:table-cell>
            <table:table-cell table:style-name="ce4" table:formula="of:=IF(EXACT([.$A32];1);0;IF(EXACT([.$A32];2);[.C31]+1;[.C31]))" office:value-type="float" office:value="1">
              <text:p>1</text:p>
            </table:table-cell>
            <table:table-cell table:style-name="ce4" table:formula="of:=['account types'.$C$15]&amp;TEXT([.C32];['account types'.$B$15])&amp;['account types'.$D$15]" office:value-type="string" office:string-value="1">
              <text:p>1</text:p>
            </table:table-cell>
            <table:table-cell table:style-name="ce4" table:formula="of:=IF(EXACT([.B31];[.B32]);IF(EXACT([.C31];[.C32]);[.E31];CELL(&quot;Row&quot;;[.E32]));[.B32])" office:value-type="float" office:value="3">
              <text:p>3</text:p>
            </table:table-cell>
            <table:table-cell table:style-name="ce4" table:formula="of:=IF(AND([.$A32]&lt;=[.G$1];[.$A31]&gt;[.$A32]);0;IF(EXACT([.$A32];[.G$1]+1);[.F31]+1;[.F31]))" office:value-type="float" office:value="1">
              <text:p>1</text:p>
            </table:table-cell>
            <table:table-cell table:style-name="ce4" table:formula="of:=['account types'.$C$16]&amp;TEXT([.F32];['account types'.$B$16])&amp;['account types'.$D$16]" office:value-type="string" office:string-value="1">
              <text:p>1</text:p>
            </table:table-cell>
            <table:table-cell table:style-name="ce4" table:formula="of:=IF(EXACT([.E31];[.E32]);IF(EXACT([.F31];[.F32]);[.H31];CELL(&quot;Row&quot;;[.H32]));[.E32])" office:value-type="float" office:value="4">
              <text:p>4</text:p>
            </table:table-cell>
            <table:table-cell table:style-name="ce4" table:formula="of:=IF(AND([.$A32]&lt;=[.J$1];[.$A31]&gt;[.$A32]);0;IF(EXACT([.$A32];[.J$1]+1);[.I31]+1;[.I31]))" office:value-type="float" office:value="3">
              <text:p>3</text:p>
            </table:table-cell>
            <table:table-cell table:style-name="ce4" table:formula="of:=['account types'.$C$17]&amp;TEXT([.I32];['account types'.$B$17])&amp;['account types'.$D$17]" office:value-type="string" office:string-value="3">
              <text:p>3</text:p>
            </table:table-cell>
            <table:table-cell table:style-name="ce4" table:formula="of:=IF(EXACT([.H31];[.H32]);IF(EXACT([.I31];[.I32]);[.K31];CELL(&quot;Row&quot;;[.K32]));[.H32])" office:value-type="float" office:value="30">
              <text:p>30</text:p>
            </table:table-cell>
            <table:table-cell table:style-name="ce4" table:formula="of:=IF(AND([.$A32]&lt;=[.M$1];[.$A31]&gt;[.$A32]);0;IF(EXACT([.$A32];[.M$1]+1);[.L31]+1;[.L31]))" office:value-type="float" office:value="1">
              <text:p>1</text:p>
            </table:table-cell>
            <table:table-cell table:style-name="ce4" table:formula="of:=['account types'.$C$18]&amp;TEXT([.L32];['account types'.$B$18])&amp;['account types'.$D$18]" office:value-type="string" office:string-value="1">
              <text:p>1</text:p>
            </table:table-cell>
            <table:table-cell table:style-name="ce4" table:formula="of:=IF(EXACT([.K31];[.K32]);IF(EXACT([.L31];[.L32]);[.N31];CELL(&quot;Row&quot;;[.N32]));[.K32])" office:value-type="float" office:value="31">
              <text:p>31</text:p>
            </table:table-cell>
            <table:table-cell table:style-name="ce4" table:formula="of:=IF(AND([.$A32]&lt;=[.P$1];[.$A31]&gt;[.$A32]);0;IF(EXACT([.$A32];[.P$1]+1);[.O31]+1;[.O31]))" office:value-type="float" office:value="0">
              <text:p>0</text:p>
            </table:table-cell>
            <table:table-cell table:style-name="ce4" table:formula="of:=['account types'.$C$19]&amp;TEXT([.O32];['account types'.$B$19])&amp;['account types'.$D$19]" office:value-type="string" office:string-value="0">
              <text:p>0</text:p>
            </table:table-cell>
            <table:table-cell table:style-name="ce4" table:formula="of:=IF(EXACT([.N31];[.N32]);IF(EXACT([.O31];[.O32]);[.Q31];CELL(&quot;Row&quot;;[.Q32]));[.N32])" office:value-type="float" office:value="31">
              <text:p>31</text:p>
            </table:table-cell>
            <table:table-cell table:style-name="ce4" table:formula="of:=IF(AND([.$A32]&lt;=[.S$1];[.$A31]&gt;[.$A32]);0;IF(EXACT([.$A32];[.S$1]+1);[.R31]+1;[.R31]))" office:value-type="float" office:value="1">
              <text:p>1</text:p>
            </table:table-cell>
            <table:table-cell table:style-name="ce4" table:formula="of:=['account types'.$C$20]&amp;TEXT([.R32];['account types'.$B$20])&amp;['account types'.$D$20]" office:value-type="string" office:string-value="1">
              <text:p>1</text:p>
            </table:table-cell>
            <table:table-cell table:style-name="ce4" table:formula="of:=IF(EXACT([.Q31];[.Q32]);IF(EXACT([.R31];[.R32]);[.T31];CELL(&quot;Row&quot;;[.T32]));[.Q32])" office:value-type="float" office:value="32">
              <text:p>32</text:p>
            </table:table-cell>
            <table:table-cell table:style-name="ce6" table:formula="of:=NOT(AND(OR([.A31]&gt;[.A32];[.A31]=[.A32]);[.A31]&lt;&gt;7))" office:value-type="boolean" office:boolean-value="true">
              <text:p>TRUE</text:p>
            </table:table-cell>
            <table:table-cell table:style-name="Nivel7" table:formula="of:=CONCATENATE([.D32];[.G32];[.J32];[.M32];[.P32];[.S32])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113101">
              <text:p>113101</text:p>
            </table:table-cell>
            <table:table-cell table:style-name="ce7" office:value-type="string">
              <text:p>Inventario de producto para la venta</text:p>
            </table:table-cell>
            <table:table-cell table:style-name="Nivel7" table:formula="of:=[.W32]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Inventario de producto para la venta">
              <text:p>Inventario de producto para la v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d</text:p>
            </table:table-cell>
            <table:table-cell table:style-name="Datos" table:formula="of:=IF(EXACT([.A32];1);&quot;&quot;;IF(EXACT([.A32];2);INDIRECT(CONCATENATE(&quot;V&quot;;[.B32]));IF(EXACT([.A32];3);INDIRECT(CONCATENATE(&quot;V&quot;;[.E32]));IF(EXACT([.A32];4);INDIRECT(CONCATENATE(&quot;V&quot;;[.H32]));IF(EXACT([.A32];5);INDIRECT(CONCATENATE(&quot;V&quot;;[.K32]));IF(EXACT([.A32];6);INDIRECT(CONCATENATE(&quot;V&quot;;[.N32]));IF(EXACT([.A32];7);INDIRECT(CONCATENATE(&quot;V&quot;;[.Q32])))))))))" office:value-type="string" office:string-value="113100">
              <text:p>113100</text:p>
            </table:table-cell>
            <table:table-cell table:style-name="ce9" table:formula="of:=NOT(OR(AND(NOT(EXACT([.A32];7));NOT(EXACT([.AD32];&quot;view&quot;)));AND(EXACT([.A32];7);EXACT([.AD32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2];['account types'.$A$2:.$C$12];2)" office:value-type="string" office:string-value="other">
              <text:p>other</text:p>
            </table:table-cell>
            <table:table-cell table:style-name="Datos" table:formula="of:=VLOOKUP([.AD3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33];1);CELL(&quot;Row&quot;;[.B33]);[.B32])" office:value-type="float" office:value="2">
              <text:p>2</text:p>
            </table:table-cell>
            <table:table-cell table:style-name="ce4" table:formula="of:=IF(EXACT([.$A33];1);0;IF(EXACT([.$A33];2);[.C32]+1;[.C32]))" office:value-type="float" office:value="1">
              <text:p>1</text:p>
            </table:table-cell>
            <table:table-cell table:style-name="ce4" table:formula="of:=['account types'.$C$15]&amp;TEXT([.C33];['account types'.$B$15])&amp;['account types'.$D$15]" office:value-type="string" office:string-value="1">
              <text:p>1</text:p>
            </table:table-cell>
            <table:table-cell table:style-name="ce4" table:formula="of:=IF(EXACT([.B32];[.B33]);IF(EXACT([.C32];[.C33]);[.E32];CELL(&quot;Row&quot;;[.E33]));[.B33])" office:value-type="float" office:value="3">
              <text:p>3</text:p>
            </table:table-cell>
            <table:table-cell table:style-name="ce4" table:formula="of:=IF(AND([.$A33]&lt;=[.G$1];[.$A32]&gt;[.$A33]);0;IF(EXACT([.$A33];[.G$1]+1);[.F32]+1;[.F32]))" office:value-type="float" office:value="1">
              <text:p>1</text:p>
            </table:table-cell>
            <table:table-cell table:style-name="ce4" table:formula="of:=['account types'.$C$16]&amp;TEXT([.F33];['account types'.$B$16])&amp;['account types'.$D$16]" office:value-type="string" office:string-value="1">
              <text:p>1</text:p>
            </table:table-cell>
            <table:table-cell table:style-name="ce4" table:formula="of:=IF(EXACT([.E32];[.E33]);IF(EXACT([.F32];[.F33]);[.H32];CELL(&quot;Row&quot;;[.H33]));[.E33])" office:value-type="float" office:value="4">
              <text:p>4</text:p>
            </table:table-cell>
            <table:table-cell table:style-name="ce4" table:formula="of:=IF(AND([.$A33]&lt;=[.J$1];[.$A32]&gt;[.$A33]);0;IF(EXACT([.$A33];[.J$1]+1);[.I32]+1;[.I32]))" office:value-type="float" office:value="3">
              <text:p>3</text:p>
            </table:table-cell>
            <table:table-cell table:style-name="ce4" table:formula="of:=['account types'.$C$17]&amp;TEXT([.I33];['account types'.$B$17])&amp;['account types'.$D$17]" office:value-type="string" office:string-value="3">
              <text:p>3</text:p>
            </table:table-cell>
            <table:table-cell table:style-name="ce4" table:formula="of:=IF(EXACT([.H32];[.H33]);IF(EXACT([.I32];[.I33]);[.K32];CELL(&quot;Row&quot;;[.K33]));[.H33])" office:value-type="float" office:value="30">
              <text:p>30</text:p>
            </table:table-cell>
            <table:table-cell table:style-name="ce4" table:formula="of:=IF(AND([.$A33]&lt;=[.M$1];[.$A32]&gt;[.$A33]);0;IF(EXACT([.$A33];[.M$1]+1);[.L32]+1;[.L32]))" office:value-type="float" office:value="1">
              <text:p>1</text:p>
            </table:table-cell>
            <table:table-cell table:style-name="ce4" table:formula="of:=['account types'.$C$18]&amp;TEXT([.L33];['account types'.$B$18])&amp;['account types'.$D$18]" office:value-type="string" office:string-value="1">
              <text:p>1</text:p>
            </table:table-cell>
            <table:table-cell table:style-name="ce4" table:formula="of:=IF(EXACT([.K32];[.K33]);IF(EXACT([.L32];[.L33]);[.N32];CELL(&quot;Row&quot;;[.N33]));[.K33])" office:value-type="float" office:value="31">
              <text:p>31</text:p>
            </table:table-cell>
            <table:table-cell table:style-name="ce4" table:formula="of:=IF(AND([.$A33]&lt;=[.P$1];[.$A32]&gt;[.$A33]);0;IF(EXACT([.$A33];[.P$1]+1);[.O32]+1;[.O32]))" office:value-type="float" office:value="0">
              <text:p>0</text:p>
            </table:table-cell>
            <table:table-cell table:style-name="ce4" table:formula="of:=['account types'.$C$19]&amp;TEXT([.O33];['account types'.$B$19])&amp;['account types'.$D$19]" office:value-type="string" office:string-value="0">
              <text:p>0</text:p>
            </table:table-cell>
            <table:table-cell table:style-name="ce4" table:formula="of:=IF(EXACT([.N32];[.N33]);IF(EXACT([.O32];[.O33]);[.Q32];CELL(&quot;Row&quot;;[.Q33]));[.N33])" office:value-type="float" office:value="31">
              <text:p>31</text:p>
            </table:table-cell>
            <table:table-cell table:style-name="ce4" table:formula="of:=IF(AND([.$A33]&lt;=[.S$1];[.$A32]&gt;[.$A33]);0;IF(EXACT([.$A33];[.S$1]+1);[.R32]+1;[.R32]))" office:value-type="float" office:value="2">
              <text:p>2</text:p>
            </table:table-cell>
            <table:table-cell table:style-name="ce4" table:formula="of:=['account types'.$C$20]&amp;TEXT([.R33];['account types'.$B$20])&amp;['account types'.$D$20]" office:value-type="string" office:string-value="2">
              <text:p>2</text:p>
            </table:table-cell>
            <table:table-cell table:style-name="ce4" table:formula="of:=IF(EXACT([.Q32];[.Q33]);IF(EXACT([.R32];[.R33]);[.T32];CELL(&quot;Row&quot;;[.T33]));[.Q33])" office:value-type="float" office:value="33">
              <text:p>33</text:p>
            </table:table-cell>
            <table:table-cell table:style-name="ce6" table:formula="of:=NOT(AND(OR([.A32]&gt;[.A33];[.A32]=[.A33]);[.A32]&lt;&gt;7))" office:value-type="boolean" office:boolean-value="true">
              <text:p>TRUE</text:p>
            </table:table-cell>
            <table:table-cell table:style-name="Nivel7" table:formula="of:=CONCATENATE([.D33];[.G33];[.J33];[.M33];[.P33];[.S33])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113102">
              <text:p>113102</text:p>
            </table:table-cell>
            <table:table-cell table:style-name="ce7" office:value-type="string">
              <text:p>Inventario de consumibles</text:p>
            </table:table-cell>
            <table:table-cell table:style-name="Nivel7" table:formula="of:=[.W33]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Inventario de consumibles">
              <text:p>Inventario de consumib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ons</text:p>
            </table:table-cell>
            <table:table-cell table:style-name="Datos" table:formula="of:=IF(EXACT([.A33];1);&quot;&quot;;IF(EXACT([.A33];2);INDIRECT(CONCATENATE(&quot;V&quot;;[.B33]));IF(EXACT([.A33];3);INDIRECT(CONCATENATE(&quot;V&quot;;[.E33]));IF(EXACT([.A33];4);INDIRECT(CONCATENATE(&quot;V&quot;;[.H33]));IF(EXACT([.A33];5);INDIRECT(CONCATENATE(&quot;V&quot;;[.K33]));IF(EXACT([.A33];6);INDIRECT(CONCATENATE(&quot;V&quot;;[.N33]));IF(EXACT([.A33];7);INDIRECT(CONCATENATE(&quot;V&quot;;[.Q33])))))))))" office:value-type="string" office:string-value="113100">
              <text:p>113100</text:p>
            </table:table-cell>
            <table:table-cell table:style-name="ce9" table:formula="of:=NOT(OR(AND(NOT(EXACT([.A33];7));NOT(EXACT([.AD33];&quot;view&quot;)));AND(EXACT([.A33];7);EXACT([.AD33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3];['account types'.$A$2:.$C$12];2)" office:value-type="string" office:string-value="other">
              <text:p>other</text:p>
            </table:table-cell>
            <table:table-cell table:style-name="Datos" table:formula="of:=VLOOKUP([.AD3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34];1);CELL(&quot;Row&quot;;[.B34]);[.B33])" office:value-type="float" office:value="2">
              <text:p>2</text:p>
            </table:table-cell>
            <table:table-cell table:style-name="ce4" table:formula="of:=IF(EXACT([.$A34];1);0;IF(EXACT([.$A34];2);[.C33]+1;[.C33]))" office:value-type="float" office:value="1">
              <text:p>1</text:p>
            </table:table-cell>
            <table:table-cell table:style-name="ce4" table:formula="of:=['account types'.$C$15]&amp;TEXT([.C34];['account types'.$B$15])&amp;['account types'.$D$15]" office:value-type="string" office:string-value="1">
              <text:p>1</text:p>
            </table:table-cell>
            <table:table-cell table:style-name="ce4" table:formula="of:=IF(EXACT([.B33];[.B34]);IF(EXACT([.C33];[.C34]);[.E33];CELL(&quot;Row&quot;;[.E34]));[.B34])" office:value-type="float" office:value="3">
              <text:p>3</text:p>
            </table:table-cell>
            <table:table-cell table:style-name="ce4" table:formula="of:=IF(AND([.$A34]&lt;=[.G$1];[.$A33]&gt;[.$A34]);0;IF(EXACT([.$A34];[.G$1]+1);[.F33]+1;[.F33]))" office:value-type="float" office:value="2">
              <text:p>2</text:p>
            </table:table-cell>
            <table:table-cell table:style-name="ce4" table:formula="of:=['account types'.$C$16]&amp;TEXT([.F34];['account types'.$B$16])&amp;['account types'.$D$16]" office:value-type="string" office:string-value="2">
              <text:p>2</text:p>
            </table:table-cell>
            <table:table-cell table:style-name="ce4" table:formula="of:=IF(EXACT([.E33];[.E34]);IF(EXACT([.F33];[.F34]);[.H33];CELL(&quot;Row&quot;;[.H34]));[.E34])" office:value-type="float" office:value="34">
              <text:p>34</text:p>
            </table:table-cell>
            <table:table-cell table:style-name="ce4" table:formula="of:=IF(AND([.$A34]&lt;=[.J$1];[.$A33]&gt;[.$A34]);0;IF(EXACT([.$A34];[.J$1]+1);[.I33]+1;[.I33]))" office:value-type="float" office:value="0">
              <text:p>0</text:p>
            </table:table-cell>
            <table:table-cell table:style-name="ce4" table:formula="of:=['account types'.$C$17]&amp;TEXT([.I34];['account types'.$B$17])&amp;['account types'.$D$17]" office:value-type="string" office:string-value="0">
              <text:p>0</text:p>
            </table:table-cell>
            <table:table-cell table:style-name="ce4" table:formula="of:=IF(EXACT([.H33];[.H34]);IF(EXACT([.I33];[.I34]);[.K33];CELL(&quot;Row&quot;;[.K34]));[.H34])" office:value-type="float" office:value="34">
              <text:p>34</text:p>
            </table:table-cell>
            <table:table-cell table:style-name="ce4" table:formula="of:=IF(AND([.$A34]&lt;=[.M$1];[.$A33]&gt;[.$A34]);0;IF(EXACT([.$A34];[.M$1]+1);[.L33]+1;[.L33]))" office:value-type="float" office:value="0">
              <text:p>0</text:p>
            </table:table-cell>
            <table:table-cell table:style-name="ce4" table:formula="of:=['account types'.$C$18]&amp;TEXT([.L34];['account types'.$B$18])&amp;['account types'.$D$18]" office:value-type="string" office:string-value="0">
              <text:p>0</text:p>
            </table:table-cell>
            <table:table-cell table:style-name="ce4" table:formula="of:=IF(EXACT([.K33];[.K34]);IF(EXACT([.L33];[.L34]);[.N33];CELL(&quot;Row&quot;;[.N34]));[.K34])" office:value-type="float" office:value="34">
              <text:p>34</text:p>
            </table:table-cell>
            <table:table-cell table:style-name="ce4" table:formula="of:=IF(AND([.$A34]&lt;=[.P$1];[.$A33]&gt;[.$A34]);0;IF(EXACT([.$A34];[.P$1]+1);[.O33]+1;[.O33]))" office:value-type="float" office:value="0">
              <text:p>0</text:p>
            </table:table-cell>
            <table:table-cell table:style-name="ce4" table:formula="of:=['account types'.$C$19]&amp;TEXT([.O34];['account types'.$B$19])&amp;['account types'.$D$19]" office:value-type="string" office:string-value="0">
              <text:p>0</text:p>
            </table:table-cell>
            <table:table-cell table:style-name="ce4" table:formula="of:=IF(EXACT([.N33];[.N34]);IF(EXACT([.O33];[.O34]);[.Q33];CELL(&quot;Row&quot;;[.Q34]));[.N34])" office:value-type="float" office:value="34">
              <text:p>34</text:p>
            </table:table-cell>
            <table:table-cell table:style-name="ce4" table:formula="of:=IF(AND([.$A34]&lt;=[.S$1];[.$A33]&gt;[.$A34]);0;IF(EXACT([.$A34];[.S$1]+1);[.R33]+1;[.R33]))" office:value-type="float" office:value="0">
              <text:p>0</text:p>
            </table:table-cell>
            <table:table-cell table:style-name="ce4" table:formula="of:=['account types'.$C$20]&amp;TEXT([.R34];['account types'.$B$20])&amp;['account types'.$D$20]" office:value-type="string" office:string-value="0">
              <text:p>0</text:p>
            </table:table-cell>
            <table:table-cell table:style-name="ce4" table:formula="of:=IF(EXACT([.Q33];[.Q34]);IF(EXACT([.R33];[.R34]);[.T33];CELL(&quot;Row&quot;;[.T34]));[.Q34])" office:value-type="float" office:value="34">
              <text:p>34</text:p>
            </table:table-cell>
            <table:table-cell table:style-name="ce6" table:formula="of:=NOT(AND(OR([.A33]&gt;[.A34];[.A33]=[.A34]);[.A33]&lt;&gt;7))" office:value-type="boolean" office:boolean-value="true">
              <text:p>TRUE</text:p>
            </table:table-cell>
            <table:table-cell table:style-name="Nivel3" table:formula="of:=CONCATENATE([.D34];[.G34];[.J34];[.M34];[.P34];[.S34])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120000">
              <text:p>120000</text:p>
            </table:table-cell>
            <table:table-cell table:style-name="ce7" office:value-type="string">
              <text:p>Activo fijo</text:p>
            </table:table-cell>
            <table:table-cell table:style-name="Nivel3" table:formula="of:=[.W34]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Activo fijo">
              <text:p>Activo fij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F</text:p>
            </table:table-cell>
            <table:table-cell table:style-name="Datos" table:formula="of:=IF(EXACT([.A34];1);&quot;&quot;;IF(EXACT([.A34];2);INDIRECT(CONCATENATE(&quot;V&quot;;[.B34]));IF(EXACT([.A34];3);INDIRECT(CONCATENATE(&quot;V&quot;;[.E34]));IF(EXACT([.A34];4);INDIRECT(CONCATENATE(&quot;V&quot;;[.H34]));IF(EXACT([.A34];5);INDIRECT(CONCATENATE(&quot;V&quot;;[.K34]));IF(EXACT([.A34];6);INDIRECT(CONCATENATE(&quot;V&quot;;[.N34]));IF(EXACT([.A34];7);INDIRECT(CONCATENATE(&quot;V&quot;;[.Q34])))))))))" office:value-type="string" office:string-value="100000">
              <text:p>100000</text:p>
            </table:table-cell>
            <table:table-cell table:style-name="ce9" table:formula="of:=NOT(OR(AND(NOT(EXACT([.A34];7));NOT(EXACT([.AD34];&quot;view&quot;)));AND(EXACT([.A34];7);EXACT([.AD3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4];['account types'.$A$2:.$C$12];2)" office:value-type="string" office:string-value="view">
              <text:p>view</text:p>
            </table:table-cell>
            <table:table-cell table:style-name="Datos" table:formula="of:=VLOOKUP([.AD3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35];1);CELL(&quot;Row&quot;;[.B35]);[.B34])" office:value-type="float" office:value="2">
              <text:p>2</text:p>
            </table:table-cell>
            <table:table-cell table:style-name="ce4" table:formula="of:=IF(EXACT([.$A35];1);0;IF(EXACT([.$A35];2);[.C34]+1;[.C34]))" office:value-type="float" office:value="1">
              <text:p>1</text:p>
            </table:table-cell>
            <table:table-cell table:style-name="ce4" table:formula="of:=['account types'.$C$15]&amp;TEXT([.C35];['account types'.$B$15])&amp;['account types'.$D$15]" office:value-type="string" office:string-value="1">
              <text:p>1</text:p>
            </table:table-cell>
            <table:table-cell table:style-name="ce4" table:formula="of:=IF(EXACT([.B34];[.B35]);IF(EXACT([.C34];[.C35]);[.E34];CELL(&quot;Row&quot;;[.E35]));[.B35])" office:value-type="float" office:value="3">
              <text:p>3</text:p>
            </table:table-cell>
            <table:table-cell table:style-name="ce4" table:formula="of:=IF(AND([.$A35]&lt;=[.G$1];[.$A34]&gt;[.$A35]);0;IF(EXACT([.$A35];[.G$1]+1);[.F34]+1;[.F34]))" office:value-type="float" office:value="2">
              <text:p>2</text:p>
            </table:table-cell>
            <table:table-cell table:style-name="ce4" table:formula="of:=['account types'.$C$16]&amp;TEXT([.F35];['account types'.$B$16])&amp;['account types'.$D$16]" office:value-type="string" office:string-value="2">
              <text:p>2</text:p>
            </table:table-cell>
            <table:table-cell table:style-name="ce4" table:formula="of:=IF(EXACT([.E34];[.E35]);IF(EXACT([.F34];[.F35]);[.H34];CELL(&quot;Row&quot;;[.H35]));[.E35])" office:value-type="float" office:value="34">
              <text:p>34</text:p>
            </table:table-cell>
            <table:table-cell table:style-name="ce4" table:formula="of:=IF(AND([.$A35]&lt;=[.J$1];[.$A34]&gt;[.$A35]);0;IF(EXACT([.$A35];[.J$1]+1);[.I34]+1;[.I34]))" office:value-type="float" office:value="1">
              <text:p>1</text:p>
            </table:table-cell>
            <table:table-cell table:style-name="ce4" table:formula="of:=['account types'.$C$17]&amp;TEXT([.I35];['account types'.$B$17])&amp;['account types'.$D$17]" office:value-type="string" office:string-value="1">
              <text:p>1</text:p>
            </table:table-cell>
            <table:table-cell table:style-name="ce4" table:formula="of:=IF(EXACT([.H34];[.H35]);IF(EXACT([.I34];[.I35]);[.K34];CELL(&quot;Row&quot;;[.K35]));[.H35])" office:value-type="float" office:value="35">
              <text:p>35</text:p>
            </table:table-cell>
            <table:table-cell table:style-name="ce4" table:formula="of:=IF(AND([.$A35]&lt;=[.M$1];[.$A34]&gt;[.$A35]);0;IF(EXACT([.$A35];[.M$1]+1);[.L34]+1;[.L34]))" office:value-type="float" office:value="0">
              <text:p>0</text:p>
            </table:table-cell>
            <table:table-cell table:style-name="ce4" table:formula="of:=['account types'.$C$18]&amp;TEXT([.L35];['account types'.$B$18])&amp;['account types'.$D$18]" office:value-type="string" office:string-value="0">
              <text:p>0</text:p>
            </table:table-cell>
            <table:table-cell table:style-name="ce4" table:formula="of:=IF(EXACT([.K34];[.K35]);IF(EXACT([.L34];[.L35]);[.N34];CELL(&quot;Row&quot;;[.N35]));[.K35])" office:value-type="float" office:value="35">
              <text:p>35</text:p>
            </table:table-cell>
            <table:table-cell table:style-name="ce4" table:formula="of:=IF(AND([.$A35]&lt;=[.P$1];[.$A34]&gt;[.$A35]);0;IF(EXACT([.$A35];[.P$1]+1);[.O34]+1;[.O34]))" office:value-type="float" office:value="0">
              <text:p>0</text:p>
            </table:table-cell>
            <table:table-cell table:style-name="ce4" table:formula="of:=['account types'.$C$19]&amp;TEXT([.O35];['account types'.$B$19])&amp;['account types'.$D$19]" office:value-type="string" office:string-value="0">
              <text:p>0</text:p>
            </table:table-cell>
            <table:table-cell table:style-name="ce4" table:formula="of:=IF(EXACT([.N34];[.N35]);IF(EXACT([.O34];[.O35]);[.Q34];CELL(&quot;Row&quot;;[.Q35]));[.N35])" office:value-type="float" office:value="35">
              <text:p>35</text:p>
            </table:table-cell>
            <table:table-cell table:style-name="ce4" table:formula="of:=IF(AND([.$A35]&lt;=[.S$1];[.$A34]&gt;[.$A35]);0;IF(EXACT([.$A35];[.S$1]+1);[.R34]+1;[.R34]))" office:value-type="float" office:value="0">
              <text:p>0</text:p>
            </table:table-cell>
            <table:table-cell table:style-name="ce4" table:formula="of:=['account types'.$C$20]&amp;TEXT([.R35];['account types'.$B$20])&amp;['account types'.$D$20]" office:value-type="string" office:string-value="0">
              <text:p>0</text:p>
            </table:table-cell>
            <table:table-cell table:style-name="ce4" table:formula="of:=IF(EXACT([.Q34];[.Q35]);IF(EXACT([.R34];[.R35]);[.T34];CELL(&quot;Row&quot;;[.T35]));[.Q35])" office:value-type="float" office:value="35">
              <text:p>35</text:p>
            </table:table-cell>
            <table:table-cell table:style-name="ce6" table:formula="of:=NOT(AND(OR([.A34]&gt;[.A35];[.A34]=[.A35]);[.A34]&lt;&gt;7))" office:value-type="boolean" office:boolean-value="true">
              <text:p>TRUE</text:p>
            </table:table-cell>
            <table:table-cell table:style-name="Nivel4" table:formula="of:=CONCATENATE([.D35];[.G35];[.J35];[.M35];[.P35];[.S35])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121000">
              <text:p>121000</text:p>
            </table:table-cell>
            <table:table-cell table:style-name="ce7" office:value-type="string">
              <text:p>Activo fijo no depreciable</text:p>
            </table:table-cell>
            <table:table-cell table:style-name="Nivel4" table:formula="of:=[.W35]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Activo fijo no depreciable">
              <text:p>Activo fijo no depreciable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No-Dep</text:p>
            </table:table-cell>
            <table:table-cell table:style-name="Datos" table:formula="of:=IF(EXACT([.A35];1);&quot;&quot;;IF(EXACT([.A35];2);INDIRECT(CONCATENATE(&quot;V&quot;;[.B35]));IF(EXACT([.A35];3);INDIRECT(CONCATENATE(&quot;V&quot;;[.E35]));IF(EXACT([.A35];4);INDIRECT(CONCATENATE(&quot;V&quot;;[.H35]));IF(EXACT([.A35];5);INDIRECT(CONCATENATE(&quot;V&quot;;[.K35]));IF(EXACT([.A35];6);INDIRECT(CONCATENATE(&quot;V&quot;;[.N35]));IF(EXACT([.A35];7);INDIRECT(CONCATENATE(&quot;V&quot;;[.Q35])))))))))" office:value-type="string" office:string-value="120000">
              <text:p>120000</text:p>
            </table:table-cell>
            <table:table-cell table:style-name="ce9" table:formula="of:=NOT(OR(AND(NOT(EXACT([.A35];7));NOT(EXACT([.AD35];&quot;view&quot;)));AND(EXACT([.A35];7);EXACT([.AD3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5];['account types'.$A$2:.$C$12];2)" office:value-type="string" office:string-value="view">
              <text:p>view</text:p>
            </table:table-cell>
            <table:table-cell table:style-name="Datos" table:formula="of:=VLOOKUP([.AD3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36];1);CELL(&quot;Row&quot;;[.B36]);[.B35])" office:value-type="float" office:value="2">
              <text:p>2</text:p>
            </table:table-cell>
            <table:table-cell table:style-name="ce4" table:formula="of:=IF(EXACT([.$A36];1);0;IF(EXACT([.$A36];2);[.C35]+1;[.C35]))" office:value-type="float" office:value="1">
              <text:p>1</text:p>
            </table:table-cell>
            <table:table-cell table:style-name="ce4" table:formula="of:=['account types'.$C$15]&amp;TEXT([.C36];['account types'.$B$15])&amp;['account types'.$D$15]" office:value-type="string" office:string-value="1">
              <text:p>1</text:p>
            </table:table-cell>
            <table:table-cell table:style-name="ce4" table:formula="of:=IF(EXACT([.B35];[.B36]);IF(EXACT([.C35];[.C36]);[.E35];CELL(&quot;Row&quot;;[.E36]));[.B36])" office:value-type="float" office:value="3">
              <text:p>3</text:p>
            </table:table-cell>
            <table:table-cell table:style-name="ce4" table:formula="of:=IF(AND([.$A36]&lt;=[.G$1];[.$A35]&gt;[.$A36]);0;IF(EXACT([.$A36];[.G$1]+1);[.F35]+1;[.F35]))" office:value-type="float" office:value="2">
              <text:p>2</text:p>
            </table:table-cell>
            <table:table-cell table:style-name="ce4" table:formula="of:=['account types'.$C$16]&amp;TEXT([.F36];['account types'.$B$16])&amp;['account types'.$D$16]" office:value-type="string" office:string-value="2">
              <text:p>2</text:p>
            </table:table-cell>
            <table:table-cell table:style-name="ce4" table:formula="of:=IF(EXACT([.E35];[.E36]);IF(EXACT([.F35];[.F36]);[.H35];CELL(&quot;Row&quot;;[.H36]));[.E36])" office:value-type="float" office:value="34">
              <text:p>34</text:p>
            </table:table-cell>
            <table:table-cell table:style-name="ce4" table:formula="of:=IF(AND([.$A36]&lt;=[.J$1];[.$A35]&gt;[.$A36]);0;IF(EXACT([.$A36];[.J$1]+1);[.I35]+1;[.I35]))" office:value-type="float" office:value="1">
              <text:p>1</text:p>
            </table:table-cell>
            <table:table-cell table:style-name="ce4" table:formula="of:=['account types'.$C$17]&amp;TEXT([.I36];['account types'.$B$17])&amp;['account types'.$D$17]" office:value-type="string" office:string-value="1">
              <text:p>1</text:p>
            </table:table-cell>
            <table:table-cell table:style-name="ce4" table:formula="of:=IF(EXACT([.H35];[.H36]);IF(EXACT([.I35];[.I36]);[.K35];CELL(&quot;Row&quot;;[.K36]));[.H36])" office:value-type="float" office:value="35">
              <text:p>35</text:p>
            </table:table-cell>
            <table:table-cell table:style-name="ce4" table:formula="of:=IF(AND([.$A36]&lt;=[.M$1];[.$A35]&gt;[.$A36]);0;IF(EXACT([.$A36];[.M$1]+1);[.L35]+1;[.L35]))" office:value-type="float" office:value="1">
              <text:p>1</text:p>
            </table:table-cell>
            <table:table-cell table:style-name="ce4" table:formula="of:=['account types'.$C$18]&amp;TEXT([.L36];['account types'.$B$18])&amp;['account types'.$D$18]" office:value-type="string" office:string-value="1">
              <text:p>1</text:p>
            </table:table-cell>
            <table:table-cell table:style-name="ce4" table:formula="of:=IF(EXACT([.K35];[.K36]);IF(EXACT([.L35];[.L36]);[.N35];CELL(&quot;Row&quot;;[.N36]));[.K36])" office:value-type="float" office:value="36">
              <text:p>36</text:p>
            </table:table-cell>
            <table:table-cell table:style-name="ce4" table:formula="of:=IF(AND([.$A36]&lt;=[.P$1];[.$A35]&gt;[.$A36]);0;IF(EXACT([.$A36];[.P$1]+1);[.O35]+1;[.O35]))" office:value-type="float" office:value="0">
              <text:p>0</text:p>
            </table:table-cell>
            <table:table-cell table:style-name="ce4" table:formula="of:=['account types'.$C$19]&amp;TEXT([.O36];['account types'.$B$19])&amp;['account types'.$D$19]" office:value-type="string" office:string-value="0">
              <text:p>0</text:p>
            </table:table-cell>
            <table:table-cell table:style-name="ce4" table:formula="of:=IF(EXACT([.N35];[.N36]);IF(EXACT([.O35];[.O36]);[.Q35];CELL(&quot;Row&quot;;[.Q36]));[.N36])" office:value-type="float" office:value="36">
              <text:p>36</text:p>
            </table:table-cell>
            <table:table-cell table:style-name="ce4" table:formula="of:=IF(AND([.$A36]&lt;=[.S$1];[.$A35]&gt;[.$A36]);0;IF(EXACT([.$A36];[.S$1]+1);[.R35]+1;[.R35]))" office:value-type="float" office:value="0">
              <text:p>0</text:p>
            </table:table-cell>
            <table:table-cell table:style-name="ce4" table:formula="of:=['account types'.$C$20]&amp;TEXT([.R36];['account types'.$B$20])&amp;['account types'.$D$20]" office:value-type="string" office:string-value="0">
              <text:p>0</text:p>
            </table:table-cell>
            <table:table-cell table:style-name="ce4" table:formula="of:=IF(EXACT([.Q35];[.Q36]);IF(EXACT([.R35];[.R36]);[.T35];CELL(&quot;Row&quot;;[.T36]));[.Q36])" office:value-type="float" office:value="36">
              <text:p>36</text:p>
            </table:table-cell>
            <table:table-cell table:style-name="ce6" table:formula="of:=NOT(AND(OR([.A35]&gt;[.A36];[.A35]=[.A36]);[.A35]&lt;&gt;7))" office:value-type="boolean" office:boolean-value="true">
              <text:p>TRUE</text:p>
            </table:table-cell>
            <table:table-cell table:style-name="Nivel5" table:formula="of:=CONCATENATE([.D36];[.G36];[.J36];[.M36];[.P36];[.S36])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121100">
              <text:p>121100</text:p>
            </table:table-cell>
            <table:table-cell table:style-name="ce7" office:value-type="string">
              <text:p>Terrenos</text:p>
            </table:table-cell>
            <table:table-cell table:style-name="Nivel5" table:formula="of:=[.W36]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Terrenos">
              <text:p>Terren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Ter</text:p>
            </table:table-cell>
            <table:table-cell table:style-name="Datos" table:formula="of:=IF(EXACT([.A36];1);&quot;&quot;;IF(EXACT([.A36];2);INDIRECT(CONCATENATE(&quot;V&quot;;[.B36]));IF(EXACT([.A36];3);INDIRECT(CONCATENATE(&quot;V&quot;;[.E36]));IF(EXACT([.A36];4);INDIRECT(CONCATENATE(&quot;V&quot;;[.H36]));IF(EXACT([.A36];5);INDIRECT(CONCATENATE(&quot;V&quot;;[.K36]));IF(EXACT([.A36];6);INDIRECT(CONCATENATE(&quot;V&quot;;[.N36]));IF(EXACT([.A36];7);INDIRECT(CONCATENATE(&quot;V&quot;;[.Q36])))))))))" office:value-type="string" office:string-value="121000">
              <text:p>121000</text:p>
            </table:table-cell>
            <table:table-cell table:style-name="ce9" table:formula="of:=NOT(OR(AND(NOT(EXACT([.A36];7));NOT(EXACT([.AD36];&quot;view&quot;)));AND(EXACT([.A36];7);EXACT([.AD3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6];['account types'.$A$2:.$C$12];2)" office:value-type="string" office:string-value="view">
              <text:p>view</text:p>
            </table:table-cell>
            <table:table-cell table:style-name="Datos" table:formula="of:=VLOOKUP([.AD3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37];1);CELL(&quot;Row&quot;;[.B37]);[.B36])" office:value-type="float" office:value="2">
              <text:p>2</text:p>
            </table:table-cell>
            <table:table-cell table:style-name="ce4" table:formula="of:=IF(EXACT([.$A37];1);0;IF(EXACT([.$A37];2);[.C36]+1;[.C36]))" office:value-type="float" office:value="1">
              <text:p>1</text:p>
            </table:table-cell>
            <table:table-cell table:style-name="ce4" table:formula="of:=['account types'.$C$15]&amp;TEXT([.C37];['account types'.$B$15])&amp;['account types'.$D$15]" office:value-type="string" office:string-value="1">
              <text:p>1</text:p>
            </table:table-cell>
            <table:table-cell table:style-name="ce4" table:formula="of:=IF(EXACT([.B36];[.B37]);IF(EXACT([.C36];[.C37]);[.E36];CELL(&quot;Row&quot;;[.E37]));[.B37])" office:value-type="float" office:value="3">
              <text:p>3</text:p>
            </table:table-cell>
            <table:table-cell table:style-name="ce4" table:formula="of:=IF(AND([.$A37]&lt;=[.G$1];[.$A36]&gt;[.$A37]);0;IF(EXACT([.$A37];[.G$1]+1);[.F36]+1;[.F36]))" office:value-type="float" office:value="2">
              <text:p>2</text:p>
            </table:table-cell>
            <table:table-cell table:style-name="ce4" table:formula="of:=['account types'.$C$16]&amp;TEXT([.F37];['account types'.$B$16])&amp;['account types'.$D$16]" office:value-type="string" office:string-value="2">
              <text:p>2</text:p>
            </table:table-cell>
            <table:table-cell table:style-name="ce4" table:formula="of:=IF(EXACT([.E36];[.E37]);IF(EXACT([.F36];[.F37]);[.H36];CELL(&quot;Row&quot;;[.H37]));[.E37])" office:value-type="float" office:value="34">
              <text:p>34</text:p>
            </table:table-cell>
            <table:table-cell table:style-name="ce4" table:formula="of:=IF(AND([.$A37]&lt;=[.J$1];[.$A36]&gt;[.$A37]);0;IF(EXACT([.$A37];[.J$1]+1);[.I36]+1;[.I36]))" office:value-type="float" office:value="1">
              <text:p>1</text:p>
            </table:table-cell>
            <table:table-cell table:style-name="ce4" table:formula="of:=['account types'.$C$17]&amp;TEXT([.I37];['account types'.$B$17])&amp;['account types'.$D$17]" office:value-type="string" office:string-value="1">
              <text:p>1</text:p>
            </table:table-cell>
            <table:table-cell table:style-name="ce4" table:formula="of:=IF(EXACT([.H36];[.H37]);IF(EXACT([.I36];[.I37]);[.K36];CELL(&quot;Row&quot;;[.K37]));[.H37])" office:value-type="float" office:value="35">
              <text:p>35</text:p>
            </table:table-cell>
            <table:table-cell table:style-name="ce4" table:formula="of:=IF(AND([.$A37]&lt;=[.M$1];[.$A36]&gt;[.$A37]);0;IF(EXACT([.$A37];[.M$1]+1);[.L36]+1;[.L36]))" office:value-type="float" office:value="1">
              <text:p>1</text:p>
            </table:table-cell>
            <table:table-cell table:style-name="ce4" table:formula="of:=['account types'.$C$18]&amp;TEXT([.L37];['account types'.$B$18])&amp;['account types'.$D$18]" office:value-type="string" office:string-value="1">
              <text:p>1</text:p>
            </table:table-cell>
            <table:table-cell table:style-name="ce4" table:formula="of:=IF(EXACT([.K36];[.K37]);IF(EXACT([.L36];[.L37]);[.N36];CELL(&quot;Row&quot;;[.N37]));[.K37])" office:value-type="float" office:value="36">
              <text:p>36</text:p>
            </table:table-cell>
            <table:table-cell table:style-name="ce4" table:formula="of:=IF(AND([.$A37]&lt;=[.P$1];[.$A36]&gt;[.$A37]);0;IF(EXACT([.$A37];[.P$1]+1);[.O36]+1;[.O36]))" office:value-type="float" office:value="1">
              <text:p>1</text:p>
            </table:table-cell>
            <table:table-cell table:style-name="ce4" table:formula="of:=['account types'.$C$19]&amp;TEXT([.O37];['account types'.$B$19])&amp;['account types'.$D$19]" office:value-type="string" office:string-value="1">
              <text:p>1</text:p>
            </table:table-cell>
            <table:table-cell table:style-name="ce4" table:formula="of:=IF(EXACT([.N36];[.N37]);IF(EXACT([.O36];[.O37]);[.Q36];CELL(&quot;Row&quot;;[.Q37]));[.N37])" office:value-type="float" office:value="37">
              <text:p>37</text:p>
            </table:table-cell>
            <table:table-cell table:style-name="ce4" table:formula="of:=IF(AND([.$A37]&lt;=[.S$1];[.$A36]&gt;[.$A37]);0;IF(EXACT([.$A37];[.S$1]+1);[.R36]+1;[.R36]))" office:value-type="float" office:value="0">
              <text:p>0</text:p>
            </table:table-cell>
            <table:table-cell table:style-name="ce4" table:formula="of:=['account types'.$C$20]&amp;TEXT([.R37];['account types'.$B$20])&amp;['account types'.$D$20]" office:value-type="string" office:string-value="0">
              <text:p>0</text:p>
            </table:table-cell>
            <table:table-cell table:style-name="ce4" table:formula="of:=IF(EXACT([.Q36];[.Q37]);IF(EXACT([.R36];[.R37]);[.T36];CELL(&quot;Row&quot;;[.T37]));[.Q37])" office:value-type="float" office:value="37">
              <text:p>37</text:p>
            </table:table-cell>
            <table:table-cell table:style-name="ce6" table:formula="of:=NOT(AND(OR([.A36]&gt;[.A37];[.A36]=[.A37]);[.A36]&lt;&gt;7))" office:value-type="boolean" office:boolean-value="true">
              <text:p>TRUE</text:p>
            </table:table-cell>
            <table:table-cell table:style-name="Nivel6" table:formula="of:=CONCATENATE([.D37];[.G37];[.J37];[.M37];[.P37];[.S37])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121110">
              <text:p>121110</text:p>
            </table:table-cell>
            <table:table-cell table:style-name="ce7" office:value-type="string">
              <text:p>Valores originales</text:p>
            </table:table-cell>
            <table:table-cell table:style-name="Nivel6" table:formula="of:=[.W37]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Valores originales">
              <text:p>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37];1);&quot;&quot;;IF(EXACT([.A37];2);INDIRECT(CONCATENATE(&quot;V&quot;;[.B37]));IF(EXACT([.A37];3);INDIRECT(CONCATENATE(&quot;V&quot;;[.E37]));IF(EXACT([.A37];4);INDIRECT(CONCATENATE(&quot;V&quot;;[.H37]));IF(EXACT([.A37];5);INDIRECT(CONCATENATE(&quot;V&quot;;[.K37]));IF(EXACT([.A37];6);INDIRECT(CONCATENATE(&quot;V&quot;;[.N37]));IF(EXACT([.A37];7);INDIRECT(CONCATENATE(&quot;V&quot;;[.Q37])))))))))" office:value-type="string" office:string-value="121100">
              <text:p>121100</text:p>
            </table:table-cell>
            <table:table-cell table:style-name="ce9" table:formula="of:=NOT(OR(AND(NOT(EXACT([.A37];7));NOT(EXACT([.AD37];&quot;view&quot;)));AND(EXACT([.A37];7);EXACT([.AD3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7];['account types'.$A$2:.$C$12];2)" office:value-type="string" office:string-value="view">
              <text:p>view</text:p>
            </table:table-cell>
            <table:table-cell table:style-name="Datos" table:formula="of:=VLOOKUP([.AD3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38];1);CELL(&quot;Row&quot;;[.B38]);[.B37])" office:value-type="float" office:value="2">
              <text:p>2</text:p>
            </table:table-cell>
            <table:table-cell table:style-name="ce4" table:formula="of:=IF(EXACT([.$A38];1);0;IF(EXACT([.$A38];2);[.C37]+1;[.C37]))" office:value-type="float" office:value="1">
              <text:p>1</text:p>
            </table:table-cell>
            <table:table-cell table:style-name="ce4" table:formula="of:=['account types'.$C$15]&amp;TEXT([.C38];['account types'.$B$15])&amp;['account types'.$D$15]" office:value-type="string" office:string-value="1">
              <text:p>1</text:p>
            </table:table-cell>
            <table:table-cell table:style-name="ce4" table:formula="of:=IF(EXACT([.B37];[.B38]);IF(EXACT([.C37];[.C38]);[.E37];CELL(&quot;Row&quot;;[.E38]));[.B38])" office:value-type="float" office:value="3">
              <text:p>3</text:p>
            </table:table-cell>
            <table:table-cell table:style-name="ce4" table:formula="of:=IF(AND([.$A38]&lt;=[.G$1];[.$A37]&gt;[.$A38]);0;IF(EXACT([.$A38];[.G$1]+1);[.F37]+1;[.F37]))" office:value-type="float" office:value="2">
              <text:p>2</text:p>
            </table:table-cell>
            <table:table-cell table:style-name="ce4" table:formula="of:=['account types'.$C$16]&amp;TEXT([.F38];['account types'.$B$16])&amp;['account types'.$D$16]" office:value-type="string" office:string-value="2">
              <text:p>2</text:p>
            </table:table-cell>
            <table:table-cell table:style-name="ce4" table:formula="of:=IF(EXACT([.E37];[.E38]);IF(EXACT([.F37];[.F38]);[.H37];CELL(&quot;Row&quot;;[.H38]));[.E38])" office:value-type="float" office:value="34">
              <text:p>34</text:p>
            </table:table-cell>
            <table:table-cell table:style-name="ce4" table:formula="of:=IF(AND([.$A38]&lt;=[.J$1];[.$A37]&gt;[.$A38]);0;IF(EXACT([.$A38];[.J$1]+1);[.I37]+1;[.I37]))" office:value-type="float" office:value="1">
              <text:p>1</text:p>
            </table:table-cell>
            <table:table-cell table:style-name="ce4" table:formula="of:=['account types'.$C$17]&amp;TEXT([.I38];['account types'.$B$17])&amp;['account types'.$D$17]" office:value-type="string" office:string-value="1">
              <text:p>1</text:p>
            </table:table-cell>
            <table:table-cell table:style-name="ce4" table:formula="of:=IF(EXACT([.H37];[.H38]);IF(EXACT([.I37];[.I38]);[.K37];CELL(&quot;Row&quot;;[.K38]));[.H38])" office:value-type="float" office:value="35">
              <text:p>35</text:p>
            </table:table-cell>
            <table:table-cell table:style-name="ce4" table:formula="of:=IF(AND([.$A38]&lt;=[.M$1];[.$A37]&gt;[.$A38]);0;IF(EXACT([.$A38];[.M$1]+1);[.L37]+1;[.L37]))" office:value-type="float" office:value="1">
              <text:p>1</text:p>
            </table:table-cell>
            <table:table-cell table:style-name="ce4" table:formula="of:=['account types'.$C$18]&amp;TEXT([.L38];['account types'.$B$18])&amp;['account types'.$D$18]" office:value-type="string" office:string-value="1">
              <text:p>1</text:p>
            </table:table-cell>
            <table:table-cell table:style-name="ce4" table:formula="of:=IF(EXACT([.K37];[.K38]);IF(EXACT([.L37];[.L38]);[.N37];CELL(&quot;Row&quot;;[.N38]));[.K38])" office:value-type="float" office:value="36">
              <text:p>36</text:p>
            </table:table-cell>
            <table:table-cell table:style-name="ce4" table:formula="of:=IF(AND([.$A38]&lt;=[.P$1];[.$A37]&gt;[.$A38]);0;IF(EXACT([.$A38];[.P$1]+1);[.O37]+1;[.O37]))" office:value-type="float" office:value="1">
              <text:p>1</text:p>
            </table:table-cell>
            <table:table-cell table:style-name="ce4" table:formula="of:=['account types'.$C$19]&amp;TEXT([.O38];['account types'.$B$19])&amp;['account types'.$D$19]" office:value-type="string" office:string-value="1">
              <text:p>1</text:p>
            </table:table-cell>
            <table:table-cell table:style-name="ce4" table:formula="of:=IF(EXACT([.N37];[.N38]);IF(EXACT([.O37];[.O38]);[.Q37];CELL(&quot;Row&quot;;[.Q38]));[.N38])" office:value-type="float" office:value="37">
              <text:p>37</text:p>
            </table:table-cell>
            <table:table-cell table:style-name="ce4" table:formula="of:=IF(AND([.$A38]&lt;=[.S$1];[.$A37]&gt;[.$A38]);0;IF(EXACT([.$A38];[.S$1]+1);[.R37]+1;[.R37]))" office:value-type="float" office:value="1">
              <text:p>1</text:p>
            </table:table-cell>
            <table:table-cell table:style-name="ce4" table:formula="of:=['account types'.$C$20]&amp;TEXT([.R38];['account types'.$B$20])&amp;['account types'.$D$20]" office:value-type="string" office:string-value="1">
              <text:p>1</text:p>
            </table:table-cell>
            <table:table-cell table:style-name="ce4" table:formula="of:=IF(EXACT([.Q37];[.Q38]);IF(EXACT([.R37];[.R38]);[.T37];CELL(&quot;Row&quot;;[.T38]));[.Q38])" office:value-type="float" office:value="38">
              <text:p>38</text:p>
            </table:table-cell>
            <table:table-cell table:style-name="ce6" table:formula="of:=NOT(AND(OR([.A37]&gt;[.A38];[.A37]=[.A38]);[.A37]&lt;&gt;7))" office:value-type="boolean" office:boolean-value="true">
              <text:p>TRUE</text:p>
            </table:table-cell>
            <table:table-cell table:style-name="Nivel7" table:formula="of:=CONCATENATE([.D38];[.G38];[.J38];[.M38];[.P38];[.S38])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121111">
              <text:p>121111</text:p>
            </table:table-cell>
            <table:table-cell table:style-name="ce7" office:value-type="string">
              <text:p>Terreno 1</text:p>
            </table:table-cell>
            <table:table-cell table:style-name="Nivel7" table:formula="of:=[.W38]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Terreno 1">
              <text:p>Terren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38];1);&quot;&quot;;IF(EXACT([.A38];2);INDIRECT(CONCATENATE(&quot;V&quot;;[.B38]));IF(EXACT([.A38];3);INDIRECT(CONCATENATE(&quot;V&quot;;[.E38]));IF(EXACT([.A38];4);INDIRECT(CONCATENATE(&quot;V&quot;;[.H38]));IF(EXACT([.A38];5);INDIRECT(CONCATENATE(&quot;V&quot;;[.K38]));IF(EXACT([.A38];6);INDIRECT(CONCATENATE(&quot;V&quot;;[.N38]));IF(EXACT([.A38];7);INDIRECT(CONCATENATE(&quot;V&quot;;[.Q38])))))))))" office:value-type="string" office:string-value="121110">
              <text:p>121110</text:p>
            </table:table-cell>
            <table:table-cell table:style-name="ce9" table:formula="of:=NOT(OR(AND(NOT(EXACT([.A38];7));NOT(EXACT([.AD38];&quot;view&quot;)));AND(EXACT([.A38];7);EXACT([.AD38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8];['account types'.$A$2:.$C$12];2)" office:value-type="string" office:string-value="other">
              <text:p>other</text:p>
            </table:table-cell>
            <table:table-cell table:style-name="Datos" table:formula="of:=VLOOKUP([.AD3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39];1);CELL(&quot;Row&quot;;[.B39]);[.B38])" office:value-type="float" office:value="2">
              <text:p>2</text:p>
            </table:table-cell>
            <table:table-cell table:style-name="ce4" table:formula="of:=IF(EXACT([.$A39];1);0;IF(EXACT([.$A39];2);[.C38]+1;[.C38]))" office:value-type="float" office:value="1">
              <text:p>1</text:p>
            </table:table-cell>
            <table:table-cell table:style-name="ce4" table:formula="of:=['account types'.$C$15]&amp;TEXT([.C39];['account types'.$B$15])&amp;['account types'.$D$15]" office:value-type="string" office:string-value="1">
              <text:p>1</text:p>
            </table:table-cell>
            <table:table-cell table:style-name="ce4" table:formula="of:=IF(EXACT([.B38];[.B39]);IF(EXACT([.C38];[.C39]);[.E38];CELL(&quot;Row&quot;;[.E39]));[.B39])" office:value-type="float" office:value="3">
              <text:p>3</text:p>
            </table:table-cell>
            <table:table-cell table:style-name="ce4" table:formula="of:=IF(AND([.$A39]&lt;=[.G$1];[.$A38]&gt;[.$A39]);0;IF(EXACT([.$A39];[.G$1]+1);[.F38]+1;[.F38]))" office:value-type="float" office:value="2">
              <text:p>2</text:p>
            </table:table-cell>
            <table:table-cell table:style-name="ce4" table:formula="of:=['account types'.$C$16]&amp;TEXT([.F39];['account types'.$B$16])&amp;['account types'.$D$16]" office:value-type="string" office:string-value="2">
              <text:p>2</text:p>
            </table:table-cell>
            <table:table-cell table:style-name="ce4" table:formula="of:=IF(EXACT([.E38];[.E39]);IF(EXACT([.F38];[.F39]);[.H38];CELL(&quot;Row&quot;;[.H39]));[.E39])" office:value-type="float" office:value="34">
              <text:p>34</text:p>
            </table:table-cell>
            <table:table-cell table:style-name="ce4" table:formula="of:=IF(AND([.$A39]&lt;=[.J$1];[.$A38]&gt;[.$A39]);0;IF(EXACT([.$A39];[.J$1]+1);[.I38]+1;[.I38]))" office:value-type="float" office:value="1">
              <text:p>1</text:p>
            </table:table-cell>
            <table:table-cell table:style-name="ce4" table:formula="of:=['account types'.$C$17]&amp;TEXT([.I39];['account types'.$B$17])&amp;['account types'.$D$17]" office:value-type="string" office:string-value="1">
              <text:p>1</text:p>
            </table:table-cell>
            <table:table-cell table:style-name="ce4" table:formula="of:=IF(EXACT([.H38];[.H39]);IF(EXACT([.I38];[.I39]);[.K38];CELL(&quot;Row&quot;;[.K39]));[.H39])" office:value-type="float" office:value="35">
              <text:p>35</text:p>
            </table:table-cell>
            <table:table-cell table:style-name="ce4" table:formula="of:=IF(AND([.$A39]&lt;=[.M$1];[.$A38]&gt;[.$A39]);0;IF(EXACT([.$A39];[.M$1]+1);[.L38]+1;[.L38]))" office:value-type="float" office:value="1">
              <text:p>1</text:p>
            </table:table-cell>
            <table:table-cell table:style-name="ce4" table:formula="of:=['account types'.$C$18]&amp;TEXT([.L39];['account types'.$B$18])&amp;['account types'.$D$18]" office:value-type="string" office:string-value="1">
              <text:p>1</text:p>
            </table:table-cell>
            <table:table-cell table:style-name="ce4" table:formula="of:=IF(EXACT([.K38];[.K39]);IF(EXACT([.L38];[.L39]);[.N38];CELL(&quot;Row&quot;;[.N39]));[.K39])" office:value-type="float" office:value="36">
              <text:p>36</text:p>
            </table:table-cell>
            <table:table-cell table:style-name="ce4" table:formula="of:=IF(AND([.$A39]&lt;=[.P$1];[.$A38]&gt;[.$A39]);0;IF(EXACT([.$A39];[.P$1]+1);[.O38]+1;[.O38]))" office:value-type="float" office:value="2">
              <text:p>2</text:p>
            </table:table-cell>
            <table:table-cell table:style-name="ce4" table:formula="of:=['account types'.$C$19]&amp;TEXT([.O39];['account types'.$B$19])&amp;['account types'.$D$19]" office:value-type="string" office:string-value="2">
              <text:p>2</text:p>
            </table:table-cell>
            <table:table-cell table:style-name="ce4" table:formula="of:=IF(EXACT([.N38];[.N39]);IF(EXACT([.O38];[.O39]);[.Q38];CELL(&quot;Row&quot;;[.Q39]));[.N39])" office:value-type="float" office:value="39">
              <text:p>39</text:p>
            </table:table-cell>
            <table:table-cell table:style-name="ce4" table:formula="of:=IF(AND([.$A39]&lt;=[.S$1];[.$A38]&gt;[.$A39]);0;IF(EXACT([.$A39];[.S$1]+1);[.R38]+1;[.R38]))" office:value-type="float" office:value="0">
              <text:p>0</text:p>
            </table:table-cell>
            <table:table-cell table:style-name="ce4" table:formula="of:=['account types'.$C$20]&amp;TEXT([.R39];['account types'.$B$20])&amp;['account types'.$D$20]" office:value-type="string" office:string-value="0">
              <text:p>0</text:p>
            </table:table-cell>
            <table:table-cell table:style-name="ce4" table:formula="of:=IF(EXACT([.Q38];[.Q39]);IF(EXACT([.R38];[.R39]);[.T38];CELL(&quot;Row&quot;;[.T39]));[.Q39])" office:value-type="float" office:value="39">
              <text:p>39</text:p>
            </table:table-cell>
            <table:table-cell table:style-name="ce6" table:formula="of:=NOT(AND(OR([.A38]&gt;[.A39];[.A38]=[.A39]);[.A38]&lt;&gt;7))" office:value-type="boolean" office:boolean-value="true">
              <text:p>TRUE</text:p>
            </table:table-cell>
            <table:table-cell table:style-name="Nivel6" table:formula="of:=CONCATENATE([.D39];[.G39];[.J39];[.M39];[.P39];[.S39])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121120">
              <text:p>121120</text:p>
            </table:table-cell>
            <table:table-cell table:style-name="ce7" office:value-type="string">
              <text:p>Revaluaciones</text:p>
            </table:table-cell>
            <table:table-cell table:style-name="Nivel6" table:formula="of:=[.W39]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Revaluaciones">
              <text:p>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39];1);&quot;&quot;;IF(EXACT([.A39];2);INDIRECT(CONCATENATE(&quot;V&quot;;[.B39]));IF(EXACT([.A39];3);INDIRECT(CONCATENATE(&quot;V&quot;;[.E39]));IF(EXACT([.A39];4);INDIRECT(CONCATENATE(&quot;V&quot;;[.H39]));IF(EXACT([.A39];5);INDIRECT(CONCATENATE(&quot;V&quot;;[.K39]));IF(EXACT([.A39];6);INDIRECT(CONCATENATE(&quot;V&quot;;[.N39]));IF(EXACT([.A39];7);INDIRECT(CONCATENATE(&quot;V&quot;;[.Q39])))))))))" office:value-type="string" office:string-value="121100">
              <text:p>121100</text:p>
            </table:table-cell>
            <table:table-cell table:style-name="ce9" table:formula="of:=NOT(OR(AND(NOT(EXACT([.A39];7));NOT(EXACT([.AD39];&quot;view&quot;)));AND(EXACT([.A39];7);EXACT([.AD3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39];['account types'.$A$2:.$C$12];2)" office:value-type="string" office:string-value="view">
              <text:p>view</text:p>
            </table:table-cell>
            <table:table-cell table:style-name="Datos" table:formula="of:=VLOOKUP([.AD3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0];1);CELL(&quot;Row&quot;;[.B40]);[.B39])" office:value-type="float" office:value="2">
              <text:p>2</text:p>
            </table:table-cell>
            <table:table-cell table:style-name="ce4" table:formula="of:=IF(EXACT([.$A40];1);0;IF(EXACT([.$A40];2);[.C39]+1;[.C39]))" office:value-type="float" office:value="1">
              <text:p>1</text:p>
            </table:table-cell>
            <table:table-cell table:style-name="ce4" table:formula="of:=['account types'.$C$15]&amp;TEXT([.C40];['account types'.$B$15])&amp;['account types'.$D$15]" office:value-type="string" office:string-value="1">
              <text:p>1</text:p>
            </table:table-cell>
            <table:table-cell table:style-name="ce4" table:formula="of:=IF(EXACT([.B39];[.B40]);IF(EXACT([.C39];[.C40]);[.E39];CELL(&quot;Row&quot;;[.E40]));[.B40])" office:value-type="float" office:value="3">
              <text:p>3</text:p>
            </table:table-cell>
            <table:table-cell table:style-name="ce4" table:formula="of:=IF(AND([.$A40]&lt;=[.G$1];[.$A39]&gt;[.$A40]);0;IF(EXACT([.$A40];[.G$1]+1);[.F39]+1;[.F39]))" office:value-type="float" office:value="2">
              <text:p>2</text:p>
            </table:table-cell>
            <table:table-cell table:style-name="ce4" table:formula="of:=['account types'.$C$16]&amp;TEXT([.F40];['account types'.$B$16])&amp;['account types'.$D$16]" office:value-type="string" office:string-value="2">
              <text:p>2</text:p>
            </table:table-cell>
            <table:table-cell table:style-name="ce4" table:formula="of:=IF(EXACT([.E39];[.E40]);IF(EXACT([.F39];[.F40]);[.H39];CELL(&quot;Row&quot;;[.H40]));[.E40])" office:value-type="float" office:value="34">
              <text:p>34</text:p>
            </table:table-cell>
            <table:table-cell table:style-name="ce4" table:formula="of:=IF(AND([.$A40]&lt;=[.J$1];[.$A39]&gt;[.$A40]);0;IF(EXACT([.$A40];[.J$1]+1);[.I39]+1;[.I39]))" office:value-type="float" office:value="1">
              <text:p>1</text:p>
            </table:table-cell>
            <table:table-cell table:style-name="ce4" table:formula="of:=['account types'.$C$17]&amp;TEXT([.I40];['account types'.$B$17])&amp;['account types'.$D$17]" office:value-type="string" office:string-value="1">
              <text:p>1</text:p>
            </table:table-cell>
            <table:table-cell table:style-name="ce4" table:formula="of:=IF(EXACT([.H39];[.H40]);IF(EXACT([.I39];[.I40]);[.K39];CELL(&quot;Row&quot;;[.K40]));[.H40])" office:value-type="float" office:value="35">
              <text:p>35</text:p>
            </table:table-cell>
            <table:table-cell table:style-name="ce4" table:formula="of:=IF(AND([.$A40]&lt;=[.M$1];[.$A39]&gt;[.$A40]);0;IF(EXACT([.$A40];[.M$1]+1);[.L39]+1;[.L39]))" office:value-type="float" office:value="1">
              <text:p>1</text:p>
            </table:table-cell>
            <table:table-cell table:style-name="ce4" table:formula="of:=['account types'.$C$18]&amp;TEXT([.L40];['account types'.$B$18])&amp;['account types'.$D$18]" office:value-type="string" office:string-value="1">
              <text:p>1</text:p>
            </table:table-cell>
            <table:table-cell table:style-name="ce4" table:formula="of:=IF(EXACT([.K39];[.K40]);IF(EXACT([.L39];[.L40]);[.N39];CELL(&quot;Row&quot;;[.N40]));[.K40])" office:value-type="float" office:value="36">
              <text:p>36</text:p>
            </table:table-cell>
            <table:table-cell table:style-name="ce4" table:formula="of:=IF(AND([.$A40]&lt;=[.P$1];[.$A39]&gt;[.$A40]);0;IF(EXACT([.$A40];[.P$1]+1);[.O39]+1;[.O39]))" office:value-type="float" office:value="2">
              <text:p>2</text:p>
            </table:table-cell>
            <table:table-cell table:style-name="ce4" table:formula="of:=['account types'.$C$19]&amp;TEXT([.O40];['account types'.$B$19])&amp;['account types'.$D$19]" office:value-type="string" office:string-value="2">
              <text:p>2</text:p>
            </table:table-cell>
            <table:table-cell table:style-name="ce4" table:formula="of:=IF(EXACT([.N39];[.N40]);IF(EXACT([.O39];[.O40]);[.Q39];CELL(&quot;Row&quot;;[.Q40]));[.N40])" office:value-type="float" office:value="39">
              <text:p>39</text:p>
            </table:table-cell>
            <table:table-cell table:style-name="ce4" table:formula="of:=IF(AND([.$A40]&lt;=[.S$1];[.$A39]&gt;[.$A40]);0;IF(EXACT([.$A40];[.S$1]+1);[.R39]+1;[.R39]))" office:value-type="float" office:value="1">
              <text:p>1</text:p>
            </table:table-cell>
            <table:table-cell table:style-name="ce4" table:formula="of:=['account types'.$C$20]&amp;TEXT([.R40];['account types'.$B$20])&amp;['account types'.$D$20]" office:value-type="string" office:string-value="1">
              <text:p>1</text:p>
            </table:table-cell>
            <table:table-cell table:style-name="ce4" table:formula="of:=IF(EXACT([.Q39];[.Q40]);IF(EXACT([.R39];[.R40]);[.T39];CELL(&quot;Row&quot;;[.T40]));[.Q40])" office:value-type="float" office:value="40">
              <text:p>40</text:p>
            </table:table-cell>
            <table:table-cell table:style-name="ce6" table:formula="of:=NOT(AND(OR([.A39]&gt;[.A40];[.A39]=[.A40]);[.A39]&lt;&gt;7))" office:value-type="boolean" office:boolean-value="true">
              <text:p>TRUE</text:p>
            </table:table-cell>
            <table:table-cell table:style-name="Nivel7" table:formula="of:=CONCATENATE([.D40];[.G40];[.J40];[.M40];[.P40];[.S40])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121121">
              <text:p>121121</text:p>
            </table:table-cell>
            <table:table-cell table:style-name="ce7" office:value-type="string">
              <text:p>Terreno 1</text:p>
            </table:table-cell>
            <table:table-cell table:style-name="Nivel7" table:formula="of:=[.W40]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Terreno 1">
              <text:p>Terren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/>
            <table:table-cell table:style-name="Datos" table:formula="of:=IF(EXACT([.A40];1);&quot;&quot;;IF(EXACT([.A40];2);INDIRECT(CONCATENATE(&quot;V&quot;;[.B40]));IF(EXACT([.A40];3);INDIRECT(CONCATENATE(&quot;V&quot;;[.E40]));IF(EXACT([.A40];4);INDIRECT(CONCATENATE(&quot;V&quot;;[.H40]));IF(EXACT([.A40];5);INDIRECT(CONCATENATE(&quot;V&quot;;[.K40]));IF(EXACT([.A40];6);INDIRECT(CONCATENATE(&quot;V&quot;;[.N40]));IF(EXACT([.A40];7);INDIRECT(CONCATENATE(&quot;V&quot;;[.Q40])))))))))" office:value-type="string" office:string-value="121120">
              <text:p>121120</text:p>
            </table:table-cell>
            <table:table-cell table:style-name="ce9" table:formula="of:=NOT(OR(AND(NOT(EXACT([.A40];7));NOT(EXACT([.AD40];&quot;view&quot;)));AND(EXACT([.A40];7);EXACT([.AD40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0];['account types'.$A$2:.$C$12];2)" office:value-type="string" office:string-value="other">
              <text:p>other</text:p>
            </table:table-cell>
            <table:table-cell table:style-name="Datos" table:formula="of:=VLOOKUP([.AD4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41];1);CELL(&quot;Row&quot;;[.B41]);[.B40])" office:value-type="float" office:value="2">
              <text:p>2</text:p>
            </table:table-cell>
            <table:table-cell table:style-name="ce4" table:formula="of:=IF(EXACT([.$A41];1);0;IF(EXACT([.$A41];2);[.C40]+1;[.C40]))" office:value-type="float" office:value="1">
              <text:p>1</text:p>
            </table:table-cell>
            <table:table-cell table:style-name="ce4" table:formula="of:=['account types'.$C$15]&amp;TEXT([.C41];['account types'.$B$15])&amp;['account types'.$D$15]" office:value-type="string" office:string-value="1">
              <text:p>1</text:p>
            </table:table-cell>
            <table:table-cell table:style-name="ce4" table:formula="of:=IF(EXACT([.B40];[.B41]);IF(EXACT([.C40];[.C41]);[.E40];CELL(&quot;Row&quot;;[.E41]));[.B41])" office:value-type="float" office:value="3">
              <text:p>3</text:p>
            </table:table-cell>
            <table:table-cell table:style-name="ce4" table:formula="of:=IF(AND([.$A41]&lt;=[.G$1];[.$A40]&gt;[.$A41]);0;IF(EXACT([.$A41];[.G$1]+1);[.F40]+1;[.F40]))" office:value-type="float" office:value="2">
              <text:p>2</text:p>
            </table:table-cell>
            <table:table-cell table:style-name="ce4" table:formula="of:=['account types'.$C$16]&amp;TEXT([.F41];['account types'.$B$16])&amp;['account types'.$D$16]" office:value-type="string" office:string-value="2">
              <text:p>2</text:p>
            </table:table-cell>
            <table:table-cell table:style-name="ce4" table:formula="of:=IF(EXACT([.E40];[.E41]);IF(EXACT([.F40];[.F41]);[.H40];CELL(&quot;Row&quot;;[.H41]));[.E41])" office:value-type="float" office:value="34">
              <text:p>34</text:p>
            </table:table-cell>
            <table:table-cell table:style-name="ce4" table:formula="of:=IF(AND([.$A41]&lt;=[.J$1];[.$A40]&gt;[.$A41]);0;IF(EXACT([.$A41];[.J$1]+1);[.I40]+1;[.I40]))" office:value-type="float" office:value="2">
              <text:p>2</text:p>
            </table:table-cell>
            <table:table-cell table:style-name="ce4" table:formula="of:=['account types'.$C$17]&amp;TEXT([.I41];['account types'.$B$17])&amp;['account types'.$D$17]" office:value-type="string" office:string-value="2">
              <text:p>2</text:p>
            </table:table-cell>
            <table:table-cell table:style-name="ce4" table:formula="of:=IF(EXACT([.H40];[.H41]);IF(EXACT([.I40];[.I41]);[.K40];CELL(&quot;Row&quot;;[.K41]));[.H41])" office:value-type="float" office:value="41">
              <text:p>41</text:p>
            </table:table-cell>
            <table:table-cell table:style-name="ce4" table:formula="of:=IF(AND([.$A41]&lt;=[.M$1];[.$A40]&gt;[.$A41]);0;IF(EXACT([.$A41];[.M$1]+1);[.L40]+1;[.L40]))" office:value-type="float" office:value="0">
              <text:p>0</text:p>
            </table:table-cell>
            <table:table-cell table:style-name="ce4" table:formula="of:=['account types'.$C$18]&amp;TEXT([.L41];['account types'.$B$18])&amp;['account types'.$D$18]" office:value-type="string" office:string-value="0">
              <text:p>0</text:p>
            </table:table-cell>
            <table:table-cell table:style-name="ce4" table:formula="of:=IF(EXACT([.K40];[.K41]);IF(EXACT([.L40];[.L41]);[.N40];CELL(&quot;Row&quot;;[.N41]));[.K41])" office:value-type="float" office:value="41">
              <text:p>41</text:p>
            </table:table-cell>
            <table:table-cell table:style-name="ce4" table:formula="of:=IF(AND([.$A41]&lt;=[.P$1];[.$A40]&gt;[.$A41]);0;IF(EXACT([.$A41];[.P$1]+1);[.O40]+1;[.O40]))" office:value-type="float" office:value="0">
              <text:p>0</text:p>
            </table:table-cell>
            <table:table-cell table:style-name="ce4" table:formula="of:=['account types'.$C$19]&amp;TEXT([.O41];['account types'.$B$19])&amp;['account types'.$D$19]" office:value-type="string" office:string-value="0">
              <text:p>0</text:p>
            </table:table-cell>
            <table:table-cell table:style-name="ce4" table:formula="of:=IF(EXACT([.N40];[.N41]);IF(EXACT([.O40];[.O41]);[.Q40];CELL(&quot;Row&quot;;[.Q41]));[.N41])" office:value-type="float" office:value="41">
              <text:p>41</text:p>
            </table:table-cell>
            <table:table-cell table:style-name="ce4" table:formula="of:=IF(AND([.$A41]&lt;=[.S$1];[.$A40]&gt;[.$A41]);0;IF(EXACT([.$A41];[.S$1]+1);[.R40]+1;[.R40]))" office:value-type="float" office:value="0">
              <text:p>0</text:p>
            </table:table-cell>
            <table:table-cell table:style-name="ce4" table:formula="of:=['account types'.$C$20]&amp;TEXT([.R41];['account types'.$B$20])&amp;['account types'.$D$20]" office:value-type="string" office:string-value="0">
              <text:p>0</text:p>
            </table:table-cell>
            <table:table-cell table:style-name="ce4" table:formula="of:=IF(EXACT([.Q40];[.Q41]);IF(EXACT([.R40];[.R41]);[.T40];CELL(&quot;Row&quot;;[.T41]));[.Q41])" office:value-type="float" office:value="41">
              <text:p>41</text:p>
            </table:table-cell>
            <table:table-cell table:style-name="ce6" table:formula="of:=NOT(AND(OR([.A40]&gt;[.A41];[.A40]=[.A41]);[.A40]&lt;&gt;7))" office:value-type="boolean" office:boolean-value="true">
              <text:p>TRUE</text:p>
            </table:table-cell>
            <table:table-cell table:style-name="Nivel4" table:formula="of:=CONCATENATE([.D41];[.G41];[.J41];[.M41];[.P41];[.S41])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122000">
              <text:p>122000</text:p>
            </table:table-cell>
            <table:table-cell table:style-name="ce7" office:value-type="string">
              <text:p>Activo fijo depreciable</text:p>
            </table:table-cell>
            <table:table-cell table:style-name="Nivel4" table:formula="of:=[.W41]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Activo fijo depreciable">
              <text:p>Activo fijo depreciable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</text:p>
            </table:table-cell>
            <table:table-cell table:style-name="Datos" table:formula="of:=IF(EXACT([.A41];1);&quot;&quot;;IF(EXACT([.A41];2);INDIRECT(CONCATENATE(&quot;V&quot;;[.B41]));IF(EXACT([.A41];3);INDIRECT(CONCATENATE(&quot;V&quot;;[.E41]));IF(EXACT([.A41];4);INDIRECT(CONCATENATE(&quot;V&quot;;[.H41]));IF(EXACT([.A41];5);INDIRECT(CONCATENATE(&quot;V&quot;;[.K41]));IF(EXACT([.A41];6);INDIRECT(CONCATENATE(&quot;V&quot;;[.N41]));IF(EXACT([.A41];7);INDIRECT(CONCATENATE(&quot;V&quot;;[.Q41])))))))))" office:value-type="string" office:string-value="120000">
              <text:p>120000</text:p>
            </table:table-cell>
            <table:table-cell table:style-name="ce9" table:formula="of:=NOT(OR(AND(NOT(EXACT([.A41];7));NOT(EXACT([.AD41];&quot;view&quot;)));AND(EXACT([.A41];7);EXACT([.AD4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1];['account types'.$A$2:.$C$12];2)" office:value-type="string" office:string-value="view">
              <text:p>view</text:p>
            </table:table-cell>
            <table:table-cell table:style-name="Datos" table:formula="of:=VLOOKUP([.AD4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42];1);CELL(&quot;Row&quot;;[.B42]);[.B41])" office:value-type="float" office:value="2">
              <text:p>2</text:p>
            </table:table-cell>
            <table:table-cell table:style-name="ce4" table:formula="of:=IF(EXACT([.$A42];1);0;IF(EXACT([.$A42];2);[.C41]+1;[.C41]))" office:value-type="float" office:value="1">
              <text:p>1</text:p>
            </table:table-cell>
            <table:table-cell table:style-name="ce4" table:formula="of:=['account types'.$C$15]&amp;TEXT([.C42];['account types'.$B$15])&amp;['account types'.$D$15]" office:value-type="string" office:string-value="1">
              <text:p>1</text:p>
            </table:table-cell>
            <table:table-cell table:style-name="ce4" table:formula="of:=IF(EXACT([.B41];[.B42]);IF(EXACT([.C41];[.C42]);[.E41];CELL(&quot;Row&quot;;[.E42]));[.B42])" office:value-type="float" office:value="3">
              <text:p>3</text:p>
            </table:table-cell>
            <table:table-cell table:style-name="ce4" table:formula="of:=IF(AND([.$A42]&lt;=[.G$1];[.$A41]&gt;[.$A42]);0;IF(EXACT([.$A42];[.G$1]+1);[.F41]+1;[.F41]))" office:value-type="float" office:value="2">
              <text:p>2</text:p>
            </table:table-cell>
            <table:table-cell table:style-name="ce4" table:formula="of:=['account types'.$C$16]&amp;TEXT([.F42];['account types'.$B$16])&amp;['account types'.$D$16]" office:value-type="string" office:string-value="2">
              <text:p>2</text:p>
            </table:table-cell>
            <table:table-cell table:style-name="ce4" table:formula="of:=IF(EXACT([.E41];[.E42]);IF(EXACT([.F41];[.F42]);[.H41];CELL(&quot;Row&quot;;[.H42]));[.E42])" office:value-type="float" office:value="34">
              <text:p>34</text:p>
            </table:table-cell>
            <table:table-cell table:style-name="ce4" table:formula="of:=IF(AND([.$A42]&lt;=[.J$1];[.$A41]&gt;[.$A42]);0;IF(EXACT([.$A42];[.J$1]+1);[.I41]+1;[.I41]))" office:value-type="float" office:value="2">
              <text:p>2</text:p>
            </table:table-cell>
            <table:table-cell table:style-name="ce4" table:formula="of:=['account types'.$C$17]&amp;TEXT([.I42];['account types'.$B$17])&amp;['account types'.$D$17]" office:value-type="string" office:string-value="2">
              <text:p>2</text:p>
            </table:table-cell>
            <table:table-cell table:style-name="ce4" table:formula="of:=IF(EXACT([.H41];[.H42]);IF(EXACT([.I41];[.I42]);[.K41];CELL(&quot;Row&quot;;[.K42]));[.H42])" office:value-type="float" office:value="41">
              <text:p>41</text:p>
            </table:table-cell>
            <table:table-cell table:style-name="ce4" table:formula="of:=IF(AND([.$A42]&lt;=[.M$1];[.$A41]&gt;[.$A42]);0;IF(EXACT([.$A42];[.M$1]+1);[.L41]+1;[.L41]))" office:value-type="float" office:value="1">
              <text:p>1</text:p>
            </table:table-cell>
            <table:table-cell table:style-name="ce4" table:formula="of:=['account types'.$C$18]&amp;TEXT([.L42];['account types'.$B$18])&amp;['account types'.$D$18]" office:value-type="string" office:string-value="1">
              <text:p>1</text:p>
            </table:table-cell>
            <table:table-cell table:style-name="ce4" table:formula="of:=IF(EXACT([.K41];[.K42]);IF(EXACT([.L41];[.L42]);[.N41];CELL(&quot;Row&quot;;[.N42]));[.K42])" office:value-type="float" office:value="42">
              <text:p>42</text:p>
            </table:table-cell>
            <table:table-cell table:style-name="ce4" table:formula="of:=IF(AND([.$A42]&lt;=[.P$1];[.$A41]&gt;[.$A42]);0;IF(EXACT([.$A42];[.P$1]+1);[.O41]+1;[.O41]))" office:value-type="float" office:value="0">
              <text:p>0</text:p>
            </table:table-cell>
            <table:table-cell table:style-name="ce4" table:formula="of:=['account types'.$C$19]&amp;TEXT([.O42];['account types'.$B$19])&amp;['account types'.$D$19]" office:value-type="string" office:string-value="0">
              <text:p>0</text:p>
            </table:table-cell>
            <table:table-cell table:style-name="ce4" table:formula="of:=IF(EXACT([.N41];[.N42]);IF(EXACT([.O41];[.O42]);[.Q41];CELL(&quot;Row&quot;;[.Q42]));[.N42])" office:value-type="float" office:value="42">
              <text:p>42</text:p>
            </table:table-cell>
            <table:table-cell table:style-name="ce4" table:formula="of:=IF(AND([.$A42]&lt;=[.S$1];[.$A41]&gt;[.$A42]);0;IF(EXACT([.$A42];[.S$1]+1);[.R41]+1;[.R41]))" office:value-type="float" office:value="0">
              <text:p>0</text:p>
            </table:table-cell>
            <table:table-cell table:style-name="ce4" table:formula="of:=['account types'.$C$20]&amp;TEXT([.R42];['account types'.$B$20])&amp;['account types'.$D$20]" office:value-type="string" office:string-value="0">
              <text:p>0</text:p>
            </table:table-cell>
            <table:table-cell table:style-name="ce4" table:formula="of:=IF(EXACT([.Q41];[.Q42]);IF(EXACT([.R41];[.R42]);[.T41];CELL(&quot;Row&quot;;[.T42]));[.Q42])" office:value-type="float" office:value="42">
              <text:p>42</text:p>
            </table:table-cell>
            <table:table-cell table:style-name="ce6" table:formula="of:=NOT(AND(OR([.A41]&gt;[.A42];[.A41]=[.A42]);[.A41]&lt;&gt;7))" office:value-type="boolean" office:boolean-value="true">
              <text:p>TRUE</text:p>
            </table:table-cell>
            <table:table-cell table:style-name="Nivel5" table:formula="of:=CONCATENATE([.D42];[.G42];[.J42];[.M42];[.P42];[.S42])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122100">
              <text:p>122100</text:p>
            </table:table-cell>
            <table:table-cell table:style-name="ce7" office:value-type="string">
              <text:p>Edificios</text:p>
            </table:table-cell>
            <table:table-cell table:style-name="Nivel5" table:formula="of:=[.W42]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Edificios">
              <text:p>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Ed</text:p>
            </table:table-cell>
            <table:table-cell table:style-name="Datos" table:formula="of:=IF(EXACT([.A42];1);&quot;&quot;;IF(EXACT([.A42];2);INDIRECT(CONCATENATE(&quot;V&quot;;[.B42]));IF(EXACT([.A42];3);INDIRECT(CONCATENATE(&quot;V&quot;;[.E42]));IF(EXACT([.A42];4);INDIRECT(CONCATENATE(&quot;V&quot;;[.H42]));IF(EXACT([.A42];5);INDIRECT(CONCATENATE(&quot;V&quot;;[.K42]));IF(EXACT([.A42];6);INDIRECT(CONCATENATE(&quot;V&quot;;[.N42]));IF(EXACT([.A42];7);INDIRECT(CONCATENATE(&quot;V&quot;;[.Q42])))))))))" office:value-type="string" office:string-value="122000">
              <text:p>122000</text:p>
            </table:table-cell>
            <table:table-cell table:style-name="ce9" table:formula="of:=NOT(OR(AND(NOT(EXACT([.A42];7));NOT(EXACT([.AD42];&quot;view&quot;)));AND(EXACT([.A42];7);EXACT([.AD4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2];['account types'.$A$2:.$C$12];2)" office:value-type="string" office:string-value="view">
              <text:p>view</text:p>
            </table:table-cell>
            <table:table-cell table:style-name="Datos" table:formula="of:=VLOOKUP([.AD4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43];1);CELL(&quot;Row&quot;;[.B43]);[.B42])" office:value-type="float" office:value="2">
              <text:p>2</text:p>
            </table:table-cell>
            <table:table-cell table:style-name="ce4" table:formula="of:=IF(EXACT([.$A43];1);0;IF(EXACT([.$A43];2);[.C42]+1;[.C42]))" office:value-type="float" office:value="1">
              <text:p>1</text:p>
            </table:table-cell>
            <table:table-cell table:style-name="ce4" table:formula="of:=['account types'.$C$15]&amp;TEXT([.C43];['account types'.$B$15])&amp;['account types'.$D$15]" office:value-type="string" office:string-value="1">
              <text:p>1</text:p>
            </table:table-cell>
            <table:table-cell table:style-name="ce4" table:formula="of:=IF(EXACT([.B42];[.B43]);IF(EXACT([.C42];[.C43]);[.E42];CELL(&quot;Row&quot;;[.E43]));[.B43])" office:value-type="float" office:value="3">
              <text:p>3</text:p>
            </table:table-cell>
            <table:table-cell table:style-name="ce4" table:formula="of:=IF(AND([.$A43]&lt;=[.G$1];[.$A42]&gt;[.$A43]);0;IF(EXACT([.$A43];[.G$1]+1);[.F42]+1;[.F42]))" office:value-type="float" office:value="2">
              <text:p>2</text:p>
            </table:table-cell>
            <table:table-cell table:style-name="ce4" table:formula="of:=['account types'.$C$16]&amp;TEXT([.F43];['account types'.$B$16])&amp;['account types'.$D$16]" office:value-type="string" office:string-value="2">
              <text:p>2</text:p>
            </table:table-cell>
            <table:table-cell table:style-name="ce4" table:formula="of:=IF(EXACT([.E42];[.E43]);IF(EXACT([.F42];[.F43]);[.H42];CELL(&quot;Row&quot;;[.H43]));[.E43])" office:value-type="float" office:value="34">
              <text:p>34</text:p>
            </table:table-cell>
            <table:table-cell table:style-name="ce4" table:formula="of:=IF(AND([.$A43]&lt;=[.J$1];[.$A42]&gt;[.$A43]);0;IF(EXACT([.$A43];[.J$1]+1);[.I42]+1;[.I42]))" office:value-type="float" office:value="2">
              <text:p>2</text:p>
            </table:table-cell>
            <table:table-cell table:style-name="ce4" table:formula="of:=['account types'.$C$17]&amp;TEXT([.I43];['account types'.$B$17])&amp;['account types'.$D$17]" office:value-type="string" office:string-value="2">
              <text:p>2</text:p>
            </table:table-cell>
            <table:table-cell table:style-name="ce4" table:formula="of:=IF(EXACT([.H42];[.H43]);IF(EXACT([.I42];[.I43]);[.K42];CELL(&quot;Row&quot;;[.K43]));[.H43])" office:value-type="float" office:value="41">
              <text:p>41</text:p>
            </table:table-cell>
            <table:table-cell table:style-name="ce4" table:formula="of:=IF(AND([.$A43]&lt;=[.M$1];[.$A42]&gt;[.$A43]);0;IF(EXACT([.$A43];[.M$1]+1);[.L42]+1;[.L42]))" office:value-type="float" office:value="1">
              <text:p>1</text:p>
            </table:table-cell>
            <table:table-cell table:style-name="ce4" table:formula="of:=['account types'.$C$18]&amp;TEXT([.L43];['account types'.$B$18])&amp;['account types'.$D$18]" office:value-type="string" office:string-value="1">
              <text:p>1</text:p>
            </table:table-cell>
            <table:table-cell table:style-name="ce4" table:formula="of:=IF(EXACT([.K42];[.K43]);IF(EXACT([.L42];[.L43]);[.N42];CELL(&quot;Row&quot;;[.N43]));[.K43])" office:value-type="float" office:value="42">
              <text:p>42</text:p>
            </table:table-cell>
            <table:table-cell table:style-name="ce4" table:formula="of:=IF(AND([.$A43]&lt;=[.P$1];[.$A42]&gt;[.$A43]);0;IF(EXACT([.$A43];[.P$1]+1);[.O42]+1;[.O42]))" office:value-type="float" office:value="1">
              <text:p>1</text:p>
            </table:table-cell>
            <table:table-cell table:style-name="ce4" table:formula="of:=['account types'.$C$19]&amp;TEXT([.O43];['account types'.$B$19])&amp;['account types'.$D$19]" office:value-type="string" office:string-value="1">
              <text:p>1</text:p>
            </table:table-cell>
            <table:table-cell table:style-name="ce4" table:formula="of:=IF(EXACT([.N42];[.N43]);IF(EXACT([.O42];[.O43]);[.Q42];CELL(&quot;Row&quot;;[.Q43]));[.N43])" office:value-type="float" office:value="43">
              <text:p>43</text:p>
            </table:table-cell>
            <table:table-cell table:style-name="ce4" table:formula="of:=IF(AND([.$A43]&lt;=[.S$1];[.$A42]&gt;[.$A43]);0;IF(EXACT([.$A43];[.S$1]+1);[.R42]+1;[.R42]))" office:value-type="float" office:value="0">
              <text:p>0</text:p>
            </table:table-cell>
            <table:table-cell table:style-name="ce4" table:formula="of:=['account types'.$C$20]&amp;TEXT([.R43];['account types'.$B$20])&amp;['account types'.$D$20]" office:value-type="string" office:string-value="0">
              <text:p>0</text:p>
            </table:table-cell>
            <table:table-cell table:style-name="ce4" table:formula="of:=IF(EXACT([.Q42];[.Q43]);IF(EXACT([.R42];[.R43]);[.T42];CELL(&quot;Row&quot;;[.T43]));[.Q43])" office:value-type="float" office:value="43">
              <text:p>43</text:p>
            </table:table-cell>
            <table:table-cell table:style-name="ce6" table:formula="of:=NOT(AND(OR([.A42]&gt;[.A43];[.A42]=[.A43]);[.A42]&lt;&gt;7))" office:value-type="boolean" office:boolean-value="true">
              <text:p>TRUE</text:p>
            </table:table-cell>
            <table:table-cell table:style-name="Nivel6" table:formula="of:=CONCATENATE([.D43];[.G43];[.J43];[.M43];[.P43];[.S43])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122110">
              <text:p>122110</text:p>
            </table:table-cell>
            <table:table-cell table:style-name="ce7" office:value-type="string">
              <text:p>Edificios – Valores originales</text:p>
            </table:table-cell>
            <table:table-cell table:style-name="Nivel6" table:formula="of:=[.W43]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Edificios – Valores originales">
              <text:p>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43];1);&quot;&quot;;IF(EXACT([.A43];2);INDIRECT(CONCATENATE(&quot;V&quot;;[.B43]));IF(EXACT([.A43];3);INDIRECT(CONCATENATE(&quot;V&quot;;[.E43]));IF(EXACT([.A43];4);INDIRECT(CONCATENATE(&quot;V&quot;;[.H43]));IF(EXACT([.A43];5);INDIRECT(CONCATENATE(&quot;V&quot;;[.K43]));IF(EXACT([.A43];6);INDIRECT(CONCATENATE(&quot;V&quot;;[.N43]));IF(EXACT([.A43];7);INDIRECT(CONCATENATE(&quot;V&quot;;[.Q43])))))))))" office:value-type="string" office:string-value="122100">
              <text:p>122100</text:p>
            </table:table-cell>
            <table:table-cell table:style-name="ce9" table:formula="of:=NOT(OR(AND(NOT(EXACT([.A43];7));NOT(EXACT([.AD43];&quot;view&quot;)));AND(EXACT([.A43];7);EXACT([.AD4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3];['account types'.$A$2:.$C$12];2)" office:value-type="string" office:string-value="view">
              <text:p>view</text:p>
            </table:table-cell>
            <table:table-cell table:style-name="Datos" table:formula="of:=VLOOKUP([.AD4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4];1);CELL(&quot;Row&quot;;[.B44]);[.B43])" office:value-type="float" office:value="2">
              <text:p>2</text:p>
            </table:table-cell>
            <table:table-cell table:style-name="ce4" table:formula="of:=IF(EXACT([.$A44];1);0;IF(EXACT([.$A44];2);[.C43]+1;[.C43]))" office:value-type="float" office:value="1">
              <text:p>1</text:p>
            </table:table-cell>
            <table:table-cell table:style-name="ce4" table:formula="of:=['account types'.$C$15]&amp;TEXT([.C44];['account types'.$B$15])&amp;['account types'.$D$15]" office:value-type="string" office:string-value="1">
              <text:p>1</text:p>
            </table:table-cell>
            <table:table-cell table:style-name="ce4" table:formula="of:=IF(EXACT([.B43];[.B44]);IF(EXACT([.C43];[.C44]);[.E43];CELL(&quot;Row&quot;;[.E44]));[.B44])" office:value-type="float" office:value="3">
              <text:p>3</text:p>
            </table:table-cell>
            <table:table-cell table:style-name="ce4" table:formula="of:=IF(AND([.$A44]&lt;=[.G$1];[.$A43]&gt;[.$A44]);0;IF(EXACT([.$A44];[.G$1]+1);[.F43]+1;[.F43]))" office:value-type="float" office:value="2">
              <text:p>2</text:p>
            </table:table-cell>
            <table:table-cell table:style-name="ce4" table:formula="of:=['account types'.$C$16]&amp;TEXT([.F44];['account types'.$B$16])&amp;['account types'.$D$16]" office:value-type="string" office:string-value="2">
              <text:p>2</text:p>
            </table:table-cell>
            <table:table-cell table:style-name="ce4" table:formula="of:=IF(EXACT([.E43];[.E44]);IF(EXACT([.F43];[.F44]);[.H43];CELL(&quot;Row&quot;;[.H44]));[.E44])" office:value-type="float" office:value="34">
              <text:p>34</text:p>
            </table:table-cell>
            <table:table-cell table:style-name="ce4" table:formula="of:=IF(AND([.$A44]&lt;=[.J$1];[.$A43]&gt;[.$A44]);0;IF(EXACT([.$A44];[.J$1]+1);[.I43]+1;[.I43]))" office:value-type="float" office:value="2">
              <text:p>2</text:p>
            </table:table-cell>
            <table:table-cell table:style-name="ce4" table:formula="of:=['account types'.$C$17]&amp;TEXT([.I44];['account types'.$B$17])&amp;['account types'.$D$17]" office:value-type="string" office:string-value="2">
              <text:p>2</text:p>
            </table:table-cell>
            <table:table-cell table:style-name="ce4" table:formula="of:=IF(EXACT([.H43];[.H44]);IF(EXACT([.I43];[.I44]);[.K43];CELL(&quot;Row&quot;;[.K44]));[.H44])" office:value-type="float" office:value="41">
              <text:p>41</text:p>
            </table:table-cell>
            <table:table-cell table:style-name="ce4" table:formula="of:=IF(AND([.$A44]&lt;=[.M$1];[.$A43]&gt;[.$A44]);0;IF(EXACT([.$A44];[.M$1]+1);[.L43]+1;[.L43]))" office:value-type="float" office:value="1">
              <text:p>1</text:p>
            </table:table-cell>
            <table:table-cell table:style-name="ce4" table:formula="of:=['account types'.$C$18]&amp;TEXT([.L44];['account types'.$B$18])&amp;['account types'.$D$18]" office:value-type="string" office:string-value="1">
              <text:p>1</text:p>
            </table:table-cell>
            <table:table-cell table:style-name="ce4" table:formula="of:=IF(EXACT([.K43];[.K44]);IF(EXACT([.L43];[.L44]);[.N43];CELL(&quot;Row&quot;;[.N44]));[.K44])" office:value-type="float" office:value="42">
              <text:p>42</text:p>
            </table:table-cell>
            <table:table-cell table:style-name="ce4" table:formula="of:=IF(AND([.$A44]&lt;=[.P$1];[.$A43]&gt;[.$A44]);0;IF(EXACT([.$A44];[.P$1]+1);[.O43]+1;[.O43]))" office:value-type="float" office:value="1">
              <text:p>1</text:p>
            </table:table-cell>
            <table:table-cell table:style-name="ce4" table:formula="of:=['account types'.$C$19]&amp;TEXT([.O44];['account types'.$B$19])&amp;['account types'.$D$19]" office:value-type="string" office:string-value="1">
              <text:p>1</text:p>
            </table:table-cell>
            <table:table-cell table:style-name="ce4" table:formula="of:=IF(EXACT([.N43];[.N44]);IF(EXACT([.O43];[.O44]);[.Q43];CELL(&quot;Row&quot;;[.Q44]));[.N44])" office:value-type="float" office:value="43">
              <text:p>43</text:p>
            </table:table-cell>
            <table:table-cell table:style-name="ce4" table:formula="of:=IF(AND([.$A44]&lt;=[.S$1];[.$A43]&gt;[.$A44]);0;IF(EXACT([.$A44];[.S$1]+1);[.R43]+1;[.R43]))" office:value-type="float" office:value="1">
              <text:p>1</text:p>
            </table:table-cell>
            <table:table-cell table:style-name="ce4" table:formula="of:=['account types'.$C$20]&amp;TEXT([.R44];['account types'.$B$20])&amp;['account types'.$D$20]" office:value-type="string" office:string-value="1">
              <text:p>1</text:p>
            </table:table-cell>
            <table:table-cell table:style-name="ce4" table:formula="of:=IF(EXACT([.Q43];[.Q44]);IF(EXACT([.R43];[.R44]);[.T43];CELL(&quot;Row&quot;;[.T44]));[.Q44])" office:value-type="float" office:value="44">
              <text:p>44</text:p>
            </table:table-cell>
            <table:table-cell table:style-name="ce6" table:formula="of:=NOT(AND(OR([.A43]&gt;[.A44];[.A43]=[.A44]);[.A43]&lt;&gt;7))" office:value-type="boolean" office:boolean-value="true">
              <text:p>TRUE</text:p>
            </table:table-cell>
            <table:table-cell table:style-name="Nivel7" table:formula="of:=CONCATENATE([.D44];[.G44];[.J44];[.M44];[.P44];[.S44])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122111">
              <text:p>122111</text:p>
            </table:table-cell>
            <table:table-cell table:style-name="ce7" office:value-type="string">
              <text:p>Edificio 1</text:p>
            </table:table-cell>
            <table:table-cell table:style-name="Nivel7" table:formula="of:=[.W44]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44];1);&quot;&quot;;IF(EXACT([.A44];2);INDIRECT(CONCATENATE(&quot;V&quot;;[.B44]));IF(EXACT([.A44];3);INDIRECT(CONCATENATE(&quot;V&quot;;[.E44]));IF(EXACT([.A44];4);INDIRECT(CONCATENATE(&quot;V&quot;;[.H44]));IF(EXACT([.A44];5);INDIRECT(CONCATENATE(&quot;V&quot;;[.K44]));IF(EXACT([.A44];6);INDIRECT(CONCATENATE(&quot;V&quot;;[.N44]));IF(EXACT([.A44];7);INDIRECT(CONCATENATE(&quot;V&quot;;[.Q44])))))))))" office:value-type="string" office:string-value="122110">
              <text:p>122110</text:p>
            </table:table-cell>
            <table:table-cell table:style-name="ce9" table:formula="of:=NOT(OR(AND(NOT(EXACT([.A44];7));NOT(EXACT([.AD44];&quot;view&quot;)));AND(EXACT([.A44];7);EXACT([.AD44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4];['account types'.$A$2:.$C$12];2)" office:value-type="string" office:string-value="other">
              <text:p>other</text:p>
            </table:table-cell>
            <table:table-cell table:style-name="Datos" table:formula="of:=VLOOKUP([.AD4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45];1);CELL(&quot;Row&quot;;[.B45]);[.B44])" office:value-type="float" office:value="2">
              <text:p>2</text:p>
            </table:table-cell>
            <table:table-cell table:style-name="ce4" table:formula="of:=IF(EXACT([.$A45];1);0;IF(EXACT([.$A45];2);[.C44]+1;[.C44]))" office:value-type="float" office:value="1">
              <text:p>1</text:p>
            </table:table-cell>
            <table:table-cell table:style-name="ce4" table:formula="of:=['account types'.$C$15]&amp;TEXT([.C45];['account types'.$B$15])&amp;['account types'.$D$15]" office:value-type="string" office:string-value="1">
              <text:p>1</text:p>
            </table:table-cell>
            <table:table-cell table:style-name="ce4" table:formula="of:=IF(EXACT([.B44];[.B45]);IF(EXACT([.C44];[.C45]);[.E44];CELL(&quot;Row&quot;;[.E45]));[.B45])" office:value-type="float" office:value="3">
              <text:p>3</text:p>
            </table:table-cell>
            <table:table-cell table:style-name="ce4" table:formula="of:=IF(AND([.$A45]&lt;=[.G$1];[.$A44]&gt;[.$A45]);0;IF(EXACT([.$A45];[.G$1]+1);[.F44]+1;[.F44]))" office:value-type="float" office:value="2">
              <text:p>2</text:p>
            </table:table-cell>
            <table:table-cell table:style-name="ce4" table:formula="of:=['account types'.$C$16]&amp;TEXT([.F45];['account types'.$B$16])&amp;['account types'.$D$16]" office:value-type="string" office:string-value="2">
              <text:p>2</text:p>
            </table:table-cell>
            <table:table-cell table:style-name="ce4" table:formula="of:=IF(EXACT([.E44];[.E45]);IF(EXACT([.F44];[.F45]);[.H44];CELL(&quot;Row&quot;;[.H45]));[.E45])" office:value-type="float" office:value="34">
              <text:p>34</text:p>
            </table:table-cell>
            <table:table-cell table:style-name="ce4" table:formula="of:=IF(AND([.$A45]&lt;=[.J$1];[.$A44]&gt;[.$A45]);0;IF(EXACT([.$A45];[.J$1]+1);[.I44]+1;[.I44]))" office:value-type="float" office:value="2">
              <text:p>2</text:p>
            </table:table-cell>
            <table:table-cell table:style-name="ce4" table:formula="of:=['account types'.$C$17]&amp;TEXT([.I45];['account types'.$B$17])&amp;['account types'.$D$17]" office:value-type="string" office:string-value="2">
              <text:p>2</text:p>
            </table:table-cell>
            <table:table-cell table:style-name="ce4" table:formula="of:=IF(EXACT([.H44];[.H45]);IF(EXACT([.I44];[.I45]);[.K44];CELL(&quot;Row&quot;;[.K45]));[.H45])" office:value-type="float" office:value="41">
              <text:p>41</text:p>
            </table:table-cell>
            <table:table-cell table:style-name="ce4" table:formula="of:=IF(AND([.$A45]&lt;=[.M$1];[.$A44]&gt;[.$A45]);0;IF(EXACT([.$A45];[.M$1]+1);[.L44]+1;[.L44]))" office:value-type="float" office:value="1">
              <text:p>1</text:p>
            </table:table-cell>
            <table:table-cell table:style-name="ce4" table:formula="of:=['account types'.$C$18]&amp;TEXT([.L45];['account types'.$B$18])&amp;['account types'.$D$18]" office:value-type="string" office:string-value="1">
              <text:p>1</text:p>
            </table:table-cell>
            <table:table-cell table:style-name="ce4" table:formula="of:=IF(EXACT([.K44];[.K45]);IF(EXACT([.L44];[.L45]);[.N44];CELL(&quot;Row&quot;;[.N45]));[.K45])" office:value-type="float" office:value="42">
              <text:p>42</text:p>
            </table:table-cell>
            <table:table-cell table:style-name="ce4" table:formula="of:=IF(AND([.$A45]&lt;=[.P$1];[.$A44]&gt;[.$A45]);0;IF(EXACT([.$A45];[.P$1]+1);[.O44]+1;[.O44]))" office:value-type="float" office:value="2">
              <text:p>2</text:p>
            </table:table-cell>
            <table:table-cell table:style-name="ce4" table:formula="of:=['account types'.$C$19]&amp;TEXT([.O45];['account types'.$B$19])&amp;['account types'.$D$19]" office:value-type="string" office:string-value="2">
              <text:p>2</text:p>
            </table:table-cell>
            <table:table-cell table:style-name="ce4" table:formula="of:=IF(EXACT([.N44];[.N45]);IF(EXACT([.O44];[.O45]);[.Q44];CELL(&quot;Row&quot;;[.Q45]));[.N45])" office:value-type="float" office:value="45">
              <text:p>45</text:p>
            </table:table-cell>
            <table:table-cell table:style-name="ce4" table:formula="of:=IF(AND([.$A45]&lt;=[.S$1];[.$A44]&gt;[.$A45]);0;IF(EXACT([.$A45];[.S$1]+1);[.R44]+1;[.R44]))" office:value-type="float" office:value="0">
              <text:p>0</text:p>
            </table:table-cell>
            <table:table-cell table:style-name="ce4" table:formula="of:=['account types'.$C$20]&amp;TEXT([.R45];['account types'.$B$20])&amp;['account types'.$D$20]" office:value-type="string" office:string-value="0">
              <text:p>0</text:p>
            </table:table-cell>
            <table:table-cell table:style-name="ce4" table:formula="of:=IF(EXACT([.Q44];[.Q45]);IF(EXACT([.R44];[.R45]);[.T44];CELL(&quot;Row&quot;;[.T45]));[.Q45])" office:value-type="float" office:value="45">
              <text:p>45</text:p>
            </table:table-cell>
            <table:table-cell table:style-name="ce6" table:formula="of:=NOT(AND(OR([.A44]&gt;[.A45];[.A44]=[.A45]);[.A44]&lt;&gt;7))" office:value-type="boolean" office:boolean-value="true">
              <text:p>TRUE</text:p>
            </table:table-cell>
            <table:table-cell table:style-name="Nivel6" table:formula="of:=CONCATENATE([.D45];[.G45];[.J45];[.M45];[.P45];[.S45])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122120">
              <text:p>122120</text:p>
            </table:table-cell>
            <table:table-cell table:style-name="ce7" office:value-type="string">
              <text:p>Edificios – Revaluaciones</text:p>
            </table:table-cell>
            <table:table-cell table:style-name="Nivel6" table:formula="of:=[.W45]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Edificios – Revaluaciones">
              <text:p>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45];1);&quot;&quot;;IF(EXACT([.A45];2);INDIRECT(CONCATENATE(&quot;V&quot;;[.B45]));IF(EXACT([.A45];3);INDIRECT(CONCATENATE(&quot;V&quot;;[.E45]));IF(EXACT([.A45];4);INDIRECT(CONCATENATE(&quot;V&quot;;[.H45]));IF(EXACT([.A45];5);INDIRECT(CONCATENATE(&quot;V&quot;;[.K45]));IF(EXACT([.A45];6);INDIRECT(CONCATENATE(&quot;V&quot;;[.N45]));IF(EXACT([.A45];7);INDIRECT(CONCATENATE(&quot;V&quot;;[.Q45])))))))))" office:value-type="string" office:string-value="122100">
              <text:p>122100</text:p>
            </table:table-cell>
            <table:table-cell table:style-name="ce9" table:formula="of:=NOT(OR(AND(NOT(EXACT([.A45];7));NOT(EXACT([.AD45];&quot;view&quot;)));AND(EXACT([.A45];7);EXACT([.AD4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5];['account types'.$A$2:.$C$12];2)" office:value-type="string" office:string-value="view">
              <text:p>view</text:p>
            </table:table-cell>
            <table:table-cell table:style-name="Datos" table:formula="of:=VLOOKUP([.AD4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6];1);CELL(&quot;Row&quot;;[.B46]);[.B45])" office:value-type="float" office:value="2">
              <text:p>2</text:p>
            </table:table-cell>
            <table:table-cell table:style-name="ce4" table:formula="of:=IF(EXACT([.$A46];1);0;IF(EXACT([.$A46];2);[.C45]+1;[.C45]))" office:value-type="float" office:value="1">
              <text:p>1</text:p>
            </table:table-cell>
            <table:table-cell table:style-name="ce4" table:formula="of:=['account types'.$C$15]&amp;TEXT([.C46];['account types'.$B$15])&amp;['account types'.$D$15]" office:value-type="string" office:string-value="1">
              <text:p>1</text:p>
            </table:table-cell>
            <table:table-cell table:style-name="ce4" table:formula="of:=IF(EXACT([.B45];[.B46]);IF(EXACT([.C45];[.C46]);[.E45];CELL(&quot;Row&quot;;[.E46]));[.B46])" office:value-type="float" office:value="3">
              <text:p>3</text:p>
            </table:table-cell>
            <table:table-cell table:style-name="ce4" table:formula="of:=IF(AND([.$A46]&lt;=[.G$1];[.$A45]&gt;[.$A46]);0;IF(EXACT([.$A46];[.G$1]+1);[.F45]+1;[.F45]))" office:value-type="float" office:value="2">
              <text:p>2</text:p>
            </table:table-cell>
            <table:table-cell table:style-name="ce4" table:formula="of:=['account types'.$C$16]&amp;TEXT([.F46];['account types'.$B$16])&amp;['account types'.$D$16]" office:value-type="string" office:string-value="2">
              <text:p>2</text:p>
            </table:table-cell>
            <table:table-cell table:style-name="ce4" table:formula="of:=IF(EXACT([.E45];[.E46]);IF(EXACT([.F45];[.F46]);[.H45];CELL(&quot;Row&quot;;[.H46]));[.E46])" office:value-type="float" office:value="34">
              <text:p>34</text:p>
            </table:table-cell>
            <table:table-cell table:style-name="ce4" table:formula="of:=IF(AND([.$A46]&lt;=[.J$1];[.$A45]&gt;[.$A46]);0;IF(EXACT([.$A46];[.J$1]+1);[.I45]+1;[.I45]))" office:value-type="float" office:value="2">
              <text:p>2</text:p>
            </table:table-cell>
            <table:table-cell table:style-name="ce4" table:formula="of:=['account types'.$C$17]&amp;TEXT([.I46];['account types'.$B$17])&amp;['account types'.$D$17]" office:value-type="string" office:string-value="2">
              <text:p>2</text:p>
            </table:table-cell>
            <table:table-cell table:style-name="ce4" table:formula="of:=IF(EXACT([.H45];[.H46]);IF(EXACT([.I45];[.I46]);[.K45];CELL(&quot;Row&quot;;[.K46]));[.H46])" office:value-type="float" office:value="41">
              <text:p>41</text:p>
            </table:table-cell>
            <table:table-cell table:style-name="ce4" table:formula="of:=IF(AND([.$A46]&lt;=[.M$1];[.$A45]&gt;[.$A46]);0;IF(EXACT([.$A46];[.M$1]+1);[.L45]+1;[.L45]))" office:value-type="float" office:value="1">
              <text:p>1</text:p>
            </table:table-cell>
            <table:table-cell table:style-name="ce4" table:formula="of:=['account types'.$C$18]&amp;TEXT([.L46];['account types'.$B$18])&amp;['account types'.$D$18]" office:value-type="string" office:string-value="1">
              <text:p>1</text:p>
            </table:table-cell>
            <table:table-cell table:style-name="ce4" table:formula="of:=IF(EXACT([.K45];[.K46]);IF(EXACT([.L45];[.L46]);[.N45];CELL(&quot;Row&quot;;[.N46]));[.K46])" office:value-type="float" office:value="42">
              <text:p>42</text:p>
            </table:table-cell>
            <table:table-cell table:style-name="ce4" table:formula="of:=IF(AND([.$A46]&lt;=[.P$1];[.$A45]&gt;[.$A46]);0;IF(EXACT([.$A46];[.P$1]+1);[.O45]+1;[.O45]))" office:value-type="float" office:value="2">
              <text:p>2</text:p>
            </table:table-cell>
            <table:table-cell table:style-name="ce4" table:formula="of:=['account types'.$C$19]&amp;TEXT([.O46];['account types'.$B$19])&amp;['account types'.$D$19]" office:value-type="string" office:string-value="2">
              <text:p>2</text:p>
            </table:table-cell>
            <table:table-cell table:style-name="ce4" table:formula="of:=IF(EXACT([.N45];[.N46]);IF(EXACT([.O45];[.O46]);[.Q45];CELL(&quot;Row&quot;;[.Q46]));[.N46])" office:value-type="float" office:value="45">
              <text:p>45</text:p>
            </table:table-cell>
            <table:table-cell table:style-name="ce4" table:formula="of:=IF(AND([.$A46]&lt;=[.S$1];[.$A45]&gt;[.$A46]);0;IF(EXACT([.$A46];[.S$1]+1);[.R45]+1;[.R45]))" office:value-type="float" office:value="1">
              <text:p>1</text:p>
            </table:table-cell>
            <table:table-cell table:style-name="ce4" table:formula="of:=['account types'.$C$20]&amp;TEXT([.R46];['account types'.$B$20])&amp;['account types'.$D$20]" office:value-type="string" office:string-value="1">
              <text:p>1</text:p>
            </table:table-cell>
            <table:table-cell table:style-name="ce4" table:formula="of:=IF(EXACT([.Q45];[.Q46]);IF(EXACT([.R45];[.R46]);[.T45];CELL(&quot;Row&quot;;[.T46]));[.Q46])" office:value-type="float" office:value="46">
              <text:p>46</text:p>
            </table:table-cell>
            <table:table-cell table:style-name="ce6" table:formula="of:=NOT(AND(OR([.A45]&gt;[.A46];[.A45]=[.A46]);[.A45]&lt;&gt;7))" office:value-type="boolean" office:boolean-value="true">
              <text:p>TRUE</text:p>
            </table:table-cell>
            <table:table-cell table:style-name="Nivel7" table:formula="of:=CONCATENATE([.D46];[.G46];[.J46];[.M46];[.P46];[.S46])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122121">
              <text:p>122121</text:p>
            </table:table-cell>
            <table:table-cell table:style-name="ce7" office:value-type="string">
              <text:p>Edificio 1</text:p>
            </table:table-cell>
            <table:table-cell table:style-name="Nivel7" table:formula="of:=[.W46]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46];1);&quot;&quot;;IF(EXACT([.A46];2);INDIRECT(CONCATENATE(&quot;V&quot;;[.B46]));IF(EXACT([.A46];3);INDIRECT(CONCATENATE(&quot;V&quot;;[.E46]));IF(EXACT([.A46];4);INDIRECT(CONCATENATE(&quot;V&quot;;[.H46]));IF(EXACT([.A46];5);INDIRECT(CONCATENATE(&quot;V&quot;;[.K46]));IF(EXACT([.A46];6);INDIRECT(CONCATENATE(&quot;V&quot;;[.N46]));IF(EXACT([.A46];7);INDIRECT(CONCATENATE(&quot;V&quot;;[.Q46])))))))))" office:value-type="string" office:string-value="122120">
              <text:p>122120</text:p>
            </table:table-cell>
            <table:table-cell table:style-name="ce9" table:formula="of:=NOT(OR(AND(NOT(EXACT([.A46];7));NOT(EXACT([.AD46];&quot;view&quot;)));AND(EXACT([.A46];7);EXACT([.AD46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6];['account types'.$A$2:.$C$12];2)" office:value-type="string" office:string-value="other">
              <text:p>other</text:p>
            </table:table-cell>
            <table:table-cell table:style-name="Datos" table:formula="of:=VLOOKUP([.AD4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47];1);CELL(&quot;Row&quot;;[.B47]);[.B46])" office:value-type="float" office:value="2">
              <text:p>2</text:p>
            </table:table-cell>
            <table:table-cell table:style-name="ce4" table:formula="of:=IF(EXACT([.$A47];1);0;IF(EXACT([.$A47];2);[.C46]+1;[.C46]))" office:value-type="float" office:value="1">
              <text:p>1</text:p>
            </table:table-cell>
            <table:table-cell table:style-name="ce4" table:formula="of:=['account types'.$C$15]&amp;TEXT([.C47];['account types'.$B$15])&amp;['account types'.$D$15]" office:value-type="string" office:string-value="1">
              <text:p>1</text:p>
            </table:table-cell>
            <table:table-cell table:style-name="ce4" table:formula="of:=IF(EXACT([.B46];[.B47]);IF(EXACT([.C46];[.C47]);[.E46];CELL(&quot;Row&quot;;[.E47]));[.B47])" office:value-type="float" office:value="3">
              <text:p>3</text:p>
            </table:table-cell>
            <table:table-cell table:style-name="ce4" table:formula="of:=IF(AND([.$A47]&lt;=[.G$1];[.$A46]&gt;[.$A47]);0;IF(EXACT([.$A47];[.G$1]+1);[.F46]+1;[.F46]))" office:value-type="float" office:value="2">
              <text:p>2</text:p>
            </table:table-cell>
            <table:table-cell table:style-name="ce4" table:formula="of:=['account types'.$C$16]&amp;TEXT([.F47];['account types'.$B$16])&amp;['account types'.$D$16]" office:value-type="string" office:string-value="2">
              <text:p>2</text:p>
            </table:table-cell>
            <table:table-cell table:style-name="ce4" table:formula="of:=IF(EXACT([.E46];[.E47]);IF(EXACT([.F46];[.F47]);[.H46];CELL(&quot;Row&quot;;[.H47]));[.E47])" office:value-type="float" office:value="34">
              <text:p>34</text:p>
            </table:table-cell>
            <table:table-cell table:style-name="ce4" table:formula="of:=IF(AND([.$A47]&lt;=[.J$1];[.$A46]&gt;[.$A47]);0;IF(EXACT([.$A47];[.J$1]+1);[.I46]+1;[.I46]))" office:value-type="float" office:value="2">
              <text:p>2</text:p>
            </table:table-cell>
            <table:table-cell table:style-name="ce4" table:formula="of:=['account types'.$C$17]&amp;TEXT([.I47];['account types'.$B$17])&amp;['account types'.$D$17]" office:value-type="string" office:string-value="2">
              <text:p>2</text:p>
            </table:table-cell>
            <table:table-cell table:style-name="ce4" table:formula="of:=IF(EXACT([.H46];[.H47]);IF(EXACT([.I46];[.I47]);[.K46];CELL(&quot;Row&quot;;[.K47]));[.H47])" office:value-type="float" office:value="41">
              <text:p>41</text:p>
            </table:table-cell>
            <table:table-cell table:style-name="ce4" table:formula="of:=IF(AND([.$A47]&lt;=[.M$1];[.$A46]&gt;[.$A47]);0;IF(EXACT([.$A47];[.M$1]+1);[.L46]+1;[.L46]))" office:value-type="float" office:value="2">
              <text:p>2</text:p>
            </table:table-cell>
            <table:table-cell table:style-name="ce4" table:formula="of:=['account types'.$C$18]&amp;TEXT([.L47];['account types'.$B$18])&amp;['account types'.$D$18]" office:value-type="string" office:string-value="2">
              <text:p>2</text:p>
            </table:table-cell>
            <table:table-cell table:style-name="ce4" table:formula="of:=IF(EXACT([.K46];[.K47]);IF(EXACT([.L46];[.L47]);[.N46];CELL(&quot;Row&quot;;[.N47]));[.K47])" office:value-type="float" office:value="47">
              <text:p>47</text:p>
            </table:table-cell>
            <table:table-cell table:style-name="ce4" table:formula="of:=IF(AND([.$A47]&lt;=[.P$1];[.$A46]&gt;[.$A47]);0;IF(EXACT([.$A47];[.P$1]+1);[.O46]+1;[.O46]))" office:value-type="float" office:value="0">
              <text:p>0</text:p>
            </table:table-cell>
            <table:table-cell table:style-name="ce4" table:formula="of:=['account types'.$C$19]&amp;TEXT([.O47];['account types'.$B$19])&amp;['account types'.$D$19]" office:value-type="string" office:string-value="0">
              <text:p>0</text:p>
            </table:table-cell>
            <table:table-cell table:style-name="ce4" table:formula="of:=IF(EXACT([.N46];[.N47]);IF(EXACT([.O46];[.O47]);[.Q46];CELL(&quot;Row&quot;;[.Q47]));[.N47])" office:value-type="float" office:value="47">
              <text:p>47</text:p>
            </table:table-cell>
            <table:table-cell table:style-name="ce4" table:formula="of:=IF(AND([.$A47]&lt;=[.S$1];[.$A46]&gt;[.$A47]);0;IF(EXACT([.$A47];[.S$1]+1);[.R46]+1;[.R46]))" office:value-type="float" office:value="0">
              <text:p>0</text:p>
            </table:table-cell>
            <table:table-cell table:style-name="ce4" table:formula="of:=['account types'.$C$20]&amp;TEXT([.R47];['account types'.$B$20])&amp;['account types'.$D$20]" office:value-type="string" office:string-value="0">
              <text:p>0</text:p>
            </table:table-cell>
            <table:table-cell table:style-name="ce4" table:formula="of:=IF(EXACT([.Q46];[.Q47]);IF(EXACT([.R46];[.R47]);[.T46];CELL(&quot;Row&quot;;[.T47]));[.Q47])" office:value-type="float" office:value="47">
              <text:p>47</text:p>
            </table:table-cell>
            <table:table-cell table:style-name="ce6" table:formula="of:=NOT(AND(OR([.A46]&gt;[.A47];[.A46]=[.A47]);[.A46]&lt;&gt;7))" office:value-type="boolean" office:boolean-value="true">
              <text:p>TRUE</text:p>
            </table:table-cell>
            <table:table-cell table:style-name="Nivel5" table:formula="of:=CONCATENATE([.D47];[.G47];[.J47];[.M47];[.P47];[.S47])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122200">
              <text:p>122200</text:p>
            </table:table-cell>
            <table:table-cell table:style-name="ce7" office:value-type="string">
              <text:p>Mejoras a edificios</text:p>
            </table:table-cell>
            <table:table-cell table:style-name="Nivel5" table:formula="of:=[.W47]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Mejoras a edificios">
              <text:p>Mejoras a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ej-Ed</text:p>
            </table:table-cell>
            <table:table-cell table:style-name="Datos" table:formula="of:=IF(EXACT([.A47];1);&quot;&quot;;IF(EXACT([.A47];2);INDIRECT(CONCATENATE(&quot;V&quot;;[.B47]));IF(EXACT([.A47];3);INDIRECT(CONCATENATE(&quot;V&quot;;[.E47]));IF(EXACT([.A47];4);INDIRECT(CONCATENATE(&quot;V&quot;;[.H47]));IF(EXACT([.A47];5);INDIRECT(CONCATENATE(&quot;V&quot;;[.K47]));IF(EXACT([.A47];6);INDIRECT(CONCATENATE(&quot;V&quot;;[.N47]));IF(EXACT([.A47];7);INDIRECT(CONCATENATE(&quot;V&quot;;[.Q47])))))))))" office:value-type="string" office:string-value="122000">
              <text:p>122000</text:p>
            </table:table-cell>
            <table:table-cell table:style-name="ce9" table:formula="of:=NOT(OR(AND(NOT(EXACT([.A47];7));NOT(EXACT([.AD47];&quot;view&quot;)));AND(EXACT([.A47];7);EXACT([.AD4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7];['account types'.$A$2:.$C$12];2)" office:value-type="string" office:string-value="view">
              <text:p>view</text:p>
            </table:table-cell>
            <table:table-cell table:style-name="Datos" table:formula="of:=VLOOKUP([.AD4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48];1);CELL(&quot;Row&quot;;[.B48]);[.B47])" office:value-type="float" office:value="2">
              <text:p>2</text:p>
            </table:table-cell>
            <table:table-cell table:style-name="ce4" table:formula="of:=IF(EXACT([.$A48];1);0;IF(EXACT([.$A48];2);[.C47]+1;[.C47]))" office:value-type="float" office:value="1">
              <text:p>1</text:p>
            </table:table-cell>
            <table:table-cell table:style-name="ce4" table:formula="of:=['account types'.$C$15]&amp;TEXT([.C48];['account types'.$B$15])&amp;['account types'.$D$15]" office:value-type="string" office:string-value="1">
              <text:p>1</text:p>
            </table:table-cell>
            <table:table-cell table:style-name="ce4" table:formula="of:=IF(EXACT([.B47];[.B48]);IF(EXACT([.C47];[.C48]);[.E47];CELL(&quot;Row&quot;;[.E48]));[.B48])" office:value-type="float" office:value="3">
              <text:p>3</text:p>
            </table:table-cell>
            <table:table-cell table:style-name="ce4" table:formula="of:=IF(AND([.$A48]&lt;=[.G$1];[.$A47]&gt;[.$A48]);0;IF(EXACT([.$A48];[.G$1]+1);[.F47]+1;[.F47]))" office:value-type="float" office:value="2">
              <text:p>2</text:p>
            </table:table-cell>
            <table:table-cell table:style-name="ce4" table:formula="of:=['account types'.$C$16]&amp;TEXT([.F48];['account types'.$B$16])&amp;['account types'.$D$16]" office:value-type="string" office:string-value="2">
              <text:p>2</text:p>
            </table:table-cell>
            <table:table-cell table:style-name="ce4" table:formula="of:=IF(EXACT([.E47];[.E48]);IF(EXACT([.F47];[.F48]);[.H47];CELL(&quot;Row&quot;;[.H48]));[.E48])" office:value-type="float" office:value="34">
              <text:p>34</text:p>
            </table:table-cell>
            <table:table-cell table:style-name="ce4" table:formula="of:=IF(AND([.$A48]&lt;=[.J$1];[.$A47]&gt;[.$A48]);0;IF(EXACT([.$A48];[.J$1]+1);[.I47]+1;[.I47]))" office:value-type="float" office:value="2">
              <text:p>2</text:p>
            </table:table-cell>
            <table:table-cell table:style-name="ce4" table:formula="of:=['account types'.$C$17]&amp;TEXT([.I48];['account types'.$B$17])&amp;['account types'.$D$17]" office:value-type="string" office:string-value="2">
              <text:p>2</text:p>
            </table:table-cell>
            <table:table-cell table:style-name="ce4" table:formula="of:=IF(EXACT([.H47];[.H48]);IF(EXACT([.I47];[.I48]);[.K47];CELL(&quot;Row&quot;;[.K48]));[.H48])" office:value-type="float" office:value="41">
              <text:p>41</text:p>
            </table:table-cell>
            <table:table-cell table:style-name="ce4" table:formula="of:=IF(AND([.$A48]&lt;=[.M$1];[.$A47]&gt;[.$A48]);0;IF(EXACT([.$A48];[.M$1]+1);[.L47]+1;[.L47]))" office:value-type="float" office:value="2">
              <text:p>2</text:p>
            </table:table-cell>
            <table:table-cell table:style-name="ce4" table:formula="of:=['account types'.$C$18]&amp;TEXT([.L48];['account types'.$B$18])&amp;['account types'.$D$18]" office:value-type="string" office:string-value="2">
              <text:p>2</text:p>
            </table:table-cell>
            <table:table-cell table:style-name="ce4" table:formula="of:=IF(EXACT([.K47];[.K48]);IF(EXACT([.L47];[.L48]);[.N47];CELL(&quot;Row&quot;;[.N48]));[.K48])" office:value-type="float" office:value="47">
              <text:p>47</text:p>
            </table:table-cell>
            <table:table-cell table:style-name="ce4" table:formula="of:=IF(AND([.$A48]&lt;=[.P$1];[.$A47]&gt;[.$A48]);0;IF(EXACT([.$A48];[.P$1]+1);[.O47]+1;[.O47]))" office:value-type="float" office:value="1">
              <text:p>1</text:p>
            </table:table-cell>
            <table:table-cell table:style-name="ce4" table:formula="of:=['account types'.$C$19]&amp;TEXT([.O48];['account types'.$B$19])&amp;['account types'.$D$19]" office:value-type="string" office:string-value="1">
              <text:p>1</text:p>
            </table:table-cell>
            <table:table-cell table:style-name="ce4" table:formula="of:=IF(EXACT([.N47];[.N48]);IF(EXACT([.O47];[.O48]);[.Q47];CELL(&quot;Row&quot;;[.Q48]));[.N48])" office:value-type="float" office:value="48">
              <text:p>48</text:p>
            </table:table-cell>
            <table:table-cell table:style-name="ce4" table:formula="of:=IF(AND([.$A48]&lt;=[.S$1];[.$A47]&gt;[.$A48]);0;IF(EXACT([.$A48];[.S$1]+1);[.R47]+1;[.R47]))" office:value-type="float" office:value="0">
              <text:p>0</text:p>
            </table:table-cell>
            <table:table-cell table:style-name="ce4" table:formula="of:=['account types'.$C$20]&amp;TEXT([.R48];['account types'.$B$20])&amp;['account types'.$D$20]" office:value-type="string" office:string-value="0">
              <text:p>0</text:p>
            </table:table-cell>
            <table:table-cell table:style-name="ce4" table:formula="of:=IF(EXACT([.Q47];[.Q48]);IF(EXACT([.R47];[.R48]);[.T47];CELL(&quot;Row&quot;;[.T48]));[.Q48])" office:value-type="float" office:value="48">
              <text:p>48</text:p>
            </table:table-cell>
            <table:table-cell table:style-name="ce6" table:formula="of:=NOT(AND(OR([.A47]&gt;[.A48];[.A47]=[.A48]);[.A47]&lt;&gt;7))" office:value-type="boolean" office:boolean-value="true">
              <text:p>TRUE</text:p>
            </table:table-cell>
            <table:table-cell table:style-name="Nivel6" table:formula="of:=CONCATENATE([.D48];[.G48];[.J48];[.M48];[.P48];[.S48])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122210">
              <text:p>122210</text:p>
            </table:table-cell>
            <table:table-cell table:style-name="ce7" office:value-type="string">
              <text:p>Mejoras a edificios – Valores originales</text:p>
            </table:table-cell>
            <table:table-cell table:style-name="Nivel6" table:formula="of:=[.W48]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Mejoras a edificios – Valores originales">
              <text:p>Mejoras a 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48];1);&quot;&quot;;IF(EXACT([.A48];2);INDIRECT(CONCATENATE(&quot;V&quot;;[.B48]));IF(EXACT([.A48];3);INDIRECT(CONCATENATE(&quot;V&quot;;[.E48]));IF(EXACT([.A48];4);INDIRECT(CONCATENATE(&quot;V&quot;;[.H48]));IF(EXACT([.A48];5);INDIRECT(CONCATENATE(&quot;V&quot;;[.K48]));IF(EXACT([.A48];6);INDIRECT(CONCATENATE(&quot;V&quot;;[.N48]));IF(EXACT([.A48];7);INDIRECT(CONCATENATE(&quot;V&quot;;[.Q48])))))))))" office:value-type="string" office:string-value="122200">
              <text:p>122200</text:p>
            </table:table-cell>
            <table:table-cell table:style-name="ce9" table:formula="of:=NOT(OR(AND(NOT(EXACT([.A48];7));NOT(EXACT([.AD48];&quot;view&quot;)));AND(EXACT([.A48];7);EXACT([.AD4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8];['account types'.$A$2:.$C$12];2)" office:value-type="string" office:string-value="view">
              <text:p>view</text:p>
            </table:table-cell>
            <table:table-cell table:style-name="Datos" table:formula="of:=VLOOKUP([.AD4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49];1);CELL(&quot;Row&quot;;[.B49]);[.B48])" office:value-type="float" office:value="2">
              <text:p>2</text:p>
            </table:table-cell>
            <table:table-cell table:style-name="ce4" table:formula="of:=IF(EXACT([.$A49];1);0;IF(EXACT([.$A49];2);[.C48]+1;[.C48]))" office:value-type="float" office:value="1">
              <text:p>1</text:p>
            </table:table-cell>
            <table:table-cell table:style-name="ce4" table:formula="of:=['account types'.$C$15]&amp;TEXT([.C49];['account types'.$B$15])&amp;['account types'.$D$15]" office:value-type="string" office:string-value="1">
              <text:p>1</text:p>
            </table:table-cell>
            <table:table-cell table:style-name="ce4" table:formula="of:=IF(EXACT([.B48];[.B49]);IF(EXACT([.C48];[.C49]);[.E48];CELL(&quot;Row&quot;;[.E49]));[.B49])" office:value-type="float" office:value="3">
              <text:p>3</text:p>
            </table:table-cell>
            <table:table-cell table:style-name="ce4" table:formula="of:=IF(AND([.$A49]&lt;=[.G$1];[.$A48]&gt;[.$A49]);0;IF(EXACT([.$A49];[.G$1]+1);[.F48]+1;[.F48]))" office:value-type="float" office:value="2">
              <text:p>2</text:p>
            </table:table-cell>
            <table:table-cell table:style-name="ce4" table:formula="of:=['account types'.$C$16]&amp;TEXT([.F49];['account types'.$B$16])&amp;['account types'.$D$16]" office:value-type="string" office:string-value="2">
              <text:p>2</text:p>
            </table:table-cell>
            <table:table-cell table:style-name="ce4" table:formula="of:=IF(EXACT([.E48];[.E49]);IF(EXACT([.F48];[.F49]);[.H48];CELL(&quot;Row&quot;;[.H49]));[.E49])" office:value-type="float" office:value="34">
              <text:p>34</text:p>
            </table:table-cell>
            <table:table-cell table:style-name="ce4" table:formula="of:=IF(AND([.$A49]&lt;=[.J$1];[.$A48]&gt;[.$A49]);0;IF(EXACT([.$A49];[.J$1]+1);[.I48]+1;[.I48]))" office:value-type="float" office:value="2">
              <text:p>2</text:p>
            </table:table-cell>
            <table:table-cell table:style-name="ce4" table:formula="of:=['account types'.$C$17]&amp;TEXT([.I49];['account types'.$B$17])&amp;['account types'.$D$17]" office:value-type="string" office:string-value="2">
              <text:p>2</text:p>
            </table:table-cell>
            <table:table-cell table:style-name="ce4" table:formula="of:=IF(EXACT([.H48];[.H49]);IF(EXACT([.I48];[.I49]);[.K48];CELL(&quot;Row&quot;;[.K49]));[.H49])" office:value-type="float" office:value="41">
              <text:p>41</text:p>
            </table:table-cell>
            <table:table-cell table:style-name="ce4" table:formula="of:=IF(AND([.$A49]&lt;=[.M$1];[.$A48]&gt;[.$A49]);0;IF(EXACT([.$A49];[.M$1]+1);[.L48]+1;[.L48]))" office:value-type="float" office:value="2">
              <text:p>2</text:p>
            </table:table-cell>
            <table:table-cell table:style-name="ce4" table:formula="of:=['account types'.$C$18]&amp;TEXT([.L49];['account types'.$B$18])&amp;['account types'.$D$18]" office:value-type="string" office:string-value="2">
              <text:p>2</text:p>
            </table:table-cell>
            <table:table-cell table:style-name="ce4" table:formula="of:=IF(EXACT([.K48];[.K49]);IF(EXACT([.L48];[.L49]);[.N48];CELL(&quot;Row&quot;;[.N49]));[.K49])" office:value-type="float" office:value="47">
              <text:p>47</text:p>
            </table:table-cell>
            <table:table-cell table:style-name="ce4" table:formula="of:=IF(AND([.$A49]&lt;=[.P$1];[.$A48]&gt;[.$A49]);0;IF(EXACT([.$A49];[.P$1]+1);[.O48]+1;[.O48]))" office:value-type="float" office:value="1">
              <text:p>1</text:p>
            </table:table-cell>
            <table:table-cell table:style-name="ce4" table:formula="of:=['account types'.$C$19]&amp;TEXT([.O49];['account types'.$B$19])&amp;['account types'.$D$19]" office:value-type="string" office:string-value="1">
              <text:p>1</text:p>
            </table:table-cell>
            <table:table-cell table:style-name="ce4" table:formula="of:=IF(EXACT([.N48];[.N49]);IF(EXACT([.O48];[.O49]);[.Q48];CELL(&quot;Row&quot;;[.Q49]));[.N49])" office:value-type="float" office:value="48">
              <text:p>48</text:p>
            </table:table-cell>
            <table:table-cell table:style-name="ce4" table:formula="of:=IF(AND([.$A49]&lt;=[.S$1];[.$A48]&gt;[.$A49]);0;IF(EXACT([.$A49];[.S$1]+1);[.R48]+1;[.R48]))" office:value-type="float" office:value="1">
              <text:p>1</text:p>
            </table:table-cell>
            <table:table-cell table:style-name="ce4" table:formula="of:=['account types'.$C$20]&amp;TEXT([.R49];['account types'.$B$20])&amp;['account types'.$D$20]" office:value-type="string" office:string-value="1">
              <text:p>1</text:p>
            </table:table-cell>
            <table:table-cell table:style-name="ce4" table:formula="of:=IF(EXACT([.Q48];[.Q49]);IF(EXACT([.R48];[.R49]);[.T48];CELL(&quot;Row&quot;;[.T49]));[.Q49])" office:value-type="float" office:value="49">
              <text:p>49</text:p>
            </table:table-cell>
            <table:table-cell table:style-name="ce6" table:formula="of:=NOT(AND(OR([.A48]&gt;[.A49];[.A48]=[.A49]);[.A48]&lt;&gt;7))" office:value-type="boolean" office:boolean-value="true">
              <text:p>TRUE</text:p>
            </table:table-cell>
            <table:table-cell table:style-name="Nivel7" table:formula="of:=CONCATENATE([.D49];[.G49];[.J49];[.M49];[.P49];[.S49])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122211">
              <text:p>122211</text:p>
            </table:table-cell>
            <table:table-cell table:style-name="ce7" office:value-type="string">
              <text:p>Edificio 1</text:p>
            </table:table-cell>
            <table:table-cell table:style-name="Nivel7" table:formula="of:=[.W49]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49];1);&quot;&quot;;IF(EXACT([.A49];2);INDIRECT(CONCATENATE(&quot;V&quot;;[.B49]));IF(EXACT([.A49];3);INDIRECT(CONCATENATE(&quot;V&quot;;[.E49]));IF(EXACT([.A49];4);INDIRECT(CONCATENATE(&quot;V&quot;;[.H49]));IF(EXACT([.A49];5);INDIRECT(CONCATENATE(&quot;V&quot;;[.K49]));IF(EXACT([.A49];6);INDIRECT(CONCATENATE(&quot;V&quot;;[.N49]));IF(EXACT([.A49];7);INDIRECT(CONCATENATE(&quot;V&quot;;[.Q49])))))))))" office:value-type="string" office:string-value="122210">
              <text:p>122210</text:p>
            </table:table-cell>
            <table:table-cell table:style-name="ce9" table:formula="of:=NOT(OR(AND(NOT(EXACT([.A49];7));NOT(EXACT([.AD49];&quot;view&quot;)));AND(EXACT([.A49];7);EXACT([.AD49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49];['account types'.$A$2:.$C$12];2)" office:value-type="string" office:string-value="other">
              <text:p>other</text:p>
            </table:table-cell>
            <table:table-cell table:style-name="Datos" table:formula="of:=VLOOKUP([.AD4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50];1);CELL(&quot;Row&quot;;[.B50]);[.B49])" office:value-type="float" office:value="2">
              <text:p>2</text:p>
            </table:table-cell>
            <table:table-cell table:style-name="ce4" table:formula="of:=IF(EXACT([.$A50];1);0;IF(EXACT([.$A50];2);[.C49]+1;[.C49]))" office:value-type="float" office:value="1">
              <text:p>1</text:p>
            </table:table-cell>
            <table:table-cell table:style-name="ce4" table:formula="of:=['account types'.$C$15]&amp;TEXT([.C50];['account types'.$B$15])&amp;['account types'.$D$15]" office:value-type="string" office:string-value="1">
              <text:p>1</text:p>
            </table:table-cell>
            <table:table-cell table:style-name="ce4" table:formula="of:=IF(EXACT([.B49];[.B50]);IF(EXACT([.C49];[.C50]);[.E49];CELL(&quot;Row&quot;;[.E50]));[.B50])" office:value-type="float" office:value="3">
              <text:p>3</text:p>
            </table:table-cell>
            <table:table-cell table:style-name="ce4" table:formula="of:=IF(AND([.$A50]&lt;=[.G$1];[.$A49]&gt;[.$A50]);0;IF(EXACT([.$A50];[.G$1]+1);[.F49]+1;[.F49]))" office:value-type="float" office:value="2">
              <text:p>2</text:p>
            </table:table-cell>
            <table:table-cell table:style-name="ce4" table:formula="of:=['account types'.$C$16]&amp;TEXT([.F50];['account types'.$B$16])&amp;['account types'.$D$16]" office:value-type="string" office:string-value="2">
              <text:p>2</text:p>
            </table:table-cell>
            <table:table-cell table:style-name="ce4" table:formula="of:=IF(EXACT([.E49];[.E50]);IF(EXACT([.F49];[.F50]);[.H49];CELL(&quot;Row&quot;;[.H50]));[.E50])" office:value-type="float" office:value="34">
              <text:p>34</text:p>
            </table:table-cell>
            <table:table-cell table:style-name="ce4" table:formula="of:=IF(AND([.$A50]&lt;=[.J$1];[.$A49]&gt;[.$A50]);0;IF(EXACT([.$A50];[.J$1]+1);[.I49]+1;[.I49]))" office:value-type="float" office:value="2">
              <text:p>2</text:p>
            </table:table-cell>
            <table:table-cell table:style-name="ce4" table:formula="of:=['account types'.$C$17]&amp;TEXT([.I50];['account types'.$B$17])&amp;['account types'.$D$17]" office:value-type="string" office:string-value="2">
              <text:p>2</text:p>
            </table:table-cell>
            <table:table-cell table:style-name="ce4" table:formula="of:=IF(EXACT([.H49];[.H50]);IF(EXACT([.I49];[.I50]);[.K49];CELL(&quot;Row&quot;;[.K50]));[.H50])" office:value-type="float" office:value="41">
              <text:p>41</text:p>
            </table:table-cell>
            <table:table-cell table:style-name="ce4" table:formula="of:=IF(AND([.$A50]&lt;=[.M$1];[.$A49]&gt;[.$A50]);0;IF(EXACT([.$A50];[.M$1]+1);[.L49]+1;[.L49]))" office:value-type="float" office:value="2">
              <text:p>2</text:p>
            </table:table-cell>
            <table:table-cell table:style-name="ce4" table:formula="of:=['account types'.$C$18]&amp;TEXT([.L50];['account types'.$B$18])&amp;['account types'.$D$18]" office:value-type="string" office:string-value="2">
              <text:p>2</text:p>
            </table:table-cell>
            <table:table-cell table:style-name="ce4" table:formula="of:=IF(EXACT([.K49];[.K50]);IF(EXACT([.L49];[.L50]);[.N49];CELL(&quot;Row&quot;;[.N50]));[.K50])" office:value-type="float" office:value="47">
              <text:p>47</text:p>
            </table:table-cell>
            <table:table-cell table:style-name="ce4" table:formula="of:=IF(AND([.$A50]&lt;=[.P$1];[.$A49]&gt;[.$A50]);0;IF(EXACT([.$A50];[.P$1]+1);[.O49]+1;[.O49]))" office:value-type="float" office:value="2">
              <text:p>2</text:p>
            </table:table-cell>
            <table:table-cell table:style-name="ce4" table:formula="of:=['account types'.$C$19]&amp;TEXT([.O50];['account types'.$B$19])&amp;['account types'.$D$19]" office:value-type="string" office:string-value="2">
              <text:p>2</text:p>
            </table:table-cell>
            <table:table-cell table:style-name="ce4" table:formula="of:=IF(EXACT([.N49];[.N50]);IF(EXACT([.O49];[.O50]);[.Q49];CELL(&quot;Row&quot;;[.Q50]));[.N50])" office:value-type="float" office:value="50">
              <text:p>50</text:p>
            </table:table-cell>
            <table:table-cell table:style-name="ce4" table:formula="of:=IF(AND([.$A50]&lt;=[.S$1];[.$A49]&gt;[.$A50]);0;IF(EXACT([.$A50];[.S$1]+1);[.R49]+1;[.R49]))" office:value-type="float" office:value="0">
              <text:p>0</text:p>
            </table:table-cell>
            <table:table-cell table:style-name="ce4" table:formula="of:=['account types'.$C$20]&amp;TEXT([.R50];['account types'.$B$20])&amp;['account types'.$D$20]" office:value-type="string" office:string-value="0">
              <text:p>0</text:p>
            </table:table-cell>
            <table:table-cell table:style-name="ce4" table:formula="of:=IF(EXACT([.Q49];[.Q50]);IF(EXACT([.R49];[.R50]);[.T49];CELL(&quot;Row&quot;;[.T50]));[.Q50])" office:value-type="float" office:value="50">
              <text:p>50</text:p>
            </table:table-cell>
            <table:table-cell table:style-name="ce6" table:formula="of:=NOT(AND(OR([.A49]&gt;[.A50];[.A49]=[.A50]);[.A49]&lt;&gt;7))" office:value-type="boolean" office:boolean-value="true">
              <text:p>TRUE</text:p>
            </table:table-cell>
            <table:table-cell table:style-name="Nivel6" table:formula="of:=CONCATENATE([.D50];[.G50];[.J50];[.M50];[.P50];[.S50])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122220">
              <text:p>122220</text:p>
            </table:table-cell>
            <table:table-cell table:style-name="ce7" office:value-type="string">
              <text:p>Mejoras a edificios – Revaluaciones</text:p>
            </table:table-cell>
            <table:table-cell table:style-name="Nivel6" table:formula="of:=[.W50]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Mejoras a edificios – Revaluaciones">
              <text:p>Mejoras a 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50];1);&quot;&quot;;IF(EXACT([.A50];2);INDIRECT(CONCATENATE(&quot;V&quot;;[.B50]));IF(EXACT([.A50];3);INDIRECT(CONCATENATE(&quot;V&quot;;[.E50]));IF(EXACT([.A50];4);INDIRECT(CONCATENATE(&quot;V&quot;;[.H50]));IF(EXACT([.A50];5);INDIRECT(CONCATENATE(&quot;V&quot;;[.K50]));IF(EXACT([.A50];6);INDIRECT(CONCATENATE(&quot;V&quot;;[.N50]));IF(EXACT([.A50];7);INDIRECT(CONCATENATE(&quot;V&quot;;[.Q50])))))))))" office:value-type="string" office:string-value="122200">
              <text:p>122200</text:p>
            </table:table-cell>
            <table:table-cell table:style-name="ce9" table:formula="of:=NOT(OR(AND(NOT(EXACT([.A50];7));NOT(EXACT([.AD50];&quot;view&quot;)));AND(EXACT([.A50];7);EXACT([.AD5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0];['account types'.$A$2:.$C$12];2)" office:value-type="string" office:string-value="view">
              <text:p>view</text:p>
            </table:table-cell>
            <table:table-cell table:style-name="Datos" table:formula="of:=VLOOKUP([.AD5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1];1);CELL(&quot;Row&quot;;[.B51]);[.B50])" office:value-type="float" office:value="2">
              <text:p>2</text:p>
            </table:table-cell>
            <table:table-cell table:style-name="ce4" table:formula="of:=IF(EXACT([.$A51];1);0;IF(EXACT([.$A51];2);[.C50]+1;[.C50]))" office:value-type="float" office:value="1">
              <text:p>1</text:p>
            </table:table-cell>
            <table:table-cell table:style-name="ce4" table:formula="of:=['account types'.$C$15]&amp;TEXT([.C51];['account types'.$B$15])&amp;['account types'.$D$15]" office:value-type="string" office:string-value="1">
              <text:p>1</text:p>
            </table:table-cell>
            <table:table-cell table:style-name="ce4" table:formula="of:=IF(EXACT([.B50];[.B51]);IF(EXACT([.C50];[.C51]);[.E50];CELL(&quot;Row&quot;;[.E51]));[.B51])" office:value-type="float" office:value="3">
              <text:p>3</text:p>
            </table:table-cell>
            <table:table-cell table:style-name="ce4" table:formula="of:=IF(AND([.$A51]&lt;=[.G$1];[.$A50]&gt;[.$A51]);0;IF(EXACT([.$A51];[.G$1]+1);[.F50]+1;[.F50]))" office:value-type="float" office:value="2">
              <text:p>2</text:p>
            </table:table-cell>
            <table:table-cell table:style-name="ce4" table:formula="of:=['account types'.$C$16]&amp;TEXT([.F51];['account types'.$B$16])&amp;['account types'.$D$16]" office:value-type="string" office:string-value="2">
              <text:p>2</text:p>
            </table:table-cell>
            <table:table-cell table:style-name="ce4" table:formula="of:=IF(EXACT([.E50];[.E51]);IF(EXACT([.F50];[.F51]);[.H50];CELL(&quot;Row&quot;;[.H51]));[.E51])" office:value-type="float" office:value="34">
              <text:p>34</text:p>
            </table:table-cell>
            <table:table-cell table:style-name="ce4" table:formula="of:=IF(AND([.$A51]&lt;=[.J$1];[.$A50]&gt;[.$A51]);0;IF(EXACT([.$A51];[.J$1]+1);[.I50]+1;[.I50]))" office:value-type="float" office:value="2">
              <text:p>2</text:p>
            </table:table-cell>
            <table:table-cell table:style-name="ce4" table:formula="of:=['account types'.$C$17]&amp;TEXT([.I51];['account types'.$B$17])&amp;['account types'.$D$17]" office:value-type="string" office:string-value="2">
              <text:p>2</text:p>
            </table:table-cell>
            <table:table-cell table:style-name="ce4" table:formula="of:=IF(EXACT([.H50];[.H51]);IF(EXACT([.I50];[.I51]);[.K50];CELL(&quot;Row&quot;;[.K51]));[.H51])" office:value-type="float" office:value="41">
              <text:p>41</text:p>
            </table:table-cell>
            <table:table-cell table:style-name="ce4" table:formula="of:=IF(AND([.$A51]&lt;=[.M$1];[.$A50]&gt;[.$A51]);0;IF(EXACT([.$A51];[.M$1]+1);[.L50]+1;[.L50]))" office:value-type="float" office:value="2">
              <text:p>2</text:p>
            </table:table-cell>
            <table:table-cell table:style-name="ce4" table:formula="of:=['account types'.$C$18]&amp;TEXT([.L51];['account types'.$B$18])&amp;['account types'.$D$18]" office:value-type="string" office:string-value="2">
              <text:p>2</text:p>
            </table:table-cell>
            <table:table-cell table:style-name="ce4" table:formula="of:=IF(EXACT([.K50];[.K51]);IF(EXACT([.L50];[.L51]);[.N50];CELL(&quot;Row&quot;;[.N51]));[.K51])" office:value-type="float" office:value="47">
              <text:p>47</text:p>
            </table:table-cell>
            <table:table-cell table:style-name="ce4" table:formula="of:=IF(AND([.$A51]&lt;=[.P$1];[.$A50]&gt;[.$A51]);0;IF(EXACT([.$A51];[.P$1]+1);[.O50]+1;[.O50]))" office:value-type="float" office:value="2">
              <text:p>2</text:p>
            </table:table-cell>
            <table:table-cell table:style-name="ce4" table:formula="of:=['account types'.$C$19]&amp;TEXT([.O51];['account types'.$B$19])&amp;['account types'.$D$19]" office:value-type="string" office:string-value="2">
              <text:p>2</text:p>
            </table:table-cell>
            <table:table-cell table:style-name="ce4" table:formula="of:=IF(EXACT([.N50];[.N51]);IF(EXACT([.O50];[.O51]);[.Q50];CELL(&quot;Row&quot;;[.Q51]));[.N51])" office:value-type="float" office:value="50">
              <text:p>50</text:p>
            </table:table-cell>
            <table:table-cell table:style-name="ce4" table:formula="of:=IF(AND([.$A51]&lt;=[.S$1];[.$A50]&gt;[.$A51]);0;IF(EXACT([.$A51];[.S$1]+1);[.R50]+1;[.R50]))" office:value-type="float" office:value="1">
              <text:p>1</text:p>
            </table:table-cell>
            <table:table-cell table:style-name="ce4" table:formula="of:=['account types'.$C$20]&amp;TEXT([.R51];['account types'.$B$20])&amp;['account types'.$D$20]" office:value-type="string" office:string-value="1">
              <text:p>1</text:p>
            </table:table-cell>
            <table:table-cell table:style-name="ce4" table:formula="of:=IF(EXACT([.Q50];[.Q51]);IF(EXACT([.R50];[.R51]);[.T50];CELL(&quot;Row&quot;;[.T51]));[.Q51])" office:value-type="float" office:value="51">
              <text:p>51</text:p>
            </table:table-cell>
            <table:table-cell table:style-name="ce6" table:formula="of:=NOT(AND(OR([.A50]&gt;[.A51];[.A50]=[.A51]);[.A50]&lt;&gt;7))" office:value-type="boolean" office:boolean-value="true">
              <text:p>TRUE</text:p>
            </table:table-cell>
            <table:table-cell table:style-name="Nivel7" table:formula="of:=CONCATENATE([.D51];[.G51];[.J51];[.M51];[.P51];[.S51])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122221">
              <text:p>122221</text:p>
            </table:table-cell>
            <table:table-cell table:style-name="ce7" office:value-type="string">
              <text:p>Edificio 1</text:p>
            </table:table-cell>
            <table:table-cell table:style-name="Nivel7" table:formula="of:=[.W51]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51];1);&quot;&quot;;IF(EXACT([.A51];2);INDIRECT(CONCATENATE(&quot;V&quot;;[.B51]));IF(EXACT([.A51];3);INDIRECT(CONCATENATE(&quot;V&quot;;[.E51]));IF(EXACT([.A51];4);INDIRECT(CONCATENATE(&quot;V&quot;;[.H51]));IF(EXACT([.A51];5);INDIRECT(CONCATENATE(&quot;V&quot;;[.K51]));IF(EXACT([.A51];6);INDIRECT(CONCATENATE(&quot;V&quot;;[.N51]));IF(EXACT([.A51];7);INDIRECT(CONCATENATE(&quot;V&quot;;[.Q51])))))))))" office:value-type="string" office:string-value="122220">
              <text:p>122220</text:p>
            </table:table-cell>
            <table:table-cell table:style-name="ce9" table:formula="of:=NOT(OR(AND(NOT(EXACT([.A51];7));NOT(EXACT([.AD51];&quot;view&quot;)));AND(EXACT([.A51];7);EXACT([.AD51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1];['account types'.$A$2:.$C$12];2)" office:value-type="string" office:string-value="other">
              <text:p>other</text:p>
            </table:table-cell>
            <table:table-cell table:style-name="Datos" table:formula="of:=VLOOKUP([.AD5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52];1);CELL(&quot;Row&quot;;[.B52]);[.B51])" office:value-type="float" office:value="2">
              <text:p>2</text:p>
            </table:table-cell>
            <table:table-cell table:style-name="ce4" table:formula="of:=IF(EXACT([.$A52];1);0;IF(EXACT([.$A52];2);[.C51]+1;[.C51]))" office:value-type="float" office:value="1">
              <text:p>1</text:p>
            </table:table-cell>
            <table:table-cell table:style-name="ce4" table:formula="of:=['account types'.$C$15]&amp;TEXT([.C52];['account types'.$B$15])&amp;['account types'.$D$15]" office:value-type="string" office:string-value="1">
              <text:p>1</text:p>
            </table:table-cell>
            <table:table-cell table:style-name="ce4" table:formula="of:=IF(EXACT([.B51];[.B52]);IF(EXACT([.C51];[.C52]);[.E51];CELL(&quot;Row&quot;;[.E52]));[.B52])" office:value-type="float" office:value="3">
              <text:p>3</text:p>
            </table:table-cell>
            <table:table-cell table:style-name="ce4" table:formula="of:=IF(AND([.$A52]&lt;=[.G$1];[.$A51]&gt;[.$A52]);0;IF(EXACT([.$A52];[.G$1]+1);[.F51]+1;[.F51]))" office:value-type="float" office:value="2">
              <text:p>2</text:p>
            </table:table-cell>
            <table:table-cell table:style-name="ce4" table:formula="of:=['account types'.$C$16]&amp;TEXT([.F52];['account types'.$B$16])&amp;['account types'.$D$16]" office:value-type="string" office:string-value="2">
              <text:p>2</text:p>
            </table:table-cell>
            <table:table-cell table:style-name="ce4" table:formula="of:=IF(EXACT([.E51];[.E52]);IF(EXACT([.F51];[.F52]);[.H51];CELL(&quot;Row&quot;;[.H52]));[.E52])" office:value-type="float" office:value="34">
              <text:p>34</text:p>
            </table:table-cell>
            <table:table-cell table:style-name="ce4" table:formula="of:=IF(AND([.$A52]&lt;=[.J$1];[.$A51]&gt;[.$A52]);0;IF(EXACT([.$A52];[.J$1]+1);[.I51]+1;[.I51]))" office:value-type="float" office:value="2">
              <text:p>2</text:p>
            </table:table-cell>
            <table:table-cell table:style-name="ce4" table:formula="of:=['account types'.$C$17]&amp;TEXT([.I52];['account types'.$B$17])&amp;['account types'.$D$17]" office:value-type="string" office:string-value="2">
              <text:p>2</text:p>
            </table:table-cell>
            <table:table-cell table:style-name="ce4" table:formula="of:=IF(EXACT([.H51];[.H52]);IF(EXACT([.I51];[.I52]);[.K51];CELL(&quot;Row&quot;;[.K52]));[.H52])" office:value-type="float" office:value="41">
              <text:p>41</text:p>
            </table:table-cell>
            <table:table-cell table:style-name="ce4" table:formula="of:=IF(AND([.$A52]&lt;=[.M$1];[.$A51]&gt;[.$A52]);0;IF(EXACT([.$A52];[.M$1]+1);[.L51]+1;[.L51]))" office:value-type="float" office:value="3">
              <text:p>3</text:p>
            </table:table-cell>
            <table:table-cell table:style-name="ce4" table:formula="of:=['account types'.$C$18]&amp;TEXT([.L52];['account types'.$B$18])&amp;['account types'.$D$18]" office:value-type="string" office:string-value="3">
              <text:p>3</text:p>
            </table:table-cell>
            <table:table-cell table:style-name="ce4" table:formula="of:=IF(EXACT([.K51];[.K52]);IF(EXACT([.L51];[.L52]);[.N51];CELL(&quot;Row&quot;;[.N52]));[.K52])" office:value-type="float" office:value="52">
              <text:p>52</text:p>
            </table:table-cell>
            <table:table-cell table:style-name="ce4" table:formula="of:=IF(AND([.$A52]&lt;=[.P$1];[.$A51]&gt;[.$A52]);0;IF(EXACT([.$A52];[.P$1]+1);[.O51]+1;[.O51]))" office:value-type="float" office:value="0">
              <text:p>0</text:p>
            </table:table-cell>
            <table:table-cell table:style-name="ce4" table:formula="of:=['account types'.$C$19]&amp;TEXT([.O52];['account types'.$B$19])&amp;['account types'.$D$19]" office:value-type="string" office:string-value="0">
              <text:p>0</text:p>
            </table:table-cell>
            <table:table-cell table:style-name="ce4" table:formula="of:=IF(EXACT([.N51];[.N52]);IF(EXACT([.O51];[.O52]);[.Q51];CELL(&quot;Row&quot;;[.Q52]));[.N52])" office:value-type="float" office:value="52">
              <text:p>52</text:p>
            </table:table-cell>
            <table:table-cell table:style-name="ce4" table:formula="of:=IF(AND([.$A52]&lt;=[.S$1];[.$A51]&gt;[.$A52]);0;IF(EXACT([.$A52];[.S$1]+1);[.R51]+1;[.R51]))" office:value-type="float" office:value="0">
              <text:p>0</text:p>
            </table:table-cell>
            <table:table-cell table:style-name="ce4" table:formula="of:=['account types'.$C$20]&amp;TEXT([.R52];['account types'.$B$20])&amp;['account types'.$D$20]" office:value-type="string" office:string-value="0">
              <text:p>0</text:p>
            </table:table-cell>
            <table:table-cell table:style-name="ce4" table:formula="of:=IF(EXACT([.Q51];[.Q52]);IF(EXACT([.R51];[.R52]);[.T51];CELL(&quot;Row&quot;;[.T52]));[.Q52])" office:value-type="float" office:value="52">
              <text:p>52</text:p>
            </table:table-cell>
            <table:table-cell table:style-name="ce6" table:formula="of:=NOT(AND(OR([.A51]&gt;[.A52];[.A51]=[.A52]);[.A51]&lt;&gt;7))" office:value-type="boolean" office:boolean-value="true">
              <text:p>TRUE</text:p>
            </table:table-cell>
            <table:table-cell table:style-name="Nivel5" table:formula="of:=CONCATENATE([.D52];[.G52];[.J52];[.M52];[.P52];[.S52])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122300">
              <text:p>122300</text:p>
            </table:table-cell>
            <table:table-cell table:style-name="ce7" office:value-type="string">
              <text:p>Activos depreciables móviles</text:p>
            </table:table-cell>
            <table:table-cell table:style-name="Nivel5" table:formula="of:=[.W52]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Activos depreciables móviles">
              <text:p>Activos depreciables móvi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ov</text:p>
            </table:table-cell>
            <table:table-cell table:style-name="Datos" table:formula="of:=IF(EXACT([.A52];1);&quot;&quot;;IF(EXACT([.A52];2);INDIRECT(CONCATENATE(&quot;V&quot;;[.B52]));IF(EXACT([.A52];3);INDIRECT(CONCATENATE(&quot;V&quot;;[.E52]));IF(EXACT([.A52];4);INDIRECT(CONCATENATE(&quot;V&quot;;[.H52]));IF(EXACT([.A52];5);INDIRECT(CONCATENATE(&quot;V&quot;;[.K52]));IF(EXACT([.A52];6);INDIRECT(CONCATENATE(&quot;V&quot;;[.N52]));IF(EXACT([.A52];7);INDIRECT(CONCATENATE(&quot;V&quot;;[.Q52])))))))))" office:value-type="string" office:string-value="122000">
              <text:p>122000</text:p>
            </table:table-cell>
            <table:table-cell table:style-name="ce9" table:formula="of:=NOT(OR(AND(NOT(EXACT([.A52];7));NOT(EXACT([.AD52];&quot;view&quot;)));AND(EXACT([.A52];7);EXACT([.AD5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2];['account types'.$A$2:.$C$12];2)" office:value-type="string" office:string-value="view">
              <text:p>view</text:p>
            </table:table-cell>
            <table:table-cell table:style-name="Datos" table:formula="of:=VLOOKUP([.AD5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3];1);CELL(&quot;Row&quot;;[.B53]);[.B52])" office:value-type="float" office:value="2">
              <text:p>2</text:p>
            </table:table-cell>
            <table:table-cell table:style-name="ce4" table:formula="of:=IF(EXACT([.$A53];1);0;IF(EXACT([.$A53];2);[.C52]+1;[.C52]))" office:value-type="float" office:value="1">
              <text:p>1</text:p>
            </table:table-cell>
            <table:table-cell table:style-name="ce4" table:formula="of:=['account types'.$C$15]&amp;TEXT([.C53];['account types'.$B$15])&amp;['account types'.$D$15]" office:value-type="string" office:string-value="1">
              <text:p>1</text:p>
            </table:table-cell>
            <table:table-cell table:style-name="ce4" table:formula="of:=IF(EXACT([.B52];[.B53]);IF(EXACT([.C52];[.C53]);[.E52];CELL(&quot;Row&quot;;[.E53]));[.B53])" office:value-type="float" office:value="3">
              <text:p>3</text:p>
            </table:table-cell>
            <table:table-cell table:style-name="ce4" table:formula="of:=IF(AND([.$A53]&lt;=[.G$1];[.$A52]&gt;[.$A53]);0;IF(EXACT([.$A53];[.G$1]+1);[.F52]+1;[.F52]))" office:value-type="float" office:value="2">
              <text:p>2</text:p>
            </table:table-cell>
            <table:table-cell table:style-name="ce4" table:formula="of:=['account types'.$C$16]&amp;TEXT([.F53];['account types'.$B$16])&amp;['account types'.$D$16]" office:value-type="string" office:string-value="2">
              <text:p>2</text:p>
            </table:table-cell>
            <table:table-cell table:style-name="ce4" table:formula="of:=IF(EXACT([.E52];[.E53]);IF(EXACT([.F52];[.F53]);[.H52];CELL(&quot;Row&quot;;[.H53]));[.E53])" office:value-type="float" office:value="34">
              <text:p>34</text:p>
            </table:table-cell>
            <table:table-cell table:style-name="ce4" table:formula="of:=IF(AND([.$A53]&lt;=[.J$1];[.$A52]&gt;[.$A53]);0;IF(EXACT([.$A53];[.J$1]+1);[.I52]+1;[.I52]))" office:value-type="float" office:value="2">
              <text:p>2</text:p>
            </table:table-cell>
            <table:table-cell table:style-name="ce4" table:formula="of:=['account types'.$C$17]&amp;TEXT([.I53];['account types'.$B$17])&amp;['account types'.$D$17]" office:value-type="string" office:string-value="2">
              <text:p>2</text:p>
            </table:table-cell>
            <table:table-cell table:style-name="ce4" table:formula="of:=IF(EXACT([.H52];[.H53]);IF(EXACT([.I52];[.I53]);[.K52];CELL(&quot;Row&quot;;[.K53]));[.H53])" office:value-type="float" office:value="41">
              <text:p>41</text:p>
            </table:table-cell>
            <table:table-cell table:style-name="ce4" table:formula="of:=IF(AND([.$A53]&lt;=[.M$1];[.$A52]&gt;[.$A53]);0;IF(EXACT([.$A53];[.M$1]+1);[.L52]+1;[.L52]))" office:value-type="float" office:value="3">
              <text:p>3</text:p>
            </table:table-cell>
            <table:table-cell table:style-name="ce4" table:formula="of:=['account types'.$C$18]&amp;TEXT([.L53];['account types'.$B$18])&amp;['account types'.$D$18]" office:value-type="string" office:string-value="3">
              <text:p>3</text:p>
            </table:table-cell>
            <table:table-cell table:style-name="ce4" table:formula="of:=IF(EXACT([.K52];[.K53]);IF(EXACT([.L52];[.L53]);[.N52];CELL(&quot;Row&quot;;[.N53]));[.K53])" office:value-type="float" office:value="52">
              <text:p>52</text:p>
            </table:table-cell>
            <table:table-cell table:style-name="ce4" table:formula="of:=IF(AND([.$A53]&lt;=[.P$1];[.$A52]&gt;[.$A53]);0;IF(EXACT([.$A53];[.P$1]+1);[.O52]+1;[.O52]))" office:value-type="float" office:value="0">
              <text:p>0</text:p>
            </table:table-cell>
            <table:table-cell table:style-name="ce4" table:formula="of:=['account types'.$C$19]&amp;TEXT([.O53];['account types'.$B$19])&amp;['account types'.$D$19]" office:value-type="string" office:string-value="0">
              <text:p>0</text:p>
            </table:table-cell>
            <table:table-cell table:style-name="ce4" table:formula="of:=IF(EXACT([.N52];[.N53]);IF(EXACT([.O52];[.O53]);[.Q52];CELL(&quot;Row&quot;;[.Q53]));[.N53])" office:value-type="float" office:value="52">
              <text:p>52</text:p>
            </table:table-cell>
            <table:table-cell table:style-name="ce4" table:formula="of:=IF(AND([.$A53]&lt;=[.S$1];[.$A52]&gt;[.$A53]);0;IF(EXACT([.$A53];[.S$1]+1);[.R52]+1;[.R52]))" office:value-type="float" office:value="1">
              <text:p>1</text:p>
            </table:table-cell>
            <table:table-cell table:style-name="ce4" table:formula="of:=['account types'.$C$20]&amp;TEXT([.R53];['account types'.$B$20])&amp;['account types'.$D$20]" office:value-type="string" office:string-value="1">
              <text:p>1</text:p>
            </table:table-cell>
            <table:table-cell table:style-name="ce4" table:formula="of:=IF(EXACT([.Q52];[.Q53]);IF(EXACT([.R52];[.R53]);[.T52];CELL(&quot;Row&quot;;[.T53]));[.Q53])" office:value-type="float" office:value="53">
              <text:p>53</text:p>
            </table:table-cell>
            <table:table-cell table:style-name="ce6" table:formula="of:=NOT(AND(OR([.A52]&gt;[.A53];[.A52]=[.A53]);[.A52]&lt;&gt;7))" office:value-type="boolean" office:boolean-value="true">
              <text:p>TRUE</text:p>
            </table:table-cell>
            <table:table-cell table:style-name="Nivel7" table:formula="of:=CONCATENATE([.D53];[.G53];[.J53];[.M53];[.P53];[.S53])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122301">
              <text:p>122301</text:p>
            </table:table-cell>
            <table:table-cell table:style-name="ce7" office:value-type="string">
              <text:p>Maquinaria y equipo de edificios</text:p>
            </table:table-cell>
            <table:table-cell table:style-name="Nivel7" table:formula="of:=[.W53]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Maquinaria y equipo de edificios">
              <text:p>Maquinaria y equipo de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yE-Ed</text:p>
            </table:table-cell>
            <table:table-cell table:style-name="Datos" table:formula="of:=IF(EXACT([.A53];1);&quot;&quot;;IF(EXACT([.A53];2);INDIRECT(CONCATENATE(&quot;V&quot;;[.B53]));IF(EXACT([.A53];3);INDIRECT(CONCATENATE(&quot;V&quot;;[.E53]));IF(EXACT([.A53];4);INDIRECT(CONCATENATE(&quot;V&quot;;[.H53]));IF(EXACT([.A53];5);INDIRECT(CONCATENATE(&quot;V&quot;;[.K53]));IF(EXACT([.A53];6);INDIRECT(CONCATENATE(&quot;V&quot;;[.N53]));IF(EXACT([.A53];7);INDIRECT(CONCATENATE(&quot;V&quot;;[.Q53])))))))))" office:value-type="string" office:string-value="122300">
              <text:p>122300</text:p>
            </table:table-cell>
            <table:table-cell table:style-name="ce9" table:formula="of:=NOT(OR(AND(NOT(EXACT([.A53];7));NOT(EXACT([.AD53];&quot;view&quot;)));AND(EXACT([.A53];7);EXACT([.AD53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3];['account types'.$A$2:.$C$12];2)" office:value-type="string" office:string-value="other">
              <text:p>other</text:p>
            </table:table-cell>
            <table:table-cell table:style-name="Datos" table:formula="of:=VLOOKUP([.AD5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4];1);CELL(&quot;Row&quot;;[.B54]);[.B53])" office:value-type="float" office:value="2">
              <text:p>2</text:p>
            </table:table-cell>
            <table:table-cell table:style-name="ce4" table:formula="of:=IF(EXACT([.$A54];1);0;IF(EXACT([.$A54];2);[.C53]+1;[.C53]))" office:value-type="float" office:value="1">
              <text:p>1</text:p>
            </table:table-cell>
            <table:table-cell table:style-name="ce4" table:formula="of:=['account types'.$C$15]&amp;TEXT([.C54];['account types'.$B$15])&amp;['account types'.$D$15]" office:value-type="string" office:string-value="1">
              <text:p>1</text:p>
            </table:table-cell>
            <table:table-cell table:style-name="ce4" table:formula="of:=IF(EXACT([.B53];[.B54]);IF(EXACT([.C53];[.C54]);[.E53];CELL(&quot;Row&quot;;[.E54]));[.B54])" office:value-type="float" office:value="3">
              <text:p>3</text:p>
            </table:table-cell>
            <table:table-cell table:style-name="ce4" table:formula="of:=IF(AND([.$A54]&lt;=[.G$1];[.$A53]&gt;[.$A54]);0;IF(EXACT([.$A54];[.G$1]+1);[.F53]+1;[.F53]))" office:value-type="float" office:value="2">
              <text:p>2</text:p>
            </table:table-cell>
            <table:table-cell table:style-name="ce4" table:formula="of:=['account types'.$C$16]&amp;TEXT([.F54];['account types'.$B$16])&amp;['account types'.$D$16]" office:value-type="string" office:string-value="2">
              <text:p>2</text:p>
            </table:table-cell>
            <table:table-cell table:style-name="ce4" table:formula="of:=IF(EXACT([.E53];[.E54]);IF(EXACT([.F53];[.F54]);[.H53];CELL(&quot;Row&quot;;[.H54]));[.E54])" office:value-type="float" office:value="34">
              <text:p>34</text:p>
            </table:table-cell>
            <table:table-cell table:style-name="ce4" table:formula="of:=IF(AND([.$A54]&lt;=[.J$1];[.$A53]&gt;[.$A54]);0;IF(EXACT([.$A54];[.J$1]+1);[.I53]+1;[.I53]))" office:value-type="float" office:value="2">
              <text:p>2</text:p>
            </table:table-cell>
            <table:table-cell table:style-name="ce4" table:formula="of:=['account types'.$C$17]&amp;TEXT([.I54];['account types'.$B$17])&amp;['account types'.$D$17]" office:value-type="string" office:string-value="2">
              <text:p>2</text:p>
            </table:table-cell>
            <table:table-cell table:style-name="ce4" table:formula="of:=IF(EXACT([.H53];[.H54]);IF(EXACT([.I53];[.I54]);[.K53];CELL(&quot;Row&quot;;[.K54]));[.H54])" office:value-type="float" office:value="41">
              <text:p>41</text:p>
            </table:table-cell>
            <table:table-cell table:style-name="ce4" table:formula="of:=IF(AND([.$A54]&lt;=[.M$1];[.$A53]&gt;[.$A54]);0;IF(EXACT([.$A54];[.M$1]+1);[.L53]+1;[.L53]))" office:value-type="float" office:value="3">
              <text:p>3</text:p>
            </table:table-cell>
            <table:table-cell table:style-name="ce4" table:formula="of:=['account types'.$C$18]&amp;TEXT([.L54];['account types'.$B$18])&amp;['account types'.$D$18]" office:value-type="string" office:string-value="3">
              <text:p>3</text:p>
            </table:table-cell>
            <table:table-cell table:style-name="ce4" table:formula="of:=IF(EXACT([.K53];[.K54]);IF(EXACT([.L53];[.L54]);[.N53];CELL(&quot;Row&quot;;[.N54]));[.K54])" office:value-type="float" office:value="52">
              <text:p>52</text:p>
            </table:table-cell>
            <table:table-cell table:style-name="ce4" table:formula="of:=IF(AND([.$A54]&lt;=[.P$1];[.$A53]&gt;[.$A54]);0;IF(EXACT([.$A54];[.P$1]+1);[.O53]+1;[.O53]))" office:value-type="float" office:value="0">
              <text:p>0</text:p>
            </table:table-cell>
            <table:table-cell table:style-name="ce4" table:formula="of:=['account types'.$C$19]&amp;TEXT([.O54];['account types'.$B$19])&amp;['account types'.$D$19]" office:value-type="string" office:string-value="0">
              <text:p>0</text:p>
            </table:table-cell>
            <table:table-cell table:style-name="ce4" table:formula="of:=IF(EXACT([.N53];[.N54]);IF(EXACT([.O53];[.O54]);[.Q53];CELL(&quot;Row&quot;;[.Q54]));[.N54])" office:value-type="float" office:value="52">
              <text:p>52</text:p>
            </table:table-cell>
            <table:table-cell table:style-name="ce4" table:formula="of:=IF(AND([.$A54]&lt;=[.S$1];[.$A53]&gt;[.$A54]);0;IF(EXACT([.$A54];[.S$1]+1);[.R53]+1;[.R53]))" office:value-type="float" office:value="2">
              <text:p>2</text:p>
            </table:table-cell>
            <table:table-cell table:style-name="ce4" table:formula="of:=['account types'.$C$20]&amp;TEXT([.R54];['account types'.$B$20])&amp;['account types'.$D$20]" office:value-type="string" office:string-value="2">
              <text:p>2</text:p>
            </table:table-cell>
            <table:table-cell table:style-name="ce4" table:formula="of:=IF(EXACT([.Q53];[.Q54]);IF(EXACT([.R53];[.R54]);[.T53];CELL(&quot;Row&quot;;[.T54]));[.Q54])" office:value-type="float" office:value="54">
              <text:p>54</text:p>
            </table:table-cell>
            <table:table-cell table:style-name="ce6" table:formula="of:=NOT(AND(OR([.A53]&gt;[.A54];[.A53]=[.A54]);[.A53]&lt;&gt;7))" office:value-type="boolean" office:boolean-value="true">
              <text:p>TRUE</text:p>
            </table:table-cell>
            <table:table-cell table:style-name="Nivel7" table:formula="of:=CONCATENATE([.D54];[.G54];[.J54];[.M54];[.P54];[.S54])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122302">
              <text:p>122302</text:p>
            </table:table-cell>
            <table:table-cell table:style-name="ce7" office:value-type="string">
              <text:p>Herramientas mayores</text:p>
            </table:table-cell>
            <table:table-cell table:style-name="Nivel7" table:formula="of:=[.W54]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Herramientas mayores">
              <text:p>Herramientas mayor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HM</text:p>
            </table:table-cell>
            <table:table-cell table:style-name="Datos" table:formula="of:=IF(EXACT([.A54];1);&quot;&quot;;IF(EXACT([.A54];2);INDIRECT(CONCATENATE(&quot;V&quot;;[.B54]));IF(EXACT([.A54];3);INDIRECT(CONCATENATE(&quot;V&quot;;[.E54]));IF(EXACT([.A54];4);INDIRECT(CONCATENATE(&quot;V&quot;;[.H54]));IF(EXACT([.A54];5);INDIRECT(CONCATENATE(&quot;V&quot;;[.K54]));IF(EXACT([.A54];6);INDIRECT(CONCATENATE(&quot;V&quot;;[.N54]));IF(EXACT([.A54];7);INDIRECT(CONCATENATE(&quot;V&quot;;[.Q54])))))))))" office:value-type="string" office:string-value="122300">
              <text:p>122300</text:p>
            </table:table-cell>
            <table:table-cell table:style-name="ce9" table:formula="of:=NOT(OR(AND(NOT(EXACT([.A54];7));NOT(EXACT([.AD54];&quot;view&quot;)));AND(EXACT([.A54];7);EXACT([.AD54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4];['account types'.$A$2:.$C$12];2)" office:value-type="string" office:string-value="other">
              <text:p>other</text:p>
            </table:table-cell>
            <table:table-cell table:style-name="Datos" table:formula="of:=VLOOKUP([.AD5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5];1);CELL(&quot;Row&quot;;[.B55]);[.B54])" office:value-type="float" office:value="2">
              <text:p>2</text:p>
            </table:table-cell>
            <table:table-cell table:style-name="ce4" table:formula="of:=IF(EXACT([.$A55];1);0;IF(EXACT([.$A55];2);[.C54]+1;[.C54]))" office:value-type="float" office:value="1">
              <text:p>1</text:p>
            </table:table-cell>
            <table:table-cell table:style-name="ce4" table:formula="of:=['account types'.$C$15]&amp;TEXT([.C55];['account types'.$B$15])&amp;['account types'.$D$15]" office:value-type="string" office:string-value="1">
              <text:p>1</text:p>
            </table:table-cell>
            <table:table-cell table:style-name="ce4" table:formula="of:=IF(EXACT([.B54];[.B55]);IF(EXACT([.C54];[.C55]);[.E54];CELL(&quot;Row&quot;;[.E55]));[.B55])" office:value-type="float" office:value="3">
              <text:p>3</text:p>
            </table:table-cell>
            <table:table-cell table:style-name="ce4" table:formula="of:=IF(AND([.$A55]&lt;=[.G$1];[.$A54]&gt;[.$A55]);0;IF(EXACT([.$A55];[.G$1]+1);[.F54]+1;[.F54]))" office:value-type="float" office:value="2">
              <text:p>2</text:p>
            </table:table-cell>
            <table:table-cell table:style-name="ce4" table:formula="of:=['account types'.$C$16]&amp;TEXT([.F55];['account types'.$B$16])&amp;['account types'.$D$16]" office:value-type="string" office:string-value="2">
              <text:p>2</text:p>
            </table:table-cell>
            <table:table-cell table:style-name="ce4" table:formula="of:=IF(EXACT([.E54];[.E55]);IF(EXACT([.F54];[.F55]);[.H54];CELL(&quot;Row&quot;;[.H55]));[.E55])" office:value-type="float" office:value="34">
              <text:p>34</text:p>
            </table:table-cell>
            <table:table-cell table:style-name="ce4" table:formula="of:=IF(AND([.$A55]&lt;=[.J$1];[.$A54]&gt;[.$A55]);0;IF(EXACT([.$A55];[.J$1]+1);[.I54]+1;[.I54]))" office:value-type="float" office:value="2">
              <text:p>2</text:p>
            </table:table-cell>
            <table:table-cell table:style-name="ce4" table:formula="of:=['account types'.$C$17]&amp;TEXT([.I55];['account types'.$B$17])&amp;['account types'.$D$17]" office:value-type="string" office:string-value="2">
              <text:p>2</text:p>
            </table:table-cell>
            <table:table-cell table:style-name="ce4" table:formula="of:=IF(EXACT([.H54];[.H55]);IF(EXACT([.I54];[.I55]);[.K54];CELL(&quot;Row&quot;;[.K55]));[.H55])" office:value-type="float" office:value="41">
              <text:p>41</text:p>
            </table:table-cell>
            <table:table-cell table:style-name="ce4" table:formula="of:=IF(AND([.$A55]&lt;=[.M$1];[.$A54]&gt;[.$A55]);0;IF(EXACT([.$A55];[.M$1]+1);[.L54]+1;[.L54]))" office:value-type="float" office:value="3">
              <text:p>3</text:p>
            </table:table-cell>
            <table:table-cell table:style-name="ce4" table:formula="of:=['account types'.$C$18]&amp;TEXT([.L55];['account types'.$B$18])&amp;['account types'.$D$18]" office:value-type="string" office:string-value="3">
              <text:p>3</text:p>
            </table:table-cell>
            <table:table-cell table:style-name="ce4" table:formula="of:=IF(EXACT([.K54];[.K55]);IF(EXACT([.L54];[.L55]);[.N54];CELL(&quot;Row&quot;;[.N55]));[.K55])" office:value-type="float" office:value="52">
              <text:p>52</text:p>
            </table:table-cell>
            <table:table-cell table:style-name="ce4" table:formula="of:=IF(AND([.$A55]&lt;=[.P$1];[.$A54]&gt;[.$A55]);0;IF(EXACT([.$A55];[.P$1]+1);[.O54]+1;[.O54]))" office:value-type="float" office:value="0">
              <text:p>0</text:p>
            </table:table-cell>
            <table:table-cell table:style-name="ce4" table:formula="of:=['account types'.$C$19]&amp;TEXT([.O55];['account types'.$B$19])&amp;['account types'.$D$19]" office:value-type="string" office:string-value="0">
              <text:p>0</text:p>
            </table:table-cell>
            <table:table-cell table:style-name="ce4" table:formula="of:=IF(EXACT([.N54];[.N55]);IF(EXACT([.O54];[.O55]);[.Q54];CELL(&quot;Row&quot;;[.Q55]));[.N55])" office:value-type="float" office:value="52">
              <text:p>52</text:p>
            </table:table-cell>
            <table:table-cell table:style-name="ce4" table:formula="of:=IF(AND([.$A55]&lt;=[.S$1];[.$A54]&gt;[.$A55]);0;IF(EXACT([.$A55];[.S$1]+1);[.R54]+1;[.R54]))" office:value-type="float" office:value="3">
              <text:p>3</text:p>
            </table:table-cell>
            <table:table-cell table:style-name="ce4" table:formula="of:=['account types'.$C$20]&amp;TEXT([.R55];['account types'.$B$20])&amp;['account types'.$D$20]" office:value-type="string" office:string-value="3">
              <text:p>3</text:p>
            </table:table-cell>
            <table:table-cell table:style-name="ce4" table:formula="of:=IF(EXACT([.Q54];[.Q55]);IF(EXACT([.R54];[.R55]);[.T54];CELL(&quot;Row&quot;;[.T55]));[.Q55])" office:value-type="float" office:value="55">
              <text:p>55</text:p>
            </table:table-cell>
            <table:table-cell table:style-name="ce6" table:formula="of:=NOT(AND(OR([.A54]&gt;[.A55];[.A54]=[.A55]);[.A54]&lt;&gt;7))" office:value-type="boolean" office:boolean-value="true">
              <text:p>TRUE</text:p>
            </table:table-cell>
            <table:table-cell table:style-name="Nivel7" table:formula="of:=CONCATENATE([.D55];[.G55];[.J55];[.M55];[.P55];[.S55])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122303">
              <text:p>122303</text:p>
            </table:table-cell>
            <table:table-cell table:style-name="ce7" office:value-type="string">
              <text:p>Moibliario y equipo de oficina</text:p>
            </table:table-cell>
            <table:table-cell table:style-name="Nivel7" table:formula="of:=[.W55]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Moibliario y equipo de oficina">
              <text:p>Moibliario y equipo de oficin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ob</text:p>
            </table:table-cell>
            <table:table-cell table:style-name="Datos" table:formula="of:=IF(EXACT([.A55];1);&quot;&quot;;IF(EXACT([.A55];2);INDIRECT(CONCATENATE(&quot;V&quot;;[.B55]));IF(EXACT([.A55];3);INDIRECT(CONCATENATE(&quot;V&quot;;[.E55]));IF(EXACT([.A55];4);INDIRECT(CONCATENATE(&quot;V&quot;;[.H55]));IF(EXACT([.A55];5);INDIRECT(CONCATENATE(&quot;V&quot;;[.K55]));IF(EXACT([.A55];6);INDIRECT(CONCATENATE(&quot;V&quot;;[.N55]));IF(EXACT([.A55];7);INDIRECT(CONCATENATE(&quot;V&quot;;[.Q55])))))))))" office:value-type="string" office:string-value="122300">
              <text:p>122300</text:p>
            </table:table-cell>
            <table:table-cell table:style-name="ce9" table:formula="of:=NOT(OR(AND(NOT(EXACT([.A55];7));NOT(EXACT([.AD55];&quot;view&quot;)));AND(EXACT([.A55];7);EXACT([.AD55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5];['account types'.$A$2:.$C$12];2)" office:value-type="string" office:string-value="other">
              <text:p>other</text:p>
            </table:table-cell>
            <table:table-cell table:style-name="Datos" table:formula="of:=VLOOKUP([.AD5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6];1);CELL(&quot;Row&quot;;[.B56]);[.B55])" office:value-type="float" office:value="2">
              <text:p>2</text:p>
            </table:table-cell>
            <table:table-cell table:style-name="ce4" table:formula="of:=IF(EXACT([.$A56];1);0;IF(EXACT([.$A56];2);[.C55]+1;[.C55]))" office:value-type="float" office:value="1">
              <text:p>1</text:p>
            </table:table-cell>
            <table:table-cell table:style-name="ce4" table:formula="of:=['account types'.$C$15]&amp;TEXT([.C56];['account types'.$B$15])&amp;['account types'.$D$15]" office:value-type="string" office:string-value="1">
              <text:p>1</text:p>
            </table:table-cell>
            <table:table-cell table:style-name="ce4" table:formula="of:=IF(EXACT([.B55];[.B56]);IF(EXACT([.C55];[.C56]);[.E55];CELL(&quot;Row&quot;;[.E56]));[.B56])" office:value-type="float" office:value="3">
              <text:p>3</text:p>
            </table:table-cell>
            <table:table-cell table:style-name="ce4" table:formula="of:=IF(AND([.$A56]&lt;=[.G$1];[.$A55]&gt;[.$A56]);0;IF(EXACT([.$A56];[.G$1]+1);[.F55]+1;[.F55]))" office:value-type="float" office:value="2">
              <text:p>2</text:p>
            </table:table-cell>
            <table:table-cell table:style-name="ce4" table:formula="of:=['account types'.$C$16]&amp;TEXT([.F56];['account types'.$B$16])&amp;['account types'.$D$16]" office:value-type="string" office:string-value="2">
              <text:p>2</text:p>
            </table:table-cell>
            <table:table-cell table:style-name="ce4" table:formula="of:=IF(EXACT([.E55];[.E56]);IF(EXACT([.F55];[.F56]);[.H55];CELL(&quot;Row&quot;;[.H56]));[.E56])" office:value-type="float" office:value="34">
              <text:p>34</text:p>
            </table:table-cell>
            <table:table-cell table:style-name="ce4" table:formula="of:=IF(AND([.$A56]&lt;=[.J$1];[.$A55]&gt;[.$A56]);0;IF(EXACT([.$A56];[.J$1]+1);[.I55]+1;[.I55]))" office:value-type="float" office:value="2">
              <text:p>2</text:p>
            </table:table-cell>
            <table:table-cell table:style-name="ce4" table:formula="of:=['account types'.$C$17]&amp;TEXT([.I56];['account types'.$B$17])&amp;['account types'.$D$17]" office:value-type="string" office:string-value="2">
              <text:p>2</text:p>
            </table:table-cell>
            <table:table-cell table:style-name="ce4" table:formula="of:=IF(EXACT([.H55];[.H56]);IF(EXACT([.I55];[.I56]);[.K55];CELL(&quot;Row&quot;;[.K56]));[.H56])" office:value-type="float" office:value="41">
              <text:p>41</text:p>
            </table:table-cell>
            <table:table-cell table:style-name="ce4" table:formula="of:=IF(AND([.$A56]&lt;=[.M$1];[.$A55]&gt;[.$A56]);0;IF(EXACT([.$A56];[.M$1]+1);[.L55]+1;[.L55]))" office:value-type="float" office:value="3">
              <text:p>3</text:p>
            </table:table-cell>
            <table:table-cell table:style-name="ce4" table:formula="of:=['account types'.$C$18]&amp;TEXT([.L56];['account types'.$B$18])&amp;['account types'.$D$18]" office:value-type="string" office:string-value="3">
              <text:p>3</text:p>
            </table:table-cell>
            <table:table-cell table:style-name="ce4" table:formula="of:=IF(EXACT([.K55];[.K56]);IF(EXACT([.L55];[.L56]);[.N55];CELL(&quot;Row&quot;;[.N56]));[.K56])" office:value-type="float" office:value="52">
              <text:p>52</text:p>
            </table:table-cell>
            <table:table-cell table:style-name="ce4" table:formula="of:=IF(AND([.$A56]&lt;=[.P$1];[.$A55]&gt;[.$A56]);0;IF(EXACT([.$A56];[.P$1]+1);[.O55]+1;[.O55]))" office:value-type="float" office:value="0">
              <text:p>0</text:p>
            </table:table-cell>
            <table:table-cell table:style-name="ce4" table:formula="of:=['account types'.$C$19]&amp;TEXT([.O56];['account types'.$B$19])&amp;['account types'.$D$19]" office:value-type="string" office:string-value="0">
              <text:p>0</text:p>
            </table:table-cell>
            <table:table-cell table:style-name="ce4" table:formula="of:=IF(EXACT([.N55];[.N56]);IF(EXACT([.O55];[.O56]);[.Q55];CELL(&quot;Row&quot;;[.Q56]));[.N56])" office:value-type="float" office:value="52">
              <text:p>52</text:p>
            </table:table-cell>
            <table:table-cell table:style-name="ce4" table:formula="of:=IF(AND([.$A56]&lt;=[.S$1];[.$A55]&gt;[.$A56]);0;IF(EXACT([.$A56];[.S$1]+1);[.R55]+1;[.R55]))" office:value-type="float" office:value="4">
              <text:p>4</text:p>
            </table:table-cell>
            <table:table-cell table:style-name="ce4" table:formula="of:=['account types'.$C$20]&amp;TEXT([.R56];['account types'.$B$20])&amp;['account types'.$D$20]" office:value-type="string" office:string-value="4">
              <text:p>4</text:p>
            </table:table-cell>
            <table:table-cell table:style-name="ce4" table:formula="of:=IF(EXACT([.Q55];[.Q56]);IF(EXACT([.R55];[.R56]);[.T55];CELL(&quot;Row&quot;;[.T56]));[.Q56])" office:value-type="float" office:value="56">
              <text:p>56</text:p>
            </table:table-cell>
            <table:table-cell table:style-name="ce6" table:formula="of:=NOT(AND(OR([.A55]&gt;[.A56];[.A55]=[.A56]);[.A55]&lt;&gt;7))" office:value-type="boolean" office:boolean-value="true">
              <text:p>TRUE</text:p>
            </table:table-cell>
            <table:table-cell table:style-name="Nivel7" table:formula="of:=CONCATENATE([.D56];[.G56];[.J56];[.M56];[.P56];[.S56])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122304">
              <text:p>122304</text:p>
            </table:table-cell>
            <table:table-cell table:style-name="ce7" office:value-type="string">
              <text:p>Equipo de cómputo</text:p>
            </table:table-cell>
            <table:table-cell table:style-name="Nivel7" table:formula="of:=[.W56]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Equipo de cómputo">
              <text:p>Equipo de cómput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omp</text:p>
            </table:table-cell>
            <table:table-cell table:style-name="Datos" table:formula="of:=IF(EXACT([.A56];1);&quot;&quot;;IF(EXACT([.A56];2);INDIRECT(CONCATENATE(&quot;V&quot;;[.B56]));IF(EXACT([.A56];3);INDIRECT(CONCATENATE(&quot;V&quot;;[.E56]));IF(EXACT([.A56];4);INDIRECT(CONCATENATE(&quot;V&quot;;[.H56]));IF(EXACT([.A56];5);INDIRECT(CONCATENATE(&quot;V&quot;;[.K56]));IF(EXACT([.A56];6);INDIRECT(CONCATENATE(&quot;V&quot;;[.N56]));IF(EXACT([.A56];7);INDIRECT(CONCATENATE(&quot;V&quot;;[.Q56])))))))))" office:value-type="string" office:string-value="122300">
              <text:p>122300</text:p>
            </table:table-cell>
            <table:table-cell table:style-name="ce9" table:formula="of:=NOT(OR(AND(NOT(EXACT([.A56];7));NOT(EXACT([.AD56];&quot;view&quot;)));AND(EXACT([.A56];7);EXACT([.AD56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6];['account types'.$A$2:.$C$12];2)" office:value-type="string" office:string-value="other">
              <text:p>other</text:p>
            </table:table-cell>
            <table:table-cell table:style-name="Datos" table:formula="of:=VLOOKUP([.AD5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57];1);CELL(&quot;Row&quot;;[.B57]);[.B56])" office:value-type="float" office:value="2">
              <text:p>2</text:p>
            </table:table-cell>
            <table:table-cell table:style-name="ce4" table:formula="of:=IF(EXACT([.$A57];1);0;IF(EXACT([.$A57];2);[.C56]+1;[.C56]))" office:value-type="float" office:value="1">
              <text:p>1</text:p>
            </table:table-cell>
            <table:table-cell table:style-name="ce4" table:formula="of:=['account types'.$C$15]&amp;TEXT([.C57];['account types'.$B$15])&amp;['account types'.$D$15]" office:value-type="string" office:string-value="1">
              <text:p>1</text:p>
            </table:table-cell>
            <table:table-cell table:style-name="ce4" table:formula="of:=IF(EXACT([.B56];[.B57]);IF(EXACT([.C56];[.C57]);[.E56];CELL(&quot;Row&quot;;[.E57]));[.B57])" office:value-type="float" office:value="3">
              <text:p>3</text:p>
            </table:table-cell>
            <table:table-cell table:style-name="ce4" table:formula="of:=IF(AND([.$A57]&lt;=[.G$1];[.$A56]&gt;[.$A57]);0;IF(EXACT([.$A57];[.G$1]+1);[.F56]+1;[.F56]))" office:value-type="float" office:value="2">
              <text:p>2</text:p>
            </table:table-cell>
            <table:table-cell table:style-name="ce4" table:formula="of:=['account types'.$C$16]&amp;TEXT([.F57];['account types'.$B$16])&amp;['account types'.$D$16]" office:value-type="string" office:string-value="2">
              <text:p>2</text:p>
            </table:table-cell>
            <table:table-cell table:style-name="ce4" table:formula="of:=IF(EXACT([.E56];[.E57]);IF(EXACT([.F56];[.F57]);[.H56];CELL(&quot;Row&quot;;[.H57]));[.E57])" office:value-type="float" office:value="34">
              <text:p>34</text:p>
            </table:table-cell>
            <table:table-cell table:style-name="ce4" table:formula="of:=IF(AND([.$A57]&lt;=[.J$1];[.$A56]&gt;[.$A57]);0;IF(EXACT([.$A57];[.J$1]+1);[.I56]+1;[.I56]))" office:value-type="float" office:value="2">
              <text:p>2</text:p>
            </table:table-cell>
            <table:table-cell table:style-name="ce4" table:formula="of:=['account types'.$C$17]&amp;TEXT([.I57];['account types'.$B$17])&amp;['account types'.$D$17]" office:value-type="string" office:string-value="2">
              <text:p>2</text:p>
            </table:table-cell>
            <table:table-cell table:style-name="ce4" table:formula="of:=IF(EXACT([.H56];[.H57]);IF(EXACT([.I56];[.I57]);[.K56];CELL(&quot;Row&quot;;[.K57]));[.H57])" office:value-type="float" office:value="41">
              <text:p>41</text:p>
            </table:table-cell>
            <table:table-cell table:style-name="ce4" table:formula="of:=IF(AND([.$A57]&lt;=[.M$1];[.$A56]&gt;[.$A57]);0;IF(EXACT([.$A57];[.M$1]+1);[.L56]+1;[.L56]))" office:value-type="float" office:value="3">
              <text:p>3</text:p>
            </table:table-cell>
            <table:table-cell table:style-name="ce4" table:formula="of:=['account types'.$C$18]&amp;TEXT([.L57];['account types'.$B$18])&amp;['account types'.$D$18]" office:value-type="string" office:string-value="3">
              <text:p>3</text:p>
            </table:table-cell>
            <table:table-cell table:style-name="ce4" table:formula="of:=IF(EXACT([.K56];[.K57]);IF(EXACT([.L56];[.L57]);[.N56];CELL(&quot;Row&quot;;[.N57]));[.K57])" office:value-type="float" office:value="52">
              <text:p>52</text:p>
            </table:table-cell>
            <table:table-cell table:style-name="ce4" table:formula="of:=IF(AND([.$A57]&lt;=[.P$1];[.$A56]&gt;[.$A57]);0;IF(EXACT([.$A57];[.P$1]+1);[.O56]+1;[.O56]))" office:value-type="float" office:value="0">
              <text:p>0</text:p>
            </table:table-cell>
            <table:table-cell table:style-name="ce4" table:formula="of:=['account types'.$C$19]&amp;TEXT([.O57];['account types'.$B$19])&amp;['account types'.$D$19]" office:value-type="string" office:string-value="0">
              <text:p>0</text:p>
            </table:table-cell>
            <table:table-cell table:style-name="ce4" table:formula="of:=IF(EXACT([.N56];[.N57]);IF(EXACT([.O56];[.O57]);[.Q56];CELL(&quot;Row&quot;;[.Q57]));[.N57])" office:value-type="float" office:value="52">
              <text:p>52</text:p>
            </table:table-cell>
            <table:table-cell table:style-name="ce4" table:formula="of:=IF(AND([.$A57]&lt;=[.S$1];[.$A56]&gt;[.$A57]);0;IF(EXACT([.$A57];[.S$1]+1);[.R56]+1;[.R56]))" office:value-type="float" office:value="5">
              <text:p>5</text:p>
            </table:table-cell>
            <table:table-cell table:style-name="ce4" table:formula="of:=['account types'.$C$20]&amp;TEXT([.R57];['account types'.$B$20])&amp;['account types'.$D$20]" office:value-type="string" office:string-value="5">
              <text:p>5</text:p>
            </table:table-cell>
            <table:table-cell table:style-name="ce4" table:formula="of:=IF(EXACT([.Q56];[.Q57]);IF(EXACT([.R56];[.R57]);[.T56];CELL(&quot;Row&quot;;[.T57]));[.Q57])" office:value-type="float" office:value="57">
              <text:p>57</text:p>
            </table:table-cell>
            <table:table-cell table:style-name="ce6" table:formula="of:=NOT(AND(OR([.A56]&gt;[.A57];[.A56]=[.A57]);[.A56]&lt;&gt;7))" office:value-type="boolean" office:boolean-value="true">
              <text:p>TRUE</text:p>
            </table:table-cell>
            <table:table-cell table:style-name="Nivel7" table:formula="of:=CONCATENATE([.D57];[.G57];[.J57];[.M57];[.P57];[.S57])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122305">
              <text:p>122305</text:p>
            </table:table-cell>
            <table:table-cell table:style-name="ce7" office:value-type="string">
              <text:p>Vehículos</text:p>
            </table:table-cell>
            <table:table-cell table:style-name="Nivel7" table:formula="of:=[.W57]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Vehículos">
              <text:p>Vehícul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eh</text:p>
            </table:table-cell>
            <table:table-cell table:style-name="Datos" table:formula="of:=IF(EXACT([.A57];1);&quot;&quot;;IF(EXACT([.A57];2);INDIRECT(CONCATENATE(&quot;V&quot;;[.B57]));IF(EXACT([.A57];3);INDIRECT(CONCATENATE(&quot;V&quot;;[.E57]));IF(EXACT([.A57];4);INDIRECT(CONCATENATE(&quot;V&quot;;[.H57]));IF(EXACT([.A57];5);INDIRECT(CONCATENATE(&quot;V&quot;;[.K57]));IF(EXACT([.A57];6);INDIRECT(CONCATENATE(&quot;V&quot;;[.N57]));IF(EXACT([.A57];7);INDIRECT(CONCATENATE(&quot;V&quot;;[.Q57])))))))))" office:value-type="string" office:string-value="122300">
              <text:p>122300</text:p>
            </table:table-cell>
            <table:table-cell table:style-name="ce9" table:formula="of:=NOT(OR(AND(NOT(EXACT([.A57];7));NOT(EXACT([.AD57];&quot;view&quot;)));AND(EXACT([.A57];7);EXACT([.AD57];&quot;view&quot;))))" office:value-type="boolean" office:boolean-value="true">
              <text:p>TRUE</text:p>
            </table:table-cell>
            <table:table-cell table:style-name="ce7" office:value-type="string">
              <text:p>asset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7];['account types'.$A$2:.$C$12];2)" office:value-type="string" office:string-value="other">
              <text:p>other</text:p>
            </table:table-cell>
            <table:table-cell table:style-name="Datos" table:formula="of:=VLOOKUP([.AD5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58];1);CELL(&quot;Row&quot;;[.B58]);[.B57])" office:value-type="float" office:value="2">
              <text:p>2</text:p>
            </table:table-cell>
            <table:table-cell table:style-name="ce4" table:formula="of:=IF(EXACT([.$A58];1);0;IF(EXACT([.$A58];2);[.C57]+1;[.C57]))" office:value-type="float" office:value="1">
              <text:p>1</text:p>
            </table:table-cell>
            <table:table-cell table:style-name="ce4" table:formula="of:=['account types'.$C$15]&amp;TEXT([.C58];['account types'.$B$15])&amp;['account types'.$D$15]" office:value-type="string" office:string-value="1">
              <text:p>1</text:p>
            </table:table-cell>
            <table:table-cell table:style-name="ce4" table:formula="of:=IF(EXACT([.B57];[.B58]);IF(EXACT([.C57];[.C58]);[.E57];CELL(&quot;Row&quot;;[.E58]));[.B58])" office:value-type="float" office:value="3">
              <text:p>3</text:p>
            </table:table-cell>
            <table:table-cell table:style-name="ce4" table:formula="of:=IF(AND([.$A58]&lt;=[.G$1];[.$A57]&gt;[.$A58]);0;IF(EXACT([.$A58];[.G$1]+1);[.F57]+1;[.F57]))" office:value-type="float" office:value="3">
              <text:p>3</text:p>
            </table:table-cell>
            <table:table-cell table:style-name="ce4" table:formula="of:=['account types'.$C$16]&amp;TEXT([.F58];['account types'.$B$16])&amp;['account types'.$D$16]" office:value-type="string" office:string-value="3">
              <text:p>3</text:p>
            </table:table-cell>
            <table:table-cell table:style-name="ce4" table:formula="of:=IF(EXACT([.E57];[.E58]);IF(EXACT([.F57];[.F58]);[.H57];CELL(&quot;Row&quot;;[.H58]));[.E58])" office:value-type="float" office:value="58">
              <text:p>58</text:p>
            </table:table-cell>
            <table:table-cell table:style-name="ce4" table:formula="of:=IF(AND([.$A58]&lt;=[.J$1];[.$A57]&gt;[.$A58]);0;IF(EXACT([.$A58];[.J$1]+1);[.I57]+1;[.I57]))" office:value-type="float" office:value="0">
              <text:p>0</text:p>
            </table:table-cell>
            <table:table-cell table:style-name="ce4" table:formula="of:=['account types'.$C$17]&amp;TEXT([.I58];['account types'.$B$17])&amp;['account types'.$D$17]" office:value-type="string" office:string-value="0">
              <text:p>0</text:p>
            </table:table-cell>
            <table:table-cell table:style-name="ce4" table:formula="of:=IF(EXACT([.H57];[.H58]);IF(EXACT([.I57];[.I58]);[.K57];CELL(&quot;Row&quot;;[.K58]));[.H58])" office:value-type="float" office:value="58">
              <text:p>58</text:p>
            </table:table-cell>
            <table:table-cell table:style-name="ce4" table:formula="of:=IF(AND([.$A58]&lt;=[.M$1];[.$A57]&gt;[.$A58]);0;IF(EXACT([.$A58];[.M$1]+1);[.L57]+1;[.L57]))" office:value-type="float" office:value="0">
              <text:p>0</text:p>
            </table:table-cell>
            <table:table-cell table:style-name="ce4" table:formula="of:=['account types'.$C$18]&amp;TEXT([.L58];['account types'.$B$18])&amp;['account types'.$D$18]" office:value-type="string" office:string-value="0">
              <text:p>0</text:p>
            </table:table-cell>
            <table:table-cell table:style-name="ce4" table:formula="of:=IF(EXACT([.K57];[.K58]);IF(EXACT([.L57];[.L58]);[.N57];CELL(&quot;Row&quot;;[.N58]));[.K58])" office:value-type="float" office:value="58">
              <text:p>58</text:p>
            </table:table-cell>
            <table:table-cell table:style-name="ce4" table:formula="of:=IF(AND([.$A58]&lt;=[.P$1];[.$A57]&gt;[.$A58]);0;IF(EXACT([.$A58];[.P$1]+1);[.O57]+1;[.O57]))" office:value-type="float" office:value="0">
              <text:p>0</text:p>
            </table:table-cell>
            <table:table-cell table:style-name="ce4" table:formula="of:=['account types'.$C$19]&amp;TEXT([.O58];['account types'.$B$19])&amp;['account types'.$D$19]" office:value-type="string" office:string-value="0">
              <text:p>0</text:p>
            </table:table-cell>
            <table:table-cell table:style-name="ce4" table:formula="of:=IF(EXACT([.N57];[.N58]);IF(EXACT([.O57];[.O58]);[.Q57];CELL(&quot;Row&quot;;[.Q58]));[.N58])" office:value-type="float" office:value="58">
              <text:p>58</text:p>
            </table:table-cell>
            <table:table-cell table:style-name="ce4" table:formula="of:=IF(AND([.$A58]&lt;=[.S$1];[.$A57]&gt;[.$A58]);0;IF(EXACT([.$A58];[.S$1]+1);[.R57]+1;[.R57]))" office:value-type="float" office:value="0">
              <text:p>0</text:p>
            </table:table-cell>
            <table:table-cell table:style-name="ce4" table:formula="of:=['account types'.$C$20]&amp;TEXT([.R58];['account types'.$B$20])&amp;['account types'.$D$20]" office:value-type="string" office:string-value="0">
              <text:p>0</text:p>
            </table:table-cell>
            <table:table-cell table:style-name="ce4" table:formula="of:=IF(EXACT([.Q57];[.Q58]);IF(EXACT([.R57];[.R58]);[.T57];CELL(&quot;Row&quot;;[.T58]));[.Q58])" office:value-type="float" office:value="58">
              <text:p>58</text:p>
            </table:table-cell>
            <table:table-cell table:style-name="ce6" table:formula="of:=NOT(AND(OR([.A57]&gt;[.A58];[.A57]=[.A58]);[.A57]&lt;&gt;7))" office:value-type="boolean" office:boolean-value="true">
              <text:p>TRUE</text:p>
            </table:table-cell>
            <table:table-cell table:style-name="Nivel3" table:formula="of:=CONCATENATE([.D58];[.G58];[.J58];[.M58];[.P58];[.S58])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130000">
              <text:p>130000</text:p>
            </table:table-cell>
            <table:table-cell table:style-name="ce7" office:value-type="string">
              <text:p>Depreciaciones acumuladas sobre activo fijo depreciable</text:p>
            </table:table-cell>
            <table:table-cell table:style-name="Nivel3" table:formula="of:=[.W58]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-Ac</text:p>
            </table:table-cell>
            <table:table-cell table:style-name="Datos" table:formula="of:=IF(EXACT([.A58];1);&quot;&quot;;IF(EXACT([.A58];2);INDIRECT(CONCATENATE(&quot;V&quot;;[.B58]));IF(EXACT([.A58];3);INDIRECT(CONCATENATE(&quot;V&quot;;[.E58]));IF(EXACT([.A58];4);INDIRECT(CONCATENATE(&quot;V&quot;;[.H58]));IF(EXACT([.A58];5);INDIRECT(CONCATENATE(&quot;V&quot;;[.K58]));IF(EXACT([.A58];6);INDIRECT(CONCATENATE(&quot;V&quot;;[.N58]));IF(EXACT([.A58];7);INDIRECT(CONCATENATE(&quot;V&quot;;[.Q58])))))))))" office:value-type="string" office:string-value="100000">
              <text:p>100000</text:p>
            </table:table-cell>
            <table:table-cell table:style-name="ce9" table:formula="of:=NOT(OR(AND(NOT(EXACT([.A58];7));NOT(EXACT([.AD58];&quot;view&quot;)));AND(EXACT([.A58];7);EXACT([.AD5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8];['account types'.$A$2:.$C$12];2)" office:value-type="string" office:string-value="view">
              <text:p>view</text:p>
            </table:table-cell>
            <table:table-cell table:style-name="Datos" table:formula="of:=VLOOKUP([.AD5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59];1);CELL(&quot;Row&quot;;[.B59]);[.B58])" office:value-type="float" office:value="2">
              <text:p>2</text:p>
            </table:table-cell>
            <table:table-cell table:style-name="ce4" table:formula="of:=IF(EXACT([.$A59];1);0;IF(EXACT([.$A59];2);[.C58]+1;[.C58]))" office:value-type="float" office:value="1">
              <text:p>1</text:p>
            </table:table-cell>
            <table:table-cell table:style-name="ce4" table:formula="of:=['account types'.$C$15]&amp;TEXT([.C59];['account types'.$B$15])&amp;['account types'.$D$15]" office:value-type="string" office:string-value="1">
              <text:p>1</text:p>
            </table:table-cell>
            <table:table-cell table:style-name="ce4" table:formula="of:=IF(EXACT([.B58];[.B59]);IF(EXACT([.C58];[.C59]);[.E58];CELL(&quot;Row&quot;;[.E59]));[.B59])" office:value-type="float" office:value="3">
              <text:p>3</text:p>
            </table:table-cell>
            <table:table-cell table:style-name="ce4" table:formula="of:=IF(AND([.$A59]&lt;=[.G$1];[.$A58]&gt;[.$A59]);0;IF(EXACT([.$A59];[.G$1]+1);[.F58]+1;[.F58]))" office:value-type="float" office:value="3">
              <text:p>3</text:p>
            </table:table-cell>
            <table:table-cell table:style-name="ce4" table:formula="of:=['account types'.$C$16]&amp;TEXT([.F59];['account types'.$B$16])&amp;['account types'.$D$16]" office:value-type="string" office:string-value="3">
              <text:p>3</text:p>
            </table:table-cell>
            <table:table-cell table:style-name="ce4" table:formula="of:=IF(EXACT([.E58];[.E59]);IF(EXACT([.F58];[.F59]);[.H58];CELL(&quot;Row&quot;;[.H59]));[.E59])" office:value-type="float" office:value="58">
              <text:p>58</text:p>
            </table:table-cell>
            <table:table-cell table:style-name="ce4" table:formula="of:=IF(AND([.$A59]&lt;=[.J$1];[.$A58]&gt;[.$A59]);0;IF(EXACT([.$A59];[.J$1]+1);[.I58]+1;[.I58]))" office:value-type="float" office:value="1">
              <text:p>1</text:p>
            </table:table-cell>
            <table:table-cell table:style-name="ce4" table:formula="of:=['account types'.$C$17]&amp;TEXT([.I59];['account types'.$B$17])&amp;['account types'.$D$17]" office:value-type="string" office:string-value="1">
              <text:p>1</text:p>
            </table:table-cell>
            <table:table-cell table:style-name="ce4" table:formula="of:=IF(EXACT([.H58];[.H59]);IF(EXACT([.I58];[.I59]);[.K58];CELL(&quot;Row&quot;;[.K59]));[.H59])" office:value-type="float" office:value="59">
              <text:p>59</text:p>
            </table:table-cell>
            <table:table-cell table:style-name="ce4" table:formula="of:=IF(AND([.$A59]&lt;=[.M$1];[.$A58]&gt;[.$A59]);0;IF(EXACT([.$A59];[.M$1]+1);[.L58]+1;[.L58]))" office:value-type="float" office:value="0">
              <text:p>0</text:p>
            </table:table-cell>
            <table:table-cell table:style-name="ce4" table:formula="of:=['account types'.$C$18]&amp;TEXT([.L59];['account types'.$B$18])&amp;['account types'.$D$18]" office:value-type="string" office:string-value="0">
              <text:p>0</text:p>
            </table:table-cell>
            <table:table-cell table:style-name="ce4" table:formula="of:=IF(EXACT([.K58];[.K59]);IF(EXACT([.L58];[.L59]);[.N58];CELL(&quot;Row&quot;;[.N59]));[.K59])" office:value-type="float" office:value="59">
              <text:p>59</text:p>
            </table:table-cell>
            <table:table-cell table:style-name="ce4" table:formula="of:=IF(AND([.$A59]&lt;=[.P$1];[.$A58]&gt;[.$A59]);0;IF(EXACT([.$A59];[.P$1]+1);[.O58]+1;[.O58]))" office:value-type="float" office:value="0">
              <text:p>0</text:p>
            </table:table-cell>
            <table:table-cell table:style-name="ce4" table:formula="of:=['account types'.$C$19]&amp;TEXT([.O59];['account types'.$B$19])&amp;['account types'.$D$19]" office:value-type="string" office:string-value="0">
              <text:p>0</text:p>
            </table:table-cell>
            <table:table-cell table:style-name="ce4" table:formula="of:=IF(EXACT([.N58];[.N59]);IF(EXACT([.O58];[.O59]);[.Q58];CELL(&quot;Row&quot;;[.Q59]));[.N59])" office:value-type="float" office:value="59">
              <text:p>59</text:p>
            </table:table-cell>
            <table:table-cell table:style-name="ce4" table:formula="of:=IF(AND([.$A59]&lt;=[.S$1];[.$A58]&gt;[.$A59]);0;IF(EXACT([.$A59];[.S$1]+1);[.R58]+1;[.R58]))" office:value-type="float" office:value="0">
              <text:p>0</text:p>
            </table:table-cell>
            <table:table-cell table:style-name="ce4" table:formula="of:=['account types'.$C$20]&amp;TEXT([.R59];['account types'.$B$20])&amp;['account types'.$D$20]" office:value-type="string" office:string-value="0">
              <text:p>0</text:p>
            </table:table-cell>
            <table:table-cell table:style-name="ce4" table:formula="of:=IF(EXACT([.Q58];[.Q59]);IF(EXACT([.R58];[.R59]);[.T58];CELL(&quot;Row&quot;;[.T59]));[.Q59])" office:value-type="float" office:value="59">
              <text:p>59</text:p>
            </table:table-cell>
            <table:table-cell table:style-name="ce6" table:formula="of:=NOT(AND(OR([.A58]&gt;[.A59];[.A58]=[.A59]);[.A58]&lt;&gt;7))" office:value-type="boolean" office:boolean-value="true">
              <text:p>TRUE</text:p>
            </table:table-cell>
            <table:table-cell table:style-name="Nivel4" table:formula="of:=CONCATENATE([.D59];[.G59];[.J59];[.M59];[.P59];[.S59])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131000">
              <text:p>131000</text:p>
            </table:table-cell>
            <table:table-cell table:style-name="ce7" office:value-type="string">
              <text:p>Dep. ac. de edificios</text:p>
            </table:table-cell>
            <table:table-cell table:style-name="Nivel4" table:formula="of:=[.W59]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Dep. ac. de edificios">
              <text:p>Dep. ac. de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Ed</text:p>
            </table:table-cell>
            <table:table-cell table:style-name="Datos" table:formula="of:=IF(EXACT([.A59];1);&quot;&quot;;IF(EXACT([.A59];2);INDIRECT(CONCATENATE(&quot;V&quot;;[.B59]));IF(EXACT([.A59];3);INDIRECT(CONCATENATE(&quot;V&quot;;[.E59]));IF(EXACT([.A59];4);INDIRECT(CONCATENATE(&quot;V&quot;;[.H59]));IF(EXACT([.A59];5);INDIRECT(CONCATENATE(&quot;V&quot;;[.K59]));IF(EXACT([.A59];6);INDIRECT(CONCATENATE(&quot;V&quot;;[.N59]));IF(EXACT([.A59];7);INDIRECT(CONCATENATE(&quot;V&quot;;[.Q59])))))))))" office:value-type="string" office:string-value="130000">
              <text:p>130000</text:p>
            </table:table-cell>
            <table:table-cell table:style-name="ce9" table:formula="of:=NOT(OR(AND(NOT(EXACT([.A59];7));NOT(EXACT([.AD59];&quot;view&quot;)));AND(EXACT([.A59];7);EXACT([.AD5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59];['account types'.$A$2:.$C$12];2)" office:value-type="string" office:string-value="view">
              <text:p>view</text:p>
            </table:table-cell>
            <table:table-cell table:style-name="Datos" table:formula="of:=VLOOKUP([.AD5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0];1);CELL(&quot;Row&quot;;[.B60]);[.B59])" office:value-type="float" office:value="2">
              <text:p>2</text:p>
            </table:table-cell>
            <table:table-cell table:style-name="ce4" table:formula="of:=IF(EXACT([.$A60];1);0;IF(EXACT([.$A60];2);[.C59]+1;[.C59]))" office:value-type="float" office:value="1">
              <text:p>1</text:p>
            </table:table-cell>
            <table:table-cell table:style-name="ce4" table:formula="of:=['account types'.$C$15]&amp;TEXT([.C60];['account types'.$B$15])&amp;['account types'.$D$15]" office:value-type="string" office:string-value="1">
              <text:p>1</text:p>
            </table:table-cell>
            <table:table-cell table:style-name="ce4" table:formula="of:=IF(EXACT([.B59];[.B60]);IF(EXACT([.C59];[.C60]);[.E59];CELL(&quot;Row&quot;;[.E60]));[.B60])" office:value-type="float" office:value="3">
              <text:p>3</text:p>
            </table:table-cell>
            <table:table-cell table:style-name="ce4" table:formula="of:=IF(AND([.$A60]&lt;=[.G$1];[.$A59]&gt;[.$A60]);0;IF(EXACT([.$A60];[.G$1]+1);[.F59]+1;[.F59]))" office:value-type="float" office:value="3">
              <text:p>3</text:p>
            </table:table-cell>
            <table:table-cell table:style-name="ce4" table:formula="of:=['account types'.$C$16]&amp;TEXT([.F60];['account types'.$B$16])&amp;['account types'.$D$16]" office:value-type="string" office:string-value="3">
              <text:p>3</text:p>
            </table:table-cell>
            <table:table-cell table:style-name="ce4" table:formula="of:=IF(EXACT([.E59];[.E60]);IF(EXACT([.F59];[.F60]);[.H59];CELL(&quot;Row&quot;;[.H60]));[.E60])" office:value-type="float" office:value="58">
              <text:p>58</text:p>
            </table:table-cell>
            <table:table-cell table:style-name="ce4" table:formula="of:=IF(AND([.$A60]&lt;=[.J$1];[.$A59]&gt;[.$A60]);0;IF(EXACT([.$A60];[.J$1]+1);[.I59]+1;[.I59]))" office:value-type="float" office:value="1">
              <text:p>1</text:p>
            </table:table-cell>
            <table:table-cell table:style-name="ce4" table:formula="of:=['account types'.$C$17]&amp;TEXT([.I60];['account types'.$B$17])&amp;['account types'.$D$17]" office:value-type="string" office:string-value="1">
              <text:p>1</text:p>
            </table:table-cell>
            <table:table-cell table:style-name="ce4" table:formula="of:=IF(EXACT([.H59];[.H60]);IF(EXACT([.I59];[.I60]);[.K59];CELL(&quot;Row&quot;;[.K60]));[.H60])" office:value-type="float" office:value="59">
              <text:p>59</text:p>
            </table:table-cell>
            <table:table-cell table:style-name="ce4" table:formula="of:=IF(AND([.$A60]&lt;=[.M$1];[.$A59]&gt;[.$A60]);0;IF(EXACT([.$A60];[.M$1]+1);[.L59]+1;[.L59]))" office:value-type="float" office:value="1">
              <text:p>1</text:p>
            </table:table-cell>
            <table:table-cell table:style-name="ce4" table:formula="of:=['account types'.$C$18]&amp;TEXT([.L60];['account types'.$B$18])&amp;['account types'.$D$18]" office:value-type="string" office:string-value="1">
              <text:p>1</text:p>
            </table:table-cell>
            <table:table-cell table:style-name="ce4" table:formula="of:=IF(EXACT([.K59];[.K60]);IF(EXACT([.L59];[.L60]);[.N59];CELL(&quot;Row&quot;;[.N60]));[.K60])" office:value-type="float" office:value="60">
              <text:p>60</text:p>
            </table:table-cell>
            <table:table-cell table:style-name="ce4" table:formula="of:=IF(AND([.$A60]&lt;=[.P$1];[.$A59]&gt;[.$A60]);0;IF(EXACT([.$A60];[.P$1]+1);[.O59]+1;[.O59]))" office:value-type="float" office:value="0">
              <text:p>0</text:p>
            </table:table-cell>
            <table:table-cell table:style-name="ce4" table:formula="of:=['account types'.$C$19]&amp;TEXT([.O60];['account types'.$B$19])&amp;['account types'.$D$19]" office:value-type="string" office:string-value="0">
              <text:p>0</text:p>
            </table:table-cell>
            <table:table-cell table:style-name="ce4" table:formula="of:=IF(EXACT([.N59];[.N60]);IF(EXACT([.O59];[.O60]);[.Q59];CELL(&quot;Row&quot;;[.Q60]));[.N60])" office:value-type="float" office:value="60">
              <text:p>60</text:p>
            </table:table-cell>
            <table:table-cell table:style-name="ce4" table:formula="of:=IF(AND([.$A60]&lt;=[.S$1];[.$A59]&gt;[.$A60]);0;IF(EXACT([.$A60];[.S$1]+1);[.R59]+1;[.R59]))" office:value-type="float" office:value="0">
              <text:p>0</text:p>
            </table:table-cell>
            <table:table-cell table:style-name="ce4" table:formula="of:=['account types'.$C$20]&amp;TEXT([.R60];['account types'.$B$20])&amp;['account types'.$D$20]" office:value-type="string" office:string-value="0">
              <text:p>0</text:p>
            </table:table-cell>
            <table:table-cell table:style-name="ce4" table:formula="of:=IF(EXACT([.Q59];[.Q60]);IF(EXACT([.R59];[.R60]);[.T59];CELL(&quot;Row&quot;;[.T60]));[.Q60])" office:value-type="float" office:value="60">
              <text:p>60</text:p>
            </table:table-cell>
            <table:table-cell table:style-name="ce6" table:formula="of:=NOT(AND(OR([.A59]&gt;[.A60];[.A59]=[.A60]);[.A59]&lt;&gt;7))" office:value-type="boolean" office:boolean-value="true">
              <text:p>TRUE</text:p>
            </table:table-cell>
            <table:table-cell table:style-name="Nivel5" table:formula="of:=CONCATENATE([.D60];[.G60];[.J60];[.M60];[.P60];[.S60])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131100">
              <text:p>131100</text:p>
            </table:table-cell>
            <table:table-cell table:style-name="ce7" office:value-type="string">
              <text:p>Dep. ac. de edificios – Valores originales</text:p>
            </table:table-cell>
            <table:table-cell table:style-name="Nivel5" table:formula="of:=[.W60]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Dep. ac. de edificios – Valores originales">
              <text:p>Dep. ac. de 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60];1);&quot;&quot;;IF(EXACT([.A60];2);INDIRECT(CONCATENATE(&quot;V&quot;;[.B60]));IF(EXACT([.A60];3);INDIRECT(CONCATENATE(&quot;V&quot;;[.E60]));IF(EXACT([.A60];4);INDIRECT(CONCATENATE(&quot;V&quot;;[.H60]));IF(EXACT([.A60];5);INDIRECT(CONCATENATE(&quot;V&quot;;[.K60]));IF(EXACT([.A60];6);INDIRECT(CONCATENATE(&quot;V&quot;;[.N60]));IF(EXACT([.A60];7);INDIRECT(CONCATENATE(&quot;V&quot;;[.Q60])))))))))" office:value-type="string" office:string-value="131000">
              <text:p>131000</text:p>
            </table:table-cell>
            <table:table-cell table:style-name="ce9" table:formula="of:=NOT(OR(AND(NOT(EXACT([.A60];7));NOT(EXACT([.AD60];&quot;view&quot;)));AND(EXACT([.A60];7);EXACT([.AD6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0];['account types'.$A$2:.$C$12];2)" office:value-type="string" office:string-value="view">
              <text:p>view</text:p>
            </table:table-cell>
            <table:table-cell table:style-name="Datos" table:formula="of:=VLOOKUP([.AD6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1];1);CELL(&quot;Row&quot;;[.B61]);[.B60])" office:value-type="float" office:value="2">
              <text:p>2</text:p>
            </table:table-cell>
            <table:table-cell table:style-name="ce4" table:formula="of:=IF(EXACT([.$A61];1);0;IF(EXACT([.$A61];2);[.C60]+1;[.C60]))" office:value-type="float" office:value="1">
              <text:p>1</text:p>
            </table:table-cell>
            <table:table-cell table:style-name="ce4" table:formula="of:=['account types'.$C$15]&amp;TEXT([.C61];['account types'.$B$15])&amp;['account types'.$D$15]" office:value-type="string" office:string-value="1">
              <text:p>1</text:p>
            </table:table-cell>
            <table:table-cell table:style-name="ce4" table:formula="of:=IF(EXACT([.B60];[.B61]);IF(EXACT([.C60];[.C61]);[.E60];CELL(&quot;Row&quot;;[.E61]));[.B61])" office:value-type="float" office:value="3">
              <text:p>3</text:p>
            </table:table-cell>
            <table:table-cell table:style-name="ce4" table:formula="of:=IF(AND([.$A61]&lt;=[.G$1];[.$A60]&gt;[.$A61]);0;IF(EXACT([.$A61];[.G$1]+1);[.F60]+1;[.F60]))" office:value-type="float" office:value="3">
              <text:p>3</text:p>
            </table:table-cell>
            <table:table-cell table:style-name="ce4" table:formula="of:=['account types'.$C$16]&amp;TEXT([.F61];['account types'.$B$16])&amp;['account types'.$D$16]" office:value-type="string" office:string-value="3">
              <text:p>3</text:p>
            </table:table-cell>
            <table:table-cell table:style-name="ce4" table:formula="of:=IF(EXACT([.E60];[.E61]);IF(EXACT([.F60];[.F61]);[.H60];CELL(&quot;Row&quot;;[.H61]));[.E61])" office:value-type="float" office:value="58">
              <text:p>58</text:p>
            </table:table-cell>
            <table:table-cell table:style-name="ce4" table:formula="of:=IF(AND([.$A61]&lt;=[.J$1];[.$A60]&gt;[.$A61]);0;IF(EXACT([.$A61];[.J$1]+1);[.I60]+1;[.I60]))" office:value-type="float" office:value="1">
              <text:p>1</text:p>
            </table:table-cell>
            <table:table-cell table:style-name="ce4" table:formula="of:=['account types'.$C$17]&amp;TEXT([.I61];['account types'.$B$17])&amp;['account types'.$D$17]" office:value-type="string" office:string-value="1">
              <text:p>1</text:p>
            </table:table-cell>
            <table:table-cell table:style-name="ce4" table:formula="of:=IF(EXACT([.H60];[.H61]);IF(EXACT([.I60];[.I61]);[.K60];CELL(&quot;Row&quot;;[.K61]));[.H61])" office:value-type="float" office:value="59">
              <text:p>59</text:p>
            </table:table-cell>
            <table:table-cell table:style-name="ce4" table:formula="of:=IF(AND([.$A61]&lt;=[.M$1];[.$A60]&gt;[.$A61]);0;IF(EXACT([.$A61];[.M$1]+1);[.L60]+1;[.L60]))" office:value-type="float" office:value="1">
              <text:p>1</text:p>
            </table:table-cell>
            <table:table-cell table:style-name="ce4" table:formula="of:=['account types'.$C$18]&amp;TEXT([.L61];['account types'.$B$18])&amp;['account types'.$D$18]" office:value-type="string" office:string-value="1">
              <text:p>1</text:p>
            </table:table-cell>
            <table:table-cell table:style-name="ce4" table:formula="of:=IF(EXACT([.K60];[.K61]);IF(EXACT([.L60];[.L61]);[.N60];CELL(&quot;Row&quot;;[.N61]));[.K61])" office:value-type="float" office:value="60">
              <text:p>60</text:p>
            </table:table-cell>
            <table:table-cell table:style-name="ce4" table:formula="of:=IF(AND([.$A61]&lt;=[.P$1];[.$A60]&gt;[.$A61]);0;IF(EXACT([.$A61];[.P$1]+1);[.O60]+1;[.O60]))" office:value-type="float" office:value="0">
              <text:p>0</text:p>
            </table:table-cell>
            <table:table-cell table:style-name="ce4" table:formula="of:=['account types'.$C$19]&amp;TEXT([.O61];['account types'.$B$19])&amp;['account types'.$D$19]" office:value-type="string" office:string-value="0">
              <text:p>0</text:p>
            </table:table-cell>
            <table:table-cell table:style-name="ce4" table:formula="of:=IF(EXACT([.N60];[.N61]);IF(EXACT([.O60];[.O61]);[.Q60];CELL(&quot;Row&quot;;[.Q61]));[.N61])" office:value-type="float" office:value="60">
              <text:p>60</text:p>
            </table:table-cell>
            <table:table-cell table:style-name="ce4" table:formula="of:=IF(AND([.$A61]&lt;=[.S$1];[.$A60]&gt;[.$A61]);0;IF(EXACT([.$A61];[.S$1]+1);[.R60]+1;[.R60]))" office:value-type="float" office:value="1">
              <text:p>1</text:p>
            </table:table-cell>
            <table:table-cell table:style-name="ce4" table:formula="of:=['account types'.$C$20]&amp;TEXT([.R61];['account types'.$B$20])&amp;['account types'.$D$20]" office:value-type="string" office:string-value="1">
              <text:p>1</text:p>
            </table:table-cell>
            <table:table-cell table:style-name="ce4" table:formula="of:=IF(EXACT([.Q60];[.Q61]);IF(EXACT([.R60];[.R61]);[.T60];CELL(&quot;Row&quot;;[.T61]));[.Q61])" office:value-type="float" office:value="61">
              <text:p>61</text:p>
            </table:table-cell>
            <table:table-cell table:style-name="ce6" table:formula="of:=NOT(AND(OR([.A60]&gt;[.A61];[.A60]=[.A61]);[.A60]&lt;&gt;7))" office:value-type="boolean" office:boolean-value="true">
              <text:p>TRUE</text:p>
            </table:table-cell>
            <table:table-cell table:style-name="Nivel7" table:formula="of:=CONCATENATE([.D61];[.G61];[.J61];[.M61];[.P61];[.S61])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131101">
              <text:p>131101</text:p>
            </table:table-cell>
            <table:table-cell table:style-name="ce7" office:value-type="string">
              <text:p>Edificio 1</text:p>
            </table:table-cell>
            <table:table-cell table:style-name="Nivel7" table:formula="of:=[.W61]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1];1);&quot;&quot;;IF(EXACT([.A61];2);INDIRECT(CONCATENATE(&quot;V&quot;;[.B61]));IF(EXACT([.A61];3);INDIRECT(CONCATENATE(&quot;V&quot;;[.E61]));IF(EXACT([.A61];4);INDIRECT(CONCATENATE(&quot;V&quot;;[.H61]));IF(EXACT([.A61];5);INDIRECT(CONCATENATE(&quot;V&quot;;[.K61]));IF(EXACT([.A61];6);INDIRECT(CONCATENATE(&quot;V&quot;;[.N61]));IF(EXACT([.A61];7);INDIRECT(CONCATENATE(&quot;V&quot;;[.Q61])))))))))" office:value-type="string" office:string-value="131100">
              <text:p>131100</text:p>
            </table:table-cell>
            <table:table-cell table:style-name="ce9" table:formula="of:=NOT(OR(AND(NOT(EXACT([.A61];7));NOT(EXACT([.AD61];&quot;view&quot;)));AND(EXACT([.A61];7);EXACT([.AD61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1];['account types'.$A$2:.$C$12];2)" office:value-type="string" office:string-value="other">
              <text:p>other</text:p>
            </table:table-cell>
            <table:table-cell table:style-name="Datos" table:formula="of:=VLOOKUP([.AD6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2];1);CELL(&quot;Row&quot;;[.B62]);[.B61])" office:value-type="float" office:value="2">
              <text:p>2</text:p>
            </table:table-cell>
            <table:table-cell table:style-name="ce4" table:formula="of:=IF(EXACT([.$A62];1);0;IF(EXACT([.$A62];2);[.C61]+1;[.C61]))" office:value-type="float" office:value="1">
              <text:p>1</text:p>
            </table:table-cell>
            <table:table-cell table:style-name="ce4" table:formula="of:=['account types'.$C$15]&amp;TEXT([.C62];['account types'.$B$15])&amp;['account types'.$D$15]" office:value-type="string" office:string-value="1">
              <text:p>1</text:p>
            </table:table-cell>
            <table:table-cell table:style-name="ce4" table:formula="of:=IF(EXACT([.B61];[.B62]);IF(EXACT([.C61];[.C62]);[.E61];CELL(&quot;Row&quot;;[.E62]));[.B62])" office:value-type="float" office:value="3">
              <text:p>3</text:p>
            </table:table-cell>
            <table:table-cell table:style-name="ce4" table:formula="of:=IF(AND([.$A62]&lt;=[.G$1];[.$A61]&gt;[.$A62]);0;IF(EXACT([.$A62];[.G$1]+1);[.F61]+1;[.F61]))" office:value-type="float" office:value="3">
              <text:p>3</text:p>
            </table:table-cell>
            <table:table-cell table:style-name="ce4" table:formula="of:=['account types'.$C$16]&amp;TEXT([.F62];['account types'.$B$16])&amp;['account types'.$D$16]" office:value-type="string" office:string-value="3">
              <text:p>3</text:p>
            </table:table-cell>
            <table:table-cell table:style-name="ce4" table:formula="of:=IF(EXACT([.E61];[.E62]);IF(EXACT([.F61];[.F62]);[.H61];CELL(&quot;Row&quot;;[.H62]));[.E62])" office:value-type="float" office:value="58">
              <text:p>58</text:p>
            </table:table-cell>
            <table:table-cell table:style-name="ce4" table:formula="of:=IF(AND([.$A62]&lt;=[.J$1];[.$A61]&gt;[.$A62]);0;IF(EXACT([.$A62];[.J$1]+1);[.I61]+1;[.I61]))" office:value-type="float" office:value="1">
              <text:p>1</text:p>
            </table:table-cell>
            <table:table-cell table:style-name="ce4" table:formula="of:=['account types'.$C$17]&amp;TEXT([.I62];['account types'.$B$17])&amp;['account types'.$D$17]" office:value-type="string" office:string-value="1">
              <text:p>1</text:p>
            </table:table-cell>
            <table:table-cell table:style-name="ce4" table:formula="of:=IF(EXACT([.H61];[.H62]);IF(EXACT([.I61];[.I62]);[.K61];CELL(&quot;Row&quot;;[.K62]));[.H62])" office:value-type="float" office:value="59">
              <text:p>59</text:p>
            </table:table-cell>
            <table:table-cell table:style-name="ce4" table:formula="of:=IF(AND([.$A62]&lt;=[.M$1];[.$A61]&gt;[.$A62]);0;IF(EXACT([.$A62];[.M$1]+1);[.L61]+1;[.L61]))" office:value-type="float" office:value="2">
              <text:p>2</text:p>
            </table:table-cell>
            <table:table-cell table:style-name="ce4" table:formula="of:=['account types'.$C$18]&amp;TEXT([.L62];['account types'.$B$18])&amp;['account types'.$D$18]" office:value-type="string" office:string-value="2">
              <text:p>2</text:p>
            </table:table-cell>
            <table:table-cell table:style-name="ce4" table:formula="of:=IF(EXACT([.K61];[.K62]);IF(EXACT([.L61];[.L62]);[.N61];CELL(&quot;Row&quot;;[.N62]));[.K62])" office:value-type="float" office:value="62">
              <text:p>62</text:p>
            </table:table-cell>
            <table:table-cell table:style-name="ce4" table:formula="of:=IF(AND([.$A62]&lt;=[.P$1];[.$A61]&gt;[.$A62]);0;IF(EXACT([.$A62];[.P$1]+1);[.O61]+1;[.O61]))" office:value-type="float" office:value="0">
              <text:p>0</text:p>
            </table:table-cell>
            <table:table-cell table:style-name="ce4" table:formula="of:=['account types'.$C$19]&amp;TEXT([.O62];['account types'.$B$19])&amp;['account types'.$D$19]" office:value-type="string" office:string-value="0">
              <text:p>0</text:p>
            </table:table-cell>
            <table:table-cell table:style-name="ce4" table:formula="of:=IF(EXACT([.N61];[.N62]);IF(EXACT([.O61];[.O62]);[.Q61];CELL(&quot;Row&quot;;[.Q62]));[.N62])" office:value-type="float" office:value="62">
              <text:p>62</text:p>
            </table:table-cell>
            <table:table-cell table:style-name="ce4" table:formula="of:=IF(AND([.$A62]&lt;=[.S$1];[.$A61]&gt;[.$A62]);0;IF(EXACT([.$A62];[.S$1]+1);[.R61]+1;[.R61]))" office:value-type="float" office:value="0">
              <text:p>0</text:p>
            </table:table-cell>
            <table:table-cell table:style-name="ce4" table:formula="of:=['account types'.$C$20]&amp;TEXT([.R62];['account types'.$B$20])&amp;['account types'.$D$20]" office:value-type="string" office:string-value="0">
              <text:p>0</text:p>
            </table:table-cell>
            <table:table-cell table:style-name="ce4" table:formula="of:=IF(EXACT([.Q61];[.Q62]);IF(EXACT([.R61];[.R62]);[.T61];CELL(&quot;Row&quot;;[.T62]));[.Q62])" office:value-type="float" office:value="62">
              <text:p>62</text:p>
            </table:table-cell>
            <table:table-cell table:style-name="ce6" table:formula="of:=NOT(AND(OR([.A61]&gt;[.A62];[.A61]=[.A62]);[.A61]&lt;&gt;7))" office:value-type="boolean" office:boolean-value="true">
              <text:p>TRUE</text:p>
            </table:table-cell>
            <table:table-cell table:style-name="Nivel5" table:formula="of:=CONCATENATE([.D62];[.G62];[.J62];[.M62];[.P62];[.S62])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131200">
              <text:p>131200</text:p>
            </table:table-cell>
            <table:table-cell table:style-name="ce7" office:value-type="string">
              <text:p>Dep. ac. de edificios – Revaluaciones</text:p>
            </table:table-cell>
            <table:table-cell table:style-name="Nivel5" table:formula="of:=[.W62]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Dep. ac. de edificios – Revaluaciones">
              <text:p>Dep. ac. de 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62];1);&quot;&quot;;IF(EXACT([.A62];2);INDIRECT(CONCATENATE(&quot;V&quot;;[.B62]));IF(EXACT([.A62];3);INDIRECT(CONCATENATE(&quot;V&quot;;[.E62]));IF(EXACT([.A62];4);INDIRECT(CONCATENATE(&quot;V&quot;;[.H62]));IF(EXACT([.A62];5);INDIRECT(CONCATENATE(&quot;V&quot;;[.K62]));IF(EXACT([.A62];6);INDIRECT(CONCATENATE(&quot;V&quot;;[.N62]));IF(EXACT([.A62];7);INDIRECT(CONCATENATE(&quot;V&quot;;[.Q62])))))))))" office:value-type="string" office:string-value="131000">
              <text:p>131000</text:p>
            </table:table-cell>
            <table:table-cell table:style-name="ce9" table:formula="of:=NOT(OR(AND(NOT(EXACT([.A62];7));NOT(EXACT([.AD62];&quot;view&quot;)));AND(EXACT([.A62];7);EXACT([.AD6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2];['account types'.$A$2:.$C$12];2)" office:value-type="string" office:string-value="view">
              <text:p>view</text:p>
            </table:table-cell>
            <table:table-cell table:style-name="Datos" table:formula="of:=VLOOKUP([.AD6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3];1);CELL(&quot;Row&quot;;[.B63]);[.B62])" office:value-type="float" office:value="2">
              <text:p>2</text:p>
            </table:table-cell>
            <table:table-cell table:style-name="ce4" table:formula="of:=IF(EXACT([.$A63];1);0;IF(EXACT([.$A63];2);[.C62]+1;[.C62]))" office:value-type="float" office:value="1">
              <text:p>1</text:p>
            </table:table-cell>
            <table:table-cell table:style-name="ce4" table:formula="of:=['account types'.$C$15]&amp;TEXT([.C63];['account types'.$B$15])&amp;['account types'.$D$15]" office:value-type="string" office:string-value="1">
              <text:p>1</text:p>
            </table:table-cell>
            <table:table-cell table:style-name="ce4" table:formula="of:=IF(EXACT([.B62];[.B63]);IF(EXACT([.C62];[.C63]);[.E62];CELL(&quot;Row&quot;;[.E63]));[.B63])" office:value-type="float" office:value="3">
              <text:p>3</text:p>
            </table:table-cell>
            <table:table-cell table:style-name="ce4" table:formula="of:=IF(AND([.$A63]&lt;=[.G$1];[.$A62]&gt;[.$A63]);0;IF(EXACT([.$A63];[.G$1]+1);[.F62]+1;[.F62]))" office:value-type="float" office:value="3">
              <text:p>3</text:p>
            </table:table-cell>
            <table:table-cell table:style-name="ce4" table:formula="of:=['account types'.$C$16]&amp;TEXT([.F63];['account types'.$B$16])&amp;['account types'.$D$16]" office:value-type="string" office:string-value="3">
              <text:p>3</text:p>
            </table:table-cell>
            <table:table-cell table:style-name="ce4" table:formula="of:=IF(EXACT([.E62];[.E63]);IF(EXACT([.F62];[.F63]);[.H62];CELL(&quot;Row&quot;;[.H63]));[.E63])" office:value-type="float" office:value="58">
              <text:p>58</text:p>
            </table:table-cell>
            <table:table-cell table:style-name="ce4" table:formula="of:=IF(AND([.$A63]&lt;=[.J$1];[.$A62]&gt;[.$A63]);0;IF(EXACT([.$A63];[.J$1]+1);[.I62]+1;[.I62]))" office:value-type="float" office:value="1">
              <text:p>1</text:p>
            </table:table-cell>
            <table:table-cell table:style-name="ce4" table:formula="of:=['account types'.$C$17]&amp;TEXT([.I63];['account types'.$B$17])&amp;['account types'.$D$17]" office:value-type="string" office:string-value="1">
              <text:p>1</text:p>
            </table:table-cell>
            <table:table-cell table:style-name="ce4" table:formula="of:=IF(EXACT([.H62];[.H63]);IF(EXACT([.I62];[.I63]);[.K62];CELL(&quot;Row&quot;;[.K63]));[.H63])" office:value-type="float" office:value="59">
              <text:p>59</text:p>
            </table:table-cell>
            <table:table-cell table:style-name="ce4" table:formula="of:=IF(AND([.$A63]&lt;=[.M$1];[.$A62]&gt;[.$A63]);0;IF(EXACT([.$A63];[.M$1]+1);[.L62]+1;[.L62]))" office:value-type="float" office:value="2">
              <text:p>2</text:p>
            </table:table-cell>
            <table:table-cell table:style-name="ce4" table:formula="of:=['account types'.$C$18]&amp;TEXT([.L63];['account types'.$B$18])&amp;['account types'.$D$18]" office:value-type="string" office:string-value="2">
              <text:p>2</text:p>
            </table:table-cell>
            <table:table-cell table:style-name="ce4" table:formula="of:=IF(EXACT([.K62];[.K63]);IF(EXACT([.L62];[.L63]);[.N62];CELL(&quot;Row&quot;;[.N63]));[.K63])" office:value-type="float" office:value="62">
              <text:p>62</text:p>
            </table:table-cell>
            <table:table-cell table:style-name="ce4" table:formula="of:=IF(AND([.$A63]&lt;=[.P$1];[.$A62]&gt;[.$A63]);0;IF(EXACT([.$A63];[.P$1]+1);[.O62]+1;[.O62]))" office:value-type="float" office:value="0">
              <text:p>0</text:p>
            </table:table-cell>
            <table:table-cell table:style-name="ce4" table:formula="of:=['account types'.$C$19]&amp;TEXT([.O63];['account types'.$B$19])&amp;['account types'.$D$19]" office:value-type="string" office:string-value="0">
              <text:p>0</text:p>
            </table:table-cell>
            <table:table-cell table:style-name="ce4" table:formula="of:=IF(EXACT([.N62];[.N63]);IF(EXACT([.O62];[.O63]);[.Q62];CELL(&quot;Row&quot;;[.Q63]));[.N63])" office:value-type="float" office:value="62">
              <text:p>62</text:p>
            </table:table-cell>
            <table:table-cell table:style-name="ce4" table:formula="of:=IF(AND([.$A63]&lt;=[.S$1];[.$A62]&gt;[.$A63]);0;IF(EXACT([.$A63];[.S$1]+1);[.R62]+1;[.R62]))" office:value-type="float" office:value="1">
              <text:p>1</text:p>
            </table:table-cell>
            <table:table-cell table:style-name="ce4" table:formula="of:=['account types'.$C$20]&amp;TEXT([.R63];['account types'.$B$20])&amp;['account types'.$D$20]" office:value-type="string" office:string-value="1">
              <text:p>1</text:p>
            </table:table-cell>
            <table:table-cell table:style-name="ce4" table:formula="of:=IF(EXACT([.Q62];[.Q63]);IF(EXACT([.R62];[.R63]);[.T62];CELL(&quot;Row&quot;;[.T63]));[.Q63])" office:value-type="float" office:value="63">
              <text:p>63</text:p>
            </table:table-cell>
            <table:table-cell table:style-name="ce6" table:formula="of:=NOT(AND(OR([.A62]&gt;[.A63];[.A62]=[.A63]);[.A62]&lt;&gt;7))" office:value-type="boolean" office:boolean-value="true">
              <text:p>TRUE</text:p>
            </table:table-cell>
            <table:table-cell table:style-name="Nivel7" table:formula="of:=CONCATENATE([.D63];[.G63];[.J63];[.M63];[.P63];[.S63])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131201">
              <text:p>131201</text:p>
            </table:table-cell>
            <table:table-cell table:style-name="ce7" office:value-type="string">
              <text:p>Edificio 1</text:p>
            </table:table-cell>
            <table:table-cell table:style-name="Nivel7" table:formula="of:=[.W63]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3];1);&quot;&quot;;IF(EXACT([.A63];2);INDIRECT(CONCATENATE(&quot;V&quot;;[.B63]));IF(EXACT([.A63];3);INDIRECT(CONCATENATE(&quot;V&quot;;[.E63]));IF(EXACT([.A63];4);INDIRECT(CONCATENATE(&quot;V&quot;;[.H63]));IF(EXACT([.A63];5);INDIRECT(CONCATENATE(&quot;V&quot;;[.K63]));IF(EXACT([.A63];6);INDIRECT(CONCATENATE(&quot;V&quot;;[.N63]));IF(EXACT([.A63];7);INDIRECT(CONCATENATE(&quot;V&quot;;[.Q63])))))))))" office:value-type="string" office:string-value="131200">
              <text:p>131200</text:p>
            </table:table-cell>
            <table:table-cell table:style-name="ce9" table:formula="of:=NOT(OR(AND(NOT(EXACT([.A63];7));NOT(EXACT([.AD63];&quot;view&quot;)));AND(EXACT([.A63];7);EXACT([.AD63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3];['account types'.$A$2:.$C$12];2)" office:value-type="string" office:string-value="other">
              <text:p>other</text:p>
            </table:table-cell>
            <table:table-cell table:style-name="Datos" table:formula="of:=VLOOKUP([.AD6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64];1);CELL(&quot;Row&quot;;[.B64]);[.B63])" office:value-type="float" office:value="2">
              <text:p>2</text:p>
            </table:table-cell>
            <table:table-cell table:style-name="ce4" table:formula="of:=IF(EXACT([.$A64];1);0;IF(EXACT([.$A64];2);[.C63]+1;[.C63]))" office:value-type="float" office:value="1">
              <text:p>1</text:p>
            </table:table-cell>
            <table:table-cell table:style-name="ce4" table:formula="of:=['account types'.$C$15]&amp;TEXT([.C64];['account types'.$B$15])&amp;['account types'.$D$15]" office:value-type="string" office:string-value="1">
              <text:p>1</text:p>
            </table:table-cell>
            <table:table-cell table:style-name="ce4" table:formula="of:=IF(EXACT([.B63];[.B64]);IF(EXACT([.C63];[.C64]);[.E63];CELL(&quot;Row&quot;;[.E64]));[.B64])" office:value-type="float" office:value="3">
              <text:p>3</text:p>
            </table:table-cell>
            <table:table-cell table:style-name="ce4" table:formula="of:=IF(AND([.$A64]&lt;=[.G$1];[.$A63]&gt;[.$A64]);0;IF(EXACT([.$A64];[.G$1]+1);[.F63]+1;[.F63]))" office:value-type="float" office:value="3">
              <text:p>3</text:p>
            </table:table-cell>
            <table:table-cell table:style-name="ce4" table:formula="of:=['account types'.$C$16]&amp;TEXT([.F64];['account types'.$B$16])&amp;['account types'.$D$16]" office:value-type="string" office:string-value="3">
              <text:p>3</text:p>
            </table:table-cell>
            <table:table-cell table:style-name="ce4" table:formula="of:=IF(EXACT([.E63];[.E64]);IF(EXACT([.F63];[.F64]);[.H63];CELL(&quot;Row&quot;;[.H64]));[.E64])" office:value-type="float" office:value="58">
              <text:p>58</text:p>
            </table:table-cell>
            <table:table-cell table:style-name="ce4" table:formula="of:=IF(AND([.$A64]&lt;=[.J$1];[.$A63]&gt;[.$A64]);0;IF(EXACT([.$A64];[.J$1]+1);[.I63]+1;[.I63]))" office:value-type="float" office:value="2">
              <text:p>2</text:p>
            </table:table-cell>
            <table:table-cell table:style-name="ce4" table:formula="of:=['account types'.$C$17]&amp;TEXT([.I64];['account types'.$B$17])&amp;['account types'.$D$17]" office:value-type="string" office:string-value="2">
              <text:p>2</text:p>
            </table:table-cell>
            <table:table-cell table:style-name="ce4" table:formula="of:=IF(EXACT([.H63];[.H64]);IF(EXACT([.I63];[.I64]);[.K63];CELL(&quot;Row&quot;;[.K64]));[.H64])" office:value-type="float" office:value="64">
              <text:p>64</text:p>
            </table:table-cell>
            <table:table-cell table:style-name="ce4" table:formula="of:=IF(AND([.$A64]&lt;=[.M$1];[.$A63]&gt;[.$A64]);0;IF(EXACT([.$A64];[.M$1]+1);[.L63]+1;[.L63]))" office:value-type="float" office:value="0">
              <text:p>0</text:p>
            </table:table-cell>
            <table:table-cell table:style-name="ce4" table:formula="of:=['account types'.$C$18]&amp;TEXT([.L64];['account types'.$B$18])&amp;['account types'.$D$18]" office:value-type="string" office:string-value="0">
              <text:p>0</text:p>
            </table:table-cell>
            <table:table-cell table:style-name="ce4" table:formula="of:=IF(EXACT([.K63];[.K64]);IF(EXACT([.L63];[.L64]);[.N63];CELL(&quot;Row&quot;;[.N64]));[.K64])" office:value-type="float" office:value="64">
              <text:p>64</text:p>
            </table:table-cell>
            <table:table-cell table:style-name="ce4" table:formula="of:=IF(AND([.$A64]&lt;=[.P$1];[.$A63]&gt;[.$A64]);0;IF(EXACT([.$A64];[.P$1]+1);[.O63]+1;[.O63]))" office:value-type="float" office:value="0">
              <text:p>0</text:p>
            </table:table-cell>
            <table:table-cell table:style-name="ce4" table:formula="of:=['account types'.$C$19]&amp;TEXT([.O64];['account types'.$B$19])&amp;['account types'.$D$19]" office:value-type="string" office:string-value="0">
              <text:p>0</text:p>
            </table:table-cell>
            <table:table-cell table:style-name="ce4" table:formula="of:=IF(EXACT([.N63];[.N64]);IF(EXACT([.O63];[.O64]);[.Q63];CELL(&quot;Row&quot;;[.Q64]));[.N64])" office:value-type="float" office:value="64">
              <text:p>64</text:p>
            </table:table-cell>
            <table:table-cell table:style-name="ce4" table:formula="of:=IF(AND([.$A64]&lt;=[.S$1];[.$A63]&gt;[.$A64]);0;IF(EXACT([.$A64];[.S$1]+1);[.R63]+1;[.R63]))" office:value-type="float" office:value="0">
              <text:p>0</text:p>
            </table:table-cell>
            <table:table-cell table:style-name="ce4" table:formula="of:=['account types'.$C$20]&amp;TEXT([.R64];['account types'.$B$20])&amp;['account types'.$D$20]" office:value-type="string" office:string-value="0">
              <text:p>0</text:p>
            </table:table-cell>
            <table:table-cell table:style-name="ce4" table:formula="of:=IF(EXACT([.Q63];[.Q64]);IF(EXACT([.R63];[.R64]);[.T63];CELL(&quot;Row&quot;;[.T64]));[.Q64])" office:value-type="float" office:value="64">
              <text:p>64</text:p>
            </table:table-cell>
            <table:table-cell table:style-name="ce6" table:formula="of:=NOT(AND(OR([.A63]&gt;[.A64];[.A63]=[.A64]);[.A63]&lt;&gt;7))" office:value-type="boolean" office:boolean-value="true">
              <text:p>TRUE</text:p>
            </table:table-cell>
            <table:table-cell table:style-name="Nivel4" table:formula="of:=CONCATENATE([.D64];[.G64];[.J64];[.M64];[.P64];[.S64])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132000">
              <text:p>132000</text:p>
            </table:table-cell>
            <table:table-cell table:style-name="ce7" office:value-type="string">
              <text:p>Dep. ac. de mejoras a edificios</text:p>
            </table:table-cell>
            <table:table-cell table:style-name="Nivel4" table:formula="of:=[.W64]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Dep. ac. de mejoras a edificios">
              <text:p>Dep. ac. de mejoras a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ej-Ed</text:p>
            </table:table-cell>
            <table:table-cell table:style-name="Datos" table:formula="of:=IF(EXACT([.A64];1);&quot;&quot;;IF(EXACT([.A64];2);INDIRECT(CONCATENATE(&quot;V&quot;;[.B64]));IF(EXACT([.A64];3);INDIRECT(CONCATENATE(&quot;V&quot;;[.E64]));IF(EXACT([.A64];4);INDIRECT(CONCATENATE(&quot;V&quot;;[.H64]));IF(EXACT([.A64];5);INDIRECT(CONCATENATE(&quot;V&quot;;[.K64]));IF(EXACT([.A64];6);INDIRECT(CONCATENATE(&quot;V&quot;;[.N64]));IF(EXACT([.A64];7);INDIRECT(CONCATENATE(&quot;V&quot;;[.Q64])))))))))" office:value-type="string" office:string-value="130000">
              <text:p>130000</text:p>
            </table:table-cell>
            <table:table-cell table:style-name="ce9" table:formula="of:=NOT(OR(AND(NOT(EXACT([.A64];7));NOT(EXACT([.AD64];&quot;view&quot;)));AND(EXACT([.A64];7);EXACT([.AD6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4];['account types'.$A$2:.$C$12];2)" office:value-type="string" office:string-value="view">
              <text:p>view</text:p>
            </table:table-cell>
            <table:table-cell table:style-name="Datos" table:formula="of:=VLOOKUP([.AD6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5];1);CELL(&quot;Row&quot;;[.B65]);[.B64])" office:value-type="float" office:value="2">
              <text:p>2</text:p>
            </table:table-cell>
            <table:table-cell table:style-name="ce4" table:formula="of:=IF(EXACT([.$A65];1);0;IF(EXACT([.$A65];2);[.C64]+1;[.C64]))" office:value-type="float" office:value="1">
              <text:p>1</text:p>
            </table:table-cell>
            <table:table-cell table:style-name="ce4" table:formula="of:=['account types'.$C$15]&amp;TEXT([.C65];['account types'.$B$15])&amp;['account types'.$D$15]" office:value-type="string" office:string-value="1">
              <text:p>1</text:p>
            </table:table-cell>
            <table:table-cell table:style-name="ce4" table:formula="of:=IF(EXACT([.B64];[.B65]);IF(EXACT([.C64];[.C65]);[.E64];CELL(&quot;Row&quot;;[.E65]));[.B65])" office:value-type="float" office:value="3">
              <text:p>3</text:p>
            </table:table-cell>
            <table:table-cell table:style-name="ce4" table:formula="of:=IF(AND([.$A65]&lt;=[.G$1];[.$A64]&gt;[.$A65]);0;IF(EXACT([.$A65];[.G$1]+1);[.F64]+1;[.F64]))" office:value-type="float" office:value="3">
              <text:p>3</text:p>
            </table:table-cell>
            <table:table-cell table:style-name="ce4" table:formula="of:=['account types'.$C$16]&amp;TEXT([.F65];['account types'.$B$16])&amp;['account types'.$D$16]" office:value-type="string" office:string-value="3">
              <text:p>3</text:p>
            </table:table-cell>
            <table:table-cell table:style-name="ce4" table:formula="of:=IF(EXACT([.E64];[.E65]);IF(EXACT([.F64];[.F65]);[.H64];CELL(&quot;Row&quot;;[.H65]));[.E65])" office:value-type="float" office:value="58">
              <text:p>58</text:p>
            </table:table-cell>
            <table:table-cell table:style-name="ce4" table:formula="of:=IF(AND([.$A65]&lt;=[.J$1];[.$A64]&gt;[.$A65]);0;IF(EXACT([.$A65];[.J$1]+1);[.I64]+1;[.I64]))" office:value-type="float" office:value="2">
              <text:p>2</text:p>
            </table:table-cell>
            <table:table-cell table:style-name="ce4" table:formula="of:=['account types'.$C$17]&amp;TEXT([.I65];['account types'.$B$17])&amp;['account types'.$D$17]" office:value-type="string" office:string-value="2">
              <text:p>2</text:p>
            </table:table-cell>
            <table:table-cell table:style-name="ce4" table:formula="of:=IF(EXACT([.H64];[.H65]);IF(EXACT([.I64];[.I65]);[.K64];CELL(&quot;Row&quot;;[.K65]));[.H65])" office:value-type="float" office:value="64">
              <text:p>64</text:p>
            </table:table-cell>
            <table:table-cell table:style-name="ce4" table:formula="of:=IF(AND([.$A65]&lt;=[.M$1];[.$A64]&gt;[.$A65]);0;IF(EXACT([.$A65];[.M$1]+1);[.L64]+1;[.L64]))" office:value-type="float" office:value="1">
              <text:p>1</text:p>
            </table:table-cell>
            <table:table-cell table:style-name="ce4" table:formula="of:=['account types'.$C$18]&amp;TEXT([.L65];['account types'.$B$18])&amp;['account types'.$D$18]" office:value-type="string" office:string-value="1">
              <text:p>1</text:p>
            </table:table-cell>
            <table:table-cell table:style-name="ce4" table:formula="of:=IF(EXACT([.K64];[.K65]);IF(EXACT([.L64];[.L65]);[.N64];CELL(&quot;Row&quot;;[.N65]));[.K65])" office:value-type="float" office:value="65">
              <text:p>65</text:p>
            </table:table-cell>
            <table:table-cell table:style-name="ce4" table:formula="of:=IF(AND([.$A65]&lt;=[.P$1];[.$A64]&gt;[.$A65]);0;IF(EXACT([.$A65];[.P$1]+1);[.O64]+1;[.O64]))" office:value-type="float" office:value="0">
              <text:p>0</text:p>
            </table:table-cell>
            <table:table-cell table:style-name="ce4" table:formula="of:=['account types'.$C$19]&amp;TEXT([.O65];['account types'.$B$19])&amp;['account types'.$D$19]" office:value-type="string" office:string-value="0">
              <text:p>0</text:p>
            </table:table-cell>
            <table:table-cell table:style-name="ce4" table:formula="of:=IF(EXACT([.N64];[.N65]);IF(EXACT([.O64];[.O65]);[.Q64];CELL(&quot;Row&quot;;[.Q65]));[.N65])" office:value-type="float" office:value="65">
              <text:p>65</text:p>
            </table:table-cell>
            <table:table-cell table:style-name="ce4" table:formula="of:=IF(AND([.$A65]&lt;=[.S$1];[.$A64]&gt;[.$A65]);0;IF(EXACT([.$A65];[.S$1]+1);[.R64]+1;[.R64]))" office:value-type="float" office:value="0">
              <text:p>0</text:p>
            </table:table-cell>
            <table:table-cell table:style-name="ce4" table:formula="of:=['account types'.$C$20]&amp;TEXT([.R65];['account types'.$B$20])&amp;['account types'.$D$20]" office:value-type="string" office:string-value="0">
              <text:p>0</text:p>
            </table:table-cell>
            <table:table-cell table:style-name="ce4" table:formula="of:=IF(EXACT([.Q64];[.Q65]);IF(EXACT([.R64];[.R65]);[.T64];CELL(&quot;Row&quot;;[.T65]));[.Q65])" office:value-type="float" office:value="65">
              <text:p>65</text:p>
            </table:table-cell>
            <table:table-cell table:style-name="ce6" table:formula="of:=NOT(AND(OR([.A64]&gt;[.A65];[.A64]=[.A65]);[.A64]&lt;&gt;7))" office:value-type="boolean" office:boolean-value="true">
              <text:p>TRUE</text:p>
            </table:table-cell>
            <table:table-cell table:style-name="Nivel5" table:formula="of:=CONCATENATE([.D65];[.G65];[.J65];[.M65];[.P65];[.S65])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132100">
              <text:p>132100</text:p>
            </table:table-cell>
            <table:table-cell table:style-name="ce7" office:value-type="string">
              <text:p>Dep. ac. de mejoras a edificios – Valores originales</text:p>
            </table:table-cell>
            <table:table-cell table:style-name="Nivel5" table:formula="of:=[.W65]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Dep. ac. de mejoras a edificios – Valores originales">
              <text:p>Dep. ac. de mejoras a edificios – Valores origina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O</text:p>
            </table:table-cell>
            <table:table-cell table:style-name="Datos" table:formula="of:=IF(EXACT([.A65];1);&quot;&quot;;IF(EXACT([.A65];2);INDIRECT(CONCATENATE(&quot;V&quot;;[.B65]));IF(EXACT([.A65];3);INDIRECT(CONCATENATE(&quot;V&quot;;[.E65]));IF(EXACT([.A65];4);INDIRECT(CONCATENATE(&quot;V&quot;;[.H65]));IF(EXACT([.A65];5);INDIRECT(CONCATENATE(&quot;V&quot;;[.K65]));IF(EXACT([.A65];6);INDIRECT(CONCATENATE(&quot;V&quot;;[.N65]));IF(EXACT([.A65];7);INDIRECT(CONCATENATE(&quot;V&quot;;[.Q65])))))))))" office:value-type="string" office:string-value="132000">
              <text:p>132000</text:p>
            </table:table-cell>
            <table:table-cell table:style-name="ce9" table:formula="of:=NOT(OR(AND(NOT(EXACT([.A65];7));NOT(EXACT([.AD65];&quot;view&quot;)));AND(EXACT([.A65];7);EXACT([.AD6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5];['account types'.$A$2:.$C$12];2)" office:value-type="string" office:string-value="view">
              <text:p>view</text:p>
            </table:table-cell>
            <table:table-cell table:style-name="Datos" table:formula="of:=VLOOKUP([.AD6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6];1);CELL(&quot;Row&quot;;[.B66]);[.B65])" office:value-type="float" office:value="2">
              <text:p>2</text:p>
            </table:table-cell>
            <table:table-cell table:style-name="ce4" table:formula="of:=IF(EXACT([.$A66];1);0;IF(EXACT([.$A66];2);[.C65]+1;[.C65]))" office:value-type="float" office:value="1">
              <text:p>1</text:p>
            </table:table-cell>
            <table:table-cell table:style-name="ce4" table:formula="of:=['account types'.$C$15]&amp;TEXT([.C66];['account types'.$B$15])&amp;['account types'.$D$15]" office:value-type="string" office:string-value="1">
              <text:p>1</text:p>
            </table:table-cell>
            <table:table-cell table:style-name="ce4" table:formula="of:=IF(EXACT([.B65];[.B66]);IF(EXACT([.C65];[.C66]);[.E65];CELL(&quot;Row&quot;;[.E66]));[.B66])" office:value-type="float" office:value="3">
              <text:p>3</text:p>
            </table:table-cell>
            <table:table-cell table:style-name="ce4" table:formula="of:=IF(AND([.$A66]&lt;=[.G$1];[.$A65]&gt;[.$A66]);0;IF(EXACT([.$A66];[.G$1]+1);[.F65]+1;[.F65]))" office:value-type="float" office:value="3">
              <text:p>3</text:p>
            </table:table-cell>
            <table:table-cell table:style-name="ce4" table:formula="of:=['account types'.$C$16]&amp;TEXT([.F66];['account types'.$B$16])&amp;['account types'.$D$16]" office:value-type="string" office:string-value="3">
              <text:p>3</text:p>
            </table:table-cell>
            <table:table-cell table:style-name="ce4" table:formula="of:=IF(EXACT([.E65];[.E66]);IF(EXACT([.F65];[.F66]);[.H65];CELL(&quot;Row&quot;;[.H66]));[.E66])" office:value-type="float" office:value="58">
              <text:p>58</text:p>
            </table:table-cell>
            <table:table-cell table:style-name="ce4" table:formula="of:=IF(AND([.$A66]&lt;=[.J$1];[.$A65]&gt;[.$A66]);0;IF(EXACT([.$A66];[.J$1]+1);[.I65]+1;[.I65]))" office:value-type="float" office:value="2">
              <text:p>2</text:p>
            </table:table-cell>
            <table:table-cell table:style-name="ce4" table:formula="of:=['account types'.$C$17]&amp;TEXT([.I66];['account types'.$B$17])&amp;['account types'.$D$17]" office:value-type="string" office:string-value="2">
              <text:p>2</text:p>
            </table:table-cell>
            <table:table-cell table:style-name="ce4" table:formula="of:=IF(EXACT([.H65];[.H66]);IF(EXACT([.I65];[.I66]);[.K65];CELL(&quot;Row&quot;;[.K66]));[.H66])" office:value-type="float" office:value="64">
              <text:p>64</text:p>
            </table:table-cell>
            <table:table-cell table:style-name="ce4" table:formula="of:=IF(AND([.$A66]&lt;=[.M$1];[.$A65]&gt;[.$A66]);0;IF(EXACT([.$A66];[.M$1]+1);[.L65]+1;[.L65]))" office:value-type="float" office:value="1">
              <text:p>1</text:p>
            </table:table-cell>
            <table:table-cell table:style-name="ce4" table:formula="of:=['account types'.$C$18]&amp;TEXT([.L66];['account types'.$B$18])&amp;['account types'.$D$18]" office:value-type="string" office:string-value="1">
              <text:p>1</text:p>
            </table:table-cell>
            <table:table-cell table:style-name="ce4" table:formula="of:=IF(EXACT([.K65];[.K66]);IF(EXACT([.L65];[.L66]);[.N65];CELL(&quot;Row&quot;;[.N66]));[.K66])" office:value-type="float" office:value="65">
              <text:p>65</text:p>
            </table:table-cell>
            <table:table-cell table:style-name="ce4" table:formula="of:=IF(AND([.$A66]&lt;=[.P$1];[.$A65]&gt;[.$A66]);0;IF(EXACT([.$A66];[.P$1]+1);[.O65]+1;[.O65]))" office:value-type="float" office:value="0">
              <text:p>0</text:p>
            </table:table-cell>
            <table:table-cell table:style-name="ce4" table:formula="of:=['account types'.$C$19]&amp;TEXT([.O66];['account types'.$B$19])&amp;['account types'.$D$19]" office:value-type="string" office:string-value="0">
              <text:p>0</text:p>
            </table:table-cell>
            <table:table-cell table:style-name="ce4" table:formula="of:=IF(EXACT([.N65];[.N66]);IF(EXACT([.O65];[.O66]);[.Q65];CELL(&quot;Row&quot;;[.Q66]));[.N66])" office:value-type="float" office:value="65">
              <text:p>65</text:p>
            </table:table-cell>
            <table:table-cell table:style-name="ce4" table:formula="of:=IF(AND([.$A66]&lt;=[.S$1];[.$A65]&gt;[.$A66]);0;IF(EXACT([.$A66];[.S$1]+1);[.R65]+1;[.R65]))" office:value-type="float" office:value="1">
              <text:p>1</text:p>
            </table:table-cell>
            <table:table-cell table:style-name="ce4" table:formula="of:=['account types'.$C$20]&amp;TEXT([.R66];['account types'.$B$20])&amp;['account types'.$D$20]" office:value-type="string" office:string-value="1">
              <text:p>1</text:p>
            </table:table-cell>
            <table:table-cell table:style-name="ce4" table:formula="of:=IF(EXACT([.Q65];[.Q66]);IF(EXACT([.R65];[.R66]);[.T65];CELL(&quot;Row&quot;;[.T66]));[.Q66])" office:value-type="float" office:value="66">
              <text:p>66</text:p>
            </table:table-cell>
            <table:table-cell table:style-name="ce6" table:formula="of:=NOT(AND(OR([.A65]&gt;[.A66];[.A65]=[.A66]);[.A65]&lt;&gt;7))" office:value-type="boolean" office:boolean-value="true">
              <text:p>TRUE</text:p>
            </table:table-cell>
            <table:table-cell table:style-name="Nivel7" table:formula="of:=CONCATENATE([.D66];[.G66];[.J66];[.M66];[.P66];[.S66])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132101">
              <text:p>132101</text:p>
            </table:table-cell>
            <table:table-cell table:style-name="ce7" office:value-type="string">
              <text:p>Edificio 1</text:p>
            </table:table-cell>
            <table:table-cell table:style-name="Nivel7" table:formula="of:=[.W66]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6];1);&quot;&quot;;IF(EXACT([.A66];2);INDIRECT(CONCATENATE(&quot;V&quot;;[.B66]));IF(EXACT([.A66];3);INDIRECT(CONCATENATE(&quot;V&quot;;[.E66]));IF(EXACT([.A66];4);INDIRECT(CONCATENATE(&quot;V&quot;;[.H66]));IF(EXACT([.A66];5);INDIRECT(CONCATENATE(&quot;V&quot;;[.K66]));IF(EXACT([.A66];6);INDIRECT(CONCATENATE(&quot;V&quot;;[.N66]));IF(EXACT([.A66];7);INDIRECT(CONCATENATE(&quot;V&quot;;[.Q66])))))))))" office:value-type="string" office:string-value="132100">
              <text:p>132100</text:p>
            </table:table-cell>
            <table:table-cell table:style-name="ce9" table:formula="of:=NOT(OR(AND(NOT(EXACT([.A66];7));NOT(EXACT([.AD66];&quot;view&quot;)));AND(EXACT([.A66];7);EXACT([.AD66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6];['account types'.$A$2:.$C$12];2)" office:value-type="string" office:string-value="other">
              <text:p>other</text:p>
            </table:table-cell>
            <table:table-cell table:style-name="Datos" table:formula="of:=VLOOKUP([.AD6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67];1);CELL(&quot;Row&quot;;[.B67]);[.B66])" office:value-type="float" office:value="2">
              <text:p>2</text:p>
            </table:table-cell>
            <table:table-cell table:style-name="ce4" table:formula="of:=IF(EXACT([.$A67];1);0;IF(EXACT([.$A67];2);[.C66]+1;[.C66]))" office:value-type="float" office:value="1">
              <text:p>1</text:p>
            </table:table-cell>
            <table:table-cell table:style-name="ce4" table:formula="of:=['account types'.$C$15]&amp;TEXT([.C67];['account types'.$B$15])&amp;['account types'.$D$15]" office:value-type="string" office:string-value="1">
              <text:p>1</text:p>
            </table:table-cell>
            <table:table-cell table:style-name="ce4" table:formula="of:=IF(EXACT([.B66];[.B67]);IF(EXACT([.C66];[.C67]);[.E66];CELL(&quot;Row&quot;;[.E67]));[.B67])" office:value-type="float" office:value="3">
              <text:p>3</text:p>
            </table:table-cell>
            <table:table-cell table:style-name="ce4" table:formula="of:=IF(AND([.$A67]&lt;=[.G$1];[.$A66]&gt;[.$A67]);0;IF(EXACT([.$A67];[.G$1]+1);[.F66]+1;[.F66]))" office:value-type="float" office:value="3">
              <text:p>3</text:p>
            </table:table-cell>
            <table:table-cell table:style-name="ce4" table:formula="of:=['account types'.$C$16]&amp;TEXT([.F67];['account types'.$B$16])&amp;['account types'.$D$16]" office:value-type="string" office:string-value="3">
              <text:p>3</text:p>
            </table:table-cell>
            <table:table-cell table:style-name="ce4" table:formula="of:=IF(EXACT([.E66];[.E67]);IF(EXACT([.F66];[.F67]);[.H66];CELL(&quot;Row&quot;;[.H67]));[.E67])" office:value-type="float" office:value="58">
              <text:p>58</text:p>
            </table:table-cell>
            <table:table-cell table:style-name="ce4" table:formula="of:=IF(AND([.$A67]&lt;=[.J$1];[.$A66]&gt;[.$A67]);0;IF(EXACT([.$A67];[.J$1]+1);[.I66]+1;[.I66]))" office:value-type="float" office:value="2">
              <text:p>2</text:p>
            </table:table-cell>
            <table:table-cell table:style-name="ce4" table:formula="of:=['account types'.$C$17]&amp;TEXT([.I67];['account types'.$B$17])&amp;['account types'.$D$17]" office:value-type="string" office:string-value="2">
              <text:p>2</text:p>
            </table:table-cell>
            <table:table-cell table:style-name="ce4" table:formula="of:=IF(EXACT([.H66];[.H67]);IF(EXACT([.I66];[.I67]);[.K66];CELL(&quot;Row&quot;;[.K67]));[.H67])" office:value-type="float" office:value="64">
              <text:p>64</text:p>
            </table:table-cell>
            <table:table-cell table:style-name="ce4" table:formula="of:=IF(AND([.$A67]&lt;=[.M$1];[.$A66]&gt;[.$A67]);0;IF(EXACT([.$A67];[.M$1]+1);[.L66]+1;[.L66]))" office:value-type="float" office:value="2">
              <text:p>2</text:p>
            </table:table-cell>
            <table:table-cell table:style-name="ce4" table:formula="of:=['account types'.$C$18]&amp;TEXT([.L67];['account types'.$B$18])&amp;['account types'.$D$18]" office:value-type="string" office:string-value="2">
              <text:p>2</text:p>
            </table:table-cell>
            <table:table-cell table:style-name="ce4" table:formula="of:=IF(EXACT([.K66];[.K67]);IF(EXACT([.L66];[.L67]);[.N66];CELL(&quot;Row&quot;;[.N67]));[.K67])" office:value-type="float" office:value="67">
              <text:p>67</text:p>
            </table:table-cell>
            <table:table-cell table:style-name="ce4" table:formula="of:=IF(AND([.$A67]&lt;=[.P$1];[.$A66]&gt;[.$A67]);0;IF(EXACT([.$A67];[.P$1]+1);[.O66]+1;[.O66]))" office:value-type="float" office:value="0">
              <text:p>0</text:p>
            </table:table-cell>
            <table:table-cell table:style-name="ce4" table:formula="of:=['account types'.$C$19]&amp;TEXT([.O67];['account types'.$B$19])&amp;['account types'.$D$19]" office:value-type="string" office:string-value="0">
              <text:p>0</text:p>
            </table:table-cell>
            <table:table-cell table:style-name="ce4" table:formula="of:=IF(EXACT([.N66];[.N67]);IF(EXACT([.O66];[.O67]);[.Q66];CELL(&quot;Row&quot;;[.Q67]));[.N67])" office:value-type="float" office:value="67">
              <text:p>67</text:p>
            </table:table-cell>
            <table:table-cell table:style-name="ce4" table:formula="of:=IF(AND([.$A67]&lt;=[.S$1];[.$A66]&gt;[.$A67]);0;IF(EXACT([.$A67];[.S$1]+1);[.R66]+1;[.R66]))" office:value-type="float" office:value="0">
              <text:p>0</text:p>
            </table:table-cell>
            <table:table-cell table:style-name="ce4" table:formula="of:=['account types'.$C$20]&amp;TEXT([.R67];['account types'.$B$20])&amp;['account types'.$D$20]" office:value-type="string" office:string-value="0">
              <text:p>0</text:p>
            </table:table-cell>
            <table:table-cell table:style-name="ce4" table:formula="of:=IF(EXACT([.Q66];[.Q67]);IF(EXACT([.R66];[.R67]);[.T66];CELL(&quot;Row&quot;;[.T67]));[.Q67])" office:value-type="float" office:value="67">
              <text:p>67</text:p>
            </table:table-cell>
            <table:table-cell table:style-name="ce6" table:formula="of:=NOT(AND(OR([.A66]&gt;[.A67];[.A66]=[.A67]);[.A66]&lt;&gt;7))" office:value-type="boolean" office:boolean-value="true">
              <text:p>TRUE</text:p>
            </table:table-cell>
            <table:table-cell table:style-name="Nivel5" table:formula="of:=CONCATENATE([.D67];[.G67];[.J67];[.M67];[.P67];[.S67])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132200">
              <text:p>132200</text:p>
            </table:table-cell>
            <table:table-cell table:style-name="ce7" office:value-type="string">
              <text:p>Dep. ac. de mejoras a edificios – Revaluaciones</text:p>
            </table:table-cell>
            <table:table-cell table:style-name="Nivel5" table:formula="of:=[.W67]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Dep. ac. de mejoras a edificios – Revaluaciones">
              <text:p>Dep. ac. de mejoras a edificios – Revaluacion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Rev</text:p>
            </table:table-cell>
            <table:table-cell table:style-name="Datos" table:formula="of:=IF(EXACT([.A67];1);&quot;&quot;;IF(EXACT([.A67];2);INDIRECT(CONCATENATE(&quot;V&quot;;[.B67]));IF(EXACT([.A67];3);INDIRECT(CONCATENATE(&quot;V&quot;;[.E67]));IF(EXACT([.A67];4);INDIRECT(CONCATENATE(&quot;V&quot;;[.H67]));IF(EXACT([.A67];5);INDIRECT(CONCATENATE(&quot;V&quot;;[.K67]));IF(EXACT([.A67];6);INDIRECT(CONCATENATE(&quot;V&quot;;[.N67]));IF(EXACT([.A67];7);INDIRECT(CONCATENATE(&quot;V&quot;;[.Q67])))))))))" office:value-type="string" office:string-value="132000">
              <text:p>132000</text:p>
            </table:table-cell>
            <table:table-cell table:style-name="ce9" table:formula="of:=NOT(OR(AND(NOT(EXACT([.A67];7));NOT(EXACT([.AD67];&quot;view&quot;)));AND(EXACT([.A67];7);EXACT([.AD6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7];['account types'.$A$2:.$C$12];2)" office:value-type="string" office:string-value="view">
              <text:p>view</text:p>
            </table:table-cell>
            <table:table-cell table:style-name="Datos" table:formula="of:=VLOOKUP([.AD6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68];1);CELL(&quot;Row&quot;;[.B68]);[.B67])" office:value-type="float" office:value="2">
              <text:p>2</text:p>
            </table:table-cell>
            <table:table-cell table:style-name="ce4" table:formula="of:=IF(EXACT([.$A68];1);0;IF(EXACT([.$A68];2);[.C67]+1;[.C67]))" office:value-type="float" office:value="1">
              <text:p>1</text:p>
            </table:table-cell>
            <table:table-cell table:style-name="ce4" table:formula="of:=['account types'.$C$15]&amp;TEXT([.C68];['account types'.$B$15])&amp;['account types'.$D$15]" office:value-type="string" office:string-value="1">
              <text:p>1</text:p>
            </table:table-cell>
            <table:table-cell table:style-name="ce4" table:formula="of:=IF(EXACT([.B67];[.B68]);IF(EXACT([.C67];[.C68]);[.E67];CELL(&quot;Row&quot;;[.E68]));[.B68])" office:value-type="float" office:value="3">
              <text:p>3</text:p>
            </table:table-cell>
            <table:table-cell table:style-name="ce4" table:formula="of:=IF(AND([.$A68]&lt;=[.G$1];[.$A67]&gt;[.$A68]);0;IF(EXACT([.$A68];[.G$1]+1);[.F67]+1;[.F67]))" office:value-type="float" office:value="3">
              <text:p>3</text:p>
            </table:table-cell>
            <table:table-cell table:style-name="ce4" table:formula="of:=['account types'.$C$16]&amp;TEXT([.F68];['account types'.$B$16])&amp;['account types'.$D$16]" office:value-type="string" office:string-value="3">
              <text:p>3</text:p>
            </table:table-cell>
            <table:table-cell table:style-name="ce4" table:formula="of:=IF(EXACT([.E67];[.E68]);IF(EXACT([.F67];[.F68]);[.H67];CELL(&quot;Row&quot;;[.H68]));[.E68])" office:value-type="float" office:value="58">
              <text:p>58</text:p>
            </table:table-cell>
            <table:table-cell table:style-name="ce4" table:formula="of:=IF(AND([.$A68]&lt;=[.J$1];[.$A67]&gt;[.$A68]);0;IF(EXACT([.$A68];[.J$1]+1);[.I67]+1;[.I67]))" office:value-type="float" office:value="2">
              <text:p>2</text:p>
            </table:table-cell>
            <table:table-cell table:style-name="ce4" table:formula="of:=['account types'.$C$17]&amp;TEXT([.I68];['account types'.$B$17])&amp;['account types'.$D$17]" office:value-type="string" office:string-value="2">
              <text:p>2</text:p>
            </table:table-cell>
            <table:table-cell table:style-name="ce4" table:formula="of:=IF(EXACT([.H67];[.H68]);IF(EXACT([.I67];[.I68]);[.K67];CELL(&quot;Row&quot;;[.K68]));[.H68])" office:value-type="float" office:value="64">
              <text:p>64</text:p>
            </table:table-cell>
            <table:table-cell table:style-name="ce4" table:formula="of:=IF(AND([.$A68]&lt;=[.M$1];[.$A67]&gt;[.$A68]);0;IF(EXACT([.$A68];[.M$1]+1);[.L67]+1;[.L67]))" office:value-type="float" office:value="2">
              <text:p>2</text:p>
            </table:table-cell>
            <table:table-cell table:style-name="ce4" table:formula="of:=['account types'.$C$18]&amp;TEXT([.L68];['account types'.$B$18])&amp;['account types'.$D$18]" office:value-type="string" office:string-value="2">
              <text:p>2</text:p>
            </table:table-cell>
            <table:table-cell table:style-name="ce4" table:formula="of:=IF(EXACT([.K67];[.K68]);IF(EXACT([.L67];[.L68]);[.N67];CELL(&quot;Row&quot;;[.N68]));[.K68])" office:value-type="float" office:value="67">
              <text:p>67</text:p>
            </table:table-cell>
            <table:table-cell table:style-name="ce4" table:formula="of:=IF(AND([.$A68]&lt;=[.P$1];[.$A67]&gt;[.$A68]);0;IF(EXACT([.$A68];[.P$1]+1);[.O67]+1;[.O67]))" office:value-type="float" office:value="0">
              <text:p>0</text:p>
            </table:table-cell>
            <table:table-cell table:style-name="ce4" table:formula="of:=['account types'.$C$19]&amp;TEXT([.O68];['account types'.$B$19])&amp;['account types'.$D$19]" office:value-type="string" office:string-value="0">
              <text:p>0</text:p>
            </table:table-cell>
            <table:table-cell table:style-name="ce4" table:formula="of:=IF(EXACT([.N67];[.N68]);IF(EXACT([.O67];[.O68]);[.Q67];CELL(&quot;Row&quot;;[.Q68]));[.N68])" office:value-type="float" office:value="67">
              <text:p>67</text:p>
            </table:table-cell>
            <table:table-cell table:style-name="ce4" table:formula="of:=IF(AND([.$A68]&lt;=[.S$1];[.$A67]&gt;[.$A68]);0;IF(EXACT([.$A68];[.S$1]+1);[.R67]+1;[.R67]))" office:value-type="float" office:value="1">
              <text:p>1</text:p>
            </table:table-cell>
            <table:table-cell table:style-name="ce4" table:formula="of:=['account types'.$C$20]&amp;TEXT([.R68];['account types'.$B$20])&amp;['account types'.$D$20]" office:value-type="string" office:string-value="1">
              <text:p>1</text:p>
            </table:table-cell>
            <table:table-cell table:style-name="ce4" table:formula="of:=IF(EXACT([.Q67];[.Q68]);IF(EXACT([.R67];[.R68]);[.T67];CELL(&quot;Row&quot;;[.T68]));[.Q68])" office:value-type="float" office:value="68">
              <text:p>68</text:p>
            </table:table-cell>
            <table:table-cell table:style-name="ce6" table:formula="of:=NOT(AND(OR([.A67]&gt;[.A68];[.A67]=[.A68]);[.A67]&lt;&gt;7))" office:value-type="boolean" office:boolean-value="true">
              <text:p>TRUE</text:p>
            </table:table-cell>
            <table:table-cell table:style-name="Nivel7" table:formula="of:=CONCATENATE([.D68];[.G68];[.J68];[.M68];[.P68];[.S68])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132201">
              <text:p>132201</text:p>
            </table:table-cell>
            <table:table-cell table:style-name="ce7" office:value-type="string">
              <text:p>Edificio 1</text:p>
            </table:table-cell>
            <table:table-cell table:style-name="Nivel7" table:formula="of:=[.W68]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Edificio 1">
              <text:p>Edificio 1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8"/>
            <table:table-cell table:style-name="Datos" table:formula="of:=IF(EXACT([.A68];1);&quot;&quot;;IF(EXACT([.A68];2);INDIRECT(CONCATENATE(&quot;V&quot;;[.B68]));IF(EXACT([.A68];3);INDIRECT(CONCATENATE(&quot;V&quot;;[.E68]));IF(EXACT([.A68];4);INDIRECT(CONCATENATE(&quot;V&quot;;[.H68]));IF(EXACT([.A68];5);INDIRECT(CONCATENATE(&quot;V&quot;;[.K68]));IF(EXACT([.A68];6);INDIRECT(CONCATENATE(&quot;V&quot;;[.N68]));IF(EXACT([.A68];7);INDIRECT(CONCATENATE(&quot;V&quot;;[.Q68])))))))))" office:value-type="string" office:string-value="132200">
              <text:p>132200</text:p>
            </table:table-cell>
            <table:table-cell table:style-name="ce9" table:formula="of:=NOT(OR(AND(NOT(EXACT([.A68];7));NOT(EXACT([.AD68];&quot;view&quot;)));AND(EXACT([.A68];7);EXACT([.AD68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8];['account types'.$A$2:.$C$12];2)" office:value-type="string" office:string-value="other">
              <text:p>other</text:p>
            </table:table-cell>
            <table:table-cell table:style-name="Datos" table:formula="of:=VLOOKUP([.AD6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69];1);CELL(&quot;Row&quot;;[.B69]);[.B68])" office:value-type="float" office:value="2">
              <text:p>2</text:p>
            </table:table-cell>
            <table:table-cell table:style-name="ce4" table:formula="of:=IF(EXACT([.$A69];1);0;IF(EXACT([.$A69];2);[.C68]+1;[.C68]))" office:value-type="float" office:value="1">
              <text:p>1</text:p>
            </table:table-cell>
            <table:table-cell table:style-name="ce4" table:formula="of:=['account types'.$C$15]&amp;TEXT([.C69];['account types'.$B$15])&amp;['account types'.$D$15]" office:value-type="string" office:string-value="1">
              <text:p>1</text:p>
            </table:table-cell>
            <table:table-cell table:style-name="ce4" table:formula="of:=IF(EXACT([.B68];[.B69]);IF(EXACT([.C68];[.C69]);[.E68];CELL(&quot;Row&quot;;[.E69]));[.B69])" office:value-type="float" office:value="3">
              <text:p>3</text:p>
            </table:table-cell>
            <table:table-cell table:style-name="ce4" table:formula="of:=IF(AND([.$A69]&lt;=[.G$1];[.$A68]&gt;[.$A69]);0;IF(EXACT([.$A69];[.G$1]+1);[.F68]+1;[.F68]))" office:value-type="float" office:value="3">
              <text:p>3</text:p>
            </table:table-cell>
            <table:table-cell table:style-name="ce4" table:formula="of:=['account types'.$C$16]&amp;TEXT([.F69];['account types'.$B$16])&amp;['account types'.$D$16]" office:value-type="string" office:string-value="3">
              <text:p>3</text:p>
            </table:table-cell>
            <table:table-cell table:style-name="ce4" table:formula="of:=IF(EXACT([.E68];[.E69]);IF(EXACT([.F68];[.F69]);[.H68];CELL(&quot;Row&quot;;[.H69]));[.E69])" office:value-type="float" office:value="58">
              <text:p>58</text:p>
            </table:table-cell>
            <table:table-cell table:style-name="ce4" table:formula="of:=IF(AND([.$A69]&lt;=[.J$1];[.$A68]&gt;[.$A69]);0;IF(EXACT([.$A69];[.J$1]+1);[.I68]+1;[.I68]))" office:value-type="float" office:value="3">
              <text:p>3</text:p>
            </table:table-cell>
            <table:table-cell table:style-name="ce4" table:formula="of:=['account types'.$C$17]&amp;TEXT([.I69];['account types'.$B$17])&amp;['account types'.$D$17]" office:value-type="string" office:string-value="3">
              <text:p>3</text:p>
            </table:table-cell>
            <table:table-cell table:style-name="ce4" table:formula="of:=IF(EXACT([.H68];[.H69]);IF(EXACT([.I68];[.I69]);[.K68];CELL(&quot;Row&quot;;[.K69]));[.H69])" office:value-type="float" office:value="69">
              <text:p>69</text:p>
            </table:table-cell>
            <table:table-cell table:style-name="ce4" table:formula="of:=IF(AND([.$A69]&lt;=[.M$1];[.$A68]&gt;[.$A69]);0;IF(EXACT([.$A69];[.M$1]+1);[.L68]+1;[.L68]))" office:value-type="float" office:value="0">
              <text:p>0</text:p>
            </table:table-cell>
            <table:table-cell table:style-name="ce4" table:formula="of:=['account types'.$C$18]&amp;TEXT([.L69];['account types'.$B$18])&amp;['account types'.$D$18]" office:value-type="string" office:string-value="0">
              <text:p>0</text:p>
            </table:table-cell>
            <table:table-cell table:style-name="ce4" table:formula="of:=IF(EXACT([.K68];[.K69]);IF(EXACT([.L68];[.L69]);[.N68];CELL(&quot;Row&quot;;[.N69]));[.K69])" office:value-type="float" office:value="69">
              <text:p>69</text:p>
            </table:table-cell>
            <table:table-cell table:style-name="ce4" table:formula="of:=IF(AND([.$A69]&lt;=[.P$1];[.$A68]&gt;[.$A69]);0;IF(EXACT([.$A69];[.P$1]+1);[.O68]+1;[.O68]))" office:value-type="float" office:value="0">
              <text:p>0</text:p>
            </table:table-cell>
            <table:table-cell table:style-name="ce4" table:formula="of:=['account types'.$C$19]&amp;TEXT([.O69];['account types'.$B$19])&amp;['account types'.$D$19]" office:value-type="string" office:string-value="0">
              <text:p>0</text:p>
            </table:table-cell>
            <table:table-cell table:style-name="ce4" table:formula="of:=IF(EXACT([.N68];[.N69]);IF(EXACT([.O68];[.O69]);[.Q68];CELL(&quot;Row&quot;;[.Q69]));[.N69])" office:value-type="float" office:value="69">
              <text:p>69</text:p>
            </table:table-cell>
            <table:table-cell table:style-name="ce4" table:formula="of:=IF(AND([.$A69]&lt;=[.S$1];[.$A68]&gt;[.$A69]);0;IF(EXACT([.$A69];[.S$1]+1);[.R68]+1;[.R68]))" office:value-type="float" office:value="0">
              <text:p>0</text:p>
            </table:table-cell>
            <table:table-cell table:style-name="ce4" table:formula="of:=['account types'.$C$20]&amp;TEXT([.R69];['account types'.$B$20])&amp;['account types'.$D$20]" office:value-type="string" office:string-value="0">
              <text:p>0</text:p>
            </table:table-cell>
            <table:table-cell table:style-name="ce4" table:formula="of:=IF(EXACT([.Q68];[.Q69]);IF(EXACT([.R68];[.R69]);[.T68];CELL(&quot;Row&quot;;[.T69]));[.Q69])" office:value-type="float" office:value="69">
              <text:p>69</text:p>
            </table:table-cell>
            <table:table-cell table:style-name="ce6" table:formula="of:=NOT(AND(OR([.A68]&gt;[.A69];[.A68]=[.A69]);[.A68]&lt;&gt;7))" office:value-type="boolean" office:boolean-value="true">
              <text:p>TRUE</text:p>
            </table:table-cell>
            <table:table-cell table:style-name="Nivel4" table:formula="of:=CONCATENATE([.D69];[.G69];[.J69];[.M69];[.P69];[.S69])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133000">
              <text:p>133000</text:p>
            </table:table-cell>
            <table:table-cell table:style-name="ce7" office:value-type="string">
              <text:p>Dep. ac. de activos depreciables móviles</text:p>
            </table:table-cell>
            <table:table-cell table:style-name="Nivel4" table:formula="of:=[.W69]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Dep. ac. de activos depreciables móviles">
              <text:p>Dep. ac. de activos depreciables móvil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ej-Ed</text:p>
            </table:table-cell>
            <table:table-cell table:style-name="Datos" table:formula="of:=IF(EXACT([.A69];1);&quot;&quot;;IF(EXACT([.A69];2);INDIRECT(CONCATENATE(&quot;V&quot;;[.B69]));IF(EXACT([.A69];3);INDIRECT(CONCATENATE(&quot;V&quot;;[.E69]));IF(EXACT([.A69];4);INDIRECT(CONCATENATE(&quot;V&quot;;[.H69]));IF(EXACT([.A69];5);INDIRECT(CONCATENATE(&quot;V&quot;;[.K69]));IF(EXACT([.A69];6);INDIRECT(CONCATENATE(&quot;V&quot;;[.N69]));IF(EXACT([.A69];7);INDIRECT(CONCATENATE(&quot;V&quot;;[.Q69])))))))))" office:value-type="string" office:string-value="130000">
              <text:p>130000</text:p>
            </table:table-cell>
            <table:table-cell table:style-name="ce9" table:formula="of:=NOT(OR(AND(NOT(EXACT([.A69];7));NOT(EXACT([.AD69];&quot;view&quot;)));AND(EXACT([.A69];7);EXACT([.AD6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69];['account types'.$A$2:.$C$12];2)" office:value-type="string" office:string-value="view">
              <text:p>view</text:p>
            </table:table-cell>
            <table:table-cell table:style-name="Datos" table:formula="of:=VLOOKUP([.AD6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0];1);CELL(&quot;Row&quot;;[.B70]);[.B69])" office:value-type="float" office:value="2">
              <text:p>2</text:p>
            </table:table-cell>
            <table:table-cell table:style-name="ce4" table:formula="of:=IF(EXACT([.$A70];1);0;IF(EXACT([.$A70];2);[.C69]+1;[.C69]))" office:value-type="float" office:value="1">
              <text:p>1</text:p>
            </table:table-cell>
            <table:table-cell table:style-name="ce4" table:formula="of:=['account types'.$C$15]&amp;TEXT([.C70];['account types'.$B$15])&amp;['account types'.$D$15]" office:value-type="string" office:string-value="1">
              <text:p>1</text:p>
            </table:table-cell>
            <table:table-cell table:style-name="ce4" table:formula="of:=IF(EXACT([.B69];[.B70]);IF(EXACT([.C69];[.C70]);[.E69];CELL(&quot;Row&quot;;[.E70]));[.B70])" office:value-type="float" office:value="3">
              <text:p>3</text:p>
            </table:table-cell>
            <table:table-cell table:style-name="ce4" table:formula="of:=IF(AND([.$A70]&lt;=[.G$1];[.$A69]&gt;[.$A70]);0;IF(EXACT([.$A70];[.G$1]+1);[.F69]+1;[.F69]))" office:value-type="float" office:value="3">
              <text:p>3</text:p>
            </table:table-cell>
            <table:table-cell table:style-name="ce4" table:formula="of:=['account types'.$C$16]&amp;TEXT([.F70];['account types'.$B$16])&amp;['account types'.$D$16]" office:value-type="string" office:string-value="3">
              <text:p>3</text:p>
            </table:table-cell>
            <table:table-cell table:style-name="ce4" table:formula="of:=IF(EXACT([.E69];[.E70]);IF(EXACT([.F69];[.F70]);[.H69];CELL(&quot;Row&quot;;[.H70]));[.E70])" office:value-type="float" office:value="58">
              <text:p>58</text:p>
            </table:table-cell>
            <table:table-cell table:style-name="ce4" table:formula="of:=IF(AND([.$A70]&lt;=[.J$1];[.$A69]&gt;[.$A70]);0;IF(EXACT([.$A70];[.J$1]+1);[.I69]+1;[.I69]))" office:value-type="float" office:value="3">
              <text:p>3</text:p>
            </table:table-cell>
            <table:table-cell table:style-name="ce4" table:formula="of:=['account types'.$C$17]&amp;TEXT([.I70];['account types'.$B$17])&amp;['account types'.$D$17]" office:value-type="string" office:string-value="3">
              <text:p>3</text:p>
            </table:table-cell>
            <table:table-cell table:style-name="ce4" table:formula="of:=IF(EXACT([.H69];[.H70]);IF(EXACT([.I69];[.I70]);[.K69];CELL(&quot;Row&quot;;[.K70]));[.H70])" office:value-type="float" office:value="69">
              <text:p>69</text:p>
            </table:table-cell>
            <table:table-cell table:style-name="ce4" table:formula="of:=IF(AND([.$A70]&lt;=[.M$1];[.$A69]&gt;[.$A70]);0;IF(EXACT([.$A70];[.M$1]+1);[.L69]+1;[.L69]))" office:value-type="float" office:value="0">
              <text:p>0</text:p>
            </table:table-cell>
            <table:table-cell table:style-name="ce4" table:formula="of:=['account types'.$C$18]&amp;TEXT([.L70];['account types'.$B$18])&amp;['account types'.$D$18]" office:value-type="string" office:string-value="0">
              <text:p>0</text:p>
            </table:table-cell>
            <table:table-cell table:style-name="ce4" table:formula="of:=IF(EXACT([.K69];[.K70]);IF(EXACT([.L69];[.L70]);[.N69];CELL(&quot;Row&quot;;[.N70]));[.K70])" office:value-type="float" office:value="69">
              <text:p>69</text:p>
            </table:table-cell>
            <table:table-cell table:style-name="ce4" table:formula="of:=IF(AND([.$A70]&lt;=[.P$1];[.$A69]&gt;[.$A70]);0;IF(EXACT([.$A70];[.P$1]+1);[.O69]+1;[.O69]))" office:value-type="float" office:value="0">
              <text:p>0</text:p>
            </table:table-cell>
            <table:table-cell table:style-name="ce4" table:formula="of:=['account types'.$C$19]&amp;TEXT([.O70];['account types'.$B$19])&amp;['account types'.$D$19]" office:value-type="string" office:string-value="0">
              <text:p>0</text:p>
            </table:table-cell>
            <table:table-cell table:style-name="ce4" table:formula="of:=IF(EXACT([.N69];[.N70]);IF(EXACT([.O69];[.O70]);[.Q69];CELL(&quot;Row&quot;;[.Q70]));[.N70])" office:value-type="float" office:value="69">
              <text:p>69</text:p>
            </table:table-cell>
            <table:table-cell table:style-name="ce4" table:formula="of:=IF(AND([.$A70]&lt;=[.S$1];[.$A69]&gt;[.$A70]);0;IF(EXACT([.$A70];[.S$1]+1);[.R69]+1;[.R69]))" office:value-type="float" office:value="1">
              <text:p>1</text:p>
            </table:table-cell>
            <table:table-cell table:style-name="ce4" table:formula="of:=['account types'.$C$20]&amp;TEXT([.R70];['account types'.$B$20])&amp;['account types'.$D$20]" office:value-type="string" office:string-value="1">
              <text:p>1</text:p>
            </table:table-cell>
            <table:table-cell table:style-name="ce4" table:formula="of:=IF(EXACT([.Q69];[.Q70]);IF(EXACT([.R69];[.R70]);[.T69];CELL(&quot;Row&quot;;[.T70]));[.Q70])" office:value-type="float" office:value="70">
              <text:p>70</text:p>
            </table:table-cell>
            <table:table-cell table:style-name="ce6" table:formula="of:=NOT(AND(OR([.A69]&gt;[.A70];[.A69]=[.A70]);[.A69]&lt;&gt;7))" office:value-type="boolean" office:boolean-value="true">
              <text:p>TRUE</text:p>
            </table:table-cell>
            <table:table-cell table:style-name="Nivel7" table:formula="of:=CONCATENATE([.D70];[.G70];[.J70];[.M70];[.P70];[.S70])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133001">
              <text:p>133001</text:p>
            </table:table-cell>
            <table:table-cell table:style-name="ce7" office:value-type="string">
              <text:p>Dep. ac. de maquinaria y equipo de edificios</text:p>
            </table:table-cell>
            <table:table-cell table:style-name="Nivel7" table:formula="of:=[.W70]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Dep. ac. de maquinaria y equipo de edificios">
              <text:p>Dep. ac. de maquinaria y equipo de edifici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yE-Ed</text:p>
            </table:table-cell>
            <table:table-cell table:style-name="Datos" table:formula="of:=IF(EXACT([.A70];1);&quot;&quot;;IF(EXACT([.A70];2);INDIRECT(CONCATENATE(&quot;V&quot;;[.B70]));IF(EXACT([.A70];3);INDIRECT(CONCATENATE(&quot;V&quot;;[.E70]));IF(EXACT([.A70];4);INDIRECT(CONCATENATE(&quot;V&quot;;[.H70]));IF(EXACT([.A70];5);INDIRECT(CONCATENATE(&quot;V&quot;;[.K70]));IF(EXACT([.A70];6);INDIRECT(CONCATENATE(&quot;V&quot;;[.N70]));IF(EXACT([.A70];7);INDIRECT(CONCATENATE(&quot;V&quot;;[.Q70])))))))))" office:value-type="string" office:string-value="133000">
              <text:p>133000</text:p>
            </table:table-cell>
            <table:table-cell table:style-name="ce9" table:formula="of:=NOT(OR(AND(NOT(EXACT([.A70];7));NOT(EXACT([.AD70];&quot;view&quot;)));AND(EXACT([.A70];7);EXACT([.AD70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0];['account types'.$A$2:.$C$12];2)" office:value-type="string" office:string-value="other">
              <text:p>other</text:p>
            </table:table-cell>
            <table:table-cell table:style-name="Datos" table:formula="of:=VLOOKUP([.AD7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1];1);CELL(&quot;Row&quot;;[.B71]);[.B70])" office:value-type="float" office:value="2">
              <text:p>2</text:p>
            </table:table-cell>
            <table:table-cell table:style-name="ce4" table:formula="of:=IF(EXACT([.$A71];1);0;IF(EXACT([.$A71];2);[.C70]+1;[.C70]))" office:value-type="float" office:value="1">
              <text:p>1</text:p>
            </table:table-cell>
            <table:table-cell table:style-name="ce4" table:formula="of:=['account types'.$C$15]&amp;TEXT([.C71];['account types'.$B$15])&amp;['account types'.$D$15]" office:value-type="string" office:string-value="1">
              <text:p>1</text:p>
            </table:table-cell>
            <table:table-cell table:style-name="ce4" table:formula="of:=IF(EXACT([.B70];[.B71]);IF(EXACT([.C70];[.C71]);[.E70];CELL(&quot;Row&quot;;[.E71]));[.B71])" office:value-type="float" office:value="3">
              <text:p>3</text:p>
            </table:table-cell>
            <table:table-cell table:style-name="ce4" table:formula="of:=IF(AND([.$A71]&lt;=[.G$1];[.$A70]&gt;[.$A71]);0;IF(EXACT([.$A71];[.G$1]+1);[.F70]+1;[.F70]))" office:value-type="float" office:value="3">
              <text:p>3</text:p>
            </table:table-cell>
            <table:table-cell table:style-name="ce4" table:formula="of:=['account types'.$C$16]&amp;TEXT([.F71];['account types'.$B$16])&amp;['account types'.$D$16]" office:value-type="string" office:string-value="3">
              <text:p>3</text:p>
            </table:table-cell>
            <table:table-cell table:style-name="ce4" table:formula="of:=IF(EXACT([.E70];[.E71]);IF(EXACT([.F70];[.F71]);[.H70];CELL(&quot;Row&quot;;[.H71]));[.E71])" office:value-type="float" office:value="58">
              <text:p>58</text:p>
            </table:table-cell>
            <table:table-cell table:style-name="ce4" table:formula="of:=IF(AND([.$A71]&lt;=[.J$1];[.$A70]&gt;[.$A71]);0;IF(EXACT([.$A71];[.J$1]+1);[.I70]+1;[.I70]))" office:value-type="float" office:value="3">
              <text:p>3</text:p>
            </table:table-cell>
            <table:table-cell table:style-name="ce4" table:formula="of:=['account types'.$C$17]&amp;TEXT([.I71];['account types'.$B$17])&amp;['account types'.$D$17]" office:value-type="string" office:string-value="3">
              <text:p>3</text:p>
            </table:table-cell>
            <table:table-cell table:style-name="ce4" table:formula="of:=IF(EXACT([.H70];[.H71]);IF(EXACT([.I70];[.I71]);[.K70];CELL(&quot;Row&quot;;[.K71]));[.H71])" office:value-type="float" office:value="69">
              <text:p>69</text:p>
            </table:table-cell>
            <table:table-cell table:style-name="ce4" table:formula="of:=IF(AND([.$A71]&lt;=[.M$1];[.$A70]&gt;[.$A71]);0;IF(EXACT([.$A71];[.M$1]+1);[.L70]+1;[.L70]))" office:value-type="float" office:value="0">
              <text:p>0</text:p>
            </table:table-cell>
            <table:table-cell table:style-name="ce4" table:formula="of:=['account types'.$C$18]&amp;TEXT([.L71];['account types'.$B$18])&amp;['account types'.$D$18]" office:value-type="string" office:string-value="0">
              <text:p>0</text:p>
            </table:table-cell>
            <table:table-cell table:style-name="ce4" table:formula="of:=IF(EXACT([.K70];[.K71]);IF(EXACT([.L70];[.L71]);[.N70];CELL(&quot;Row&quot;;[.N71]));[.K71])" office:value-type="float" office:value="69">
              <text:p>69</text:p>
            </table:table-cell>
            <table:table-cell table:style-name="ce4" table:formula="of:=IF(AND([.$A71]&lt;=[.P$1];[.$A70]&gt;[.$A71]);0;IF(EXACT([.$A71];[.P$1]+1);[.O70]+1;[.O70]))" office:value-type="float" office:value="0">
              <text:p>0</text:p>
            </table:table-cell>
            <table:table-cell table:style-name="ce4" table:formula="of:=['account types'.$C$19]&amp;TEXT([.O71];['account types'.$B$19])&amp;['account types'.$D$19]" office:value-type="string" office:string-value="0">
              <text:p>0</text:p>
            </table:table-cell>
            <table:table-cell table:style-name="ce4" table:formula="of:=IF(EXACT([.N70];[.N71]);IF(EXACT([.O70];[.O71]);[.Q70];CELL(&quot;Row&quot;;[.Q71]));[.N71])" office:value-type="float" office:value="69">
              <text:p>69</text:p>
            </table:table-cell>
            <table:table-cell table:style-name="ce4" table:formula="of:=IF(AND([.$A71]&lt;=[.S$1];[.$A70]&gt;[.$A71]);0;IF(EXACT([.$A71];[.S$1]+1);[.R70]+1;[.R70]))" office:value-type="float" office:value="2">
              <text:p>2</text:p>
            </table:table-cell>
            <table:table-cell table:style-name="ce4" table:formula="of:=['account types'.$C$20]&amp;TEXT([.R71];['account types'.$B$20])&amp;['account types'.$D$20]" office:value-type="string" office:string-value="2">
              <text:p>2</text:p>
            </table:table-cell>
            <table:table-cell table:style-name="ce4" table:formula="of:=IF(EXACT([.Q70];[.Q71]);IF(EXACT([.R70];[.R71]);[.T70];CELL(&quot;Row&quot;;[.T71]));[.Q71])" office:value-type="float" office:value="71">
              <text:p>71</text:p>
            </table:table-cell>
            <table:table-cell table:style-name="ce6" table:formula="of:=NOT(AND(OR([.A70]&gt;[.A71];[.A70]=[.A71]);[.A70]&lt;&gt;7))" office:value-type="boolean" office:boolean-value="true">
              <text:p>TRUE</text:p>
            </table:table-cell>
            <table:table-cell table:style-name="Nivel7" table:formula="of:=CONCATENATE([.D71];[.G71];[.J71];[.M71];[.P71];[.S71])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133002">
              <text:p>133002</text:p>
            </table:table-cell>
            <table:table-cell table:style-name="ce7" office:value-type="string">
              <text:p>Dep. ac. de herramientas mayores</text:p>
            </table:table-cell>
            <table:table-cell table:style-name="Nivel7" table:formula="of:=[.W71]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Dep. ac. de herramientas mayores">
              <text:p>Dep. ac. de herramientas mayore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HM</text:p>
            </table:table-cell>
            <table:table-cell table:style-name="Datos" table:formula="of:=IF(EXACT([.A71];1);&quot;&quot;;IF(EXACT([.A71];2);INDIRECT(CONCATENATE(&quot;V&quot;;[.B71]));IF(EXACT([.A71];3);INDIRECT(CONCATENATE(&quot;V&quot;;[.E71]));IF(EXACT([.A71];4);INDIRECT(CONCATENATE(&quot;V&quot;;[.H71]));IF(EXACT([.A71];5);INDIRECT(CONCATENATE(&quot;V&quot;;[.K71]));IF(EXACT([.A71];6);INDIRECT(CONCATENATE(&quot;V&quot;;[.N71]));IF(EXACT([.A71];7);INDIRECT(CONCATENATE(&quot;V&quot;;[.Q71])))))))))" office:value-type="string" office:string-value="133000">
              <text:p>133000</text:p>
            </table:table-cell>
            <table:table-cell table:style-name="ce9" table:formula="of:=NOT(OR(AND(NOT(EXACT([.A71];7));NOT(EXACT([.AD71];&quot;view&quot;)));AND(EXACT([.A71];7);EXACT([.AD71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1];['account types'.$A$2:.$C$12];2)" office:value-type="string" office:string-value="other">
              <text:p>other</text:p>
            </table:table-cell>
            <table:table-cell table:style-name="Datos" table:formula="of:=VLOOKUP([.AD7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2];1);CELL(&quot;Row&quot;;[.B72]);[.B71])" office:value-type="float" office:value="2">
              <text:p>2</text:p>
            </table:table-cell>
            <table:table-cell table:style-name="ce4" table:formula="of:=IF(EXACT([.$A72];1);0;IF(EXACT([.$A72];2);[.C71]+1;[.C71]))" office:value-type="float" office:value="1">
              <text:p>1</text:p>
            </table:table-cell>
            <table:table-cell table:style-name="ce4" table:formula="of:=['account types'.$C$15]&amp;TEXT([.C72];['account types'.$B$15])&amp;['account types'.$D$15]" office:value-type="string" office:string-value="1">
              <text:p>1</text:p>
            </table:table-cell>
            <table:table-cell table:style-name="ce4" table:formula="of:=IF(EXACT([.B71];[.B72]);IF(EXACT([.C71];[.C72]);[.E71];CELL(&quot;Row&quot;;[.E72]));[.B72])" office:value-type="float" office:value="3">
              <text:p>3</text:p>
            </table:table-cell>
            <table:table-cell table:style-name="ce4" table:formula="of:=IF(AND([.$A72]&lt;=[.G$1];[.$A71]&gt;[.$A72]);0;IF(EXACT([.$A72];[.G$1]+1);[.F71]+1;[.F71]))" office:value-type="float" office:value="3">
              <text:p>3</text:p>
            </table:table-cell>
            <table:table-cell table:style-name="ce4" table:formula="of:=['account types'.$C$16]&amp;TEXT([.F72];['account types'.$B$16])&amp;['account types'.$D$16]" office:value-type="string" office:string-value="3">
              <text:p>3</text:p>
            </table:table-cell>
            <table:table-cell table:style-name="ce4" table:formula="of:=IF(EXACT([.E71];[.E72]);IF(EXACT([.F71];[.F72]);[.H71];CELL(&quot;Row&quot;;[.H72]));[.E72])" office:value-type="float" office:value="58">
              <text:p>58</text:p>
            </table:table-cell>
            <table:table-cell table:style-name="ce4" table:formula="of:=IF(AND([.$A72]&lt;=[.J$1];[.$A71]&gt;[.$A72]);0;IF(EXACT([.$A72];[.J$1]+1);[.I71]+1;[.I71]))" office:value-type="float" office:value="3">
              <text:p>3</text:p>
            </table:table-cell>
            <table:table-cell table:style-name="ce4" table:formula="of:=['account types'.$C$17]&amp;TEXT([.I72];['account types'.$B$17])&amp;['account types'.$D$17]" office:value-type="string" office:string-value="3">
              <text:p>3</text:p>
            </table:table-cell>
            <table:table-cell table:style-name="ce4" table:formula="of:=IF(EXACT([.H71];[.H72]);IF(EXACT([.I71];[.I72]);[.K71];CELL(&quot;Row&quot;;[.K72]));[.H72])" office:value-type="float" office:value="69">
              <text:p>69</text:p>
            </table:table-cell>
            <table:table-cell table:style-name="ce4" table:formula="of:=IF(AND([.$A72]&lt;=[.M$1];[.$A71]&gt;[.$A72]);0;IF(EXACT([.$A72];[.M$1]+1);[.L71]+1;[.L71]))" office:value-type="float" office:value="0">
              <text:p>0</text:p>
            </table:table-cell>
            <table:table-cell table:style-name="ce4" table:formula="of:=['account types'.$C$18]&amp;TEXT([.L72];['account types'.$B$18])&amp;['account types'.$D$18]" office:value-type="string" office:string-value="0">
              <text:p>0</text:p>
            </table:table-cell>
            <table:table-cell table:style-name="ce4" table:formula="of:=IF(EXACT([.K71];[.K72]);IF(EXACT([.L71];[.L72]);[.N71];CELL(&quot;Row&quot;;[.N72]));[.K72])" office:value-type="float" office:value="69">
              <text:p>69</text:p>
            </table:table-cell>
            <table:table-cell table:style-name="ce4" table:formula="of:=IF(AND([.$A72]&lt;=[.P$1];[.$A71]&gt;[.$A72]);0;IF(EXACT([.$A72];[.P$1]+1);[.O71]+1;[.O71]))" office:value-type="float" office:value="0">
              <text:p>0</text:p>
            </table:table-cell>
            <table:table-cell table:style-name="ce4" table:formula="of:=['account types'.$C$19]&amp;TEXT([.O72];['account types'.$B$19])&amp;['account types'.$D$19]" office:value-type="string" office:string-value="0">
              <text:p>0</text:p>
            </table:table-cell>
            <table:table-cell table:style-name="ce4" table:formula="of:=IF(EXACT([.N71];[.N72]);IF(EXACT([.O71];[.O72]);[.Q71];CELL(&quot;Row&quot;;[.Q72]));[.N72])" office:value-type="float" office:value="69">
              <text:p>69</text:p>
            </table:table-cell>
            <table:table-cell table:style-name="ce4" table:formula="of:=IF(AND([.$A72]&lt;=[.S$1];[.$A71]&gt;[.$A72]);0;IF(EXACT([.$A72];[.S$1]+1);[.R71]+1;[.R71]))" office:value-type="float" office:value="3">
              <text:p>3</text:p>
            </table:table-cell>
            <table:table-cell table:style-name="ce4" table:formula="of:=['account types'.$C$20]&amp;TEXT([.R72];['account types'.$B$20])&amp;['account types'.$D$20]" office:value-type="string" office:string-value="3">
              <text:p>3</text:p>
            </table:table-cell>
            <table:table-cell table:style-name="ce4" table:formula="of:=IF(EXACT([.Q71];[.Q72]);IF(EXACT([.R71];[.R72]);[.T71];CELL(&quot;Row&quot;;[.T72]));[.Q72])" office:value-type="float" office:value="72">
              <text:p>72</text:p>
            </table:table-cell>
            <table:table-cell table:style-name="ce6" table:formula="of:=NOT(AND(OR([.A71]&gt;[.A72];[.A71]=[.A72]);[.A71]&lt;&gt;7))" office:value-type="boolean" office:boolean-value="true">
              <text:p>TRUE</text:p>
            </table:table-cell>
            <table:table-cell table:style-name="Nivel7" table:formula="of:=CONCATENATE([.D72];[.G72];[.J72];[.M72];[.P72];[.S72])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133003">
              <text:p>133003</text:p>
            </table:table-cell>
            <table:table-cell table:style-name="ce7" office:value-type="string">
              <text:p>Dep. ac. de mobiliario y equipo de oficina</text:p>
            </table:table-cell>
            <table:table-cell table:style-name="Nivel7" table:formula="of:=[.W72]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Dep. ac. de mobiliario y equipo de oficina">
              <text:p>Dep. ac. de mobiliario y equipo de oficin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Mob</text:p>
            </table:table-cell>
            <table:table-cell table:style-name="Datos" table:formula="of:=IF(EXACT([.A72];1);&quot;&quot;;IF(EXACT([.A72];2);INDIRECT(CONCATENATE(&quot;V&quot;;[.B72]));IF(EXACT([.A72];3);INDIRECT(CONCATENATE(&quot;V&quot;;[.E72]));IF(EXACT([.A72];4);INDIRECT(CONCATENATE(&quot;V&quot;;[.H72]));IF(EXACT([.A72];5);INDIRECT(CONCATENATE(&quot;V&quot;;[.K72]));IF(EXACT([.A72];6);INDIRECT(CONCATENATE(&quot;V&quot;;[.N72]));IF(EXACT([.A72];7);INDIRECT(CONCATENATE(&quot;V&quot;;[.Q72])))))))))" office:value-type="string" office:string-value="133000">
              <text:p>133000</text:p>
            </table:table-cell>
            <table:table-cell table:style-name="ce9" table:formula="of:=NOT(OR(AND(NOT(EXACT([.A72];7));NOT(EXACT([.AD72];&quot;view&quot;)));AND(EXACT([.A72];7);EXACT([.AD72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2];['account types'.$A$2:.$C$12];2)" office:value-type="string" office:string-value="other">
              <text:p>other</text:p>
            </table:table-cell>
            <table:table-cell table:style-name="Datos" table:formula="of:=VLOOKUP([.AD7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3];1);CELL(&quot;Row&quot;;[.B73]);[.B72])" office:value-type="float" office:value="2">
              <text:p>2</text:p>
            </table:table-cell>
            <table:table-cell table:style-name="ce4" table:formula="of:=IF(EXACT([.$A73];1);0;IF(EXACT([.$A73];2);[.C72]+1;[.C72]))" office:value-type="float" office:value="1">
              <text:p>1</text:p>
            </table:table-cell>
            <table:table-cell table:style-name="ce4" table:formula="of:=['account types'.$C$15]&amp;TEXT([.C73];['account types'.$B$15])&amp;['account types'.$D$15]" office:value-type="string" office:string-value="1">
              <text:p>1</text:p>
            </table:table-cell>
            <table:table-cell table:style-name="ce4" table:formula="of:=IF(EXACT([.B72];[.B73]);IF(EXACT([.C72];[.C73]);[.E72];CELL(&quot;Row&quot;;[.E73]));[.B73])" office:value-type="float" office:value="3">
              <text:p>3</text:p>
            </table:table-cell>
            <table:table-cell table:style-name="ce4" table:formula="of:=IF(AND([.$A73]&lt;=[.G$1];[.$A72]&gt;[.$A73]);0;IF(EXACT([.$A73];[.G$1]+1);[.F72]+1;[.F72]))" office:value-type="float" office:value="3">
              <text:p>3</text:p>
            </table:table-cell>
            <table:table-cell table:style-name="ce4" table:formula="of:=['account types'.$C$16]&amp;TEXT([.F73];['account types'.$B$16])&amp;['account types'.$D$16]" office:value-type="string" office:string-value="3">
              <text:p>3</text:p>
            </table:table-cell>
            <table:table-cell table:style-name="ce4" table:formula="of:=IF(EXACT([.E72];[.E73]);IF(EXACT([.F72];[.F73]);[.H72];CELL(&quot;Row&quot;;[.H73]));[.E73])" office:value-type="float" office:value="58">
              <text:p>58</text:p>
            </table:table-cell>
            <table:table-cell table:style-name="ce4" table:formula="of:=IF(AND([.$A73]&lt;=[.J$1];[.$A72]&gt;[.$A73]);0;IF(EXACT([.$A73];[.J$1]+1);[.I72]+1;[.I72]))" office:value-type="float" office:value="3">
              <text:p>3</text:p>
            </table:table-cell>
            <table:table-cell table:style-name="ce4" table:formula="of:=['account types'.$C$17]&amp;TEXT([.I73];['account types'.$B$17])&amp;['account types'.$D$17]" office:value-type="string" office:string-value="3">
              <text:p>3</text:p>
            </table:table-cell>
            <table:table-cell table:style-name="ce4" table:formula="of:=IF(EXACT([.H72];[.H73]);IF(EXACT([.I72];[.I73]);[.K72];CELL(&quot;Row&quot;;[.K73]));[.H73])" office:value-type="float" office:value="69">
              <text:p>69</text:p>
            </table:table-cell>
            <table:table-cell table:style-name="ce4" table:formula="of:=IF(AND([.$A73]&lt;=[.M$1];[.$A72]&gt;[.$A73]);0;IF(EXACT([.$A73];[.M$1]+1);[.L72]+1;[.L72]))" office:value-type="float" office:value="0">
              <text:p>0</text:p>
            </table:table-cell>
            <table:table-cell table:style-name="ce4" table:formula="of:=['account types'.$C$18]&amp;TEXT([.L73];['account types'.$B$18])&amp;['account types'.$D$18]" office:value-type="string" office:string-value="0">
              <text:p>0</text:p>
            </table:table-cell>
            <table:table-cell table:style-name="ce4" table:formula="of:=IF(EXACT([.K72];[.K73]);IF(EXACT([.L72];[.L73]);[.N72];CELL(&quot;Row&quot;;[.N73]));[.K73])" office:value-type="float" office:value="69">
              <text:p>69</text:p>
            </table:table-cell>
            <table:table-cell table:style-name="ce4" table:formula="of:=IF(AND([.$A73]&lt;=[.P$1];[.$A72]&gt;[.$A73]);0;IF(EXACT([.$A73];[.P$1]+1);[.O72]+1;[.O72]))" office:value-type="float" office:value="0">
              <text:p>0</text:p>
            </table:table-cell>
            <table:table-cell table:style-name="ce4" table:formula="of:=['account types'.$C$19]&amp;TEXT([.O73];['account types'.$B$19])&amp;['account types'.$D$19]" office:value-type="string" office:string-value="0">
              <text:p>0</text:p>
            </table:table-cell>
            <table:table-cell table:style-name="ce4" table:formula="of:=IF(EXACT([.N72];[.N73]);IF(EXACT([.O72];[.O73]);[.Q72];CELL(&quot;Row&quot;;[.Q73]));[.N73])" office:value-type="float" office:value="69">
              <text:p>69</text:p>
            </table:table-cell>
            <table:table-cell table:style-name="ce4" table:formula="of:=IF(AND([.$A73]&lt;=[.S$1];[.$A72]&gt;[.$A73]);0;IF(EXACT([.$A73];[.S$1]+1);[.R72]+1;[.R72]))" office:value-type="float" office:value="4">
              <text:p>4</text:p>
            </table:table-cell>
            <table:table-cell table:style-name="ce4" table:formula="of:=['account types'.$C$20]&amp;TEXT([.R73];['account types'.$B$20])&amp;['account types'.$D$20]" office:value-type="string" office:string-value="4">
              <text:p>4</text:p>
            </table:table-cell>
            <table:table-cell table:style-name="ce4" table:formula="of:=IF(EXACT([.Q72];[.Q73]);IF(EXACT([.R72];[.R73]);[.T72];CELL(&quot;Row&quot;;[.T73]));[.Q73])" office:value-type="float" office:value="73">
              <text:p>73</text:p>
            </table:table-cell>
            <table:table-cell table:style-name="ce6" table:formula="of:=NOT(AND(OR([.A72]&gt;[.A73];[.A72]=[.A73]);[.A72]&lt;&gt;7))" office:value-type="boolean" office:boolean-value="true">
              <text:p>TRUE</text:p>
            </table:table-cell>
            <table:table-cell table:style-name="Nivel7" table:formula="of:=CONCATENATE([.D73];[.G73];[.J73];[.M73];[.P73];[.S73])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133004">
              <text:p>133004</text:p>
            </table:table-cell>
            <table:table-cell table:style-name="ce7" office:value-type="string">
              <text:p>Dep. ac. de equipo de cómputo</text:p>
            </table:table-cell>
            <table:table-cell table:style-name="Nivel7" table:formula="of:=[.W73]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Dep. ac. de equipo de cómputo">
              <text:p>Dep. ac. de equipo de cómput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omp</text:p>
            </table:table-cell>
            <table:table-cell table:style-name="Datos" table:formula="of:=IF(EXACT([.A73];1);&quot;&quot;;IF(EXACT([.A73];2);INDIRECT(CONCATENATE(&quot;V&quot;;[.B73]));IF(EXACT([.A73];3);INDIRECT(CONCATENATE(&quot;V&quot;;[.E73]));IF(EXACT([.A73];4);INDIRECT(CONCATENATE(&quot;V&quot;;[.H73]));IF(EXACT([.A73];5);INDIRECT(CONCATENATE(&quot;V&quot;;[.K73]));IF(EXACT([.A73];6);INDIRECT(CONCATENATE(&quot;V&quot;;[.N73]));IF(EXACT([.A73];7);INDIRECT(CONCATENATE(&quot;V&quot;;[.Q73])))))))))" office:value-type="string" office:string-value="133000">
              <text:p>133000</text:p>
            </table:table-cell>
            <table:table-cell table:style-name="ce9" table:formula="of:=NOT(OR(AND(NOT(EXACT([.A73];7));NOT(EXACT([.AD73];&quot;view&quot;)));AND(EXACT([.A73];7);EXACT([.AD73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3];['account types'.$A$2:.$C$12];2)" office:value-type="string" office:string-value="other">
              <text:p>other</text:p>
            </table:table-cell>
            <table:table-cell table:style-name="Datos" table:formula="of:=VLOOKUP([.AD7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4];1);CELL(&quot;Row&quot;;[.B74]);[.B73])" office:value-type="float" office:value="2">
              <text:p>2</text:p>
            </table:table-cell>
            <table:table-cell table:style-name="ce4" table:formula="of:=IF(EXACT([.$A74];1);0;IF(EXACT([.$A74];2);[.C73]+1;[.C73]))" office:value-type="float" office:value="1">
              <text:p>1</text:p>
            </table:table-cell>
            <table:table-cell table:style-name="ce4" table:formula="of:=['account types'.$C$15]&amp;TEXT([.C74];['account types'.$B$15])&amp;['account types'.$D$15]" office:value-type="string" office:string-value="1">
              <text:p>1</text:p>
            </table:table-cell>
            <table:table-cell table:style-name="ce4" table:formula="of:=IF(EXACT([.B73];[.B74]);IF(EXACT([.C73];[.C74]);[.E73];CELL(&quot;Row&quot;;[.E74]));[.B74])" office:value-type="float" office:value="3">
              <text:p>3</text:p>
            </table:table-cell>
            <table:table-cell table:style-name="ce4" table:formula="of:=IF(AND([.$A74]&lt;=[.G$1];[.$A73]&gt;[.$A74]);0;IF(EXACT([.$A74];[.G$1]+1);[.F73]+1;[.F73]))" office:value-type="float" office:value="3">
              <text:p>3</text:p>
            </table:table-cell>
            <table:table-cell table:style-name="ce4" table:formula="of:=['account types'.$C$16]&amp;TEXT([.F74];['account types'.$B$16])&amp;['account types'.$D$16]" office:value-type="string" office:string-value="3">
              <text:p>3</text:p>
            </table:table-cell>
            <table:table-cell table:style-name="ce4" table:formula="of:=IF(EXACT([.E73];[.E74]);IF(EXACT([.F73];[.F74]);[.H73];CELL(&quot;Row&quot;;[.H74]));[.E74])" office:value-type="float" office:value="58">
              <text:p>58</text:p>
            </table:table-cell>
            <table:table-cell table:style-name="ce4" table:formula="of:=IF(AND([.$A74]&lt;=[.J$1];[.$A73]&gt;[.$A74]);0;IF(EXACT([.$A74];[.J$1]+1);[.I73]+1;[.I73]))" office:value-type="float" office:value="3">
              <text:p>3</text:p>
            </table:table-cell>
            <table:table-cell table:style-name="ce4" table:formula="of:=['account types'.$C$17]&amp;TEXT([.I74];['account types'.$B$17])&amp;['account types'.$D$17]" office:value-type="string" office:string-value="3">
              <text:p>3</text:p>
            </table:table-cell>
            <table:table-cell table:style-name="ce4" table:formula="of:=IF(EXACT([.H73];[.H74]);IF(EXACT([.I73];[.I74]);[.K73];CELL(&quot;Row&quot;;[.K74]));[.H74])" office:value-type="float" office:value="69">
              <text:p>69</text:p>
            </table:table-cell>
            <table:table-cell table:style-name="ce4" table:formula="of:=IF(AND([.$A74]&lt;=[.M$1];[.$A73]&gt;[.$A74]);0;IF(EXACT([.$A74];[.M$1]+1);[.L73]+1;[.L73]))" office:value-type="float" office:value="0">
              <text:p>0</text:p>
            </table:table-cell>
            <table:table-cell table:style-name="ce4" table:formula="of:=['account types'.$C$18]&amp;TEXT([.L74];['account types'.$B$18])&amp;['account types'.$D$18]" office:value-type="string" office:string-value="0">
              <text:p>0</text:p>
            </table:table-cell>
            <table:table-cell table:style-name="ce4" table:formula="of:=IF(EXACT([.K73];[.K74]);IF(EXACT([.L73];[.L74]);[.N73];CELL(&quot;Row&quot;;[.N74]));[.K74])" office:value-type="float" office:value="69">
              <text:p>69</text:p>
            </table:table-cell>
            <table:table-cell table:style-name="ce4" table:formula="of:=IF(AND([.$A74]&lt;=[.P$1];[.$A73]&gt;[.$A74]);0;IF(EXACT([.$A74];[.P$1]+1);[.O73]+1;[.O73]))" office:value-type="float" office:value="0">
              <text:p>0</text:p>
            </table:table-cell>
            <table:table-cell table:style-name="ce4" table:formula="of:=['account types'.$C$19]&amp;TEXT([.O74];['account types'.$B$19])&amp;['account types'.$D$19]" office:value-type="string" office:string-value="0">
              <text:p>0</text:p>
            </table:table-cell>
            <table:table-cell table:style-name="ce4" table:formula="of:=IF(EXACT([.N73];[.N74]);IF(EXACT([.O73];[.O74]);[.Q73];CELL(&quot;Row&quot;;[.Q74]));[.N74])" office:value-type="float" office:value="69">
              <text:p>69</text:p>
            </table:table-cell>
            <table:table-cell table:style-name="ce4" table:formula="of:=IF(AND([.$A74]&lt;=[.S$1];[.$A73]&gt;[.$A74]);0;IF(EXACT([.$A74];[.S$1]+1);[.R73]+1;[.R73]))" office:value-type="float" office:value="5">
              <text:p>5</text:p>
            </table:table-cell>
            <table:table-cell table:style-name="ce4" table:formula="of:=['account types'.$C$20]&amp;TEXT([.R74];['account types'.$B$20])&amp;['account types'.$D$20]" office:value-type="string" office:string-value="5">
              <text:p>5</text:p>
            </table:table-cell>
            <table:table-cell table:style-name="ce4" table:formula="of:=IF(EXACT([.Q73];[.Q74]);IF(EXACT([.R73];[.R74]);[.T73];CELL(&quot;Row&quot;;[.T74]));[.Q74])" office:value-type="float" office:value="74">
              <text:p>74</text:p>
            </table:table-cell>
            <table:table-cell table:style-name="ce6" table:formula="of:=NOT(AND(OR([.A73]&gt;[.A74];[.A73]=[.A74]);[.A73]&lt;&gt;7))" office:value-type="boolean" office:boolean-value="true">
              <text:p>TRUE</text:p>
            </table:table-cell>
            <table:table-cell table:style-name="Nivel7" table:formula="of:=CONCATENATE([.D74];[.G74];[.J74];[.M74];[.P74];[.S74])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133005">
              <text:p>133005</text:p>
            </table:table-cell>
            <table:table-cell table:style-name="ce7" office:value-type="string">
              <text:p>Dep. ac. de vehículos</text:p>
            </table:table-cell>
            <table:table-cell table:style-name="Nivel7" table:formula="of:=[.W74]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Dep. ac. de vehículos">
              <text:p>Dep. ac. de vehícul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Veh</text:p>
            </table:table-cell>
            <table:table-cell table:style-name="Datos" table:formula="of:=IF(EXACT([.A74];1);&quot;&quot;;IF(EXACT([.A74];2);INDIRECT(CONCATENATE(&quot;V&quot;;[.B74]));IF(EXACT([.A74];3);INDIRECT(CONCATENATE(&quot;V&quot;;[.E74]));IF(EXACT([.A74];4);INDIRECT(CONCATENATE(&quot;V&quot;;[.H74]));IF(EXACT([.A74];5);INDIRECT(CONCATENATE(&quot;V&quot;;[.K74]));IF(EXACT([.A74];6);INDIRECT(CONCATENATE(&quot;V&quot;;[.N74]));IF(EXACT([.A74];7);INDIRECT(CONCATENATE(&quot;V&quot;;[.Q74])))))))))" office:value-type="string" office:string-value="133000">
              <text:p>133000</text:p>
            </table:table-cell>
            <table:table-cell table:style-name="ce9" table:formula="of:=NOT(OR(AND(NOT(EXACT([.A74];7));NOT(EXACT([.AD74];&quot;view&quot;)));AND(EXACT([.A74];7);EXACT([.AD74];&quot;view&quot;))))" office:value-type="boolean" office:boolean-value="true">
              <text:p>TRUE</text:p>
            </table:table-cell>
            <table:table-cell table:style-name="ce7" office:value-type="string">
              <text:p>asset_valuation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4];['account types'.$A$2:.$C$12];2)" office:value-type="string" office:string-value="other">
              <text:p>other</text:p>
            </table:table-cell>
            <table:table-cell table:style-name="Datos" table:formula="of:=VLOOKUP([.AD7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75];1);CELL(&quot;Row&quot;;[.B75]);[.B74])" office:value-type="float" office:value="2">
              <text:p>2</text:p>
            </table:table-cell>
            <table:table-cell table:style-name="ce4" table:formula="of:=IF(EXACT([.$A75];1);0;IF(EXACT([.$A75];2);[.C74]+1;[.C74]))" office:value-type="float" office:value="1">
              <text:p>1</text:p>
            </table:table-cell>
            <table:table-cell table:style-name="ce4" table:formula="of:=['account types'.$C$15]&amp;TEXT([.C75];['account types'.$B$15])&amp;['account types'.$D$15]" office:value-type="string" office:string-value="1">
              <text:p>1</text:p>
            </table:table-cell>
            <table:table-cell table:style-name="ce4" table:formula="of:=IF(EXACT([.B74];[.B75]);IF(EXACT([.C74];[.C75]);[.E74];CELL(&quot;Row&quot;;[.E75]));[.B75])" office:value-type="float" office:value="3">
              <text:p>3</text:p>
            </table:table-cell>
            <table:table-cell table:style-name="ce4" table:formula="of:=IF(AND([.$A75]&lt;=[.G$1];[.$A74]&gt;[.$A75]);0;IF(EXACT([.$A75];[.G$1]+1);[.F74]+1;[.F74]))" office:value-type="float" office:value="4">
              <text:p>4</text:p>
            </table:table-cell>
            <table:table-cell table:style-name="ce4" table:formula="of:=['account types'.$C$16]&amp;TEXT([.F75];['account types'.$B$16])&amp;['account types'.$D$16]" office:value-type="string" office:string-value="4">
              <text:p>4</text:p>
            </table:table-cell>
            <table:table-cell table:style-name="ce4" table:formula="of:=IF(EXACT([.E74];[.E75]);IF(EXACT([.F74];[.F75]);[.H74];CELL(&quot;Row&quot;;[.H75]));[.E75])" office:value-type="float" office:value="75">
              <text:p>75</text:p>
            </table:table-cell>
            <table:table-cell table:style-name="ce4" table:formula="of:=IF(AND([.$A75]&lt;=[.J$1];[.$A74]&gt;[.$A75]);0;IF(EXACT([.$A75];[.J$1]+1);[.I74]+1;[.I74]))" office:value-type="float" office:value="0">
              <text:p>0</text:p>
            </table:table-cell>
            <table:table-cell table:style-name="ce4" table:formula="of:=['account types'.$C$17]&amp;TEXT([.I75];['account types'.$B$17])&amp;['account types'.$D$17]" office:value-type="string" office:string-value="0">
              <text:p>0</text:p>
            </table:table-cell>
            <table:table-cell table:style-name="ce4" table:formula="of:=IF(EXACT([.H74];[.H75]);IF(EXACT([.I74];[.I75]);[.K74];CELL(&quot;Row&quot;;[.K75]));[.H75])" office:value-type="float" office:value="75">
              <text:p>75</text:p>
            </table:table-cell>
            <table:table-cell table:style-name="ce4" table:formula="of:=IF(AND([.$A75]&lt;=[.M$1];[.$A74]&gt;[.$A75]);0;IF(EXACT([.$A75];[.M$1]+1);[.L74]+1;[.L74]))" office:value-type="float" office:value="0">
              <text:p>0</text:p>
            </table:table-cell>
            <table:table-cell table:style-name="ce4" table:formula="of:=['account types'.$C$18]&amp;TEXT([.L75];['account types'.$B$18])&amp;['account types'.$D$18]" office:value-type="string" office:string-value="0">
              <text:p>0</text:p>
            </table:table-cell>
            <table:table-cell table:style-name="ce4" table:formula="of:=IF(EXACT([.K74];[.K75]);IF(EXACT([.L74];[.L75]);[.N74];CELL(&quot;Row&quot;;[.N75]));[.K75])" office:value-type="float" office:value="75">
              <text:p>75</text:p>
            </table:table-cell>
            <table:table-cell table:style-name="ce4" table:formula="of:=IF(AND([.$A75]&lt;=[.P$1];[.$A74]&gt;[.$A75]);0;IF(EXACT([.$A75];[.P$1]+1);[.O74]+1;[.O74]))" office:value-type="float" office:value="0">
              <text:p>0</text:p>
            </table:table-cell>
            <table:table-cell table:style-name="ce4" table:formula="of:=['account types'.$C$19]&amp;TEXT([.O75];['account types'.$B$19])&amp;['account types'.$D$19]" office:value-type="string" office:string-value="0">
              <text:p>0</text:p>
            </table:table-cell>
            <table:table-cell table:style-name="ce4" table:formula="of:=IF(EXACT([.N74];[.N75]);IF(EXACT([.O74];[.O75]);[.Q74];CELL(&quot;Row&quot;;[.Q75]));[.N75])" office:value-type="float" office:value="75">
              <text:p>75</text:p>
            </table:table-cell>
            <table:table-cell table:style-name="ce4" table:formula="of:=IF(AND([.$A75]&lt;=[.S$1];[.$A74]&gt;[.$A75]);0;IF(EXACT([.$A75];[.S$1]+1);[.R74]+1;[.R74]))" office:value-type="float" office:value="0">
              <text:p>0</text:p>
            </table:table-cell>
            <table:table-cell table:style-name="ce4" table:formula="of:=['account types'.$C$20]&amp;TEXT([.R75];['account types'.$B$20])&amp;['account types'.$D$20]" office:value-type="string" office:string-value="0">
              <text:p>0</text:p>
            </table:table-cell>
            <table:table-cell table:style-name="ce4" table:formula="of:=IF(EXACT([.Q74];[.Q75]);IF(EXACT([.R74];[.R75]);[.T74];CELL(&quot;Row&quot;;[.T75]));[.Q75])" office:value-type="float" office:value="75">
              <text:p>75</text:p>
            </table:table-cell>
            <table:table-cell table:style-name="ce6" table:formula="of:=NOT(AND(OR([.A74]&gt;[.A75];[.A74]=[.A75]);[.A74]&lt;&gt;7))" office:value-type="boolean" office:boolean-value="true">
              <text:p>TRUE</text:p>
            </table:table-cell>
            <table:table-cell table:style-name="Nivel3" table:formula="of:=CONCATENATE([.D75];[.G75];[.J75];[.M75];[.P75];[.S75])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140000">
              <text:p>140000</text:p>
            </table:table-cell>
            <table:table-cell table:style-name="ce7" office:value-type="string">
              <text:p>Otros activos</text:p>
            </table:table-cell>
            <table:table-cell table:style-name="Nivel3" table:formula="of:=[.W75]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Otros activos">
              <text:p>Otros activ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Ot</text:p>
            </table:table-cell>
            <table:table-cell table:style-name="Datos" table:formula="of:=IF(EXACT([.A75];1);&quot;&quot;;IF(EXACT([.A75];2);INDIRECT(CONCATENATE(&quot;V&quot;;[.B75]));IF(EXACT([.A75];3);INDIRECT(CONCATENATE(&quot;V&quot;;[.E75]));IF(EXACT([.A75];4);INDIRECT(CONCATENATE(&quot;V&quot;;[.H75]));IF(EXACT([.A75];5);INDIRECT(CONCATENATE(&quot;V&quot;;[.K75]));IF(EXACT([.A75];6);INDIRECT(CONCATENATE(&quot;V&quot;;[.N75]));IF(EXACT([.A75];7);INDIRECT(CONCATENATE(&quot;V&quot;;[.Q75])))))))))" office:value-type="string" office:string-value="100000">
              <text:p>100000</text:p>
            </table:table-cell>
            <table:table-cell table:style-name="ce9" table:formula="of:=NOT(OR(AND(NOT(EXACT([.A75];7));NOT(EXACT([.AD75];&quot;view&quot;)));AND(EXACT([.A75];7);EXACT([.AD7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5];['account types'.$A$2:.$C$12];2)" office:value-type="string" office:string-value="view">
              <text:p>view</text:p>
            </table:table-cell>
            <table:table-cell table:style-name="Datos" table:formula="of:=VLOOKUP([.AD7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76];1);CELL(&quot;Row&quot;;[.B76]);[.B75])" office:value-type="float" office:value="2">
              <text:p>2</text:p>
            </table:table-cell>
            <table:table-cell table:style-name="ce4" table:formula="of:=IF(EXACT([.$A76];1);0;IF(EXACT([.$A76];2);[.C75]+1;[.C75]))" office:value-type="float" office:value="1">
              <text:p>1</text:p>
            </table:table-cell>
            <table:table-cell table:style-name="ce4" table:formula="of:=['account types'.$C$15]&amp;TEXT([.C76];['account types'.$B$15])&amp;['account types'.$D$15]" office:value-type="string" office:string-value="1">
              <text:p>1</text:p>
            </table:table-cell>
            <table:table-cell table:style-name="ce4" table:formula="of:=IF(EXACT([.B75];[.B76]);IF(EXACT([.C75];[.C76]);[.E75];CELL(&quot;Row&quot;;[.E76]));[.B76])" office:value-type="float" office:value="3">
              <text:p>3</text:p>
            </table:table-cell>
            <table:table-cell table:style-name="ce4" table:formula="of:=IF(AND([.$A76]&lt;=[.G$1];[.$A75]&gt;[.$A76]);0;IF(EXACT([.$A76];[.G$1]+1);[.F75]+1;[.F75]))" office:value-type="float" office:value="4">
              <text:p>4</text:p>
            </table:table-cell>
            <table:table-cell table:style-name="ce4" table:formula="of:=['account types'.$C$16]&amp;TEXT([.F76];['account types'.$B$16])&amp;['account types'.$D$16]" office:value-type="string" office:string-value="4">
              <text:p>4</text:p>
            </table:table-cell>
            <table:table-cell table:style-name="ce4" table:formula="of:=IF(EXACT([.E75];[.E76]);IF(EXACT([.F75];[.F76]);[.H75];CELL(&quot;Row&quot;;[.H76]));[.E76])" office:value-type="float" office:value="75">
              <text:p>75</text:p>
            </table:table-cell>
            <table:table-cell table:style-name="ce4" table:formula="of:=IF(AND([.$A76]&lt;=[.J$1];[.$A75]&gt;[.$A76]);0;IF(EXACT([.$A76];[.J$1]+1);[.I75]+1;[.I75]))" office:value-type="float" office:value="1">
              <text:p>1</text:p>
            </table:table-cell>
            <table:table-cell table:style-name="ce4" table:formula="of:=['account types'.$C$17]&amp;TEXT([.I76];['account types'.$B$17])&amp;['account types'.$D$17]" office:value-type="string" office:string-value="1">
              <text:p>1</text:p>
            </table:table-cell>
            <table:table-cell table:style-name="ce4" table:formula="of:=IF(EXACT([.H75];[.H76]);IF(EXACT([.I75];[.I76]);[.K75];CELL(&quot;Row&quot;;[.K76]));[.H76])" office:value-type="float" office:value="76">
              <text:p>76</text:p>
            </table:table-cell>
            <table:table-cell table:style-name="ce4" table:formula="of:=IF(AND([.$A76]&lt;=[.M$1];[.$A75]&gt;[.$A76]);0;IF(EXACT([.$A76];[.M$1]+1);[.L75]+1;[.L75]))" office:value-type="float" office:value="0">
              <text:p>0</text:p>
            </table:table-cell>
            <table:table-cell table:style-name="ce4" table:formula="of:=['account types'.$C$18]&amp;TEXT([.L76];['account types'.$B$18])&amp;['account types'.$D$18]" office:value-type="string" office:string-value="0">
              <text:p>0</text:p>
            </table:table-cell>
            <table:table-cell table:style-name="ce4" table:formula="of:=IF(EXACT([.K75];[.K76]);IF(EXACT([.L75];[.L76]);[.N75];CELL(&quot;Row&quot;;[.N76]));[.K76])" office:value-type="float" office:value="76">
              <text:p>76</text:p>
            </table:table-cell>
            <table:table-cell table:style-name="ce4" table:formula="of:=IF(AND([.$A76]&lt;=[.P$1];[.$A75]&gt;[.$A76]);0;IF(EXACT([.$A76];[.P$1]+1);[.O75]+1;[.O75]))" office:value-type="float" office:value="0">
              <text:p>0</text:p>
            </table:table-cell>
            <table:table-cell table:style-name="ce4" table:formula="of:=['account types'.$C$19]&amp;TEXT([.O76];['account types'.$B$19])&amp;['account types'.$D$19]" office:value-type="string" office:string-value="0">
              <text:p>0</text:p>
            </table:table-cell>
            <table:table-cell table:style-name="ce4" table:formula="of:=IF(EXACT([.N75];[.N76]);IF(EXACT([.O75];[.O76]);[.Q75];CELL(&quot;Row&quot;;[.Q76]));[.N76])" office:value-type="float" office:value="76">
              <text:p>76</text:p>
            </table:table-cell>
            <table:table-cell table:style-name="ce4" table:formula="of:=IF(AND([.$A76]&lt;=[.S$1];[.$A75]&gt;[.$A76]);0;IF(EXACT([.$A76];[.S$1]+1);[.R75]+1;[.R75]))" office:value-type="float" office:value="0">
              <text:p>0</text:p>
            </table:table-cell>
            <table:table-cell table:style-name="ce4" table:formula="of:=['account types'.$C$20]&amp;TEXT([.R76];['account types'.$B$20])&amp;['account types'.$D$20]" office:value-type="string" office:string-value="0">
              <text:p>0</text:p>
            </table:table-cell>
            <table:table-cell table:style-name="ce4" table:formula="of:=IF(EXACT([.Q75];[.Q76]);IF(EXACT([.R75];[.R76]);[.T75];CELL(&quot;Row&quot;;[.T76]));[.Q76])" office:value-type="float" office:value="76">
              <text:p>76</text:p>
            </table:table-cell>
            <table:table-cell table:style-name="ce6" table:formula="of:=NOT(AND(OR([.A75]&gt;[.A76];[.A75]=[.A76]);[.A75]&lt;&gt;7))" office:value-type="boolean" office:boolean-value="true">
              <text:p>TRUE</text:p>
            </table:table-cell>
            <table:table-cell table:style-name="Nivel4" table:formula="of:=CONCATENATE([.D76];[.G76];[.J76];[.M76];[.P76];[.S76])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141000">
              <text:p>141000</text:p>
            </table:table-cell>
            <table:table-cell table:style-name="ce7" office:value-type="string">
              <text:p>Gastos pagados por anticipado</text:p>
            </table:table-cell>
            <table:table-cell table:style-name="Nivel4" table:formula="of:=[.W76]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Gastos pagados por anticipado">
              <text:p>Gastos pagados por anticipad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Gas-Ant</text:p>
            </table:table-cell>
            <table:table-cell table:style-name="Datos" table:formula="of:=IF(EXACT([.A76];1);&quot;&quot;;IF(EXACT([.A76];2);INDIRECT(CONCATENATE(&quot;V&quot;;[.B76]));IF(EXACT([.A76];3);INDIRECT(CONCATENATE(&quot;V&quot;;[.E76]));IF(EXACT([.A76];4);INDIRECT(CONCATENATE(&quot;V&quot;;[.H76]));IF(EXACT([.A76];5);INDIRECT(CONCATENATE(&quot;V&quot;;[.K76]));IF(EXACT([.A76];6);INDIRECT(CONCATENATE(&quot;V&quot;;[.N76]));IF(EXACT([.A76];7);INDIRECT(CONCATENATE(&quot;V&quot;;[.Q76])))))))))" office:value-type="string" office:string-value="140000">
              <text:p>140000</text:p>
            </table:table-cell>
            <table:table-cell table:style-name="ce9" table:formula="of:=NOT(OR(AND(NOT(EXACT([.A76];7));NOT(EXACT([.AD76];&quot;view&quot;)));AND(EXACT([.A76];7);EXACT([.AD7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6];['account types'.$A$2:.$C$12];2)" office:value-type="string" office:string-value="view">
              <text:p>view</text:p>
            </table:table-cell>
            <table:table-cell table:style-name="Datos" table:formula="of:=VLOOKUP([.AD7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7];1);CELL(&quot;Row&quot;;[.B77]);[.B76])" office:value-type="float" office:value="2">
              <text:p>2</text:p>
            </table:table-cell>
            <table:table-cell table:style-name="ce4" table:formula="of:=IF(EXACT([.$A77];1);0;IF(EXACT([.$A77];2);[.C76]+1;[.C76]))" office:value-type="float" office:value="1">
              <text:p>1</text:p>
            </table:table-cell>
            <table:table-cell table:style-name="ce4" table:formula="of:=['account types'.$C$15]&amp;TEXT([.C77];['account types'.$B$15])&amp;['account types'.$D$15]" office:value-type="string" office:string-value="1">
              <text:p>1</text:p>
            </table:table-cell>
            <table:table-cell table:style-name="ce4" table:formula="of:=IF(EXACT([.B76];[.B77]);IF(EXACT([.C76];[.C77]);[.E76];CELL(&quot;Row&quot;;[.E77]));[.B77])" office:value-type="float" office:value="3">
              <text:p>3</text:p>
            </table:table-cell>
            <table:table-cell table:style-name="ce4" table:formula="of:=IF(AND([.$A77]&lt;=[.G$1];[.$A76]&gt;[.$A77]);0;IF(EXACT([.$A77];[.G$1]+1);[.F76]+1;[.F76]))" office:value-type="float" office:value="4">
              <text:p>4</text:p>
            </table:table-cell>
            <table:table-cell table:style-name="ce4" table:formula="of:=['account types'.$C$16]&amp;TEXT([.F77];['account types'.$B$16])&amp;['account types'.$D$16]" office:value-type="string" office:string-value="4">
              <text:p>4</text:p>
            </table:table-cell>
            <table:table-cell table:style-name="ce4" table:formula="of:=IF(EXACT([.E76];[.E77]);IF(EXACT([.F76];[.F77]);[.H76];CELL(&quot;Row&quot;;[.H77]));[.E77])" office:value-type="float" office:value="75">
              <text:p>75</text:p>
            </table:table-cell>
            <table:table-cell table:style-name="ce4" table:formula="of:=IF(AND([.$A77]&lt;=[.J$1];[.$A76]&gt;[.$A77]);0;IF(EXACT([.$A77];[.J$1]+1);[.I76]+1;[.I76]))" office:value-type="float" office:value="1">
              <text:p>1</text:p>
            </table:table-cell>
            <table:table-cell table:style-name="ce4" table:formula="of:=['account types'.$C$17]&amp;TEXT([.I77];['account types'.$B$17])&amp;['account types'.$D$17]" office:value-type="string" office:string-value="1">
              <text:p>1</text:p>
            </table:table-cell>
            <table:table-cell table:style-name="ce4" table:formula="of:=IF(EXACT([.H76];[.H77]);IF(EXACT([.I76];[.I77]);[.K76];CELL(&quot;Row&quot;;[.K77]));[.H77])" office:value-type="float" office:value="76">
              <text:p>76</text:p>
            </table:table-cell>
            <table:table-cell table:style-name="ce4" table:formula="of:=IF(AND([.$A77]&lt;=[.M$1];[.$A76]&gt;[.$A77]);0;IF(EXACT([.$A77];[.M$1]+1);[.L76]+1;[.L76]))" office:value-type="float" office:value="0">
              <text:p>0</text:p>
            </table:table-cell>
            <table:table-cell table:style-name="ce4" table:formula="of:=['account types'.$C$18]&amp;TEXT([.L77];['account types'.$B$18])&amp;['account types'.$D$18]" office:value-type="string" office:string-value="0">
              <text:p>0</text:p>
            </table:table-cell>
            <table:table-cell table:style-name="ce4" table:formula="of:=IF(EXACT([.K76];[.K77]);IF(EXACT([.L76];[.L77]);[.N76];CELL(&quot;Row&quot;;[.N77]));[.K77])" office:value-type="float" office:value="76">
              <text:p>76</text:p>
            </table:table-cell>
            <table:table-cell table:style-name="ce4" table:formula="of:=IF(AND([.$A77]&lt;=[.P$1];[.$A76]&gt;[.$A77]);0;IF(EXACT([.$A77];[.P$1]+1);[.O76]+1;[.O76]))" office:value-type="float" office:value="0">
              <text:p>0</text:p>
            </table:table-cell>
            <table:table-cell table:style-name="ce4" table:formula="of:=['account types'.$C$19]&amp;TEXT([.O77];['account types'.$B$19])&amp;['account types'.$D$19]" office:value-type="string" office:string-value="0">
              <text:p>0</text:p>
            </table:table-cell>
            <table:table-cell table:style-name="ce4" table:formula="of:=IF(EXACT([.N76];[.N77]);IF(EXACT([.O76];[.O77]);[.Q76];CELL(&quot;Row&quot;;[.Q77]));[.N77])" office:value-type="float" office:value="76">
              <text:p>76</text:p>
            </table:table-cell>
            <table:table-cell table:style-name="ce4" table:formula="of:=IF(AND([.$A77]&lt;=[.S$1];[.$A76]&gt;[.$A77]);0;IF(EXACT([.$A77];[.S$1]+1);[.R76]+1;[.R76]))" office:value-type="float" office:value="1">
              <text:p>1</text:p>
            </table:table-cell>
            <table:table-cell table:style-name="ce4" table:formula="of:=['account types'.$C$20]&amp;TEXT([.R77];['account types'.$B$20])&amp;['account types'.$D$20]" office:value-type="string" office:string-value="1">
              <text:p>1</text:p>
            </table:table-cell>
            <table:table-cell table:style-name="ce4" table:formula="of:=IF(EXACT([.Q76];[.Q77]);IF(EXACT([.R76];[.R77]);[.T76];CELL(&quot;Row&quot;;[.T77]));[.Q77])" office:value-type="float" office:value="77">
              <text:p>77</text:p>
            </table:table-cell>
            <table:table-cell table:style-name="ce6" table:formula="of:=NOT(AND(OR([.A76]&gt;[.A77];[.A76]=[.A77]);[.A76]&lt;&gt;7))" office:value-type="boolean" office:boolean-value="true">
              <text:p>TRUE</text:p>
            </table:table-cell>
            <table:table-cell table:style-name="Nivel7" table:formula="of:=CONCATENATE([.D77];[.G77];[.J77];[.M77];[.P77];[.S77])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141001">
              <text:p>141001</text:p>
            </table:table-cell>
            <table:table-cell table:style-name="ce7" office:value-type="string">
              <text:p>Pólizas de seguros prepagadas</text:p>
            </table:table-cell>
            <table:table-cell table:style-name="Nivel7" table:formula="of:=[.W77]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Pólizas de seguros prepagadas">
              <text:p>Pólizas de seguros prepagada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Pol</text:p>
            </table:table-cell>
            <table:table-cell table:style-name="Datos" table:formula="of:=IF(EXACT([.A77];1);&quot;&quot;;IF(EXACT([.A77];2);INDIRECT(CONCATENATE(&quot;V&quot;;[.B77]));IF(EXACT([.A77];3);INDIRECT(CONCATENATE(&quot;V&quot;;[.E77]));IF(EXACT([.A77];4);INDIRECT(CONCATENATE(&quot;V&quot;;[.H77]));IF(EXACT([.A77];5);INDIRECT(CONCATENATE(&quot;V&quot;;[.K77]));IF(EXACT([.A77];6);INDIRECT(CONCATENATE(&quot;V&quot;;[.N77]));IF(EXACT([.A77];7);INDIRECT(CONCATENATE(&quot;V&quot;;[.Q77])))))))))" office:value-type="string" office:string-value="141000">
              <text:p>141000</text:p>
            </table:table-cell>
            <table:table-cell table:style-name="ce9" table:formula="of:=NOT(OR(AND(NOT(EXACT([.A77];7));NOT(EXACT([.AD77];&quot;view&quot;)));AND(EXACT([.A77];7);EXACT([.AD77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7];['account types'.$A$2:.$C$12];2)" office:value-type="string" office:string-value="receivable">
              <text:p>receivable</text:p>
            </table:table-cell>
            <table:table-cell table:style-name="Datos" table:formula="of:=VLOOKUP([.AD7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78];1);CELL(&quot;Row&quot;;[.B78]);[.B77])" office:value-type="float" office:value="2">
              <text:p>2</text:p>
            </table:table-cell>
            <table:table-cell table:style-name="ce4" table:formula="of:=IF(EXACT([.$A78];1);0;IF(EXACT([.$A78];2);[.C77]+1;[.C77]))" office:value-type="float" office:value="1">
              <text:p>1</text:p>
            </table:table-cell>
            <table:table-cell table:style-name="ce4" table:formula="of:=['account types'.$C$15]&amp;TEXT([.C78];['account types'.$B$15])&amp;['account types'.$D$15]" office:value-type="string" office:string-value="1">
              <text:p>1</text:p>
            </table:table-cell>
            <table:table-cell table:style-name="ce4" table:formula="of:=IF(EXACT([.B77];[.B78]);IF(EXACT([.C77];[.C78]);[.E77];CELL(&quot;Row&quot;;[.E78]));[.B78])" office:value-type="float" office:value="3">
              <text:p>3</text:p>
            </table:table-cell>
            <table:table-cell table:style-name="ce4" table:formula="of:=IF(AND([.$A78]&lt;=[.G$1];[.$A77]&gt;[.$A78]);0;IF(EXACT([.$A78];[.G$1]+1);[.F77]+1;[.F77]))" office:value-type="float" office:value="4">
              <text:p>4</text:p>
            </table:table-cell>
            <table:table-cell table:style-name="ce4" table:formula="of:=['account types'.$C$16]&amp;TEXT([.F78];['account types'.$B$16])&amp;['account types'.$D$16]" office:value-type="string" office:string-value="4">
              <text:p>4</text:p>
            </table:table-cell>
            <table:table-cell table:style-name="ce4" table:formula="of:=IF(EXACT([.E77];[.E78]);IF(EXACT([.F77];[.F78]);[.H77];CELL(&quot;Row&quot;;[.H78]));[.E78])" office:value-type="float" office:value="75">
              <text:p>75</text:p>
            </table:table-cell>
            <table:table-cell table:style-name="ce4" table:formula="of:=IF(AND([.$A78]&lt;=[.J$1];[.$A77]&gt;[.$A78]);0;IF(EXACT([.$A78];[.J$1]+1);[.I77]+1;[.I77]))" office:value-type="float" office:value="2">
              <text:p>2</text:p>
            </table:table-cell>
            <table:table-cell table:style-name="ce4" table:formula="of:=['account types'.$C$17]&amp;TEXT([.I78];['account types'.$B$17])&amp;['account types'.$D$17]" office:value-type="string" office:string-value="2">
              <text:p>2</text:p>
            </table:table-cell>
            <table:table-cell table:style-name="ce4" table:formula="of:=IF(EXACT([.H77];[.H78]);IF(EXACT([.I77];[.I78]);[.K77];CELL(&quot;Row&quot;;[.K78]));[.H78])" office:value-type="float" office:value="78">
              <text:p>78</text:p>
            </table:table-cell>
            <table:table-cell table:style-name="ce4" table:formula="of:=IF(AND([.$A78]&lt;=[.M$1];[.$A77]&gt;[.$A78]);0;IF(EXACT([.$A78];[.M$1]+1);[.L77]+1;[.L77]))" office:value-type="float" office:value="0">
              <text:p>0</text:p>
            </table:table-cell>
            <table:table-cell table:style-name="ce4" table:formula="of:=['account types'.$C$18]&amp;TEXT([.L78];['account types'.$B$18])&amp;['account types'.$D$18]" office:value-type="string" office:string-value="0">
              <text:p>0</text:p>
            </table:table-cell>
            <table:table-cell table:style-name="ce4" table:formula="of:=IF(EXACT([.K77];[.K78]);IF(EXACT([.L77];[.L78]);[.N77];CELL(&quot;Row&quot;;[.N78]));[.K78])" office:value-type="float" office:value="78">
              <text:p>78</text:p>
            </table:table-cell>
            <table:table-cell table:style-name="ce4" table:formula="of:=IF(AND([.$A78]&lt;=[.P$1];[.$A77]&gt;[.$A78]);0;IF(EXACT([.$A78];[.P$1]+1);[.O77]+1;[.O77]))" office:value-type="float" office:value="0">
              <text:p>0</text:p>
            </table:table-cell>
            <table:table-cell table:style-name="ce4" table:formula="of:=['account types'.$C$19]&amp;TEXT([.O78];['account types'.$B$19])&amp;['account types'.$D$19]" office:value-type="string" office:string-value="0">
              <text:p>0</text:p>
            </table:table-cell>
            <table:table-cell table:style-name="ce4" table:formula="of:=IF(EXACT([.N77];[.N78]);IF(EXACT([.O77];[.O78]);[.Q77];CELL(&quot;Row&quot;;[.Q78]));[.N78])" office:value-type="float" office:value="78">
              <text:p>78</text:p>
            </table:table-cell>
            <table:table-cell table:style-name="ce4" table:formula="of:=IF(AND([.$A78]&lt;=[.S$1];[.$A77]&gt;[.$A78]);0;IF(EXACT([.$A78];[.S$1]+1);[.R77]+1;[.R77]))" office:value-type="float" office:value="0">
              <text:p>0</text:p>
            </table:table-cell>
            <table:table-cell table:style-name="ce4" table:formula="of:=['account types'.$C$20]&amp;TEXT([.R78];['account types'.$B$20])&amp;['account types'.$D$20]" office:value-type="string" office:string-value="0">
              <text:p>0</text:p>
            </table:table-cell>
            <table:table-cell table:style-name="ce4" table:formula="of:=IF(EXACT([.Q77];[.Q78]);IF(EXACT([.R77];[.R78]);[.T77];CELL(&quot;Row&quot;;[.T78]));[.Q78])" office:value-type="float" office:value="78">
              <text:p>78</text:p>
            </table:table-cell>
            <table:table-cell table:style-name="ce6" table:formula="of:=NOT(AND(OR([.A77]&gt;[.A78];[.A77]=[.A78]);[.A77]&lt;&gt;7))" office:value-type="boolean" office:boolean-value="true">
              <text:p>TRUE</text:p>
            </table:table-cell>
            <table:table-cell table:style-name="Nivel4" table:formula="of:=CONCATENATE([.D78];[.G78];[.J78];[.M78];[.P78];[.S78])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142000">
              <text:p>142000</text:p>
            </table:table-cell>
            <table:table-cell table:style-name="ce7" office:value-type="string">
              <text:p>Depósitos de garantía</text:p>
            </table:table-cell>
            <table:table-cell table:style-name="Nivel4" table:formula="of:=[.W78]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Depósitos de garantía">
              <text:p>Depósitos de garantía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</text:p>
            </table:table-cell>
            <table:table-cell table:style-name="Datos" table:formula="of:=IF(EXACT([.A78];1);&quot;&quot;;IF(EXACT([.A78];2);INDIRECT(CONCATENATE(&quot;V&quot;;[.B78]));IF(EXACT([.A78];3);INDIRECT(CONCATENATE(&quot;V&quot;;[.E78]));IF(EXACT([.A78];4);INDIRECT(CONCATENATE(&quot;V&quot;;[.H78]));IF(EXACT([.A78];5);INDIRECT(CONCATENATE(&quot;V&quot;;[.K78]));IF(EXACT([.A78];6);INDIRECT(CONCATENATE(&quot;V&quot;;[.N78]));IF(EXACT([.A78];7);INDIRECT(CONCATENATE(&quot;V&quot;;[.Q78])))))))))" office:value-type="string" office:string-value="140000">
              <text:p>140000</text:p>
            </table:table-cell>
            <table:table-cell table:style-name="ce9" table:formula="of:=NOT(OR(AND(NOT(EXACT([.A78];7));NOT(EXACT([.AD78];&quot;view&quot;)));AND(EXACT([.A78];7);EXACT([.AD7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8];['account types'.$A$2:.$C$12];2)" office:value-type="string" office:string-value="view">
              <text:p>view</text:p>
            </table:table-cell>
            <table:table-cell table:style-name="Datos" table:formula="of:=VLOOKUP([.AD7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79];1);CELL(&quot;Row&quot;;[.B79]);[.B78])" office:value-type="float" office:value="2">
              <text:p>2</text:p>
            </table:table-cell>
            <table:table-cell table:style-name="ce4" table:formula="of:=IF(EXACT([.$A79];1);0;IF(EXACT([.$A79];2);[.C78]+1;[.C78]))" office:value-type="float" office:value="1">
              <text:p>1</text:p>
            </table:table-cell>
            <table:table-cell table:style-name="ce4" table:formula="of:=['account types'.$C$15]&amp;TEXT([.C79];['account types'.$B$15])&amp;['account types'.$D$15]" office:value-type="string" office:string-value="1">
              <text:p>1</text:p>
            </table:table-cell>
            <table:table-cell table:style-name="ce4" table:formula="of:=IF(EXACT([.B78];[.B79]);IF(EXACT([.C78];[.C79]);[.E78];CELL(&quot;Row&quot;;[.E79]));[.B79])" office:value-type="float" office:value="3">
              <text:p>3</text:p>
            </table:table-cell>
            <table:table-cell table:style-name="ce4" table:formula="of:=IF(AND([.$A79]&lt;=[.G$1];[.$A78]&gt;[.$A79]);0;IF(EXACT([.$A79];[.G$1]+1);[.F78]+1;[.F78]))" office:value-type="float" office:value="4">
              <text:p>4</text:p>
            </table:table-cell>
            <table:table-cell table:style-name="ce4" table:formula="of:=['account types'.$C$16]&amp;TEXT([.F79];['account types'.$B$16])&amp;['account types'.$D$16]" office:value-type="string" office:string-value="4">
              <text:p>4</text:p>
            </table:table-cell>
            <table:table-cell table:style-name="ce4" table:formula="of:=IF(EXACT([.E78];[.E79]);IF(EXACT([.F78];[.F79]);[.H78];CELL(&quot;Row&quot;;[.H79]));[.E79])" office:value-type="float" office:value="75">
              <text:p>75</text:p>
            </table:table-cell>
            <table:table-cell table:style-name="ce4" table:formula="of:=IF(AND([.$A79]&lt;=[.J$1];[.$A78]&gt;[.$A79]);0;IF(EXACT([.$A79];[.J$1]+1);[.I78]+1;[.I78]))" office:value-type="float" office:value="2">
              <text:p>2</text:p>
            </table:table-cell>
            <table:table-cell table:style-name="ce4" table:formula="of:=['account types'.$C$17]&amp;TEXT([.I79];['account types'.$B$17])&amp;['account types'.$D$17]" office:value-type="string" office:string-value="2">
              <text:p>2</text:p>
            </table:table-cell>
            <table:table-cell table:style-name="ce4" table:formula="of:=IF(EXACT([.H78];[.H79]);IF(EXACT([.I78];[.I79]);[.K78];CELL(&quot;Row&quot;;[.K79]));[.H79])" office:value-type="float" office:value="78">
              <text:p>78</text:p>
            </table:table-cell>
            <table:table-cell table:style-name="ce4" table:formula="of:=IF(AND([.$A79]&lt;=[.M$1];[.$A78]&gt;[.$A79]);0;IF(EXACT([.$A79];[.M$1]+1);[.L78]+1;[.L78]))" office:value-type="float" office:value="0">
              <text:p>0</text:p>
            </table:table-cell>
            <table:table-cell table:style-name="ce4" table:formula="of:=['account types'.$C$18]&amp;TEXT([.L79];['account types'.$B$18])&amp;['account types'.$D$18]" office:value-type="string" office:string-value="0">
              <text:p>0</text:p>
            </table:table-cell>
            <table:table-cell table:style-name="ce4" table:formula="of:=IF(EXACT([.K78];[.K79]);IF(EXACT([.L78];[.L79]);[.N78];CELL(&quot;Row&quot;;[.N79]));[.K79])" office:value-type="float" office:value="78">
              <text:p>78</text:p>
            </table:table-cell>
            <table:table-cell table:style-name="ce4" table:formula="of:=IF(AND([.$A79]&lt;=[.P$1];[.$A78]&gt;[.$A79]);0;IF(EXACT([.$A79];[.P$1]+1);[.O78]+1;[.O78]))" office:value-type="float" office:value="0">
              <text:p>0</text:p>
            </table:table-cell>
            <table:table-cell table:style-name="ce4" table:formula="of:=['account types'.$C$19]&amp;TEXT([.O79];['account types'.$B$19])&amp;['account types'.$D$19]" office:value-type="string" office:string-value="0">
              <text:p>0</text:p>
            </table:table-cell>
            <table:table-cell table:style-name="ce4" table:formula="of:=IF(EXACT([.N78];[.N79]);IF(EXACT([.O78];[.O79]);[.Q78];CELL(&quot;Row&quot;;[.Q79]));[.N79])" office:value-type="float" office:value="78">
              <text:p>78</text:p>
            </table:table-cell>
            <table:table-cell table:style-name="ce4" table:formula="of:=IF(AND([.$A79]&lt;=[.S$1];[.$A78]&gt;[.$A79]);0;IF(EXACT([.$A79];[.S$1]+1);[.R78]+1;[.R78]))" office:value-type="float" office:value="1">
              <text:p>1</text:p>
            </table:table-cell>
            <table:table-cell table:style-name="ce4" table:formula="of:=['account types'.$C$20]&amp;TEXT([.R79];['account types'.$B$20])&amp;['account types'.$D$20]" office:value-type="string" office:string-value="1">
              <text:p>1</text:p>
            </table:table-cell>
            <table:table-cell table:style-name="ce4" table:formula="of:=IF(EXACT([.Q78];[.Q79]);IF(EXACT([.R78];[.R79]);[.T78];CELL(&quot;Row&quot;;[.T79]));[.Q79])" office:value-type="float" office:value="79">
              <text:p>79</text:p>
            </table:table-cell>
            <table:table-cell table:style-name="ce6" table:formula="of:=NOT(AND(OR([.A78]&gt;[.A79];[.A78]=[.A79]);[.A78]&lt;&gt;7))" office:value-type="boolean" office:boolean-value="true">
              <text:p>TRUE</text:p>
            </table:table-cell>
            <table:table-cell table:style-name="Nivel7" table:formula="of:=CONCATENATE([.D79];[.G79];[.J79];[.M79];[.P79];[.S79])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142001">
              <text:p>142001</text:p>
            </table:table-cell>
            <table:table-cell table:style-name="ce7" office:value-type="string">
              <text:p>Depósitos sobre derechos telefónicos</text:p>
            </table:table-cell>
            <table:table-cell table:style-name="Nivel7" table:formula="of:=[.W79]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Depósitos sobre derechos telefónicos">
              <text:p>Depósitos sobre derechos telefónicos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Tel</text:p>
            </table:table-cell>
            <table:table-cell table:style-name="Datos" table:formula="of:=IF(EXACT([.A79];1);&quot;&quot;;IF(EXACT([.A79];2);INDIRECT(CONCATENATE(&quot;V&quot;;[.B79]));IF(EXACT([.A79];3);INDIRECT(CONCATENATE(&quot;V&quot;;[.E79]));IF(EXACT([.A79];4);INDIRECT(CONCATENATE(&quot;V&quot;;[.H79]));IF(EXACT([.A79];5);INDIRECT(CONCATENATE(&quot;V&quot;;[.K79]));IF(EXACT([.A79];6);INDIRECT(CONCATENATE(&quot;V&quot;;[.N79]));IF(EXACT([.A79];7);INDIRECT(CONCATENATE(&quot;V&quot;;[.Q79])))))))))" office:value-type="string" office:string-value="142000">
              <text:p>142000</text:p>
            </table:table-cell>
            <table:table-cell table:style-name="ce9" table:formula="of:=NOT(OR(AND(NOT(EXACT([.A79];7));NOT(EXACT([.AD79];&quot;view&quot;)));AND(EXACT([.A79];7);EXACT([.AD79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79];['account types'.$A$2:.$C$12];2)" office:value-type="string" office:string-value="receivable">
              <text:p>receivable</text:p>
            </table:table-cell>
            <table:table-cell table:style-name="Datos" table:formula="of:=VLOOKUP([.AD79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0];1);CELL(&quot;Row&quot;;[.B80]);[.B79])" office:value-type="float" office:value="2">
              <text:p>2</text:p>
            </table:table-cell>
            <table:table-cell table:style-name="ce4" table:formula="of:=IF(EXACT([.$A80];1);0;IF(EXACT([.$A80];2);[.C79]+1;[.C79]))" office:value-type="float" office:value="1">
              <text:p>1</text:p>
            </table:table-cell>
            <table:table-cell table:style-name="ce4" table:formula="of:=['account types'.$C$15]&amp;TEXT([.C80];['account types'.$B$15])&amp;['account types'.$D$15]" office:value-type="string" office:string-value="1">
              <text:p>1</text:p>
            </table:table-cell>
            <table:table-cell table:style-name="ce4" table:formula="of:=IF(EXACT([.B79];[.B80]);IF(EXACT([.C79];[.C80]);[.E79];CELL(&quot;Row&quot;;[.E80]));[.B80])" office:value-type="float" office:value="3">
              <text:p>3</text:p>
            </table:table-cell>
            <table:table-cell table:style-name="ce4" table:formula="of:=IF(AND([.$A80]&lt;=[.G$1];[.$A79]&gt;[.$A80]);0;IF(EXACT([.$A80];[.G$1]+1);[.F79]+1;[.F79]))" office:value-type="float" office:value="4">
              <text:p>4</text:p>
            </table:table-cell>
            <table:table-cell table:style-name="ce4" table:formula="of:=['account types'.$C$16]&amp;TEXT([.F80];['account types'.$B$16])&amp;['account types'.$D$16]" office:value-type="string" office:string-value="4">
              <text:p>4</text:p>
            </table:table-cell>
            <table:table-cell table:style-name="ce4" table:formula="of:=IF(EXACT([.E79];[.E80]);IF(EXACT([.F79];[.F80]);[.H79];CELL(&quot;Row&quot;;[.H80]));[.E80])" office:value-type="float" office:value="75">
              <text:p>75</text:p>
            </table:table-cell>
            <table:table-cell table:style-name="ce4" table:formula="of:=IF(AND([.$A80]&lt;=[.J$1];[.$A79]&gt;[.$A80]);0;IF(EXACT([.$A80];[.J$1]+1);[.I79]+1;[.I79]))" office:value-type="float" office:value="2">
              <text:p>2</text:p>
            </table:table-cell>
            <table:table-cell table:style-name="ce4" table:formula="of:=['account types'.$C$17]&amp;TEXT([.I80];['account types'.$B$17])&amp;['account types'.$D$17]" office:value-type="string" office:string-value="2">
              <text:p>2</text:p>
            </table:table-cell>
            <table:table-cell table:style-name="ce4" table:formula="of:=IF(EXACT([.H79];[.H80]);IF(EXACT([.I79];[.I80]);[.K79];CELL(&quot;Row&quot;;[.K80]));[.H80])" office:value-type="float" office:value="78">
              <text:p>78</text:p>
            </table:table-cell>
            <table:table-cell table:style-name="ce4" table:formula="of:=IF(AND([.$A80]&lt;=[.M$1];[.$A79]&gt;[.$A80]);0;IF(EXACT([.$A80];[.M$1]+1);[.L79]+1;[.L79]))" office:value-type="float" office:value="0">
              <text:p>0</text:p>
            </table:table-cell>
            <table:table-cell table:style-name="ce4" table:formula="of:=['account types'.$C$18]&amp;TEXT([.L80];['account types'.$B$18])&amp;['account types'.$D$18]" office:value-type="string" office:string-value="0">
              <text:p>0</text:p>
            </table:table-cell>
            <table:table-cell table:style-name="ce4" table:formula="of:=IF(EXACT([.K79];[.K80]);IF(EXACT([.L79];[.L80]);[.N79];CELL(&quot;Row&quot;;[.N80]));[.K80])" office:value-type="float" office:value="78">
              <text:p>78</text:p>
            </table:table-cell>
            <table:table-cell table:style-name="ce4" table:formula="of:=IF(AND([.$A80]&lt;=[.P$1];[.$A79]&gt;[.$A80]);0;IF(EXACT([.$A80];[.P$1]+1);[.O79]+1;[.O79]))" office:value-type="float" office:value="0">
              <text:p>0</text:p>
            </table:table-cell>
            <table:table-cell table:style-name="ce4" table:formula="of:=['account types'.$C$19]&amp;TEXT([.O80];['account types'.$B$19])&amp;['account types'.$D$19]" office:value-type="string" office:string-value="0">
              <text:p>0</text:p>
            </table:table-cell>
            <table:table-cell table:style-name="ce4" table:formula="of:=IF(EXACT([.N79];[.N80]);IF(EXACT([.O79];[.O80]);[.Q79];CELL(&quot;Row&quot;;[.Q80]));[.N80])" office:value-type="float" office:value="78">
              <text:p>78</text:p>
            </table:table-cell>
            <table:table-cell table:style-name="ce4" table:formula="of:=IF(AND([.$A80]&lt;=[.S$1];[.$A79]&gt;[.$A80]);0;IF(EXACT([.$A80];[.S$1]+1);[.R79]+1;[.R79]))" office:value-type="float" office:value="2">
              <text:p>2</text:p>
            </table:table-cell>
            <table:table-cell table:style-name="ce4" table:formula="of:=['account types'.$C$20]&amp;TEXT([.R80];['account types'.$B$20])&amp;['account types'.$D$20]" office:value-type="string" office:string-value="2">
              <text:p>2</text:p>
            </table:table-cell>
            <table:table-cell table:style-name="ce4" table:formula="of:=IF(EXACT([.Q79];[.Q80]);IF(EXACT([.R79];[.R80]);[.T79];CELL(&quot;Row&quot;;[.T80]));[.Q80])" office:value-type="float" office:value="80">
              <text:p>80</text:p>
            </table:table-cell>
            <table:table-cell table:style-name="ce6" table:formula="of:=NOT(AND(OR([.A79]&gt;[.A80];[.A79]=[.A80]);[.A79]&lt;&gt;7))" office:value-type="boolean" office:boolean-value="true">
              <text:p>TRUE</text:p>
            </table:table-cell>
            <table:table-cell table:style-name="Nivel7" table:formula="of:=CONCATENATE([.D80];[.G80];[.J80];[.M80];[.P80];[.S80])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142002">
              <text:p>142002</text:p>
            </table:table-cell>
            <table:table-cell table:style-name="ce7" office:value-type="string">
              <text:p>Depósitos sobre conexiones de Internet</text:p>
            </table:table-cell>
            <table:table-cell table:style-name="Nivel7" table:formula="of:=[.W80]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Depósitos sobre conexiones de Internet">
              <text:p>Depósitos sobre conexiones de Internet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Int</text:p>
            </table:table-cell>
            <table:table-cell table:style-name="Datos" table:formula="of:=IF(EXACT([.A80];1);&quot;&quot;;IF(EXACT([.A80];2);INDIRECT(CONCATENATE(&quot;V&quot;;[.B80]));IF(EXACT([.A80];3);INDIRECT(CONCATENATE(&quot;V&quot;;[.E80]));IF(EXACT([.A80];4);INDIRECT(CONCATENATE(&quot;V&quot;;[.H80]));IF(EXACT([.A80];5);INDIRECT(CONCATENATE(&quot;V&quot;;[.K80]));IF(EXACT([.A80];6);INDIRECT(CONCATENATE(&quot;V&quot;;[.N80]));IF(EXACT([.A80];7);INDIRECT(CONCATENATE(&quot;V&quot;;[.Q80])))))))))" office:value-type="string" office:string-value="142000">
              <text:p>142000</text:p>
            </table:table-cell>
            <table:table-cell table:style-name="ce9" table:formula="of:=NOT(OR(AND(NOT(EXACT([.A80];7));NOT(EXACT([.AD80];&quot;view&quot;)));AND(EXACT([.A80];7);EXACT([.AD80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0];['account types'.$A$2:.$C$12];2)" office:value-type="string" office:string-value="receivable">
              <text:p>receivable</text:p>
            </table:table-cell>
            <table:table-cell table:style-name="Datos" table:formula="of:=VLOOKUP([.AD80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1];1);CELL(&quot;Row&quot;;[.B81]);[.B80])" office:value-type="float" office:value="2">
              <text:p>2</text:p>
            </table:table-cell>
            <table:table-cell table:style-name="ce4" table:formula="of:=IF(EXACT([.$A81];1);0;IF(EXACT([.$A81];2);[.C80]+1;[.C80]))" office:value-type="float" office:value="1">
              <text:p>1</text:p>
            </table:table-cell>
            <table:table-cell table:style-name="ce4" table:formula="of:=['account types'.$C$15]&amp;TEXT([.C81];['account types'.$B$15])&amp;['account types'.$D$15]" office:value-type="string" office:string-value="1">
              <text:p>1</text:p>
            </table:table-cell>
            <table:table-cell table:style-name="ce4" table:formula="of:=IF(EXACT([.B80];[.B81]);IF(EXACT([.C80];[.C81]);[.E80];CELL(&quot;Row&quot;;[.E81]));[.B81])" office:value-type="float" office:value="3">
              <text:p>3</text:p>
            </table:table-cell>
            <table:table-cell table:style-name="ce4" table:formula="of:=IF(AND([.$A81]&lt;=[.G$1];[.$A80]&gt;[.$A81]);0;IF(EXACT([.$A81];[.G$1]+1);[.F80]+1;[.F80]))" office:value-type="float" office:value="4">
              <text:p>4</text:p>
            </table:table-cell>
            <table:table-cell table:style-name="ce4" table:formula="of:=['account types'.$C$16]&amp;TEXT([.F81];['account types'.$B$16])&amp;['account types'.$D$16]" office:value-type="string" office:string-value="4">
              <text:p>4</text:p>
            </table:table-cell>
            <table:table-cell table:style-name="ce4" table:formula="of:=IF(EXACT([.E80];[.E81]);IF(EXACT([.F80];[.F81]);[.H80];CELL(&quot;Row&quot;;[.H81]));[.E81])" office:value-type="float" office:value="75">
              <text:p>75</text:p>
            </table:table-cell>
            <table:table-cell table:style-name="ce4" table:formula="of:=IF(AND([.$A81]&lt;=[.J$1];[.$A80]&gt;[.$A81]);0;IF(EXACT([.$A81];[.J$1]+1);[.I80]+1;[.I80]))" office:value-type="float" office:value="2">
              <text:p>2</text:p>
            </table:table-cell>
            <table:table-cell table:style-name="ce4" table:formula="of:=['account types'.$C$17]&amp;TEXT([.I81];['account types'.$B$17])&amp;['account types'.$D$17]" office:value-type="string" office:string-value="2">
              <text:p>2</text:p>
            </table:table-cell>
            <table:table-cell table:style-name="ce4" table:formula="of:=IF(EXACT([.H80];[.H81]);IF(EXACT([.I80];[.I81]);[.K80];CELL(&quot;Row&quot;;[.K81]));[.H81])" office:value-type="float" office:value="78">
              <text:p>78</text:p>
            </table:table-cell>
            <table:table-cell table:style-name="ce4" table:formula="of:=IF(AND([.$A81]&lt;=[.M$1];[.$A80]&gt;[.$A81]);0;IF(EXACT([.$A81];[.M$1]+1);[.L80]+1;[.L80]))" office:value-type="float" office:value="0">
              <text:p>0</text:p>
            </table:table-cell>
            <table:table-cell table:style-name="ce4" table:formula="of:=['account types'.$C$18]&amp;TEXT([.L81];['account types'.$B$18])&amp;['account types'.$D$18]" office:value-type="string" office:string-value="0">
              <text:p>0</text:p>
            </table:table-cell>
            <table:table-cell table:style-name="ce4" table:formula="of:=IF(EXACT([.K80];[.K81]);IF(EXACT([.L80];[.L81]);[.N80];CELL(&quot;Row&quot;;[.N81]));[.K81])" office:value-type="float" office:value="78">
              <text:p>78</text:p>
            </table:table-cell>
            <table:table-cell table:style-name="ce4" table:formula="of:=IF(AND([.$A81]&lt;=[.P$1];[.$A80]&gt;[.$A81]);0;IF(EXACT([.$A81];[.P$1]+1);[.O80]+1;[.O80]))" office:value-type="float" office:value="0">
              <text:p>0</text:p>
            </table:table-cell>
            <table:table-cell table:style-name="ce4" table:formula="of:=['account types'.$C$19]&amp;TEXT([.O81];['account types'.$B$19])&amp;['account types'.$D$19]" office:value-type="string" office:string-value="0">
              <text:p>0</text:p>
            </table:table-cell>
            <table:table-cell table:style-name="ce4" table:formula="of:=IF(EXACT([.N80];[.N81]);IF(EXACT([.O80];[.O81]);[.Q80];CELL(&quot;Row&quot;;[.Q81]));[.N81])" office:value-type="float" office:value="78">
              <text:p>78</text:p>
            </table:table-cell>
            <table:table-cell table:style-name="ce4" table:formula="of:=IF(AND([.$A81]&lt;=[.S$1];[.$A80]&gt;[.$A81]);0;IF(EXACT([.$A81];[.S$1]+1);[.R80]+1;[.R80]))" office:value-type="float" office:value="3">
              <text:p>3</text:p>
            </table:table-cell>
            <table:table-cell table:style-name="ce4" table:formula="of:=['account types'.$C$20]&amp;TEXT([.R81];['account types'.$B$20])&amp;['account types'.$D$20]" office:value-type="string" office:string-value="3">
              <text:p>3</text:p>
            </table:table-cell>
            <table:table-cell table:style-name="ce4" table:formula="of:=IF(EXACT([.Q80];[.Q81]);IF(EXACT([.R80];[.R81]);[.T80];CELL(&quot;Row&quot;;[.T81]));[.Q81])" office:value-type="float" office:value="81">
              <text:p>81</text:p>
            </table:table-cell>
            <table:table-cell table:style-name="ce6" table:formula="of:=NOT(AND(OR([.A80]&gt;[.A81];[.A80]=[.A81]);[.A80]&lt;&gt;7))" office:value-type="boolean" office:boolean-value="true">
              <text:p>TRUE</text:p>
            </table:table-cell>
            <table:table-cell table:style-name="Nivel7" table:formula="of:=CONCATENATE([.D81];[.G81];[.J81];[.M81];[.P81];[.S81])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142003">
              <text:p>142003</text:p>
            </table:table-cell>
            <table:table-cell table:style-name="ce7" office:value-type="string">
              <text:p>Depósitos sobre locales en alquiler</text:p>
            </table:table-cell>
            <table:table-cell table:style-name="Nivel7" table:formula="of:=[.W81]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Depósitos sobre locales en alquiler">
              <text:p>Depósitos sobre locales en alquiler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Alq.</text:p>
            </table:table-cell>
            <table:table-cell table:style-name="Datos" table:formula="of:=IF(EXACT([.A81];1);&quot;&quot;;IF(EXACT([.A81];2);INDIRECT(CONCATENATE(&quot;V&quot;;[.B81]));IF(EXACT([.A81];3);INDIRECT(CONCATENATE(&quot;V&quot;;[.E81]));IF(EXACT([.A81];4);INDIRECT(CONCATENATE(&quot;V&quot;;[.H81]));IF(EXACT([.A81];5);INDIRECT(CONCATENATE(&quot;V&quot;;[.K81]));IF(EXACT([.A81];6);INDIRECT(CONCATENATE(&quot;V&quot;;[.N81]));IF(EXACT([.A81];7);INDIRECT(CONCATENATE(&quot;V&quot;;[.Q81])))))))))" office:value-type="string" office:string-value="142000">
              <text:p>142000</text:p>
            </table:table-cell>
            <table:table-cell table:style-name="ce9" table:formula="of:=NOT(OR(AND(NOT(EXACT([.A81];7));NOT(EXACT([.AD81];&quot;view&quot;)));AND(EXACT([.A81];7);EXACT([.AD81];&quot;view&quot;))))" office:value-type="boolean" office:boolean-value="true">
              <text:p>TRUE</text:p>
            </table:table-cell>
            <table:table-cell table:style-name="ce7" office:value-type="string">
              <text:p>receiv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1];['account types'.$A$2:.$C$12];2)" office:value-type="string" office:string-value="receivable">
              <text:p>receivable</text:p>
            </table:table-cell>
            <table:table-cell table:style-name="Datos" table:formula="of:=VLOOKUP([.AD81];['account types'.$A$2:.$C$12];3)" office:value-type="string" office:string-value="True">
              <text:p>Tru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82];1);CELL(&quot;Row&quot;;[.B82]);[.B81])" office:value-type="float" office:value="2">
            <text:p>2</text:p>
          </table:table-cell>
          <table:table-cell table:style-name="ce4" table:formula="of:=IF(EXACT([.$A82];1);0;IF(EXACT([.$A82];2);[.C81]+1;[.C81]))" office:value-type="float" office:value="2">
            <text:p>2</text:p>
          </table:table-cell>
          <table:table-cell table:style-name="ce4" table:formula="of:=['account types'.$C$15]&amp;TEXT([.C82];['account types'.$B$15])&amp;['account types'.$D$15]" office:value-type="string" office:string-value="2">
            <text:p>2</text:p>
          </table:table-cell>
          <table:table-cell table:style-name="ce4" table:formula="of:=IF(EXACT([.B81];[.B82]);IF(EXACT([.C81];[.C82]);[.E81];CELL(&quot;Row&quot;;[.E82]));[.B82])" office:value-type="float" office:value="82">
            <text:p>82</text:p>
          </table:table-cell>
          <table:table-cell table:style-name="ce4" table:formula="of:=IF(AND([.$A82]&lt;=[.G$1];[.$A81]&gt;[.$A82]);0;IF(EXACT([.$A82];[.G$1]+1);[.F81]+1;[.F81]))" office:value-type="float" office:value="0">
            <text:p>0</text:p>
          </table:table-cell>
          <table:table-cell table:style-name="ce4" table:formula="of:=['account types'.$C$16]&amp;TEXT([.F82];['account types'.$B$16])&amp;['account types'.$D$16]" office:value-type="string" office:string-value="0">
            <text:p>0</text:p>
          </table:table-cell>
          <table:table-cell table:style-name="ce4" table:formula="of:=IF(EXACT([.E81];[.E82]);IF(EXACT([.F81];[.F82]);[.H81];CELL(&quot;Row&quot;;[.H82]));[.E82])" office:value-type="float" office:value="82">
            <text:p>82</text:p>
          </table:table-cell>
          <table:table-cell table:style-name="ce4" table:formula="of:=IF(AND([.$A82]&lt;=[.J$1];[.$A81]&gt;[.$A82]);0;IF(EXACT([.$A82];[.J$1]+1);[.I81]+1;[.I81]))" office:value-type="float" office:value="0">
            <text:p>0</text:p>
          </table:table-cell>
          <table:table-cell table:style-name="ce4" table:formula="of:=['account types'.$C$17]&amp;TEXT([.I82];['account types'.$B$17])&amp;['account types'.$D$17]" office:value-type="string" office:string-value="0">
            <text:p>0</text:p>
          </table:table-cell>
          <table:table-cell table:style-name="ce4" table:formula="of:=IF(EXACT([.H81];[.H82]);IF(EXACT([.I81];[.I82]);[.K81];CELL(&quot;Row&quot;;[.K82]));[.H82])" office:value-type="float" office:value="82">
            <text:p>82</text:p>
          </table:table-cell>
          <table:table-cell table:style-name="ce4" table:formula="of:=IF(AND([.$A82]&lt;=[.M$1];[.$A81]&gt;[.$A82]);0;IF(EXACT([.$A82];[.M$1]+1);[.L81]+1;[.L81]))" office:value-type="float" office:value="0">
            <text:p>0</text:p>
          </table:table-cell>
          <table:table-cell table:style-name="ce4" table:formula="of:=['account types'.$C$18]&amp;TEXT([.L82];['account types'.$B$18])&amp;['account types'.$D$18]" office:value-type="string" office:string-value="0">
            <text:p>0</text:p>
          </table:table-cell>
          <table:table-cell table:style-name="ce4" table:formula="of:=IF(EXACT([.K81];[.K82]);IF(EXACT([.L81];[.L82]);[.N81];CELL(&quot;Row&quot;;[.N82]));[.K82])" office:value-type="float" office:value="82">
            <text:p>82</text:p>
          </table:table-cell>
          <table:table-cell table:style-name="ce4" table:formula="of:=IF(AND([.$A82]&lt;=[.P$1];[.$A81]&gt;[.$A82]);0;IF(EXACT([.$A82];[.P$1]+1);[.O81]+1;[.O81]))" office:value-type="float" office:value="0">
            <text:p>0</text:p>
          </table:table-cell>
          <table:table-cell table:style-name="ce4" table:formula="of:=['account types'.$C$19]&amp;TEXT([.O82];['account types'.$B$19])&amp;['account types'.$D$19]" office:value-type="string" office:string-value="0">
            <text:p>0</text:p>
          </table:table-cell>
          <table:table-cell table:style-name="ce4" table:formula="of:=IF(EXACT([.N81];[.N82]);IF(EXACT([.O81];[.O82]);[.Q81];CELL(&quot;Row&quot;;[.Q82]));[.N82])" office:value-type="float" office:value="82">
            <text:p>82</text:p>
          </table:table-cell>
          <table:table-cell table:style-name="ce4" table:formula="of:=IF(AND([.$A82]&lt;=[.S$1];[.$A81]&gt;[.$A82]);0;IF(EXACT([.$A82];[.S$1]+1);[.R81]+1;[.R81]))" office:value-type="float" office:value="0">
            <text:p>0</text:p>
          </table:table-cell>
          <table:table-cell table:style-name="ce4" table:formula="of:=['account types'.$C$20]&amp;TEXT([.R82];['account types'.$B$20])&amp;['account types'.$D$20]" office:value-type="string" office:string-value="0">
            <text:p>0</text:p>
          </table:table-cell>
          <table:table-cell table:style-name="ce4" table:formula="of:=IF(EXACT([.Q81];[.Q82]);IF(EXACT([.R81];[.R82]);[.T81];CELL(&quot;Row&quot;;[.T82]));[.Q82])" office:value-type="float" office:value="82">
            <text:p>82</text:p>
          </table:table-cell>
          <table:table-cell table:style-name="ce6" table:formula="of:=NOT(AND(OR([.A81]&gt;[.A82];[.A81]=[.A82]);[.A81]&lt;&gt;7))" office:value-type="boolean" office:boolean-value="true">
            <text:p>TRUE</text:p>
          </table:table-cell>
          <table:table-cell table:style-name="Nivel2" table:formula="of:=CONCATENATE([.D82];[.G82];[.J82];[.M82];[.P82];[.S82])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200000">
            <text:p>200000</text:p>
          </table:table-cell>
          <table:table-cell table:style-name="ce7" office:value-type="string">
            <text:p>Pasivo</text:p>
          </table:table-cell>
          <table:table-cell table:style-name="Nivel2" table:formula="of:=[.W82]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Pasivo">
            <text:p>Pasiv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Pa</text:p>
          </table:table-cell>
          <table:table-cell table:style-name="Datos" table:formula="of:=IF(EXACT([.A82];1);&quot;&quot;;IF(EXACT([.A82];2);INDIRECT(CONCATENATE(&quot;V&quot;;[.B82]));IF(EXACT([.A82];3);INDIRECT(CONCATENATE(&quot;V&quot;;[.E82]));IF(EXACT([.A82];4);INDIRECT(CONCATENATE(&quot;V&quot;;[.H82]));IF(EXACT([.A82];5);INDIRECT(CONCATENATE(&quot;V&quot;;[.K82]));IF(EXACT([.A82];6);INDIRECT(CONCATENATE(&quot;V&quot;;[.N82]));IF(EXACT([.A82];7);INDIRECT(CONCATENATE(&quot;V&quot;;[.Q82])))))))))" office:value-type="string" office:string-value="000000">
            <text:p>000000</text:p>
          </table:table-cell>
          <table:table-cell table:style-name="ce9" table:formula="of:=NOT(OR(AND(NOT(EXACT([.A82];7));NOT(EXACT([.AD82];&quot;view&quot;)));AND(EXACT([.A82];7);EXACT([.AD82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82];['account types'.$A$2:.$C$12];2)" office:value-type="string" office:string-value="view">
            <text:p>view</text:p>
          </table:table-cell>
          <table:table-cell table:style-name="Datos" table:formula="of:=VLOOKUP([.AD82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83];1);CELL(&quot;Row&quot;;[.B83]);[.B82])" office:value-type="float" office:value="2">
              <text:p>2</text:p>
            </table:table-cell>
            <table:table-cell table:style-name="ce4" table:formula="of:=IF(EXACT([.$A83];1);0;IF(EXACT([.$A83];2);[.C82]+1;[.C82]))" office:value-type="float" office:value="2">
              <text:p>2</text:p>
            </table:table-cell>
            <table:table-cell table:style-name="ce4" table:formula="of:=['account types'.$C$15]&amp;TEXT([.C83];['account types'.$B$15])&amp;['account types'.$D$15]" office:value-type="string" office:string-value="2">
              <text:p>2</text:p>
            </table:table-cell>
            <table:table-cell table:style-name="ce4" table:formula="of:=IF(EXACT([.B82];[.B83]);IF(EXACT([.C82];[.C83]);[.E82];CELL(&quot;Row&quot;;[.E83]));[.B83])" office:value-type="float" office:value="82">
              <text:p>82</text:p>
            </table:table-cell>
            <table:table-cell table:style-name="ce4" table:formula="of:=IF(AND([.$A83]&lt;=[.G$1];[.$A82]&gt;[.$A83]);0;IF(EXACT([.$A83];[.G$1]+1);[.F82]+1;[.F82]))" office:value-type="float" office:value="1">
              <text:p>1</text:p>
            </table:table-cell>
            <table:table-cell table:style-name="ce4" table:formula="of:=['account types'.$C$16]&amp;TEXT([.F83];['account types'.$B$16])&amp;['account types'.$D$16]" office:value-type="string" office:string-value="1">
              <text:p>1</text:p>
            </table:table-cell>
            <table:table-cell table:style-name="ce4" table:formula="of:=IF(EXACT([.E82];[.E83]);IF(EXACT([.F82];[.F83]);[.H82];CELL(&quot;Row&quot;;[.H83]));[.E83])" office:value-type="float" office:value="83">
              <text:p>83</text:p>
            </table:table-cell>
            <table:table-cell table:style-name="ce4" table:formula="of:=IF(AND([.$A83]&lt;=[.J$1];[.$A82]&gt;[.$A83]);0;IF(EXACT([.$A83];[.J$1]+1);[.I82]+1;[.I82]))" office:value-type="float" office:value="0">
              <text:p>0</text:p>
            </table:table-cell>
            <table:table-cell table:style-name="ce4" table:formula="of:=['account types'.$C$17]&amp;TEXT([.I83];['account types'.$B$17])&amp;['account types'.$D$17]" office:value-type="string" office:string-value="0">
              <text:p>0</text:p>
            </table:table-cell>
            <table:table-cell table:style-name="ce4" table:formula="of:=IF(EXACT([.H82];[.H83]);IF(EXACT([.I82];[.I83]);[.K82];CELL(&quot;Row&quot;;[.K83]));[.H83])" office:value-type="float" office:value="83">
              <text:p>83</text:p>
            </table:table-cell>
            <table:table-cell table:style-name="ce4" table:formula="of:=IF(AND([.$A83]&lt;=[.M$1];[.$A82]&gt;[.$A83]);0;IF(EXACT([.$A83];[.M$1]+1);[.L82]+1;[.L82]))" office:value-type="float" office:value="0">
              <text:p>0</text:p>
            </table:table-cell>
            <table:table-cell table:style-name="ce4" table:formula="of:=['account types'.$C$18]&amp;TEXT([.L83];['account types'.$B$18])&amp;['account types'.$D$18]" office:value-type="string" office:string-value="0">
              <text:p>0</text:p>
            </table:table-cell>
            <table:table-cell table:style-name="ce4" table:formula="of:=IF(EXACT([.K82];[.K83]);IF(EXACT([.L82];[.L83]);[.N82];CELL(&quot;Row&quot;;[.N83]));[.K83])" office:value-type="float" office:value="83">
              <text:p>83</text:p>
            </table:table-cell>
            <table:table-cell table:style-name="ce4" table:formula="of:=IF(AND([.$A83]&lt;=[.P$1];[.$A82]&gt;[.$A83]);0;IF(EXACT([.$A83];[.P$1]+1);[.O82]+1;[.O82]))" office:value-type="float" office:value="0">
              <text:p>0</text:p>
            </table:table-cell>
            <table:table-cell table:style-name="ce4" table:formula="of:=['account types'.$C$19]&amp;TEXT([.O83];['account types'.$B$19])&amp;['account types'.$D$19]" office:value-type="string" office:string-value="0">
              <text:p>0</text:p>
            </table:table-cell>
            <table:table-cell table:style-name="ce4" table:formula="of:=IF(EXACT([.N82];[.N83]);IF(EXACT([.O82];[.O83]);[.Q82];CELL(&quot;Row&quot;;[.Q83]));[.N83])" office:value-type="float" office:value="83">
              <text:p>83</text:p>
            </table:table-cell>
            <table:table-cell table:style-name="ce4" table:formula="of:=IF(AND([.$A83]&lt;=[.S$1];[.$A82]&gt;[.$A83]);0;IF(EXACT([.$A83];[.S$1]+1);[.R82]+1;[.R82]))" office:value-type="float" office:value="0">
              <text:p>0</text:p>
            </table:table-cell>
            <table:table-cell table:style-name="ce4" table:formula="of:=['account types'.$C$20]&amp;TEXT([.R83];['account types'.$B$20])&amp;['account types'.$D$20]" office:value-type="string" office:string-value="0">
              <text:p>0</text:p>
            </table:table-cell>
            <table:table-cell table:style-name="ce4" table:formula="of:=IF(EXACT([.Q82];[.Q83]);IF(EXACT([.R82];[.R83]);[.T82];CELL(&quot;Row&quot;;[.T83]));[.Q83])" office:value-type="float" office:value="83">
              <text:p>83</text:p>
            </table:table-cell>
            <table:table-cell table:style-name="ce6" table:formula="of:=NOT(AND(OR([.A82]&gt;[.A83];[.A82]=[.A83]);[.A82]&lt;&gt;7))" office:value-type="boolean" office:boolean-value="true">
              <text:p>TRUE</text:p>
            </table:table-cell>
            <table:table-cell table:style-name="Nivel3" table:formula="of:=CONCATENATE([.D83];[.G83];[.J83];[.M83];[.P83];[.S83])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210000">
              <text:p>210000</text:p>
            </table:table-cell>
            <table:table-cell table:style-name="ce7" office:value-type="string">
              <text:p>Pasivo circulante</text:p>
            </table:table-cell>
            <table:table-cell table:style-name="Nivel3" table:formula="of:=[.W83]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Pasivo circulante">
              <text:p>Pasivo circulan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ir</text:p>
            </table:table-cell>
            <table:table-cell table:style-name="Datos" table:formula="of:=IF(EXACT([.A83];1);&quot;&quot;;IF(EXACT([.A83];2);INDIRECT(CONCATENATE(&quot;V&quot;;[.B83]));IF(EXACT([.A83];3);INDIRECT(CONCATENATE(&quot;V&quot;;[.E83]));IF(EXACT([.A83];4);INDIRECT(CONCATENATE(&quot;V&quot;;[.H83]));IF(EXACT([.A83];5);INDIRECT(CONCATENATE(&quot;V&quot;;[.K83]));IF(EXACT([.A83];6);INDIRECT(CONCATENATE(&quot;V&quot;;[.N83]));IF(EXACT([.A83];7);INDIRECT(CONCATENATE(&quot;V&quot;;[.Q83])))))))))" office:value-type="string" office:string-value="200000">
              <text:p>200000</text:p>
            </table:table-cell>
            <table:table-cell table:style-name="ce9" table:formula="of:=NOT(OR(AND(NOT(EXACT([.A83];7));NOT(EXACT([.AD83];&quot;view&quot;)));AND(EXACT([.A83];7);EXACT([.AD8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3];['account types'.$A$2:.$C$12];2)" office:value-type="string" office:string-value="view">
              <text:p>view</text:p>
            </table:table-cell>
            <table:table-cell table:style-name="Datos" table:formula="of:=VLOOKUP([.AD8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84];1);CELL(&quot;Row&quot;;[.B84]);[.B83])" office:value-type="float" office:value="2">
              <text:p>2</text:p>
            </table:table-cell>
            <table:table-cell table:style-name="ce4" table:formula="of:=IF(EXACT([.$A84];1);0;IF(EXACT([.$A84];2);[.C83]+1;[.C83]))" office:value-type="float" office:value="2">
              <text:p>2</text:p>
            </table:table-cell>
            <table:table-cell table:style-name="ce4" table:formula="of:=['account types'.$C$15]&amp;TEXT([.C84];['account types'.$B$15])&amp;['account types'.$D$15]" office:value-type="string" office:string-value="2">
              <text:p>2</text:p>
            </table:table-cell>
            <table:table-cell table:style-name="ce4" table:formula="of:=IF(EXACT([.B83];[.B84]);IF(EXACT([.C83];[.C84]);[.E83];CELL(&quot;Row&quot;;[.E84]));[.B84])" office:value-type="float" office:value="82">
              <text:p>82</text:p>
            </table:table-cell>
            <table:table-cell table:style-name="ce4" table:formula="of:=IF(AND([.$A84]&lt;=[.G$1];[.$A83]&gt;[.$A84]);0;IF(EXACT([.$A84];[.G$1]+1);[.F83]+1;[.F83]))" office:value-type="float" office:value="1">
              <text:p>1</text:p>
            </table:table-cell>
            <table:table-cell table:style-name="ce4" table:formula="of:=['account types'.$C$16]&amp;TEXT([.F84];['account types'.$B$16])&amp;['account types'.$D$16]" office:value-type="string" office:string-value="1">
              <text:p>1</text:p>
            </table:table-cell>
            <table:table-cell table:style-name="ce4" table:formula="of:=IF(EXACT([.E83];[.E84]);IF(EXACT([.F83];[.F84]);[.H83];CELL(&quot;Row&quot;;[.H84]));[.E84])" office:value-type="float" office:value="83">
              <text:p>83</text:p>
            </table:table-cell>
            <table:table-cell table:style-name="ce4" table:formula="of:=IF(AND([.$A84]&lt;=[.J$1];[.$A83]&gt;[.$A84]);0;IF(EXACT([.$A84];[.J$1]+1);[.I83]+1;[.I83]))" office:value-type="float" office:value="1">
              <text:p>1</text:p>
            </table:table-cell>
            <table:table-cell table:style-name="ce4" table:formula="of:=['account types'.$C$17]&amp;TEXT([.I84];['account types'.$B$17])&amp;['account types'.$D$17]" office:value-type="string" office:string-value="1">
              <text:p>1</text:p>
            </table:table-cell>
            <table:table-cell table:style-name="ce4" table:formula="of:=IF(EXACT([.H83];[.H84]);IF(EXACT([.I83];[.I84]);[.K83];CELL(&quot;Row&quot;;[.K84]));[.H84])" office:value-type="float" office:value="84">
              <text:p>84</text:p>
            </table:table-cell>
            <table:table-cell table:style-name="ce4" table:formula="of:=IF(AND([.$A84]&lt;=[.M$1];[.$A83]&gt;[.$A84]);0;IF(EXACT([.$A84];[.M$1]+1);[.L83]+1;[.L83]))" office:value-type="float" office:value="0">
              <text:p>0</text:p>
            </table:table-cell>
            <table:table-cell table:style-name="ce4" table:formula="of:=['account types'.$C$18]&amp;TEXT([.L84];['account types'.$B$18])&amp;['account types'.$D$18]" office:value-type="string" office:string-value="0">
              <text:p>0</text:p>
            </table:table-cell>
            <table:table-cell table:style-name="ce4" table:formula="of:=IF(EXACT([.K83];[.K84]);IF(EXACT([.L83];[.L84]);[.N83];CELL(&quot;Row&quot;;[.N84]));[.K84])" office:value-type="float" office:value="84">
              <text:p>84</text:p>
            </table:table-cell>
            <table:table-cell table:style-name="ce4" table:formula="of:=IF(AND([.$A84]&lt;=[.P$1];[.$A83]&gt;[.$A84]);0;IF(EXACT([.$A84];[.P$1]+1);[.O83]+1;[.O83]))" office:value-type="float" office:value="0">
              <text:p>0</text:p>
            </table:table-cell>
            <table:table-cell table:style-name="ce4" table:formula="of:=['account types'.$C$19]&amp;TEXT([.O84];['account types'.$B$19])&amp;['account types'.$D$19]" office:value-type="string" office:string-value="0">
              <text:p>0</text:p>
            </table:table-cell>
            <table:table-cell table:style-name="ce4" table:formula="of:=IF(EXACT([.N83];[.N84]);IF(EXACT([.O83];[.O84]);[.Q83];CELL(&quot;Row&quot;;[.Q84]));[.N84])" office:value-type="float" office:value="84">
              <text:p>84</text:p>
            </table:table-cell>
            <table:table-cell table:style-name="ce4" table:formula="of:=IF(AND([.$A84]&lt;=[.S$1];[.$A83]&gt;[.$A84]);0;IF(EXACT([.$A84];[.S$1]+1);[.R83]+1;[.R83]))" office:value-type="float" office:value="0">
              <text:p>0</text:p>
            </table:table-cell>
            <table:table-cell table:style-name="ce4" table:formula="of:=['account types'.$C$20]&amp;TEXT([.R84];['account types'.$B$20])&amp;['account types'.$D$20]" office:value-type="string" office:string-value="0">
              <text:p>0</text:p>
            </table:table-cell>
            <table:table-cell table:style-name="ce4" table:formula="of:=IF(EXACT([.Q83];[.Q84]);IF(EXACT([.R83];[.R84]);[.T83];CELL(&quot;Row&quot;;[.T84]));[.Q84])" office:value-type="float" office:value="84">
              <text:p>84</text:p>
            </table:table-cell>
            <table:table-cell table:style-name="ce6" table:formula="of:=NOT(AND(OR([.A83]&gt;[.A84];[.A83]=[.A84]);[.A83]&lt;&gt;7))" office:value-type="boolean" office:boolean-value="true">
              <text:p>TRUE</text:p>
            </table:table-cell>
            <table:table-cell table:style-name="Nivel4" table:formula="of:=CONCATENATE([.D84];[.G84];[.J84];[.M84];[.P84];[.S84])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211000">
              <text:p>211000</text:p>
            </table:table-cell>
            <table:table-cell table:style-name="ce7" office:value-type="string">
              <text:p>Cuentas por pagar</text:p>
            </table:table-cell>
            <table:table-cell table:style-name="Nivel4" table:formula="of:=[.W84]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Cuentas por pagar">
              <text:p>Cuentas por pag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P</text:p>
            </table:table-cell>
            <table:table-cell table:style-name="Datos" table:formula="of:=IF(EXACT([.A84];1);&quot;&quot;;IF(EXACT([.A84];2);INDIRECT(CONCATENATE(&quot;V&quot;;[.B84]));IF(EXACT([.A84];3);INDIRECT(CONCATENATE(&quot;V&quot;;[.E84]));IF(EXACT([.A84];4);INDIRECT(CONCATENATE(&quot;V&quot;;[.H84]));IF(EXACT([.A84];5);INDIRECT(CONCATENATE(&quot;V&quot;;[.K84]));IF(EXACT([.A84];6);INDIRECT(CONCATENATE(&quot;V&quot;;[.N84]));IF(EXACT([.A84];7);INDIRECT(CONCATENATE(&quot;V&quot;;[.Q84])))))))))" office:value-type="string" office:string-value="210000">
              <text:p>210000</text:p>
            </table:table-cell>
            <table:table-cell table:style-name="ce9" table:formula="of:=NOT(OR(AND(NOT(EXACT([.A84];7));NOT(EXACT([.AD84];&quot;view&quot;)));AND(EXACT([.A84];7);EXACT([.AD8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4];['account types'.$A$2:.$C$12];2)" office:value-type="string" office:string-value="view">
              <text:p>view</text:p>
            </table:table-cell>
            <table:table-cell table:style-name="Datos" table:formula="of:=VLOOKUP([.AD8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5];1);CELL(&quot;Row&quot;;[.B85]);[.B84])" office:value-type="float" office:value="2">
              <text:p>2</text:p>
            </table:table-cell>
            <table:table-cell table:style-name="ce4" table:formula="of:=IF(EXACT([.$A85];1);0;IF(EXACT([.$A85];2);[.C84]+1;[.C84]))" office:value-type="float" office:value="2">
              <text:p>2</text:p>
            </table:table-cell>
            <table:table-cell table:style-name="ce4" table:formula="of:=['account types'.$C$15]&amp;TEXT([.C85];['account types'.$B$15])&amp;['account types'.$D$15]" office:value-type="string" office:string-value="2">
              <text:p>2</text:p>
            </table:table-cell>
            <table:table-cell table:style-name="ce4" table:formula="of:=IF(EXACT([.B84];[.B85]);IF(EXACT([.C84];[.C85]);[.E84];CELL(&quot;Row&quot;;[.E85]));[.B85])" office:value-type="float" office:value="82">
              <text:p>82</text:p>
            </table:table-cell>
            <table:table-cell table:style-name="ce4" table:formula="of:=IF(AND([.$A85]&lt;=[.G$1];[.$A84]&gt;[.$A85]);0;IF(EXACT([.$A85];[.G$1]+1);[.F84]+1;[.F84]))" office:value-type="float" office:value="1">
              <text:p>1</text:p>
            </table:table-cell>
            <table:table-cell table:style-name="ce4" table:formula="of:=['account types'.$C$16]&amp;TEXT([.F85];['account types'.$B$16])&amp;['account types'.$D$16]" office:value-type="string" office:string-value="1">
              <text:p>1</text:p>
            </table:table-cell>
            <table:table-cell table:style-name="ce4" table:formula="of:=IF(EXACT([.E84];[.E85]);IF(EXACT([.F84];[.F85]);[.H84];CELL(&quot;Row&quot;;[.H85]));[.E85])" office:value-type="float" office:value="83">
              <text:p>83</text:p>
            </table:table-cell>
            <table:table-cell table:style-name="ce4" table:formula="of:=IF(AND([.$A85]&lt;=[.J$1];[.$A84]&gt;[.$A85]);0;IF(EXACT([.$A85];[.J$1]+1);[.I84]+1;[.I84]))" office:value-type="float" office:value="1">
              <text:p>1</text:p>
            </table:table-cell>
            <table:table-cell table:style-name="ce4" table:formula="of:=['account types'.$C$17]&amp;TEXT([.I85];['account types'.$B$17])&amp;['account types'.$D$17]" office:value-type="string" office:string-value="1">
              <text:p>1</text:p>
            </table:table-cell>
            <table:table-cell table:style-name="ce4" table:formula="of:=IF(EXACT([.H84];[.H85]);IF(EXACT([.I84];[.I85]);[.K84];CELL(&quot;Row&quot;;[.K85]));[.H85])" office:value-type="float" office:value="84">
              <text:p>84</text:p>
            </table:table-cell>
            <table:table-cell table:style-name="ce4" table:formula="of:=IF(AND([.$A85]&lt;=[.M$1];[.$A84]&gt;[.$A85]);0;IF(EXACT([.$A85];[.M$1]+1);[.L84]+1;[.L84]))" office:value-type="float" office:value="0">
              <text:p>0</text:p>
            </table:table-cell>
            <table:table-cell table:style-name="ce4" table:formula="of:=['account types'.$C$18]&amp;TEXT([.L85];['account types'.$B$18])&amp;['account types'.$D$18]" office:value-type="string" office:string-value="0">
              <text:p>0</text:p>
            </table:table-cell>
            <table:table-cell table:style-name="ce4" table:formula="of:=IF(EXACT([.K84];[.K85]);IF(EXACT([.L84];[.L85]);[.N84];CELL(&quot;Row&quot;;[.N85]));[.K85])" office:value-type="float" office:value="84">
              <text:p>84</text:p>
            </table:table-cell>
            <table:table-cell table:style-name="ce4" table:formula="of:=IF(AND([.$A85]&lt;=[.P$1];[.$A84]&gt;[.$A85]);0;IF(EXACT([.$A85];[.P$1]+1);[.O84]+1;[.O84]))" office:value-type="float" office:value="0">
              <text:p>0</text:p>
            </table:table-cell>
            <table:table-cell table:style-name="ce4" table:formula="of:=['account types'.$C$19]&amp;TEXT([.O85];['account types'.$B$19])&amp;['account types'.$D$19]" office:value-type="string" office:string-value="0">
              <text:p>0</text:p>
            </table:table-cell>
            <table:table-cell table:style-name="ce4" table:formula="of:=IF(EXACT([.N84];[.N85]);IF(EXACT([.O84];[.O85]);[.Q84];CELL(&quot;Row&quot;;[.Q85]));[.N85])" office:value-type="float" office:value="84">
              <text:p>84</text:p>
            </table:table-cell>
            <table:table-cell table:style-name="ce4" table:formula="of:=IF(AND([.$A85]&lt;=[.S$1];[.$A84]&gt;[.$A85]);0;IF(EXACT([.$A85];[.S$1]+1);[.R84]+1;[.R84]))" office:value-type="float" office:value="1">
              <text:p>1</text:p>
            </table:table-cell>
            <table:table-cell table:style-name="ce4" table:formula="of:=['account types'.$C$20]&amp;TEXT([.R85];['account types'.$B$20])&amp;['account types'.$D$20]" office:value-type="string" office:string-value="1">
              <text:p>1</text:p>
            </table:table-cell>
            <table:table-cell table:style-name="ce4" table:formula="of:=IF(EXACT([.Q84];[.Q85]);IF(EXACT([.R84];[.R85]);[.T84];CELL(&quot;Row&quot;;[.T85]));[.Q85])" office:value-type="float" office:value="85">
              <text:p>85</text:p>
            </table:table-cell>
            <table:table-cell table:style-name="ce6" table:formula="of:=NOT(AND(OR([.A84]&gt;[.A85];[.A84]=[.A85]);[.A84]&lt;&gt;7))" office:value-type="boolean" office:boolean-value="true">
              <text:p>TRUE</text:p>
            </table:table-cell>
            <table:table-cell table:style-name="Nivel7" table:formula="of:=CONCATENATE([.D85];[.G85];[.J85];[.M85];[.P85];[.S85])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211001">
              <text:p>211001</text:p>
            </table:table-cell>
            <table:table-cell table:style-name="ce7" office:value-type="string">
              <text:p>Cuentas por pagar a proveedores</text:p>
            </table:table-cell>
            <table:table-cell table:style-name="Nivel7" table:formula="of:=[.W85]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Cuentas por pagar a proveedores">
              <text:p>Cuentas por pagar a proveedor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ve</text:p>
            </table:table-cell>
            <table:table-cell table:style-name="Datos" table:formula="of:=IF(EXACT([.A85];1);&quot;&quot;;IF(EXACT([.A85];2);INDIRECT(CONCATENATE(&quot;V&quot;;[.B85]));IF(EXACT([.A85];3);INDIRECT(CONCATENATE(&quot;V&quot;;[.E85]));IF(EXACT([.A85];4);INDIRECT(CONCATENATE(&quot;V&quot;;[.H85]));IF(EXACT([.A85];5);INDIRECT(CONCATENATE(&quot;V&quot;;[.K85]));IF(EXACT([.A85];6);INDIRECT(CONCATENATE(&quot;V&quot;;[.N85]));IF(EXACT([.A85];7);INDIRECT(CONCATENATE(&quot;V&quot;;[.Q85])))))))))" office:value-type="string" office:string-value="211000">
              <text:p>211000</text:p>
            </table:table-cell>
            <table:table-cell table:style-name="ce9" table:formula="of:=NOT(OR(AND(NOT(EXACT([.A85];7));NOT(EXACT([.AD85];&quot;view&quot;)));AND(EXACT([.A85];7);EXACT([.AD85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5];['account types'.$A$2:.$C$12];2)" office:value-type="string" office:string-value="payable">
              <text:p>payable</text:p>
            </table:table-cell>
            <table:table-cell table:style-name="Datos" table:formula="of:=VLOOKUP([.AD8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6];1);CELL(&quot;Row&quot;;[.B86]);[.B85])" office:value-type="float" office:value="2">
              <text:p>2</text:p>
            </table:table-cell>
            <table:table-cell table:style-name="ce4" table:formula="of:=IF(EXACT([.$A86];1);0;IF(EXACT([.$A86];2);[.C85]+1;[.C85]))" office:value-type="float" office:value="2">
              <text:p>2</text:p>
            </table:table-cell>
            <table:table-cell table:style-name="ce4" table:formula="of:=['account types'.$C$15]&amp;TEXT([.C86];['account types'.$B$15])&amp;['account types'.$D$15]" office:value-type="string" office:string-value="2">
              <text:p>2</text:p>
            </table:table-cell>
            <table:table-cell table:style-name="ce4" table:formula="of:=IF(EXACT([.B85];[.B86]);IF(EXACT([.C85];[.C86]);[.E85];CELL(&quot;Row&quot;;[.E86]));[.B86])" office:value-type="float" office:value="82">
              <text:p>82</text:p>
            </table:table-cell>
            <table:table-cell table:style-name="ce4" table:formula="of:=IF(AND([.$A86]&lt;=[.G$1];[.$A85]&gt;[.$A86]);0;IF(EXACT([.$A86];[.G$1]+1);[.F85]+1;[.F85]))" office:value-type="float" office:value="1">
              <text:p>1</text:p>
            </table:table-cell>
            <table:table-cell table:style-name="ce4" table:formula="of:=['account types'.$C$16]&amp;TEXT([.F86];['account types'.$B$16])&amp;['account types'.$D$16]" office:value-type="string" office:string-value="1">
              <text:p>1</text:p>
            </table:table-cell>
            <table:table-cell table:style-name="ce4" table:formula="of:=IF(EXACT([.E85];[.E86]);IF(EXACT([.F85];[.F86]);[.H85];CELL(&quot;Row&quot;;[.H86]));[.E86])" office:value-type="float" office:value="83">
              <text:p>83</text:p>
            </table:table-cell>
            <table:table-cell table:style-name="ce4" table:formula="of:=IF(AND([.$A86]&lt;=[.J$1];[.$A85]&gt;[.$A86]);0;IF(EXACT([.$A86];[.J$1]+1);[.I85]+1;[.I85]))" office:value-type="float" office:value="1">
              <text:p>1</text:p>
            </table:table-cell>
            <table:table-cell table:style-name="ce4" table:formula="of:=['account types'.$C$17]&amp;TEXT([.I86];['account types'.$B$17])&amp;['account types'.$D$17]" office:value-type="string" office:string-value="1">
              <text:p>1</text:p>
            </table:table-cell>
            <table:table-cell table:style-name="ce4" table:formula="of:=IF(EXACT([.H85];[.H86]);IF(EXACT([.I85];[.I86]);[.K85];CELL(&quot;Row&quot;;[.K86]));[.H86])" office:value-type="float" office:value="84">
              <text:p>84</text:p>
            </table:table-cell>
            <table:table-cell table:style-name="ce4" table:formula="of:=IF(AND([.$A86]&lt;=[.M$1];[.$A85]&gt;[.$A86]);0;IF(EXACT([.$A86];[.M$1]+1);[.L85]+1;[.L85]))" office:value-type="float" office:value="0">
              <text:p>0</text:p>
            </table:table-cell>
            <table:table-cell table:style-name="ce4" table:formula="of:=['account types'.$C$18]&amp;TEXT([.L86];['account types'.$B$18])&amp;['account types'.$D$18]" office:value-type="string" office:string-value="0">
              <text:p>0</text:p>
            </table:table-cell>
            <table:table-cell table:style-name="ce4" table:formula="of:=IF(EXACT([.K85];[.K86]);IF(EXACT([.L85];[.L86]);[.N85];CELL(&quot;Row&quot;;[.N86]));[.K86])" office:value-type="float" office:value="84">
              <text:p>84</text:p>
            </table:table-cell>
            <table:table-cell table:style-name="ce4" table:formula="of:=IF(AND([.$A86]&lt;=[.P$1];[.$A85]&gt;[.$A86]);0;IF(EXACT([.$A86];[.P$1]+1);[.O85]+1;[.O85]))" office:value-type="float" office:value="0">
              <text:p>0</text:p>
            </table:table-cell>
            <table:table-cell table:style-name="ce4" table:formula="of:=['account types'.$C$19]&amp;TEXT([.O86];['account types'.$B$19])&amp;['account types'.$D$19]" office:value-type="string" office:string-value="0">
              <text:p>0</text:p>
            </table:table-cell>
            <table:table-cell table:style-name="ce4" table:formula="of:=IF(EXACT([.N85];[.N86]);IF(EXACT([.O85];[.O86]);[.Q85];CELL(&quot;Row&quot;;[.Q86]));[.N86])" office:value-type="float" office:value="84">
              <text:p>84</text:p>
            </table:table-cell>
            <table:table-cell table:style-name="ce4" table:formula="of:=IF(AND([.$A86]&lt;=[.S$1];[.$A85]&gt;[.$A86]);0;IF(EXACT([.$A86];[.S$1]+1);[.R85]+1;[.R85]))" office:value-type="float" office:value="2">
              <text:p>2</text:p>
            </table:table-cell>
            <table:table-cell table:style-name="ce4" table:formula="of:=['account types'.$C$20]&amp;TEXT([.R86];['account types'.$B$20])&amp;['account types'.$D$20]" office:value-type="string" office:string-value="2">
              <text:p>2</text:p>
            </table:table-cell>
            <table:table-cell table:style-name="ce4" table:formula="of:=IF(EXACT([.Q85];[.Q86]);IF(EXACT([.R85];[.R86]);[.T85];CELL(&quot;Row&quot;;[.T86]));[.Q86])" office:value-type="float" office:value="86">
              <text:p>86</text:p>
            </table:table-cell>
            <table:table-cell table:style-name="ce6" table:formula="of:=NOT(AND(OR([.A85]&gt;[.A86];[.A85]=[.A86]);[.A85]&lt;&gt;7))" office:value-type="boolean" office:boolean-value="true">
              <text:p>TRUE</text:p>
            </table:table-cell>
            <table:table-cell table:style-name="Nivel7" table:formula="of:=CONCATENATE([.D86];[.G86];[.J86];[.M86];[.P86];[.S86])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211002">
              <text:p>211002</text:p>
            </table:table-cell>
            <table:table-cell table:style-name="ce7" office:value-type="string">
              <text:p>Cuentas por pagar a empleados</text:p>
            </table:table-cell>
            <table:table-cell table:style-name="Nivel7" table:formula="of:=[.W86]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Cuentas por pagar a empleados">
              <text:p>Cuentas por pagar a emplead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Emp</text:p>
            </table:table-cell>
            <table:table-cell table:style-name="Datos" table:formula="of:=IF(EXACT([.A86];1);&quot;&quot;;IF(EXACT([.A86];2);INDIRECT(CONCATENATE(&quot;V&quot;;[.B86]));IF(EXACT([.A86];3);INDIRECT(CONCATENATE(&quot;V&quot;;[.E86]));IF(EXACT([.A86];4);INDIRECT(CONCATENATE(&quot;V&quot;;[.H86]));IF(EXACT([.A86];5);INDIRECT(CONCATENATE(&quot;V&quot;;[.K86]));IF(EXACT([.A86];6);INDIRECT(CONCATENATE(&quot;V&quot;;[.N86]));IF(EXACT([.A86];7);INDIRECT(CONCATENATE(&quot;V&quot;;[.Q86])))))))))" office:value-type="string" office:string-value="211000">
              <text:p>211000</text:p>
            </table:table-cell>
            <table:table-cell table:style-name="ce9" table:formula="of:=NOT(OR(AND(NOT(EXACT([.A86];7));NOT(EXACT([.AD86];&quot;view&quot;)));AND(EXACT([.A86];7);EXACT([.AD86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6];['account types'.$A$2:.$C$12];2)" office:value-type="string" office:string-value="payable">
              <text:p>payable</text:p>
            </table:table-cell>
            <table:table-cell table:style-name="Datos" table:formula="of:=VLOOKUP([.AD86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7];1);CELL(&quot;Row&quot;;[.B87]);[.B86])" office:value-type="float" office:value="2">
              <text:p>2</text:p>
            </table:table-cell>
            <table:table-cell table:style-name="ce4" table:formula="of:=IF(EXACT([.$A87];1);0;IF(EXACT([.$A87];2);[.C86]+1;[.C86]))" office:value-type="float" office:value="2">
              <text:p>2</text:p>
            </table:table-cell>
            <table:table-cell table:style-name="ce4" table:formula="of:=['account types'.$C$15]&amp;TEXT([.C87];['account types'.$B$15])&amp;['account types'.$D$15]" office:value-type="string" office:string-value="2">
              <text:p>2</text:p>
            </table:table-cell>
            <table:table-cell table:style-name="ce4" table:formula="of:=IF(EXACT([.B86];[.B87]);IF(EXACT([.C86];[.C87]);[.E86];CELL(&quot;Row&quot;;[.E87]));[.B87])" office:value-type="float" office:value="82">
              <text:p>82</text:p>
            </table:table-cell>
            <table:table-cell table:style-name="ce4" table:formula="of:=IF(AND([.$A87]&lt;=[.G$1];[.$A86]&gt;[.$A87]);0;IF(EXACT([.$A87];[.G$1]+1);[.F86]+1;[.F86]))" office:value-type="float" office:value="1">
              <text:p>1</text:p>
            </table:table-cell>
            <table:table-cell table:style-name="ce4" table:formula="of:=['account types'.$C$16]&amp;TEXT([.F87];['account types'.$B$16])&amp;['account types'.$D$16]" office:value-type="string" office:string-value="1">
              <text:p>1</text:p>
            </table:table-cell>
            <table:table-cell table:style-name="ce4" table:formula="of:=IF(EXACT([.E86];[.E87]);IF(EXACT([.F86];[.F87]);[.H86];CELL(&quot;Row&quot;;[.H87]));[.E87])" office:value-type="float" office:value="83">
              <text:p>83</text:p>
            </table:table-cell>
            <table:table-cell table:style-name="ce4" table:formula="of:=IF(AND([.$A87]&lt;=[.J$1];[.$A86]&gt;[.$A87]);0;IF(EXACT([.$A87];[.J$1]+1);[.I86]+1;[.I86]))" office:value-type="float" office:value="1">
              <text:p>1</text:p>
            </table:table-cell>
            <table:table-cell table:style-name="ce4" table:formula="of:=['account types'.$C$17]&amp;TEXT([.I87];['account types'.$B$17])&amp;['account types'.$D$17]" office:value-type="string" office:string-value="1">
              <text:p>1</text:p>
            </table:table-cell>
            <table:table-cell table:style-name="ce4" table:formula="of:=IF(EXACT([.H86];[.H87]);IF(EXACT([.I86];[.I87]);[.K86];CELL(&quot;Row&quot;;[.K87]));[.H87])" office:value-type="float" office:value="84">
              <text:p>84</text:p>
            </table:table-cell>
            <table:table-cell table:style-name="ce4" table:formula="of:=IF(AND([.$A87]&lt;=[.M$1];[.$A86]&gt;[.$A87]);0;IF(EXACT([.$A87];[.M$1]+1);[.L86]+1;[.L86]))" office:value-type="float" office:value="0">
              <text:p>0</text:p>
            </table:table-cell>
            <table:table-cell table:style-name="ce4" table:formula="of:=['account types'.$C$18]&amp;TEXT([.L87];['account types'.$B$18])&amp;['account types'.$D$18]" office:value-type="string" office:string-value="0">
              <text:p>0</text:p>
            </table:table-cell>
            <table:table-cell table:style-name="ce4" table:formula="of:=IF(EXACT([.K86];[.K87]);IF(EXACT([.L86];[.L87]);[.N86];CELL(&quot;Row&quot;;[.N87]));[.K87])" office:value-type="float" office:value="84">
              <text:p>84</text:p>
            </table:table-cell>
            <table:table-cell table:style-name="ce4" table:formula="of:=IF(AND([.$A87]&lt;=[.P$1];[.$A86]&gt;[.$A87]);0;IF(EXACT([.$A87];[.P$1]+1);[.O86]+1;[.O86]))" office:value-type="float" office:value="0">
              <text:p>0</text:p>
            </table:table-cell>
            <table:table-cell table:style-name="ce4" table:formula="of:=['account types'.$C$19]&amp;TEXT([.O87];['account types'.$B$19])&amp;['account types'.$D$19]" office:value-type="string" office:string-value="0">
              <text:p>0</text:p>
            </table:table-cell>
            <table:table-cell table:style-name="ce4" table:formula="of:=IF(EXACT([.N86];[.N87]);IF(EXACT([.O86];[.O87]);[.Q86];CELL(&quot;Row&quot;;[.Q87]));[.N87])" office:value-type="float" office:value="84">
              <text:p>84</text:p>
            </table:table-cell>
            <table:table-cell table:style-name="ce4" table:formula="of:=IF(AND([.$A87]&lt;=[.S$1];[.$A86]&gt;[.$A87]);0;IF(EXACT([.$A87];[.S$1]+1);[.R86]+1;[.R86]))" office:value-type="float" office:value="3">
              <text:p>3</text:p>
            </table:table-cell>
            <table:table-cell table:style-name="ce4" table:formula="of:=['account types'.$C$20]&amp;TEXT([.R87];['account types'.$B$20])&amp;['account types'.$D$20]" office:value-type="string" office:string-value="3">
              <text:p>3</text:p>
            </table:table-cell>
            <table:table-cell table:style-name="ce4" table:formula="of:=IF(EXACT([.Q86];[.Q87]);IF(EXACT([.R86];[.R87]);[.T86];CELL(&quot;Row&quot;;[.T87]));[.Q87])" office:value-type="float" office:value="87">
              <text:p>87</text:p>
            </table:table-cell>
            <table:table-cell table:style-name="ce6" table:formula="of:=NOT(AND(OR([.A86]&gt;[.A87];[.A86]=[.A87]);[.A86]&lt;&gt;7))" office:value-type="boolean" office:boolean-value="true">
              <text:p>TRUE</text:p>
            </table:table-cell>
            <table:table-cell table:style-name="Nivel7" table:formula="of:=CONCATENATE([.D87];[.G87];[.J87];[.M87];[.P87];[.S87])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211003">
              <text:p>211003</text:p>
            </table:table-cell>
            <table:table-cell table:style-name="ce7" office:value-type="string">
              <text:p>Cuentas por pagar de provisiones</text:p>
            </table:table-cell>
            <table:table-cell table:style-name="Nivel7" table:formula="of:=[.W87]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Cuentas por pagar de provisiones">
              <text:p>Cuentas por pagar de provis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vi</text:p>
            </table:table-cell>
            <table:table-cell table:style-name="Datos" table:formula="of:=IF(EXACT([.A87];1);&quot;&quot;;IF(EXACT([.A87];2);INDIRECT(CONCATENATE(&quot;V&quot;;[.B87]));IF(EXACT([.A87];3);INDIRECT(CONCATENATE(&quot;V&quot;;[.E87]));IF(EXACT([.A87];4);INDIRECT(CONCATENATE(&quot;V&quot;;[.H87]));IF(EXACT([.A87];5);INDIRECT(CONCATENATE(&quot;V&quot;;[.K87]));IF(EXACT([.A87];6);INDIRECT(CONCATENATE(&quot;V&quot;;[.N87]));IF(EXACT([.A87];7);INDIRECT(CONCATENATE(&quot;V&quot;;[.Q87])))))))))" office:value-type="string" office:string-value="211000">
              <text:p>211000</text:p>
            </table:table-cell>
            <table:table-cell table:style-name="ce9" table:formula="of:=NOT(OR(AND(NOT(EXACT([.A87];7));NOT(EXACT([.AD87];&quot;view&quot;)));AND(EXACT([.A87];7);EXACT([.AD87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7];['account types'.$A$2:.$C$12];2)" office:value-type="string" office:string-value="payable">
              <text:p>payable</text:p>
            </table:table-cell>
            <table:table-cell table:style-name="Datos" table:formula="of:=VLOOKUP([.AD87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88];1);CELL(&quot;Row&quot;;[.B88]);[.B87])" office:value-type="float" office:value="2">
              <text:p>2</text:p>
            </table:table-cell>
            <table:table-cell table:style-name="ce4" table:formula="of:=IF(EXACT([.$A88];1);0;IF(EXACT([.$A88];2);[.C87]+1;[.C87]))" office:value-type="float" office:value="2">
              <text:p>2</text:p>
            </table:table-cell>
            <table:table-cell table:style-name="ce4" table:formula="of:=['account types'.$C$15]&amp;TEXT([.C88];['account types'.$B$15])&amp;['account types'.$D$15]" office:value-type="string" office:string-value="2">
              <text:p>2</text:p>
            </table:table-cell>
            <table:table-cell table:style-name="ce4" table:formula="of:=IF(EXACT([.B87];[.B88]);IF(EXACT([.C87];[.C88]);[.E87];CELL(&quot;Row&quot;;[.E88]));[.B88])" office:value-type="float" office:value="82">
              <text:p>82</text:p>
            </table:table-cell>
            <table:table-cell table:style-name="ce4" table:formula="of:=IF(AND([.$A88]&lt;=[.G$1];[.$A87]&gt;[.$A88]);0;IF(EXACT([.$A88];[.G$1]+1);[.F87]+1;[.F87]))" office:value-type="float" office:value="1">
              <text:p>1</text:p>
            </table:table-cell>
            <table:table-cell table:style-name="ce4" table:formula="of:=['account types'.$C$16]&amp;TEXT([.F88];['account types'.$B$16])&amp;['account types'.$D$16]" office:value-type="string" office:string-value="1">
              <text:p>1</text:p>
            </table:table-cell>
            <table:table-cell table:style-name="ce4" table:formula="of:=IF(EXACT([.E87];[.E88]);IF(EXACT([.F87];[.F88]);[.H87];CELL(&quot;Row&quot;;[.H88]));[.E88])" office:value-type="float" office:value="83">
              <text:p>83</text:p>
            </table:table-cell>
            <table:table-cell table:style-name="ce4" table:formula="of:=IF(AND([.$A88]&lt;=[.J$1];[.$A87]&gt;[.$A88]);0;IF(EXACT([.$A88];[.J$1]+1);[.I87]+1;[.I87]))" office:value-type="float" office:value="1">
              <text:p>1</text:p>
            </table:table-cell>
            <table:table-cell table:style-name="ce4" table:formula="of:=['account types'.$C$17]&amp;TEXT([.I88];['account types'.$B$17])&amp;['account types'.$D$17]" office:value-type="string" office:string-value="1">
              <text:p>1</text:p>
            </table:table-cell>
            <table:table-cell table:style-name="ce4" table:formula="of:=IF(EXACT([.H87];[.H88]);IF(EXACT([.I87];[.I88]);[.K87];CELL(&quot;Row&quot;;[.K88]));[.H88])" office:value-type="float" office:value="84">
              <text:p>84</text:p>
            </table:table-cell>
            <table:table-cell table:style-name="ce4" table:formula="of:=IF(AND([.$A88]&lt;=[.M$1];[.$A87]&gt;[.$A88]);0;IF(EXACT([.$A88];[.M$1]+1);[.L87]+1;[.L87]))" office:value-type="float" office:value="0">
              <text:p>0</text:p>
            </table:table-cell>
            <table:table-cell table:style-name="ce4" table:formula="of:=['account types'.$C$18]&amp;TEXT([.L88];['account types'.$B$18])&amp;['account types'.$D$18]" office:value-type="string" office:string-value="0">
              <text:p>0</text:p>
            </table:table-cell>
            <table:table-cell table:style-name="ce4" table:formula="of:=IF(EXACT([.K87];[.K88]);IF(EXACT([.L87];[.L88]);[.N87];CELL(&quot;Row&quot;;[.N88]));[.K88])" office:value-type="float" office:value="84">
              <text:p>84</text:p>
            </table:table-cell>
            <table:table-cell table:style-name="ce4" table:formula="of:=IF(AND([.$A88]&lt;=[.P$1];[.$A87]&gt;[.$A88]);0;IF(EXACT([.$A88];[.P$1]+1);[.O87]+1;[.O87]))" office:value-type="float" office:value="0">
              <text:p>0</text:p>
            </table:table-cell>
            <table:table-cell table:style-name="ce4" table:formula="of:=['account types'.$C$19]&amp;TEXT([.O88];['account types'.$B$19])&amp;['account types'.$D$19]" office:value-type="string" office:string-value="0">
              <text:p>0</text:p>
            </table:table-cell>
            <table:table-cell table:style-name="ce4" table:formula="of:=IF(EXACT([.N87];[.N88]);IF(EXACT([.O87];[.O88]);[.Q87];CELL(&quot;Row&quot;;[.Q88]));[.N88])" office:value-type="float" office:value="84">
              <text:p>84</text:p>
            </table:table-cell>
            <table:table-cell table:style-name="ce4" table:formula="of:=IF(AND([.$A88]&lt;=[.S$1];[.$A87]&gt;[.$A88]);0;IF(EXACT([.$A88];[.S$1]+1);[.R87]+1;[.R87]))" office:value-type="float" office:value="4">
              <text:p>4</text:p>
            </table:table-cell>
            <table:table-cell table:style-name="ce4" table:formula="of:=['account types'.$C$20]&amp;TEXT([.R88];['account types'.$B$20])&amp;['account types'.$D$20]" office:value-type="string" office:string-value="4">
              <text:p>4</text:p>
            </table:table-cell>
            <table:table-cell table:style-name="ce4" table:formula="of:=IF(EXACT([.Q87];[.Q88]);IF(EXACT([.R87];[.R88]);[.T87];CELL(&quot;Row&quot;;[.T88]));[.Q88])" office:value-type="float" office:value="88">
              <text:p>88</text:p>
            </table:table-cell>
            <table:table-cell table:style-name="ce6" table:formula="of:=NOT(AND(OR([.A87]&gt;[.A88];[.A87]=[.A88]);[.A87]&lt;&gt;7))" office:value-type="boolean" office:boolean-value="true">
              <text:p>TRUE</text:p>
            </table:table-cell>
            <table:table-cell table:style-name="Nivel7" table:formula="of:=CONCATENATE([.D88];[.G88];[.J88];[.M88];[.P88];[.S88])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211004">
              <text:p>211004</text:p>
            </table:table-cell>
            <table:table-cell table:style-name="ce7" office:value-type="string">
              <text:p>Cuentas por pagar a compañías relacionadas</text:p>
            </table:table-cell>
            <table:table-cell table:style-name="Nivel7" table:formula="of:=[.W88]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Cuentas por pagar a compañías relacionadas">
              <text:p>Cuentas por pagar a compañías relacionad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l</text:p>
            </table:table-cell>
            <table:table-cell table:style-name="Datos" table:formula="of:=IF(EXACT([.A88];1);&quot;&quot;;IF(EXACT([.A88];2);INDIRECT(CONCATENATE(&quot;V&quot;;[.B88]));IF(EXACT([.A88];3);INDIRECT(CONCATENATE(&quot;V&quot;;[.E88]));IF(EXACT([.A88];4);INDIRECT(CONCATENATE(&quot;V&quot;;[.H88]));IF(EXACT([.A88];5);INDIRECT(CONCATENATE(&quot;V&quot;;[.K88]));IF(EXACT([.A88];6);INDIRECT(CONCATENATE(&quot;V&quot;;[.N88]));IF(EXACT([.A88];7);INDIRECT(CONCATENATE(&quot;V&quot;;[.Q88])))))))))" office:value-type="string" office:string-value="211000">
              <text:p>211000</text:p>
            </table:table-cell>
            <table:table-cell table:style-name="ce9" table:formula="of:=NOT(OR(AND(NOT(EXACT([.A88];7));NOT(EXACT([.AD88];&quot;view&quot;)));AND(EXACT([.A88];7);EXACT([.AD88];&quot;view&quot;))))" office:value-type="boolean" office:boolean-value="true">
              <text:p>TRUE</text:p>
            </table:table-cell>
            <table:table-cell table:style-name="ce7" office:value-type="string">
              <text:p>payabl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8];['account types'.$A$2:.$C$12];2)" office:value-type="string" office:string-value="payable">
              <text:p>payable</text:p>
            </table:table-cell>
            <table:table-cell table:style-name="Datos" table:formula="of:=VLOOKUP([.AD88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89];1);CELL(&quot;Row&quot;;[.B89]);[.B88])" office:value-type="float" office:value="2">
              <text:p>2</text:p>
            </table:table-cell>
            <table:table-cell table:style-name="ce4" table:formula="of:=IF(EXACT([.$A89];1);0;IF(EXACT([.$A89];2);[.C88]+1;[.C88]))" office:value-type="float" office:value="2">
              <text:p>2</text:p>
            </table:table-cell>
            <table:table-cell table:style-name="ce4" table:formula="of:=['account types'.$C$15]&amp;TEXT([.C89];['account types'.$B$15])&amp;['account types'.$D$15]" office:value-type="string" office:string-value="2">
              <text:p>2</text:p>
            </table:table-cell>
            <table:table-cell table:style-name="ce4" table:formula="of:=IF(EXACT([.B88];[.B89]);IF(EXACT([.C88];[.C89]);[.E88];CELL(&quot;Row&quot;;[.E89]));[.B89])" office:value-type="float" office:value="82">
              <text:p>82</text:p>
            </table:table-cell>
            <table:table-cell table:style-name="ce4" table:formula="of:=IF(AND([.$A89]&lt;=[.G$1];[.$A88]&gt;[.$A89]);0;IF(EXACT([.$A89];[.G$1]+1);[.F88]+1;[.F88]))" office:value-type="float" office:value="1">
              <text:p>1</text:p>
            </table:table-cell>
            <table:table-cell table:style-name="ce4" table:formula="of:=['account types'.$C$16]&amp;TEXT([.F89];['account types'.$B$16])&amp;['account types'.$D$16]" office:value-type="string" office:string-value="1">
              <text:p>1</text:p>
            </table:table-cell>
            <table:table-cell table:style-name="ce4" table:formula="of:=IF(EXACT([.E88];[.E89]);IF(EXACT([.F88];[.F89]);[.H88];CELL(&quot;Row&quot;;[.H89]));[.E89])" office:value-type="float" office:value="83">
              <text:p>83</text:p>
            </table:table-cell>
            <table:table-cell table:style-name="ce4" table:formula="of:=IF(AND([.$A89]&lt;=[.J$1];[.$A88]&gt;[.$A89]);0;IF(EXACT([.$A89];[.J$1]+1);[.I88]+1;[.I88]))" office:value-type="float" office:value="2">
              <text:p>2</text:p>
            </table:table-cell>
            <table:table-cell table:style-name="ce4" table:formula="of:=['account types'.$C$17]&amp;TEXT([.I89];['account types'.$B$17])&amp;['account types'.$D$17]" office:value-type="string" office:string-value="2">
              <text:p>2</text:p>
            </table:table-cell>
            <table:table-cell table:style-name="ce4" table:formula="of:=IF(EXACT([.H88];[.H89]);IF(EXACT([.I88];[.I89]);[.K88];CELL(&quot;Row&quot;;[.K89]));[.H89])" office:value-type="float" office:value="89">
              <text:p>89</text:p>
            </table:table-cell>
            <table:table-cell table:style-name="ce4" table:formula="of:=IF(AND([.$A89]&lt;=[.M$1];[.$A88]&gt;[.$A89]);0;IF(EXACT([.$A89];[.M$1]+1);[.L88]+1;[.L88]))" office:value-type="float" office:value="0">
              <text:p>0</text:p>
            </table:table-cell>
            <table:table-cell table:style-name="ce4" table:formula="of:=['account types'.$C$18]&amp;TEXT([.L89];['account types'.$B$18])&amp;['account types'.$D$18]" office:value-type="string" office:string-value="0">
              <text:p>0</text:p>
            </table:table-cell>
            <table:table-cell table:style-name="ce4" table:formula="of:=IF(EXACT([.K88];[.K89]);IF(EXACT([.L88];[.L89]);[.N88];CELL(&quot;Row&quot;;[.N89]));[.K89])" office:value-type="float" office:value="89">
              <text:p>89</text:p>
            </table:table-cell>
            <table:table-cell table:style-name="ce4" table:formula="of:=IF(AND([.$A89]&lt;=[.P$1];[.$A88]&gt;[.$A89]);0;IF(EXACT([.$A89];[.P$1]+1);[.O88]+1;[.O88]))" office:value-type="float" office:value="0">
              <text:p>0</text:p>
            </table:table-cell>
            <table:table-cell table:style-name="ce4" table:formula="of:=['account types'.$C$19]&amp;TEXT([.O89];['account types'.$B$19])&amp;['account types'.$D$19]" office:value-type="string" office:string-value="0">
              <text:p>0</text:p>
            </table:table-cell>
            <table:table-cell table:style-name="ce4" table:formula="of:=IF(EXACT([.N88];[.N89]);IF(EXACT([.O88];[.O89]);[.Q88];CELL(&quot;Row&quot;;[.Q89]));[.N89])" office:value-type="float" office:value="89">
              <text:p>89</text:p>
            </table:table-cell>
            <table:table-cell table:style-name="ce4" table:formula="of:=IF(AND([.$A89]&lt;=[.S$1];[.$A88]&gt;[.$A89]);0;IF(EXACT([.$A89];[.S$1]+1);[.R88]+1;[.R88]))" office:value-type="float" office:value="0">
              <text:p>0</text:p>
            </table:table-cell>
            <table:table-cell table:style-name="ce4" table:formula="of:=['account types'.$C$20]&amp;TEXT([.R89];['account types'.$B$20])&amp;['account types'.$D$20]" office:value-type="string" office:string-value="0">
              <text:p>0</text:p>
            </table:table-cell>
            <table:table-cell table:style-name="ce4" table:formula="of:=IF(EXACT([.Q88];[.Q89]);IF(EXACT([.R88];[.R89]);[.T88];CELL(&quot;Row&quot;;[.T89]));[.Q89])" office:value-type="float" office:value="89">
              <text:p>89</text:p>
            </table:table-cell>
            <table:table-cell table:style-name="ce6" table:formula="of:=NOT(AND(OR([.A88]&gt;[.A89];[.A88]=[.A89]);[.A88]&lt;&gt;7))" office:value-type="boolean" office:boolean-value="true">
              <text:p>TRUE</text:p>
            </table:table-cell>
            <table:table-cell table:style-name="Nivel4" table:formula="of:=CONCATENATE([.D89];[.G89];[.J89];[.M89];[.P89];[.S89])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212000">
              <text:p>212000</text:p>
            </table:table-cell>
            <table:table-cell table:style-name="ce7" office:value-type="string">
              <text:p>Impuestos</text:p>
            </table:table-cell>
            <table:table-cell table:style-name="Nivel4" table:formula="of:=[.W89]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Impuestos">
              <text:p>Impuest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xP</text:p>
            </table:table-cell>
            <table:table-cell table:style-name="Datos" table:formula="of:=IF(EXACT([.A89];1);&quot;&quot;;IF(EXACT([.A89];2);INDIRECT(CONCATENATE(&quot;V&quot;;[.B89]));IF(EXACT([.A89];3);INDIRECT(CONCATENATE(&quot;V&quot;;[.E89]));IF(EXACT([.A89];4);INDIRECT(CONCATENATE(&quot;V&quot;;[.H89]));IF(EXACT([.A89];5);INDIRECT(CONCATENATE(&quot;V&quot;;[.K89]));IF(EXACT([.A89];6);INDIRECT(CONCATENATE(&quot;V&quot;;[.N89]));IF(EXACT([.A89];7);INDIRECT(CONCATENATE(&quot;V&quot;;[.Q89])))))))))" office:value-type="string" office:string-value="210000">
              <text:p>210000</text:p>
            </table:table-cell>
            <table:table-cell table:style-name="ce9" table:formula="of:=NOT(OR(AND(NOT(EXACT([.A89];7));NOT(EXACT([.AD89];&quot;view&quot;)));AND(EXACT([.A89];7);EXACT([.AD8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89];['account types'.$A$2:.$C$12];2)" office:value-type="string" office:string-value="view">
              <text:p>view</text:p>
            </table:table-cell>
            <table:table-cell table:style-name="Datos" table:formula="of:=VLOOKUP([.AD8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90];1);CELL(&quot;Row&quot;;[.B90]);[.B89])" office:value-type="float" office:value="2">
              <text:p>2</text:p>
            </table:table-cell>
            <table:table-cell table:style-name="ce4" table:formula="of:=IF(EXACT([.$A90];1);0;IF(EXACT([.$A90];2);[.C89]+1;[.C89]))" office:value-type="float" office:value="2">
              <text:p>2</text:p>
            </table:table-cell>
            <table:table-cell table:style-name="ce4" table:formula="of:=['account types'.$C$15]&amp;TEXT([.C90];['account types'.$B$15])&amp;['account types'.$D$15]" office:value-type="string" office:string-value="2">
              <text:p>2</text:p>
            </table:table-cell>
            <table:table-cell table:style-name="ce4" table:formula="of:=IF(EXACT([.B89];[.B90]);IF(EXACT([.C89];[.C90]);[.E89];CELL(&quot;Row&quot;;[.E90]));[.B90])" office:value-type="float" office:value="82">
              <text:p>82</text:p>
            </table:table-cell>
            <table:table-cell table:style-name="ce4" table:formula="of:=IF(AND([.$A90]&lt;=[.G$1];[.$A89]&gt;[.$A90]);0;IF(EXACT([.$A90];[.G$1]+1);[.F89]+1;[.F89]))" office:value-type="float" office:value="1">
              <text:p>1</text:p>
            </table:table-cell>
            <table:table-cell table:style-name="ce4" table:formula="of:=['account types'.$C$16]&amp;TEXT([.F90];['account types'.$B$16])&amp;['account types'.$D$16]" office:value-type="string" office:string-value="1">
              <text:p>1</text:p>
            </table:table-cell>
            <table:table-cell table:style-name="ce4" table:formula="of:=IF(EXACT([.E89];[.E90]);IF(EXACT([.F89];[.F90]);[.H89];CELL(&quot;Row&quot;;[.H90]));[.E90])" office:value-type="float" office:value="83">
              <text:p>83</text:p>
            </table:table-cell>
            <table:table-cell table:style-name="ce4" table:formula="of:=IF(AND([.$A90]&lt;=[.J$1];[.$A89]&gt;[.$A90]);0;IF(EXACT([.$A90];[.J$1]+1);[.I89]+1;[.I89]))" office:value-type="float" office:value="2">
              <text:p>2</text:p>
            </table:table-cell>
            <table:table-cell table:style-name="ce4" table:formula="of:=['account types'.$C$17]&amp;TEXT([.I90];['account types'.$B$17])&amp;['account types'.$D$17]" office:value-type="string" office:string-value="2">
              <text:p>2</text:p>
            </table:table-cell>
            <table:table-cell table:style-name="ce4" table:formula="of:=IF(EXACT([.H89];[.H90]);IF(EXACT([.I89];[.I90]);[.K89];CELL(&quot;Row&quot;;[.K90]));[.H90])" office:value-type="float" office:value="89">
              <text:p>89</text:p>
            </table:table-cell>
            <table:table-cell table:style-name="ce4" table:formula="of:=IF(AND([.$A90]&lt;=[.M$1];[.$A89]&gt;[.$A90]);0;IF(EXACT([.$A90];[.M$1]+1);[.L89]+1;[.L89]))" office:value-type="float" office:value="1">
              <text:p>1</text:p>
            </table:table-cell>
            <table:table-cell table:style-name="ce4" table:formula="of:=['account types'.$C$18]&amp;TEXT([.L90];['account types'.$B$18])&amp;['account types'.$D$18]" office:value-type="string" office:string-value="1">
              <text:p>1</text:p>
            </table:table-cell>
            <table:table-cell table:style-name="ce4" table:formula="of:=IF(EXACT([.K89];[.K90]);IF(EXACT([.L89];[.L90]);[.N89];CELL(&quot;Row&quot;;[.N90]));[.K90])" office:value-type="float" office:value="90">
              <text:p>90</text:p>
            </table:table-cell>
            <table:table-cell table:style-name="ce4" table:formula="of:=IF(AND([.$A90]&lt;=[.P$1];[.$A89]&gt;[.$A90]);0;IF(EXACT([.$A90];[.P$1]+1);[.O89]+1;[.O89]))" office:value-type="float" office:value="0">
              <text:p>0</text:p>
            </table:table-cell>
            <table:table-cell table:style-name="ce4" table:formula="of:=['account types'.$C$19]&amp;TEXT([.O90];['account types'.$B$19])&amp;['account types'.$D$19]" office:value-type="string" office:string-value="0">
              <text:p>0</text:p>
            </table:table-cell>
            <table:table-cell table:style-name="ce4" table:formula="of:=IF(EXACT([.N89];[.N90]);IF(EXACT([.O89];[.O90]);[.Q89];CELL(&quot;Row&quot;;[.Q90]));[.N90])" office:value-type="float" office:value="90">
              <text:p>90</text:p>
            </table:table-cell>
            <table:table-cell table:style-name="ce4" table:formula="of:=IF(AND([.$A90]&lt;=[.S$1];[.$A89]&gt;[.$A90]);0;IF(EXACT([.$A90];[.S$1]+1);[.R89]+1;[.R89]))" office:value-type="float" office:value="0">
              <text:p>0</text:p>
            </table:table-cell>
            <table:table-cell table:style-name="ce4" table:formula="of:=['account types'.$C$20]&amp;TEXT([.R90];['account types'.$B$20])&amp;['account types'.$D$20]" office:value-type="string" office:string-value="0">
              <text:p>0</text:p>
            </table:table-cell>
            <table:table-cell table:style-name="ce4" table:formula="of:=IF(EXACT([.Q89];[.Q90]);IF(EXACT([.R89];[.R90]);[.T89];CELL(&quot;Row&quot;;[.T90]));[.Q90])" office:value-type="float" office:value="90">
              <text:p>90</text:p>
            </table:table-cell>
            <table:table-cell table:style-name="ce6" table:formula="of:=NOT(AND(OR([.A89]&gt;[.A90];[.A89]=[.A90]);[.A89]&lt;&gt;7))" office:value-type="boolean" office:boolean-value="true">
              <text:p>TRUE</text:p>
            </table:table-cell>
            <table:table-cell table:style-name="Nivel5" table:formula="of:=CONCATENATE([.D90];[.G90];[.J90];[.M90];[.P90];[.S90])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212100">
              <text:p>212100</text:p>
            </table:table-cell>
            <table:table-cell table:style-name="ce7" office:value-type="string">
              <text:p>Impuesto de ventas</text:p>
            </table:table-cell>
            <table:table-cell table:style-name="Nivel5" table:formula="of:=[.W90]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Impuesto de ventas">
              <text:p>Impuesto de vent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V</text:p>
            </table:table-cell>
            <table:table-cell table:style-name="Datos" table:formula="of:=IF(EXACT([.A90];1);&quot;&quot;;IF(EXACT([.A90];2);INDIRECT(CONCATENATE(&quot;V&quot;;[.B90]));IF(EXACT([.A90];3);INDIRECT(CONCATENATE(&quot;V&quot;;[.E90]));IF(EXACT([.A90];4);INDIRECT(CONCATENATE(&quot;V&quot;;[.H90]));IF(EXACT([.A90];5);INDIRECT(CONCATENATE(&quot;V&quot;;[.K90]));IF(EXACT([.A90];6);INDIRECT(CONCATENATE(&quot;V&quot;;[.N90]));IF(EXACT([.A90];7);INDIRECT(CONCATENATE(&quot;V&quot;;[.Q90])))))))))" office:value-type="string" office:string-value="212000">
              <text:p>212000</text:p>
            </table:table-cell>
            <table:table-cell table:style-name="ce9" table:formula="of:=NOT(OR(AND(NOT(EXACT([.A90];7));NOT(EXACT([.AD90];&quot;view&quot;)));AND(EXACT([.A90];7);EXACT([.AD9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0];['account types'.$A$2:.$C$12];2)" office:value-type="string" office:string-value="view">
              <text:p>view</text:p>
            </table:table-cell>
            <table:table-cell table:style-name="Datos" table:formula="of:=VLOOKUP([.AD9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1];1);CELL(&quot;Row&quot;;[.B91]);[.B90])" office:value-type="float" office:value="2">
              <text:p>2</text:p>
            </table:table-cell>
            <table:table-cell table:style-name="ce4" table:formula="of:=IF(EXACT([.$A91];1);0;IF(EXACT([.$A91];2);[.C90]+1;[.C90]))" office:value-type="float" office:value="2">
              <text:p>2</text:p>
            </table:table-cell>
            <table:table-cell table:style-name="ce4" table:formula="of:=['account types'.$C$15]&amp;TEXT([.C91];['account types'.$B$15])&amp;['account types'.$D$15]" office:value-type="string" office:string-value="2">
              <text:p>2</text:p>
            </table:table-cell>
            <table:table-cell table:style-name="ce4" table:formula="of:=IF(EXACT([.B90];[.B91]);IF(EXACT([.C90];[.C91]);[.E90];CELL(&quot;Row&quot;;[.E91]));[.B91])" office:value-type="float" office:value="82">
              <text:p>82</text:p>
            </table:table-cell>
            <table:table-cell table:style-name="ce4" table:formula="of:=IF(AND([.$A91]&lt;=[.G$1];[.$A90]&gt;[.$A91]);0;IF(EXACT([.$A91];[.G$1]+1);[.F90]+1;[.F90]))" office:value-type="float" office:value="1">
              <text:p>1</text:p>
            </table:table-cell>
            <table:table-cell table:style-name="ce4" table:formula="of:=['account types'.$C$16]&amp;TEXT([.F91];['account types'.$B$16])&amp;['account types'.$D$16]" office:value-type="string" office:string-value="1">
              <text:p>1</text:p>
            </table:table-cell>
            <table:table-cell table:style-name="ce4" table:formula="of:=IF(EXACT([.E90];[.E91]);IF(EXACT([.F90];[.F91]);[.H90];CELL(&quot;Row&quot;;[.H91]));[.E91])" office:value-type="float" office:value="83">
              <text:p>83</text:p>
            </table:table-cell>
            <table:table-cell table:style-name="ce4" table:formula="of:=IF(AND([.$A91]&lt;=[.J$1];[.$A90]&gt;[.$A91]);0;IF(EXACT([.$A91];[.J$1]+1);[.I90]+1;[.I90]))" office:value-type="float" office:value="2">
              <text:p>2</text:p>
            </table:table-cell>
            <table:table-cell table:style-name="ce4" table:formula="of:=['account types'.$C$17]&amp;TEXT([.I91];['account types'.$B$17])&amp;['account types'.$D$17]" office:value-type="string" office:string-value="2">
              <text:p>2</text:p>
            </table:table-cell>
            <table:table-cell table:style-name="ce4" table:formula="of:=IF(EXACT([.H90];[.H91]);IF(EXACT([.I90];[.I91]);[.K90];CELL(&quot;Row&quot;;[.K91]));[.H91])" office:value-type="float" office:value="89">
              <text:p>89</text:p>
            </table:table-cell>
            <table:table-cell table:style-name="ce4" table:formula="of:=IF(AND([.$A91]&lt;=[.M$1];[.$A90]&gt;[.$A91]);0;IF(EXACT([.$A91];[.M$1]+1);[.L90]+1;[.L90]))" office:value-type="float" office:value="1">
              <text:p>1</text:p>
            </table:table-cell>
            <table:table-cell table:style-name="ce4" table:formula="of:=['account types'.$C$18]&amp;TEXT([.L91];['account types'.$B$18])&amp;['account types'.$D$18]" office:value-type="string" office:string-value="1">
              <text:p>1</text:p>
            </table:table-cell>
            <table:table-cell table:style-name="ce4" table:formula="of:=IF(EXACT([.K90];[.K91]);IF(EXACT([.L90];[.L91]);[.N90];CELL(&quot;Row&quot;;[.N91]));[.K91])" office:value-type="float" office:value="90">
              <text:p>90</text:p>
            </table:table-cell>
            <table:table-cell table:style-name="ce4" table:formula="of:=IF(AND([.$A91]&lt;=[.P$1];[.$A90]&gt;[.$A91]);0;IF(EXACT([.$A91];[.P$1]+1);[.O90]+1;[.O90]))" office:value-type="float" office:value="0">
              <text:p>0</text:p>
            </table:table-cell>
            <table:table-cell table:style-name="ce4" table:formula="of:=['account types'.$C$19]&amp;TEXT([.O91];['account types'.$B$19])&amp;['account types'.$D$19]" office:value-type="string" office:string-value="0">
              <text:p>0</text:p>
            </table:table-cell>
            <table:table-cell table:style-name="ce4" table:formula="of:=IF(EXACT([.N90];[.N91]);IF(EXACT([.O90];[.O91]);[.Q90];CELL(&quot;Row&quot;;[.Q91]));[.N91])" office:value-type="float" office:value="90">
              <text:p>90</text:p>
            </table:table-cell>
            <table:table-cell table:style-name="ce4" table:formula="of:=IF(AND([.$A91]&lt;=[.S$1];[.$A90]&gt;[.$A91]);0;IF(EXACT([.$A91];[.S$1]+1);[.R90]+1;[.R90]))" office:value-type="float" office:value="1">
              <text:p>1</text:p>
            </table:table-cell>
            <table:table-cell table:style-name="ce4" table:formula="of:=['account types'.$C$20]&amp;TEXT([.R91];['account types'.$B$20])&amp;['account types'.$D$20]" office:value-type="string" office:string-value="1">
              <text:p>1</text:p>
            </table:table-cell>
            <table:table-cell table:style-name="ce4" table:formula="of:=IF(EXACT([.Q90];[.Q91]);IF(EXACT([.R90];[.R91]);[.T90];CELL(&quot;Row&quot;;[.T91]));[.Q91])" office:value-type="float" office:value="91">
              <text:p>91</text:p>
            </table:table-cell>
            <table:table-cell table:style-name="ce6" table:formula="of:=NOT(AND(OR([.A90]&gt;[.A91];[.A90]=[.A91]);[.A90]&lt;&gt;7))" office:value-type="boolean" office:boolean-value="true">
              <text:p>TRUE</text:p>
            </table:table-cell>
            <table:table-cell table:style-name="Nivel7" table:formula="of:=CONCATENATE([.D91];[.G91];[.J91];[.M91];[.P91];[.S91])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212101">
              <text:p>212101</text:p>
            </table:table-cell>
            <table:table-cell table:style-name="ce7" office:value-type="string">
              <text:p>Impuesto de ventas por pagar</text:p>
            </table:table-cell>
            <table:table-cell table:style-name="Nivel7" table:formula="of:=[.W91]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Impuesto de ventas por pagar">
              <text:p>Impuesto de ventas por pag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VxP</text:p>
            </table:table-cell>
            <table:table-cell table:style-name="Datos" table:formula="of:=IF(EXACT([.A91];1);&quot;&quot;;IF(EXACT([.A91];2);INDIRECT(CONCATENATE(&quot;V&quot;;[.B91]));IF(EXACT([.A91];3);INDIRECT(CONCATENATE(&quot;V&quot;;[.E91]));IF(EXACT([.A91];4);INDIRECT(CONCATENATE(&quot;V&quot;;[.H91]));IF(EXACT([.A91];5);INDIRECT(CONCATENATE(&quot;V&quot;;[.K91]));IF(EXACT([.A91];6);INDIRECT(CONCATENATE(&quot;V&quot;;[.N91]));IF(EXACT([.A91];7);INDIRECT(CONCATENATE(&quot;V&quot;;[.Q91])))))))))" office:value-type="string" office:string-value="212100">
              <text:p>212100</text:p>
            </table:table-cell>
            <table:table-cell table:style-name="ce9" table:formula="of:=NOT(OR(AND(NOT(EXACT([.A91];7));NOT(EXACT([.AD91];&quot;view&quot;)));AND(EXACT([.A91];7);EXACT([.AD91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1];['account types'.$A$2:.$C$12];2)" office:value-type="string" office:string-value="payable">
              <text:p>payable</text:p>
            </table:table-cell>
            <table:table-cell table:style-name="Datos" table:formula="of:=VLOOKUP([.AD91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2];1);CELL(&quot;Row&quot;;[.B92]);[.B91])" office:value-type="float" office:value="2">
              <text:p>2</text:p>
            </table:table-cell>
            <table:table-cell table:style-name="ce4" table:formula="of:=IF(EXACT([.$A92];1);0;IF(EXACT([.$A92];2);[.C91]+1;[.C91]))" office:value-type="float" office:value="2">
              <text:p>2</text:p>
            </table:table-cell>
            <table:table-cell table:style-name="ce4" table:formula="of:=['account types'.$C$15]&amp;TEXT([.C92];['account types'.$B$15])&amp;['account types'.$D$15]" office:value-type="string" office:string-value="2">
              <text:p>2</text:p>
            </table:table-cell>
            <table:table-cell table:style-name="ce4" table:formula="of:=IF(EXACT([.B91];[.B92]);IF(EXACT([.C91];[.C92]);[.E91];CELL(&quot;Row&quot;;[.E92]));[.B92])" office:value-type="float" office:value="82">
              <text:p>82</text:p>
            </table:table-cell>
            <table:table-cell table:style-name="ce4" table:formula="of:=IF(AND([.$A92]&lt;=[.G$1];[.$A91]&gt;[.$A92]);0;IF(EXACT([.$A92];[.G$1]+1);[.F91]+1;[.F91]))" office:value-type="float" office:value="1">
              <text:p>1</text:p>
            </table:table-cell>
            <table:table-cell table:style-name="ce4" table:formula="of:=['account types'.$C$16]&amp;TEXT([.F92];['account types'.$B$16])&amp;['account types'.$D$16]" office:value-type="string" office:string-value="1">
              <text:p>1</text:p>
            </table:table-cell>
            <table:table-cell table:style-name="ce4" table:formula="of:=IF(EXACT([.E91];[.E92]);IF(EXACT([.F91];[.F92]);[.H91];CELL(&quot;Row&quot;;[.H92]));[.E92])" office:value-type="float" office:value="83">
              <text:p>83</text:p>
            </table:table-cell>
            <table:table-cell table:style-name="ce4" table:formula="of:=IF(AND([.$A92]&lt;=[.J$1];[.$A91]&gt;[.$A92]);0;IF(EXACT([.$A92];[.J$1]+1);[.I91]+1;[.I91]))" office:value-type="float" office:value="2">
              <text:p>2</text:p>
            </table:table-cell>
            <table:table-cell table:style-name="ce4" table:formula="of:=['account types'.$C$17]&amp;TEXT([.I92];['account types'.$B$17])&amp;['account types'.$D$17]" office:value-type="string" office:string-value="2">
              <text:p>2</text:p>
            </table:table-cell>
            <table:table-cell table:style-name="ce4" table:formula="of:=IF(EXACT([.H91];[.H92]);IF(EXACT([.I91];[.I92]);[.K91];CELL(&quot;Row&quot;;[.K92]));[.H92])" office:value-type="float" office:value="89">
              <text:p>89</text:p>
            </table:table-cell>
            <table:table-cell table:style-name="ce4" table:formula="of:=IF(AND([.$A92]&lt;=[.M$1];[.$A91]&gt;[.$A92]);0;IF(EXACT([.$A92];[.M$1]+1);[.L91]+1;[.L91]))" office:value-type="float" office:value="1">
              <text:p>1</text:p>
            </table:table-cell>
            <table:table-cell table:style-name="ce4" table:formula="of:=['account types'.$C$18]&amp;TEXT([.L92];['account types'.$B$18])&amp;['account types'.$D$18]" office:value-type="string" office:string-value="1">
              <text:p>1</text:p>
            </table:table-cell>
            <table:table-cell table:style-name="ce4" table:formula="of:=IF(EXACT([.K91];[.K92]);IF(EXACT([.L91];[.L92]);[.N91];CELL(&quot;Row&quot;;[.N92]));[.K92])" office:value-type="float" office:value="90">
              <text:p>90</text:p>
            </table:table-cell>
            <table:table-cell table:style-name="ce4" table:formula="of:=IF(AND([.$A92]&lt;=[.P$1];[.$A91]&gt;[.$A92]);0;IF(EXACT([.$A92];[.P$1]+1);[.O91]+1;[.O91]))" office:value-type="float" office:value="0">
              <text:p>0</text:p>
            </table:table-cell>
            <table:table-cell table:style-name="ce4" table:formula="of:=['account types'.$C$19]&amp;TEXT([.O92];['account types'.$B$19])&amp;['account types'.$D$19]" office:value-type="string" office:string-value="0">
              <text:p>0</text:p>
            </table:table-cell>
            <table:table-cell table:style-name="ce4" table:formula="of:=IF(EXACT([.N91];[.N92]);IF(EXACT([.O91];[.O92]);[.Q91];CELL(&quot;Row&quot;;[.Q92]));[.N92])" office:value-type="float" office:value="90">
              <text:p>90</text:p>
            </table:table-cell>
            <table:table-cell table:style-name="ce4" table:formula="of:=IF(AND([.$A92]&lt;=[.S$1];[.$A91]&gt;[.$A92]);0;IF(EXACT([.$A92];[.S$1]+1);[.R91]+1;[.R91]))" office:value-type="float" office:value="2">
              <text:p>2</text:p>
            </table:table-cell>
            <table:table-cell table:style-name="ce4" table:formula="of:=['account types'.$C$20]&amp;TEXT([.R92];['account types'.$B$20])&amp;['account types'.$D$20]" office:value-type="string" office:string-value="2">
              <text:p>2</text:p>
            </table:table-cell>
            <table:table-cell table:style-name="ce4" table:formula="of:=IF(EXACT([.Q91];[.Q92]);IF(EXACT([.R91];[.R92]);[.T91];CELL(&quot;Row&quot;;[.T92]));[.Q92])" office:value-type="float" office:value="92">
              <text:p>92</text:p>
            </table:table-cell>
            <table:table-cell table:style-name="ce6" table:formula="of:=NOT(AND(OR([.A91]&gt;[.A92];[.A91]=[.A92]);[.A91]&lt;&gt;7))" office:value-type="boolean" office:boolean-value="true">
              <text:p>TRUE</text:p>
            </table:table-cell>
            <table:table-cell table:style-name="Nivel7" table:formula="of:=CONCATENATE([.D92];[.G92];[.J92];[.M92];[.P92];[.S92])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212102">
              <text:p>212102</text:p>
            </table:table-cell>
            <table:table-cell table:style-name="ce7" office:value-type="string">
              <text:p>Impuesto de ventas pagado</text:p>
            </table:table-cell>
            <table:table-cell table:style-name="Nivel7" table:formula="of:=[.W92]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Impuesto de ventas pagado">
              <text:p>Impuesto de ventas pagad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VPag</text:p>
            </table:table-cell>
            <table:table-cell table:style-name="Datos" table:formula="of:=IF(EXACT([.A92];1);&quot;&quot;;IF(EXACT([.A92];2);INDIRECT(CONCATENATE(&quot;V&quot;;[.B92]));IF(EXACT([.A92];3);INDIRECT(CONCATENATE(&quot;V&quot;;[.E92]));IF(EXACT([.A92];4);INDIRECT(CONCATENATE(&quot;V&quot;;[.H92]));IF(EXACT([.A92];5);INDIRECT(CONCATENATE(&quot;V&quot;;[.K92]));IF(EXACT([.A92];6);INDIRECT(CONCATENATE(&quot;V&quot;;[.N92]));IF(EXACT([.A92];7);INDIRECT(CONCATENATE(&quot;V&quot;;[.Q92])))))))))" office:value-type="string" office:string-value="212100">
              <text:p>212100</text:p>
            </table:table-cell>
            <table:table-cell table:style-name="ce9" table:formula="of:=NOT(OR(AND(NOT(EXACT([.A92];7));NOT(EXACT([.AD92];&quot;view&quot;)));AND(EXACT([.A92];7);EXACT([.AD92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2];['account types'.$A$2:.$C$12];2)" office:value-type="string" office:string-value="payable">
              <text:p>payable</text:p>
            </table:table-cell>
            <table:table-cell table:style-name="Datos" table:formula="of:=VLOOKUP([.AD92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93];1);CELL(&quot;Row&quot;;[.B93]);[.B92])" office:value-type="float" office:value="2">
              <text:p>2</text:p>
            </table:table-cell>
            <table:table-cell table:style-name="ce4" table:formula="of:=IF(EXACT([.$A93];1);0;IF(EXACT([.$A93];2);[.C92]+1;[.C92]))" office:value-type="float" office:value="2">
              <text:p>2</text:p>
            </table:table-cell>
            <table:table-cell table:style-name="ce4" table:formula="of:=['account types'.$C$15]&amp;TEXT([.C93];['account types'.$B$15])&amp;['account types'.$D$15]" office:value-type="string" office:string-value="2">
              <text:p>2</text:p>
            </table:table-cell>
            <table:table-cell table:style-name="ce4" table:formula="of:=IF(EXACT([.B92];[.B93]);IF(EXACT([.C92];[.C93]);[.E92];CELL(&quot;Row&quot;;[.E93]));[.B93])" office:value-type="float" office:value="82">
              <text:p>82</text:p>
            </table:table-cell>
            <table:table-cell table:style-name="ce4" table:formula="of:=IF(AND([.$A93]&lt;=[.G$1];[.$A92]&gt;[.$A93]);0;IF(EXACT([.$A93];[.G$1]+1);[.F92]+1;[.F92]))" office:value-type="float" office:value="1">
              <text:p>1</text:p>
            </table:table-cell>
            <table:table-cell table:style-name="ce4" table:formula="of:=['account types'.$C$16]&amp;TEXT([.F93];['account types'.$B$16])&amp;['account types'.$D$16]" office:value-type="string" office:string-value="1">
              <text:p>1</text:p>
            </table:table-cell>
            <table:table-cell table:style-name="ce4" table:formula="of:=IF(EXACT([.E92];[.E93]);IF(EXACT([.F92];[.F93]);[.H92];CELL(&quot;Row&quot;;[.H93]));[.E93])" office:value-type="float" office:value="83">
              <text:p>83</text:p>
            </table:table-cell>
            <table:table-cell table:style-name="ce4" table:formula="of:=IF(AND([.$A93]&lt;=[.J$1];[.$A92]&gt;[.$A93]);0;IF(EXACT([.$A93];[.J$1]+1);[.I92]+1;[.I92]))" office:value-type="float" office:value="2">
              <text:p>2</text:p>
            </table:table-cell>
            <table:table-cell table:style-name="ce4" table:formula="of:=['account types'.$C$17]&amp;TEXT([.I93];['account types'.$B$17])&amp;['account types'.$D$17]" office:value-type="string" office:string-value="2">
              <text:p>2</text:p>
            </table:table-cell>
            <table:table-cell table:style-name="ce4" table:formula="of:=IF(EXACT([.H92];[.H93]);IF(EXACT([.I92];[.I93]);[.K92];CELL(&quot;Row&quot;;[.K93]));[.H93])" office:value-type="float" office:value="89">
              <text:p>89</text:p>
            </table:table-cell>
            <table:table-cell table:style-name="ce4" table:formula="of:=IF(AND([.$A93]&lt;=[.M$1];[.$A92]&gt;[.$A93]);0;IF(EXACT([.$A93];[.M$1]+1);[.L92]+1;[.L92]))" office:value-type="float" office:value="2">
              <text:p>2</text:p>
            </table:table-cell>
            <table:table-cell table:style-name="ce4" table:formula="of:=['account types'.$C$18]&amp;TEXT([.L93];['account types'.$B$18])&amp;['account types'.$D$18]" office:value-type="string" office:string-value="2">
              <text:p>2</text:p>
            </table:table-cell>
            <table:table-cell table:style-name="ce4" table:formula="of:=IF(EXACT([.K92];[.K93]);IF(EXACT([.L92];[.L93]);[.N92];CELL(&quot;Row&quot;;[.N93]));[.K93])" office:value-type="float" office:value="93">
              <text:p>93</text:p>
            </table:table-cell>
            <table:table-cell table:style-name="ce4" table:formula="of:=IF(AND([.$A93]&lt;=[.P$1];[.$A92]&gt;[.$A93]);0;IF(EXACT([.$A93];[.P$1]+1);[.O92]+1;[.O92]))" office:value-type="float" office:value="0">
              <text:p>0</text:p>
            </table:table-cell>
            <table:table-cell table:style-name="ce4" table:formula="of:=['account types'.$C$19]&amp;TEXT([.O93];['account types'.$B$19])&amp;['account types'.$D$19]" office:value-type="string" office:string-value="0">
              <text:p>0</text:p>
            </table:table-cell>
            <table:table-cell table:style-name="ce4" table:formula="of:=IF(EXACT([.N92];[.N93]);IF(EXACT([.O92];[.O93]);[.Q92];CELL(&quot;Row&quot;;[.Q93]));[.N93])" office:value-type="float" office:value="93">
              <text:p>93</text:p>
            </table:table-cell>
            <table:table-cell table:style-name="ce4" table:formula="of:=IF(AND([.$A93]&lt;=[.S$1];[.$A92]&gt;[.$A93]);0;IF(EXACT([.$A93];[.S$1]+1);[.R92]+1;[.R92]))" office:value-type="float" office:value="0">
              <text:p>0</text:p>
            </table:table-cell>
            <table:table-cell table:style-name="ce4" table:formula="of:=['account types'.$C$20]&amp;TEXT([.R93];['account types'.$B$20])&amp;['account types'.$D$20]" office:value-type="string" office:string-value="0">
              <text:p>0</text:p>
            </table:table-cell>
            <table:table-cell table:style-name="ce4" table:formula="of:=IF(EXACT([.Q92];[.Q93]);IF(EXACT([.R92];[.R93]);[.T92];CELL(&quot;Row&quot;;[.T93]));[.Q93])" office:value-type="float" office:value="93">
              <text:p>93</text:p>
            </table:table-cell>
            <table:table-cell table:style-name="ce6" table:formula="of:=NOT(AND(OR([.A92]&gt;[.A93];[.A92]=[.A93]);[.A92]&lt;&gt;7))" office:value-type="boolean" office:boolean-value="true">
              <text:p>TRUE</text:p>
            </table:table-cell>
            <table:table-cell table:style-name="Nivel5" table:formula="of:=CONCATENATE([.D93];[.G93];[.J93];[.M93];[.P93];[.S93])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212200">
              <text:p>212200</text:p>
            </table:table-cell>
            <table:table-cell table:style-name="ce7" office:value-type="string">
              <text:p>Impuesto de renta</text:p>
            </table:table-cell>
            <table:table-cell table:style-name="Nivel5" table:formula="of:=[.W93]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Impuesto de renta">
              <text:p>Impuesto de r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R</text:p>
            </table:table-cell>
            <table:table-cell table:style-name="Datos" table:formula="of:=IF(EXACT([.A93];1);&quot;&quot;;IF(EXACT([.A93];2);INDIRECT(CONCATENATE(&quot;V&quot;;[.B93]));IF(EXACT([.A93];3);INDIRECT(CONCATENATE(&quot;V&quot;;[.E93]));IF(EXACT([.A93];4);INDIRECT(CONCATENATE(&quot;V&quot;;[.H93]));IF(EXACT([.A93];5);INDIRECT(CONCATENATE(&quot;V&quot;;[.K93]));IF(EXACT([.A93];6);INDIRECT(CONCATENATE(&quot;V&quot;;[.N93]));IF(EXACT([.A93];7);INDIRECT(CONCATENATE(&quot;V&quot;;[.Q93])))))))))" office:value-type="string" office:string-value="212000">
              <text:p>212000</text:p>
            </table:table-cell>
            <table:table-cell table:style-name="ce9" table:formula="of:=NOT(OR(AND(NOT(EXACT([.A93];7));NOT(EXACT([.AD93];&quot;view&quot;)));AND(EXACT([.A93];7);EXACT([.AD9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3];['account types'.$A$2:.$C$12];2)" office:value-type="string" office:string-value="view">
              <text:p>view</text:p>
            </table:table-cell>
            <table:table-cell table:style-name="Datos" table:formula="of:=VLOOKUP([.AD9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4];1);CELL(&quot;Row&quot;;[.B94]);[.B93])" office:value-type="float" office:value="2">
              <text:p>2</text:p>
            </table:table-cell>
            <table:table-cell table:style-name="ce4" table:formula="of:=IF(EXACT([.$A94];1);0;IF(EXACT([.$A94];2);[.C93]+1;[.C93]))" office:value-type="float" office:value="2">
              <text:p>2</text:p>
            </table:table-cell>
            <table:table-cell table:style-name="ce4" table:formula="of:=['account types'.$C$15]&amp;TEXT([.C94];['account types'.$B$15])&amp;['account types'.$D$15]" office:value-type="string" office:string-value="2">
              <text:p>2</text:p>
            </table:table-cell>
            <table:table-cell table:style-name="ce4" table:formula="of:=IF(EXACT([.B93];[.B94]);IF(EXACT([.C93];[.C94]);[.E93];CELL(&quot;Row&quot;;[.E94]));[.B94])" office:value-type="float" office:value="82">
              <text:p>82</text:p>
            </table:table-cell>
            <table:table-cell table:style-name="ce4" table:formula="of:=IF(AND([.$A94]&lt;=[.G$1];[.$A93]&gt;[.$A94]);0;IF(EXACT([.$A94];[.G$1]+1);[.F93]+1;[.F93]))" office:value-type="float" office:value="1">
              <text:p>1</text:p>
            </table:table-cell>
            <table:table-cell table:style-name="ce4" table:formula="of:=['account types'.$C$16]&amp;TEXT([.F94];['account types'.$B$16])&amp;['account types'.$D$16]" office:value-type="string" office:string-value="1">
              <text:p>1</text:p>
            </table:table-cell>
            <table:table-cell table:style-name="ce4" table:formula="of:=IF(EXACT([.E93];[.E94]);IF(EXACT([.F93];[.F94]);[.H93];CELL(&quot;Row&quot;;[.H94]));[.E94])" office:value-type="float" office:value="83">
              <text:p>83</text:p>
            </table:table-cell>
            <table:table-cell table:style-name="ce4" table:formula="of:=IF(AND([.$A94]&lt;=[.J$1];[.$A93]&gt;[.$A94]);0;IF(EXACT([.$A94];[.J$1]+1);[.I93]+1;[.I93]))" office:value-type="float" office:value="2">
              <text:p>2</text:p>
            </table:table-cell>
            <table:table-cell table:style-name="ce4" table:formula="of:=['account types'.$C$17]&amp;TEXT([.I94];['account types'.$B$17])&amp;['account types'.$D$17]" office:value-type="string" office:string-value="2">
              <text:p>2</text:p>
            </table:table-cell>
            <table:table-cell table:style-name="ce4" table:formula="of:=IF(EXACT([.H93];[.H94]);IF(EXACT([.I93];[.I94]);[.K93];CELL(&quot;Row&quot;;[.K94]));[.H94])" office:value-type="float" office:value="89">
              <text:p>89</text:p>
            </table:table-cell>
            <table:table-cell table:style-name="ce4" table:formula="of:=IF(AND([.$A94]&lt;=[.M$1];[.$A93]&gt;[.$A94]);0;IF(EXACT([.$A94];[.M$1]+1);[.L93]+1;[.L93]))" office:value-type="float" office:value="2">
              <text:p>2</text:p>
            </table:table-cell>
            <table:table-cell table:style-name="ce4" table:formula="of:=['account types'.$C$18]&amp;TEXT([.L94];['account types'.$B$18])&amp;['account types'.$D$18]" office:value-type="string" office:string-value="2">
              <text:p>2</text:p>
            </table:table-cell>
            <table:table-cell table:style-name="ce4" table:formula="of:=IF(EXACT([.K93];[.K94]);IF(EXACT([.L93];[.L94]);[.N93];CELL(&quot;Row&quot;;[.N94]));[.K94])" office:value-type="float" office:value="93">
              <text:p>93</text:p>
            </table:table-cell>
            <table:table-cell table:style-name="ce4" table:formula="of:=IF(AND([.$A94]&lt;=[.P$1];[.$A93]&gt;[.$A94]);0;IF(EXACT([.$A94];[.P$1]+1);[.O93]+1;[.O93]))" office:value-type="float" office:value="0">
              <text:p>0</text:p>
            </table:table-cell>
            <table:table-cell table:style-name="ce4" table:formula="of:=['account types'.$C$19]&amp;TEXT([.O94];['account types'.$B$19])&amp;['account types'.$D$19]" office:value-type="string" office:string-value="0">
              <text:p>0</text:p>
            </table:table-cell>
            <table:table-cell table:style-name="ce4" table:formula="of:=IF(EXACT([.N93];[.N94]);IF(EXACT([.O93];[.O94]);[.Q93];CELL(&quot;Row&quot;;[.Q94]));[.N94])" office:value-type="float" office:value="93">
              <text:p>93</text:p>
            </table:table-cell>
            <table:table-cell table:style-name="ce4" table:formula="of:=IF(AND([.$A94]&lt;=[.S$1];[.$A93]&gt;[.$A94]);0;IF(EXACT([.$A94];[.S$1]+1);[.R93]+1;[.R93]))" office:value-type="float" office:value="1">
              <text:p>1</text:p>
            </table:table-cell>
            <table:table-cell table:style-name="ce4" table:formula="of:=['account types'.$C$20]&amp;TEXT([.R94];['account types'.$B$20])&amp;['account types'.$D$20]" office:value-type="string" office:string-value="1">
              <text:p>1</text:p>
            </table:table-cell>
            <table:table-cell table:style-name="ce4" table:formula="of:=IF(EXACT([.Q93];[.Q94]);IF(EXACT([.R93];[.R94]);[.T93];CELL(&quot;Row&quot;;[.T94]));[.Q94])" office:value-type="float" office:value="94">
              <text:p>94</text:p>
            </table:table-cell>
            <table:table-cell table:style-name="ce6" table:formula="of:=NOT(AND(OR([.A93]&gt;[.A94];[.A93]=[.A94]);[.A93]&lt;&gt;7))" office:value-type="boolean" office:boolean-value="true">
              <text:p>TRUE</text:p>
            </table:table-cell>
            <table:table-cell table:style-name="Nivel7" table:formula="of:=CONCATENATE([.D94];[.G94];[.J94];[.M94];[.P94];[.S94])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212201">
              <text:p>212201</text:p>
            </table:table-cell>
            <table:table-cell table:style-name="ce7" office:value-type="string">
              <text:p>Impuesto de renta por pagar</text:p>
            </table:table-cell>
            <table:table-cell table:style-name="Nivel7" table:formula="of:=[.W94]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Impuesto de renta por pagar">
              <text:p>Impuesto de renta por paga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RxP</text:p>
            </table:table-cell>
            <table:table-cell table:style-name="Datos" table:formula="of:=IF(EXACT([.A94];1);&quot;&quot;;IF(EXACT([.A94];2);INDIRECT(CONCATENATE(&quot;V&quot;;[.B94]));IF(EXACT([.A94];3);INDIRECT(CONCATENATE(&quot;V&quot;;[.E94]));IF(EXACT([.A94];4);INDIRECT(CONCATENATE(&quot;V&quot;;[.H94]));IF(EXACT([.A94];5);INDIRECT(CONCATENATE(&quot;V&quot;;[.K94]));IF(EXACT([.A94];6);INDIRECT(CONCATENATE(&quot;V&quot;;[.N94]));IF(EXACT([.A94];7);INDIRECT(CONCATENATE(&quot;V&quot;;[.Q94])))))))))" office:value-type="string" office:string-value="212200">
              <text:p>212200</text:p>
            </table:table-cell>
            <table:table-cell table:style-name="ce9" table:formula="of:=NOT(OR(AND(NOT(EXACT([.A94];7));NOT(EXACT([.AD94];&quot;view&quot;)));AND(EXACT([.A94];7);EXACT([.AD94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4];['account types'.$A$2:.$C$12];2)" office:value-type="string" office:string-value="payable">
              <text:p>payable</text:p>
            </table:table-cell>
            <table:table-cell table:style-name="Datos" table:formula="of:=VLOOKUP([.AD94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5];1);CELL(&quot;Row&quot;;[.B95]);[.B94])" office:value-type="float" office:value="2">
              <text:p>2</text:p>
            </table:table-cell>
            <table:table-cell table:style-name="ce4" table:formula="of:=IF(EXACT([.$A95];1);0;IF(EXACT([.$A95];2);[.C94]+1;[.C94]))" office:value-type="float" office:value="2">
              <text:p>2</text:p>
            </table:table-cell>
            <table:table-cell table:style-name="ce4" table:formula="of:=['account types'.$C$15]&amp;TEXT([.C95];['account types'.$B$15])&amp;['account types'.$D$15]" office:value-type="string" office:string-value="2">
              <text:p>2</text:p>
            </table:table-cell>
            <table:table-cell table:style-name="ce4" table:formula="of:=IF(EXACT([.B94];[.B95]);IF(EXACT([.C94];[.C95]);[.E94];CELL(&quot;Row&quot;;[.E95]));[.B95])" office:value-type="float" office:value="82">
              <text:p>82</text:p>
            </table:table-cell>
            <table:table-cell table:style-name="ce4" table:formula="of:=IF(AND([.$A95]&lt;=[.G$1];[.$A94]&gt;[.$A95]);0;IF(EXACT([.$A95];[.G$1]+1);[.F94]+1;[.F94]))" office:value-type="float" office:value="1">
              <text:p>1</text:p>
            </table:table-cell>
            <table:table-cell table:style-name="ce4" table:formula="of:=['account types'.$C$16]&amp;TEXT([.F95];['account types'.$B$16])&amp;['account types'.$D$16]" office:value-type="string" office:string-value="1">
              <text:p>1</text:p>
            </table:table-cell>
            <table:table-cell table:style-name="ce4" table:formula="of:=IF(EXACT([.E94];[.E95]);IF(EXACT([.F94];[.F95]);[.H94];CELL(&quot;Row&quot;;[.H95]));[.E95])" office:value-type="float" office:value="83">
              <text:p>83</text:p>
            </table:table-cell>
            <table:table-cell table:style-name="ce4" table:formula="of:=IF(AND([.$A95]&lt;=[.J$1];[.$A94]&gt;[.$A95]);0;IF(EXACT([.$A95];[.J$1]+1);[.I94]+1;[.I94]))" office:value-type="float" office:value="2">
              <text:p>2</text:p>
            </table:table-cell>
            <table:table-cell table:style-name="ce4" table:formula="of:=['account types'.$C$17]&amp;TEXT([.I95];['account types'.$B$17])&amp;['account types'.$D$17]" office:value-type="string" office:string-value="2">
              <text:p>2</text:p>
            </table:table-cell>
            <table:table-cell table:style-name="ce4" table:formula="of:=IF(EXACT([.H94];[.H95]);IF(EXACT([.I94];[.I95]);[.K94];CELL(&quot;Row&quot;;[.K95]));[.H95])" office:value-type="float" office:value="89">
              <text:p>89</text:p>
            </table:table-cell>
            <table:table-cell table:style-name="ce4" table:formula="of:=IF(AND([.$A95]&lt;=[.M$1];[.$A94]&gt;[.$A95]);0;IF(EXACT([.$A95];[.M$1]+1);[.L94]+1;[.L94]))" office:value-type="float" office:value="2">
              <text:p>2</text:p>
            </table:table-cell>
            <table:table-cell table:style-name="ce4" table:formula="of:=['account types'.$C$18]&amp;TEXT([.L95];['account types'.$B$18])&amp;['account types'.$D$18]" office:value-type="string" office:string-value="2">
              <text:p>2</text:p>
            </table:table-cell>
            <table:table-cell table:style-name="ce4" table:formula="of:=IF(EXACT([.K94];[.K95]);IF(EXACT([.L94];[.L95]);[.N94];CELL(&quot;Row&quot;;[.N95]));[.K95])" office:value-type="float" office:value="93">
              <text:p>93</text:p>
            </table:table-cell>
            <table:table-cell table:style-name="ce4" table:formula="of:=IF(AND([.$A95]&lt;=[.P$1];[.$A94]&gt;[.$A95]);0;IF(EXACT([.$A95];[.P$1]+1);[.O94]+1;[.O94]))" office:value-type="float" office:value="0">
              <text:p>0</text:p>
            </table:table-cell>
            <table:table-cell table:style-name="ce4" table:formula="of:=['account types'.$C$19]&amp;TEXT([.O95];['account types'.$B$19])&amp;['account types'.$D$19]" office:value-type="string" office:string-value="0">
              <text:p>0</text:p>
            </table:table-cell>
            <table:table-cell table:style-name="ce4" table:formula="of:=IF(EXACT([.N94];[.N95]);IF(EXACT([.O94];[.O95]);[.Q94];CELL(&quot;Row&quot;;[.Q95]));[.N95])" office:value-type="float" office:value="93">
              <text:p>93</text:p>
            </table:table-cell>
            <table:table-cell table:style-name="ce4" table:formula="of:=IF(AND([.$A95]&lt;=[.S$1];[.$A94]&gt;[.$A95]);0;IF(EXACT([.$A95];[.S$1]+1);[.R94]+1;[.R94]))" office:value-type="float" office:value="2">
              <text:p>2</text:p>
            </table:table-cell>
            <table:table-cell table:style-name="ce4" table:formula="of:=['account types'.$C$20]&amp;TEXT([.R95];['account types'.$B$20])&amp;['account types'.$D$20]" office:value-type="string" office:string-value="2">
              <text:p>2</text:p>
            </table:table-cell>
            <table:table-cell table:style-name="ce4" table:formula="of:=IF(EXACT([.Q94];[.Q95]);IF(EXACT([.R94];[.R95]);[.T94];CELL(&quot;Row&quot;;[.T95]));[.Q95])" office:value-type="float" office:value="95">
              <text:p>95</text:p>
            </table:table-cell>
            <table:table-cell table:style-name="ce6" table:formula="of:=NOT(AND(OR([.A94]&gt;[.A95];[.A94]=[.A95]);[.A94]&lt;&gt;7))" office:value-type="boolean" office:boolean-value="true">
              <text:p>TRUE</text:p>
            </table:table-cell>
            <table:table-cell table:style-name="Nivel7" table:formula="of:=CONCATENATE([.D95];[.G95];[.J95];[.M95];[.P95];[.S95])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212202">
              <text:p>212202</text:p>
            </table:table-cell>
            <table:table-cell table:style-name="ce7" office:value-type="string">
              <text:p>Adelantos de impuesto de renta</text:p>
            </table:table-cell>
            <table:table-cell table:style-name="Nivel7" table:formula="of:=[.W95]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Adelantos de impuesto de renta">
              <text:p>Adelantos de impuesto de r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dIR</text:p>
            </table:table-cell>
            <table:table-cell table:style-name="Datos" table:formula="of:=IF(EXACT([.A95];1);&quot;&quot;;IF(EXACT([.A95];2);INDIRECT(CONCATENATE(&quot;V&quot;;[.B95]));IF(EXACT([.A95];3);INDIRECT(CONCATENATE(&quot;V&quot;;[.E95]));IF(EXACT([.A95];4);INDIRECT(CONCATENATE(&quot;V&quot;;[.H95]));IF(EXACT([.A95];5);INDIRECT(CONCATENATE(&quot;V&quot;;[.K95]));IF(EXACT([.A95];6);INDIRECT(CONCATENATE(&quot;V&quot;;[.N95]));IF(EXACT([.A95];7);INDIRECT(CONCATENATE(&quot;V&quot;;[.Q95])))))))))" office:value-type="string" office:string-value="212200">
              <text:p>212200</text:p>
            </table:table-cell>
            <table:table-cell table:style-name="ce9" table:formula="of:=NOT(OR(AND(NOT(EXACT([.A95];7));NOT(EXACT([.AD95];&quot;view&quot;)));AND(EXACT([.A95];7);EXACT([.AD95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5];['account types'.$A$2:.$C$12];2)" office:value-type="string" office:string-value="payable">
              <text:p>payable</text:p>
            </table:table-cell>
            <table:table-cell table:style-name="Datos" table:formula="of:=VLOOKUP([.AD95];['account types'.$A$2:.$C$12];3)" office:value-type="string" office:string-value="True">
              <text:p>Tru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6];1);CELL(&quot;Row&quot;;[.B96]);[.B95])" office:value-type="float" office:value="2">
              <text:p>2</text:p>
            </table:table-cell>
            <table:table-cell table:style-name="ce4" table:formula="of:=IF(EXACT([.$A96];1);0;IF(EXACT([.$A96];2);[.C95]+1;[.C95]))" office:value-type="float" office:value="2">
              <text:p>2</text:p>
            </table:table-cell>
            <table:table-cell table:style-name="ce4" table:formula="of:=['account types'.$C$15]&amp;TEXT([.C96];['account types'.$B$15])&amp;['account types'.$D$15]" office:value-type="string" office:string-value="2">
              <text:p>2</text:p>
            </table:table-cell>
            <table:table-cell table:style-name="ce4" table:formula="of:=IF(EXACT([.B95];[.B96]);IF(EXACT([.C95];[.C96]);[.E95];CELL(&quot;Row&quot;;[.E96]));[.B96])" office:value-type="float" office:value="82">
              <text:p>82</text:p>
            </table:table-cell>
            <table:table-cell table:style-name="ce4" table:formula="of:=IF(AND([.$A96]&lt;=[.G$1];[.$A95]&gt;[.$A96]);0;IF(EXACT([.$A96];[.G$1]+1);[.F95]+1;[.F95]))" office:value-type="float" office:value="1">
              <text:p>1</text:p>
            </table:table-cell>
            <table:table-cell table:style-name="ce4" table:formula="of:=['account types'.$C$16]&amp;TEXT([.F96];['account types'.$B$16])&amp;['account types'.$D$16]" office:value-type="string" office:string-value="1">
              <text:p>1</text:p>
            </table:table-cell>
            <table:table-cell table:style-name="ce4" table:formula="of:=IF(EXACT([.E95];[.E96]);IF(EXACT([.F95];[.F96]);[.H95];CELL(&quot;Row&quot;;[.H96]));[.E96])" office:value-type="float" office:value="83">
              <text:p>83</text:p>
            </table:table-cell>
            <table:table-cell table:style-name="ce4" table:formula="of:=IF(AND([.$A96]&lt;=[.J$1];[.$A95]&gt;[.$A96]);0;IF(EXACT([.$A96];[.J$1]+1);[.I95]+1;[.I95]))" office:value-type="float" office:value="2">
              <text:p>2</text:p>
            </table:table-cell>
            <table:table-cell table:style-name="ce4" table:formula="of:=['account types'.$C$17]&amp;TEXT([.I96];['account types'.$B$17])&amp;['account types'.$D$17]" office:value-type="string" office:string-value="2">
              <text:p>2</text:p>
            </table:table-cell>
            <table:table-cell table:style-name="ce4" table:formula="of:=IF(EXACT([.H95];[.H96]);IF(EXACT([.I95];[.I96]);[.K95];CELL(&quot;Row&quot;;[.K96]));[.H96])" office:value-type="float" office:value="89">
              <text:p>89</text:p>
            </table:table-cell>
            <table:table-cell table:style-name="ce4" table:formula="of:=IF(AND([.$A96]&lt;=[.M$1];[.$A95]&gt;[.$A96]);0;IF(EXACT([.$A96];[.M$1]+1);[.L95]+1;[.L95]))" office:value-type="float" office:value="2">
              <text:p>2</text:p>
            </table:table-cell>
            <table:table-cell table:style-name="ce4" table:formula="of:=['account types'.$C$18]&amp;TEXT([.L96];['account types'.$B$18])&amp;['account types'.$D$18]" office:value-type="string" office:string-value="2">
              <text:p>2</text:p>
            </table:table-cell>
            <table:table-cell table:style-name="ce4" table:formula="of:=IF(EXACT([.K95];[.K96]);IF(EXACT([.L95];[.L96]);[.N95];CELL(&quot;Row&quot;;[.N96]));[.K96])" office:value-type="float" office:value="93">
              <text:p>93</text:p>
            </table:table-cell>
            <table:table-cell table:style-name="ce4" table:formula="of:=IF(AND([.$A96]&lt;=[.P$1];[.$A95]&gt;[.$A96]);0;IF(EXACT([.$A96];[.P$1]+1);[.O95]+1;[.O95]))" office:value-type="float" office:value="0">
              <text:p>0</text:p>
            </table:table-cell>
            <table:table-cell table:style-name="ce4" table:formula="of:=['account types'.$C$19]&amp;TEXT([.O96];['account types'.$B$19])&amp;['account types'.$D$19]" office:value-type="string" office:string-value="0">
              <text:p>0</text:p>
            </table:table-cell>
            <table:table-cell table:style-name="ce4" table:formula="of:=IF(EXACT([.N95];[.N96]);IF(EXACT([.O95];[.O96]);[.Q95];CELL(&quot;Row&quot;;[.Q96]));[.N96])" office:value-type="float" office:value="93">
              <text:p>93</text:p>
            </table:table-cell>
            <table:table-cell table:style-name="ce4" table:formula="of:=IF(AND([.$A96]&lt;=[.S$1];[.$A95]&gt;[.$A96]);0;IF(EXACT([.$A96];[.S$1]+1);[.R95]+1;[.R95]))" office:value-type="float" office:value="3">
              <text:p>3</text:p>
            </table:table-cell>
            <table:table-cell table:style-name="ce4" table:formula="of:=['account types'.$C$20]&amp;TEXT([.R96];['account types'.$B$20])&amp;['account types'.$D$20]" office:value-type="string" office:string-value="3">
              <text:p>3</text:p>
            </table:table-cell>
            <table:table-cell table:style-name="ce4" table:formula="of:=IF(EXACT([.Q95];[.Q96]);IF(EXACT([.R95];[.R96]);[.T95];CELL(&quot;Row&quot;;[.T96]));[.Q96])" office:value-type="float" office:value="96">
              <text:p>96</text:p>
            </table:table-cell>
            <table:table-cell table:style-name="ce6" table:formula="of:=NOT(AND(OR([.A95]&gt;[.A96];[.A95]=[.A96]);[.A95]&lt;&gt;7))" office:value-type="boolean" office:boolean-value="true">
              <text:p>TRUE</text:p>
            </table:table-cell>
            <table:table-cell table:style-name="Nivel7" table:formula="of:=CONCATENATE([.D96];[.G96];[.J96];[.M96];[.P96];[.S96])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212203">
              <text:p>212203</text:p>
            </table:table-cell>
            <table:table-cell table:style-name="ce7" office:value-type="string">
              <text:p>Retenciones de impuesto de renta</text:p>
            </table:table-cell>
            <table:table-cell table:style-name="Nivel7" table:formula="of:=[.W96]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Retenciones de impuesto de renta">
              <text:p>Retenciones de impuesto de rent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tIR</text:p>
            </table:table-cell>
            <table:table-cell table:style-name="Datos" table:formula="of:=IF(EXACT([.A96];1);&quot;&quot;;IF(EXACT([.A96];2);INDIRECT(CONCATENATE(&quot;V&quot;;[.B96]));IF(EXACT([.A96];3);INDIRECT(CONCATENATE(&quot;V&quot;;[.E96]));IF(EXACT([.A96];4);INDIRECT(CONCATENATE(&quot;V&quot;;[.H96]));IF(EXACT([.A96];5);INDIRECT(CONCATENATE(&quot;V&quot;;[.K96]));IF(EXACT([.A96];6);INDIRECT(CONCATENATE(&quot;V&quot;;[.N96]));IF(EXACT([.A96];7);INDIRECT(CONCATENATE(&quot;V&quot;;[.Q96])))))))))" office:value-type="string" office:string-value="212200">
              <text:p>212200</text:p>
            </table:table-cell>
            <table:table-cell table:style-name="ce9" table:formula="of:=NOT(OR(AND(NOT(EXACT([.A96];7));NOT(EXACT([.AD96];&quot;view&quot;)));AND(EXACT([.A96];7);EXACT([.AD96];&quot;view&quot;))))" office:value-type="boolean" office:boolean-value="true">
              <text:p>TRUE</text:p>
            </table:table-cell>
            <table:table-cell table:style-name="ce7" office:value-type="string">
              <text:p>tax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6];['account types'.$A$2:.$C$12];2)" office:value-type="string" office:string-value="payable">
              <text:p>payable</text:p>
            </table:table-cell>
            <table:table-cell table:style-name="Datos" table:formula="of:=VLOOKUP([.AD96];['account types'.$A$2:.$C$12];3)" office:value-type="string" office:string-value="True">
              <text:p>Tru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97];1);CELL(&quot;Row&quot;;[.B97]);[.B96])" office:value-type="float" office:value="2">
            <text:p>2</text:p>
          </table:table-cell>
          <table:table-cell table:style-name="ce4" table:formula="of:=IF(EXACT([.$A97];1);0;IF(EXACT([.$A97];2);[.C96]+1;[.C96]))" office:value-type="float" office:value="3">
            <text:p>3</text:p>
          </table:table-cell>
          <table:table-cell table:style-name="ce4" table:formula="of:=['account types'.$C$15]&amp;TEXT([.C97];['account types'.$B$15])&amp;['account types'.$D$15]" office:value-type="string" office:string-value="3">
            <text:p>3</text:p>
          </table:table-cell>
          <table:table-cell table:style-name="ce4" table:formula="of:=IF(EXACT([.B96];[.B97]);IF(EXACT([.C96];[.C97]);[.E96];CELL(&quot;Row&quot;;[.E97]));[.B97])" office:value-type="float" office:value="97">
            <text:p>97</text:p>
          </table:table-cell>
          <table:table-cell table:style-name="ce4" table:formula="of:=IF(AND([.$A97]&lt;=[.G$1];[.$A96]&gt;[.$A97]);0;IF(EXACT([.$A97];[.G$1]+1);[.F96]+1;[.F96]))" office:value-type="float" office:value="0">
            <text:p>0</text:p>
          </table:table-cell>
          <table:table-cell table:style-name="ce4" table:formula="of:=['account types'.$C$16]&amp;TEXT([.F97];['account types'.$B$16])&amp;['account types'.$D$16]" office:value-type="string" office:string-value="0">
            <text:p>0</text:p>
          </table:table-cell>
          <table:table-cell table:style-name="ce4" table:formula="of:=IF(EXACT([.E96];[.E97]);IF(EXACT([.F96];[.F97]);[.H96];CELL(&quot;Row&quot;;[.H97]));[.E97])" office:value-type="float" office:value="97">
            <text:p>97</text:p>
          </table:table-cell>
          <table:table-cell table:style-name="ce4" table:formula="of:=IF(AND([.$A97]&lt;=[.J$1];[.$A96]&gt;[.$A97]);0;IF(EXACT([.$A97];[.J$1]+1);[.I96]+1;[.I96]))" office:value-type="float" office:value="0">
            <text:p>0</text:p>
          </table:table-cell>
          <table:table-cell table:style-name="ce4" table:formula="of:=['account types'.$C$17]&amp;TEXT([.I97];['account types'.$B$17])&amp;['account types'.$D$17]" office:value-type="string" office:string-value="0">
            <text:p>0</text:p>
          </table:table-cell>
          <table:table-cell table:style-name="ce4" table:formula="of:=IF(EXACT([.H96];[.H97]);IF(EXACT([.I96];[.I97]);[.K96];CELL(&quot;Row&quot;;[.K97]));[.H97])" office:value-type="float" office:value="97">
            <text:p>97</text:p>
          </table:table-cell>
          <table:table-cell table:style-name="ce4" table:formula="of:=IF(AND([.$A97]&lt;=[.M$1];[.$A96]&gt;[.$A97]);0;IF(EXACT([.$A97];[.M$1]+1);[.L96]+1;[.L96]))" office:value-type="float" office:value="0">
            <text:p>0</text:p>
          </table:table-cell>
          <table:table-cell table:style-name="ce4" table:formula="of:=['account types'.$C$18]&amp;TEXT([.L97];['account types'.$B$18])&amp;['account types'.$D$18]" office:value-type="string" office:string-value="0">
            <text:p>0</text:p>
          </table:table-cell>
          <table:table-cell table:style-name="ce4" table:formula="of:=IF(EXACT([.K96];[.K97]);IF(EXACT([.L96];[.L97]);[.N96];CELL(&quot;Row&quot;;[.N97]));[.K97])" office:value-type="float" office:value="97">
            <text:p>97</text:p>
          </table:table-cell>
          <table:table-cell table:style-name="ce4" table:formula="of:=IF(AND([.$A97]&lt;=[.P$1];[.$A96]&gt;[.$A97]);0;IF(EXACT([.$A97];[.P$1]+1);[.O96]+1;[.O96]))" office:value-type="float" office:value="0">
            <text:p>0</text:p>
          </table:table-cell>
          <table:table-cell table:style-name="ce4" table:formula="of:=['account types'.$C$19]&amp;TEXT([.O97];['account types'.$B$19])&amp;['account types'.$D$19]" office:value-type="string" office:string-value="0">
            <text:p>0</text:p>
          </table:table-cell>
          <table:table-cell table:style-name="ce4" table:formula="of:=IF(EXACT([.N96];[.N97]);IF(EXACT([.O96];[.O97]);[.Q96];CELL(&quot;Row&quot;;[.Q97]));[.N97])" office:value-type="float" office:value="97">
            <text:p>97</text:p>
          </table:table-cell>
          <table:table-cell table:style-name="ce4" table:formula="of:=IF(AND([.$A97]&lt;=[.S$1];[.$A96]&gt;[.$A97]);0;IF(EXACT([.$A97];[.S$1]+1);[.R96]+1;[.R96]))" office:value-type="float" office:value="0">
            <text:p>0</text:p>
          </table:table-cell>
          <table:table-cell table:style-name="ce4" table:formula="of:=['account types'.$C$20]&amp;TEXT([.R97];['account types'.$B$20])&amp;['account types'.$D$20]" office:value-type="string" office:string-value="0">
            <text:p>0</text:p>
          </table:table-cell>
          <table:table-cell table:style-name="ce4" table:formula="of:=IF(EXACT([.Q96];[.Q97]);IF(EXACT([.R96];[.R97]);[.T96];CELL(&quot;Row&quot;;[.T97]));[.Q97])" office:value-type="float" office:value="97">
            <text:p>97</text:p>
          </table:table-cell>
          <table:table-cell table:style-name="ce6" table:formula="of:=NOT(AND(OR([.A96]&gt;[.A97];[.A96]=[.A97]);[.A96]&lt;&gt;7))" office:value-type="boolean" office:boolean-value="true">
            <text:p>TRUE</text:p>
          </table:table-cell>
          <table:table-cell table:style-name="Nivel2" table:formula="of:=CONCATENATE([.D97];[.G97];[.J97];[.M97];[.P97];[.S97])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300000">
            <text:p>300000</text:p>
          </table:table-cell>
          <table:table-cell table:style-name="ce7" office:value-type="string">
            <text:p>Patrimonio</text:p>
          </table:table-cell>
          <table:table-cell table:style-name="Nivel2" table:formula="of:=[.W97]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Patrimonio">
            <text:p>Patrimoni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Pa</text:p>
          </table:table-cell>
          <table:table-cell table:style-name="Datos" table:formula="of:=IF(EXACT([.A97];1);&quot;&quot;;IF(EXACT([.A97];2);INDIRECT(CONCATENATE(&quot;V&quot;;[.B97]));IF(EXACT([.A97];3);INDIRECT(CONCATENATE(&quot;V&quot;;[.E97]));IF(EXACT([.A97];4);INDIRECT(CONCATENATE(&quot;V&quot;;[.H97]));IF(EXACT([.A97];5);INDIRECT(CONCATENATE(&quot;V&quot;;[.K97]));IF(EXACT([.A97];6);INDIRECT(CONCATENATE(&quot;V&quot;;[.N97]));IF(EXACT([.A97];7);INDIRECT(CONCATENATE(&quot;V&quot;;[.Q97])))))))))" office:value-type="string" office:string-value="000000">
            <text:p>000000</text:p>
          </table:table-cell>
          <table:table-cell table:style-name="ce9" table:formula="of:=NOT(OR(AND(NOT(EXACT([.A97];7));NOT(EXACT([.AD97];&quot;view&quot;)));AND(EXACT([.A97];7);EXACT([.AD97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97];['account types'.$A$2:.$C$12];2)" office:value-type="string" office:string-value="view">
            <text:p>view</text:p>
          </table:table-cell>
          <table:table-cell table:style-name="Datos" table:formula="of:=VLOOKUP([.AD97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98];1);CELL(&quot;Row&quot;;[.B98]);[.B97])" office:value-type="float" office:value="2">
              <text:p>2</text:p>
            </table:table-cell>
            <table:table-cell table:style-name="ce4" table:formula="of:=IF(EXACT([.$A98];1);0;IF(EXACT([.$A98];2);[.C97]+1;[.C97]))" office:value-type="float" office:value="3">
              <text:p>3</text:p>
            </table:table-cell>
            <table:table-cell table:style-name="ce4" table:formula="of:=['account types'.$C$15]&amp;TEXT([.C98];['account types'.$B$15])&amp;['account types'.$D$15]" office:value-type="string" office:string-value="3">
              <text:p>3</text:p>
            </table:table-cell>
            <table:table-cell table:style-name="ce4" table:formula="of:=IF(EXACT([.B97];[.B98]);IF(EXACT([.C97];[.C98]);[.E97];CELL(&quot;Row&quot;;[.E98]));[.B98])" office:value-type="float" office:value="97">
              <text:p>97</text:p>
            </table:table-cell>
            <table:table-cell table:style-name="ce4" table:formula="of:=IF(AND([.$A98]&lt;=[.G$1];[.$A97]&gt;[.$A98]);0;IF(EXACT([.$A98];[.G$1]+1);[.F97]+1;[.F97]))" office:value-type="float" office:value="1">
              <text:p>1</text:p>
            </table:table-cell>
            <table:table-cell table:style-name="ce4" table:formula="of:=['account types'.$C$16]&amp;TEXT([.F98];['account types'.$B$16])&amp;['account types'.$D$16]" office:value-type="string" office:string-value="1">
              <text:p>1</text:p>
            </table:table-cell>
            <table:table-cell table:style-name="ce4" table:formula="of:=IF(EXACT([.E97];[.E98]);IF(EXACT([.F97];[.F98]);[.H97];CELL(&quot;Row&quot;;[.H98]));[.E98])" office:value-type="float" office:value="98">
              <text:p>98</text:p>
            </table:table-cell>
            <table:table-cell table:style-name="ce4" table:formula="of:=IF(AND([.$A98]&lt;=[.J$1];[.$A97]&gt;[.$A98]);0;IF(EXACT([.$A98];[.J$1]+1);[.I97]+1;[.I97]))" office:value-type="float" office:value="0">
              <text:p>0</text:p>
            </table:table-cell>
            <table:table-cell table:style-name="ce4" table:formula="of:=['account types'.$C$17]&amp;TEXT([.I98];['account types'.$B$17])&amp;['account types'.$D$17]" office:value-type="string" office:string-value="0">
              <text:p>0</text:p>
            </table:table-cell>
            <table:table-cell table:style-name="ce4" table:formula="of:=IF(EXACT([.H97];[.H98]);IF(EXACT([.I97];[.I98]);[.K97];CELL(&quot;Row&quot;;[.K98]));[.H98])" office:value-type="float" office:value="98">
              <text:p>98</text:p>
            </table:table-cell>
            <table:table-cell table:style-name="ce4" table:formula="of:=IF(AND([.$A98]&lt;=[.M$1];[.$A97]&gt;[.$A98]);0;IF(EXACT([.$A98];[.M$1]+1);[.L97]+1;[.L97]))" office:value-type="float" office:value="0">
              <text:p>0</text:p>
            </table:table-cell>
            <table:table-cell table:style-name="ce4" table:formula="of:=['account types'.$C$18]&amp;TEXT([.L98];['account types'.$B$18])&amp;['account types'.$D$18]" office:value-type="string" office:string-value="0">
              <text:p>0</text:p>
            </table:table-cell>
            <table:table-cell table:style-name="ce4" table:formula="of:=IF(EXACT([.K97];[.K98]);IF(EXACT([.L97];[.L98]);[.N97];CELL(&quot;Row&quot;;[.N98]));[.K98])" office:value-type="float" office:value="98">
              <text:p>98</text:p>
            </table:table-cell>
            <table:table-cell table:style-name="ce4" table:formula="of:=IF(AND([.$A98]&lt;=[.P$1];[.$A97]&gt;[.$A98]);0;IF(EXACT([.$A98];[.P$1]+1);[.O97]+1;[.O97]))" office:value-type="float" office:value="0">
              <text:p>0</text:p>
            </table:table-cell>
            <table:table-cell table:style-name="ce4" table:formula="of:=['account types'.$C$19]&amp;TEXT([.O98];['account types'.$B$19])&amp;['account types'.$D$19]" office:value-type="string" office:string-value="0">
              <text:p>0</text:p>
            </table:table-cell>
            <table:table-cell table:style-name="ce4" table:formula="of:=IF(EXACT([.N97];[.N98]);IF(EXACT([.O97];[.O98]);[.Q97];CELL(&quot;Row&quot;;[.Q98]));[.N98])" office:value-type="float" office:value="98">
              <text:p>98</text:p>
            </table:table-cell>
            <table:table-cell table:style-name="ce4" table:formula="of:=IF(AND([.$A98]&lt;=[.S$1];[.$A97]&gt;[.$A98]);0;IF(EXACT([.$A98];[.S$1]+1);[.R97]+1;[.R97]))" office:value-type="float" office:value="0">
              <text:p>0</text:p>
            </table:table-cell>
            <table:table-cell table:style-name="ce4" table:formula="of:=['account types'.$C$20]&amp;TEXT([.R98];['account types'.$B$20])&amp;['account types'.$D$20]" office:value-type="string" office:string-value="0">
              <text:p>0</text:p>
            </table:table-cell>
            <table:table-cell table:style-name="ce4" table:formula="of:=IF(EXACT([.Q97];[.Q98]);IF(EXACT([.R97];[.R98]);[.T97];CELL(&quot;Row&quot;;[.T98]));[.Q98])" office:value-type="float" office:value="98">
              <text:p>98</text:p>
            </table:table-cell>
            <table:table-cell table:style-name="ce6" table:formula="of:=NOT(AND(OR([.A97]&gt;[.A98];[.A97]=[.A98]);[.A97]&lt;&gt;7))" office:value-type="boolean" office:boolean-value="true">
              <text:p>TRUE</text:p>
            </table:table-cell>
            <table:table-cell table:style-name="Nivel3" table:formula="of:=CONCATENATE([.D98];[.G98];[.J98];[.M98];[.P98];[.S98])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310000">
              <text:p>310000</text:p>
            </table:table-cell>
            <table:table-cell table:style-name="ce7" office:value-type="string">
              <text:p>Capital social</text:p>
            </table:table-cell>
            <table:table-cell table:style-name="Nivel3" table:formula="of:=[.W98]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Capital social">
              <text:p>Capital soci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S</text:p>
            </table:table-cell>
            <table:table-cell table:style-name="Datos" table:formula="of:=IF(EXACT([.A98];1);&quot;&quot;;IF(EXACT([.A98];2);INDIRECT(CONCATENATE(&quot;V&quot;;[.B98]));IF(EXACT([.A98];3);INDIRECT(CONCATENATE(&quot;V&quot;;[.E98]));IF(EXACT([.A98];4);INDIRECT(CONCATENATE(&quot;V&quot;;[.H98]));IF(EXACT([.A98];5);INDIRECT(CONCATENATE(&quot;V&quot;;[.K98]));IF(EXACT([.A98];6);INDIRECT(CONCATENATE(&quot;V&quot;;[.N98]));IF(EXACT([.A98];7);INDIRECT(CONCATENATE(&quot;V&quot;;[.Q98])))))))))" office:value-type="string" office:string-value="300000">
              <text:p>300000</text:p>
            </table:table-cell>
            <table:table-cell table:style-name="ce9" table:formula="of:=NOT(OR(AND(NOT(EXACT([.A98];7));NOT(EXACT([.AD98];&quot;view&quot;)));AND(EXACT([.A98];7);EXACT([.AD9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8];['account types'.$A$2:.$C$12];2)" office:value-type="string" office:string-value="view">
              <text:p>view</text:p>
            </table:table-cell>
            <table:table-cell table:style-name="Datos" table:formula="of:=VLOOKUP([.AD9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99];1);CELL(&quot;Row&quot;;[.B99]);[.B98])" office:value-type="float" office:value="2">
              <text:p>2</text:p>
            </table:table-cell>
            <table:table-cell table:style-name="ce4" table:formula="of:=IF(EXACT([.$A99];1);0;IF(EXACT([.$A99];2);[.C98]+1;[.C98]))" office:value-type="float" office:value="3">
              <text:p>3</text:p>
            </table:table-cell>
            <table:table-cell table:style-name="ce4" table:formula="of:=['account types'.$C$15]&amp;TEXT([.C99];['account types'.$B$15])&amp;['account types'.$D$15]" office:value-type="string" office:string-value="3">
              <text:p>3</text:p>
            </table:table-cell>
            <table:table-cell table:style-name="ce4" table:formula="of:=IF(EXACT([.B98];[.B99]);IF(EXACT([.C98];[.C99]);[.E98];CELL(&quot;Row&quot;;[.E99]));[.B99])" office:value-type="float" office:value="97">
              <text:p>97</text:p>
            </table:table-cell>
            <table:table-cell table:style-name="ce4" table:formula="of:=IF(AND([.$A99]&lt;=[.G$1];[.$A98]&gt;[.$A99]);0;IF(EXACT([.$A99];[.G$1]+1);[.F98]+1;[.F98]))" office:value-type="float" office:value="1">
              <text:p>1</text:p>
            </table:table-cell>
            <table:table-cell table:style-name="ce4" table:formula="of:=['account types'.$C$16]&amp;TEXT([.F99];['account types'.$B$16])&amp;['account types'.$D$16]" office:value-type="string" office:string-value="1">
              <text:p>1</text:p>
            </table:table-cell>
            <table:table-cell table:style-name="ce4" table:formula="of:=IF(EXACT([.E98];[.E99]);IF(EXACT([.F98];[.F99]);[.H98];CELL(&quot;Row&quot;;[.H99]));[.E99])" office:value-type="float" office:value="98">
              <text:p>98</text:p>
            </table:table-cell>
            <table:table-cell table:style-name="ce4" table:formula="of:=IF(AND([.$A99]&lt;=[.J$1];[.$A98]&gt;[.$A99]);0;IF(EXACT([.$A99];[.J$1]+1);[.I98]+1;[.I98]))" office:value-type="float" office:value="0">
              <text:p>0</text:p>
            </table:table-cell>
            <table:table-cell table:style-name="ce4" table:formula="of:=['account types'.$C$17]&amp;TEXT([.I99];['account types'.$B$17])&amp;['account types'.$D$17]" office:value-type="string" office:string-value="0">
              <text:p>0</text:p>
            </table:table-cell>
            <table:table-cell table:style-name="ce4" table:formula="of:=IF(EXACT([.H98];[.H99]);IF(EXACT([.I98];[.I99]);[.K98];CELL(&quot;Row&quot;;[.K99]));[.H99])" office:value-type="float" office:value="98">
              <text:p>98</text:p>
            </table:table-cell>
            <table:table-cell table:style-name="ce4" table:formula="of:=IF(AND([.$A99]&lt;=[.M$1];[.$A98]&gt;[.$A99]);0;IF(EXACT([.$A99];[.M$1]+1);[.L98]+1;[.L98]))" office:value-type="float" office:value="0">
              <text:p>0</text:p>
            </table:table-cell>
            <table:table-cell table:style-name="ce4" table:formula="of:=['account types'.$C$18]&amp;TEXT([.L99];['account types'.$B$18])&amp;['account types'.$D$18]" office:value-type="string" office:string-value="0">
              <text:p>0</text:p>
            </table:table-cell>
            <table:table-cell table:style-name="ce4" table:formula="of:=IF(EXACT([.K98];[.K99]);IF(EXACT([.L98];[.L99]);[.N98];CELL(&quot;Row&quot;;[.N99]));[.K99])" office:value-type="float" office:value="98">
              <text:p>98</text:p>
            </table:table-cell>
            <table:table-cell table:style-name="ce4" table:formula="of:=IF(AND([.$A99]&lt;=[.P$1];[.$A98]&gt;[.$A99]);0;IF(EXACT([.$A99];[.P$1]+1);[.O98]+1;[.O98]))" office:value-type="float" office:value="0">
              <text:p>0</text:p>
            </table:table-cell>
            <table:table-cell table:style-name="ce4" table:formula="of:=['account types'.$C$19]&amp;TEXT([.O99];['account types'.$B$19])&amp;['account types'.$D$19]" office:value-type="string" office:string-value="0">
              <text:p>0</text:p>
            </table:table-cell>
            <table:table-cell table:style-name="ce4" table:formula="of:=IF(EXACT([.N98];[.N99]);IF(EXACT([.O98];[.O99]);[.Q98];CELL(&quot;Row&quot;;[.Q99]));[.N99])" office:value-type="float" office:value="98">
              <text:p>98</text:p>
            </table:table-cell>
            <table:table-cell table:style-name="ce4" table:formula="of:=IF(AND([.$A99]&lt;=[.S$1];[.$A98]&gt;[.$A99]);0;IF(EXACT([.$A99];[.S$1]+1);[.R98]+1;[.R98]))" office:value-type="float" office:value="1">
              <text:p>1</text:p>
            </table:table-cell>
            <table:table-cell table:style-name="ce4" table:formula="of:=['account types'.$C$20]&amp;TEXT([.R99];['account types'.$B$20])&amp;['account types'.$D$20]" office:value-type="string" office:string-value="1">
              <text:p>1</text:p>
            </table:table-cell>
            <table:table-cell table:style-name="ce4" table:formula="of:=IF(EXACT([.Q98];[.Q99]);IF(EXACT([.R98];[.R99]);[.T98];CELL(&quot;Row&quot;;[.T99]));[.Q99])" office:value-type="float" office:value="99">
              <text:p>99</text:p>
            </table:table-cell>
            <table:table-cell table:style-name="ce6" table:formula="of:=NOT(AND(OR([.A98]&gt;[.A99];[.A98]=[.A99]);[.A98]&lt;&gt;7))" office:value-type="boolean" office:boolean-value="true">
              <text:p>TRUE</text:p>
            </table:table-cell>
            <table:table-cell table:style-name="Nivel7" table:formula="of:=CONCATENATE([.D99];[.G99];[.J99];[.M99];[.P99];[.S99])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310001">
              <text:p>310001</text:p>
            </table:table-cell>
            <table:table-cell table:style-name="ce7" office:value-type="string">
              <text:p>Socio 1</text:p>
            </table:table-cell>
            <table:table-cell table:style-name="Nivel7" table:formula="of:=[.W99]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Socio 1">
              <text:p>Soci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99];1);&quot;&quot;;IF(EXACT([.A99];2);INDIRECT(CONCATENATE(&quot;V&quot;;[.B99]));IF(EXACT([.A99];3);INDIRECT(CONCATENATE(&quot;V&quot;;[.E99]));IF(EXACT([.A99];4);INDIRECT(CONCATENATE(&quot;V&quot;;[.H99]));IF(EXACT([.A99];5);INDIRECT(CONCATENATE(&quot;V&quot;;[.K99]));IF(EXACT([.A99];6);INDIRECT(CONCATENATE(&quot;V&quot;;[.N99]));IF(EXACT([.A99];7);INDIRECT(CONCATENATE(&quot;V&quot;;[.Q99])))))))))" office:value-type="string" office:string-value="310000">
              <text:p>310000</text:p>
            </table:table-cell>
            <table:table-cell table:style-name="ce9" table:formula="of:=NOT(OR(AND(NOT(EXACT([.A99];7));NOT(EXACT([.AD99];&quot;view&quot;)));AND(EXACT([.A99];7);EXACT([.AD99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99];['account types'.$A$2:.$C$12];2)" office:value-type="string" office:string-value="other">
              <text:p>other</text:p>
            </table:table-cell>
            <table:table-cell table:style-name="Datos" table:formula="of:=VLOOKUP([.AD9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0];1);CELL(&quot;Row&quot;;[.B100]);[.B99])" office:value-type="float" office:value="2">
              <text:p>2</text:p>
            </table:table-cell>
            <table:table-cell table:style-name="ce4" table:formula="of:=IF(EXACT([.$A100];1);0;IF(EXACT([.$A100];2);[.C99]+1;[.C99]))" office:value-type="float" office:value="3">
              <text:p>3</text:p>
            </table:table-cell>
            <table:table-cell table:style-name="ce4" table:formula="of:=['account types'.$C$15]&amp;TEXT([.C100];['account types'.$B$15])&amp;['account types'.$D$15]" office:value-type="string" office:string-value="3">
              <text:p>3</text:p>
            </table:table-cell>
            <table:table-cell table:style-name="ce4" table:formula="of:=IF(EXACT([.B99];[.B100]);IF(EXACT([.C99];[.C100]);[.E99];CELL(&quot;Row&quot;;[.E100]));[.B100])" office:value-type="float" office:value="97">
              <text:p>97</text:p>
            </table:table-cell>
            <table:table-cell table:style-name="ce4" table:formula="of:=IF(AND([.$A100]&lt;=[.G$1];[.$A99]&gt;[.$A100]);0;IF(EXACT([.$A100];[.G$1]+1);[.F99]+1;[.F99]))" office:value-type="float" office:value="2">
              <text:p>2</text:p>
            </table:table-cell>
            <table:table-cell table:style-name="ce4" table:formula="of:=['account types'.$C$16]&amp;TEXT([.F100];['account types'.$B$16])&amp;['account types'.$D$16]" office:value-type="string" office:string-value="2">
              <text:p>2</text:p>
            </table:table-cell>
            <table:table-cell table:style-name="ce4" table:formula="of:=IF(EXACT([.E99];[.E100]);IF(EXACT([.F99];[.F100]);[.H99];CELL(&quot;Row&quot;;[.H100]));[.E100])" office:value-type="float" office:value="100">
              <text:p>100</text:p>
            </table:table-cell>
            <table:table-cell table:style-name="ce4" table:formula="of:=IF(AND([.$A100]&lt;=[.J$1];[.$A99]&gt;[.$A100]);0;IF(EXACT([.$A100];[.J$1]+1);[.I99]+1;[.I99]))" office:value-type="float" office:value="0">
              <text:p>0</text:p>
            </table:table-cell>
            <table:table-cell table:style-name="ce4" table:formula="of:=['account types'.$C$17]&amp;TEXT([.I100];['account types'.$B$17])&amp;['account types'.$D$17]" office:value-type="string" office:string-value="0">
              <text:p>0</text:p>
            </table:table-cell>
            <table:table-cell table:style-name="ce4" table:formula="of:=IF(EXACT([.H99];[.H100]);IF(EXACT([.I99];[.I100]);[.K99];CELL(&quot;Row&quot;;[.K100]));[.H100])" office:value-type="float" office:value="100">
              <text:p>100</text:p>
            </table:table-cell>
            <table:table-cell table:style-name="ce4" table:formula="of:=IF(AND([.$A100]&lt;=[.M$1];[.$A99]&gt;[.$A100]);0;IF(EXACT([.$A100];[.M$1]+1);[.L99]+1;[.L99]))" office:value-type="float" office:value="0">
              <text:p>0</text:p>
            </table:table-cell>
            <table:table-cell table:style-name="ce4" table:formula="of:=['account types'.$C$18]&amp;TEXT([.L100];['account types'.$B$18])&amp;['account types'.$D$18]" office:value-type="string" office:string-value="0">
              <text:p>0</text:p>
            </table:table-cell>
            <table:table-cell table:style-name="ce4" table:formula="of:=IF(EXACT([.K99];[.K100]);IF(EXACT([.L99];[.L100]);[.N99];CELL(&quot;Row&quot;;[.N100]));[.K100])" office:value-type="float" office:value="100">
              <text:p>100</text:p>
            </table:table-cell>
            <table:table-cell table:style-name="ce4" table:formula="of:=IF(AND([.$A100]&lt;=[.P$1];[.$A99]&gt;[.$A100]);0;IF(EXACT([.$A100];[.P$1]+1);[.O99]+1;[.O99]))" office:value-type="float" office:value="0">
              <text:p>0</text:p>
            </table:table-cell>
            <table:table-cell table:style-name="ce4" table:formula="of:=['account types'.$C$19]&amp;TEXT([.O100];['account types'.$B$19])&amp;['account types'.$D$19]" office:value-type="string" office:string-value="0">
              <text:p>0</text:p>
            </table:table-cell>
            <table:table-cell table:style-name="ce4" table:formula="of:=IF(EXACT([.N99];[.N100]);IF(EXACT([.O99];[.O100]);[.Q99];CELL(&quot;Row&quot;;[.Q100]));[.N100])" office:value-type="float" office:value="100">
              <text:p>100</text:p>
            </table:table-cell>
            <table:table-cell table:style-name="ce4" table:formula="of:=IF(AND([.$A100]&lt;=[.S$1];[.$A99]&gt;[.$A100]);0;IF(EXACT([.$A100];[.S$1]+1);[.R99]+1;[.R99]))" office:value-type="float" office:value="0">
              <text:p>0</text:p>
            </table:table-cell>
            <table:table-cell table:style-name="ce4" table:formula="of:=['account types'.$C$20]&amp;TEXT([.R100];['account types'.$B$20])&amp;['account types'.$D$20]" office:value-type="string" office:string-value="0">
              <text:p>0</text:p>
            </table:table-cell>
            <table:table-cell table:style-name="ce4" table:formula="of:=IF(EXACT([.Q99];[.Q100]);IF(EXACT([.R99];[.R100]);[.T99];CELL(&quot;Row&quot;;[.T100]));[.Q100])" office:value-type="float" office:value="100">
              <text:p>100</text:p>
            </table:table-cell>
            <table:table-cell table:style-name="ce6" table:formula="of:=NOT(AND(OR([.A99]&gt;[.A100];[.A99]=[.A100]);[.A99]&lt;&gt;7))" office:value-type="boolean" office:boolean-value="true">
              <text:p>TRUE</text:p>
            </table:table-cell>
            <table:table-cell table:style-name="Nivel3" table:formula="of:=CONCATENATE([.D100];[.G100];[.J100];[.M100];[.P100];[.S100])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320000">
              <text:p>320000</text:p>
            </table:table-cell>
            <table:table-cell table:style-name="ce7" office:value-type="string">
              <text:p>Reserva legal</text:p>
            </table:table-cell>
            <table:table-cell table:style-name="Nivel3" table:formula="of:=[.W100]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Reserva legal">
              <text:p>Reserva leg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L</text:p>
            </table:table-cell>
            <table:table-cell table:style-name="Datos" table:formula="of:=IF(EXACT([.A100];1);&quot;&quot;;IF(EXACT([.A100];2);INDIRECT(CONCATENATE(&quot;V&quot;;[.B100]));IF(EXACT([.A100];3);INDIRECT(CONCATENATE(&quot;V&quot;;[.E100]));IF(EXACT([.A100];4);INDIRECT(CONCATENATE(&quot;V&quot;;[.H100]));IF(EXACT([.A100];5);INDIRECT(CONCATENATE(&quot;V&quot;;[.K100]));IF(EXACT([.A100];6);INDIRECT(CONCATENATE(&quot;V&quot;;[.N100]));IF(EXACT([.A100];7);INDIRECT(CONCATENATE(&quot;V&quot;;[.Q100])))))))))" office:value-type="string" office:string-value="300000">
              <text:p>300000</text:p>
            </table:table-cell>
            <table:table-cell table:style-name="ce9" table:formula="of:=NOT(OR(AND(NOT(EXACT([.A100];7));NOT(EXACT([.AD100];&quot;view&quot;)));AND(EXACT([.A100];7);EXACT([.AD10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0];['account types'.$A$2:.$C$12];2)" office:value-type="string" office:string-value="view">
              <text:p>view</text:p>
            </table:table-cell>
            <table:table-cell table:style-name="Datos" table:formula="of:=VLOOKUP([.AD10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1];1);CELL(&quot;Row&quot;;[.B101]);[.B100])" office:value-type="float" office:value="2">
              <text:p>2</text:p>
            </table:table-cell>
            <table:table-cell table:style-name="ce4" table:formula="of:=IF(EXACT([.$A101];1);0;IF(EXACT([.$A101];2);[.C100]+1;[.C100]))" office:value-type="float" office:value="3">
              <text:p>3</text:p>
            </table:table-cell>
            <table:table-cell table:style-name="ce4" table:formula="of:=['account types'.$C$15]&amp;TEXT([.C101];['account types'.$B$15])&amp;['account types'.$D$15]" office:value-type="string" office:string-value="3">
              <text:p>3</text:p>
            </table:table-cell>
            <table:table-cell table:style-name="ce4" table:formula="of:=IF(EXACT([.B100];[.B101]);IF(EXACT([.C100];[.C101]);[.E100];CELL(&quot;Row&quot;;[.E101]));[.B101])" office:value-type="float" office:value="97">
              <text:p>97</text:p>
            </table:table-cell>
            <table:table-cell table:style-name="ce4" table:formula="of:=IF(AND([.$A101]&lt;=[.G$1];[.$A100]&gt;[.$A101]);0;IF(EXACT([.$A101];[.G$1]+1);[.F100]+1;[.F100]))" office:value-type="float" office:value="2">
              <text:p>2</text:p>
            </table:table-cell>
            <table:table-cell table:style-name="ce4" table:formula="of:=['account types'.$C$16]&amp;TEXT([.F101];['account types'.$B$16])&amp;['account types'.$D$16]" office:value-type="string" office:string-value="2">
              <text:p>2</text:p>
            </table:table-cell>
            <table:table-cell table:style-name="ce4" table:formula="of:=IF(EXACT([.E100];[.E101]);IF(EXACT([.F100];[.F101]);[.H100];CELL(&quot;Row&quot;;[.H101]));[.E101])" office:value-type="float" office:value="100">
              <text:p>100</text:p>
            </table:table-cell>
            <table:table-cell table:style-name="ce4" table:formula="of:=IF(AND([.$A101]&lt;=[.J$1];[.$A100]&gt;[.$A101]);0;IF(EXACT([.$A101];[.J$1]+1);[.I100]+1;[.I100]))" office:value-type="float" office:value="0">
              <text:p>0</text:p>
            </table:table-cell>
            <table:table-cell table:style-name="ce4" table:formula="of:=['account types'.$C$17]&amp;TEXT([.I101];['account types'.$B$17])&amp;['account types'.$D$17]" office:value-type="string" office:string-value="0">
              <text:p>0</text:p>
            </table:table-cell>
            <table:table-cell table:style-name="ce4" table:formula="of:=IF(EXACT([.H100];[.H101]);IF(EXACT([.I100];[.I101]);[.K100];CELL(&quot;Row&quot;;[.K101]));[.H101])" office:value-type="float" office:value="100">
              <text:p>100</text:p>
            </table:table-cell>
            <table:table-cell table:style-name="ce4" table:formula="of:=IF(AND([.$A101]&lt;=[.M$1];[.$A100]&gt;[.$A101]);0;IF(EXACT([.$A101];[.M$1]+1);[.L100]+1;[.L100]))" office:value-type="float" office:value="0">
              <text:p>0</text:p>
            </table:table-cell>
            <table:table-cell table:style-name="ce4" table:formula="of:=['account types'.$C$18]&amp;TEXT([.L101];['account types'.$B$18])&amp;['account types'.$D$18]" office:value-type="string" office:string-value="0">
              <text:p>0</text:p>
            </table:table-cell>
            <table:table-cell table:style-name="ce4" table:formula="of:=IF(EXACT([.K100];[.K101]);IF(EXACT([.L100];[.L101]);[.N100];CELL(&quot;Row&quot;;[.N101]));[.K101])" office:value-type="float" office:value="100">
              <text:p>100</text:p>
            </table:table-cell>
            <table:table-cell table:style-name="ce4" table:formula="of:=IF(AND([.$A101]&lt;=[.P$1];[.$A100]&gt;[.$A101]);0;IF(EXACT([.$A101];[.P$1]+1);[.O100]+1;[.O100]))" office:value-type="float" office:value="0">
              <text:p>0</text:p>
            </table:table-cell>
            <table:table-cell table:style-name="ce4" table:formula="of:=['account types'.$C$19]&amp;TEXT([.O101];['account types'.$B$19])&amp;['account types'.$D$19]" office:value-type="string" office:string-value="0">
              <text:p>0</text:p>
            </table:table-cell>
            <table:table-cell table:style-name="ce4" table:formula="of:=IF(EXACT([.N100];[.N101]);IF(EXACT([.O100];[.O101]);[.Q100];CELL(&quot;Row&quot;;[.Q101]));[.N101])" office:value-type="float" office:value="100">
              <text:p>100</text:p>
            </table:table-cell>
            <table:table-cell table:style-name="ce4" table:formula="of:=IF(AND([.$A101]&lt;=[.S$1];[.$A100]&gt;[.$A101]);0;IF(EXACT([.$A101];[.S$1]+1);[.R100]+1;[.R100]))" office:value-type="float" office:value="1">
              <text:p>1</text:p>
            </table:table-cell>
            <table:table-cell table:style-name="ce4" table:formula="of:=['account types'.$C$20]&amp;TEXT([.R101];['account types'.$B$20])&amp;['account types'.$D$20]" office:value-type="string" office:string-value="1">
              <text:p>1</text:p>
            </table:table-cell>
            <table:table-cell table:style-name="ce4" table:formula="of:=IF(EXACT([.Q100];[.Q101]);IF(EXACT([.R100];[.R101]);[.T100];CELL(&quot;Row&quot;;[.T101]));[.Q101])" office:value-type="float" office:value="101">
              <text:p>101</text:p>
            </table:table-cell>
            <table:table-cell table:style-name="ce6" table:formula="of:=NOT(AND(OR([.A100]&gt;[.A101];[.A100]=[.A101]);[.A100]&lt;&gt;7))" office:value-type="boolean" office:boolean-value="true">
              <text:p>TRUE</text:p>
            </table:table-cell>
            <table:table-cell table:style-name="Nivel7" table:formula="of:=CONCATENATE([.D101];[.G101];[.J101];[.M101];[.P101];[.S101])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320001">
              <text:p>320001</text:p>
            </table:table-cell>
            <table:table-cell table:style-name="ce7" office:value-type="string">
              <text:p>Reserva legal</text:p>
            </table:table-cell>
            <table:table-cell table:style-name="Nivel7" table:formula="of:=[.W101]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Reserva legal">
              <text:p>Reserva leg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L</text:p>
            </table:table-cell>
            <table:table-cell table:style-name="Datos" table:formula="of:=IF(EXACT([.A101];1);&quot;&quot;;IF(EXACT([.A101];2);INDIRECT(CONCATENATE(&quot;V&quot;;[.B101]));IF(EXACT([.A101];3);INDIRECT(CONCATENATE(&quot;V&quot;;[.E101]));IF(EXACT([.A101];4);INDIRECT(CONCATENATE(&quot;V&quot;;[.H101]));IF(EXACT([.A101];5);INDIRECT(CONCATENATE(&quot;V&quot;;[.K101]));IF(EXACT([.A101];6);INDIRECT(CONCATENATE(&quot;V&quot;;[.N101]));IF(EXACT([.A101];7);INDIRECT(CONCATENATE(&quot;V&quot;;[.Q101])))))))))" office:value-type="string" office:string-value="320000">
              <text:p>320000</text:p>
            </table:table-cell>
            <table:table-cell table:style-name="ce9" table:formula="of:=NOT(OR(AND(NOT(EXACT([.A101];7));NOT(EXACT([.AD101];&quot;view&quot;)));AND(EXACT([.A101];7);EXACT([.AD101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1];['account types'.$A$2:.$C$12];2)" office:value-type="string" office:string-value="other">
              <text:p>other</text:p>
            </table:table-cell>
            <table:table-cell table:style-name="Datos" table:formula="of:=VLOOKUP([.AD10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2];1);CELL(&quot;Row&quot;;[.B102]);[.B101])" office:value-type="float" office:value="2">
              <text:p>2</text:p>
            </table:table-cell>
            <table:table-cell table:style-name="ce4" table:formula="of:=IF(EXACT([.$A102];1);0;IF(EXACT([.$A102];2);[.C101]+1;[.C101]))" office:value-type="float" office:value="3">
              <text:p>3</text:p>
            </table:table-cell>
            <table:table-cell table:style-name="ce4" table:formula="of:=['account types'.$C$15]&amp;TEXT([.C102];['account types'.$B$15])&amp;['account types'.$D$15]" office:value-type="string" office:string-value="3">
              <text:p>3</text:p>
            </table:table-cell>
            <table:table-cell table:style-name="ce4" table:formula="of:=IF(EXACT([.B101];[.B102]);IF(EXACT([.C101];[.C102]);[.E101];CELL(&quot;Row&quot;;[.E102]));[.B102])" office:value-type="float" office:value="97">
              <text:p>97</text:p>
            </table:table-cell>
            <table:table-cell table:style-name="ce4" table:formula="of:=IF(AND([.$A102]&lt;=[.G$1];[.$A101]&gt;[.$A102]);0;IF(EXACT([.$A102];[.G$1]+1);[.F101]+1;[.F101]))" office:value-type="float" office:value="3">
              <text:p>3</text:p>
            </table:table-cell>
            <table:table-cell table:style-name="ce4" table:formula="of:=['account types'.$C$16]&amp;TEXT([.F102];['account types'.$B$16])&amp;['account types'.$D$16]" office:value-type="string" office:string-value="3">
              <text:p>3</text:p>
            </table:table-cell>
            <table:table-cell table:style-name="ce4" table:formula="of:=IF(EXACT([.E101];[.E102]);IF(EXACT([.F101];[.F102]);[.H101];CELL(&quot;Row&quot;;[.H102]));[.E102])" office:value-type="float" office:value="102">
              <text:p>102</text:p>
            </table:table-cell>
            <table:table-cell table:style-name="ce4" table:formula="of:=IF(AND([.$A102]&lt;=[.J$1];[.$A101]&gt;[.$A102]);0;IF(EXACT([.$A102];[.J$1]+1);[.I101]+1;[.I101]))" office:value-type="float" office:value="0">
              <text:p>0</text:p>
            </table:table-cell>
            <table:table-cell table:style-name="ce4" table:formula="of:=['account types'.$C$17]&amp;TEXT([.I102];['account types'.$B$17])&amp;['account types'.$D$17]" office:value-type="string" office:string-value="0">
              <text:p>0</text:p>
            </table:table-cell>
            <table:table-cell table:style-name="ce4" table:formula="of:=IF(EXACT([.H101];[.H102]);IF(EXACT([.I101];[.I102]);[.K101];CELL(&quot;Row&quot;;[.K102]));[.H102])" office:value-type="float" office:value="102">
              <text:p>102</text:p>
            </table:table-cell>
            <table:table-cell table:style-name="ce4" table:formula="of:=IF(AND([.$A102]&lt;=[.M$1];[.$A101]&gt;[.$A102]);0;IF(EXACT([.$A102];[.M$1]+1);[.L101]+1;[.L101]))" office:value-type="float" office:value="0">
              <text:p>0</text:p>
            </table:table-cell>
            <table:table-cell table:style-name="ce4" table:formula="of:=['account types'.$C$18]&amp;TEXT([.L102];['account types'.$B$18])&amp;['account types'.$D$18]" office:value-type="string" office:string-value="0">
              <text:p>0</text:p>
            </table:table-cell>
            <table:table-cell table:style-name="ce4" table:formula="of:=IF(EXACT([.K101];[.K102]);IF(EXACT([.L101];[.L102]);[.N101];CELL(&quot;Row&quot;;[.N102]));[.K102])" office:value-type="float" office:value="102">
              <text:p>102</text:p>
            </table:table-cell>
            <table:table-cell table:style-name="ce4" table:formula="of:=IF(AND([.$A102]&lt;=[.P$1];[.$A101]&gt;[.$A102]);0;IF(EXACT([.$A102];[.P$1]+1);[.O101]+1;[.O101]))" office:value-type="float" office:value="0">
              <text:p>0</text:p>
            </table:table-cell>
            <table:table-cell table:style-name="ce4" table:formula="of:=['account types'.$C$19]&amp;TEXT([.O102];['account types'.$B$19])&amp;['account types'.$D$19]" office:value-type="string" office:string-value="0">
              <text:p>0</text:p>
            </table:table-cell>
            <table:table-cell table:style-name="ce4" table:formula="of:=IF(EXACT([.N101];[.N102]);IF(EXACT([.O101];[.O102]);[.Q101];CELL(&quot;Row&quot;;[.Q102]));[.N102])" office:value-type="float" office:value="102">
              <text:p>102</text:p>
            </table:table-cell>
            <table:table-cell table:style-name="ce4" table:formula="of:=IF(AND([.$A102]&lt;=[.S$1];[.$A101]&gt;[.$A102]);0;IF(EXACT([.$A102];[.S$1]+1);[.R101]+1;[.R101]))" office:value-type="float" office:value="0">
              <text:p>0</text:p>
            </table:table-cell>
            <table:table-cell table:style-name="ce4" table:formula="of:=['account types'.$C$20]&amp;TEXT([.R102];['account types'.$B$20])&amp;['account types'.$D$20]" office:value-type="string" office:string-value="0">
              <text:p>0</text:p>
            </table:table-cell>
            <table:table-cell table:style-name="ce4" table:formula="of:=IF(EXACT([.Q101];[.Q102]);IF(EXACT([.R101];[.R102]);[.T101];CELL(&quot;Row&quot;;[.T102]));[.Q102])" office:value-type="float" office:value="102">
              <text:p>102</text:p>
            </table:table-cell>
            <table:table-cell table:style-name="ce6" table:formula="of:=NOT(AND(OR([.A101]&gt;[.A102];[.A101]=[.A102]);[.A101]&lt;&gt;7))" office:value-type="boolean" office:boolean-value="true">
              <text:p>TRUE</text:p>
            </table:table-cell>
            <table:table-cell table:style-name="Nivel3" table:formula="of:=CONCATENATE([.D102];[.G102];[.J102];[.M102];[.P102];[.S102])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330000">
              <text:p>330000</text:p>
            </table:table-cell>
            <table:table-cell table:style-name="ce7" office:value-type="string">
              <text:p>Otras reservas</text:p>
            </table:table-cell>
            <table:table-cell table:style-name="Nivel3" table:formula="of:=[.W102]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Otras reservas">
              <text:p>Otras reserv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OR</text:p>
            </table:table-cell>
            <table:table-cell table:style-name="Datos" table:formula="of:=IF(EXACT([.A102];1);&quot;&quot;;IF(EXACT([.A102];2);INDIRECT(CONCATENATE(&quot;V&quot;;[.B102]));IF(EXACT([.A102];3);INDIRECT(CONCATENATE(&quot;V&quot;;[.E102]));IF(EXACT([.A102];4);INDIRECT(CONCATENATE(&quot;V&quot;;[.H102]));IF(EXACT([.A102];5);INDIRECT(CONCATENATE(&quot;V&quot;;[.K102]));IF(EXACT([.A102];6);INDIRECT(CONCATENATE(&quot;V&quot;;[.N102]));IF(EXACT([.A102];7);INDIRECT(CONCATENATE(&quot;V&quot;;[.Q102])))))))))" office:value-type="string" office:string-value="300000">
              <text:p>300000</text:p>
            </table:table-cell>
            <table:table-cell table:style-name="ce9" table:formula="of:=NOT(OR(AND(NOT(EXACT([.A102];7));NOT(EXACT([.AD102];&quot;view&quot;)));AND(EXACT([.A102];7);EXACT([.AD10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2];['account types'.$A$2:.$C$12];2)" office:value-type="string" office:string-value="view">
              <text:p>view</text:p>
            </table:table-cell>
            <table:table-cell table:style-name="Datos" table:formula="of:=VLOOKUP([.AD10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3];1);CELL(&quot;Row&quot;;[.B103]);[.B102])" office:value-type="float" office:value="2">
              <text:p>2</text:p>
            </table:table-cell>
            <table:table-cell table:style-name="ce4" table:formula="of:=IF(EXACT([.$A103];1);0;IF(EXACT([.$A103];2);[.C102]+1;[.C102]))" office:value-type="float" office:value="3">
              <text:p>3</text:p>
            </table:table-cell>
            <table:table-cell table:style-name="ce4" table:formula="of:=['account types'.$C$15]&amp;TEXT([.C103];['account types'.$B$15])&amp;['account types'.$D$15]" office:value-type="string" office:string-value="3">
              <text:p>3</text:p>
            </table:table-cell>
            <table:table-cell table:style-name="ce4" table:formula="of:=IF(EXACT([.B102];[.B103]);IF(EXACT([.C102];[.C103]);[.E102];CELL(&quot;Row&quot;;[.E103]));[.B103])" office:value-type="float" office:value="97">
              <text:p>97</text:p>
            </table:table-cell>
            <table:table-cell table:style-name="ce4" table:formula="of:=IF(AND([.$A103]&lt;=[.G$1];[.$A102]&gt;[.$A103]);0;IF(EXACT([.$A103];[.G$1]+1);[.F102]+1;[.F102]))" office:value-type="float" office:value="3">
              <text:p>3</text:p>
            </table:table-cell>
            <table:table-cell table:style-name="ce4" table:formula="of:=['account types'.$C$16]&amp;TEXT([.F103];['account types'.$B$16])&amp;['account types'.$D$16]" office:value-type="string" office:string-value="3">
              <text:p>3</text:p>
            </table:table-cell>
            <table:table-cell table:style-name="ce4" table:formula="of:=IF(EXACT([.E102];[.E103]);IF(EXACT([.F102];[.F103]);[.H102];CELL(&quot;Row&quot;;[.H103]));[.E103])" office:value-type="float" office:value="102">
              <text:p>102</text:p>
            </table:table-cell>
            <table:table-cell table:style-name="ce4" table:formula="of:=IF(AND([.$A103]&lt;=[.J$1];[.$A102]&gt;[.$A103]);0;IF(EXACT([.$A103];[.J$1]+1);[.I102]+1;[.I102]))" office:value-type="float" office:value="0">
              <text:p>0</text:p>
            </table:table-cell>
            <table:table-cell table:style-name="ce4" table:formula="of:=['account types'.$C$17]&amp;TEXT([.I103];['account types'.$B$17])&amp;['account types'.$D$17]" office:value-type="string" office:string-value="0">
              <text:p>0</text:p>
            </table:table-cell>
            <table:table-cell table:style-name="ce4" table:formula="of:=IF(EXACT([.H102];[.H103]);IF(EXACT([.I102];[.I103]);[.K102];CELL(&quot;Row&quot;;[.K103]));[.H103])" office:value-type="float" office:value="102">
              <text:p>102</text:p>
            </table:table-cell>
            <table:table-cell table:style-name="ce4" table:formula="of:=IF(AND([.$A103]&lt;=[.M$1];[.$A102]&gt;[.$A103]);0;IF(EXACT([.$A103];[.M$1]+1);[.L102]+1;[.L102]))" office:value-type="float" office:value="0">
              <text:p>0</text:p>
            </table:table-cell>
            <table:table-cell table:style-name="ce4" table:formula="of:=['account types'.$C$18]&amp;TEXT([.L103];['account types'.$B$18])&amp;['account types'.$D$18]" office:value-type="string" office:string-value="0">
              <text:p>0</text:p>
            </table:table-cell>
            <table:table-cell table:style-name="ce4" table:formula="of:=IF(EXACT([.K102];[.K103]);IF(EXACT([.L102];[.L103]);[.N102];CELL(&quot;Row&quot;;[.N103]));[.K103])" office:value-type="float" office:value="102">
              <text:p>102</text:p>
            </table:table-cell>
            <table:table-cell table:style-name="ce4" table:formula="of:=IF(AND([.$A103]&lt;=[.P$1];[.$A102]&gt;[.$A103]);0;IF(EXACT([.$A103];[.P$1]+1);[.O102]+1;[.O102]))" office:value-type="float" office:value="0">
              <text:p>0</text:p>
            </table:table-cell>
            <table:table-cell table:style-name="ce4" table:formula="of:=['account types'.$C$19]&amp;TEXT([.O103];['account types'.$B$19])&amp;['account types'.$D$19]" office:value-type="string" office:string-value="0">
              <text:p>0</text:p>
            </table:table-cell>
            <table:table-cell table:style-name="ce4" table:formula="of:=IF(EXACT([.N102];[.N103]);IF(EXACT([.O102];[.O103]);[.Q102];CELL(&quot;Row&quot;;[.Q103]));[.N103])" office:value-type="float" office:value="102">
              <text:p>102</text:p>
            </table:table-cell>
            <table:table-cell table:style-name="ce4" table:formula="of:=IF(AND([.$A103]&lt;=[.S$1];[.$A102]&gt;[.$A103]);0;IF(EXACT([.$A103];[.S$1]+1);[.R102]+1;[.R102]))" office:value-type="float" office:value="1">
              <text:p>1</text:p>
            </table:table-cell>
            <table:table-cell table:style-name="ce4" table:formula="of:=['account types'.$C$20]&amp;TEXT([.R103];['account types'.$B$20])&amp;['account types'.$D$20]" office:value-type="string" office:string-value="1">
              <text:p>1</text:p>
            </table:table-cell>
            <table:table-cell table:style-name="ce4" table:formula="of:=IF(EXACT([.Q102];[.Q103]);IF(EXACT([.R102];[.R103]);[.T102];CELL(&quot;Row&quot;;[.T103]));[.Q103])" office:value-type="float" office:value="103">
              <text:p>103</text:p>
            </table:table-cell>
            <table:table-cell table:style-name="ce6" table:formula="of:=NOT(AND(OR([.A102]&gt;[.A103];[.A102]=[.A103]);[.A102]&lt;&gt;7))" office:value-type="boolean" office:boolean-value="true">
              <text:p>TRUE</text:p>
            </table:table-cell>
            <table:table-cell table:style-name="Nivel7" table:formula="of:=CONCATENATE([.D103];[.G103];[.J103];[.M103];[.P103];[.S103])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330001">
              <text:p>330001</text:p>
            </table:table-cell>
            <table:table-cell table:style-name="ce7" office:value-type="string">
              <text:p>Reserva para mejoras</text:p>
            </table:table-cell>
            <table:table-cell table:style-name="Nivel7" table:formula="of:=[.W103]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Reserva para mejoras">
              <text:p>Reserva para mejor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Mej</text:p>
            </table:table-cell>
            <table:table-cell table:style-name="Datos" table:formula="of:=IF(EXACT([.A103];1);&quot;&quot;;IF(EXACT([.A103];2);INDIRECT(CONCATENATE(&quot;V&quot;;[.B103]));IF(EXACT([.A103];3);INDIRECT(CONCATENATE(&quot;V&quot;;[.E103]));IF(EXACT([.A103];4);INDIRECT(CONCATENATE(&quot;V&quot;;[.H103]));IF(EXACT([.A103];5);INDIRECT(CONCATENATE(&quot;V&quot;;[.K103]));IF(EXACT([.A103];6);INDIRECT(CONCATENATE(&quot;V&quot;;[.N103]));IF(EXACT([.A103];7);INDIRECT(CONCATENATE(&quot;V&quot;;[.Q103])))))))))" office:value-type="string" office:string-value="330000">
              <text:p>330000</text:p>
            </table:table-cell>
            <table:table-cell table:style-name="ce9" table:formula="of:=NOT(OR(AND(NOT(EXACT([.A103];7));NOT(EXACT([.AD103];&quot;view&quot;)));AND(EXACT([.A103];7);EXACT([.AD103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3];['account types'.$A$2:.$C$12];2)" office:value-type="string" office:string-value="other">
              <text:p>other</text:p>
            </table:table-cell>
            <table:table-cell table:style-name="Datos" table:formula="of:=VLOOKUP([.AD10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4];1);CELL(&quot;Row&quot;;[.B104]);[.B103])" office:value-type="float" office:value="2">
              <text:p>2</text:p>
            </table:table-cell>
            <table:table-cell table:style-name="ce4" table:formula="of:=IF(EXACT([.$A104];1);0;IF(EXACT([.$A104];2);[.C103]+1;[.C103]))" office:value-type="float" office:value="3">
              <text:p>3</text:p>
            </table:table-cell>
            <table:table-cell table:style-name="ce4" table:formula="of:=['account types'.$C$15]&amp;TEXT([.C104];['account types'.$B$15])&amp;['account types'.$D$15]" office:value-type="string" office:string-value="3">
              <text:p>3</text:p>
            </table:table-cell>
            <table:table-cell table:style-name="ce4" table:formula="of:=IF(EXACT([.B103];[.B104]);IF(EXACT([.C103];[.C104]);[.E103];CELL(&quot;Row&quot;;[.E104]));[.B104])" office:value-type="float" office:value="97">
              <text:p>97</text:p>
            </table:table-cell>
            <table:table-cell table:style-name="ce4" table:formula="of:=IF(AND([.$A104]&lt;=[.G$1];[.$A103]&gt;[.$A104]);0;IF(EXACT([.$A104];[.G$1]+1);[.F103]+1;[.F103]))" office:value-type="float" office:value="3">
              <text:p>3</text:p>
            </table:table-cell>
            <table:table-cell table:style-name="ce4" table:formula="of:=['account types'.$C$16]&amp;TEXT([.F104];['account types'.$B$16])&amp;['account types'.$D$16]" office:value-type="string" office:string-value="3">
              <text:p>3</text:p>
            </table:table-cell>
            <table:table-cell table:style-name="ce4" table:formula="of:=IF(EXACT([.E103];[.E104]);IF(EXACT([.F103];[.F104]);[.H103];CELL(&quot;Row&quot;;[.H104]));[.E104])" office:value-type="float" office:value="102">
              <text:p>102</text:p>
            </table:table-cell>
            <table:table-cell table:style-name="ce4" table:formula="of:=IF(AND([.$A104]&lt;=[.J$1];[.$A103]&gt;[.$A104]);0;IF(EXACT([.$A104];[.J$1]+1);[.I103]+1;[.I103]))" office:value-type="float" office:value="0">
              <text:p>0</text:p>
            </table:table-cell>
            <table:table-cell table:style-name="ce4" table:formula="of:=['account types'.$C$17]&amp;TEXT([.I104];['account types'.$B$17])&amp;['account types'.$D$17]" office:value-type="string" office:string-value="0">
              <text:p>0</text:p>
            </table:table-cell>
            <table:table-cell table:style-name="ce4" table:formula="of:=IF(EXACT([.H103];[.H104]);IF(EXACT([.I103];[.I104]);[.K103];CELL(&quot;Row&quot;;[.K104]));[.H104])" office:value-type="float" office:value="102">
              <text:p>102</text:p>
            </table:table-cell>
            <table:table-cell table:style-name="ce4" table:formula="of:=IF(AND([.$A104]&lt;=[.M$1];[.$A103]&gt;[.$A104]);0;IF(EXACT([.$A104];[.M$1]+1);[.L103]+1;[.L103]))" office:value-type="float" office:value="0">
              <text:p>0</text:p>
            </table:table-cell>
            <table:table-cell table:style-name="ce4" table:formula="of:=['account types'.$C$18]&amp;TEXT([.L104];['account types'.$B$18])&amp;['account types'.$D$18]" office:value-type="string" office:string-value="0">
              <text:p>0</text:p>
            </table:table-cell>
            <table:table-cell table:style-name="ce4" table:formula="of:=IF(EXACT([.K103];[.K104]);IF(EXACT([.L103];[.L104]);[.N103];CELL(&quot;Row&quot;;[.N104]));[.K104])" office:value-type="float" office:value="102">
              <text:p>102</text:p>
            </table:table-cell>
            <table:table-cell table:style-name="ce4" table:formula="of:=IF(AND([.$A104]&lt;=[.P$1];[.$A103]&gt;[.$A104]);0;IF(EXACT([.$A104];[.P$1]+1);[.O103]+1;[.O103]))" office:value-type="float" office:value="0">
              <text:p>0</text:p>
            </table:table-cell>
            <table:table-cell table:style-name="ce4" table:formula="of:=['account types'.$C$19]&amp;TEXT([.O104];['account types'.$B$19])&amp;['account types'.$D$19]" office:value-type="string" office:string-value="0">
              <text:p>0</text:p>
            </table:table-cell>
            <table:table-cell table:style-name="ce4" table:formula="of:=IF(EXACT([.N103];[.N104]);IF(EXACT([.O103];[.O104]);[.Q103];CELL(&quot;Row&quot;;[.Q104]));[.N104])" office:value-type="float" office:value="102">
              <text:p>102</text:p>
            </table:table-cell>
            <table:table-cell table:style-name="ce4" table:formula="of:=IF(AND([.$A104]&lt;=[.S$1];[.$A103]&gt;[.$A104]);0;IF(EXACT([.$A104];[.S$1]+1);[.R103]+1;[.R103]))" office:value-type="float" office:value="2">
              <text:p>2</text:p>
            </table:table-cell>
            <table:table-cell table:style-name="ce4" table:formula="of:=['account types'.$C$20]&amp;TEXT([.R104];['account types'.$B$20])&amp;['account types'.$D$20]" office:value-type="string" office:string-value="2">
              <text:p>2</text:p>
            </table:table-cell>
            <table:table-cell table:style-name="ce4" table:formula="of:=IF(EXACT([.Q103];[.Q104]);IF(EXACT([.R103];[.R104]);[.T103];CELL(&quot;Row&quot;;[.T104]));[.Q104])" office:value-type="float" office:value="104">
              <text:p>104</text:p>
            </table:table-cell>
            <table:table-cell table:style-name="ce6" table:formula="of:=NOT(AND(OR([.A103]&gt;[.A104];[.A103]=[.A104]);[.A103]&lt;&gt;7))" office:value-type="boolean" office:boolean-value="true">
              <text:p>TRUE</text:p>
            </table:table-cell>
            <table:table-cell table:style-name="Nivel7" table:formula="of:=CONCATENATE([.D104];[.G104];[.J104];[.M104];[.P104];[.S104])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330002">
              <text:p>330002</text:p>
            </table:table-cell>
            <table:table-cell table:style-name="ce7" office:value-type="string">
              <text:p>Reserva para proyectos</text:p>
            </table:table-cell>
            <table:table-cell table:style-name="Nivel7" table:formula="of:=[.W104]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Reserva para proyectos">
              <text:p>Reserva para proyect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o</text:p>
            </table:table-cell>
            <table:table-cell table:style-name="Datos" table:formula="of:=IF(EXACT([.A104];1);&quot;&quot;;IF(EXACT([.A104];2);INDIRECT(CONCATENATE(&quot;V&quot;;[.B104]));IF(EXACT([.A104];3);INDIRECT(CONCATENATE(&quot;V&quot;;[.E104]));IF(EXACT([.A104];4);INDIRECT(CONCATENATE(&quot;V&quot;;[.H104]));IF(EXACT([.A104];5);INDIRECT(CONCATENATE(&quot;V&quot;;[.K104]));IF(EXACT([.A104];6);INDIRECT(CONCATENATE(&quot;V&quot;;[.N104]));IF(EXACT([.A104];7);INDIRECT(CONCATENATE(&quot;V&quot;;[.Q104])))))))))" office:value-type="string" office:string-value="330000">
              <text:p>330000</text:p>
            </table:table-cell>
            <table:table-cell table:style-name="ce9" table:formula="of:=NOT(OR(AND(NOT(EXACT([.A104];7));NOT(EXACT([.AD104];&quot;view&quot;)));AND(EXACT([.A104];7);EXACT([.AD104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4];['account types'.$A$2:.$C$12];2)" office:value-type="string" office:string-value="other">
              <text:p>other</text:p>
            </table:table-cell>
            <table:table-cell table:style-name="Datos" table:formula="of:=VLOOKUP([.AD10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5];1);CELL(&quot;Row&quot;;[.B105]);[.B104])" office:value-type="float" office:value="2">
              <text:p>2</text:p>
            </table:table-cell>
            <table:table-cell table:style-name="ce4" table:formula="of:=IF(EXACT([.$A105];1);0;IF(EXACT([.$A105];2);[.C104]+1;[.C104]))" office:value-type="float" office:value="3">
              <text:p>3</text:p>
            </table:table-cell>
            <table:table-cell table:style-name="ce4" table:formula="of:=['account types'.$C$15]&amp;TEXT([.C105];['account types'.$B$15])&amp;['account types'.$D$15]" office:value-type="string" office:string-value="3">
              <text:p>3</text:p>
            </table:table-cell>
            <table:table-cell table:style-name="ce4" table:formula="of:=IF(EXACT([.B104];[.B105]);IF(EXACT([.C104];[.C105]);[.E104];CELL(&quot;Row&quot;;[.E105]));[.B105])" office:value-type="float" office:value="97">
              <text:p>97</text:p>
            </table:table-cell>
            <table:table-cell table:style-name="ce4" table:formula="of:=IF(AND([.$A105]&lt;=[.G$1];[.$A104]&gt;[.$A105]);0;IF(EXACT([.$A105];[.G$1]+1);[.F104]+1;[.F104]))" office:value-type="float" office:value="4">
              <text:p>4</text:p>
            </table:table-cell>
            <table:table-cell table:style-name="ce4" table:formula="of:=['account types'.$C$16]&amp;TEXT([.F105];['account types'.$B$16])&amp;['account types'.$D$16]" office:value-type="string" office:string-value="4">
              <text:p>4</text:p>
            </table:table-cell>
            <table:table-cell table:style-name="ce4" table:formula="of:=IF(EXACT([.E104];[.E105]);IF(EXACT([.F104];[.F105]);[.H104];CELL(&quot;Row&quot;;[.H105]));[.E105])" office:value-type="float" office:value="105">
              <text:p>105</text:p>
            </table:table-cell>
            <table:table-cell table:style-name="ce4" table:formula="of:=IF(AND([.$A105]&lt;=[.J$1];[.$A104]&gt;[.$A105]);0;IF(EXACT([.$A105];[.J$1]+1);[.I104]+1;[.I104]))" office:value-type="float" office:value="0">
              <text:p>0</text:p>
            </table:table-cell>
            <table:table-cell table:style-name="ce4" table:formula="of:=['account types'.$C$17]&amp;TEXT([.I105];['account types'.$B$17])&amp;['account types'.$D$17]" office:value-type="string" office:string-value="0">
              <text:p>0</text:p>
            </table:table-cell>
            <table:table-cell table:style-name="ce4" table:formula="of:=IF(EXACT([.H104];[.H105]);IF(EXACT([.I104];[.I105]);[.K104];CELL(&quot;Row&quot;;[.K105]));[.H105])" office:value-type="float" office:value="105">
              <text:p>105</text:p>
            </table:table-cell>
            <table:table-cell table:style-name="ce4" table:formula="of:=IF(AND([.$A105]&lt;=[.M$1];[.$A104]&gt;[.$A105]);0;IF(EXACT([.$A105];[.M$1]+1);[.L104]+1;[.L104]))" office:value-type="float" office:value="0">
              <text:p>0</text:p>
            </table:table-cell>
            <table:table-cell table:style-name="ce4" table:formula="of:=['account types'.$C$18]&amp;TEXT([.L105];['account types'.$B$18])&amp;['account types'.$D$18]" office:value-type="string" office:string-value="0">
              <text:p>0</text:p>
            </table:table-cell>
            <table:table-cell table:style-name="ce4" table:formula="of:=IF(EXACT([.K104];[.K105]);IF(EXACT([.L104];[.L105]);[.N104];CELL(&quot;Row&quot;;[.N105]));[.K105])" office:value-type="float" office:value="105">
              <text:p>105</text:p>
            </table:table-cell>
            <table:table-cell table:style-name="ce4" table:formula="of:=IF(AND([.$A105]&lt;=[.P$1];[.$A104]&gt;[.$A105]);0;IF(EXACT([.$A105];[.P$1]+1);[.O104]+1;[.O104]))" office:value-type="float" office:value="0">
              <text:p>0</text:p>
            </table:table-cell>
            <table:table-cell table:style-name="ce4" table:formula="of:=['account types'.$C$19]&amp;TEXT([.O105];['account types'.$B$19])&amp;['account types'.$D$19]" office:value-type="string" office:string-value="0">
              <text:p>0</text:p>
            </table:table-cell>
            <table:table-cell table:style-name="ce4" table:formula="of:=IF(EXACT([.N104];[.N105]);IF(EXACT([.O104];[.O105]);[.Q104];CELL(&quot;Row&quot;;[.Q105]));[.N105])" office:value-type="float" office:value="105">
              <text:p>105</text:p>
            </table:table-cell>
            <table:table-cell table:style-name="ce4" table:formula="of:=IF(AND([.$A105]&lt;=[.S$1];[.$A104]&gt;[.$A105]);0;IF(EXACT([.$A105];[.S$1]+1);[.R104]+1;[.R104]))" office:value-type="float" office:value="0">
              <text:p>0</text:p>
            </table:table-cell>
            <table:table-cell table:style-name="ce4" table:formula="of:=['account types'.$C$20]&amp;TEXT([.R105];['account types'.$B$20])&amp;['account types'.$D$20]" office:value-type="string" office:string-value="0">
              <text:p>0</text:p>
            </table:table-cell>
            <table:table-cell table:style-name="ce4" table:formula="of:=IF(EXACT([.Q104];[.Q105]);IF(EXACT([.R104];[.R105]);[.T104];CELL(&quot;Row&quot;;[.T105]));[.Q105])" office:value-type="float" office:value="105">
              <text:p>105</text:p>
            </table:table-cell>
            <table:table-cell table:style-name="ce6" table:formula="of:=NOT(AND(OR([.A104]&gt;[.A105];[.A104]=[.A105]);[.A104]&lt;&gt;7))" office:value-type="boolean" office:boolean-value="true">
              <text:p>TRUE</text:p>
            </table:table-cell>
            <table:table-cell table:style-name="Nivel3" table:formula="of:=CONCATENATE([.D105];[.G105];[.J105];[.M105];[.P105];[.S105])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340000">
              <text:p>340000</text:p>
            </table:table-cell>
            <table:table-cell table:style-name="ce7" office:value-type="string">
              <text:p>Aportes de capital</text:p>
            </table:table-cell>
            <table:table-cell table:style-name="Nivel3" table:formula="of:=[.W105]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Aportes de capital">
              <text:p>Aportes de capit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C</text:p>
            </table:table-cell>
            <table:table-cell table:style-name="Datos" table:formula="of:=IF(EXACT([.A105];1);&quot;&quot;;IF(EXACT([.A105];2);INDIRECT(CONCATENATE(&quot;V&quot;;[.B105]));IF(EXACT([.A105];3);INDIRECT(CONCATENATE(&quot;V&quot;;[.E105]));IF(EXACT([.A105];4);INDIRECT(CONCATENATE(&quot;V&quot;;[.H105]));IF(EXACT([.A105];5);INDIRECT(CONCATENATE(&quot;V&quot;;[.K105]));IF(EXACT([.A105];6);INDIRECT(CONCATENATE(&quot;V&quot;;[.N105]));IF(EXACT([.A105];7);INDIRECT(CONCATENATE(&quot;V&quot;;[.Q105])))))))))" office:value-type="string" office:string-value="300000">
              <text:p>300000</text:p>
            </table:table-cell>
            <table:table-cell table:style-name="ce9" table:formula="of:=NOT(OR(AND(NOT(EXACT([.A105];7));NOT(EXACT([.AD105];&quot;view&quot;)));AND(EXACT([.A105];7);EXACT([.AD10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5];['account types'.$A$2:.$C$12];2)" office:value-type="string" office:string-value="view">
              <text:p>view</text:p>
            </table:table-cell>
            <table:table-cell table:style-name="Datos" table:formula="of:=VLOOKUP([.AD10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6];1);CELL(&quot;Row&quot;;[.B106]);[.B105])" office:value-type="float" office:value="2">
              <text:p>2</text:p>
            </table:table-cell>
            <table:table-cell table:style-name="ce4" table:formula="of:=IF(EXACT([.$A106];1);0;IF(EXACT([.$A106];2);[.C105]+1;[.C105]))" office:value-type="float" office:value="3">
              <text:p>3</text:p>
            </table:table-cell>
            <table:table-cell table:style-name="ce4" table:formula="of:=['account types'.$C$15]&amp;TEXT([.C106];['account types'.$B$15])&amp;['account types'.$D$15]" office:value-type="string" office:string-value="3">
              <text:p>3</text:p>
            </table:table-cell>
            <table:table-cell table:style-name="ce4" table:formula="of:=IF(EXACT([.B105];[.B106]);IF(EXACT([.C105];[.C106]);[.E105];CELL(&quot;Row&quot;;[.E106]));[.B106])" office:value-type="float" office:value="97">
              <text:p>97</text:p>
            </table:table-cell>
            <table:table-cell table:style-name="ce4" table:formula="of:=IF(AND([.$A106]&lt;=[.G$1];[.$A105]&gt;[.$A106]);0;IF(EXACT([.$A106];[.G$1]+1);[.F105]+1;[.F105]))" office:value-type="float" office:value="4">
              <text:p>4</text:p>
            </table:table-cell>
            <table:table-cell table:style-name="ce4" table:formula="of:=['account types'.$C$16]&amp;TEXT([.F106];['account types'.$B$16])&amp;['account types'.$D$16]" office:value-type="string" office:string-value="4">
              <text:p>4</text:p>
            </table:table-cell>
            <table:table-cell table:style-name="ce4" table:formula="of:=IF(EXACT([.E105];[.E106]);IF(EXACT([.F105];[.F106]);[.H105];CELL(&quot;Row&quot;;[.H106]));[.E106])" office:value-type="float" office:value="105">
              <text:p>105</text:p>
            </table:table-cell>
            <table:table-cell table:style-name="ce4" table:formula="of:=IF(AND([.$A106]&lt;=[.J$1];[.$A105]&gt;[.$A106]);0;IF(EXACT([.$A106];[.J$1]+1);[.I105]+1;[.I105]))" office:value-type="float" office:value="0">
              <text:p>0</text:p>
            </table:table-cell>
            <table:table-cell table:style-name="ce4" table:formula="of:=['account types'.$C$17]&amp;TEXT([.I106];['account types'.$B$17])&amp;['account types'.$D$17]" office:value-type="string" office:string-value="0">
              <text:p>0</text:p>
            </table:table-cell>
            <table:table-cell table:style-name="ce4" table:formula="of:=IF(EXACT([.H105];[.H106]);IF(EXACT([.I105];[.I106]);[.K105];CELL(&quot;Row&quot;;[.K106]));[.H106])" office:value-type="float" office:value="105">
              <text:p>105</text:p>
            </table:table-cell>
            <table:table-cell table:style-name="ce4" table:formula="of:=IF(AND([.$A106]&lt;=[.M$1];[.$A105]&gt;[.$A106]);0;IF(EXACT([.$A106];[.M$1]+1);[.L105]+1;[.L105]))" office:value-type="float" office:value="0">
              <text:p>0</text:p>
            </table:table-cell>
            <table:table-cell table:style-name="ce4" table:formula="of:=['account types'.$C$18]&amp;TEXT([.L106];['account types'.$B$18])&amp;['account types'.$D$18]" office:value-type="string" office:string-value="0">
              <text:p>0</text:p>
            </table:table-cell>
            <table:table-cell table:style-name="ce4" table:formula="of:=IF(EXACT([.K105];[.K106]);IF(EXACT([.L105];[.L106]);[.N105];CELL(&quot;Row&quot;;[.N106]));[.K106])" office:value-type="float" office:value="105">
              <text:p>105</text:p>
            </table:table-cell>
            <table:table-cell table:style-name="ce4" table:formula="of:=IF(AND([.$A106]&lt;=[.P$1];[.$A105]&gt;[.$A106]);0;IF(EXACT([.$A106];[.P$1]+1);[.O105]+1;[.O105]))" office:value-type="float" office:value="0">
              <text:p>0</text:p>
            </table:table-cell>
            <table:table-cell table:style-name="ce4" table:formula="of:=['account types'.$C$19]&amp;TEXT([.O106];['account types'.$B$19])&amp;['account types'.$D$19]" office:value-type="string" office:string-value="0">
              <text:p>0</text:p>
            </table:table-cell>
            <table:table-cell table:style-name="ce4" table:formula="of:=IF(EXACT([.N105];[.N106]);IF(EXACT([.O105];[.O106]);[.Q105];CELL(&quot;Row&quot;;[.Q106]));[.N106])" office:value-type="float" office:value="105">
              <text:p>105</text:p>
            </table:table-cell>
            <table:table-cell table:style-name="ce4" table:formula="of:=IF(AND([.$A106]&lt;=[.S$1];[.$A105]&gt;[.$A106]);0;IF(EXACT([.$A106];[.S$1]+1);[.R105]+1;[.R105]))" office:value-type="float" office:value="1">
              <text:p>1</text:p>
            </table:table-cell>
            <table:table-cell table:style-name="ce4" table:formula="of:=['account types'.$C$20]&amp;TEXT([.R106];['account types'.$B$20])&amp;['account types'.$D$20]" office:value-type="string" office:string-value="1">
              <text:p>1</text:p>
            </table:table-cell>
            <table:table-cell table:style-name="ce4" table:formula="of:=IF(EXACT([.Q105];[.Q106]);IF(EXACT([.R105];[.R106]);[.T105];CELL(&quot;Row&quot;;[.T106]));[.Q106])" office:value-type="float" office:value="106">
              <text:p>106</text:p>
            </table:table-cell>
            <table:table-cell table:style-name="ce6" table:formula="of:=NOT(AND(OR([.A105]&gt;[.A106];[.A105]=[.A106]);[.A105]&lt;&gt;7))" office:value-type="boolean" office:boolean-value="true">
              <text:p>TRUE</text:p>
            </table:table-cell>
            <table:table-cell table:style-name="Nivel7" table:formula="of:=CONCATENATE([.D106];[.G106];[.J106];[.M106];[.P106];[.S106])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340001">
              <text:p>340001</text:p>
            </table:table-cell>
            <table:table-cell table:style-name="ce7" office:value-type="string">
              <text:p>Socio 1</text:p>
            </table:table-cell>
            <table:table-cell table:style-name="Nivel7" table:formula="of:=[.W106]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Socio 1">
              <text:p>Soci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06];1);&quot;&quot;;IF(EXACT([.A106];2);INDIRECT(CONCATENATE(&quot;V&quot;;[.B106]));IF(EXACT([.A106];3);INDIRECT(CONCATENATE(&quot;V&quot;;[.E106]));IF(EXACT([.A106];4);INDIRECT(CONCATENATE(&quot;V&quot;;[.H106]));IF(EXACT([.A106];5);INDIRECT(CONCATENATE(&quot;V&quot;;[.K106]));IF(EXACT([.A106];6);INDIRECT(CONCATENATE(&quot;V&quot;;[.N106]));IF(EXACT([.A106];7);INDIRECT(CONCATENATE(&quot;V&quot;;[.Q106])))))))))" office:value-type="string" office:string-value="340000">
              <text:p>340000</text:p>
            </table:table-cell>
            <table:table-cell table:style-name="ce9" table:formula="of:=NOT(OR(AND(NOT(EXACT([.A106];7));NOT(EXACT([.AD106];&quot;view&quot;)));AND(EXACT([.A106];7);EXACT([.AD106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6];['account types'.$A$2:.$C$12];2)" office:value-type="string" office:string-value="other">
              <text:p>other</text:p>
            </table:table-cell>
            <table:table-cell table:style-name="Datos" table:formula="of:=VLOOKUP([.AD10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07];1);CELL(&quot;Row&quot;;[.B107]);[.B106])" office:value-type="float" office:value="2">
              <text:p>2</text:p>
            </table:table-cell>
            <table:table-cell table:style-name="ce4" table:formula="of:=IF(EXACT([.$A107];1);0;IF(EXACT([.$A107];2);[.C106]+1;[.C106]))" office:value-type="float" office:value="3">
              <text:p>3</text:p>
            </table:table-cell>
            <table:table-cell table:style-name="ce4" table:formula="of:=['account types'.$C$15]&amp;TEXT([.C107];['account types'.$B$15])&amp;['account types'.$D$15]" office:value-type="string" office:string-value="3">
              <text:p>3</text:p>
            </table:table-cell>
            <table:table-cell table:style-name="ce4" table:formula="of:=IF(EXACT([.B106];[.B107]);IF(EXACT([.C106];[.C107]);[.E106];CELL(&quot;Row&quot;;[.E107]));[.B107])" office:value-type="float" office:value="97">
              <text:p>97</text:p>
            </table:table-cell>
            <table:table-cell table:style-name="ce4" table:formula="of:=IF(AND([.$A107]&lt;=[.G$1];[.$A106]&gt;[.$A107]);0;IF(EXACT([.$A107];[.G$1]+1);[.F106]+1;[.F106]))" office:value-type="float" office:value="5">
              <text:p>5</text:p>
            </table:table-cell>
            <table:table-cell table:style-name="ce4" table:formula="of:=['account types'.$C$16]&amp;TEXT([.F107];['account types'.$B$16])&amp;['account types'.$D$16]" office:value-type="string" office:string-value="5">
              <text:p>5</text:p>
            </table:table-cell>
            <table:table-cell table:style-name="ce4" table:formula="of:=IF(EXACT([.E106];[.E107]);IF(EXACT([.F106];[.F107]);[.H106];CELL(&quot;Row&quot;;[.H107]));[.E107])" office:value-type="float" office:value="107">
              <text:p>107</text:p>
            </table:table-cell>
            <table:table-cell table:style-name="ce4" table:formula="of:=IF(AND([.$A107]&lt;=[.J$1];[.$A106]&gt;[.$A107]);0;IF(EXACT([.$A107];[.J$1]+1);[.I106]+1;[.I106]))" office:value-type="float" office:value="0">
              <text:p>0</text:p>
            </table:table-cell>
            <table:table-cell table:style-name="ce4" table:formula="of:=['account types'.$C$17]&amp;TEXT([.I107];['account types'.$B$17])&amp;['account types'.$D$17]" office:value-type="string" office:string-value="0">
              <text:p>0</text:p>
            </table:table-cell>
            <table:table-cell table:style-name="ce4" table:formula="of:=IF(EXACT([.H106];[.H107]);IF(EXACT([.I106];[.I107]);[.K106];CELL(&quot;Row&quot;;[.K107]));[.H107])" office:value-type="float" office:value="107">
              <text:p>107</text:p>
            </table:table-cell>
            <table:table-cell table:style-name="ce4" table:formula="of:=IF(AND([.$A107]&lt;=[.M$1];[.$A106]&gt;[.$A107]);0;IF(EXACT([.$A107];[.M$1]+1);[.L106]+1;[.L106]))" office:value-type="float" office:value="0">
              <text:p>0</text:p>
            </table:table-cell>
            <table:table-cell table:style-name="ce4" table:formula="of:=['account types'.$C$18]&amp;TEXT([.L107];['account types'.$B$18])&amp;['account types'.$D$18]" office:value-type="string" office:string-value="0">
              <text:p>0</text:p>
            </table:table-cell>
            <table:table-cell table:style-name="ce4" table:formula="of:=IF(EXACT([.K106];[.K107]);IF(EXACT([.L106];[.L107]);[.N106];CELL(&quot;Row&quot;;[.N107]));[.K107])" office:value-type="float" office:value="107">
              <text:p>107</text:p>
            </table:table-cell>
            <table:table-cell table:style-name="ce4" table:formula="of:=IF(AND([.$A107]&lt;=[.P$1];[.$A106]&gt;[.$A107]);0;IF(EXACT([.$A107];[.P$1]+1);[.O106]+1;[.O106]))" office:value-type="float" office:value="0">
              <text:p>0</text:p>
            </table:table-cell>
            <table:table-cell table:style-name="ce4" table:formula="of:=['account types'.$C$19]&amp;TEXT([.O107];['account types'.$B$19])&amp;['account types'.$D$19]" office:value-type="string" office:string-value="0">
              <text:p>0</text:p>
            </table:table-cell>
            <table:table-cell table:style-name="ce4" table:formula="of:=IF(EXACT([.N106];[.N107]);IF(EXACT([.O106];[.O107]);[.Q106];CELL(&quot;Row&quot;;[.Q107]));[.N107])" office:value-type="float" office:value="107">
              <text:p>107</text:p>
            </table:table-cell>
            <table:table-cell table:style-name="ce4" table:formula="of:=IF(AND([.$A107]&lt;=[.S$1];[.$A106]&gt;[.$A107]);0;IF(EXACT([.$A107];[.S$1]+1);[.R106]+1;[.R106]))" office:value-type="float" office:value="0">
              <text:p>0</text:p>
            </table:table-cell>
            <table:table-cell table:style-name="ce4" table:formula="of:=['account types'.$C$20]&amp;TEXT([.R107];['account types'.$B$20])&amp;['account types'.$D$20]" office:value-type="string" office:string-value="0">
              <text:p>0</text:p>
            </table:table-cell>
            <table:table-cell table:style-name="ce4" table:formula="of:=IF(EXACT([.Q106];[.Q107]);IF(EXACT([.R106];[.R107]);[.T106];CELL(&quot;Row&quot;;[.T107]));[.Q107])" office:value-type="float" office:value="107">
              <text:p>107</text:p>
            </table:table-cell>
            <table:table-cell table:style-name="ce6" table:formula="of:=NOT(AND(OR([.A106]&gt;[.A107];[.A106]=[.A107]);[.A106]&lt;&gt;7))" office:value-type="boolean" office:boolean-value="true">
              <text:p>TRUE</text:p>
            </table:table-cell>
            <table:table-cell table:style-name="Nivel3" table:formula="of:=CONCATENATE([.D107];[.G107];[.J107];[.M107];[.P107];[.S107])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350000">
              <text:p>350000</text:p>
            </table:table-cell>
            <table:table-cell table:style-name="ce7" office:value-type="string">
              <text:p>Cuentas de superávit</text:p>
            </table:table-cell>
            <table:table-cell table:style-name="Nivel3" table:formula="of:=[.W107]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Cuentas de superávit">
              <text:p>Cuentas de superávit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up</text:p>
            </table:table-cell>
            <table:table-cell table:style-name="Datos" table:formula="of:=IF(EXACT([.A107];1);&quot;&quot;;IF(EXACT([.A107];2);INDIRECT(CONCATENATE(&quot;V&quot;;[.B107]));IF(EXACT([.A107];3);INDIRECT(CONCATENATE(&quot;V&quot;;[.E107]));IF(EXACT([.A107];4);INDIRECT(CONCATENATE(&quot;V&quot;;[.H107]));IF(EXACT([.A107];5);INDIRECT(CONCATENATE(&quot;V&quot;;[.K107]));IF(EXACT([.A107];6);INDIRECT(CONCATENATE(&quot;V&quot;;[.N107]));IF(EXACT([.A107];7);INDIRECT(CONCATENATE(&quot;V&quot;;[.Q107])))))))))" office:value-type="string" office:string-value="300000">
              <text:p>300000</text:p>
            </table:table-cell>
            <table:table-cell table:style-name="ce9" table:formula="of:=NOT(OR(AND(NOT(EXACT([.A107];7));NOT(EXACT([.AD107];&quot;view&quot;)));AND(EXACT([.A107];7);EXACT([.AD10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7];['account types'.$A$2:.$C$12];2)" office:value-type="string" office:string-value="view">
              <text:p>view</text:p>
            </table:table-cell>
            <table:table-cell table:style-name="Datos" table:formula="of:=VLOOKUP([.AD10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8];1);CELL(&quot;Row&quot;;[.B108]);[.B107])" office:value-type="float" office:value="2">
              <text:p>2</text:p>
            </table:table-cell>
            <table:table-cell table:style-name="ce4" table:formula="of:=IF(EXACT([.$A108];1);0;IF(EXACT([.$A108];2);[.C107]+1;[.C107]))" office:value-type="float" office:value="3">
              <text:p>3</text:p>
            </table:table-cell>
            <table:table-cell table:style-name="ce4" table:formula="of:=['account types'.$C$15]&amp;TEXT([.C108];['account types'.$B$15])&amp;['account types'.$D$15]" office:value-type="string" office:string-value="3">
              <text:p>3</text:p>
            </table:table-cell>
            <table:table-cell table:style-name="ce4" table:formula="of:=IF(EXACT([.B107];[.B108]);IF(EXACT([.C107];[.C108]);[.E107];CELL(&quot;Row&quot;;[.E108]));[.B108])" office:value-type="float" office:value="97">
              <text:p>97</text:p>
            </table:table-cell>
            <table:table-cell table:style-name="ce4" table:formula="of:=IF(AND([.$A108]&lt;=[.G$1];[.$A107]&gt;[.$A108]);0;IF(EXACT([.$A108];[.G$1]+1);[.F107]+1;[.F107]))" office:value-type="float" office:value="5">
              <text:p>5</text:p>
            </table:table-cell>
            <table:table-cell table:style-name="ce4" table:formula="of:=['account types'.$C$16]&amp;TEXT([.F108];['account types'.$B$16])&amp;['account types'.$D$16]" office:value-type="string" office:string-value="5">
              <text:p>5</text:p>
            </table:table-cell>
            <table:table-cell table:style-name="ce4" table:formula="of:=IF(EXACT([.E107];[.E108]);IF(EXACT([.F107];[.F108]);[.H107];CELL(&quot;Row&quot;;[.H108]));[.E108])" office:value-type="float" office:value="107">
              <text:p>107</text:p>
            </table:table-cell>
            <table:table-cell table:style-name="ce4" table:formula="of:=IF(AND([.$A108]&lt;=[.J$1];[.$A107]&gt;[.$A108]);0;IF(EXACT([.$A108];[.J$1]+1);[.I107]+1;[.I107]))" office:value-type="float" office:value="0">
              <text:p>0</text:p>
            </table:table-cell>
            <table:table-cell table:style-name="ce4" table:formula="of:=['account types'.$C$17]&amp;TEXT([.I108];['account types'.$B$17])&amp;['account types'.$D$17]" office:value-type="string" office:string-value="0">
              <text:p>0</text:p>
            </table:table-cell>
            <table:table-cell table:style-name="ce4" table:formula="of:=IF(EXACT([.H107];[.H108]);IF(EXACT([.I107];[.I108]);[.K107];CELL(&quot;Row&quot;;[.K108]));[.H108])" office:value-type="float" office:value="107">
              <text:p>107</text:p>
            </table:table-cell>
            <table:table-cell table:style-name="ce4" table:formula="of:=IF(AND([.$A108]&lt;=[.M$1];[.$A107]&gt;[.$A108]);0;IF(EXACT([.$A108];[.M$1]+1);[.L107]+1;[.L107]))" office:value-type="float" office:value="0">
              <text:p>0</text:p>
            </table:table-cell>
            <table:table-cell table:style-name="ce4" table:formula="of:=['account types'.$C$18]&amp;TEXT([.L108];['account types'.$B$18])&amp;['account types'.$D$18]" office:value-type="string" office:string-value="0">
              <text:p>0</text:p>
            </table:table-cell>
            <table:table-cell table:style-name="ce4" table:formula="of:=IF(EXACT([.K107];[.K108]);IF(EXACT([.L107];[.L108]);[.N107];CELL(&quot;Row&quot;;[.N108]));[.K108])" office:value-type="float" office:value="107">
              <text:p>107</text:p>
            </table:table-cell>
            <table:table-cell table:style-name="ce4" table:formula="of:=IF(AND([.$A108]&lt;=[.P$1];[.$A107]&gt;[.$A108]);0;IF(EXACT([.$A108];[.P$1]+1);[.O107]+1;[.O107]))" office:value-type="float" office:value="0">
              <text:p>0</text:p>
            </table:table-cell>
            <table:table-cell table:style-name="ce4" table:formula="of:=['account types'.$C$19]&amp;TEXT([.O108];['account types'.$B$19])&amp;['account types'.$D$19]" office:value-type="string" office:string-value="0">
              <text:p>0</text:p>
            </table:table-cell>
            <table:table-cell table:style-name="ce4" table:formula="of:=IF(EXACT([.N107];[.N108]);IF(EXACT([.O107];[.O108]);[.Q107];CELL(&quot;Row&quot;;[.Q108]));[.N108])" office:value-type="float" office:value="107">
              <text:p>107</text:p>
            </table:table-cell>
            <table:table-cell table:style-name="ce4" table:formula="of:=IF(AND([.$A108]&lt;=[.S$1];[.$A107]&gt;[.$A108]);0;IF(EXACT([.$A108];[.S$1]+1);[.R107]+1;[.R107]))" office:value-type="float" office:value="1">
              <text:p>1</text:p>
            </table:table-cell>
            <table:table-cell table:style-name="ce4" table:formula="of:=['account types'.$C$20]&amp;TEXT([.R108];['account types'.$B$20])&amp;['account types'.$D$20]" office:value-type="string" office:string-value="1">
              <text:p>1</text:p>
            </table:table-cell>
            <table:table-cell table:style-name="ce4" table:formula="of:=IF(EXACT([.Q107];[.Q108]);IF(EXACT([.R107];[.R108]);[.T107];CELL(&quot;Row&quot;;[.T108]));[.Q108])" office:value-type="float" office:value="108">
              <text:p>108</text:p>
            </table:table-cell>
            <table:table-cell table:style-name="ce6" table:formula="of:=NOT(AND(OR([.A107]&gt;[.A108];[.A107]=[.A108]);[.A107]&lt;&gt;7))" office:value-type="boolean" office:boolean-value="true">
              <text:p>TRUE</text:p>
            </table:table-cell>
            <table:table-cell table:style-name="Nivel7" table:formula="of:=CONCATENATE([.D108];[.G108];[.J108];[.M108];[.P108];[.S108])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350001">
              <text:p>350001</text:p>
            </table:table-cell>
            <table:table-cell table:style-name="ce7" office:value-type="string">
              <text:p>Superávit de capital</text:p>
            </table:table-cell>
            <table:table-cell table:style-name="Nivel7" table:formula="of:=[.W108]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Superávit de capital">
              <text:p>Superávit de capit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ap</text:p>
            </table:table-cell>
            <table:table-cell table:style-name="Datos" table:formula="of:=IF(EXACT([.A108];1);&quot;&quot;;IF(EXACT([.A108];2);INDIRECT(CONCATENATE(&quot;V&quot;;[.B108]));IF(EXACT([.A108];3);INDIRECT(CONCATENATE(&quot;V&quot;;[.E108]));IF(EXACT([.A108];4);INDIRECT(CONCATENATE(&quot;V&quot;;[.H108]));IF(EXACT([.A108];5);INDIRECT(CONCATENATE(&quot;V&quot;;[.K108]));IF(EXACT([.A108];6);INDIRECT(CONCATENATE(&quot;V&quot;;[.N108]));IF(EXACT([.A108];7);INDIRECT(CONCATENATE(&quot;V&quot;;[.Q108])))))))))" office:value-type="string" office:string-value="350000">
              <text:p>350000</text:p>
            </table:table-cell>
            <table:table-cell table:style-name="ce9" table:formula="of:=NOT(OR(AND(NOT(EXACT([.A108];7));NOT(EXACT([.AD108];&quot;view&quot;)));AND(EXACT([.A108];7);EXACT([.AD108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8];['account types'.$A$2:.$C$12];2)" office:value-type="string" office:string-value="other">
              <text:p>other</text:p>
            </table:table-cell>
            <table:table-cell table:style-name="Datos" table:formula="of:=VLOOKUP([.AD10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09];1);CELL(&quot;Row&quot;;[.B109]);[.B108])" office:value-type="float" office:value="2">
              <text:p>2</text:p>
            </table:table-cell>
            <table:table-cell table:style-name="ce4" table:formula="of:=IF(EXACT([.$A109];1);0;IF(EXACT([.$A109];2);[.C108]+1;[.C108]))" office:value-type="float" office:value="3">
              <text:p>3</text:p>
            </table:table-cell>
            <table:table-cell table:style-name="ce4" table:formula="of:=['account types'.$C$15]&amp;TEXT([.C109];['account types'.$B$15])&amp;['account types'.$D$15]" office:value-type="string" office:string-value="3">
              <text:p>3</text:p>
            </table:table-cell>
            <table:table-cell table:style-name="ce4" table:formula="of:=IF(EXACT([.B108];[.B109]);IF(EXACT([.C108];[.C109]);[.E108];CELL(&quot;Row&quot;;[.E109]));[.B109])" office:value-type="float" office:value="97">
              <text:p>97</text:p>
            </table:table-cell>
            <table:table-cell table:style-name="ce4" table:formula="of:=IF(AND([.$A109]&lt;=[.G$1];[.$A108]&gt;[.$A109]);0;IF(EXACT([.$A109];[.G$1]+1);[.F108]+1;[.F108]))" office:value-type="float" office:value="5">
              <text:p>5</text:p>
            </table:table-cell>
            <table:table-cell table:style-name="ce4" table:formula="of:=['account types'.$C$16]&amp;TEXT([.F109];['account types'.$B$16])&amp;['account types'.$D$16]" office:value-type="string" office:string-value="5">
              <text:p>5</text:p>
            </table:table-cell>
            <table:table-cell table:style-name="ce4" table:formula="of:=IF(EXACT([.E108];[.E109]);IF(EXACT([.F108];[.F109]);[.H108];CELL(&quot;Row&quot;;[.H109]));[.E109])" office:value-type="float" office:value="107">
              <text:p>107</text:p>
            </table:table-cell>
            <table:table-cell table:style-name="ce4" table:formula="of:=IF(AND([.$A109]&lt;=[.J$1];[.$A108]&gt;[.$A109]);0;IF(EXACT([.$A109];[.J$1]+1);[.I108]+1;[.I108]))" office:value-type="float" office:value="0">
              <text:p>0</text:p>
            </table:table-cell>
            <table:table-cell table:style-name="ce4" table:formula="of:=['account types'.$C$17]&amp;TEXT([.I109];['account types'.$B$17])&amp;['account types'.$D$17]" office:value-type="string" office:string-value="0">
              <text:p>0</text:p>
            </table:table-cell>
            <table:table-cell table:style-name="ce4" table:formula="of:=IF(EXACT([.H108];[.H109]);IF(EXACT([.I108];[.I109]);[.K108];CELL(&quot;Row&quot;;[.K109]));[.H109])" office:value-type="float" office:value="107">
              <text:p>107</text:p>
            </table:table-cell>
            <table:table-cell table:style-name="ce4" table:formula="of:=IF(AND([.$A109]&lt;=[.M$1];[.$A108]&gt;[.$A109]);0;IF(EXACT([.$A109];[.M$1]+1);[.L108]+1;[.L108]))" office:value-type="float" office:value="0">
              <text:p>0</text:p>
            </table:table-cell>
            <table:table-cell table:style-name="ce4" table:formula="of:=['account types'.$C$18]&amp;TEXT([.L109];['account types'.$B$18])&amp;['account types'.$D$18]" office:value-type="string" office:string-value="0">
              <text:p>0</text:p>
            </table:table-cell>
            <table:table-cell table:style-name="ce4" table:formula="of:=IF(EXACT([.K108];[.K109]);IF(EXACT([.L108];[.L109]);[.N108];CELL(&quot;Row&quot;;[.N109]));[.K109])" office:value-type="float" office:value="107">
              <text:p>107</text:p>
            </table:table-cell>
            <table:table-cell table:style-name="ce4" table:formula="of:=IF(AND([.$A109]&lt;=[.P$1];[.$A108]&gt;[.$A109]);0;IF(EXACT([.$A109];[.P$1]+1);[.O108]+1;[.O108]))" office:value-type="float" office:value="0">
              <text:p>0</text:p>
            </table:table-cell>
            <table:table-cell table:style-name="ce4" table:formula="of:=['account types'.$C$19]&amp;TEXT([.O109];['account types'.$B$19])&amp;['account types'.$D$19]" office:value-type="string" office:string-value="0">
              <text:p>0</text:p>
            </table:table-cell>
            <table:table-cell table:style-name="ce4" table:formula="of:=IF(EXACT([.N108];[.N109]);IF(EXACT([.O108];[.O109]);[.Q108];CELL(&quot;Row&quot;;[.Q109]));[.N109])" office:value-type="float" office:value="107">
              <text:p>107</text:p>
            </table:table-cell>
            <table:table-cell table:style-name="ce4" table:formula="of:=IF(AND([.$A109]&lt;=[.S$1];[.$A108]&gt;[.$A109]);0;IF(EXACT([.$A109];[.S$1]+1);[.R108]+1;[.R108]))" office:value-type="float" office:value="2">
              <text:p>2</text:p>
            </table:table-cell>
            <table:table-cell table:style-name="ce4" table:formula="of:=['account types'.$C$20]&amp;TEXT([.R109];['account types'.$B$20])&amp;['account types'.$D$20]" office:value-type="string" office:string-value="2">
              <text:p>2</text:p>
            </table:table-cell>
            <table:table-cell table:style-name="ce4" table:formula="of:=IF(EXACT([.Q108];[.Q109]);IF(EXACT([.R108];[.R109]);[.T108];CELL(&quot;Row&quot;;[.T109]));[.Q109])" office:value-type="float" office:value="109">
              <text:p>109</text:p>
            </table:table-cell>
            <table:table-cell table:style-name="ce6" table:formula="of:=NOT(AND(OR([.A108]&gt;[.A109];[.A108]=[.A109]);[.A108]&lt;&gt;7))" office:value-type="boolean" office:boolean-value="true">
              <text:p>TRUE</text:p>
            </table:table-cell>
            <table:table-cell table:style-name="Nivel7" table:formula="of:=CONCATENATE([.D109];[.G109];[.J109];[.M109];[.P109];[.S109])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350002">
              <text:p>350002</text:p>
            </table:table-cell>
            <table:table-cell table:style-name="ce7" office:value-type="string">
              <text:p>Superavit por revaluación de activos</text:p>
            </table:table-cell>
            <table:table-cell table:style-name="Nivel7" table:formula="of:=[.W109]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Superavit por revaluación de activos">
              <text:p>Superavit por revaluación de ac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ev</text:p>
            </table:table-cell>
            <table:table-cell table:style-name="Datos" table:formula="of:=IF(EXACT([.A109];1);&quot;&quot;;IF(EXACT([.A109];2);INDIRECT(CONCATENATE(&quot;V&quot;;[.B109]));IF(EXACT([.A109];3);INDIRECT(CONCATENATE(&quot;V&quot;;[.E109]));IF(EXACT([.A109];4);INDIRECT(CONCATENATE(&quot;V&quot;;[.H109]));IF(EXACT([.A109];5);INDIRECT(CONCATENATE(&quot;V&quot;;[.K109]));IF(EXACT([.A109];6);INDIRECT(CONCATENATE(&quot;V&quot;;[.N109]));IF(EXACT([.A109];7);INDIRECT(CONCATENATE(&quot;V&quot;;[.Q109])))))))))" office:value-type="string" office:string-value="350000">
              <text:p>350000</text:p>
            </table:table-cell>
            <table:table-cell table:style-name="ce9" table:formula="of:=NOT(OR(AND(NOT(EXACT([.A109];7));NOT(EXACT([.AD109];&quot;view&quot;)));AND(EXACT([.A109];7);EXACT([.AD109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09];['account types'.$A$2:.$C$12];2)" office:value-type="string" office:string-value="other">
              <text:p>other</text:p>
            </table:table-cell>
            <table:table-cell table:style-name="Datos" table:formula="of:=VLOOKUP([.AD10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0];1);CELL(&quot;Row&quot;;[.B110]);[.B109])" office:value-type="float" office:value="2">
              <text:p>2</text:p>
            </table:table-cell>
            <table:table-cell table:style-name="ce4" table:formula="of:=IF(EXACT([.$A110];1);0;IF(EXACT([.$A110];2);[.C109]+1;[.C109]))" office:value-type="float" office:value="3">
              <text:p>3</text:p>
            </table:table-cell>
            <table:table-cell table:style-name="ce4" table:formula="of:=['account types'.$C$15]&amp;TEXT([.C110];['account types'.$B$15])&amp;['account types'.$D$15]" office:value-type="string" office:string-value="3">
              <text:p>3</text:p>
            </table:table-cell>
            <table:table-cell table:style-name="ce4" table:formula="of:=IF(EXACT([.B109];[.B110]);IF(EXACT([.C109];[.C110]);[.E109];CELL(&quot;Row&quot;;[.E110]));[.B110])" office:value-type="float" office:value="97">
              <text:p>97</text:p>
            </table:table-cell>
            <table:table-cell table:style-name="ce4" table:formula="of:=IF(AND([.$A110]&lt;=[.G$1];[.$A109]&gt;[.$A110]);0;IF(EXACT([.$A110];[.G$1]+1);[.F109]+1;[.F109]))" office:value-type="float" office:value="5">
              <text:p>5</text:p>
            </table:table-cell>
            <table:table-cell table:style-name="ce4" table:formula="of:=['account types'.$C$16]&amp;TEXT([.F110];['account types'.$B$16])&amp;['account types'.$D$16]" office:value-type="string" office:string-value="5">
              <text:p>5</text:p>
            </table:table-cell>
            <table:table-cell table:style-name="ce4" table:formula="of:=IF(EXACT([.E109];[.E110]);IF(EXACT([.F109];[.F110]);[.H109];CELL(&quot;Row&quot;;[.H110]));[.E110])" office:value-type="float" office:value="107">
              <text:p>107</text:p>
            </table:table-cell>
            <table:table-cell table:style-name="ce4" table:formula="of:=IF(AND([.$A110]&lt;=[.J$1];[.$A109]&gt;[.$A110]);0;IF(EXACT([.$A110];[.J$1]+1);[.I109]+1;[.I109]))" office:value-type="float" office:value="0">
              <text:p>0</text:p>
            </table:table-cell>
            <table:table-cell table:style-name="ce4" table:formula="of:=['account types'.$C$17]&amp;TEXT([.I110];['account types'.$B$17])&amp;['account types'.$D$17]" office:value-type="string" office:string-value="0">
              <text:p>0</text:p>
            </table:table-cell>
            <table:table-cell table:style-name="ce4" table:formula="of:=IF(EXACT([.H109];[.H110]);IF(EXACT([.I109];[.I110]);[.K109];CELL(&quot;Row&quot;;[.K110]));[.H110])" office:value-type="float" office:value="107">
              <text:p>107</text:p>
            </table:table-cell>
            <table:table-cell table:style-name="ce4" table:formula="of:=IF(AND([.$A110]&lt;=[.M$1];[.$A109]&gt;[.$A110]);0;IF(EXACT([.$A110];[.M$1]+1);[.L109]+1;[.L109]))" office:value-type="float" office:value="0">
              <text:p>0</text:p>
            </table:table-cell>
            <table:table-cell table:style-name="ce4" table:formula="of:=['account types'.$C$18]&amp;TEXT([.L110];['account types'.$B$18])&amp;['account types'.$D$18]" office:value-type="string" office:string-value="0">
              <text:p>0</text:p>
            </table:table-cell>
            <table:table-cell table:style-name="ce4" table:formula="of:=IF(EXACT([.K109];[.K110]);IF(EXACT([.L109];[.L110]);[.N109];CELL(&quot;Row&quot;;[.N110]));[.K110])" office:value-type="float" office:value="107">
              <text:p>107</text:p>
            </table:table-cell>
            <table:table-cell table:style-name="ce4" table:formula="of:=IF(AND([.$A110]&lt;=[.P$1];[.$A109]&gt;[.$A110]);0;IF(EXACT([.$A110];[.P$1]+1);[.O109]+1;[.O109]))" office:value-type="float" office:value="0">
              <text:p>0</text:p>
            </table:table-cell>
            <table:table-cell table:style-name="ce4" table:formula="of:=['account types'.$C$19]&amp;TEXT([.O110];['account types'.$B$19])&amp;['account types'.$D$19]" office:value-type="string" office:string-value="0">
              <text:p>0</text:p>
            </table:table-cell>
            <table:table-cell table:style-name="ce4" table:formula="of:=IF(EXACT([.N109];[.N110]);IF(EXACT([.O109];[.O110]);[.Q109];CELL(&quot;Row&quot;;[.Q110]));[.N110])" office:value-type="float" office:value="107">
              <text:p>107</text:p>
            </table:table-cell>
            <table:table-cell table:style-name="ce4" table:formula="of:=IF(AND([.$A110]&lt;=[.S$1];[.$A109]&gt;[.$A110]);0;IF(EXACT([.$A110];[.S$1]+1);[.R109]+1;[.R109]))" office:value-type="float" office:value="3">
              <text:p>3</text:p>
            </table:table-cell>
            <table:table-cell table:style-name="ce4" table:formula="of:=['account types'.$C$20]&amp;TEXT([.R110];['account types'.$B$20])&amp;['account types'.$D$20]" office:value-type="string" office:string-value="3">
              <text:p>3</text:p>
            </table:table-cell>
            <table:table-cell table:style-name="ce4" table:formula="of:=IF(EXACT([.Q109];[.Q110]);IF(EXACT([.R109];[.R110]);[.T109];CELL(&quot;Row&quot;;[.T110]));[.Q110])" office:value-type="float" office:value="110">
              <text:p>110</text:p>
            </table:table-cell>
            <table:table-cell table:style-name="ce6" table:formula="of:=NOT(AND(OR([.A109]&gt;[.A110];[.A109]=[.A110]);[.A109]&lt;&gt;7))" office:value-type="boolean" office:boolean-value="true">
              <text:p>TRUE</text:p>
            </table:table-cell>
            <table:table-cell table:style-name="Nivel7" table:formula="of:=CONCATENATE([.D110];[.G110];[.J110];[.M110];[.P110];[.S110])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350003">
              <text:p>350003</text:p>
            </table:table-cell>
            <table:table-cell table:style-name="ce7" office:value-type="string">
              <text:p>Superavit ganado</text:p>
            </table:table-cell>
            <table:table-cell table:style-name="Nivel7" table:formula="of:=[.W110]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Superavit ganado">
              <text:p>Superavit ganad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an</text:p>
            </table:table-cell>
            <table:table-cell table:style-name="Datos" table:formula="of:=IF(EXACT([.A110];1);&quot;&quot;;IF(EXACT([.A110];2);INDIRECT(CONCATENATE(&quot;V&quot;;[.B110]));IF(EXACT([.A110];3);INDIRECT(CONCATENATE(&quot;V&quot;;[.E110]));IF(EXACT([.A110];4);INDIRECT(CONCATENATE(&quot;V&quot;;[.H110]));IF(EXACT([.A110];5);INDIRECT(CONCATENATE(&quot;V&quot;;[.K110]));IF(EXACT([.A110];6);INDIRECT(CONCATENATE(&quot;V&quot;;[.N110]));IF(EXACT([.A110];7);INDIRECT(CONCATENATE(&quot;V&quot;;[.Q110])))))))))" office:value-type="string" office:string-value="350000">
              <text:p>350000</text:p>
            </table:table-cell>
            <table:table-cell table:style-name="ce9" table:formula="of:=NOT(OR(AND(NOT(EXACT([.A110];7));NOT(EXACT([.AD110];&quot;view&quot;)));AND(EXACT([.A110];7);EXACT([.AD110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0];['account types'.$A$2:.$C$12];2)" office:value-type="string" office:string-value="other">
              <text:p>other</text:p>
            </table:table-cell>
            <table:table-cell table:style-name="Datos" table:formula="of:=VLOOKUP([.AD11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1];1);CELL(&quot;Row&quot;;[.B111]);[.B110])" office:value-type="float" office:value="2">
              <text:p>2</text:p>
            </table:table-cell>
            <table:table-cell table:style-name="ce4" table:formula="of:=IF(EXACT([.$A111];1);0;IF(EXACT([.$A111];2);[.C110]+1;[.C110]))" office:value-type="float" office:value="3">
              <text:p>3</text:p>
            </table:table-cell>
            <table:table-cell table:style-name="ce4" table:formula="of:=['account types'.$C$15]&amp;TEXT([.C111];['account types'.$B$15])&amp;['account types'.$D$15]" office:value-type="string" office:string-value="3">
              <text:p>3</text:p>
            </table:table-cell>
            <table:table-cell table:style-name="ce4" table:formula="of:=IF(EXACT([.B110];[.B111]);IF(EXACT([.C110];[.C111]);[.E110];CELL(&quot;Row&quot;;[.E111]));[.B111])" office:value-type="float" office:value="97">
              <text:p>97</text:p>
            </table:table-cell>
            <table:table-cell table:style-name="ce4" table:formula="of:=IF(AND([.$A111]&lt;=[.G$1];[.$A110]&gt;[.$A111]);0;IF(EXACT([.$A111];[.G$1]+1);[.F110]+1;[.F110]))" office:value-type="float" office:value="6">
              <text:p>6</text:p>
            </table:table-cell>
            <table:table-cell table:style-name="ce4" table:formula="of:=['account types'.$C$16]&amp;TEXT([.F111];['account types'.$B$16])&amp;['account types'.$D$16]" office:value-type="string" office:string-value="6">
              <text:p>6</text:p>
            </table:table-cell>
            <table:table-cell table:style-name="ce4" table:formula="of:=IF(EXACT([.E110];[.E111]);IF(EXACT([.F110];[.F111]);[.H110];CELL(&quot;Row&quot;;[.H111]));[.E111])" office:value-type="float" office:value="111">
              <text:p>111</text:p>
            </table:table-cell>
            <table:table-cell table:style-name="ce4" table:formula="of:=IF(AND([.$A111]&lt;=[.J$1];[.$A110]&gt;[.$A111]);0;IF(EXACT([.$A111];[.J$1]+1);[.I110]+1;[.I110]))" office:value-type="float" office:value="0">
              <text:p>0</text:p>
            </table:table-cell>
            <table:table-cell table:style-name="ce4" table:formula="of:=['account types'.$C$17]&amp;TEXT([.I111];['account types'.$B$17])&amp;['account types'.$D$17]" office:value-type="string" office:string-value="0">
              <text:p>0</text:p>
            </table:table-cell>
            <table:table-cell table:style-name="ce4" table:formula="of:=IF(EXACT([.H110];[.H111]);IF(EXACT([.I110];[.I111]);[.K110];CELL(&quot;Row&quot;;[.K111]));[.H111])" office:value-type="float" office:value="111">
              <text:p>111</text:p>
            </table:table-cell>
            <table:table-cell table:style-name="ce4" table:formula="of:=IF(AND([.$A111]&lt;=[.M$1];[.$A110]&gt;[.$A111]);0;IF(EXACT([.$A111];[.M$1]+1);[.L110]+1;[.L110]))" office:value-type="float" office:value="0">
              <text:p>0</text:p>
            </table:table-cell>
            <table:table-cell table:style-name="ce4" table:formula="of:=['account types'.$C$18]&amp;TEXT([.L111];['account types'.$B$18])&amp;['account types'.$D$18]" office:value-type="string" office:string-value="0">
              <text:p>0</text:p>
            </table:table-cell>
            <table:table-cell table:style-name="ce4" table:formula="of:=IF(EXACT([.K110];[.K111]);IF(EXACT([.L110];[.L111]);[.N110];CELL(&quot;Row&quot;;[.N111]));[.K111])" office:value-type="float" office:value="111">
              <text:p>111</text:p>
            </table:table-cell>
            <table:table-cell table:style-name="ce4" table:formula="of:=IF(AND([.$A111]&lt;=[.P$1];[.$A110]&gt;[.$A111]);0;IF(EXACT([.$A111];[.P$1]+1);[.O110]+1;[.O110]))" office:value-type="float" office:value="0">
              <text:p>0</text:p>
            </table:table-cell>
            <table:table-cell table:style-name="ce4" table:formula="of:=['account types'.$C$19]&amp;TEXT([.O111];['account types'.$B$19])&amp;['account types'.$D$19]" office:value-type="string" office:string-value="0">
              <text:p>0</text:p>
            </table:table-cell>
            <table:table-cell table:style-name="ce4" table:formula="of:=IF(EXACT([.N110];[.N111]);IF(EXACT([.O110];[.O111]);[.Q110];CELL(&quot;Row&quot;;[.Q111]));[.N111])" office:value-type="float" office:value="111">
              <text:p>111</text:p>
            </table:table-cell>
            <table:table-cell table:style-name="ce4" table:formula="of:=IF(AND([.$A111]&lt;=[.S$1];[.$A110]&gt;[.$A111]);0;IF(EXACT([.$A111];[.S$1]+1);[.R110]+1;[.R110]))" office:value-type="float" office:value="0">
              <text:p>0</text:p>
            </table:table-cell>
            <table:table-cell table:style-name="ce4" table:formula="of:=['account types'.$C$20]&amp;TEXT([.R111];['account types'.$B$20])&amp;['account types'.$D$20]" office:value-type="string" office:string-value="0">
              <text:p>0</text:p>
            </table:table-cell>
            <table:table-cell table:style-name="ce4" table:formula="of:=IF(EXACT([.Q110];[.Q111]);IF(EXACT([.R110];[.R111]);[.T110];CELL(&quot;Row&quot;;[.T111]));[.Q111])" office:value-type="float" office:value="111">
              <text:p>111</text:p>
            </table:table-cell>
            <table:table-cell table:style-name="ce6" table:formula="of:=NOT(AND(OR([.A110]&gt;[.A111];[.A110]=[.A111]);[.A110]&lt;&gt;7))" office:value-type="boolean" office:boolean-value="true">
              <text:p>TRUE</text:p>
            </table:table-cell>
            <table:table-cell table:style-name="Nivel3" table:formula="of:=CONCATENATE([.D111];[.G111];[.J111];[.M111];[.P111];[.S111])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360000">
              <text:p>360000</text:p>
            </table:table-cell>
            <table:table-cell table:style-name="ce7" office:value-type="string">
              <text:p>Utilidad o pérdida acumulada de periodos anteriores</text:p>
            </table:table-cell>
            <table:table-cell table:style-name="Nivel3" table:formula="of:=[.W111]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Utilidad o pérdida acumulada de periodos anteriores">
              <text:p>Utilidad o pérdida acumulada de periodos anterior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Ut-Ac</text:p>
            </table:table-cell>
            <table:table-cell table:style-name="Datos" table:formula="of:=IF(EXACT([.A111];1);&quot;&quot;;IF(EXACT([.A111];2);INDIRECT(CONCATENATE(&quot;V&quot;;[.B111]));IF(EXACT([.A111];3);INDIRECT(CONCATENATE(&quot;V&quot;;[.E111]));IF(EXACT([.A111];4);INDIRECT(CONCATENATE(&quot;V&quot;;[.H111]));IF(EXACT([.A111];5);INDIRECT(CONCATENATE(&quot;V&quot;;[.K111]));IF(EXACT([.A111];6);INDIRECT(CONCATENATE(&quot;V&quot;;[.N111]));IF(EXACT([.A111];7);INDIRECT(CONCATENATE(&quot;V&quot;;[.Q111])))))))))" office:value-type="string" office:string-value="300000">
              <text:p>300000</text:p>
            </table:table-cell>
            <table:table-cell table:style-name="ce9" table:formula="of:=NOT(OR(AND(NOT(EXACT([.A111];7));NOT(EXACT([.AD111];&quot;view&quot;)));AND(EXACT([.A111];7);EXACT([.AD11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1];['account types'.$A$2:.$C$12];2)" office:value-type="string" office:string-value="view">
              <text:p>view</text:p>
            </table:table-cell>
            <table:table-cell table:style-name="Datos" table:formula="of:=VLOOKUP([.AD11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2];1);CELL(&quot;Row&quot;;[.B112]);[.B111])" office:value-type="float" office:value="2">
              <text:p>2</text:p>
            </table:table-cell>
            <table:table-cell table:style-name="ce4" table:formula="of:=IF(EXACT([.$A112];1);0;IF(EXACT([.$A112];2);[.C111]+1;[.C111]))" office:value-type="float" office:value="3">
              <text:p>3</text:p>
            </table:table-cell>
            <table:table-cell table:style-name="ce4" table:formula="of:=['account types'.$C$15]&amp;TEXT([.C112];['account types'.$B$15])&amp;['account types'.$D$15]" office:value-type="string" office:string-value="3">
              <text:p>3</text:p>
            </table:table-cell>
            <table:table-cell table:style-name="ce4" table:formula="of:=IF(EXACT([.B111];[.B112]);IF(EXACT([.C111];[.C112]);[.E111];CELL(&quot;Row&quot;;[.E112]));[.B112])" office:value-type="float" office:value="97">
              <text:p>97</text:p>
            </table:table-cell>
            <table:table-cell table:style-name="ce4" table:formula="of:=IF(AND([.$A112]&lt;=[.G$1];[.$A111]&gt;[.$A112]);0;IF(EXACT([.$A112];[.G$1]+1);[.F111]+1;[.F111]))" office:value-type="float" office:value="6">
              <text:p>6</text:p>
            </table:table-cell>
            <table:table-cell table:style-name="ce4" table:formula="of:=['account types'.$C$16]&amp;TEXT([.F112];['account types'.$B$16])&amp;['account types'.$D$16]" office:value-type="string" office:string-value="6">
              <text:p>6</text:p>
            </table:table-cell>
            <table:table-cell table:style-name="ce4" table:formula="of:=IF(EXACT([.E111];[.E112]);IF(EXACT([.F111];[.F112]);[.H111];CELL(&quot;Row&quot;;[.H112]));[.E112])" office:value-type="float" office:value="111">
              <text:p>111</text:p>
            </table:table-cell>
            <table:table-cell table:style-name="ce4" table:formula="of:=IF(AND([.$A112]&lt;=[.J$1];[.$A111]&gt;[.$A112]);0;IF(EXACT([.$A112];[.J$1]+1);[.I111]+1;[.I111]))" office:value-type="float" office:value="0">
              <text:p>0</text:p>
            </table:table-cell>
            <table:table-cell table:style-name="ce4" table:formula="of:=['account types'.$C$17]&amp;TEXT([.I112];['account types'.$B$17])&amp;['account types'.$D$17]" office:value-type="string" office:string-value="0">
              <text:p>0</text:p>
            </table:table-cell>
            <table:table-cell table:style-name="ce4" table:formula="of:=IF(EXACT([.H111];[.H112]);IF(EXACT([.I111];[.I112]);[.K111];CELL(&quot;Row&quot;;[.K112]));[.H112])" office:value-type="float" office:value="111">
              <text:p>111</text:p>
            </table:table-cell>
            <table:table-cell table:style-name="ce4" table:formula="of:=IF(AND([.$A112]&lt;=[.M$1];[.$A111]&gt;[.$A112]);0;IF(EXACT([.$A112];[.M$1]+1);[.L111]+1;[.L111]))" office:value-type="float" office:value="0">
              <text:p>0</text:p>
            </table:table-cell>
            <table:table-cell table:style-name="ce4" table:formula="of:=['account types'.$C$18]&amp;TEXT([.L112];['account types'.$B$18])&amp;['account types'.$D$18]" office:value-type="string" office:string-value="0">
              <text:p>0</text:p>
            </table:table-cell>
            <table:table-cell table:style-name="ce4" table:formula="of:=IF(EXACT([.K111];[.K112]);IF(EXACT([.L111];[.L112]);[.N111];CELL(&quot;Row&quot;;[.N112]));[.K112])" office:value-type="float" office:value="111">
              <text:p>111</text:p>
            </table:table-cell>
            <table:table-cell table:style-name="ce4" table:formula="of:=IF(AND([.$A112]&lt;=[.P$1];[.$A111]&gt;[.$A112]);0;IF(EXACT([.$A112];[.P$1]+1);[.O111]+1;[.O111]))" office:value-type="float" office:value="0">
              <text:p>0</text:p>
            </table:table-cell>
            <table:table-cell table:style-name="ce4" table:formula="of:=['account types'.$C$19]&amp;TEXT([.O112];['account types'.$B$19])&amp;['account types'.$D$19]" office:value-type="string" office:string-value="0">
              <text:p>0</text:p>
            </table:table-cell>
            <table:table-cell table:style-name="ce4" table:formula="of:=IF(EXACT([.N111];[.N112]);IF(EXACT([.O111];[.O112]);[.Q111];CELL(&quot;Row&quot;;[.Q112]));[.N112])" office:value-type="float" office:value="111">
              <text:p>111</text:p>
            </table:table-cell>
            <table:table-cell table:style-name="ce4" table:formula="of:=IF(AND([.$A112]&lt;=[.S$1];[.$A111]&gt;[.$A112]);0;IF(EXACT([.$A112];[.S$1]+1);[.R111]+1;[.R111]))" office:value-type="float" office:value="1">
              <text:p>1</text:p>
            </table:table-cell>
            <table:table-cell table:style-name="ce4" table:formula="of:=['account types'.$C$20]&amp;TEXT([.R112];['account types'.$B$20])&amp;['account types'.$D$20]" office:value-type="string" office:string-value="1">
              <text:p>1</text:p>
            </table:table-cell>
            <table:table-cell table:style-name="ce4" table:formula="of:=IF(EXACT([.Q111];[.Q112]);IF(EXACT([.R111];[.R112]);[.T111];CELL(&quot;Row&quot;;[.T112]));[.Q112])" office:value-type="float" office:value="112">
              <text:p>112</text:p>
            </table:table-cell>
            <table:table-cell table:style-name="ce6" table:formula="of:=NOT(AND(OR([.A111]&gt;[.A112];[.A111]=[.A112]);[.A111]&lt;&gt;7))" office:value-type="boolean" office:boolean-value="true">
              <text:p>TRUE</text:p>
            </table:table-cell>
            <table:table-cell table:style-name="Nivel7" table:formula="of:=CONCATENATE([.D112];[.G112];[.J112];[.M112];[.P112];[.S112])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360001">
              <text:p>360001</text:p>
            </table:table-cell>
            <table:table-cell table:style-name="ce7" office:value-type="string">
              <text:p>Periodo 1</text:p>
            </table:table-cell>
            <table:table-cell table:style-name="Nivel7" table:formula="of:=[.W112]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Periodo 1">
              <text:p>Period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12];1);&quot;&quot;;IF(EXACT([.A112];2);INDIRECT(CONCATENATE(&quot;V&quot;;[.B112]));IF(EXACT([.A112];3);INDIRECT(CONCATENATE(&quot;V&quot;;[.E112]));IF(EXACT([.A112];4);INDIRECT(CONCATENATE(&quot;V&quot;;[.H112]));IF(EXACT([.A112];5);INDIRECT(CONCATENATE(&quot;V&quot;;[.K112]));IF(EXACT([.A112];6);INDIRECT(CONCATENATE(&quot;V&quot;;[.N112]));IF(EXACT([.A112];7);INDIRECT(CONCATENATE(&quot;V&quot;;[.Q112])))))))))" office:value-type="string" office:string-value="360000">
              <text:p>360000</text:p>
            </table:table-cell>
            <table:table-cell table:style-name="ce9" table:formula="of:=NOT(OR(AND(NOT(EXACT([.A112];7));NOT(EXACT([.AD112];&quot;view&quot;)));AND(EXACT([.A112];7);EXACT([.AD112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2];['account types'.$A$2:.$C$12];2)" office:value-type="string" office:string-value="other">
              <text:p>other</text:p>
            </table:table-cell>
            <table:table-cell table:style-name="Datos" table:formula="of:=VLOOKUP([.AD11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3];1);CELL(&quot;Row&quot;;[.B113]);[.B112])" office:value-type="float" office:value="2">
              <text:p>2</text:p>
            </table:table-cell>
            <table:table-cell table:style-name="ce4" table:formula="of:=IF(EXACT([.$A113];1);0;IF(EXACT([.$A113];2);[.C112]+1;[.C112]))" office:value-type="float" office:value="3">
              <text:p>3</text:p>
            </table:table-cell>
            <table:table-cell table:style-name="ce4" table:formula="of:=['account types'.$C$15]&amp;TEXT([.C113];['account types'.$B$15])&amp;['account types'.$D$15]" office:value-type="string" office:string-value="3">
              <text:p>3</text:p>
            </table:table-cell>
            <table:table-cell table:style-name="ce4" table:formula="of:=IF(EXACT([.B112];[.B113]);IF(EXACT([.C112];[.C113]);[.E112];CELL(&quot;Row&quot;;[.E113]));[.B113])" office:value-type="float" office:value="97">
              <text:p>97</text:p>
            </table:table-cell>
            <table:table-cell table:style-name="ce4" table:formula="of:=IF(AND([.$A113]&lt;=[.G$1];[.$A112]&gt;[.$A113]);0;IF(EXACT([.$A113];[.G$1]+1);[.F112]+1;[.F112]))" office:value-type="float" office:value="7">
              <text:p>7</text:p>
            </table:table-cell>
            <table:table-cell table:style-name="ce4" table:formula="of:=['account types'.$C$16]&amp;TEXT([.F113];['account types'.$B$16])&amp;['account types'.$D$16]" office:value-type="string" office:string-value="7">
              <text:p>7</text:p>
            </table:table-cell>
            <table:table-cell table:style-name="ce4" table:formula="of:=IF(EXACT([.E112];[.E113]);IF(EXACT([.F112];[.F113]);[.H112];CELL(&quot;Row&quot;;[.H113]));[.E113])" office:value-type="float" office:value="113">
              <text:p>113</text:p>
            </table:table-cell>
            <table:table-cell table:style-name="ce4" table:formula="of:=IF(AND([.$A113]&lt;=[.J$1];[.$A112]&gt;[.$A113]);0;IF(EXACT([.$A113];[.J$1]+1);[.I112]+1;[.I112]))" office:value-type="float" office:value="0">
              <text:p>0</text:p>
            </table:table-cell>
            <table:table-cell table:style-name="ce4" table:formula="of:=['account types'.$C$17]&amp;TEXT([.I113];['account types'.$B$17])&amp;['account types'.$D$17]" office:value-type="string" office:string-value="0">
              <text:p>0</text:p>
            </table:table-cell>
            <table:table-cell table:style-name="ce4" table:formula="of:=IF(EXACT([.H112];[.H113]);IF(EXACT([.I112];[.I113]);[.K112];CELL(&quot;Row&quot;;[.K113]));[.H113])" office:value-type="float" office:value="113">
              <text:p>113</text:p>
            </table:table-cell>
            <table:table-cell table:style-name="ce4" table:formula="of:=IF(AND([.$A113]&lt;=[.M$1];[.$A112]&gt;[.$A113]);0;IF(EXACT([.$A113];[.M$1]+1);[.L112]+1;[.L112]))" office:value-type="float" office:value="0">
              <text:p>0</text:p>
            </table:table-cell>
            <table:table-cell table:style-name="ce4" table:formula="of:=['account types'.$C$18]&amp;TEXT([.L113];['account types'.$B$18])&amp;['account types'.$D$18]" office:value-type="string" office:string-value="0">
              <text:p>0</text:p>
            </table:table-cell>
            <table:table-cell table:style-name="ce4" table:formula="of:=IF(EXACT([.K112];[.K113]);IF(EXACT([.L112];[.L113]);[.N112];CELL(&quot;Row&quot;;[.N113]));[.K113])" office:value-type="float" office:value="113">
              <text:p>113</text:p>
            </table:table-cell>
            <table:table-cell table:style-name="ce4" table:formula="of:=IF(AND([.$A113]&lt;=[.P$1];[.$A112]&gt;[.$A113]);0;IF(EXACT([.$A113];[.P$1]+1);[.O112]+1;[.O112]))" office:value-type="float" office:value="0">
              <text:p>0</text:p>
            </table:table-cell>
            <table:table-cell table:style-name="ce4" table:formula="of:=['account types'.$C$19]&amp;TEXT([.O113];['account types'.$B$19])&amp;['account types'.$D$19]" office:value-type="string" office:string-value="0">
              <text:p>0</text:p>
            </table:table-cell>
            <table:table-cell table:style-name="ce4" table:formula="of:=IF(EXACT([.N112];[.N113]);IF(EXACT([.O112];[.O113]);[.Q112];CELL(&quot;Row&quot;;[.Q113]));[.N113])" office:value-type="float" office:value="113">
              <text:p>113</text:p>
            </table:table-cell>
            <table:table-cell table:style-name="ce4" table:formula="of:=IF(AND([.$A113]&lt;=[.S$1];[.$A112]&gt;[.$A113]);0;IF(EXACT([.$A113];[.S$1]+1);[.R112]+1;[.R112]))" office:value-type="float" office:value="0">
              <text:p>0</text:p>
            </table:table-cell>
            <table:table-cell table:style-name="ce4" table:formula="of:=['account types'.$C$20]&amp;TEXT([.R113];['account types'.$B$20])&amp;['account types'.$D$20]" office:value-type="string" office:string-value="0">
              <text:p>0</text:p>
            </table:table-cell>
            <table:table-cell table:style-name="ce4" table:formula="of:=IF(EXACT([.Q112];[.Q113]);IF(EXACT([.R112];[.R113]);[.T112];CELL(&quot;Row&quot;;[.T113]));[.Q113])" office:value-type="float" office:value="113">
              <text:p>113</text:p>
            </table:table-cell>
            <table:table-cell table:style-name="ce6" table:formula="of:=NOT(AND(OR([.A112]&gt;[.A113];[.A112]=[.A113]);[.A112]&lt;&gt;7))" office:value-type="boolean" office:boolean-value="true">
              <text:p>TRUE</text:p>
            </table:table-cell>
            <table:table-cell table:style-name="Nivel3" table:formula="of:=CONCATENATE([.D113];[.G113];[.J113];[.M113];[.P113];[.S113])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370000">
              <text:p>370000</text:p>
            </table:table-cell>
            <table:table-cell table:style-name="ce7" office:value-type="string">
              <text:p>Utilidad o pérdida del período actual</text:p>
            </table:table-cell>
            <table:table-cell table:style-name="Nivel3" table:formula="of:=[.W113]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Ut-Per</text:p>
            </table:table-cell>
            <table:table-cell table:style-name="Datos" table:formula="of:=IF(EXACT([.A113];1);&quot;&quot;;IF(EXACT([.A113];2);INDIRECT(CONCATENATE(&quot;V&quot;;[.B113]));IF(EXACT([.A113];3);INDIRECT(CONCATENATE(&quot;V&quot;;[.E113]));IF(EXACT([.A113];4);INDIRECT(CONCATENATE(&quot;V&quot;;[.H113]));IF(EXACT([.A113];5);INDIRECT(CONCATENATE(&quot;V&quot;;[.K113]));IF(EXACT([.A113];6);INDIRECT(CONCATENATE(&quot;V&quot;;[.N113]));IF(EXACT([.A113];7);INDIRECT(CONCATENATE(&quot;V&quot;;[.Q113])))))))))" office:value-type="string" office:string-value="300000">
              <text:p>300000</text:p>
            </table:table-cell>
            <table:table-cell table:style-name="ce9" table:formula="of:=NOT(OR(AND(NOT(EXACT([.A113];7));NOT(EXACT([.AD113];&quot;view&quot;)));AND(EXACT([.A113];7);EXACT([.AD11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3];['account types'.$A$2:.$C$12];2)" office:value-type="string" office:string-value="view">
              <text:p>view</text:p>
            </table:table-cell>
            <table:table-cell table:style-name="Datos" table:formula="of:=VLOOKUP([.AD11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4];1);CELL(&quot;Row&quot;;[.B114]);[.B113])" office:value-type="float" office:value="2">
              <text:p>2</text:p>
            </table:table-cell>
            <table:table-cell table:style-name="ce4" table:formula="of:=IF(EXACT([.$A114];1);0;IF(EXACT([.$A114];2);[.C113]+1;[.C113]))" office:value-type="float" office:value="3">
              <text:p>3</text:p>
            </table:table-cell>
            <table:table-cell table:style-name="ce4" table:formula="of:=['account types'.$C$15]&amp;TEXT([.C114];['account types'.$B$15])&amp;['account types'.$D$15]" office:value-type="string" office:string-value="3">
              <text:p>3</text:p>
            </table:table-cell>
            <table:table-cell table:style-name="ce4" table:formula="of:=IF(EXACT([.B113];[.B114]);IF(EXACT([.C113];[.C114]);[.E113];CELL(&quot;Row&quot;;[.E114]));[.B114])" office:value-type="float" office:value="97">
              <text:p>97</text:p>
            </table:table-cell>
            <table:table-cell table:style-name="ce4" table:formula="of:=IF(AND([.$A114]&lt;=[.G$1];[.$A113]&gt;[.$A114]);0;IF(EXACT([.$A114];[.G$1]+1);[.F113]+1;[.F113]))" office:value-type="float" office:value="7">
              <text:p>7</text:p>
            </table:table-cell>
            <table:table-cell table:style-name="ce4" table:formula="of:=['account types'.$C$16]&amp;TEXT([.F114];['account types'.$B$16])&amp;['account types'.$D$16]" office:value-type="string" office:string-value="7">
              <text:p>7</text:p>
            </table:table-cell>
            <table:table-cell table:style-name="ce4" table:formula="of:=IF(EXACT([.E113];[.E114]);IF(EXACT([.F113];[.F114]);[.H113];CELL(&quot;Row&quot;;[.H114]));[.E114])" office:value-type="float" office:value="113">
              <text:p>113</text:p>
            </table:table-cell>
            <table:table-cell table:style-name="ce4" table:formula="of:=IF(AND([.$A114]&lt;=[.J$1];[.$A113]&gt;[.$A114]);0;IF(EXACT([.$A114];[.J$1]+1);[.I113]+1;[.I113]))" office:value-type="float" office:value="0">
              <text:p>0</text:p>
            </table:table-cell>
            <table:table-cell table:style-name="ce4" table:formula="of:=['account types'.$C$17]&amp;TEXT([.I114];['account types'.$B$17])&amp;['account types'.$D$17]" office:value-type="string" office:string-value="0">
              <text:p>0</text:p>
            </table:table-cell>
            <table:table-cell table:style-name="ce4" table:formula="of:=IF(EXACT([.H113];[.H114]);IF(EXACT([.I113];[.I114]);[.K113];CELL(&quot;Row&quot;;[.K114]));[.H114])" office:value-type="float" office:value="113">
              <text:p>113</text:p>
            </table:table-cell>
            <table:table-cell table:style-name="ce4" table:formula="of:=IF(AND([.$A114]&lt;=[.M$1];[.$A113]&gt;[.$A114]);0;IF(EXACT([.$A114];[.M$1]+1);[.L113]+1;[.L113]))" office:value-type="float" office:value="0">
              <text:p>0</text:p>
            </table:table-cell>
            <table:table-cell table:style-name="ce4" table:formula="of:=['account types'.$C$18]&amp;TEXT([.L114];['account types'.$B$18])&amp;['account types'.$D$18]" office:value-type="string" office:string-value="0">
              <text:p>0</text:p>
            </table:table-cell>
            <table:table-cell table:style-name="ce4" table:formula="of:=IF(EXACT([.K113];[.K114]);IF(EXACT([.L113];[.L114]);[.N113];CELL(&quot;Row&quot;;[.N114]));[.K114])" office:value-type="float" office:value="113">
              <text:p>113</text:p>
            </table:table-cell>
            <table:table-cell table:style-name="ce4" table:formula="of:=IF(AND([.$A114]&lt;=[.P$1];[.$A113]&gt;[.$A114]);0;IF(EXACT([.$A114];[.P$1]+1);[.O113]+1;[.O113]))" office:value-type="float" office:value="0">
              <text:p>0</text:p>
            </table:table-cell>
            <table:table-cell table:style-name="ce4" table:formula="of:=['account types'.$C$19]&amp;TEXT([.O114];['account types'.$B$19])&amp;['account types'.$D$19]" office:value-type="string" office:string-value="0">
              <text:p>0</text:p>
            </table:table-cell>
            <table:table-cell table:style-name="ce4" table:formula="of:=IF(EXACT([.N113];[.N114]);IF(EXACT([.O113];[.O114]);[.Q113];CELL(&quot;Row&quot;;[.Q114]));[.N114])" office:value-type="float" office:value="113">
              <text:p>113</text:p>
            </table:table-cell>
            <table:table-cell table:style-name="ce4" table:formula="of:=IF(AND([.$A114]&lt;=[.S$1];[.$A113]&gt;[.$A114]);0;IF(EXACT([.$A114];[.S$1]+1);[.R113]+1;[.R113]))" office:value-type="float" office:value="1">
              <text:p>1</text:p>
            </table:table-cell>
            <table:table-cell table:style-name="ce4" table:formula="of:=['account types'.$C$20]&amp;TEXT([.R114];['account types'.$B$20])&amp;['account types'.$D$20]" office:value-type="string" office:string-value="1">
              <text:p>1</text:p>
            </table:table-cell>
            <table:table-cell table:style-name="ce4" table:formula="of:=IF(EXACT([.Q113];[.Q114]);IF(EXACT([.R113];[.R114]);[.T113];CELL(&quot;Row&quot;;[.T114]));[.Q114])" office:value-type="float" office:value="114">
              <text:p>114</text:p>
            </table:table-cell>
            <table:table-cell table:style-name="ce6" table:formula="of:=NOT(AND(OR([.A113]&gt;[.A114];[.A113]=[.A114]);[.A113]&lt;&gt;7))" office:value-type="boolean" office:boolean-value="true">
              <text:p>TRUE</text:p>
            </table:table-cell>
            <table:table-cell table:style-name="Nivel7" table:formula="of:=CONCATENATE([.D114];[.G114];[.J114];[.M114];[.P114];[.S114])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370001">
              <text:p>370001</text:p>
            </table:table-cell>
            <table:table-cell table:style-name="ce7" office:value-type="string">
              <text:p>Utilidad o pérdida del período actual</text:p>
            </table:table-cell>
            <table:table-cell table:style-name="Nivel7" table:formula="of:=[.W114]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Ut-Per</text:p>
            </table:table-cell>
            <table:table-cell table:style-name="Datos" table:formula="of:=IF(EXACT([.A114];1);&quot;&quot;;IF(EXACT([.A114];2);INDIRECT(CONCATENATE(&quot;V&quot;;[.B114]));IF(EXACT([.A114];3);INDIRECT(CONCATENATE(&quot;V&quot;;[.E114]));IF(EXACT([.A114];4);INDIRECT(CONCATENATE(&quot;V&quot;;[.H114]));IF(EXACT([.A114];5);INDIRECT(CONCATENATE(&quot;V&quot;;[.K114]));IF(EXACT([.A114];6);INDIRECT(CONCATENATE(&quot;V&quot;;[.N114]));IF(EXACT([.A114];7);INDIRECT(CONCATENATE(&quot;V&quot;;[.Q114])))))))))" office:value-type="string" office:string-value="370000">
              <text:p>370000</text:p>
            </table:table-cell>
            <table:table-cell table:style-name="ce9" table:formula="of:=NOT(OR(AND(NOT(EXACT([.A114];7));NOT(EXACT([.AD114];&quot;view&quot;)));AND(EXACT([.A114];7);EXACT([.AD114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4];['account types'.$A$2:.$C$12];2)" office:value-type="string" office:string-value="other">
              <text:p>other</text:p>
            </table:table-cell>
            <table:table-cell table:style-name="Datos" table:formula="of:=VLOOKUP([.AD11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5];1);CELL(&quot;Row&quot;;[.B115]);[.B114])" office:value-type="float" office:value="2">
              <text:p>2</text:p>
            </table:table-cell>
            <table:table-cell table:style-name="ce4" table:formula="of:=IF(EXACT([.$A115];1);0;IF(EXACT([.$A115];2);[.C114]+1;[.C114]))" office:value-type="float" office:value="3">
              <text:p>3</text:p>
            </table:table-cell>
            <table:table-cell table:style-name="ce4" table:formula="of:=['account types'.$C$15]&amp;TEXT([.C115];['account types'.$B$15])&amp;['account types'.$D$15]" office:value-type="string" office:string-value="3">
              <text:p>3</text:p>
            </table:table-cell>
            <table:table-cell table:style-name="ce4" table:formula="of:=IF(EXACT([.B114];[.B115]);IF(EXACT([.C114];[.C115]);[.E114];CELL(&quot;Row&quot;;[.E115]));[.B115])" office:value-type="float" office:value="97">
              <text:p>97</text:p>
            </table:table-cell>
            <table:table-cell table:style-name="ce4" table:formula="of:=IF(AND([.$A115]&lt;=[.G$1];[.$A114]&gt;[.$A115]);0;IF(EXACT([.$A115];[.G$1]+1);[.F114]+1;[.F114]))" office:value-type="float" office:value="8">
              <text:p>8</text:p>
            </table:table-cell>
            <table:table-cell table:style-name="ce4" table:formula="of:=['account types'.$C$16]&amp;TEXT([.F115];['account types'.$B$16])&amp;['account types'.$D$16]" office:value-type="string" office:string-value="8">
              <text:p>8</text:p>
            </table:table-cell>
            <table:table-cell table:style-name="ce4" table:formula="of:=IF(EXACT([.E114];[.E115]);IF(EXACT([.F114];[.F115]);[.H114];CELL(&quot;Row&quot;;[.H115]));[.E115])" office:value-type="float" office:value="115">
              <text:p>115</text:p>
            </table:table-cell>
            <table:table-cell table:style-name="ce4" table:formula="of:=IF(AND([.$A115]&lt;=[.J$1];[.$A114]&gt;[.$A115]);0;IF(EXACT([.$A115];[.J$1]+1);[.I114]+1;[.I114]))" office:value-type="float" office:value="0">
              <text:p>0</text:p>
            </table:table-cell>
            <table:table-cell table:style-name="ce4" table:formula="of:=['account types'.$C$17]&amp;TEXT([.I115];['account types'.$B$17])&amp;['account types'.$D$17]" office:value-type="string" office:string-value="0">
              <text:p>0</text:p>
            </table:table-cell>
            <table:table-cell table:style-name="ce4" table:formula="of:=IF(EXACT([.H114];[.H115]);IF(EXACT([.I114];[.I115]);[.K114];CELL(&quot;Row&quot;;[.K115]));[.H115])" office:value-type="float" office:value="115">
              <text:p>115</text:p>
            </table:table-cell>
            <table:table-cell table:style-name="ce4" table:formula="of:=IF(AND([.$A115]&lt;=[.M$1];[.$A114]&gt;[.$A115]);0;IF(EXACT([.$A115];[.M$1]+1);[.L114]+1;[.L114]))" office:value-type="float" office:value="0">
              <text:p>0</text:p>
            </table:table-cell>
            <table:table-cell table:style-name="ce4" table:formula="of:=['account types'.$C$18]&amp;TEXT([.L115];['account types'.$B$18])&amp;['account types'.$D$18]" office:value-type="string" office:string-value="0">
              <text:p>0</text:p>
            </table:table-cell>
            <table:table-cell table:style-name="ce4" table:formula="of:=IF(EXACT([.K114];[.K115]);IF(EXACT([.L114];[.L115]);[.N114];CELL(&quot;Row&quot;;[.N115]));[.K115])" office:value-type="float" office:value="115">
              <text:p>115</text:p>
            </table:table-cell>
            <table:table-cell table:style-name="ce4" table:formula="of:=IF(AND([.$A115]&lt;=[.P$1];[.$A114]&gt;[.$A115]);0;IF(EXACT([.$A115];[.P$1]+1);[.O114]+1;[.O114]))" office:value-type="float" office:value="0">
              <text:p>0</text:p>
            </table:table-cell>
            <table:table-cell table:style-name="ce4" table:formula="of:=['account types'.$C$19]&amp;TEXT([.O115];['account types'.$B$19])&amp;['account types'.$D$19]" office:value-type="string" office:string-value="0">
              <text:p>0</text:p>
            </table:table-cell>
            <table:table-cell table:style-name="ce4" table:formula="of:=IF(EXACT([.N114];[.N115]);IF(EXACT([.O114];[.O115]);[.Q114];CELL(&quot;Row&quot;;[.Q115]));[.N115])" office:value-type="float" office:value="115">
              <text:p>115</text:p>
            </table:table-cell>
            <table:table-cell table:style-name="ce4" table:formula="of:=IF(AND([.$A115]&lt;=[.S$1];[.$A114]&gt;[.$A115]);0;IF(EXACT([.$A115];[.S$1]+1);[.R114]+1;[.R114]))" office:value-type="float" office:value="0">
              <text:p>0</text:p>
            </table:table-cell>
            <table:table-cell table:style-name="ce4" table:formula="of:=['account types'.$C$20]&amp;TEXT([.R115];['account types'.$B$20])&amp;['account types'.$D$20]" office:value-type="string" office:string-value="0">
              <text:p>0</text:p>
            </table:table-cell>
            <table:table-cell table:style-name="ce4" table:formula="of:=IF(EXACT([.Q114];[.Q115]);IF(EXACT([.R114];[.R115]);[.T114];CELL(&quot;Row&quot;;[.T115]));[.Q115])" office:value-type="float" office:value="115">
              <text:p>115</text:p>
            </table:table-cell>
            <table:table-cell table:style-name="ce6" table:formula="of:=NOT(AND(OR([.A114]&gt;[.A115];[.A114]=[.A115]);[.A114]&lt;&gt;7))" office:value-type="boolean" office:boolean-value="true">
              <text:p>TRUE</text:p>
            </table:table-cell>
            <table:table-cell table:style-name="Nivel3" table:formula="of:=CONCATENATE([.D115];[.G115];[.J115];[.M115];[.P115];[.S115])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380000">
              <text:p>380000</text:p>
            </table:table-cell>
            <table:table-cell table:style-name="ce7" office:value-type="string">
              <text:p>Balance inicial</text:p>
            </table:table-cell>
            <table:table-cell table:style-name="Nivel3" table:formula="of:=[.W115]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Balance inicial">
              <text:p>Balance inici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Bal-Ini</text:p>
            </table:table-cell>
            <table:table-cell table:style-name="Datos" table:formula="of:=IF(EXACT([.A115];1);&quot;&quot;;IF(EXACT([.A115];2);INDIRECT(CONCATENATE(&quot;V&quot;;[.B115]));IF(EXACT([.A115];3);INDIRECT(CONCATENATE(&quot;V&quot;;[.E115]));IF(EXACT([.A115];4);INDIRECT(CONCATENATE(&quot;V&quot;;[.H115]));IF(EXACT([.A115];5);INDIRECT(CONCATENATE(&quot;V&quot;;[.K115]));IF(EXACT([.A115];6);INDIRECT(CONCATENATE(&quot;V&quot;;[.N115]));IF(EXACT([.A115];7);INDIRECT(CONCATENATE(&quot;V&quot;;[.Q115])))))))))" office:value-type="string" office:string-value="300000">
              <text:p>300000</text:p>
            </table:table-cell>
            <table:table-cell table:style-name="ce9" table:formula="of:=NOT(OR(AND(NOT(EXACT([.A115];7));NOT(EXACT([.AD115];&quot;view&quot;)));AND(EXACT([.A115];7);EXACT([.AD11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5];['account types'.$A$2:.$C$12];2)" office:value-type="string" office:string-value="view">
              <text:p>view</text:p>
            </table:table-cell>
            <table:table-cell table:style-name="Datos" table:formula="of:=VLOOKUP([.AD11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6];1);CELL(&quot;Row&quot;;[.B116]);[.B115])" office:value-type="float" office:value="2">
              <text:p>2</text:p>
            </table:table-cell>
            <table:table-cell table:style-name="ce4" table:formula="of:=IF(EXACT([.$A116];1);0;IF(EXACT([.$A116];2);[.C115]+1;[.C115]))" office:value-type="float" office:value="3">
              <text:p>3</text:p>
            </table:table-cell>
            <table:table-cell table:style-name="ce4" table:formula="of:=['account types'.$C$15]&amp;TEXT([.C116];['account types'.$B$15])&amp;['account types'.$D$15]" office:value-type="string" office:string-value="3">
              <text:p>3</text:p>
            </table:table-cell>
            <table:table-cell table:style-name="ce4" table:formula="of:=IF(EXACT([.B115];[.B116]);IF(EXACT([.C115];[.C116]);[.E115];CELL(&quot;Row&quot;;[.E116]));[.B116])" office:value-type="float" office:value="97">
              <text:p>97</text:p>
            </table:table-cell>
            <table:table-cell table:style-name="ce4" table:formula="of:=IF(AND([.$A116]&lt;=[.G$1];[.$A115]&gt;[.$A116]);0;IF(EXACT([.$A116];[.G$1]+1);[.F115]+1;[.F115]))" office:value-type="float" office:value="8">
              <text:p>8</text:p>
            </table:table-cell>
            <table:table-cell table:style-name="ce4" table:formula="of:=['account types'.$C$16]&amp;TEXT([.F116];['account types'.$B$16])&amp;['account types'.$D$16]" office:value-type="string" office:string-value="8">
              <text:p>8</text:p>
            </table:table-cell>
            <table:table-cell table:style-name="ce4" table:formula="of:=IF(EXACT([.E115];[.E116]);IF(EXACT([.F115];[.F116]);[.H115];CELL(&quot;Row&quot;;[.H116]));[.E116])" office:value-type="float" office:value="115">
              <text:p>115</text:p>
            </table:table-cell>
            <table:table-cell table:style-name="ce4" table:formula="of:=IF(AND([.$A116]&lt;=[.J$1];[.$A115]&gt;[.$A116]);0;IF(EXACT([.$A116];[.J$1]+1);[.I115]+1;[.I115]))" office:value-type="float" office:value="0">
              <text:p>0</text:p>
            </table:table-cell>
            <table:table-cell table:style-name="ce4" table:formula="of:=['account types'.$C$17]&amp;TEXT([.I116];['account types'.$B$17])&amp;['account types'.$D$17]" office:value-type="string" office:string-value="0">
              <text:p>0</text:p>
            </table:table-cell>
            <table:table-cell table:style-name="ce4" table:formula="of:=IF(EXACT([.H115];[.H116]);IF(EXACT([.I115];[.I116]);[.K115];CELL(&quot;Row&quot;;[.K116]));[.H116])" office:value-type="float" office:value="115">
              <text:p>115</text:p>
            </table:table-cell>
            <table:table-cell table:style-name="ce4" table:formula="of:=IF(AND([.$A116]&lt;=[.M$1];[.$A115]&gt;[.$A116]);0;IF(EXACT([.$A116];[.M$1]+1);[.L115]+1;[.L115]))" office:value-type="float" office:value="0">
              <text:p>0</text:p>
            </table:table-cell>
            <table:table-cell table:style-name="ce4" table:formula="of:=['account types'.$C$18]&amp;TEXT([.L116];['account types'.$B$18])&amp;['account types'.$D$18]" office:value-type="string" office:string-value="0">
              <text:p>0</text:p>
            </table:table-cell>
            <table:table-cell table:style-name="ce4" table:formula="of:=IF(EXACT([.K115];[.K116]);IF(EXACT([.L115];[.L116]);[.N115];CELL(&quot;Row&quot;;[.N116]));[.K116])" office:value-type="float" office:value="115">
              <text:p>115</text:p>
            </table:table-cell>
            <table:table-cell table:style-name="ce4" table:formula="of:=IF(AND([.$A116]&lt;=[.P$1];[.$A115]&gt;[.$A116]);0;IF(EXACT([.$A116];[.P$1]+1);[.O115]+1;[.O115]))" office:value-type="float" office:value="0">
              <text:p>0</text:p>
            </table:table-cell>
            <table:table-cell table:style-name="ce4" table:formula="of:=['account types'.$C$19]&amp;TEXT([.O116];['account types'.$B$19])&amp;['account types'.$D$19]" office:value-type="string" office:string-value="0">
              <text:p>0</text:p>
            </table:table-cell>
            <table:table-cell table:style-name="ce4" table:formula="of:=IF(EXACT([.N115];[.N116]);IF(EXACT([.O115];[.O116]);[.Q115];CELL(&quot;Row&quot;;[.Q116]));[.N116])" office:value-type="float" office:value="115">
              <text:p>115</text:p>
            </table:table-cell>
            <table:table-cell table:style-name="ce4" table:formula="of:=IF(AND([.$A116]&lt;=[.S$1];[.$A115]&gt;[.$A116]);0;IF(EXACT([.$A116];[.S$1]+1);[.R115]+1;[.R115]))" office:value-type="float" office:value="1">
              <text:p>1</text:p>
            </table:table-cell>
            <table:table-cell table:style-name="ce4" table:formula="of:=['account types'.$C$20]&amp;TEXT([.R116];['account types'.$B$20])&amp;['account types'.$D$20]" office:value-type="string" office:string-value="1">
              <text:p>1</text:p>
            </table:table-cell>
            <table:table-cell table:style-name="ce4" table:formula="of:=IF(EXACT([.Q115];[.Q116]);IF(EXACT([.R115];[.R116]);[.T115];CELL(&quot;Row&quot;;[.T116]));[.Q116])" office:value-type="float" office:value="116">
              <text:p>116</text:p>
            </table:table-cell>
            <table:table-cell table:style-name="ce6" table:formula="of:=NOT(AND(OR([.A115]&gt;[.A116];[.A115]=[.A116]);[.A115]&lt;&gt;7))" office:value-type="boolean" office:boolean-value="true">
              <text:p>TRUE</text:p>
            </table:table-cell>
            <table:table-cell table:style-name="Nivel7" table:formula="of:=CONCATENATE([.D116];[.G116];[.J116];[.M116];[.P116];[.S116])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380001">
              <text:p>380001</text:p>
            </table:table-cell>
            <table:table-cell table:style-name="ce7" office:value-type="string">
              <text:p>Balance inicial</text:p>
            </table:table-cell>
            <table:table-cell table:style-name="Nivel7" table:formula="of:=[.W116]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Balance inicial">
              <text:p>Balance inici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Bal-Ini</text:p>
            </table:table-cell>
            <table:table-cell table:style-name="Datos" table:formula="of:=IF(EXACT([.A116];1);&quot;&quot;;IF(EXACT([.A116];2);INDIRECT(CONCATENATE(&quot;V&quot;;[.B116]));IF(EXACT([.A116];3);INDIRECT(CONCATENATE(&quot;V&quot;;[.E116]));IF(EXACT([.A116];4);INDIRECT(CONCATENATE(&quot;V&quot;;[.H116]));IF(EXACT([.A116];5);INDIRECT(CONCATENATE(&quot;V&quot;;[.K116]));IF(EXACT([.A116];6);INDIRECT(CONCATENATE(&quot;V&quot;;[.N116]));IF(EXACT([.A116];7);INDIRECT(CONCATENATE(&quot;V&quot;;[.Q116])))))))))" office:value-type="string" office:string-value="380000">
              <text:p>380000</text:p>
            </table:table-cell>
            <table:table-cell table:style-name="ce9" table:formula="of:=NOT(OR(AND(NOT(EXACT([.A116];7));NOT(EXACT([.AD116];&quot;view&quot;)));AND(EXACT([.A116];7);EXACT([.AD116];&quot;view&quot;))))" office:value-type="boolean" office:boolean-value="true">
              <text:p>TRUE</text:p>
            </table:table-cell>
            <table:table-cell table:style-name="ce7" office:value-type="string">
              <text:p>equity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6];['account types'.$A$2:.$C$12];2)" office:value-type="string" office:string-value="other">
              <text:p>other</text:p>
            </table:table-cell>
            <table:table-cell table:style-name="Datos" table:formula="of:=VLOOKUP([.AD116];['account types'.$A$2:.$C$12];3)" office:value-type="string" office:string-value="False">
              <text:p>Fals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117];1);CELL(&quot;Row&quot;;[.B117]);[.B116])" office:value-type="float" office:value="2">
            <text:p>2</text:p>
          </table:table-cell>
          <table:table-cell table:style-name="ce4" table:formula="of:=IF(EXACT([.$A117];1);0;IF(EXACT([.$A117];2);[.C116]+1;[.C116]))" office:value-type="float" office:value="4">
            <text:p>4</text:p>
          </table:table-cell>
          <table:table-cell table:style-name="ce4" table:formula="of:=['account types'.$C$15]&amp;TEXT([.C117];['account types'.$B$15])&amp;['account types'.$D$15]" office:value-type="string" office:string-value="4">
            <text:p>4</text:p>
          </table:table-cell>
          <table:table-cell table:style-name="ce4" table:formula="of:=IF(EXACT([.B116];[.B117]);IF(EXACT([.C116];[.C117]);[.E116];CELL(&quot;Row&quot;;[.E117]));[.B117])" office:value-type="float" office:value="117">
            <text:p>117</text:p>
          </table:table-cell>
          <table:table-cell table:style-name="ce4" table:formula="of:=IF(AND([.$A117]&lt;=[.G$1];[.$A116]&gt;[.$A117]);0;IF(EXACT([.$A117];[.G$1]+1);[.F116]+1;[.F116]))" office:value-type="float" office:value="0">
            <text:p>0</text:p>
          </table:table-cell>
          <table:table-cell table:style-name="ce4" table:formula="of:=['account types'.$C$16]&amp;TEXT([.F117];['account types'.$B$16])&amp;['account types'.$D$16]" office:value-type="string" office:string-value="0">
            <text:p>0</text:p>
          </table:table-cell>
          <table:table-cell table:style-name="ce4" table:formula="of:=IF(EXACT([.E116];[.E117]);IF(EXACT([.F116];[.F117]);[.H116];CELL(&quot;Row&quot;;[.H117]));[.E117])" office:value-type="float" office:value="117">
            <text:p>117</text:p>
          </table:table-cell>
          <table:table-cell table:style-name="ce4" table:formula="of:=IF(AND([.$A117]&lt;=[.J$1];[.$A116]&gt;[.$A117]);0;IF(EXACT([.$A117];[.J$1]+1);[.I116]+1;[.I116]))" office:value-type="float" office:value="0">
            <text:p>0</text:p>
          </table:table-cell>
          <table:table-cell table:style-name="ce4" table:formula="of:=['account types'.$C$17]&amp;TEXT([.I117];['account types'.$B$17])&amp;['account types'.$D$17]" office:value-type="string" office:string-value="0">
            <text:p>0</text:p>
          </table:table-cell>
          <table:table-cell table:style-name="ce4" table:formula="of:=IF(EXACT([.H116];[.H117]);IF(EXACT([.I116];[.I117]);[.K116];CELL(&quot;Row&quot;;[.K117]));[.H117])" office:value-type="float" office:value="117">
            <text:p>117</text:p>
          </table:table-cell>
          <table:table-cell table:style-name="ce4" table:formula="of:=IF(AND([.$A117]&lt;=[.M$1];[.$A116]&gt;[.$A117]);0;IF(EXACT([.$A117];[.M$1]+1);[.L116]+1;[.L116]))" office:value-type="float" office:value="0">
            <text:p>0</text:p>
          </table:table-cell>
          <table:table-cell table:style-name="ce4" table:formula="of:=['account types'.$C$18]&amp;TEXT([.L117];['account types'.$B$18])&amp;['account types'.$D$18]" office:value-type="string" office:string-value="0">
            <text:p>0</text:p>
          </table:table-cell>
          <table:table-cell table:style-name="ce4" table:formula="of:=IF(EXACT([.K116];[.K117]);IF(EXACT([.L116];[.L117]);[.N116];CELL(&quot;Row&quot;;[.N117]));[.K117])" office:value-type="float" office:value="117">
            <text:p>117</text:p>
          </table:table-cell>
          <table:table-cell table:style-name="ce4" table:formula="of:=IF(AND([.$A117]&lt;=[.P$1];[.$A116]&gt;[.$A117]);0;IF(EXACT([.$A117];[.P$1]+1);[.O116]+1;[.O116]))" office:value-type="float" office:value="0">
            <text:p>0</text:p>
          </table:table-cell>
          <table:table-cell table:style-name="ce4" table:formula="of:=['account types'.$C$19]&amp;TEXT([.O117];['account types'.$B$19])&amp;['account types'.$D$19]" office:value-type="string" office:string-value="0">
            <text:p>0</text:p>
          </table:table-cell>
          <table:table-cell table:style-name="ce4" table:formula="of:=IF(EXACT([.N116];[.N117]);IF(EXACT([.O116];[.O117]);[.Q116];CELL(&quot;Row&quot;;[.Q117]));[.N117])" office:value-type="float" office:value="117">
            <text:p>117</text:p>
          </table:table-cell>
          <table:table-cell table:style-name="ce4" table:formula="of:=IF(AND([.$A117]&lt;=[.S$1];[.$A116]&gt;[.$A117]);0;IF(EXACT([.$A117];[.S$1]+1);[.R116]+1;[.R116]))" office:value-type="float" office:value="0">
            <text:p>0</text:p>
          </table:table-cell>
          <table:table-cell table:style-name="ce4" table:formula="of:=['account types'.$C$20]&amp;TEXT([.R117];['account types'.$B$20])&amp;['account types'.$D$20]" office:value-type="string" office:string-value="0">
            <text:p>0</text:p>
          </table:table-cell>
          <table:table-cell table:style-name="ce4" table:formula="of:=IF(EXACT([.Q116];[.Q117]);IF(EXACT([.R116];[.R117]);[.T116];CELL(&quot;Row&quot;;[.T117]));[.Q117])" office:value-type="float" office:value="117">
            <text:p>117</text:p>
          </table:table-cell>
          <table:table-cell table:style-name="ce6" table:formula="of:=NOT(AND(OR([.A116]&gt;[.A117];[.A116]=[.A117]);[.A116]&lt;&gt;7))" office:value-type="boolean" office:boolean-value="true">
            <text:p>TRUE</text:p>
          </table:table-cell>
          <table:table-cell table:style-name="Nivel2" table:formula="of:=CONCATENATE([.D117];[.G117];[.J117];[.M117];[.P117];[.S117])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400000">
            <text:p>400000</text:p>
          </table:table-cell>
          <table:table-cell table:style-name="ce7" office:value-type="string">
            <text:p>Ingresos</text:p>
          </table:table-cell>
          <table:table-cell table:style-name="Nivel2" table:formula="of:=[.W117]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Ingresos">
            <text:p>Ingreso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In</text:p>
          </table:table-cell>
          <table:table-cell table:style-name="Datos" table:formula="of:=IF(EXACT([.A117];1);&quot;&quot;;IF(EXACT([.A117];2);INDIRECT(CONCATENATE(&quot;V&quot;;[.B117]));IF(EXACT([.A117];3);INDIRECT(CONCATENATE(&quot;V&quot;;[.E117]));IF(EXACT([.A117];4);INDIRECT(CONCATENATE(&quot;V&quot;;[.H117]));IF(EXACT([.A117];5);INDIRECT(CONCATENATE(&quot;V&quot;;[.K117]));IF(EXACT([.A117];6);INDIRECT(CONCATENATE(&quot;V&quot;;[.N117]));IF(EXACT([.A117];7);INDIRECT(CONCATENATE(&quot;V&quot;;[.Q117])))))))))" office:value-type="string" office:string-value="000000">
            <text:p>000000</text:p>
          </table:table-cell>
          <table:table-cell table:style-name="ce9" table:formula="of:=NOT(OR(AND(NOT(EXACT([.A117];7));NOT(EXACT([.AD117];&quot;view&quot;)));AND(EXACT([.A117];7);EXACT([.AD117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117];['account types'.$A$2:.$C$12];2)" office:value-type="string" office:string-value="view">
            <text:p>view</text:p>
          </table:table-cell>
          <table:table-cell table:style-name="Datos" table:formula="of:=VLOOKUP([.AD117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18];1);CELL(&quot;Row&quot;;[.B118]);[.B117])" office:value-type="float" office:value="2">
              <text:p>2</text:p>
            </table:table-cell>
            <table:table-cell table:style-name="ce4" table:formula="of:=IF(EXACT([.$A118];1);0;IF(EXACT([.$A118];2);[.C117]+1;[.C117]))" office:value-type="float" office:value="4">
              <text:p>4</text:p>
            </table:table-cell>
            <table:table-cell table:style-name="ce4" table:formula="of:=['account types'.$C$15]&amp;TEXT([.C118];['account types'.$B$15])&amp;['account types'.$D$15]" office:value-type="string" office:string-value="4">
              <text:p>4</text:p>
            </table:table-cell>
            <table:table-cell table:style-name="ce4" table:formula="of:=IF(EXACT([.B117];[.B118]);IF(EXACT([.C117];[.C118]);[.E117];CELL(&quot;Row&quot;;[.E118]));[.B118])" office:value-type="float" office:value="117">
              <text:p>117</text:p>
            </table:table-cell>
            <table:table-cell table:style-name="ce4" table:formula="of:=IF(AND([.$A118]&lt;=[.G$1];[.$A117]&gt;[.$A118]);0;IF(EXACT([.$A118];[.G$1]+1);[.F117]+1;[.F117]))" office:value-type="float" office:value="1">
              <text:p>1</text:p>
            </table:table-cell>
            <table:table-cell table:style-name="ce4" table:formula="of:=['account types'.$C$16]&amp;TEXT([.F118];['account types'.$B$16])&amp;['account types'.$D$16]" office:value-type="string" office:string-value="1">
              <text:p>1</text:p>
            </table:table-cell>
            <table:table-cell table:style-name="ce4" table:formula="of:=IF(EXACT([.E117];[.E118]);IF(EXACT([.F117];[.F118]);[.H117];CELL(&quot;Row&quot;;[.H118]));[.E118])" office:value-type="float" office:value="118">
              <text:p>118</text:p>
            </table:table-cell>
            <table:table-cell table:style-name="ce4" table:formula="of:=IF(AND([.$A118]&lt;=[.J$1];[.$A117]&gt;[.$A118]);0;IF(EXACT([.$A118];[.J$1]+1);[.I117]+1;[.I117]))" office:value-type="float" office:value="0">
              <text:p>0</text:p>
            </table:table-cell>
            <table:table-cell table:style-name="ce4" table:formula="of:=['account types'.$C$17]&amp;TEXT([.I118];['account types'.$B$17])&amp;['account types'.$D$17]" office:value-type="string" office:string-value="0">
              <text:p>0</text:p>
            </table:table-cell>
            <table:table-cell table:style-name="ce4" table:formula="of:=IF(EXACT([.H117];[.H118]);IF(EXACT([.I117];[.I118]);[.K117];CELL(&quot;Row&quot;;[.K118]));[.H118])" office:value-type="float" office:value="118">
              <text:p>118</text:p>
            </table:table-cell>
            <table:table-cell table:style-name="ce4" table:formula="of:=IF(AND([.$A118]&lt;=[.M$1];[.$A117]&gt;[.$A118]);0;IF(EXACT([.$A118];[.M$1]+1);[.L117]+1;[.L117]))" office:value-type="float" office:value="0">
              <text:p>0</text:p>
            </table:table-cell>
            <table:table-cell table:style-name="ce4" table:formula="of:=['account types'.$C$18]&amp;TEXT([.L118];['account types'.$B$18])&amp;['account types'.$D$18]" office:value-type="string" office:string-value="0">
              <text:p>0</text:p>
            </table:table-cell>
            <table:table-cell table:style-name="ce4" table:formula="of:=IF(EXACT([.K117];[.K118]);IF(EXACT([.L117];[.L118]);[.N117];CELL(&quot;Row&quot;;[.N118]));[.K118])" office:value-type="float" office:value="118">
              <text:p>118</text:p>
            </table:table-cell>
            <table:table-cell table:style-name="ce4" table:formula="of:=IF(AND([.$A118]&lt;=[.P$1];[.$A117]&gt;[.$A118]);0;IF(EXACT([.$A118];[.P$1]+1);[.O117]+1;[.O117]))" office:value-type="float" office:value="0">
              <text:p>0</text:p>
            </table:table-cell>
            <table:table-cell table:style-name="ce4" table:formula="of:=['account types'.$C$19]&amp;TEXT([.O118];['account types'.$B$19])&amp;['account types'.$D$19]" office:value-type="string" office:string-value="0">
              <text:p>0</text:p>
            </table:table-cell>
            <table:table-cell table:style-name="ce4" table:formula="of:=IF(EXACT([.N117];[.N118]);IF(EXACT([.O117];[.O118]);[.Q117];CELL(&quot;Row&quot;;[.Q118]));[.N118])" office:value-type="float" office:value="118">
              <text:p>118</text:p>
            </table:table-cell>
            <table:table-cell table:style-name="ce4" table:formula="of:=IF(AND([.$A118]&lt;=[.S$1];[.$A117]&gt;[.$A118]);0;IF(EXACT([.$A118];[.S$1]+1);[.R117]+1;[.R117]))" office:value-type="float" office:value="0">
              <text:p>0</text:p>
            </table:table-cell>
            <table:table-cell table:style-name="ce4" table:formula="of:=['account types'.$C$20]&amp;TEXT([.R118];['account types'.$B$20])&amp;['account types'.$D$20]" office:value-type="string" office:string-value="0">
              <text:p>0</text:p>
            </table:table-cell>
            <table:table-cell table:style-name="ce4" table:formula="of:=IF(EXACT([.Q117];[.Q118]);IF(EXACT([.R117];[.R118]);[.T117];CELL(&quot;Row&quot;;[.T118]));[.Q118])" office:value-type="float" office:value="118">
              <text:p>118</text:p>
            </table:table-cell>
            <table:table-cell table:style-name="ce6" table:formula="of:=NOT(AND(OR([.A117]&gt;[.A118];[.A117]=[.A118]);[.A117]&lt;&gt;7))" office:value-type="boolean" office:boolean-value="true">
              <text:p>TRUE</text:p>
            </table:table-cell>
            <table:table-cell table:style-name="Nivel3" table:formula="of:=CONCATENATE([.D118];[.G118];[.J118];[.M118];[.P118];[.S118])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410000">
              <text:p>410000</text:p>
            </table:table-cell>
            <table:table-cell table:style-name="ce7" office:value-type="string">
              <text:p>Ingresos por ventas</text:p>
            </table:table-cell>
            <table:table-cell table:style-name="Nivel3" table:formula="of:=[.W118]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Ingresos por ventas">
              <text:p>Ingresos por vent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Ventas</text:p>
            </table:table-cell>
            <table:table-cell table:style-name="Datos" table:formula="of:=IF(EXACT([.A118];1);&quot;&quot;;IF(EXACT([.A118];2);INDIRECT(CONCATENATE(&quot;V&quot;;[.B118]));IF(EXACT([.A118];3);INDIRECT(CONCATENATE(&quot;V&quot;;[.E118]));IF(EXACT([.A118];4);INDIRECT(CONCATENATE(&quot;V&quot;;[.H118]));IF(EXACT([.A118];5);INDIRECT(CONCATENATE(&quot;V&quot;;[.K118]));IF(EXACT([.A118];6);INDIRECT(CONCATENATE(&quot;V&quot;;[.N118]));IF(EXACT([.A118];7);INDIRECT(CONCATENATE(&quot;V&quot;;[.Q118])))))))))" office:value-type="string" office:string-value="400000">
              <text:p>400000</text:p>
            </table:table-cell>
            <table:table-cell table:style-name="ce9" table:formula="of:=NOT(OR(AND(NOT(EXACT([.A118];7));NOT(EXACT([.AD118];&quot;view&quot;)));AND(EXACT([.A118];7);EXACT([.AD11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8];['account types'.$A$2:.$C$12];2)" office:value-type="string" office:string-value="view">
              <text:p>view</text:p>
            </table:table-cell>
            <table:table-cell table:style-name="Datos" table:formula="of:=VLOOKUP([.AD11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19];1);CELL(&quot;Row&quot;;[.B119]);[.B118])" office:value-type="float" office:value="2">
              <text:p>2</text:p>
            </table:table-cell>
            <table:table-cell table:style-name="ce4" table:formula="of:=IF(EXACT([.$A119];1);0;IF(EXACT([.$A119];2);[.C118]+1;[.C118]))" office:value-type="float" office:value="4">
              <text:p>4</text:p>
            </table:table-cell>
            <table:table-cell table:style-name="ce4" table:formula="of:=['account types'.$C$15]&amp;TEXT([.C119];['account types'.$B$15])&amp;['account types'.$D$15]" office:value-type="string" office:string-value="4">
              <text:p>4</text:p>
            </table:table-cell>
            <table:table-cell table:style-name="ce4" table:formula="of:=IF(EXACT([.B118];[.B119]);IF(EXACT([.C118];[.C119]);[.E118];CELL(&quot;Row&quot;;[.E119]));[.B119])" office:value-type="float" office:value="117">
              <text:p>117</text:p>
            </table:table-cell>
            <table:table-cell table:style-name="ce4" table:formula="of:=IF(AND([.$A119]&lt;=[.G$1];[.$A118]&gt;[.$A119]);0;IF(EXACT([.$A119];[.G$1]+1);[.F118]+1;[.F118]))" office:value-type="float" office:value="1">
              <text:p>1</text:p>
            </table:table-cell>
            <table:table-cell table:style-name="ce4" table:formula="of:=['account types'.$C$16]&amp;TEXT([.F119];['account types'.$B$16])&amp;['account types'.$D$16]" office:value-type="string" office:string-value="1">
              <text:p>1</text:p>
            </table:table-cell>
            <table:table-cell table:style-name="ce4" table:formula="of:=IF(EXACT([.E118];[.E119]);IF(EXACT([.F118];[.F119]);[.H118];CELL(&quot;Row&quot;;[.H119]));[.E119])" office:value-type="float" office:value="118">
              <text:p>118</text:p>
            </table:table-cell>
            <table:table-cell table:style-name="ce4" table:formula="of:=IF(AND([.$A119]&lt;=[.J$1];[.$A118]&gt;[.$A119]);0;IF(EXACT([.$A119];[.J$1]+1);[.I118]+1;[.I118]))" office:value-type="float" office:value="0">
              <text:p>0</text:p>
            </table:table-cell>
            <table:table-cell table:style-name="ce4" table:formula="of:=['account types'.$C$17]&amp;TEXT([.I119];['account types'.$B$17])&amp;['account types'.$D$17]" office:value-type="string" office:string-value="0">
              <text:p>0</text:p>
            </table:table-cell>
            <table:table-cell table:style-name="ce4" table:formula="of:=IF(EXACT([.H118];[.H119]);IF(EXACT([.I118];[.I119]);[.K118];CELL(&quot;Row&quot;;[.K119]));[.H119])" office:value-type="float" office:value="118">
              <text:p>118</text:p>
            </table:table-cell>
            <table:table-cell table:style-name="ce4" table:formula="of:=IF(AND([.$A119]&lt;=[.M$1];[.$A118]&gt;[.$A119]);0;IF(EXACT([.$A119];[.M$1]+1);[.L118]+1;[.L118]))" office:value-type="float" office:value="0">
              <text:p>0</text:p>
            </table:table-cell>
            <table:table-cell table:style-name="ce4" table:formula="of:=['account types'.$C$18]&amp;TEXT([.L119];['account types'.$B$18])&amp;['account types'.$D$18]" office:value-type="string" office:string-value="0">
              <text:p>0</text:p>
            </table:table-cell>
            <table:table-cell table:style-name="ce4" table:formula="of:=IF(EXACT([.K118];[.K119]);IF(EXACT([.L118];[.L119]);[.N118];CELL(&quot;Row&quot;;[.N119]));[.K119])" office:value-type="float" office:value="118">
              <text:p>118</text:p>
            </table:table-cell>
            <table:table-cell table:style-name="ce4" table:formula="of:=IF(AND([.$A119]&lt;=[.P$1];[.$A118]&gt;[.$A119]);0;IF(EXACT([.$A119];[.P$1]+1);[.O118]+1;[.O118]))" office:value-type="float" office:value="0">
              <text:p>0</text:p>
            </table:table-cell>
            <table:table-cell table:style-name="ce4" table:formula="of:=['account types'.$C$19]&amp;TEXT([.O119];['account types'.$B$19])&amp;['account types'.$D$19]" office:value-type="string" office:string-value="0">
              <text:p>0</text:p>
            </table:table-cell>
            <table:table-cell table:style-name="ce4" table:formula="of:=IF(EXACT([.N118];[.N119]);IF(EXACT([.O118];[.O119]);[.Q118];CELL(&quot;Row&quot;;[.Q119]));[.N119])" office:value-type="float" office:value="118">
              <text:p>118</text:p>
            </table:table-cell>
            <table:table-cell table:style-name="ce4" table:formula="of:=IF(AND([.$A119]&lt;=[.S$1];[.$A118]&gt;[.$A119]);0;IF(EXACT([.$A119];[.S$1]+1);[.R118]+1;[.R118]))" office:value-type="float" office:value="1">
              <text:p>1</text:p>
            </table:table-cell>
            <table:table-cell table:style-name="ce4" table:formula="of:=['account types'.$C$20]&amp;TEXT([.R119];['account types'.$B$20])&amp;['account types'.$D$20]" office:value-type="string" office:string-value="1">
              <text:p>1</text:p>
            </table:table-cell>
            <table:table-cell table:style-name="ce4" table:formula="of:=IF(EXACT([.Q118];[.Q119]);IF(EXACT([.R118];[.R119]);[.T118];CELL(&quot;Row&quot;;[.T119]));[.Q119])" office:value-type="float" office:value="119">
              <text:p>119</text:p>
            </table:table-cell>
            <table:table-cell table:style-name="ce6" table:formula="of:=NOT(AND(OR([.A118]&gt;[.A119];[.A118]=[.A119]);[.A118]&lt;&gt;7))" office:value-type="boolean" office:boolean-value="true">
              <text:p>TRUE</text:p>
            </table:table-cell>
            <table:table-cell table:style-name="Nivel7" table:formula="of:=CONCATENATE([.D119];[.G119];[.J119];[.M119];[.P119];[.S119])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410001">
              <text:p>410001</text:p>
            </table:table-cell>
            <table:table-cell table:style-name="ce7" office:value-type="string">
              <text:p>Categoría 1</text:p>
            </table:table-cell>
            <table:table-cell table:style-name="Nivel7" table:formula="of:=[.W119]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Categoría 1">
              <text:p>Categorí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19];1);&quot;&quot;;IF(EXACT([.A119];2);INDIRECT(CONCATENATE(&quot;V&quot;;[.B119]));IF(EXACT([.A119];3);INDIRECT(CONCATENATE(&quot;V&quot;;[.E119]));IF(EXACT([.A119];4);INDIRECT(CONCATENATE(&quot;V&quot;;[.H119]));IF(EXACT([.A119];5);INDIRECT(CONCATENATE(&quot;V&quot;;[.K119]));IF(EXACT([.A119];6);INDIRECT(CONCATENATE(&quot;V&quot;;[.N119]));IF(EXACT([.A119];7);INDIRECT(CONCATENATE(&quot;V&quot;;[.Q119])))))))))" office:value-type="string" office:string-value="410000">
              <text:p>410000</text:p>
            </table:table-cell>
            <table:table-cell table:style-name="ce9" table:formula="of:=NOT(OR(AND(NOT(EXACT([.A119];7));NOT(EXACT([.AD119];&quot;view&quot;)));AND(EXACT([.A119];7);EXACT([.AD119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19];['account types'.$A$2:.$C$12];2)" office:value-type="string" office:string-value="other">
              <text:p>other</text:p>
            </table:table-cell>
            <table:table-cell table:style-name="Datos" table:formula="of:=VLOOKUP([.AD119];['account types'.$A$2:.$C$12];3)" office:value-type="string" office:string-value="False">
              <text:p>False</text:p>
            </table:table-cell>
            <table:table-cell table:style-name="ce7" office:value-type="string">
              <text:p>IV,IS</text:p>
            </table:table-cell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0];1);CELL(&quot;Row&quot;;[.B120]);[.B119])" office:value-type="float" office:value="2">
              <text:p>2</text:p>
            </table:table-cell>
            <table:table-cell table:style-name="ce4" table:formula="of:=IF(EXACT([.$A120];1);0;IF(EXACT([.$A120];2);[.C119]+1;[.C119]))" office:value-type="float" office:value="4">
              <text:p>4</text:p>
            </table:table-cell>
            <table:table-cell table:style-name="ce4" table:formula="of:=['account types'.$C$15]&amp;TEXT([.C120];['account types'.$B$15])&amp;['account types'.$D$15]" office:value-type="string" office:string-value="4">
              <text:p>4</text:p>
            </table:table-cell>
            <table:table-cell table:style-name="ce4" table:formula="of:=IF(EXACT([.B119];[.B120]);IF(EXACT([.C119];[.C120]);[.E119];CELL(&quot;Row&quot;;[.E120]));[.B120])" office:value-type="float" office:value="117">
              <text:p>117</text:p>
            </table:table-cell>
            <table:table-cell table:style-name="ce4" table:formula="of:=IF(AND([.$A120]&lt;=[.G$1];[.$A119]&gt;[.$A120]);0;IF(EXACT([.$A120];[.G$1]+1);[.F119]+1;[.F119]))" office:value-type="float" office:value="2">
              <text:p>2</text:p>
            </table:table-cell>
            <table:table-cell table:style-name="ce4" table:formula="of:=['account types'.$C$16]&amp;TEXT([.F120];['account types'.$B$16])&amp;['account types'.$D$16]" office:value-type="string" office:string-value="2">
              <text:p>2</text:p>
            </table:table-cell>
            <table:table-cell table:style-name="ce4" table:formula="of:=IF(EXACT([.E119];[.E120]);IF(EXACT([.F119];[.F120]);[.H119];CELL(&quot;Row&quot;;[.H120]));[.E120])" office:value-type="float" office:value="120">
              <text:p>120</text:p>
            </table:table-cell>
            <table:table-cell table:style-name="ce4" table:formula="of:=IF(AND([.$A120]&lt;=[.J$1];[.$A119]&gt;[.$A120]);0;IF(EXACT([.$A120];[.J$1]+1);[.I119]+1;[.I119]))" office:value-type="float" office:value="0">
              <text:p>0</text:p>
            </table:table-cell>
            <table:table-cell table:style-name="ce4" table:formula="of:=['account types'.$C$17]&amp;TEXT([.I120];['account types'.$B$17])&amp;['account types'.$D$17]" office:value-type="string" office:string-value="0">
              <text:p>0</text:p>
            </table:table-cell>
            <table:table-cell table:style-name="ce4" table:formula="of:=IF(EXACT([.H119];[.H120]);IF(EXACT([.I119];[.I120]);[.K119];CELL(&quot;Row&quot;;[.K120]));[.H120])" office:value-type="float" office:value="120">
              <text:p>120</text:p>
            </table:table-cell>
            <table:table-cell table:style-name="ce4" table:formula="of:=IF(AND([.$A120]&lt;=[.M$1];[.$A119]&gt;[.$A120]);0;IF(EXACT([.$A120];[.M$1]+1);[.L119]+1;[.L119]))" office:value-type="float" office:value="0">
              <text:p>0</text:p>
            </table:table-cell>
            <table:table-cell table:style-name="ce4" table:formula="of:=['account types'.$C$18]&amp;TEXT([.L120];['account types'.$B$18])&amp;['account types'.$D$18]" office:value-type="string" office:string-value="0">
              <text:p>0</text:p>
            </table:table-cell>
            <table:table-cell table:style-name="ce4" table:formula="of:=IF(EXACT([.K119];[.K120]);IF(EXACT([.L119];[.L120]);[.N119];CELL(&quot;Row&quot;;[.N120]));[.K120])" office:value-type="float" office:value="120">
              <text:p>120</text:p>
            </table:table-cell>
            <table:table-cell table:style-name="ce4" table:formula="of:=IF(AND([.$A120]&lt;=[.P$1];[.$A119]&gt;[.$A120]);0;IF(EXACT([.$A120];[.P$1]+1);[.O119]+1;[.O119]))" office:value-type="float" office:value="0">
              <text:p>0</text:p>
            </table:table-cell>
            <table:table-cell table:style-name="ce4" table:formula="of:=['account types'.$C$19]&amp;TEXT([.O120];['account types'.$B$19])&amp;['account types'.$D$19]" office:value-type="string" office:string-value="0">
              <text:p>0</text:p>
            </table:table-cell>
            <table:table-cell table:style-name="ce4" table:formula="of:=IF(EXACT([.N119];[.N120]);IF(EXACT([.O119];[.O120]);[.Q119];CELL(&quot;Row&quot;;[.Q120]));[.N120])" office:value-type="float" office:value="120">
              <text:p>120</text:p>
            </table:table-cell>
            <table:table-cell table:style-name="ce4" table:formula="of:=IF(AND([.$A120]&lt;=[.S$1];[.$A119]&gt;[.$A120]);0;IF(EXACT([.$A120];[.S$1]+1);[.R119]+1;[.R119]))" office:value-type="float" office:value="0">
              <text:p>0</text:p>
            </table:table-cell>
            <table:table-cell table:style-name="ce4" table:formula="of:=['account types'.$C$20]&amp;TEXT([.R120];['account types'.$B$20])&amp;['account types'.$D$20]" office:value-type="string" office:string-value="0">
              <text:p>0</text:p>
            </table:table-cell>
            <table:table-cell table:style-name="ce4" table:formula="of:=IF(EXACT([.Q119];[.Q120]);IF(EXACT([.R119];[.R120]);[.T119];CELL(&quot;Row&quot;;[.T120]));[.Q120])" office:value-type="float" office:value="120">
              <text:p>120</text:p>
            </table:table-cell>
            <table:table-cell table:style-name="ce6" table:formula="of:=NOT(AND(OR([.A119]&gt;[.A120];[.A119]=[.A120]);[.A119]&lt;&gt;7))" office:value-type="boolean" office:boolean-value="true">
              <text:p>TRUE</text:p>
            </table:table-cell>
            <table:table-cell table:style-name="Nivel3" table:formula="of:=CONCATENATE([.D120];[.G120];[.J120];[.M120];[.P120];[.S120])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420000">
              <text:p>420000</text:p>
            </table:table-cell>
            <table:table-cell table:style-name="ce7" office:value-type="string">
              <text:p>Ingresos por administración</text:p>
            </table:table-cell>
            <table:table-cell table:style-name="Nivel3" table:formula="of:=[.W120]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Ingresos por administración">
              <text:p>Ingresos por administración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Corp</text:p>
            </table:table-cell>
            <table:table-cell table:style-name="Datos" table:formula="of:=IF(EXACT([.A120];1);&quot;&quot;;IF(EXACT([.A120];2);INDIRECT(CONCATENATE(&quot;V&quot;;[.B120]));IF(EXACT([.A120];3);INDIRECT(CONCATENATE(&quot;V&quot;;[.E120]));IF(EXACT([.A120];4);INDIRECT(CONCATENATE(&quot;V&quot;;[.H120]));IF(EXACT([.A120];5);INDIRECT(CONCATENATE(&quot;V&quot;;[.K120]));IF(EXACT([.A120];6);INDIRECT(CONCATENATE(&quot;V&quot;;[.N120]));IF(EXACT([.A120];7);INDIRECT(CONCATENATE(&quot;V&quot;;[.Q120])))))))))" office:value-type="string" office:string-value="400000">
              <text:p>400000</text:p>
            </table:table-cell>
            <table:table-cell table:style-name="ce9" table:formula="of:=NOT(OR(AND(NOT(EXACT([.A120];7));NOT(EXACT([.AD120];&quot;view&quot;)));AND(EXACT([.A120];7);EXACT([.AD12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0];['account types'.$A$2:.$C$12];2)" office:value-type="string" office:string-value="view">
              <text:p>view</text:p>
            </table:table-cell>
            <table:table-cell table:style-name="Datos" table:formula="of:=VLOOKUP([.AD12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1];1);CELL(&quot;Row&quot;;[.B121]);[.B120])" office:value-type="float" office:value="2">
              <text:p>2</text:p>
            </table:table-cell>
            <table:table-cell table:style-name="ce4" table:formula="of:=IF(EXACT([.$A121];1);0;IF(EXACT([.$A121];2);[.C120]+1;[.C120]))" office:value-type="float" office:value="4">
              <text:p>4</text:p>
            </table:table-cell>
            <table:table-cell table:style-name="ce4" table:formula="of:=['account types'.$C$15]&amp;TEXT([.C121];['account types'.$B$15])&amp;['account types'.$D$15]" office:value-type="string" office:string-value="4">
              <text:p>4</text:p>
            </table:table-cell>
            <table:table-cell table:style-name="ce4" table:formula="of:=IF(EXACT([.B120];[.B121]);IF(EXACT([.C120];[.C121]);[.E120];CELL(&quot;Row&quot;;[.E121]));[.B121])" office:value-type="float" office:value="117">
              <text:p>117</text:p>
            </table:table-cell>
            <table:table-cell table:style-name="ce4" table:formula="of:=IF(AND([.$A121]&lt;=[.G$1];[.$A120]&gt;[.$A121]);0;IF(EXACT([.$A121];[.G$1]+1);[.F120]+1;[.F120]))" office:value-type="float" office:value="2">
              <text:p>2</text:p>
            </table:table-cell>
            <table:table-cell table:style-name="ce4" table:formula="of:=['account types'.$C$16]&amp;TEXT([.F121];['account types'.$B$16])&amp;['account types'.$D$16]" office:value-type="string" office:string-value="2">
              <text:p>2</text:p>
            </table:table-cell>
            <table:table-cell table:style-name="ce4" table:formula="of:=IF(EXACT([.E120];[.E121]);IF(EXACT([.F120];[.F121]);[.H120];CELL(&quot;Row&quot;;[.H121]));[.E121])" office:value-type="float" office:value="120">
              <text:p>120</text:p>
            </table:table-cell>
            <table:table-cell table:style-name="ce4" table:formula="of:=IF(AND([.$A121]&lt;=[.J$1];[.$A120]&gt;[.$A121]);0;IF(EXACT([.$A121];[.J$1]+1);[.I120]+1;[.I120]))" office:value-type="float" office:value="0">
              <text:p>0</text:p>
            </table:table-cell>
            <table:table-cell table:style-name="ce4" table:formula="of:=['account types'.$C$17]&amp;TEXT([.I121];['account types'.$B$17])&amp;['account types'.$D$17]" office:value-type="string" office:string-value="0">
              <text:p>0</text:p>
            </table:table-cell>
            <table:table-cell table:style-name="ce4" table:formula="of:=IF(EXACT([.H120];[.H121]);IF(EXACT([.I120];[.I121]);[.K120];CELL(&quot;Row&quot;;[.K121]));[.H121])" office:value-type="float" office:value="120">
              <text:p>120</text:p>
            </table:table-cell>
            <table:table-cell table:style-name="ce4" table:formula="of:=IF(AND([.$A121]&lt;=[.M$1];[.$A120]&gt;[.$A121]);0;IF(EXACT([.$A121];[.M$1]+1);[.L120]+1;[.L120]))" office:value-type="float" office:value="0">
              <text:p>0</text:p>
            </table:table-cell>
            <table:table-cell table:style-name="ce4" table:formula="of:=['account types'.$C$18]&amp;TEXT([.L121];['account types'.$B$18])&amp;['account types'.$D$18]" office:value-type="string" office:string-value="0">
              <text:p>0</text:p>
            </table:table-cell>
            <table:table-cell table:style-name="ce4" table:formula="of:=IF(EXACT([.K120];[.K121]);IF(EXACT([.L120];[.L121]);[.N120];CELL(&quot;Row&quot;;[.N121]));[.K121])" office:value-type="float" office:value="120">
              <text:p>120</text:p>
            </table:table-cell>
            <table:table-cell table:style-name="ce4" table:formula="of:=IF(AND([.$A121]&lt;=[.P$1];[.$A120]&gt;[.$A121]);0;IF(EXACT([.$A121];[.P$1]+1);[.O120]+1;[.O120]))" office:value-type="float" office:value="0">
              <text:p>0</text:p>
            </table:table-cell>
            <table:table-cell table:style-name="ce4" table:formula="of:=['account types'.$C$19]&amp;TEXT([.O121];['account types'.$B$19])&amp;['account types'.$D$19]" office:value-type="string" office:string-value="0">
              <text:p>0</text:p>
            </table:table-cell>
            <table:table-cell table:style-name="ce4" table:formula="of:=IF(EXACT([.N120];[.N121]);IF(EXACT([.O120];[.O121]);[.Q120];CELL(&quot;Row&quot;;[.Q121]));[.N121])" office:value-type="float" office:value="120">
              <text:p>120</text:p>
            </table:table-cell>
            <table:table-cell table:style-name="ce4" table:formula="of:=IF(AND([.$A121]&lt;=[.S$1];[.$A120]&gt;[.$A121]);0;IF(EXACT([.$A121];[.S$1]+1);[.R120]+1;[.R120]))" office:value-type="float" office:value="1">
              <text:p>1</text:p>
            </table:table-cell>
            <table:table-cell table:style-name="ce4" table:formula="of:=['account types'.$C$20]&amp;TEXT([.R121];['account types'.$B$20])&amp;['account types'.$D$20]" office:value-type="string" office:string-value="1">
              <text:p>1</text:p>
            </table:table-cell>
            <table:table-cell table:style-name="ce4" table:formula="of:=IF(EXACT([.Q120];[.Q121]);IF(EXACT([.R120];[.R121]);[.T120];CELL(&quot;Row&quot;;[.T121]));[.Q121])" office:value-type="float" office:value="121">
              <text:p>121</text:p>
            </table:table-cell>
            <table:table-cell table:style-name="ce6" table:formula="of:=NOT(AND(OR([.A120]&gt;[.A121];[.A120]=[.A121]);[.A120]&lt;&gt;7))" office:value-type="boolean" office:boolean-value="true">
              <text:p>TRUE</text:p>
            </table:table-cell>
            <table:table-cell table:style-name="Nivel7" table:formula="of:=CONCATENATE([.D121];[.G121];[.J121];[.M121];[.P121];[.S121])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420001">
              <text:p>420001</text:p>
            </table:table-cell>
            <table:table-cell table:style-name="ce7" office:value-type="string">
              <text:p>Cuota por administración</text:p>
            </table:table-cell>
            <table:table-cell table:style-name="Nivel7" table:formula="of:=[.W121]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Cuota por administración">
              <text:p>Cuota por administración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CA</text:p>
            </table:table-cell>
            <table:table-cell table:style-name="Datos" table:formula="of:=IF(EXACT([.A121];1);&quot;&quot;;IF(EXACT([.A121];2);INDIRECT(CONCATENATE(&quot;V&quot;;[.B121]));IF(EXACT([.A121];3);INDIRECT(CONCATENATE(&quot;V&quot;;[.E121]));IF(EXACT([.A121];4);INDIRECT(CONCATENATE(&quot;V&quot;;[.H121]));IF(EXACT([.A121];5);INDIRECT(CONCATENATE(&quot;V&quot;;[.K121]));IF(EXACT([.A121];6);INDIRECT(CONCATENATE(&quot;V&quot;;[.N121]));IF(EXACT([.A121];7);INDIRECT(CONCATENATE(&quot;V&quot;;[.Q121])))))))))" office:value-type="string" office:string-value="420000">
              <text:p>420000</text:p>
            </table:table-cell>
            <table:table-cell table:style-name="ce9" table:formula="of:=NOT(OR(AND(NOT(EXACT([.A121];7));NOT(EXACT([.AD121];&quot;view&quot;)));AND(EXACT([.A121];7);EXACT([.AD121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1];['account types'.$A$2:.$C$12];2)" office:value-type="string" office:string-value="other">
              <text:p>other</text:p>
            </table:table-cell>
            <table:table-cell table:style-name="Datos" table:formula="of:=VLOOKUP([.AD12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2];1);CELL(&quot;Row&quot;;[.B122]);[.B121])" office:value-type="float" office:value="2">
              <text:p>2</text:p>
            </table:table-cell>
            <table:table-cell table:style-name="ce4" table:formula="of:=IF(EXACT([.$A122];1);0;IF(EXACT([.$A122];2);[.C121]+1;[.C121]))" office:value-type="float" office:value="4">
              <text:p>4</text:p>
            </table:table-cell>
            <table:table-cell table:style-name="ce4" table:formula="of:=['account types'.$C$15]&amp;TEXT([.C122];['account types'.$B$15])&amp;['account types'.$D$15]" office:value-type="string" office:string-value="4">
              <text:p>4</text:p>
            </table:table-cell>
            <table:table-cell table:style-name="ce4" table:formula="of:=IF(EXACT([.B121];[.B122]);IF(EXACT([.C121];[.C122]);[.E121];CELL(&quot;Row&quot;;[.E122]));[.B122])" office:value-type="float" office:value="117">
              <text:p>117</text:p>
            </table:table-cell>
            <table:table-cell table:style-name="ce4" table:formula="of:=IF(AND([.$A122]&lt;=[.G$1];[.$A121]&gt;[.$A122]);0;IF(EXACT([.$A122];[.G$1]+1);[.F121]+1;[.F121]))" office:value-type="float" office:value="3">
              <text:p>3</text:p>
            </table:table-cell>
            <table:table-cell table:style-name="ce4" table:formula="of:=['account types'.$C$16]&amp;TEXT([.F122];['account types'.$B$16])&amp;['account types'.$D$16]" office:value-type="string" office:string-value="3">
              <text:p>3</text:p>
            </table:table-cell>
            <table:table-cell table:style-name="ce4" table:formula="of:=IF(EXACT([.E121];[.E122]);IF(EXACT([.F121];[.F122]);[.H121];CELL(&quot;Row&quot;;[.H122]));[.E122])" office:value-type="float" office:value="122">
              <text:p>122</text:p>
            </table:table-cell>
            <table:table-cell table:style-name="ce4" table:formula="of:=IF(AND([.$A122]&lt;=[.J$1];[.$A121]&gt;[.$A122]);0;IF(EXACT([.$A122];[.J$1]+1);[.I121]+1;[.I121]))" office:value-type="float" office:value="0">
              <text:p>0</text:p>
            </table:table-cell>
            <table:table-cell table:style-name="ce4" table:formula="of:=['account types'.$C$17]&amp;TEXT([.I122];['account types'.$B$17])&amp;['account types'.$D$17]" office:value-type="string" office:string-value="0">
              <text:p>0</text:p>
            </table:table-cell>
            <table:table-cell table:style-name="ce4" table:formula="of:=IF(EXACT([.H121];[.H122]);IF(EXACT([.I121];[.I122]);[.K121];CELL(&quot;Row&quot;;[.K122]));[.H122])" office:value-type="float" office:value="122">
              <text:p>122</text:p>
            </table:table-cell>
            <table:table-cell table:style-name="ce4" table:formula="of:=IF(AND([.$A122]&lt;=[.M$1];[.$A121]&gt;[.$A122]);0;IF(EXACT([.$A122];[.M$1]+1);[.L121]+1;[.L121]))" office:value-type="float" office:value="0">
              <text:p>0</text:p>
            </table:table-cell>
            <table:table-cell table:style-name="ce4" table:formula="of:=['account types'.$C$18]&amp;TEXT([.L122];['account types'.$B$18])&amp;['account types'.$D$18]" office:value-type="string" office:string-value="0">
              <text:p>0</text:p>
            </table:table-cell>
            <table:table-cell table:style-name="ce4" table:formula="of:=IF(EXACT([.K121];[.K122]);IF(EXACT([.L121];[.L122]);[.N121];CELL(&quot;Row&quot;;[.N122]));[.K122])" office:value-type="float" office:value="122">
              <text:p>122</text:p>
            </table:table-cell>
            <table:table-cell table:style-name="ce4" table:formula="of:=IF(AND([.$A122]&lt;=[.P$1];[.$A121]&gt;[.$A122]);0;IF(EXACT([.$A122];[.P$1]+1);[.O121]+1;[.O121]))" office:value-type="float" office:value="0">
              <text:p>0</text:p>
            </table:table-cell>
            <table:table-cell table:style-name="ce4" table:formula="of:=['account types'.$C$19]&amp;TEXT([.O122];['account types'.$B$19])&amp;['account types'.$D$19]" office:value-type="string" office:string-value="0">
              <text:p>0</text:p>
            </table:table-cell>
            <table:table-cell table:style-name="ce4" table:formula="of:=IF(EXACT([.N121];[.N122]);IF(EXACT([.O121];[.O122]);[.Q121];CELL(&quot;Row&quot;;[.Q122]));[.N122])" office:value-type="float" office:value="122">
              <text:p>122</text:p>
            </table:table-cell>
            <table:table-cell table:style-name="ce4" table:formula="of:=IF(AND([.$A122]&lt;=[.S$1];[.$A121]&gt;[.$A122]);0;IF(EXACT([.$A122];[.S$1]+1);[.R121]+1;[.R121]))" office:value-type="float" office:value="0">
              <text:p>0</text:p>
            </table:table-cell>
            <table:table-cell table:style-name="ce4" table:formula="of:=['account types'.$C$20]&amp;TEXT([.R122];['account types'.$B$20])&amp;['account types'.$D$20]" office:value-type="string" office:string-value="0">
              <text:p>0</text:p>
            </table:table-cell>
            <table:table-cell table:style-name="ce4" table:formula="of:=IF(EXACT([.Q121];[.Q122]);IF(EXACT([.R121];[.R122]);[.T121];CELL(&quot;Row&quot;;[.T122]));[.Q122])" office:value-type="float" office:value="122">
              <text:p>122</text:p>
            </table:table-cell>
            <table:table-cell table:style-name="ce6" table:formula="of:=NOT(AND(OR([.A121]&gt;[.A122];[.A121]=[.A122]);[.A121]&lt;&gt;7))" office:value-type="boolean" office:boolean-value="true">
              <text:p>TRUE</text:p>
            </table:table-cell>
            <table:table-cell table:style-name="Nivel3" table:formula="of:=CONCATENATE([.D122];[.G122];[.J122];[.M122];[.P122];[.S122])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430000">
              <text:p>430000</text:p>
            </table:table-cell>
            <table:table-cell table:style-name="ce7" office:value-type="string">
              <text:p>Ingresos financieros</text:p>
            </table:table-cell>
            <table:table-cell table:style-name="Nivel3" table:formula="of:=[.W122]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Ingresos financieros">
              <text:p>Ingresos financier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Fi</text:p>
            </table:table-cell>
            <table:table-cell table:style-name="Datos" table:formula="of:=IF(EXACT([.A122];1);&quot;&quot;;IF(EXACT([.A122];2);INDIRECT(CONCATENATE(&quot;V&quot;;[.B122]));IF(EXACT([.A122];3);INDIRECT(CONCATENATE(&quot;V&quot;;[.E122]));IF(EXACT([.A122];4);INDIRECT(CONCATENATE(&quot;V&quot;;[.H122]));IF(EXACT([.A122];5);INDIRECT(CONCATENATE(&quot;V&quot;;[.K122]));IF(EXACT([.A122];6);INDIRECT(CONCATENATE(&quot;V&quot;;[.N122]));IF(EXACT([.A122];7);INDIRECT(CONCATENATE(&quot;V&quot;;[.Q122])))))))))" office:value-type="string" office:string-value="400000">
              <text:p>400000</text:p>
            </table:table-cell>
            <table:table-cell table:style-name="ce9" table:formula="of:=NOT(OR(AND(NOT(EXACT([.A122];7));NOT(EXACT([.AD122];&quot;view&quot;)));AND(EXACT([.A122];7);EXACT([.AD12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2];['account types'.$A$2:.$C$12];2)" office:value-type="string" office:string-value="view">
              <text:p>view</text:p>
            </table:table-cell>
            <table:table-cell table:style-name="Datos" table:formula="of:=VLOOKUP([.AD12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3];1);CELL(&quot;Row&quot;;[.B123]);[.B122])" office:value-type="float" office:value="2">
              <text:p>2</text:p>
            </table:table-cell>
            <table:table-cell table:style-name="ce4" table:formula="of:=IF(EXACT([.$A123];1);0;IF(EXACT([.$A123];2);[.C122]+1;[.C122]))" office:value-type="float" office:value="4">
              <text:p>4</text:p>
            </table:table-cell>
            <table:table-cell table:style-name="ce4" table:formula="of:=['account types'.$C$15]&amp;TEXT([.C123];['account types'.$B$15])&amp;['account types'.$D$15]" office:value-type="string" office:string-value="4">
              <text:p>4</text:p>
            </table:table-cell>
            <table:table-cell table:style-name="ce4" table:formula="of:=IF(EXACT([.B122];[.B123]);IF(EXACT([.C122];[.C123]);[.E122];CELL(&quot;Row&quot;;[.E123]));[.B123])" office:value-type="float" office:value="117">
              <text:p>117</text:p>
            </table:table-cell>
            <table:table-cell table:style-name="ce4" table:formula="of:=IF(AND([.$A123]&lt;=[.G$1];[.$A122]&gt;[.$A123]);0;IF(EXACT([.$A123];[.G$1]+1);[.F122]+1;[.F122]))" office:value-type="float" office:value="3">
              <text:p>3</text:p>
            </table:table-cell>
            <table:table-cell table:style-name="ce4" table:formula="of:=['account types'.$C$16]&amp;TEXT([.F123];['account types'.$B$16])&amp;['account types'.$D$16]" office:value-type="string" office:string-value="3">
              <text:p>3</text:p>
            </table:table-cell>
            <table:table-cell table:style-name="ce4" table:formula="of:=IF(EXACT([.E122];[.E123]);IF(EXACT([.F122];[.F123]);[.H122];CELL(&quot;Row&quot;;[.H123]));[.E123])" office:value-type="float" office:value="122">
              <text:p>122</text:p>
            </table:table-cell>
            <table:table-cell table:style-name="ce4" table:formula="of:=IF(AND([.$A123]&lt;=[.J$1];[.$A122]&gt;[.$A123]);0;IF(EXACT([.$A123];[.J$1]+1);[.I122]+1;[.I122]))" office:value-type="float" office:value="0">
              <text:p>0</text:p>
            </table:table-cell>
            <table:table-cell table:style-name="ce4" table:formula="of:=['account types'.$C$17]&amp;TEXT([.I123];['account types'.$B$17])&amp;['account types'.$D$17]" office:value-type="string" office:string-value="0">
              <text:p>0</text:p>
            </table:table-cell>
            <table:table-cell table:style-name="ce4" table:formula="of:=IF(EXACT([.H122];[.H123]);IF(EXACT([.I122];[.I123]);[.K122];CELL(&quot;Row&quot;;[.K123]));[.H123])" office:value-type="float" office:value="122">
              <text:p>122</text:p>
            </table:table-cell>
            <table:table-cell table:style-name="ce4" table:formula="of:=IF(AND([.$A123]&lt;=[.M$1];[.$A122]&gt;[.$A123]);0;IF(EXACT([.$A123];[.M$1]+1);[.L122]+1;[.L122]))" office:value-type="float" office:value="0">
              <text:p>0</text:p>
            </table:table-cell>
            <table:table-cell table:style-name="ce4" table:formula="of:=['account types'.$C$18]&amp;TEXT([.L123];['account types'.$B$18])&amp;['account types'.$D$18]" office:value-type="string" office:string-value="0">
              <text:p>0</text:p>
            </table:table-cell>
            <table:table-cell table:style-name="ce4" table:formula="of:=IF(EXACT([.K122];[.K123]);IF(EXACT([.L122];[.L123]);[.N122];CELL(&quot;Row&quot;;[.N123]));[.K123])" office:value-type="float" office:value="122">
              <text:p>122</text:p>
            </table:table-cell>
            <table:table-cell table:style-name="ce4" table:formula="of:=IF(AND([.$A123]&lt;=[.P$1];[.$A122]&gt;[.$A123]);0;IF(EXACT([.$A123];[.P$1]+1);[.O122]+1;[.O122]))" office:value-type="float" office:value="0">
              <text:p>0</text:p>
            </table:table-cell>
            <table:table-cell table:style-name="ce4" table:formula="of:=['account types'.$C$19]&amp;TEXT([.O123];['account types'.$B$19])&amp;['account types'.$D$19]" office:value-type="string" office:string-value="0">
              <text:p>0</text:p>
            </table:table-cell>
            <table:table-cell table:style-name="ce4" table:formula="of:=IF(EXACT([.N122];[.N123]);IF(EXACT([.O122];[.O123]);[.Q122];CELL(&quot;Row&quot;;[.Q123]));[.N123])" office:value-type="float" office:value="122">
              <text:p>122</text:p>
            </table:table-cell>
            <table:table-cell table:style-name="ce4" table:formula="of:=IF(AND([.$A123]&lt;=[.S$1];[.$A122]&gt;[.$A123]);0;IF(EXACT([.$A123];[.S$1]+1);[.R122]+1;[.R122]))" office:value-type="float" office:value="1">
              <text:p>1</text:p>
            </table:table-cell>
            <table:table-cell table:style-name="ce4" table:formula="of:=['account types'.$C$20]&amp;TEXT([.R123];['account types'.$B$20])&amp;['account types'.$D$20]" office:value-type="string" office:string-value="1">
              <text:p>1</text:p>
            </table:table-cell>
            <table:table-cell table:style-name="ce4" table:formula="of:=IF(EXACT([.Q122];[.Q123]);IF(EXACT([.R122];[.R123]);[.T122];CELL(&quot;Row&quot;;[.T123]));[.Q123])" office:value-type="float" office:value="123">
              <text:p>123</text:p>
            </table:table-cell>
            <table:table-cell table:style-name="ce6" table:formula="of:=NOT(AND(OR([.A122]&gt;[.A123];[.A122]=[.A123]);[.A122]&lt;&gt;7))" office:value-type="boolean" office:boolean-value="true">
              <text:p>TRUE</text:p>
            </table:table-cell>
            <table:table-cell table:style-name="Nivel7" table:formula="of:=CONCATENATE([.D123];[.G123];[.J123];[.M123];[.P123];[.S123])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430001">
              <text:p>430001</text:p>
            </table:table-cell>
            <table:table-cell table:style-name="ce7" office:value-type="string">
              <text:p>Intereses ganados sobre cuentas corrientes</text:p>
            </table:table-cell>
            <table:table-cell table:style-name="Nivel7" table:formula="of:=[.W123]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Intereses ganados sobre cuentas corrientes">
              <text:p>Intereses ganados sobre cuentas corrient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nt</text:p>
            </table:table-cell>
            <table:table-cell table:style-name="Datos" table:formula="of:=IF(EXACT([.A123];1);&quot;&quot;;IF(EXACT([.A123];2);INDIRECT(CONCATENATE(&quot;V&quot;;[.B123]));IF(EXACT([.A123];3);INDIRECT(CONCATENATE(&quot;V&quot;;[.E123]));IF(EXACT([.A123];4);INDIRECT(CONCATENATE(&quot;V&quot;;[.H123]));IF(EXACT([.A123];5);INDIRECT(CONCATENATE(&quot;V&quot;;[.K123]));IF(EXACT([.A123];6);INDIRECT(CONCATENATE(&quot;V&quot;;[.N123]));IF(EXACT([.A123];7);INDIRECT(CONCATENATE(&quot;V&quot;;[.Q123])))))))))" office:value-type="string" office:string-value="430000">
              <text:p>430000</text:p>
            </table:table-cell>
            <table:table-cell table:style-name="ce9" table:formula="of:=NOT(OR(AND(NOT(EXACT([.A123];7));NOT(EXACT([.AD123];&quot;view&quot;)));AND(EXACT([.A123];7);EXACT([.AD123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3];['account types'.$A$2:.$C$12];2)" office:value-type="string" office:string-value="other">
              <text:p>other</text:p>
            </table:table-cell>
            <table:table-cell table:style-name="Datos" table:formula="of:=VLOOKUP([.AD12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4];1);CELL(&quot;Row&quot;;[.B124]);[.B123])" office:value-type="float" office:value="2">
              <text:p>2</text:p>
            </table:table-cell>
            <table:table-cell table:style-name="ce4" table:formula="of:=IF(EXACT([.$A124];1);0;IF(EXACT([.$A124];2);[.C123]+1;[.C123]))" office:value-type="float" office:value="4">
              <text:p>4</text:p>
            </table:table-cell>
            <table:table-cell table:style-name="ce4" table:formula="of:=['account types'.$C$15]&amp;TEXT([.C124];['account types'.$B$15])&amp;['account types'.$D$15]" office:value-type="string" office:string-value="4">
              <text:p>4</text:p>
            </table:table-cell>
            <table:table-cell table:style-name="ce4" table:formula="of:=IF(EXACT([.B123];[.B124]);IF(EXACT([.C123];[.C124]);[.E123];CELL(&quot;Row&quot;;[.E124]));[.B124])" office:value-type="float" office:value="117">
              <text:p>117</text:p>
            </table:table-cell>
            <table:table-cell table:style-name="ce4" table:formula="of:=IF(AND([.$A124]&lt;=[.G$1];[.$A123]&gt;[.$A124]);0;IF(EXACT([.$A124];[.G$1]+1);[.F123]+1;[.F123]))" office:value-type="float" office:value="4">
              <text:p>4</text:p>
            </table:table-cell>
            <table:table-cell table:style-name="ce4" table:formula="of:=['account types'.$C$16]&amp;TEXT([.F124];['account types'.$B$16])&amp;['account types'.$D$16]" office:value-type="string" office:string-value="4">
              <text:p>4</text:p>
            </table:table-cell>
            <table:table-cell table:style-name="ce4" table:formula="of:=IF(EXACT([.E123];[.E124]);IF(EXACT([.F123];[.F124]);[.H123];CELL(&quot;Row&quot;;[.H124]));[.E124])" office:value-type="float" office:value="124">
              <text:p>124</text:p>
            </table:table-cell>
            <table:table-cell table:style-name="ce4" table:formula="of:=IF(AND([.$A124]&lt;=[.J$1];[.$A123]&gt;[.$A124]);0;IF(EXACT([.$A124];[.J$1]+1);[.I123]+1;[.I123]))" office:value-type="float" office:value="0">
              <text:p>0</text:p>
            </table:table-cell>
            <table:table-cell table:style-name="ce4" table:formula="of:=['account types'.$C$17]&amp;TEXT([.I124];['account types'.$B$17])&amp;['account types'.$D$17]" office:value-type="string" office:string-value="0">
              <text:p>0</text:p>
            </table:table-cell>
            <table:table-cell table:style-name="ce4" table:formula="of:=IF(EXACT([.H123];[.H124]);IF(EXACT([.I123];[.I124]);[.K123];CELL(&quot;Row&quot;;[.K124]));[.H124])" office:value-type="float" office:value="124">
              <text:p>124</text:p>
            </table:table-cell>
            <table:table-cell table:style-name="ce4" table:formula="of:=IF(AND([.$A124]&lt;=[.M$1];[.$A123]&gt;[.$A124]);0;IF(EXACT([.$A124];[.M$1]+1);[.L123]+1;[.L123]))" office:value-type="float" office:value="0">
              <text:p>0</text:p>
            </table:table-cell>
            <table:table-cell table:style-name="ce4" table:formula="of:=['account types'.$C$18]&amp;TEXT([.L124];['account types'.$B$18])&amp;['account types'.$D$18]" office:value-type="string" office:string-value="0">
              <text:p>0</text:p>
            </table:table-cell>
            <table:table-cell table:style-name="ce4" table:formula="of:=IF(EXACT([.K123];[.K124]);IF(EXACT([.L123];[.L124]);[.N123];CELL(&quot;Row&quot;;[.N124]));[.K124])" office:value-type="float" office:value="124">
              <text:p>124</text:p>
            </table:table-cell>
            <table:table-cell table:style-name="ce4" table:formula="of:=IF(AND([.$A124]&lt;=[.P$1];[.$A123]&gt;[.$A124]);0;IF(EXACT([.$A124];[.P$1]+1);[.O123]+1;[.O123]))" office:value-type="float" office:value="0">
              <text:p>0</text:p>
            </table:table-cell>
            <table:table-cell table:style-name="ce4" table:formula="of:=['account types'.$C$19]&amp;TEXT([.O124];['account types'.$B$19])&amp;['account types'.$D$19]" office:value-type="string" office:string-value="0">
              <text:p>0</text:p>
            </table:table-cell>
            <table:table-cell table:style-name="ce4" table:formula="of:=IF(EXACT([.N123];[.N124]);IF(EXACT([.O123];[.O124]);[.Q123];CELL(&quot;Row&quot;;[.Q124]));[.N124])" office:value-type="float" office:value="124">
              <text:p>124</text:p>
            </table:table-cell>
            <table:table-cell table:style-name="ce4" table:formula="of:=IF(AND([.$A124]&lt;=[.S$1];[.$A123]&gt;[.$A124]);0;IF(EXACT([.$A124];[.S$1]+1);[.R123]+1;[.R123]))" office:value-type="float" office:value="0">
              <text:p>0</text:p>
            </table:table-cell>
            <table:table-cell table:style-name="ce4" table:formula="of:=['account types'.$C$20]&amp;TEXT([.R124];['account types'.$B$20])&amp;['account types'.$D$20]" office:value-type="string" office:string-value="0">
              <text:p>0</text:p>
            </table:table-cell>
            <table:table-cell table:style-name="ce4" table:formula="of:=IF(EXACT([.Q123];[.Q124]);IF(EXACT([.R123];[.R124]);[.T123];CELL(&quot;Row&quot;;[.T124]));[.Q124])" office:value-type="float" office:value="124">
              <text:p>124</text:p>
            </table:table-cell>
            <table:table-cell table:style-name="ce6" table:formula="of:=NOT(AND(OR([.A123]&gt;[.A124];[.A123]=[.A124]);[.A123]&lt;&gt;7))" office:value-type="boolean" office:boolean-value="true">
              <text:p>TRUE</text:p>
            </table:table-cell>
            <table:table-cell table:style-name="Nivel3" table:formula="of:=CONCATENATE([.D124];[.G124];[.J124];[.M124];[.P124];[.S124])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440000">
              <text:p>440000</text:p>
            </table:table-cell>
            <table:table-cell table:style-name="ce7" office:value-type="string">
              <text:p>Otros ingresos</text:p>
            </table:table-cell>
            <table:table-cell table:style-name="Nivel3" table:formula="of:=[.W124]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Otros ingresos">
              <text:p>Otros ingres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OI</text:p>
            </table:table-cell>
            <table:table-cell table:style-name="Datos" table:formula="of:=IF(EXACT([.A124];1);&quot;&quot;;IF(EXACT([.A124];2);INDIRECT(CONCATENATE(&quot;V&quot;;[.B124]));IF(EXACT([.A124];3);INDIRECT(CONCATENATE(&quot;V&quot;;[.E124]));IF(EXACT([.A124];4);INDIRECT(CONCATENATE(&quot;V&quot;;[.H124]));IF(EXACT([.A124];5);INDIRECT(CONCATENATE(&quot;V&quot;;[.K124]));IF(EXACT([.A124];6);INDIRECT(CONCATENATE(&quot;V&quot;;[.N124]));IF(EXACT([.A124];7);INDIRECT(CONCATENATE(&quot;V&quot;;[.Q124])))))))))" office:value-type="string" office:string-value="400000">
              <text:p>400000</text:p>
            </table:table-cell>
            <table:table-cell table:style-name="ce9" table:formula="of:=NOT(OR(AND(NOT(EXACT([.A124];7));NOT(EXACT([.AD124];&quot;view&quot;)));AND(EXACT([.A124];7);EXACT([.AD12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4];['account types'.$A$2:.$C$12];2)" office:value-type="string" office:string-value="view">
              <text:p>view</text:p>
            </table:table-cell>
            <table:table-cell table:style-name="Datos" table:formula="of:=VLOOKUP([.AD12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5];1);CELL(&quot;Row&quot;;[.B125]);[.B124])" office:value-type="float" office:value="2">
              <text:p>2</text:p>
            </table:table-cell>
            <table:table-cell table:style-name="ce4" table:formula="of:=IF(EXACT([.$A125];1);0;IF(EXACT([.$A125];2);[.C124]+1;[.C124]))" office:value-type="float" office:value="4">
              <text:p>4</text:p>
            </table:table-cell>
            <table:table-cell table:style-name="ce4" table:formula="of:=['account types'.$C$15]&amp;TEXT([.C125];['account types'.$B$15])&amp;['account types'.$D$15]" office:value-type="string" office:string-value="4">
              <text:p>4</text:p>
            </table:table-cell>
            <table:table-cell table:style-name="ce4" table:formula="of:=IF(EXACT([.B124];[.B125]);IF(EXACT([.C124];[.C125]);[.E124];CELL(&quot;Row&quot;;[.E125]));[.B125])" office:value-type="float" office:value="117">
              <text:p>117</text:p>
            </table:table-cell>
            <table:table-cell table:style-name="ce4" table:formula="of:=IF(AND([.$A125]&lt;=[.G$1];[.$A124]&gt;[.$A125]);0;IF(EXACT([.$A125];[.G$1]+1);[.F124]+1;[.F124]))" office:value-type="float" office:value="4">
              <text:p>4</text:p>
            </table:table-cell>
            <table:table-cell table:style-name="ce4" table:formula="of:=['account types'.$C$16]&amp;TEXT([.F125];['account types'.$B$16])&amp;['account types'.$D$16]" office:value-type="string" office:string-value="4">
              <text:p>4</text:p>
            </table:table-cell>
            <table:table-cell table:style-name="ce4" table:formula="of:=IF(EXACT([.E124];[.E125]);IF(EXACT([.F124];[.F125]);[.H124];CELL(&quot;Row&quot;;[.H125]));[.E125])" office:value-type="float" office:value="124">
              <text:p>124</text:p>
            </table:table-cell>
            <table:table-cell table:style-name="ce4" table:formula="of:=IF(AND([.$A125]&lt;=[.J$1];[.$A124]&gt;[.$A125]);0;IF(EXACT([.$A125];[.J$1]+1);[.I124]+1;[.I124]))" office:value-type="float" office:value="0">
              <text:p>0</text:p>
            </table:table-cell>
            <table:table-cell table:style-name="ce4" table:formula="of:=['account types'.$C$17]&amp;TEXT([.I125];['account types'.$B$17])&amp;['account types'.$D$17]" office:value-type="string" office:string-value="0">
              <text:p>0</text:p>
            </table:table-cell>
            <table:table-cell table:style-name="ce4" table:formula="of:=IF(EXACT([.H124];[.H125]);IF(EXACT([.I124];[.I125]);[.K124];CELL(&quot;Row&quot;;[.K125]));[.H125])" office:value-type="float" office:value="124">
              <text:p>124</text:p>
            </table:table-cell>
            <table:table-cell table:style-name="ce4" table:formula="of:=IF(AND([.$A125]&lt;=[.M$1];[.$A124]&gt;[.$A125]);0;IF(EXACT([.$A125];[.M$1]+1);[.L124]+1;[.L124]))" office:value-type="float" office:value="0">
              <text:p>0</text:p>
            </table:table-cell>
            <table:table-cell table:style-name="ce4" table:formula="of:=['account types'.$C$18]&amp;TEXT([.L125];['account types'.$B$18])&amp;['account types'.$D$18]" office:value-type="string" office:string-value="0">
              <text:p>0</text:p>
            </table:table-cell>
            <table:table-cell table:style-name="ce4" table:formula="of:=IF(EXACT([.K124];[.K125]);IF(EXACT([.L124];[.L125]);[.N124];CELL(&quot;Row&quot;;[.N125]));[.K125])" office:value-type="float" office:value="124">
              <text:p>124</text:p>
            </table:table-cell>
            <table:table-cell table:style-name="ce4" table:formula="of:=IF(AND([.$A125]&lt;=[.P$1];[.$A124]&gt;[.$A125]);0;IF(EXACT([.$A125];[.P$1]+1);[.O124]+1;[.O124]))" office:value-type="float" office:value="0">
              <text:p>0</text:p>
            </table:table-cell>
            <table:table-cell table:style-name="ce4" table:formula="of:=['account types'.$C$19]&amp;TEXT([.O125];['account types'.$B$19])&amp;['account types'.$D$19]" office:value-type="string" office:string-value="0">
              <text:p>0</text:p>
            </table:table-cell>
            <table:table-cell table:style-name="ce4" table:formula="of:=IF(EXACT([.N124];[.N125]);IF(EXACT([.O124];[.O125]);[.Q124];CELL(&quot;Row&quot;;[.Q125]));[.N125])" office:value-type="float" office:value="124">
              <text:p>124</text:p>
            </table:table-cell>
            <table:table-cell table:style-name="ce4" table:formula="of:=IF(AND([.$A125]&lt;=[.S$1];[.$A124]&gt;[.$A125]);0;IF(EXACT([.$A125];[.S$1]+1);[.R124]+1;[.R124]))" office:value-type="float" office:value="1">
              <text:p>1</text:p>
            </table:table-cell>
            <table:table-cell table:style-name="ce4" table:formula="of:=['account types'.$C$20]&amp;TEXT([.R125];['account types'.$B$20])&amp;['account types'.$D$20]" office:value-type="string" office:string-value="1">
              <text:p>1</text:p>
            </table:table-cell>
            <table:table-cell table:style-name="ce4" table:formula="of:=IF(EXACT([.Q124];[.Q125]);IF(EXACT([.R124];[.R125]);[.T124];CELL(&quot;Row&quot;;[.T125]));[.Q125])" office:value-type="float" office:value="125">
              <text:p>125</text:p>
            </table:table-cell>
            <table:table-cell table:style-name="ce6" table:formula="of:=NOT(AND(OR([.A124]&gt;[.A125];[.A124]=[.A125]);[.A124]&lt;&gt;7))" office:value-type="boolean" office:boolean-value="true">
              <text:p>TRUE</text:p>
            </table:table-cell>
            <table:table-cell table:style-name="Nivel7" table:formula="of:=CONCATENATE([.D125];[.G125];[.J125];[.M125];[.P125];[.S125])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440001">
              <text:p>440001</text:p>
            </table:table-cell>
            <table:table-cell table:style-name="ce7" office:value-type="string">
              <text:p>Ajustes</text:p>
            </table:table-cell>
            <table:table-cell table:style-name="Nivel7" table:formula="of:=[.W125]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Ajustes">
              <text:p>Ajust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j</text:p>
            </table:table-cell>
            <table:table-cell table:style-name="Datos" table:formula="of:=IF(EXACT([.A125];1);&quot;&quot;;IF(EXACT([.A125];2);INDIRECT(CONCATENATE(&quot;V&quot;;[.B125]));IF(EXACT([.A125];3);INDIRECT(CONCATENATE(&quot;V&quot;;[.E125]));IF(EXACT([.A125];4);INDIRECT(CONCATENATE(&quot;V&quot;;[.H125]));IF(EXACT([.A125];5);INDIRECT(CONCATENATE(&quot;V&quot;;[.K125]));IF(EXACT([.A125];6);INDIRECT(CONCATENATE(&quot;V&quot;;[.N125]));IF(EXACT([.A125];7);INDIRECT(CONCATENATE(&quot;V&quot;;[.Q125])))))))))" office:value-type="string" office:string-value="440000">
              <text:p>440000</text:p>
            </table:table-cell>
            <table:table-cell table:style-name="ce9" table:formula="of:=NOT(OR(AND(NOT(EXACT([.A125];7));NOT(EXACT([.AD125];&quot;view&quot;)));AND(EXACT([.A125];7);EXACT([.AD125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5];['account types'.$A$2:.$C$12];2)" office:value-type="string" office:string-value="other">
              <text:p>other</text:p>
            </table:table-cell>
            <table:table-cell table:style-name="Datos" table:formula="of:=VLOOKUP([.AD12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6];1);CELL(&quot;Row&quot;;[.B126]);[.B125])" office:value-type="float" office:value="2">
              <text:p>2</text:p>
            </table:table-cell>
            <table:table-cell table:style-name="ce4" table:formula="of:=IF(EXACT([.$A126];1);0;IF(EXACT([.$A126];2);[.C125]+1;[.C125]))" office:value-type="float" office:value="4">
              <text:p>4</text:p>
            </table:table-cell>
            <table:table-cell table:style-name="ce4" table:formula="of:=['account types'.$C$15]&amp;TEXT([.C126];['account types'.$B$15])&amp;['account types'.$D$15]" office:value-type="string" office:string-value="4">
              <text:p>4</text:p>
            </table:table-cell>
            <table:table-cell table:style-name="ce4" table:formula="of:=IF(EXACT([.B125];[.B126]);IF(EXACT([.C125];[.C126]);[.E125];CELL(&quot;Row&quot;;[.E126]));[.B126])" office:value-type="float" office:value="117">
              <text:p>117</text:p>
            </table:table-cell>
            <table:table-cell table:style-name="ce4" table:formula="of:=IF(AND([.$A126]&lt;=[.G$1];[.$A125]&gt;[.$A126]);0;IF(EXACT([.$A126];[.G$1]+1);[.F125]+1;[.F125]))" office:value-type="float" office:value="4">
              <text:p>4</text:p>
            </table:table-cell>
            <table:table-cell table:style-name="ce4" table:formula="of:=['account types'.$C$16]&amp;TEXT([.F126];['account types'.$B$16])&amp;['account types'.$D$16]" office:value-type="string" office:string-value="4">
              <text:p>4</text:p>
            </table:table-cell>
            <table:table-cell table:style-name="ce4" table:formula="of:=IF(EXACT([.E125];[.E126]);IF(EXACT([.F125];[.F126]);[.H125];CELL(&quot;Row&quot;;[.H126]));[.E126])" office:value-type="float" office:value="124">
              <text:p>124</text:p>
            </table:table-cell>
            <table:table-cell table:style-name="ce4" table:formula="of:=IF(AND([.$A126]&lt;=[.J$1];[.$A125]&gt;[.$A126]);0;IF(EXACT([.$A126];[.J$1]+1);[.I125]+1;[.I125]))" office:value-type="float" office:value="0">
              <text:p>0</text:p>
            </table:table-cell>
            <table:table-cell table:style-name="ce4" table:formula="of:=['account types'.$C$17]&amp;TEXT([.I126];['account types'.$B$17])&amp;['account types'.$D$17]" office:value-type="string" office:string-value="0">
              <text:p>0</text:p>
            </table:table-cell>
            <table:table-cell table:style-name="ce4" table:formula="of:=IF(EXACT([.H125];[.H126]);IF(EXACT([.I125];[.I126]);[.K125];CELL(&quot;Row&quot;;[.K126]));[.H126])" office:value-type="float" office:value="124">
              <text:p>124</text:p>
            </table:table-cell>
            <table:table-cell table:style-name="ce4" table:formula="of:=IF(AND([.$A126]&lt;=[.M$1];[.$A125]&gt;[.$A126]);0;IF(EXACT([.$A126];[.M$1]+1);[.L125]+1;[.L125]))" office:value-type="float" office:value="0">
              <text:p>0</text:p>
            </table:table-cell>
            <table:table-cell table:style-name="ce4" table:formula="of:=['account types'.$C$18]&amp;TEXT([.L126];['account types'.$B$18])&amp;['account types'.$D$18]" office:value-type="string" office:string-value="0">
              <text:p>0</text:p>
            </table:table-cell>
            <table:table-cell table:style-name="ce4" table:formula="of:=IF(EXACT([.K125];[.K126]);IF(EXACT([.L125];[.L126]);[.N125];CELL(&quot;Row&quot;;[.N126]));[.K126])" office:value-type="float" office:value="124">
              <text:p>124</text:p>
            </table:table-cell>
            <table:table-cell table:style-name="ce4" table:formula="of:=IF(AND([.$A126]&lt;=[.P$1];[.$A125]&gt;[.$A126]);0;IF(EXACT([.$A126];[.P$1]+1);[.O125]+1;[.O125]))" office:value-type="float" office:value="0">
              <text:p>0</text:p>
            </table:table-cell>
            <table:table-cell table:style-name="ce4" table:formula="of:=['account types'.$C$19]&amp;TEXT([.O126];['account types'.$B$19])&amp;['account types'.$D$19]" office:value-type="string" office:string-value="0">
              <text:p>0</text:p>
            </table:table-cell>
            <table:table-cell table:style-name="ce4" table:formula="of:=IF(EXACT([.N125];[.N126]);IF(EXACT([.O125];[.O126]);[.Q125];CELL(&quot;Row&quot;;[.Q126]));[.N126])" office:value-type="float" office:value="124">
              <text:p>124</text:p>
            </table:table-cell>
            <table:table-cell table:style-name="ce4" table:formula="of:=IF(AND([.$A126]&lt;=[.S$1];[.$A125]&gt;[.$A126]);0;IF(EXACT([.$A126];[.S$1]+1);[.R125]+1;[.R125]))" office:value-type="float" office:value="2">
              <text:p>2</text:p>
            </table:table-cell>
            <table:table-cell table:style-name="ce4" table:formula="of:=['account types'.$C$20]&amp;TEXT([.R126];['account types'.$B$20])&amp;['account types'.$D$20]" office:value-type="string" office:string-value="2">
              <text:p>2</text:p>
            </table:table-cell>
            <table:table-cell table:style-name="ce4" table:formula="of:=IF(EXACT([.Q125];[.Q126]);IF(EXACT([.R125];[.R126]);[.T125];CELL(&quot;Row&quot;;[.T126]));[.Q126])" office:value-type="float" office:value="126">
              <text:p>126</text:p>
            </table:table-cell>
            <table:table-cell table:style-name="ce6" table:formula="of:=NOT(AND(OR([.A125]&gt;[.A126];[.A125]=[.A126]);[.A125]&lt;&gt;7))" office:value-type="boolean" office:boolean-value="true">
              <text:p>TRUE</text:p>
            </table:table-cell>
            <table:table-cell table:style-name="Nivel7" table:formula="of:=CONCATENATE([.D126];[.G126];[.J126];[.M126];[.P126];[.S126])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440002">
              <text:p>440002</text:p>
            </table:table-cell>
            <table:table-cell table:style-name="ce7" office:value-type="string">
              <text:p>Donaciones</text:p>
            </table:table-cell>
            <table:table-cell table:style-name="Nivel7" table:formula="of:=[.W126]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Donaciones">
              <text:p>Donac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on</text:p>
            </table:table-cell>
            <table:table-cell table:style-name="Datos" table:formula="of:=IF(EXACT([.A126];1);&quot;&quot;;IF(EXACT([.A126];2);INDIRECT(CONCATENATE(&quot;V&quot;;[.B126]));IF(EXACT([.A126];3);INDIRECT(CONCATENATE(&quot;V&quot;;[.E126]));IF(EXACT([.A126];4);INDIRECT(CONCATENATE(&quot;V&quot;;[.H126]));IF(EXACT([.A126];5);INDIRECT(CONCATENATE(&quot;V&quot;;[.K126]));IF(EXACT([.A126];6);INDIRECT(CONCATENATE(&quot;V&quot;;[.N126]));IF(EXACT([.A126];7);INDIRECT(CONCATENATE(&quot;V&quot;;[.Q126])))))))))" office:value-type="string" office:string-value="440000">
              <text:p>440000</text:p>
            </table:table-cell>
            <table:table-cell table:style-name="ce9" table:formula="of:=NOT(OR(AND(NOT(EXACT([.A126];7));NOT(EXACT([.AD126];&quot;view&quot;)));AND(EXACT([.A126];7);EXACT([.AD126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6];['account types'.$A$2:.$C$12];2)" office:value-type="string" office:string-value="other">
              <text:p>other</text:p>
            </table:table-cell>
            <table:table-cell table:style-name="Datos" table:formula="of:=VLOOKUP([.AD12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27];1);CELL(&quot;Row&quot;;[.B127]);[.B126])" office:value-type="float" office:value="2">
              <text:p>2</text:p>
            </table:table-cell>
            <table:table-cell table:style-name="ce4" table:formula="of:=IF(EXACT([.$A127];1);0;IF(EXACT([.$A127];2);[.C126]+1;[.C126]))" office:value-type="float" office:value="4">
              <text:p>4</text:p>
            </table:table-cell>
            <table:table-cell table:style-name="ce4" table:formula="of:=['account types'.$C$15]&amp;TEXT([.C127];['account types'.$B$15])&amp;['account types'.$D$15]" office:value-type="string" office:string-value="4">
              <text:p>4</text:p>
            </table:table-cell>
            <table:table-cell table:style-name="ce4" table:formula="of:=IF(EXACT([.B126];[.B127]);IF(EXACT([.C126];[.C127]);[.E126];CELL(&quot;Row&quot;;[.E127]));[.B127])" office:value-type="float" office:value="117">
              <text:p>117</text:p>
            </table:table-cell>
            <table:table-cell table:style-name="ce4" table:formula="of:=IF(AND([.$A127]&lt;=[.G$1];[.$A126]&gt;[.$A127]);0;IF(EXACT([.$A127];[.G$1]+1);[.F126]+1;[.F126]))" office:value-type="float" office:value="5">
              <text:p>5</text:p>
            </table:table-cell>
            <table:table-cell table:style-name="ce4" table:formula="of:=['account types'.$C$16]&amp;TEXT([.F127];['account types'.$B$16])&amp;['account types'.$D$16]" office:value-type="string" office:string-value="5">
              <text:p>5</text:p>
            </table:table-cell>
            <table:table-cell table:style-name="ce4" table:formula="of:=IF(EXACT([.E126];[.E127]);IF(EXACT([.F126];[.F127]);[.H126];CELL(&quot;Row&quot;;[.H127]));[.E127])" office:value-type="float" office:value="127">
              <text:p>127</text:p>
            </table:table-cell>
            <table:table-cell table:style-name="ce4" table:formula="of:=IF(AND([.$A127]&lt;=[.J$1];[.$A126]&gt;[.$A127]);0;IF(EXACT([.$A127];[.J$1]+1);[.I126]+1;[.I126]))" office:value-type="float" office:value="0">
              <text:p>0</text:p>
            </table:table-cell>
            <table:table-cell table:style-name="ce4" table:formula="of:=['account types'.$C$17]&amp;TEXT([.I127];['account types'.$B$17])&amp;['account types'.$D$17]" office:value-type="string" office:string-value="0">
              <text:p>0</text:p>
            </table:table-cell>
            <table:table-cell table:style-name="ce4" table:formula="of:=IF(EXACT([.H126];[.H127]);IF(EXACT([.I126];[.I127]);[.K126];CELL(&quot;Row&quot;;[.K127]));[.H127])" office:value-type="float" office:value="127">
              <text:p>127</text:p>
            </table:table-cell>
            <table:table-cell table:style-name="ce4" table:formula="of:=IF(AND([.$A127]&lt;=[.M$1];[.$A126]&gt;[.$A127]);0;IF(EXACT([.$A127];[.M$1]+1);[.L126]+1;[.L126]))" office:value-type="float" office:value="0">
              <text:p>0</text:p>
            </table:table-cell>
            <table:table-cell table:style-name="ce4" table:formula="of:=['account types'.$C$18]&amp;TEXT([.L127];['account types'.$B$18])&amp;['account types'.$D$18]" office:value-type="string" office:string-value="0">
              <text:p>0</text:p>
            </table:table-cell>
            <table:table-cell table:style-name="ce4" table:formula="of:=IF(EXACT([.K126];[.K127]);IF(EXACT([.L126];[.L127]);[.N126];CELL(&quot;Row&quot;;[.N127]));[.K127])" office:value-type="float" office:value="127">
              <text:p>127</text:p>
            </table:table-cell>
            <table:table-cell table:style-name="ce4" table:formula="of:=IF(AND([.$A127]&lt;=[.P$1];[.$A126]&gt;[.$A127]);0;IF(EXACT([.$A127];[.P$1]+1);[.O126]+1;[.O126]))" office:value-type="float" office:value="0">
              <text:p>0</text:p>
            </table:table-cell>
            <table:table-cell table:style-name="ce4" table:formula="of:=['account types'.$C$19]&amp;TEXT([.O127];['account types'.$B$19])&amp;['account types'.$D$19]" office:value-type="string" office:string-value="0">
              <text:p>0</text:p>
            </table:table-cell>
            <table:table-cell table:style-name="ce4" table:formula="of:=IF(EXACT([.N126];[.N127]);IF(EXACT([.O126];[.O127]);[.Q126];CELL(&quot;Row&quot;;[.Q127]));[.N127])" office:value-type="float" office:value="127">
              <text:p>127</text:p>
            </table:table-cell>
            <table:table-cell table:style-name="ce4" table:formula="of:=IF(AND([.$A127]&lt;=[.S$1];[.$A126]&gt;[.$A127]);0;IF(EXACT([.$A127];[.S$1]+1);[.R126]+1;[.R126]))" office:value-type="float" office:value="0">
              <text:p>0</text:p>
            </table:table-cell>
            <table:table-cell table:style-name="ce4" table:formula="of:=['account types'.$C$20]&amp;TEXT([.R127];['account types'.$B$20])&amp;['account types'.$D$20]" office:value-type="string" office:string-value="0">
              <text:p>0</text:p>
            </table:table-cell>
            <table:table-cell table:style-name="ce4" table:formula="of:=IF(EXACT([.Q126];[.Q127]);IF(EXACT([.R126];[.R127]);[.T126];CELL(&quot;Row&quot;;[.T127]));[.Q127])" office:value-type="float" office:value="127">
              <text:p>127</text:p>
            </table:table-cell>
            <table:table-cell table:style-name="ce6" table:formula="of:=NOT(AND(OR([.A126]&gt;[.A127];[.A126]=[.A127]);[.A126]&lt;&gt;7))" office:value-type="boolean" office:boolean-value="true">
              <text:p>TRUE</text:p>
            </table:table-cell>
            <table:table-cell table:style-name="Nivel3" table:formula="of:=CONCATENATE([.D127];[.G127];[.J127];[.M127];[.P127];[.S127])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450000">
              <text:p>450000</text:p>
            </table:table-cell>
            <table:table-cell table:style-name="ce7" office:value-type="string">
              <text:p>Ingresos no gravables</text:p>
            </table:table-cell>
            <table:table-cell table:style-name="Nivel3" table:formula="of:=[.W127]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Ingresos no gravables">
              <text:p>Ingresos no grava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NG</text:p>
            </table:table-cell>
            <table:table-cell table:style-name="Datos" table:formula="of:=IF(EXACT([.A127];1);&quot;&quot;;IF(EXACT([.A127];2);INDIRECT(CONCATENATE(&quot;V&quot;;[.B127]));IF(EXACT([.A127];3);INDIRECT(CONCATENATE(&quot;V&quot;;[.E127]));IF(EXACT([.A127];4);INDIRECT(CONCATENATE(&quot;V&quot;;[.H127]));IF(EXACT([.A127];5);INDIRECT(CONCATENATE(&quot;V&quot;;[.K127]));IF(EXACT([.A127];6);INDIRECT(CONCATENATE(&quot;V&quot;;[.N127]));IF(EXACT([.A127];7);INDIRECT(CONCATENATE(&quot;V&quot;;[.Q127])))))))))" office:value-type="string" office:string-value="400000">
              <text:p>400000</text:p>
            </table:table-cell>
            <table:table-cell table:style-name="ce9" table:formula="of:=NOT(OR(AND(NOT(EXACT([.A127];7));NOT(EXACT([.AD127];&quot;view&quot;)));AND(EXACT([.A127];7);EXACT([.AD12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7];['account types'.$A$2:.$C$12];2)" office:value-type="string" office:string-value="view">
              <text:p>view</text:p>
            </table:table-cell>
            <table:table-cell table:style-name="Datos" table:formula="of:=VLOOKUP([.AD12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28];1);CELL(&quot;Row&quot;;[.B128]);[.B127])" office:value-type="float" office:value="2">
              <text:p>2</text:p>
            </table:table-cell>
            <table:table-cell table:style-name="ce4" table:formula="of:=IF(EXACT([.$A128];1);0;IF(EXACT([.$A128];2);[.C127]+1;[.C127]))" office:value-type="float" office:value="4">
              <text:p>4</text:p>
            </table:table-cell>
            <table:table-cell table:style-name="ce4" table:formula="of:=['account types'.$C$15]&amp;TEXT([.C128];['account types'.$B$15])&amp;['account types'.$D$15]" office:value-type="string" office:string-value="4">
              <text:p>4</text:p>
            </table:table-cell>
            <table:table-cell table:style-name="ce4" table:formula="of:=IF(EXACT([.B127];[.B128]);IF(EXACT([.C127];[.C128]);[.E127];CELL(&quot;Row&quot;;[.E128]));[.B128])" office:value-type="float" office:value="117">
              <text:p>117</text:p>
            </table:table-cell>
            <table:table-cell table:style-name="ce4" table:formula="of:=IF(AND([.$A128]&lt;=[.G$1];[.$A127]&gt;[.$A128]);0;IF(EXACT([.$A128];[.G$1]+1);[.F127]+1;[.F127]))" office:value-type="float" office:value="5">
              <text:p>5</text:p>
            </table:table-cell>
            <table:table-cell table:style-name="ce4" table:formula="of:=['account types'.$C$16]&amp;TEXT([.F128];['account types'.$B$16])&amp;['account types'.$D$16]" office:value-type="string" office:string-value="5">
              <text:p>5</text:p>
            </table:table-cell>
            <table:table-cell table:style-name="ce4" table:formula="of:=IF(EXACT([.E127];[.E128]);IF(EXACT([.F127];[.F128]);[.H127];CELL(&quot;Row&quot;;[.H128]));[.E128])" office:value-type="float" office:value="127">
              <text:p>127</text:p>
            </table:table-cell>
            <table:table-cell table:style-name="ce4" table:formula="of:=IF(AND([.$A128]&lt;=[.J$1];[.$A127]&gt;[.$A128]);0;IF(EXACT([.$A128];[.J$1]+1);[.I127]+1;[.I127]))" office:value-type="float" office:value="0">
              <text:p>0</text:p>
            </table:table-cell>
            <table:table-cell table:style-name="ce4" table:formula="of:=['account types'.$C$17]&amp;TEXT([.I128];['account types'.$B$17])&amp;['account types'.$D$17]" office:value-type="string" office:string-value="0">
              <text:p>0</text:p>
            </table:table-cell>
            <table:table-cell table:style-name="ce4" table:formula="of:=IF(EXACT([.H127];[.H128]);IF(EXACT([.I127];[.I128]);[.K127];CELL(&quot;Row&quot;;[.K128]));[.H128])" office:value-type="float" office:value="127">
              <text:p>127</text:p>
            </table:table-cell>
            <table:table-cell table:style-name="ce4" table:formula="of:=IF(AND([.$A128]&lt;=[.M$1];[.$A127]&gt;[.$A128]);0;IF(EXACT([.$A128];[.M$1]+1);[.L127]+1;[.L127]))" office:value-type="float" office:value="0">
              <text:p>0</text:p>
            </table:table-cell>
            <table:table-cell table:style-name="ce4" table:formula="of:=['account types'.$C$18]&amp;TEXT([.L128];['account types'.$B$18])&amp;['account types'.$D$18]" office:value-type="string" office:string-value="0">
              <text:p>0</text:p>
            </table:table-cell>
            <table:table-cell table:style-name="ce4" table:formula="of:=IF(EXACT([.K127];[.K128]);IF(EXACT([.L127];[.L128]);[.N127];CELL(&quot;Row&quot;;[.N128]));[.K128])" office:value-type="float" office:value="127">
              <text:p>127</text:p>
            </table:table-cell>
            <table:table-cell table:style-name="ce4" table:formula="of:=IF(AND([.$A128]&lt;=[.P$1];[.$A127]&gt;[.$A128]);0;IF(EXACT([.$A128];[.P$1]+1);[.O127]+1;[.O127]))" office:value-type="float" office:value="0">
              <text:p>0</text:p>
            </table:table-cell>
            <table:table-cell table:style-name="ce4" table:formula="of:=['account types'.$C$19]&amp;TEXT([.O128];['account types'.$B$19])&amp;['account types'.$D$19]" office:value-type="string" office:string-value="0">
              <text:p>0</text:p>
            </table:table-cell>
            <table:table-cell table:style-name="ce4" table:formula="of:=IF(EXACT([.N127];[.N128]);IF(EXACT([.O127];[.O128]);[.Q127];CELL(&quot;Row&quot;;[.Q128]));[.N128])" office:value-type="float" office:value="127">
              <text:p>127</text:p>
            </table:table-cell>
            <table:table-cell table:style-name="ce4" table:formula="of:=IF(AND([.$A128]&lt;=[.S$1];[.$A127]&gt;[.$A128]);0;IF(EXACT([.$A128];[.S$1]+1);[.R127]+1;[.R127]))" office:value-type="float" office:value="1">
              <text:p>1</text:p>
            </table:table-cell>
            <table:table-cell table:style-name="ce4" table:formula="of:=['account types'.$C$20]&amp;TEXT([.R128];['account types'.$B$20])&amp;['account types'.$D$20]" office:value-type="string" office:string-value="1">
              <text:p>1</text:p>
            </table:table-cell>
            <table:table-cell table:style-name="ce4" table:formula="of:=IF(EXACT([.Q127];[.Q128]);IF(EXACT([.R127];[.R128]);[.T127];CELL(&quot;Row&quot;;[.T128]));[.Q128])" office:value-type="float" office:value="128">
              <text:p>128</text:p>
            </table:table-cell>
            <table:table-cell table:style-name="ce6" table:formula="of:=NOT(AND(OR([.A127]&gt;[.A128];[.A127]=[.A128]);[.A127]&lt;&gt;7))" office:value-type="boolean" office:boolean-value="true">
              <text:p>TRUE</text:p>
            </table:table-cell>
            <table:table-cell table:style-name="Nivel7" table:formula="of:=CONCATENATE([.D128];[.G128];[.J128];[.M128];[.P128];[.S128])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450001">
              <text:p>450001</text:p>
            </table:table-cell>
            <table:table-cell table:style-name="ce7" office:value-type="string">
              <text:p>Diferencial cambiario</text:p>
            </table:table-cell>
            <table:table-cell table:style-name="Nivel7" table:formula="of:=[.W128]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Diferencial cambiario">
              <text:p>Diferencial cambiari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f</text:p>
            </table:table-cell>
            <table:table-cell table:style-name="Datos" table:formula="of:=IF(EXACT([.A128];1);&quot;&quot;;IF(EXACT([.A128];2);INDIRECT(CONCATENATE(&quot;V&quot;;[.B128]));IF(EXACT([.A128];3);INDIRECT(CONCATENATE(&quot;V&quot;;[.E128]));IF(EXACT([.A128];4);INDIRECT(CONCATENATE(&quot;V&quot;;[.H128]));IF(EXACT([.A128];5);INDIRECT(CONCATENATE(&quot;V&quot;;[.K128]));IF(EXACT([.A128];6);INDIRECT(CONCATENATE(&quot;V&quot;;[.N128]));IF(EXACT([.A128];7);INDIRECT(CONCATENATE(&quot;V&quot;;[.Q128])))))))))" office:value-type="string" office:string-value="450000">
              <text:p>450000</text:p>
            </table:table-cell>
            <table:table-cell table:style-name="ce9" table:formula="of:=NOT(OR(AND(NOT(EXACT([.A128];7));NOT(EXACT([.AD128];&quot;view&quot;)));AND(EXACT([.A128];7);EXACT([.AD128];&quot;view&quot;))))" office:value-type="boolean" office:boolean-value="true">
              <text:p>TRUE</text:p>
            </table:table-cell>
            <table:table-cell table:style-name="ce7" office:value-type="string">
              <text:p>incom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28];['account types'.$A$2:.$C$12];2)" office:value-type="string" office:string-value="other">
              <text:p>other</text:p>
            </table:table-cell>
            <table:table-cell table:style-name="Datos" table:formula="of:=VLOOKUP([.AD128];['account types'.$A$2:.$C$12];3)" office:value-type="string" office:string-value="False">
              <text:p>False</text:p>
            </table:table-cell>
            <table:table-cell table:style-name="ce7"/>
          </table:table-row>
        </table:table-row-group>
        <table:table-row table:style-name="ro2">
          <table:table-cell table:style-name="ce3" office:value-type="float" office:value="2">
            <text:p>2</text:p>
          </table:table-cell>
          <table:table-cell table:style-name="ce4" table:formula="of:=IF(EXACT([.A129];1);CELL(&quot;Row&quot;;[.B129]);[.B128])" office:value-type="float" office:value="2">
            <text:p>2</text:p>
          </table:table-cell>
          <table:table-cell table:style-name="ce4" table:formula="of:=IF(EXACT([.$A129];1);0;IF(EXACT([.$A129];2);[.C128]+1;[.C128]))" office:value-type="float" office:value="5">
            <text:p>5</text:p>
          </table:table-cell>
          <table:table-cell table:style-name="ce4" table:formula="of:=['account types'.$C$15]&amp;TEXT([.C129];['account types'.$B$15])&amp;['account types'.$D$15]" office:value-type="string" office:string-value="5">
            <text:p>5</text:p>
          </table:table-cell>
          <table:table-cell table:style-name="ce4" table:formula="of:=IF(EXACT([.B128];[.B129]);IF(EXACT([.C128];[.C129]);[.E128];CELL(&quot;Row&quot;;[.E129]));[.B129])" office:value-type="float" office:value="129">
            <text:p>129</text:p>
          </table:table-cell>
          <table:table-cell table:style-name="ce4" table:formula="of:=IF(AND([.$A129]&lt;=[.G$1];[.$A128]&gt;[.$A129]);0;IF(EXACT([.$A129];[.G$1]+1);[.F128]+1;[.F128]))" office:value-type="float" office:value="0">
            <text:p>0</text:p>
          </table:table-cell>
          <table:table-cell table:style-name="ce4" table:formula="of:=['account types'.$C$16]&amp;TEXT([.F129];['account types'.$B$16])&amp;['account types'.$D$16]" office:value-type="string" office:string-value="0">
            <text:p>0</text:p>
          </table:table-cell>
          <table:table-cell table:style-name="ce4" table:formula="of:=IF(EXACT([.E128];[.E129]);IF(EXACT([.F128];[.F129]);[.H128];CELL(&quot;Row&quot;;[.H129]));[.E129])" office:value-type="float" office:value="129">
            <text:p>129</text:p>
          </table:table-cell>
          <table:table-cell table:style-name="ce4" table:formula="of:=IF(AND([.$A129]&lt;=[.J$1];[.$A128]&gt;[.$A129]);0;IF(EXACT([.$A129];[.J$1]+1);[.I128]+1;[.I128]))" office:value-type="float" office:value="0">
            <text:p>0</text:p>
          </table:table-cell>
          <table:table-cell table:style-name="ce4" table:formula="of:=['account types'.$C$17]&amp;TEXT([.I129];['account types'.$B$17])&amp;['account types'.$D$17]" office:value-type="string" office:string-value="0">
            <text:p>0</text:p>
          </table:table-cell>
          <table:table-cell table:style-name="ce4" table:formula="of:=IF(EXACT([.H128];[.H129]);IF(EXACT([.I128];[.I129]);[.K128];CELL(&quot;Row&quot;;[.K129]));[.H129])" office:value-type="float" office:value="129">
            <text:p>129</text:p>
          </table:table-cell>
          <table:table-cell table:style-name="ce4" table:formula="of:=IF(AND([.$A129]&lt;=[.M$1];[.$A128]&gt;[.$A129]);0;IF(EXACT([.$A129];[.M$1]+1);[.L128]+1;[.L128]))" office:value-type="float" office:value="0">
            <text:p>0</text:p>
          </table:table-cell>
          <table:table-cell table:style-name="ce4" table:formula="of:=['account types'.$C$18]&amp;TEXT([.L129];['account types'.$B$18])&amp;['account types'.$D$18]" office:value-type="string" office:string-value="0">
            <text:p>0</text:p>
          </table:table-cell>
          <table:table-cell table:style-name="ce4" table:formula="of:=IF(EXACT([.K128];[.K129]);IF(EXACT([.L128];[.L129]);[.N128];CELL(&quot;Row&quot;;[.N129]));[.K129])" office:value-type="float" office:value="129">
            <text:p>129</text:p>
          </table:table-cell>
          <table:table-cell table:style-name="ce4" table:formula="of:=IF(AND([.$A129]&lt;=[.P$1];[.$A128]&gt;[.$A129]);0;IF(EXACT([.$A129];[.P$1]+1);[.O128]+1;[.O128]))" office:value-type="float" office:value="0">
            <text:p>0</text:p>
          </table:table-cell>
          <table:table-cell table:style-name="ce4" table:formula="of:=['account types'.$C$19]&amp;TEXT([.O129];['account types'.$B$19])&amp;['account types'.$D$19]" office:value-type="string" office:string-value="0">
            <text:p>0</text:p>
          </table:table-cell>
          <table:table-cell table:style-name="ce4" table:formula="of:=IF(EXACT([.N128];[.N129]);IF(EXACT([.O128];[.O129]);[.Q128];CELL(&quot;Row&quot;;[.Q129]));[.N129])" office:value-type="float" office:value="129">
            <text:p>129</text:p>
          </table:table-cell>
          <table:table-cell table:style-name="ce4" table:formula="of:=IF(AND([.$A129]&lt;=[.S$1];[.$A128]&gt;[.$A129]);0;IF(EXACT([.$A129];[.S$1]+1);[.R128]+1;[.R128]))" office:value-type="float" office:value="0">
            <text:p>0</text:p>
          </table:table-cell>
          <table:table-cell table:style-name="ce4" table:formula="of:=['account types'.$C$20]&amp;TEXT([.R129];['account types'.$B$20])&amp;['account types'.$D$20]" office:value-type="string" office:string-value="0">
            <text:p>0</text:p>
          </table:table-cell>
          <table:table-cell table:style-name="ce4" table:formula="of:=IF(EXACT([.Q128];[.Q129]);IF(EXACT([.R128];[.R129]);[.T128];CELL(&quot;Row&quot;;[.T129]));[.Q129])" office:value-type="float" office:value="129">
            <text:p>129</text:p>
          </table:table-cell>
          <table:table-cell table:style-name="ce6" table:formula="of:=NOT(AND(OR([.A128]&gt;[.A129];[.A128]=[.A129]);[.A128]&lt;&gt;7))" office:value-type="boolean" office:boolean-value="true">
            <text:p>TRUE</text:p>
          </table:table-cell>
          <table:table-cell table:style-name="Nivel2" table:formula="of:=CONCATENATE([.D129];[.G129];[.J129];[.M129];[.P129];[.S129])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500000">
            <text:p>500000</text:p>
          </table:table-cell>
          <table:table-cell table:style-name="ce7" office:value-type="string">
            <text:p>Gastos</text:p>
          </table:table-cell>
          <table:table-cell table:style-name="Nivel2" table:formula="of:=[.W129]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Gastos">
            <text:p>Gasto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Ga</text:p>
          </table:table-cell>
          <table:table-cell table:style-name="Datos" table:formula="of:=IF(EXACT([.A129];1);&quot;&quot;;IF(EXACT([.A129];2);INDIRECT(CONCATENATE(&quot;V&quot;;[.B129]));IF(EXACT([.A129];3);INDIRECT(CONCATENATE(&quot;V&quot;;[.E129]));IF(EXACT([.A129];4);INDIRECT(CONCATENATE(&quot;V&quot;;[.H129]));IF(EXACT([.A129];5);INDIRECT(CONCATENATE(&quot;V&quot;;[.K129]));IF(EXACT([.A129];6);INDIRECT(CONCATENATE(&quot;V&quot;;[.N129]));IF(EXACT([.A129];7);INDIRECT(CONCATENATE(&quot;V&quot;;[.Q129])))))))))" office:value-type="string" office:string-value="000000">
            <text:p>000000</text:p>
          </table:table-cell>
          <table:table-cell table:style-name="ce9" table:formula="of:=NOT(OR(AND(NOT(EXACT([.A129];7));NOT(EXACT([.AD129];&quot;view&quot;)));AND(EXACT([.A129];7);EXACT([.AD129];&quot;view&quot;))))" office:value-type="boolean" office:boolean-value="true">
            <text:p>TRUE</text:p>
          </table:table-cell>
          <table:table-cell table:style-name="ce7" office:value-type="string">
            <text:p>view</text:p>
          </table:table-cell>
          <table:table-cell table:style-name="ce7" office:value-type="string">
            <text:p>l10n_cr_base.CRC</text:p>
          </table:table-cell>
          <table:table-cell table:style-name="Datos" table:formula="of:=VLOOKUP([.AD129];['account types'.$A$2:.$C$12];2)" office:value-type="string" office:string-value="view">
            <text:p>view</text:p>
          </table:table-cell>
          <table:table-cell table:style-name="Datos" table:formula="of:=VLOOKUP([.AD129];['account types'.$A$2:.$C$12];3)" office:value-type="string" office:string-value="False">
            <text:p>False</text:p>
          </table:table-cell>
          <table:table-cell table:style-name="ce7"/>
        </table:table-row>
        <table:table-row-group table:display="false"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30];1);CELL(&quot;Row&quot;;[.B130]);[.B129])" office:value-type="float" office:value="2">
              <text:p>2</text:p>
            </table:table-cell>
            <table:table-cell table:style-name="ce4" table:formula="of:=IF(EXACT([.$A130];1);0;IF(EXACT([.$A130];2);[.C129]+1;[.C129]))" office:value-type="float" office:value="5">
              <text:p>5</text:p>
            </table:table-cell>
            <table:table-cell table:style-name="ce4" table:formula="of:=['account types'.$C$15]&amp;TEXT([.C130];['account types'.$B$15])&amp;['account types'.$D$15]" office:value-type="string" office:string-value="5">
              <text:p>5</text:p>
            </table:table-cell>
            <table:table-cell table:style-name="ce4" table:formula="of:=IF(EXACT([.B129];[.B130]);IF(EXACT([.C129];[.C130]);[.E129];CELL(&quot;Row&quot;;[.E130]));[.B130])" office:value-type="float" office:value="129">
              <text:p>129</text:p>
            </table:table-cell>
            <table:table-cell table:style-name="ce4" table:formula="of:=IF(AND([.$A130]&lt;=[.G$1];[.$A129]&gt;[.$A130]);0;IF(EXACT([.$A130];[.G$1]+1);[.F129]+1;[.F129]))" office:value-type="float" office:value="1">
              <text:p>1</text:p>
            </table:table-cell>
            <table:table-cell table:style-name="ce4" table:formula="of:=['account types'.$C$16]&amp;TEXT([.F130];['account types'.$B$16])&amp;['account types'.$D$16]" office:value-type="string" office:string-value="1">
              <text:p>1</text:p>
            </table:table-cell>
            <table:table-cell table:style-name="ce4" table:formula="of:=IF(EXACT([.E129];[.E130]);IF(EXACT([.F129];[.F130]);[.H129];CELL(&quot;Row&quot;;[.H130]));[.E130])" office:value-type="float" office:value="130">
              <text:p>130</text:p>
            </table:table-cell>
            <table:table-cell table:style-name="ce4" table:formula="of:=IF(AND([.$A130]&lt;=[.J$1];[.$A129]&gt;[.$A130]);0;IF(EXACT([.$A130];[.J$1]+1);[.I129]+1;[.I129]))" office:value-type="float" office:value="0">
              <text:p>0</text:p>
            </table:table-cell>
            <table:table-cell table:style-name="ce4" table:formula="of:=['account types'.$C$17]&amp;TEXT([.I130];['account types'.$B$17])&amp;['account types'.$D$17]" office:value-type="string" office:string-value="0">
              <text:p>0</text:p>
            </table:table-cell>
            <table:table-cell table:style-name="ce4" table:formula="of:=IF(EXACT([.H129];[.H130]);IF(EXACT([.I129];[.I130]);[.K129];CELL(&quot;Row&quot;;[.K130]));[.H130])" office:value-type="float" office:value="130">
              <text:p>130</text:p>
            </table:table-cell>
            <table:table-cell table:style-name="ce4" table:formula="of:=IF(AND([.$A130]&lt;=[.M$1];[.$A129]&gt;[.$A130]);0;IF(EXACT([.$A130];[.M$1]+1);[.L129]+1;[.L129]))" office:value-type="float" office:value="0">
              <text:p>0</text:p>
            </table:table-cell>
            <table:table-cell table:style-name="ce4" table:formula="of:=['account types'.$C$18]&amp;TEXT([.L130];['account types'.$B$18])&amp;['account types'.$D$18]" office:value-type="string" office:string-value="0">
              <text:p>0</text:p>
            </table:table-cell>
            <table:table-cell table:style-name="ce4" table:formula="of:=IF(EXACT([.K129];[.K130]);IF(EXACT([.L129];[.L130]);[.N129];CELL(&quot;Row&quot;;[.N130]));[.K130])" office:value-type="float" office:value="130">
              <text:p>130</text:p>
            </table:table-cell>
            <table:table-cell table:style-name="ce4" table:formula="of:=IF(AND([.$A130]&lt;=[.P$1];[.$A129]&gt;[.$A130]);0;IF(EXACT([.$A130];[.P$1]+1);[.O129]+1;[.O129]))" office:value-type="float" office:value="0">
              <text:p>0</text:p>
            </table:table-cell>
            <table:table-cell table:style-name="ce4" table:formula="of:=['account types'.$C$19]&amp;TEXT([.O130];['account types'.$B$19])&amp;['account types'.$D$19]" office:value-type="string" office:string-value="0">
              <text:p>0</text:p>
            </table:table-cell>
            <table:table-cell table:style-name="ce4" table:formula="of:=IF(EXACT([.N129];[.N130]);IF(EXACT([.O129];[.O130]);[.Q129];CELL(&quot;Row&quot;;[.Q130]));[.N130])" office:value-type="float" office:value="130">
              <text:p>130</text:p>
            </table:table-cell>
            <table:table-cell table:style-name="ce4" table:formula="of:=IF(AND([.$A130]&lt;=[.S$1];[.$A129]&gt;[.$A130]);0;IF(EXACT([.$A130];[.S$1]+1);[.R129]+1;[.R129]))" office:value-type="float" office:value="0">
              <text:p>0</text:p>
            </table:table-cell>
            <table:table-cell table:style-name="ce4" table:formula="of:=['account types'.$C$20]&amp;TEXT([.R130];['account types'.$B$20])&amp;['account types'.$D$20]" office:value-type="string" office:string-value="0">
              <text:p>0</text:p>
            </table:table-cell>
            <table:table-cell table:style-name="ce4" table:formula="of:=IF(EXACT([.Q129];[.Q130]);IF(EXACT([.R129];[.R130]);[.T129];CELL(&quot;Row&quot;;[.T130]));[.Q130])" office:value-type="float" office:value="130">
              <text:p>130</text:p>
            </table:table-cell>
            <table:table-cell table:style-name="ce6" table:formula="of:=NOT(AND(OR([.A129]&gt;[.A130];[.A129]=[.A130]);[.A129]&lt;&gt;7))" office:value-type="boolean" office:boolean-value="true">
              <text:p>TRUE</text:p>
            </table:table-cell>
            <table:table-cell table:style-name="Nivel3" table:formula="of:=CONCATENATE([.D130];[.G130];[.J130];[.M130];[.P130];[.S130])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510000">
              <text:p>510000</text:p>
            </table:table-cell>
            <table:table-cell table:style-name="ce7" office:value-type="string">
              <text:p>Gastos principales</text:p>
            </table:table-cell>
            <table:table-cell table:style-name="Nivel3" table:formula="of:=[.W130]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Gastos principales">
              <text:p>Gastos princip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prin</text:p>
            </table:table-cell>
            <table:table-cell table:style-name="Datos" table:formula="of:=IF(EXACT([.A130];1);&quot;&quot;;IF(EXACT([.A130];2);INDIRECT(CONCATENATE(&quot;V&quot;;[.B130]));IF(EXACT([.A130];3);INDIRECT(CONCATENATE(&quot;V&quot;;[.E130]));IF(EXACT([.A130];4);INDIRECT(CONCATENATE(&quot;V&quot;;[.H130]));IF(EXACT([.A130];5);INDIRECT(CONCATENATE(&quot;V&quot;;[.K130]));IF(EXACT([.A130];6);INDIRECT(CONCATENATE(&quot;V&quot;;[.N130]));IF(EXACT([.A130];7);INDIRECT(CONCATENATE(&quot;V&quot;;[.Q130])))))))))" office:value-type="string" office:string-value="500000">
              <text:p>500000</text:p>
            </table:table-cell>
            <table:table-cell table:style-name="ce9" table:formula="of:=NOT(OR(AND(NOT(EXACT([.A130];7));NOT(EXACT([.AD130];&quot;view&quot;)));AND(EXACT([.A130];7);EXACT([.AD13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0];['account types'.$A$2:.$C$12];2)" office:value-type="string" office:string-value="view">
              <text:p>view</text:p>
            </table:table-cell>
            <table:table-cell table:style-name="Datos" table:formula="of:=VLOOKUP([.AD13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131];1);CELL(&quot;Row&quot;;[.B131]);[.B130])" office:value-type="float" office:value="2">
              <text:p>2</text:p>
            </table:table-cell>
            <table:table-cell table:style-name="ce4" table:formula="of:=IF(EXACT([.$A131];1);0;IF(EXACT([.$A131];2);[.C130]+1;[.C130]))" office:value-type="float" office:value="5">
              <text:p>5</text:p>
            </table:table-cell>
            <table:table-cell table:style-name="ce4" table:formula="of:=['account types'.$C$15]&amp;TEXT([.C131];['account types'.$B$15])&amp;['account types'.$D$15]" office:value-type="string" office:string-value="5">
              <text:p>5</text:p>
            </table:table-cell>
            <table:table-cell table:style-name="ce4" table:formula="of:=IF(EXACT([.B130];[.B131]);IF(EXACT([.C130];[.C131]);[.E130];CELL(&quot;Row&quot;;[.E131]));[.B131])" office:value-type="float" office:value="129">
              <text:p>129</text:p>
            </table:table-cell>
            <table:table-cell table:style-name="ce4" table:formula="of:=IF(AND([.$A131]&lt;=[.G$1];[.$A130]&gt;[.$A131]);0;IF(EXACT([.$A131];[.G$1]+1);[.F130]+1;[.F130]))" office:value-type="float" office:value="1">
              <text:p>1</text:p>
            </table:table-cell>
            <table:table-cell table:style-name="ce4" table:formula="of:=['account types'.$C$16]&amp;TEXT([.F131];['account types'.$B$16])&amp;['account types'.$D$16]" office:value-type="string" office:string-value="1">
              <text:p>1</text:p>
            </table:table-cell>
            <table:table-cell table:style-name="ce4" table:formula="of:=IF(EXACT([.E130];[.E131]);IF(EXACT([.F130];[.F131]);[.H130];CELL(&quot;Row&quot;;[.H131]));[.E131])" office:value-type="float" office:value="130">
              <text:p>130</text:p>
            </table:table-cell>
            <table:table-cell table:style-name="ce4" table:formula="of:=IF(AND([.$A131]&lt;=[.J$1];[.$A130]&gt;[.$A131]);0;IF(EXACT([.$A131];[.J$1]+1);[.I130]+1;[.I130]))" office:value-type="float" office:value="1">
              <text:p>1</text:p>
            </table:table-cell>
            <table:table-cell table:style-name="ce4" table:formula="of:=['account types'.$C$17]&amp;TEXT([.I131];['account types'.$B$17])&amp;['account types'.$D$17]" office:value-type="string" office:string-value="1">
              <text:p>1</text:p>
            </table:table-cell>
            <table:table-cell table:style-name="ce4" table:formula="of:=IF(EXACT([.H130];[.H131]);IF(EXACT([.I130];[.I131]);[.K130];CELL(&quot;Row&quot;;[.K131]));[.H131])" office:value-type="float" office:value="131">
              <text:p>131</text:p>
            </table:table-cell>
            <table:table-cell table:style-name="ce4" table:formula="of:=IF(AND([.$A131]&lt;=[.M$1];[.$A130]&gt;[.$A131]);0;IF(EXACT([.$A131];[.M$1]+1);[.L130]+1;[.L130]))" office:value-type="float" office:value="0">
              <text:p>0</text:p>
            </table:table-cell>
            <table:table-cell table:style-name="ce4" table:formula="of:=['account types'.$C$18]&amp;TEXT([.L131];['account types'.$B$18])&amp;['account types'.$D$18]" office:value-type="string" office:string-value="0">
              <text:p>0</text:p>
            </table:table-cell>
            <table:table-cell table:style-name="ce4" table:formula="of:=IF(EXACT([.K130];[.K131]);IF(EXACT([.L130];[.L131]);[.N130];CELL(&quot;Row&quot;;[.N131]));[.K131])" office:value-type="float" office:value="131">
              <text:p>131</text:p>
            </table:table-cell>
            <table:table-cell table:style-name="ce4" table:formula="of:=IF(AND([.$A131]&lt;=[.P$1];[.$A130]&gt;[.$A131]);0;IF(EXACT([.$A131];[.P$1]+1);[.O130]+1;[.O130]))" office:value-type="float" office:value="0">
              <text:p>0</text:p>
            </table:table-cell>
            <table:table-cell table:style-name="ce4" table:formula="of:=['account types'.$C$19]&amp;TEXT([.O131];['account types'.$B$19])&amp;['account types'.$D$19]" office:value-type="string" office:string-value="0">
              <text:p>0</text:p>
            </table:table-cell>
            <table:table-cell table:style-name="ce4" table:formula="of:=IF(EXACT([.N130];[.N131]);IF(EXACT([.O130];[.O131]);[.Q130];CELL(&quot;Row&quot;;[.Q131]));[.N131])" office:value-type="float" office:value="131">
              <text:p>131</text:p>
            </table:table-cell>
            <table:table-cell table:style-name="ce4" table:formula="of:=IF(AND([.$A131]&lt;=[.S$1];[.$A130]&gt;[.$A131]);0;IF(EXACT([.$A131];[.S$1]+1);[.R130]+1;[.R130]))" office:value-type="float" office:value="0">
              <text:p>0</text:p>
            </table:table-cell>
            <table:table-cell table:style-name="ce4" table:formula="of:=['account types'.$C$20]&amp;TEXT([.R131];['account types'.$B$20])&amp;['account types'.$D$20]" office:value-type="string" office:string-value="0">
              <text:p>0</text:p>
            </table:table-cell>
            <table:table-cell table:style-name="ce4" table:formula="of:=IF(EXACT([.Q130];[.Q131]);IF(EXACT([.R130];[.R131]);[.T130];CELL(&quot;Row&quot;;[.T131]));[.Q131])" office:value-type="float" office:value="131">
              <text:p>131</text:p>
            </table:table-cell>
            <table:table-cell table:style-name="ce6" table:formula="of:=NOT(AND(OR([.A130]&gt;[.A131];[.A130]=[.A131]);[.A130]&lt;&gt;7))" office:value-type="boolean" office:boolean-value="true">
              <text:p>TRUE</text:p>
            </table:table-cell>
            <table:table-cell table:style-name="Nivel4" table:formula="of:=CONCATENATE([.D131];[.G131];[.J131];[.M131];[.P131];[.S131])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511000">
              <text:p>511000</text:p>
            </table:table-cell>
            <table:table-cell table:style-name="ce7" office:value-type="string">
              <text:p>Gastos operativos</text:p>
            </table:table-cell>
            <table:table-cell table:style-name="Nivel4" table:formula="of:=[.W131]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Gastos operativos">
              <text:p>Gastos opera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O</text:p>
            </table:table-cell>
            <table:table-cell table:style-name="Datos" table:formula="of:=IF(EXACT([.A131];1);&quot;&quot;;IF(EXACT([.A131];2);INDIRECT(CONCATENATE(&quot;V&quot;;[.B131]));IF(EXACT([.A131];3);INDIRECT(CONCATENATE(&quot;V&quot;;[.E131]));IF(EXACT([.A131];4);INDIRECT(CONCATENATE(&quot;V&quot;;[.H131]));IF(EXACT([.A131];5);INDIRECT(CONCATENATE(&quot;V&quot;;[.K131]));IF(EXACT([.A131];6);INDIRECT(CONCATENATE(&quot;V&quot;;[.N131]));IF(EXACT([.A131];7);INDIRECT(CONCATENATE(&quot;V&quot;;[.Q131])))))))))" office:value-type="string" office:string-value="510000">
              <text:p>510000</text:p>
            </table:table-cell>
            <table:table-cell table:style-name="ce9" table:formula="of:=NOT(OR(AND(NOT(EXACT([.A131];7));NOT(EXACT([.AD131];&quot;view&quot;)));AND(EXACT([.A131];7);EXACT([.AD13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1];['account types'.$A$2:.$C$12];2)" office:value-type="string" office:string-value="view">
              <text:p>view</text:p>
            </table:table-cell>
            <table:table-cell table:style-name="Datos" table:formula="of:=VLOOKUP([.AD13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32];1);CELL(&quot;Row&quot;;[.B132]);[.B131])" office:value-type="float" office:value="2">
              <text:p>2</text:p>
            </table:table-cell>
            <table:table-cell table:style-name="ce4" table:formula="of:=IF(EXACT([.$A132];1);0;IF(EXACT([.$A132];2);[.C131]+1;[.C131]))" office:value-type="float" office:value="5">
              <text:p>5</text:p>
            </table:table-cell>
            <table:table-cell table:style-name="ce4" table:formula="of:=['account types'.$C$15]&amp;TEXT([.C132];['account types'.$B$15])&amp;['account types'.$D$15]" office:value-type="string" office:string-value="5">
              <text:p>5</text:p>
            </table:table-cell>
            <table:table-cell table:style-name="ce4" table:formula="of:=IF(EXACT([.B131];[.B132]);IF(EXACT([.C131];[.C132]);[.E131];CELL(&quot;Row&quot;;[.E132]));[.B132])" office:value-type="float" office:value="129">
              <text:p>129</text:p>
            </table:table-cell>
            <table:table-cell table:style-name="ce4" table:formula="of:=IF(AND([.$A132]&lt;=[.G$1];[.$A131]&gt;[.$A132]);0;IF(EXACT([.$A132];[.G$1]+1);[.F131]+1;[.F131]))" office:value-type="float" office:value="1">
              <text:p>1</text:p>
            </table:table-cell>
            <table:table-cell table:style-name="ce4" table:formula="of:=['account types'.$C$16]&amp;TEXT([.F132];['account types'.$B$16])&amp;['account types'.$D$16]" office:value-type="string" office:string-value="1">
              <text:p>1</text:p>
            </table:table-cell>
            <table:table-cell table:style-name="ce4" table:formula="of:=IF(EXACT([.E131];[.E132]);IF(EXACT([.F131];[.F132]);[.H131];CELL(&quot;Row&quot;;[.H132]));[.E132])" office:value-type="float" office:value="130">
              <text:p>130</text:p>
            </table:table-cell>
            <table:table-cell table:style-name="ce4" table:formula="of:=IF(AND([.$A132]&lt;=[.J$1];[.$A131]&gt;[.$A132]);0;IF(EXACT([.$A132];[.J$1]+1);[.I131]+1;[.I131]))" office:value-type="float" office:value="1">
              <text:p>1</text:p>
            </table:table-cell>
            <table:table-cell table:style-name="ce4" table:formula="of:=['account types'.$C$17]&amp;TEXT([.I132];['account types'.$B$17])&amp;['account types'.$D$17]" office:value-type="string" office:string-value="1">
              <text:p>1</text:p>
            </table:table-cell>
            <table:table-cell table:style-name="ce4" table:formula="of:=IF(EXACT([.H131];[.H132]);IF(EXACT([.I131];[.I132]);[.K131];CELL(&quot;Row&quot;;[.K132]));[.H132])" office:value-type="float" office:value="131">
              <text:p>131</text:p>
            </table:table-cell>
            <table:table-cell table:style-name="ce4" table:formula="of:=IF(AND([.$A132]&lt;=[.M$1];[.$A131]&gt;[.$A132]);0;IF(EXACT([.$A132];[.M$1]+1);[.L131]+1;[.L131]))" office:value-type="float" office:value="1">
              <text:p>1</text:p>
            </table:table-cell>
            <table:table-cell table:style-name="ce4" table:formula="of:=['account types'.$C$18]&amp;TEXT([.L132];['account types'.$B$18])&amp;['account types'.$D$18]" office:value-type="string" office:string-value="1">
              <text:p>1</text:p>
            </table:table-cell>
            <table:table-cell table:style-name="ce4" table:formula="of:=IF(EXACT([.K131];[.K132]);IF(EXACT([.L131];[.L132]);[.N131];CELL(&quot;Row&quot;;[.N132]));[.K132])" office:value-type="float" office:value="132">
              <text:p>132</text:p>
            </table:table-cell>
            <table:table-cell table:style-name="ce4" table:formula="of:=IF(AND([.$A132]&lt;=[.P$1];[.$A131]&gt;[.$A132]);0;IF(EXACT([.$A132];[.P$1]+1);[.O131]+1;[.O131]))" office:value-type="float" office:value="0">
              <text:p>0</text:p>
            </table:table-cell>
            <table:table-cell table:style-name="ce4" table:formula="of:=['account types'.$C$19]&amp;TEXT([.O132];['account types'.$B$19])&amp;['account types'.$D$19]" office:value-type="string" office:string-value="0">
              <text:p>0</text:p>
            </table:table-cell>
            <table:table-cell table:style-name="ce4" table:formula="of:=IF(EXACT([.N131];[.N132]);IF(EXACT([.O131];[.O132]);[.Q131];CELL(&quot;Row&quot;;[.Q132]));[.N132])" office:value-type="float" office:value="132">
              <text:p>132</text:p>
            </table:table-cell>
            <table:table-cell table:style-name="ce4" table:formula="of:=IF(AND([.$A132]&lt;=[.S$1];[.$A131]&gt;[.$A132]);0;IF(EXACT([.$A132];[.S$1]+1);[.R131]+1;[.R131]))" office:value-type="float" office:value="0">
              <text:p>0</text:p>
            </table:table-cell>
            <table:table-cell table:style-name="ce4" table:formula="of:=['account types'.$C$20]&amp;TEXT([.R132];['account types'.$B$20])&amp;['account types'.$D$20]" office:value-type="string" office:string-value="0">
              <text:p>0</text:p>
            </table:table-cell>
            <table:table-cell table:style-name="ce4" table:formula="of:=IF(EXACT([.Q131];[.Q132]);IF(EXACT([.R131];[.R132]);[.T131];CELL(&quot;Row&quot;;[.T132]));[.Q132])" office:value-type="float" office:value="132">
              <text:p>132</text:p>
            </table:table-cell>
            <table:table-cell table:style-name="ce6" table:formula="of:=NOT(AND(OR([.A131]&gt;[.A132];[.A131]=[.A132]);[.A131]&lt;&gt;7))" office:value-type="boolean" office:boolean-value="true">
              <text:p>TRUE</text:p>
            </table:table-cell>
            <table:table-cell table:style-name="Nivel5" table:formula="of:=CONCATENATE([.D132];[.G132];[.J132];[.M132];[.P132];[.S132])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511100">
              <text:p>511100</text:p>
            </table:table-cell>
            <table:table-cell table:style-name="ce7" office:value-type="string">
              <text:p>Gastos de personal</text:p>
            </table:table-cell>
            <table:table-cell table:style-name="Nivel5" table:formula="of:=[.W132]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Gastos de personal">
              <text:p>Gastos de personal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pers</text:p>
            </table:table-cell>
            <table:table-cell table:style-name="Datos" table:formula="of:=IF(EXACT([.A132];1);&quot;&quot;;IF(EXACT([.A132];2);INDIRECT(CONCATENATE(&quot;V&quot;;[.B132]));IF(EXACT([.A132];3);INDIRECT(CONCATENATE(&quot;V&quot;;[.E132]));IF(EXACT([.A132];4);INDIRECT(CONCATENATE(&quot;V&quot;;[.H132]));IF(EXACT([.A132];5);INDIRECT(CONCATENATE(&quot;V&quot;;[.K132]));IF(EXACT([.A132];6);INDIRECT(CONCATENATE(&quot;V&quot;;[.N132]));IF(EXACT([.A132];7);INDIRECT(CONCATENATE(&quot;V&quot;;[.Q132])))))))))" office:value-type="string" office:string-value="511000">
              <text:p>511000</text:p>
            </table:table-cell>
            <table:table-cell table:style-name="ce9" table:formula="of:=NOT(OR(AND(NOT(EXACT([.A132];7));NOT(EXACT([.AD132];&quot;view&quot;)));AND(EXACT([.A132];7);EXACT([.AD13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2];['account types'.$A$2:.$C$12];2)" office:value-type="string" office:string-value="view">
              <text:p>view</text:p>
            </table:table-cell>
            <table:table-cell table:style-name="Datos" table:formula="of:=VLOOKUP([.AD13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33];1);CELL(&quot;Row&quot;;[.B133]);[.B132])" office:value-type="float" office:value="2">
              <text:p>2</text:p>
            </table:table-cell>
            <table:table-cell table:style-name="ce4" table:formula="of:=IF(EXACT([.$A133];1);0;IF(EXACT([.$A133];2);[.C132]+1;[.C132]))" office:value-type="float" office:value="5">
              <text:p>5</text:p>
            </table:table-cell>
            <table:table-cell table:style-name="ce4" table:formula="of:=['account types'.$C$15]&amp;TEXT([.C133];['account types'.$B$15])&amp;['account types'.$D$15]" office:value-type="string" office:string-value="5">
              <text:p>5</text:p>
            </table:table-cell>
            <table:table-cell table:style-name="ce4" table:formula="of:=IF(EXACT([.B132];[.B133]);IF(EXACT([.C132];[.C133]);[.E132];CELL(&quot;Row&quot;;[.E133]));[.B133])" office:value-type="float" office:value="129">
              <text:p>129</text:p>
            </table:table-cell>
            <table:table-cell table:style-name="ce4" table:formula="of:=IF(AND([.$A133]&lt;=[.G$1];[.$A132]&gt;[.$A133]);0;IF(EXACT([.$A133];[.G$1]+1);[.F132]+1;[.F132]))" office:value-type="float" office:value="1">
              <text:p>1</text:p>
            </table:table-cell>
            <table:table-cell table:style-name="ce4" table:formula="of:=['account types'.$C$16]&amp;TEXT([.F133];['account types'.$B$16])&amp;['account types'.$D$16]" office:value-type="string" office:string-value="1">
              <text:p>1</text:p>
            </table:table-cell>
            <table:table-cell table:style-name="ce4" table:formula="of:=IF(EXACT([.E132];[.E133]);IF(EXACT([.F132];[.F133]);[.H132];CELL(&quot;Row&quot;;[.H133]));[.E133])" office:value-type="float" office:value="130">
              <text:p>130</text:p>
            </table:table-cell>
            <table:table-cell table:style-name="ce4" table:formula="of:=IF(AND([.$A133]&lt;=[.J$1];[.$A132]&gt;[.$A133]);0;IF(EXACT([.$A133];[.J$1]+1);[.I132]+1;[.I132]))" office:value-type="float" office:value="1">
              <text:p>1</text:p>
            </table:table-cell>
            <table:table-cell table:style-name="ce4" table:formula="of:=['account types'.$C$17]&amp;TEXT([.I133];['account types'.$B$17])&amp;['account types'.$D$17]" office:value-type="string" office:string-value="1">
              <text:p>1</text:p>
            </table:table-cell>
            <table:table-cell table:style-name="ce4" table:formula="of:=IF(EXACT([.H132];[.H133]);IF(EXACT([.I132];[.I133]);[.K132];CELL(&quot;Row&quot;;[.K133]));[.H133])" office:value-type="float" office:value="131">
              <text:p>131</text:p>
            </table:table-cell>
            <table:table-cell table:style-name="ce4" table:formula="of:=IF(AND([.$A133]&lt;=[.M$1];[.$A132]&gt;[.$A133]);0;IF(EXACT([.$A133];[.M$1]+1);[.L132]+1;[.L132]))" office:value-type="float" office:value="1">
              <text:p>1</text:p>
            </table:table-cell>
            <table:table-cell table:style-name="ce4" table:formula="of:=['account types'.$C$18]&amp;TEXT([.L133];['account types'.$B$18])&amp;['account types'.$D$18]" office:value-type="string" office:string-value="1">
              <text:p>1</text:p>
            </table:table-cell>
            <table:table-cell table:style-name="ce4" table:formula="of:=IF(EXACT([.K132];[.K133]);IF(EXACT([.L132];[.L133]);[.N132];CELL(&quot;Row&quot;;[.N133]));[.K133])" office:value-type="float" office:value="132">
              <text:p>132</text:p>
            </table:table-cell>
            <table:table-cell table:style-name="ce4" table:formula="of:=IF(AND([.$A133]&lt;=[.P$1];[.$A132]&gt;[.$A133]);0;IF(EXACT([.$A133];[.P$1]+1);[.O132]+1;[.O132]))" office:value-type="float" office:value="1">
              <text:p>1</text:p>
            </table:table-cell>
            <table:table-cell table:style-name="ce4" table:formula="of:=['account types'.$C$19]&amp;TEXT([.O133];['account types'.$B$19])&amp;['account types'.$D$19]" office:value-type="string" office:string-value="1">
              <text:p>1</text:p>
            </table:table-cell>
            <table:table-cell table:style-name="ce4" table:formula="of:=IF(EXACT([.N132];[.N133]);IF(EXACT([.O132];[.O133]);[.Q132];CELL(&quot;Row&quot;;[.Q133]));[.N133])" office:value-type="float" office:value="133">
              <text:p>133</text:p>
            </table:table-cell>
            <table:table-cell table:style-name="ce4" table:formula="of:=IF(AND([.$A133]&lt;=[.S$1];[.$A132]&gt;[.$A133]);0;IF(EXACT([.$A133];[.S$1]+1);[.R132]+1;[.R132]))" office:value-type="float" office:value="0">
              <text:p>0</text:p>
            </table:table-cell>
            <table:table-cell table:style-name="ce4" table:formula="of:=['account types'.$C$20]&amp;TEXT([.R133];['account types'.$B$20])&amp;['account types'.$D$20]" office:value-type="string" office:string-value="0">
              <text:p>0</text:p>
            </table:table-cell>
            <table:table-cell table:style-name="ce4" table:formula="of:=IF(EXACT([.Q132];[.Q133]);IF(EXACT([.R132];[.R133]);[.T132];CELL(&quot;Row&quot;;[.T133]));[.Q133])" office:value-type="float" office:value="133">
              <text:p>133</text:p>
            </table:table-cell>
            <table:table-cell table:style-name="ce6" table:formula="of:=NOT(AND(OR([.A132]&gt;[.A133];[.A132]=[.A133]);[.A132]&lt;&gt;7))" office:value-type="boolean" office:boolean-value="true">
              <text:p>TRUE</text:p>
            </table:table-cell>
            <table:table-cell table:style-name="Nivel6" table:formula="of:=CONCATENATE([.D133];[.G133];[.J133];[.M133];[.P133];[.S133])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511110">
              <text:p>511110</text:p>
            </table:table-cell>
            <table:table-cell table:style-name="ce7" office:value-type="string">
              <text:p>Salarios y deducciones</text:p>
            </table:table-cell>
            <table:table-cell table:style-name="Nivel6" table:formula="of:=[.W133]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Salarios y deducciones">
              <text:p>Salarios y deducc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O</text:p>
            </table:table-cell>
            <table:table-cell table:style-name="Datos" table:formula="of:=IF(EXACT([.A133];1);&quot;&quot;;IF(EXACT([.A133];2);INDIRECT(CONCATENATE(&quot;V&quot;;[.B133]));IF(EXACT([.A133];3);INDIRECT(CONCATENATE(&quot;V&quot;;[.E133]));IF(EXACT([.A133];4);INDIRECT(CONCATENATE(&quot;V&quot;;[.H133]));IF(EXACT([.A133];5);INDIRECT(CONCATENATE(&quot;V&quot;;[.K133]));IF(EXACT([.A133];6);INDIRECT(CONCATENATE(&quot;V&quot;;[.N133]));IF(EXACT([.A133];7);INDIRECT(CONCATENATE(&quot;V&quot;;[.Q133])))))))))" office:value-type="string" office:string-value="511100">
              <text:p>511100</text:p>
            </table:table-cell>
            <table:table-cell table:style-name="ce9" table:formula="of:=NOT(OR(AND(NOT(EXACT([.A133];7));NOT(EXACT([.AD133];&quot;view&quot;)));AND(EXACT([.A133];7);EXACT([.AD13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3];['account types'.$A$2:.$C$12];2)" office:value-type="string" office:string-value="view">
              <text:p>view</text:p>
            </table:table-cell>
            <table:table-cell table:style-name="Datos" table:formula="of:=VLOOKUP([.AD13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4];1);CELL(&quot;Row&quot;;[.B134]);[.B133])" office:value-type="float" office:value="2">
              <text:p>2</text:p>
            </table:table-cell>
            <table:table-cell table:style-name="ce4" table:formula="of:=IF(EXACT([.$A134];1);0;IF(EXACT([.$A134];2);[.C133]+1;[.C133]))" office:value-type="float" office:value="5">
              <text:p>5</text:p>
            </table:table-cell>
            <table:table-cell table:style-name="ce4" table:formula="of:=['account types'.$C$15]&amp;TEXT([.C134];['account types'.$B$15])&amp;['account types'.$D$15]" office:value-type="string" office:string-value="5">
              <text:p>5</text:p>
            </table:table-cell>
            <table:table-cell table:style-name="ce4" table:formula="of:=IF(EXACT([.B133];[.B134]);IF(EXACT([.C133];[.C134]);[.E133];CELL(&quot;Row&quot;;[.E134]));[.B134])" office:value-type="float" office:value="129">
              <text:p>129</text:p>
            </table:table-cell>
            <table:table-cell table:style-name="ce4" table:formula="of:=IF(AND([.$A134]&lt;=[.G$1];[.$A133]&gt;[.$A134]);0;IF(EXACT([.$A134];[.G$1]+1);[.F133]+1;[.F133]))" office:value-type="float" office:value="1">
              <text:p>1</text:p>
            </table:table-cell>
            <table:table-cell table:style-name="ce4" table:formula="of:=['account types'.$C$16]&amp;TEXT([.F134];['account types'.$B$16])&amp;['account types'.$D$16]" office:value-type="string" office:string-value="1">
              <text:p>1</text:p>
            </table:table-cell>
            <table:table-cell table:style-name="ce4" table:formula="of:=IF(EXACT([.E133];[.E134]);IF(EXACT([.F133];[.F134]);[.H133];CELL(&quot;Row&quot;;[.H134]));[.E134])" office:value-type="float" office:value="130">
              <text:p>130</text:p>
            </table:table-cell>
            <table:table-cell table:style-name="ce4" table:formula="of:=IF(AND([.$A134]&lt;=[.J$1];[.$A133]&gt;[.$A134]);0;IF(EXACT([.$A134];[.J$1]+1);[.I133]+1;[.I133]))" office:value-type="float" office:value="1">
              <text:p>1</text:p>
            </table:table-cell>
            <table:table-cell table:style-name="ce4" table:formula="of:=['account types'.$C$17]&amp;TEXT([.I134];['account types'.$B$17])&amp;['account types'.$D$17]" office:value-type="string" office:string-value="1">
              <text:p>1</text:p>
            </table:table-cell>
            <table:table-cell table:style-name="ce4" table:formula="of:=IF(EXACT([.H133];[.H134]);IF(EXACT([.I133];[.I134]);[.K133];CELL(&quot;Row&quot;;[.K134]));[.H134])" office:value-type="float" office:value="131">
              <text:p>131</text:p>
            </table:table-cell>
            <table:table-cell table:style-name="ce4" table:formula="of:=IF(AND([.$A134]&lt;=[.M$1];[.$A133]&gt;[.$A134]);0;IF(EXACT([.$A134];[.M$1]+1);[.L133]+1;[.L133]))" office:value-type="float" office:value="1">
              <text:p>1</text:p>
            </table:table-cell>
            <table:table-cell table:style-name="ce4" table:formula="of:=['account types'.$C$18]&amp;TEXT([.L134];['account types'.$B$18])&amp;['account types'.$D$18]" office:value-type="string" office:string-value="1">
              <text:p>1</text:p>
            </table:table-cell>
            <table:table-cell table:style-name="ce4" table:formula="of:=IF(EXACT([.K133];[.K134]);IF(EXACT([.L133];[.L134]);[.N133];CELL(&quot;Row&quot;;[.N134]));[.K134])" office:value-type="float" office:value="132">
              <text:p>132</text:p>
            </table:table-cell>
            <table:table-cell table:style-name="ce4" table:formula="of:=IF(AND([.$A134]&lt;=[.P$1];[.$A133]&gt;[.$A134]);0;IF(EXACT([.$A134];[.P$1]+1);[.O133]+1;[.O133]))" office:value-type="float" office:value="1">
              <text:p>1</text:p>
            </table:table-cell>
            <table:table-cell table:style-name="ce4" table:formula="of:=['account types'.$C$19]&amp;TEXT([.O134];['account types'.$B$19])&amp;['account types'.$D$19]" office:value-type="string" office:string-value="1">
              <text:p>1</text:p>
            </table:table-cell>
            <table:table-cell table:style-name="ce4" table:formula="of:=IF(EXACT([.N133];[.N134]);IF(EXACT([.O133];[.O134]);[.Q133];CELL(&quot;Row&quot;;[.Q134]));[.N134])" office:value-type="float" office:value="133">
              <text:p>133</text:p>
            </table:table-cell>
            <table:table-cell table:style-name="ce4" table:formula="of:=IF(AND([.$A134]&lt;=[.S$1];[.$A133]&gt;[.$A134]);0;IF(EXACT([.$A134];[.S$1]+1);[.R133]+1;[.R133]))" office:value-type="float" office:value="1">
              <text:p>1</text:p>
            </table:table-cell>
            <table:table-cell table:style-name="ce4" table:formula="of:=['account types'.$C$20]&amp;TEXT([.R134];['account types'.$B$20])&amp;['account types'.$D$20]" office:value-type="string" office:string-value="1">
              <text:p>1</text:p>
            </table:table-cell>
            <table:table-cell table:style-name="ce4" table:formula="of:=IF(EXACT([.Q133];[.Q134]);IF(EXACT([.R133];[.R134]);[.T133];CELL(&quot;Row&quot;;[.T134]));[.Q134])" office:value-type="float" office:value="134">
              <text:p>134</text:p>
            </table:table-cell>
            <table:table-cell table:style-name="ce6" table:formula="of:=NOT(AND(OR([.A133]&gt;[.A134];[.A133]=[.A134]);[.A133]&lt;&gt;7))" office:value-type="boolean" office:boolean-value="true">
              <text:p>TRUE</text:p>
            </table:table-cell>
            <table:table-cell table:style-name="Nivel7" table:formula="of:=CONCATENATE([.D134];[.G134];[.J134];[.M134];[.P134];[.S134])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511111">
              <text:p>511111</text:p>
            </table:table-cell>
            <table:table-cell table:style-name="ce7" office:value-type="string">
              <text:p>Salarios</text:p>
            </table:table-cell>
            <table:table-cell table:style-name="Nivel7" table:formula="of:=[.W134]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Salarios">
              <text:p>Salari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al</text:p>
            </table:table-cell>
            <table:table-cell table:style-name="Datos" table:formula="of:=IF(EXACT([.A134];1);&quot;&quot;;IF(EXACT([.A134];2);INDIRECT(CONCATENATE(&quot;V&quot;;[.B134]));IF(EXACT([.A134];3);INDIRECT(CONCATENATE(&quot;V&quot;;[.E134]));IF(EXACT([.A134];4);INDIRECT(CONCATENATE(&quot;V&quot;;[.H134]));IF(EXACT([.A134];5);INDIRECT(CONCATENATE(&quot;V&quot;;[.K134]));IF(EXACT([.A134];6);INDIRECT(CONCATENATE(&quot;V&quot;;[.N134]));IF(EXACT([.A134];7);INDIRECT(CONCATENATE(&quot;V&quot;;[.Q134])))))))))" office:value-type="string" office:string-value="511110">
              <text:p>511110</text:p>
            </table:table-cell>
            <table:table-cell table:style-name="ce9" table:formula="of:=NOT(OR(AND(NOT(EXACT([.A134];7));NOT(EXACT([.AD134];&quot;view&quot;)));AND(EXACT([.A134];7);EXACT([.AD13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4];['account types'.$A$2:.$C$12];2)" office:value-type="string" office:string-value="other">
              <text:p>other</text:p>
            </table:table-cell>
            <table:table-cell table:style-name="Datos" table:formula="of:=VLOOKUP([.AD13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5];1);CELL(&quot;Row&quot;;[.B135]);[.B134])" office:value-type="float" office:value="2">
              <text:p>2</text:p>
            </table:table-cell>
            <table:table-cell table:style-name="ce4" table:formula="of:=IF(EXACT([.$A135];1);0;IF(EXACT([.$A135];2);[.C134]+1;[.C134]))" office:value-type="float" office:value="5">
              <text:p>5</text:p>
            </table:table-cell>
            <table:table-cell table:style-name="ce4" table:formula="of:=['account types'.$C$15]&amp;TEXT([.C135];['account types'.$B$15])&amp;['account types'.$D$15]" office:value-type="string" office:string-value="5">
              <text:p>5</text:p>
            </table:table-cell>
            <table:table-cell table:style-name="ce4" table:formula="of:=IF(EXACT([.B134];[.B135]);IF(EXACT([.C134];[.C135]);[.E134];CELL(&quot;Row&quot;;[.E135]));[.B135])" office:value-type="float" office:value="129">
              <text:p>129</text:p>
            </table:table-cell>
            <table:table-cell table:style-name="ce4" table:formula="of:=IF(AND([.$A135]&lt;=[.G$1];[.$A134]&gt;[.$A135]);0;IF(EXACT([.$A135];[.G$1]+1);[.F134]+1;[.F134]))" office:value-type="float" office:value="1">
              <text:p>1</text:p>
            </table:table-cell>
            <table:table-cell table:style-name="ce4" table:formula="of:=['account types'.$C$16]&amp;TEXT([.F135];['account types'.$B$16])&amp;['account types'.$D$16]" office:value-type="string" office:string-value="1">
              <text:p>1</text:p>
            </table:table-cell>
            <table:table-cell table:style-name="ce4" table:formula="of:=IF(EXACT([.E134];[.E135]);IF(EXACT([.F134];[.F135]);[.H134];CELL(&quot;Row&quot;;[.H135]));[.E135])" office:value-type="float" office:value="130">
              <text:p>130</text:p>
            </table:table-cell>
            <table:table-cell table:style-name="ce4" table:formula="of:=IF(AND([.$A135]&lt;=[.J$1];[.$A134]&gt;[.$A135]);0;IF(EXACT([.$A135];[.J$1]+1);[.I134]+1;[.I134]))" office:value-type="float" office:value="1">
              <text:p>1</text:p>
            </table:table-cell>
            <table:table-cell table:style-name="ce4" table:formula="of:=['account types'.$C$17]&amp;TEXT([.I135];['account types'.$B$17])&amp;['account types'.$D$17]" office:value-type="string" office:string-value="1">
              <text:p>1</text:p>
            </table:table-cell>
            <table:table-cell table:style-name="ce4" table:formula="of:=IF(EXACT([.H134];[.H135]);IF(EXACT([.I134];[.I135]);[.K134];CELL(&quot;Row&quot;;[.K135]));[.H135])" office:value-type="float" office:value="131">
              <text:p>131</text:p>
            </table:table-cell>
            <table:table-cell table:style-name="ce4" table:formula="of:=IF(AND([.$A135]&lt;=[.M$1];[.$A134]&gt;[.$A135]);0;IF(EXACT([.$A135];[.M$1]+1);[.L134]+1;[.L134]))" office:value-type="float" office:value="1">
              <text:p>1</text:p>
            </table:table-cell>
            <table:table-cell table:style-name="ce4" table:formula="of:=['account types'.$C$18]&amp;TEXT([.L135];['account types'.$B$18])&amp;['account types'.$D$18]" office:value-type="string" office:string-value="1">
              <text:p>1</text:p>
            </table:table-cell>
            <table:table-cell table:style-name="ce4" table:formula="of:=IF(EXACT([.K134];[.K135]);IF(EXACT([.L134];[.L135]);[.N134];CELL(&quot;Row&quot;;[.N135]));[.K135])" office:value-type="float" office:value="132">
              <text:p>132</text:p>
            </table:table-cell>
            <table:table-cell table:style-name="ce4" table:formula="of:=IF(AND([.$A135]&lt;=[.P$1];[.$A134]&gt;[.$A135]);0;IF(EXACT([.$A135];[.P$1]+1);[.O134]+1;[.O134]))" office:value-type="float" office:value="1">
              <text:p>1</text:p>
            </table:table-cell>
            <table:table-cell table:style-name="ce4" table:formula="of:=['account types'.$C$19]&amp;TEXT([.O135];['account types'.$B$19])&amp;['account types'.$D$19]" office:value-type="string" office:string-value="1">
              <text:p>1</text:p>
            </table:table-cell>
            <table:table-cell table:style-name="ce4" table:formula="of:=IF(EXACT([.N134];[.N135]);IF(EXACT([.O134];[.O135]);[.Q134];CELL(&quot;Row&quot;;[.Q135]));[.N135])" office:value-type="float" office:value="133">
              <text:p>133</text:p>
            </table:table-cell>
            <table:table-cell table:style-name="ce4" table:formula="of:=IF(AND([.$A135]&lt;=[.S$1];[.$A134]&gt;[.$A135]);0;IF(EXACT([.$A135];[.S$1]+1);[.R134]+1;[.R134]))" office:value-type="float" office:value="2">
              <text:p>2</text:p>
            </table:table-cell>
            <table:table-cell table:style-name="ce4" table:formula="of:=['account types'.$C$20]&amp;TEXT([.R135];['account types'.$B$20])&amp;['account types'.$D$20]" office:value-type="string" office:string-value="2">
              <text:p>2</text:p>
            </table:table-cell>
            <table:table-cell table:style-name="ce4" table:formula="of:=IF(EXACT([.Q134];[.Q135]);IF(EXACT([.R134];[.R135]);[.T134];CELL(&quot;Row&quot;;[.T135]));[.Q135])" office:value-type="float" office:value="135">
              <text:p>135</text:p>
            </table:table-cell>
            <table:table-cell table:style-name="ce6" table:formula="of:=NOT(AND(OR([.A134]&gt;[.A135];[.A134]=[.A135]);[.A134]&lt;&gt;7))" office:value-type="boolean" office:boolean-value="true">
              <text:p>TRUE</text:p>
            </table:table-cell>
            <table:table-cell table:style-name="Nivel7" table:formula="of:=CONCATENATE([.D135];[.G135];[.J135];[.M135];[.P135];[.S135])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511112">
              <text:p>511112</text:p>
            </table:table-cell>
            <table:table-cell table:style-name="ce7" office:value-type="string">
              <text:p>Extras</text:p>
            </table:table-cell>
            <table:table-cell table:style-name="Nivel7" table:formula="of:=[.W135]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Extras">
              <text:p>Extr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Ext</text:p>
            </table:table-cell>
            <table:table-cell table:style-name="Datos" table:formula="of:=IF(EXACT([.A135];1);&quot;&quot;;IF(EXACT([.A135];2);INDIRECT(CONCATENATE(&quot;V&quot;;[.B135]));IF(EXACT([.A135];3);INDIRECT(CONCATENATE(&quot;V&quot;;[.E135]));IF(EXACT([.A135];4);INDIRECT(CONCATENATE(&quot;V&quot;;[.H135]));IF(EXACT([.A135];5);INDIRECT(CONCATENATE(&quot;V&quot;;[.K135]));IF(EXACT([.A135];6);INDIRECT(CONCATENATE(&quot;V&quot;;[.N135]));IF(EXACT([.A135];7);INDIRECT(CONCATENATE(&quot;V&quot;;[.Q135])))))))))" office:value-type="string" office:string-value="511110">
              <text:p>511110</text:p>
            </table:table-cell>
            <table:table-cell table:style-name="ce9" table:formula="of:=NOT(OR(AND(NOT(EXACT([.A135];7));NOT(EXACT([.AD135];&quot;view&quot;)));AND(EXACT([.A135];7);EXACT([.AD13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5];['account types'.$A$2:.$C$12];2)" office:value-type="string" office:string-value="other">
              <text:p>other</text:p>
            </table:table-cell>
            <table:table-cell table:style-name="Datos" table:formula="of:=VLOOKUP([.AD13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6];1);CELL(&quot;Row&quot;;[.B136]);[.B135])" office:value-type="float" office:value="2">
              <text:p>2</text:p>
            </table:table-cell>
            <table:table-cell table:style-name="ce4" table:formula="of:=IF(EXACT([.$A136];1);0;IF(EXACT([.$A136];2);[.C135]+1;[.C135]))" office:value-type="float" office:value="5">
              <text:p>5</text:p>
            </table:table-cell>
            <table:table-cell table:style-name="ce4" table:formula="of:=['account types'.$C$15]&amp;TEXT([.C136];['account types'.$B$15])&amp;['account types'.$D$15]" office:value-type="string" office:string-value="5">
              <text:p>5</text:p>
            </table:table-cell>
            <table:table-cell table:style-name="ce4" table:formula="of:=IF(EXACT([.B135];[.B136]);IF(EXACT([.C135];[.C136]);[.E135];CELL(&quot;Row&quot;;[.E136]));[.B136])" office:value-type="float" office:value="129">
              <text:p>129</text:p>
            </table:table-cell>
            <table:table-cell table:style-name="ce4" table:formula="of:=IF(AND([.$A136]&lt;=[.G$1];[.$A135]&gt;[.$A136]);0;IF(EXACT([.$A136];[.G$1]+1);[.F135]+1;[.F135]))" office:value-type="float" office:value="1">
              <text:p>1</text:p>
            </table:table-cell>
            <table:table-cell table:style-name="ce4" table:formula="of:=['account types'.$C$16]&amp;TEXT([.F136];['account types'.$B$16])&amp;['account types'.$D$16]" office:value-type="string" office:string-value="1">
              <text:p>1</text:p>
            </table:table-cell>
            <table:table-cell table:style-name="ce4" table:formula="of:=IF(EXACT([.E135];[.E136]);IF(EXACT([.F135];[.F136]);[.H135];CELL(&quot;Row&quot;;[.H136]));[.E136])" office:value-type="float" office:value="130">
              <text:p>130</text:p>
            </table:table-cell>
            <table:table-cell table:style-name="ce4" table:formula="of:=IF(AND([.$A136]&lt;=[.J$1];[.$A135]&gt;[.$A136]);0;IF(EXACT([.$A136];[.J$1]+1);[.I135]+1;[.I135]))" office:value-type="float" office:value="1">
              <text:p>1</text:p>
            </table:table-cell>
            <table:table-cell table:style-name="ce4" table:formula="of:=['account types'.$C$17]&amp;TEXT([.I136];['account types'.$B$17])&amp;['account types'.$D$17]" office:value-type="string" office:string-value="1">
              <text:p>1</text:p>
            </table:table-cell>
            <table:table-cell table:style-name="ce4" table:formula="of:=IF(EXACT([.H135];[.H136]);IF(EXACT([.I135];[.I136]);[.K135];CELL(&quot;Row&quot;;[.K136]));[.H136])" office:value-type="float" office:value="131">
              <text:p>131</text:p>
            </table:table-cell>
            <table:table-cell table:style-name="ce4" table:formula="of:=IF(AND([.$A136]&lt;=[.M$1];[.$A135]&gt;[.$A136]);0;IF(EXACT([.$A136];[.M$1]+1);[.L135]+1;[.L135]))" office:value-type="float" office:value="1">
              <text:p>1</text:p>
            </table:table-cell>
            <table:table-cell table:style-name="ce4" table:formula="of:=['account types'.$C$18]&amp;TEXT([.L136];['account types'.$B$18])&amp;['account types'.$D$18]" office:value-type="string" office:string-value="1">
              <text:p>1</text:p>
            </table:table-cell>
            <table:table-cell table:style-name="ce4" table:formula="of:=IF(EXACT([.K135];[.K136]);IF(EXACT([.L135];[.L136]);[.N135];CELL(&quot;Row&quot;;[.N136]));[.K136])" office:value-type="float" office:value="132">
              <text:p>132</text:p>
            </table:table-cell>
            <table:table-cell table:style-name="ce4" table:formula="of:=IF(AND([.$A136]&lt;=[.P$1];[.$A135]&gt;[.$A136]);0;IF(EXACT([.$A136];[.P$1]+1);[.O135]+1;[.O135]))" office:value-type="float" office:value="1">
              <text:p>1</text:p>
            </table:table-cell>
            <table:table-cell table:style-name="ce4" table:formula="of:=['account types'.$C$19]&amp;TEXT([.O136];['account types'.$B$19])&amp;['account types'.$D$19]" office:value-type="string" office:string-value="1">
              <text:p>1</text:p>
            </table:table-cell>
            <table:table-cell table:style-name="ce4" table:formula="of:=IF(EXACT([.N135];[.N136]);IF(EXACT([.O135];[.O136]);[.Q135];CELL(&quot;Row&quot;;[.Q136]));[.N136])" office:value-type="float" office:value="133">
              <text:p>133</text:p>
            </table:table-cell>
            <table:table-cell table:style-name="ce4" table:formula="of:=IF(AND([.$A136]&lt;=[.S$1];[.$A135]&gt;[.$A136]);0;IF(EXACT([.$A136];[.S$1]+1);[.R135]+1;[.R135]))" office:value-type="float" office:value="3">
              <text:p>3</text:p>
            </table:table-cell>
            <table:table-cell table:style-name="ce4" table:formula="of:=['account types'.$C$20]&amp;TEXT([.R136];['account types'.$B$20])&amp;['account types'.$D$20]" office:value-type="string" office:string-value="3">
              <text:p>3</text:p>
            </table:table-cell>
            <table:table-cell table:style-name="ce4" table:formula="of:=IF(EXACT([.Q135];[.Q136]);IF(EXACT([.R135];[.R136]);[.T135];CELL(&quot;Row&quot;;[.T136]));[.Q136])" office:value-type="float" office:value="136">
              <text:p>136</text:p>
            </table:table-cell>
            <table:table-cell table:style-name="ce6" table:formula="of:=NOT(AND(OR([.A135]&gt;[.A136];[.A135]=[.A136]);[.A135]&lt;&gt;7))" office:value-type="boolean" office:boolean-value="true">
              <text:p>TRUE</text:p>
            </table:table-cell>
            <table:table-cell table:style-name="Nivel7" table:formula="of:=CONCATENATE([.D136];[.G136];[.J136];[.M136];[.P136];[.S136])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511113">
              <text:p>511113</text:p>
            </table:table-cell>
            <table:table-cell table:style-name="ce7" office:value-type="string">
              <text:p>Bonificaciones</text:p>
            </table:table-cell>
            <table:table-cell table:style-name="Nivel7" table:formula="of:=[.W136]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Bonificaciones">
              <text:p>Bonificac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Bon</text:p>
            </table:table-cell>
            <table:table-cell table:style-name="Datos" table:formula="of:=IF(EXACT([.A136];1);&quot;&quot;;IF(EXACT([.A136];2);INDIRECT(CONCATENATE(&quot;V&quot;;[.B136]));IF(EXACT([.A136];3);INDIRECT(CONCATENATE(&quot;V&quot;;[.E136]));IF(EXACT([.A136];4);INDIRECT(CONCATENATE(&quot;V&quot;;[.H136]));IF(EXACT([.A136];5);INDIRECT(CONCATENATE(&quot;V&quot;;[.K136]));IF(EXACT([.A136];6);INDIRECT(CONCATENATE(&quot;V&quot;;[.N136]));IF(EXACT([.A136];7);INDIRECT(CONCATENATE(&quot;V&quot;;[.Q136])))))))))" office:value-type="string" office:string-value="511110">
              <text:p>511110</text:p>
            </table:table-cell>
            <table:table-cell table:style-name="ce9" table:formula="of:=NOT(OR(AND(NOT(EXACT([.A136];7));NOT(EXACT([.AD136];&quot;view&quot;)));AND(EXACT([.A136];7);EXACT([.AD13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6];['account types'.$A$2:.$C$12];2)" office:value-type="string" office:string-value="other">
              <text:p>other</text:p>
            </table:table-cell>
            <table:table-cell table:style-name="Datos" table:formula="of:=VLOOKUP([.AD13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7];1);CELL(&quot;Row&quot;;[.B137]);[.B136])" office:value-type="float" office:value="2">
              <text:p>2</text:p>
            </table:table-cell>
            <table:table-cell table:style-name="ce4" table:formula="of:=IF(EXACT([.$A137];1);0;IF(EXACT([.$A137];2);[.C136]+1;[.C136]))" office:value-type="float" office:value="5">
              <text:p>5</text:p>
            </table:table-cell>
            <table:table-cell table:style-name="ce4" table:formula="of:=['account types'.$C$15]&amp;TEXT([.C137];['account types'.$B$15])&amp;['account types'.$D$15]" office:value-type="string" office:string-value="5">
              <text:p>5</text:p>
            </table:table-cell>
            <table:table-cell table:style-name="ce4" table:formula="of:=IF(EXACT([.B136];[.B137]);IF(EXACT([.C136];[.C137]);[.E136];CELL(&quot;Row&quot;;[.E137]));[.B137])" office:value-type="float" office:value="129">
              <text:p>129</text:p>
            </table:table-cell>
            <table:table-cell table:style-name="ce4" table:formula="of:=IF(AND([.$A137]&lt;=[.G$1];[.$A136]&gt;[.$A137]);0;IF(EXACT([.$A137];[.G$1]+1);[.F136]+1;[.F136]))" office:value-type="float" office:value="1">
              <text:p>1</text:p>
            </table:table-cell>
            <table:table-cell table:style-name="ce4" table:formula="of:=['account types'.$C$16]&amp;TEXT([.F137];['account types'.$B$16])&amp;['account types'.$D$16]" office:value-type="string" office:string-value="1">
              <text:p>1</text:p>
            </table:table-cell>
            <table:table-cell table:style-name="ce4" table:formula="of:=IF(EXACT([.E136];[.E137]);IF(EXACT([.F136];[.F137]);[.H136];CELL(&quot;Row&quot;;[.H137]));[.E137])" office:value-type="float" office:value="130">
              <text:p>130</text:p>
            </table:table-cell>
            <table:table-cell table:style-name="ce4" table:formula="of:=IF(AND([.$A137]&lt;=[.J$1];[.$A136]&gt;[.$A137]);0;IF(EXACT([.$A137];[.J$1]+1);[.I136]+1;[.I136]))" office:value-type="float" office:value="1">
              <text:p>1</text:p>
            </table:table-cell>
            <table:table-cell table:style-name="ce4" table:formula="of:=['account types'.$C$17]&amp;TEXT([.I137];['account types'.$B$17])&amp;['account types'.$D$17]" office:value-type="string" office:string-value="1">
              <text:p>1</text:p>
            </table:table-cell>
            <table:table-cell table:style-name="ce4" table:formula="of:=IF(EXACT([.H136];[.H137]);IF(EXACT([.I136];[.I137]);[.K136];CELL(&quot;Row&quot;;[.K137]));[.H137])" office:value-type="float" office:value="131">
              <text:p>131</text:p>
            </table:table-cell>
            <table:table-cell table:style-name="ce4" table:formula="of:=IF(AND([.$A137]&lt;=[.M$1];[.$A136]&gt;[.$A137]);0;IF(EXACT([.$A137];[.M$1]+1);[.L136]+1;[.L136]))" office:value-type="float" office:value="1">
              <text:p>1</text:p>
            </table:table-cell>
            <table:table-cell table:style-name="ce4" table:formula="of:=['account types'.$C$18]&amp;TEXT([.L137];['account types'.$B$18])&amp;['account types'.$D$18]" office:value-type="string" office:string-value="1">
              <text:p>1</text:p>
            </table:table-cell>
            <table:table-cell table:style-name="ce4" table:formula="of:=IF(EXACT([.K136];[.K137]);IF(EXACT([.L136];[.L137]);[.N136];CELL(&quot;Row&quot;;[.N137]));[.K137])" office:value-type="float" office:value="132">
              <text:p>132</text:p>
            </table:table-cell>
            <table:table-cell table:style-name="ce4" table:formula="of:=IF(AND([.$A137]&lt;=[.P$1];[.$A136]&gt;[.$A137]);0;IF(EXACT([.$A137];[.P$1]+1);[.O136]+1;[.O136]))" office:value-type="float" office:value="1">
              <text:p>1</text:p>
            </table:table-cell>
            <table:table-cell table:style-name="ce4" table:formula="of:=['account types'.$C$19]&amp;TEXT([.O137];['account types'.$B$19])&amp;['account types'.$D$19]" office:value-type="string" office:string-value="1">
              <text:p>1</text:p>
            </table:table-cell>
            <table:table-cell table:style-name="ce4" table:formula="of:=IF(EXACT([.N136];[.N137]);IF(EXACT([.O136];[.O137]);[.Q136];CELL(&quot;Row&quot;;[.Q137]));[.N137])" office:value-type="float" office:value="133">
              <text:p>133</text:p>
            </table:table-cell>
            <table:table-cell table:style-name="ce4" table:formula="of:=IF(AND([.$A137]&lt;=[.S$1];[.$A136]&gt;[.$A137]);0;IF(EXACT([.$A137];[.S$1]+1);[.R136]+1;[.R136]))" office:value-type="float" office:value="4">
              <text:p>4</text:p>
            </table:table-cell>
            <table:table-cell table:style-name="ce4" table:formula="of:=['account types'.$C$20]&amp;TEXT([.R137];['account types'.$B$20])&amp;['account types'.$D$20]" office:value-type="string" office:string-value="4">
              <text:p>4</text:p>
            </table:table-cell>
            <table:table-cell table:style-name="ce4" table:formula="of:=IF(EXACT([.Q136];[.Q137]);IF(EXACT([.R136];[.R137]);[.T136];CELL(&quot;Row&quot;;[.T137]));[.Q137])" office:value-type="float" office:value="137">
              <text:p>137</text:p>
            </table:table-cell>
            <table:table-cell table:style-name="ce6" table:formula="of:=NOT(AND(OR([.A136]&gt;[.A137];[.A136]=[.A137]);[.A136]&lt;&gt;7))" office:value-type="boolean" office:boolean-value="true">
              <text:p>TRUE</text:p>
            </table:table-cell>
            <table:table-cell table:style-name="Nivel7" table:formula="of:=CONCATENATE([.D137];[.G137];[.J137];[.M137];[.P137];[.S137])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511114">
              <text:p>511114</text:p>
            </table:table-cell>
            <table:table-cell table:style-name="ce7" office:value-type="string">
              <text:p>Comisiones</text:p>
            </table:table-cell>
            <table:table-cell table:style-name="Nivel7" table:formula="of:=[.W137]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Comisiones">
              <text:p>Comision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om</text:p>
            </table:table-cell>
            <table:table-cell table:style-name="Datos" table:formula="of:=IF(EXACT([.A137];1);&quot;&quot;;IF(EXACT([.A137];2);INDIRECT(CONCATENATE(&quot;V&quot;;[.B137]));IF(EXACT([.A137];3);INDIRECT(CONCATENATE(&quot;V&quot;;[.E137]));IF(EXACT([.A137];4);INDIRECT(CONCATENATE(&quot;V&quot;;[.H137]));IF(EXACT([.A137];5);INDIRECT(CONCATENATE(&quot;V&quot;;[.K137]));IF(EXACT([.A137];6);INDIRECT(CONCATENATE(&quot;V&quot;;[.N137]));IF(EXACT([.A137];7);INDIRECT(CONCATENATE(&quot;V&quot;;[.Q137])))))))))" office:value-type="string" office:string-value="511110">
              <text:p>511110</text:p>
            </table:table-cell>
            <table:table-cell table:style-name="ce9" table:formula="of:=NOT(OR(AND(NOT(EXACT([.A137];7));NOT(EXACT([.AD137];&quot;view&quot;)));AND(EXACT([.A137];7);EXACT([.AD137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7];['account types'.$A$2:.$C$12];2)" office:value-type="string" office:string-value="other">
              <text:p>other</text:p>
            </table:table-cell>
            <table:table-cell table:style-name="Datos" table:formula="of:=VLOOKUP([.AD13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8];1);CELL(&quot;Row&quot;;[.B138]);[.B137])" office:value-type="float" office:value="2">
              <text:p>2</text:p>
            </table:table-cell>
            <table:table-cell table:style-name="ce4" table:formula="of:=IF(EXACT([.$A138];1);0;IF(EXACT([.$A138];2);[.C137]+1;[.C137]))" office:value-type="float" office:value="5">
              <text:p>5</text:p>
            </table:table-cell>
            <table:table-cell table:style-name="ce4" table:formula="of:=['account types'.$C$15]&amp;TEXT([.C138];['account types'.$B$15])&amp;['account types'.$D$15]" office:value-type="string" office:string-value="5">
              <text:p>5</text:p>
            </table:table-cell>
            <table:table-cell table:style-name="ce4" table:formula="of:=IF(EXACT([.B137];[.B138]);IF(EXACT([.C137];[.C138]);[.E137];CELL(&quot;Row&quot;;[.E138]));[.B138])" office:value-type="float" office:value="129">
              <text:p>129</text:p>
            </table:table-cell>
            <table:table-cell table:style-name="ce4" table:formula="of:=IF(AND([.$A138]&lt;=[.G$1];[.$A137]&gt;[.$A138]);0;IF(EXACT([.$A138];[.G$1]+1);[.F137]+1;[.F137]))" office:value-type="float" office:value="1">
              <text:p>1</text:p>
            </table:table-cell>
            <table:table-cell table:style-name="ce4" table:formula="of:=['account types'.$C$16]&amp;TEXT([.F138];['account types'.$B$16])&amp;['account types'.$D$16]" office:value-type="string" office:string-value="1">
              <text:p>1</text:p>
            </table:table-cell>
            <table:table-cell table:style-name="ce4" table:formula="of:=IF(EXACT([.E137];[.E138]);IF(EXACT([.F137];[.F138]);[.H137];CELL(&quot;Row&quot;;[.H138]));[.E138])" office:value-type="float" office:value="130">
              <text:p>130</text:p>
            </table:table-cell>
            <table:table-cell table:style-name="ce4" table:formula="of:=IF(AND([.$A138]&lt;=[.J$1];[.$A137]&gt;[.$A138]);0;IF(EXACT([.$A138];[.J$1]+1);[.I137]+1;[.I137]))" office:value-type="float" office:value="1">
              <text:p>1</text:p>
            </table:table-cell>
            <table:table-cell table:style-name="ce4" table:formula="of:=['account types'.$C$17]&amp;TEXT([.I138];['account types'.$B$17])&amp;['account types'.$D$17]" office:value-type="string" office:string-value="1">
              <text:p>1</text:p>
            </table:table-cell>
            <table:table-cell table:style-name="ce4" table:formula="of:=IF(EXACT([.H137];[.H138]);IF(EXACT([.I137];[.I138]);[.K137];CELL(&quot;Row&quot;;[.K138]));[.H138])" office:value-type="float" office:value="131">
              <text:p>131</text:p>
            </table:table-cell>
            <table:table-cell table:style-name="ce4" table:formula="of:=IF(AND([.$A138]&lt;=[.M$1];[.$A137]&gt;[.$A138]);0;IF(EXACT([.$A138];[.M$1]+1);[.L137]+1;[.L137]))" office:value-type="float" office:value="1">
              <text:p>1</text:p>
            </table:table-cell>
            <table:table-cell table:style-name="ce4" table:formula="of:=['account types'.$C$18]&amp;TEXT([.L138];['account types'.$B$18])&amp;['account types'.$D$18]" office:value-type="string" office:string-value="1">
              <text:p>1</text:p>
            </table:table-cell>
            <table:table-cell table:style-name="ce4" table:formula="of:=IF(EXACT([.K137];[.K138]);IF(EXACT([.L137];[.L138]);[.N137];CELL(&quot;Row&quot;;[.N138]));[.K138])" office:value-type="float" office:value="132">
              <text:p>132</text:p>
            </table:table-cell>
            <table:table-cell table:style-name="ce4" table:formula="of:=IF(AND([.$A138]&lt;=[.P$1];[.$A137]&gt;[.$A138]);0;IF(EXACT([.$A138];[.P$1]+1);[.O137]+1;[.O137]))" office:value-type="float" office:value="1">
              <text:p>1</text:p>
            </table:table-cell>
            <table:table-cell table:style-name="ce4" table:formula="of:=['account types'.$C$19]&amp;TEXT([.O138];['account types'.$B$19])&amp;['account types'.$D$19]" office:value-type="string" office:string-value="1">
              <text:p>1</text:p>
            </table:table-cell>
            <table:table-cell table:style-name="ce4" table:formula="of:=IF(EXACT([.N137];[.N138]);IF(EXACT([.O137];[.O138]);[.Q137];CELL(&quot;Row&quot;;[.Q138]));[.N138])" office:value-type="float" office:value="133">
              <text:p>133</text:p>
            </table:table-cell>
            <table:table-cell table:style-name="ce4" table:formula="of:=IF(AND([.$A138]&lt;=[.S$1];[.$A137]&gt;[.$A138]);0;IF(EXACT([.$A138];[.S$1]+1);[.R137]+1;[.R137]))" office:value-type="float" office:value="5">
              <text:p>5</text:p>
            </table:table-cell>
            <table:table-cell table:style-name="ce4" table:formula="of:=['account types'.$C$20]&amp;TEXT([.R138];['account types'.$B$20])&amp;['account types'.$D$20]" office:value-type="string" office:string-value="5">
              <text:p>5</text:p>
            </table:table-cell>
            <table:table-cell table:style-name="ce4" table:formula="of:=IF(EXACT([.Q137];[.Q138]);IF(EXACT([.R137];[.R138]);[.T137];CELL(&quot;Row&quot;;[.T138]));[.Q138])" office:value-type="float" office:value="138">
              <text:p>138</text:p>
            </table:table-cell>
            <table:table-cell table:style-name="ce6" table:formula="of:=NOT(AND(OR([.A137]&gt;[.A138];[.A137]=[.A138]);[.A137]&lt;&gt;7))" office:value-type="boolean" office:boolean-value="true">
              <text:p>TRUE</text:p>
            </table:table-cell>
            <table:table-cell table:style-name="Nivel7" table:formula="of:=CONCATENATE([.D138];[.G138];[.J138];[.M138];[.P138];[.S138])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511115">
              <text:p>511115</text:p>
            </table:table-cell>
            <table:table-cell table:style-name="ce7" office:value-type="string">
              <text:p>Cargas patronales</text:p>
            </table:table-cell>
            <table:table-cell table:style-name="Nivel7" table:formula="of:=[.W138]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Cargas patronales">
              <text:p>Cargas patron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pat</text:p>
            </table:table-cell>
            <table:table-cell table:style-name="Datos" table:formula="of:=IF(EXACT([.A138];1);&quot;&quot;;IF(EXACT([.A138];2);INDIRECT(CONCATENATE(&quot;V&quot;;[.B138]));IF(EXACT([.A138];3);INDIRECT(CONCATENATE(&quot;V&quot;;[.E138]));IF(EXACT([.A138];4);INDIRECT(CONCATENATE(&quot;V&quot;;[.H138]));IF(EXACT([.A138];5);INDIRECT(CONCATENATE(&quot;V&quot;;[.K138]));IF(EXACT([.A138];6);INDIRECT(CONCATENATE(&quot;V&quot;;[.N138]));IF(EXACT([.A138];7);INDIRECT(CONCATENATE(&quot;V&quot;;[.Q138])))))))))" office:value-type="string" office:string-value="511110">
              <text:p>511110</text:p>
            </table:table-cell>
            <table:table-cell table:style-name="ce9" table:formula="of:=NOT(OR(AND(NOT(EXACT([.A138];7));NOT(EXACT([.AD138];&quot;view&quot;)));AND(EXACT([.A138];7);EXACT([.AD138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8];['account types'.$A$2:.$C$12];2)" office:value-type="string" office:string-value="other">
              <text:p>other</text:p>
            </table:table-cell>
            <table:table-cell table:style-name="Datos" table:formula="of:=VLOOKUP([.AD13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39];1);CELL(&quot;Row&quot;;[.B139]);[.B138])" office:value-type="float" office:value="2">
              <text:p>2</text:p>
            </table:table-cell>
            <table:table-cell table:style-name="ce4" table:formula="of:=IF(EXACT([.$A139];1);0;IF(EXACT([.$A139];2);[.C138]+1;[.C138]))" office:value-type="float" office:value="5">
              <text:p>5</text:p>
            </table:table-cell>
            <table:table-cell table:style-name="ce4" table:formula="of:=['account types'.$C$15]&amp;TEXT([.C139];['account types'.$B$15])&amp;['account types'.$D$15]" office:value-type="string" office:string-value="5">
              <text:p>5</text:p>
            </table:table-cell>
            <table:table-cell table:style-name="ce4" table:formula="of:=IF(EXACT([.B138];[.B139]);IF(EXACT([.C138];[.C139]);[.E138];CELL(&quot;Row&quot;;[.E139]));[.B139])" office:value-type="float" office:value="129">
              <text:p>129</text:p>
            </table:table-cell>
            <table:table-cell table:style-name="ce4" table:formula="of:=IF(AND([.$A139]&lt;=[.G$1];[.$A138]&gt;[.$A139]);0;IF(EXACT([.$A139];[.G$1]+1);[.F138]+1;[.F138]))" office:value-type="float" office:value="1">
              <text:p>1</text:p>
            </table:table-cell>
            <table:table-cell table:style-name="ce4" table:formula="of:=['account types'.$C$16]&amp;TEXT([.F139];['account types'.$B$16])&amp;['account types'.$D$16]" office:value-type="string" office:string-value="1">
              <text:p>1</text:p>
            </table:table-cell>
            <table:table-cell table:style-name="ce4" table:formula="of:=IF(EXACT([.E138];[.E139]);IF(EXACT([.F138];[.F139]);[.H138];CELL(&quot;Row&quot;;[.H139]));[.E139])" office:value-type="float" office:value="130">
              <text:p>130</text:p>
            </table:table-cell>
            <table:table-cell table:style-name="ce4" table:formula="of:=IF(AND([.$A139]&lt;=[.J$1];[.$A138]&gt;[.$A139]);0;IF(EXACT([.$A139];[.J$1]+1);[.I138]+1;[.I138]))" office:value-type="float" office:value="1">
              <text:p>1</text:p>
            </table:table-cell>
            <table:table-cell table:style-name="ce4" table:formula="of:=['account types'.$C$17]&amp;TEXT([.I139];['account types'.$B$17])&amp;['account types'.$D$17]" office:value-type="string" office:string-value="1">
              <text:p>1</text:p>
            </table:table-cell>
            <table:table-cell table:style-name="ce4" table:formula="of:=IF(EXACT([.H138];[.H139]);IF(EXACT([.I138];[.I139]);[.K138];CELL(&quot;Row&quot;;[.K139]));[.H139])" office:value-type="float" office:value="131">
              <text:p>131</text:p>
            </table:table-cell>
            <table:table-cell table:style-name="ce4" table:formula="of:=IF(AND([.$A139]&lt;=[.M$1];[.$A138]&gt;[.$A139]);0;IF(EXACT([.$A139];[.M$1]+1);[.L138]+1;[.L138]))" office:value-type="float" office:value="1">
              <text:p>1</text:p>
            </table:table-cell>
            <table:table-cell table:style-name="ce4" table:formula="of:=['account types'.$C$18]&amp;TEXT([.L139];['account types'.$B$18])&amp;['account types'.$D$18]" office:value-type="string" office:string-value="1">
              <text:p>1</text:p>
            </table:table-cell>
            <table:table-cell table:style-name="ce4" table:formula="of:=IF(EXACT([.K138];[.K139]);IF(EXACT([.L138];[.L139]);[.N138];CELL(&quot;Row&quot;;[.N139]));[.K139])" office:value-type="float" office:value="132">
              <text:p>132</text:p>
            </table:table-cell>
            <table:table-cell table:style-name="ce4" table:formula="of:=IF(AND([.$A139]&lt;=[.P$1];[.$A138]&gt;[.$A139]);0;IF(EXACT([.$A139];[.P$1]+1);[.O138]+1;[.O138]))" office:value-type="float" office:value="1">
              <text:p>1</text:p>
            </table:table-cell>
            <table:table-cell table:style-name="ce4" table:formula="of:=['account types'.$C$19]&amp;TEXT([.O139];['account types'.$B$19])&amp;['account types'.$D$19]" office:value-type="string" office:string-value="1">
              <text:p>1</text:p>
            </table:table-cell>
            <table:table-cell table:style-name="ce4" table:formula="of:=IF(EXACT([.N138];[.N139]);IF(EXACT([.O138];[.O139]);[.Q138];CELL(&quot;Row&quot;;[.Q139]));[.N139])" office:value-type="float" office:value="133">
              <text:p>133</text:p>
            </table:table-cell>
            <table:table-cell table:style-name="ce4" table:formula="of:=IF(AND([.$A139]&lt;=[.S$1];[.$A138]&gt;[.$A139]);0;IF(EXACT([.$A139];[.S$1]+1);[.R138]+1;[.R138]))" office:value-type="float" office:value="6">
              <text:p>6</text:p>
            </table:table-cell>
            <table:table-cell table:style-name="ce4" table:formula="of:=['account types'.$C$20]&amp;TEXT([.R139];['account types'.$B$20])&amp;['account types'.$D$20]" office:value-type="string" office:string-value="6">
              <text:p>6</text:p>
            </table:table-cell>
            <table:table-cell table:style-name="ce4" table:formula="of:=IF(EXACT([.Q138];[.Q139]);IF(EXACT([.R138];[.R139]);[.T138];CELL(&quot;Row&quot;;[.T139]));[.Q139])" office:value-type="float" office:value="139">
              <text:p>139</text:p>
            </table:table-cell>
            <table:table-cell table:style-name="ce6" table:formula="of:=NOT(AND(OR([.A138]&gt;[.A139];[.A138]=[.A139]);[.A138]&lt;&gt;7))" office:value-type="boolean" office:boolean-value="true">
              <text:p>TRUE</text:p>
            </table:table-cell>
            <table:table-cell table:style-name="Nivel7" table:formula="of:=CONCATENATE([.D139];[.G139];[.J139];[.M139];[.P139];[.S139])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511116">
              <text:p>511116</text:p>
            </table:table-cell>
            <table:table-cell table:style-name="ce7" office:value-type="string">
              <text:p>Aguinaldo</text:p>
            </table:table-cell>
            <table:table-cell table:style-name="Nivel7" table:formula="of:=[.W139]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Aguinaldo">
              <text:p>Aguinald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g</text:p>
            </table:table-cell>
            <table:table-cell table:style-name="Datos" table:formula="of:=IF(EXACT([.A139];1);&quot;&quot;;IF(EXACT([.A139];2);INDIRECT(CONCATENATE(&quot;V&quot;;[.B139]));IF(EXACT([.A139];3);INDIRECT(CONCATENATE(&quot;V&quot;;[.E139]));IF(EXACT([.A139];4);INDIRECT(CONCATENATE(&quot;V&quot;;[.H139]));IF(EXACT([.A139];5);INDIRECT(CONCATENATE(&quot;V&quot;;[.K139]));IF(EXACT([.A139];6);INDIRECT(CONCATENATE(&quot;V&quot;;[.N139]));IF(EXACT([.A139];7);INDIRECT(CONCATENATE(&quot;V&quot;;[.Q139])))))))))" office:value-type="string" office:string-value="511110">
              <text:p>511110</text:p>
            </table:table-cell>
            <table:table-cell table:style-name="ce9" table:formula="of:=NOT(OR(AND(NOT(EXACT([.A139];7));NOT(EXACT([.AD139];&quot;view&quot;)));AND(EXACT([.A139];7);EXACT([.AD13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39];['account types'.$A$2:.$C$12];2)" office:value-type="string" office:string-value="other">
              <text:p>other</text:p>
            </table:table-cell>
            <table:table-cell table:style-name="Datos" table:formula="of:=VLOOKUP([.AD13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0];1);CELL(&quot;Row&quot;;[.B140]);[.B139])" office:value-type="float" office:value="2">
              <text:p>2</text:p>
            </table:table-cell>
            <table:table-cell table:style-name="ce4" table:formula="of:=IF(EXACT([.$A140];1);0;IF(EXACT([.$A140];2);[.C139]+1;[.C139]))" office:value-type="float" office:value="5">
              <text:p>5</text:p>
            </table:table-cell>
            <table:table-cell table:style-name="ce4" table:formula="of:=['account types'.$C$15]&amp;TEXT([.C140];['account types'.$B$15])&amp;['account types'.$D$15]" office:value-type="string" office:string-value="5">
              <text:p>5</text:p>
            </table:table-cell>
            <table:table-cell table:style-name="ce4" table:formula="of:=IF(EXACT([.B139];[.B140]);IF(EXACT([.C139];[.C140]);[.E139];CELL(&quot;Row&quot;;[.E140]));[.B140])" office:value-type="float" office:value="129">
              <text:p>129</text:p>
            </table:table-cell>
            <table:table-cell table:style-name="ce4" table:formula="of:=IF(AND([.$A140]&lt;=[.G$1];[.$A139]&gt;[.$A140]);0;IF(EXACT([.$A140];[.G$1]+1);[.F139]+1;[.F139]))" office:value-type="float" office:value="1">
              <text:p>1</text:p>
            </table:table-cell>
            <table:table-cell table:style-name="ce4" table:formula="of:=['account types'.$C$16]&amp;TEXT([.F140];['account types'.$B$16])&amp;['account types'.$D$16]" office:value-type="string" office:string-value="1">
              <text:p>1</text:p>
            </table:table-cell>
            <table:table-cell table:style-name="ce4" table:formula="of:=IF(EXACT([.E139];[.E140]);IF(EXACT([.F139];[.F140]);[.H139];CELL(&quot;Row&quot;;[.H140]));[.E140])" office:value-type="float" office:value="130">
              <text:p>130</text:p>
            </table:table-cell>
            <table:table-cell table:style-name="ce4" table:formula="of:=IF(AND([.$A140]&lt;=[.J$1];[.$A139]&gt;[.$A140]);0;IF(EXACT([.$A140];[.J$1]+1);[.I139]+1;[.I139]))" office:value-type="float" office:value="1">
              <text:p>1</text:p>
            </table:table-cell>
            <table:table-cell table:style-name="ce4" table:formula="of:=['account types'.$C$17]&amp;TEXT([.I140];['account types'.$B$17])&amp;['account types'.$D$17]" office:value-type="string" office:string-value="1">
              <text:p>1</text:p>
            </table:table-cell>
            <table:table-cell table:style-name="ce4" table:formula="of:=IF(EXACT([.H139];[.H140]);IF(EXACT([.I139];[.I140]);[.K139];CELL(&quot;Row&quot;;[.K140]));[.H140])" office:value-type="float" office:value="131">
              <text:p>131</text:p>
            </table:table-cell>
            <table:table-cell table:style-name="ce4" table:formula="of:=IF(AND([.$A140]&lt;=[.M$1];[.$A139]&gt;[.$A140]);0;IF(EXACT([.$A140];[.M$1]+1);[.L139]+1;[.L139]))" office:value-type="float" office:value="1">
              <text:p>1</text:p>
            </table:table-cell>
            <table:table-cell table:style-name="ce4" table:formula="of:=['account types'.$C$18]&amp;TEXT([.L140];['account types'.$B$18])&amp;['account types'.$D$18]" office:value-type="string" office:string-value="1">
              <text:p>1</text:p>
            </table:table-cell>
            <table:table-cell table:style-name="ce4" table:formula="of:=IF(EXACT([.K139];[.K140]);IF(EXACT([.L139];[.L140]);[.N139];CELL(&quot;Row&quot;;[.N140]));[.K140])" office:value-type="float" office:value="132">
              <text:p>132</text:p>
            </table:table-cell>
            <table:table-cell table:style-name="ce4" table:formula="of:=IF(AND([.$A140]&lt;=[.P$1];[.$A139]&gt;[.$A140]);0;IF(EXACT([.$A140];[.P$1]+1);[.O139]+1;[.O139]))" office:value-type="float" office:value="1">
              <text:p>1</text:p>
            </table:table-cell>
            <table:table-cell table:style-name="ce4" table:formula="of:=['account types'.$C$19]&amp;TEXT([.O140];['account types'.$B$19])&amp;['account types'.$D$19]" office:value-type="string" office:string-value="1">
              <text:p>1</text:p>
            </table:table-cell>
            <table:table-cell table:style-name="ce4" table:formula="of:=IF(EXACT([.N139];[.N140]);IF(EXACT([.O139];[.O140]);[.Q139];CELL(&quot;Row&quot;;[.Q140]));[.N140])" office:value-type="float" office:value="133">
              <text:p>133</text:p>
            </table:table-cell>
            <table:table-cell table:style-name="ce4" table:formula="of:=IF(AND([.$A140]&lt;=[.S$1];[.$A139]&gt;[.$A140]);0;IF(EXACT([.$A140];[.S$1]+1);[.R139]+1;[.R139]))" office:value-type="float" office:value="7">
              <text:p>7</text:p>
            </table:table-cell>
            <table:table-cell table:style-name="ce4" table:formula="of:=['account types'.$C$20]&amp;TEXT([.R140];['account types'.$B$20])&amp;['account types'.$D$20]" office:value-type="string" office:string-value="7">
              <text:p>7</text:p>
            </table:table-cell>
            <table:table-cell table:style-name="ce4" table:formula="of:=IF(EXACT([.Q139];[.Q140]);IF(EXACT([.R139];[.R140]);[.T139];CELL(&quot;Row&quot;;[.T140]));[.Q140])" office:value-type="float" office:value="140">
              <text:p>140</text:p>
            </table:table-cell>
            <table:table-cell table:style-name="ce6" table:formula="of:=NOT(AND(OR([.A139]&gt;[.A140];[.A139]=[.A140]);[.A139]&lt;&gt;7))" office:value-type="boolean" office:boolean-value="true">
              <text:p>TRUE</text:p>
            </table:table-cell>
            <table:table-cell table:style-name="Nivel7" table:formula="of:=CONCATENATE([.D140];[.G140];[.J140];[.M140];[.P140];[.S140])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511117">
              <text:p>511117</text:p>
            </table:table-cell>
            <table:table-cell table:style-name="ce7" office:value-type="string">
              <text:p>Preaviso</text:p>
            </table:table-cell>
            <table:table-cell table:style-name="Nivel7" table:formula="of:=[.W140]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Preaviso">
              <text:p>Preavis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re</text:p>
            </table:table-cell>
            <table:table-cell table:style-name="Datos" table:formula="of:=IF(EXACT([.A140];1);&quot;&quot;;IF(EXACT([.A140];2);INDIRECT(CONCATENATE(&quot;V&quot;;[.B140]));IF(EXACT([.A140];3);INDIRECT(CONCATENATE(&quot;V&quot;;[.E140]));IF(EXACT([.A140];4);INDIRECT(CONCATENATE(&quot;V&quot;;[.H140]));IF(EXACT([.A140];5);INDIRECT(CONCATENATE(&quot;V&quot;;[.K140]));IF(EXACT([.A140];6);INDIRECT(CONCATENATE(&quot;V&quot;;[.N140]));IF(EXACT([.A140];7);INDIRECT(CONCATENATE(&quot;V&quot;;[.Q140])))))))))" office:value-type="string" office:string-value="511110">
              <text:p>511110</text:p>
            </table:table-cell>
            <table:table-cell table:style-name="ce9" table:formula="of:=NOT(OR(AND(NOT(EXACT([.A140];7));NOT(EXACT([.AD140];&quot;view&quot;)));AND(EXACT([.A140];7);EXACT([.AD14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0];['account types'.$A$2:.$C$12];2)" office:value-type="string" office:string-value="other">
              <text:p>other</text:p>
            </table:table-cell>
            <table:table-cell table:style-name="Datos" table:formula="of:=VLOOKUP([.AD14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1];1);CELL(&quot;Row&quot;;[.B141]);[.B140])" office:value-type="float" office:value="2">
              <text:p>2</text:p>
            </table:table-cell>
            <table:table-cell table:style-name="ce4" table:formula="of:=IF(EXACT([.$A141];1);0;IF(EXACT([.$A141];2);[.C140]+1;[.C140]))" office:value-type="float" office:value="5">
              <text:p>5</text:p>
            </table:table-cell>
            <table:table-cell table:style-name="ce4" table:formula="of:=['account types'.$C$15]&amp;TEXT([.C141];['account types'.$B$15])&amp;['account types'.$D$15]" office:value-type="string" office:string-value="5">
              <text:p>5</text:p>
            </table:table-cell>
            <table:table-cell table:style-name="ce4" table:formula="of:=IF(EXACT([.B140];[.B141]);IF(EXACT([.C140];[.C141]);[.E140];CELL(&quot;Row&quot;;[.E141]));[.B141])" office:value-type="float" office:value="129">
              <text:p>129</text:p>
            </table:table-cell>
            <table:table-cell table:style-name="ce4" table:formula="of:=IF(AND([.$A141]&lt;=[.G$1];[.$A140]&gt;[.$A141]);0;IF(EXACT([.$A141];[.G$1]+1);[.F140]+1;[.F140]))" office:value-type="float" office:value="1">
              <text:p>1</text:p>
            </table:table-cell>
            <table:table-cell table:style-name="ce4" table:formula="of:=['account types'.$C$16]&amp;TEXT([.F141];['account types'.$B$16])&amp;['account types'.$D$16]" office:value-type="string" office:string-value="1">
              <text:p>1</text:p>
            </table:table-cell>
            <table:table-cell table:style-name="ce4" table:formula="of:=IF(EXACT([.E140];[.E141]);IF(EXACT([.F140];[.F141]);[.H140];CELL(&quot;Row&quot;;[.H141]));[.E141])" office:value-type="float" office:value="130">
              <text:p>130</text:p>
            </table:table-cell>
            <table:table-cell table:style-name="ce4" table:formula="of:=IF(AND([.$A141]&lt;=[.J$1];[.$A140]&gt;[.$A141]);0;IF(EXACT([.$A141];[.J$1]+1);[.I140]+1;[.I140]))" office:value-type="float" office:value="1">
              <text:p>1</text:p>
            </table:table-cell>
            <table:table-cell table:style-name="ce4" table:formula="of:=['account types'.$C$17]&amp;TEXT([.I141];['account types'.$B$17])&amp;['account types'.$D$17]" office:value-type="string" office:string-value="1">
              <text:p>1</text:p>
            </table:table-cell>
            <table:table-cell table:style-name="ce4" table:formula="of:=IF(EXACT([.H140];[.H141]);IF(EXACT([.I140];[.I141]);[.K140];CELL(&quot;Row&quot;;[.K141]));[.H141])" office:value-type="float" office:value="131">
              <text:p>131</text:p>
            </table:table-cell>
            <table:table-cell table:style-name="ce4" table:formula="of:=IF(AND([.$A141]&lt;=[.M$1];[.$A140]&gt;[.$A141]);0;IF(EXACT([.$A141];[.M$1]+1);[.L140]+1;[.L140]))" office:value-type="float" office:value="1">
              <text:p>1</text:p>
            </table:table-cell>
            <table:table-cell table:style-name="ce4" table:formula="of:=['account types'.$C$18]&amp;TEXT([.L141];['account types'.$B$18])&amp;['account types'.$D$18]" office:value-type="string" office:string-value="1">
              <text:p>1</text:p>
            </table:table-cell>
            <table:table-cell table:style-name="ce4" table:formula="of:=IF(EXACT([.K140];[.K141]);IF(EXACT([.L140];[.L141]);[.N140];CELL(&quot;Row&quot;;[.N141]));[.K141])" office:value-type="float" office:value="132">
              <text:p>132</text:p>
            </table:table-cell>
            <table:table-cell table:style-name="ce4" table:formula="of:=IF(AND([.$A141]&lt;=[.P$1];[.$A140]&gt;[.$A141]);0;IF(EXACT([.$A141];[.P$1]+1);[.O140]+1;[.O140]))" office:value-type="float" office:value="1">
              <text:p>1</text:p>
            </table:table-cell>
            <table:table-cell table:style-name="ce4" table:formula="of:=['account types'.$C$19]&amp;TEXT([.O141];['account types'.$B$19])&amp;['account types'.$D$19]" office:value-type="string" office:string-value="1">
              <text:p>1</text:p>
            </table:table-cell>
            <table:table-cell table:style-name="ce4" table:formula="of:=IF(EXACT([.N140];[.N141]);IF(EXACT([.O140];[.O141]);[.Q140];CELL(&quot;Row&quot;;[.Q141]));[.N141])" office:value-type="float" office:value="133">
              <text:p>133</text:p>
            </table:table-cell>
            <table:table-cell table:style-name="ce4" table:formula="of:=IF(AND([.$A141]&lt;=[.S$1];[.$A140]&gt;[.$A141]);0;IF(EXACT([.$A141];[.S$1]+1);[.R140]+1;[.R140]))" office:value-type="float" office:value="8">
              <text:p>8</text:p>
            </table:table-cell>
            <table:table-cell table:style-name="ce4" table:formula="of:=['account types'.$C$20]&amp;TEXT([.R141];['account types'.$B$20])&amp;['account types'.$D$20]" office:value-type="string" office:string-value="8">
              <text:p>8</text:p>
            </table:table-cell>
            <table:table-cell table:style-name="ce4" table:formula="of:=IF(EXACT([.Q140];[.Q141]);IF(EXACT([.R140];[.R141]);[.T140];CELL(&quot;Row&quot;;[.T141]));[.Q141])" office:value-type="float" office:value="141">
              <text:p>141</text:p>
            </table:table-cell>
            <table:table-cell table:style-name="ce6" table:formula="of:=NOT(AND(OR([.A140]&gt;[.A141];[.A140]=[.A141]);[.A140]&lt;&gt;7))" office:value-type="boolean" office:boolean-value="true">
              <text:p>TRUE</text:p>
            </table:table-cell>
            <table:table-cell table:style-name="Nivel7" table:formula="of:=CONCATENATE([.D141];[.G141];[.J141];[.M141];[.P141];[.S141])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511118">
              <text:p>511118</text:p>
            </table:table-cell>
            <table:table-cell table:style-name="ce7" office:value-type="string">
              <text:p>Cesantía</text:p>
            </table:table-cell>
            <table:table-cell table:style-name="Nivel7" table:formula="of:=[.W141]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Cesantía">
              <text:p>Cesantí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es</text:p>
            </table:table-cell>
            <table:table-cell table:style-name="Datos" table:formula="of:=IF(EXACT([.A141];1);&quot;&quot;;IF(EXACT([.A141];2);INDIRECT(CONCATENATE(&quot;V&quot;;[.B141]));IF(EXACT([.A141];3);INDIRECT(CONCATENATE(&quot;V&quot;;[.E141]));IF(EXACT([.A141];4);INDIRECT(CONCATENATE(&quot;V&quot;;[.H141]));IF(EXACT([.A141];5);INDIRECT(CONCATENATE(&quot;V&quot;;[.K141]));IF(EXACT([.A141];6);INDIRECT(CONCATENATE(&quot;V&quot;;[.N141]));IF(EXACT([.A141];7);INDIRECT(CONCATENATE(&quot;V&quot;;[.Q141])))))))))" office:value-type="string" office:string-value="511110">
              <text:p>511110</text:p>
            </table:table-cell>
            <table:table-cell table:style-name="ce9" table:formula="of:=NOT(OR(AND(NOT(EXACT([.A141];7));NOT(EXACT([.AD141];&quot;view&quot;)));AND(EXACT([.A141];7);EXACT([.AD141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1];['account types'.$A$2:.$C$12];2)" office:value-type="string" office:string-value="other">
              <text:p>other</text:p>
            </table:table-cell>
            <table:table-cell table:style-name="Datos" table:formula="of:=VLOOKUP([.AD14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42];1);CELL(&quot;Row&quot;;[.B142]);[.B141])" office:value-type="float" office:value="2">
              <text:p>2</text:p>
            </table:table-cell>
            <table:table-cell table:style-name="ce4" table:formula="of:=IF(EXACT([.$A142];1);0;IF(EXACT([.$A142];2);[.C141]+1;[.C141]))" office:value-type="float" office:value="5">
              <text:p>5</text:p>
            </table:table-cell>
            <table:table-cell table:style-name="ce4" table:formula="of:=['account types'.$C$15]&amp;TEXT([.C142];['account types'.$B$15])&amp;['account types'.$D$15]" office:value-type="string" office:string-value="5">
              <text:p>5</text:p>
            </table:table-cell>
            <table:table-cell table:style-name="ce4" table:formula="of:=IF(EXACT([.B141];[.B142]);IF(EXACT([.C141];[.C142]);[.E141];CELL(&quot;Row&quot;;[.E142]));[.B142])" office:value-type="float" office:value="129">
              <text:p>129</text:p>
            </table:table-cell>
            <table:table-cell table:style-name="ce4" table:formula="of:=IF(AND([.$A142]&lt;=[.G$1];[.$A141]&gt;[.$A142]);0;IF(EXACT([.$A142];[.G$1]+1);[.F141]+1;[.F141]))" office:value-type="float" office:value="1">
              <text:p>1</text:p>
            </table:table-cell>
            <table:table-cell table:style-name="ce4" table:formula="of:=['account types'.$C$16]&amp;TEXT([.F142];['account types'.$B$16])&amp;['account types'.$D$16]" office:value-type="string" office:string-value="1">
              <text:p>1</text:p>
            </table:table-cell>
            <table:table-cell table:style-name="ce4" table:formula="of:=IF(EXACT([.E141];[.E142]);IF(EXACT([.F141];[.F142]);[.H141];CELL(&quot;Row&quot;;[.H142]));[.E142])" office:value-type="float" office:value="130">
              <text:p>130</text:p>
            </table:table-cell>
            <table:table-cell table:style-name="ce4" table:formula="of:=IF(AND([.$A142]&lt;=[.J$1];[.$A141]&gt;[.$A142]);0;IF(EXACT([.$A142];[.J$1]+1);[.I141]+1;[.I141]))" office:value-type="float" office:value="1">
              <text:p>1</text:p>
            </table:table-cell>
            <table:table-cell table:style-name="ce4" table:formula="of:=['account types'.$C$17]&amp;TEXT([.I142];['account types'.$B$17])&amp;['account types'.$D$17]" office:value-type="string" office:string-value="1">
              <text:p>1</text:p>
            </table:table-cell>
            <table:table-cell table:style-name="ce4" table:formula="of:=IF(EXACT([.H141];[.H142]);IF(EXACT([.I141];[.I142]);[.K141];CELL(&quot;Row&quot;;[.K142]));[.H142])" office:value-type="float" office:value="131">
              <text:p>131</text:p>
            </table:table-cell>
            <table:table-cell table:style-name="ce4" table:formula="of:=IF(AND([.$A142]&lt;=[.M$1];[.$A141]&gt;[.$A142]);0;IF(EXACT([.$A142];[.M$1]+1);[.L141]+1;[.L141]))" office:value-type="float" office:value="1">
              <text:p>1</text:p>
            </table:table-cell>
            <table:table-cell table:style-name="ce4" table:formula="of:=['account types'.$C$18]&amp;TEXT([.L142];['account types'.$B$18])&amp;['account types'.$D$18]" office:value-type="string" office:string-value="1">
              <text:p>1</text:p>
            </table:table-cell>
            <table:table-cell table:style-name="ce4" table:formula="of:=IF(EXACT([.K141];[.K142]);IF(EXACT([.L141];[.L142]);[.N141];CELL(&quot;Row&quot;;[.N142]));[.K142])" office:value-type="float" office:value="132">
              <text:p>132</text:p>
            </table:table-cell>
            <table:table-cell table:style-name="ce4" table:formula="of:=IF(AND([.$A142]&lt;=[.P$1];[.$A141]&gt;[.$A142]);0;IF(EXACT([.$A142];[.P$1]+1);[.O141]+1;[.O141]))" office:value-type="float" office:value="2">
              <text:p>2</text:p>
            </table:table-cell>
            <table:table-cell table:style-name="ce4" table:formula="of:=['account types'.$C$19]&amp;TEXT([.O142];['account types'.$B$19])&amp;['account types'.$D$19]" office:value-type="string" office:string-value="2">
              <text:p>2</text:p>
            </table:table-cell>
            <table:table-cell table:style-name="ce4" table:formula="of:=IF(EXACT([.N141];[.N142]);IF(EXACT([.O141];[.O142]);[.Q141];CELL(&quot;Row&quot;;[.Q142]));[.N142])" office:value-type="float" office:value="142">
              <text:p>142</text:p>
            </table:table-cell>
            <table:table-cell table:style-name="ce4" table:formula="of:=IF(AND([.$A142]&lt;=[.S$1];[.$A141]&gt;[.$A142]);0;IF(EXACT([.$A142];[.S$1]+1);[.R141]+1;[.R141]))" office:value-type="float" office:value="0">
              <text:p>0</text:p>
            </table:table-cell>
            <table:table-cell table:style-name="ce4" table:formula="of:=['account types'.$C$20]&amp;TEXT([.R142];['account types'.$B$20])&amp;['account types'.$D$20]" office:value-type="string" office:string-value="0">
              <text:p>0</text:p>
            </table:table-cell>
            <table:table-cell table:style-name="ce4" table:formula="of:=IF(EXACT([.Q141];[.Q142]);IF(EXACT([.R141];[.R142]);[.T141];CELL(&quot;Row&quot;;[.T142]));[.Q142])" office:value-type="float" office:value="142">
              <text:p>142</text:p>
            </table:table-cell>
            <table:table-cell table:style-name="ce6" table:formula="of:=NOT(AND(OR([.A141]&gt;[.A142];[.A141]=[.A142]);[.A141]&lt;&gt;7))" office:value-type="boolean" office:boolean-value="true">
              <text:p>TRUE</text:p>
            </table:table-cell>
            <table:table-cell table:style-name="Nivel6" table:formula="of:=CONCATENATE([.D142];[.G142];[.J142];[.M142];[.P142];[.S142])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511120">
              <text:p>511120</text:p>
            </table:table-cell>
            <table:table-cell table:style-name="ce7" office:value-type="string">
              <text:p>Viáticos</text:p>
            </table:table-cell>
            <table:table-cell table:style-name="Nivel6" table:formula="of:=[.W142]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Viáticos">
              <text:p>Viáti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Via</text:p>
            </table:table-cell>
            <table:table-cell table:style-name="Datos" table:formula="of:=IF(EXACT([.A142];1);&quot;&quot;;IF(EXACT([.A142];2);INDIRECT(CONCATENATE(&quot;V&quot;;[.B142]));IF(EXACT([.A142];3);INDIRECT(CONCATENATE(&quot;V&quot;;[.E142]));IF(EXACT([.A142];4);INDIRECT(CONCATENATE(&quot;V&quot;;[.H142]));IF(EXACT([.A142];5);INDIRECT(CONCATENATE(&quot;V&quot;;[.K142]));IF(EXACT([.A142];6);INDIRECT(CONCATENATE(&quot;V&quot;;[.N142]));IF(EXACT([.A142];7);INDIRECT(CONCATENATE(&quot;V&quot;;[.Q142])))))))))" office:value-type="string" office:string-value="511100">
              <text:p>511100</text:p>
            </table:table-cell>
            <table:table-cell table:style-name="ce9" table:formula="of:=NOT(OR(AND(NOT(EXACT([.A142];7));NOT(EXACT([.AD142];&quot;view&quot;)));AND(EXACT([.A142];7);EXACT([.AD14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2];['account types'.$A$2:.$C$12];2)" office:value-type="string" office:string-value="view">
              <text:p>view</text:p>
            </table:table-cell>
            <table:table-cell table:style-name="Datos" table:formula="of:=VLOOKUP([.AD14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3];1);CELL(&quot;Row&quot;;[.B143]);[.B142])" office:value-type="float" office:value="2">
              <text:p>2</text:p>
            </table:table-cell>
            <table:table-cell table:style-name="ce4" table:formula="of:=IF(EXACT([.$A143];1);0;IF(EXACT([.$A143];2);[.C142]+1;[.C142]))" office:value-type="float" office:value="5">
              <text:p>5</text:p>
            </table:table-cell>
            <table:table-cell table:style-name="ce4" table:formula="of:=['account types'.$C$15]&amp;TEXT([.C143];['account types'.$B$15])&amp;['account types'.$D$15]" office:value-type="string" office:string-value="5">
              <text:p>5</text:p>
            </table:table-cell>
            <table:table-cell table:style-name="ce4" table:formula="of:=IF(EXACT([.B142];[.B143]);IF(EXACT([.C142];[.C143]);[.E142];CELL(&quot;Row&quot;;[.E143]));[.B143])" office:value-type="float" office:value="129">
              <text:p>129</text:p>
            </table:table-cell>
            <table:table-cell table:style-name="ce4" table:formula="of:=IF(AND([.$A143]&lt;=[.G$1];[.$A142]&gt;[.$A143]);0;IF(EXACT([.$A143];[.G$1]+1);[.F142]+1;[.F142]))" office:value-type="float" office:value="1">
              <text:p>1</text:p>
            </table:table-cell>
            <table:table-cell table:style-name="ce4" table:formula="of:=['account types'.$C$16]&amp;TEXT([.F143];['account types'.$B$16])&amp;['account types'.$D$16]" office:value-type="string" office:string-value="1">
              <text:p>1</text:p>
            </table:table-cell>
            <table:table-cell table:style-name="ce4" table:formula="of:=IF(EXACT([.E142];[.E143]);IF(EXACT([.F142];[.F143]);[.H142];CELL(&quot;Row&quot;;[.H143]));[.E143])" office:value-type="float" office:value="130">
              <text:p>130</text:p>
            </table:table-cell>
            <table:table-cell table:style-name="ce4" table:formula="of:=IF(AND([.$A143]&lt;=[.J$1];[.$A142]&gt;[.$A143]);0;IF(EXACT([.$A143];[.J$1]+1);[.I142]+1;[.I142]))" office:value-type="float" office:value="1">
              <text:p>1</text:p>
            </table:table-cell>
            <table:table-cell table:style-name="ce4" table:formula="of:=['account types'.$C$17]&amp;TEXT([.I143];['account types'.$B$17])&amp;['account types'.$D$17]" office:value-type="string" office:string-value="1">
              <text:p>1</text:p>
            </table:table-cell>
            <table:table-cell table:style-name="ce4" table:formula="of:=IF(EXACT([.H142];[.H143]);IF(EXACT([.I142];[.I143]);[.K142];CELL(&quot;Row&quot;;[.K143]));[.H143])" office:value-type="float" office:value="131">
              <text:p>131</text:p>
            </table:table-cell>
            <table:table-cell table:style-name="ce4" table:formula="of:=IF(AND([.$A143]&lt;=[.M$1];[.$A142]&gt;[.$A143]);0;IF(EXACT([.$A143];[.M$1]+1);[.L142]+1;[.L142]))" office:value-type="float" office:value="1">
              <text:p>1</text:p>
            </table:table-cell>
            <table:table-cell table:style-name="ce4" table:formula="of:=['account types'.$C$18]&amp;TEXT([.L143];['account types'.$B$18])&amp;['account types'.$D$18]" office:value-type="string" office:string-value="1">
              <text:p>1</text:p>
            </table:table-cell>
            <table:table-cell table:style-name="ce4" table:formula="of:=IF(EXACT([.K142];[.K143]);IF(EXACT([.L142];[.L143]);[.N142];CELL(&quot;Row&quot;;[.N143]));[.K143])" office:value-type="float" office:value="132">
              <text:p>132</text:p>
            </table:table-cell>
            <table:table-cell table:style-name="ce4" table:formula="of:=IF(AND([.$A143]&lt;=[.P$1];[.$A142]&gt;[.$A143]);0;IF(EXACT([.$A143];[.P$1]+1);[.O142]+1;[.O142]))" office:value-type="float" office:value="2">
              <text:p>2</text:p>
            </table:table-cell>
            <table:table-cell table:style-name="ce4" table:formula="of:=['account types'.$C$19]&amp;TEXT([.O143];['account types'.$B$19])&amp;['account types'.$D$19]" office:value-type="string" office:string-value="2">
              <text:p>2</text:p>
            </table:table-cell>
            <table:table-cell table:style-name="ce4" table:formula="of:=IF(EXACT([.N142];[.N143]);IF(EXACT([.O142];[.O143]);[.Q142];CELL(&quot;Row&quot;;[.Q143]));[.N143])" office:value-type="float" office:value="142">
              <text:p>142</text:p>
            </table:table-cell>
            <table:table-cell table:style-name="ce4" table:formula="of:=IF(AND([.$A143]&lt;=[.S$1];[.$A142]&gt;[.$A143]);0;IF(EXACT([.$A143];[.S$1]+1);[.R142]+1;[.R142]))" office:value-type="float" office:value="1">
              <text:p>1</text:p>
            </table:table-cell>
            <table:table-cell table:style-name="ce4" table:formula="of:=['account types'.$C$20]&amp;TEXT([.R143];['account types'.$B$20])&amp;['account types'.$D$20]" office:value-type="string" office:string-value="1">
              <text:p>1</text:p>
            </table:table-cell>
            <table:table-cell table:style-name="ce4" table:formula="of:=IF(EXACT([.Q142];[.Q143]);IF(EXACT([.R142];[.R143]);[.T142];CELL(&quot;Row&quot;;[.T143]));[.Q143])" office:value-type="float" office:value="143">
              <text:p>143</text:p>
            </table:table-cell>
            <table:table-cell table:style-name="ce6" table:formula="of:=NOT(AND(OR([.A142]&gt;[.A143];[.A142]=[.A143]);[.A142]&lt;&gt;7))" office:value-type="boolean" office:boolean-value="true">
              <text:p>TRUE</text:p>
            </table:table-cell>
            <table:table-cell table:style-name="Nivel7" table:formula="of:=CONCATENATE([.D143];[.G143];[.J143];[.M143];[.P143];[.S143])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511121">
              <text:p>511121</text:p>
            </table:table-cell>
            <table:table-cell table:style-name="ce7" office:value-type="string">
              <text:p>Transporte</text:p>
            </table:table-cell>
            <table:table-cell table:style-name="Nivel7" table:formula="of:=[.W143]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Transporte">
              <text:p>Transport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rans</text:p>
            </table:table-cell>
            <table:table-cell table:style-name="Datos" table:formula="of:=IF(EXACT([.A143];1);&quot;&quot;;IF(EXACT([.A143];2);INDIRECT(CONCATENATE(&quot;V&quot;;[.B143]));IF(EXACT([.A143];3);INDIRECT(CONCATENATE(&quot;V&quot;;[.E143]));IF(EXACT([.A143];4);INDIRECT(CONCATENATE(&quot;V&quot;;[.H143]));IF(EXACT([.A143];5);INDIRECT(CONCATENATE(&quot;V&quot;;[.K143]));IF(EXACT([.A143];6);INDIRECT(CONCATENATE(&quot;V&quot;;[.N143]));IF(EXACT([.A143];7);INDIRECT(CONCATENATE(&quot;V&quot;;[.Q143])))))))))" office:value-type="string" office:string-value="511120">
              <text:p>511120</text:p>
            </table:table-cell>
            <table:table-cell table:style-name="ce9" table:formula="of:=NOT(OR(AND(NOT(EXACT([.A143];7));NOT(EXACT([.AD143];&quot;view&quot;)));AND(EXACT([.A143];7);EXACT([.AD143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3];['account types'.$A$2:.$C$12];2)" office:value-type="string" office:string-value="other">
              <text:p>other</text:p>
            </table:table-cell>
            <table:table-cell table:style-name="Datos" table:formula="of:=VLOOKUP([.AD14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4];1);CELL(&quot;Row&quot;;[.B144]);[.B143])" office:value-type="float" office:value="2">
              <text:p>2</text:p>
            </table:table-cell>
            <table:table-cell table:style-name="ce4" table:formula="of:=IF(EXACT([.$A144];1);0;IF(EXACT([.$A144];2);[.C143]+1;[.C143]))" office:value-type="float" office:value="5">
              <text:p>5</text:p>
            </table:table-cell>
            <table:table-cell table:style-name="ce4" table:formula="of:=['account types'.$C$15]&amp;TEXT([.C144];['account types'.$B$15])&amp;['account types'.$D$15]" office:value-type="string" office:string-value="5">
              <text:p>5</text:p>
            </table:table-cell>
            <table:table-cell table:style-name="ce4" table:formula="of:=IF(EXACT([.B143];[.B144]);IF(EXACT([.C143];[.C144]);[.E143];CELL(&quot;Row&quot;;[.E144]));[.B144])" office:value-type="float" office:value="129">
              <text:p>129</text:p>
            </table:table-cell>
            <table:table-cell table:style-name="ce4" table:formula="of:=IF(AND([.$A144]&lt;=[.G$1];[.$A143]&gt;[.$A144]);0;IF(EXACT([.$A144];[.G$1]+1);[.F143]+1;[.F143]))" office:value-type="float" office:value="1">
              <text:p>1</text:p>
            </table:table-cell>
            <table:table-cell table:style-name="ce4" table:formula="of:=['account types'.$C$16]&amp;TEXT([.F144];['account types'.$B$16])&amp;['account types'.$D$16]" office:value-type="string" office:string-value="1">
              <text:p>1</text:p>
            </table:table-cell>
            <table:table-cell table:style-name="ce4" table:formula="of:=IF(EXACT([.E143];[.E144]);IF(EXACT([.F143];[.F144]);[.H143];CELL(&quot;Row&quot;;[.H144]));[.E144])" office:value-type="float" office:value="130">
              <text:p>130</text:p>
            </table:table-cell>
            <table:table-cell table:style-name="ce4" table:formula="of:=IF(AND([.$A144]&lt;=[.J$1];[.$A143]&gt;[.$A144]);0;IF(EXACT([.$A144];[.J$1]+1);[.I143]+1;[.I143]))" office:value-type="float" office:value="1">
              <text:p>1</text:p>
            </table:table-cell>
            <table:table-cell table:style-name="ce4" table:formula="of:=['account types'.$C$17]&amp;TEXT([.I144];['account types'.$B$17])&amp;['account types'.$D$17]" office:value-type="string" office:string-value="1">
              <text:p>1</text:p>
            </table:table-cell>
            <table:table-cell table:style-name="ce4" table:formula="of:=IF(EXACT([.H143];[.H144]);IF(EXACT([.I143];[.I144]);[.K143];CELL(&quot;Row&quot;;[.K144]));[.H144])" office:value-type="float" office:value="131">
              <text:p>131</text:p>
            </table:table-cell>
            <table:table-cell table:style-name="ce4" table:formula="of:=IF(AND([.$A144]&lt;=[.M$1];[.$A143]&gt;[.$A144]);0;IF(EXACT([.$A144];[.M$1]+1);[.L143]+1;[.L143]))" office:value-type="float" office:value="1">
              <text:p>1</text:p>
            </table:table-cell>
            <table:table-cell table:style-name="ce4" table:formula="of:=['account types'.$C$18]&amp;TEXT([.L144];['account types'.$B$18])&amp;['account types'.$D$18]" office:value-type="string" office:string-value="1">
              <text:p>1</text:p>
            </table:table-cell>
            <table:table-cell table:style-name="ce4" table:formula="of:=IF(EXACT([.K143];[.K144]);IF(EXACT([.L143];[.L144]);[.N143];CELL(&quot;Row&quot;;[.N144]));[.K144])" office:value-type="float" office:value="132">
              <text:p>132</text:p>
            </table:table-cell>
            <table:table-cell table:style-name="ce4" table:formula="of:=IF(AND([.$A144]&lt;=[.P$1];[.$A143]&gt;[.$A144]);0;IF(EXACT([.$A144];[.P$1]+1);[.O143]+1;[.O143]))" office:value-type="float" office:value="2">
              <text:p>2</text:p>
            </table:table-cell>
            <table:table-cell table:style-name="ce4" table:formula="of:=['account types'.$C$19]&amp;TEXT([.O144];['account types'.$B$19])&amp;['account types'.$D$19]" office:value-type="string" office:string-value="2">
              <text:p>2</text:p>
            </table:table-cell>
            <table:table-cell table:style-name="ce4" table:formula="of:=IF(EXACT([.N143];[.N144]);IF(EXACT([.O143];[.O144]);[.Q143];CELL(&quot;Row&quot;;[.Q144]));[.N144])" office:value-type="float" office:value="142">
              <text:p>142</text:p>
            </table:table-cell>
            <table:table-cell table:style-name="ce4" table:formula="of:=IF(AND([.$A144]&lt;=[.S$1];[.$A143]&gt;[.$A144]);0;IF(EXACT([.$A144];[.S$1]+1);[.R143]+1;[.R143]))" office:value-type="float" office:value="2">
              <text:p>2</text:p>
            </table:table-cell>
            <table:table-cell table:style-name="ce4" table:formula="of:=['account types'.$C$20]&amp;TEXT([.R144];['account types'.$B$20])&amp;['account types'.$D$20]" office:value-type="string" office:string-value="2">
              <text:p>2</text:p>
            </table:table-cell>
            <table:table-cell table:style-name="ce4" table:formula="of:=IF(EXACT([.Q143];[.Q144]);IF(EXACT([.R143];[.R144]);[.T143];CELL(&quot;Row&quot;;[.T144]));[.Q144])" office:value-type="float" office:value="144">
              <text:p>144</text:p>
            </table:table-cell>
            <table:table-cell table:style-name="ce6" table:formula="of:=NOT(AND(OR([.A143]&gt;[.A144];[.A143]=[.A144]);[.A143]&lt;&gt;7))" office:value-type="boolean" office:boolean-value="true">
              <text:p>TRUE</text:p>
            </table:table-cell>
            <table:table-cell table:style-name="Nivel7" table:formula="of:=CONCATENATE([.D144];[.G144];[.J144];[.M144];[.P144];[.S144])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511122">
              <text:p>511122</text:p>
            </table:table-cell>
            <table:table-cell table:style-name="ce7" office:value-type="string">
              <text:p>Alimentación</text:p>
            </table:table-cell>
            <table:table-cell table:style-name="Nivel7" table:formula="of:=[.W144]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Alimentación">
              <text:p>Alimenta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lim</text:p>
            </table:table-cell>
            <table:table-cell table:style-name="Datos" table:formula="of:=IF(EXACT([.A144];1);&quot;&quot;;IF(EXACT([.A144];2);INDIRECT(CONCATENATE(&quot;V&quot;;[.B144]));IF(EXACT([.A144];3);INDIRECT(CONCATENATE(&quot;V&quot;;[.E144]));IF(EXACT([.A144];4);INDIRECT(CONCATENATE(&quot;V&quot;;[.H144]));IF(EXACT([.A144];5);INDIRECT(CONCATENATE(&quot;V&quot;;[.K144]));IF(EXACT([.A144];6);INDIRECT(CONCATENATE(&quot;V&quot;;[.N144]));IF(EXACT([.A144];7);INDIRECT(CONCATENATE(&quot;V&quot;;[.Q144])))))))))" office:value-type="string" office:string-value="511120">
              <text:p>511120</text:p>
            </table:table-cell>
            <table:table-cell table:style-name="ce9" table:formula="of:=NOT(OR(AND(NOT(EXACT([.A144];7));NOT(EXACT([.AD144];&quot;view&quot;)));AND(EXACT([.A144];7);EXACT([.AD14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4];['account types'.$A$2:.$C$12];2)" office:value-type="string" office:string-value="other">
              <text:p>other</text:p>
            </table:table-cell>
            <table:table-cell table:style-name="Datos" table:formula="of:=VLOOKUP([.AD14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5];1);CELL(&quot;Row&quot;;[.B145]);[.B144])" office:value-type="float" office:value="2">
              <text:p>2</text:p>
            </table:table-cell>
            <table:table-cell table:style-name="ce4" table:formula="of:=IF(EXACT([.$A145];1);0;IF(EXACT([.$A145];2);[.C144]+1;[.C144]))" office:value-type="float" office:value="5">
              <text:p>5</text:p>
            </table:table-cell>
            <table:table-cell table:style-name="ce4" table:formula="of:=['account types'.$C$15]&amp;TEXT([.C145];['account types'.$B$15])&amp;['account types'.$D$15]" office:value-type="string" office:string-value="5">
              <text:p>5</text:p>
            </table:table-cell>
            <table:table-cell table:style-name="ce4" table:formula="of:=IF(EXACT([.B144];[.B145]);IF(EXACT([.C144];[.C145]);[.E144];CELL(&quot;Row&quot;;[.E145]));[.B145])" office:value-type="float" office:value="129">
              <text:p>129</text:p>
            </table:table-cell>
            <table:table-cell table:style-name="ce4" table:formula="of:=IF(AND([.$A145]&lt;=[.G$1];[.$A144]&gt;[.$A145]);0;IF(EXACT([.$A145];[.G$1]+1);[.F144]+1;[.F144]))" office:value-type="float" office:value="1">
              <text:p>1</text:p>
            </table:table-cell>
            <table:table-cell table:style-name="ce4" table:formula="of:=['account types'.$C$16]&amp;TEXT([.F145];['account types'.$B$16])&amp;['account types'.$D$16]" office:value-type="string" office:string-value="1">
              <text:p>1</text:p>
            </table:table-cell>
            <table:table-cell table:style-name="ce4" table:formula="of:=IF(EXACT([.E144];[.E145]);IF(EXACT([.F144];[.F145]);[.H144];CELL(&quot;Row&quot;;[.H145]));[.E145])" office:value-type="float" office:value="130">
              <text:p>130</text:p>
            </table:table-cell>
            <table:table-cell table:style-name="ce4" table:formula="of:=IF(AND([.$A145]&lt;=[.J$1];[.$A144]&gt;[.$A145]);0;IF(EXACT([.$A145];[.J$1]+1);[.I144]+1;[.I144]))" office:value-type="float" office:value="1">
              <text:p>1</text:p>
            </table:table-cell>
            <table:table-cell table:style-name="ce4" table:formula="of:=['account types'.$C$17]&amp;TEXT([.I145];['account types'.$B$17])&amp;['account types'.$D$17]" office:value-type="string" office:string-value="1">
              <text:p>1</text:p>
            </table:table-cell>
            <table:table-cell table:style-name="ce4" table:formula="of:=IF(EXACT([.H144];[.H145]);IF(EXACT([.I144];[.I145]);[.K144];CELL(&quot;Row&quot;;[.K145]));[.H145])" office:value-type="float" office:value="131">
              <text:p>131</text:p>
            </table:table-cell>
            <table:table-cell table:style-name="ce4" table:formula="of:=IF(AND([.$A145]&lt;=[.M$1];[.$A144]&gt;[.$A145]);0;IF(EXACT([.$A145];[.M$1]+1);[.L144]+1;[.L144]))" office:value-type="float" office:value="1">
              <text:p>1</text:p>
            </table:table-cell>
            <table:table-cell table:style-name="ce4" table:formula="of:=['account types'.$C$18]&amp;TEXT([.L145];['account types'.$B$18])&amp;['account types'.$D$18]" office:value-type="string" office:string-value="1">
              <text:p>1</text:p>
            </table:table-cell>
            <table:table-cell table:style-name="ce4" table:formula="of:=IF(EXACT([.K144];[.K145]);IF(EXACT([.L144];[.L145]);[.N144];CELL(&quot;Row&quot;;[.N145]));[.K145])" office:value-type="float" office:value="132">
              <text:p>132</text:p>
            </table:table-cell>
            <table:table-cell table:style-name="ce4" table:formula="of:=IF(AND([.$A145]&lt;=[.P$1];[.$A144]&gt;[.$A145]);0;IF(EXACT([.$A145];[.P$1]+1);[.O144]+1;[.O144]))" office:value-type="float" office:value="2">
              <text:p>2</text:p>
            </table:table-cell>
            <table:table-cell table:style-name="ce4" table:formula="of:=['account types'.$C$19]&amp;TEXT([.O145];['account types'.$B$19])&amp;['account types'.$D$19]" office:value-type="string" office:string-value="2">
              <text:p>2</text:p>
            </table:table-cell>
            <table:table-cell table:style-name="ce4" table:formula="of:=IF(EXACT([.N144];[.N145]);IF(EXACT([.O144];[.O145]);[.Q144];CELL(&quot;Row&quot;;[.Q145]));[.N145])" office:value-type="float" office:value="142">
              <text:p>142</text:p>
            </table:table-cell>
            <table:table-cell table:style-name="ce4" table:formula="of:=IF(AND([.$A145]&lt;=[.S$1];[.$A144]&gt;[.$A145]);0;IF(EXACT([.$A145];[.S$1]+1);[.R144]+1;[.R144]))" office:value-type="float" office:value="3">
              <text:p>3</text:p>
            </table:table-cell>
            <table:table-cell table:style-name="ce4" table:formula="of:=['account types'.$C$20]&amp;TEXT([.R145];['account types'.$B$20])&amp;['account types'.$D$20]" office:value-type="string" office:string-value="3">
              <text:p>3</text:p>
            </table:table-cell>
            <table:table-cell table:style-name="ce4" table:formula="of:=IF(EXACT([.Q144];[.Q145]);IF(EXACT([.R144];[.R145]);[.T144];CELL(&quot;Row&quot;;[.T145]));[.Q145])" office:value-type="float" office:value="145">
              <text:p>145</text:p>
            </table:table-cell>
            <table:table-cell table:style-name="ce6" table:formula="of:=NOT(AND(OR([.A144]&gt;[.A145];[.A144]=[.A145]);[.A144]&lt;&gt;7))" office:value-type="boolean" office:boolean-value="true">
              <text:p>TRUE</text:p>
            </table:table-cell>
            <table:table-cell table:style-name="Nivel7" table:formula="of:=CONCATENATE([.D145];[.G145];[.J145];[.M145];[.P145];[.S145])&amp;T(IF(EXACT([.$A145];1);ORG.OPENOFFICE.STYLE(&quot;Nivel1&quot;);IF(EXACT([.$A145];2);ORG.OPENOFFICE.STYLE(&quot;Nivel2&quot;);IF(EXACT([.$A145];2);ORG.OPENOFFICE.STYLE(&quot;Nivel2&quot;);IF(EXACT([.$A145];3);ORG.OPENOFFICE.STYLE(&quot;Nivel3&quot;);IF(EXACT([.$A145];4);ORG.OPENOFFICE.STYLE(&quot;Nivel4&quot;);IF(EXACT([.$A145];5);ORG.OPENOFFICE.STYLE(&quot;Nivel5&quot;);IF(EXACT([.$A145];6);ORG.OPENOFFICE.STYLE(&quot;Nivel6&quot;);IF(EXACT([.$A145];7);ORG.OPENOFFICE.STYLE(&quot;Nivel7&quot;))))))))))" office:value-type="string" office:string-value="511123">
              <text:p>511123</text:p>
            </table:table-cell>
            <table:table-cell table:style-name="ce7" office:value-type="string">
              <text:p>Hospedaje</text:p>
            </table:table-cell>
            <table:table-cell table:style-name="Nivel7" table:formula="of:=[.W145]&amp;T(IF(EXACT([.$A145];1);ORG.OPENOFFICE.STYLE(&quot;Nivel1&quot;);IF(EXACT([.$A145];2);ORG.OPENOFFICE.STYLE(&quot;Nivel2&quot;);IF(EXACT([.$A145];2);ORG.OPENOFFICE.STYLE(&quot;Nivel2&quot;);IF(EXACT([.$A145];3);ORG.OPENOFFICE.STYLE(&quot;Nivel3&quot;);IF(EXACT([.$A145];4);ORG.OPENOFFICE.STYLE(&quot;Nivel4&quot;);IF(EXACT([.$A145];5);ORG.OPENOFFICE.STYLE(&quot;Nivel5&quot;);IF(EXACT([.$A145];6);ORG.OPENOFFICE.STYLE(&quot;Nivel6&quot;);IF(EXACT([.$A145];7);ORG.OPENOFFICE.STYLE(&quot;Nivel7&quot;))))))))))" office:value-type="string" office:string-value="Hospedaje">
              <text:p>Hospedaje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Hosp</text:p>
            </table:table-cell>
            <table:table-cell table:style-name="Datos" table:formula="of:=IF(EXACT([.A145];1);&quot;&quot;;IF(EXACT([.A145];2);INDIRECT(CONCATENATE(&quot;V&quot;;[.B145]));IF(EXACT([.A145];3);INDIRECT(CONCATENATE(&quot;V&quot;;[.E145]));IF(EXACT([.A145];4);INDIRECT(CONCATENATE(&quot;V&quot;;[.H145]));IF(EXACT([.A145];5);INDIRECT(CONCATENATE(&quot;V&quot;;[.K145]));IF(EXACT([.A145];6);INDIRECT(CONCATENATE(&quot;V&quot;;[.N145]));IF(EXACT([.A145];7);INDIRECT(CONCATENATE(&quot;V&quot;;[.Q145])))))))))" office:value-type="string" office:string-value="511120">
              <text:p>511120</text:p>
            </table:table-cell>
            <table:table-cell table:style-name="ce9" table:formula="of:=NOT(OR(AND(NOT(EXACT([.A145];7));NOT(EXACT([.AD145];&quot;view&quot;)));AND(EXACT([.A145];7);EXACT([.AD14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5];['account types'.$A$2:.$C$12];2)" office:value-type="string" office:string-value="other">
              <text:p>other</text:p>
            </table:table-cell>
            <table:table-cell table:style-name="Datos" table:formula="of:=VLOOKUP([.AD14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46];1);CELL(&quot;Row&quot;;[.B146]);[.B145])" office:value-type="float" office:value="2">
              <text:p>2</text:p>
            </table:table-cell>
            <table:table-cell table:style-name="ce4" table:formula="of:=IF(EXACT([.$A146];1);0;IF(EXACT([.$A146];2);[.C145]+1;[.C145]))" office:value-type="float" office:value="5">
              <text:p>5</text:p>
            </table:table-cell>
            <table:table-cell table:style-name="ce4" table:formula="of:=['account types'.$C$15]&amp;TEXT([.C146];['account types'.$B$15])&amp;['account types'.$D$15]" office:value-type="string" office:string-value="5">
              <text:p>5</text:p>
            </table:table-cell>
            <table:table-cell table:style-name="ce4" table:formula="of:=IF(EXACT([.B145];[.B146]);IF(EXACT([.C145];[.C146]);[.E145];CELL(&quot;Row&quot;;[.E146]));[.B146])" office:value-type="float" office:value="129">
              <text:p>129</text:p>
            </table:table-cell>
            <table:table-cell table:style-name="ce4" table:formula="of:=IF(AND([.$A146]&lt;=[.G$1];[.$A145]&gt;[.$A146]);0;IF(EXACT([.$A146];[.G$1]+1);[.F145]+1;[.F145]))" office:value-type="float" office:value="1">
              <text:p>1</text:p>
            </table:table-cell>
            <table:table-cell table:style-name="ce4" table:formula="of:=['account types'.$C$16]&amp;TEXT([.F146];['account types'.$B$16])&amp;['account types'.$D$16]" office:value-type="string" office:string-value="1">
              <text:p>1</text:p>
            </table:table-cell>
            <table:table-cell table:style-name="ce4" table:formula="of:=IF(EXACT([.E145];[.E146]);IF(EXACT([.F145];[.F146]);[.H145];CELL(&quot;Row&quot;;[.H146]));[.E146])" office:value-type="float" office:value="130">
              <text:p>130</text:p>
            </table:table-cell>
            <table:table-cell table:style-name="ce4" table:formula="of:=IF(AND([.$A146]&lt;=[.J$1];[.$A145]&gt;[.$A146]);0;IF(EXACT([.$A146];[.J$1]+1);[.I145]+1;[.I145]))" office:value-type="float" office:value="1">
              <text:p>1</text:p>
            </table:table-cell>
            <table:table-cell table:style-name="ce4" table:formula="of:=['account types'.$C$17]&amp;TEXT([.I146];['account types'.$B$17])&amp;['account types'.$D$17]" office:value-type="string" office:string-value="1">
              <text:p>1</text:p>
            </table:table-cell>
            <table:table-cell table:style-name="ce4" table:formula="of:=IF(EXACT([.H145];[.H146]);IF(EXACT([.I145];[.I146]);[.K145];CELL(&quot;Row&quot;;[.K146]));[.H146])" office:value-type="float" office:value="131">
              <text:p>131</text:p>
            </table:table-cell>
            <table:table-cell table:style-name="ce4" table:formula="of:=IF(AND([.$A146]&lt;=[.M$1];[.$A145]&gt;[.$A146]);0;IF(EXACT([.$A146];[.M$1]+1);[.L145]+1;[.L145]))" office:value-type="float" office:value="2">
              <text:p>2</text:p>
            </table:table-cell>
            <table:table-cell table:style-name="ce4" table:formula="of:=['account types'.$C$18]&amp;TEXT([.L146];['account types'.$B$18])&amp;['account types'.$D$18]" office:value-type="string" office:string-value="2">
              <text:p>2</text:p>
            </table:table-cell>
            <table:table-cell table:style-name="ce4" table:formula="of:=IF(EXACT([.K145];[.K146]);IF(EXACT([.L145];[.L146]);[.N145];CELL(&quot;Row&quot;;[.N146]));[.K146])" office:value-type="float" office:value="146">
              <text:p>146</text:p>
            </table:table-cell>
            <table:table-cell table:style-name="ce4" table:formula="of:=IF(AND([.$A146]&lt;=[.P$1];[.$A145]&gt;[.$A146]);0;IF(EXACT([.$A146];[.P$1]+1);[.O145]+1;[.O145]))" office:value-type="float" office:value="0">
              <text:p>0</text:p>
            </table:table-cell>
            <table:table-cell table:style-name="ce4" table:formula="of:=['account types'.$C$19]&amp;TEXT([.O146];['account types'.$B$19])&amp;['account types'.$D$19]" office:value-type="string" office:string-value="0">
              <text:p>0</text:p>
            </table:table-cell>
            <table:table-cell table:style-name="ce4" table:formula="of:=IF(EXACT([.N145];[.N146]);IF(EXACT([.O145];[.O146]);[.Q145];CELL(&quot;Row&quot;;[.Q146]));[.N146])" office:value-type="float" office:value="146">
              <text:p>146</text:p>
            </table:table-cell>
            <table:table-cell table:style-name="ce4" table:formula="of:=IF(AND([.$A146]&lt;=[.S$1];[.$A145]&gt;[.$A146]);0;IF(EXACT([.$A146];[.S$1]+1);[.R145]+1;[.R145]))" office:value-type="float" office:value="0">
              <text:p>0</text:p>
            </table:table-cell>
            <table:table-cell table:style-name="ce4" table:formula="of:=['account types'.$C$20]&amp;TEXT([.R146];['account types'.$B$20])&amp;['account types'.$D$20]" office:value-type="string" office:string-value="0">
              <text:p>0</text:p>
            </table:table-cell>
            <table:table-cell table:style-name="ce4" table:formula="of:=IF(EXACT([.Q145];[.Q146]);IF(EXACT([.R145];[.R146]);[.T145];CELL(&quot;Row&quot;;[.T146]));[.Q146])" office:value-type="float" office:value="146">
              <text:p>146</text:p>
            </table:table-cell>
            <table:table-cell table:style-name="ce6" table:formula="of:=NOT(AND(OR([.A145]&gt;[.A146];[.A145]=[.A146]);[.A145]&lt;&gt;7))" office:value-type="boolean" office:boolean-value="true">
              <text:p>TRUE</text:p>
            </table:table-cell>
            <table:table-cell table:style-name="Nivel5" table:formula="of:=CONCATENATE([.D146];[.G146];[.J146];[.M146];[.P146];[.S146])&amp;T(IF(EXACT([.$A146];1);ORG.OPENOFFICE.STYLE(&quot;Nivel1&quot;);IF(EXACT([.$A146];2);ORG.OPENOFFICE.STYLE(&quot;Nivel2&quot;);IF(EXACT([.$A146];2);ORG.OPENOFFICE.STYLE(&quot;Nivel2&quot;);IF(EXACT([.$A146];3);ORG.OPENOFFICE.STYLE(&quot;Nivel3&quot;);IF(EXACT([.$A146];4);ORG.OPENOFFICE.STYLE(&quot;Nivel4&quot;);IF(EXACT([.$A146];5);ORG.OPENOFFICE.STYLE(&quot;Nivel5&quot;);IF(EXACT([.$A146];6);ORG.OPENOFFICE.STYLE(&quot;Nivel6&quot;);IF(EXACT([.$A146];7);ORG.OPENOFFICE.STYLE(&quot;Nivel7&quot;))))))))))" office:value-type="string" office:string-value="511200">
              <text:p>511200</text:p>
            </table:table-cell>
            <table:table-cell table:style-name="ce7" office:value-type="string">
              <text:p>Servicios profesionales</text:p>
            </table:table-cell>
            <table:table-cell table:style-name="Nivel5" table:formula="of:=[.W146]&amp;T(IF(EXACT([.$A146];1);ORG.OPENOFFICE.STYLE(&quot;Nivel1&quot;);IF(EXACT([.$A146];2);ORG.OPENOFFICE.STYLE(&quot;Nivel2&quot;);IF(EXACT([.$A146];2);ORG.OPENOFFICE.STYLE(&quot;Nivel2&quot;);IF(EXACT([.$A146];3);ORG.OPENOFFICE.STYLE(&quot;Nivel3&quot;);IF(EXACT([.$A146];4);ORG.OPENOFFICE.STYLE(&quot;Nivel4&quot;);IF(EXACT([.$A146];5);ORG.OPENOFFICE.STYLE(&quot;Nivel5&quot;);IF(EXACT([.$A146];6);ORG.OPENOFFICE.STYLE(&quot;Nivel6&quot;);IF(EXACT([.$A146];7);ORG.OPENOFFICE.STYLE(&quot;Nivel7&quot;))))))))))" office:value-type="string" office:string-value="Servicios profesionales">
              <text:p>Servicios profesiona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erv-Prof</text:p>
            </table:table-cell>
            <table:table-cell table:style-name="Datos" table:formula="of:=IF(EXACT([.A146];1);&quot;&quot;;IF(EXACT([.A146];2);INDIRECT(CONCATENATE(&quot;V&quot;;[.B146]));IF(EXACT([.A146];3);INDIRECT(CONCATENATE(&quot;V&quot;;[.E146]));IF(EXACT([.A146];4);INDIRECT(CONCATENATE(&quot;V&quot;;[.H146]));IF(EXACT([.A146];5);INDIRECT(CONCATENATE(&quot;V&quot;;[.K146]));IF(EXACT([.A146];6);INDIRECT(CONCATENATE(&quot;V&quot;;[.N146]));IF(EXACT([.A146];7);INDIRECT(CONCATENATE(&quot;V&quot;;[.Q146])))))))))" office:value-type="string" office:string-value="511000">
              <text:p>511000</text:p>
            </table:table-cell>
            <table:table-cell table:style-name="ce9" table:formula="of:=NOT(OR(AND(NOT(EXACT([.A146];7));NOT(EXACT([.AD146];&quot;view&quot;)));AND(EXACT([.A146];7);EXACT([.AD146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6];['account types'.$A$2:.$C$12];2)" office:value-type="string" office:string-value="view">
              <text:p>view</text:p>
            </table:table-cell>
            <table:table-cell table:style-name="Datos" table:formula="of:=VLOOKUP([.AD14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7];1);CELL(&quot;Row&quot;;[.B147]);[.B146])" office:value-type="float" office:value="2">
              <text:p>2</text:p>
            </table:table-cell>
            <table:table-cell table:style-name="ce4" table:formula="of:=IF(EXACT([.$A147];1);0;IF(EXACT([.$A147];2);[.C146]+1;[.C146]))" office:value-type="float" office:value="5">
              <text:p>5</text:p>
            </table:table-cell>
            <table:table-cell table:style-name="ce4" table:formula="of:=['account types'.$C$15]&amp;TEXT([.C147];['account types'.$B$15])&amp;['account types'.$D$15]" office:value-type="string" office:string-value="5">
              <text:p>5</text:p>
            </table:table-cell>
            <table:table-cell table:style-name="ce4" table:formula="of:=IF(EXACT([.B146];[.B147]);IF(EXACT([.C146];[.C147]);[.E146];CELL(&quot;Row&quot;;[.E147]));[.B147])" office:value-type="float" office:value="129">
              <text:p>129</text:p>
            </table:table-cell>
            <table:table-cell table:style-name="ce4" table:formula="of:=IF(AND([.$A147]&lt;=[.G$1];[.$A146]&gt;[.$A147]);0;IF(EXACT([.$A147];[.G$1]+1);[.F146]+1;[.F146]))" office:value-type="float" office:value="1">
              <text:p>1</text:p>
            </table:table-cell>
            <table:table-cell table:style-name="ce4" table:formula="of:=['account types'.$C$16]&amp;TEXT([.F147];['account types'.$B$16])&amp;['account types'.$D$16]" office:value-type="string" office:string-value="1">
              <text:p>1</text:p>
            </table:table-cell>
            <table:table-cell table:style-name="ce4" table:formula="of:=IF(EXACT([.E146];[.E147]);IF(EXACT([.F146];[.F147]);[.H146];CELL(&quot;Row&quot;;[.H147]));[.E147])" office:value-type="float" office:value="130">
              <text:p>130</text:p>
            </table:table-cell>
            <table:table-cell table:style-name="ce4" table:formula="of:=IF(AND([.$A147]&lt;=[.J$1];[.$A146]&gt;[.$A147]);0;IF(EXACT([.$A147];[.J$1]+1);[.I146]+1;[.I146]))" office:value-type="float" office:value="1">
              <text:p>1</text:p>
            </table:table-cell>
            <table:table-cell table:style-name="ce4" table:formula="of:=['account types'.$C$17]&amp;TEXT([.I147];['account types'.$B$17])&amp;['account types'.$D$17]" office:value-type="string" office:string-value="1">
              <text:p>1</text:p>
            </table:table-cell>
            <table:table-cell table:style-name="ce4" table:formula="of:=IF(EXACT([.H146];[.H147]);IF(EXACT([.I146];[.I147]);[.K146];CELL(&quot;Row&quot;;[.K147]));[.H147])" office:value-type="float" office:value="131">
              <text:p>131</text:p>
            </table:table-cell>
            <table:table-cell table:style-name="ce4" table:formula="of:=IF(AND([.$A147]&lt;=[.M$1];[.$A146]&gt;[.$A147]);0;IF(EXACT([.$A147];[.M$1]+1);[.L146]+1;[.L146]))" office:value-type="float" office:value="2">
              <text:p>2</text:p>
            </table:table-cell>
            <table:table-cell table:style-name="ce4" table:formula="of:=['account types'.$C$18]&amp;TEXT([.L147];['account types'.$B$18])&amp;['account types'.$D$18]" office:value-type="string" office:string-value="2">
              <text:p>2</text:p>
            </table:table-cell>
            <table:table-cell table:style-name="ce4" table:formula="of:=IF(EXACT([.K146];[.K147]);IF(EXACT([.L146];[.L147]);[.N146];CELL(&quot;Row&quot;;[.N147]));[.K147])" office:value-type="float" office:value="146">
              <text:p>146</text:p>
            </table:table-cell>
            <table:table-cell table:style-name="ce4" table:formula="of:=IF(AND([.$A147]&lt;=[.P$1];[.$A146]&gt;[.$A147]);0;IF(EXACT([.$A147];[.P$1]+1);[.O146]+1;[.O146]))" office:value-type="float" office:value="0">
              <text:p>0</text:p>
            </table:table-cell>
            <table:table-cell table:style-name="ce4" table:formula="of:=['account types'.$C$19]&amp;TEXT([.O147];['account types'.$B$19])&amp;['account types'.$D$19]" office:value-type="string" office:string-value="0">
              <text:p>0</text:p>
            </table:table-cell>
            <table:table-cell table:style-name="ce4" table:formula="of:=IF(EXACT([.N146];[.N147]);IF(EXACT([.O146];[.O147]);[.Q146];CELL(&quot;Row&quot;;[.Q147]));[.N147])" office:value-type="float" office:value="146">
              <text:p>146</text:p>
            </table:table-cell>
            <table:table-cell table:style-name="ce4" table:formula="of:=IF(AND([.$A147]&lt;=[.S$1];[.$A146]&gt;[.$A147]);0;IF(EXACT([.$A147];[.S$1]+1);[.R146]+1;[.R146]))" office:value-type="float" office:value="1">
              <text:p>1</text:p>
            </table:table-cell>
            <table:table-cell table:style-name="ce4" table:formula="of:=['account types'.$C$20]&amp;TEXT([.R147];['account types'.$B$20])&amp;['account types'.$D$20]" office:value-type="string" office:string-value="1">
              <text:p>1</text:p>
            </table:table-cell>
            <table:table-cell table:style-name="ce4" table:formula="of:=IF(EXACT([.Q146];[.Q147]);IF(EXACT([.R146];[.R147]);[.T146];CELL(&quot;Row&quot;;[.T147]));[.Q147])" office:value-type="float" office:value="147">
              <text:p>147</text:p>
            </table:table-cell>
            <table:table-cell table:style-name="ce6" table:formula="of:=NOT(AND(OR([.A146]&gt;[.A147];[.A146]=[.A147]);[.A146]&lt;&gt;7))" office:value-type="boolean" office:boolean-value="true">
              <text:p>TRUE</text:p>
            </table:table-cell>
            <table:table-cell table:style-name="Nivel7" table:formula="of:=CONCATENATE([.D147];[.G147];[.J147];[.M147];[.P147];[.S147])&amp;T(IF(EXACT([.$A147];1);ORG.OPENOFFICE.STYLE(&quot;Nivel1&quot;);IF(EXACT([.$A147];2);ORG.OPENOFFICE.STYLE(&quot;Nivel2&quot;);IF(EXACT([.$A147];2);ORG.OPENOFFICE.STYLE(&quot;Nivel2&quot;);IF(EXACT([.$A147];3);ORG.OPENOFFICE.STYLE(&quot;Nivel3&quot;);IF(EXACT([.$A147];4);ORG.OPENOFFICE.STYLE(&quot;Nivel4&quot;);IF(EXACT([.$A147];5);ORG.OPENOFFICE.STYLE(&quot;Nivel5&quot;);IF(EXACT([.$A147];6);ORG.OPENOFFICE.STYLE(&quot;Nivel6&quot;);IF(EXACT([.$A147];7);ORG.OPENOFFICE.STYLE(&quot;Nivel7&quot;))))))))))" office:value-type="string" office:string-value="511201">
              <text:p>511201</text:p>
            </table:table-cell>
            <table:table-cell table:style-name="ce7" office:value-type="string">
              <text:p>Categoría 1</text:p>
            </table:table-cell>
            <table:table-cell table:style-name="Nivel7" table:formula="of:=[.W147]&amp;T(IF(EXACT([.$A147];1);ORG.OPENOFFICE.STYLE(&quot;Nivel1&quot;);IF(EXACT([.$A147];2);ORG.OPENOFFICE.STYLE(&quot;Nivel2&quot;);IF(EXACT([.$A147];2);ORG.OPENOFFICE.STYLE(&quot;Nivel2&quot;);IF(EXACT([.$A147];3);ORG.OPENOFFICE.STYLE(&quot;Nivel3&quot;);IF(EXACT([.$A147];4);ORG.OPENOFFICE.STYLE(&quot;Nivel4&quot;);IF(EXACT([.$A147];5);ORG.OPENOFFICE.STYLE(&quot;Nivel5&quot;);IF(EXACT([.$A147];6);ORG.OPENOFFICE.STYLE(&quot;Nivel6&quot;);IF(EXACT([.$A147];7);ORG.OPENOFFICE.STYLE(&quot;Nivel7&quot;))))))))))" office:value-type="string" office:string-value="Categoría 1">
              <text:p>Categorí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47];1);&quot;&quot;;IF(EXACT([.A147];2);INDIRECT(CONCATENATE(&quot;V&quot;;[.B147]));IF(EXACT([.A147];3);INDIRECT(CONCATENATE(&quot;V&quot;;[.E147]));IF(EXACT([.A147];4);INDIRECT(CONCATENATE(&quot;V&quot;;[.H147]));IF(EXACT([.A147];5);INDIRECT(CONCATENATE(&quot;V&quot;;[.K147]));IF(EXACT([.A147];6);INDIRECT(CONCATENATE(&quot;V&quot;;[.N147]));IF(EXACT([.A147];7);INDIRECT(CONCATENATE(&quot;V&quot;;[.Q147])))))))))" office:value-type="string" office:string-value="511200">
              <text:p>511200</text:p>
            </table:table-cell>
            <table:table-cell table:style-name="ce9" table:formula="of:=NOT(OR(AND(NOT(EXACT([.A147];7));NOT(EXACT([.AD147];&quot;view&quot;)));AND(EXACT([.A147];7);EXACT([.AD147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7];['account types'.$A$2:.$C$12];2)" office:value-type="string" office:string-value="other">
              <text:p>other</text:p>
            </table:table-cell>
            <table:table-cell table:style-name="Datos" table:formula="of:=VLOOKUP([.AD14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48];1);CELL(&quot;Row&quot;;[.B148]);[.B147])" office:value-type="float" office:value="2">
              <text:p>2</text:p>
            </table:table-cell>
            <table:table-cell table:style-name="ce4" table:formula="of:=IF(EXACT([.$A148];1);0;IF(EXACT([.$A148];2);[.C147]+1;[.C147]))" office:value-type="float" office:value="5">
              <text:p>5</text:p>
            </table:table-cell>
            <table:table-cell table:style-name="ce4" table:formula="of:=['account types'.$C$15]&amp;TEXT([.C148];['account types'.$B$15])&amp;['account types'.$D$15]" office:value-type="string" office:string-value="5">
              <text:p>5</text:p>
            </table:table-cell>
            <table:table-cell table:style-name="ce4" table:formula="of:=IF(EXACT([.B147];[.B148]);IF(EXACT([.C147];[.C148]);[.E147];CELL(&quot;Row&quot;;[.E148]));[.B148])" office:value-type="float" office:value="129">
              <text:p>129</text:p>
            </table:table-cell>
            <table:table-cell table:style-name="ce4" table:formula="of:=IF(AND([.$A148]&lt;=[.G$1];[.$A147]&gt;[.$A148]);0;IF(EXACT([.$A148];[.G$1]+1);[.F147]+1;[.F147]))" office:value-type="float" office:value="1">
              <text:p>1</text:p>
            </table:table-cell>
            <table:table-cell table:style-name="ce4" table:formula="of:=['account types'.$C$16]&amp;TEXT([.F148];['account types'.$B$16])&amp;['account types'.$D$16]" office:value-type="string" office:string-value="1">
              <text:p>1</text:p>
            </table:table-cell>
            <table:table-cell table:style-name="ce4" table:formula="of:=IF(EXACT([.E147];[.E148]);IF(EXACT([.F147];[.F148]);[.H147];CELL(&quot;Row&quot;;[.H148]));[.E148])" office:value-type="float" office:value="130">
              <text:p>130</text:p>
            </table:table-cell>
            <table:table-cell table:style-name="ce4" table:formula="of:=IF(AND([.$A148]&lt;=[.J$1];[.$A147]&gt;[.$A148]);0;IF(EXACT([.$A148];[.J$1]+1);[.I147]+1;[.I147]))" office:value-type="float" office:value="1">
              <text:p>1</text:p>
            </table:table-cell>
            <table:table-cell table:style-name="ce4" table:formula="of:=['account types'.$C$17]&amp;TEXT([.I148];['account types'.$B$17])&amp;['account types'.$D$17]" office:value-type="string" office:string-value="1">
              <text:p>1</text:p>
            </table:table-cell>
            <table:table-cell table:style-name="ce4" table:formula="of:=IF(EXACT([.H147];[.H148]);IF(EXACT([.I147];[.I148]);[.K147];CELL(&quot;Row&quot;;[.K148]));[.H148])" office:value-type="float" office:value="131">
              <text:p>131</text:p>
            </table:table-cell>
            <table:table-cell table:style-name="ce4" table:formula="of:=IF(AND([.$A148]&lt;=[.M$1];[.$A147]&gt;[.$A148]);0;IF(EXACT([.$A148];[.M$1]+1);[.L147]+1;[.L147]))" office:value-type="float" office:value="3">
              <text:p>3</text:p>
            </table:table-cell>
            <table:table-cell table:style-name="ce4" table:formula="of:=['account types'.$C$18]&amp;TEXT([.L148];['account types'.$B$18])&amp;['account types'.$D$18]" office:value-type="string" office:string-value="3">
              <text:p>3</text:p>
            </table:table-cell>
            <table:table-cell table:style-name="ce4" table:formula="of:=IF(EXACT([.K147];[.K148]);IF(EXACT([.L147];[.L148]);[.N147];CELL(&quot;Row&quot;;[.N148]));[.K148])" office:value-type="float" office:value="148">
              <text:p>148</text:p>
            </table:table-cell>
            <table:table-cell table:style-name="ce4" table:formula="of:=IF(AND([.$A148]&lt;=[.P$1];[.$A147]&gt;[.$A148]);0;IF(EXACT([.$A148];[.P$1]+1);[.O147]+1;[.O147]))" office:value-type="float" office:value="0">
              <text:p>0</text:p>
            </table:table-cell>
            <table:table-cell table:style-name="ce4" table:formula="of:=['account types'.$C$19]&amp;TEXT([.O148];['account types'.$B$19])&amp;['account types'.$D$19]" office:value-type="string" office:string-value="0">
              <text:p>0</text:p>
            </table:table-cell>
            <table:table-cell table:style-name="ce4" table:formula="of:=IF(EXACT([.N147];[.N148]);IF(EXACT([.O147];[.O148]);[.Q147];CELL(&quot;Row&quot;;[.Q148]));[.N148])" office:value-type="float" office:value="148">
              <text:p>148</text:p>
            </table:table-cell>
            <table:table-cell table:style-name="ce4" table:formula="of:=IF(AND([.$A148]&lt;=[.S$1];[.$A147]&gt;[.$A148]);0;IF(EXACT([.$A148];[.S$1]+1);[.R147]+1;[.R147]))" office:value-type="float" office:value="0">
              <text:p>0</text:p>
            </table:table-cell>
            <table:table-cell table:style-name="ce4" table:formula="of:=['account types'.$C$20]&amp;TEXT([.R148];['account types'.$B$20])&amp;['account types'.$D$20]" office:value-type="string" office:string-value="0">
              <text:p>0</text:p>
            </table:table-cell>
            <table:table-cell table:style-name="ce4" table:formula="of:=IF(EXACT([.Q147];[.Q148]);IF(EXACT([.R147];[.R148]);[.T147];CELL(&quot;Row&quot;;[.T148]));[.Q148])" office:value-type="float" office:value="148">
              <text:p>148</text:p>
            </table:table-cell>
            <table:table-cell table:style-name="ce6" table:formula="of:=NOT(AND(OR([.A147]&gt;[.A148];[.A147]=[.A148]);[.A147]&lt;&gt;7))" office:value-type="boolean" office:boolean-value="true">
              <text:p>TRUE</text:p>
            </table:table-cell>
            <table:table-cell table:style-name="Nivel5" table:formula="of:=CONCATENATE([.D148];[.G148];[.J148];[.M148];[.P148];[.S148])&amp;T(IF(EXACT([.$A148];1);ORG.OPENOFFICE.STYLE(&quot;Nivel1&quot;);IF(EXACT([.$A148];2);ORG.OPENOFFICE.STYLE(&quot;Nivel2&quot;);IF(EXACT([.$A148];2);ORG.OPENOFFICE.STYLE(&quot;Nivel2&quot;);IF(EXACT([.$A148];3);ORG.OPENOFFICE.STYLE(&quot;Nivel3&quot;);IF(EXACT([.$A148];4);ORG.OPENOFFICE.STYLE(&quot;Nivel4&quot;);IF(EXACT([.$A148];5);ORG.OPENOFFICE.STYLE(&quot;Nivel5&quot;);IF(EXACT([.$A148];6);ORG.OPENOFFICE.STYLE(&quot;Nivel6&quot;);IF(EXACT([.$A148];7);ORG.OPENOFFICE.STYLE(&quot;Nivel7&quot;))))))))))" office:value-type="string" office:string-value="511300">
              <text:p>511300</text:p>
            </table:table-cell>
            <table:table-cell table:style-name="ce7" office:value-type="string">
              <text:p>Costo de venta de producto</text:p>
            </table:table-cell>
            <table:table-cell table:style-name="Nivel5" table:formula="of:=[.W148]&amp;T(IF(EXACT([.$A148];1);ORG.OPENOFFICE.STYLE(&quot;Nivel1&quot;);IF(EXACT([.$A148];2);ORG.OPENOFFICE.STYLE(&quot;Nivel2&quot;);IF(EXACT([.$A148];2);ORG.OPENOFFICE.STYLE(&quot;Nivel2&quot;);IF(EXACT([.$A148];3);ORG.OPENOFFICE.STYLE(&quot;Nivel3&quot;);IF(EXACT([.$A148];4);ORG.OPENOFFICE.STYLE(&quot;Nivel4&quot;);IF(EXACT([.$A148];5);ORG.OPENOFFICE.STYLE(&quot;Nivel5&quot;);IF(EXACT([.$A148];6);ORG.OPENOFFICE.STYLE(&quot;Nivel6&quot;);IF(EXACT([.$A148];7);ORG.OPENOFFICE.STYLE(&quot;Nivel7&quot;))))))))))" office:value-type="string" office:string-value="Costo de venta de producto">
              <text:p>Costo de venta de produc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VenProd</text:p>
            </table:table-cell>
            <table:table-cell table:style-name="Datos" table:formula="of:=IF(EXACT([.A148];1);&quot;&quot;;IF(EXACT([.A148];2);INDIRECT(CONCATENATE(&quot;V&quot;;[.B148]));IF(EXACT([.A148];3);INDIRECT(CONCATENATE(&quot;V&quot;;[.E148]));IF(EXACT([.A148];4);INDIRECT(CONCATENATE(&quot;V&quot;;[.H148]));IF(EXACT([.A148];5);INDIRECT(CONCATENATE(&quot;V&quot;;[.K148]));IF(EXACT([.A148];6);INDIRECT(CONCATENATE(&quot;V&quot;;[.N148]));IF(EXACT([.A148];7);INDIRECT(CONCATENATE(&quot;V&quot;;[.Q148])))))))))" office:value-type="string" office:string-value="511000">
              <text:p>511000</text:p>
            </table:table-cell>
            <table:table-cell table:style-name="ce9" table:formula="of:=NOT(OR(AND(NOT(EXACT([.A148];7));NOT(EXACT([.AD148];&quot;view&quot;)));AND(EXACT([.A148];7);EXACT([.AD14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8];['account types'.$A$2:.$C$12];2)" office:value-type="string" office:string-value="view">
              <text:p>view</text:p>
            </table:table-cell>
            <table:table-cell table:style-name="Datos" table:formula="of:=VLOOKUP([.AD14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49];1);CELL(&quot;Row&quot;;[.B149]);[.B148])" office:value-type="float" office:value="2">
              <text:p>2</text:p>
            </table:table-cell>
            <table:table-cell table:style-name="ce4" table:formula="of:=IF(EXACT([.$A149];1);0;IF(EXACT([.$A149];2);[.C148]+1;[.C148]))" office:value-type="float" office:value="5">
              <text:p>5</text:p>
            </table:table-cell>
            <table:table-cell table:style-name="ce4" table:formula="of:=['account types'.$C$15]&amp;TEXT([.C149];['account types'.$B$15])&amp;['account types'.$D$15]" office:value-type="string" office:string-value="5">
              <text:p>5</text:p>
            </table:table-cell>
            <table:table-cell table:style-name="ce4" table:formula="of:=IF(EXACT([.B148];[.B149]);IF(EXACT([.C148];[.C149]);[.E148];CELL(&quot;Row&quot;;[.E149]));[.B149])" office:value-type="float" office:value="129">
              <text:p>129</text:p>
            </table:table-cell>
            <table:table-cell table:style-name="ce4" table:formula="of:=IF(AND([.$A149]&lt;=[.G$1];[.$A148]&gt;[.$A149]);0;IF(EXACT([.$A149];[.G$1]+1);[.F148]+1;[.F148]))" office:value-type="float" office:value="1">
              <text:p>1</text:p>
            </table:table-cell>
            <table:table-cell table:style-name="ce4" table:formula="of:=['account types'.$C$16]&amp;TEXT([.F149];['account types'.$B$16])&amp;['account types'.$D$16]" office:value-type="string" office:string-value="1">
              <text:p>1</text:p>
            </table:table-cell>
            <table:table-cell table:style-name="ce4" table:formula="of:=IF(EXACT([.E148];[.E149]);IF(EXACT([.F148];[.F149]);[.H148];CELL(&quot;Row&quot;;[.H149]));[.E149])" office:value-type="float" office:value="130">
              <text:p>130</text:p>
            </table:table-cell>
            <table:table-cell table:style-name="ce4" table:formula="of:=IF(AND([.$A149]&lt;=[.J$1];[.$A148]&gt;[.$A149]);0;IF(EXACT([.$A149];[.J$1]+1);[.I148]+1;[.I148]))" office:value-type="float" office:value="1">
              <text:p>1</text:p>
            </table:table-cell>
            <table:table-cell table:style-name="ce4" table:formula="of:=['account types'.$C$17]&amp;TEXT([.I149];['account types'.$B$17])&amp;['account types'.$D$17]" office:value-type="string" office:string-value="1">
              <text:p>1</text:p>
            </table:table-cell>
            <table:table-cell table:style-name="ce4" table:formula="of:=IF(EXACT([.H148];[.H149]);IF(EXACT([.I148];[.I149]);[.K148];CELL(&quot;Row&quot;;[.K149]));[.H149])" office:value-type="float" office:value="131">
              <text:p>131</text:p>
            </table:table-cell>
            <table:table-cell table:style-name="ce4" table:formula="of:=IF(AND([.$A149]&lt;=[.M$1];[.$A148]&gt;[.$A149]);0;IF(EXACT([.$A149];[.M$1]+1);[.L148]+1;[.L148]))" office:value-type="float" office:value="3">
              <text:p>3</text:p>
            </table:table-cell>
            <table:table-cell table:style-name="ce4" table:formula="of:=['account types'.$C$18]&amp;TEXT([.L149];['account types'.$B$18])&amp;['account types'.$D$18]" office:value-type="string" office:string-value="3">
              <text:p>3</text:p>
            </table:table-cell>
            <table:table-cell table:style-name="ce4" table:formula="of:=IF(EXACT([.K148];[.K149]);IF(EXACT([.L148];[.L149]);[.N148];CELL(&quot;Row&quot;;[.N149]));[.K149])" office:value-type="float" office:value="148">
              <text:p>148</text:p>
            </table:table-cell>
            <table:table-cell table:style-name="ce4" table:formula="of:=IF(AND([.$A149]&lt;=[.P$1];[.$A148]&gt;[.$A149]);0;IF(EXACT([.$A149];[.P$1]+1);[.O148]+1;[.O148]))" office:value-type="float" office:value="0">
              <text:p>0</text:p>
            </table:table-cell>
            <table:table-cell table:style-name="ce4" table:formula="of:=['account types'.$C$19]&amp;TEXT([.O149];['account types'.$B$19])&amp;['account types'.$D$19]" office:value-type="string" office:string-value="0">
              <text:p>0</text:p>
            </table:table-cell>
            <table:table-cell table:style-name="ce4" table:formula="of:=IF(EXACT([.N148];[.N149]);IF(EXACT([.O148];[.O149]);[.Q148];CELL(&quot;Row&quot;;[.Q149]));[.N149])" office:value-type="float" office:value="148">
              <text:p>148</text:p>
            </table:table-cell>
            <table:table-cell table:style-name="ce4" table:formula="of:=IF(AND([.$A149]&lt;=[.S$1];[.$A148]&gt;[.$A149]);0;IF(EXACT([.$A149];[.S$1]+1);[.R148]+1;[.R148]))" office:value-type="float" office:value="1">
              <text:p>1</text:p>
            </table:table-cell>
            <table:table-cell table:style-name="ce4" table:formula="of:=['account types'.$C$20]&amp;TEXT([.R149];['account types'.$B$20])&amp;['account types'.$D$20]" office:value-type="string" office:string-value="1">
              <text:p>1</text:p>
            </table:table-cell>
            <table:table-cell table:style-name="ce4" table:formula="of:=IF(EXACT([.Q148];[.Q149]);IF(EXACT([.R148];[.R149]);[.T148];CELL(&quot;Row&quot;;[.T149]));[.Q149])" office:value-type="float" office:value="149">
              <text:p>149</text:p>
            </table:table-cell>
            <table:table-cell table:style-name="ce6" table:formula="of:=NOT(AND(OR([.A148]&gt;[.A149];[.A148]=[.A149]);[.A148]&lt;&gt;7))" office:value-type="boolean" office:boolean-value="true">
              <text:p>TRUE</text:p>
            </table:table-cell>
            <table:table-cell table:style-name="Nivel7" table:formula="of:=CONCATENATE([.D149];[.G149];[.J149];[.M149];[.P149];[.S149])&amp;T(IF(EXACT([.$A149];1);ORG.OPENOFFICE.STYLE(&quot;Nivel1&quot;);IF(EXACT([.$A149];2);ORG.OPENOFFICE.STYLE(&quot;Nivel2&quot;);IF(EXACT([.$A149];2);ORG.OPENOFFICE.STYLE(&quot;Nivel2&quot;);IF(EXACT([.$A149];3);ORG.OPENOFFICE.STYLE(&quot;Nivel3&quot;);IF(EXACT([.$A149];4);ORG.OPENOFFICE.STYLE(&quot;Nivel4&quot;);IF(EXACT([.$A149];5);ORG.OPENOFFICE.STYLE(&quot;Nivel5&quot;);IF(EXACT([.$A149];6);ORG.OPENOFFICE.STYLE(&quot;Nivel6&quot;);IF(EXACT([.$A149];7);ORG.OPENOFFICE.STYLE(&quot;Nivel7&quot;))))))))))" office:value-type="string" office:string-value="511301">
              <text:p>511301</text:p>
            </table:table-cell>
            <table:table-cell table:style-name="ce7" office:value-type="string">
              <text:p>Costo de producto</text:p>
            </table:table-cell>
            <table:table-cell table:style-name="Nivel7" table:formula="of:=[.W149]&amp;T(IF(EXACT([.$A149];1);ORG.OPENOFFICE.STYLE(&quot;Nivel1&quot;);IF(EXACT([.$A149];2);ORG.OPENOFFICE.STYLE(&quot;Nivel2&quot;);IF(EXACT([.$A149];2);ORG.OPENOFFICE.STYLE(&quot;Nivel2&quot;);IF(EXACT([.$A149];3);ORG.OPENOFFICE.STYLE(&quot;Nivel3&quot;);IF(EXACT([.$A149];4);ORG.OPENOFFICE.STYLE(&quot;Nivel4&quot;);IF(EXACT([.$A149];5);ORG.OPENOFFICE.STYLE(&quot;Nivel5&quot;);IF(EXACT([.$A149];6);ORG.OPENOFFICE.STYLE(&quot;Nivel6&quot;);IF(EXACT([.$A149];7);ORG.OPENOFFICE.STYLE(&quot;Nivel7&quot;))))))))))" office:value-type="string" office:string-value="Costo de producto">
              <text:p>Costo de produc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Prod</text:p>
            </table:table-cell>
            <table:table-cell table:style-name="Datos" table:formula="of:=IF(EXACT([.A149];1);&quot;&quot;;IF(EXACT([.A149];2);INDIRECT(CONCATENATE(&quot;V&quot;;[.B149]));IF(EXACT([.A149];3);INDIRECT(CONCATENATE(&quot;V&quot;;[.E149]));IF(EXACT([.A149];4);INDIRECT(CONCATENATE(&quot;V&quot;;[.H149]));IF(EXACT([.A149];5);INDIRECT(CONCATENATE(&quot;V&quot;;[.K149]));IF(EXACT([.A149];6);INDIRECT(CONCATENATE(&quot;V&quot;;[.N149]));IF(EXACT([.A149];7);INDIRECT(CONCATENATE(&quot;V&quot;;[.Q149])))))))))" office:value-type="string" office:string-value="511300">
              <text:p>511300</text:p>
            </table:table-cell>
            <table:table-cell table:style-name="ce9" table:formula="of:=NOT(OR(AND(NOT(EXACT([.A149];7));NOT(EXACT([.AD149];&quot;view&quot;)));AND(EXACT([.A149];7);EXACT([.AD14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49];['account types'.$A$2:.$C$12];2)" office:value-type="string" office:string-value="other">
              <text:p>other</text:p>
            </table:table-cell>
            <table:table-cell table:style-name="Datos" table:formula="of:=VLOOKUP([.AD14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0];1);CELL(&quot;Row&quot;;[.B150]);[.B149])" office:value-type="float" office:value="2">
              <text:p>2</text:p>
            </table:table-cell>
            <table:table-cell table:style-name="ce4" table:formula="of:=IF(EXACT([.$A150];1);0;IF(EXACT([.$A150];2);[.C149]+1;[.C149]))" office:value-type="float" office:value="5">
              <text:p>5</text:p>
            </table:table-cell>
            <table:table-cell table:style-name="ce4" table:formula="of:=['account types'.$C$15]&amp;TEXT([.C150];['account types'.$B$15])&amp;['account types'.$D$15]" office:value-type="string" office:string-value="5">
              <text:p>5</text:p>
            </table:table-cell>
            <table:table-cell table:style-name="ce4" table:formula="of:=IF(EXACT([.B149];[.B150]);IF(EXACT([.C149];[.C150]);[.E149];CELL(&quot;Row&quot;;[.E150]));[.B150])" office:value-type="float" office:value="129">
              <text:p>129</text:p>
            </table:table-cell>
            <table:table-cell table:style-name="ce4" table:formula="of:=IF(AND([.$A150]&lt;=[.G$1];[.$A149]&gt;[.$A150]);0;IF(EXACT([.$A150];[.G$1]+1);[.F149]+1;[.F149]))" office:value-type="float" office:value="1">
              <text:p>1</text:p>
            </table:table-cell>
            <table:table-cell table:style-name="ce4" table:formula="of:=['account types'.$C$16]&amp;TEXT([.F150];['account types'.$B$16])&amp;['account types'.$D$16]" office:value-type="string" office:string-value="1">
              <text:p>1</text:p>
            </table:table-cell>
            <table:table-cell table:style-name="ce4" table:formula="of:=IF(EXACT([.E149];[.E150]);IF(EXACT([.F149];[.F150]);[.H149];CELL(&quot;Row&quot;;[.H150]));[.E150])" office:value-type="float" office:value="130">
              <text:p>130</text:p>
            </table:table-cell>
            <table:table-cell table:style-name="ce4" table:formula="of:=IF(AND([.$A150]&lt;=[.J$1];[.$A149]&gt;[.$A150]);0;IF(EXACT([.$A150];[.J$1]+1);[.I149]+1;[.I149]))" office:value-type="float" office:value="1">
              <text:p>1</text:p>
            </table:table-cell>
            <table:table-cell table:style-name="ce4" table:formula="of:=['account types'.$C$17]&amp;TEXT([.I150];['account types'.$B$17])&amp;['account types'.$D$17]" office:value-type="string" office:string-value="1">
              <text:p>1</text:p>
            </table:table-cell>
            <table:table-cell table:style-name="ce4" table:formula="of:=IF(EXACT([.H149];[.H150]);IF(EXACT([.I149];[.I150]);[.K149];CELL(&quot;Row&quot;;[.K150]));[.H150])" office:value-type="float" office:value="131">
              <text:p>131</text:p>
            </table:table-cell>
            <table:table-cell table:style-name="ce4" table:formula="of:=IF(AND([.$A150]&lt;=[.M$1];[.$A149]&gt;[.$A150]);0;IF(EXACT([.$A150];[.M$1]+1);[.L149]+1;[.L149]))" office:value-type="float" office:value="3">
              <text:p>3</text:p>
            </table:table-cell>
            <table:table-cell table:style-name="ce4" table:formula="of:=['account types'.$C$18]&amp;TEXT([.L150];['account types'.$B$18])&amp;['account types'.$D$18]" office:value-type="string" office:string-value="3">
              <text:p>3</text:p>
            </table:table-cell>
            <table:table-cell table:style-name="ce4" table:formula="of:=IF(EXACT([.K149];[.K150]);IF(EXACT([.L149];[.L150]);[.N149];CELL(&quot;Row&quot;;[.N150]));[.K150])" office:value-type="float" office:value="148">
              <text:p>148</text:p>
            </table:table-cell>
            <table:table-cell table:style-name="ce4" table:formula="of:=IF(AND([.$A150]&lt;=[.P$1];[.$A149]&gt;[.$A150]);0;IF(EXACT([.$A150];[.P$1]+1);[.O149]+1;[.O149]))" office:value-type="float" office:value="0">
              <text:p>0</text:p>
            </table:table-cell>
            <table:table-cell table:style-name="ce4" table:formula="of:=['account types'.$C$19]&amp;TEXT([.O150];['account types'.$B$19])&amp;['account types'.$D$19]" office:value-type="string" office:string-value="0">
              <text:p>0</text:p>
            </table:table-cell>
            <table:table-cell table:style-name="ce4" table:formula="of:=IF(EXACT([.N149];[.N150]);IF(EXACT([.O149];[.O150]);[.Q149];CELL(&quot;Row&quot;;[.Q150]));[.N150])" office:value-type="float" office:value="148">
              <text:p>148</text:p>
            </table:table-cell>
            <table:table-cell table:style-name="ce4" table:formula="of:=IF(AND([.$A150]&lt;=[.S$1];[.$A149]&gt;[.$A150]);0;IF(EXACT([.$A150];[.S$1]+1);[.R149]+1;[.R149]))" office:value-type="float" office:value="2">
              <text:p>2</text:p>
            </table:table-cell>
            <table:table-cell table:style-name="ce4" table:formula="of:=['account types'.$C$20]&amp;TEXT([.R150];['account types'.$B$20])&amp;['account types'.$D$20]" office:value-type="string" office:string-value="2">
              <text:p>2</text:p>
            </table:table-cell>
            <table:table-cell table:style-name="ce4" table:formula="of:=IF(EXACT([.Q149];[.Q150]);IF(EXACT([.R149];[.R150]);[.T149];CELL(&quot;Row&quot;;[.T150]));[.Q150])" office:value-type="float" office:value="150">
              <text:p>150</text:p>
            </table:table-cell>
            <table:table-cell table:style-name="ce6" table:formula="of:=NOT(AND(OR([.A149]&gt;[.A150];[.A149]=[.A150]);[.A149]&lt;&gt;7))" office:value-type="boolean" office:boolean-value="true">
              <text:p>TRUE</text:p>
            </table:table-cell>
            <table:table-cell table:style-name="Nivel7" table:formula="of:=CONCATENATE([.D150];[.G150];[.J150];[.M150];[.P150];[.S150])&amp;T(IF(EXACT([.$A150];1);ORG.OPENOFFICE.STYLE(&quot;Nivel1&quot;);IF(EXACT([.$A150];2);ORG.OPENOFFICE.STYLE(&quot;Nivel2&quot;);IF(EXACT([.$A150];2);ORG.OPENOFFICE.STYLE(&quot;Nivel2&quot;);IF(EXACT([.$A150];3);ORG.OPENOFFICE.STYLE(&quot;Nivel3&quot;);IF(EXACT([.$A150];4);ORG.OPENOFFICE.STYLE(&quot;Nivel4&quot;);IF(EXACT([.$A150];5);ORG.OPENOFFICE.STYLE(&quot;Nivel5&quot;);IF(EXACT([.$A150];6);ORG.OPENOFFICE.STYLE(&quot;Nivel6&quot;);IF(EXACT([.$A150];7);ORG.OPENOFFICE.STYLE(&quot;Nivel7&quot;))))))))))" office:value-type="string" office:string-value="511302">
              <text:p>511302</text:p>
            </table:table-cell>
            <table:table-cell table:style-name="ce7" office:value-type="string">
              <text:p>Costo de materia prima</text:p>
            </table:table-cell>
            <table:table-cell table:style-name="Nivel7" table:formula="of:=[.W150]&amp;T(IF(EXACT([.$A150];1);ORG.OPENOFFICE.STYLE(&quot;Nivel1&quot;);IF(EXACT([.$A150];2);ORG.OPENOFFICE.STYLE(&quot;Nivel2&quot;);IF(EXACT([.$A150];2);ORG.OPENOFFICE.STYLE(&quot;Nivel2&quot;);IF(EXACT([.$A150];3);ORG.OPENOFFICE.STYLE(&quot;Nivel3&quot;);IF(EXACT([.$A150];4);ORG.OPENOFFICE.STYLE(&quot;Nivel4&quot;);IF(EXACT([.$A150];5);ORG.OPENOFFICE.STYLE(&quot;Nivel5&quot;);IF(EXACT([.$A150];6);ORG.OPENOFFICE.STYLE(&quot;Nivel6&quot;);IF(EXACT([.$A150];7);ORG.OPENOFFICE.STYLE(&quot;Nivel7&quot;))))))))))" office:value-type="string" office:string-value="Costo de materia prima">
              <text:p>Costo de materia prim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MatPrim</text:p>
            </table:table-cell>
            <table:table-cell table:style-name="Datos" table:formula="of:=IF(EXACT([.A150];1);&quot;&quot;;IF(EXACT([.A150];2);INDIRECT(CONCATENATE(&quot;V&quot;;[.B150]));IF(EXACT([.A150];3);INDIRECT(CONCATENATE(&quot;V&quot;;[.E150]));IF(EXACT([.A150];4);INDIRECT(CONCATENATE(&quot;V&quot;;[.H150]));IF(EXACT([.A150];5);INDIRECT(CONCATENATE(&quot;V&quot;;[.K150]));IF(EXACT([.A150];6);INDIRECT(CONCATENATE(&quot;V&quot;;[.N150]));IF(EXACT([.A150];7);INDIRECT(CONCATENATE(&quot;V&quot;;[.Q150])))))))))" office:value-type="string" office:string-value="511300">
              <text:p>511300</text:p>
            </table:table-cell>
            <table:table-cell table:style-name="ce9" table:formula="of:=NOT(OR(AND(NOT(EXACT([.A150];7));NOT(EXACT([.AD150];&quot;view&quot;)));AND(EXACT([.A150];7);EXACT([.AD15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0];['account types'.$A$2:.$C$12];2)" office:value-type="string" office:string-value="other">
              <text:p>other</text:p>
            </table:table-cell>
            <table:table-cell table:style-name="Datos" table:formula="of:=VLOOKUP([.AD15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1];1);CELL(&quot;Row&quot;;[.B151]);[.B150])" office:value-type="float" office:value="2">
              <text:p>2</text:p>
            </table:table-cell>
            <table:table-cell table:style-name="ce4" table:formula="of:=IF(EXACT([.$A151];1);0;IF(EXACT([.$A151];2);[.C150]+1;[.C150]))" office:value-type="float" office:value="5">
              <text:p>5</text:p>
            </table:table-cell>
            <table:table-cell table:style-name="ce4" table:formula="of:=['account types'.$C$15]&amp;TEXT([.C151];['account types'.$B$15])&amp;['account types'.$D$15]" office:value-type="string" office:string-value="5">
              <text:p>5</text:p>
            </table:table-cell>
            <table:table-cell table:style-name="ce4" table:formula="of:=IF(EXACT([.B150];[.B151]);IF(EXACT([.C150];[.C151]);[.E150];CELL(&quot;Row&quot;;[.E151]));[.B151])" office:value-type="float" office:value="129">
              <text:p>129</text:p>
            </table:table-cell>
            <table:table-cell table:style-name="ce4" table:formula="of:=IF(AND([.$A151]&lt;=[.G$1];[.$A150]&gt;[.$A151]);0;IF(EXACT([.$A151];[.G$1]+1);[.F150]+1;[.F150]))" office:value-type="float" office:value="1">
              <text:p>1</text:p>
            </table:table-cell>
            <table:table-cell table:style-name="ce4" table:formula="of:=['account types'.$C$16]&amp;TEXT([.F151];['account types'.$B$16])&amp;['account types'.$D$16]" office:value-type="string" office:string-value="1">
              <text:p>1</text:p>
            </table:table-cell>
            <table:table-cell table:style-name="ce4" table:formula="of:=IF(EXACT([.E150];[.E151]);IF(EXACT([.F150];[.F151]);[.H150];CELL(&quot;Row&quot;;[.H151]));[.E151])" office:value-type="float" office:value="130">
              <text:p>130</text:p>
            </table:table-cell>
            <table:table-cell table:style-name="ce4" table:formula="of:=IF(AND([.$A151]&lt;=[.J$1];[.$A150]&gt;[.$A151]);0;IF(EXACT([.$A151];[.J$1]+1);[.I150]+1;[.I150]))" office:value-type="float" office:value="1">
              <text:p>1</text:p>
            </table:table-cell>
            <table:table-cell table:style-name="ce4" table:formula="of:=['account types'.$C$17]&amp;TEXT([.I151];['account types'.$B$17])&amp;['account types'.$D$17]" office:value-type="string" office:string-value="1">
              <text:p>1</text:p>
            </table:table-cell>
            <table:table-cell table:style-name="ce4" table:formula="of:=IF(EXACT([.H150];[.H151]);IF(EXACT([.I150];[.I151]);[.K150];CELL(&quot;Row&quot;;[.K151]));[.H151])" office:value-type="float" office:value="131">
              <text:p>131</text:p>
            </table:table-cell>
            <table:table-cell table:style-name="ce4" table:formula="of:=IF(AND([.$A151]&lt;=[.M$1];[.$A150]&gt;[.$A151]);0;IF(EXACT([.$A151];[.M$1]+1);[.L150]+1;[.L150]))" office:value-type="float" office:value="3">
              <text:p>3</text:p>
            </table:table-cell>
            <table:table-cell table:style-name="ce4" table:formula="of:=['account types'.$C$18]&amp;TEXT([.L151];['account types'.$B$18])&amp;['account types'.$D$18]" office:value-type="string" office:string-value="3">
              <text:p>3</text:p>
            </table:table-cell>
            <table:table-cell table:style-name="ce4" table:formula="of:=IF(EXACT([.K150];[.K151]);IF(EXACT([.L150];[.L151]);[.N150];CELL(&quot;Row&quot;;[.N151]));[.K151])" office:value-type="float" office:value="148">
              <text:p>148</text:p>
            </table:table-cell>
            <table:table-cell table:style-name="ce4" table:formula="of:=IF(AND([.$A151]&lt;=[.P$1];[.$A150]&gt;[.$A151]);0;IF(EXACT([.$A151];[.P$1]+1);[.O150]+1;[.O150]))" office:value-type="float" office:value="0">
              <text:p>0</text:p>
            </table:table-cell>
            <table:table-cell table:style-name="ce4" table:formula="of:=['account types'.$C$19]&amp;TEXT([.O151];['account types'.$B$19])&amp;['account types'.$D$19]" office:value-type="string" office:string-value="0">
              <text:p>0</text:p>
            </table:table-cell>
            <table:table-cell table:style-name="ce4" table:formula="of:=IF(EXACT([.N150];[.N151]);IF(EXACT([.O150];[.O151]);[.Q150];CELL(&quot;Row&quot;;[.Q151]));[.N151])" office:value-type="float" office:value="148">
              <text:p>148</text:p>
            </table:table-cell>
            <table:table-cell table:style-name="ce4" table:formula="of:=IF(AND([.$A151]&lt;=[.S$1];[.$A150]&gt;[.$A151]);0;IF(EXACT([.$A151];[.S$1]+1);[.R150]+1;[.R150]))" office:value-type="float" office:value="3">
              <text:p>3</text:p>
            </table:table-cell>
            <table:table-cell table:style-name="ce4" table:formula="of:=['account types'.$C$20]&amp;TEXT([.R151];['account types'.$B$20])&amp;['account types'.$D$20]" office:value-type="string" office:string-value="3">
              <text:p>3</text:p>
            </table:table-cell>
            <table:table-cell table:style-name="ce4" table:formula="of:=IF(EXACT([.Q150];[.Q151]);IF(EXACT([.R150];[.R151]);[.T150];CELL(&quot;Row&quot;;[.T151]));[.Q151])" office:value-type="float" office:value="151">
              <text:p>151</text:p>
            </table:table-cell>
            <table:table-cell table:style-name="ce6" table:formula="of:=NOT(AND(OR([.A150]&gt;[.A151];[.A150]=[.A151]);[.A150]&lt;&gt;7))" office:value-type="boolean" office:boolean-value="true">
              <text:p>TRUE</text:p>
            </table:table-cell>
            <table:table-cell table:style-name="Nivel7" table:formula="of:=CONCATENATE([.D151];[.G151];[.J151];[.M151];[.P151];[.S151])&amp;T(IF(EXACT([.$A151];1);ORG.OPENOFFICE.STYLE(&quot;Nivel1&quot;);IF(EXACT([.$A151];2);ORG.OPENOFFICE.STYLE(&quot;Nivel2&quot;);IF(EXACT([.$A151];2);ORG.OPENOFFICE.STYLE(&quot;Nivel2&quot;);IF(EXACT([.$A151];3);ORG.OPENOFFICE.STYLE(&quot;Nivel3&quot;);IF(EXACT([.$A151];4);ORG.OPENOFFICE.STYLE(&quot;Nivel4&quot;);IF(EXACT([.$A151];5);ORG.OPENOFFICE.STYLE(&quot;Nivel5&quot;);IF(EXACT([.$A151];6);ORG.OPENOFFICE.STYLE(&quot;Nivel6&quot;);IF(EXACT([.$A151];7);ORG.OPENOFFICE.STYLE(&quot;Nivel7&quot;))))))))))" office:value-type="string" office:string-value="511303">
              <text:p>511303</text:p>
            </table:table-cell>
            <table:table-cell table:style-name="ce7" office:value-type="string">
              <text:p>Costo de producción</text:p>
            </table:table-cell>
            <table:table-cell table:style-name="Nivel7" table:formula="of:=[.W151]&amp;T(IF(EXACT([.$A151];1);ORG.OPENOFFICE.STYLE(&quot;Nivel1&quot;);IF(EXACT([.$A151];2);ORG.OPENOFFICE.STYLE(&quot;Nivel2&quot;);IF(EXACT([.$A151];2);ORG.OPENOFFICE.STYLE(&quot;Nivel2&quot;);IF(EXACT([.$A151];3);ORG.OPENOFFICE.STYLE(&quot;Nivel3&quot;);IF(EXACT([.$A151];4);ORG.OPENOFFICE.STYLE(&quot;Nivel4&quot;);IF(EXACT([.$A151];5);ORG.OPENOFFICE.STYLE(&quot;Nivel5&quot;);IF(EXACT([.$A151];6);ORG.OPENOFFICE.STYLE(&quot;Nivel6&quot;);IF(EXACT([.$A151];7);ORG.OPENOFFICE.STYLE(&quot;Nivel7&quot;))))))))))" office:value-type="string" office:string-value="Costo de producción">
              <text:p>Costo de produc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Fab</text:p>
            </table:table-cell>
            <table:table-cell table:style-name="Datos" table:formula="of:=IF(EXACT([.A151];1);&quot;&quot;;IF(EXACT([.A151];2);INDIRECT(CONCATENATE(&quot;V&quot;;[.B151]));IF(EXACT([.A151];3);INDIRECT(CONCATENATE(&quot;V&quot;;[.E151]));IF(EXACT([.A151];4);INDIRECT(CONCATENATE(&quot;V&quot;;[.H151]));IF(EXACT([.A151];5);INDIRECT(CONCATENATE(&quot;V&quot;;[.K151]));IF(EXACT([.A151];6);INDIRECT(CONCATENATE(&quot;V&quot;;[.N151]));IF(EXACT([.A151];7);INDIRECT(CONCATENATE(&quot;V&quot;;[.Q151])))))))))" office:value-type="string" office:string-value="511300">
              <text:p>511300</text:p>
            </table:table-cell>
            <table:table-cell table:style-name="ce9" table:formula="of:=NOT(OR(AND(NOT(EXACT([.A151];7));NOT(EXACT([.AD151];&quot;view&quot;)));AND(EXACT([.A151];7);EXACT([.AD151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1];['account types'.$A$2:.$C$12];2)" office:value-type="string" office:string-value="other">
              <text:p>other</text:p>
            </table:table-cell>
            <table:table-cell table:style-name="Datos" table:formula="of:=VLOOKUP([.AD15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2];1);CELL(&quot;Row&quot;;[.B152]);[.B151])" office:value-type="float" office:value="2">
              <text:p>2</text:p>
            </table:table-cell>
            <table:table-cell table:style-name="ce4" table:formula="of:=IF(EXACT([.$A152];1);0;IF(EXACT([.$A152];2);[.C151]+1;[.C151]))" office:value-type="float" office:value="5">
              <text:p>5</text:p>
            </table:table-cell>
            <table:table-cell table:style-name="ce4" table:formula="of:=['account types'.$C$15]&amp;TEXT([.C152];['account types'.$B$15])&amp;['account types'.$D$15]" office:value-type="string" office:string-value="5">
              <text:p>5</text:p>
            </table:table-cell>
            <table:table-cell table:style-name="ce4" table:formula="of:=IF(EXACT([.B151];[.B152]);IF(EXACT([.C151];[.C152]);[.E151];CELL(&quot;Row&quot;;[.E152]));[.B152])" office:value-type="float" office:value="129">
              <text:p>129</text:p>
            </table:table-cell>
            <table:table-cell table:style-name="ce4" table:formula="of:=IF(AND([.$A152]&lt;=[.G$1];[.$A151]&gt;[.$A152]);0;IF(EXACT([.$A152];[.G$1]+1);[.F151]+1;[.F151]))" office:value-type="float" office:value="1">
              <text:p>1</text:p>
            </table:table-cell>
            <table:table-cell table:style-name="ce4" table:formula="of:=['account types'.$C$16]&amp;TEXT([.F152];['account types'.$B$16])&amp;['account types'.$D$16]" office:value-type="string" office:string-value="1">
              <text:p>1</text:p>
            </table:table-cell>
            <table:table-cell table:style-name="ce4" table:formula="of:=IF(EXACT([.E151];[.E152]);IF(EXACT([.F151];[.F152]);[.H151];CELL(&quot;Row&quot;;[.H152]));[.E152])" office:value-type="float" office:value="130">
              <text:p>130</text:p>
            </table:table-cell>
            <table:table-cell table:style-name="ce4" table:formula="of:=IF(AND([.$A152]&lt;=[.J$1];[.$A151]&gt;[.$A152]);0;IF(EXACT([.$A152];[.J$1]+1);[.I151]+1;[.I151]))" office:value-type="float" office:value="1">
              <text:p>1</text:p>
            </table:table-cell>
            <table:table-cell table:style-name="ce4" table:formula="of:=['account types'.$C$17]&amp;TEXT([.I152];['account types'.$B$17])&amp;['account types'.$D$17]" office:value-type="string" office:string-value="1">
              <text:p>1</text:p>
            </table:table-cell>
            <table:table-cell table:style-name="ce4" table:formula="of:=IF(EXACT([.H151];[.H152]);IF(EXACT([.I151];[.I152]);[.K151];CELL(&quot;Row&quot;;[.K152]));[.H152])" office:value-type="float" office:value="131">
              <text:p>131</text:p>
            </table:table-cell>
            <table:table-cell table:style-name="ce4" table:formula="of:=IF(AND([.$A152]&lt;=[.M$1];[.$A151]&gt;[.$A152]);0;IF(EXACT([.$A152];[.M$1]+1);[.L151]+1;[.L151]))" office:value-type="float" office:value="3">
              <text:p>3</text:p>
            </table:table-cell>
            <table:table-cell table:style-name="ce4" table:formula="of:=['account types'.$C$18]&amp;TEXT([.L152];['account types'.$B$18])&amp;['account types'.$D$18]" office:value-type="string" office:string-value="3">
              <text:p>3</text:p>
            </table:table-cell>
            <table:table-cell table:style-name="ce4" table:formula="of:=IF(EXACT([.K151];[.K152]);IF(EXACT([.L151];[.L152]);[.N151];CELL(&quot;Row&quot;;[.N152]));[.K152])" office:value-type="float" office:value="148">
              <text:p>148</text:p>
            </table:table-cell>
            <table:table-cell table:style-name="ce4" table:formula="of:=IF(AND([.$A152]&lt;=[.P$1];[.$A151]&gt;[.$A152]);0;IF(EXACT([.$A152];[.P$1]+1);[.O151]+1;[.O151]))" office:value-type="float" office:value="0">
              <text:p>0</text:p>
            </table:table-cell>
            <table:table-cell table:style-name="ce4" table:formula="of:=['account types'.$C$19]&amp;TEXT([.O152];['account types'.$B$19])&amp;['account types'.$D$19]" office:value-type="string" office:string-value="0">
              <text:p>0</text:p>
            </table:table-cell>
            <table:table-cell table:style-name="ce4" table:formula="of:=IF(EXACT([.N151];[.N152]);IF(EXACT([.O151];[.O152]);[.Q151];CELL(&quot;Row&quot;;[.Q152]));[.N152])" office:value-type="float" office:value="148">
              <text:p>148</text:p>
            </table:table-cell>
            <table:table-cell table:style-name="ce4" table:formula="of:=IF(AND([.$A152]&lt;=[.S$1];[.$A151]&gt;[.$A152]);0;IF(EXACT([.$A152];[.S$1]+1);[.R151]+1;[.R151]))" office:value-type="float" office:value="4">
              <text:p>4</text:p>
            </table:table-cell>
            <table:table-cell table:style-name="ce4" table:formula="of:=['account types'.$C$20]&amp;TEXT([.R152];['account types'.$B$20])&amp;['account types'.$D$20]" office:value-type="string" office:string-value="4">
              <text:p>4</text:p>
            </table:table-cell>
            <table:table-cell table:style-name="ce4" table:formula="of:=IF(EXACT([.Q151];[.Q152]);IF(EXACT([.R151];[.R152]);[.T151];CELL(&quot;Row&quot;;[.T152]));[.Q152])" office:value-type="float" office:value="152">
              <text:p>152</text:p>
            </table:table-cell>
            <table:table-cell table:style-name="ce6" table:formula="of:=NOT(AND(OR([.A151]&gt;[.A152];[.A151]=[.A152]);[.A151]&lt;&gt;7))" office:value-type="boolean" office:boolean-value="true">
              <text:p>TRUE</text:p>
            </table:table-cell>
            <table:table-cell table:style-name="Nivel7" table:formula="of:=CONCATENATE([.D152];[.G152];[.J152];[.M152];[.P152];[.S152])&amp;T(IF(EXACT([.$A152];1);ORG.OPENOFFICE.STYLE(&quot;Nivel1&quot;);IF(EXACT([.$A152];2);ORG.OPENOFFICE.STYLE(&quot;Nivel2&quot;);IF(EXACT([.$A152];2);ORG.OPENOFFICE.STYLE(&quot;Nivel2&quot;);IF(EXACT([.$A152];3);ORG.OPENOFFICE.STYLE(&quot;Nivel3&quot;);IF(EXACT([.$A152];4);ORG.OPENOFFICE.STYLE(&quot;Nivel4&quot;);IF(EXACT([.$A152];5);ORG.OPENOFFICE.STYLE(&quot;Nivel5&quot;);IF(EXACT([.$A152];6);ORG.OPENOFFICE.STYLE(&quot;Nivel6&quot;);IF(EXACT([.$A152];7);ORG.OPENOFFICE.STYLE(&quot;Nivel7&quot;))))))))))" office:value-type="string" office:string-value="511304">
              <text:p>511304</text:p>
            </table:table-cell>
            <table:table-cell table:style-name="ce7" office:value-type="string">
              <text:p>Costo de almacenamiento</text:p>
            </table:table-cell>
            <table:table-cell table:style-name="Nivel7" table:formula="of:=[.W152]&amp;T(IF(EXACT([.$A152];1);ORG.OPENOFFICE.STYLE(&quot;Nivel1&quot;);IF(EXACT([.$A152];2);ORG.OPENOFFICE.STYLE(&quot;Nivel2&quot;);IF(EXACT([.$A152];2);ORG.OPENOFFICE.STYLE(&quot;Nivel2&quot;);IF(EXACT([.$A152];3);ORG.OPENOFFICE.STYLE(&quot;Nivel3&quot;);IF(EXACT([.$A152];4);ORG.OPENOFFICE.STYLE(&quot;Nivel4&quot;);IF(EXACT([.$A152];5);ORG.OPENOFFICE.STYLE(&quot;Nivel5&quot;);IF(EXACT([.$A152];6);ORG.OPENOFFICE.STYLE(&quot;Nivel6&quot;);IF(EXACT([.$A152];7);ORG.OPENOFFICE.STYLE(&quot;Nivel7&quot;))))))))))" office:value-type="string" office:string-value="Costo de almacenamiento">
              <text:p>Costo de almacenamient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Alm</text:p>
            </table:table-cell>
            <table:table-cell table:style-name="Datos" table:formula="of:=IF(EXACT([.A152];1);&quot;&quot;;IF(EXACT([.A152];2);INDIRECT(CONCATENATE(&quot;V&quot;;[.B152]));IF(EXACT([.A152];3);INDIRECT(CONCATENATE(&quot;V&quot;;[.E152]));IF(EXACT([.A152];4);INDIRECT(CONCATENATE(&quot;V&quot;;[.H152]));IF(EXACT([.A152];5);INDIRECT(CONCATENATE(&quot;V&quot;;[.K152]));IF(EXACT([.A152];6);INDIRECT(CONCATENATE(&quot;V&quot;;[.N152]));IF(EXACT([.A152];7);INDIRECT(CONCATENATE(&quot;V&quot;;[.Q152])))))))))" office:value-type="string" office:string-value="511300">
              <text:p>511300</text:p>
            </table:table-cell>
            <table:table-cell table:style-name="ce9" table:formula="of:=NOT(OR(AND(NOT(EXACT([.A152];7));NOT(EXACT([.AD152];&quot;view&quot;)));AND(EXACT([.A152];7);EXACT([.AD152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2];['account types'.$A$2:.$C$12];2)" office:value-type="string" office:string-value="other">
              <text:p>other</text:p>
            </table:table-cell>
            <table:table-cell table:style-name="Datos" table:formula="of:=VLOOKUP([.AD15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3];1);CELL(&quot;Row&quot;;[.B153]);[.B152])" office:value-type="float" office:value="2">
              <text:p>2</text:p>
            </table:table-cell>
            <table:table-cell table:style-name="ce4" table:formula="of:=IF(EXACT([.$A153];1);0;IF(EXACT([.$A153];2);[.C152]+1;[.C152]))" office:value-type="float" office:value="5">
              <text:p>5</text:p>
            </table:table-cell>
            <table:table-cell table:style-name="ce4" table:formula="of:=['account types'.$C$15]&amp;TEXT([.C153];['account types'.$B$15])&amp;['account types'.$D$15]" office:value-type="string" office:string-value="5">
              <text:p>5</text:p>
            </table:table-cell>
            <table:table-cell table:style-name="ce4" table:formula="of:=IF(EXACT([.B152];[.B153]);IF(EXACT([.C152];[.C153]);[.E152];CELL(&quot;Row&quot;;[.E153]));[.B153])" office:value-type="float" office:value="129">
              <text:p>129</text:p>
            </table:table-cell>
            <table:table-cell table:style-name="ce4" table:formula="of:=IF(AND([.$A153]&lt;=[.G$1];[.$A152]&gt;[.$A153]);0;IF(EXACT([.$A153];[.G$1]+1);[.F152]+1;[.F152]))" office:value-type="float" office:value="1">
              <text:p>1</text:p>
            </table:table-cell>
            <table:table-cell table:style-name="ce4" table:formula="of:=['account types'.$C$16]&amp;TEXT([.F153];['account types'.$B$16])&amp;['account types'.$D$16]" office:value-type="string" office:string-value="1">
              <text:p>1</text:p>
            </table:table-cell>
            <table:table-cell table:style-name="ce4" table:formula="of:=IF(EXACT([.E152];[.E153]);IF(EXACT([.F152];[.F153]);[.H152];CELL(&quot;Row&quot;;[.H153]));[.E153])" office:value-type="float" office:value="130">
              <text:p>130</text:p>
            </table:table-cell>
            <table:table-cell table:style-name="ce4" table:formula="of:=IF(AND([.$A153]&lt;=[.J$1];[.$A152]&gt;[.$A153]);0;IF(EXACT([.$A153];[.J$1]+1);[.I152]+1;[.I152]))" office:value-type="float" office:value="1">
              <text:p>1</text:p>
            </table:table-cell>
            <table:table-cell table:style-name="ce4" table:formula="of:=['account types'.$C$17]&amp;TEXT([.I153];['account types'.$B$17])&amp;['account types'.$D$17]" office:value-type="string" office:string-value="1">
              <text:p>1</text:p>
            </table:table-cell>
            <table:table-cell table:style-name="ce4" table:formula="of:=IF(EXACT([.H152];[.H153]);IF(EXACT([.I152];[.I153]);[.K152];CELL(&quot;Row&quot;;[.K153]));[.H153])" office:value-type="float" office:value="131">
              <text:p>131</text:p>
            </table:table-cell>
            <table:table-cell table:style-name="ce4" table:formula="of:=IF(AND([.$A153]&lt;=[.M$1];[.$A152]&gt;[.$A153]);0;IF(EXACT([.$A153];[.M$1]+1);[.L152]+1;[.L152]))" office:value-type="float" office:value="3">
              <text:p>3</text:p>
            </table:table-cell>
            <table:table-cell table:style-name="ce4" table:formula="of:=['account types'.$C$18]&amp;TEXT([.L153];['account types'.$B$18])&amp;['account types'.$D$18]" office:value-type="string" office:string-value="3">
              <text:p>3</text:p>
            </table:table-cell>
            <table:table-cell table:style-name="ce4" table:formula="of:=IF(EXACT([.K152];[.K153]);IF(EXACT([.L152];[.L153]);[.N152];CELL(&quot;Row&quot;;[.N153]));[.K153])" office:value-type="float" office:value="148">
              <text:p>148</text:p>
            </table:table-cell>
            <table:table-cell table:style-name="ce4" table:formula="of:=IF(AND([.$A153]&lt;=[.P$1];[.$A152]&gt;[.$A153]);0;IF(EXACT([.$A153];[.P$1]+1);[.O152]+1;[.O152]))" office:value-type="float" office:value="0">
              <text:p>0</text:p>
            </table:table-cell>
            <table:table-cell table:style-name="ce4" table:formula="of:=['account types'.$C$19]&amp;TEXT([.O153];['account types'.$B$19])&amp;['account types'.$D$19]" office:value-type="string" office:string-value="0">
              <text:p>0</text:p>
            </table:table-cell>
            <table:table-cell table:style-name="ce4" table:formula="of:=IF(EXACT([.N152];[.N153]);IF(EXACT([.O152];[.O153]);[.Q152];CELL(&quot;Row&quot;;[.Q153]));[.N153])" office:value-type="float" office:value="148">
              <text:p>148</text:p>
            </table:table-cell>
            <table:table-cell table:style-name="ce4" table:formula="of:=IF(AND([.$A153]&lt;=[.S$1];[.$A152]&gt;[.$A153]);0;IF(EXACT([.$A153];[.S$1]+1);[.R152]+1;[.R152]))" office:value-type="float" office:value="5">
              <text:p>5</text:p>
            </table:table-cell>
            <table:table-cell table:style-name="ce4" table:formula="of:=['account types'.$C$20]&amp;TEXT([.R153];['account types'.$B$20])&amp;['account types'.$D$20]" office:value-type="string" office:string-value="5">
              <text:p>5</text:p>
            </table:table-cell>
            <table:table-cell table:style-name="ce4" table:formula="of:=IF(EXACT([.Q152];[.Q153]);IF(EXACT([.R152];[.R153]);[.T152];CELL(&quot;Row&quot;;[.T153]));[.Q153])" office:value-type="float" office:value="153">
              <text:p>153</text:p>
            </table:table-cell>
            <table:table-cell table:style-name="ce6" table:formula="of:=NOT(AND(OR([.A152]&gt;[.A153];[.A152]=[.A153]);[.A152]&lt;&gt;7))" office:value-type="boolean" office:boolean-value="true">
              <text:p>TRUE</text:p>
            </table:table-cell>
            <table:table-cell table:style-name="Nivel7" table:formula="of:=CONCATENATE([.D153];[.G153];[.J153];[.M153];[.P153];[.S153])&amp;T(IF(EXACT([.$A153];1);ORG.OPENOFFICE.STYLE(&quot;Nivel1&quot;);IF(EXACT([.$A153];2);ORG.OPENOFFICE.STYLE(&quot;Nivel2&quot;);IF(EXACT([.$A153];2);ORG.OPENOFFICE.STYLE(&quot;Nivel2&quot;);IF(EXACT([.$A153];3);ORG.OPENOFFICE.STYLE(&quot;Nivel3&quot;);IF(EXACT([.$A153];4);ORG.OPENOFFICE.STYLE(&quot;Nivel4&quot;);IF(EXACT([.$A153];5);ORG.OPENOFFICE.STYLE(&quot;Nivel5&quot;);IF(EXACT([.$A153];6);ORG.OPENOFFICE.STYLE(&quot;Nivel6&quot;);IF(EXACT([.$A153];7);ORG.OPENOFFICE.STYLE(&quot;Nivel7&quot;))))))))))" office:value-type="string" office:string-value="511305">
              <text:p>511305</text:p>
            </table:table-cell>
            <table:table-cell table:style-name="ce7" office:value-type="string">
              <text:p>Costo de distribución</text:p>
            </table:table-cell>
            <table:table-cell table:style-name="Nivel7" table:formula="of:=[.W153]&amp;T(IF(EXACT([.$A153];1);ORG.OPENOFFICE.STYLE(&quot;Nivel1&quot;);IF(EXACT([.$A153];2);ORG.OPENOFFICE.STYLE(&quot;Nivel2&quot;);IF(EXACT([.$A153];2);ORG.OPENOFFICE.STYLE(&quot;Nivel2&quot;);IF(EXACT([.$A153];3);ORG.OPENOFFICE.STYLE(&quot;Nivel3&quot;);IF(EXACT([.$A153];4);ORG.OPENOFFICE.STYLE(&quot;Nivel4&quot;);IF(EXACT([.$A153];5);ORG.OPENOFFICE.STYLE(&quot;Nivel5&quot;);IF(EXACT([.$A153];6);ORG.OPENOFFICE.STYLE(&quot;Nivel6&quot;);IF(EXACT([.$A153];7);ORG.OPENOFFICE.STYLE(&quot;Nivel7&quot;))))))))))" office:value-type="string" office:string-value="Costo de distribución">
              <text:p>Costo de distribu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Dist</text:p>
            </table:table-cell>
            <table:table-cell table:style-name="Datos" table:formula="of:=IF(EXACT([.A153];1);&quot;&quot;;IF(EXACT([.A153];2);INDIRECT(CONCATENATE(&quot;V&quot;;[.B153]));IF(EXACT([.A153];3);INDIRECT(CONCATENATE(&quot;V&quot;;[.E153]));IF(EXACT([.A153];4);INDIRECT(CONCATENATE(&quot;V&quot;;[.H153]));IF(EXACT([.A153];5);INDIRECT(CONCATENATE(&quot;V&quot;;[.K153]));IF(EXACT([.A153];6);INDIRECT(CONCATENATE(&quot;V&quot;;[.N153]));IF(EXACT([.A153];7);INDIRECT(CONCATENATE(&quot;V&quot;;[.Q153])))))))))" office:value-type="string" office:string-value="511300">
              <text:p>511300</text:p>
            </table:table-cell>
            <table:table-cell table:style-name="ce9" table:formula="of:=NOT(OR(AND(NOT(EXACT([.A153];7));NOT(EXACT([.AD153];&quot;view&quot;)));AND(EXACT([.A153];7);EXACT([.AD153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3];['account types'.$A$2:.$C$12];2)" office:value-type="string" office:string-value="other">
              <text:p>other</text:p>
            </table:table-cell>
            <table:table-cell table:style-name="Datos" table:formula="of:=VLOOKUP([.AD15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54];1);CELL(&quot;Row&quot;;[.B154]);[.B153])" office:value-type="float" office:value="2">
              <text:p>2</text:p>
            </table:table-cell>
            <table:table-cell table:style-name="ce4" table:formula="of:=IF(EXACT([.$A154];1);0;IF(EXACT([.$A154];2);[.C153]+1;[.C153]))" office:value-type="float" office:value="5">
              <text:p>5</text:p>
            </table:table-cell>
            <table:table-cell table:style-name="ce4" table:formula="of:=['account types'.$C$15]&amp;TEXT([.C154];['account types'.$B$15])&amp;['account types'.$D$15]" office:value-type="string" office:string-value="5">
              <text:p>5</text:p>
            </table:table-cell>
            <table:table-cell table:style-name="ce4" table:formula="of:=IF(EXACT([.B153];[.B154]);IF(EXACT([.C153];[.C154]);[.E153];CELL(&quot;Row&quot;;[.E154]));[.B154])" office:value-type="float" office:value="129">
              <text:p>129</text:p>
            </table:table-cell>
            <table:table-cell table:style-name="ce4" table:formula="of:=IF(AND([.$A154]&lt;=[.G$1];[.$A153]&gt;[.$A154]);0;IF(EXACT([.$A154];[.G$1]+1);[.F153]+1;[.F153]))" office:value-type="float" office:value="1">
              <text:p>1</text:p>
            </table:table-cell>
            <table:table-cell table:style-name="ce4" table:formula="of:=['account types'.$C$16]&amp;TEXT([.F154];['account types'.$B$16])&amp;['account types'.$D$16]" office:value-type="string" office:string-value="1">
              <text:p>1</text:p>
            </table:table-cell>
            <table:table-cell table:style-name="ce4" table:formula="of:=IF(EXACT([.E153];[.E154]);IF(EXACT([.F153];[.F154]);[.H153];CELL(&quot;Row&quot;;[.H154]));[.E154])" office:value-type="float" office:value="130">
              <text:p>130</text:p>
            </table:table-cell>
            <table:table-cell table:style-name="ce4" table:formula="of:=IF(AND([.$A154]&lt;=[.J$1];[.$A153]&gt;[.$A154]);0;IF(EXACT([.$A154];[.J$1]+1);[.I153]+1;[.I153]))" office:value-type="float" office:value="1">
              <text:p>1</text:p>
            </table:table-cell>
            <table:table-cell table:style-name="ce4" table:formula="of:=['account types'.$C$17]&amp;TEXT([.I154];['account types'.$B$17])&amp;['account types'.$D$17]" office:value-type="string" office:string-value="1">
              <text:p>1</text:p>
            </table:table-cell>
            <table:table-cell table:style-name="ce4" table:formula="of:=IF(EXACT([.H153];[.H154]);IF(EXACT([.I153];[.I154]);[.K153];CELL(&quot;Row&quot;;[.K154]));[.H154])" office:value-type="float" office:value="131">
              <text:p>131</text:p>
            </table:table-cell>
            <table:table-cell table:style-name="ce4" table:formula="of:=IF(AND([.$A154]&lt;=[.M$1];[.$A153]&gt;[.$A154]);0;IF(EXACT([.$A154];[.M$1]+1);[.L153]+1;[.L153]))" office:value-type="float" office:value="4">
              <text:p>4</text:p>
            </table:table-cell>
            <table:table-cell table:style-name="ce4" table:formula="of:=['account types'.$C$18]&amp;TEXT([.L154];['account types'.$B$18])&amp;['account types'.$D$18]" office:value-type="string" office:string-value="4">
              <text:p>4</text:p>
            </table:table-cell>
            <table:table-cell table:style-name="ce4" table:formula="of:=IF(EXACT([.K153];[.K154]);IF(EXACT([.L153];[.L154]);[.N153];CELL(&quot;Row&quot;;[.N154]));[.K154])" office:value-type="float" office:value="154">
              <text:p>154</text:p>
            </table:table-cell>
            <table:table-cell table:style-name="ce4" table:formula="of:=IF(AND([.$A154]&lt;=[.P$1];[.$A153]&gt;[.$A154]);0;IF(EXACT([.$A154];[.P$1]+1);[.O153]+1;[.O153]))" office:value-type="float" office:value="0">
              <text:p>0</text:p>
            </table:table-cell>
            <table:table-cell table:style-name="ce4" table:formula="of:=['account types'.$C$19]&amp;TEXT([.O154];['account types'.$B$19])&amp;['account types'.$D$19]" office:value-type="string" office:string-value="0">
              <text:p>0</text:p>
            </table:table-cell>
            <table:table-cell table:style-name="ce4" table:formula="of:=IF(EXACT([.N153];[.N154]);IF(EXACT([.O153];[.O154]);[.Q153];CELL(&quot;Row&quot;;[.Q154]));[.N154])" office:value-type="float" office:value="154">
              <text:p>154</text:p>
            </table:table-cell>
            <table:table-cell table:style-name="ce4" table:formula="of:=IF(AND([.$A154]&lt;=[.S$1];[.$A153]&gt;[.$A154]);0;IF(EXACT([.$A154];[.S$1]+1);[.R153]+1;[.R153]))" office:value-type="float" office:value="0">
              <text:p>0</text:p>
            </table:table-cell>
            <table:table-cell table:style-name="ce4" table:formula="of:=['account types'.$C$20]&amp;TEXT([.R154];['account types'.$B$20])&amp;['account types'.$D$20]" office:value-type="string" office:string-value="0">
              <text:p>0</text:p>
            </table:table-cell>
            <table:table-cell table:style-name="ce4" table:formula="of:=IF(EXACT([.Q153];[.Q154]);IF(EXACT([.R153];[.R154]);[.T153];CELL(&quot;Row&quot;;[.T154]));[.Q154])" office:value-type="float" office:value="154">
              <text:p>154</text:p>
            </table:table-cell>
            <table:table-cell table:style-name="ce6" table:formula="of:=NOT(AND(OR([.A153]&gt;[.A154];[.A153]=[.A154]);[.A153]&lt;&gt;7))" office:value-type="boolean" office:boolean-value="true">
              <text:p>TRUE</text:p>
            </table:table-cell>
            <table:table-cell table:style-name="Nivel5" table:formula="of:=CONCATENATE([.D154];[.G154];[.J154];[.M154];[.P154];[.S154])&amp;T(IF(EXACT([.$A154];1);ORG.OPENOFFICE.STYLE(&quot;Nivel1&quot;);IF(EXACT([.$A154];2);ORG.OPENOFFICE.STYLE(&quot;Nivel2&quot;);IF(EXACT([.$A154];2);ORG.OPENOFFICE.STYLE(&quot;Nivel2&quot;);IF(EXACT([.$A154];3);ORG.OPENOFFICE.STYLE(&quot;Nivel3&quot;);IF(EXACT([.$A154];4);ORG.OPENOFFICE.STYLE(&quot;Nivel4&quot;);IF(EXACT([.$A154];5);ORG.OPENOFFICE.STYLE(&quot;Nivel5&quot;);IF(EXACT([.$A154];6);ORG.OPENOFFICE.STYLE(&quot;Nivel6&quot;);IF(EXACT([.$A154];7);ORG.OPENOFFICE.STYLE(&quot;Nivel7&quot;))))))))))" office:value-type="string" office:string-value="511400">
              <text:p>511400</text:p>
            </table:table-cell>
            <table:table-cell table:style-name="ce7" office:value-type="string">
              <text:p>Gastos de mercadeo</text:p>
            </table:table-cell>
            <table:table-cell table:style-name="Nivel5" table:formula="of:=[.W154]&amp;T(IF(EXACT([.$A154];1);ORG.OPENOFFICE.STYLE(&quot;Nivel1&quot;);IF(EXACT([.$A154];2);ORG.OPENOFFICE.STYLE(&quot;Nivel2&quot;);IF(EXACT([.$A154];2);ORG.OPENOFFICE.STYLE(&quot;Nivel2&quot;);IF(EXACT([.$A154];3);ORG.OPENOFFICE.STYLE(&quot;Nivel3&quot;);IF(EXACT([.$A154];4);ORG.OPENOFFICE.STYLE(&quot;Nivel4&quot;);IF(EXACT([.$A154];5);ORG.OPENOFFICE.STYLE(&quot;Nivel5&quot;);IF(EXACT([.$A154];6);ORG.OPENOFFICE.STYLE(&quot;Nivel6&quot;);IF(EXACT([.$A154];7);ORG.OPENOFFICE.STYLE(&quot;Nivel7&quot;))))))))))" office:value-type="string" office:string-value="Gastos de mercadeo">
              <text:p>Gastos de mercade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Merc</text:p>
            </table:table-cell>
            <table:table-cell table:style-name="Datos" table:formula="of:=IF(EXACT([.A154];1);&quot;&quot;;IF(EXACT([.A154];2);INDIRECT(CONCATENATE(&quot;V&quot;;[.B154]));IF(EXACT([.A154];3);INDIRECT(CONCATENATE(&quot;V&quot;;[.E154]));IF(EXACT([.A154];4);INDIRECT(CONCATENATE(&quot;V&quot;;[.H154]));IF(EXACT([.A154];5);INDIRECT(CONCATENATE(&quot;V&quot;;[.K154]));IF(EXACT([.A154];6);INDIRECT(CONCATENATE(&quot;V&quot;;[.N154]));IF(EXACT([.A154];7);INDIRECT(CONCATENATE(&quot;V&quot;;[.Q154])))))))))" office:value-type="string" office:string-value="511000">
              <text:p>511000</text:p>
            </table:table-cell>
            <table:table-cell table:style-name="ce9" table:formula="of:=NOT(OR(AND(NOT(EXACT([.A154];7));NOT(EXACT([.AD154];&quot;view&quot;)));AND(EXACT([.A154];7);EXACT([.AD154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4];['account types'.$A$2:.$C$12];2)" office:value-type="string" office:string-value="view">
              <text:p>view</text:p>
            </table:table-cell>
            <table:table-cell table:style-name="Datos" table:formula="of:=VLOOKUP([.AD15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5];1);CELL(&quot;Row&quot;;[.B155]);[.B154])" office:value-type="float" office:value="2">
              <text:p>2</text:p>
            </table:table-cell>
            <table:table-cell table:style-name="ce4" table:formula="of:=IF(EXACT([.$A155];1);0;IF(EXACT([.$A155];2);[.C154]+1;[.C154]))" office:value-type="float" office:value="5">
              <text:p>5</text:p>
            </table:table-cell>
            <table:table-cell table:style-name="ce4" table:formula="of:=['account types'.$C$15]&amp;TEXT([.C155];['account types'.$B$15])&amp;['account types'.$D$15]" office:value-type="string" office:string-value="5">
              <text:p>5</text:p>
            </table:table-cell>
            <table:table-cell table:style-name="ce4" table:formula="of:=IF(EXACT([.B154];[.B155]);IF(EXACT([.C154];[.C155]);[.E154];CELL(&quot;Row&quot;;[.E155]));[.B155])" office:value-type="float" office:value="129">
              <text:p>129</text:p>
            </table:table-cell>
            <table:table-cell table:style-name="ce4" table:formula="of:=IF(AND([.$A155]&lt;=[.G$1];[.$A154]&gt;[.$A155]);0;IF(EXACT([.$A155];[.G$1]+1);[.F154]+1;[.F154]))" office:value-type="float" office:value="1">
              <text:p>1</text:p>
            </table:table-cell>
            <table:table-cell table:style-name="ce4" table:formula="of:=['account types'.$C$16]&amp;TEXT([.F155];['account types'.$B$16])&amp;['account types'.$D$16]" office:value-type="string" office:string-value="1">
              <text:p>1</text:p>
            </table:table-cell>
            <table:table-cell table:style-name="ce4" table:formula="of:=IF(EXACT([.E154];[.E155]);IF(EXACT([.F154];[.F155]);[.H154];CELL(&quot;Row&quot;;[.H155]));[.E155])" office:value-type="float" office:value="130">
              <text:p>130</text:p>
            </table:table-cell>
            <table:table-cell table:style-name="ce4" table:formula="of:=IF(AND([.$A155]&lt;=[.J$1];[.$A154]&gt;[.$A155]);0;IF(EXACT([.$A155];[.J$1]+1);[.I154]+1;[.I154]))" office:value-type="float" office:value="1">
              <text:p>1</text:p>
            </table:table-cell>
            <table:table-cell table:style-name="ce4" table:formula="of:=['account types'.$C$17]&amp;TEXT([.I155];['account types'.$B$17])&amp;['account types'.$D$17]" office:value-type="string" office:string-value="1">
              <text:p>1</text:p>
            </table:table-cell>
            <table:table-cell table:style-name="ce4" table:formula="of:=IF(EXACT([.H154];[.H155]);IF(EXACT([.I154];[.I155]);[.K154];CELL(&quot;Row&quot;;[.K155]));[.H155])" office:value-type="float" office:value="131">
              <text:p>131</text:p>
            </table:table-cell>
            <table:table-cell table:style-name="ce4" table:formula="of:=IF(AND([.$A155]&lt;=[.M$1];[.$A154]&gt;[.$A155]);0;IF(EXACT([.$A155];[.M$1]+1);[.L154]+1;[.L154]))" office:value-type="float" office:value="4">
              <text:p>4</text:p>
            </table:table-cell>
            <table:table-cell table:style-name="ce4" table:formula="of:=['account types'.$C$18]&amp;TEXT([.L155];['account types'.$B$18])&amp;['account types'.$D$18]" office:value-type="string" office:string-value="4">
              <text:p>4</text:p>
            </table:table-cell>
            <table:table-cell table:style-name="ce4" table:formula="of:=IF(EXACT([.K154];[.K155]);IF(EXACT([.L154];[.L155]);[.N154];CELL(&quot;Row&quot;;[.N155]));[.K155])" office:value-type="float" office:value="154">
              <text:p>154</text:p>
            </table:table-cell>
            <table:table-cell table:style-name="ce4" table:formula="of:=IF(AND([.$A155]&lt;=[.P$1];[.$A154]&gt;[.$A155]);0;IF(EXACT([.$A155];[.P$1]+1);[.O154]+1;[.O154]))" office:value-type="float" office:value="0">
              <text:p>0</text:p>
            </table:table-cell>
            <table:table-cell table:style-name="ce4" table:formula="of:=['account types'.$C$19]&amp;TEXT([.O155];['account types'.$B$19])&amp;['account types'.$D$19]" office:value-type="string" office:string-value="0">
              <text:p>0</text:p>
            </table:table-cell>
            <table:table-cell table:style-name="ce4" table:formula="of:=IF(EXACT([.N154];[.N155]);IF(EXACT([.O154];[.O155]);[.Q154];CELL(&quot;Row&quot;;[.Q155]));[.N155])" office:value-type="float" office:value="154">
              <text:p>154</text:p>
            </table:table-cell>
            <table:table-cell table:style-name="ce4" table:formula="of:=IF(AND([.$A155]&lt;=[.S$1];[.$A154]&gt;[.$A155]);0;IF(EXACT([.$A155];[.S$1]+1);[.R154]+1;[.R154]))" office:value-type="float" office:value="1">
              <text:p>1</text:p>
            </table:table-cell>
            <table:table-cell table:style-name="ce4" table:formula="of:=['account types'.$C$20]&amp;TEXT([.R155];['account types'.$B$20])&amp;['account types'.$D$20]" office:value-type="string" office:string-value="1">
              <text:p>1</text:p>
            </table:table-cell>
            <table:table-cell table:style-name="ce4" table:formula="of:=IF(EXACT([.Q154];[.Q155]);IF(EXACT([.R154];[.R155]);[.T154];CELL(&quot;Row&quot;;[.T155]));[.Q155])" office:value-type="float" office:value="155">
              <text:p>155</text:p>
            </table:table-cell>
            <table:table-cell table:style-name="ce6" table:formula="of:=NOT(AND(OR([.A154]&gt;[.A155];[.A154]=[.A155]);[.A154]&lt;&gt;7))" office:value-type="boolean" office:boolean-value="true">
              <text:p>TRUE</text:p>
            </table:table-cell>
            <table:table-cell table:style-name="Nivel7" table:formula="of:=CONCATENATE([.D155];[.G155];[.J155];[.M155];[.P155];[.S155])&amp;T(IF(EXACT([.$A155];1);ORG.OPENOFFICE.STYLE(&quot;Nivel1&quot;);IF(EXACT([.$A155];2);ORG.OPENOFFICE.STYLE(&quot;Nivel2&quot;);IF(EXACT([.$A155];2);ORG.OPENOFFICE.STYLE(&quot;Nivel2&quot;);IF(EXACT([.$A155];3);ORG.OPENOFFICE.STYLE(&quot;Nivel3&quot;);IF(EXACT([.$A155];4);ORG.OPENOFFICE.STYLE(&quot;Nivel4&quot;);IF(EXACT([.$A155];5);ORG.OPENOFFICE.STYLE(&quot;Nivel5&quot;);IF(EXACT([.$A155];6);ORG.OPENOFFICE.STYLE(&quot;Nivel6&quot;);IF(EXACT([.$A155];7);ORG.OPENOFFICE.STYLE(&quot;Nivel7&quot;))))))))))" office:value-type="string" office:string-value="511401">
              <text:p>511401</text:p>
            </table:table-cell>
            <table:table-cell table:style-name="ce7" office:value-type="string">
              <text:p>Diseño de imagen</text:p>
            </table:table-cell>
            <table:table-cell table:style-name="Nivel7" table:formula="of:=[.W155]&amp;T(IF(EXACT([.$A155];1);ORG.OPENOFFICE.STYLE(&quot;Nivel1&quot;);IF(EXACT([.$A155];2);ORG.OPENOFFICE.STYLE(&quot;Nivel2&quot;);IF(EXACT([.$A155];2);ORG.OPENOFFICE.STYLE(&quot;Nivel2&quot;);IF(EXACT([.$A155];3);ORG.OPENOFFICE.STYLE(&quot;Nivel3&quot;);IF(EXACT([.$A155];4);ORG.OPENOFFICE.STYLE(&quot;Nivel4&quot;);IF(EXACT([.$A155];5);ORG.OPENOFFICE.STYLE(&quot;Nivel5&quot;);IF(EXACT([.$A155];6);ORG.OPENOFFICE.STYLE(&quot;Nivel6&quot;);IF(EXACT([.$A155];7);ORG.OPENOFFICE.STYLE(&quot;Nivel7&quot;))))))))))" office:value-type="string" office:string-value="Diseño de imagen">
              <text:p>Diseño de image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s</text:p>
            </table:table-cell>
            <table:table-cell table:style-name="Datos" table:formula="of:=IF(EXACT([.A155];1);&quot;&quot;;IF(EXACT([.A155];2);INDIRECT(CONCATENATE(&quot;V&quot;;[.B155]));IF(EXACT([.A155];3);INDIRECT(CONCATENATE(&quot;V&quot;;[.E155]));IF(EXACT([.A155];4);INDIRECT(CONCATENATE(&quot;V&quot;;[.H155]));IF(EXACT([.A155];5);INDIRECT(CONCATENATE(&quot;V&quot;;[.K155]));IF(EXACT([.A155];6);INDIRECT(CONCATENATE(&quot;V&quot;;[.N155]));IF(EXACT([.A155];7);INDIRECT(CONCATENATE(&quot;V&quot;;[.Q155])))))))))" office:value-type="string" office:string-value="511400">
              <text:p>511400</text:p>
            </table:table-cell>
            <table:table-cell table:style-name="ce9" table:formula="of:=NOT(OR(AND(NOT(EXACT([.A155];7));NOT(EXACT([.AD155];&quot;view&quot;)));AND(EXACT([.A155];7);EXACT([.AD15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5];['account types'.$A$2:.$C$12];2)" office:value-type="string" office:string-value="other">
              <text:p>other</text:p>
            </table:table-cell>
            <table:table-cell table:style-name="Datos" table:formula="of:=VLOOKUP([.AD15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6];1);CELL(&quot;Row&quot;;[.B156]);[.B155])" office:value-type="float" office:value="2">
              <text:p>2</text:p>
            </table:table-cell>
            <table:table-cell table:style-name="ce4" table:formula="of:=IF(EXACT([.$A156];1);0;IF(EXACT([.$A156];2);[.C155]+1;[.C155]))" office:value-type="float" office:value="5">
              <text:p>5</text:p>
            </table:table-cell>
            <table:table-cell table:style-name="ce4" table:formula="of:=['account types'.$C$15]&amp;TEXT([.C156];['account types'.$B$15])&amp;['account types'.$D$15]" office:value-type="string" office:string-value="5">
              <text:p>5</text:p>
            </table:table-cell>
            <table:table-cell table:style-name="ce4" table:formula="of:=IF(EXACT([.B155];[.B156]);IF(EXACT([.C155];[.C156]);[.E155];CELL(&quot;Row&quot;;[.E156]));[.B156])" office:value-type="float" office:value="129">
              <text:p>129</text:p>
            </table:table-cell>
            <table:table-cell table:style-name="ce4" table:formula="of:=IF(AND([.$A156]&lt;=[.G$1];[.$A155]&gt;[.$A156]);0;IF(EXACT([.$A156];[.G$1]+1);[.F155]+1;[.F155]))" office:value-type="float" office:value="1">
              <text:p>1</text:p>
            </table:table-cell>
            <table:table-cell table:style-name="ce4" table:formula="of:=['account types'.$C$16]&amp;TEXT([.F156];['account types'.$B$16])&amp;['account types'.$D$16]" office:value-type="string" office:string-value="1">
              <text:p>1</text:p>
            </table:table-cell>
            <table:table-cell table:style-name="ce4" table:formula="of:=IF(EXACT([.E155];[.E156]);IF(EXACT([.F155];[.F156]);[.H155];CELL(&quot;Row&quot;;[.H156]));[.E156])" office:value-type="float" office:value="130">
              <text:p>130</text:p>
            </table:table-cell>
            <table:table-cell table:style-name="ce4" table:formula="of:=IF(AND([.$A156]&lt;=[.J$1];[.$A155]&gt;[.$A156]);0;IF(EXACT([.$A156];[.J$1]+1);[.I155]+1;[.I155]))" office:value-type="float" office:value="1">
              <text:p>1</text:p>
            </table:table-cell>
            <table:table-cell table:style-name="ce4" table:formula="of:=['account types'.$C$17]&amp;TEXT([.I156];['account types'.$B$17])&amp;['account types'.$D$17]" office:value-type="string" office:string-value="1">
              <text:p>1</text:p>
            </table:table-cell>
            <table:table-cell table:style-name="ce4" table:formula="of:=IF(EXACT([.H155];[.H156]);IF(EXACT([.I155];[.I156]);[.K155];CELL(&quot;Row&quot;;[.K156]));[.H156])" office:value-type="float" office:value="131">
              <text:p>131</text:p>
            </table:table-cell>
            <table:table-cell table:style-name="ce4" table:formula="of:=IF(AND([.$A156]&lt;=[.M$1];[.$A155]&gt;[.$A156]);0;IF(EXACT([.$A156];[.M$1]+1);[.L155]+1;[.L155]))" office:value-type="float" office:value="4">
              <text:p>4</text:p>
            </table:table-cell>
            <table:table-cell table:style-name="ce4" table:formula="of:=['account types'.$C$18]&amp;TEXT([.L156];['account types'.$B$18])&amp;['account types'.$D$18]" office:value-type="string" office:string-value="4">
              <text:p>4</text:p>
            </table:table-cell>
            <table:table-cell table:style-name="ce4" table:formula="of:=IF(EXACT([.K155];[.K156]);IF(EXACT([.L155];[.L156]);[.N155];CELL(&quot;Row&quot;;[.N156]));[.K156])" office:value-type="float" office:value="154">
              <text:p>154</text:p>
            </table:table-cell>
            <table:table-cell table:style-name="ce4" table:formula="of:=IF(AND([.$A156]&lt;=[.P$1];[.$A155]&gt;[.$A156]);0;IF(EXACT([.$A156];[.P$1]+1);[.O155]+1;[.O155]))" office:value-type="float" office:value="0">
              <text:p>0</text:p>
            </table:table-cell>
            <table:table-cell table:style-name="ce4" table:formula="of:=['account types'.$C$19]&amp;TEXT([.O156];['account types'.$B$19])&amp;['account types'.$D$19]" office:value-type="string" office:string-value="0">
              <text:p>0</text:p>
            </table:table-cell>
            <table:table-cell table:style-name="ce4" table:formula="of:=IF(EXACT([.N155];[.N156]);IF(EXACT([.O155];[.O156]);[.Q155];CELL(&quot;Row&quot;;[.Q156]));[.N156])" office:value-type="float" office:value="154">
              <text:p>154</text:p>
            </table:table-cell>
            <table:table-cell table:style-name="ce4" table:formula="of:=IF(AND([.$A156]&lt;=[.S$1];[.$A155]&gt;[.$A156]);0;IF(EXACT([.$A156];[.S$1]+1);[.R155]+1;[.R155]))" office:value-type="float" office:value="2">
              <text:p>2</text:p>
            </table:table-cell>
            <table:table-cell table:style-name="ce4" table:formula="of:=['account types'.$C$20]&amp;TEXT([.R156];['account types'.$B$20])&amp;['account types'.$D$20]" office:value-type="string" office:string-value="2">
              <text:p>2</text:p>
            </table:table-cell>
            <table:table-cell table:style-name="ce4" table:formula="of:=IF(EXACT([.Q155];[.Q156]);IF(EXACT([.R155];[.R156]);[.T155];CELL(&quot;Row&quot;;[.T156]));[.Q156])" office:value-type="float" office:value="156">
              <text:p>156</text:p>
            </table:table-cell>
            <table:table-cell table:style-name="ce6" table:formula="of:=NOT(AND(OR([.A155]&gt;[.A156];[.A155]=[.A156]);[.A155]&lt;&gt;7))" office:value-type="boolean" office:boolean-value="true">
              <text:p>TRUE</text:p>
            </table:table-cell>
            <table:table-cell table:style-name="Nivel7" table:formula="of:=CONCATENATE([.D156];[.G156];[.J156];[.M156];[.P156];[.S156])&amp;T(IF(EXACT([.$A156];1);ORG.OPENOFFICE.STYLE(&quot;Nivel1&quot;);IF(EXACT([.$A156];2);ORG.OPENOFFICE.STYLE(&quot;Nivel2&quot;);IF(EXACT([.$A156];2);ORG.OPENOFFICE.STYLE(&quot;Nivel2&quot;);IF(EXACT([.$A156];3);ORG.OPENOFFICE.STYLE(&quot;Nivel3&quot;);IF(EXACT([.$A156];4);ORG.OPENOFFICE.STYLE(&quot;Nivel4&quot;);IF(EXACT([.$A156];5);ORG.OPENOFFICE.STYLE(&quot;Nivel5&quot;);IF(EXACT([.$A156];6);ORG.OPENOFFICE.STYLE(&quot;Nivel6&quot;);IF(EXACT([.$A156];7);ORG.OPENOFFICE.STYLE(&quot;Nivel7&quot;))))))))))" office:value-type="string" office:string-value="511402">
              <text:p>511402</text:p>
            </table:table-cell>
            <table:table-cell table:style-name="ce7" office:value-type="string">
              <text:p>Campañas publicitarias</text:p>
            </table:table-cell>
            <table:table-cell table:style-name="Nivel7" table:formula="of:=[.W156]&amp;T(IF(EXACT([.$A156];1);ORG.OPENOFFICE.STYLE(&quot;Nivel1&quot;);IF(EXACT([.$A156];2);ORG.OPENOFFICE.STYLE(&quot;Nivel2&quot;);IF(EXACT([.$A156];2);ORG.OPENOFFICE.STYLE(&quot;Nivel2&quot;);IF(EXACT([.$A156];3);ORG.OPENOFFICE.STYLE(&quot;Nivel3&quot;);IF(EXACT([.$A156];4);ORG.OPENOFFICE.STYLE(&quot;Nivel4&quot;);IF(EXACT([.$A156];5);ORG.OPENOFFICE.STYLE(&quot;Nivel5&quot;);IF(EXACT([.$A156];6);ORG.OPENOFFICE.STYLE(&quot;Nivel6&quot;);IF(EXACT([.$A156];7);ORG.OPENOFFICE.STYLE(&quot;Nivel7&quot;))))))))))" office:value-type="string" office:string-value="Campañas publicitarias">
              <text:p>Campañas publicitari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Pub</text:p>
            </table:table-cell>
            <table:table-cell table:style-name="Datos" table:formula="of:=IF(EXACT([.A156];1);&quot;&quot;;IF(EXACT([.A156];2);INDIRECT(CONCATENATE(&quot;V&quot;;[.B156]));IF(EXACT([.A156];3);INDIRECT(CONCATENATE(&quot;V&quot;;[.E156]));IF(EXACT([.A156];4);INDIRECT(CONCATENATE(&quot;V&quot;;[.H156]));IF(EXACT([.A156];5);INDIRECT(CONCATENATE(&quot;V&quot;;[.K156]));IF(EXACT([.A156];6);INDIRECT(CONCATENATE(&quot;V&quot;;[.N156]));IF(EXACT([.A156];7);INDIRECT(CONCATENATE(&quot;V&quot;;[.Q156])))))))))" office:value-type="string" office:string-value="511400">
              <text:p>511400</text:p>
            </table:table-cell>
            <table:table-cell table:style-name="ce9" table:formula="of:=NOT(OR(AND(NOT(EXACT([.A156];7));NOT(EXACT([.AD156];&quot;view&quot;)));AND(EXACT([.A156];7);EXACT([.AD15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6];['account types'.$A$2:.$C$12];2)" office:value-type="string" office:string-value="other">
              <text:p>other</text:p>
            </table:table-cell>
            <table:table-cell table:style-name="Datos" table:formula="of:=VLOOKUP([.AD15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4">
              <text:p>4</text:p>
            </table:table-cell>
            <table:table-cell table:style-name="ce4" table:formula="of:=IF(EXACT([.A157];1);CELL(&quot;Row&quot;;[.B157]);[.B156])" office:value-type="float" office:value="2">
              <text:p>2</text:p>
            </table:table-cell>
            <table:table-cell table:style-name="ce4" table:formula="of:=IF(EXACT([.$A157];1);0;IF(EXACT([.$A157];2);[.C156]+1;[.C156]))" office:value-type="float" office:value="5">
              <text:p>5</text:p>
            </table:table-cell>
            <table:table-cell table:style-name="ce4" table:formula="of:=['account types'.$C$15]&amp;TEXT([.C157];['account types'.$B$15])&amp;['account types'.$D$15]" office:value-type="string" office:string-value="5">
              <text:p>5</text:p>
            </table:table-cell>
            <table:table-cell table:style-name="ce4" table:formula="of:=IF(EXACT([.B156];[.B157]);IF(EXACT([.C156];[.C157]);[.E156];CELL(&quot;Row&quot;;[.E157]));[.B157])" office:value-type="float" office:value="129">
              <text:p>129</text:p>
            </table:table-cell>
            <table:table-cell table:style-name="ce4" table:formula="of:=IF(AND([.$A157]&lt;=[.G$1];[.$A156]&gt;[.$A157]);0;IF(EXACT([.$A157];[.G$1]+1);[.F156]+1;[.F156]))" office:value-type="float" office:value="1">
              <text:p>1</text:p>
            </table:table-cell>
            <table:table-cell table:style-name="ce4" table:formula="of:=['account types'.$C$16]&amp;TEXT([.F157];['account types'.$B$16])&amp;['account types'.$D$16]" office:value-type="string" office:string-value="1">
              <text:p>1</text:p>
            </table:table-cell>
            <table:table-cell table:style-name="ce4" table:formula="of:=IF(EXACT([.E156];[.E157]);IF(EXACT([.F156];[.F157]);[.H156];CELL(&quot;Row&quot;;[.H157]));[.E157])" office:value-type="float" office:value="130">
              <text:p>130</text:p>
            </table:table-cell>
            <table:table-cell table:style-name="ce4" table:formula="of:=IF(AND([.$A157]&lt;=[.J$1];[.$A156]&gt;[.$A157]);0;IF(EXACT([.$A157];[.J$1]+1);[.I156]+1;[.I156]))" office:value-type="float" office:value="2">
              <text:p>2</text:p>
            </table:table-cell>
            <table:table-cell table:style-name="ce4" table:formula="of:=['account types'.$C$17]&amp;TEXT([.I157];['account types'.$B$17])&amp;['account types'.$D$17]" office:value-type="string" office:string-value="2">
              <text:p>2</text:p>
            </table:table-cell>
            <table:table-cell table:style-name="ce4" table:formula="of:=IF(EXACT([.H156];[.H157]);IF(EXACT([.I156];[.I157]);[.K156];CELL(&quot;Row&quot;;[.K157]));[.H157])" office:value-type="float" office:value="157">
              <text:p>157</text:p>
            </table:table-cell>
            <table:table-cell table:style-name="ce4" table:formula="of:=IF(AND([.$A157]&lt;=[.M$1];[.$A156]&gt;[.$A157]);0;IF(EXACT([.$A157];[.M$1]+1);[.L156]+1;[.L156]))" office:value-type="float" office:value="0">
              <text:p>0</text:p>
            </table:table-cell>
            <table:table-cell table:style-name="ce4" table:formula="of:=['account types'.$C$18]&amp;TEXT([.L157];['account types'.$B$18])&amp;['account types'.$D$18]" office:value-type="string" office:string-value="0">
              <text:p>0</text:p>
            </table:table-cell>
            <table:table-cell table:style-name="ce4" table:formula="of:=IF(EXACT([.K156];[.K157]);IF(EXACT([.L156];[.L157]);[.N156];CELL(&quot;Row&quot;;[.N157]));[.K157])" office:value-type="float" office:value="157">
              <text:p>157</text:p>
            </table:table-cell>
            <table:table-cell table:style-name="ce4" table:formula="of:=IF(AND([.$A157]&lt;=[.P$1];[.$A156]&gt;[.$A157]);0;IF(EXACT([.$A157];[.P$1]+1);[.O156]+1;[.O156]))" office:value-type="float" office:value="0">
              <text:p>0</text:p>
            </table:table-cell>
            <table:table-cell table:style-name="ce4" table:formula="of:=['account types'.$C$19]&amp;TEXT([.O157];['account types'.$B$19])&amp;['account types'.$D$19]" office:value-type="string" office:string-value="0">
              <text:p>0</text:p>
            </table:table-cell>
            <table:table-cell table:style-name="ce4" table:formula="of:=IF(EXACT([.N156];[.N157]);IF(EXACT([.O156];[.O157]);[.Q156];CELL(&quot;Row&quot;;[.Q157]));[.N157])" office:value-type="float" office:value="157">
              <text:p>157</text:p>
            </table:table-cell>
            <table:table-cell table:style-name="ce4" table:formula="of:=IF(AND([.$A157]&lt;=[.S$1];[.$A156]&gt;[.$A157]);0;IF(EXACT([.$A157];[.S$1]+1);[.R156]+1;[.R156]))" office:value-type="float" office:value="0">
              <text:p>0</text:p>
            </table:table-cell>
            <table:table-cell table:style-name="ce4" table:formula="of:=['account types'.$C$20]&amp;TEXT([.R157];['account types'.$B$20])&amp;['account types'.$D$20]" office:value-type="string" office:string-value="0">
              <text:p>0</text:p>
            </table:table-cell>
            <table:table-cell table:style-name="ce4" table:formula="of:=IF(EXACT([.Q156];[.Q157]);IF(EXACT([.R156];[.R157]);[.T156];CELL(&quot;Row&quot;;[.T157]));[.Q157])" office:value-type="float" office:value="157">
              <text:p>157</text:p>
            </table:table-cell>
            <table:table-cell table:style-name="ce6" table:formula="of:=NOT(AND(OR([.A156]&gt;[.A157];[.A156]=[.A157]);[.A156]&lt;&gt;7))" office:value-type="boolean" office:boolean-value="true">
              <text:p>TRUE</text:p>
            </table:table-cell>
            <table:table-cell table:style-name="Nivel4" table:formula="of:=CONCATENATE([.D157];[.G157];[.J157];[.M157];[.P157];[.S157])&amp;T(IF(EXACT([.$A157];1);ORG.OPENOFFICE.STYLE(&quot;Nivel1&quot;);IF(EXACT([.$A157];2);ORG.OPENOFFICE.STYLE(&quot;Nivel2&quot;);IF(EXACT([.$A157];2);ORG.OPENOFFICE.STYLE(&quot;Nivel2&quot;);IF(EXACT([.$A157];3);ORG.OPENOFFICE.STYLE(&quot;Nivel3&quot;);IF(EXACT([.$A157];4);ORG.OPENOFFICE.STYLE(&quot;Nivel4&quot;);IF(EXACT([.$A157];5);ORG.OPENOFFICE.STYLE(&quot;Nivel5&quot;);IF(EXACT([.$A157];6);ORG.OPENOFFICE.STYLE(&quot;Nivel6&quot;);IF(EXACT([.$A157];7);ORG.OPENOFFICE.STYLE(&quot;Nivel7&quot;))))))))))" office:value-type="string" office:string-value="512000">
              <text:p>512000</text:p>
            </table:table-cell>
            <table:table-cell table:style-name="ce7" office:value-type="string">
              <text:p>Gastos administrativos</text:p>
            </table:table-cell>
            <table:table-cell table:style-name="Nivel4" table:formula="of:=[.W157]&amp;T(IF(EXACT([.$A157];1);ORG.OPENOFFICE.STYLE(&quot;Nivel1&quot;);IF(EXACT([.$A157];2);ORG.OPENOFFICE.STYLE(&quot;Nivel2&quot;);IF(EXACT([.$A157];2);ORG.OPENOFFICE.STYLE(&quot;Nivel2&quot;);IF(EXACT([.$A157];3);ORG.OPENOFFICE.STYLE(&quot;Nivel3&quot;);IF(EXACT([.$A157];4);ORG.OPENOFFICE.STYLE(&quot;Nivel4&quot;);IF(EXACT([.$A157];5);ORG.OPENOFFICE.STYLE(&quot;Nivel5&quot;);IF(EXACT([.$A157];6);ORG.OPENOFFICE.STYLE(&quot;Nivel6&quot;);IF(EXACT([.$A157];7);ORG.OPENOFFICE.STYLE(&quot;Nivel7&quot;))))))))))" office:value-type="string" office:string-value="Gastos administrativos">
              <text:p>Gastos administrativ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Adm</text:p>
            </table:table-cell>
            <table:table-cell table:style-name="Datos" table:formula="of:=IF(EXACT([.A157];1);&quot;&quot;;IF(EXACT([.A157];2);INDIRECT(CONCATENATE(&quot;V&quot;;[.B157]));IF(EXACT([.A157];3);INDIRECT(CONCATENATE(&quot;V&quot;;[.E157]));IF(EXACT([.A157];4);INDIRECT(CONCATENATE(&quot;V&quot;;[.H157]));IF(EXACT([.A157];5);INDIRECT(CONCATENATE(&quot;V&quot;;[.K157]));IF(EXACT([.A157];6);INDIRECT(CONCATENATE(&quot;V&quot;;[.N157]));IF(EXACT([.A157];7);INDIRECT(CONCATENATE(&quot;V&quot;;[.Q157])))))))))" office:value-type="string" office:string-value="510000">
              <text:p>510000</text:p>
            </table:table-cell>
            <table:table-cell table:style-name="ce9" table:formula="of:=NOT(OR(AND(NOT(EXACT([.A157];7));NOT(EXACT([.AD157];&quot;view&quot;)));AND(EXACT([.A157];7);EXACT([.AD15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7];['account types'.$A$2:.$C$12];2)" office:value-type="string" office:string-value="view">
              <text:p>view</text:p>
            </table:table-cell>
            <table:table-cell table:style-name="Datos" table:formula="of:=VLOOKUP([.AD15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58];1);CELL(&quot;Row&quot;;[.B158]);[.B157])" office:value-type="float" office:value="2">
              <text:p>2</text:p>
            </table:table-cell>
            <table:table-cell table:style-name="ce4" table:formula="of:=IF(EXACT([.$A158];1);0;IF(EXACT([.$A158];2);[.C157]+1;[.C157]))" office:value-type="float" office:value="5">
              <text:p>5</text:p>
            </table:table-cell>
            <table:table-cell table:style-name="ce4" table:formula="of:=['account types'.$C$15]&amp;TEXT([.C158];['account types'.$B$15])&amp;['account types'.$D$15]" office:value-type="string" office:string-value="5">
              <text:p>5</text:p>
            </table:table-cell>
            <table:table-cell table:style-name="ce4" table:formula="of:=IF(EXACT([.B157];[.B158]);IF(EXACT([.C157];[.C158]);[.E157];CELL(&quot;Row&quot;;[.E158]));[.B158])" office:value-type="float" office:value="129">
              <text:p>129</text:p>
            </table:table-cell>
            <table:table-cell table:style-name="ce4" table:formula="of:=IF(AND([.$A158]&lt;=[.G$1];[.$A157]&gt;[.$A158]);0;IF(EXACT([.$A158];[.G$1]+1);[.F157]+1;[.F157]))" office:value-type="float" office:value="1">
              <text:p>1</text:p>
            </table:table-cell>
            <table:table-cell table:style-name="ce4" table:formula="of:=['account types'.$C$16]&amp;TEXT([.F158];['account types'.$B$16])&amp;['account types'.$D$16]" office:value-type="string" office:string-value="1">
              <text:p>1</text:p>
            </table:table-cell>
            <table:table-cell table:style-name="ce4" table:formula="of:=IF(EXACT([.E157];[.E158]);IF(EXACT([.F157];[.F158]);[.H157];CELL(&quot;Row&quot;;[.H158]));[.E158])" office:value-type="float" office:value="130">
              <text:p>130</text:p>
            </table:table-cell>
            <table:table-cell table:style-name="ce4" table:formula="of:=IF(AND([.$A158]&lt;=[.J$1];[.$A157]&gt;[.$A158]);0;IF(EXACT([.$A158];[.J$1]+1);[.I157]+1;[.I157]))" office:value-type="float" office:value="2">
              <text:p>2</text:p>
            </table:table-cell>
            <table:table-cell table:style-name="ce4" table:formula="of:=['account types'.$C$17]&amp;TEXT([.I158];['account types'.$B$17])&amp;['account types'.$D$17]" office:value-type="string" office:string-value="2">
              <text:p>2</text:p>
            </table:table-cell>
            <table:table-cell table:style-name="ce4" table:formula="of:=IF(EXACT([.H157];[.H158]);IF(EXACT([.I157];[.I158]);[.K157];CELL(&quot;Row&quot;;[.K158]));[.H158])" office:value-type="float" office:value="157">
              <text:p>157</text:p>
            </table:table-cell>
            <table:table-cell table:style-name="ce4" table:formula="of:=IF(AND([.$A158]&lt;=[.M$1];[.$A157]&gt;[.$A158]);0;IF(EXACT([.$A158];[.M$1]+1);[.L157]+1;[.L157]))" office:value-type="float" office:value="1">
              <text:p>1</text:p>
            </table:table-cell>
            <table:table-cell table:style-name="ce4" table:formula="of:=['account types'.$C$18]&amp;TEXT([.L158];['account types'.$B$18])&amp;['account types'.$D$18]" office:value-type="string" office:string-value="1">
              <text:p>1</text:p>
            </table:table-cell>
            <table:table-cell table:style-name="ce4" table:formula="of:=IF(EXACT([.K157];[.K158]);IF(EXACT([.L157];[.L158]);[.N157];CELL(&quot;Row&quot;;[.N158]));[.K158])" office:value-type="float" office:value="158">
              <text:p>158</text:p>
            </table:table-cell>
            <table:table-cell table:style-name="ce4" table:formula="of:=IF(AND([.$A158]&lt;=[.P$1];[.$A157]&gt;[.$A158]);0;IF(EXACT([.$A158];[.P$1]+1);[.O157]+1;[.O157]))" office:value-type="float" office:value="0">
              <text:p>0</text:p>
            </table:table-cell>
            <table:table-cell table:style-name="ce4" table:formula="of:=['account types'.$C$19]&amp;TEXT([.O158];['account types'.$B$19])&amp;['account types'.$D$19]" office:value-type="string" office:string-value="0">
              <text:p>0</text:p>
            </table:table-cell>
            <table:table-cell table:style-name="ce4" table:formula="of:=IF(EXACT([.N157];[.N158]);IF(EXACT([.O157];[.O158]);[.Q157];CELL(&quot;Row&quot;;[.Q158]));[.N158])" office:value-type="float" office:value="158">
              <text:p>158</text:p>
            </table:table-cell>
            <table:table-cell table:style-name="ce4" table:formula="of:=IF(AND([.$A158]&lt;=[.S$1];[.$A157]&gt;[.$A158]);0;IF(EXACT([.$A158];[.S$1]+1);[.R157]+1;[.R157]))" office:value-type="float" office:value="0">
              <text:p>0</text:p>
            </table:table-cell>
            <table:table-cell table:style-name="ce4" table:formula="of:=['account types'.$C$20]&amp;TEXT([.R158];['account types'.$B$20])&amp;['account types'.$D$20]" office:value-type="string" office:string-value="0">
              <text:p>0</text:p>
            </table:table-cell>
            <table:table-cell table:style-name="ce4" table:formula="of:=IF(EXACT([.Q157];[.Q158]);IF(EXACT([.R157];[.R158]);[.T157];CELL(&quot;Row&quot;;[.T158]));[.Q158])" office:value-type="float" office:value="158">
              <text:p>158</text:p>
            </table:table-cell>
            <table:table-cell table:style-name="ce6" table:formula="of:=NOT(AND(OR([.A157]&gt;[.A158];[.A157]=[.A158]);[.A157]&lt;&gt;7))" office:value-type="boolean" office:boolean-value="true">
              <text:p>TRUE</text:p>
            </table:table-cell>
            <table:table-cell table:style-name="Nivel5" table:formula="of:=CONCATENATE([.D158];[.G158];[.J158];[.M158];[.P158];[.S158])&amp;T(IF(EXACT([.$A158];1);ORG.OPENOFFICE.STYLE(&quot;Nivel1&quot;);IF(EXACT([.$A158];2);ORG.OPENOFFICE.STYLE(&quot;Nivel2&quot;);IF(EXACT([.$A158];2);ORG.OPENOFFICE.STYLE(&quot;Nivel2&quot;);IF(EXACT([.$A158];3);ORG.OPENOFFICE.STYLE(&quot;Nivel3&quot;);IF(EXACT([.$A158];4);ORG.OPENOFFICE.STYLE(&quot;Nivel4&quot;);IF(EXACT([.$A158];5);ORG.OPENOFFICE.STYLE(&quot;Nivel5&quot;);IF(EXACT([.$A158];6);ORG.OPENOFFICE.STYLE(&quot;Nivel6&quot;);IF(EXACT([.$A158];7);ORG.OPENOFFICE.STYLE(&quot;Nivel7&quot;))))))))))" office:value-type="string" office:string-value="512100">
              <text:p>512100</text:p>
            </table:table-cell>
            <table:table-cell table:style-name="ce7" office:value-type="string">
              <text:p>Cuota por administración</text:p>
            </table:table-cell>
            <table:table-cell table:style-name="Nivel5" table:formula="of:=[.W158]&amp;T(IF(EXACT([.$A158];1);ORG.OPENOFFICE.STYLE(&quot;Nivel1&quot;);IF(EXACT([.$A158];2);ORG.OPENOFFICE.STYLE(&quot;Nivel2&quot;);IF(EXACT([.$A158];2);ORG.OPENOFFICE.STYLE(&quot;Nivel2&quot;);IF(EXACT([.$A158];3);ORG.OPENOFFICE.STYLE(&quot;Nivel3&quot;);IF(EXACT([.$A158];4);ORG.OPENOFFICE.STYLE(&quot;Nivel4&quot;);IF(EXACT([.$A158];5);ORG.OPENOFFICE.STYLE(&quot;Nivel5&quot;);IF(EXACT([.$A158];6);ORG.OPENOFFICE.STYLE(&quot;Nivel6&quot;);IF(EXACT([.$A158];7);ORG.OPENOFFICE.STYLE(&quot;Nivel7&quot;))))))))))" office:value-type="string" office:string-value="Cuota por administración">
              <text:p>Cuota por administra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uAdm</text:p>
            </table:table-cell>
            <table:table-cell table:style-name="Datos" table:formula="of:=IF(EXACT([.A158];1);&quot;&quot;;IF(EXACT([.A158];2);INDIRECT(CONCATENATE(&quot;V&quot;;[.B158]));IF(EXACT([.A158];3);INDIRECT(CONCATENATE(&quot;V&quot;;[.E158]));IF(EXACT([.A158];4);INDIRECT(CONCATENATE(&quot;V&quot;;[.H158]));IF(EXACT([.A158];5);INDIRECT(CONCATENATE(&quot;V&quot;;[.K158]));IF(EXACT([.A158];6);INDIRECT(CONCATENATE(&quot;V&quot;;[.N158]));IF(EXACT([.A158];7);INDIRECT(CONCATENATE(&quot;V&quot;;[.Q158])))))))))" office:value-type="string" office:string-value="512000">
              <text:p>512000</text:p>
            </table:table-cell>
            <table:table-cell table:style-name="ce9" table:formula="of:=NOT(OR(AND(NOT(EXACT([.A158];7));NOT(EXACT([.AD158];&quot;view&quot;)));AND(EXACT([.A158];7);EXACT([.AD158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8];['account types'.$A$2:.$C$12];2)" office:value-type="string" office:string-value="view">
              <text:p>view</text:p>
            </table:table-cell>
            <table:table-cell table:style-name="Datos" table:formula="of:=VLOOKUP([.AD15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59];1);CELL(&quot;Row&quot;;[.B159]);[.B158])" office:value-type="float" office:value="2">
              <text:p>2</text:p>
            </table:table-cell>
            <table:table-cell table:style-name="ce4" table:formula="of:=IF(EXACT([.$A159];1);0;IF(EXACT([.$A159];2);[.C158]+1;[.C158]))" office:value-type="float" office:value="5">
              <text:p>5</text:p>
            </table:table-cell>
            <table:table-cell table:style-name="ce4" table:formula="of:=['account types'.$C$15]&amp;TEXT([.C159];['account types'.$B$15])&amp;['account types'.$D$15]" office:value-type="string" office:string-value="5">
              <text:p>5</text:p>
            </table:table-cell>
            <table:table-cell table:style-name="ce4" table:formula="of:=IF(EXACT([.B158];[.B159]);IF(EXACT([.C158];[.C159]);[.E158];CELL(&quot;Row&quot;;[.E159]));[.B159])" office:value-type="float" office:value="129">
              <text:p>129</text:p>
            </table:table-cell>
            <table:table-cell table:style-name="ce4" table:formula="of:=IF(AND([.$A159]&lt;=[.G$1];[.$A158]&gt;[.$A159]);0;IF(EXACT([.$A159];[.G$1]+1);[.F158]+1;[.F158]))" office:value-type="float" office:value="1">
              <text:p>1</text:p>
            </table:table-cell>
            <table:table-cell table:style-name="ce4" table:formula="of:=['account types'.$C$16]&amp;TEXT([.F159];['account types'.$B$16])&amp;['account types'.$D$16]" office:value-type="string" office:string-value="1">
              <text:p>1</text:p>
            </table:table-cell>
            <table:table-cell table:style-name="ce4" table:formula="of:=IF(EXACT([.E158];[.E159]);IF(EXACT([.F158];[.F159]);[.H158];CELL(&quot;Row&quot;;[.H159]));[.E159])" office:value-type="float" office:value="130">
              <text:p>130</text:p>
            </table:table-cell>
            <table:table-cell table:style-name="ce4" table:formula="of:=IF(AND([.$A159]&lt;=[.J$1];[.$A158]&gt;[.$A159]);0;IF(EXACT([.$A159];[.J$1]+1);[.I158]+1;[.I158]))" office:value-type="float" office:value="2">
              <text:p>2</text:p>
            </table:table-cell>
            <table:table-cell table:style-name="ce4" table:formula="of:=['account types'.$C$17]&amp;TEXT([.I159];['account types'.$B$17])&amp;['account types'.$D$17]" office:value-type="string" office:string-value="2">
              <text:p>2</text:p>
            </table:table-cell>
            <table:table-cell table:style-name="ce4" table:formula="of:=IF(EXACT([.H158];[.H159]);IF(EXACT([.I158];[.I159]);[.K158];CELL(&quot;Row&quot;;[.K159]));[.H159])" office:value-type="float" office:value="157">
              <text:p>157</text:p>
            </table:table-cell>
            <table:table-cell table:style-name="ce4" table:formula="of:=IF(AND([.$A159]&lt;=[.M$1];[.$A158]&gt;[.$A159]);0;IF(EXACT([.$A159];[.M$1]+1);[.L158]+1;[.L158]))" office:value-type="float" office:value="1">
              <text:p>1</text:p>
            </table:table-cell>
            <table:table-cell table:style-name="ce4" table:formula="of:=['account types'.$C$18]&amp;TEXT([.L159];['account types'.$B$18])&amp;['account types'.$D$18]" office:value-type="string" office:string-value="1">
              <text:p>1</text:p>
            </table:table-cell>
            <table:table-cell table:style-name="ce4" table:formula="of:=IF(EXACT([.K158];[.K159]);IF(EXACT([.L158];[.L159]);[.N158];CELL(&quot;Row&quot;;[.N159]));[.K159])" office:value-type="float" office:value="158">
              <text:p>158</text:p>
            </table:table-cell>
            <table:table-cell table:style-name="ce4" table:formula="of:=IF(AND([.$A159]&lt;=[.P$1];[.$A158]&gt;[.$A159]);0;IF(EXACT([.$A159];[.P$1]+1);[.O158]+1;[.O158]))" office:value-type="float" office:value="0">
              <text:p>0</text:p>
            </table:table-cell>
            <table:table-cell table:style-name="ce4" table:formula="of:=['account types'.$C$19]&amp;TEXT([.O159];['account types'.$B$19])&amp;['account types'.$D$19]" office:value-type="string" office:string-value="0">
              <text:p>0</text:p>
            </table:table-cell>
            <table:table-cell table:style-name="ce4" table:formula="of:=IF(EXACT([.N158];[.N159]);IF(EXACT([.O158];[.O159]);[.Q158];CELL(&quot;Row&quot;;[.Q159]));[.N159])" office:value-type="float" office:value="158">
              <text:p>158</text:p>
            </table:table-cell>
            <table:table-cell table:style-name="ce4" table:formula="of:=IF(AND([.$A159]&lt;=[.S$1];[.$A158]&gt;[.$A159]);0;IF(EXACT([.$A159];[.S$1]+1);[.R158]+1;[.R158]))" office:value-type="float" office:value="1">
              <text:p>1</text:p>
            </table:table-cell>
            <table:table-cell table:style-name="ce4" table:formula="of:=['account types'.$C$20]&amp;TEXT([.R159];['account types'.$B$20])&amp;['account types'.$D$20]" office:value-type="string" office:string-value="1">
              <text:p>1</text:p>
            </table:table-cell>
            <table:table-cell table:style-name="ce4" table:formula="of:=IF(EXACT([.Q158];[.Q159]);IF(EXACT([.R158];[.R159]);[.T158];CELL(&quot;Row&quot;;[.T159]));[.Q159])" office:value-type="float" office:value="159">
              <text:p>159</text:p>
            </table:table-cell>
            <table:table-cell table:style-name="ce6" table:formula="of:=NOT(AND(OR([.A158]&gt;[.A159];[.A158]=[.A159]);[.A158]&lt;&gt;7))" office:value-type="boolean" office:boolean-value="true">
              <text:p>TRUE</text:p>
            </table:table-cell>
            <table:table-cell table:style-name="Nivel7" table:formula="of:=CONCATENATE([.D159];[.G159];[.J159];[.M159];[.P159];[.S159])&amp;T(IF(EXACT([.$A159];1);ORG.OPENOFFICE.STYLE(&quot;Nivel1&quot;);IF(EXACT([.$A159];2);ORG.OPENOFFICE.STYLE(&quot;Nivel2&quot;);IF(EXACT([.$A159];2);ORG.OPENOFFICE.STYLE(&quot;Nivel2&quot;);IF(EXACT([.$A159];3);ORG.OPENOFFICE.STYLE(&quot;Nivel3&quot;);IF(EXACT([.$A159];4);ORG.OPENOFFICE.STYLE(&quot;Nivel4&quot;);IF(EXACT([.$A159];5);ORG.OPENOFFICE.STYLE(&quot;Nivel5&quot;);IF(EXACT([.$A159];6);ORG.OPENOFFICE.STYLE(&quot;Nivel6&quot;);IF(EXACT([.$A159];7);ORG.OPENOFFICE.STYLE(&quot;Nivel7&quot;))))))))))" office:value-type="string" office:string-value="512101">
              <text:p>512101</text:p>
            </table:table-cell>
            <table:table-cell table:style-name="ce7" office:value-type="string">
              <text:p>Compañía administradora 1</text:p>
            </table:table-cell>
            <table:table-cell table:style-name="Nivel7" table:formula="of:=[.W159]&amp;T(IF(EXACT([.$A159];1);ORG.OPENOFFICE.STYLE(&quot;Nivel1&quot;);IF(EXACT([.$A159];2);ORG.OPENOFFICE.STYLE(&quot;Nivel2&quot;);IF(EXACT([.$A159];2);ORG.OPENOFFICE.STYLE(&quot;Nivel2&quot;);IF(EXACT([.$A159];3);ORG.OPENOFFICE.STYLE(&quot;Nivel3&quot;);IF(EXACT([.$A159];4);ORG.OPENOFFICE.STYLE(&quot;Nivel4&quot;);IF(EXACT([.$A159];5);ORG.OPENOFFICE.STYLE(&quot;Nivel5&quot;);IF(EXACT([.$A159];6);ORG.OPENOFFICE.STYLE(&quot;Nivel6&quot;);IF(EXACT([.$A159];7);ORG.OPENOFFICE.STYLE(&quot;Nivel7&quot;))))))))))" office:value-type="string" office:string-value="Compañía administradora 1">
              <text:p>Compañía administrador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59];1);&quot;&quot;;IF(EXACT([.A159];2);INDIRECT(CONCATENATE(&quot;V&quot;;[.B159]));IF(EXACT([.A159];3);INDIRECT(CONCATENATE(&quot;V&quot;;[.E159]));IF(EXACT([.A159];4);INDIRECT(CONCATENATE(&quot;V&quot;;[.H159]));IF(EXACT([.A159];5);INDIRECT(CONCATENATE(&quot;V&quot;;[.K159]));IF(EXACT([.A159];6);INDIRECT(CONCATENATE(&quot;V&quot;;[.N159]));IF(EXACT([.A159];7);INDIRECT(CONCATENATE(&quot;V&quot;;[.Q159])))))))))" office:value-type="string" office:string-value="512100">
              <text:p>512100</text:p>
            </table:table-cell>
            <table:table-cell table:style-name="ce9" table:formula="of:=NOT(OR(AND(NOT(EXACT([.A159];7));NOT(EXACT([.AD159];&quot;view&quot;)));AND(EXACT([.A159];7);EXACT([.AD15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59];['account types'.$A$2:.$C$12];2)" office:value-type="string" office:string-value="other">
              <text:p>other</text:p>
            </table:table-cell>
            <table:table-cell table:style-name="Datos" table:formula="of:=VLOOKUP([.AD15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60];1);CELL(&quot;Row&quot;;[.B160]);[.B159])" office:value-type="float" office:value="2">
              <text:p>2</text:p>
            </table:table-cell>
            <table:table-cell table:style-name="ce4" table:formula="of:=IF(EXACT([.$A160];1);0;IF(EXACT([.$A160];2);[.C159]+1;[.C159]))" office:value-type="float" office:value="5">
              <text:p>5</text:p>
            </table:table-cell>
            <table:table-cell table:style-name="ce4" table:formula="of:=['account types'.$C$15]&amp;TEXT([.C160];['account types'.$B$15])&amp;['account types'.$D$15]" office:value-type="string" office:string-value="5">
              <text:p>5</text:p>
            </table:table-cell>
            <table:table-cell table:style-name="ce4" table:formula="of:=IF(EXACT([.B159];[.B160]);IF(EXACT([.C159];[.C160]);[.E159];CELL(&quot;Row&quot;;[.E160]));[.B160])" office:value-type="float" office:value="129">
              <text:p>129</text:p>
            </table:table-cell>
            <table:table-cell table:style-name="ce4" table:formula="of:=IF(AND([.$A160]&lt;=[.G$1];[.$A159]&gt;[.$A160]);0;IF(EXACT([.$A160];[.G$1]+1);[.F159]+1;[.F159]))" office:value-type="float" office:value="1">
              <text:p>1</text:p>
            </table:table-cell>
            <table:table-cell table:style-name="ce4" table:formula="of:=['account types'.$C$16]&amp;TEXT([.F160];['account types'.$B$16])&amp;['account types'.$D$16]" office:value-type="string" office:string-value="1">
              <text:p>1</text:p>
            </table:table-cell>
            <table:table-cell table:style-name="ce4" table:formula="of:=IF(EXACT([.E159];[.E160]);IF(EXACT([.F159];[.F160]);[.H159];CELL(&quot;Row&quot;;[.H160]));[.E160])" office:value-type="float" office:value="130">
              <text:p>130</text:p>
            </table:table-cell>
            <table:table-cell table:style-name="ce4" table:formula="of:=IF(AND([.$A160]&lt;=[.J$1];[.$A159]&gt;[.$A160]);0;IF(EXACT([.$A160];[.J$1]+1);[.I159]+1;[.I159]))" office:value-type="float" office:value="2">
              <text:p>2</text:p>
            </table:table-cell>
            <table:table-cell table:style-name="ce4" table:formula="of:=['account types'.$C$17]&amp;TEXT([.I160];['account types'.$B$17])&amp;['account types'.$D$17]" office:value-type="string" office:string-value="2">
              <text:p>2</text:p>
            </table:table-cell>
            <table:table-cell table:style-name="ce4" table:formula="of:=IF(EXACT([.H159];[.H160]);IF(EXACT([.I159];[.I160]);[.K159];CELL(&quot;Row&quot;;[.K160]));[.H160])" office:value-type="float" office:value="157">
              <text:p>157</text:p>
            </table:table-cell>
            <table:table-cell table:style-name="ce4" table:formula="of:=IF(AND([.$A160]&lt;=[.M$1];[.$A159]&gt;[.$A160]);0;IF(EXACT([.$A160];[.M$1]+1);[.L159]+1;[.L159]))" office:value-type="float" office:value="2">
              <text:p>2</text:p>
            </table:table-cell>
            <table:table-cell table:style-name="ce4" table:formula="of:=['account types'.$C$18]&amp;TEXT([.L160];['account types'.$B$18])&amp;['account types'.$D$18]" office:value-type="string" office:string-value="2">
              <text:p>2</text:p>
            </table:table-cell>
            <table:table-cell table:style-name="ce4" table:formula="of:=IF(EXACT([.K159];[.K160]);IF(EXACT([.L159];[.L160]);[.N159];CELL(&quot;Row&quot;;[.N160]));[.K160])" office:value-type="float" office:value="160">
              <text:p>160</text:p>
            </table:table-cell>
            <table:table-cell table:style-name="ce4" table:formula="of:=IF(AND([.$A160]&lt;=[.P$1];[.$A159]&gt;[.$A160]);0;IF(EXACT([.$A160];[.P$1]+1);[.O159]+1;[.O159]))" office:value-type="float" office:value="0">
              <text:p>0</text:p>
            </table:table-cell>
            <table:table-cell table:style-name="ce4" table:formula="of:=['account types'.$C$19]&amp;TEXT([.O160];['account types'.$B$19])&amp;['account types'.$D$19]" office:value-type="string" office:string-value="0">
              <text:p>0</text:p>
            </table:table-cell>
            <table:table-cell table:style-name="ce4" table:formula="of:=IF(EXACT([.N159];[.N160]);IF(EXACT([.O159];[.O160]);[.Q159];CELL(&quot;Row&quot;;[.Q160]));[.N160])" office:value-type="float" office:value="160">
              <text:p>160</text:p>
            </table:table-cell>
            <table:table-cell table:style-name="ce4" table:formula="of:=IF(AND([.$A160]&lt;=[.S$1];[.$A159]&gt;[.$A160]);0;IF(EXACT([.$A160];[.S$1]+1);[.R159]+1;[.R159]))" office:value-type="float" office:value="0">
              <text:p>0</text:p>
            </table:table-cell>
            <table:table-cell table:style-name="ce4" table:formula="of:=['account types'.$C$20]&amp;TEXT([.R160];['account types'.$B$20])&amp;['account types'.$D$20]" office:value-type="string" office:string-value="0">
              <text:p>0</text:p>
            </table:table-cell>
            <table:table-cell table:style-name="ce4" table:formula="of:=IF(EXACT([.Q159];[.Q160]);IF(EXACT([.R159];[.R160]);[.T159];CELL(&quot;Row&quot;;[.T160]));[.Q160])" office:value-type="float" office:value="160">
              <text:p>160</text:p>
            </table:table-cell>
            <table:table-cell table:style-name="ce6" table:formula="of:=NOT(AND(OR([.A159]&gt;[.A160];[.A159]=[.A160]);[.A159]&lt;&gt;7))" office:value-type="boolean" office:boolean-value="true">
              <text:p>TRUE</text:p>
            </table:table-cell>
            <table:table-cell table:style-name="Nivel5" table:formula="of:=CONCATENATE([.D160];[.G160];[.J160];[.M160];[.P160];[.S160])&amp;T(IF(EXACT([.$A160];1);ORG.OPENOFFICE.STYLE(&quot;Nivel1&quot;);IF(EXACT([.$A160];2);ORG.OPENOFFICE.STYLE(&quot;Nivel2&quot;);IF(EXACT([.$A160];2);ORG.OPENOFFICE.STYLE(&quot;Nivel2&quot;);IF(EXACT([.$A160];3);ORG.OPENOFFICE.STYLE(&quot;Nivel3&quot;);IF(EXACT([.$A160];4);ORG.OPENOFFICE.STYLE(&quot;Nivel4&quot;);IF(EXACT([.$A160];5);ORG.OPENOFFICE.STYLE(&quot;Nivel5&quot;);IF(EXACT([.$A160];6);ORG.OPENOFFICE.STYLE(&quot;Nivel6&quot;);IF(EXACT([.$A160];7);ORG.OPENOFFICE.STYLE(&quot;Nivel7&quot;))))))))))" office:value-type="string" office:string-value="512200">
              <text:p>512200</text:p>
            </table:table-cell>
            <table:table-cell table:style-name="ce7" office:value-type="string">
              <text:p>Alquiler</text:p>
            </table:table-cell>
            <table:table-cell table:style-name="Nivel5" table:formula="of:=[.W160]&amp;T(IF(EXACT([.$A160];1);ORG.OPENOFFICE.STYLE(&quot;Nivel1&quot;);IF(EXACT([.$A160];2);ORG.OPENOFFICE.STYLE(&quot;Nivel2&quot;);IF(EXACT([.$A160];2);ORG.OPENOFFICE.STYLE(&quot;Nivel2&quot;);IF(EXACT([.$A160];3);ORG.OPENOFFICE.STYLE(&quot;Nivel3&quot;);IF(EXACT([.$A160];4);ORG.OPENOFFICE.STYLE(&quot;Nivel4&quot;);IF(EXACT([.$A160];5);ORG.OPENOFFICE.STYLE(&quot;Nivel5&quot;);IF(EXACT([.$A160];6);ORG.OPENOFFICE.STYLE(&quot;Nivel6&quot;);IF(EXACT([.$A160];7);ORG.OPENOFFICE.STYLE(&quot;Nivel7&quot;))))))))))" office:value-type="string" office:string-value="Alquiler">
              <text:p>Alquiler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lq</text:p>
            </table:table-cell>
            <table:table-cell table:style-name="Datos" table:formula="of:=IF(EXACT([.A160];1);&quot;&quot;;IF(EXACT([.A160];2);INDIRECT(CONCATENATE(&quot;V&quot;;[.B160]));IF(EXACT([.A160];3);INDIRECT(CONCATENATE(&quot;V&quot;;[.E160]));IF(EXACT([.A160];4);INDIRECT(CONCATENATE(&quot;V&quot;;[.H160]));IF(EXACT([.A160];5);INDIRECT(CONCATENATE(&quot;V&quot;;[.K160]));IF(EXACT([.A160];6);INDIRECT(CONCATENATE(&quot;V&quot;;[.N160]));IF(EXACT([.A160];7);INDIRECT(CONCATENATE(&quot;V&quot;;[.Q160])))))))))" office:value-type="string" office:string-value="512000">
              <text:p>512000</text:p>
            </table:table-cell>
            <table:table-cell table:style-name="ce9" table:formula="of:=NOT(OR(AND(NOT(EXACT([.A160];7));NOT(EXACT([.AD160];&quot;view&quot;)));AND(EXACT([.A160];7);EXACT([.AD160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0];['account types'.$A$2:.$C$12];2)" office:value-type="string" office:string-value="view">
              <text:p>view</text:p>
            </table:table-cell>
            <table:table-cell table:style-name="Datos" table:formula="of:=VLOOKUP([.AD16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1];1);CELL(&quot;Row&quot;;[.B161]);[.B160])" office:value-type="float" office:value="2">
              <text:p>2</text:p>
            </table:table-cell>
            <table:table-cell table:style-name="ce4" table:formula="of:=IF(EXACT([.$A161];1);0;IF(EXACT([.$A161];2);[.C160]+1;[.C160]))" office:value-type="float" office:value="5">
              <text:p>5</text:p>
            </table:table-cell>
            <table:table-cell table:style-name="ce4" table:formula="of:=['account types'.$C$15]&amp;TEXT([.C161];['account types'.$B$15])&amp;['account types'.$D$15]" office:value-type="string" office:string-value="5">
              <text:p>5</text:p>
            </table:table-cell>
            <table:table-cell table:style-name="ce4" table:formula="of:=IF(EXACT([.B160];[.B161]);IF(EXACT([.C160];[.C161]);[.E160];CELL(&quot;Row&quot;;[.E161]));[.B161])" office:value-type="float" office:value="129">
              <text:p>129</text:p>
            </table:table-cell>
            <table:table-cell table:style-name="ce4" table:formula="of:=IF(AND([.$A161]&lt;=[.G$1];[.$A160]&gt;[.$A161]);0;IF(EXACT([.$A161];[.G$1]+1);[.F160]+1;[.F160]))" office:value-type="float" office:value="1">
              <text:p>1</text:p>
            </table:table-cell>
            <table:table-cell table:style-name="ce4" table:formula="of:=['account types'.$C$16]&amp;TEXT([.F161];['account types'.$B$16])&amp;['account types'.$D$16]" office:value-type="string" office:string-value="1">
              <text:p>1</text:p>
            </table:table-cell>
            <table:table-cell table:style-name="ce4" table:formula="of:=IF(EXACT([.E160];[.E161]);IF(EXACT([.F160];[.F161]);[.H160];CELL(&quot;Row&quot;;[.H161]));[.E161])" office:value-type="float" office:value="130">
              <text:p>130</text:p>
            </table:table-cell>
            <table:table-cell table:style-name="ce4" table:formula="of:=IF(AND([.$A161]&lt;=[.J$1];[.$A160]&gt;[.$A161]);0;IF(EXACT([.$A161];[.J$1]+1);[.I160]+1;[.I160]))" office:value-type="float" office:value="2">
              <text:p>2</text:p>
            </table:table-cell>
            <table:table-cell table:style-name="ce4" table:formula="of:=['account types'.$C$17]&amp;TEXT([.I161];['account types'.$B$17])&amp;['account types'.$D$17]" office:value-type="string" office:string-value="2">
              <text:p>2</text:p>
            </table:table-cell>
            <table:table-cell table:style-name="ce4" table:formula="of:=IF(EXACT([.H160];[.H161]);IF(EXACT([.I160];[.I161]);[.K160];CELL(&quot;Row&quot;;[.K161]));[.H161])" office:value-type="float" office:value="157">
              <text:p>157</text:p>
            </table:table-cell>
            <table:table-cell table:style-name="ce4" table:formula="of:=IF(AND([.$A161]&lt;=[.M$1];[.$A160]&gt;[.$A161]);0;IF(EXACT([.$A161];[.M$1]+1);[.L160]+1;[.L160]))" office:value-type="float" office:value="2">
              <text:p>2</text:p>
            </table:table-cell>
            <table:table-cell table:style-name="ce4" table:formula="of:=['account types'.$C$18]&amp;TEXT([.L161];['account types'.$B$18])&amp;['account types'.$D$18]" office:value-type="string" office:string-value="2">
              <text:p>2</text:p>
            </table:table-cell>
            <table:table-cell table:style-name="ce4" table:formula="of:=IF(EXACT([.K160];[.K161]);IF(EXACT([.L160];[.L161]);[.N160];CELL(&quot;Row&quot;;[.N161]));[.K161])" office:value-type="float" office:value="160">
              <text:p>160</text:p>
            </table:table-cell>
            <table:table-cell table:style-name="ce4" table:formula="of:=IF(AND([.$A161]&lt;=[.P$1];[.$A160]&gt;[.$A161]);0;IF(EXACT([.$A161];[.P$1]+1);[.O160]+1;[.O160]))" office:value-type="float" office:value="0">
              <text:p>0</text:p>
            </table:table-cell>
            <table:table-cell table:style-name="ce4" table:formula="of:=['account types'.$C$19]&amp;TEXT([.O161];['account types'.$B$19])&amp;['account types'.$D$19]" office:value-type="string" office:string-value="0">
              <text:p>0</text:p>
            </table:table-cell>
            <table:table-cell table:style-name="ce4" table:formula="of:=IF(EXACT([.N160];[.N161]);IF(EXACT([.O160];[.O161]);[.Q160];CELL(&quot;Row&quot;;[.Q161]));[.N161])" office:value-type="float" office:value="160">
              <text:p>160</text:p>
            </table:table-cell>
            <table:table-cell table:style-name="ce4" table:formula="of:=IF(AND([.$A161]&lt;=[.S$1];[.$A160]&gt;[.$A161]);0;IF(EXACT([.$A161];[.S$1]+1);[.R160]+1;[.R160]))" office:value-type="float" office:value="1">
              <text:p>1</text:p>
            </table:table-cell>
            <table:table-cell table:style-name="ce4" table:formula="of:=['account types'.$C$20]&amp;TEXT([.R161];['account types'.$B$20])&amp;['account types'.$D$20]" office:value-type="string" office:string-value="1">
              <text:p>1</text:p>
            </table:table-cell>
            <table:table-cell table:style-name="ce4" table:formula="of:=IF(EXACT([.Q160];[.Q161]);IF(EXACT([.R160];[.R161]);[.T160];CELL(&quot;Row&quot;;[.T161]));[.Q161])" office:value-type="float" office:value="161">
              <text:p>161</text:p>
            </table:table-cell>
            <table:table-cell table:style-name="ce6" table:formula="of:=NOT(AND(OR([.A160]&gt;[.A161];[.A160]=[.A161]);[.A160]&lt;&gt;7))" office:value-type="boolean" office:boolean-value="true">
              <text:p>TRUE</text:p>
            </table:table-cell>
            <table:table-cell table:style-name="Nivel7" table:formula="of:=CONCATENATE([.D161];[.G161];[.J161];[.M161];[.P161];[.S161])&amp;T(IF(EXACT([.$A161];1);ORG.OPENOFFICE.STYLE(&quot;Nivel1&quot;);IF(EXACT([.$A161];2);ORG.OPENOFFICE.STYLE(&quot;Nivel2&quot;);IF(EXACT([.$A161];2);ORG.OPENOFFICE.STYLE(&quot;Nivel2&quot;);IF(EXACT([.$A161];3);ORG.OPENOFFICE.STYLE(&quot;Nivel3&quot;);IF(EXACT([.$A161];4);ORG.OPENOFFICE.STYLE(&quot;Nivel4&quot;);IF(EXACT([.$A161];5);ORG.OPENOFFICE.STYLE(&quot;Nivel5&quot;);IF(EXACT([.$A161];6);ORG.OPENOFFICE.STYLE(&quot;Nivel6&quot;);IF(EXACT([.$A161];7);ORG.OPENOFFICE.STYLE(&quot;Nivel7&quot;))))))))))" office:value-type="string" office:string-value="512201">
              <text:p>512201</text:p>
            </table:table-cell>
            <table:table-cell table:style-name="ce7" office:value-type="string">
              <text:p>Oficina 1</text:p>
            </table:table-cell>
            <table:table-cell table:style-name="Nivel7" table:formula="of:=[.W161]&amp;T(IF(EXACT([.$A161];1);ORG.OPENOFFICE.STYLE(&quot;Nivel1&quot;);IF(EXACT([.$A161];2);ORG.OPENOFFICE.STYLE(&quot;Nivel2&quot;);IF(EXACT([.$A161];2);ORG.OPENOFFICE.STYLE(&quot;Nivel2&quot;);IF(EXACT([.$A161];3);ORG.OPENOFFICE.STYLE(&quot;Nivel3&quot;);IF(EXACT([.$A161];4);ORG.OPENOFFICE.STYLE(&quot;Nivel4&quot;);IF(EXACT([.$A161];5);ORG.OPENOFFICE.STYLE(&quot;Nivel5&quot;);IF(EXACT([.$A161];6);ORG.OPENOFFICE.STYLE(&quot;Nivel6&quot;);IF(EXACT([.$A161];7);ORG.OPENOFFICE.STYLE(&quot;Nivel7&quot;))))))))))" office:value-type="string" office:string-value="Oficina 1">
              <text:p>Oficina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1];1);&quot;&quot;;IF(EXACT([.A161];2);INDIRECT(CONCATENATE(&quot;V&quot;;[.B161]));IF(EXACT([.A161];3);INDIRECT(CONCATENATE(&quot;V&quot;;[.E161]));IF(EXACT([.A161];4);INDIRECT(CONCATENATE(&quot;V&quot;;[.H161]));IF(EXACT([.A161];5);INDIRECT(CONCATENATE(&quot;V&quot;;[.K161]));IF(EXACT([.A161];6);INDIRECT(CONCATENATE(&quot;V&quot;;[.N161]));IF(EXACT([.A161];7);INDIRECT(CONCATENATE(&quot;V&quot;;[.Q161])))))))))" office:value-type="string" office:string-value="512200">
              <text:p>512200</text:p>
            </table:table-cell>
            <table:table-cell table:style-name="ce9" table:formula="of:=NOT(OR(AND(NOT(EXACT([.A161];7));NOT(EXACT([.AD161];&quot;view&quot;)));AND(EXACT([.A161];7);EXACT([.AD161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1];['account types'.$A$2:.$C$12];2)" office:value-type="string" office:string-value="other">
              <text:p>other</text:p>
            </table:table-cell>
            <table:table-cell table:style-name="Datos" table:formula="of:=VLOOKUP([.AD16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62];1);CELL(&quot;Row&quot;;[.B162]);[.B161])" office:value-type="float" office:value="2">
              <text:p>2</text:p>
            </table:table-cell>
            <table:table-cell table:style-name="ce4" table:formula="of:=IF(EXACT([.$A162];1);0;IF(EXACT([.$A162];2);[.C161]+1;[.C161]))" office:value-type="float" office:value="5">
              <text:p>5</text:p>
            </table:table-cell>
            <table:table-cell table:style-name="ce4" table:formula="of:=['account types'.$C$15]&amp;TEXT([.C162];['account types'.$B$15])&amp;['account types'.$D$15]" office:value-type="string" office:string-value="5">
              <text:p>5</text:p>
            </table:table-cell>
            <table:table-cell table:style-name="ce4" table:formula="of:=IF(EXACT([.B161];[.B162]);IF(EXACT([.C161];[.C162]);[.E161];CELL(&quot;Row&quot;;[.E162]));[.B162])" office:value-type="float" office:value="129">
              <text:p>129</text:p>
            </table:table-cell>
            <table:table-cell table:style-name="ce4" table:formula="of:=IF(AND([.$A162]&lt;=[.G$1];[.$A161]&gt;[.$A162]);0;IF(EXACT([.$A162];[.G$1]+1);[.F161]+1;[.F161]))" office:value-type="float" office:value="1">
              <text:p>1</text:p>
            </table:table-cell>
            <table:table-cell table:style-name="ce4" table:formula="of:=['account types'.$C$16]&amp;TEXT([.F162];['account types'.$B$16])&amp;['account types'.$D$16]" office:value-type="string" office:string-value="1">
              <text:p>1</text:p>
            </table:table-cell>
            <table:table-cell table:style-name="ce4" table:formula="of:=IF(EXACT([.E161];[.E162]);IF(EXACT([.F161];[.F162]);[.H161];CELL(&quot;Row&quot;;[.H162]));[.E162])" office:value-type="float" office:value="130">
              <text:p>130</text:p>
            </table:table-cell>
            <table:table-cell table:style-name="ce4" table:formula="of:=IF(AND([.$A162]&lt;=[.J$1];[.$A161]&gt;[.$A162]);0;IF(EXACT([.$A162];[.J$1]+1);[.I161]+1;[.I161]))" office:value-type="float" office:value="2">
              <text:p>2</text:p>
            </table:table-cell>
            <table:table-cell table:style-name="ce4" table:formula="of:=['account types'.$C$17]&amp;TEXT([.I162];['account types'.$B$17])&amp;['account types'.$D$17]" office:value-type="string" office:string-value="2">
              <text:p>2</text:p>
            </table:table-cell>
            <table:table-cell table:style-name="ce4" table:formula="of:=IF(EXACT([.H161];[.H162]);IF(EXACT([.I161];[.I162]);[.K161];CELL(&quot;Row&quot;;[.K162]));[.H162])" office:value-type="float" office:value="157">
              <text:p>157</text:p>
            </table:table-cell>
            <table:table-cell table:style-name="ce4" table:formula="of:=IF(AND([.$A162]&lt;=[.M$1];[.$A161]&gt;[.$A162]);0;IF(EXACT([.$A162];[.M$1]+1);[.L161]+1;[.L161]))" office:value-type="float" office:value="3">
              <text:p>3</text:p>
            </table:table-cell>
            <table:table-cell table:style-name="ce4" table:formula="of:=['account types'.$C$18]&amp;TEXT([.L162];['account types'.$B$18])&amp;['account types'.$D$18]" office:value-type="string" office:string-value="3">
              <text:p>3</text:p>
            </table:table-cell>
            <table:table-cell table:style-name="ce4" table:formula="of:=IF(EXACT([.K161];[.K162]);IF(EXACT([.L161];[.L162]);[.N161];CELL(&quot;Row&quot;;[.N162]));[.K162])" office:value-type="float" office:value="162">
              <text:p>162</text:p>
            </table:table-cell>
            <table:table-cell table:style-name="ce4" table:formula="of:=IF(AND([.$A162]&lt;=[.P$1];[.$A161]&gt;[.$A162]);0;IF(EXACT([.$A162];[.P$1]+1);[.O161]+1;[.O161]))" office:value-type="float" office:value="0">
              <text:p>0</text:p>
            </table:table-cell>
            <table:table-cell table:style-name="ce4" table:formula="of:=['account types'.$C$19]&amp;TEXT([.O162];['account types'.$B$19])&amp;['account types'.$D$19]" office:value-type="string" office:string-value="0">
              <text:p>0</text:p>
            </table:table-cell>
            <table:table-cell table:style-name="ce4" table:formula="of:=IF(EXACT([.N161];[.N162]);IF(EXACT([.O161];[.O162]);[.Q161];CELL(&quot;Row&quot;;[.Q162]));[.N162])" office:value-type="float" office:value="162">
              <text:p>162</text:p>
            </table:table-cell>
            <table:table-cell table:style-name="ce4" table:formula="of:=IF(AND([.$A162]&lt;=[.S$1];[.$A161]&gt;[.$A162]);0;IF(EXACT([.$A162];[.S$1]+1);[.R161]+1;[.R161]))" office:value-type="float" office:value="0">
              <text:p>0</text:p>
            </table:table-cell>
            <table:table-cell table:style-name="ce4" table:formula="of:=['account types'.$C$20]&amp;TEXT([.R162];['account types'.$B$20])&amp;['account types'.$D$20]" office:value-type="string" office:string-value="0">
              <text:p>0</text:p>
            </table:table-cell>
            <table:table-cell table:style-name="ce4" table:formula="of:=IF(EXACT([.Q161];[.Q162]);IF(EXACT([.R161];[.R162]);[.T161];CELL(&quot;Row&quot;;[.T162]));[.Q162])" office:value-type="float" office:value="162">
              <text:p>162</text:p>
            </table:table-cell>
            <table:table-cell table:style-name="ce6" table:formula="of:=NOT(AND(OR([.A161]&gt;[.A162];[.A161]=[.A162]);[.A161]&lt;&gt;7))" office:value-type="boolean" office:boolean-value="true">
              <text:p>TRUE</text:p>
            </table:table-cell>
            <table:table-cell table:style-name="Nivel5" table:formula="of:=CONCATENATE([.D162];[.G162];[.J162];[.M162];[.P162];[.S162])&amp;T(IF(EXACT([.$A162];1);ORG.OPENOFFICE.STYLE(&quot;Nivel1&quot;);IF(EXACT([.$A162];2);ORG.OPENOFFICE.STYLE(&quot;Nivel2&quot;);IF(EXACT([.$A162];2);ORG.OPENOFFICE.STYLE(&quot;Nivel2&quot;);IF(EXACT([.$A162];3);ORG.OPENOFFICE.STYLE(&quot;Nivel3&quot;);IF(EXACT([.$A162];4);ORG.OPENOFFICE.STYLE(&quot;Nivel4&quot;);IF(EXACT([.$A162];5);ORG.OPENOFFICE.STYLE(&quot;Nivel5&quot;);IF(EXACT([.$A162];6);ORG.OPENOFFICE.STYLE(&quot;Nivel6&quot;);IF(EXACT([.$A162];7);ORG.OPENOFFICE.STYLE(&quot;Nivel7&quot;))))))))))" office:value-type="string" office:string-value="512300">
              <text:p>512300</text:p>
            </table:table-cell>
            <table:table-cell table:style-name="ce7" office:value-type="string">
              <text:p>Servicios públicos</text:p>
            </table:table-cell>
            <table:table-cell table:style-name="Nivel5" table:formula="of:=[.W162]&amp;T(IF(EXACT([.$A162];1);ORG.OPENOFFICE.STYLE(&quot;Nivel1&quot;);IF(EXACT([.$A162];2);ORG.OPENOFFICE.STYLE(&quot;Nivel2&quot;);IF(EXACT([.$A162];2);ORG.OPENOFFICE.STYLE(&quot;Nivel2&quot;);IF(EXACT([.$A162];3);ORG.OPENOFFICE.STYLE(&quot;Nivel3&quot;);IF(EXACT([.$A162];4);ORG.OPENOFFICE.STYLE(&quot;Nivel4&quot;);IF(EXACT([.$A162];5);ORG.OPENOFFICE.STYLE(&quot;Nivel5&quot;);IF(EXACT([.$A162];6);ORG.OPENOFFICE.STYLE(&quot;Nivel6&quot;);IF(EXACT([.$A162];7);ORG.OPENOFFICE.STYLE(&quot;Nivel7&quot;))))))))))" office:value-type="string" office:string-value="Servicios públicos">
              <text:p>Servicios públic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ervPub</text:p>
            </table:table-cell>
            <table:table-cell table:style-name="Datos" table:formula="of:=IF(EXACT([.A162];1);&quot;&quot;;IF(EXACT([.A162];2);INDIRECT(CONCATENATE(&quot;V&quot;;[.B162]));IF(EXACT([.A162];3);INDIRECT(CONCATENATE(&quot;V&quot;;[.E162]));IF(EXACT([.A162];4);INDIRECT(CONCATENATE(&quot;V&quot;;[.H162]));IF(EXACT([.A162];5);INDIRECT(CONCATENATE(&quot;V&quot;;[.K162]));IF(EXACT([.A162];6);INDIRECT(CONCATENATE(&quot;V&quot;;[.N162]));IF(EXACT([.A162];7);INDIRECT(CONCATENATE(&quot;V&quot;;[.Q162])))))))))" office:value-type="string" office:string-value="512000">
              <text:p>512000</text:p>
            </table:table-cell>
            <table:table-cell table:style-name="ce9" table:formula="of:=NOT(OR(AND(NOT(EXACT([.A162];7));NOT(EXACT([.AD162];&quot;view&quot;)));AND(EXACT([.A162];7);EXACT([.AD162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2];['account types'.$A$2:.$C$12];2)" office:value-type="string" office:string-value="view">
              <text:p>view</text:p>
            </table:table-cell>
            <table:table-cell table:style-name="Datos" table:formula="of:=VLOOKUP([.AD16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3];1);CELL(&quot;Row&quot;;[.B163]);[.B162])" office:value-type="float" office:value="2">
              <text:p>2</text:p>
            </table:table-cell>
            <table:table-cell table:style-name="ce4" table:formula="of:=IF(EXACT([.$A163];1);0;IF(EXACT([.$A163];2);[.C162]+1;[.C162]))" office:value-type="float" office:value="5">
              <text:p>5</text:p>
            </table:table-cell>
            <table:table-cell table:style-name="ce4" table:formula="of:=['account types'.$C$15]&amp;TEXT([.C163];['account types'.$B$15])&amp;['account types'.$D$15]" office:value-type="string" office:string-value="5">
              <text:p>5</text:p>
            </table:table-cell>
            <table:table-cell table:style-name="ce4" table:formula="of:=IF(EXACT([.B162];[.B163]);IF(EXACT([.C162];[.C163]);[.E162];CELL(&quot;Row&quot;;[.E163]));[.B163])" office:value-type="float" office:value="129">
              <text:p>129</text:p>
            </table:table-cell>
            <table:table-cell table:style-name="ce4" table:formula="of:=IF(AND([.$A163]&lt;=[.G$1];[.$A162]&gt;[.$A163]);0;IF(EXACT([.$A163];[.G$1]+1);[.F162]+1;[.F162]))" office:value-type="float" office:value="1">
              <text:p>1</text:p>
            </table:table-cell>
            <table:table-cell table:style-name="ce4" table:formula="of:=['account types'.$C$16]&amp;TEXT([.F163];['account types'.$B$16])&amp;['account types'.$D$16]" office:value-type="string" office:string-value="1">
              <text:p>1</text:p>
            </table:table-cell>
            <table:table-cell table:style-name="ce4" table:formula="of:=IF(EXACT([.E162];[.E163]);IF(EXACT([.F162];[.F163]);[.H162];CELL(&quot;Row&quot;;[.H163]));[.E163])" office:value-type="float" office:value="130">
              <text:p>130</text:p>
            </table:table-cell>
            <table:table-cell table:style-name="ce4" table:formula="of:=IF(AND([.$A163]&lt;=[.J$1];[.$A162]&gt;[.$A163]);0;IF(EXACT([.$A163];[.J$1]+1);[.I162]+1;[.I162]))" office:value-type="float" office:value="2">
              <text:p>2</text:p>
            </table:table-cell>
            <table:table-cell table:style-name="ce4" table:formula="of:=['account types'.$C$17]&amp;TEXT([.I163];['account types'.$B$17])&amp;['account types'.$D$17]" office:value-type="string" office:string-value="2">
              <text:p>2</text:p>
            </table:table-cell>
            <table:table-cell table:style-name="ce4" table:formula="of:=IF(EXACT([.H162];[.H163]);IF(EXACT([.I162];[.I163]);[.K162];CELL(&quot;Row&quot;;[.K163]));[.H163])" office:value-type="float" office:value="157">
              <text:p>157</text:p>
            </table:table-cell>
            <table:table-cell table:style-name="ce4" table:formula="of:=IF(AND([.$A163]&lt;=[.M$1];[.$A162]&gt;[.$A163]);0;IF(EXACT([.$A163];[.M$1]+1);[.L162]+1;[.L162]))" office:value-type="float" office:value="3">
              <text:p>3</text:p>
            </table:table-cell>
            <table:table-cell table:style-name="ce4" table:formula="of:=['account types'.$C$18]&amp;TEXT([.L163];['account types'.$B$18])&amp;['account types'.$D$18]" office:value-type="string" office:string-value="3">
              <text:p>3</text:p>
            </table:table-cell>
            <table:table-cell table:style-name="ce4" table:formula="of:=IF(EXACT([.K162];[.K163]);IF(EXACT([.L162];[.L163]);[.N162];CELL(&quot;Row&quot;;[.N163]));[.K163])" office:value-type="float" office:value="162">
              <text:p>162</text:p>
            </table:table-cell>
            <table:table-cell table:style-name="ce4" table:formula="of:=IF(AND([.$A163]&lt;=[.P$1];[.$A162]&gt;[.$A163]);0;IF(EXACT([.$A163];[.P$1]+1);[.O162]+1;[.O162]))" office:value-type="float" office:value="1">
              <text:p>1</text:p>
            </table:table-cell>
            <table:table-cell table:style-name="ce4" table:formula="of:=['account types'.$C$19]&amp;TEXT([.O163];['account types'.$B$19])&amp;['account types'.$D$19]" office:value-type="string" office:string-value="1">
              <text:p>1</text:p>
            </table:table-cell>
            <table:table-cell table:style-name="ce4" table:formula="of:=IF(EXACT([.N162];[.N163]);IF(EXACT([.O162];[.O163]);[.Q162];CELL(&quot;Row&quot;;[.Q163]));[.N163])" office:value-type="float" office:value="163">
              <text:p>163</text:p>
            </table:table-cell>
            <table:table-cell table:style-name="ce4" table:formula="of:=IF(AND([.$A163]&lt;=[.S$1];[.$A162]&gt;[.$A163]);0;IF(EXACT([.$A163];[.S$1]+1);[.R162]+1;[.R162]))" office:value-type="float" office:value="0">
              <text:p>0</text:p>
            </table:table-cell>
            <table:table-cell table:style-name="ce4" table:formula="of:=['account types'.$C$20]&amp;TEXT([.R163];['account types'.$B$20])&amp;['account types'.$D$20]" office:value-type="string" office:string-value="0">
              <text:p>0</text:p>
            </table:table-cell>
            <table:table-cell table:style-name="ce4" table:formula="of:=IF(EXACT([.Q162];[.Q163]);IF(EXACT([.R162];[.R163]);[.T162];CELL(&quot;Row&quot;;[.T163]));[.Q163])" office:value-type="float" office:value="163">
              <text:p>163</text:p>
            </table:table-cell>
            <table:table-cell table:style-name="ce6" table:formula="of:=NOT(AND(OR([.A162]&gt;[.A163];[.A162]=[.A163]);[.A162]&lt;&gt;7))" office:value-type="boolean" office:boolean-value="true">
              <text:p>TRUE</text:p>
            </table:table-cell>
            <table:table-cell table:style-name="Nivel6" table:formula="of:=CONCATENATE([.D163];[.G163];[.J163];[.M163];[.P163];[.S163])&amp;T(IF(EXACT([.$A163];1);ORG.OPENOFFICE.STYLE(&quot;Nivel1&quot;);IF(EXACT([.$A163];2);ORG.OPENOFFICE.STYLE(&quot;Nivel2&quot;);IF(EXACT([.$A163];2);ORG.OPENOFFICE.STYLE(&quot;Nivel2&quot;);IF(EXACT([.$A163];3);ORG.OPENOFFICE.STYLE(&quot;Nivel3&quot;);IF(EXACT([.$A163];4);ORG.OPENOFFICE.STYLE(&quot;Nivel4&quot;);IF(EXACT([.$A163];5);ORG.OPENOFFICE.STYLE(&quot;Nivel5&quot;);IF(EXACT([.$A163];6);ORG.OPENOFFICE.STYLE(&quot;Nivel6&quot;);IF(EXACT([.$A163];7);ORG.OPENOFFICE.STYLE(&quot;Nivel7&quot;))))))))))" office:value-type="string" office:string-value="512310">
              <text:p>512310</text:p>
            </table:table-cell>
            <table:table-cell table:style-name="ce7" office:value-type="string">
              <text:p>Agua</text:p>
            </table:table-cell>
            <table:table-cell table:style-name="Nivel6" table:formula="of:=[.W163]&amp;T(IF(EXACT([.$A163];1);ORG.OPENOFFICE.STYLE(&quot;Nivel1&quot;);IF(EXACT([.$A163];2);ORG.OPENOFFICE.STYLE(&quot;Nivel2&quot;);IF(EXACT([.$A163];2);ORG.OPENOFFICE.STYLE(&quot;Nivel2&quot;);IF(EXACT([.$A163];3);ORG.OPENOFFICE.STYLE(&quot;Nivel3&quot;);IF(EXACT([.$A163];4);ORG.OPENOFFICE.STYLE(&quot;Nivel4&quot;);IF(EXACT([.$A163];5);ORG.OPENOFFICE.STYLE(&quot;Nivel5&quot;);IF(EXACT([.$A163];6);ORG.OPENOFFICE.STYLE(&quot;Nivel6&quot;);IF(EXACT([.$A163];7);ORG.OPENOFFICE.STYLE(&quot;Nivel7&quot;))))))))))" office:value-type="string" office:string-value="Agua">
              <text:p>Agu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g</text:p>
            </table:table-cell>
            <table:table-cell table:style-name="Datos" table:formula="of:=IF(EXACT([.A163];1);&quot;&quot;;IF(EXACT([.A163];2);INDIRECT(CONCATENATE(&quot;V&quot;;[.B163]));IF(EXACT([.A163];3);INDIRECT(CONCATENATE(&quot;V&quot;;[.E163]));IF(EXACT([.A163];4);INDIRECT(CONCATENATE(&quot;V&quot;;[.H163]));IF(EXACT([.A163];5);INDIRECT(CONCATENATE(&quot;V&quot;;[.K163]));IF(EXACT([.A163];6);INDIRECT(CONCATENATE(&quot;V&quot;;[.N163]));IF(EXACT([.A163];7);INDIRECT(CONCATENATE(&quot;V&quot;;[.Q163])))))))))" office:value-type="string" office:string-value="512300">
              <text:p>512300</text:p>
            </table:table-cell>
            <table:table-cell table:style-name="ce9" table:formula="of:=NOT(OR(AND(NOT(EXACT([.A163];7));NOT(EXACT([.AD163];&quot;view&quot;)));AND(EXACT([.A163];7);EXACT([.AD16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3];['account types'.$A$2:.$C$12];2)" office:value-type="string" office:string-value="view">
              <text:p>view</text:p>
            </table:table-cell>
            <table:table-cell table:style-name="Datos" table:formula="of:=VLOOKUP([.AD16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4];1);CELL(&quot;Row&quot;;[.B164]);[.B163])" office:value-type="float" office:value="2">
              <text:p>2</text:p>
            </table:table-cell>
            <table:table-cell table:style-name="ce4" table:formula="of:=IF(EXACT([.$A164];1);0;IF(EXACT([.$A164];2);[.C163]+1;[.C163]))" office:value-type="float" office:value="5">
              <text:p>5</text:p>
            </table:table-cell>
            <table:table-cell table:style-name="ce4" table:formula="of:=['account types'.$C$15]&amp;TEXT([.C164];['account types'.$B$15])&amp;['account types'.$D$15]" office:value-type="string" office:string-value="5">
              <text:p>5</text:p>
            </table:table-cell>
            <table:table-cell table:style-name="ce4" table:formula="of:=IF(EXACT([.B163];[.B164]);IF(EXACT([.C163];[.C164]);[.E163];CELL(&quot;Row&quot;;[.E164]));[.B164])" office:value-type="float" office:value="129">
              <text:p>129</text:p>
            </table:table-cell>
            <table:table-cell table:style-name="ce4" table:formula="of:=IF(AND([.$A164]&lt;=[.G$1];[.$A163]&gt;[.$A164]);0;IF(EXACT([.$A164];[.G$1]+1);[.F163]+1;[.F163]))" office:value-type="float" office:value="1">
              <text:p>1</text:p>
            </table:table-cell>
            <table:table-cell table:style-name="ce4" table:formula="of:=['account types'.$C$16]&amp;TEXT([.F164];['account types'.$B$16])&amp;['account types'.$D$16]" office:value-type="string" office:string-value="1">
              <text:p>1</text:p>
            </table:table-cell>
            <table:table-cell table:style-name="ce4" table:formula="of:=IF(EXACT([.E163];[.E164]);IF(EXACT([.F163];[.F164]);[.H163];CELL(&quot;Row&quot;;[.H164]));[.E164])" office:value-type="float" office:value="130">
              <text:p>130</text:p>
            </table:table-cell>
            <table:table-cell table:style-name="ce4" table:formula="of:=IF(AND([.$A164]&lt;=[.J$1];[.$A163]&gt;[.$A164]);0;IF(EXACT([.$A164];[.J$1]+1);[.I163]+1;[.I163]))" office:value-type="float" office:value="2">
              <text:p>2</text:p>
            </table:table-cell>
            <table:table-cell table:style-name="ce4" table:formula="of:=['account types'.$C$17]&amp;TEXT([.I164];['account types'.$B$17])&amp;['account types'.$D$17]" office:value-type="string" office:string-value="2">
              <text:p>2</text:p>
            </table:table-cell>
            <table:table-cell table:style-name="ce4" table:formula="of:=IF(EXACT([.H163];[.H164]);IF(EXACT([.I163];[.I164]);[.K163];CELL(&quot;Row&quot;;[.K164]));[.H164])" office:value-type="float" office:value="157">
              <text:p>157</text:p>
            </table:table-cell>
            <table:table-cell table:style-name="ce4" table:formula="of:=IF(AND([.$A164]&lt;=[.M$1];[.$A163]&gt;[.$A164]);0;IF(EXACT([.$A164];[.M$1]+1);[.L163]+1;[.L163]))" office:value-type="float" office:value="3">
              <text:p>3</text:p>
            </table:table-cell>
            <table:table-cell table:style-name="ce4" table:formula="of:=['account types'.$C$18]&amp;TEXT([.L164];['account types'.$B$18])&amp;['account types'.$D$18]" office:value-type="string" office:string-value="3">
              <text:p>3</text:p>
            </table:table-cell>
            <table:table-cell table:style-name="ce4" table:formula="of:=IF(EXACT([.K163];[.K164]);IF(EXACT([.L163];[.L164]);[.N163];CELL(&quot;Row&quot;;[.N164]));[.K164])" office:value-type="float" office:value="162">
              <text:p>162</text:p>
            </table:table-cell>
            <table:table-cell table:style-name="ce4" table:formula="of:=IF(AND([.$A164]&lt;=[.P$1];[.$A163]&gt;[.$A164]);0;IF(EXACT([.$A164];[.P$1]+1);[.O163]+1;[.O163]))" office:value-type="float" office:value="1">
              <text:p>1</text:p>
            </table:table-cell>
            <table:table-cell table:style-name="ce4" table:formula="of:=['account types'.$C$19]&amp;TEXT([.O164];['account types'.$B$19])&amp;['account types'.$D$19]" office:value-type="string" office:string-value="1">
              <text:p>1</text:p>
            </table:table-cell>
            <table:table-cell table:style-name="ce4" table:formula="of:=IF(EXACT([.N163];[.N164]);IF(EXACT([.O163];[.O164]);[.Q163];CELL(&quot;Row&quot;;[.Q164]));[.N164])" office:value-type="float" office:value="163">
              <text:p>163</text:p>
            </table:table-cell>
            <table:table-cell table:style-name="ce4" table:formula="of:=IF(AND([.$A164]&lt;=[.S$1];[.$A163]&gt;[.$A164]);0;IF(EXACT([.$A164];[.S$1]+1);[.R163]+1;[.R163]))" office:value-type="float" office:value="1">
              <text:p>1</text:p>
            </table:table-cell>
            <table:table-cell table:style-name="ce4" table:formula="of:=['account types'.$C$20]&amp;TEXT([.R164];['account types'.$B$20])&amp;['account types'.$D$20]" office:value-type="string" office:string-value="1">
              <text:p>1</text:p>
            </table:table-cell>
            <table:table-cell table:style-name="ce4" table:formula="of:=IF(EXACT([.Q163];[.Q164]);IF(EXACT([.R163];[.R164]);[.T163];CELL(&quot;Row&quot;;[.T164]));[.Q164])" office:value-type="float" office:value="164">
              <text:p>164</text:p>
            </table:table-cell>
            <table:table-cell table:style-name="ce6" table:formula="of:=NOT(AND(OR([.A163]&gt;[.A164];[.A163]=[.A164]);[.A163]&lt;&gt;7))" office:value-type="boolean" office:boolean-value="true">
              <text:p>TRUE</text:p>
            </table:table-cell>
            <table:table-cell table:style-name="Nivel7" table:formula="of:=CONCATENATE([.D164];[.G164];[.J164];[.M164];[.P164];[.S164])&amp;T(IF(EXACT([.$A164];1);ORG.OPENOFFICE.STYLE(&quot;Nivel1&quot;);IF(EXACT([.$A164];2);ORG.OPENOFFICE.STYLE(&quot;Nivel2&quot;);IF(EXACT([.$A164];2);ORG.OPENOFFICE.STYLE(&quot;Nivel2&quot;);IF(EXACT([.$A164];3);ORG.OPENOFFICE.STYLE(&quot;Nivel3&quot;);IF(EXACT([.$A164];4);ORG.OPENOFFICE.STYLE(&quot;Nivel4&quot;);IF(EXACT([.$A164];5);ORG.OPENOFFICE.STYLE(&quot;Nivel5&quot;);IF(EXACT([.$A164];6);ORG.OPENOFFICE.STYLE(&quot;Nivel6&quot;);IF(EXACT([.$A164];7);ORG.OPENOFFICE.STYLE(&quot;Nivel7&quot;))))))))))" office:value-type="string" office:string-value="512311">
              <text:p>512311</text:p>
            </table:table-cell>
            <table:table-cell table:style-name="ce7" office:value-type="string">
              <text:p>Medidor 1</text:p>
            </table:table-cell>
            <table:table-cell table:style-name="Nivel7" table:formula="of:=[.W164]&amp;T(IF(EXACT([.$A164];1);ORG.OPENOFFICE.STYLE(&quot;Nivel1&quot;);IF(EXACT([.$A164];2);ORG.OPENOFFICE.STYLE(&quot;Nivel2&quot;);IF(EXACT([.$A164];2);ORG.OPENOFFICE.STYLE(&quot;Nivel2&quot;);IF(EXACT([.$A164];3);ORG.OPENOFFICE.STYLE(&quot;Nivel3&quot;);IF(EXACT([.$A164];4);ORG.OPENOFFICE.STYLE(&quot;Nivel4&quot;);IF(EXACT([.$A164];5);ORG.OPENOFFICE.STYLE(&quot;Nivel5&quot;);IF(EXACT([.$A164];6);ORG.OPENOFFICE.STYLE(&quot;Nivel6&quot;);IF(EXACT([.$A164];7);ORG.OPENOFFICE.STYLE(&quot;Nivel7&quot;))))))))))" office:value-type="string" office:string-value="Medidor 1">
              <text:p>Medidor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4];1);&quot;&quot;;IF(EXACT([.A164];2);INDIRECT(CONCATENATE(&quot;V&quot;;[.B164]));IF(EXACT([.A164];3);INDIRECT(CONCATENATE(&quot;V&quot;;[.E164]));IF(EXACT([.A164];4);INDIRECT(CONCATENATE(&quot;V&quot;;[.H164]));IF(EXACT([.A164];5);INDIRECT(CONCATENATE(&quot;V&quot;;[.K164]));IF(EXACT([.A164];6);INDIRECT(CONCATENATE(&quot;V&quot;;[.N164]));IF(EXACT([.A164];7);INDIRECT(CONCATENATE(&quot;V&quot;;[.Q164])))))))))" office:value-type="string" office:string-value="512310">
              <text:p>512310</text:p>
            </table:table-cell>
            <table:table-cell table:style-name="ce9" table:formula="of:=NOT(OR(AND(NOT(EXACT([.A164];7));NOT(EXACT([.AD164];&quot;view&quot;)));AND(EXACT([.A164];7);EXACT([.AD16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4];['account types'.$A$2:.$C$12];2)" office:value-type="string" office:string-value="other">
              <text:p>other</text:p>
            </table:table-cell>
            <table:table-cell table:style-name="Datos" table:formula="of:=VLOOKUP([.AD16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5];1);CELL(&quot;Row&quot;;[.B165]);[.B164])" office:value-type="float" office:value="2">
              <text:p>2</text:p>
            </table:table-cell>
            <table:table-cell table:style-name="ce4" table:formula="of:=IF(EXACT([.$A165];1);0;IF(EXACT([.$A165];2);[.C164]+1;[.C164]))" office:value-type="float" office:value="5">
              <text:p>5</text:p>
            </table:table-cell>
            <table:table-cell table:style-name="ce4" table:formula="of:=['account types'.$C$15]&amp;TEXT([.C165];['account types'.$B$15])&amp;['account types'.$D$15]" office:value-type="string" office:string-value="5">
              <text:p>5</text:p>
            </table:table-cell>
            <table:table-cell table:style-name="ce4" table:formula="of:=IF(EXACT([.B164];[.B165]);IF(EXACT([.C164];[.C165]);[.E164];CELL(&quot;Row&quot;;[.E165]));[.B165])" office:value-type="float" office:value="129">
              <text:p>129</text:p>
            </table:table-cell>
            <table:table-cell table:style-name="ce4" table:formula="of:=IF(AND([.$A165]&lt;=[.G$1];[.$A164]&gt;[.$A165]);0;IF(EXACT([.$A165];[.G$1]+1);[.F164]+1;[.F164]))" office:value-type="float" office:value="1">
              <text:p>1</text:p>
            </table:table-cell>
            <table:table-cell table:style-name="ce4" table:formula="of:=['account types'.$C$16]&amp;TEXT([.F165];['account types'.$B$16])&amp;['account types'.$D$16]" office:value-type="string" office:string-value="1">
              <text:p>1</text:p>
            </table:table-cell>
            <table:table-cell table:style-name="ce4" table:formula="of:=IF(EXACT([.E164];[.E165]);IF(EXACT([.F164];[.F165]);[.H164];CELL(&quot;Row&quot;;[.H165]));[.E165])" office:value-type="float" office:value="130">
              <text:p>130</text:p>
            </table:table-cell>
            <table:table-cell table:style-name="ce4" table:formula="of:=IF(AND([.$A165]&lt;=[.J$1];[.$A164]&gt;[.$A165]);0;IF(EXACT([.$A165];[.J$1]+1);[.I164]+1;[.I164]))" office:value-type="float" office:value="2">
              <text:p>2</text:p>
            </table:table-cell>
            <table:table-cell table:style-name="ce4" table:formula="of:=['account types'.$C$17]&amp;TEXT([.I165];['account types'.$B$17])&amp;['account types'.$D$17]" office:value-type="string" office:string-value="2">
              <text:p>2</text:p>
            </table:table-cell>
            <table:table-cell table:style-name="ce4" table:formula="of:=IF(EXACT([.H164];[.H165]);IF(EXACT([.I164];[.I165]);[.K164];CELL(&quot;Row&quot;;[.K165]));[.H165])" office:value-type="float" office:value="157">
              <text:p>157</text:p>
            </table:table-cell>
            <table:table-cell table:style-name="ce4" table:formula="of:=IF(AND([.$A165]&lt;=[.M$1];[.$A164]&gt;[.$A165]);0;IF(EXACT([.$A165];[.M$1]+1);[.L164]+1;[.L164]))" office:value-type="float" office:value="3">
              <text:p>3</text:p>
            </table:table-cell>
            <table:table-cell table:style-name="ce4" table:formula="of:=['account types'.$C$18]&amp;TEXT([.L165];['account types'.$B$18])&amp;['account types'.$D$18]" office:value-type="string" office:string-value="3">
              <text:p>3</text:p>
            </table:table-cell>
            <table:table-cell table:style-name="ce4" table:formula="of:=IF(EXACT([.K164];[.K165]);IF(EXACT([.L164];[.L165]);[.N164];CELL(&quot;Row&quot;;[.N165]));[.K165])" office:value-type="float" office:value="162">
              <text:p>162</text:p>
            </table:table-cell>
            <table:table-cell table:style-name="ce4" table:formula="of:=IF(AND([.$A165]&lt;=[.P$1];[.$A164]&gt;[.$A165]);0;IF(EXACT([.$A165];[.P$1]+1);[.O164]+1;[.O164]))" office:value-type="float" office:value="2">
              <text:p>2</text:p>
            </table:table-cell>
            <table:table-cell table:style-name="ce4" table:formula="of:=['account types'.$C$19]&amp;TEXT([.O165];['account types'.$B$19])&amp;['account types'.$D$19]" office:value-type="string" office:string-value="2">
              <text:p>2</text:p>
            </table:table-cell>
            <table:table-cell table:style-name="ce4" table:formula="of:=IF(EXACT([.N164];[.N165]);IF(EXACT([.O164];[.O165]);[.Q164];CELL(&quot;Row&quot;;[.Q165]));[.N165])" office:value-type="float" office:value="165">
              <text:p>165</text:p>
            </table:table-cell>
            <table:table-cell table:style-name="ce4" table:formula="of:=IF(AND([.$A165]&lt;=[.S$1];[.$A164]&gt;[.$A165]);0;IF(EXACT([.$A165];[.S$1]+1);[.R164]+1;[.R164]))" office:value-type="float" office:value="0">
              <text:p>0</text:p>
            </table:table-cell>
            <table:table-cell table:style-name="ce4" table:formula="of:=['account types'.$C$20]&amp;TEXT([.R165];['account types'.$B$20])&amp;['account types'.$D$20]" office:value-type="string" office:string-value="0">
              <text:p>0</text:p>
            </table:table-cell>
            <table:table-cell table:style-name="ce4" table:formula="of:=IF(EXACT([.Q164];[.Q165]);IF(EXACT([.R164];[.R165]);[.T164];CELL(&quot;Row&quot;;[.T165]));[.Q165])" office:value-type="float" office:value="165">
              <text:p>165</text:p>
            </table:table-cell>
            <table:table-cell table:style-name="ce6" table:formula="of:=NOT(AND(OR([.A164]&gt;[.A165];[.A164]=[.A165]);[.A164]&lt;&gt;7))" office:value-type="boolean" office:boolean-value="true">
              <text:p>TRUE</text:p>
            </table:table-cell>
            <table:table-cell table:style-name="Nivel6" table:formula="of:=CONCATENATE([.D165];[.G165];[.J165];[.M165];[.P165];[.S165])&amp;T(IF(EXACT([.$A165];1);ORG.OPENOFFICE.STYLE(&quot;Nivel1&quot;);IF(EXACT([.$A165];2);ORG.OPENOFFICE.STYLE(&quot;Nivel2&quot;);IF(EXACT([.$A165];2);ORG.OPENOFFICE.STYLE(&quot;Nivel2&quot;);IF(EXACT([.$A165];3);ORG.OPENOFFICE.STYLE(&quot;Nivel3&quot;);IF(EXACT([.$A165];4);ORG.OPENOFFICE.STYLE(&quot;Nivel4&quot;);IF(EXACT([.$A165];5);ORG.OPENOFFICE.STYLE(&quot;Nivel5&quot;);IF(EXACT([.$A165];6);ORG.OPENOFFICE.STYLE(&quot;Nivel6&quot;);IF(EXACT([.$A165];7);ORG.OPENOFFICE.STYLE(&quot;Nivel7&quot;))))))))))" office:value-type="string" office:string-value="512320">
              <text:p>512320</text:p>
            </table:table-cell>
            <table:table-cell table:style-name="ce7" office:value-type="string">
              <text:p>Luz</text:p>
            </table:table-cell>
            <table:table-cell table:style-name="Nivel6" table:formula="of:=[.W165]&amp;T(IF(EXACT([.$A165];1);ORG.OPENOFFICE.STYLE(&quot;Nivel1&quot;);IF(EXACT([.$A165];2);ORG.OPENOFFICE.STYLE(&quot;Nivel2&quot;);IF(EXACT([.$A165];2);ORG.OPENOFFICE.STYLE(&quot;Nivel2&quot;);IF(EXACT([.$A165];3);ORG.OPENOFFICE.STYLE(&quot;Nivel3&quot;);IF(EXACT([.$A165];4);ORG.OPENOFFICE.STYLE(&quot;Nivel4&quot;);IF(EXACT([.$A165];5);ORG.OPENOFFICE.STYLE(&quot;Nivel5&quot;);IF(EXACT([.$A165];6);ORG.OPENOFFICE.STYLE(&quot;Nivel6&quot;);IF(EXACT([.$A165];7);ORG.OPENOFFICE.STYLE(&quot;Nivel7&quot;))))))))))" office:value-type="string" office:string-value="Luz">
              <text:p>Luz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Luz</text:p>
            </table:table-cell>
            <table:table-cell table:style-name="Datos" table:formula="of:=IF(EXACT([.A165];1);&quot;&quot;;IF(EXACT([.A165];2);INDIRECT(CONCATENATE(&quot;V&quot;;[.B165]));IF(EXACT([.A165];3);INDIRECT(CONCATENATE(&quot;V&quot;;[.E165]));IF(EXACT([.A165];4);INDIRECT(CONCATENATE(&quot;V&quot;;[.H165]));IF(EXACT([.A165];5);INDIRECT(CONCATENATE(&quot;V&quot;;[.K165]));IF(EXACT([.A165];6);INDIRECT(CONCATENATE(&quot;V&quot;;[.N165]));IF(EXACT([.A165];7);INDIRECT(CONCATENATE(&quot;V&quot;;[.Q165])))))))))" office:value-type="string" office:string-value="512300">
              <text:p>512300</text:p>
            </table:table-cell>
            <table:table-cell table:style-name="ce9" table:formula="of:=NOT(OR(AND(NOT(EXACT([.A165];7));NOT(EXACT([.AD165];&quot;view&quot;)));AND(EXACT([.A165];7);EXACT([.AD16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5];['account types'.$A$2:.$C$12];2)" office:value-type="string" office:string-value="view">
              <text:p>view</text:p>
            </table:table-cell>
            <table:table-cell table:style-name="Datos" table:formula="of:=VLOOKUP([.AD16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6];1);CELL(&quot;Row&quot;;[.B166]);[.B165])" office:value-type="float" office:value="2">
              <text:p>2</text:p>
            </table:table-cell>
            <table:table-cell table:style-name="ce4" table:formula="of:=IF(EXACT([.$A166];1);0;IF(EXACT([.$A166];2);[.C165]+1;[.C165]))" office:value-type="float" office:value="5">
              <text:p>5</text:p>
            </table:table-cell>
            <table:table-cell table:style-name="ce4" table:formula="of:=['account types'.$C$15]&amp;TEXT([.C166];['account types'.$B$15])&amp;['account types'.$D$15]" office:value-type="string" office:string-value="5">
              <text:p>5</text:p>
            </table:table-cell>
            <table:table-cell table:style-name="ce4" table:formula="of:=IF(EXACT([.B165];[.B166]);IF(EXACT([.C165];[.C166]);[.E165];CELL(&quot;Row&quot;;[.E166]));[.B166])" office:value-type="float" office:value="129">
              <text:p>129</text:p>
            </table:table-cell>
            <table:table-cell table:style-name="ce4" table:formula="of:=IF(AND([.$A166]&lt;=[.G$1];[.$A165]&gt;[.$A166]);0;IF(EXACT([.$A166];[.G$1]+1);[.F165]+1;[.F165]))" office:value-type="float" office:value="1">
              <text:p>1</text:p>
            </table:table-cell>
            <table:table-cell table:style-name="ce4" table:formula="of:=['account types'.$C$16]&amp;TEXT([.F166];['account types'.$B$16])&amp;['account types'.$D$16]" office:value-type="string" office:string-value="1">
              <text:p>1</text:p>
            </table:table-cell>
            <table:table-cell table:style-name="ce4" table:formula="of:=IF(EXACT([.E165];[.E166]);IF(EXACT([.F165];[.F166]);[.H165];CELL(&quot;Row&quot;;[.H166]));[.E166])" office:value-type="float" office:value="130">
              <text:p>130</text:p>
            </table:table-cell>
            <table:table-cell table:style-name="ce4" table:formula="of:=IF(AND([.$A166]&lt;=[.J$1];[.$A165]&gt;[.$A166]);0;IF(EXACT([.$A166];[.J$1]+1);[.I165]+1;[.I165]))" office:value-type="float" office:value="2">
              <text:p>2</text:p>
            </table:table-cell>
            <table:table-cell table:style-name="ce4" table:formula="of:=['account types'.$C$17]&amp;TEXT([.I166];['account types'.$B$17])&amp;['account types'.$D$17]" office:value-type="string" office:string-value="2">
              <text:p>2</text:p>
            </table:table-cell>
            <table:table-cell table:style-name="ce4" table:formula="of:=IF(EXACT([.H165];[.H166]);IF(EXACT([.I165];[.I166]);[.K165];CELL(&quot;Row&quot;;[.K166]));[.H166])" office:value-type="float" office:value="157">
              <text:p>157</text:p>
            </table:table-cell>
            <table:table-cell table:style-name="ce4" table:formula="of:=IF(AND([.$A166]&lt;=[.M$1];[.$A165]&gt;[.$A166]);0;IF(EXACT([.$A166];[.M$1]+1);[.L165]+1;[.L165]))" office:value-type="float" office:value="3">
              <text:p>3</text:p>
            </table:table-cell>
            <table:table-cell table:style-name="ce4" table:formula="of:=['account types'.$C$18]&amp;TEXT([.L166];['account types'.$B$18])&amp;['account types'.$D$18]" office:value-type="string" office:string-value="3">
              <text:p>3</text:p>
            </table:table-cell>
            <table:table-cell table:style-name="ce4" table:formula="of:=IF(EXACT([.K165];[.K166]);IF(EXACT([.L165];[.L166]);[.N165];CELL(&quot;Row&quot;;[.N166]));[.K166])" office:value-type="float" office:value="162">
              <text:p>162</text:p>
            </table:table-cell>
            <table:table-cell table:style-name="ce4" table:formula="of:=IF(AND([.$A166]&lt;=[.P$1];[.$A165]&gt;[.$A166]);0;IF(EXACT([.$A166];[.P$1]+1);[.O165]+1;[.O165]))" office:value-type="float" office:value="2">
              <text:p>2</text:p>
            </table:table-cell>
            <table:table-cell table:style-name="ce4" table:formula="of:=['account types'.$C$19]&amp;TEXT([.O166];['account types'.$B$19])&amp;['account types'.$D$19]" office:value-type="string" office:string-value="2">
              <text:p>2</text:p>
            </table:table-cell>
            <table:table-cell table:style-name="ce4" table:formula="of:=IF(EXACT([.N165];[.N166]);IF(EXACT([.O165];[.O166]);[.Q165];CELL(&quot;Row&quot;;[.Q166]));[.N166])" office:value-type="float" office:value="165">
              <text:p>165</text:p>
            </table:table-cell>
            <table:table-cell table:style-name="ce4" table:formula="of:=IF(AND([.$A166]&lt;=[.S$1];[.$A165]&gt;[.$A166]);0;IF(EXACT([.$A166];[.S$1]+1);[.R165]+1;[.R165]))" office:value-type="float" office:value="1">
              <text:p>1</text:p>
            </table:table-cell>
            <table:table-cell table:style-name="ce4" table:formula="of:=['account types'.$C$20]&amp;TEXT([.R166];['account types'.$B$20])&amp;['account types'.$D$20]" office:value-type="string" office:string-value="1">
              <text:p>1</text:p>
            </table:table-cell>
            <table:table-cell table:style-name="ce4" table:formula="of:=IF(EXACT([.Q165];[.Q166]);IF(EXACT([.R165];[.R166]);[.T165];CELL(&quot;Row&quot;;[.T166]));[.Q166])" office:value-type="float" office:value="166">
              <text:p>166</text:p>
            </table:table-cell>
            <table:table-cell table:style-name="ce6" table:formula="of:=NOT(AND(OR([.A165]&gt;[.A166];[.A165]=[.A166]);[.A165]&lt;&gt;7))" office:value-type="boolean" office:boolean-value="true">
              <text:p>TRUE</text:p>
            </table:table-cell>
            <table:table-cell table:style-name="Nivel7" table:formula="of:=CONCATENATE([.D166];[.G166];[.J166];[.M166];[.P166];[.S166])&amp;T(IF(EXACT([.$A166];1);ORG.OPENOFFICE.STYLE(&quot;Nivel1&quot;);IF(EXACT([.$A166];2);ORG.OPENOFFICE.STYLE(&quot;Nivel2&quot;);IF(EXACT([.$A166];2);ORG.OPENOFFICE.STYLE(&quot;Nivel2&quot;);IF(EXACT([.$A166];3);ORG.OPENOFFICE.STYLE(&quot;Nivel3&quot;);IF(EXACT([.$A166];4);ORG.OPENOFFICE.STYLE(&quot;Nivel4&quot;);IF(EXACT([.$A166];5);ORG.OPENOFFICE.STYLE(&quot;Nivel5&quot;);IF(EXACT([.$A166];6);ORG.OPENOFFICE.STYLE(&quot;Nivel6&quot;);IF(EXACT([.$A166];7);ORG.OPENOFFICE.STYLE(&quot;Nivel7&quot;))))))))))" office:value-type="string" office:string-value="512321">
              <text:p>512321</text:p>
            </table:table-cell>
            <table:table-cell table:style-name="ce7" office:value-type="string">
              <text:p>Medidor 1</text:p>
            </table:table-cell>
            <table:table-cell table:style-name="Nivel7" table:formula="of:=[.W166]&amp;T(IF(EXACT([.$A166];1);ORG.OPENOFFICE.STYLE(&quot;Nivel1&quot;);IF(EXACT([.$A166];2);ORG.OPENOFFICE.STYLE(&quot;Nivel2&quot;);IF(EXACT([.$A166];2);ORG.OPENOFFICE.STYLE(&quot;Nivel2&quot;);IF(EXACT([.$A166];3);ORG.OPENOFFICE.STYLE(&quot;Nivel3&quot;);IF(EXACT([.$A166];4);ORG.OPENOFFICE.STYLE(&quot;Nivel4&quot;);IF(EXACT([.$A166];5);ORG.OPENOFFICE.STYLE(&quot;Nivel5&quot;);IF(EXACT([.$A166];6);ORG.OPENOFFICE.STYLE(&quot;Nivel6&quot;);IF(EXACT([.$A166];7);ORG.OPENOFFICE.STYLE(&quot;Nivel7&quot;))))))))))" office:value-type="string" office:string-value="Medidor 1">
              <text:p>Medidor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6];1);&quot;&quot;;IF(EXACT([.A166];2);INDIRECT(CONCATENATE(&quot;V&quot;;[.B166]));IF(EXACT([.A166];3);INDIRECT(CONCATENATE(&quot;V&quot;;[.E166]));IF(EXACT([.A166];4);INDIRECT(CONCATENATE(&quot;V&quot;;[.H166]));IF(EXACT([.A166];5);INDIRECT(CONCATENATE(&quot;V&quot;;[.K166]));IF(EXACT([.A166];6);INDIRECT(CONCATENATE(&quot;V&quot;;[.N166]));IF(EXACT([.A166];7);INDIRECT(CONCATENATE(&quot;V&quot;;[.Q166])))))))))" office:value-type="string" office:string-value="512320">
              <text:p>512320</text:p>
            </table:table-cell>
            <table:table-cell table:style-name="ce9" table:formula="of:=NOT(OR(AND(NOT(EXACT([.A166];7));NOT(EXACT([.AD166];&quot;view&quot;)));AND(EXACT([.A166];7);EXACT([.AD16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6];['account types'.$A$2:.$C$12];2)" office:value-type="string" office:string-value="other">
              <text:p>other</text:p>
            </table:table-cell>
            <table:table-cell table:style-name="Datos" table:formula="of:=VLOOKUP([.AD16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7];1);CELL(&quot;Row&quot;;[.B167]);[.B166])" office:value-type="float" office:value="2">
              <text:p>2</text:p>
            </table:table-cell>
            <table:table-cell table:style-name="ce4" table:formula="of:=IF(EXACT([.$A167];1);0;IF(EXACT([.$A167];2);[.C166]+1;[.C166]))" office:value-type="float" office:value="5">
              <text:p>5</text:p>
            </table:table-cell>
            <table:table-cell table:style-name="ce4" table:formula="of:=['account types'.$C$15]&amp;TEXT([.C167];['account types'.$B$15])&amp;['account types'.$D$15]" office:value-type="string" office:string-value="5">
              <text:p>5</text:p>
            </table:table-cell>
            <table:table-cell table:style-name="ce4" table:formula="of:=IF(EXACT([.B166];[.B167]);IF(EXACT([.C166];[.C167]);[.E166];CELL(&quot;Row&quot;;[.E167]));[.B167])" office:value-type="float" office:value="129">
              <text:p>129</text:p>
            </table:table-cell>
            <table:table-cell table:style-name="ce4" table:formula="of:=IF(AND([.$A167]&lt;=[.G$1];[.$A166]&gt;[.$A167]);0;IF(EXACT([.$A167];[.G$1]+1);[.F166]+1;[.F166]))" office:value-type="float" office:value="1">
              <text:p>1</text:p>
            </table:table-cell>
            <table:table-cell table:style-name="ce4" table:formula="of:=['account types'.$C$16]&amp;TEXT([.F167];['account types'.$B$16])&amp;['account types'.$D$16]" office:value-type="string" office:string-value="1">
              <text:p>1</text:p>
            </table:table-cell>
            <table:table-cell table:style-name="ce4" table:formula="of:=IF(EXACT([.E166];[.E167]);IF(EXACT([.F166];[.F167]);[.H166];CELL(&quot;Row&quot;;[.H167]));[.E167])" office:value-type="float" office:value="130">
              <text:p>130</text:p>
            </table:table-cell>
            <table:table-cell table:style-name="ce4" table:formula="of:=IF(AND([.$A167]&lt;=[.J$1];[.$A166]&gt;[.$A167]);0;IF(EXACT([.$A167];[.J$1]+1);[.I166]+1;[.I166]))" office:value-type="float" office:value="2">
              <text:p>2</text:p>
            </table:table-cell>
            <table:table-cell table:style-name="ce4" table:formula="of:=['account types'.$C$17]&amp;TEXT([.I167];['account types'.$B$17])&amp;['account types'.$D$17]" office:value-type="string" office:string-value="2">
              <text:p>2</text:p>
            </table:table-cell>
            <table:table-cell table:style-name="ce4" table:formula="of:=IF(EXACT([.H166];[.H167]);IF(EXACT([.I166];[.I167]);[.K166];CELL(&quot;Row&quot;;[.K167]));[.H167])" office:value-type="float" office:value="157">
              <text:p>157</text:p>
            </table:table-cell>
            <table:table-cell table:style-name="ce4" table:formula="of:=IF(AND([.$A167]&lt;=[.M$1];[.$A166]&gt;[.$A167]);0;IF(EXACT([.$A167];[.M$1]+1);[.L166]+1;[.L166]))" office:value-type="float" office:value="3">
              <text:p>3</text:p>
            </table:table-cell>
            <table:table-cell table:style-name="ce4" table:formula="of:=['account types'.$C$18]&amp;TEXT([.L167];['account types'.$B$18])&amp;['account types'.$D$18]" office:value-type="string" office:string-value="3">
              <text:p>3</text:p>
            </table:table-cell>
            <table:table-cell table:style-name="ce4" table:formula="of:=IF(EXACT([.K166];[.K167]);IF(EXACT([.L166];[.L167]);[.N166];CELL(&quot;Row&quot;;[.N167]));[.K167])" office:value-type="float" office:value="162">
              <text:p>162</text:p>
            </table:table-cell>
            <table:table-cell table:style-name="ce4" table:formula="of:=IF(AND([.$A167]&lt;=[.P$1];[.$A166]&gt;[.$A167]);0;IF(EXACT([.$A167];[.P$1]+1);[.O166]+1;[.O166]))" office:value-type="float" office:value="3">
              <text:p>3</text:p>
            </table:table-cell>
            <table:table-cell table:style-name="ce4" table:formula="of:=['account types'.$C$19]&amp;TEXT([.O167];['account types'.$B$19])&amp;['account types'.$D$19]" office:value-type="string" office:string-value="3">
              <text:p>3</text:p>
            </table:table-cell>
            <table:table-cell table:style-name="ce4" table:formula="of:=IF(EXACT([.N166];[.N167]);IF(EXACT([.O166];[.O167]);[.Q166];CELL(&quot;Row&quot;;[.Q167]));[.N167])" office:value-type="float" office:value="167">
              <text:p>167</text:p>
            </table:table-cell>
            <table:table-cell table:style-name="ce4" table:formula="of:=IF(AND([.$A167]&lt;=[.S$1];[.$A166]&gt;[.$A167]);0;IF(EXACT([.$A167];[.S$1]+1);[.R166]+1;[.R166]))" office:value-type="float" office:value="0">
              <text:p>0</text:p>
            </table:table-cell>
            <table:table-cell table:style-name="ce4" table:formula="of:=['account types'.$C$20]&amp;TEXT([.R167];['account types'.$B$20])&amp;['account types'.$D$20]" office:value-type="string" office:string-value="0">
              <text:p>0</text:p>
            </table:table-cell>
            <table:table-cell table:style-name="ce4" table:formula="of:=IF(EXACT([.Q166];[.Q167]);IF(EXACT([.R166];[.R167]);[.T166];CELL(&quot;Row&quot;;[.T167]));[.Q167])" office:value-type="float" office:value="167">
              <text:p>167</text:p>
            </table:table-cell>
            <table:table-cell table:style-name="ce6" table:formula="of:=NOT(AND(OR([.A166]&gt;[.A167];[.A166]=[.A167]);[.A166]&lt;&gt;7))" office:value-type="boolean" office:boolean-value="true">
              <text:p>TRUE</text:p>
            </table:table-cell>
            <table:table-cell table:style-name="Nivel6" table:formula="of:=CONCATENATE([.D167];[.G167];[.J167];[.M167];[.P167];[.S167])&amp;T(IF(EXACT([.$A167];1);ORG.OPENOFFICE.STYLE(&quot;Nivel1&quot;);IF(EXACT([.$A167];2);ORG.OPENOFFICE.STYLE(&quot;Nivel2&quot;);IF(EXACT([.$A167];2);ORG.OPENOFFICE.STYLE(&quot;Nivel2&quot;);IF(EXACT([.$A167];3);ORG.OPENOFFICE.STYLE(&quot;Nivel3&quot;);IF(EXACT([.$A167];4);ORG.OPENOFFICE.STYLE(&quot;Nivel4&quot;);IF(EXACT([.$A167];5);ORG.OPENOFFICE.STYLE(&quot;Nivel5&quot;);IF(EXACT([.$A167];6);ORG.OPENOFFICE.STYLE(&quot;Nivel6&quot;);IF(EXACT([.$A167];7);ORG.OPENOFFICE.STYLE(&quot;Nivel7&quot;))))))))))" office:value-type="string" office:string-value="512330">
              <text:p>512330</text:p>
            </table:table-cell>
            <table:table-cell table:style-name="ce7" office:value-type="string">
              <text:p>Teléfono</text:p>
            </table:table-cell>
            <table:table-cell table:style-name="Nivel6" table:formula="of:=[.W167]&amp;T(IF(EXACT([.$A167];1);ORG.OPENOFFICE.STYLE(&quot;Nivel1&quot;);IF(EXACT([.$A167];2);ORG.OPENOFFICE.STYLE(&quot;Nivel2&quot;);IF(EXACT([.$A167];2);ORG.OPENOFFICE.STYLE(&quot;Nivel2&quot;);IF(EXACT([.$A167];3);ORG.OPENOFFICE.STYLE(&quot;Nivel3&quot;);IF(EXACT([.$A167];4);ORG.OPENOFFICE.STYLE(&quot;Nivel4&quot;);IF(EXACT([.$A167];5);ORG.OPENOFFICE.STYLE(&quot;Nivel5&quot;);IF(EXACT([.$A167];6);ORG.OPENOFFICE.STYLE(&quot;Nivel6&quot;);IF(EXACT([.$A167];7);ORG.OPENOFFICE.STYLE(&quot;Nivel7&quot;))))))))))" office:value-type="string" office:string-value="Teléfono">
              <text:p>Teléfon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Tel</text:p>
            </table:table-cell>
            <table:table-cell table:style-name="Datos" table:formula="of:=IF(EXACT([.A167];1);&quot;&quot;;IF(EXACT([.A167];2);INDIRECT(CONCATENATE(&quot;V&quot;;[.B167]));IF(EXACT([.A167];3);INDIRECT(CONCATENATE(&quot;V&quot;;[.E167]));IF(EXACT([.A167];4);INDIRECT(CONCATENATE(&quot;V&quot;;[.H167]));IF(EXACT([.A167];5);INDIRECT(CONCATENATE(&quot;V&quot;;[.K167]));IF(EXACT([.A167];6);INDIRECT(CONCATENATE(&quot;V&quot;;[.N167]));IF(EXACT([.A167];7);INDIRECT(CONCATENATE(&quot;V&quot;;[.Q167])))))))))" office:value-type="string" office:string-value="512300">
              <text:p>512300</text:p>
            </table:table-cell>
            <table:table-cell table:style-name="ce9" table:formula="of:=NOT(OR(AND(NOT(EXACT([.A167];7));NOT(EXACT([.AD167];&quot;view&quot;)));AND(EXACT([.A167];7);EXACT([.AD167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7];['account types'.$A$2:.$C$12];2)" office:value-type="string" office:string-value="view">
              <text:p>view</text:p>
            </table:table-cell>
            <table:table-cell table:style-name="Datos" table:formula="of:=VLOOKUP([.AD16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68];1);CELL(&quot;Row&quot;;[.B168]);[.B167])" office:value-type="float" office:value="2">
              <text:p>2</text:p>
            </table:table-cell>
            <table:table-cell table:style-name="ce4" table:formula="of:=IF(EXACT([.$A168];1);0;IF(EXACT([.$A168];2);[.C167]+1;[.C167]))" office:value-type="float" office:value="5">
              <text:p>5</text:p>
            </table:table-cell>
            <table:table-cell table:style-name="ce4" table:formula="of:=['account types'.$C$15]&amp;TEXT([.C168];['account types'.$B$15])&amp;['account types'.$D$15]" office:value-type="string" office:string-value="5">
              <text:p>5</text:p>
            </table:table-cell>
            <table:table-cell table:style-name="ce4" table:formula="of:=IF(EXACT([.B167];[.B168]);IF(EXACT([.C167];[.C168]);[.E167];CELL(&quot;Row&quot;;[.E168]));[.B168])" office:value-type="float" office:value="129">
              <text:p>129</text:p>
            </table:table-cell>
            <table:table-cell table:style-name="ce4" table:formula="of:=IF(AND([.$A168]&lt;=[.G$1];[.$A167]&gt;[.$A168]);0;IF(EXACT([.$A168];[.G$1]+1);[.F167]+1;[.F167]))" office:value-type="float" office:value="1">
              <text:p>1</text:p>
            </table:table-cell>
            <table:table-cell table:style-name="ce4" table:formula="of:=['account types'.$C$16]&amp;TEXT([.F168];['account types'.$B$16])&amp;['account types'.$D$16]" office:value-type="string" office:string-value="1">
              <text:p>1</text:p>
            </table:table-cell>
            <table:table-cell table:style-name="ce4" table:formula="of:=IF(EXACT([.E167];[.E168]);IF(EXACT([.F167];[.F168]);[.H167];CELL(&quot;Row&quot;;[.H168]));[.E168])" office:value-type="float" office:value="130">
              <text:p>130</text:p>
            </table:table-cell>
            <table:table-cell table:style-name="ce4" table:formula="of:=IF(AND([.$A168]&lt;=[.J$1];[.$A167]&gt;[.$A168]);0;IF(EXACT([.$A168];[.J$1]+1);[.I167]+1;[.I167]))" office:value-type="float" office:value="2">
              <text:p>2</text:p>
            </table:table-cell>
            <table:table-cell table:style-name="ce4" table:formula="of:=['account types'.$C$17]&amp;TEXT([.I168];['account types'.$B$17])&amp;['account types'.$D$17]" office:value-type="string" office:string-value="2">
              <text:p>2</text:p>
            </table:table-cell>
            <table:table-cell table:style-name="ce4" table:formula="of:=IF(EXACT([.H167];[.H168]);IF(EXACT([.I167];[.I168]);[.K167];CELL(&quot;Row&quot;;[.K168]));[.H168])" office:value-type="float" office:value="157">
              <text:p>157</text:p>
            </table:table-cell>
            <table:table-cell table:style-name="ce4" table:formula="of:=IF(AND([.$A168]&lt;=[.M$1];[.$A167]&gt;[.$A168]);0;IF(EXACT([.$A168];[.M$1]+1);[.L167]+1;[.L167]))" office:value-type="float" office:value="3">
              <text:p>3</text:p>
            </table:table-cell>
            <table:table-cell table:style-name="ce4" table:formula="of:=['account types'.$C$18]&amp;TEXT([.L168];['account types'.$B$18])&amp;['account types'.$D$18]" office:value-type="string" office:string-value="3">
              <text:p>3</text:p>
            </table:table-cell>
            <table:table-cell table:style-name="ce4" table:formula="of:=IF(EXACT([.K167];[.K168]);IF(EXACT([.L167];[.L168]);[.N167];CELL(&quot;Row&quot;;[.N168]));[.K168])" office:value-type="float" office:value="162">
              <text:p>162</text:p>
            </table:table-cell>
            <table:table-cell table:style-name="ce4" table:formula="of:=IF(AND([.$A168]&lt;=[.P$1];[.$A167]&gt;[.$A168]);0;IF(EXACT([.$A168];[.P$1]+1);[.O167]+1;[.O167]))" office:value-type="float" office:value="3">
              <text:p>3</text:p>
            </table:table-cell>
            <table:table-cell table:style-name="ce4" table:formula="of:=['account types'.$C$19]&amp;TEXT([.O168];['account types'.$B$19])&amp;['account types'.$D$19]" office:value-type="string" office:string-value="3">
              <text:p>3</text:p>
            </table:table-cell>
            <table:table-cell table:style-name="ce4" table:formula="of:=IF(EXACT([.N167];[.N168]);IF(EXACT([.O167];[.O168]);[.Q167];CELL(&quot;Row&quot;;[.Q168]));[.N168])" office:value-type="float" office:value="167">
              <text:p>167</text:p>
            </table:table-cell>
            <table:table-cell table:style-name="ce4" table:formula="of:=IF(AND([.$A168]&lt;=[.S$1];[.$A167]&gt;[.$A168]);0;IF(EXACT([.$A168];[.S$1]+1);[.R167]+1;[.R167]))" office:value-type="float" office:value="1">
              <text:p>1</text:p>
            </table:table-cell>
            <table:table-cell table:style-name="ce4" table:formula="of:=['account types'.$C$20]&amp;TEXT([.R168];['account types'.$B$20])&amp;['account types'.$D$20]" office:value-type="string" office:string-value="1">
              <text:p>1</text:p>
            </table:table-cell>
            <table:table-cell table:style-name="ce4" table:formula="of:=IF(EXACT([.Q167];[.Q168]);IF(EXACT([.R167];[.R168]);[.T167];CELL(&quot;Row&quot;;[.T168]));[.Q168])" office:value-type="float" office:value="168">
              <text:p>168</text:p>
            </table:table-cell>
            <table:table-cell table:style-name="ce6" table:formula="of:=NOT(AND(OR([.A167]&gt;[.A168];[.A167]=[.A168]);[.A167]&lt;&gt;7))" office:value-type="boolean" office:boolean-value="true">
              <text:p>TRUE</text:p>
            </table:table-cell>
            <table:table-cell table:style-name="Nivel7" table:formula="of:=CONCATENATE([.D168];[.G168];[.J168];[.M168];[.P168];[.S168])&amp;T(IF(EXACT([.$A168];1);ORG.OPENOFFICE.STYLE(&quot;Nivel1&quot;);IF(EXACT([.$A168];2);ORG.OPENOFFICE.STYLE(&quot;Nivel2&quot;);IF(EXACT([.$A168];2);ORG.OPENOFFICE.STYLE(&quot;Nivel2&quot;);IF(EXACT([.$A168];3);ORG.OPENOFFICE.STYLE(&quot;Nivel3&quot;);IF(EXACT([.$A168];4);ORG.OPENOFFICE.STYLE(&quot;Nivel4&quot;);IF(EXACT([.$A168];5);ORG.OPENOFFICE.STYLE(&quot;Nivel5&quot;);IF(EXACT([.$A168];6);ORG.OPENOFFICE.STYLE(&quot;Nivel6&quot;);IF(EXACT([.$A168];7);ORG.OPENOFFICE.STYLE(&quot;Nivel7&quot;))))))))))" office:value-type="string" office:string-value="512331">
              <text:p>512331</text:p>
            </table:table-cell>
            <table:table-cell table:style-name="ce7" office:value-type="string">
              <text:p>Teléfono 1</text:p>
            </table:table-cell>
            <table:table-cell table:style-name="Nivel7" table:formula="of:=[.W168]&amp;T(IF(EXACT([.$A168];1);ORG.OPENOFFICE.STYLE(&quot;Nivel1&quot;);IF(EXACT([.$A168];2);ORG.OPENOFFICE.STYLE(&quot;Nivel2&quot;);IF(EXACT([.$A168];2);ORG.OPENOFFICE.STYLE(&quot;Nivel2&quot;);IF(EXACT([.$A168];3);ORG.OPENOFFICE.STYLE(&quot;Nivel3&quot;);IF(EXACT([.$A168];4);ORG.OPENOFFICE.STYLE(&quot;Nivel4&quot;);IF(EXACT([.$A168];5);ORG.OPENOFFICE.STYLE(&quot;Nivel5&quot;);IF(EXACT([.$A168];6);ORG.OPENOFFICE.STYLE(&quot;Nivel6&quot;);IF(EXACT([.$A168];7);ORG.OPENOFFICE.STYLE(&quot;Nivel7&quot;))))))))))" office:value-type="string" office:string-value="Teléfono 1">
              <text:p>Teléfon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68];1);&quot;&quot;;IF(EXACT([.A168];2);INDIRECT(CONCATENATE(&quot;V&quot;;[.B168]));IF(EXACT([.A168];3);INDIRECT(CONCATENATE(&quot;V&quot;;[.E168]));IF(EXACT([.A168];4);INDIRECT(CONCATENATE(&quot;V&quot;;[.H168]));IF(EXACT([.A168];5);INDIRECT(CONCATENATE(&quot;V&quot;;[.K168]));IF(EXACT([.A168];6);INDIRECT(CONCATENATE(&quot;V&quot;;[.N168]));IF(EXACT([.A168];7);INDIRECT(CONCATENATE(&quot;V&quot;;[.Q168])))))))))" office:value-type="string" office:string-value="512330">
              <text:p>512330</text:p>
            </table:table-cell>
            <table:table-cell table:style-name="ce9" table:formula="of:=NOT(OR(AND(NOT(EXACT([.A168];7));NOT(EXACT([.AD168];&quot;view&quot;)));AND(EXACT([.A168];7);EXACT([.AD168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8];['account types'.$A$2:.$C$12];2)" office:value-type="string" office:string-value="other">
              <text:p>other</text:p>
            </table:table-cell>
            <table:table-cell table:style-name="Datos" table:formula="of:=VLOOKUP([.AD16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6">
              <text:p>6</text:p>
            </table:table-cell>
            <table:table-cell table:style-name="ce4" table:formula="of:=IF(EXACT([.A169];1);CELL(&quot;Row&quot;;[.B169]);[.B168])" office:value-type="float" office:value="2">
              <text:p>2</text:p>
            </table:table-cell>
            <table:table-cell table:style-name="ce4" table:formula="of:=IF(EXACT([.$A169];1);0;IF(EXACT([.$A169];2);[.C168]+1;[.C168]))" office:value-type="float" office:value="5">
              <text:p>5</text:p>
            </table:table-cell>
            <table:table-cell table:style-name="ce4" table:formula="of:=['account types'.$C$15]&amp;TEXT([.C169];['account types'.$B$15])&amp;['account types'.$D$15]" office:value-type="string" office:string-value="5">
              <text:p>5</text:p>
            </table:table-cell>
            <table:table-cell table:style-name="ce4" table:formula="of:=IF(EXACT([.B168];[.B169]);IF(EXACT([.C168];[.C169]);[.E168];CELL(&quot;Row&quot;;[.E169]));[.B169])" office:value-type="float" office:value="129">
              <text:p>129</text:p>
            </table:table-cell>
            <table:table-cell table:style-name="ce4" table:formula="of:=IF(AND([.$A169]&lt;=[.G$1];[.$A168]&gt;[.$A169]);0;IF(EXACT([.$A169];[.G$1]+1);[.F168]+1;[.F168]))" office:value-type="float" office:value="1">
              <text:p>1</text:p>
            </table:table-cell>
            <table:table-cell table:style-name="ce4" table:formula="of:=['account types'.$C$16]&amp;TEXT([.F169];['account types'.$B$16])&amp;['account types'.$D$16]" office:value-type="string" office:string-value="1">
              <text:p>1</text:p>
            </table:table-cell>
            <table:table-cell table:style-name="ce4" table:formula="of:=IF(EXACT([.E168];[.E169]);IF(EXACT([.F168];[.F169]);[.H168];CELL(&quot;Row&quot;;[.H169]));[.E169])" office:value-type="float" office:value="130">
              <text:p>130</text:p>
            </table:table-cell>
            <table:table-cell table:style-name="ce4" table:formula="of:=IF(AND([.$A169]&lt;=[.J$1];[.$A168]&gt;[.$A169]);0;IF(EXACT([.$A169];[.J$1]+1);[.I168]+1;[.I168]))" office:value-type="float" office:value="2">
              <text:p>2</text:p>
            </table:table-cell>
            <table:table-cell table:style-name="ce4" table:formula="of:=['account types'.$C$17]&amp;TEXT([.I169];['account types'.$B$17])&amp;['account types'.$D$17]" office:value-type="string" office:string-value="2">
              <text:p>2</text:p>
            </table:table-cell>
            <table:table-cell table:style-name="ce4" table:formula="of:=IF(EXACT([.H168];[.H169]);IF(EXACT([.I168];[.I169]);[.K168];CELL(&quot;Row&quot;;[.K169]));[.H169])" office:value-type="float" office:value="157">
              <text:p>157</text:p>
            </table:table-cell>
            <table:table-cell table:style-name="ce4" table:formula="of:=IF(AND([.$A169]&lt;=[.M$1];[.$A168]&gt;[.$A169]);0;IF(EXACT([.$A169];[.M$1]+1);[.L168]+1;[.L168]))" office:value-type="float" office:value="3">
              <text:p>3</text:p>
            </table:table-cell>
            <table:table-cell table:style-name="ce4" table:formula="of:=['account types'.$C$18]&amp;TEXT([.L169];['account types'.$B$18])&amp;['account types'.$D$18]" office:value-type="string" office:string-value="3">
              <text:p>3</text:p>
            </table:table-cell>
            <table:table-cell table:style-name="ce4" table:formula="of:=IF(EXACT([.K168];[.K169]);IF(EXACT([.L168];[.L169]);[.N168];CELL(&quot;Row&quot;;[.N169]));[.K169])" office:value-type="float" office:value="162">
              <text:p>162</text:p>
            </table:table-cell>
            <table:table-cell table:style-name="ce4" table:formula="of:=IF(AND([.$A169]&lt;=[.P$1];[.$A168]&gt;[.$A169]);0;IF(EXACT([.$A169];[.P$1]+1);[.O168]+1;[.O168]))" office:value-type="float" office:value="4">
              <text:p>4</text:p>
            </table:table-cell>
            <table:table-cell table:style-name="ce4" table:formula="of:=['account types'.$C$19]&amp;TEXT([.O169];['account types'.$B$19])&amp;['account types'.$D$19]" office:value-type="string" office:string-value="4">
              <text:p>4</text:p>
            </table:table-cell>
            <table:table-cell table:style-name="ce4" table:formula="of:=IF(EXACT([.N168];[.N169]);IF(EXACT([.O168];[.O169]);[.Q168];CELL(&quot;Row&quot;;[.Q169]));[.N169])" office:value-type="float" office:value="169">
              <text:p>169</text:p>
            </table:table-cell>
            <table:table-cell table:style-name="ce4" table:formula="of:=IF(AND([.$A169]&lt;=[.S$1];[.$A168]&gt;[.$A169]);0;IF(EXACT([.$A169];[.S$1]+1);[.R168]+1;[.R168]))" office:value-type="float" office:value="0">
              <text:p>0</text:p>
            </table:table-cell>
            <table:table-cell table:style-name="ce4" table:formula="of:=['account types'.$C$20]&amp;TEXT([.R169];['account types'.$B$20])&amp;['account types'.$D$20]" office:value-type="string" office:string-value="0">
              <text:p>0</text:p>
            </table:table-cell>
            <table:table-cell table:style-name="ce4" table:formula="of:=IF(EXACT([.Q168];[.Q169]);IF(EXACT([.R168];[.R169]);[.T168];CELL(&quot;Row&quot;;[.T169]));[.Q169])" office:value-type="float" office:value="169">
              <text:p>169</text:p>
            </table:table-cell>
            <table:table-cell table:style-name="ce6" table:formula="of:=NOT(AND(OR([.A168]&gt;[.A169];[.A168]=[.A169]);[.A168]&lt;&gt;7))" office:value-type="boolean" office:boolean-value="true">
              <text:p>TRUE</text:p>
            </table:table-cell>
            <table:table-cell table:style-name="Nivel6" table:formula="of:=CONCATENATE([.D169];[.G169];[.J169];[.M169];[.P169];[.S169])&amp;T(IF(EXACT([.$A169];1);ORG.OPENOFFICE.STYLE(&quot;Nivel1&quot;);IF(EXACT([.$A169];2);ORG.OPENOFFICE.STYLE(&quot;Nivel2&quot;);IF(EXACT([.$A169];2);ORG.OPENOFFICE.STYLE(&quot;Nivel2&quot;);IF(EXACT([.$A169];3);ORG.OPENOFFICE.STYLE(&quot;Nivel3&quot;);IF(EXACT([.$A169];4);ORG.OPENOFFICE.STYLE(&quot;Nivel4&quot;);IF(EXACT([.$A169];5);ORG.OPENOFFICE.STYLE(&quot;Nivel5&quot;);IF(EXACT([.$A169];6);ORG.OPENOFFICE.STYLE(&quot;Nivel6&quot;);IF(EXACT([.$A169];7);ORG.OPENOFFICE.STYLE(&quot;Nivel7&quot;))))))))))" office:value-type="string" office:string-value="512340">
              <text:p>512340</text:p>
            </table:table-cell>
            <table:table-cell table:style-name="ce7" office:value-type="string">
              <text:p>Internet</text:p>
            </table:table-cell>
            <table:table-cell table:style-name="Nivel6" table:formula="of:=[.W169]&amp;T(IF(EXACT([.$A169];1);ORG.OPENOFFICE.STYLE(&quot;Nivel1&quot;);IF(EXACT([.$A169];2);ORG.OPENOFFICE.STYLE(&quot;Nivel2&quot;);IF(EXACT([.$A169];2);ORG.OPENOFFICE.STYLE(&quot;Nivel2&quot;);IF(EXACT([.$A169];3);ORG.OPENOFFICE.STYLE(&quot;Nivel3&quot;);IF(EXACT([.$A169];4);ORG.OPENOFFICE.STYLE(&quot;Nivel4&quot;);IF(EXACT([.$A169];5);ORG.OPENOFFICE.STYLE(&quot;Nivel5&quot;);IF(EXACT([.$A169];6);ORG.OPENOFFICE.STYLE(&quot;Nivel6&quot;);IF(EXACT([.$A169];7);ORG.OPENOFFICE.STYLE(&quot;Nivel7&quot;))))))))))" office:value-type="string" office:string-value="Internet">
              <text:p>Internet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Int</text:p>
            </table:table-cell>
            <table:table-cell table:style-name="Datos" table:formula="of:=IF(EXACT([.A169];1);&quot;&quot;;IF(EXACT([.A169];2);INDIRECT(CONCATENATE(&quot;V&quot;;[.B169]));IF(EXACT([.A169];3);INDIRECT(CONCATENATE(&quot;V&quot;;[.E169]));IF(EXACT([.A169];4);INDIRECT(CONCATENATE(&quot;V&quot;;[.H169]));IF(EXACT([.A169];5);INDIRECT(CONCATENATE(&quot;V&quot;;[.K169]));IF(EXACT([.A169];6);INDIRECT(CONCATENATE(&quot;V&quot;;[.N169]));IF(EXACT([.A169];7);INDIRECT(CONCATENATE(&quot;V&quot;;[.Q169])))))))))" office:value-type="string" office:string-value="512300">
              <text:p>512300</text:p>
            </table:table-cell>
            <table:table-cell table:style-name="ce9" table:formula="of:=NOT(OR(AND(NOT(EXACT([.A169];7));NOT(EXACT([.AD169];&quot;view&quot;)));AND(EXACT([.A169];7);EXACT([.AD169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69];['account types'.$A$2:.$C$12];2)" office:value-type="string" office:string-value="view">
              <text:p>view</text:p>
            </table:table-cell>
            <table:table-cell table:style-name="Datos" table:formula="of:=VLOOKUP([.AD16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0];1);CELL(&quot;Row&quot;;[.B170]);[.B169])" office:value-type="float" office:value="2">
              <text:p>2</text:p>
            </table:table-cell>
            <table:table-cell table:style-name="ce4" table:formula="of:=IF(EXACT([.$A170];1);0;IF(EXACT([.$A170];2);[.C169]+1;[.C169]))" office:value-type="float" office:value="5">
              <text:p>5</text:p>
            </table:table-cell>
            <table:table-cell table:style-name="ce4" table:formula="of:=['account types'.$C$15]&amp;TEXT([.C170];['account types'.$B$15])&amp;['account types'.$D$15]" office:value-type="string" office:string-value="5">
              <text:p>5</text:p>
            </table:table-cell>
            <table:table-cell table:style-name="ce4" table:formula="of:=IF(EXACT([.B169];[.B170]);IF(EXACT([.C169];[.C170]);[.E169];CELL(&quot;Row&quot;;[.E170]));[.B170])" office:value-type="float" office:value="129">
              <text:p>129</text:p>
            </table:table-cell>
            <table:table-cell table:style-name="ce4" table:formula="of:=IF(AND([.$A170]&lt;=[.G$1];[.$A169]&gt;[.$A170]);0;IF(EXACT([.$A170];[.G$1]+1);[.F169]+1;[.F169]))" office:value-type="float" office:value="1">
              <text:p>1</text:p>
            </table:table-cell>
            <table:table-cell table:style-name="ce4" table:formula="of:=['account types'.$C$16]&amp;TEXT([.F170];['account types'.$B$16])&amp;['account types'.$D$16]" office:value-type="string" office:string-value="1">
              <text:p>1</text:p>
            </table:table-cell>
            <table:table-cell table:style-name="ce4" table:formula="of:=IF(EXACT([.E169];[.E170]);IF(EXACT([.F169];[.F170]);[.H169];CELL(&quot;Row&quot;;[.H170]));[.E170])" office:value-type="float" office:value="130">
              <text:p>130</text:p>
            </table:table-cell>
            <table:table-cell table:style-name="ce4" table:formula="of:=IF(AND([.$A170]&lt;=[.J$1];[.$A169]&gt;[.$A170]);0;IF(EXACT([.$A170];[.J$1]+1);[.I169]+1;[.I169]))" office:value-type="float" office:value="2">
              <text:p>2</text:p>
            </table:table-cell>
            <table:table-cell table:style-name="ce4" table:formula="of:=['account types'.$C$17]&amp;TEXT([.I170];['account types'.$B$17])&amp;['account types'.$D$17]" office:value-type="string" office:string-value="2">
              <text:p>2</text:p>
            </table:table-cell>
            <table:table-cell table:style-name="ce4" table:formula="of:=IF(EXACT([.H169];[.H170]);IF(EXACT([.I169];[.I170]);[.K169];CELL(&quot;Row&quot;;[.K170]));[.H170])" office:value-type="float" office:value="157">
              <text:p>157</text:p>
            </table:table-cell>
            <table:table-cell table:style-name="ce4" table:formula="of:=IF(AND([.$A170]&lt;=[.M$1];[.$A169]&gt;[.$A170]);0;IF(EXACT([.$A170];[.M$1]+1);[.L169]+1;[.L169]))" office:value-type="float" office:value="3">
              <text:p>3</text:p>
            </table:table-cell>
            <table:table-cell table:style-name="ce4" table:formula="of:=['account types'.$C$18]&amp;TEXT([.L170];['account types'.$B$18])&amp;['account types'.$D$18]" office:value-type="string" office:string-value="3">
              <text:p>3</text:p>
            </table:table-cell>
            <table:table-cell table:style-name="ce4" table:formula="of:=IF(EXACT([.K169];[.K170]);IF(EXACT([.L169];[.L170]);[.N169];CELL(&quot;Row&quot;;[.N170]));[.K170])" office:value-type="float" office:value="162">
              <text:p>162</text:p>
            </table:table-cell>
            <table:table-cell table:style-name="ce4" table:formula="of:=IF(AND([.$A170]&lt;=[.P$1];[.$A169]&gt;[.$A170]);0;IF(EXACT([.$A170];[.P$1]+1);[.O169]+1;[.O169]))" office:value-type="float" office:value="4">
              <text:p>4</text:p>
            </table:table-cell>
            <table:table-cell table:style-name="ce4" table:formula="of:=['account types'.$C$19]&amp;TEXT([.O170];['account types'.$B$19])&amp;['account types'.$D$19]" office:value-type="string" office:string-value="4">
              <text:p>4</text:p>
            </table:table-cell>
            <table:table-cell table:style-name="ce4" table:formula="of:=IF(EXACT([.N169];[.N170]);IF(EXACT([.O169];[.O170]);[.Q169];CELL(&quot;Row&quot;;[.Q170]));[.N170])" office:value-type="float" office:value="169">
              <text:p>169</text:p>
            </table:table-cell>
            <table:table-cell table:style-name="ce4" table:formula="of:=IF(AND([.$A170]&lt;=[.S$1];[.$A169]&gt;[.$A170]);0;IF(EXACT([.$A170];[.S$1]+1);[.R169]+1;[.R169]))" office:value-type="float" office:value="1">
              <text:p>1</text:p>
            </table:table-cell>
            <table:table-cell table:style-name="ce4" table:formula="of:=['account types'.$C$20]&amp;TEXT([.R170];['account types'.$B$20])&amp;['account types'.$D$20]" office:value-type="string" office:string-value="1">
              <text:p>1</text:p>
            </table:table-cell>
            <table:table-cell table:style-name="ce4" table:formula="of:=IF(EXACT([.Q169];[.Q170]);IF(EXACT([.R169];[.R170]);[.T169];CELL(&quot;Row&quot;;[.T170]));[.Q170])" office:value-type="float" office:value="170">
              <text:p>170</text:p>
            </table:table-cell>
            <table:table-cell table:style-name="ce6" table:formula="of:=NOT(AND(OR([.A169]&gt;[.A170];[.A169]=[.A170]);[.A169]&lt;&gt;7))" office:value-type="boolean" office:boolean-value="true">
              <text:p>TRUE</text:p>
            </table:table-cell>
            <table:table-cell table:style-name="Nivel7" table:formula="of:=CONCATENATE([.D170];[.G170];[.J170];[.M170];[.P170];[.S170])&amp;T(IF(EXACT([.$A170];1);ORG.OPENOFFICE.STYLE(&quot;Nivel1&quot;);IF(EXACT([.$A170];2);ORG.OPENOFFICE.STYLE(&quot;Nivel2&quot;);IF(EXACT([.$A170];2);ORG.OPENOFFICE.STYLE(&quot;Nivel2&quot;);IF(EXACT([.$A170];3);ORG.OPENOFFICE.STYLE(&quot;Nivel3&quot;);IF(EXACT([.$A170];4);ORG.OPENOFFICE.STYLE(&quot;Nivel4&quot;);IF(EXACT([.$A170];5);ORG.OPENOFFICE.STYLE(&quot;Nivel5&quot;);IF(EXACT([.$A170];6);ORG.OPENOFFICE.STYLE(&quot;Nivel6&quot;);IF(EXACT([.$A170];7);ORG.OPENOFFICE.STYLE(&quot;Nivel7&quot;))))))))))" office:value-type="string" office:string-value="512341">
              <text:p>512341</text:p>
            </table:table-cell>
            <table:table-cell table:style-name="ce7" office:value-type="string">
              <text:p>Contrato 1</text:p>
            </table:table-cell>
            <table:table-cell table:style-name="Nivel7" table:formula="of:=[.W170]&amp;T(IF(EXACT([.$A170];1);ORG.OPENOFFICE.STYLE(&quot;Nivel1&quot;);IF(EXACT([.$A170];2);ORG.OPENOFFICE.STYLE(&quot;Nivel2&quot;);IF(EXACT([.$A170];2);ORG.OPENOFFICE.STYLE(&quot;Nivel2&quot;);IF(EXACT([.$A170];3);ORG.OPENOFFICE.STYLE(&quot;Nivel3&quot;);IF(EXACT([.$A170];4);ORG.OPENOFFICE.STYLE(&quot;Nivel4&quot;);IF(EXACT([.$A170];5);ORG.OPENOFFICE.STYLE(&quot;Nivel5&quot;);IF(EXACT([.$A170];6);ORG.OPENOFFICE.STYLE(&quot;Nivel6&quot;);IF(EXACT([.$A170];7);ORG.OPENOFFICE.STYLE(&quot;Nivel7&quot;))))))))))" office:value-type="string" office:string-value="Contrato 1">
              <text:p>Contrat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70];1);&quot;&quot;;IF(EXACT([.A170];2);INDIRECT(CONCATENATE(&quot;V&quot;;[.B170]));IF(EXACT([.A170];3);INDIRECT(CONCATENATE(&quot;V&quot;;[.E170]));IF(EXACT([.A170];4);INDIRECT(CONCATENATE(&quot;V&quot;;[.H170]));IF(EXACT([.A170];5);INDIRECT(CONCATENATE(&quot;V&quot;;[.K170]));IF(EXACT([.A170];6);INDIRECT(CONCATENATE(&quot;V&quot;;[.N170]));IF(EXACT([.A170];7);INDIRECT(CONCATENATE(&quot;V&quot;;[.Q170])))))))))" office:value-type="string" office:string-value="512340">
              <text:p>512340</text:p>
            </table:table-cell>
            <table:table-cell table:style-name="ce9" table:formula="of:=NOT(OR(AND(NOT(EXACT([.A170];7));NOT(EXACT([.AD170];&quot;view&quot;)));AND(EXACT([.A170];7);EXACT([.AD17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0];['account types'.$A$2:.$C$12];2)" office:value-type="string" office:string-value="other">
              <text:p>other</text:p>
            </table:table-cell>
            <table:table-cell table:style-name="Datos" table:formula="of:=VLOOKUP([.AD17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71];1);CELL(&quot;Row&quot;;[.B171]);[.B170])" office:value-type="float" office:value="2">
              <text:p>2</text:p>
            </table:table-cell>
            <table:table-cell table:style-name="ce4" table:formula="of:=IF(EXACT([.$A171];1);0;IF(EXACT([.$A171];2);[.C170]+1;[.C170]))" office:value-type="float" office:value="5">
              <text:p>5</text:p>
            </table:table-cell>
            <table:table-cell table:style-name="ce4" table:formula="of:=['account types'.$C$15]&amp;TEXT([.C171];['account types'.$B$15])&amp;['account types'.$D$15]" office:value-type="string" office:string-value="5">
              <text:p>5</text:p>
            </table:table-cell>
            <table:table-cell table:style-name="ce4" table:formula="of:=IF(EXACT([.B170];[.B171]);IF(EXACT([.C170];[.C171]);[.E170];CELL(&quot;Row&quot;;[.E171]));[.B171])" office:value-type="float" office:value="129">
              <text:p>129</text:p>
            </table:table-cell>
            <table:table-cell table:style-name="ce4" table:formula="of:=IF(AND([.$A171]&lt;=[.G$1];[.$A170]&gt;[.$A171]);0;IF(EXACT([.$A171];[.G$1]+1);[.F170]+1;[.F170]))" office:value-type="float" office:value="1">
              <text:p>1</text:p>
            </table:table-cell>
            <table:table-cell table:style-name="ce4" table:formula="of:=['account types'.$C$16]&amp;TEXT([.F171];['account types'.$B$16])&amp;['account types'.$D$16]" office:value-type="string" office:string-value="1">
              <text:p>1</text:p>
            </table:table-cell>
            <table:table-cell table:style-name="ce4" table:formula="of:=IF(EXACT([.E170];[.E171]);IF(EXACT([.F170];[.F171]);[.H170];CELL(&quot;Row&quot;;[.H171]));[.E171])" office:value-type="float" office:value="130">
              <text:p>130</text:p>
            </table:table-cell>
            <table:table-cell table:style-name="ce4" table:formula="of:=IF(AND([.$A171]&lt;=[.J$1];[.$A170]&gt;[.$A171]);0;IF(EXACT([.$A171];[.J$1]+1);[.I170]+1;[.I170]))" office:value-type="float" office:value="2">
              <text:p>2</text:p>
            </table:table-cell>
            <table:table-cell table:style-name="ce4" table:formula="of:=['account types'.$C$17]&amp;TEXT([.I171];['account types'.$B$17])&amp;['account types'.$D$17]" office:value-type="string" office:string-value="2">
              <text:p>2</text:p>
            </table:table-cell>
            <table:table-cell table:style-name="ce4" table:formula="of:=IF(EXACT([.H170];[.H171]);IF(EXACT([.I170];[.I171]);[.K170];CELL(&quot;Row&quot;;[.K171]));[.H171])" office:value-type="float" office:value="157">
              <text:p>157</text:p>
            </table:table-cell>
            <table:table-cell table:style-name="ce4" table:formula="of:=IF(AND([.$A171]&lt;=[.M$1];[.$A170]&gt;[.$A171]);0;IF(EXACT([.$A171];[.M$1]+1);[.L170]+1;[.L170]))" office:value-type="float" office:value="4">
              <text:p>4</text:p>
            </table:table-cell>
            <table:table-cell table:style-name="ce4" table:formula="of:=['account types'.$C$18]&amp;TEXT([.L171];['account types'.$B$18])&amp;['account types'.$D$18]" office:value-type="string" office:string-value="4">
              <text:p>4</text:p>
            </table:table-cell>
            <table:table-cell table:style-name="ce4" table:formula="of:=IF(EXACT([.K170];[.K171]);IF(EXACT([.L170];[.L171]);[.N170];CELL(&quot;Row&quot;;[.N171]));[.K171])" office:value-type="float" office:value="171">
              <text:p>171</text:p>
            </table:table-cell>
            <table:table-cell table:style-name="ce4" table:formula="of:=IF(AND([.$A171]&lt;=[.P$1];[.$A170]&gt;[.$A171]);0;IF(EXACT([.$A171];[.P$1]+1);[.O170]+1;[.O170]))" office:value-type="float" office:value="0">
              <text:p>0</text:p>
            </table:table-cell>
            <table:table-cell table:style-name="ce4" table:formula="of:=['account types'.$C$19]&amp;TEXT([.O171];['account types'.$B$19])&amp;['account types'.$D$19]" office:value-type="string" office:string-value="0">
              <text:p>0</text:p>
            </table:table-cell>
            <table:table-cell table:style-name="ce4" table:formula="of:=IF(EXACT([.N170];[.N171]);IF(EXACT([.O170];[.O171]);[.Q170];CELL(&quot;Row&quot;;[.Q171]));[.N171])" office:value-type="float" office:value="171">
              <text:p>171</text:p>
            </table:table-cell>
            <table:table-cell table:style-name="ce4" table:formula="of:=IF(AND([.$A171]&lt;=[.S$1];[.$A170]&gt;[.$A171]);0;IF(EXACT([.$A171];[.S$1]+1);[.R170]+1;[.R170]))" office:value-type="float" office:value="0">
              <text:p>0</text:p>
            </table:table-cell>
            <table:table-cell table:style-name="ce4" table:formula="of:=['account types'.$C$20]&amp;TEXT([.R171];['account types'.$B$20])&amp;['account types'.$D$20]" office:value-type="string" office:string-value="0">
              <text:p>0</text:p>
            </table:table-cell>
            <table:table-cell table:style-name="ce4" table:formula="of:=IF(EXACT([.Q170];[.Q171]);IF(EXACT([.R170];[.R171]);[.T170];CELL(&quot;Row&quot;;[.T171]));[.Q171])" office:value-type="float" office:value="171">
              <text:p>171</text:p>
            </table:table-cell>
            <table:table-cell table:style-name="ce6" table:formula="of:=NOT(AND(OR([.A170]&gt;[.A171];[.A170]=[.A171]);[.A170]&lt;&gt;7))" office:value-type="boolean" office:boolean-value="true">
              <text:p>TRUE</text:p>
            </table:table-cell>
            <table:table-cell table:style-name="Nivel5" table:formula="of:=CONCATENATE([.D171];[.G171];[.J171];[.M171];[.P171];[.S171])&amp;T(IF(EXACT([.$A171];1);ORG.OPENOFFICE.STYLE(&quot;Nivel1&quot;);IF(EXACT([.$A171];2);ORG.OPENOFFICE.STYLE(&quot;Nivel2&quot;);IF(EXACT([.$A171];2);ORG.OPENOFFICE.STYLE(&quot;Nivel2&quot;);IF(EXACT([.$A171];3);ORG.OPENOFFICE.STYLE(&quot;Nivel3&quot;);IF(EXACT([.$A171];4);ORG.OPENOFFICE.STYLE(&quot;Nivel4&quot;);IF(EXACT([.$A171];5);ORG.OPENOFFICE.STYLE(&quot;Nivel5&quot;);IF(EXACT([.$A171];6);ORG.OPENOFFICE.STYLE(&quot;Nivel6&quot;);IF(EXACT([.$A171];7);ORG.OPENOFFICE.STYLE(&quot;Nivel7&quot;))))))))))" office:value-type="string" office:string-value="512400">
              <text:p>512400</text:p>
            </table:table-cell>
            <table:table-cell table:style-name="ce7" office:value-type="string">
              <text:p>Suministros de oficina</text:p>
            </table:table-cell>
            <table:table-cell table:style-name="Nivel5" table:formula="of:=[.W171]&amp;T(IF(EXACT([.$A171];1);ORG.OPENOFFICE.STYLE(&quot;Nivel1&quot;);IF(EXACT([.$A171];2);ORG.OPENOFFICE.STYLE(&quot;Nivel2&quot;);IF(EXACT([.$A171];2);ORG.OPENOFFICE.STYLE(&quot;Nivel2&quot;);IF(EXACT([.$A171];3);ORG.OPENOFFICE.STYLE(&quot;Nivel3&quot;);IF(EXACT([.$A171];4);ORG.OPENOFFICE.STYLE(&quot;Nivel4&quot;);IF(EXACT([.$A171];5);ORG.OPENOFFICE.STYLE(&quot;Nivel5&quot;);IF(EXACT([.$A171];6);ORG.OPENOFFICE.STYLE(&quot;Nivel6&quot;);IF(EXACT([.$A171];7);ORG.OPENOFFICE.STYLE(&quot;Nivel7&quot;))))))))))" office:value-type="string" office:string-value="Suministros de oficina">
              <text:p>Suministros de oficin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SumOf</text:p>
            </table:table-cell>
            <table:table-cell table:style-name="Datos" table:formula="of:=IF(EXACT([.A171];1);&quot;&quot;;IF(EXACT([.A171];2);INDIRECT(CONCATENATE(&quot;V&quot;;[.B171]));IF(EXACT([.A171];3);INDIRECT(CONCATENATE(&quot;V&quot;;[.E171]));IF(EXACT([.A171];4);INDIRECT(CONCATENATE(&quot;V&quot;;[.H171]));IF(EXACT([.A171];5);INDIRECT(CONCATENATE(&quot;V&quot;;[.K171]));IF(EXACT([.A171];6);INDIRECT(CONCATENATE(&quot;V&quot;;[.N171]));IF(EXACT([.A171];7);INDIRECT(CONCATENATE(&quot;V&quot;;[.Q171])))))))))" office:value-type="string" office:string-value="512000">
              <text:p>512000</text:p>
            </table:table-cell>
            <table:table-cell table:style-name="ce9" table:formula="of:=NOT(OR(AND(NOT(EXACT([.A171];7));NOT(EXACT([.AD171];&quot;view&quot;)));AND(EXACT([.A171];7);EXACT([.AD17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1];['account types'.$A$2:.$C$12];2)" office:value-type="string" office:string-value="view">
              <text:p>view</text:p>
            </table:table-cell>
            <table:table-cell table:style-name="Datos" table:formula="of:=VLOOKUP([.AD17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2];1);CELL(&quot;Row&quot;;[.B172]);[.B171])" office:value-type="float" office:value="2">
              <text:p>2</text:p>
            </table:table-cell>
            <table:table-cell table:style-name="ce4" table:formula="of:=IF(EXACT([.$A172];1);0;IF(EXACT([.$A172];2);[.C171]+1;[.C171]))" office:value-type="float" office:value="5">
              <text:p>5</text:p>
            </table:table-cell>
            <table:table-cell table:style-name="ce4" table:formula="of:=['account types'.$C$15]&amp;TEXT([.C172];['account types'.$B$15])&amp;['account types'.$D$15]" office:value-type="string" office:string-value="5">
              <text:p>5</text:p>
            </table:table-cell>
            <table:table-cell table:style-name="ce4" table:formula="of:=IF(EXACT([.B171];[.B172]);IF(EXACT([.C171];[.C172]);[.E171];CELL(&quot;Row&quot;;[.E172]));[.B172])" office:value-type="float" office:value="129">
              <text:p>129</text:p>
            </table:table-cell>
            <table:table-cell table:style-name="ce4" table:formula="of:=IF(AND([.$A172]&lt;=[.G$1];[.$A171]&gt;[.$A172]);0;IF(EXACT([.$A172];[.G$1]+1);[.F171]+1;[.F171]))" office:value-type="float" office:value="1">
              <text:p>1</text:p>
            </table:table-cell>
            <table:table-cell table:style-name="ce4" table:formula="of:=['account types'.$C$16]&amp;TEXT([.F172];['account types'.$B$16])&amp;['account types'.$D$16]" office:value-type="string" office:string-value="1">
              <text:p>1</text:p>
            </table:table-cell>
            <table:table-cell table:style-name="ce4" table:formula="of:=IF(EXACT([.E171];[.E172]);IF(EXACT([.F171];[.F172]);[.H171];CELL(&quot;Row&quot;;[.H172]));[.E172])" office:value-type="float" office:value="130">
              <text:p>130</text:p>
            </table:table-cell>
            <table:table-cell table:style-name="ce4" table:formula="of:=IF(AND([.$A172]&lt;=[.J$1];[.$A171]&gt;[.$A172]);0;IF(EXACT([.$A172];[.J$1]+1);[.I171]+1;[.I171]))" office:value-type="float" office:value="2">
              <text:p>2</text:p>
            </table:table-cell>
            <table:table-cell table:style-name="ce4" table:formula="of:=['account types'.$C$17]&amp;TEXT([.I172];['account types'.$B$17])&amp;['account types'.$D$17]" office:value-type="string" office:string-value="2">
              <text:p>2</text:p>
            </table:table-cell>
            <table:table-cell table:style-name="ce4" table:formula="of:=IF(EXACT([.H171];[.H172]);IF(EXACT([.I171];[.I172]);[.K171];CELL(&quot;Row&quot;;[.K172]));[.H172])" office:value-type="float" office:value="157">
              <text:p>157</text:p>
            </table:table-cell>
            <table:table-cell table:style-name="ce4" table:formula="of:=IF(AND([.$A172]&lt;=[.M$1];[.$A171]&gt;[.$A172]);0;IF(EXACT([.$A172];[.M$1]+1);[.L171]+1;[.L171]))" office:value-type="float" office:value="4">
              <text:p>4</text:p>
            </table:table-cell>
            <table:table-cell table:style-name="ce4" table:formula="of:=['account types'.$C$18]&amp;TEXT([.L172];['account types'.$B$18])&amp;['account types'.$D$18]" office:value-type="string" office:string-value="4">
              <text:p>4</text:p>
            </table:table-cell>
            <table:table-cell table:style-name="ce4" table:formula="of:=IF(EXACT([.K171];[.K172]);IF(EXACT([.L171];[.L172]);[.N171];CELL(&quot;Row&quot;;[.N172]));[.K172])" office:value-type="float" office:value="171">
              <text:p>171</text:p>
            </table:table-cell>
            <table:table-cell table:style-name="ce4" table:formula="of:=IF(AND([.$A172]&lt;=[.P$1];[.$A171]&gt;[.$A172]);0;IF(EXACT([.$A172];[.P$1]+1);[.O171]+1;[.O171]))" office:value-type="float" office:value="0">
              <text:p>0</text:p>
            </table:table-cell>
            <table:table-cell table:style-name="ce4" table:formula="of:=['account types'.$C$19]&amp;TEXT([.O172];['account types'.$B$19])&amp;['account types'.$D$19]" office:value-type="string" office:string-value="0">
              <text:p>0</text:p>
            </table:table-cell>
            <table:table-cell table:style-name="ce4" table:formula="of:=IF(EXACT([.N171];[.N172]);IF(EXACT([.O171];[.O172]);[.Q171];CELL(&quot;Row&quot;;[.Q172]));[.N172])" office:value-type="float" office:value="171">
              <text:p>171</text:p>
            </table:table-cell>
            <table:table-cell table:style-name="ce4" table:formula="of:=IF(AND([.$A172]&lt;=[.S$1];[.$A171]&gt;[.$A172]);0;IF(EXACT([.$A172];[.S$1]+1);[.R171]+1;[.R171]))" office:value-type="float" office:value="1">
              <text:p>1</text:p>
            </table:table-cell>
            <table:table-cell table:style-name="ce4" table:formula="of:=['account types'.$C$20]&amp;TEXT([.R172];['account types'.$B$20])&amp;['account types'.$D$20]" office:value-type="string" office:string-value="1">
              <text:p>1</text:p>
            </table:table-cell>
            <table:table-cell table:style-name="ce4" table:formula="of:=IF(EXACT([.Q171];[.Q172]);IF(EXACT([.R171];[.R172]);[.T171];CELL(&quot;Row&quot;;[.T172]));[.Q172])" office:value-type="float" office:value="172">
              <text:p>172</text:p>
            </table:table-cell>
            <table:table-cell table:style-name="ce6" table:formula="of:=NOT(AND(OR([.A171]&gt;[.A172];[.A171]=[.A172]);[.A171]&lt;&gt;7))" office:value-type="boolean" office:boolean-value="true">
              <text:p>TRUE</text:p>
            </table:table-cell>
            <table:table-cell table:style-name="Nivel7" table:formula="of:=CONCATENATE([.D172];[.G172];[.J172];[.M172];[.P172];[.S172])&amp;T(IF(EXACT([.$A172];1);ORG.OPENOFFICE.STYLE(&quot;Nivel1&quot;);IF(EXACT([.$A172];2);ORG.OPENOFFICE.STYLE(&quot;Nivel2&quot;);IF(EXACT([.$A172];2);ORG.OPENOFFICE.STYLE(&quot;Nivel2&quot;);IF(EXACT([.$A172];3);ORG.OPENOFFICE.STYLE(&quot;Nivel3&quot;);IF(EXACT([.$A172];4);ORG.OPENOFFICE.STYLE(&quot;Nivel4&quot;);IF(EXACT([.$A172];5);ORG.OPENOFFICE.STYLE(&quot;Nivel5&quot;);IF(EXACT([.$A172];6);ORG.OPENOFFICE.STYLE(&quot;Nivel6&quot;);IF(EXACT([.$A172];7);ORG.OPENOFFICE.STYLE(&quot;Nivel7&quot;))))))))))" office:value-type="string" office:string-value="512401">
              <text:p>512401</text:p>
            </table:table-cell>
            <table:table-cell table:style-name="ce7" office:value-type="string">
              <text:p>Departamento 1</text:p>
            </table:table-cell>
            <table:table-cell table:style-name="Nivel7" table:formula="of:=[.W172]&amp;T(IF(EXACT([.$A172];1);ORG.OPENOFFICE.STYLE(&quot;Nivel1&quot;);IF(EXACT([.$A172];2);ORG.OPENOFFICE.STYLE(&quot;Nivel2&quot;);IF(EXACT([.$A172];2);ORG.OPENOFFICE.STYLE(&quot;Nivel2&quot;);IF(EXACT([.$A172];3);ORG.OPENOFFICE.STYLE(&quot;Nivel3&quot;);IF(EXACT([.$A172];4);ORG.OPENOFFICE.STYLE(&quot;Nivel4&quot;);IF(EXACT([.$A172];5);ORG.OPENOFFICE.STYLE(&quot;Nivel5&quot;);IF(EXACT([.$A172];6);ORG.OPENOFFICE.STYLE(&quot;Nivel6&quot;);IF(EXACT([.$A172];7);ORG.OPENOFFICE.STYLE(&quot;Nivel7&quot;))))))))))" office:value-type="string" office:string-value="Departamento 1">
              <text:p>Departament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72];1);&quot;&quot;;IF(EXACT([.A172];2);INDIRECT(CONCATENATE(&quot;V&quot;;[.B172]));IF(EXACT([.A172];3);INDIRECT(CONCATENATE(&quot;V&quot;;[.E172]));IF(EXACT([.A172];4);INDIRECT(CONCATENATE(&quot;V&quot;;[.H172]));IF(EXACT([.A172];5);INDIRECT(CONCATENATE(&quot;V&quot;;[.K172]));IF(EXACT([.A172];6);INDIRECT(CONCATENATE(&quot;V&quot;;[.N172]));IF(EXACT([.A172];7);INDIRECT(CONCATENATE(&quot;V&quot;;[.Q172])))))))))" office:value-type="string" office:string-value="512400">
              <text:p>512400</text:p>
            </table:table-cell>
            <table:table-cell table:style-name="ce9" table:formula="of:=NOT(OR(AND(NOT(EXACT([.A172];7));NOT(EXACT([.AD172];&quot;view&quot;)));AND(EXACT([.A172];7);EXACT([.AD172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2];['account types'.$A$2:.$C$12];2)" office:value-type="string" office:string-value="other">
              <text:p>other</text:p>
            </table:table-cell>
            <table:table-cell table:style-name="Datos" table:formula="of:=VLOOKUP([.AD17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5">
              <text:p>5</text:p>
            </table:table-cell>
            <table:table-cell table:style-name="ce4" table:formula="of:=IF(EXACT([.A173];1);CELL(&quot;Row&quot;;[.B173]);[.B172])" office:value-type="float" office:value="2">
              <text:p>2</text:p>
            </table:table-cell>
            <table:table-cell table:style-name="ce4" table:formula="of:=IF(EXACT([.$A173];1);0;IF(EXACT([.$A173];2);[.C172]+1;[.C172]))" office:value-type="float" office:value="5">
              <text:p>5</text:p>
            </table:table-cell>
            <table:table-cell table:style-name="ce4" table:formula="of:=['account types'.$C$15]&amp;TEXT([.C173];['account types'.$B$15])&amp;['account types'.$D$15]" office:value-type="string" office:string-value="5">
              <text:p>5</text:p>
            </table:table-cell>
            <table:table-cell table:style-name="ce4" table:formula="of:=IF(EXACT([.B172];[.B173]);IF(EXACT([.C172];[.C173]);[.E172];CELL(&quot;Row&quot;;[.E173]));[.B173])" office:value-type="float" office:value="129">
              <text:p>129</text:p>
            </table:table-cell>
            <table:table-cell table:style-name="ce4" table:formula="of:=IF(AND([.$A173]&lt;=[.G$1];[.$A172]&gt;[.$A173]);0;IF(EXACT([.$A173];[.G$1]+1);[.F172]+1;[.F172]))" office:value-type="float" office:value="1">
              <text:p>1</text:p>
            </table:table-cell>
            <table:table-cell table:style-name="ce4" table:formula="of:=['account types'.$C$16]&amp;TEXT([.F173];['account types'.$B$16])&amp;['account types'.$D$16]" office:value-type="string" office:string-value="1">
              <text:p>1</text:p>
            </table:table-cell>
            <table:table-cell table:style-name="ce4" table:formula="of:=IF(EXACT([.E172];[.E173]);IF(EXACT([.F172];[.F173]);[.H172];CELL(&quot;Row&quot;;[.H173]));[.E173])" office:value-type="float" office:value="130">
              <text:p>130</text:p>
            </table:table-cell>
            <table:table-cell table:style-name="ce4" table:formula="of:=IF(AND([.$A173]&lt;=[.J$1];[.$A172]&gt;[.$A173]);0;IF(EXACT([.$A173];[.J$1]+1);[.I172]+1;[.I172]))" office:value-type="float" office:value="2">
              <text:p>2</text:p>
            </table:table-cell>
            <table:table-cell table:style-name="ce4" table:formula="of:=['account types'.$C$17]&amp;TEXT([.I173];['account types'.$B$17])&amp;['account types'.$D$17]" office:value-type="string" office:string-value="2">
              <text:p>2</text:p>
            </table:table-cell>
            <table:table-cell table:style-name="ce4" table:formula="of:=IF(EXACT([.H172];[.H173]);IF(EXACT([.I172];[.I173]);[.K172];CELL(&quot;Row&quot;;[.K173]));[.H173])" office:value-type="float" office:value="157">
              <text:p>157</text:p>
            </table:table-cell>
            <table:table-cell table:style-name="ce4" table:formula="of:=IF(AND([.$A173]&lt;=[.M$1];[.$A172]&gt;[.$A173]);0;IF(EXACT([.$A173];[.M$1]+1);[.L172]+1;[.L172]))" office:value-type="float" office:value="5">
              <text:p>5</text:p>
            </table:table-cell>
            <table:table-cell table:style-name="ce4" table:formula="of:=['account types'.$C$18]&amp;TEXT([.L173];['account types'.$B$18])&amp;['account types'.$D$18]" office:value-type="string" office:string-value="5">
              <text:p>5</text:p>
            </table:table-cell>
            <table:table-cell table:style-name="ce4" table:formula="of:=IF(EXACT([.K172];[.K173]);IF(EXACT([.L172];[.L173]);[.N172];CELL(&quot;Row&quot;;[.N173]));[.K173])" office:value-type="float" office:value="173">
              <text:p>173</text:p>
            </table:table-cell>
            <table:table-cell table:style-name="ce4" table:formula="of:=IF(AND([.$A173]&lt;=[.P$1];[.$A172]&gt;[.$A173]);0;IF(EXACT([.$A173];[.P$1]+1);[.O172]+1;[.O172]))" office:value-type="float" office:value="0">
              <text:p>0</text:p>
            </table:table-cell>
            <table:table-cell table:style-name="ce4" table:formula="of:=['account types'.$C$19]&amp;TEXT([.O173];['account types'.$B$19])&amp;['account types'.$D$19]" office:value-type="string" office:string-value="0">
              <text:p>0</text:p>
            </table:table-cell>
            <table:table-cell table:style-name="ce4" table:formula="of:=IF(EXACT([.N172];[.N173]);IF(EXACT([.O172];[.O173]);[.Q172];CELL(&quot;Row&quot;;[.Q173]));[.N173])" office:value-type="float" office:value="173">
              <text:p>173</text:p>
            </table:table-cell>
            <table:table-cell table:style-name="ce4" table:formula="of:=IF(AND([.$A173]&lt;=[.S$1];[.$A172]&gt;[.$A173]);0;IF(EXACT([.$A173];[.S$1]+1);[.R172]+1;[.R172]))" office:value-type="float" office:value="0">
              <text:p>0</text:p>
            </table:table-cell>
            <table:table-cell table:style-name="ce4" table:formula="of:=['account types'.$C$20]&amp;TEXT([.R173];['account types'.$B$20])&amp;['account types'.$D$20]" office:value-type="string" office:string-value="0">
              <text:p>0</text:p>
            </table:table-cell>
            <table:table-cell table:style-name="ce4" table:formula="of:=IF(EXACT([.Q172];[.Q173]);IF(EXACT([.R172];[.R173]);[.T172];CELL(&quot;Row&quot;;[.T173]));[.Q173])" office:value-type="float" office:value="173">
              <text:p>173</text:p>
            </table:table-cell>
            <table:table-cell table:style-name="ce6" table:formula="of:=NOT(AND(OR([.A172]&gt;[.A173];[.A172]=[.A173]);[.A172]&lt;&gt;7))" office:value-type="boolean" office:boolean-value="true">
              <text:p>TRUE</text:p>
            </table:table-cell>
            <table:table-cell table:style-name="Nivel5" table:formula="of:=CONCATENATE([.D173];[.G173];[.J173];[.M173];[.P173];[.S173])&amp;T(IF(EXACT([.$A173];1);ORG.OPENOFFICE.STYLE(&quot;Nivel1&quot;);IF(EXACT([.$A173];2);ORG.OPENOFFICE.STYLE(&quot;Nivel2&quot;);IF(EXACT([.$A173];2);ORG.OPENOFFICE.STYLE(&quot;Nivel2&quot;);IF(EXACT([.$A173];3);ORG.OPENOFFICE.STYLE(&quot;Nivel3&quot;);IF(EXACT([.$A173];4);ORG.OPENOFFICE.STYLE(&quot;Nivel4&quot;);IF(EXACT([.$A173];5);ORG.OPENOFFICE.STYLE(&quot;Nivel5&quot;);IF(EXACT([.$A173];6);ORG.OPENOFFICE.STYLE(&quot;Nivel6&quot;);IF(EXACT([.$A173];7);ORG.OPENOFFICE.STYLE(&quot;Nivel7&quot;))))))))))" office:value-type="string" office:string-value="512500">
              <text:p>512500</text:p>
            </table:table-cell>
            <table:table-cell table:style-name="ce7" office:value-type="string">
              <text:p>Equipo de cómputo y comunicación</text:p>
            </table:table-cell>
            <table:table-cell table:style-name="Nivel5" table:formula="of:=[.W173]&amp;T(IF(EXACT([.$A173];1);ORG.OPENOFFICE.STYLE(&quot;Nivel1&quot;);IF(EXACT([.$A173];2);ORG.OPENOFFICE.STYLE(&quot;Nivel2&quot;);IF(EXACT([.$A173];2);ORG.OPENOFFICE.STYLE(&quot;Nivel2&quot;);IF(EXACT([.$A173];3);ORG.OPENOFFICE.STYLE(&quot;Nivel3&quot;);IF(EXACT([.$A173];4);ORG.OPENOFFICE.STYLE(&quot;Nivel4&quot;);IF(EXACT([.$A173];5);ORG.OPENOFFICE.STYLE(&quot;Nivel5&quot;);IF(EXACT([.$A173];6);ORG.OPENOFFICE.STYLE(&quot;Nivel6&quot;);IF(EXACT([.$A173];7);ORG.OPENOFFICE.STYLE(&quot;Nivel7&quot;))))))))))" office:value-type="string" office:string-value="Equipo de cómputo y comunicación">
              <text:p>Equipo de cómputo y comunicación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CompCom</text:p>
            </table:table-cell>
            <table:table-cell table:style-name="Datos" table:formula="of:=IF(EXACT([.A173];1);&quot;&quot;;IF(EXACT([.A173];2);INDIRECT(CONCATENATE(&quot;V&quot;;[.B173]));IF(EXACT([.A173];3);INDIRECT(CONCATENATE(&quot;V&quot;;[.E173]));IF(EXACT([.A173];4);INDIRECT(CONCATENATE(&quot;V&quot;;[.H173]));IF(EXACT([.A173];5);INDIRECT(CONCATENATE(&quot;V&quot;;[.K173]));IF(EXACT([.A173];6);INDIRECT(CONCATENATE(&quot;V&quot;;[.N173]));IF(EXACT([.A173];7);INDIRECT(CONCATENATE(&quot;V&quot;;[.Q173])))))))))" office:value-type="string" office:string-value="512000">
              <text:p>512000</text:p>
            </table:table-cell>
            <table:table-cell table:style-name="ce9" table:formula="of:=NOT(OR(AND(NOT(EXACT([.A173];7));NOT(EXACT([.AD173];&quot;view&quot;)));AND(EXACT([.A173];7);EXACT([.AD173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3];['account types'.$A$2:.$C$12];2)" office:value-type="string" office:string-value="view">
              <text:p>view</text:p>
            </table:table-cell>
            <table:table-cell table:style-name="Datos" table:formula="of:=VLOOKUP([.AD17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4];1);CELL(&quot;Row&quot;;[.B174]);[.B173])" office:value-type="float" office:value="2">
              <text:p>2</text:p>
            </table:table-cell>
            <table:table-cell table:style-name="ce4" table:formula="of:=IF(EXACT([.$A174];1);0;IF(EXACT([.$A174];2);[.C173]+1;[.C173]))" office:value-type="float" office:value="5">
              <text:p>5</text:p>
            </table:table-cell>
            <table:table-cell table:style-name="ce4" table:formula="of:=['account types'.$C$15]&amp;TEXT([.C174];['account types'.$B$15])&amp;['account types'.$D$15]" office:value-type="string" office:string-value="5">
              <text:p>5</text:p>
            </table:table-cell>
            <table:table-cell table:style-name="ce4" table:formula="of:=IF(EXACT([.B173];[.B174]);IF(EXACT([.C173];[.C174]);[.E173];CELL(&quot;Row&quot;;[.E174]));[.B174])" office:value-type="float" office:value="129">
              <text:p>129</text:p>
            </table:table-cell>
            <table:table-cell table:style-name="ce4" table:formula="of:=IF(AND([.$A174]&lt;=[.G$1];[.$A173]&gt;[.$A174]);0;IF(EXACT([.$A174];[.G$1]+1);[.F173]+1;[.F173]))" office:value-type="float" office:value="1">
              <text:p>1</text:p>
            </table:table-cell>
            <table:table-cell table:style-name="ce4" table:formula="of:=['account types'.$C$16]&amp;TEXT([.F174];['account types'.$B$16])&amp;['account types'.$D$16]" office:value-type="string" office:string-value="1">
              <text:p>1</text:p>
            </table:table-cell>
            <table:table-cell table:style-name="ce4" table:formula="of:=IF(EXACT([.E173];[.E174]);IF(EXACT([.F173];[.F174]);[.H173];CELL(&quot;Row&quot;;[.H174]));[.E174])" office:value-type="float" office:value="130">
              <text:p>130</text:p>
            </table:table-cell>
            <table:table-cell table:style-name="ce4" table:formula="of:=IF(AND([.$A174]&lt;=[.J$1];[.$A173]&gt;[.$A174]);0;IF(EXACT([.$A174];[.J$1]+1);[.I173]+1;[.I173]))" office:value-type="float" office:value="2">
              <text:p>2</text:p>
            </table:table-cell>
            <table:table-cell table:style-name="ce4" table:formula="of:=['account types'.$C$17]&amp;TEXT([.I174];['account types'.$B$17])&amp;['account types'.$D$17]" office:value-type="string" office:string-value="2">
              <text:p>2</text:p>
            </table:table-cell>
            <table:table-cell table:style-name="ce4" table:formula="of:=IF(EXACT([.H173];[.H174]);IF(EXACT([.I173];[.I174]);[.K173];CELL(&quot;Row&quot;;[.K174]));[.H174])" office:value-type="float" office:value="157">
              <text:p>157</text:p>
            </table:table-cell>
            <table:table-cell table:style-name="ce4" table:formula="of:=IF(AND([.$A174]&lt;=[.M$1];[.$A173]&gt;[.$A174]);0;IF(EXACT([.$A174];[.M$1]+1);[.L173]+1;[.L173]))" office:value-type="float" office:value="5">
              <text:p>5</text:p>
            </table:table-cell>
            <table:table-cell table:style-name="ce4" table:formula="of:=['account types'.$C$18]&amp;TEXT([.L174];['account types'.$B$18])&amp;['account types'.$D$18]" office:value-type="string" office:string-value="5">
              <text:p>5</text:p>
            </table:table-cell>
            <table:table-cell table:style-name="ce4" table:formula="of:=IF(EXACT([.K173];[.K174]);IF(EXACT([.L173];[.L174]);[.N173];CELL(&quot;Row&quot;;[.N174]));[.K174])" office:value-type="float" office:value="173">
              <text:p>173</text:p>
            </table:table-cell>
            <table:table-cell table:style-name="ce4" table:formula="of:=IF(AND([.$A174]&lt;=[.P$1];[.$A173]&gt;[.$A174]);0;IF(EXACT([.$A174];[.P$1]+1);[.O173]+1;[.O173]))" office:value-type="float" office:value="0">
              <text:p>0</text:p>
            </table:table-cell>
            <table:table-cell table:style-name="ce4" table:formula="of:=['account types'.$C$19]&amp;TEXT([.O174];['account types'.$B$19])&amp;['account types'.$D$19]" office:value-type="string" office:string-value="0">
              <text:p>0</text:p>
            </table:table-cell>
            <table:table-cell table:style-name="ce4" table:formula="of:=IF(EXACT([.N173];[.N174]);IF(EXACT([.O173];[.O174]);[.Q173];CELL(&quot;Row&quot;;[.Q174]));[.N174])" office:value-type="float" office:value="173">
              <text:p>173</text:p>
            </table:table-cell>
            <table:table-cell table:style-name="ce4" table:formula="of:=IF(AND([.$A174]&lt;=[.S$1];[.$A173]&gt;[.$A174]);0;IF(EXACT([.$A174];[.S$1]+1);[.R173]+1;[.R173]))" office:value-type="float" office:value="1">
              <text:p>1</text:p>
            </table:table-cell>
            <table:table-cell table:style-name="ce4" table:formula="of:=['account types'.$C$20]&amp;TEXT([.R174];['account types'.$B$20])&amp;['account types'.$D$20]" office:value-type="string" office:string-value="1">
              <text:p>1</text:p>
            </table:table-cell>
            <table:table-cell table:style-name="ce4" table:formula="of:=IF(EXACT([.Q173];[.Q174]);IF(EXACT([.R173];[.R174]);[.T173];CELL(&quot;Row&quot;;[.T174]));[.Q174])" office:value-type="float" office:value="174">
              <text:p>174</text:p>
            </table:table-cell>
            <table:table-cell table:style-name="ce6" table:formula="of:=NOT(AND(OR([.A173]&gt;[.A174];[.A173]=[.A174]);[.A173]&lt;&gt;7))" office:value-type="boolean" office:boolean-value="true">
              <text:p>TRUE</text:p>
            </table:table-cell>
            <table:table-cell table:style-name="Nivel7" table:formula="of:=CONCATENATE([.D174];[.G174];[.J174];[.M174];[.P174];[.S174])&amp;T(IF(EXACT([.$A174];1);ORG.OPENOFFICE.STYLE(&quot;Nivel1&quot;);IF(EXACT([.$A174];2);ORG.OPENOFFICE.STYLE(&quot;Nivel2&quot;);IF(EXACT([.$A174];2);ORG.OPENOFFICE.STYLE(&quot;Nivel2&quot;);IF(EXACT([.$A174];3);ORG.OPENOFFICE.STYLE(&quot;Nivel3&quot;);IF(EXACT([.$A174];4);ORG.OPENOFFICE.STYLE(&quot;Nivel4&quot;);IF(EXACT([.$A174];5);ORG.OPENOFFICE.STYLE(&quot;Nivel5&quot;);IF(EXACT([.$A174];6);ORG.OPENOFFICE.STYLE(&quot;Nivel6&quot;);IF(EXACT([.$A174];7);ORG.OPENOFFICE.STYLE(&quot;Nivel7&quot;))))))))))" office:value-type="string" office:string-value="512501">
              <text:p>512501</text:p>
            </table:table-cell>
            <table:table-cell table:style-name="ce7" office:value-type="string">
              <text:p>Departamento 1</text:p>
            </table:table-cell>
            <table:table-cell table:style-name="Nivel7" table:formula="of:=[.W174]&amp;T(IF(EXACT([.$A174];1);ORG.OPENOFFICE.STYLE(&quot;Nivel1&quot;);IF(EXACT([.$A174];2);ORG.OPENOFFICE.STYLE(&quot;Nivel2&quot;);IF(EXACT([.$A174];2);ORG.OPENOFFICE.STYLE(&quot;Nivel2&quot;);IF(EXACT([.$A174];3);ORG.OPENOFFICE.STYLE(&quot;Nivel3&quot;);IF(EXACT([.$A174];4);ORG.OPENOFFICE.STYLE(&quot;Nivel4&quot;);IF(EXACT([.$A174];5);ORG.OPENOFFICE.STYLE(&quot;Nivel5&quot;);IF(EXACT([.$A174];6);ORG.OPENOFFICE.STYLE(&quot;Nivel6&quot;);IF(EXACT([.$A174];7);ORG.OPENOFFICE.STYLE(&quot;Nivel7&quot;))))))))))" office:value-type="string" office:string-value="Departamento 1">
              <text:p>Departamento 1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/>
            <table:table-cell table:style-name="Datos" table:formula="of:=IF(EXACT([.A174];1);&quot;&quot;;IF(EXACT([.A174];2);INDIRECT(CONCATENATE(&quot;V&quot;;[.B174]));IF(EXACT([.A174];3);INDIRECT(CONCATENATE(&quot;V&quot;;[.E174]));IF(EXACT([.A174];4);INDIRECT(CONCATENATE(&quot;V&quot;;[.H174]));IF(EXACT([.A174];5);INDIRECT(CONCATENATE(&quot;V&quot;;[.K174]));IF(EXACT([.A174];6);INDIRECT(CONCATENATE(&quot;V&quot;;[.N174]));IF(EXACT([.A174];7);INDIRECT(CONCATENATE(&quot;V&quot;;[.Q174])))))))))" office:value-type="string" office:string-value="512500">
              <text:p>512500</text:p>
            </table:table-cell>
            <table:table-cell table:style-name="ce9" table:formula="of:=NOT(OR(AND(NOT(EXACT([.A174];7));NOT(EXACT([.AD174];&quot;view&quot;)));AND(EXACT([.A174];7);EXACT([.AD17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4];['account types'.$A$2:.$C$12];2)" office:value-type="string" office:string-value="other">
              <text:p>other</text:p>
            </table:table-cell>
            <table:table-cell table:style-name="Datos" table:formula="of:=VLOOKUP([.AD17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75];1);CELL(&quot;Row&quot;;[.B175]);[.B174])" office:value-type="float" office:value="2">
              <text:p>2</text:p>
            </table:table-cell>
            <table:table-cell table:style-name="ce4" table:formula="of:=IF(EXACT([.$A175];1);0;IF(EXACT([.$A175];2);[.C174]+1;[.C174]))" office:value-type="float" office:value="5">
              <text:p>5</text:p>
            </table:table-cell>
            <table:table-cell table:style-name="ce4" table:formula="of:=['account types'.$C$15]&amp;TEXT([.C175];['account types'.$B$15])&amp;['account types'.$D$15]" office:value-type="string" office:string-value="5">
              <text:p>5</text:p>
            </table:table-cell>
            <table:table-cell table:style-name="ce4" table:formula="of:=IF(EXACT([.B174];[.B175]);IF(EXACT([.C174];[.C175]);[.E174];CELL(&quot;Row&quot;;[.E175]));[.B175])" office:value-type="float" office:value="129">
              <text:p>129</text:p>
            </table:table-cell>
            <table:table-cell table:style-name="ce4" table:formula="of:=IF(AND([.$A175]&lt;=[.G$1];[.$A174]&gt;[.$A175]);0;IF(EXACT([.$A175];[.G$1]+1);[.F174]+1;[.F174]))" office:value-type="float" office:value="2">
              <text:p>2</text:p>
            </table:table-cell>
            <table:table-cell table:style-name="ce4" table:formula="of:=['account types'.$C$16]&amp;TEXT([.F175];['account types'.$B$16])&amp;['account types'.$D$16]" office:value-type="string" office:string-value="2">
              <text:p>2</text:p>
            </table:table-cell>
            <table:table-cell table:style-name="ce4" table:formula="of:=IF(EXACT([.E174];[.E175]);IF(EXACT([.F174];[.F175]);[.H174];CELL(&quot;Row&quot;;[.H175]));[.E175])" office:value-type="float" office:value="175">
              <text:p>175</text:p>
            </table:table-cell>
            <table:table-cell table:style-name="ce4" table:formula="of:=IF(AND([.$A175]&lt;=[.J$1];[.$A174]&gt;[.$A175]);0;IF(EXACT([.$A175];[.J$1]+1);[.I174]+1;[.I174]))" office:value-type="float" office:value="0">
              <text:p>0</text:p>
            </table:table-cell>
            <table:table-cell table:style-name="ce4" table:formula="of:=['account types'.$C$17]&amp;TEXT([.I175];['account types'.$B$17])&amp;['account types'.$D$17]" office:value-type="string" office:string-value="0">
              <text:p>0</text:p>
            </table:table-cell>
            <table:table-cell table:style-name="ce4" table:formula="of:=IF(EXACT([.H174];[.H175]);IF(EXACT([.I174];[.I175]);[.K174];CELL(&quot;Row&quot;;[.K175]));[.H175])" office:value-type="float" office:value="175">
              <text:p>175</text:p>
            </table:table-cell>
            <table:table-cell table:style-name="ce4" table:formula="of:=IF(AND([.$A175]&lt;=[.M$1];[.$A174]&gt;[.$A175]);0;IF(EXACT([.$A175];[.M$1]+1);[.L174]+1;[.L174]))" office:value-type="float" office:value="0">
              <text:p>0</text:p>
            </table:table-cell>
            <table:table-cell table:style-name="ce4" table:formula="of:=['account types'.$C$18]&amp;TEXT([.L175];['account types'.$B$18])&amp;['account types'.$D$18]" office:value-type="string" office:string-value="0">
              <text:p>0</text:p>
            </table:table-cell>
            <table:table-cell table:style-name="ce4" table:formula="of:=IF(EXACT([.K174];[.K175]);IF(EXACT([.L174];[.L175]);[.N174];CELL(&quot;Row&quot;;[.N175]));[.K175])" office:value-type="float" office:value="175">
              <text:p>175</text:p>
            </table:table-cell>
            <table:table-cell table:style-name="ce4" table:formula="of:=IF(AND([.$A175]&lt;=[.P$1];[.$A174]&gt;[.$A175]);0;IF(EXACT([.$A175];[.P$1]+1);[.O174]+1;[.O174]))" office:value-type="float" office:value="0">
              <text:p>0</text:p>
            </table:table-cell>
            <table:table-cell table:style-name="ce4" table:formula="of:=['account types'.$C$19]&amp;TEXT([.O175];['account types'.$B$19])&amp;['account types'.$D$19]" office:value-type="string" office:string-value="0">
              <text:p>0</text:p>
            </table:table-cell>
            <table:table-cell table:style-name="ce4" table:formula="of:=IF(EXACT([.N174];[.N175]);IF(EXACT([.O174];[.O175]);[.Q174];CELL(&quot;Row&quot;;[.Q175]));[.N175])" office:value-type="float" office:value="175">
              <text:p>175</text:p>
            </table:table-cell>
            <table:table-cell table:style-name="ce4" table:formula="of:=IF(AND([.$A175]&lt;=[.S$1];[.$A174]&gt;[.$A175]);0;IF(EXACT([.$A175];[.S$1]+1);[.R174]+1;[.R174]))" office:value-type="float" office:value="0">
              <text:p>0</text:p>
            </table:table-cell>
            <table:table-cell table:style-name="ce4" table:formula="of:=['account types'.$C$20]&amp;TEXT([.R175];['account types'.$B$20])&amp;['account types'.$D$20]" office:value-type="string" office:string-value="0">
              <text:p>0</text:p>
            </table:table-cell>
            <table:table-cell table:style-name="ce4" table:formula="of:=IF(EXACT([.Q174];[.Q175]);IF(EXACT([.R174];[.R175]);[.T174];CELL(&quot;Row&quot;;[.T175]));[.Q175])" office:value-type="float" office:value="175">
              <text:p>175</text:p>
            </table:table-cell>
            <table:table-cell table:style-name="ce6" table:formula="of:=NOT(AND(OR([.A174]&gt;[.A175];[.A174]=[.A175]);[.A174]&lt;&gt;7))" office:value-type="boolean" office:boolean-value="true">
              <text:p>TRUE</text:p>
            </table:table-cell>
            <table:table-cell table:style-name="Nivel3" table:formula="of:=CONCATENATE([.D175];[.G175];[.J175];[.M175];[.P175];[.S175])&amp;T(IF(EXACT([.$A175];1);ORG.OPENOFFICE.STYLE(&quot;Nivel1&quot;);IF(EXACT([.$A175];2);ORG.OPENOFFICE.STYLE(&quot;Nivel2&quot;);IF(EXACT([.$A175];2);ORG.OPENOFFICE.STYLE(&quot;Nivel2&quot;);IF(EXACT([.$A175];3);ORG.OPENOFFICE.STYLE(&quot;Nivel3&quot;);IF(EXACT([.$A175];4);ORG.OPENOFFICE.STYLE(&quot;Nivel4&quot;);IF(EXACT([.$A175];5);ORG.OPENOFFICE.STYLE(&quot;Nivel5&quot;);IF(EXACT([.$A175];6);ORG.OPENOFFICE.STYLE(&quot;Nivel6&quot;);IF(EXACT([.$A175];7);ORG.OPENOFFICE.STYLE(&quot;Nivel7&quot;))))))))))" office:value-type="string" office:string-value="520000">
              <text:p>520000</text:p>
            </table:table-cell>
            <table:table-cell table:style-name="ce7" office:value-type="string">
              <text:p>Otros gastos</text:p>
            </table:table-cell>
            <table:table-cell table:style-name="Nivel3" table:formula="of:=[.W175]&amp;T(IF(EXACT([.$A175];1);ORG.OPENOFFICE.STYLE(&quot;Nivel1&quot;);IF(EXACT([.$A175];2);ORG.OPENOFFICE.STYLE(&quot;Nivel2&quot;);IF(EXACT([.$A175];2);ORG.OPENOFFICE.STYLE(&quot;Nivel2&quot;);IF(EXACT([.$A175];3);ORG.OPENOFFICE.STYLE(&quot;Nivel3&quot;);IF(EXACT([.$A175];4);ORG.OPENOFFICE.STYLE(&quot;Nivel4&quot;);IF(EXACT([.$A175];5);ORG.OPENOFFICE.STYLE(&quot;Nivel5&quot;);IF(EXACT([.$A175];6);ORG.OPENOFFICE.STYLE(&quot;Nivel6&quot;);IF(EXACT([.$A175];7);ORG.OPENOFFICE.STYLE(&quot;Nivel7&quot;))))))))))" office:value-type="string" office:string-value="Otros gastos">
              <text:p>Otros gast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OtG</text:p>
            </table:table-cell>
            <table:table-cell table:style-name="Datos" table:formula="of:=IF(EXACT([.A175];1);&quot;&quot;;IF(EXACT([.A175];2);INDIRECT(CONCATENATE(&quot;V&quot;;[.B175]));IF(EXACT([.A175];3);INDIRECT(CONCATENATE(&quot;V&quot;;[.E175]));IF(EXACT([.A175];4);INDIRECT(CONCATENATE(&quot;V&quot;;[.H175]));IF(EXACT([.A175];5);INDIRECT(CONCATENATE(&quot;V&quot;;[.K175]));IF(EXACT([.A175];6);INDIRECT(CONCATENATE(&quot;V&quot;;[.N175]));IF(EXACT([.A175];7);INDIRECT(CONCATENATE(&quot;V&quot;;[.Q175])))))))))" office:value-type="string" office:string-value="500000">
              <text:p>500000</text:p>
            </table:table-cell>
            <table:table-cell table:style-name="ce9" table:formula="of:=NOT(OR(AND(NOT(EXACT([.A175];7));NOT(EXACT([.AD175];&quot;view&quot;)));AND(EXACT([.A175];7);EXACT([.AD175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5];['account types'.$A$2:.$C$12];2)" office:value-type="string" office:string-value="view">
              <text:p>view</text:p>
            </table:table-cell>
            <table:table-cell table:style-name="Datos" table:formula="of:=VLOOKUP([.AD175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6];1);CELL(&quot;Row&quot;;[.B176]);[.B175])" office:value-type="float" office:value="2">
              <text:p>2</text:p>
            </table:table-cell>
            <table:table-cell table:style-name="ce4" table:formula="of:=IF(EXACT([.$A176];1);0;IF(EXACT([.$A176];2);[.C175]+1;[.C175]))" office:value-type="float" office:value="5">
              <text:p>5</text:p>
            </table:table-cell>
            <table:table-cell table:style-name="ce4" table:formula="of:=['account types'.$C$15]&amp;TEXT([.C176];['account types'.$B$15])&amp;['account types'.$D$15]" office:value-type="string" office:string-value="5">
              <text:p>5</text:p>
            </table:table-cell>
            <table:table-cell table:style-name="ce4" table:formula="of:=IF(EXACT([.B175];[.B176]);IF(EXACT([.C175];[.C176]);[.E175];CELL(&quot;Row&quot;;[.E176]));[.B176])" office:value-type="float" office:value="129">
              <text:p>129</text:p>
            </table:table-cell>
            <table:table-cell table:style-name="ce4" table:formula="of:=IF(AND([.$A176]&lt;=[.G$1];[.$A175]&gt;[.$A176]);0;IF(EXACT([.$A176];[.G$1]+1);[.F175]+1;[.F175]))" office:value-type="float" office:value="2">
              <text:p>2</text:p>
            </table:table-cell>
            <table:table-cell table:style-name="ce4" table:formula="of:=['account types'.$C$16]&amp;TEXT([.F176];['account types'.$B$16])&amp;['account types'.$D$16]" office:value-type="string" office:string-value="2">
              <text:p>2</text:p>
            </table:table-cell>
            <table:table-cell table:style-name="ce4" table:formula="of:=IF(EXACT([.E175];[.E176]);IF(EXACT([.F175];[.F176]);[.H175];CELL(&quot;Row&quot;;[.H176]));[.E176])" office:value-type="float" office:value="175">
              <text:p>175</text:p>
            </table:table-cell>
            <table:table-cell table:style-name="ce4" table:formula="of:=IF(AND([.$A176]&lt;=[.J$1];[.$A175]&gt;[.$A176]);0;IF(EXACT([.$A176];[.J$1]+1);[.I175]+1;[.I175]))" office:value-type="float" office:value="0">
              <text:p>0</text:p>
            </table:table-cell>
            <table:table-cell table:style-name="ce4" table:formula="of:=['account types'.$C$17]&amp;TEXT([.I176];['account types'.$B$17])&amp;['account types'.$D$17]" office:value-type="string" office:string-value="0">
              <text:p>0</text:p>
            </table:table-cell>
            <table:table-cell table:style-name="ce4" table:formula="of:=IF(EXACT([.H175];[.H176]);IF(EXACT([.I175];[.I176]);[.K175];CELL(&quot;Row&quot;;[.K176]));[.H176])" office:value-type="float" office:value="175">
              <text:p>175</text:p>
            </table:table-cell>
            <table:table-cell table:style-name="ce4" table:formula="of:=IF(AND([.$A176]&lt;=[.M$1];[.$A175]&gt;[.$A176]);0;IF(EXACT([.$A176];[.M$1]+1);[.L175]+1;[.L175]))" office:value-type="float" office:value="0">
              <text:p>0</text:p>
            </table:table-cell>
            <table:table-cell table:style-name="ce4" table:formula="of:=['account types'.$C$18]&amp;TEXT([.L176];['account types'.$B$18])&amp;['account types'.$D$18]" office:value-type="string" office:string-value="0">
              <text:p>0</text:p>
            </table:table-cell>
            <table:table-cell table:style-name="ce4" table:formula="of:=IF(EXACT([.K175];[.K176]);IF(EXACT([.L175];[.L176]);[.N175];CELL(&quot;Row&quot;;[.N176]));[.K176])" office:value-type="float" office:value="175">
              <text:p>175</text:p>
            </table:table-cell>
            <table:table-cell table:style-name="ce4" table:formula="of:=IF(AND([.$A176]&lt;=[.P$1];[.$A175]&gt;[.$A176]);0;IF(EXACT([.$A176];[.P$1]+1);[.O175]+1;[.O175]))" office:value-type="float" office:value="0">
              <text:p>0</text:p>
            </table:table-cell>
            <table:table-cell table:style-name="ce4" table:formula="of:=['account types'.$C$19]&amp;TEXT([.O176];['account types'.$B$19])&amp;['account types'.$D$19]" office:value-type="string" office:string-value="0">
              <text:p>0</text:p>
            </table:table-cell>
            <table:table-cell table:style-name="ce4" table:formula="of:=IF(EXACT([.N175];[.N176]);IF(EXACT([.O175];[.O176]);[.Q175];CELL(&quot;Row&quot;;[.Q176]));[.N176])" office:value-type="float" office:value="175">
              <text:p>175</text:p>
            </table:table-cell>
            <table:table-cell table:style-name="ce4" table:formula="of:=IF(AND([.$A176]&lt;=[.S$1];[.$A175]&gt;[.$A176]);0;IF(EXACT([.$A176];[.S$1]+1);[.R175]+1;[.R175]))" office:value-type="float" office:value="1">
              <text:p>1</text:p>
            </table:table-cell>
            <table:table-cell table:style-name="ce4" table:formula="of:=['account types'.$C$20]&amp;TEXT([.R176];['account types'.$B$20])&amp;['account types'.$D$20]" office:value-type="string" office:string-value="1">
              <text:p>1</text:p>
            </table:table-cell>
            <table:table-cell table:style-name="ce4" table:formula="of:=IF(EXACT([.Q175];[.Q176]);IF(EXACT([.R175];[.R176]);[.T175];CELL(&quot;Row&quot;;[.T176]));[.Q176])" office:value-type="float" office:value="176">
              <text:p>176</text:p>
            </table:table-cell>
            <table:table-cell table:style-name="ce6" table:formula="of:=NOT(AND(OR([.A175]&gt;[.A176];[.A175]=[.A176]);[.A175]&lt;&gt;7))" office:value-type="boolean" office:boolean-value="true">
              <text:p>TRUE</text:p>
            </table:table-cell>
            <table:table-cell table:style-name="Nivel7" table:formula="of:=CONCATENATE([.D176];[.G176];[.J176];[.M176];[.P176];[.S176])&amp;T(IF(EXACT([.$A176];1);ORG.OPENOFFICE.STYLE(&quot;Nivel1&quot;);IF(EXACT([.$A176];2);ORG.OPENOFFICE.STYLE(&quot;Nivel2&quot;);IF(EXACT([.$A176];2);ORG.OPENOFFICE.STYLE(&quot;Nivel2&quot;);IF(EXACT([.$A176];3);ORG.OPENOFFICE.STYLE(&quot;Nivel3&quot;);IF(EXACT([.$A176];4);ORG.OPENOFFICE.STYLE(&quot;Nivel4&quot;);IF(EXACT([.$A176];5);ORG.OPENOFFICE.STYLE(&quot;Nivel5&quot;);IF(EXACT([.$A176];6);ORG.OPENOFFICE.STYLE(&quot;Nivel6&quot;);IF(EXACT([.$A176];7);ORG.OPENOFFICE.STYLE(&quot;Nivel7&quot;))))))))))" office:value-type="string" office:string-value="520001">
              <text:p>520001</text:p>
            </table:table-cell>
            <table:table-cell table:style-name="ce7" office:value-type="string">
              <text:p>Ajustes</text:p>
            </table:table-cell>
            <table:table-cell table:style-name="Nivel7" table:formula="of:=[.W176]&amp;T(IF(EXACT([.$A176];1);ORG.OPENOFFICE.STYLE(&quot;Nivel1&quot;);IF(EXACT([.$A176];2);ORG.OPENOFFICE.STYLE(&quot;Nivel2&quot;);IF(EXACT([.$A176];2);ORG.OPENOFFICE.STYLE(&quot;Nivel2&quot;);IF(EXACT([.$A176];3);ORG.OPENOFFICE.STYLE(&quot;Nivel3&quot;);IF(EXACT([.$A176];4);ORG.OPENOFFICE.STYLE(&quot;Nivel4&quot;);IF(EXACT([.$A176];5);ORG.OPENOFFICE.STYLE(&quot;Nivel5&quot;);IF(EXACT([.$A176];6);ORG.OPENOFFICE.STYLE(&quot;Nivel6&quot;);IF(EXACT([.$A176];7);ORG.OPENOFFICE.STYLE(&quot;Nivel7&quot;))))))))))" office:value-type="string" office:string-value="Ajustes">
              <text:p>Ajust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Aj</text:p>
            </table:table-cell>
            <table:table-cell table:style-name="Datos" table:formula="of:=IF(EXACT([.A176];1);&quot;&quot;;IF(EXACT([.A176];2);INDIRECT(CONCATENATE(&quot;V&quot;;[.B176]));IF(EXACT([.A176];3);INDIRECT(CONCATENATE(&quot;V&quot;;[.E176]));IF(EXACT([.A176];4);INDIRECT(CONCATENATE(&quot;V&quot;;[.H176]));IF(EXACT([.A176];5);INDIRECT(CONCATENATE(&quot;V&quot;;[.K176]));IF(EXACT([.A176];6);INDIRECT(CONCATENATE(&quot;V&quot;;[.N176]));IF(EXACT([.A176];7);INDIRECT(CONCATENATE(&quot;V&quot;;[.Q176])))))))))" office:value-type="string" office:string-value="520000">
              <text:p>520000</text:p>
            </table:table-cell>
            <table:table-cell table:style-name="ce9" table:formula="of:=NOT(OR(AND(NOT(EXACT([.A176];7));NOT(EXACT([.AD176];&quot;view&quot;)));AND(EXACT([.A176];7);EXACT([.AD176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6];['account types'.$A$2:.$C$12];2)" office:value-type="string" office:string-value="other">
              <text:p>other</text:p>
            </table:table-cell>
            <table:table-cell table:style-name="Datos" table:formula="of:=VLOOKUP([.AD176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7];1);CELL(&quot;Row&quot;;[.B177]);[.B176])" office:value-type="float" office:value="2">
              <text:p>2</text:p>
            </table:table-cell>
            <table:table-cell table:style-name="ce4" table:formula="of:=IF(EXACT([.$A177];1);0;IF(EXACT([.$A177];2);[.C176]+1;[.C176]))" office:value-type="float" office:value="5">
              <text:p>5</text:p>
            </table:table-cell>
            <table:table-cell table:style-name="ce4" table:formula="of:=['account types'.$C$15]&amp;TEXT([.C177];['account types'.$B$15])&amp;['account types'.$D$15]" office:value-type="string" office:string-value="5">
              <text:p>5</text:p>
            </table:table-cell>
            <table:table-cell table:style-name="ce4" table:formula="of:=IF(EXACT([.B176];[.B177]);IF(EXACT([.C176];[.C177]);[.E176];CELL(&quot;Row&quot;;[.E177]));[.B177])" office:value-type="float" office:value="129">
              <text:p>129</text:p>
            </table:table-cell>
            <table:table-cell table:style-name="ce4" table:formula="of:=IF(AND([.$A177]&lt;=[.G$1];[.$A176]&gt;[.$A177]);0;IF(EXACT([.$A177];[.G$1]+1);[.F176]+1;[.F176]))" office:value-type="float" office:value="2">
              <text:p>2</text:p>
            </table:table-cell>
            <table:table-cell table:style-name="ce4" table:formula="of:=['account types'.$C$16]&amp;TEXT([.F177];['account types'.$B$16])&amp;['account types'.$D$16]" office:value-type="string" office:string-value="2">
              <text:p>2</text:p>
            </table:table-cell>
            <table:table-cell table:style-name="ce4" table:formula="of:=IF(EXACT([.E176];[.E177]);IF(EXACT([.F176];[.F177]);[.H176];CELL(&quot;Row&quot;;[.H177]));[.E177])" office:value-type="float" office:value="175">
              <text:p>175</text:p>
            </table:table-cell>
            <table:table-cell table:style-name="ce4" table:formula="of:=IF(AND([.$A177]&lt;=[.J$1];[.$A176]&gt;[.$A177]);0;IF(EXACT([.$A177];[.J$1]+1);[.I176]+1;[.I176]))" office:value-type="float" office:value="0">
              <text:p>0</text:p>
            </table:table-cell>
            <table:table-cell table:style-name="ce4" table:formula="of:=['account types'.$C$17]&amp;TEXT([.I177];['account types'.$B$17])&amp;['account types'.$D$17]" office:value-type="string" office:string-value="0">
              <text:p>0</text:p>
            </table:table-cell>
            <table:table-cell table:style-name="ce4" table:formula="of:=IF(EXACT([.H176];[.H177]);IF(EXACT([.I176];[.I177]);[.K176];CELL(&quot;Row&quot;;[.K177]));[.H177])" office:value-type="float" office:value="175">
              <text:p>175</text:p>
            </table:table-cell>
            <table:table-cell table:style-name="ce4" table:formula="of:=IF(AND([.$A177]&lt;=[.M$1];[.$A176]&gt;[.$A177]);0;IF(EXACT([.$A177];[.M$1]+1);[.L176]+1;[.L176]))" office:value-type="float" office:value="0">
              <text:p>0</text:p>
            </table:table-cell>
            <table:table-cell table:style-name="ce4" table:formula="of:=['account types'.$C$18]&amp;TEXT([.L177];['account types'.$B$18])&amp;['account types'.$D$18]" office:value-type="string" office:string-value="0">
              <text:p>0</text:p>
            </table:table-cell>
            <table:table-cell table:style-name="ce4" table:formula="of:=IF(EXACT([.K176];[.K177]);IF(EXACT([.L176];[.L177]);[.N176];CELL(&quot;Row&quot;;[.N177]));[.K177])" office:value-type="float" office:value="175">
              <text:p>175</text:p>
            </table:table-cell>
            <table:table-cell table:style-name="ce4" table:formula="of:=IF(AND([.$A177]&lt;=[.P$1];[.$A176]&gt;[.$A177]);0;IF(EXACT([.$A177];[.P$1]+1);[.O176]+1;[.O176]))" office:value-type="float" office:value="0">
              <text:p>0</text:p>
            </table:table-cell>
            <table:table-cell table:style-name="ce4" table:formula="of:=['account types'.$C$19]&amp;TEXT([.O177];['account types'.$B$19])&amp;['account types'.$D$19]" office:value-type="string" office:string-value="0">
              <text:p>0</text:p>
            </table:table-cell>
            <table:table-cell table:style-name="ce4" table:formula="of:=IF(EXACT([.N176];[.N177]);IF(EXACT([.O176];[.O177]);[.Q176];CELL(&quot;Row&quot;;[.Q177]));[.N177])" office:value-type="float" office:value="175">
              <text:p>175</text:p>
            </table:table-cell>
            <table:table-cell table:style-name="ce4" table:formula="of:=IF(AND([.$A177]&lt;=[.S$1];[.$A176]&gt;[.$A177]);0;IF(EXACT([.$A177];[.S$1]+1);[.R176]+1;[.R176]))" office:value-type="float" office:value="2">
              <text:p>2</text:p>
            </table:table-cell>
            <table:table-cell table:style-name="ce4" table:formula="of:=['account types'.$C$20]&amp;TEXT([.R177];['account types'.$B$20])&amp;['account types'.$D$20]" office:value-type="string" office:string-value="2">
              <text:p>2</text:p>
            </table:table-cell>
            <table:table-cell table:style-name="ce4" table:formula="of:=IF(EXACT([.Q176];[.Q177]);IF(EXACT([.R176];[.R177]);[.T176];CELL(&quot;Row&quot;;[.T177]));[.Q177])" office:value-type="float" office:value="177">
              <text:p>177</text:p>
            </table:table-cell>
            <table:table-cell table:style-name="ce6" table:formula="of:=NOT(AND(OR([.A176]&gt;[.A177];[.A176]=[.A177]);[.A176]&lt;&gt;7))" office:value-type="boolean" office:boolean-value="true">
              <text:p>TRUE</text:p>
            </table:table-cell>
            <table:table-cell table:style-name="Nivel7" table:formula="of:=CONCATENATE([.D177];[.G177];[.J177];[.M177];[.P177];[.S177])&amp;T(IF(EXACT([.$A177];1);ORG.OPENOFFICE.STYLE(&quot;Nivel1&quot;);IF(EXACT([.$A177];2);ORG.OPENOFFICE.STYLE(&quot;Nivel2&quot;);IF(EXACT([.$A177];2);ORG.OPENOFFICE.STYLE(&quot;Nivel2&quot;);IF(EXACT([.$A177];3);ORG.OPENOFFICE.STYLE(&quot;Nivel3&quot;);IF(EXACT([.$A177];4);ORG.OPENOFFICE.STYLE(&quot;Nivel4&quot;);IF(EXACT([.$A177];5);ORG.OPENOFFICE.STYLE(&quot;Nivel5&quot;);IF(EXACT([.$A177];6);ORG.OPENOFFICE.STYLE(&quot;Nivel6&quot;);IF(EXACT([.$A177];7);ORG.OPENOFFICE.STYLE(&quot;Nivel7&quot;))))))))))" office:value-type="string" office:string-value="520002">
              <text:p>520002</text:p>
            </table:table-cell>
            <table:table-cell table:style-name="ce7" office:value-type="string">
              <text:p>Gastos Financieros</text:p>
            </table:table-cell>
            <table:table-cell table:style-name="Nivel7" table:formula="of:=[.W177]&amp;T(IF(EXACT([.$A177];1);ORG.OPENOFFICE.STYLE(&quot;Nivel1&quot;);IF(EXACT([.$A177];2);ORG.OPENOFFICE.STYLE(&quot;Nivel2&quot;);IF(EXACT([.$A177];2);ORG.OPENOFFICE.STYLE(&quot;Nivel2&quot;);IF(EXACT([.$A177];3);ORG.OPENOFFICE.STYLE(&quot;Nivel3&quot;);IF(EXACT([.$A177];4);ORG.OPENOFFICE.STYLE(&quot;Nivel4&quot;);IF(EXACT([.$A177];5);ORG.OPENOFFICE.STYLE(&quot;Nivel5&quot;);IF(EXACT([.$A177];6);ORG.OPENOFFICE.STYLE(&quot;Nivel6&quot;);IF(EXACT([.$A177];7);ORG.OPENOFFICE.STYLE(&quot;Nivel7&quot;))))))))))" office:value-type="string" office:string-value="Gastos Financieros">
              <text:p>Gastos Financiero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F</text:p>
            </table:table-cell>
            <table:table-cell table:style-name="Datos" table:formula="of:=IF(EXACT([.A177];1);&quot;&quot;;IF(EXACT([.A177];2);INDIRECT(CONCATENATE(&quot;V&quot;;[.B177]));IF(EXACT([.A177];3);INDIRECT(CONCATENATE(&quot;V&quot;;[.E177]));IF(EXACT([.A177];4);INDIRECT(CONCATENATE(&quot;V&quot;;[.H177]));IF(EXACT([.A177];5);INDIRECT(CONCATENATE(&quot;V&quot;;[.K177]));IF(EXACT([.A177];6);INDIRECT(CONCATENATE(&quot;V&quot;;[.N177]));IF(EXACT([.A177];7);INDIRECT(CONCATENATE(&quot;V&quot;;[.Q177])))))))))" office:value-type="string" office:string-value="520000">
              <text:p>520000</text:p>
            </table:table-cell>
            <table:table-cell table:style-name="ce9" table:formula="of:=NOT(OR(AND(NOT(EXACT([.A177];7));NOT(EXACT([.AD177];&quot;view&quot;)));AND(EXACT([.A177];7);EXACT([.AD177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7];['account types'.$A$2:.$C$12];2)" office:value-type="string" office:string-value="other">
              <text:p>other</text:p>
            </table:table-cell>
            <table:table-cell table:style-name="Datos" table:formula="of:=VLOOKUP([.AD177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8];1);CELL(&quot;Row&quot;;[.B178]);[.B177])" office:value-type="float" office:value="2">
              <text:p>2</text:p>
            </table:table-cell>
            <table:table-cell table:style-name="ce4" table:formula="of:=IF(EXACT([.$A178];1);0;IF(EXACT([.$A178];2);[.C177]+1;[.C177]))" office:value-type="float" office:value="5">
              <text:p>5</text:p>
            </table:table-cell>
            <table:table-cell table:style-name="ce4" table:formula="of:=['account types'.$C$15]&amp;TEXT([.C178];['account types'.$B$15])&amp;['account types'.$D$15]" office:value-type="string" office:string-value="5">
              <text:p>5</text:p>
            </table:table-cell>
            <table:table-cell table:style-name="ce4" table:formula="of:=IF(EXACT([.B177];[.B178]);IF(EXACT([.C177];[.C178]);[.E177];CELL(&quot;Row&quot;;[.E178]));[.B178])" office:value-type="float" office:value="129">
              <text:p>129</text:p>
            </table:table-cell>
            <table:table-cell table:style-name="ce4" table:formula="of:=IF(AND([.$A178]&lt;=[.G$1];[.$A177]&gt;[.$A178]);0;IF(EXACT([.$A178];[.G$1]+1);[.F177]+1;[.F177]))" office:value-type="float" office:value="2">
              <text:p>2</text:p>
            </table:table-cell>
            <table:table-cell table:style-name="ce4" table:formula="of:=['account types'.$C$16]&amp;TEXT([.F178];['account types'.$B$16])&amp;['account types'.$D$16]" office:value-type="string" office:string-value="2">
              <text:p>2</text:p>
            </table:table-cell>
            <table:table-cell table:style-name="ce4" table:formula="of:=IF(EXACT([.E177];[.E178]);IF(EXACT([.F177];[.F178]);[.H177];CELL(&quot;Row&quot;;[.H178]));[.E178])" office:value-type="float" office:value="175">
              <text:p>175</text:p>
            </table:table-cell>
            <table:table-cell table:style-name="ce4" table:formula="of:=IF(AND([.$A178]&lt;=[.J$1];[.$A177]&gt;[.$A178]);0;IF(EXACT([.$A178];[.J$1]+1);[.I177]+1;[.I177]))" office:value-type="float" office:value="0">
              <text:p>0</text:p>
            </table:table-cell>
            <table:table-cell table:style-name="ce4" table:formula="of:=['account types'.$C$17]&amp;TEXT([.I178];['account types'.$B$17])&amp;['account types'.$D$17]" office:value-type="string" office:string-value="0">
              <text:p>0</text:p>
            </table:table-cell>
            <table:table-cell table:style-name="ce4" table:formula="of:=IF(EXACT([.H177];[.H178]);IF(EXACT([.I177];[.I178]);[.K177];CELL(&quot;Row&quot;;[.K178]));[.H178])" office:value-type="float" office:value="175">
              <text:p>175</text:p>
            </table:table-cell>
            <table:table-cell table:style-name="ce4" table:formula="of:=IF(AND([.$A178]&lt;=[.M$1];[.$A177]&gt;[.$A178]);0;IF(EXACT([.$A178];[.M$1]+1);[.L177]+1;[.L177]))" office:value-type="float" office:value="0">
              <text:p>0</text:p>
            </table:table-cell>
            <table:table-cell table:style-name="ce4" table:formula="of:=['account types'.$C$18]&amp;TEXT([.L178];['account types'.$B$18])&amp;['account types'.$D$18]" office:value-type="string" office:string-value="0">
              <text:p>0</text:p>
            </table:table-cell>
            <table:table-cell table:style-name="ce4" table:formula="of:=IF(EXACT([.K177];[.K178]);IF(EXACT([.L177];[.L178]);[.N177];CELL(&quot;Row&quot;;[.N178]));[.K178])" office:value-type="float" office:value="175">
              <text:p>175</text:p>
            </table:table-cell>
            <table:table-cell table:style-name="ce4" table:formula="of:=IF(AND([.$A178]&lt;=[.P$1];[.$A177]&gt;[.$A178]);0;IF(EXACT([.$A178];[.P$1]+1);[.O177]+1;[.O177]))" office:value-type="float" office:value="0">
              <text:p>0</text:p>
            </table:table-cell>
            <table:table-cell table:style-name="ce4" table:formula="of:=['account types'.$C$19]&amp;TEXT([.O178];['account types'.$B$19])&amp;['account types'.$D$19]" office:value-type="string" office:string-value="0">
              <text:p>0</text:p>
            </table:table-cell>
            <table:table-cell table:style-name="ce4" table:formula="of:=IF(EXACT([.N177];[.N178]);IF(EXACT([.O177];[.O178]);[.Q177];CELL(&quot;Row&quot;;[.Q178]));[.N178])" office:value-type="float" office:value="175">
              <text:p>175</text:p>
            </table:table-cell>
            <table:table-cell table:style-name="ce4" table:formula="of:=IF(AND([.$A178]&lt;=[.S$1];[.$A177]&gt;[.$A178]);0;IF(EXACT([.$A178];[.S$1]+1);[.R177]+1;[.R177]))" office:value-type="float" office:value="3">
              <text:p>3</text:p>
            </table:table-cell>
            <table:table-cell table:style-name="ce4" table:formula="of:=['account types'.$C$20]&amp;TEXT([.R178];['account types'.$B$20])&amp;['account types'.$D$20]" office:value-type="string" office:string-value="3">
              <text:p>3</text:p>
            </table:table-cell>
            <table:table-cell table:style-name="ce4" table:formula="of:=IF(EXACT([.Q177];[.Q178]);IF(EXACT([.R177];[.R178]);[.T177];CELL(&quot;Row&quot;;[.T178]));[.Q178])" office:value-type="float" office:value="178">
              <text:p>178</text:p>
            </table:table-cell>
            <table:table-cell table:style-name="ce6" table:formula="of:=NOT(AND(OR([.A177]&gt;[.A178];[.A177]=[.A178]);[.A177]&lt;&gt;7))" office:value-type="boolean" office:boolean-value="true">
              <text:p>TRUE</text:p>
            </table:table-cell>
            <table:table-cell table:style-name="Nivel7" table:formula="of:=CONCATENATE([.D178];[.G178];[.J178];[.M178];[.P178];[.S178])&amp;T(IF(EXACT([.$A178];1);ORG.OPENOFFICE.STYLE(&quot;Nivel1&quot;);IF(EXACT([.$A178];2);ORG.OPENOFFICE.STYLE(&quot;Nivel2&quot;);IF(EXACT([.$A178];2);ORG.OPENOFFICE.STYLE(&quot;Nivel2&quot;);IF(EXACT([.$A178];3);ORG.OPENOFFICE.STYLE(&quot;Nivel3&quot;);IF(EXACT([.$A178];4);ORG.OPENOFFICE.STYLE(&quot;Nivel4&quot;);IF(EXACT([.$A178];5);ORG.OPENOFFICE.STYLE(&quot;Nivel5&quot;);IF(EXACT([.$A178];6);ORG.OPENOFFICE.STYLE(&quot;Nivel6&quot;);IF(EXACT([.$A178];7);ORG.OPENOFFICE.STYLE(&quot;Nivel7&quot;))))))))))" office:value-type="string" office:string-value="520003">
              <text:p>520003</text:p>
            </table:table-cell>
            <table:table-cell table:style-name="ce7" office:value-type="string">
              <text:p>Depreciación de activo fijo</text:p>
            </table:table-cell>
            <table:table-cell table:style-name="Nivel7" table:formula="of:=[.W178]&amp;T(IF(EXACT([.$A178];1);ORG.OPENOFFICE.STYLE(&quot;Nivel1&quot;);IF(EXACT([.$A178];2);ORG.OPENOFFICE.STYLE(&quot;Nivel2&quot;);IF(EXACT([.$A178];2);ORG.OPENOFFICE.STYLE(&quot;Nivel2&quot;);IF(EXACT([.$A178];3);ORG.OPENOFFICE.STYLE(&quot;Nivel3&quot;);IF(EXACT([.$A178];4);ORG.OPENOFFICE.STYLE(&quot;Nivel4&quot;);IF(EXACT([.$A178];5);ORG.OPENOFFICE.STYLE(&quot;Nivel5&quot;);IF(EXACT([.$A178];6);ORG.OPENOFFICE.STYLE(&quot;Nivel6&quot;);IF(EXACT([.$A178];7);ORG.OPENOFFICE.STYLE(&quot;Nivel7&quot;))))))))))" office:value-type="string" office:string-value="Depreciación de activo fijo">
              <text:p>Depreciación de activo fijo</text:p>
            </table:table-cell>
            <table:table-cell table:style-name="ce3" office:value-type="float" office:value="1">
              <text:p>1</text:p>
            </table:table-cell>
            <table:table-cell table:style-name="ce3"/>
            <table:table-cell table:style-name="ce7" office:value-type="string">
              <text:p>Dep.AF</text:p>
            </table:table-cell>
            <table:table-cell table:style-name="Datos" table:formula="of:=IF(EXACT([.A178];1);&quot;&quot;;IF(EXACT([.A178];2);INDIRECT(CONCATENATE(&quot;V&quot;;[.B178]));IF(EXACT([.A178];3);INDIRECT(CONCATENATE(&quot;V&quot;;[.E178]));IF(EXACT([.A178];4);INDIRECT(CONCATENATE(&quot;V&quot;;[.H178]));IF(EXACT([.A178];5);INDIRECT(CONCATENATE(&quot;V&quot;;[.K178]));IF(EXACT([.A178];6);INDIRECT(CONCATENATE(&quot;V&quot;;[.N178]));IF(EXACT([.A178];7);INDIRECT(CONCATENATE(&quot;V&quot;;[.Q178])))))))))" office:value-type="string" office:string-value="520000">
              <text:p>520000</text:p>
            </table:table-cell>
            <table:table-cell table:style-name="ce9" table:formula="of:=NOT(OR(AND(NOT(EXACT([.A178];7));NOT(EXACT([.AD178];&quot;view&quot;)));AND(EXACT([.A178];7);EXACT([.AD178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8];['account types'.$A$2:.$C$12];2)" office:value-type="string" office:string-value="other">
              <text:p>other</text:p>
            </table:table-cell>
            <table:table-cell table:style-name="Datos" table:formula="of:=VLOOKUP([.AD178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79];1);CELL(&quot;Row&quot;;[.B179]);[.B178])" office:value-type="float" office:value="2">
              <text:p>2</text:p>
            </table:table-cell>
            <table:table-cell table:style-name="ce4" table:formula="of:=IF(EXACT([.$A179];1);0;IF(EXACT([.$A179];2);[.C178]+1;[.C178]))" office:value-type="float" office:value="5">
              <text:p>5</text:p>
            </table:table-cell>
            <table:table-cell table:style-name="ce4" table:formula="of:=['account types'.$C$15]&amp;TEXT([.C179];['account types'.$B$15])&amp;['account types'.$D$15]" office:value-type="string" office:string-value="5">
              <text:p>5</text:p>
            </table:table-cell>
            <table:table-cell table:style-name="ce4" table:formula="of:=IF(EXACT([.B178];[.B179]);IF(EXACT([.C178];[.C179]);[.E178];CELL(&quot;Row&quot;;[.E179]));[.B179])" office:value-type="float" office:value="129">
              <text:p>129</text:p>
            </table:table-cell>
            <table:table-cell table:style-name="ce4" table:formula="of:=IF(AND([.$A179]&lt;=[.G$1];[.$A178]&gt;[.$A179]);0;IF(EXACT([.$A179];[.G$1]+1);[.F178]+1;[.F178]))" office:value-type="float" office:value="2">
              <text:p>2</text:p>
            </table:table-cell>
            <table:table-cell table:style-name="ce4" table:formula="of:=['account types'.$C$16]&amp;TEXT([.F179];['account types'.$B$16])&amp;['account types'.$D$16]" office:value-type="string" office:string-value="2">
              <text:p>2</text:p>
            </table:table-cell>
            <table:table-cell table:style-name="ce4" table:formula="of:=IF(EXACT([.E178];[.E179]);IF(EXACT([.F178];[.F179]);[.H178];CELL(&quot;Row&quot;;[.H179]));[.E179])" office:value-type="float" office:value="175">
              <text:p>175</text:p>
            </table:table-cell>
            <table:table-cell table:style-name="ce4" table:formula="of:=IF(AND([.$A179]&lt;=[.J$1];[.$A178]&gt;[.$A179]);0;IF(EXACT([.$A179];[.J$1]+1);[.I178]+1;[.I178]))" office:value-type="float" office:value="0">
              <text:p>0</text:p>
            </table:table-cell>
            <table:table-cell table:style-name="ce4" table:formula="of:=['account types'.$C$17]&amp;TEXT([.I179];['account types'.$B$17])&amp;['account types'.$D$17]" office:value-type="string" office:string-value="0">
              <text:p>0</text:p>
            </table:table-cell>
            <table:table-cell table:style-name="ce4" table:formula="of:=IF(EXACT([.H178];[.H179]);IF(EXACT([.I178];[.I179]);[.K178];CELL(&quot;Row&quot;;[.K179]));[.H179])" office:value-type="float" office:value="175">
              <text:p>175</text:p>
            </table:table-cell>
            <table:table-cell table:style-name="ce4" table:formula="of:=IF(AND([.$A179]&lt;=[.M$1];[.$A178]&gt;[.$A179]);0;IF(EXACT([.$A179];[.M$1]+1);[.L178]+1;[.L178]))" office:value-type="float" office:value="0">
              <text:p>0</text:p>
            </table:table-cell>
            <table:table-cell table:style-name="ce4" table:formula="of:=['account types'.$C$18]&amp;TEXT([.L179];['account types'.$B$18])&amp;['account types'.$D$18]" office:value-type="string" office:string-value="0">
              <text:p>0</text:p>
            </table:table-cell>
            <table:table-cell table:style-name="ce4" table:formula="of:=IF(EXACT([.K178];[.K179]);IF(EXACT([.L178];[.L179]);[.N178];CELL(&quot;Row&quot;;[.N179]));[.K179])" office:value-type="float" office:value="175">
              <text:p>175</text:p>
            </table:table-cell>
            <table:table-cell table:style-name="ce4" table:formula="of:=IF(AND([.$A179]&lt;=[.P$1];[.$A178]&gt;[.$A179]);0;IF(EXACT([.$A179];[.P$1]+1);[.O178]+1;[.O178]))" office:value-type="float" office:value="0">
              <text:p>0</text:p>
            </table:table-cell>
            <table:table-cell table:style-name="ce4" table:formula="of:=['account types'.$C$19]&amp;TEXT([.O179];['account types'.$B$19])&amp;['account types'.$D$19]" office:value-type="string" office:string-value="0">
              <text:p>0</text:p>
            </table:table-cell>
            <table:table-cell table:style-name="ce4" table:formula="of:=IF(EXACT([.N178];[.N179]);IF(EXACT([.O178];[.O179]);[.Q178];CELL(&quot;Row&quot;;[.Q179]));[.N179])" office:value-type="float" office:value="175">
              <text:p>175</text:p>
            </table:table-cell>
            <table:table-cell table:style-name="ce4" table:formula="of:=IF(AND([.$A179]&lt;=[.S$1];[.$A178]&gt;[.$A179]);0;IF(EXACT([.$A179];[.S$1]+1);[.R178]+1;[.R178]))" office:value-type="float" office:value="4">
              <text:p>4</text:p>
            </table:table-cell>
            <table:table-cell table:style-name="ce4" table:formula="of:=['account types'.$C$20]&amp;TEXT([.R179];['account types'.$B$20])&amp;['account types'.$D$20]" office:value-type="string" office:string-value="4">
              <text:p>4</text:p>
            </table:table-cell>
            <table:table-cell table:style-name="ce4" table:formula="of:=IF(EXACT([.Q178];[.Q179]);IF(EXACT([.R178];[.R179]);[.T178];CELL(&quot;Row&quot;;[.T179]));[.Q179])" office:value-type="float" office:value="179">
              <text:p>179</text:p>
            </table:table-cell>
            <table:table-cell table:style-name="ce6" table:formula="of:=NOT(AND(OR([.A178]&gt;[.A179];[.A178]=[.A179]);[.A178]&lt;&gt;7))" office:value-type="boolean" office:boolean-value="true">
              <text:p>TRUE</text:p>
            </table:table-cell>
            <table:table-cell table:style-name="Nivel7" table:formula="of:=CONCATENATE([.D179];[.G179];[.J179];[.M179];[.P179];[.S179])&amp;T(IF(EXACT([.$A179];1);ORG.OPENOFFICE.STYLE(&quot;Nivel1&quot;);IF(EXACT([.$A179];2);ORG.OPENOFFICE.STYLE(&quot;Nivel2&quot;);IF(EXACT([.$A179];2);ORG.OPENOFFICE.STYLE(&quot;Nivel2&quot;);IF(EXACT([.$A179];3);ORG.OPENOFFICE.STYLE(&quot;Nivel3&quot;);IF(EXACT([.$A179];4);ORG.OPENOFFICE.STYLE(&quot;Nivel4&quot;);IF(EXACT([.$A179];5);ORG.OPENOFFICE.STYLE(&quot;Nivel5&quot;);IF(EXACT([.$A179];6);ORG.OPENOFFICE.STYLE(&quot;Nivel6&quot;);IF(EXACT([.$A179];7);ORG.OPENOFFICE.STYLE(&quot;Nivel7&quot;))))))))))" office:value-type="string" office:string-value="520004">
              <text:p>520004</text:p>
            </table:table-cell>
            <table:table-cell table:style-name="ce7" office:value-type="string">
              <text:p>Perdida por robo</text:p>
            </table:table-cell>
            <table:table-cell table:style-name="Nivel7" table:formula="of:=[.W179]&amp;T(IF(EXACT([.$A179];1);ORG.OPENOFFICE.STYLE(&quot;Nivel1&quot;);IF(EXACT([.$A179];2);ORG.OPENOFFICE.STYLE(&quot;Nivel2&quot;);IF(EXACT([.$A179];2);ORG.OPENOFFICE.STYLE(&quot;Nivel2&quot;);IF(EXACT([.$A179];3);ORG.OPENOFFICE.STYLE(&quot;Nivel3&quot;);IF(EXACT([.$A179];4);ORG.OPENOFFICE.STYLE(&quot;Nivel4&quot;);IF(EXACT([.$A179];5);ORG.OPENOFFICE.STYLE(&quot;Nivel5&quot;);IF(EXACT([.$A179];6);ORG.OPENOFFICE.STYLE(&quot;Nivel6&quot;);IF(EXACT([.$A179];7);ORG.OPENOFFICE.STYLE(&quot;Nivel7&quot;))))))))))" office:value-type="string" office:string-value="Perdida por robo">
              <text:p>Perdida por rob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Robo</text:p>
            </table:table-cell>
            <table:table-cell table:style-name="Datos" table:formula="of:=IF(EXACT([.A179];1);&quot;&quot;;IF(EXACT([.A179];2);INDIRECT(CONCATENATE(&quot;V&quot;;[.B179]));IF(EXACT([.A179];3);INDIRECT(CONCATENATE(&quot;V&quot;;[.E179]));IF(EXACT([.A179];4);INDIRECT(CONCATENATE(&quot;V&quot;;[.H179]));IF(EXACT([.A179];5);INDIRECT(CONCATENATE(&quot;V&quot;;[.K179]));IF(EXACT([.A179];6);INDIRECT(CONCATENATE(&quot;V&quot;;[.N179]));IF(EXACT([.A179];7);INDIRECT(CONCATENATE(&quot;V&quot;;[.Q179])))))))))" office:value-type="string" office:string-value="520000">
              <text:p>520000</text:p>
            </table:table-cell>
            <table:table-cell table:style-name="ce9" table:formula="of:=NOT(OR(AND(NOT(EXACT([.A179];7));NOT(EXACT([.AD179];&quot;view&quot;)));AND(EXACT([.A179];7);EXACT([.AD179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79];['account types'.$A$2:.$C$12];2)" office:value-type="string" office:string-value="other">
              <text:p>other</text:p>
            </table:table-cell>
            <table:table-cell table:style-name="Datos" table:formula="of:=VLOOKUP([.AD179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0];1);CELL(&quot;Row&quot;;[.B180]);[.B179])" office:value-type="float" office:value="2">
              <text:p>2</text:p>
            </table:table-cell>
            <table:table-cell table:style-name="ce4" table:formula="of:=IF(EXACT([.$A180];1);0;IF(EXACT([.$A180];2);[.C179]+1;[.C179]))" office:value-type="float" office:value="5">
              <text:p>5</text:p>
            </table:table-cell>
            <table:table-cell table:style-name="ce4" table:formula="of:=['account types'.$C$15]&amp;TEXT([.C180];['account types'.$B$15])&amp;['account types'.$D$15]" office:value-type="string" office:string-value="5">
              <text:p>5</text:p>
            </table:table-cell>
            <table:table-cell table:style-name="ce4" table:formula="of:=IF(EXACT([.B179];[.B180]);IF(EXACT([.C179];[.C180]);[.E179];CELL(&quot;Row&quot;;[.E180]));[.B180])" office:value-type="float" office:value="129">
              <text:p>129</text:p>
            </table:table-cell>
            <table:table-cell table:style-name="ce4" table:formula="of:=IF(AND([.$A180]&lt;=[.G$1];[.$A179]&gt;[.$A180]);0;IF(EXACT([.$A180];[.G$1]+1);[.F179]+1;[.F179]))" office:value-type="float" office:value="2">
              <text:p>2</text:p>
            </table:table-cell>
            <table:table-cell table:style-name="ce4" table:formula="of:=['account types'.$C$16]&amp;TEXT([.F180];['account types'.$B$16])&amp;['account types'.$D$16]" office:value-type="string" office:string-value="2">
              <text:p>2</text:p>
            </table:table-cell>
            <table:table-cell table:style-name="ce4" table:formula="of:=IF(EXACT([.E179];[.E180]);IF(EXACT([.F179];[.F180]);[.H179];CELL(&quot;Row&quot;;[.H180]));[.E180])" office:value-type="float" office:value="175">
              <text:p>175</text:p>
            </table:table-cell>
            <table:table-cell table:style-name="ce4" table:formula="of:=IF(AND([.$A180]&lt;=[.J$1];[.$A179]&gt;[.$A180]);0;IF(EXACT([.$A180];[.J$1]+1);[.I179]+1;[.I179]))" office:value-type="float" office:value="0">
              <text:p>0</text:p>
            </table:table-cell>
            <table:table-cell table:style-name="ce4" table:formula="of:=['account types'.$C$17]&amp;TEXT([.I180];['account types'.$B$17])&amp;['account types'.$D$17]" office:value-type="string" office:string-value="0">
              <text:p>0</text:p>
            </table:table-cell>
            <table:table-cell table:style-name="ce4" table:formula="of:=IF(EXACT([.H179];[.H180]);IF(EXACT([.I179];[.I180]);[.K179];CELL(&quot;Row&quot;;[.K180]));[.H180])" office:value-type="float" office:value="175">
              <text:p>175</text:p>
            </table:table-cell>
            <table:table-cell table:style-name="ce4" table:formula="of:=IF(AND([.$A180]&lt;=[.M$1];[.$A179]&gt;[.$A180]);0;IF(EXACT([.$A180];[.M$1]+1);[.L179]+1;[.L179]))" office:value-type="float" office:value="0">
              <text:p>0</text:p>
            </table:table-cell>
            <table:table-cell table:style-name="ce4" table:formula="of:=['account types'.$C$18]&amp;TEXT([.L180];['account types'.$B$18])&amp;['account types'.$D$18]" office:value-type="string" office:string-value="0">
              <text:p>0</text:p>
            </table:table-cell>
            <table:table-cell table:style-name="ce4" table:formula="of:=IF(EXACT([.K179];[.K180]);IF(EXACT([.L179];[.L180]);[.N179];CELL(&quot;Row&quot;;[.N180]));[.K180])" office:value-type="float" office:value="175">
              <text:p>175</text:p>
            </table:table-cell>
            <table:table-cell table:style-name="ce4" table:formula="of:=IF(AND([.$A180]&lt;=[.P$1];[.$A179]&gt;[.$A180]);0;IF(EXACT([.$A180];[.P$1]+1);[.O179]+1;[.O179]))" office:value-type="float" office:value="0">
              <text:p>0</text:p>
            </table:table-cell>
            <table:table-cell table:style-name="ce4" table:formula="of:=['account types'.$C$19]&amp;TEXT([.O180];['account types'.$B$19])&amp;['account types'.$D$19]" office:value-type="string" office:string-value="0">
              <text:p>0</text:p>
            </table:table-cell>
            <table:table-cell table:style-name="ce4" table:formula="of:=IF(EXACT([.N179];[.N180]);IF(EXACT([.O179];[.O180]);[.Q179];CELL(&quot;Row&quot;;[.Q180]));[.N180])" office:value-type="float" office:value="175">
              <text:p>175</text:p>
            </table:table-cell>
            <table:table-cell table:style-name="ce4" table:formula="of:=IF(AND([.$A180]&lt;=[.S$1];[.$A179]&gt;[.$A180]);0;IF(EXACT([.$A180];[.S$1]+1);[.R179]+1;[.R179]))" office:value-type="float" office:value="5">
              <text:p>5</text:p>
            </table:table-cell>
            <table:table-cell table:style-name="ce4" table:formula="of:=['account types'.$C$20]&amp;TEXT([.R180];['account types'.$B$20])&amp;['account types'.$D$20]" office:value-type="string" office:string-value="5">
              <text:p>5</text:p>
            </table:table-cell>
            <table:table-cell table:style-name="ce4" table:formula="of:=IF(EXACT([.Q179];[.Q180]);IF(EXACT([.R179];[.R180]);[.T179];CELL(&quot;Row&quot;;[.T180]));[.Q180])" office:value-type="float" office:value="180">
              <text:p>180</text:p>
            </table:table-cell>
            <table:table-cell table:style-name="ce6" table:formula="of:=NOT(AND(OR([.A179]&gt;[.A180];[.A179]=[.A180]);[.A179]&lt;&gt;7))" office:value-type="boolean" office:boolean-value="true">
              <text:p>TRUE</text:p>
            </table:table-cell>
            <table:table-cell table:style-name="Nivel7" table:formula="of:=CONCATENATE([.D180];[.G180];[.J180];[.M180];[.P180];[.S180])&amp;T(IF(EXACT([.$A180];1);ORG.OPENOFFICE.STYLE(&quot;Nivel1&quot;);IF(EXACT([.$A180];2);ORG.OPENOFFICE.STYLE(&quot;Nivel2&quot;);IF(EXACT([.$A180];2);ORG.OPENOFFICE.STYLE(&quot;Nivel2&quot;);IF(EXACT([.$A180];3);ORG.OPENOFFICE.STYLE(&quot;Nivel3&quot;);IF(EXACT([.$A180];4);ORG.OPENOFFICE.STYLE(&quot;Nivel4&quot;);IF(EXACT([.$A180];5);ORG.OPENOFFICE.STYLE(&quot;Nivel5&quot;);IF(EXACT([.$A180];6);ORG.OPENOFFICE.STYLE(&quot;Nivel6&quot;);IF(EXACT([.$A180];7);ORG.OPENOFFICE.STYLE(&quot;Nivel7&quot;))))))))))" office:value-type="string" office:string-value="520005">
              <text:p>520005</text:p>
            </table:table-cell>
            <table:table-cell table:style-name="ce7" office:value-type="string">
              <text:p>Donaciones deducibles</text:p>
            </table:table-cell>
            <table:table-cell table:style-name="Nivel7" table:formula="of:=[.W180]&amp;T(IF(EXACT([.$A180];1);ORG.OPENOFFICE.STYLE(&quot;Nivel1&quot;);IF(EXACT([.$A180];2);ORG.OPENOFFICE.STYLE(&quot;Nivel2&quot;);IF(EXACT([.$A180];2);ORG.OPENOFFICE.STYLE(&quot;Nivel2&quot;);IF(EXACT([.$A180];3);ORG.OPENOFFICE.STYLE(&quot;Nivel3&quot;);IF(EXACT([.$A180];4);ORG.OPENOFFICE.STYLE(&quot;Nivel4&quot;);IF(EXACT([.$A180];5);ORG.OPENOFFICE.STYLE(&quot;Nivel5&quot;);IF(EXACT([.$A180];6);ORG.OPENOFFICE.STYLE(&quot;Nivel6&quot;);IF(EXACT([.$A180];7);ORG.OPENOFFICE.STYLE(&quot;Nivel7&quot;))))))))))" office:value-type="string" office:string-value="Donaciones deducibles">
              <text:p>Donaciones deduci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on</text:p>
            </table:table-cell>
            <table:table-cell table:style-name="Datos" table:formula="of:=IF(EXACT([.A180];1);&quot;&quot;;IF(EXACT([.A180];2);INDIRECT(CONCATENATE(&quot;V&quot;;[.B180]));IF(EXACT([.A180];3);INDIRECT(CONCATENATE(&quot;V&quot;;[.E180]));IF(EXACT([.A180];4);INDIRECT(CONCATENATE(&quot;V&quot;;[.H180]));IF(EXACT([.A180];5);INDIRECT(CONCATENATE(&quot;V&quot;;[.K180]));IF(EXACT([.A180];6);INDIRECT(CONCATENATE(&quot;V&quot;;[.N180]));IF(EXACT([.A180];7);INDIRECT(CONCATENATE(&quot;V&quot;;[.Q180])))))))))" office:value-type="string" office:string-value="520000">
              <text:p>520000</text:p>
            </table:table-cell>
            <table:table-cell table:style-name="ce9" table:formula="of:=NOT(OR(AND(NOT(EXACT([.A180];7));NOT(EXACT([.AD180];&quot;view&quot;)));AND(EXACT([.A180];7);EXACT([.AD180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0];['account types'.$A$2:.$C$12];2)" office:value-type="string" office:string-value="other">
              <text:p>other</text:p>
            </table:table-cell>
            <table:table-cell table:style-name="Datos" table:formula="of:=VLOOKUP([.AD180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3">
              <text:p>3</text:p>
            </table:table-cell>
            <table:table-cell table:style-name="ce4" table:formula="of:=IF(EXACT([.A181];1);CELL(&quot;Row&quot;;[.B181]);[.B180])" office:value-type="float" office:value="2">
              <text:p>2</text:p>
            </table:table-cell>
            <table:table-cell table:style-name="ce4" table:formula="of:=IF(EXACT([.$A181];1);0;IF(EXACT([.$A181];2);[.C180]+1;[.C180]))" office:value-type="float" office:value="5">
              <text:p>5</text:p>
            </table:table-cell>
            <table:table-cell table:style-name="ce4" table:formula="of:=['account types'.$C$15]&amp;TEXT([.C181];['account types'.$B$15])&amp;['account types'.$D$15]" office:value-type="string" office:string-value="5">
              <text:p>5</text:p>
            </table:table-cell>
            <table:table-cell table:style-name="ce4" table:formula="of:=IF(EXACT([.B180];[.B181]);IF(EXACT([.C180];[.C181]);[.E180];CELL(&quot;Row&quot;;[.E181]));[.B181])" office:value-type="float" office:value="129">
              <text:p>129</text:p>
            </table:table-cell>
            <table:table-cell table:style-name="ce4" table:formula="of:=IF(AND([.$A181]&lt;=[.G$1];[.$A180]&gt;[.$A181]);0;IF(EXACT([.$A181];[.G$1]+1);[.F180]+1;[.F180]))" office:value-type="float" office:value="3">
              <text:p>3</text:p>
            </table:table-cell>
            <table:table-cell table:style-name="ce4" table:formula="of:=['account types'.$C$16]&amp;TEXT([.F181];['account types'.$B$16])&amp;['account types'.$D$16]" office:value-type="string" office:string-value="3">
              <text:p>3</text:p>
            </table:table-cell>
            <table:table-cell table:style-name="ce4" table:formula="of:=IF(EXACT([.E180];[.E181]);IF(EXACT([.F180];[.F181]);[.H180];CELL(&quot;Row&quot;;[.H181]));[.E181])" office:value-type="float" office:value="181">
              <text:p>181</text:p>
            </table:table-cell>
            <table:table-cell table:style-name="ce4" table:formula="of:=IF(AND([.$A181]&lt;=[.J$1];[.$A180]&gt;[.$A181]);0;IF(EXACT([.$A181];[.J$1]+1);[.I180]+1;[.I180]))" office:value-type="float" office:value="0">
              <text:p>0</text:p>
            </table:table-cell>
            <table:table-cell table:style-name="ce4" table:formula="of:=['account types'.$C$17]&amp;TEXT([.I181];['account types'.$B$17])&amp;['account types'.$D$17]" office:value-type="string" office:string-value="0">
              <text:p>0</text:p>
            </table:table-cell>
            <table:table-cell table:style-name="ce4" table:formula="of:=IF(EXACT([.H180];[.H181]);IF(EXACT([.I180];[.I181]);[.K180];CELL(&quot;Row&quot;;[.K181]));[.H181])" office:value-type="float" office:value="181">
              <text:p>181</text:p>
            </table:table-cell>
            <table:table-cell table:style-name="ce4" table:formula="of:=IF(AND([.$A181]&lt;=[.M$1];[.$A180]&gt;[.$A181]);0;IF(EXACT([.$A181];[.M$1]+1);[.L180]+1;[.L180]))" office:value-type="float" office:value="0">
              <text:p>0</text:p>
            </table:table-cell>
            <table:table-cell table:style-name="ce4" table:formula="of:=['account types'.$C$18]&amp;TEXT([.L181];['account types'.$B$18])&amp;['account types'.$D$18]" office:value-type="string" office:string-value="0">
              <text:p>0</text:p>
            </table:table-cell>
            <table:table-cell table:style-name="ce4" table:formula="of:=IF(EXACT([.K180];[.K181]);IF(EXACT([.L180];[.L181]);[.N180];CELL(&quot;Row&quot;;[.N181]));[.K181])" office:value-type="float" office:value="181">
              <text:p>181</text:p>
            </table:table-cell>
            <table:table-cell table:style-name="ce4" table:formula="of:=IF(AND([.$A181]&lt;=[.P$1];[.$A180]&gt;[.$A181]);0;IF(EXACT([.$A181];[.P$1]+1);[.O180]+1;[.O180]))" office:value-type="float" office:value="0">
              <text:p>0</text:p>
            </table:table-cell>
            <table:table-cell table:style-name="ce4" table:formula="of:=['account types'.$C$19]&amp;TEXT([.O181];['account types'.$B$19])&amp;['account types'.$D$19]" office:value-type="string" office:string-value="0">
              <text:p>0</text:p>
            </table:table-cell>
            <table:table-cell table:style-name="ce4" table:formula="of:=IF(EXACT([.N180];[.N181]);IF(EXACT([.O180];[.O181]);[.Q180];CELL(&quot;Row&quot;;[.Q181]));[.N181])" office:value-type="float" office:value="181">
              <text:p>181</text:p>
            </table:table-cell>
            <table:table-cell table:style-name="ce4" table:formula="of:=IF(AND([.$A181]&lt;=[.S$1];[.$A180]&gt;[.$A181]);0;IF(EXACT([.$A181];[.S$1]+1);[.R180]+1;[.R180]))" office:value-type="float" office:value="0">
              <text:p>0</text:p>
            </table:table-cell>
            <table:table-cell table:style-name="ce4" table:formula="of:=['account types'.$C$20]&amp;TEXT([.R181];['account types'.$B$20])&amp;['account types'.$D$20]" office:value-type="string" office:string-value="0">
              <text:p>0</text:p>
            </table:table-cell>
            <table:table-cell table:style-name="ce4" table:formula="of:=IF(EXACT([.Q180];[.Q181]);IF(EXACT([.R180];[.R181]);[.T180];CELL(&quot;Row&quot;;[.T181]));[.Q181])" office:value-type="float" office:value="181">
              <text:p>181</text:p>
            </table:table-cell>
            <table:table-cell table:style-name="ce6" table:formula="of:=NOT(AND(OR([.A180]&gt;[.A181];[.A180]=[.A181]);[.A180]&lt;&gt;7))" office:value-type="boolean" office:boolean-value="true">
              <text:p>TRUE</text:p>
            </table:table-cell>
            <table:table-cell table:style-name="Nivel3" table:formula="of:=CONCATENATE([.D181];[.G181];[.J181];[.M181];[.P181];[.S181])&amp;T(IF(EXACT([.$A181];1);ORG.OPENOFFICE.STYLE(&quot;Nivel1&quot;);IF(EXACT([.$A181];2);ORG.OPENOFFICE.STYLE(&quot;Nivel2&quot;);IF(EXACT([.$A181];2);ORG.OPENOFFICE.STYLE(&quot;Nivel2&quot;);IF(EXACT([.$A181];3);ORG.OPENOFFICE.STYLE(&quot;Nivel3&quot;);IF(EXACT([.$A181];4);ORG.OPENOFFICE.STYLE(&quot;Nivel4&quot;);IF(EXACT([.$A181];5);ORG.OPENOFFICE.STYLE(&quot;Nivel5&quot;);IF(EXACT([.$A181];6);ORG.OPENOFFICE.STYLE(&quot;Nivel6&quot;);IF(EXACT([.$A181];7);ORG.OPENOFFICE.STYLE(&quot;Nivel7&quot;))))))))))" office:value-type="string" office:string-value="530000">
              <text:p>530000</text:p>
            </table:table-cell>
            <table:table-cell table:style-name="ce7" office:value-type="string">
              <text:p>Gastos no deducibles</text:p>
            </table:table-cell>
            <table:table-cell table:style-name="Nivel3" table:formula="of:=[.W181]&amp;T(IF(EXACT([.$A181];1);ORG.OPENOFFICE.STYLE(&quot;Nivel1&quot;);IF(EXACT([.$A181];2);ORG.OPENOFFICE.STYLE(&quot;Nivel2&quot;);IF(EXACT([.$A181];2);ORG.OPENOFFICE.STYLE(&quot;Nivel2&quot;);IF(EXACT([.$A181];3);ORG.OPENOFFICE.STYLE(&quot;Nivel3&quot;);IF(EXACT([.$A181];4);ORG.OPENOFFICE.STYLE(&quot;Nivel4&quot;);IF(EXACT([.$A181];5);ORG.OPENOFFICE.STYLE(&quot;Nivel5&quot;);IF(EXACT([.$A181];6);ORG.OPENOFFICE.STYLE(&quot;Nivel6&quot;);IF(EXACT([.$A181];7);ORG.OPENOFFICE.STYLE(&quot;Nivel7&quot;))))))))))" office:value-type="string" office:string-value="Gastos no deducibles">
              <text:p>Gastos no deduci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ND</text:p>
            </table:table-cell>
            <table:table-cell table:style-name="Datos" table:formula="of:=IF(EXACT([.A181];1);&quot;&quot;;IF(EXACT([.A181];2);INDIRECT(CONCATENATE(&quot;V&quot;;[.B181]));IF(EXACT([.A181];3);INDIRECT(CONCATENATE(&quot;V&quot;;[.E181]));IF(EXACT([.A181];4);INDIRECT(CONCATENATE(&quot;V&quot;;[.H181]));IF(EXACT([.A181];5);INDIRECT(CONCATENATE(&quot;V&quot;;[.K181]));IF(EXACT([.A181];6);INDIRECT(CONCATENATE(&quot;V&quot;;[.N181]));IF(EXACT([.A181];7);INDIRECT(CONCATENATE(&quot;V&quot;;[.Q181])))))))))" office:value-type="string" office:string-value="500000">
              <text:p>500000</text:p>
            </table:table-cell>
            <table:table-cell table:style-name="ce9" table:formula="of:=NOT(OR(AND(NOT(EXACT([.A181];7));NOT(EXACT([.AD181];&quot;view&quot;)));AND(EXACT([.A181];7);EXACT([.AD181];&quot;view&quot;))))" office:value-type="boolean" office:boolean-value="true">
              <text:p>TRUE</text:p>
            </table:table-cell>
            <table:table-cell table:style-name="ce7" office:value-type="string">
              <text:p>view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1];['account types'.$A$2:.$C$12];2)" office:value-type="string" office:string-value="view">
              <text:p>view</text:p>
            </table:table-cell>
            <table:table-cell table:style-name="Datos" table:formula="of:=VLOOKUP([.AD181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2];1);CELL(&quot;Row&quot;;[.B182]);[.B181])" office:value-type="float" office:value="2">
              <text:p>2</text:p>
            </table:table-cell>
            <table:table-cell table:style-name="ce4" table:formula="of:=IF(EXACT([.$A182];1);0;IF(EXACT([.$A182];2);[.C181]+1;[.C181]))" office:value-type="float" office:value="5">
              <text:p>5</text:p>
            </table:table-cell>
            <table:table-cell table:style-name="ce4" table:formula="of:=['account types'.$C$15]&amp;TEXT([.C182];['account types'.$B$15])&amp;['account types'.$D$15]" office:value-type="string" office:string-value="5">
              <text:p>5</text:p>
            </table:table-cell>
            <table:table-cell table:style-name="ce4" table:formula="of:=IF(EXACT([.B181];[.B182]);IF(EXACT([.C181];[.C182]);[.E181];CELL(&quot;Row&quot;;[.E182]));[.B182])" office:value-type="float" office:value="129">
              <text:p>129</text:p>
            </table:table-cell>
            <table:table-cell table:style-name="ce4" table:formula="of:=IF(AND([.$A182]&lt;=[.G$1];[.$A181]&gt;[.$A182]);0;IF(EXACT([.$A182];[.G$1]+1);[.F181]+1;[.F181]))" office:value-type="float" office:value="3">
              <text:p>3</text:p>
            </table:table-cell>
            <table:table-cell table:style-name="ce4" table:formula="of:=['account types'.$C$16]&amp;TEXT([.F182];['account types'.$B$16])&amp;['account types'.$D$16]" office:value-type="string" office:string-value="3">
              <text:p>3</text:p>
            </table:table-cell>
            <table:table-cell table:style-name="ce4" table:formula="of:=IF(EXACT([.E181];[.E182]);IF(EXACT([.F181];[.F182]);[.H181];CELL(&quot;Row&quot;;[.H182]));[.E182])" office:value-type="float" office:value="181">
              <text:p>181</text:p>
            </table:table-cell>
            <table:table-cell table:style-name="ce4" table:formula="of:=IF(AND([.$A182]&lt;=[.J$1];[.$A181]&gt;[.$A182]);0;IF(EXACT([.$A182];[.J$1]+1);[.I181]+1;[.I181]))" office:value-type="float" office:value="0">
              <text:p>0</text:p>
            </table:table-cell>
            <table:table-cell table:style-name="ce4" table:formula="of:=['account types'.$C$17]&amp;TEXT([.I182];['account types'.$B$17])&amp;['account types'.$D$17]" office:value-type="string" office:string-value="0">
              <text:p>0</text:p>
            </table:table-cell>
            <table:table-cell table:style-name="ce4" table:formula="of:=IF(EXACT([.H181];[.H182]);IF(EXACT([.I181];[.I182]);[.K181];CELL(&quot;Row&quot;;[.K182]));[.H182])" office:value-type="float" office:value="181">
              <text:p>181</text:p>
            </table:table-cell>
            <table:table-cell table:style-name="ce4" table:formula="of:=IF(AND([.$A182]&lt;=[.M$1];[.$A181]&gt;[.$A182]);0;IF(EXACT([.$A182];[.M$1]+1);[.L181]+1;[.L181]))" office:value-type="float" office:value="0">
              <text:p>0</text:p>
            </table:table-cell>
            <table:table-cell table:style-name="ce4" table:formula="of:=['account types'.$C$18]&amp;TEXT([.L182];['account types'.$B$18])&amp;['account types'.$D$18]" office:value-type="string" office:string-value="0">
              <text:p>0</text:p>
            </table:table-cell>
            <table:table-cell table:style-name="ce4" table:formula="of:=IF(EXACT([.K181];[.K182]);IF(EXACT([.L181];[.L182]);[.N181];CELL(&quot;Row&quot;;[.N182]));[.K182])" office:value-type="float" office:value="181">
              <text:p>181</text:p>
            </table:table-cell>
            <table:table-cell table:style-name="ce4" table:formula="of:=IF(AND([.$A182]&lt;=[.P$1];[.$A181]&gt;[.$A182]);0;IF(EXACT([.$A182];[.P$1]+1);[.O181]+1;[.O181]))" office:value-type="float" office:value="0">
              <text:p>0</text:p>
            </table:table-cell>
            <table:table-cell table:style-name="ce4" table:formula="of:=['account types'.$C$19]&amp;TEXT([.O182];['account types'.$B$19])&amp;['account types'.$D$19]" office:value-type="string" office:string-value="0">
              <text:p>0</text:p>
            </table:table-cell>
            <table:table-cell table:style-name="ce4" table:formula="of:=IF(EXACT([.N181];[.N182]);IF(EXACT([.O181];[.O182]);[.Q181];CELL(&quot;Row&quot;;[.Q182]));[.N182])" office:value-type="float" office:value="181">
              <text:p>181</text:p>
            </table:table-cell>
            <table:table-cell table:style-name="ce4" table:formula="of:=IF(AND([.$A182]&lt;=[.S$1];[.$A181]&gt;[.$A182]);0;IF(EXACT([.$A182];[.S$1]+1);[.R181]+1;[.R181]))" office:value-type="float" office:value="1">
              <text:p>1</text:p>
            </table:table-cell>
            <table:table-cell table:style-name="ce4" table:formula="of:=['account types'.$C$20]&amp;TEXT([.R182];['account types'.$B$20])&amp;['account types'.$D$20]" office:value-type="string" office:string-value="1">
              <text:p>1</text:p>
            </table:table-cell>
            <table:table-cell table:style-name="ce4" table:formula="of:=IF(EXACT([.Q181];[.Q182]);IF(EXACT([.R181];[.R182]);[.T181];CELL(&quot;Row&quot;;[.T182]));[.Q182])" office:value-type="float" office:value="182">
              <text:p>182</text:p>
            </table:table-cell>
            <table:table-cell table:style-name="ce6" table:formula="of:=NOT(AND(OR([.A181]&gt;[.A182];[.A181]=[.A182]);[.A181]&lt;&gt;7))" office:value-type="boolean" office:boolean-value="true">
              <text:p>TRUE</text:p>
            </table:table-cell>
            <table:table-cell table:style-name="Nivel7" table:formula="of:=CONCATENATE([.D182];[.G182];[.J182];[.M182];[.P182];[.S182])&amp;T(IF(EXACT([.$A182];1);ORG.OPENOFFICE.STYLE(&quot;Nivel1&quot;);IF(EXACT([.$A182];2);ORG.OPENOFFICE.STYLE(&quot;Nivel2&quot;);IF(EXACT([.$A182];2);ORG.OPENOFFICE.STYLE(&quot;Nivel2&quot;);IF(EXACT([.$A182];3);ORG.OPENOFFICE.STYLE(&quot;Nivel3&quot;);IF(EXACT([.$A182];4);ORG.OPENOFFICE.STYLE(&quot;Nivel4&quot;);IF(EXACT([.$A182];5);ORG.OPENOFFICE.STYLE(&quot;Nivel5&quot;);IF(EXACT([.$A182];6);ORG.OPENOFFICE.STYLE(&quot;Nivel6&quot;);IF(EXACT([.$A182];7);ORG.OPENOFFICE.STYLE(&quot;Nivel7&quot;))))))))))" office:value-type="string" office:string-value="530001">
              <text:p>530001</text:p>
            </table:table-cell>
            <table:table-cell table:style-name="ce7" office:value-type="string">
              <text:p>Donaciones no deducibles</text:p>
            </table:table-cell>
            <table:table-cell table:style-name="Nivel7" table:formula="of:=[.W182]&amp;T(IF(EXACT([.$A182];1);ORG.OPENOFFICE.STYLE(&quot;Nivel1&quot;);IF(EXACT([.$A182];2);ORG.OPENOFFICE.STYLE(&quot;Nivel2&quot;);IF(EXACT([.$A182];2);ORG.OPENOFFICE.STYLE(&quot;Nivel2&quot;);IF(EXACT([.$A182];3);ORG.OPENOFFICE.STYLE(&quot;Nivel3&quot;);IF(EXACT([.$A182];4);ORG.OPENOFFICE.STYLE(&quot;Nivel4&quot;);IF(EXACT([.$A182];5);ORG.OPENOFFICE.STYLE(&quot;Nivel5&quot;);IF(EXACT([.$A182];6);ORG.OPENOFFICE.STYLE(&quot;Nivel6&quot;);IF(EXACT([.$A182];7);ORG.OPENOFFICE.STYLE(&quot;Nivel7&quot;))))))))))" office:value-type="string" office:string-value="Donaciones no deducibles">
              <text:p>Donaciones no deducible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on</text:p>
            </table:table-cell>
            <table:table-cell table:style-name="Datos" table:formula="of:=IF(EXACT([.A182];1);&quot;&quot;;IF(EXACT([.A182];2);INDIRECT(CONCATENATE(&quot;V&quot;;[.B182]));IF(EXACT([.A182];3);INDIRECT(CONCATENATE(&quot;V&quot;;[.E182]));IF(EXACT([.A182];4);INDIRECT(CONCATENATE(&quot;V&quot;;[.H182]));IF(EXACT([.A182];5);INDIRECT(CONCATENATE(&quot;V&quot;;[.K182]));IF(EXACT([.A182];6);INDIRECT(CONCATENATE(&quot;V&quot;;[.N182]));IF(EXACT([.A182];7);INDIRECT(CONCATENATE(&quot;V&quot;;[.Q182])))))))))" office:value-type="string" office:string-value="530000">
              <text:p>530000</text:p>
            </table:table-cell>
            <table:table-cell table:style-name="ce9" table:formula="of:=NOT(OR(AND(NOT(EXACT([.A182];7));NOT(EXACT([.AD182];&quot;view&quot;)));AND(EXACT([.A182];7);EXACT([.AD182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2];['account types'.$A$2:.$C$12];2)" office:value-type="string" office:string-value="other">
              <text:p>other</text:p>
            </table:table-cell>
            <table:table-cell table:style-name="Datos" table:formula="of:=VLOOKUP([.AD182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3];1);CELL(&quot;Row&quot;;[.B183]);[.B182])" office:value-type="float" office:value="2">
              <text:p>2</text:p>
            </table:table-cell>
            <table:table-cell table:style-name="ce4" table:formula="of:=IF(EXACT([.$A183];1);0;IF(EXACT([.$A183];2);[.C182]+1;[.C182]))" office:value-type="float" office:value="5">
              <text:p>5</text:p>
            </table:table-cell>
            <table:table-cell table:style-name="ce4" table:formula="of:=['account types'.$C$15]&amp;TEXT([.C183];['account types'.$B$15])&amp;['account types'.$D$15]" office:value-type="string" office:string-value="5">
              <text:p>5</text:p>
            </table:table-cell>
            <table:table-cell table:style-name="ce4" table:formula="of:=IF(EXACT([.B182];[.B183]);IF(EXACT([.C182];[.C183]);[.E182];CELL(&quot;Row&quot;;[.E183]));[.B183])" office:value-type="float" office:value="129">
              <text:p>129</text:p>
            </table:table-cell>
            <table:table-cell table:style-name="ce4" table:formula="of:=IF(AND([.$A183]&lt;=[.G$1];[.$A182]&gt;[.$A183]);0;IF(EXACT([.$A183];[.G$1]+1);[.F182]+1;[.F182]))" office:value-type="float" office:value="3">
              <text:p>3</text:p>
            </table:table-cell>
            <table:table-cell table:style-name="ce4" table:formula="of:=['account types'.$C$16]&amp;TEXT([.F183];['account types'.$B$16])&amp;['account types'.$D$16]" office:value-type="string" office:string-value="3">
              <text:p>3</text:p>
            </table:table-cell>
            <table:table-cell table:style-name="ce4" table:formula="of:=IF(EXACT([.E182];[.E183]);IF(EXACT([.F182];[.F183]);[.H182];CELL(&quot;Row&quot;;[.H183]));[.E183])" office:value-type="float" office:value="181">
              <text:p>181</text:p>
            </table:table-cell>
            <table:table-cell table:style-name="ce4" table:formula="of:=IF(AND([.$A183]&lt;=[.J$1];[.$A182]&gt;[.$A183]);0;IF(EXACT([.$A183];[.J$1]+1);[.I182]+1;[.I182]))" office:value-type="float" office:value="0">
              <text:p>0</text:p>
            </table:table-cell>
            <table:table-cell table:style-name="ce4" table:formula="of:=['account types'.$C$17]&amp;TEXT([.I183];['account types'.$B$17])&amp;['account types'.$D$17]" office:value-type="string" office:string-value="0">
              <text:p>0</text:p>
            </table:table-cell>
            <table:table-cell table:style-name="ce4" table:formula="of:=IF(EXACT([.H182];[.H183]);IF(EXACT([.I182];[.I183]);[.K182];CELL(&quot;Row&quot;;[.K183]));[.H183])" office:value-type="float" office:value="181">
              <text:p>181</text:p>
            </table:table-cell>
            <table:table-cell table:style-name="ce4" table:formula="of:=IF(AND([.$A183]&lt;=[.M$1];[.$A182]&gt;[.$A183]);0;IF(EXACT([.$A183];[.M$1]+1);[.L182]+1;[.L182]))" office:value-type="float" office:value="0">
              <text:p>0</text:p>
            </table:table-cell>
            <table:table-cell table:style-name="ce4" table:formula="of:=['account types'.$C$18]&amp;TEXT([.L183];['account types'.$B$18])&amp;['account types'.$D$18]" office:value-type="string" office:string-value="0">
              <text:p>0</text:p>
            </table:table-cell>
            <table:table-cell table:style-name="ce4" table:formula="of:=IF(EXACT([.K182];[.K183]);IF(EXACT([.L182];[.L183]);[.N182];CELL(&quot;Row&quot;;[.N183]));[.K183])" office:value-type="float" office:value="181">
              <text:p>181</text:p>
            </table:table-cell>
            <table:table-cell table:style-name="ce4" table:formula="of:=IF(AND([.$A183]&lt;=[.P$1];[.$A182]&gt;[.$A183]);0;IF(EXACT([.$A183];[.P$1]+1);[.O182]+1;[.O182]))" office:value-type="float" office:value="0">
              <text:p>0</text:p>
            </table:table-cell>
            <table:table-cell table:style-name="ce4" table:formula="of:=['account types'.$C$19]&amp;TEXT([.O183];['account types'.$B$19])&amp;['account types'.$D$19]" office:value-type="string" office:string-value="0">
              <text:p>0</text:p>
            </table:table-cell>
            <table:table-cell table:style-name="ce4" table:formula="of:=IF(EXACT([.N182];[.N183]);IF(EXACT([.O182];[.O183]);[.Q182];CELL(&quot;Row&quot;;[.Q183]));[.N183])" office:value-type="float" office:value="181">
              <text:p>181</text:p>
            </table:table-cell>
            <table:table-cell table:style-name="ce4" table:formula="of:=IF(AND([.$A183]&lt;=[.S$1];[.$A182]&gt;[.$A183]);0;IF(EXACT([.$A183];[.S$1]+1);[.R182]+1;[.R182]))" office:value-type="float" office:value="2">
              <text:p>2</text:p>
            </table:table-cell>
            <table:table-cell table:style-name="ce4" table:formula="of:=['account types'.$C$20]&amp;TEXT([.R183];['account types'.$B$20])&amp;['account types'.$D$20]" office:value-type="string" office:string-value="2">
              <text:p>2</text:p>
            </table:table-cell>
            <table:table-cell table:style-name="ce4" table:formula="of:=IF(EXACT([.Q182];[.Q183]);IF(EXACT([.R182];[.R183]);[.T182];CELL(&quot;Row&quot;;[.T183]));[.Q183])" office:value-type="float" office:value="183">
              <text:p>183</text:p>
            </table:table-cell>
            <table:table-cell table:style-name="ce6" table:formula="of:=NOT(AND(OR([.A182]&gt;[.A183];[.A182]=[.A183]);[.A182]&lt;&gt;7))" office:value-type="boolean" office:boolean-value="true">
              <text:p>TRUE</text:p>
            </table:table-cell>
            <table:table-cell table:style-name="Nivel7" table:formula="of:=CONCATENATE([.D183];[.G183];[.J183];[.M183];[.P183];[.S183])&amp;T(IF(EXACT([.$A183];1);ORG.OPENOFFICE.STYLE(&quot;Nivel1&quot;);IF(EXACT([.$A183];2);ORG.OPENOFFICE.STYLE(&quot;Nivel2&quot;);IF(EXACT([.$A183];2);ORG.OPENOFFICE.STYLE(&quot;Nivel2&quot;);IF(EXACT([.$A183];3);ORG.OPENOFFICE.STYLE(&quot;Nivel3&quot;);IF(EXACT([.$A183];4);ORG.OPENOFFICE.STYLE(&quot;Nivel4&quot;);IF(EXACT([.$A183];5);ORG.OPENOFFICE.STYLE(&quot;Nivel5&quot;);IF(EXACT([.$A183];6);ORG.OPENOFFICE.STYLE(&quot;Nivel6&quot;);IF(EXACT([.$A183];7);ORG.OPENOFFICE.STYLE(&quot;Nivel7&quot;))))))))))" office:value-type="string" office:string-value="530002">
              <text:p>530002</text:p>
            </table:table-cell>
            <table:table-cell table:style-name="ce7" office:value-type="string">
              <text:p>Gastos de presidencia</text:p>
            </table:table-cell>
            <table:table-cell table:style-name="Nivel7" table:formula="of:=[.W183]&amp;T(IF(EXACT([.$A183];1);ORG.OPENOFFICE.STYLE(&quot;Nivel1&quot;);IF(EXACT([.$A183];2);ORG.OPENOFFICE.STYLE(&quot;Nivel2&quot;);IF(EXACT([.$A183];2);ORG.OPENOFFICE.STYLE(&quot;Nivel2&quot;);IF(EXACT([.$A183];3);ORG.OPENOFFICE.STYLE(&quot;Nivel3&quot;);IF(EXACT([.$A183];4);ORG.OPENOFFICE.STYLE(&quot;Nivel4&quot;);IF(EXACT([.$A183];5);ORG.OPENOFFICE.STYLE(&quot;Nivel5&quot;);IF(EXACT([.$A183];6);ORG.OPENOFFICE.STYLE(&quot;Nivel6&quot;);IF(EXACT([.$A183];7);ORG.OPENOFFICE.STYLE(&quot;Nivel7&quot;))))))))))" office:value-type="string" office:string-value="Gastos de presidencia">
              <text:p>Gastos de presidencia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GPres</text:p>
            </table:table-cell>
            <table:table-cell table:style-name="Datos" table:formula="of:=IF(EXACT([.A183];1);&quot;&quot;;IF(EXACT([.A183];2);INDIRECT(CONCATENATE(&quot;V&quot;;[.B183]));IF(EXACT([.A183];3);INDIRECT(CONCATENATE(&quot;V&quot;;[.E183]));IF(EXACT([.A183];4);INDIRECT(CONCATENATE(&quot;V&quot;;[.H183]));IF(EXACT([.A183];5);INDIRECT(CONCATENATE(&quot;V&quot;;[.K183]));IF(EXACT([.A183];6);INDIRECT(CONCATENATE(&quot;V&quot;;[.N183]));IF(EXACT([.A183];7);INDIRECT(CONCATENATE(&quot;V&quot;;[.Q183])))))))))" office:value-type="string" office:string-value="530000">
              <text:p>530000</text:p>
            </table:table-cell>
            <table:table-cell table:style-name="ce9" table:formula="of:=NOT(OR(AND(NOT(EXACT([.A183];7));NOT(EXACT([.AD183];&quot;view&quot;)));AND(EXACT([.A183];7);EXACT([.AD183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3];['account types'.$A$2:.$C$12];2)" office:value-type="string" office:string-value="other">
              <text:p>other</text:p>
            </table:table-cell>
            <table:table-cell table:style-name="Datos" table:formula="of:=VLOOKUP([.AD183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4];1);CELL(&quot;Row&quot;;[.B184]);[.B183])" office:value-type="float" office:value="2">
              <text:p>2</text:p>
            </table:table-cell>
            <table:table-cell table:style-name="ce4" table:formula="of:=IF(EXACT([.$A184];1);0;IF(EXACT([.$A184];2);[.C183]+1;[.C183]))" office:value-type="float" office:value="5">
              <text:p>5</text:p>
            </table:table-cell>
            <table:table-cell table:style-name="ce4" table:formula="of:=['account types'.$C$15]&amp;TEXT([.C184];['account types'.$B$15])&amp;['account types'.$D$15]" office:value-type="string" office:string-value="5">
              <text:p>5</text:p>
            </table:table-cell>
            <table:table-cell table:style-name="ce4" table:formula="of:=IF(EXACT([.B183];[.B184]);IF(EXACT([.C183];[.C184]);[.E183];CELL(&quot;Row&quot;;[.E184]));[.B184])" office:value-type="float" office:value="129">
              <text:p>129</text:p>
            </table:table-cell>
            <table:table-cell table:style-name="ce4" table:formula="of:=IF(AND([.$A184]&lt;=[.G$1];[.$A183]&gt;[.$A184]);0;IF(EXACT([.$A184];[.G$1]+1);[.F183]+1;[.F183]))" office:value-type="float" office:value="3">
              <text:p>3</text:p>
            </table:table-cell>
            <table:table-cell table:style-name="ce4" table:formula="of:=['account types'.$C$16]&amp;TEXT([.F184];['account types'.$B$16])&amp;['account types'.$D$16]" office:value-type="string" office:string-value="3">
              <text:p>3</text:p>
            </table:table-cell>
            <table:table-cell table:style-name="ce4" table:formula="of:=IF(EXACT([.E183];[.E184]);IF(EXACT([.F183];[.F184]);[.H183];CELL(&quot;Row&quot;;[.H184]));[.E184])" office:value-type="float" office:value="181">
              <text:p>181</text:p>
            </table:table-cell>
            <table:table-cell table:style-name="ce4" table:formula="of:=IF(AND([.$A184]&lt;=[.J$1];[.$A183]&gt;[.$A184]);0;IF(EXACT([.$A184];[.J$1]+1);[.I183]+1;[.I183]))" office:value-type="float" office:value="0">
              <text:p>0</text:p>
            </table:table-cell>
            <table:table-cell table:style-name="ce4" table:formula="of:=['account types'.$C$17]&amp;TEXT([.I184];['account types'.$B$17])&amp;['account types'.$D$17]" office:value-type="string" office:string-value="0">
              <text:p>0</text:p>
            </table:table-cell>
            <table:table-cell table:style-name="ce4" table:formula="of:=IF(EXACT([.H183];[.H184]);IF(EXACT([.I183];[.I184]);[.K183];CELL(&quot;Row&quot;;[.K184]));[.H184])" office:value-type="float" office:value="181">
              <text:p>181</text:p>
            </table:table-cell>
            <table:table-cell table:style-name="ce4" table:formula="of:=IF(AND([.$A184]&lt;=[.M$1];[.$A183]&gt;[.$A184]);0;IF(EXACT([.$A184];[.M$1]+1);[.L183]+1;[.L183]))" office:value-type="float" office:value="0">
              <text:p>0</text:p>
            </table:table-cell>
            <table:table-cell table:style-name="ce4" table:formula="of:=['account types'.$C$18]&amp;TEXT([.L184];['account types'.$B$18])&amp;['account types'.$D$18]" office:value-type="string" office:string-value="0">
              <text:p>0</text:p>
            </table:table-cell>
            <table:table-cell table:style-name="ce4" table:formula="of:=IF(EXACT([.K183];[.K184]);IF(EXACT([.L183];[.L184]);[.N183];CELL(&quot;Row&quot;;[.N184]));[.K184])" office:value-type="float" office:value="181">
              <text:p>181</text:p>
            </table:table-cell>
            <table:table-cell table:style-name="ce4" table:formula="of:=IF(AND([.$A184]&lt;=[.P$1];[.$A183]&gt;[.$A184]);0;IF(EXACT([.$A184];[.P$1]+1);[.O183]+1;[.O183]))" office:value-type="float" office:value="0">
              <text:p>0</text:p>
            </table:table-cell>
            <table:table-cell table:style-name="ce4" table:formula="of:=['account types'.$C$19]&amp;TEXT([.O184];['account types'.$B$19])&amp;['account types'.$D$19]" office:value-type="string" office:string-value="0">
              <text:p>0</text:p>
            </table:table-cell>
            <table:table-cell table:style-name="ce4" table:formula="of:=IF(EXACT([.N183];[.N184]);IF(EXACT([.O183];[.O184]);[.Q183];CELL(&quot;Row&quot;;[.Q184]));[.N184])" office:value-type="float" office:value="181">
              <text:p>181</text:p>
            </table:table-cell>
            <table:table-cell table:style-name="ce4" table:formula="of:=IF(AND([.$A184]&lt;=[.S$1];[.$A183]&gt;[.$A184]);0;IF(EXACT([.$A184];[.S$1]+1);[.R183]+1;[.R183]))" office:value-type="float" office:value="3">
              <text:p>3</text:p>
            </table:table-cell>
            <table:table-cell table:style-name="ce4" table:formula="of:=['account types'.$C$20]&amp;TEXT([.R184];['account types'.$B$20])&amp;['account types'.$D$20]" office:value-type="string" office:string-value="3">
              <text:p>3</text:p>
            </table:table-cell>
            <table:table-cell table:style-name="ce4" table:formula="of:=IF(EXACT([.Q183];[.Q184]);IF(EXACT([.R183];[.R184]);[.T183];CELL(&quot;Row&quot;;[.T184]));[.Q184])" office:value-type="float" office:value="184">
              <text:p>184</text:p>
            </table:table-cell>
            <table:table-cell table:style-name="ce6" table:formula="of:=NOT(AND(OR([.A183]&gt;[.A184];[.A183]=[.A184]);[.A183]&lt;&gt;7))" office:value-type="boolean" office:boolean-value="true">
              <text:p>TRUE</text:p>
            </table:table-cell>
            <table:table-cell table:style-name="Nivel7" table:formula="of:=CONCATENATE([.D184];[.G184];[.J184];[.M184];[.P184];[.S184])&amp;T(IF(EXACT([.$A184];1);ORG.OPENOFFICE.STYLE(&quot;Nivel1&quot;);IF(EXACT([.$A184];2);ORG.OPENOFFICE.STYLE(&quot;Nivel2&quot;);IF(EXACT([.$A184];2);ORG.OPENOFFICE.STYLE(&quot;Nivel2&quot;);IF(EXACT([.$A184];3);ORG.OPENOFFICE.STYLE(&quot;Nivel3&quot;);IF(EXACT([.$A184];4);ORG.OPENOFFICE.STYLE(&quot;Nivel4&quot;);IF(EXACT([.$A184];5);ORG.OPENOFFICE.STYLE(&quot;Nivel5&quot;);IF(EXACT([.$A184];6);ORG.OPENOFFICE.STYLE(&quot;Nivel6&quot;);IF(EXACT([.$A184];7);ORG.OPENOFFICE.STYLE(&quot;Nivel7&quot;))))))))))" office:value-type="string" office:string-value="530003">
              <text:p>530003</text:p>
            </table:table-cell>
            <table:table-cell table:style-name="ce7" office:value-type="string">
              <text:p>Multas</text:p>
            </table:table-cell>
            <table:table-cell table:style-name="Nivel7" table:formula="of:=[.W184]&amp;T(IF(EXACT([.$A184];1);ORG.OPENOFFICE.STYLE(&quot;Nivel1&quot;);IF(EXACT([.$A184];2);ORG.OPENOFFICE.STYLE(&quot;Nivel2&quot;);IF(EXACT([.$A184];2);ORG.OPENOFFICE.STYLE(&quot;Nivel2&quot;);IF(EXACT([.$A184];3);ORG.OPENOFFICE.STYLE(&quot;Nivel3&quot;);IF(EXACT([.$A184];4);ORG.OPENOFFICE.STYLE(&quot;Nivel4&quot;);IF(EXACT([.$A184];5);ORG.OPENOFFICE.STYLE(&quot;Nivel5&quot;);IF(EXACT([.$A184];6);ORG.OPENOFFICE.STYLE(&quot;Nivel6&quot;);IF(EXACT([.$A184];7);ORG.OPENOFFICE.STYLE(&quot;Nivel7&quot;))))))))))" office:value-type="string" office:string-value="Multas">
              <text:p>Multas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Mul</text:p>
            </table:table-cell>
            <table:table-cell table:style-name="Datos" table:formula="of:=IF(EXACT([.A184];1);&quot;&quot;;IF(EXACT([.A184];2);INDIRECT(CONCATENATE(&quot;V&quot;;[.B184]));IF(EXACT([.A184];3);INDIRECT(CONCATENATE(&quot;V&quot;;[.E184]));IF(EXACT([.A184];4);INDIRECT(CONCATENATE(&quot;V&quot;;[.H184]));IF(EXACT([.A184];5);INDIRECT(CONCATENATE(&quot;V&quot;;[.K184]));IF(EXACT([.A184];6);INDIRECT(CONCATENATE(&quot;V&quot;;[.N184]));IF(EXACT([.A184];7);INDIRECT(CONCATENATE(&quot;V&quot;;[.Q184])))))))))" office:value-type="string" office:string-value="530000">
              <text:p>530000</text:p>
            </table:table-cell>
            <table:table-cell table:style-name="ce9" table:formula="of:=NOT(OR(AND(NOT(EXACT([.A184];7));NOT(EXACT([.AD184];&quot;view&quot;)));AND(EXACT([.A184];7);EXACT([.AD184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4];['account types'.$A$2:.$C$12];2)" office:value-type="string" office:string-value="other">
              <text:p>other</text:p>
            </table:table-cell>
            <table:table-cell table:style-name="Datos" table:formula="of:=VLOOKUP([.AD184];['account types'.$A$2:.$C$12];3)" office:value-type="string" office:string-value="False">
              <text:p>False</text:p>
            </table:table-cell>
            <table:table-cell table:style-name="ce7"/>
          </table:table-row>
          <table:table-row table:style-name="ro2" table:visibility="collapse">
            <table:table-cell table:style-name="ce3" office:value-type="float" office:value="7">
              <text:p>7</text:p>
            </table:table-cell>
            <table:table-cell table:style-name="ce4" table:formula="of:=IF(EXACT([.A185];1);CELL(&quot;Row&quot;;[.B185]);[.B184])" office:value-type="float" office:value="2">
              <text:p>2</text:p>
            </table:table-cell>
            <table:table-cell table:style-name="ce4" table:formula="of:=IF(EXACT([.$A185];1);0;IF(EXACT([.$A185];2);[.C184]+1;[.C184]))" office:value-type="float" office:value="5">
              <text:p>5</text:p>
            </table:table-cell>
            <table:table-cell table:style-name="ce4" table:formula="of:=['account types'.$C$15]&amp;TEXT([.C185];['account types'.$B$15])&amp;['account types'.$D$15]" office:value-type="string" office:string-value="5">
              <text:p>5</text:p>
            </table:table-cell>
            <table:table-cell table:style-name="ce4" table:formula="of:=IF(EXACT([.B184];[.B185]);IF(EXACT([.C184];[.C185]);[.E184];CELL(&quot;Row&quot;;[.E185]));[.B185])" office:value-type="float" office:value="129">
              <text:p>129</text:p>
            </table:table-cell>
            <table:table-cell table:style-name="ce4" table:formula="of:=IF(AND([.$A185]&lt;=[.G$1];[.$A184]&gt;[.$A185]);0;IF(EXACT([.$A185];[.G$1]+1);[.F184]+1;[.F184]))" office:value-type="float" office:value="3">
              <text:p>3</text:p>
            </table:table-cell>
            <table:table-cell table:style-name="ce4" table:formula="of:=['account types'.$C$16]&amp;TEXT([.F185];['account types'.$B$16])&amp;['account types'.$D$16]" office:value-type="string" office:string-value="3">
              <text:p>3</text:p>
            </table:table-cell>
            <table:table-cell table:style-name="ce4" table:formula="of:=IF(EXACT([.E184];[.E185]);IF(EXACT([.F184];[.F185]);[.H184];CELL(&quot;Row&quot;;[.H185]));[.E185])" office:value-type="float" office:value="181">
              <text:p>181</text:p>
            </table:table-cell>
            <table:table-cell table:style-name="ce4" table:formula="of:=IF(AND([.$A185]&lt;=[.J$1];[.$A184]&gt;[.$A185]);0;IF(EXACT([.$A185];[.J$1]+1);[.I184]+1;[.I184]))" office:value-type="float" office:value="0">
              <text:p>0</text:p>
            </table:table-cell>
            <table:table-cell table:style-name="ce4" table:formula="of:=['account types'.$C$17]&amp;TEXT([.I185];['account types'.$B$17])&amp;['account types'.$D$17]" office:value-type="string" office:string-value="0">
              <text:p>0</text:p>
            </table:table-cell>
            <table:table-cell table:style-name="ce4" table:formula="of:=IF(EXACT([.H184];[.H185]);IF(EXACT([.I184];[.I185]);[.K184];CELL(&quot;Row&quot;;[.K185]));[.H185])" office:value-type="float" office:value="181">
              <text:p>181</text:p>
            </table:table-cell>
            <table:table-cell table:style-name="ce4" table:formula="of:=IF(AND([.$A185]&lt;=[.M$1];[.$A184]&gt;[.$A185]);0;IF(EXACT([.$A185];[.M$1]+1);[.L184]+1;[.L184]))" office:value-type="float" office:value="0">
              <text:p>0</text:p>
            </table:table-cell>
            <table:table-cell table:style-name="ce4" table:formula="of:=['account types'.$C$18]&amp;TEXT([.L185];['account types'.$B$18])&amp;['account types'.$D$18]" office:value-type="string" office:string-value="0">
              <text:p>0</text:p>
            </table:table-cell>
            <table:table-cell table:style-name="ce4" table:formula="of:=IF(EXACT([.K184];[.K185]);IF(EXACT([.L184];[.L185]);[.N184];CELL(&quot;Row&quot;;[.N185]));[.K185])" office:value-type="float" office:value="181">
              <text:p>181</text:p>
            </table:table-cell>
            <table:table-cell table:style-name="ce4" table:formula="of:=IF(AND([.$A185]&lt;=[.P$1];[.$A184]&gt;[.$A185]);0;IF(EXACT([.$A185];[.P$1]+1);[.O184]+1;[.O184]))" office:value-type="float" office:value="0">
              <text:p>0</text:p>
            </table:table-cell>
            <table:table-cell table:style-name="ce4" table:formula="of:=['account types'.$C$19]&amp;TEXT([.O185];['account types'.$B$19])&amp;['account types'.$D$19]" office:value-type="string" office:string-value="0">
              <text:p>0</text:p>
            </table:table-cell>
            <table:table-cell table:style-name="ce4" table:formula="of:=IF(EXACT([.N184];[.N185]);IF(EXACT([.O184];[.O185]);[.Q184];CELL(&quot;Row&quot;;[.Q185]));[.N185])" office:value-type="float" office:value="181">
              <text:p>181</text:p>
            </table:table-cell>
            <table:table-cell table:style-name="ce4" table:formula="of:=IF(AND([.$A185]&lt;=[.S$1];[.$A184]&gt;[.$A185]);0;IF(EXACT([.$A185];[.S$1]+1);[.R184]+1;[.R184]))" office:value-type="float" office:value="4">
              <text:p>4</text:p>
            </table:table-cell>
            <table:table-cell table:style-name="ce4" table:formula="of:=['account types'.$C$20]&amp;TEXT([.R185];['account types'.$B$20])&amp;['account types'.$D$20]" office:value-type="string" office:string-value="4">
              <text:p>4</text:p>
            </table:table-cell>
            <table:table-cell table:style-name="ce4" table:formula="of:=IF(EXACT([.Q184];[.Q185]);IF(EXACT([.R184];[.R185]);[.T184];CELL(&quot;Row&quot;;[.T185]));[.Q185])" office:value-type="float" office:value="185">
              <text:p>185</text:p>
            </table:table-cell>
            <table:table-cell table:style-name="ce6" table:formula="of:=NOT(AND(OR([.A184]&gt;[.A185];[.A184]=[.A185]);[.A184]&lt;&gt;7))" office:value-type="boolean" office:boolean-value="true">
              <text:p>TRUE</text:p>
            </table:table-cell>
            <table:table-cell table:style-name="Nivel7" table:formula="of:=CONCATENATE([.D185];[.G185];[.J185];[.M185];[.P185];[.S185])&amp;T(IF(EXACT([.$A185];1);ORG.OPENOFFICE.STYLE(&quot;Nivel1&quot;);IF(EXACT([.$A185];2);ORG.OPENOFFICE.STYLE(&quot;Nivel2&quot;);IF(EXACT([.$A185];2);ORG.OPENOFFICE.STYLE(&quot;Nivel2&quot;);IF(EXACT([.$A185];3);ORG.OPENOFFICE.STYLE(&quot;Nivel3&quot;);IF(EXACT([.$A185];4);ORG.OPENOFFICE.STYLE(&quot;Nivel4&quot;);IF(EXACT([.$A185];5);ORG.OPENOFFICE.STYLE(&quot;Nivel5&quot;);IF(EXACT([.$A185];6);ORG.OPENOFFICE.STYLE(&quot;Nivel6&quot;);IF(EXACT([.$A185];7);ORG.OPENOFFICE.STYLE(&quot;Nivel7&quot;))))))))))" office:value-type="string" office:string-value="530004">
              <text:p>530004</text:p>
            </table:table-cell>
            <table:table-cell table:style-name="ce7" office:value-type="string">
              <text:p>Diferencial cambiario</text:p>
            </table:table-cell>
            <table:table-cell table:style-name="Nivel7" table:formula="of:=[.W185]&amp;T(IF(EXACT([.$A185];1);ORG.OPENOFFICE.STYLE(&quot;Nivel1&quot;);IF(EXACT([.$A185];2);ORG.OPENOFFICE.STYLE(&quot;Nivel2&quot;);IF(EXACT([.$A185];2);ORG.OPENOFFICE.STYLE(&quot;Nivel2&quot;);IF(EXACT([.$A185];3);ORG.OPENOFFICE.STYLE(&quot;Nivel3&quot;);IF(EXACT([.$A185];4);ORG.OPENOFFICE.STYLE(&quot;Nivel4&quot;);IF(EXACT([.$A185];5);ORG.OPENOFFICE.STYLE(&quot;Nivel5&quot;);IF(EXACT([.$A185];6);ORG.OPENOFFICE.STYLE(&quot;Nivel6&quot;);IF(EXACT([.$A185];7);ORG.OPENOFFICE.STYLE(&quot;Nivel7&quot;))))))))))" office:value-type="string" office:string-value="Diferencial cambiario">
              <text:p>Diferencial cambiario</text:p>
            </table:table-cell>
            <table:table-cell table:style-name="ce3" office:value-type="float" office:value="1">
              <text:p>1</text:p>
            </table:table-cell>
            <table:table-cell table:style-name="ce3" office:value-type="float" office:value="1">
              <text:p>1</text:p>
            </table:table-cell>
            <table:table-cell table:style-name="ce7" office:value-type="string">
              <text:p>Dif.Cam</text:p>
            </table:table-cell>
            <table:table-cell table:style-name="Datos" table:formula="of:=IF(EXACT([.A185];1);&quot;&quot;;IF(EXACT([.A185];2);INDIRECT(CONCATENATE(&quot;V&quot;;[.B185]));IF(EXACT([.A185];3);INDIRECT(CONCATENATE(&quot;V&quot;;[.E185]));IF(EXACT([.A185];4);INDIRECT(CONCATENATE(&quot;V&quot;;[.H185]));IF(EXACT([.A185];5);INDIRECT(CONCATENATE(&quot;V&quot;;[.K185]));IF(EXACT([.A185];6);INDIRECT(CONCATENATE(&quot;V&quot;;[.N185]));IF(EXACT([.A185];7);INDIRECT(CONCATENATE(&quot;V&quot;;[.Q185])))))))))" office:value-type="string" office:string-value="530000">
              <text:p>530000</text:p>
            </table:table-cell>
            <table:table-cell table:style-name="ce9" table:formula="of:=NOT(OR(AND(NOT(EXACT([.A185];7));NOT(EXACT([.AD185];&quot;view&quot;)));AND(EXACT([.A185];7);EXACT([.AD185];&quot;view&quot;))))" office:value-type="boolean" office:boolean-value="true">
              <text:p>TRUE</text:p>
            </table:table-cell>
            <table:table-cell table:style-name="ce7" office:value-type="string">
              <text:p>expense</text:p>
            </table:table-cell>
            <table:table-cell table:style-name="ce7" office:value-type="string">
              <text:p>l10n_cr_base.CRC</text:p>
            </table:table-cell>
            <table:table-cell table:style-name="Datos" table:formula="of:=VLOOKUP([.AD185];['account types'.$A$2:.$C$12];2)" office:value-type="string" office:string-value="other">
              <text:p>other</text:p>
            </table:table-cell>
            <table:table-cell table:style-name="Datos" table:formula="of:=VLOOKUP([.AD185];['account types'.$A$2:.$C$12];3)" office:value-type="string" office:string-value="False">
              <text:p>False</text:p>
            </table:table-cell>
            <table:table-cell table:style-name="ce7"/>
          </table:table-row>
        </table:table-row-group>
        <table:table-row table:style-name="ro3" table:number-rows-repeated="1048390">
          <table:table-cell table:number-columns-repeated="34"/>
        </table:table-row>
        <table:table-row table:style-name="ro3">
          <table:table-cell table:number-columns-repeated="34"/>
        </table:table-row>
      </table:table>
      <table:table table:name="company0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prefix</text:p>
          </table:table-cell>
          <table:table-cell table:number-columns-repeated="10"/>
        </table:table-row>
        <table:table-row table:style-name="ro5">
          <table:table-cell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5">
          <table:table-cell table:formula="of:=IF(EXACT([$'Base chart'.$Y2];1);CONCATENATE([.$A$2];&quot;-&quot;;[$'Base chart'.$V2]);&quot;&quot;)" office:value-type="string" office:string-value="0-000000">
            <text:p>0-000000</text:p>
          </table:table-cell>
          <table:table-cell table:formula="of:=IF(EXACT([.A5];&quot;&quot;);&quot;&quot;;CONCATENATE([.$A$2];&quot;-&quot;;[$'Base chart'.$X2]))" office:value-type="string" office:string-value="0-Plan Contable">
            <text:p>0-Plan Contable</text:p>
          </table:table-cell>
          <table:table-cell table:formula="of:=IF(EXACT([.A5];&quot;&quot;);&quot;&quot;;CONCATENATE([.$A$2];&quot;-&quot;;[$'Base chart'.$AA2]))" office:value-type="string" office:string-value="0-CAT">
            <text:p>0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11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0_000000&quot; model=&quot;account.account.template&quot;&gt;&#13;&#9;&#9;&#9;&lt;field name=&quot;code&quot;&gt;0-000000&lt;/field&gt;&#13;&#9;&#9;&#9;&lt;field name=&quot;name&quot;&gt;0-Plan Contable&lt;/field&gt;&#13;&#9;&#9;&#9;&lt;field name=&quot;shortcut&quot;&gt;0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000000" model="account.account.template"&gt;<text:tab/><text:tab/><text:tab/>&lt;field name="code"&gt;0-000000&lt;/field&gt;<text:tab/><text:tab/><text:tab/>&lt;field name="name"&gt;0-Plan Contable&lt;/field&gt;<text:tab/><text:tab/><text:tab/>&lt;field name="shortcut"&gt;0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];1);CONCATENATE([.$A$2];&quot;-&quot;;[$'Base chart'.$V3]);&quot;&quot;)" office:value-type="string" office:string-value="0-100000">
            <text:p>0-100000</text:p>
          </table:table-cell>
          <table:table-cell table:formula="of:=IF(EXACT([.A6];&quot;&quot;);&quot;&quot;;CONCATENATE([.$A$2];&quot;-&quot;;[$'Base chart'.$X3]))" office:value-type="string" office:string-value="0-Activo">
            <text:p>0-Activo</text:p>
          </table:table-cell>
          <table:table-cell table:formula="of:=IF(EXACT([.A6];&quot;&quot;);&quot;&quot;;CONCATENATE([.$A$2];&quot;-&quot;;[$'Base chart'.$AA3]))" office:value-type="string" office:string-value="0-Ac">
            <text:p>0-Ac</text:p>
          </table:table-cell>
          <table:table-cell table:formula="of:=IF(EXACT([$'Base chart'.$AB3];&quot;&quot;);&quot;&quot;;IF(EXACT([.A6];&quot;&quot;);&quot;&quot;;CONCATENATE(&quot;account_account_template_&quot;;[.$A$2];&quot;_&quot;;[$'Base chart'.$AB3])))" office:value-type="string" office:string-value="account_account_template_0_000000">
            <text:p>account_account_template_0_000000</text:p>
          </table:table-cell>
          <table:table-cell table:formula="of:=IF(EXACT([.A6];&quot;&quot;);&quot;&quot;;[$'Base chart'.$AD3])" office:value-type="string" office:string-value="view">
            <text:p>view</text:p>
          </table:table-cell>
          <table:table-cell table:formula="of:=IF(EXACT([$'Base chart'.$AE3];&quot;&quot;);&quot;&quot;;IF(EXACT([.A6];&quot;&quot;);&quot;&quot;;[$'Base chart'.$AE3]))" office:value-type="string" office:string-value="l10n_cr_base.CRC">
            <text:p>l10n_cr_base.CRC</text:p>
          </table:table-cell>
          <table:table-cell table:formula="of:=IF(EXACT([.A6];&quot;&quot;);&quot;&quot;;[$'Base chart'.$AF3])" office:value-type="string" office:string-value="view">
            <text:p>view</text:p>
          </table:table-cell>
          <table:table-cell table:formula="of:=IF(EXACT([.A6];&quot;&quot;);&quot;&quot;;[$'Base chart'.$AG3])" office:value-type="string" office:string-value="False">
            <text:p>False</text:p>
          </table:table-cell>
          <table:table-cell table:formula="of:=IF(EXACT([$'Base chart'.$AH3];&quot;&quot;);&quot;&quot;;IF(EXACT([.A6];&quot;&quot;);&quot;&quot;;[$'Base chart'.$AH3]))">
            <text:p/>
          </table:table-cell>
          <table:table-cell table:style-name="ce11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];&quot;&quot;);&quot;&quot;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)" office:value-type="string" office:string-value="&#9;&#9;&lt;record id=&quot;account_account_template_0_100000&quot; model=&quot;account.account.template&quot;&gt;&#13;&#9;&#9;&#9;&lt;field name=&quot;code&quot;&gt;0-100000&lt;/field&gt;&#13;&#9;&#9;&#9;&lt;field name=&quot;name&quot;&gt;0-Activo&lt;/field&gt;&#13;&#9;&#9;&#9;&lt;field name=&quot;shortcut&quot;&gt;0-Ac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00000" model="account.account.template"&gt;<text:tab/><text:tab/><text:tab/>&lt;field name="code"&gt;0-100000&lt;/field&gt;<text:tab/><text:tab/><text:tab/>&lt;field name="name"&gt;0-Activo&lt;/field&gt;<text:tab/><text:tab/><text:tab/>&lt;field name="shortcut"&gt;0-Ac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];1);CONCATENATE([.$A$2];&quot;-&quot;;[$'Base chart'.$V4]);&quot;&quot;)" office:value-type="string" office:string-value="0-110000">
            <text:p>0-110000</text:p>
          </table:table-cell>
          <table:table-cell table:formula="of:=IF(EXACT([.A7];&quot;&quot;);&quot;&quot;;CONCATENATE([.$A$2];&quot;-&quot;;[$'Base chart'.$X4]))" office:value-type="string" office:string-value="0-Activo circulante">
            <text:p>0-Activo circulante</text:p>
          </table:table-cell>
          <table:table-cell table:formula="of:=IF(EXACT([.A7];&quot;&quot;);&quot;&quot;;CONCATENATE([.$A$2];&quot;-&quot;;[$'Base chart'.$AA4]))" office:value-type="string" office:string-value="0-Cir">
            <text:p>0-Cir</text:p>
          </table:table-cell>
          <table:table-cell table:formula="of:=IF(EXACT([$'Base chart'.$AB4];&quot;&quot;);&quot;&quot;;IF(EXACT([.A7];&quot;&quot;);&quot;&quot;;CONCATENATE(&quot;account_account_template_&quot;;[.$A$2];&quot;_&quot;;[$'Base chart'.$AB4])))" office:value-type="string" office:string-value="account_account_template_0_100000">
            <text:p>account_account_template_0_100000</text:p>
          </table:table-cell>
          <table:table-cell table:formula="of:=IF(EXACT([.A7];&quot;&quot;);&quot;&quot;;[$'Base chart'.$AD4])" office:value-type="string" office:string-value="view">
            <text:p>view</text:p>
          </table:table-cell>
          <table:table-cell table:formula="of:=IF(EXACT([$'Base chart'.$AE4];&quot;&quot;);&quot;&quot;;IF(EXACT([.A7];&quot;&quot;);&quot;&quot;;[$'Base chart'.$AE4]))" office:value-type="string" office:string-value="l10n_cr_base.CRC">
            <text:p>l10n_cr_base.CRC</text:p>
          </table:table-cell>
          <table:table-cell table:formula="of:=IF(EXACT([.A7];&quot;&quot;);&quot;&quot;;[$'Base chart'.$AF4])" office:value-type="string" office:string-value="view">
            <text:p>view</text:p>
          </table:table-cell>
          <table:table-cell table:formula="of:=IF(EXACT([.A7];&quot;&quot;);&quot;&quot;;[$'Base chart'.$AG4])" office:value-type="string" office:string-value="False">
            <text:p>False</text:p>
          </table:table-cell>
          <table:table-cell table:formula="of:=IF(EXACT([$'Base chart'.$AH4];&quot;&quot;);&quot;&quot;;IF(EXACT([.A7];&quot;&quot;);&quot;&quot;;[$'Base chart'.$AH4]))">
            <text:p/>
          </table:table-cell>
          <table:table-cell table:style-name="ce11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];&quot;&quot;);&quot;&quot;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)" office:value-type="string" office:string-value="&#9;&#9;&lt;record id=&quot;account_account_template_0_110000&quot; model=&quot;account.account.template&quot;&gt;&#13;&#9;&#9;&#9;&lt;field name=&quot;code&quot;&gt;0-110000&lt;/field&gt;&#13;&#9;&#9;&#9;&lt;field name=&quot;name&quot;&gt;0-Activo circulante&lt;/field&gt;&#13;&#9;&#9;&#9;&lt;field name=&quot;shortcut&quot;&gt;0-Cir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0000" model="account.account.template"&gt;<text:tab/><text:tab/><text:tab/>&lt;field name="code"&gt;0-110000&lt;/field&gt;<text:tab/><text:tab/><text:tab/>&lt;field name="name"&gt;0-Activo circulante&lt;/field&gt;<text:tab/><text:tab/><text:tab/>&lt;field name="shortcut"&gt;0-Cir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];1);CONCATENATE([.$A$2];&quot;-&quot;;[$'Base chart'.$V5]);&quot;&quot;)" office:value-type="string" office:string-value="0-111000">
            <text:p>0-111000</text:p>
          </table:table-cell>
          <table:table-cell table:formula="of:=IF(EXACT([.A8];&quot;&quot;);&quot;&quot;;CONCATENATE([.$A$2];&quot;-&quot;;[$'Base chart'.$X5]))" office:value-type="string" office:string-value="0-Activo circulante disponible">
            <text:p>0-Activo circulante disponible</text:p>
          </table:table-cell>
          <table:table-cell table:formula="of:=IF(EXACT([.A8];&quot;&quot;);&quot;&quot;;CONCATENATE([.$A$2];&quot;-&quot;;[$'Base chart'.$AA5]))" office:value-type="string" office:string-value="0-Dis">
            <text:p>0-Dis</text:p>
          </table:table-cell>
          <table:table-cell table:formula="of:=IF(EXACT([$'Base chart'.$AB5];&quot;&quot;);&quot;&quot;;IF(EXACT([.A8];&quot;&quot;);&quot;&quot;;CONCATENATE(&quot;account_account_template_&quot;;[.$A$2];&quot;_&quot;;[$'Base chart'.$AB5])))" office:value-type="string" office:string-value="account_account_template_0_110000">
            <text:p>account_account_template_0_110000</text:p>
          </table:table-cell>
          <table:table-cell table:formula="of:=IF(EXACT([.A8];&quot;&quot;);&quot;&quot;;[$'Base chart'.$AD5])" office:value-type="string" office:string-value="view">
            <text:p>view</text:p>
          </table:table-cell>
          <table:table-cell table:formula="of:=IF(EXACT([$'Base chart'.$AE5];&quot;&quot;);&quot;&quot;;IF(EXACT([.A8];&quot;&quot;);&quot;&quot;;[$'Base chart'.$AE5]))" office:value-type="string" office:string-value="l10n_cr_base.CRC">
            <text:p>l10n_cr_base.CRC</text:p>
          </table:table-cell>
          <table:table-cell table:formula="of:=IF(EXACT([.A8];&quot;&quot;);&quot;&quot;;[$'Base chart'.$AF5])" office:value-type="string" office:string-value="view">
            <text:p>view</text:p>
          </table:table-cell>
          <table:table-cell table:formula="of:=IF(EXACT([.A8];&quot;&quot;);&quot;&quot;;[$'Base chart'.$AG5])" office:value-type="string" office:string-value="False">
            <text:p>False</text:p>
          </table:table-cell>
          <table:table-cell table:formula="of:=IF(EXACT([$'Base chart'.$AH5];&quot;&quot;);&quot;&quot;;IF(EXACT([.A8];&quot;&quot;);&quot;&quot;;[$'Base chart'.$AH5]))">
            <text:p/>
          </table:table-cell>
          <table:table-cell table:style-name="ce11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];&quot;&quot;);&quot;&quot;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)" office:value-type="string" office:string-value="&#9;&#9;&lt;record id=&quot;account_account_template_0_111000&quot; model=&quot;account.account.template&quot;&gt;&#13;&#9;&#9;&#9;&lt;field name=&quot;code&quot;&gt;0-111000&lt;/field&gt;&#13;&#9;&#9;&#9;&lt;field name=&quot;name&quot;&gt;0-Activo circulante disponible&lt;/field&gt;&#13;&#9;&#9;&#9;&lt;field name=&quot;shortcut&quot;&gt;0-Dis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000" model="account.account.template"&gt;<text:tab/><text:tab/><text:tab/>&lt;field name="code"&gt;0-111000&lt;/field&gt;<text:tab/><text:tab/><text:tab/>&lt;field name="name"&gt;0-Activo circulante disponible&lt;/field&gt;<text:tab/><text:tab/><text:tab/>&lt;field name="shortcut"&gt;0-Dis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];1);CONCATENATE([.$A$2];&quot;-&quot;;[$'Base chart'.$V6]);&quot;&quot;)" office:value-type="string" office:string-value="0-111100">
            <text:p>0-111100</text:p>
          </table:table-cell>
          <table:table-cell table:formula="of:=IF(EXACT([.A9];&quot;&quot;);&quot;&quot;;CONCATENATE([.$A$2];&quot;-&quot;;[$'Base chart'.$X6]))" office:value-type="string" office:string-value="0-Fondos de caja">
            <text:p>0-Fondos de caja</text:p>
          </table:table-cell>
          <table:table-cell table:formula="of:=IF(EXACT([.A9];&quot;&quot;);&quot;&quot;;CONCATENATE([.$A$2];&quot;-&quot;;[$'Base chart'.$AA6]))" office:value-type="string" office:string-value="0-CyB">
            <text:p>0-CyB</text:p>
          </table:table-cell>
          <table:table-cell table:formula="of:=IF(EXACT([$'Base chart'.$AB6];&quot;&quot;);&quot;&quot;;IF(EXACT([.A9];&quot;&quot;);&quot;&quot;;CONCATENATE(&quot;account_account_template_&quot;;[.$A$2];&quot;_&quot;;[$'Base chart'.$AB6])))" office:value-type="string" office:string-value="account_account_template_0_111000">
            <text:p>account_account_template_0_111000</text:p>
          </table:table-cell>
          <table:table-cell table:formula="of:=IF(EXACT([.A9];&quot;&quot;);&quot;&quot;;[$'Base chart'.$AD6])" office:value-type="string" office:string-value="view">
            <text:p>view</text:p>
          </table:table-cell>
          <table:table-cell table:formula="of:=IF(EXACT([$'Base chart'.$AE6];&quot;&quot;);&quot;&quot;;IF(EXACT([.A9];&quot;&quot;);&quot;&quot;;[$'Base chart'.$AE6]))" office:value-type="string" office:string-value="l10n_cr_base.CRC">
            <text:p>l10n_cr_base.CRC</text:p>
          </table:table-cell>
          <table:table-cell table:formula="of:=IF(EXACT([.A9];&quot;&quot;);&quot;&quot;;[$'Base chart'.$AF6])" office:value-type="string" office:string-value="view">
            <text:p>view</text:p>
          </table:table-cell>
          <table:table-cell table:formula="of:=IF(EXACT([.A9];&quot;&quot;);&quot;&quot;;[$'Base chart'.$AG6])" office:value-type="string" office:string-value="False">
            <text:p>False</text:p>
          </table:table-cell>
          <table:table-cell table:formula="of:=IF(EXACT([$'Base chart'.$AH6];&quot;&quot;);&quot;&quot;;IF(EXACT([.A9];&quot;&quot;);&quot;&quot;;[$'Base chart'.$AH6]))">
            <text:p/>
          </table:table-cell>
          <table:table-cell table:style-name="ce11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];&quot;&quot;);&quot;&quot;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)" office:value-type="string" office:string-value="&#9;&#9;&lt;record id=&quot;account_account_template_0_111100&quot; model=&quot;account.account.template&quot;&gt;&#13;&#9;&#9;&#9;&lt;field name=&quot;code&quot;&gt;0-111100&lt;/field&gt;&#13;&#9;&#9;&#9;&lt;field name=&quot;name&quot;&gt;0-Fondos de caja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00" model="account.account.template"&gt;<text:tab/><text:tab/><text:tab/>&lt;field name="code"&gt;0-111100&lt;/field&gt;<text:tab/><text:tab/><text:tab/>&lt;field name="name"&gt;0-Fondos de caja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];1);CONCATENATE([.$A$2];&quot;-&quot;;[$'Base chart'.$V7]);&quot;&quot;)" office:value-type="string" office:string-value="0-111110">
            <text:p>0-111110</text:p>
          </table:table-cell>
          <table:table-cell table:formula="of:=IF(EXACT([.A10];&quot;&quot;);&quot;&quot;;CONCATENATE([.$A$2];&quot;-&quot;;[$'Base chart'.$X7]))" office:value-type="string" office:string-value="0-Fondos de caja CRC">
            <text:p>0-Fondos de caja CRC</text:p>
          </table:table-cell>
          <table:table-cell table:formula="of:=IF(EXACT([.A10];&quot;&quot;);&quot;&quot;;CONCATENATE([.$A$2];&quot;-&quot;;[$'Base chart'.$AA7]))" office:value-type="string" office:string-value="0-FC-CRC">
            <text:p>0-FC-CRC</text:p>
          </table:table-cell>
          <table:table-cell table:formula="of:=IF(EXACT([$'Base chart'.$AB7];&quot;&quot;);&quot;&quot;;IF(EXACT([.A10];&quot;&quot;);&quot;&quot;;CONCATENATE(&quot;account_account_template_&quot;;[.$A$2];&quot;_&quot;;[$'Base chart'.$AB7])))" office:value-type="string" office:string-value="account_account_template_0_111100">
            <text:p>account_account_template_0_111100</text:p>
          </table:table-cell>
          <table:table-cell table:formula="of:=IF(EXACT([.A10];&quot;&quot;);&quot;&quot;;[$'Base chart'.$AD7])" office:value-type="string" office:string-value="view">
            <text:p>view</text:p>
          </table:table-cell>
          <table:table-cell table:formula="of:=IF(EXACT([$'Base chart'.$AE7];&quot;&quot;);&quot;&quot;;IF(EXACT([.A10];&quot;&quot;);&quot;&quot;;[$'Base chart'.$AE7]))" office:value-type="string" office:string-value="l10n_cr_base.CRC">
            <text:p>l10n_cr_base.CRC</text:p>
          </table:table-cell>
          <table:table-cell table:formula="of:=IF(EXACT([.A10];&quot;&quot;);&quot;&quot;;[$'Base chart'.$AF7])" office:value-type="string" office:string-value="view">
            <text:p>view</text:p>
          </table:table-cell>
          <table:table-cell table:formula="of:=IF(EXACT([.A10];&quot;&quot;);&quot;&quot;;[$'Base chart'.$AG7])" office:value-type="string" office:string-value="False">
            <text:p>False</text:p>
          </table:table-cell>
          <table:table-cell table:formula="of:=IF(EXACT([$'Base chart'.$AH7];&quot;&quot;);&quot;&quot;;IF(EXACT([.A10];&quot;&quot;);&quot;&quot;;[$'Base chart'.$AH7]))">
            <text:p/>
          </table:table-cell>
          <table:table-cell table:style-name="ce11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];&quot;&quot;);&quot;&quot;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)" office:value-type="string" office:string-value="&#9;&#9;&lt;record id=&quot;account_account_template_0_111110&quot; model=&quot;account.account.template&quot;&gt;&#13;&#9;&#9;&#9;&lt;field name=&quot;code&quot;&gt;0-111110&lt;/field&gt;&#13;&#9;&#9;&#9;&lt;field name=&quot;name&quot;&gt;0-Fondos de caja CRC&lt;/field&gt;&#13;&#9;&#9;&#9;&lt;field name=&quot;shortcut&quot;&gt;0-FC-CRC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10" model="account.account.template"&gt;<text:tab/><text:tab/><text:tab/>&lt;field name="code"&gt;0-111110&lt;/field&gt;<text:tab/><text:tab/><text:tab/>&lt;field name="name"&gt;0-Fondos de caja CRC&lt;/field&gt;<text:tab/><text:tab/><text:tab/>&lt;field name="shortcut"&gt;0-FC-CRC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];1);CONCATENATE([.$A$2];&quot;-&quot;;[$'Base chart'.$V8]);&quot;&quot;)" office:value-type="string" office:string-value="0-111111">
            <text:p>0-111111</text:p>
          </table:table-cell>
          <table:table-cell table:formula="of:=IF(EXACT([.A11];&quot;&quot;);&quot;&quot;;CONCATENATE([.$A$2];&quot;-&quot;;[$'Base chart'.$X8]))" office:value-type="string" office:string-value="0-Fondo de caja oficinas centrales CRC">
            <text:p>0-Fondo de caja oficinas centrales CRC</text:p>
          </table:table-cell>
          <table:table-cell table:formula="of:=IF(EXACT([.A11];&quot;&quot;);&quot;&quot;;CONCATENATE([.$A$2];&quot;-&quot;;[$'Base chart'.$AA8]))" office:value-type="string" office:string-value="0-">
            <text:p>0-</text:p>
          </table:table-cell>
          <table:table-cell table:formula="of:=IF(EXACT([$'Base chart'.$AB8];&quot;&quot;);&quot;&quot;;IF(EXACT([.A11];&quot;&quot;);&quot;&quot;;CONCATENATE(&quot;account_account_template_&quot;;[.$A$2];&quot;_&quot;;[$'Base chart'.$AB8])))" office:value-type="string" office:string-value="account_account_template_0_111110">
            <text:p>account_account_template_0_111110</text:p>
          </table:table-cell>
          <table:table-cell table:formula="of:=IF(EXACT([.A11];&quot;&quot;);&quot;&quot;;[$'Base chart'.$AD8])" office:value-type="string" office:string-value="cash">
            <text:p>cash</text:p>
          </table:table-cell>
          <table:table-cell table:formula="of:=IF(EXACT([$'Base chart'.$AE8];&quot;&quot;);&quot;&quot;;IF(EXACT([.A11];&quot;&quot;);&quot;&quot;;[$'Base chart'.$AE8]))" office:value-type="string" office:string-value="l10n_cr_base.CRC">
            <text:p>l10n_cr_base.CRC</text:p>
          </table:table-cell>
          <table:table-cell table:formula="of:=IF(EXACT([.A11];&quot;&quot;);&quot;&quot;;[$'Base chart'.$AF8])" office:value-type="string" office:string-value="other">
            <text:p>other</text:p>
          </table:table-cell>
          <table:table-cell table:formula="of:=IF(EXACT([.A11];&quot;&quot;);&quot;&quot;;[$'Base chart'.$AG8])" office:value-type="string" office:string-value="True">
            <text:p>True</text:p>
          </table:table-cell>
          <table:table-cell table:formula="of:=IF(EXACT([$'Base chart'.$AH8];&quot;&quot;);&quot;&quot;;IF(EXACT([.A11];&quot;&quot;);&quot;&quot;;[$'Base chart'.$AH8]))">
            <text:p/>
          </table:table-cell>
          <table:table-cell table:style-name="ce11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];&quot;&quot;);&quot;&quot;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)" office:value-type="string" office:string-value="&#9;&#9;&lt;record id=&quot;account_account_template_0_111111&quot; model=&quot;account.account.template&quot;&gt;&#13;&#9;&#9;&#9;&lt;field name=&quot;code&quot;&gt;0-111111&lt;/field&gt;&#13;&#9;&#9;&#9;&lt;field name=&quot;name&quot;&gt;0-Fondo de caja oficinas centrales CRC&lt;/field&gt;&#13;&#9;&#9;&#9;&lt;field name=&quot;shortcut&quot;&gt;0-&lt;/field&gt;&#13;&#9;&#9;&#9;&lt;field name=&quot;parent_id&quot; ref=&quot;account_account_template_0_1111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11" model="account.account.template"&gt;<text:tab/><text:tab/><text:tab/>&lt;field name="code"&gt;0-111111&lt;/field&gt;<text:tab/><text:tab/><text:tab/>&lt;field name="name"&gt;0-Fondo de caja oficinas centrales CRC&lt;/field&gt;<text:tab/><text:tab/><text:tab/>&lt;field name="shortcut"&gt;0-&lt;/field&gt;<text:tab/><text:tab/><text:tab/>&lt;field name="parent_id" ref="account_account_template_0_1111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];1);CONCATENATE([.$A$2];&quot;-&quot;;[$'Base chart'.$V9]);&quot;&quot;)" office:value-type="string" office:string-value="0-111120">
            <text:p>0-111120</text:p>
          </table:table-cell>
          <table:table-cell table:formula="of:=IF(EXACT([.A12];&quot;&quot;);&quot;&quot;;CONCATENATE([.$A$2];&quot;-&quot;;[$'Base chart'.$X9]))" office:value-type="string" office:string-value="0-Fondos de caja USD">
            <text:p>0-Fondos de caja USD</text:p>
          </table:table-cell>
          <table:table-cell table:formula="of:=IF(EXACT([.A12];&quot;&quot;);&quot;&quot;;CONCATENATE([.$A$2];&quot;-&quot;;[$'Base chart'.$AA9]))" office:value-type="string" office:string-value="0-FC-USD">
            <text:p>0-FC-USD</text:p>
          </table:table-cell>
          <table:table-cell table:formula="of:=IF(EXACT([$'Base chart'.$AB9];&quot;&quot;);&quot;&quot;;IF(EXACT([.A12];&quot;&quot;);&quot;&quot;;CONCATENATE(&quot;account_account_template_&quot;;[.$A$2];&quot;_&quot;;[$'Base chart'.$AB9])))" office:value-type="string" office:string-value="account_account_template_0_111100">
            <text:p>account_account_template_0_111100</text:p>
          </table:table-cell>
          <table:table-cell table:formula="of:=IF(EXACT([.A12];&quot;&quot;);&quot;&quot;;[$'Base chart'.$AD9])" office:value-type="string" office:string-value="view">
            <text:p>view</text:p>
          </table:table-cell>
          <table:table-cell table:formula="of:=IF(EXACT([$'Base chart'.$AE9];&quot;&quot;);&quot;&quot;;IF(EXACT([.A12];&quot;&quot;);&quot;&quot;;[$'Base chart'.$AE9]))" office:value-type="string" office:string-value="l10n_cr_base.CRC">
            <text:p>l10n_cr_base.CRC</text:p>
          </table:table-cell>
          <table:table-cell table:formula="of:=IF(EXACT([.A12];&quot;&quot;);&quot;&quot;;[$'Base chart'.$AF9])" office:value-type="string" office:string-value="view">
            <text:p>view</text:p>
          </table:table-cell>
          <table:table-cell table:formula="of:=IF(EXACT([.A12];&quot;&quot;);&quot;&quot;;[$'Base chart'.$AG9])" office:value-type="string" office:string-value="False">
            <text:p>False</text:p>
          </table:table-cell>
          <table:table-cell table:formula="of:=IF(EXACT([$'Base chart'.$AH9];&quot;&quot;);&quot;&quot;;IF(EXACT([.A12];&quot;&quot;);&quot;&quot;;[$'Base chart'.$AH9]))">
            <text:p/>
          </table:table-cell>
          <table:table-cell table:style-name="ce11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];&quot;&quot;);&quot;&quot;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)" office:value-type="string" office:string-value="&#9;&#9;&lt;record id=&quot;account_account_template_0_111120&quot; model=&quot;account.account.template&quot;&gt;&#13;&#9;&#9;&#9;&lt;field name=&quot;code&quot;&gt;0-111120&lt;/field&gt;&#13;&#9;&#9;&#9;&lt;field name=&quot;name&quot;&gt;0-Fondos de caja USD&lt;/field&gt;&#13;&#9;&#9;&#9;&lt;field name=&quot;shortcut&quot;&gt;0-FC-USD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20" model="account.account.template"&gt;<text:tab/><text:tab/><text:tab/>&lt;field name="code"&gt;0-111120&lt;/field&gt;<text:tab/><text:tab/><text:tab/>&lt;field name="name"&gt;0-Fondos de caja USD&lt;/field&gt;<text:tab/><text:tab/><text:tab/>&lt;field name="shortcut"&gt;0-FC-USD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];1);CONCATENATE([.$A$2];&quot;-&quot;;[$'Base chart'.$V10]);&quot;&quot;)" office:value-type="string" office:string-value="0-111121">
            <text:p>0-111121</text:p>
          </table:table-cell>
          <table:table-cell table:formula="of:=IF(EXACT([.A13];&quot;&quot;);&quot;&quot;;CONCATENATE([.$A$2];&quot;-&quot;;[$'Base chart'.$X10]))" office:value-type="string" office:string-value="0-Fondo de caja oficinas centrales USD">
            <text:p>0-Fondo de caja oficinas centrales USD</text:p>
          </table:table-cell>
          <table:table-cell table:formula="of:=IF(EXACT([.A13];&quot;&quot;);&quot;&quot;;CONCATENATE([.$A$2];&quot;-&quot;;[$'Base chart'.$AA10]))" office:value-type="string" office:string-value="0-">
            <text:p>0-</text:p>
          </table:table-cell>
          <table:table-cell table:formula="of:=IF(EXACT([$'Base chart'.$AB10];&quot;&quot;);&quot;&quot;;IF(EXACT([.A13];&quot;&quot;);&quot;&quot;;CONCATENATE(&quot;account_account_template_&quot;;[.$A$2];&quot;_&quot;;[$'Base chart'.$AB10])))" office:value-type="string" office:string-value="account_account_template_0_111120">
            <text:p>account_account_template_0_111120</text:p>
          </table:table-cell>
          <table:table-cell table:formula="of:=IF(EXACT([.A13];&quot;&quot;);&quot;&quot;;[$'Base chart'.$AD10])" office:value-type="string" office:string-value="cash">
            <text:p>cash</text:p>
          </table:table-cell>
          <table:table-cell table:formula="of:=IF(EXACT([$'Base chart'.$AE10];&quot;&quot;);&quot;&quot;;IF(EXACT([.A13];&quot;&quot;);&quot;&quot;;[$'Base chart'.$AE10]))" office:value-type="string" office:string-value="l10n_cr_base.CRC">
            <text:p>l10n_cr_base.CRC</text:p>
          </table:table-cell>
          <table:table-cell table:formula="of:=IF(EXACT([.A13];&quot;&quot;);&quot;&quot;;[$'Base chart'.$AF10])" office:value-type="string" office:string-value="other">
            <text:p>other</text:p>
          </table:table-cell>
          <table:table-cell table:formula="of:=IF(EXACT([.A13];&quot;&quot;);&quot;&quot;;[$'Base chart'.$AG10])" office:value-type="string" office:string-value="True">
            <text:p>True</text:p>
          </table:table-cell>
          <table:table-cell table:formula="of:=IF(EXACT([$'Base chart'.$AH10];&quot;&quot;);&quot;&quot;;IF(EXACT([.A13];&quot;&quot;);&quot;&quot;;[$'Base chart'.$AH10]))">
            <text:p/>
          </table:table-cell>
          <table:table-cell table:style-name="ce11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];&quot;&quot;);&quot;&quot;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)" office:value-type="string" office:string-value="&#9;&#9;&lt;record id=&quot;account_account_template_0_111121&quot; model=&quot;account.account.template&quot;&gt;&#13;&#9;&#9;&#9;&lt;field name=&quot;code&quot;&gt;0-111121&lt;/field&gt;&#13;&#9;&#9;&#9;&lt;field name=&quot;name&quot;&gt;0-Fondo de caja oficinas centrales USD&lt;/field&gt;&#13;&#9;&#9;&#9;&lt;field name=&quot;shortcut&quot;&gt;0-&lt;/field&gt;&#13;&#9;&#9;&#9;&lt;field name=&quot;parent_id&quot; ref=&quot;account_account_template_0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21" model="account.account.template"&gt;<text:tab/><text:tab/><text:tab/>&lt;field name="code"&gt;0-111121&lt;/field&gt;<text:tab/><text:tab/><text:tab/>&lt;field name="name"&gt;0-Fondo de caja oficinas centrales USD&lt;/field&gt;<text:tab/><text:tab/><text:tab/>&lt;field name="shortcut"&gt;0-&lt;/field&gt;<text:tab/><text:tab/><text:tab/>&lt;field name="parent_id" ref="account_account_template_0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];1);CONCATENATE([.$A$2];&quot;-&quot;;[$'Base chart'.$V11]);&quot;&quot;)" office:value-type="string" office:string-value="0-111200">
            <text:p>0-111200</text:p>
          </table:table-cell>
          <table:table-cell table:formula="of:=IF(EXACT([.A14];&quot;&quot;);&quot;&quot;;CONCATENATE([.$A$2];&quot;-&quot;;[$'Base chart'.$X11]))" office:value-type="string" office:string-value="0-Bancos">
            <text:p>0-Bancos</text:p>
          </table:table-cell>
          <table:table-cell table:formula="of:=IF(EXACT([.A14];&quot;&quot;);&quot;&quot;;CONCATENATE([.$A$2];&quot;-&quot;;[$'Base chart'.$AA11]))" office:value-type="string" office:string-value="0-CyB">
            <text:p>0-CyB</text:p>
          </table:table-cell>
          <table:table-cell table:formula="of:=IF(EXACT([$'Base chart'.$AB11];&quot;&quot;);&quot;&quot;;IF(EXACT([.A14];&quot;&quot;);&quot;&quot;;CONCATENATE(&quot;account_account_template_&quot;;[.$A$2];&quot;_&quot;;[$'Base chart'.$AB11])))" office:value-type="string" office:string-value="account_account_template_0_111000">
            <text:p>account_account_template_0_111000</text:p>
          </table:table-cell>
          <table:table-cell table:formula="of:=IF(EXACT([.A14];&quot;&quot;);&quot;&quot;;[$'Base chart'.$AD11])" office:value-type="string" office:string-value="view">
            <text:p>view</text:p>
          </table:table-cell>
          <table:table-cell table:formula="of:=IF(EXACT([$'Base chart'.$AE11];&quot;&quot;);&quot;&quot;;IF(EXACT([.A14];&quot;&quot;);&quot;&quot;;[$'Base chart'.$AE11]))" office:value-type="string" office:string-value="l10n_cr_base.CRC">
            <text:p>l10n_cr_base.CRC</text:p>
          </table:table-cell>
          <table:table-cell table:formula="of:=IF(EXACT([.A14];&quot;&quot;);&quot;&quot;;[$'Base chart'.$AF11])" office:value-type="string" office:string-value="view">
            <text:p>view</text:p>
          </table:table-cell>
          <table:table-cell table:formula="of:=IF(EXACT([.A14];&quot;&quot;);&quot;&quot;;[$'Base chart'.$AG11])" office:value-type="string" office:string-value="False">
            <text:p>False</text:p>
          </table:table-cell>
          <table:table-cell table:formula="of:=IF(EXACT([$'Base chart'.$AH11];&quot;&quot;);&quot;&quot;;IF(EXACT([.A14];&quot;&quot;);&quot;&quot;;[$'Base chart'.$AH11]))">
            <text:p/>
          </table:table-cell>
          <table:table-cell table:style-name="ce11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];&quot;&quot;);&quot;&quot;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)" office:value-type="string" office:string-value="&#9;&#9;&lt;record id=&quot;account_account_template_0_111200&quot; model=&quot;account.account.template&quot;&gt;&#13;&#9;&#9;&#9;&lt;field name=&quot;code&quot;&gt;0-111200&lt;/field&gt;&#13;&#9;&#9;&#9;&lt;field name=&quot;name&quot;&gt;0-Bancos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00" model="account.account.template"&gt;<text:tab/><text:tab/><text:tab/>&lt;field name="code"&gt;0-111200&lt;/field&gt;<text:tab/><text:tab/><text:tab/>&lt;field name="name"&gt;0-Bancos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];1);CONCATENATE([.$A$2];&quot;-&quot;;[$'Base chart'.$V12]);&quot;&quot;)" office:value-type="string" office:string-value="0-111210">
            <text:p>0-111210</text:p>
          </table:table-cell>
          <table:table-cell table:formula="of:=IF(EXACT([.A15];&quot;&quot;);&quot;&quot;;CONCATENATE([.$A$2];&quot;-&quot;;[$'Base chart'.$X12]))" office:value-type="string" office:string-value="0-Cuentas corrientes CRC">
            <text:p>0-Cuentas corrientes CRC</text:p>
          </table:table-cell>
          <table:table-cell table:formula="of:=IF(EXACT([.A15];&quot;&quot;);&quot;&quot;;CONCATENATE([.$A$2];&quot;-&quot;;[$'Base chart'.$AA12]))" office:value-type="string" office:string-value="0-CC-CRC">
            <text:p>0-CC-CRC</text:p>
          </table:table-cell>
          <table:table-cell table:formula="of:=IF(EXACT([$'Base chart'.$AB12];&quot;&quot;);&quot;&quot;;IF(EXACT([.A15];&quot;&quot;);&quot;&quot;;CONCATENATE(&quot;account_account_template_&quot;;[.$A$2];&quot;_&quot;;[$'Base chart'.$AB12])))" office:value-type="string" office:string-value="account_account_template_0_111200">
            <text:p>account_account_template_0_111200</text:p>
          </table:table-cell>
          <table:table-cell table:formula="of:=IF(EXACT([.A15];&quot;&quot;);&quot;&quot;;[$'Base chart'.$AD12])" office:value-type="string" office:string-value="view">
            <text:p>view</text:p>
          </table:table-cell>
          <table:table-cell table:formula="of:=IF(EXACT([$'Base chart'.$AE12];&quot;&quot;);&quot;&quot;;IF(EXACT([.A15];&quot;&quot;);&quot;&quot;;[$'Base chart'.$AE12]))" office:value-type="string" office:string-value="l10n_cr_base.CRC">
            <text:p>l10n_cr_base.CRC</text:p>
          </table:table-cell>
          <table:table-cell table:formula="of:=IF(EXACT([.A15];&quot;&quot;);&quot;&quot;;[$'Base chart'.$AF12])" office:value-type="string" office:string-value="view">
            <text:p>view</text:p>
          </table:table-cell>
          <table:table-cell table:formula="of:=IF(EXACT([.A15];&quot;&quot;);&quot;&quot;;[$'Base chart'.$AG12])" office:value-type="string" office:string-value="False">
            <text:p>False</text:p>
          </table:table-cell>
          <table:table-cell table:formula="of:=IF(EXACT([$'Base chart'.$AH12];&quot;&quot;);&quot;&quot;;IF(EXACT([.A15];&quot;&quot;);&quot;&quot;;[$'Base chart'.$AH12]))">
            <text:p/>
          </table:table-cell>
          <table:table-cell table:style-name="ce11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];&quot;&quot;);&quot;&quot;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)" office:value-type="string" office:string-value="&#9;&#9;&lt;record id=&quot;account_account_template_0_111210&quot; model=&quot;account.account.template&quot;&gt;&#13;&#9;&#9;&#9;&lt;field name=&quot;code&quot;&gt;0-111210&lt;/field&gt;&#13;&#9;&#9;&#9;&lt;field name=&quot;name&quot;&gt;0-Cuentas corrientes CRC&lt;/field&gt;&#13;&#9;&#9;&#9;&lt;field name=&quot;shortcut&quot;&gt;0-CC-CRC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10" model="account.account.template"&gt;<text:tab/><text:tab/><text:tab/>&lt;field name="code"&gt;0-111210&lt;/field&gt;<text:tab/><text:tab/><text:tab/>&lt;field name="name"&gt;0-Cuentas corrientes CRC&lt;/field&gt;<text:tab/><text:tab/><text:tab/>&lt;field name="shortcut"&gt;0-CC-CRC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];1);CONCATENATE([.$A$2];&quot;-&quot;;[$'Base chart'.$V13]);&quot;&quot;)" office:value-type="string" office:string-value="0-111211">
            <text:p>0-111211</text:p>
          </table:table-cell>
          <table:table-cell table:formula="of:=IF(EXACT([.A16];&quot;&quot;);&quot;&quot;;CONCATENATE([.$A$2];&quot;-&quot;;[$'Base chart'.$X13]))" office:value-type="string" office:string-value="0-Cuenta en CRC 1">
            <text:p>0-Cuenta en CRC 1</text:p>
          </table:table-cell>
          <table:table-cell table:formula="of:=IF(EXACT([.A16];&quot;&quot;);&quot;&quot;;CONCATENATE([.$A$2];&quot;-&quot;;[$'Base chart'.$AA13]))" office:value-type="string" office:string-value="0-">
            <text:p>0-</text:p>
          </table:table-cell>
          <table:table-cell table:formula="of:=IF(EXACT([$'Base chart'.$AB13];&quot;&quot;);&quot;&quot;;IF(EXACT([.A16];&quot;&quot;);&quot;&quot;;CONCATENATE(&quot;account_account_template_&quot;;[.$A$2];&quot;_&quot;;[$'Base chart'.$AB13])))" office:value-type="string" office:string-value="account_account_template_0_111210">
            <text:p>account_account_template_0_111210</text:p>
          </table:table-cell>
          <table:table-cell table:formula="of:=IF(EXACT([.A16];&quot;&quot;);&quot;&quot;;[$'Base chart'.$AD13])" office:value-type="string" office:string-value="cash">
            <text:p>cash</text:p>
          </table:table-cell>
          <table:table-cell table:formula="of:=IF(EXACT([$'Base chart'.$AE13];&quot;&quot;);&quot;&quot;;IF(EXACT([.A16];&quot;&quot;);&quot;&quot;;[$'Base chart'.$AE13]))" office:value-type="string" office:string-value="l10n_cr_base.CRC">
            <text:p>l10n_cr_base.CRC</text:p>
          </table:table-cell>
          <table:table-cell table:formula="of:=IF(EXACT([.A16];&quot;&quot;);&quot;&quot;;[$'Base chart'.$AF13])" office:value-type="string" office:string-value="other">
            <text:p>other</text:p>
          </table:table-cell>
          <table:table-cell table:formula="of:=IF(EXACT([.A16];&quot;&quot;);&quot;&quot;;[$'Base chart'.$AG13])" office:value-type="string" office:string-value="True">
            <text:p>True</text:p>
          </table:table-cell>
          <table:table-cell table:formula="of:=IF(EXACT([$'Base chart'.$AH13];&quot;&quot;);&quot;&quot;;IF(EXACT([.A16];&quot;&quot;);&quot;&quot;;[$'Base chart'.$AH13]))">
            <text:p/>
          </table:table-cell>
          <table:table-cell table:style-name="ce11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];&quot;&quot;);&quot;&quot;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)" office:value-type="string" office:string-value="&#9;&#9;&lt;record id=&quot;account_account_template_0_111211&quot; model=&quot;account.account.template&quot;&gt;&#13;&#9;&#9;&#9;&lt;field name=&quot;code&quot;&gt;0-111211&lt;/field&gt;&#13;&#9;&#9;&#9;&lt;field name=&quot;name&quot;&gt;0-Cuenta en CRC 1&lt;/field&gt;&#13;&#9;&#9;&#9;&lt;field name=&quot;shortcut&quot;&gt;0-&lt;/field&gt;&#13;&#9;&#9;&#9;&lt;field name=&quot;parent_id&quot; ref=&quot;account_account_template_0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11" model="account.account.template"&gt;<text:tab/><text:tab/><text:tab/>&lt;field name="code"&gt;0-111211&lt;/field&gt;<text:tab/><text:tab/><text:tab/>&lt;field name="name"&gt;0-Cuenta en CRC 1&lt;/field&gt;<text:tab/><text:tab/><text:tab/>&lt;field name="shortcut"&gt;0-&lt;/field&gt;<text:tab/><text:tab/><text:tab/>&lt;field name="parent_id" ref="account_account_template_0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];1);CONCATENATE([.$A$2];&quot;-&quot;;[$'Base chart'.$V14]);&quot;&quot;)" office:value-type="string" office:string-value="0-111220">
            <text:p>0-111220</text:p>
          </table:table-cell>
          <table:table-cell table:formula="of:=IF(EXACT([.A17];&quot;&quot;);&quot;&quot;;CONCATENATE([.$A$2];&quot;-&quot;;[$'Base chart'.$X14]))" office:value-type="string" office:string-value="0-Cuentas corrientes USD">
            <text:p>0-Cuentas corrientes USD</text:p>
          </table:table-cell>
          <table:table-cell table:formula="of:=IF(EXACT([.A17];&quot;&quot;);&quot;&quot;;CONCATENATE([.$A$2];&quot;-&quot;;[$'Base chart'.$AA14]))" office:value-type="string" office:string-value="0-CC-USD">
            <text:p>0-CC-USD</text:p>
          </table:table-cell>
          <table:table-cell table:formula="of:=IF(EXACT([$'Base chart'.$AB14];&quot;&quot;);&quot;&quot;;IF(EXACT([.A17];&quot;&quot;);&quot;&quot;;CONCATENATE(&quot;account_account_template_&quot;;[.$A$2];&quot;_&quot;;[$'Base chart'.$AB14])))" office:value-type="string" office:string-value="account_account_template_0_111200">
            <text:p>account_account_template_0_111200</text:p>
          </table:table-cell>
          <table:table-cell table:formula="of:=IF(EXACT([.A17];&quot;&quot;);&quot;&quot;;[$'Base chart'.$AD14])" office:value-type="string" office:string-value="view">
            <text:p>view</text:p>
          </table:table-cell>
          <table:table-cell table:formula="of:=IF(EXACT([$'Base chart'.$AE14];&quot;&quot;);&quot;&quot;;IF(EXACT([.A17];&quot;&quot;);&quot;&quot;;[$'Base chart'.$AE14]))" office:value-type="string" office:string-value="l10n_cr_base.CRC">
            <text:p>l10n_cr_base.CRC</text:p>
          </table:table-cell>
          <table:table-cell table:formula="of:=IF(EXACT([.A17];&quot;&quot;);&quot;&quot;;[$'Base chart'.$AF14])" office:value-type="string" office:string-value="view">
            <text:p>view</text:p>
          </table:table-cell>
          <table:table-cell table:formula="of:=IF(EXACT([.A17];&quot;&quot;);&quot;&quot;;[$'Base chart'.$AG14])" office:value-type="string" office:string-value="False">
            <text:p>False</text:p>
          </table:table-cell>
          <table:table-cell table:formula="of:=IF(EXACT([$'Base chart'.$AH14];&quot;&quot;);&quot;&quot;;IF(EXACT([.A17];&quot;&quot;);&quot;&quot;;[$'Base chart'.$AH14]))">
            <text:p/>
          </table:table-cell>
          <table:table-cell table:style-name="ce11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];&quot;&quot;);&quot;&quot;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)" office:value-type="string" office:string-value="&#9;&#9;&lt;record id=&quot;account_account_template_0_111220&quot; model=&quot;account.account.template&quot;&gt;&#13;&#9;&#9;&#9;&lt;field name=&quot;code&quot;&gt;0-111220&lt;/field&gt;&#13;&#9;&#9;&#9;&lt;field name=&quot;name&quot;&gt;0-Cuentas corrientes USD&lt;/field&gt;&#13;&#9;&#9;&#9;&lt;field name=&quot;shortcut&quot;&gt;0-CC-USD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20" model="account.account.template"&gt;<text:tab/><text:tab/><text:tab/>&lt;field name="code"&gt;0-111220&lt;/field&gt;<text:tab/><text:tab/><text:tab/>&lt;field name="name"&gt;0-Cuentas corrientes USD&lt;/field&gt;<text:tab/><text:tab/><text:tab/>&lt;field name="shortcut"&gt;0-CC-USD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];1);CONCATENATE([.$A$2];&quot;-&quot;;[$'Base chart'.$V15]);&quot;&quot;)" office:value-type="string" office:string-value="0-111221">
            <text:p>0-111221</text:p>
          </table:table-cell>
          <table:table-cell table:formula="of:=IF(EXACT([.A18];&quot;&quot;);&quot;&quot;;CONCATENATE([.$A$2];&quot;-&quot;;[$'Base chart'.$X15]))" office:value-type="string" office:string-value="0-Cuenta en USD 1">
            <text:p>0-Cuenta en USD 1</text:p>
          </table:table-cell>
          <table:table-cell table:formula="of:=IF(EXACT([.A18];&quot;&quot;);&quot;&quot;;CONCATENATE([.$A$2];&quot;-&quot;;[$'Base chart'.$AA15]))" office:value-type="string" office:string-value="0-">
            <text:p>0-</text:p>
          </table:table-cell>
          <table:table-cell table:formula="of:=IF(EXACT([$'Base chart'.$AB15];&quot;&quot;);&quot;&quot;;IF(EXACT([.A18];&quot;&quot;);&quot;&quot;;CONCATENATE(&quot;account_account_template_&quot;;[.$A$2];&quot;_&quot;;[$'Base chart'.$AB15])))" office:value-type="string" office:string-value="account_account_template_0_111220">
            <text:p>account_account_template_0_111220</text:p>
          </table:table-cell>
          <table:table-cell table:formula="of:=IF(EXACT([.A18];&quot;&quot;);&quot;&quot;;[$'Base chart'.$AD15])" office:value-type="string" office:string-value="cash">
            <text:p>cash</text:p>
          </table:table-cell>
          <table:table-cell table:formula="of:=IF(EXACT([$'Base chart'.$AE15];&quot;&quot;);&quot;&quot;;IF(EXACT([.A18];&quot;&quot;);&quot;&quot;;[$'Base chart'.$AE15]))" office:value-type="string" office:string-value="l10n_cr_base.CRC">
            <text:p>l10n_cr_base.CRC</text:p>
          </table:table-cell>
          <table:table-cell table:formula="of:=IF(EXACT([.A18];&quot;&quot;);&quot;&quot;;[$'Base chart'.$AF15])" office:value-type="string" office:string-value="other">
            <text:p>other</text:p>
          </table:table-cell>
          <table:table-cell table:formula="of:=IF(EXACT([.A18];&quot;&quot;);&quot;&quot;;[$'Base chart'.$AG15])" office:value-type="string" office:string-value="True">
            <text:p>True</text:p>
          </table:table-cell>
          <table:table-cell table:formula="of:=IF(EXACT([$'Base chart'.$AH15];&quot;&quot;);&quot;&quot;;IF(EXACT([.A18];&quot;&quot;);&quot;&quot;;[$'Base chart'.$AH15]))">
            <text:p/>
          </table:table-cell>
          <table:table-cell table:style-name="ce11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];&quot;&quot;);&quot;&quot;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)" office:value-type="string" office:string-value="&#9;&#9;&lt;record id=&quot;account_account_template_0_111221&quot; model=&quot;account.account.template&quot;&gt;&#13;&#9;&#9;&#9;&lt;field name=&quot;code&quot;&gt;0-111221&lt;/field&gt;&#13;&#9;&#9;&#9;&lt;field name=&quot;name&quot;&gt;0-Cuenta en USD 1&lt;/field&gt;&#13;&#9;&#9;&#9;&lt;field name=&quot;shortcut&quot;&gt;0-&lt;/field&gt;&#13;&#9;&#9;&#9;&lt;field name=&quot;parent_id&quot; ref=&quot;account_account_template_0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21" model="account.account.template"&gt;<text:tab/><text:tab/><text:tab/>&lt;field name="code"&gt;0-111221&lt;/field&gt;<text:tab/><text:tab/><text:tab/>&lt;field name="name"&gt;0-Cuenta en USD 1&lt;/field&gt;<text:tab/><text:tab/><text:tab/>&lt;field name="shortcut"&gt;0-&lt;/field&gt;<text:tab/><text:tab/><text:tab/>&lt;field name="parent_id" ref="account_account_template_0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];1);CONCATENATE([.$A$2];&quot;-&quot;;[$'Base chart'.$V16]);&quot;&quot;)" office:value-type="string" office:string-value="0-111300">
            <text:p>0-111300</text:p>
          </table:table-cell>
          <table:table-cell table:formula="of:=IF(EXACT([.A19];&quot;&quot;);&quot;&quot;;CONCATENATE([.$A$2];&quot;-&quot;;[$'Base chart'.$X16]))" office:value-type="string" office:string-value="0-PayPal">
            <text:p>0-PayPal</text:p>
          </table:table-cell>
          <table:table-cell table:formula="of:=IF(EXACT([.A19];&quot;&quot;);&quot;&quot;;CONCATENATE([.$A$2];&quot;-&quot;;[$'Base chart'.$AA16]))" office:value-type="string" office:string-value="0-PayPal">
            <text:p>0-PayPal</text:p>
          </table:table-cell>
          <table:table-cell table:formula="of:=IF(EXACT([$'Base chart'.$AB16];&quot;&quot;);&quot;&quot;;IF(EXACT([.A19];&quot;&quot;);&quot;&quot;;CONCATENATE(&quot;account_account_template_&quot;;[.$A$2];&quot;_&quot;;[$'Base chart'.$AB16])))" office:value-type="string" office:string-value="account_account_template_0_111000">
            <text:p>account_account_template_0_111000</text:p>
          </table:table-cell>
          <table:table-cell table:formula="of:=IF(EXACT([.A19];&quot;&quot;);&quot;&quot;;[$'Base chart'.$AD16])" office:value-type="string" office:string-value="view">
            <text:p>view</text:p>
          </table:table-cell>
          <table:table-cell table:formula="of:=IF(EXACT([$'Base chart'.$AE16];&quot;&quot;);&quot;&quot;;IF(EXACT([.A19];&quot;&quot;);&quot;&quot;;[$'Base chart'.$AE16]))" office:value-type="string" office:string-value="l10n_cr_base.CRC">
            <text:p>l10n_cr_base.CRC</text:p>
          </table:table-cell>
          <table:table-cell table:formula="of:=IF(EXACT([.A19];&quot;&quot;);&quot;&quot;;[$'Base chart'.$AF16])" office:value-type="string" office:string-value="view">
            <text:p>view</text:p>
          </table:table-cell>
          <table:table-cell table:formula="of:=IF(EXACT([.A19];&quot;&quot;);&quot;&quot;;[$'Base chart'.$AG16])" office:value-type="string" office:string-value="False">
            <text:p>False</text:p>
          </table:table-cell>
          <table:table-cell table:formula="of:=IF(EXACT([$'Base chart'.$AH16];&quot;&quot;);&quot;&quot;;IF(EXACT([.A19];&quot;&quot;);&quot;&quot;;[$'Base chart'.$AH16]))">
            <text:p/>
          </table:table-cell>
          <table:table-cell table:style-name="ce11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9];&quot;&quot;);&quot;&quot;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)" office:value-type="string" office:string-value="&#9;&#9;&lt;record id=&quot;account_account_template_0_111300&quot; model=&quot;account.account.template&quot;&gt;&#13;&#9;&#9;&#9;&lt;field name=&quot;code&quot;&gt;0-111300&lt;/field&gt;&#13;&#9;&#9;&#9;&lt;field name=&quot;name&quot;&gt;0-PayPal&lt;/field&gt;&#13;&#9;&#9;&#9;&lt;field name=&quot;shortcut&quot;&gt;0-PayPal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300" model="account.account.template"&gt;<text:tab/><text:tab/><text:tab/>&lt;field name="code"&gt;0-111300&lt;/field&gt;<text:tab/><text:tab/><text:tab/>&lt;field name="name"&gt;0-PayPal&lt;/field&gt;<text:tab/><text:tab/><text:tab/>&lt;field name="shortcut"&gt;0-PayPal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];1);CONCATENATE([.$A$2];&quot;-&quot;;[$'Base chart'.$V17]);&quot;&quot;)" office:value-type="string" office:string-value="0-111301">
            <text:p>0-111301</text:p>
          </table:table-cell>
          <table:table-cell table:formula="of:=IF(EXACT([.A20];&quot;&quot;);&quot;&quot;;CONCATENATE([.$A$2];&quot;-&quot;;[$'Base chart'.$X17]))" office:value-type="string" office:string-value="0-Cuenta PayPal 1">
            <text:p>0-Cuenta PayPal 1</text:p>
          </table:table-cell>
          <table:table-cell table:formula="of:=IF(EXACT([.A20];&quot;&quot;);&quot;&quot;;CONCATENATE([.$A$2];&quot;-&quot;;[$'Base chart'.$AA17]))" office:value-type="string" office:string-value="0-">
            <text:p>0-</text:p>
          </table:table-cell>
          <table:table-cell table:formula="of:=IF(EXACT([$'Base chart'.$AB17];&quot;&quot;);&quot;&quot;;IF(EXACT([.A20];&quot;&quot;);&quot;&quot;;CONCATENATE(&quot;account_account_template_&quot;;[.$A$2];&quot;_&quot;;[$'Base chart'.$AB17])))" office:value-type="string" office:string-value="account_account_template_0_111300">
            <text:p>account_account_template_0_111300</text:p>
          </table:table-cell>
          <table:table-cell table:formula="of:=IF(EXACT([.A20];&quot;&quot;);&quot;&quot;;[$'Base chart'.$AD17])" office:value-type="string" office:string-value="cash">
            <text:p>cash</text:p>
          </table:table-cell>
          <table:table-cell table:formula="of:=IF(EXACT([$'Base chart'.$AE17];&quot;&quot;);&quot;&quot;;IF(EXACT([.A20];&quot;&quot;);&quot;&quot;;[$'Base chart'.$AE17]))" office:value-type="string" office:string-value="l10n_cr_base.CRC">
            <text:p>l10n_cr_base.CRC</text:p>
          </table:table-cell>
          <table:table-cell table:formula="of:=IF(EXACT([.A20];&quot;&quot;);&quot;&quot;;[$'Base chart'.$AF17])" office:value-type="string" office:string-value="other">
            <text:p>other</text:p>
          </table:table-cell>
          <table:table-cell table:formula="of:=IF(EXACT([.A20];&quot;&quot;);&quot;&quot;;[$'Base chart'.$AG17])" office:value-type="string" office:string-value="True">
            <text:p>True</text:p>
          </table:table-cell>
          <table:table-cell table:formula="of:=IF(EXACT([$'Base chart'.$AH17];&quot;&quot;);&quot;&quot;;IF(EXACT([.A20];&quot;&quot;);&quot;&quot;;[$'Base chart'.$AH17]))">
            <text:p/>
          </table:table-cell>
          <table:table-cell table:style-name="ce11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0];&quot;&quot;);&quot;&quot;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)" office:value-type="string" office:string-value="&#9;&#9;&lt;record id=&quot;account_account_template_0_111301&quot; model=&quot;account.account.template&quot;&gt;&#13;&#9;&#9;&#9;&lt;field name=&quot;code&quot;&gt;0-111301&lt;/field&gt;&#13;&#9;&#9;&#9;&lt;field name=&quot;name&quot;&gt;0-Cuenta PayPal 1&lt;/field&gt;&#13;&#9;&#9;&#9;&lt;field name=&quot;shortcut&quot;&gt;0-&lt;/field&gt;&#13;&#9;&#9;&#9;&lt;field name=&quot;parent_id&quot; ref=&quot;account_account_template_0_11130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301" model="account.account.template"&gt;<text:tab/><text:tab/><text:tab/>&lt;field name="code"&gt;0-111301&lt;/field&gt;<text:tab/><text:tab/><text:tab/>&lt;field name="name"&gt;0-Cuenta PayPal 1&lt;/field&gt;<text:tab/><text:tab/><text:tab/>&lt;field name="shortcut"&gt;0-&lt;/field&gt;<text:tab/><text:tab/><text:tab/>&lt;field name="parent_id" ref="account_account_template_0_11130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];1);CONCATENATE([.$A$2];&quot;-&quot;;[$'Base chart'.$V18]);&quot;&quot;)" office:value-type="string" office:string-value="0-111400">
            <text:p>0-111400</text:p>
          </table:table-cell>
          <table:table-cell table:formula="of:=IF(EXACT([.A21];&quot;&quot;);&quot;&quot;;CONCATENATE([.$A$2];&quot;-&quot;;[$'Base chart'.$X18]))" office:value-type="string" office:string-value="0-Fondos en tránsito">
            <text:p>0-Fondos en tránsito</text:p>
          </table:table-cell>
          <table:table-cell table:formula="of:=IF(EXACT([.A21];&quot;&quot;);&quot;&quot;;CONCATENATE([.$A$2];&quot;-&quot;;[$'Base chart'.$AA18]))" office:value-type="string" office:string-value="0-FT">
            <text:p>0-FT</text:p>
          </table:table-cell>
          <table:table-cell table:formula="of:=IF(EXACT([$'Base chart'.$AB18];&quot;&quot;);&quot;&quot;;IF(EXACT([.A21];&quot;&quot;);&quot;&quot;;CONCATENATE(&quot;account_account_template_&quot;;[.$A$2];&quot;_&quot;;[$'Base chart'.$AB18])))" office:value-type="string" office:string-value="account_account_template_0_111000">
            <text:p>account_account_template_0_111000</text:p>
          </table:table-cell>
          <table:table-cell table:formula="of:=IF(EXACT([.A21];&quot;&quot;);&quot;&quot;;[$'Base chart'.$AD18])" office:value-type="string" office:string-value="view">
            <text:p>view</text:p>
          </table:table-cell>
          <table:table-cell table:formula="of:=IF(EXACT([$'Base chart'.$AE18];&quot;&quot;);&quot;&quot;;IF(EXACT([.A21];&quot;&quot;);&quot;&quot;;[$'Base chart'.$AE18]))" office:value-type="string" office:string-value="l10n_cr_base.CRC">
            <text:p>l10n_cr_base.CRC</text:p>
          </table:table-cell>
          <table:table-cell table:formula="of:=IF(EXACT([.A21];&quot;&quot;);&quot;&quot;;[$'Base chart'.$AF18])" office:value-type="string" office:string-value="view">
            <text:p>view</text:p>
          </table:table-cell>
          <table:table-cell table:formula="of:=IF(EXACT([.A21];&quot;&quot;);&quot;&quot;;[$'Base chart'.$AG18])" office:value-type="string" office:string-value="False">
            <text:p>False</text:p>
          </table:table-cell>
          <table:table-cell table:formula="of:=IF(EXACT([$'Base chart'.$AH18];&quot;&quot;);&quot;&quot;;IF(EXACT([.A21];&quot;&quot;);&quot;&quot;;[$'Base chart'.$AH18]))">
            <text:p/>
          </table:table-cell>
          <table:table-cell table:style-name="ce11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1];&quot;&quot;);&quot;&quot;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)" office:value-type="string" office:string-value="&#9;&#9;&lt;record id=&quot;account_account_template_0_111400&quot; model=&quot;account.account.template&quot;&gt;&#13;&#9;&#9;&#9;&lt;field name=&quot;code&quot;&gt;0-111400&lt;/field&gt;&#13;&#9;&#9;&#9;&lt;field name=&quot;name&quot;&gt;0-Fondos en tránsito&lt;/field&gt;&#13;&#9;&#9;&#9;&lt;field name=&quot;shortcut&quot;&gt;0-FT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0" model="account.account.template"&gt;<text:tab/><text:tab/><text:tab/>&lt;field name="code"&gt;0-111400&lt;/field&gt;<text:tab/><text:tab/><text:tab/>&lt;field name="name"&gt;0-Fondos en tránsito&lt;/field&gt;<text:tab/><text:tab/><text:tab/>&lt;field name="shortcut"&gt;0-FT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9];1);CONCATENATE([.$A$2];&quot;-&quot;;[$'Base chart'.$V19]);&quot;&quot;)" office:value-type="string" office:string-value="0-111401">
            <text:p>0-111401</text:p>
          </table:table-cell>
          <table:table-cell table:formula="of:=IF(EXACT([.A22];&quot;&quot;);&quot;&quot;;CONCATENATE([.$A$2];&quot;-&quot;;[$'Base chart'.$X19]))" office:value-type="string" office:string-value="0-Fondos en tránsito en tesorería">
            <text:p>0-Fondos en tránsito en tesorería</text:p>
          </table:table-cell>
          <table:table-cell table:formula="of:=IF(EXACT([.A22];&quot;&quot;);&quot;&quot;;CONCATENATE([.$A$2];&quot;-&quot;;[$'Base chart'.$AA19]))" office:value-type="string" office:string-value="0-Trans. Tes.">
            <text:p>0-Trans. Tes.</text:p>
          </table:table-cell>
          <table:table-cell table:formula="of:=IF(EXACT([$'Base chart'.$AB19];&quot;&quot;);&quot;&quot;;IF(EXACT([.A22];&quot;&quot;);&quot;&quot;;CONCATENATE(&quot;account_account_template_&quot;;[.$A$2];&quot;_&quot;;[$'Base chart'.$AB19])))" office:value-type="string" office:string-value="account_account_template_0_111400">
            <text:p>account_account_template_0_111400</text:p>
          </table:table-cell>
          <table:table-cell table:formula="of:=IF(EXACT([.A22];&quot;&quot;);&quot;&quot;;[$'Base chart'.$AD19])" office:value-type="string" office:string-value="asset">
            <text:p>asset</text:p>
          </table:table-cell>
          <table:table-cell table:formula="of:=IF(EXACT([$'Base chart'.$AE19];&quot;&quot;);&quot;&quot;;IF(EXACT([.A22];&quot;&quot;);&quot;&quot;;[$'Base chart'.$AE19]))" office:value-type="string" office:string-value="l10n_cr_base.CRC">
            <text:p>l10n_cr_base.CRC</text:p>
          </table:table-cell>
          <table:table-cell table:formula="of:=IF(EXACT([.A22];&quot;&quot;);&quot;&quot;;[$'Base chart'.$AF19])" office:value-type="string" office:string-value="other">
            <text:p>other</text:p>
          </table:table-cell>
          <table:table-cell table:formula="of:=IF(EXACT([.A22];&quot;&quot;);&quot;&quot;;[$'Base chart'.$AG19])" office:value-type="string" office:string-value="False">
            <text:p>False</text:p>
          </table:table-cell>
          <table:table-cell table:formula="of:=IF(EXACT([$'Base chart'.$AH19];&quot;&quot;);&quot;&quot;;IF(EXACT([.A22];&quot;&quot;);&quot;&quot;;[$'Base chart'.$AH19]))">
            <text:p/>
          </table:table-cell>
          <table:table-cell table:style-name="ce11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2];&quot;&quot;);&quot;&quot;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)" office:value-type="string" office:string-value="&#9;&#9;&lt;record id=&quot;account_account_template_0_111401&quot; model=&quot;account.account.template&quot;&gt;&#13;&#9;&#9;&#9;&lt;field name=&quot;code&quot;&gt;0-111401&lt;/field&gt;&#13;&#9;&#9;&#9;&lt;field name=&quot;name&quot;&gt;0-Fondos en tránsito en tesorería&lt;/field&gt;&#13;&#9;&#9;&#9;&lt;field name=&quot;shortcut&quot;&gt;0-Trans. Tes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1" model="account.account.template"&gt;<text:tab/><text:tab/><text:tab/>&lt;field name="code"&gt;0-111401&lt;/field&gt;<text:tab/><text:tab/><text:tab/>&lt;field name="name"&gt;0-Fondos en tránsito en tesorería&lt;/field&gt;<text:tab/><text:tab/><text:tab/>&lt;field name="shortcut"&gt;0-Trans. Tes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0];1);CONCATENATE([.$A$2];&quot;-&quot;;[$'Base chart'.$V20]);&quot;&quot;)" office:value-type="string" office:string-value="0-111402">
            <text:p>0-111402</text:p>
          </table:table-cell>
          <table:table-cell table:formula="of:=IF(EXACT([.A23];&quot;&quot;);&quot;&quot;;CONCATENATE([.$A$2];&quot;-&quot;;[$'Base chart'.$X20]))" office:value-type="string" office:string-value="0-Fondos en tránsito en bancos">
            <text:p>0-Fondos en tránsito en bancos</text:p>
          </table:table-cell>
          <table:table-cell table:formula="of:=IF(EXACT([.A23];&quot;&quot;);&quot;&quot;;CONCATENATE([.$A$2];&quot;-&quot;;[$'Base chart'.$AA20]))" office:value-type="string" office:string-value="0-Trans. Ban.">
            <text:p>0-Trans. Ban.</text:p>
          </table:table-cell>
          <table:table-cell table:formula="of:=IF(EXACT([$'Base chart'.$AB20];&quot;&quot;);&quot;&quot;;IF(EXACT([.A23];&quot;&quot;);&quot;&quot;;CONCATENATE(&quot;account_account_template_&quot;;[.$A$2];&quot;_&quot;;[$'Base chart'.$AB20])))" office:value-type="string" office:string-value="account_account_template_0_111400">
            <text:p>account_account_template_0_111400</text:p>
          </table:table-cell>
          <table:table-cell table:formula="of:=IF(EXACT([.A23];&quot;&quot;);&quot;&quot;;[$'Base chart'.$AD20])" office:value-type="string" office:string-value="asset">
            <text:p>asset</text:p>
          </table:table-cell>
          <table:table-cell table:formula="of:=IF(EXACT([$'Base chart'.$AE20];&quot;&quot;);&quot;&quot;;IF(EXACT([.A23];&quot;&quot;);&quot;&quot;;[$'Base chart'.$AE20]))" office:value-type="string" office:string-value="l10n_cr_base.CRC">
            <text:p>l10n_cr_base.CRC</text:p>
          </table:table-cell>
          <table:table-cell table:formula="of:=IF(EXACT([.A23];&quot;&quot;);&quot;&quot;;[$'Base chart'.$AF20])" office:value-type="string" office:string-value="other">
            <text:p>other</text:p>
          </table:table-cell>
          <table:table-cell table:formula="of:=IF(EXACT([.A23];&quot;&quot;);&quot;&quot;;[$'Base chart'.$AG20])" office:value-type="string" office:string-value="False">
            <text:p>False</text:p>
          </table:table-cell>
          <table:table-cell table:formula="of:=IF(EXACT([$'Base chart'.$AH20];&quot;&quot;);&quot;&quot;;IF(EXACT([.A23];&quot;&quot;);&quot;&quot;;[$'Base chart'.$AH20]))">
            <text:p/>
          </table:table-cell>
          <table:table-cell table:style-name="ce11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3];&quot;&quot;);&quot;&quot;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)" office:value-type="string" office:string-value="&#9;&#9;&lt;record id=&quot;account_account_template_0_111402&quot; model=&quot;account.account.template&quot;&gt;&#13;&#9;&#9;&#9;&lt;field name=&quot;code&quot;&gt;0-111402&lt;/field&gt;&#13;&#9;&#9;&#9;&lt;field name=&quot;name&quot;&gt;0-Fondos en tránsito en bancos&lt;/field&gt;&#13;&#9;&#9;&#9;&lt;field name=&quot;shortcut&quot;&gt;0-Trans. Ban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2" model="account.account.template"&gt;<text:tab/><text:tab/><text:tab/>&lt;field name="code"&gt;0-111402&lt;/field&gt;<text:tab/><text:tab/><text:tab/>&lt;field name="name"&gt;0-Fondos en tránsito en bancos&lt;/field&gt;<text:tab/><text:tab/><text:tab/>&lt;field name="shortcut"&gt;0-Trans. Ban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1];1);CONCATENATE([.$A$2];&quot;-&quot;;[$'Base chart'.$V21]);&quot;&quot;)" office:value-type="string" office:string-value="0-111403">
            <text:p>0-111403</text:p>
          </table:table-cell>
          <table:table-cell table:formula="of:=IF(EXACT([.A24];&quot;&quot;);&quot;&quot;;CONCATENATE([.$A$2];&quot;-&quot;;[$'Base chart'.$X21]))" office:value-type="string" office:string-value="0-Fondos en tránsito de PayPal a Bancos">
            <text:p>0-Fondos en tránsito de PayPal a Bancos</text:p>
          </table:table-cell>
          <table:table-cell table:formula="of:=IF(EXACT([.A24];&quot;&quot;);&quot;&quot;;CONCATENATE([.$A$2];&quot;-&quot;;[$'Base chart'.$AA21]))" office:value-type="string" office:string-value="0-Trans. PayPal">
            <text:p>0-Trans. PayPal</text:p>
          </table:table-cell>
          <table:table-cell table:formula="of:=IF(EXACT([$'Base chart'.$AB21];&quot;&quot;);&quot;&quot;;IF(EXACT([.A24];&quot;&quot;);&quot;&quot;;CONCATENATE(&quot;account_account_template_&quot;;[.$A$2];&quot;_&quot;;[$'Base chart'.$AB21])))" office:value-type="string" office:string-value="account_account_template_0_111400">
            <text:p>account_account_template_0_111400</text:p>
          </table:table-cell>
          <table:table-cell table:formula="of:=IF(EXACT([.A24];&quot;&quot;);&quot;&quot;;[$'Base chart'.$AD21])" office:value-type="string" office:string-value="asset">
            <text:p>asset</text:p>
          </table:table-cell>
          <table:table-cell table:formula="of:=IF(EXACT([$'Base chart'.$AE21];&quot;&quot;);&quot;&quot;;IF(EXACT([.A24];&quot;&quot;);&quot;&quot;;[$'Base chart'.$AE21]))" office:value-type="string" office:string-value="l10n_cr_base.CRC">
            <text:p>l10n_cr_base.CRC</text:p>
          </table:table-cell>
          <table:table-cell table:formula="of:=IF(EXACT([.A24];&quot;&quot;);&quot;&quot;;[$'Base chart'.$AF21])" office:value-type="string" office:string-value="other">
            <text:p>other</text:p>
          </table:table-cell>
          <table:table-cell table:formula="of:=IF(EXACT([.A24];&quot;&quot;);&quot;&quot;;[$'Base chart'.$AG21])" office:value-type="string" office:string-value="False">
            <text:p>False</text:p>
          </table:table-cell>
          <table:table-cell table:formula="of:=IF(EXACT([$'Base chart'.$AH21];&quot;&quot;);&quot;&quot;;IF(EXACT([.A24];&quot;&quot;);&quot;&quot;;[$'Base chart'.$AH21]))">
            <text:p/>
          </table:table-cell>
          <table:table-cell table:style-name="ce11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4];&quot;&quot;);&quot;&quot;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)" office:value-type="string" office:string-value="&#9;&#9;&lt;record id=&quot;account_account_template_0_111403&quot; model=&quot;account.account.template&quot;&gt;&#13;&#9;&#9;&#9;&lt;field name=&quot;code&quot;&gt;0-111403&lt;/field&gt;&#13;&#9;&#9;&#9;&lt;field name=&quot;name&quot;&gt;0-Fondos en tránsito de PayPal a Bancos&lt;/field&gt;&#13;&#9;&#9;&#9;&lt;field name=&quot;shortcut&quot;&gt;0-Trans. PayPal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3" model="account.account.template"&gt;<text:tab/><text:tab/><text:tab/>&lt;field name="code"&gt;0-111403&lt;/field&gt;<text:tab/><text:tab/><text:tab/>&lt;field name="name"&gt;0-Fondos en tránsito de PayPal a Bancos&lt;/field&gt;<text:tab/><text:tab/><text:tab/>&lt;field name="shortcut"&gt;0-Trans. PayPal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2];1);CONCATENATE([.$A$2];&quot;-&quot;;[$'Base chart'.$V22]);&quot;&quot;)" office:value-type="string" office:string-value="0-111500">
            <text:p>0-111500</text:p>
          </table:table-cell>
          <table:table-cell table:formula="of:=IF(EXACT([.A25];&quot;&quot;);&quot;&quot;;CONCATENATE([.$A$2];&quot;-&quot;;[$'Base chart'.$X22]))" office:value-type="string" office:string-value="0-Inversiones a la vista">
            <text:p>0-Inversiones a la vista</text:p>
          </table:table-cell>
          <table:table-cell table:formula="of:=IF(EXACT([.A25];&quot;&quot;);&quot;&quot;;CONCATENATE([.$A$2];&quot;-&quot;;[$'Base chart'.$AA22]))" office:value-type="string" office:string-value="0-Inv-Vis">
            <text:p>0-Inv-Vis</text:p>
          </table:table-cell>
          <table:table-cell table:formula="of:=IF(EXACT([$'Base chart'.$AB22];&quot;&quot;);&quot;&quot;;IF(EXACT([.A25];&quot;&quot;);&quot;&quot;;CONCATENATE(&quot;account_account_template_&quot;;[.$A$2];&quot;_&quot;;[$'Base chart'.$AB22])))" office:value-type="string" office:string-value="account_account_template_0_111000">
            <text:p>account_account_template_0_111000</text:p>
          </table:table-cell>
          <table:table-cell table:formula="of:=IF(EXACT([.A25];&quot;&quot;);&quot;&quot;;[$'Base chart'.$AD22])" office:value-type="string" office:string-value="view">
            <text:p>view</text:p>
          </table:table-cell>
          <table:table-cell table:formula="of:=IF(EXACT([$'Base chart'.$AE22];&quot;&quot;);&quot;&quot;;IF(EXACT([.A25];&quot;&quot;);&quot;&quot;;[$'Base chart'.$AE22]))" office:value-type="string" office:string-value="l10n_cr_base.CRC">
            <text:p>l10n_cr_base.CRC</text:p>
          </table:table-cell>
          <table:table-cell table:formula="of:=IF(EXACT([.A25];&quot;&quot;);&quot;&quot;;[$'Base chart'.$AF22])" office:value-type="string" office:string-value="view">
            <text:p>view</text:p>
          </table:table-cell>
          <table:table-cell table:formula="of:=IF(EXACT([.A25];&quot;&quot;);&quot;&quot;;[$'Base chart'.$AG22])" office:value-type="string" office:string-value="False">
            <text:p>False</text:p>
          </table:table-cell>
          <table:table-cell table:formula="of:=IF(EXACT([$'Base chart'.$AH22];&quot;&quot;);&quot;&quot;;IF(EXACT([.A25];&quot;&quot;);&quot;&quot;;[$'Base chart'.$AH22]))">
            <text:p/>
          </table:table-cell>
          <table:table-cell table:style-name="ce11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5];&quot;&quot;);&quot;&quot;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)" office:value-type="string" office:string-value="&#9;&#9;&lt;record id=&quot;account_account_template_0_111500&quot; model=&quot;account.account.template&quot;&gt;&#13;&#9;&#9;&#9;&lt;field name=&quot;code&quot;&gt;0-111500&lt;/field&gt;&#13;&#9;&#9;&#9;&lt;field name=&quot;name&quot;&gt;0-Inversiones a la vista&lt;/field&gt;&#13;&#9;&#9;&#9;&lt;field name=&quot;shortcut&quot;&gt;0-Inv-Vis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0" model="account.account.template"&gt;<text:tab/><text:tab/><text:tab/>&lt;field name="code"&gt;0-111500&lt;/field&gt;<text:tab/><text:tab/><text:tab/>&lt;field name="name"&gt;0-Inversiones a la vista&lt;/field&gt;<text:tab/><text:tab/><text:tab/>&lt;field name="shortcut"&gt;0-Inv-Vis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3];1);CONCATENATE([.$A$2];&quot;-&quot;;[$'Base chart'.$V23]);&quot;&quot;)" office:value-type="string" office:string-value="0-111501">
            <text:p>0-111501</text:p>
          </table:table-cell>
          <table:table-cell table:formula="of:=IF(EXACT([.A26];&quot;&quot;);&quot;&quot;;CONCATENATE([.$A$2];&quot;-&quot;;[$'Base chart'.$X23]))" office:value-type="string" office:string-value="0-Inversión 1">
            <text:p>0-Inversión 1</text:p>
          </table:table-cell>
          <table:table-cell table:formula="of:=IF(EXACT([.A26];&quot;&quot;);&quot;&quot;;CONCATENATE([.$A$2];&quot;-&quot;;[$'Base chart'.$AA23]))" office:value-type="string" office:string-value="0-">
            <text:p>0-</text:p>
          </table:table-cell>
          <table:table-cell table:formula="of:=IF(EXACT([$'Base chart'.$AB23];&quot;&quot;);&quot;&quot;;IF(EXACT([.A26];&quot;&quot;);&quot;&quot;;CONCATENATE(&quot;account_account_template_&quot;;[.$A$2];&quot;_&quot;;[$'Base chart'.$AB23])))" office:value-type="string" office:string-value="account_account_template_0_111500">
            <text:p>account_account_template_0_111500</text:p>
          </table:table-cell>
          <table:table-cell table:formula="of:=IF(EXACT([.A26];&quot;&quot;);&quot;&quot;;[$'Base chart'.$AD23])" office:value-type="string" office:string-value="asset">
            <text:p>asset</text:p>
          </table:table-cell>
          <table:table-cell table:formula="of:=IF(EXACT([$'Base chart'.$AE23];&quot;&quot;);&quot;&quot;;IF(EXACT([.A26];&quot;&quot;);&quot;&quot;;[$'Base chart'.$AE23]))" office:value-type="string" office:string-value="l10n_cr_base.CRC">
            <text:p>l10n_cr_base.CRC</text:p>
          </table:table-cell>
          <table:table-cell table:formula="of:=IF(EXACT([.A26];&quot;&quot;);&quot;&quot;;[$'Base chart'.$AF23])" office:value-type="string" office:string-value="other">
            <text:p>other</text:p>
          </table:table-cell>
          <table:table-cell table:formula="of:=IF(EXACT([.A26];&quot;&quot;);&quot;&quot;;[$'Base chart'.$AG23])" office:value-type="string" office:string-value="False">
            <text:p>False</text:p>
          </table:table-cell>
          <table:table-cell table:formula="of:=IF(EXACT([$'Base chart'.$AH23];&quot;&quot;);&quot;&quot;;IF(EXACT([.A26];&quot;&quot;);&quot;&quot;;[$'Base chart'.$AH23]))">
            <text:p/>
          </table:table-cell>
          <table:table-cell table:style-name="ce11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6];&quot;&quot;);&quot;&quot;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)" office:value-type="string" office:string-value="&#9;&#9;&lt;record id=&quot;account_account_template_0_111501&quot; model=&quot;account.account.template&quot;&gt;&#13;&#9;&#9;&#9;&lt;field name=&quot;code&quot;&gt;0-111501&lt;/field&gt;&#13;&#9;&#9;&#9;&lt;field name=&quot;name&quot;&gt;0-Inversión 1&lt;/field&gt;&#13;&#9;&#9;&#9;&lt;field name=&quot;shortcut&quot;&gt;0-&lt;/field&gt;&#13;&#9;&#9;&#9;&lt;field name=&quot;parent_id&quot; ref=&quot;account_account_template_0_1115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1" model="account.account.template"&gt;<text:tab/><text:tab/><text:tab/>&lt;field name="code"&gt;0-111501&lt;/field&gt;<text:tab/><text:tab/><text:tab/>&lt;field name="name"&gt;0-Inversión 1&lt;/field&gt;<text:tab/><text:tab/><text:tab/>&lt;field name="shortcut"&gt;0-&lt;/field&gt;<text:tab/><text:tab/><text:tab/>&lt;field name="parent_id" ref="account_account_template_0_1115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4];1);CONCATENATE([.$A$2];&quot;-&quot;;[$'Base chart'.$V24]);&quot;&quot;)" office:value-type="string" office:string-value="0-112000">
            <text:p>0-112000</text:p>
          </table:table-cell>
          <table:table-cell table:formula="of:=IF(EXACT([.A27];&quot;&quot;);&quot;&quot;;CONCATENATE([.$A$2];&quot;-&quot;;[$'Base chart'.$X24]))" office:value-type="string" office:string-value="0-Activo circulante exigible">
            <text:p>0-Activo circulante exigible</text:p>
          </table:table-cell>
          <table:table-cell table:formula="of:=IF(EXACT([.A27];&quot;&quot;);&quot;&quot;;CONCATENATE([.$A$2];&quot;-&quot;;[$'Base chart'.$AA24]))" office:value-type="string" office:string-value="0-Exi">
            <text:p>0-Exi</text:p>
          </table:table-cell>
          <table:table-cell table:formula="of:=IF(EXACT([$'Base chart'.$AB24];&quot;&quot;);&quot;&quot;;IF(EXACT([.A27];&quot;&quot;);&quot;&quot;;CONCATENATE(&quot;account_account_template_&quot;;[.$A$2];&quot;_&quot;;[$'Base chart'.$AB24])))" office:value-type="string" office:string-value="account_account_template_0_110000">
            <text:p>account_account_template_0_110000</text:p>
          </table:table-cell>
          <table:table-cell table:formula="of:=IF(EXACT([.A27];&quot;&quot;);&quot;&quot;;[$'Base chart'.$AD24])" office:value-type="string" office:string-value="view">
            <text:p>view</text:p>
          </table:table-cell>
          <table:table-cell table:formula="of:=IF(EXACT([$'Base chart'.$AE24];&quot;&quot;);&quot;&quot;;IF(EXACT([.A27];&quot;&quot;);&quot;&quot;;[$'Base chart'.$AE24]))" office:value-type="string" office:string-value="l10n_cr_base.CRC">
            <text:p>l10n_cr_base.CRC</text:p>
          </table:table-cell>
          <table:table-cell table:formula="of:=IF(EXACT([.A27];&quot;&quot;);&quot;&quot;;[$'Base chart'.$AF24])" office:value-type="string" office:string-value="view">
            <text:p>view</text:p>
          </table:table-cell>
          <table:table-cell table:formula="of:=IF(EXACT([.A27];&quot;&quot;);&quot;&quot;;[$'Base chart'.$AG24])" office:value-type="string" office:string-value="False">
            <text:p>False</text:p>
          </table:table-cell>
          <table:table-cell table:formula="of:=IF(EXACT([$'Base chart'.$AH24];&quot;&quot;);&quot;&quot;;IF(EXACT([.A27];&quot;&quot;);&quot;&quot;;[$'Base chart'.$AH24]))">
            <text:p/>
          </table:table-cell>
          <table:table-cell table:style-name="ce11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7];&quot;&quot;);&quot;&quot;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)" office:value-type="string" office:string-value="&#9;&#9;&lt;record id=&quot;account_account_template_0_112000&quot; model=&quot;account.account.template&quot;&gt;&#13;&#9;&#9;&#9;&lt;field name=&quot;code&quot;&gt;0-112000&lt;/field&gt;&#13;&#9;&#9;&#9;&lt;field name=&quot;name&quot;&gt;0-Activo circulante exigible&lt;/field&gt;&#13;&#9;&#9;&#9;&lt;field name=&quot;shortcut&quot;&gt;0-Exi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2000" model="account.account.template"&gt;<text:tab/><text:tab/><text:tab/>&lt;field name="code"&gt;0-112000&lt;/field&gt;<text:tab/><text:tab/><text:tab/>&lt;field name="name"&gt;0-Activo circulante exigible&lt;/field&gt;<text:tab/><text:tab/><text:tab/>&lt;field name="shortcut"&gt;0-Exi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5];1);CONCATENATE([.$A$2];&quot;-&quot;;[$'Base chart'.$V25]);&quot;&quot;)" office:value-type="string" office:string-value="0-112001">
            <text:p>0-112001</text:p>
          </table:table-cell>
          <table:table-cell table:formula="of:=IF(EXACT([.A28];&quot;&quot;);&quot;&quot;;CONCATENATE([.$A$2];&quot;-&quot;;[$'Base chart'.$X25]))" office:value-type="string" office:string-value="0-Cuentas por cobrar comerciales">
            <text:p>0-Cuentas por cobrar comerciales</text:p>
          </table:table-cell>
          <table:table-cell table:formula="of:=IF(EXACT([.A28];&quot;&quot;);&quot;&quot;;CONCATENATE([.$A$2];&quot;-&quot;;[$'Base chart'.$AA25]))" office:value-type="string" office:string-value="0-CxC-Com">
            <text:p>0-CxC-Com</text:p>
          </table:table-cell>
          <table:table-cell table:formula="of:=IF(EXACT([$'Base chart'.$AB25];&quot;&quot;);&quot;&quot;;IF(EXACT([.A28];&quot;&quot;);&quot;&quot;;CONCATENATE(&quot;account_account_template_&quot;;[.$A$2];&quot;_&quot;;[$'Base chart'.$AB25])))" office:value-type="string" office:string-value="account_account_template_0_112000">
            <text:p>account_account_template_0_112000</text:p>
          </table:table-cell>
          <table:table-cell table:formula="of:=IF(EXACT([.A28];&quot;&quot;);&quot;&quot;;[$'Base chart'.$AD25])" office:value-type="string" office:string-value="receivable">
            <text:p>receivable</text:p>
          </table:table-cell>
          <table:table-cell table:formula="of:=IF(EXACT([$'Base chart'.$AE25];&quot;&quot;);&quot;&quot;;IF(EXACT([.A28];&quot;&quot;);&quot;&quot;;[$'Base chart'.$AE25]))" office:value-type="string" office:string-value="l10n_cr_base.CRC">
            <text:p>l10n_cr_base.CRC</text:p>
          </table:table-cell>
          <table:table-cell table:formula="of:=IF(EXACT([.A28];&quot;&quot;);&quot;&quot;;[$'Base chart'.$AF25])" office:value-type="string" office:string-value="receivable">
            <text:p>receivable</text:p>
          </table:table-cell>
          <table:table-cell table:formula="of:=IF(EXACT([.A28];&quot;&quot;);&quot;&quot;;[$'Base chart'.$AG25])" office:value-type="string" office:string-value="True">
            <text:p>True</text:p>
          </table:table-cell>
          <table:table-cell table:formula="of:=IF(EXACT([$'Base chart'.$AH25];&quot;&quot;);&quot;&quot;;IF(EXACT([.A28];&quot;&quot;);&quot;&quot;;[$'Base chart'.$AH25]))">
            <text:p/>
          </table:table-cell>
          <table:table-cell table:style-name="ce11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8];&quot;&quot;);&quot;&quot;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)" office:value-type="string" office:string-value="&#9;&#9;&lt;record id=&quot;account_account_template_0_112001&quot; model=&quot;account.account.template&quot;&gt;&#13;&#9;&#9;&#9;&lt;field name=&quot;code&quot;&gt;0-112001&lt;/field&gt;&#13;&#9;&#9;&#9;&lt;field name=&quot;name&quot;&gt;0-Cuentas por cobrar comerciales&lt;/field&gt;&#13;&#9;&#9;&#9;&lt;field name=&quot;shortcut&quot;&gt;0-CxC-Com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1" model="account.account.template"&gt;<text:tab/><text:tab/><text:tab/>&lt;field name="code"&gt;0-112001&lt;/field&gt;<text:tab/><text:tab/><text:tab/>&lt;field name="name"&gt;0-Cuentas por cobrar comerciales&lt;/field&gt;<text:tab/><text:tab/><text:tab/>&lt;field name="shortcut"&gt;0-CxC-Com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6];1);CONCATENATE([.$A$2];&quot;-&quot;;[$'Base chart'.$V26]);&quot;&quot;)" office:value-type="string" office:string-value="0-112002">
            <text:p>0-112002</text:p>
          </table:table-cell>
          <table:table-cell table:formula="of:=IF(EXACT([.A29];&quot;&quot;);&quot;&quot;;CONCATENATE([.$A$2];&quot;-&quot;;[$'Base chart'.$X26]))" office:value-type="string" office:string-value="0-Cuentas por cobrar a compañías relacionadas">
            <text:p>0-Cuentas por cobrar a compañías relacionadas</text:p>
          </table:table-cell>
          <table:table-cell table:formula="of:=IF(EXACT([.A29];&quot;&quot;);&quot;&quot;;CONCATENATE([.$A$2];&quot;-&quot;;[$'Base chart'.$AA26]))" office:value-type="string" office:string-value="0-CxC-Rel">
            <text:p>0-CxC-Rel</text:p>
          </table:table-cell>
          <table:table-cell table:formula="of:=IF(EXACT([$'Base chart'.$AB26];&quot;&quot;);&quot;&quot;;IF(EXACT([.A29];&quot;&quot;);&quot;&quot;;CONCATENATE(&quot;account_account_template_&quot;;[.$A$2];&quot;_&quot;;[$'Base chart'.$AB26])))" office:value-type="string" office:string-value="account_account_template_0_112000">
            <text:p>account_account_template_0_112000</text:p>
          </table:table-cell>
          <table:table-cell table:formula="of:=IF(EXACT([.A29];&quot;&quot;);&quot;&quot;;[$'Base chart'.$AD26])" office:value-type="string" office:string-value="receivable">
            <text:p>receivable</text:p>
          </table:table-cell>
          <table:table-cell table:formula="of:=IF(EXACT([$'Base chart'.$AE26];&quot;&quot;);&quot;&quot;;IF(EXACT([.A29];&quot;&quot;);&quot;&quot;;[$'Base chart'.$AE26]))" office:value-type="string" office:string-value="l10n_cr_base.CRC">
            <text:p>l10n_cr_base.CRC</text:p>
          </table:table-cell>
          <table:table-cell table:formula="of:=IF(EXACT([.A29];&quot;&quot;);&quot;&quot;;[$'Base chart'.$AF26])" office:value-type="string" office:string-value="receivable">
            <text:p>receivable</text:p>
          </table:table-cell>
          <table:table-cell table:formula="of:=IF(EXACT([.A29];&quot;&quot;);&quot;&quot;;[$'Base chart'.$AG26])" office:value-type="string" office:string-value="True">
            <text:p>True</text:p>
          </table:table-cell>
          <table:table-cell table:formula="of:=IF(EXACT([$'Base chart'.$AH26];&quot;&quot;);&quot;&quot;;IF(EXACT([.A29];&quot;&quot;);&quot;&quot;;[$'Base chart'.$AH26]))">
            <text:p/>
          </table:table-cell>
          <table:table-cell table:style-name="ce11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29];&quot;&quot;);&quot;&quot;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)" office:value-type="string" office:string-value="&#9;&#9;&lt;record id=&quot;account_account_template_0_112002&quot; model=&quot;account.account.template&quot;&gt;&#13;&#9;&#9;&#9;&lt;field name=&quot;code&quot;&gt;0-112002&lt;/field&gt;&#13;&#9;&#9;&#9;&lt;field name=&quot;name&quot;&gt;0-Cuentas por cobrar a compañías relacionadas&lt;/field&gt;&#13;&#9;&#9;&#9;&lt;field name=&quot;shortcut&quot;&gt;0-CxC-Rel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2" model="account.account.template"&gt;<text:tab/><text:tab/><text:tab/>&lt;field name="code"&gt;0-112002&lt;/field&gt;<text:tab/><text:tab/><text:tab/>&lt;field name="name"&gt;0-Cuentas por cobrar a compañías relacionadas&lt;/field&gt;<text:tab/><text:tab/><text:tab/>&lt;field name="shortcut"&gt;0-CxC-Rel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7];1);CONCATENATE([.$A$2];&quot;-&quot;;[$'Base chart'.$V27]);&quot;&quot;)" office:value-type="string" office:string-value="0-112003">
            <text:p>0-112003</text:p>
          </table:table-cell>
          <table:table-cell table:formula="of:=IF(EXACT([.A30];&quot;&quot;);&quot;&quot;;CONCATENATE([.$A$2];&quot;-&quot;;[$'Base chart'.$X27]))" office:value-type="string" office:string-value="0-Cuentas por cobrar a empleados">
            <text:p>0-Cuentas por cobrar a empleados</text:p>
          </table:table-cell>
          <table:table-cell table:formula="of:=IF(EXACT([.A30];&quot;&quot;);&quot;&quot;;CONCATENATE([.$A$2];&quot;-&quot;;[$'Base chart'.$AA27]))" office:value-type="string" office:string-value="0-CxC-Emp">
            <text:p>0-CxC-Emp</text:p>
          </table:table-cell>
          <table:table-cell table:formula="of:=IF(EXACT([$'Base chart'.$AB27];&quot;&quot;);&quot;&quot;;IF(EXACT([.A30];&quot;&quot;);&quot;&quot;;CONCATENATE(&quot;account_account_template_&quot;;[.$A$2];&quot;_&quot;;[$'Base chart'.$AB27])))" office:value-type="string" office:string-value="account_account_template_0_112000">
            <text:p>account_account_template_0_112000</text:p>
          </table:table-cell>
          <table:table-cell table:formula="of:=IF(EXACT([.A30];&quot;&quot;);&quot;&quot;;[$'Base chart'.$AD27])" office:value-type="string" office:string-value="receivable">
            <text:p>receivable</text:p>
          </table:table-cell>
          <table:table-cell table:formula="of:=IF(EXACT([$'Base chart'.$AE27];&quot;&quot;);&quot;&quot;;IF(EXACT([.A30];&quot;&quot;);&quot;&quot;;[$'Base chart'.$AE27]))" office:value-type="string" office:string-value="l10n_cr_base.CRC">
            <text:p>l10n_cr_base.CRC</text:p>
          </table:table-cell>
          <table:table-cell table:formula="of:=IF(EXACT([.A30];&quot;&quot;);&quot;&quot;;[$'Base chart'.$AF27])" office:value-type="string" office:string-value="receivable">
            <text:p>receivable</text:p>
          </table:table-cell>
          <table:table-cell table:formula="of:=IF(EXACT([.A30];&quot;&quot;);&quot;&quot;;[$'Base chart'.$AG27])" office:value-type="string" office:string-value="True">
            <text:p>True</text:p>
          </table:table-cell>
          <table:table-cell table:formula="of:=IF(EXACT([$'Base chart'.$AH27];&quot;&quot;);&quot;&quot;;IF(EXACT([.A30];&quot;&quot;);&quot;&quot;;[$'Base chart'.$AH27]))">
            <text:p/>
          </table:table-cell>
          <table:table-cell table:style-name="ce11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0];&quot;&quot;);&quot;&quot;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)" office:value-type="string" office:string-value="&#9;&#9;&lt;record id=&quot;account_account_template_0_112003&quot; model=&quot;account.account.template&quot;&gt;&#13;&#9;&#9;&#9;&lt;field name=&quot;code&quot;&gt;0-112003&lt;/field&gt;&#13;&#9;&#9;&#9;&lt;field name=&quot;name&quot;&gt;0-Cuentas por cobrar a empleados&lt;/field&gt;&#13;&#9;&#9;&#9;&lt;field name=&quot;shortcut&quot;&gt;0-CxC-Em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3" model="account.account.template"&gt;<text:tab/><text:tab/><text:tab/>&lt;field name="code"&gt;0-112003&lt;/field&gt;<text:tab/><text:tab/><text:tab/>&lt;field name="name"&gt;0-Cuentas por cobrar a empleados&lt;/field&gt;<text:tab/><text:tab/><text:tab/>&lt;field name="shortcut"&gt;0-CxC-Em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8];1);CONCATENATE([.$A$2];&quot;-&quot;;[$'Base chart'.$V28]);&quot;&quot;)" office:value-type="string" office:string-value="0-112004">
            <text:p>0-112004</text:p>
          </table:table-cell>
          <table:table-cell table:formula="of:=IF(EXACT([.A31];&quot;&quot;);&quot;&quot;;CONCATENATE([.$A$2];&quot;-&quot;;[$'Base chart'.$X28]))" office:value-type="string" office:string-value="0-Otras cuentas por cobrar">
            <text:p>0-Otras cuentas por cobrar</text:p>
          </table:table-cell>
          <table:table-cell table:formula="of:=IF(EXACT([.A31];&quot;&quot;);&quot;&quot;;CONCATENATE([.$A$2];&quot;-&quot;;[$'Base chart'.$AA28]))" office:value-type="string" office:string-value="0-CxC-Ot">
            <text:p>0-CxC-Ot</text:p>
          </table:table-cell>
          <table:table-cell table:formula="of:=IF(EXACT([$'Base chart'.$AB28];&quot;&quot;);&quot;&quot;;IF(EXACT([.A31];&quot;&quot;);&quot;&quot;;CONCATENATE(&quot;account_account_template_&quot;;[.$A$2];&quot;_&quot;;[$'Base chart'.$AB28])))" office:value-type="string" office:string-value="account_account_template_0_112000">
            <text:p>account_account_template_0_112000</text:p>
          </table:table-cell>
          <table:table-cell table:formula="of:=IF(EXACT([.A31];&quot;&quot;);&quot;&quot;;[$'Base chart'.$AD28])" office:value-type="string" office:string-value="receivable">
            <text:p>receivable</text:p>
          </table:table-cell>
          <table:table-cell table:formula="of:=IF(EXACT([$'Base chart'.$AE28];&quot;&quot;);&quot;&quot;;IF(EXACT([.A31];&quot;&quot;);&quot;&quot;;[$'Base chart'.$AE28]))" office:value-type="string" office:string-value="l10n_cr_base.CRC">
            <text:p>l10n_cr_base.CRC</text:p>
          </table:table-cell>
          <table:table-cell table:formula="of:=IF(EXACT([.A31];&quot;&quot;);&quot;&quot;;[$'Base chart'.$AF28])" office:value-type="string" office:string-value="receivable">
            <text:p>receivable</text:p>
          </table:table-cell>
          <table:table-cell table:formula="of:=IF(EXACT([.A31];&quot;&quot;);&quot;&quot;;[$'Base chart'.$AG28])" office:value-type="string" office:string-value="True">
            <text:p>True</text:p>
          </table:table-cell>
          <table:table-cell table:formula="of:=IF(EXACT([$'Base chart'.$AH28];&quot;&quot;);&quot;&quot;;IF(EXACT([.A31];&quot;&quot;);&quot;&quot;;[$'Base chart'.$AH28]))">
            <text:p/>
          </table:table-cell>
          <table:table-cell table:style-name="ce11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1];&quot;&quot;);&quot;&quot;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)" office:value-type="string" office:string-value="&#9;&#9;&lt;record id=&quot;account_account_template_0_112004&quot; model=&quot;account.account.template&quot;&gt;&#13;&#9;&#9;&#9;&lt;field name=&quot;code&quot;&gt;0-112004&lt;/field&gt;&#13;&#9;&#9;&#9;&lt;field name=&quot;name&quot;&gt;0-Otras cuentas por cobrar&lt;/field&gt;&#13;&#9;&#9;&#9;&lt;field name=&quot;shortcut&quot;&gt;0-CxC-Ot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4" model="account.account.template"&gt;<text:tab/><text:tab/><text:tab/>&lt;field name="code"&gt;0-112004&lt;/field&gt;<text:tab/><text:tab/><text:tab/>&lt;field name="name"&gt;0-Otras cuentas por cobrar&lt;/field&gt;<text:tab/><text:tab/><text:tab/>&lt;field name="shortcut"&gt;0-CxC-Ot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29];1);CONCATENATE([.$A$2];&quot;-&quot;;[$'Base chart'.$V29]);&quot;&quot;)" office:value-type="string" office:string-value="0-112005">
            <text:p>0-112005</text:p>
          </table:table-cell>
          <table:table-cell table:formula="of:=IF(EXACT([.A32];&quot;&quot;);&quot;&quot;;CONCATENATE([.$A$2];&quot;-&quot;;[$'Base chart'.$X29]))" office:value-type="string" office:string-value="0-Inversiones de corto plazo">
            <text:p>0-Inversiones de corto plazo</text:p>
          </table:table-cell>
          <table:table-cell table:formula="of:=IF(EXACT([.A32];&quot;&quot;);&quot;&quot;;CONCATENATE([.$A$2];&quot;-&quot;;[$'Base chart'.$AA29]))" office:value-type="string" office:string-value="0-Inv-CP">
            <text:p>0-Inv-CP</text:p>
          </table:table-cell>
          <table:table-cell table:formula="of:=IF(EXACT([$'Base chart'.$AB29];&quot;&quot;);&quot;&quot;;IF(EXACT([.A32];&quot;&quot;);&quot;&quot;;CONCATENATE(&quot;account_account_template_&quot;;[.$A$2];&quot;_&quot;;[$'Base chart'.$AB29])))" office:value-type="string" office:string-value="account_account_template_0_112000">
            <text:p>account_account_template_0_112000</text:p>
          </table:table-cell>
          <table:table-cell table:formula="of:=IF(EXACT([.A32];&quot;&quot;);&quot;&quot;;[$'Base chart'.$AD29])" office:value-type="string" office:string-value="receivable">
            <text:p>receivable</text:p>
          </table:table-cell>
          <table:table-cell table:formula="of:=IF(EXACT([$'Base chart'.$AE29];&quot;&quot;);&quot;&quot;;IF(EXACT([.A32];&quot;&quot;);&quot;&quot;;[$'Base chart'.$AE29]))" office:value-type="string" office:string-value="l10n_cr_base.CRC">
            <text:p>l10n_cr_base.CRC</text:p>
          </table:table-cell>
          <table:table-cell table:formula="of:=IF(EXACT([.A32];&quot;&quot;);&quot;&quot;;[$'Base chart'.$AF29])" office:value-type="string" office:string-value="receivable">
            <text:p>receivable</text:p>
          </table:table-cell>
          <table:table-cell table:formula="of:=IF(EXACT([.A32];&quot;&quot;);&quot;&quot;;[$'Base chart'.$AG29])" office:value-type="string" office:string-value="True">
            <text:p>True</text:p>
          </table:table-cell>
          <table:table-cell table:formula="of:=IF(EXACT([$'Base chart'.$AH29];&quot;&quot;);&quot;&quot;;IF(EXACT([.A32];&quot;&quot;);&quot;&quot;;[$'Base chart'.$AH29]))">
            <text:p/>
          </table:table-cell>
          <table:table-cell table:style-name="ce11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2];&quot;&quot;);&quot;&quot;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)" office:value-type="string" office:string-value="&#9;&#9;&lt;record id=&quot;account_account_template_0_112005&quot; model=&quot;account.account.template&quot;&gt;&#13;&#9;&#9;&#9;&lt;field name=&quot;code&quot;&gt;0-112005&lt;/field&gt;&#13;&#9;&#9;&#9;&lt;field name=&quot;name&quot;&gt;0-Inversiones de corto plazo&lt;/field&gt;&#13;&#9;&#9;&#9;&lt;field name=&quot;shortcut&quot;&gt;0-Inv-C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5" model="account.account.template"&gt;<text:tab/><text:tab/><text:tab/>&lt;field name="code"&gt;0-112005&lt;/field&gt;<text:tab/><text:tab/><text:tab/>&lt;field name="name"&gt;0-Inversiones de corto plazo&lt;/field&gt;<text:tab/><text:tab/><text:tab/>&lt;field name="shortcut"&gt;0-Inv-C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0];1);CONCATENATE([.$A$2];&quot;-&quot;;[$'Base chart'.$V30]);&quot;&quot;)" office:value-type="string" office:string-value="0-113000">
            <text:p>0-113000</text:p>
          </table:table-cell>
          <table:table-cell table:formula="of:=IF(EXACT([.A33];&quot;&quot;);&quot;&quot;;CONCATENATE([.$A$2];&quot;-&quot;;[$'Base chart'.$X30]))" office:value-type="string" office:string-value="0-Activo circulante realizable">
            <text:p>0-Activo circulante realizable</text:p>
          </table:table-cell>
          <table:table-cell table:formula="of:=IF(EXACT([.A33];&quot;&quot;);&quot;&quot;;CONCATENATE([.$A$2];&quot;-&quot;;[$'Base chart'.$AA30]))" office:value-type="string" office:string-value="0-Rea">
            <text:p>0-Rea</text:p>
          </table:table-cell>
          <table:table-cell table:formula="of:=IF(EXACT([$'Base chart'.$AB30];&quot;&quot;);&quot;&quot;;IF(EXACT([.A33];&quot;&quot;);&quot;&quot;;CONCATENATE(&quot;account_account_template_&quot;;[.$A$2];&quot;_&quot;;[$'Base chart'.$AB30])))" office:value-type="string" office:string-value="account_account_template_0_110000">
            <text:p>account_account_template_0_110000</text:p>
          </table:table-cell>
          <table:table-cell table:formula="of:=IF(EXACT([.A33];&quot;&quot;);&quot;&quot;;[$'Base chart'.$AD30])" office:value-type="string" office:string-value="view">
            <text:p>view</text:p>
          </table:table-cell>
          <table:table-cell table:formula="of:=IF(EXACT([$'Base chart'.$AE30];&quot;&quot;);&quot;&quot;;IF(EXACT([.A33];&quot;&quot;);&quot;&quot;;[$'Base chart'.$AE30]))" office:value-type="string" office:string-value="l10n_cr_base.CRC">
            <text:p>l10n_cr_base.CRC</text:p>
          </table:table-cell>
          <table:table-cell table:formula="of:=IF(EXACT([.A33];&quot;&quot;);&quot;&quot;;[$'Base chart'.$AF30])" office:value-type="string" office:string-value="view">
            <text:p>view</text:p>
          </table:table-cell>
          <table:table-cell table:formula="of:=IF(EXACT([.A33];&quot;&quot;);&quot;&quot;;[$'Base chart'.$AG30])" office:value-type="string" office:string-value="False">
            <text:p>False</text:p>
          </table:table-cell>
          <table:table-cell table:formula="of:=IF(EXACT([$'Base chart'.$AH30];&quot;&quot;);&quot;&quot;;IF(EXACT([.A33];&quot;&quot;);&quot;&quot;;[$'Base chart'.$AH30]))">
            <text:p/>
          </table:table-cell>
          <table:table-cell table:style-name="ce11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3];&quot;&quot;);&quot;&quot;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)" office:value-type="string" office:string-value="&#9;&#9;&lt;record id=&quot;account_account_template_0_113000&quot; model=&quot;account.account.template&quot;&gt;&#13;&#9;&#9;&#9;&lt;field name=&quot;code&quot;&gt;0-113000&lt;/field&gt;&#13;&#9;&#9;&#9;&lt;field name=&quot;name&quot;&gt;0-Activo circulante realizable&lt;/field&gt;&#13;&#9;&#9;&#9;&lt;field name=&quot;shortcut&quot;&gt;0-Rea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000" model="account.account.template"&gt;<text:tab/><text:tab/><text:tab/>&lt;field name="code"&gt;0-113000&lt;/field&gt;<text:tab/><text:tab/><text:tab/>&lt;field name="name"&gt;0-Activo circulante realizable&lt;/field&gt;<text:tab/><text:tab/><text:tab/>&lt;field name="shortcut"&gt;0-Rea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1];1);CONCATENATE([.$A$2];&quot;-&quot;;[$'Base chart'.$V31]);&quot;&quot;)" office:value-type="string" office:string-value="0-113100">
            <text:p>0-113100</text:p>
          </table:table-cell>
          <table:table-cell table:formula="of:=IF(EXACT([.A34];&quot;&quot;);&quot;&quot;;CONCATENATE([.$A$2];&quot;-&quot;;[$'Base chart'.$X31]))" office:value-type="string" office:string-value="0-Inventarios">
            <text:p>0-Inventarios</text:p>
          </table:table-cell>
          <table:table-cell table:formula="of:=IF(EXACT([.A34];&quot;&quot;);&quot;&quot;;CONCATENATE([.$A$2];&quot;-&quot;;[$'Base chart'.$AA31]))" office:value-type="string" office:string-value="0-Inv">
            <text:p>0-Inv</text:p>
          </table:table-cell>
          <table:table-cell table:formula="of:=IF(EXACT([$'Base chart'.$AB31];&quot;&quot;);&quot;&quot;;IF(EXACT([.A34];&quot;&quot;);&quot;&quot;;CONCATENATE(&quot;account_account_template_&quot;;[.$A$2];&quot;_&quot;;[$'Base chart'.$AB31])))" office:value-type="string" office:string-value="account_account_template_0_113000">
            <text:p>account_account_template_0_113000</text:p>
          </table:table-cell>
          <table:table-cell table:formula="of:=IF(EXACT([.A34];&quot;&quot;);&quot;&quot;;[$'Base chart'.$AD31])" office:value-type="string" office:string-value="view">
            <text:p>view</text:p>
          </table:table-cell>
          <table:table-cell table:formula="of:=IF(EXACT([$'Base chart'.$AE31];&quot;&quot;);&quot;&quot;;IF(EXACT([.A34];&quot;&quot;);&quot;&quot;;[$'Base chart'.$AE31]))" office:value-type="string" office:string-value="l10n_cr_base.CRC">
            <text:p>l10n_cr_base.CRC</text:p>
          </table:table-cell>
          <table:table-cell table:formula="of:=IF(EXACT([.A34];&quot;&quot;);&quot;&quot;;[$'Base chart'.$AF31])" office:value-type="string" office:string-value="view">
            <text:p>view</text:p>
          </table:table-cell>
          <table:table-cell table:formula="of:=IF(EXACT([.A34];&quot;&quot;);&quot;&quot;;[$'Base chart'.$AG31])" office:value-type="string" office:string-value="False">
            <text:p>False</text:p>
          </table:table-cell>
          <table:table-cell table:formula="of:=IF(EXACT([$'Base chart'.$AH31];&quot;&quot;);&quot;&quot;;IF(EXACT([.A34];&quot;&quot;);&quot;&quot;;[$'Base chart'.$AH31]))">
            <text:p/>
          </table:table-cell>
          <table:table-cell table:style-name="ce11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4];&quot;&quot;);&quot;&quot;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)" office:value-type="string" office:string-value="&#9;&#9;&lt;record id=&quot;account_account_template_0_113100&quot; model=&quot;account.account.template&quot;&gt;&#13;&#9;&#9;&#9;&lt;field name=&quot;code&quot;&gt;0-113100&lt;/field&gt;&#13;&#9;&#9;&#9;&lt;field name=&quot;name&quot;&gt;0-Inventarios&lt;/field&gt;&#13;&#9;&#9;&#9;&lt;field name=&quot;shortcut&quot;&gt;0-Inv&lt;/field&gt;&#13;&#9;&#9;&#9;&lt;field name=&quot;parent_id&quot; ref=&quot;account_account_template_0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0" model="account.account.template"&gt;<text:tab/><text:tab/><text:tab/>&lt;field name="code"&gt;0-113100&lt;/field&gt;<text:tab/><text:tab/><text:tab/>&lt;field name="name"&gt;0-Inventarios&lt;/field&gt;<text:tab/><text:tab/><text:tab/>&lt;field name="shortcut"&gt;0-Inv&lt;/field&gt;<text:tab/><text:tab/><text:tab/>&lt;field name="parent_id" ref="account_account_template_0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2];1);CONCATENATE([.$A$2];&quot;-&quot;;[$'Base chart'.$V32]);&quot;&quot;)" office:value-type="string" office:string-value="0-113101">
            <text:p>0-113101</text:p>
          </table:table-cell>
          <table:table-cell table:formula="of:=IF(EXACT([.A35];&quot;&quot;);&quot;&quot;;CONCATENATE([.$A$2];&quot;-&quot;;[$'Base chart'.$X32]))" office:value-type="string" office:string-value="0-Inventario de producto para la venta">
            <text:p>0-Inventario de producto para la venta</text:p>
          </table:table-cell>
          <table:table-cell table:formula="of:=IF(EXACT([.A35];&quot;&quot;);&quot;&quot;;CONCATENATE([.$A$2];&quot;-&quot;;[$'Base chart'.$AA32]))" office:value-type="string" office:string-value="0-Prod">
            <text:p>0-Prod</text:p>
          </table:table-cell>
          <table:table-cell table:formula="of:=IF(EXACT([$'Base chart'.$AB32];&quot;&quot;);&quot;&quot;;IF(EXACT([.A35];&quot;&quot;);&quot;&quot;;CONCATENATE(&quot;account_account_template_&quot;;[.$A$2];&quot;_&quot;;[$'Base chart'.$AB32])))" office:value-type="string" office:string-value="account_account_template_0_113100">
            <text:p>account_account_template_0_113100</text:p>
          </table:table-cell>
          <table:table-cell table:formula="of:=IF(EXACT([.A35];&quot;&quot;);&quot;&quot;;[$'Base chart'.$AD32])" office:value-type="string" office:string-value="asset">
            <text:p>asset</text:p>
          </table:table-cell>
          <table:table-cell table:formula="of:=IF(EXACT([$'Base chart'.$AE32];&quot;&quot;);&quot;&quot;;IF(EXACT([.A35];&quot;&quot;);&quot;&quot;;[$'Base chart'.$AE32]))" office:value-type="string" office:string-value="l10n_cr_base.CRC">
            <text:p>l10n_cr_base.CRC</text:p>
          </table:table-cell>
          <table:table-cell table:formula="of:=IF(EXACT([.A35];&quot;&quot;);&quot;&quot;;[$'Base chart'.$AF32])" office:value-type="string" office:string-value="other">
            <text:p>other</text:p>
          </table:table-cell>
          <table:table-cell table:formula="of:=IF(EXACT([.A35];&quot;&quot;);&quot;&quot;;[$'Base chart'.$AG32])" office:value-type="string" office:string-value="False">
            <text:p>False</text:p>
          </table:table-cell>
          <table:table-cell table:formula="of:=IF(EXACT([$'Base chart'.$AH32];&quot;&quot;);&quot;&quot;;IF(EXACT([.A35];&quot;&quot;);&quot;&quot;;[$'Base chart'.$AH32]))">
            <text:p/>
          </table:table-cell>
          <table:table-cell table:style-name="ce11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5];&quot;&quot;);&quot;&quot;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)" office:value-type="string" office:string-value="&#9;&#9;&lt;record id=&quot;account_account_template_0_113101&quot; model=&quot;account.account.template&quot;&gt;&#13;&#9;&#9;&#9;&lt;field name=&quot;code&quot;&gt;0-113101&lt;/field&gt;&#13;&#9;&#9;&#9;&lt;field name=&quot;name&quot;&gt;0-Inventario de producto para la venta&lt;/field&gt;&#13;&#9;&#9;&#9;&lt;field name=&quot;shortcut&quot;&gt;0-Prod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1" model="account.account.template"&gt;<text:tab/><text:tab/><text:tab/>&lt;field name="code"&gt;0-113101&lt;/field&gt;<text:tab/><text:tab/><text:tab/>&lt;field name="name"&gt;0-Inventario de producto para la venta&lt;/field&gt;<text:tab/><text:tab/><text:tab/>&lt;field name="shortcut"&gt;0-Prod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3];1);CONCATENATE([.$A$2];&quot;-&quot;;[$'Base chart'.$V33]);&quot;&quot;)" office:value-type="string" office:string-value="0-113102">
            <text:p>0-113102</text:p>
          </table:table-cell>
          <table:table-cell table:formula="of:=IF(EXACT([.A36];&quot;&quot;);&quot;&quot;;CONCATENATE([.$A$2];&quot;-&quot;;[$'Base chart'.$X33]))" office:value-type="string" office:string-value="0-Inventario de consumibles">
            <text:p>0-Inventario de consumibles</text:p>
          </table:table-cell>
          <table:table-cell table:formula="of:=IF(EXACT([.A36];&quot;&quot;);&quot;&quot;;CONCATENATE([.$A$2];&quot;-&quot;;[$'Base chart'.$AA33]))" office:value-type="string" office:string-value="0-Cons">
            <text:p>0-Cons</text:p>
          </table:table-cell>
          <table:table-cell table:formula="of:=IF(EXACT([$'Base chart'.$AB33];&quot;&quot;);&quot;&quot;;IF(EXACT([.A36];&quot;&quot;);&quot;&quot;;CONCATENATE(&quot;account_account_template_&quot;;[.$A$2];&quot;_&quot;;[$'Base chart'.$AB33])))" office:value-type="string" office:string-value="account_account_template_0_113100">
            <text:p>account_account_template_0_113100</text:p>
          </table:table-cell>
          <table:table-cell table:formula="of:=IF(EXACT([.A36];&quot;&quot;);&quot;&quot;;[$'Base chart'.$AD33])" office:value-type="string" office:string-value="asset">
            <text:p>asset</text:p>
          </table:table-cell>
          <table:table-cell table:formula="of:=IF(EXACT([$'Base chart'.$AE33];&quot;&quot;);&quot;&quot;;IF(EXACT([.A36];&quot;&quot;);&quot;&quot;;[$'Base chart'.$AE33]))" office:value-type="string" office:string-value="l10n_cr_base.CRC">
            <text:p>l10n_cr_base.CRC</text:p>
          </table:table-cell>
          <table:table-cell table:formula="of:=IF(EXACT([.A36];&quot;&quot;);&quot;&quot;;[$'Base chart'.$AF33])" office:value-type="string" office:string-value="other">
            <text:p>other</text:p>
          </table:table-cell>
          <table:table-cell table:formula="of:=IF(EXACT([.A36];&quot;&quot;);&quot;&quot;;[$'Base chart'.$AG33])" office:value-type="string" office:string-value="False">
            <text:p>False</text:p>
          </table:table-cell>
          <table:table-cell table:formula="of:=IF(EXACT([$'Base chart'.$AH33];&quot;&quot;);&quot;&quot;;IF(EXACT([.A36];&quot;&quot;);&quot;&quot;;[$'Base chart'.$AH33]))">
            <text:p/>
          </table:table-cell>
          <table:table-cell table:style-name="ce11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6];&quot;&quot;);&quot;&quot;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)" office:value-type="string" office:string-value="&#9;&#9;&lt;record id=&quot;account_account_template_0_113102&quot; model=&quot;account.account.template&quot;&gt;&#13;&#9;&#9;&#9;&lt;field name=&quot;code&quot;&gt;0-113102&lt;/field&gt;&#13;&#9;&#9;&#9;&lt;field name=&quot;name&quot;&gt;0-Inventario de consumibles&lt;/field&gt;&#13;&#9;&#9;&#9;&lt;field name=&quot;shortcut&quot;&gt;0-Cons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2" model="account.account.template"&gt;<text:tab/><text:tab/><text:tab/>&lt;field name="code"&gt;0-113102&lt;/field&gt;<text:tab/><text:tab/><text:tab/>&lt;field name="name"&gt;0-Inventario de consumibles&lt;/field&gt;<text:tab/><text:tab/><text:tab/>&lt;field name="shortcut"&gt;0-Cons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4];1);CONCATENATE([.$A$2];&quot;-&quot;;[$'Base chart'.$V34]);&quot;&quot;)" office:value-type="string" office:string-value="0-120000">
            <text:p>0-120000</text:p>
          </table:table-cell>
          <table:table-cell table:formula="of:=IF(EXACT([.A37];&quot;&quot;);&quot;&quot;;CONCATENATE([.$A$2];&quot;-&quot;;[$'Base chart'.$X34]))" office:value-type="string" office:string-value="0-Activo fijo">
            <text:p>0-Activo fijo</text:p>
          </table:table-cell>
          <table:table-cell table:formula="of:=IF(EXACT([.A37];&quot;&quot;);&quot;&quot;;CONCATENATE([.$A$2];&quot;-&quot;;[$'Base chart'.$AA34]))" office:value-type="string" office:string-value="0-AF">
            <text:p>0-AF</text:p>
          </table:table-cell>
          <table:table-cell table:formula="of:=IF(EXACT([$'Base chart'.$AB34];&quot;&quot;);&quot;&quot;;IF(EXACT([.A37];&quot;&quot;);&quot;&quot;;CONCATENATE(&quot;account_account_template_&quot;;[.$A$2];&quot;_&quot;;[$'Base chart'.$AB34])))" office:value-type="string" office:string-value="account_account_template_0_100000">
            <text:p>account_account_template_0_100000</text:p>
          </table:table-cell>
          <table:table-cell table:formula="of:=IF(EXACT([.A37];&quot;&quot;);&quot;&quot;;[$'Base chart'.$AD34])" office:value-type="string" office:string-value="view">
            <text:p>view</text:p>
          </table:table-cell>
          <table:table-cell table:formula="of:=IF(EXACT([$'Base chart'.$AE34];&quot;&quot;);&quot;&quot;;IF(EXACT([.A37];&quot;&quot;);&quot;&quot;;[$'Base chart'.$AE34]))" office:value-type="string" office:string-value="l10n_cr_base.CRC">
            <text:p>l10n_cr_base.CRC</text:p>
          </table:table-cell>
          <table:table-cell table:formula="of:=IF(EXACT([.A37];&quot;&quot;);&quot;&quot;;[$'Base chart'.$AF34])" office:value-type="string" office:string-value="view">
            <text:p>view</text:p>
          </table:table-cell>
          <table:table-cell table:formula="of:=IF(EXACT([.A37];&quot;&quot;);&quot;&quot;;[$'Base chart'.$AG34])" office:value-type="string" office:string-value="False">
            <text:p>False</text:p>
          </table:table-cell>
          <table:table-cell table:formula="of:=IF(EXACT([$'Base chart'.$AH34];&quot;&quot;);&quot;&quot;;IF(EXACT([.A37];&quot;&quot;);&quot;&quot;;[$'Base chart'.$AH34]))">
            <text:p/>
          </table:table-cell>
          <table:table-cell table:style-name="ce11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7];&quot;&quot;);&quot;&quot;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)" office:value-type="string" office:string-value="&#9;&#9;&lt;record id=&quot;account_account_template_0_120000&quot; model=&quot;account.account.template&quot;&gt;&#13;&#9;&#9;&#9;&lt;field name=&quot;code&quot;&gt;0-120000&lt;/field&gt;&#13;&#9;&#9;&#9;&lt;field name=&quot;name&quot;&gt;0-Activo fijo&lt;/field&gt;&#13;&#9;&#9;&#9;&lt;field name=&quot;shortcut&quot;&gt;0-AF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0000" model="account.account.template"&gt;<text:tab/><text:tab/><text:tab/>&lt;field name="code"&gt;0-120000&lt;/field&gt;<text:tab/><text:tab/><text:tab/>&lt;field name="name"&gt;0-Activo fijo&lt;/field&gt;<text:tab/><text:tab/><text:tab/>&lt;field name="shortcut"&gt;0-AF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5];1);CONCATENATE([.$A$2];&quot;-&quot;;[$'Base chart'.$V35]);&quot;&quot;)" office:value-type="string" office:string-value="0-121000">
            <text:p>0-121000</text:p>
          </table:table-cell>
          <table:table-cell table:formula="of:=IF(EXACT([.A38];&quot;&quot;);&quot;&quot;;CONCATENATE([.$A$2];&quot;-&quot;;[$'Base chart'.$X35]))" office:value-type="string" office:string-value="0-Activo fijo no depreciable">
            <text:p>0-Activo fijo no depreciable</text:p>
          </table:table-cell>
          <table:table-cell table:formula="of:=IF(EXACT([.A38];&quot;&quot;);&quot;&quot;;CONCATENATE([.$A$2];&quot;-&quot;;[$'Base chart'.$AA35]))" office:value-type="string" office:string-value="0-No-Dep">
            <text:p>0-No-Dep</text:p>
          </table:table-cell>
          <table:table-cell table:formula="of:=IF(EXACT([$'Base chart'.$AB35];&quot;&quot;);&quot;&quot;;IF(EXACT([.A38];&quot;&quot;);&quot;&quot;;CONCATENATE(&quot;account_account_template_&quot;;[.$A$2];&quot;_&quot;;[$'Base chart'.$AB35])))" office:value-type="string" office:string-value="account_account_template_0_120000">
            <text:p>account_account_template_0_120000</text:p>
          </table:table-cell>
          <table:table-cell table:formula="of:=IF(EXACT([.A38];&quot;&quot;);&quot;&quot;;[$'Base chart'.$AD35])" office:value-type="string" office:string-value="view">
            <text:p>view</text:p>
          </table:table-cell>
          <table:table-cell table:formula="of:=IF(EXACT([$'Base chart'.$AE35];&quot;&quot;);&quot;&quot;;IF(EXACT([.A38];&quot;&quot;);&quot;&quot;;[$'Base chart'.$AE35]))" office:value-type="string" office:string-value="l10n_cr_base.CRC">
            <text:p>l10n_cr_base.CRC</text:p>
          </table:table-cell>
          <table:table-cell table:formula="of:=IF(EXACT([.A38];&quot;&quot;);&quot;&quot;;[$'Base chart'.$AF35])" office:value-type="string" office:string-value="view">
            <text:p>view</text:p>
          </table:table-cell>
          <table:table-cell table:formula="of:=IF(EXACT([.A38];&quot;&quot;);&quot;&quot;;[$'Base chart'.$AG35])" office:value-type="string" office:string-value="False">
            <text:p>False</text:p>
          </table:table-cell>
          <table:table-cell table:formula="of:=IF(EXACT([$'Base chart'.$AH35];&quot;&quot;);&quot;&quot;;IF(EXACT([.A38];&quot;&quot;);&quot;&quot;;[$'Base chart'.$AH35]))">
            <text:p/>
          </table:table-cell>
          <table:table-cell table:style-name="ce11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8];&quot;&quot;);&quot;&quot;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)" office:value-type="string" office:string-value="&#9;&#9;&lt;record id=&quot;account_account_template_0_121000&quot; model=&quot;account.account.template&quot;&gt;&#13;&#9;&#9;&#9;&lt;field name=&quot;code&quot;&gt;0-121000&lt;/field&gt;&#13;&#9;&#9;&#9;&lt;field name=&quot;name&quot;&gt;0-Activo fijo no depreciable&lt;/field&gt;&#13;&#9;&#9;&#9;&lt;field name=&quot;shortcut&quot;&gt;0-No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000" model="account.account.template"&gt;<text:tab/><text:tab/><text:tab/>&lt;field name="code"&gt;0-121000&lt;/field&gt;<text:tab/><text:tab/><text:tab/>&lt;field name="name"&gt;0-Activo fijo no depreciable&lt;/field&gt;<text:tab/><text:tab/><text:tab/>&lt;field name="shortcut"&gt;0-No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6];1);CONCATENATE([.$A$2];&quot;-&quot;;[$'Base chart'.$V36]);&quot;&quot;)" office:value-type="string" office:string-value="0-121100">
            <text:p>0-121100</text:p>
          </table:table-cell>
          <table:table-cell table:formula="of:=IF(EXACT([.A39];&quot;&quot;);&quot;&quot;;CONCATENATE([.$A$2];&quot;-&quot;;[$'Base chart'.$X36]))" office:value-type="string" office:string-value="0-Terrenos">
            <text:p>0-Terrenos</text:p>
          </table:table-cell>
          <table:table-cell table:formula="of:=IF(EXACT([.A39];&quot;&quot;);&quot;&quot;;CONCATENATE([.$A$2];&quot;-&quot;;[$'Base chart'.$AA36]))" office:value-type="string" office:string-value="0-Ter">
            <text:p>0-Ter</text:p>
          </table:table-cell>
          <table:table-cell table:formula="of:=IF(EXACT([$'Base chart'.$AB36];&quot;&quot;);&quot;&quot;;IF(EXACT([.A39];&quot;&quot;);&quot;&quot;;CONCATENATE(&quot;account_account_template_&quot;;[.$A$2];&quot;_&quot;;[$'Base chart'.$AB36])))" office:value-type="string" office:string-value="account_account_template_0_121000">
            <text:p>account_account_template_0_121000</text:p>
          </table:table-cell>
          <table:table-cell table:formula="of:=IF(EXACT([.A39];&quot;&quot;);&quot;&quot;;[$'Base chart'.$AD36])" office:value-type="string" office:string-value="view">
            <text:p>view</text:p>
          </table:table-cell>
          <table:table-cell table:formula="of:=IF(EXACT([$'Base chart'.$AE36];&quot;&quot;);&quot;&quot;;IF(EXACT([.A39];&quot;&quot;);&quot;&quot;;[$'Base chart'.$AE36]))" office:value-type="string" office:string-value="l10n_cr_base.CRC">
            <text:p>l10n_cr_base.CRC</text:p>
          </table:table-cell>
          <table:table-cell table:formula="of:=IF(EXACT([.A39];&quot;&quot;);&quot;&quot;;[$'Base chart'.$AF36])" office:value-type="string" office:string-value="view">
            <text:p>view</text:p>
          </table:table-cell>
          <table:table-cell table:formula="of:=IF(EXACT([.A39];&quot;&quot;);&quot;&quot;;[$'Base chart'.$AG36])" office:value-type="string" office:string-value="False">
            <text:p>False</text:p>
          </table:table-cell>
          <table:table-cell table:formula="of:=IF(EXACT([$'Base chart'.$AH36];&quot;&quot;);&quot;&quot;;IF(EXACT([.A39];&quot;&quot;);&quot;&quot;;[$'Base chart'.$AH36]))">
            <text:p/>
          </table:table-cell>
          <table:table-cell table:style-name="ce11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39];&quot;&quot;);&quot;&quot;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)" office:value-type="string" office:string-value="&#9;&#9;&lt;record id=&quot;account_account_template_0_121100&quot; model=&quot;account.account.template&quot;&gt;&#13;&#9;&#9;&#9;&lt;field name=&quot;code&quot;&gt;0-121100&lt;/field&gt;&#13;&#9;&#9;&#9;&lt;field name=&quot;name&quot;&gt;0-Terrenos&lt;/field&gt;&#13;&#9;&#9;&#9;&lt;field name=&quot;shortcut&quot;&gt;0-Ter&lt;/field&gt;&#13;&#9;&#9;&#9;&lt;field name=&quot;parent_id&quot; ref=&quot;account_account_template_0_12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00" model="account.account.template"&gt;<text:tab/><text:tab/><text:tab/>&lt;field name="code"&gt;0-121100&lt;/field&gt;<text:tab/><text:tab/><text:tab/>&lt;field name="name"&gt;0-Terrenos&lt;/field&gt;<text:tab/><text:tab/><text:tab/>&lt;field name="shortcut"&gt;0-Ter&lt;/field&gt;<text:tab/><text:tab/><text:tab/>&lt;field name="parent_id" ref="account_account_template_0_12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7];1);CONCATENATE([.$A$2];&quot;-&quot;;[$'Base chart'.$V37]);&quot;&quot;)" office:value-type="string" office:string-value="0-121110">
            <text:p>0-121110</text:p>
          </table:table-cell>
          <table:table-cell table:formula="of:=IF(EXACT([.A40];&quot;&quot;);&quot;&quot;;CONCATENATE([.$A$2];&quot;-&quot;;[$'Base chart'.$X37]))" office:value-type="string" office:string-value="0-Valores originales">
            <text:p>0-Valores originales</text:p>
          </table:table-cell>
          <table:table-cell table:formula="of:=IF(EXACT([.A40];&quot;&quot;);&quot;&quot;;CONCATENATE([.$A$2];&quot;-&quot;;[$'Base chart'.$AA37]))" office:value-type="string" office:string-value="0-VO">
            <text:p>0-VO</text:p>
          </table:table-cell>
          <table:table-cell table:formula="of:=IF(EXACT([$'Base chart'.$AB37];&quot;&quot;);&quot;&quot;;IF(EXACT([.A40];&quot;&quot;);&quot;&quot;;CONCATENATE(&quot;account_account_template_&quot;;[.$A$2];&quot;_&quot;;[$'Base chart'.$AB37])))" office:value-type="string" office:string-value="account_account_template_0_121100">
            <text:p>account_account_template_0_121100</text:p>
          </table:table-cell>
          <table:table-cell table:formula="of:=IF(EXACT([.A40];&quot;&quot;);&quot;&quot;;[$'Base chart'.$AD37])" office:value-type="string" office:string-value="view">
            <text:p>view</text:p>
          </table:table-cell>
          <table:table-cell table:formula="of:=IF(EXACT([$'Base chart'.$AE37];&quot;&quot;);&quot;&quot;;IF(EXACT([.A40];&quot;&quot;);&quot;&quot;;[$'Base chart'.$AE37]))" office:value-type="string" office:string-value="l10n_cr_base.CRC">
            <text:p>l10n_cr_base.CRC</text:p>
          </table:table-cell>
          <table:table-cell table:formula="of:=IF(EXACT([.A40];&quot;&quot;);&quot;&quot;;[$'Base chart'.$AF37])" office:value-type="string" office:string-value="view">
            <text:p>view</text:p>
          </table:table-cell>
          <table:table-cell table:formula="of:=IF(EXACT([.A40];&quot;&quot;);&quot;&quot;;[$'Base chart'.$AG37])" office:value-type="string" office:string-value="False">
            <text:p>False</text:p>
          </table:table-cell>
          <table:table-cell table:formula="of:=IF(EXACT([$'Base chart'.$AH37];&quot;&quot;);&quot;&quot;;IF(EXACT([.A40];&quot;&quot;);&quot;&quot;;[$'Base chart'.$AH37]))">
            <text:p/>
          </table:table-cell>
          <table:table-cell table:style-name="ce11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0];&quot;&quot;);&quot;&quot;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)" office:value-type="string" office:string-value="&#9;&#9;&lt;record id=&quot;account_account_template_0_121110&quot; model=&quot;account.account.template&quot;&gt;&#13;&#9;&#9;&#9;&lt;field name=&quot;code&quot;&gt;0-121110&lt;/field&gt;&#13;&#9;&#9;&#9;&lt;field name=&quot;name&quot;&gt;0-Valores originales&lt;/field&gt;&#13;&#9;&#9;&#9;&lt;field name=&quot;shortcut&quot;&gt;0-VO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0" model="account.account.template"&gt;<text:tab/><text:tab/><text:tab/>&lt;field name="code"&gt;0-121110&lt;/field&gt;<text:tab/><text:tab/><text:tab/>&lt;field name="name"&gt;0-Valores originales&lt;/field&gt;<text:tab/><text:tab/><text:tab/>&lt;field name="shortcut"&gt;0-VO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8];1);CONCATENATE([.$A$2];&quot;-&quot;;[$'Base chart'.$V38]);&quot;&quot;)" office:value-type="string" office:string-value="0-121111">
            <text:p>0-121111</text:p>
          </table:table-cell>
          <table:table-cell table:formula="of:=IF(EXACT([.A41];&quot;&quot;);&quot;&quot;;CONCATENATE([.$A$2];&quot;-&quot;;[$'Base chart'.$X38]))" office:value-type="string" office:string-value="0-Terreno 1">
            <text:p>0-Terreno 1</text:p>
          </table:table-cell>
          <table:table-cell table:formula="of:=IF(EXACT([.A41];&quot;&quot;);&quot;&quot;;CONCATENATE([.$A$2];&quot;-&quot;;[$'Base chart'.$AA38]))" office:value-type="string" office:string-value="0-">
            <text:p>0-</text:p>
          </table:table-cell>
          <table:table-cell table:formula="of:=IF(EXACT([$'Base chart'.$AB38];&quot;&quot;);&quot;&quot;;IF(EXACT([.A41];&quot;&quot;);&quot;&quot;;CONCATENATE(&quot;account_account_template_&quot;;[.$A$2];&quot;_&quot;;[$'Base chart'.$AB38])))" office:value-type="string" office:string-value="account_account_template_0_121110">
            <text:p>account_account_template_0_121110</text:p>
          </table:table-cell>
          <table:table-cell table:formula="of:=IF(EXACT([.A41];&quot;&quot;);&quot;&quot;;[$'Base chart'.$AD38])" office:value-type="string" office:string-value="asset">
            <text:p>asset</text:p>
          </table:table-cell>
          <table:table-cell table:formula="of:=IF(EXACT([$'Base chart'.$AE38];&quot;&quot;);&quot;&quot;;IF(EXACT([.A41];&quot;&quot;);&quot;&quot;;[$'Base chart'.$AE38]))" office:value-type="string" office:string-value="l10n_cr_base.CRC">
            <text:p>l10n_cr_base.CRC</text:p>
          </table:table-cell>
          <table:table-cell table:formula="of:=IF(EXACT([.A41];&quot;&quot;);&quot;&quot;;[$'Base chart'.$AF38])" office:value-type="string" office:string-value="other">
            <text:p>other</text:p>
          </table:table-cell>
          <table:table-cell table:formula="of:=IF(EXACT([.A41];&quot;&quot;);&quot;&quot;;[$'Base chart'.$AG38])" office:value-type="string" office:string-value="False">
            <text:p>False</text:p>
          </table:table-cell>
          <table:table-cell table:formula="of:=IF(EXACT([$'Base chart'.$AH38];&quot;&quot;);&quot;&quot;;IF(EXACT([.A41];&quot;&quot;);&quot;&quot;;[$'Base chart'.$AH38]))">
            <text:p/>
          </table:table-cell>
          <table:table-cell table:style-name="ce11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1];&quot;&quot;);&quot;&quot;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)" office:value-type="string" office:string-value="&#9;&#9;&lt;record id=&quot;account_account_template_0_121111&quot; model=&quot;account.account.template&quot;&gt;&#13;&#9;&#9;&#9;&lt;field name=&quot;code&quot;&gt;0-121111&lt;/field&gt;&#13;&#9;&#9;&#9;&lt;field name=&quot;name&quot;&gt;0-Terreno 1&lt;/field&gt;&#13;&#9;&#9;&#9;&lt;field name=&quot;shortcut&quot;&gt;0-&lt;/field&gt;&#13;&#9;&#9;&#9;&lt;field name=&quot;parent_id&quot; ref=&quot;account_account_template_0_121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1" model="account.account.template"&gt;<text:tab/><text:tab/><text:tab/>&lt;field name="code"&gt;0-121111&lt;/field&gt;<text:tab/><text:tab/><text:tab/>&lt;field name="name"&gt;0-Terreno 1&lt;/field&gt;<text:tab/><text:tab/><text:tab/>&lt;field name="shortcut"&gt;0-&lt;/field&gt;<text:tab/><text:tab/><text:tab/>&lt;field name="parent_id" ref="account_account_template_0_121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39];1);CONCATENATE([.$A$2];&quot;-&quot;;[$'Base chart'.$V39]);&quot;&quot;)" office:value-type="string" office:string-value="0-121120">
            <text:p>0-121120</text:p>
          </table:table-cell>
          <table:table-cell table:formula="of:=IF(EXACT([.A42];&quot;&quot;);&quot;&quot;;CONCATENATE([.$A$2];&quot;-&quot;;[$'Base chart'.$X39]))" office:value-type="string" office:string-value="0-Revaluaciones">
            <text:p>0-Revaluaciones</text:p>
          </table:table-cell>
          <table:table-cell table:formula="of:=IF(EXACT([.A42];&quot;&quot;);&quot;&quot;;CONCATENATE([.$A$2];&quot;-&quot;;[$'Base chart'.$AA39]))" office:value-type="string" office:string-value="0-Rev">
            <text:p>0-Rev</text:p>
          </table:table-cell>
          <table:table-cell table:formula="of:=IF(EXACT([$'Base chart'.$AB39];&quot;&quot;);&quot;&quot;;IF(EXACT([.A42];&quot;&quot;);&quot;&quot;;CONCATENATE(&quot;account_account_template_&quot;;[.$A$2];&quot;_&quot;;[$'Base chart'.$AB39])))" office:value-type="string" office:string-value="account_account_template_0_121100">
            <text:p>account_account_template_0_121100</text:p>
          </table:table-cell>
          <table:table-cell table:formula="of:=IF(EXACT([.A42];&quot;&quot;);&quot;&quot;;[$'Base chart'.$AD39])" office:value-type="string" office:string-value="view">
            <text:p>view</text:p>
          </table:table-cell>
          <table:table-cell table:formula="of:=IF(EXACT([$'Base chart'.$AE39];&quot;&quot;);&quot;&quot;;IF(EXACT([.A42];&quot;&quot;);&quot;&quot;;[$'Base chart'.$AE39]))" office:value-type="string" office:string-value="l10n_cr_base.CRC">
            <text:p>l10n_cr_base.CRC</text:p>
          </table:table-cell>
          <table:table-cell table:formula="of:=IF(EXACT([.A42];&quot;&quot;);&quot;&quot;;[$'Base chart'.$AF39])" office:value-type="string" office:string-value="view">
            <text:p>view</text:p>
          </table:table-cell>
          <table:table-cell table:formula="of:=IF(EXACT([.A42];&quot;&quot;);&quot;&quot;;[$'Base chart'.$AG39])" office:value-type="string" office:string-value="False">
            <text:p>False</text:p>
          </table:table-cell>
          <table:table-cell table:formula="of:=IF(EXACT([$'Base chart'.$AH39];&quot;&quot;);&quot;&quot;;IF(EXACT([.A42];&quot;&quot;);&quot;&quot;;[$'Base chart'.$AH39]))">
            <text:p/>
          </table:table-cell>
          <table:table-cell table:style-name="ce11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2];&quot;&quot;);&quot;&quot;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)" office:value-type="string" office:string-value="&#9;&#9;&lt;record id=&quot;account_account_template_0_121120&quot; model=&quot;account.account.template&quot;&gt;&#13;&#9;&#9;&#9;&lt;field name=&quot;code&quot;&gt;0-121120&lt;/field&gt;&#13;&#9;&#9;&#9;&lt;field name=&quot;name&quot;&gt;0-Revaluaciones&lt;/field&gt;&#13;&#9;&#9;&#9;&lt;field name=&quot;shortcut&quot;&gt;0-Rev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0" model="account.account.template"&gt;<text:tab/><text:tab/><text:tab/>&lt;field name="code"&gt;0-121120&lt;/field&gt;<text:tab/><text:tab/><text:tab/>&lt;field name="name"&gt;0-Revaluaciones&lt;/field&gt;<text:tab/><text:tab/><text:tab/>&lt;field name="shortcut"&gt;0-Rev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0];1);CONCATENATE([.$A$2];&quot;-&quot;;[$'Base chart'.$V40]);&quot;&quot;)" office:value-type="string" office:string-value="0-121121">
            <text:p>0-121121</text:p>
          </table:table-cell>
          <table:table-cell table:formula="of:=IF(EXACT([.A43];&quot;&quot;);&quot;&quot;;CONCATENATE([.$A$2];&quot;-&quot;;[$'Base chart'.$X40]))" office:value-type="string" office:string-value="0-Terreno 1">
            <text:p>0-Terreno 1</text:p>
          </table:table-cell>
          <table:table-cell table:formula="of:=IF(EXACT([.A43];&quot;&quot;);&quot;&quot;;CONCATENATE([.$A$2];&quot;-&quot;;[$'Base chart'.$AA40]))" office:value-type="string" office:string-value="0-">
            <text:p>0-</text:p>
          </table:table-cell>
          <table:table-cell table:formula="of:=IF(EXACT([$'Base chart'.$AB40];&quot;&quot;);&quot;&quot;;IF(EXACT([.A43];&quot;&quot;);&quot;&quot;;CONCATENATE(&quot;account_account_template_&quot;;[.$A$2];&quot;_&quot;;[$'Base chart'.$AB40])))" office:value-type="string" office:string-value="account_account_template_0_121120">
            <text:p>account_account_template_0_121120</text:p>
          </table:table-cell>
          <table:table-cell table:formula="of:=IF(EXACT([.A43];&quot;&quot;);&quot;&quot;;[$'Base chart'.$AD40])" office:value-type="string" office:string-value="asset">
            <text:p>asset</text:p>
          </table:table-cell>
          <table:table-cell table:formula="of:=IF(EXACT([$'Base chart'.$AE40];&quot;&quot;);&quot;&quot;;IF(EXACT([.A43];&quot;&quot;);&quot;&quot;;[$'Base chart'.$AE40]))" office:value-type="string" office:string-value="l10n_cr_base.CRC">
            <text:p>l10n_cr_base.CRC</text:p>
          </table:table-cell>
          <table:table-cell table:formula="of:=IF(EXACT([.A43];&quot;&quot;);&quot;&quot;;[$'Base chart'.$AF40])" office:value-type="string" office:string-value="other">
            <text:p>other</text:p>
          </table:table-cell>
          <table:table-cell table:formula="of:=IF(EXACT([.A43];&quot;&quot;);&quot;&quot;;[$'Base chart'.$AG40])" office:value-type="string" office:string-value="False">
            <text:p>False</text:p>
          </table:table-cell>
          <table:table-cell table:formula="of:=IF(EXACT([$'Base chart'.$AH40];&quot;&quot;);&quot;&quot;;IF(EXACT([.A43];&quot;&quot;);&quot;&quot;;[$'Base chart'.$AH40]))">
            <text:p/>
          </table:table-cell>
          <table:table-cell table:style-name="ce11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3];&quot;&quot;);&quot;&quot;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)" office:value-type="string" office:string-value="&#9;&#9;&lt;record id=&quot;account_account_template_0_121121&quot; model=&quot;account.account.template&quot;&gt;&#13;&#9;&#9;&#9;&lt;field name=&quot;code&quot;&gt;0-121121&lt;/field&gt;&#13;&#9;&#9;&#9;&lt;field name=&quot;name&quot;&gt;0-Terreno 1&lt;/field&gt;&#13;&#9;&#9;&#9;&lt;field name=&quot;shortcut&quot;&gt;0-&lt;/field&gt;&#13;&#9;&#9;&#9;&lt;field name=&quot;parent_id&quot; ref=&quot;account_account_template_0_121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1" model="account.account.template"&gt;<text:tab/><text:tab/><text:tab/>&lt;field name="code"&gt;0-121121&lt;/field&gt;<text:tab/><text:tab/><text:tab/>&lt;field name="name"&gt;0-Terreno 1&lt;/field&gt;<text:tab/><text:tab/><text:tab/>&lt;field name="shortcut"&gt;0-&lt;/field&gt;<text:tab/><text:tab/><text:tab/>&lt;field name="parent_id" ref="account_account_template_0_121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1];1);CONCATENATE([.$A$2];&quot;-&quot;;[$'Base chart'.$V41]);&quot;&quot;)" office:value-type="string" office:string-value="0-122000">
            <text:p>0-122000</text:p>
          </table:table-cell>
          <table:table-cell table:formula="of:=IF(EXACT([.A44];&quot;&quot;);&quot;&quot;;CONCATENATE([.$A$2];&quot;-&quot;;[$'Base chart'.$X41]))" office:value-type="string" office:string-value="0-Activo fijo depreciable">
            <text:p>0-Activo fijo depreciable</text:p>
          </table:table-cell>
          <table:table-cell table:formula="of:=IF(EXACT([.A44];&quot;&quot;);&quot;&quot;;CONCATENATE([.$A$2];&quot;-&quot;;[$'Base chart'.$AA41]))" office:value-type="string" office:string-value="0-Dep">
            <text:p>0-Dep</text:p>
          </table:table-cell>
          <table:table-cell table:formula="of:=IF(EXACT([$'Base chart'.$AB41];&quot;&quot;);&quot;&quot;;IF(EXACT([.A44];&quot;&quot;);&quot;&quot;;CONCATENATE(&quot;account_account_template_&quot;;[.$A$2];&quot;_&quot;;[$'Base chart'.$AB41])))" office:value-type="string" office:string-value="account_account_template_0_120000">
            <text:p>account_account_template_0_120000</text:p>
          </table:table-cell>
          <table:table-cell table:formula="of:=IF(EXACT([.A44];&quot;&quot;);&quot;&quot;;[$'Base chart'.$AD41])" office:value-type="string" office:string-value="view">
            <text:p>view</text:p>
          </table:table-cell>
          <table:table-cell table:formula="of:=IF(EXACT([$'Base chart'.$AE41];&quot;&quot;);&quot;&quot;;IF(EXACT([.A44];&quot;&quot;);&quot;&quot;;[$'Base chart'.$AE41]))" office:value-type="string" office:string-value="l10n_cr_base.CRC">
            <text:p>l10n_cr_base.CRC</text:p>
          </table:table-cell>
          <table:table-cell table:formula="of:=IF(EXACT([.A44];&quot;&quot;);&quot;&quot;;[$'Base chart'.$AF41])" office:value-type="string" office:string-value="view">
            <text:p>view</text:p>
          </table:table-cell>
          <table:table-cell table:formula="of:=IF(EXACT([.A44];&quot;&quot;);&quot;&quot;;[$'Base chart'.$AG41])" office:value-type="string" office:string-value="False">
            <text:p>False</text:p>
          </table:table-cell>
          <table:table-cell table:formula="of:=IF(EXACT([$'Base chart'.$AH41];&quot;&quot;);&quot;&quot;;IF(EXACT([.A44];&quot;&quot;);&quot;&quot;;[$'Base chart'.$AH41]))">
            <text:p/>
          </table:table-cell>
          <table:table-cell table:style-name="ce11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4];&quot;&quot;);&quot;&quot;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)" office:value-type="string" office:string-value="&#9;&#9;&lt;record id=&quot;account_account_template_0_122000&quot; model=&quot;account.account.template&quot;&gt;&#13;&#9;&#9;&#9;&lt;field name=&quot;code&quot;&gt;0-122000&lt;/field&gt;&#13;&#9;&#9;&#9;&lt;field name=&quot;name&quot;&gt;0-Activo fijo depreciable&lt;/field&gt;&#13;&#9;&#9;&#9;&lt;field name=&quot;shortcut&quot;&gt;0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000" model="account.account.template"&gt;<text:tab/><text:tab/><text:tab/>&lt;field name="code"&gt;0-122000&lt;/field&gt;<text:tab/><text:tab/><text:tab/>&lt;field name="name"&gt;0-Activo fijo depreciable&lt;/field&gt;<text:tab/><text:tab/><text:tab/>&lt;field name="shortcut"&gt;0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2];1);CONCATENATE([.$A$2];&quot;-&quot;;[$'Base chart'.$V42]);&quot;&quot;)" office:value-type="string" office:string-value="0-122100">
            <text:p>0-122100</text:p>
          </table:table-cell>
          <table:table-cell table:formula="of:=IF(EXACT([.A45];&quot;&quot;);&quot;&quot;;CONCATENATE([.$A$2];&quot;-&quot;;[$'Base chart'.$X42]))" office:value-type="string" office:string-value="0-Edificios">
            <text:p>0-Edificios</text:p>
          </table:table-cell>
          <table:table-cell table:formula="of:=IF(EXACT([.A45];&quot;&quot;);&quot;&quot;;CONCATENATE([.$A$2];&quot;-&quot;;[$'Base chart'.$AA42]))" office:value-type="string" office:string-value="0-Ed">
            <text:p>0-Ed</text:p>
          </table:table-cell>
          <table:table-cell table:formula="of:=IF(EXACT([$'Base chart'.$AB42];&quot;&quot;);&quot;&quot;;IF(EXACT([.A45];&quot;&quot;);&quot;&quot;;CONCATENATE(&quot;account_account_template_&quot;;[.$A$2];&quot;_&quot;;[$'Base chart'.$AB42])))" office:value-type="string" office:string-value="account_account_template_0_122000">
            <text:p>account_account_template_0_122000</text:p>
          </table:table-cell>
          <table:table-cell table:formula="of:=IF(EXACT([.A45];&quot;&quot;);&quot;&quot;;[$'Base chart'.$AD42])" office:value-type="string" office:string-value="view">
            <text:p>view</text:p>
          </table:table-cell>
          <table:table-cell table:formula="of:=IF(EXACT([$'Base chart'.$AE42];&quot;&quot;);&quot;&quot;;IF(EXACT([.A45];&quot;&quot;);&quot;&quot;;[$'Base chart'.$AE42]))" office:value-type="string" office:string-value="l10n_cr_base.CRC">
            <text:p>l10n_cr_base.CRC</text:p>
          </table:table-cell>
          <table:table-cell table:formula="of:=IF(EXACT([.A45];&quot;&quot;);&quot;&quot;;[$'Base chart'.$AF42])" office:value-type="string" office:string-value="view">
            <text:p>view</text:p>
          </table:table-cell>
          <table:table-cell table:formula="of:=IF(EXACT([.A45];&quot;&quot;);&quot;&quot;;[$'Base chart'.$AG42])" office:value-type="string" office:string-value="False">
            <text:p>False</text:p>
          </table:table-cell>
          <table:table-cell table:formula="of:=IF(EXACT([$'Base chart'.$AH42];&quot;&quot;);&quot;&quot;;IF(EXACT([.A45];&quot;&quot;);&quot;&quot;;[$'Base chart'.$AH42]))">
            <text:p/>
          </table:table-cell>
          <table:table-cell table:style-name="ce11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5];&quot;&quot;);&quot;&quot;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)" office:value-type="string" office:string-value="&#9;&#9;&lt;record id=&quot;account_account_template_0_122100&quot; model=&quot;account.account.template&quot;&gt;&#13;&#9;&#9;&#9;&lt;field name=&quot;code&quot;&gt;0-122100&lt;/field&gt;&#13;&#9;&#9;&#9;&lt;field name=&quot;name&quot;&gt;0-Edificios&lt;/field&gt;&#13;&#9;&#9;&#9;&lt;field name=&quot;shortcut&quot;&gt;0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00" model="account.account.template"&gt;<text:tab/><text:tab/><text:tab/>&lt;field name="code"&gt;0-122100&lt;/field&gt;<text:tab/><text:tab/><text:tab/>&lt;field name="name"&gt;0-Edificios&lt;/field&gt;<text:tab/><text:tab/><text:tab/>&lt;field name="shortcut"&gt;0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3];1);CONCATENATE([.$A$2];&quot;-&quot;;[$'Base chart'.$V43]);&quot;&quot;)" office:value-type="string" office:string-value="0-122110">
            <text:p>0-122110</text:p>
          </table:table-cell>
          <table:table-cell table:formula="of:=IF(EXACT([.A46];&quot;&quot;);&quot;&quot;;CONCATENATE([.$A$2];&quot;-&quot;;[$'Base chart'.$X43]))" office:value-type="string" office:string-value="0-Edificios – Valores originales">
            <text:p>0-Edificios – Valores originales</text:p>
          </table:table-cell>
          <table:table-cell table:formula="of:=IF(EXACT([.A46];&quot;&quot;);&quot;&quot;;CONCATENATE([.$A$2];&quot;-&quot;;[$'Base chart'.$AA43]))" office:value-type="string" office:string-value="0-VO">
            <text:p>0-VO</text:p>
          </table:table-cell>
          <table:table-cell table:formula="of:=IF(EXACT([$'Base chart'.$AB43];&quot;&quot;);&quot;&quot;;IF(EXACT([.A46];&quot;&quot;);&quot;&quot;;CONCATENATE(&quot;account_account_template_&quot;;[.$A$2];&quot;_&quot;;[$'Base chart'.$AB43])))" office:value-type="string" office:string-value="account_account_template_0_122100">
            <text:p>account_account_template_0_122100</text:p>
          </table:table-cell>
          <table:table-cell table:formula="of:=IF(EXACT([.A46];&quot;&quot;);&quot;&quot;;[$'Base chart'.$AD43])" office:value-type="string" office:string-value="view">
            <text:p>view</text:p>
          </table:table-cell>
          <table:table-cell table:formula="of:=IF(EXACT([$'Base chart'.$AE43];&quot;&quot;);&quot;&quot;;IF(EXACT([.A46];&quot;&quot;);&quot;&quot;;[$'Base chart'.$AE43]))" office:value-type="string" office:string-value="l10n_cr_base.CRC">
            <text:p>l10n_cr_base.CRC</text:p>
          </table:table-cell>
          <table:table-cell table:formula="of:=IF(EXACT([.A46];&quot;&quot;);&quot;&quot;;[$'Base chart'.$AF43])" office:value-type="string" office:string-value="view">
            <text:p>view</text:p>
          </table:table-cell>
          <table:table-cell table:formula="of:=IF(EXACT([.A46];&quot;&quot;);&quot;&quot;;[$'Base chart'.$AG43])" office:value-type="string" office:string-value="False">
            <text:p>False</text:p>
          </table:table-cell>
          <table:table-cell table:formula="of:=IF(EXACT([$'Base chart'.$AH43];&quot;&quot;);&quot;&quot;;IF(EXACT([.A46];&quot;&quot;);&quot;&quot;;[$'Base chart'.$AH43]))">
            <text:p/>
          </table:table-cell>
          <table:table-cell table:style-name="ce11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6];&quot;&quot;);&quot;&quot;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)" office:value-type="string" office:string-value="&#9;&#9;&lt;record id=&quot;account_account_template_0_122110&quot; model=&quot;account.account.template&quot;&gt;&#13;&#9;&#9;&#9;&lt;field name=&quot;code&quot;&gt;0-122110&lt;/field&gt;&#13;&#9;&#9;&#9;&lt;field name=&quot;name&quot;&gt;0-Edificios – Valores originales&lt;/field&gt;&#13;&#9;&#9;&#9;&lt;field name=&quot;shortcut&quot;&gt;0-VO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0" model="account.account.template"&gt;<text:tab/><text:tab/><text:tab/>&lt;field name="code"&gt;0-122110&lt;/field&gt;<text:tab/><text:tab/><text:tab/>&lt;field name="name"&gt;0-Edificios – Valores originales&lt;/field&gt;<text:tab/><text:tab/><text:tab/>&lt;field name="shortcut"&gt;0-VO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4];1);CONCATENATE([.$A$2];&quot;-&quot;;[$'Base chart'.$V44]);&quot;&quot;)" office:value-type="string" office:string-value="0-122111">
            <text:p>0-122111</text:p>
          </table:table-cell>
          <table:table-cell table:formula="of:=IF(EXACT([.A47];&quot;&quot;);&quot;&quot;;CONCATENATE([.$A$2];&quot;-&quot;;[$'Base chart'.$X44]))" office:value-type="string" office:string-value="0-Edificio 1">
            <text:p>0-Edificio 1</text:p>
          </table:table-cell>
          <table:table-cell table:formula="of:=IF(EXACT([.A47];&quot;&quot;);&quot;&quot;;CONCATENATE([.$A$2];&quot;-&quot;;[$'Base chart'.$AA44]))" office:value-type="string" office:string-value="0-">
            <text:p>0-</text:p>
          </table:table-cell>
          <table:table-cell table:formula="of:=IF(EXACT([$'Base chart'.$AB44];&quot;&quot;);&quot;&quot;;IF(EXACT([.A47];&quot;&quot;);&quot;&quot;;CONCATENATE(&quot;account_account_template_&quot;;[.$A$2];&quot;_&quot;;[$'Base chart'.$AB44])))" office:value-type="string" office:string-value="account_account_template_0_122110">
            <text:p>account_account_template_0_122110</text:p>
          </table:table-cell>
          <table:table-cell table:formula="of:=IF(EXACT([.A47];&quot;&quot;);&quot;&quot;;[$'Base chart'.$AD44])" office:value-type="string" office:string-value="asset">
            <text:p>asset</text:p>
          </table:table-cell>
          <table:table-cell table:formula="of:=IF(EXACT([$'Base chart'.$AE44];&quot;&quot;);&quot;&quot;;IF(EXACT([.A47];&quot;&quot;);&quot;&quot;;[$'Base chart'.$AE44]))" office:value-type="string" office:string-value="l10n_cr_base.CRC">
            <text:p>l10n_cr_base.CRC</text:p>
          </table:table-cell>
          <table:table-cell table:formula="of:=IF(EXACT([.A47];&quot;&quot;);&quot;&quot;;[$'Base chart'.$AF44])" office:value-type="string" office:string-value="other">
            <text:p>other</text:p>
          </table:table-cell>
          <table:table-cell table:formula="of:=IF(EXACT([.A47];&quot;&quot;);&quot;&quot;;[$'Base chart'.$AG44])" office:value-type="string" office:string-value="False">
            <text:p>False</text:p>
          </table:table-cell>
          <table:table-cell table:formula="of:=IF(EXACT([$'Base chart'.$AH44];&quot;&quot;);&quot;&quot;;IF(EXACT([.A47];&quot;&quot;);&quot;&quot;;[$'Base chart'.$AH44]))">
            <text:p/>
          </table:table-cell>
          <table:table-cell table:style-name="ce11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7];&quot;&quot;);&quot;&quot;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)" office:value-type="string" office:string-value="&#9;&#9;&lt;record id=&quot;account_account_template_0_122111&quot; model=&quot;account.account.template&quot;&gt;&#13;&#9;&#9;&#9;&lt;field name=&quot;code&quot;&gt;0-122111&lt;/field&gt;&#13;&#9;&#9;&#9;&lt;field name=&quot;name&quot;&gt;0-Edificio 1&lt;/field&gt;&#13;&#9;&#9;&#9;&lt;field name=&quot;shortcut&quot;&gt;0-&lt;/field&gt;&#13;&#9;&#9;&#9;&lt;field name=&quot;parent_id&quot; ref=&quot;account_account_template_0_122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1" model="account.account.template"&gt;<text:tab/><text:tab/><text:tab/>&lt;field name="code"&gt;0-122111&lt;/field&gt;<text:tab/><text:tab/><text:tab/>&lt;field name="name"&gt;0-Edificio 1&lt;/field&gt;<text:tab/><text:tab/><text:tab/>&lt;field name="shortcut"&gt;0-&lt;/field&gt;<text:tab/><text:tab/><text:tab/>&lt;field name="parent_id" ref="account_account_template_0_122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5];1);CONCATENATE([.$A$2];&quot;-&quot;;[$'Base chart'.$V45]);&quot;&quot;)" office:value-type="string" office:string-value="0-122120">
            <text:p>0-122120</text:p>
          </table:table-cell>
          <table:table-cell table:formula="of:=IF(EXACT([.A48];&quot;&quot;);&quot;&quot;;CONCATENATE([.$A$2];&quot;-&quot;;[$'Base chart'.$X45]))" office:value-type="string" office:string-value="0-Edificios – Revaluaciones">
            <text:p>0-Edificios – Revaluaciones</text:p>
          </table:table-cell>
          <table:table-cell table:formula="of:=IF(EXACT([.A48];&quot;&quot;);&quot;&quot;;CONCATENATE([.$A$2];&quot;-&quot;;[$'Base chart'.$AA45]))" office:value-type="string" office:string-value="0-Rev">
            <text:p>0-Rev</text:p>
          </table:table-cell>
          <table:table-cell table:formula="of:=IF(EXACT([$'Base chart'.$AB45];&quot;&quot;);&quot;&quot;;IF(EXACT([.A48];&quot;&quot;);&quot;&quot;;CONCATENATE(&quot;account_account_template_&quot;;[.$A$2];&quot;_&quot;;[$'Base chart'.$AB45])))" office:value-type="string" office:string-value="account_account_template_0_122100">
            <text:p>account_account_template_0_122100</text:p>
          </table:table-cell>
          <table:table-cell table:formula="of:=IF(EXACT([.A48];&quot;&quot;);&quot;&quot;;[$'Base chart'.$AD45])" office:value-type="string" office:string-value="view">
            <text:p>view</text:p>
          </table:table-cell>
          <table:table-cell table:formula="of:=IF(EXACT([$'Base chart'.$AE45];&quot;&quot;);&quot;&quot;;IF(EXACT([.A48];&quot;&quot;);&quot;&quot;;[$'Base chart'.$AE45]))" office:value-type="string" office:string-value="l10n_cr_base.CRC">
            <text:p>l10n_cr_base.CRC</text:p>
          </table:table-cell>
          <table:table-cell table:formula="of:=IF(EXACT([.A48];&quot;&quot;);&quot;&quot;;[$'Base chart'.$AF45])" office:value-type="string" office:string-value="view">
            <text:p>view</text:p>
          </table:table-cell>
          <table:table-cell table:formula="of:=IF(EXACT([.A48];&quot;&quot;);&quot;&quot;;[$'Base chart'.$AG45])" office:value-type="string" office:string-value="False">
            <text:p>False</text:p>
          </table:table-cell>
          <table:table-cell table:formula="of:=IF(EXACT([$'Base chart'.$AH45];&quot;&quot;);&quot;&quot;;IF(EXACT([.A48];&quot;&quot;);&quot;&quot;;[$'Base chart'.$AH45]))">
            <text:p/>
          </table:table-cell>
          <table:table-cell table:style-name="ce11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8];&quot;&quot;);&quot;&quot;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)" office:value-type="string" office:string-value="&#9;&#9;&lt;record id=&quot;account_account_template_0_122120&quot; model=&quot;account.account.template&quot;&gt;&#13;&#9;&#9;&#9;&lt;field name=&quot;code&quot;&gt;0-122120&lt;/field&gt;&#13;&#9;&#9;&#9;&lt;field name=&quot;name&quot;&gt;0-Edificios – Revaluaciones&lt;/field&gt;&#13;&#9;&#9;&#9;&lt;field name=&quot;shortcut&quot;&gt;0-Rev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0" model="account.account.template"&gt;<text:tab/><text:tab/><text:tab/>&lt;field name="code"&gt;0-122120&lt;/field&gt;<text:tab/><text:tab/><text:tab/>&lt;field name="name"&gt;0-Edificios – Revaluaciones&lt;/field&gt;<text:tab/><text:tab/><text:tab/>&lt;field name="shortcut"&gt;0-Rev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6];1);CONCATENATE([.$A$2];&quot;-&quot;;[$'Base chart'.$V46]);&quot;&quot;)" office:value-type="string" office:string-value="0-122121">
            <text:p>0-122121</text:p>
          </table:table-cell>
          <table:table-cell table:formula="of:=IF(EXACT([.A49];&quot;&quot;);&quot;&quot;;CONCATENATE([.$A$2];&quot;-&quot;;[$'Base chart'.$X46]))" office:value-type="string" office:string-value="0-Edificio 1">
            <text:p>0-Edificio 1</text:p>
          </table:table-cell>
          <table:table-cell table:formula="of:=IF(EXACT([.A49];&quot;&quot;);&quot;&quot;;CONCATENATE([.$A$2];&quot;-&quot;;[$'Base chart'.$AA46]))" office:value-type="string" office:string-value="0-">
            <text:p>0-</text:p>
          </table:table-cell>
          <table:table-cell table:formula="of:=IF(EXACT([$'Base chart'.$AB46];&quot;&quot;);&quot;&quot;;IF(EXACT([.A49];&quot;&quot;);&quot;&quot;;CONCATENATE(&quot;account_account_template_&quot;;[.$A$2];&quot;_&quot;;[$'Base chart'.$AB46])))" office:value-type="string" office:string-value="account_account_template_0_122120">
            <text:p>account_account_template_0_122120</text:p>
          </table:table-cell>
          <table:table-cell table:formula="of:=IF(EXACT([.A49];&quot;&quot;);&quot;&quot;;[$'Base chart'.$AD46])" office:value-type="string" office:string-value="asset">
            <text:p>asset</text:p>
          </table:table-cell>
          <table:table-cell table:formula="of:=IF(EXACT([$'Base chart'.$AE46];&quot;&quot;);&quot;&quot;;IF(EXACT([.A49];&quot;&quot;);&quot;&quot;;[$'Base chart'.$AE46]))" office:value-type="string" office:string-value="l10n_cr_base.CRC">
            <text:p>l10n_cr_base.CRC</text:p>
          </table:table-cell>
          <table:table-cell table:formula="of:=IF(EXACT([.A49];&quot;&quot;);&quot;&quot;;[$'Base chart'.$AF46])" office:value-type="string" office:string-value="other">
            <text:p>other</text:p>
          </table:table-cell>
          <table:table-cell table:formula="of:=IF(EXACT([.A49];&quot;&quot;);&quot;&quot;;[$'Base chart'.$AG46])" office:value-type="string" office:string-value="False">
            <text:p>False</text:p>
          </table:table-cell>
          <table:table-cell table:formula="of:=IF(EXACT([$'Base chart'.$AH46];&quot;&quot;);&quot;&quot;;IF(EXACT([.A49];&quot;&quot;);&quot;&quot;;[$'Base chart'.$AH46]))">
            <text:p/>
          </table:table-cell>
          <table:table-cell table:style-name="ce11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49];&quot;&quot;);&quot;&quot;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)" office:value-type="string" office:string-value="&#9;&#9;&lt;record id=&quot;account_account_template_0_122121&quot; model=&quot;account.account.template&quot;&gt;&#13;&#9;&#9;&#9;&lt;field name=&quot;code&quot;&gt;0-122121&lt;/field&gt;&#13;&#9;&#9;&#9;&lt;field name=&quot;name&quot;&gt;0-Edificio 1&lt;/field&gt;&#13;&#9;&#9;&#9;&lt;field name=&quot;shortcut&quot;&gt;0-&lt;/field&gt;&#13;&#9;&#9;&#9;&lt;field name=&quot;parent_id&quot; ref=&quot;account_account_template_0_122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1" model="account.account.template"&gt;<text:tab/><text:tab/><text:tab/>&lt;field name="code"&gt;0-122121&lt;/field&gt;<text:tab/><text:tab/><text:tab/>&lt;field name="name"&gt;0-Edificio 1&lt;/field&gt;<text:tab/><text:tab/><text:tab/>&lt;field name="shortcut"&gt;0-&lt;/field&gt;<text:tab/><text:tab/><text:tab/>&lt;field name="parent_id" ref="account_account_template_0_122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7];1);CONCATENATE([.$A$2];&quot;-&quot;;[$'Base chart'.$V47]);&quot;&quot;)" office:value-type="string" office:string-value="0-122200">
            <text:p>0-122200</text:p>
          </table:table-cell>
          <table:table-cell table:formula="of:=IF(EXACT([.A50];&quot;&quot;);&quot;&quot;;CONCATENATE([.$A$2];&quot;-&quot;;[$'Base chart'.$X47]))" office:value-type="string" office:string-value="0-Mejoras a edificios">
            <text:p>0-Mejoras a edificios</text:p>
          </table:table-cell>
          <table:table-cell table:formula="of:=IF(EXACT([.A50];&quot;&quot;);&quot;&quot;;CONCATENATE([.$A$2];&quot;-&quot;;[$'Base chart'.$AA47]))" office:value-type="string" office:string-value="0-Mej-Ed">
            <text:p>0-Mej-Ed</text:p>
          </table:table-cell>
          <table:table-cell table:formula="of:=IF(EXACT([$'Base chart'.$AB47];&quot;&quot;);&quot;&quot;;IF(EXACT([.A50];&quot;&quot;);&quot;&quot;;CONCATENATE(&quot;account_account_template_&quot;;[.$A$2];&quot;_&quot;;[$'Base chart'.$AB47])))" office:value-type="string" office:string-value="account_account_template_0_122000">
            <text:p>account_account_template_0_122000</text:p>
          </table:table-cell>
          <table:table-cell table:formula="of:=IF(EXACT([.A50];&quot;&quot;);&quot;&quot;;[$'Base chart'.$AD47])" office:value-type="string" office:string-value="view">
            <text:p>view</text:p>
          </table:table-cell>
          <table:table-cell table:formula="of:=IF(EXACT([$'Base chart'.$AE47];&quot;&quot;);&quot;&quot;;IF(EXACT([.A50];&quot;&quot;);&quot;&quot;;[$'Base chart'.$AE47]))" office:value-type="string" office:string-value="l10n_cr_base.CRC">
            <text:p>l10n_cr_base.CRC</text:p>
          </table:table-cell>
          <table:table-cell table:formula="of:=IF(EXACT([.A50];&quot;&quot;);&quot;&quot;;[$'Base chart'.$AF47])" office:value-type="string" office:string-value="view">
            <text:p>view</text:p>
          </table:table-cell>
          <table:table-cell table:formula="of:=IF(EXACT([.A50];&quot;&quot;);&quot;&quot;;[$'Base chart'.$AG47])" office:value-type="string" office:string-value="False">
            <text:p>False</text:p>
          </table:table-cell>
          <table:table-cell table:formula="of:=IF(EXACT([$'Base chart'.$AH47];&quot;&quot;);&quot;&quot;;IF(EXACT([.A50];&quot;&quot;);&quot;&quot;;[$'Base chart'.$AH47]))">
            <text:p/>
          </table:table-cell>
          <table:table-cell table:style-name="ce11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0];&quot;&quot;);&quot;&quot;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)" office:value-type="string" office:string-value="&#9;&#9;&lt;record id=&quot;account_account_template_0_122200&quot; model=&quot;account.account.template&quot;&gt;&#13;&#9;&#9;&#9;&lt;field name=&quot;code&quot;&gt;0-122200&lt;/field&gt;&#13;&#9;&#9;&#9;&lt;field name=&quot;name&quot;&gt;0-Mejoras a edificios&lt;/field&gt;&#13;&#9;&#9;&#9;&lt;field name=&quot;shortcut&quot;&gt;0-Mej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00" model="account.account.template"&gt;<text:tab/><text:tab/><text:tab/>&lt;field name="code"&gt;0-122200&lt;/field&gt;<text:tab/><text:tab/><text:tab/>&lt;field name="name"&gt;0-Mejoras a edificios&lt;/field&gt;<text:tab/><text:tab/><text:tab/>&lt;field name="shortcut"&gt;0-Mej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8];1);CONCATENATE([.$A$2];&quot;-&quot;;[$'Base chart'.$V48]);&quot;&quot;)" office:value-type="string" office:string-value="0-122210">
            <text:p>0-122210</text:p>
          </table:table-cell>
          <table:table-cell table:formula="of:=IF(EXACT([.A51];&quot;&quot;);&quot;&quot;;CONCATENATE([.$A$2];&quot;-&quot;;[$'Base chart'.$X48]))" office:value-type="string" office:string-value="0-Mejoras a edificios – Valores originales">
            <text:p>0-Mejoras a edificios – Valores originales</text:p>
          </table:table-cell>
          <table:table-cell table:formula="of:=IF(EXACT([.A51];&quot;&quot;);&quot;&quot;;CONCATENATE([.$A$2];&quot;-&quot;;[$'Base chart'.$AA48]))" office:value-type="string" office:string-value="0-VO">
            <text:p>0-VO</text:p>
          </table:table-cell>
          <table:table-cell table:formula="of:=IF(EXACT([$'Base chart'.$AB48];&quot;&quot;);&quot;&quot;;IF(EXACT([.A51];&quot;&quot;);&quot;&quot;;CONCATENATE(&quot;account_account_template_&quot;;[.$A$2];&quot;_&quot;;[$'Base chart'.$AB48])))" office:value-type="string" office:string-value="account_account_template_0_122200">
            <text:p>account_account_template_0_122200</text:p>
          </table:table-cell>
          <table:table-cell table:formula="of:=IF(EXACT([.A51];&quot;&quot;);&quot;&quot;;[$'Base chart'.$AD48])" office:value-type="string" office:string-value="view">
            <text:p>view</text:p>
          </table:table-cell>
          <table:table-cell table:formula="of:=IF(EXACT([$'Base chart'.$AE48];&quot;&quot;);&quot;&quot;;IF(EXACT([.A51];&quot;&quot;);&quot;&quot;;[$'Base chart'.$AE48]))" office:value-type="string" office:string-value="l10n_cr_base.CRC">
            <text:p>l10n_cr_base.CRC</text:p>
          </table:table-cell>
          <table:table-cell table:formula="of:=IF(EXACT([.A51];&quot;&quot;);&quot;&quot;;[$'Base chart'.$AF48])" office:value-type="string" office:string-value="view">
            <text:p>view</text:p>
          </table:table-cell>
          <table:table-cell table:formula="of:=IF(EXACT([.A51];&quot;&quot;);&quot;&quot;;[$'Base chart'.$AG48])" office:value-type="string" office:string-value="False">
            <text:p>False</text:p>
          </table:table-cell>
          <table:table-cell table:formula="of:=IF(EXACT([$'Base chart'.$AH48];&quot;&quot;);&quot;&quot;;IF(EXACT([.A51];&quot;&quot;);&quot;&quot;;[$'Base chart'.$AH48]))">
            <text:p/>
          </table:table-cell>
          <table:table-cell table:style-name="ce11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1];&quot;&quot;);&quot;&quot;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)" office:value-type="string" office:string-value="&#9;&#9;&lt;record id=&quot;account_account_template_0_122210&quot; model=&quot;account.account.template&quot;&gt;&#13;&#9;&#9;&#9;&lt;field name=&quot;code&quot;&gt;0-122210&lt;/field&gt;&#13;&#9;&#9;&#9;&lt;field name=&quot;name&quot;&gt;0-Mejoras a edificios – Valores originales&lt;/field&gt;&#13;&#9;&#9;&#9;&lt;field name=&quot;shortcut&quot;&gt;0-VO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0" model="account.account.template"&gt;<text:tab/><text:tab/><text:tab/>&lt;field name="code"&gt;0-122210&lt;/field&gt;<text:tab/><text:tab/><text:tab/>&lt;field name="name"&gt;0-Mejoras a edificios – Valores originales&lt;/field&gt;<text:tab/><text:tab/><text:tab/>&lt;field name="shortcut"&gt;0-VO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49];1);CONCATENATE([.$A$2];&quot;-&quot;;[$'Base chart'.$V49]);&quot;&quot;)" office:value-type="string" office:string-value="0-122211">
            <text:p>0-122211</text:p>
          </table:table-cell>
          <table:table-cell table:formula="of:=IF(EXACT([.A52];&quot;&quot;);&quot;&quot;;CONCATENATE([.$A$2];&quot;-&quot;;[$'Base chart'.$X49]))" office:value-type="string" office:string-value="0-Edificio 1">
            <text:p>0-Edificio 1</text:p>
          </table:table-cell>
          <table:table-cell table:formula="of:=IF(EXACT([.A52];&quot;&quot;);&quot;&quot;;CONCATENATE([.$A$2];&quot;-&quot;;[$'Base chart'.$AA49]))" office:value-type="string" office:string-value="0-">
            <text:p>0-</text:p>
          </table:table-cell>
          <table:table-cell table:formula="of:=IF(EXACT([$'Base chart'.$AB49];&quot;&quot;);&quot;&quot;;IF(EXACT([.A52];&quot;&quot;);&quot;&quot;;CONCATENATE(&quot;account_account_template_&quot;;[.$A$2];&quot;_&quot;;[$'Base chart'.$AB49])))" office:value-type="string" office:string-value="account_account_template_0_122210">
            <text:p>account_account_template_0_122210</text:p>
          </table:table-cell>
          <table:table-cell table:formula="of:=IF(EXACT([.A52];&quot;&quot;);&quot;&quot;;[$'Base chart'.$AD49])" office:value-type="string" office:string-value="asset">
            <text:p>asset</text:p>
          </table:table-cell>
          <table:table-cell table:formula="of:=IF(EXACT([$'Base chart'.$AE49];&quot;&quot;);&quot;&quot;;IF(EXACT([.A52];&quot;&quot;);&quot;&quot;;[$'Base chart'.$AE49]))" office:value-type="string" office:string-value="l10n_cr_base.CRC">
            <text:p>l10n_cr_base.CRC</text:p>
          </table:table-cell>
          <table:table-cell table:formula="of:=IF(EXACT([.A52];&quot;&quot;);&quot;&quot;;[$'Base chart'.$AF49])" office:value-type="string" office:string-value="other">
            <text:p>other</text:p>
          </table:table-cell>
          <table:table-cell table:formula="of:=IF(EXACT([.A52];&quot;&quot;);&quot;&quot;;[$'Base chart'.$AG49])" office:value-type="string" office:string-value="False">
            <text:p>False</text:p>
          </table:table-cell>
          <table:table-cell table:formula="of:=IF(EXACT([$'Base chart'.$AH49];&quot;&quot;);&quot;&quot;;IF(EXACT([.A52];&quot;&quot;);&quot;&quot;;[$'Base chart'.$AH49]))">
            <text:p/>
          </table:table-cell>
          <table:table-cell table:style-name="ce11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2];&quot;&quot;);&quot;&quot;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)" office:value-type="string" office:string-value="&#9;&#9;&lt;record id=&quot;account_account_template_0_122211&quot; model=&quot;account.account.template&quot;&gt;&#13;&#9;&#9;&#9;&lt;field name=&quot;code&quot;&gt;0-122211&lt;/field&gt;&#13;&#9;&#9;&#9;&lt;field name=&quot;name&quot;&gt;0-Edificio 1&lt;/field&gt;&#13;&#9;&#9;&#9;&lt;field name=&quot;shortcut&quot;&gt;0-&lt;/field&gt;&#13;&#9;&#9;&#9;&lt;field name=&quot;parent_id&quot; ref=&quot;account_account_template_0_1222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1" model="account.account.template"&gt;<text:tab/><text:tab/><text:tab/>&lt;field name="code"&gt;0-122211&lt;/field&gt;<text:tab/><text:tab/><text:tab/>&lt;field name="name"&gt;0-Edificio 1&lt;/field&gt;<text:tab/><text:tab/><text:tab/>&lt;field name="shortcut"&gt;0-&lt;/field&gt;<text:tab/><text:tab/><text:tab/>&lt;field name="parent_id" ref="account_account_template_0_1222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0];1);CONCATENATE([.$A$2];&quot;-&quot;;[$'Base chart'.$V50]);&quot;&quot;)" office:value-type="string" office:string-value="0-122220">
            <text:p>0-122220</text:p>
          </table:table-cell>
          <table:table-cell table:formula="of:=IF(EXACT([.A53];&quot;&quot;);&quot;&quot;;CONCATENATE([.$A$2];&quot;-&quot;;[$'Base chart'.$X50]))" office:value-type="string" office:string-value="0-Mejoras a edificios – Revaluaciones">
            <text:p>0-Mejoras a edificios – Revaluaciones</text:p>
          </table:table-cell>
          <table:table-cell table:formula="of:=IF(EXACT([.A53];&quot;&quot;);&quot;&quot;;CONCATENATE([.$A$2];&quot;-&quot;;[$'Base chart'.$AA50]))" office:value-type="string" office:string-value="0-Rev">
            <text:p>0-Rev</text:p>
          </table:table-cell>
          <table:table-cell table:formula="of:=IF(EXACT([$'Base chart'.$AB50];&quot;&quot;);&quot;&quot;;IF(EXACT([.A53];&quot;&quot;);&quot;&quot;;CONCATENATE(&quot;account_account_template_&quot;;[.$A$2];&quot;_&quot;;[$'Base chart'.$AB50])))" office:value-type="string" office:string-value="account_account_template_0_122200">
            <text:p>account_account_template_0_122200</text:p>
          </table:table-cell>
          <table:table-cell table:formula="of:=IF(EXACT([.A53];&quot;&quot;);&quot;&quot;;[$'Base chart'.$AD50])" office:value-type="string" office:string-value="view">
            <text:p>view</text:p>
          </table:table-cell>
          <table:table-cell table:formula="of:=IF(EXACT([$'Base chart'.$AE50];&quot;&quot;);&quot;&quot;;IF(EXACT([.A53];&quot;&quot;);&quot;&quot;;[$'Base chart'.$AE50]))" office:value-type="string" office:string-value="l10n_cr_base.CRC">
            <text:p>l10n_cr_base.CRC</text:p>
          </table:table-cell>
          <table:table-cell table:formula="of:=IF(EXACT([.A53];&quot;&quot;);&quot;&quot;;[$'Base chart'.$AF50])" office:value-type="string" office:string-value="view">
            <text:p>view</text:p>
          </table:table-cell>
          <table:table-cell table:formula="of:=IF(EXACT([.A53];&quot;&quot;);&quot;&quot;;[$'Base chart'.$AG50])" office:value-type="string" office:string-value="False">
            <text:p>False</text:p>
          </table:table-cell>
          <table:table-cell table:formula="of:=IF(EXACT([$'Base chart'.$AH50];&quot;&quot;);&quot;&quot;;IF(EXACT([.A53];&quot;&quot;);&quot;&quot;;[$'Base chart'.$AH50]))">
            <text:p/>
          </table:table-cell>
          <table:table-cell table:style-name="ce11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3];&quot;&quot;);&quot;&quot;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)" office:value-type="string" office:string-value="&#9;&#9;&lt;record id=&quot;account_account_template_0_122220&quot; model=&quot;account.account.template&quot;&gt;&#13;&#9;&#9;&#9;&lt;field name=&quot;code&quot;&gt;0-122220&lt;/field&gt;&#13;&#9;&#9;&#9;&lt;field name=&quot;name&quot;&gt;0-Mejoras a edificios – Revaluaciones&lt;/field&gt;&#13;&#9;&#9;&#9;&lt;field name=&quot;shortcut&quot;&gt;0-Rev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0" model="account.account.template"&gt;<text:tab/><text:tab/><text:tab/>&lt;field name="code"&gt;0-122220&lt;/field&gt;<text:tab/><text:tab/><text:tab/>&lt;field name="name"&gt;0-Mejoras a edificios – Revaluaciones&lt;/field&gt;<text:tab/><text:tab/><text:tab/>&lt;field name="shortcut"&gt;0-Rev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1];1);CONCATENATE([.$A$2];&quot;-&quot;;[$'Base chart'.$V51]);&quot;&quot;)" office:value-type="string" office:string-value="0-122221">
            <text:p>0-122221</text:p>
          </table:table-cell>
          <table:table-cell table:formula="of:=IF(EXACT([.A54];&quot;&quot;);&quot;&quot;;CONCATENATE([.$A$2];&quot;-&quot;;[$'Base chart'.$X51]))" office:value-type="string" office:string-value="0-Edificio 1">
            <text:p>0-Edificio 1</text:p>
          </table:table-cell>
          <table:table-cell table:formula="of:=IF(EXACT([.A54];&quot;&quot;);&quot;&quot;;CONCATENATE([.$A$2];&quot;-&quot;;[$'Base chart'.$AA51]))" office:value-type="string" office:string-value="0-">
            <text:p>0-</text:p>
          </table:table-cell>
          <table:table-cell table:formula="of:=IF(EXACT([$'Base chart'.$AB51];&quot;&quot;);&quot;&quot;;IF(EXACT([.A54];&quot;&quot;);&quot;&quot;;CONCATENATE(&quot;account_account_template_&quot;;[.$A$2];&quot;_&quot;;[$'Base chart'.$AB51])))" office:value-type="string" office:string-value="account_account_template_0_122220">
            <text:p>account_account_template_0_122220</text:p>
          </table:table-cell>
          <table:table-cell table:formula="of:=IF(EXACT([.A54];&quot;&quot;);&quot;&quot;;[$'Base chart'.$AD51])" office:value-type="string" office:string-value="asset">
            <text:p>asset</text:p>
          </table:table-cell>
          <table:table-cell table:formula="of:=IF(EXACT([$'Base chart'.$AE51];&quot;&quot;);&quot;&quot;;IF(EXACT([.A54];&quot;&quot;);&quot;&quot;;[$'Base chart'.$AE51]))" office:value-type="string" office:string-value="l10n_cr_base.CRC">
            <text:p>l10n_cr_base.CRC</text:p>
          </table:table-cell>
          <table:table-cell table:formula="of:=IF(EXACT([.A54];&quot;&quot;);&quot;&quot;;[$'Base chart'.$AF51])" office:value-type="string" office:string-value="other">
            <text:p>other</text:p>
          </table:table-cell>
          <table:table-cell table:formula="of:=IF(EXACT([.A54];&quot;&quot;);&quot;&quot;;[$'Base chart'.$AG51])" office:value-type="string" office:string-value="False">
            <text:p>False</text:p>
          </table:table-cell>
          <table:table-cell table:formula="of:=IF(EXACT([$'Base chart'.$AH51];&quot;&quot;);&quot;&quot;;IF(EXACT([.A54];&quot;&quot;);&quot;&quot;;[$'Base chart'.$AH51]))">
            <text:p/>
          </table:table-cell>
          <table:table-cell table:style-name="ce11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4];&quot;&quot;);&quot;&quot;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)" office:value-type="string" office:string-value="&#9;&#9;&lt;record id=&quot;account_account_template_0_122221&quot; model=&quot;account.account.template&quot;&gt;&#13;&#9;&#9;&#9;&lt;field name=&quot;code&quot;&gt;0-122221&lt;/field&gt;&#13;&#9;&#9;&#9;&lt;field name=&quot;name&quot;&gt;0-Edificio 1&lt;/field&gt;&#13;&#9;&#9;&#9;&lt;field name=&quot;shortcut&quot;&gt;0-&lt;/field&gt;&#13;&#9;&#9;&#9;&lt;field name=&quot;parent_id&quot; ref=&quot;account_account_template_0_1222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1" model="account.account.template"&gt;<text:tab/><text:tab/><text:tab/>&lt;field name="code"&gt;0-122221&lt;/field&gt;<text:tab/><text:tab/><text:tab/>&lt;field name="name"&gt;0-Edificio 1&lt;/field&gt;<text:tab/><text:tab/><text:tab/>&lt;field name="shortcut"&gt;0-&lt;/field&gt;<text:tab/><text:tab/><text:tab/>&lt;field name="parent_id" ref="account_account_template_0_1222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2];1);CONCATENATE([.$A$2];&quot;-&quot;;[$'Base chart'.$V52]);&quot;&quot;)" office:value-type="string" office:string-value="0-122300">
            <text:p>0-122300</text:p>
          </table:table-cell>
          <table:table-cell table:formula="of:=IF(EXACT([.A55];&quot;&quot;);&quot;&quot;;CONCATENATE([.$A$2];&quot;-&quot;;[$'Base chart'.$X52]))" office:value-type="string" office:string-value="0-Activos depreciables móviles">
            <text:p>0-Activos depreciables móviles</text:p>
          </table:table-cell>
          <table:table-cell table:formula="of:=IF(EXACT([.A55];&quot;&quot;);&quot;&quot;;CONCATENATE([.$A$2];&quot;-&quot;;[$'Base chart'.$AA52]))" office:value-type="string" office:string-value="0-Mov">
            <text:p>0-Mov</text:p>
          </table:table-cell>
          <table:table-cell table:formula="of:=IF(EXACT([$'Base chart'.$AB52];&quot;&quot;);&quot;&quot;;IF(EXACT([.A55];&quot;&quot;);&quot;&quot;;CONCATENATE(&quot;account_account_template_&quot;;[.$A$2];&quot;_&quot;;[$'Base chart'.$AB52])))" office:value-type="string" office:string-value="account_account_template_0_122000">
            <text:p>account_account_template_0_122000</text:p>
          </table:table-cell>
          <table:table-cell table:formula="of:=IF(EXACT([.A55];&quot;&quot;);&quot;&quot;;[$'Base chart'.$AD52])" office:value-type="string" office:string-value="view">
            <text:p>view</text:p>
          </table:table-cell>
          <table:table-cell table:formula="of:=IF(EXACT([$'Base chart'.$AE52];&quot;&quot;);&quot;&quot;;IF(EXACT([.A55];&quot;&quot;);&quot;&quot;;[$'Base chart'.$AE52]))" office:value-type="string" office:string-value="l10n_cr_base.CRC">
            <text:p>l10n_cr_base.CRC</text:p>
          </table:table-cell>
          <table:table-cell table:formula="of:=IF(EXACT([.A55];&quot;&quot;);&quot;&quot;;[$'Base chart'.$AF52])" office:value-type="string" office:string-value="view">
            <text:p>view</text:p>
          </table:table-cell>
          <table:table-cell table:formula="of:=IF(EXACT([.A55];&quot;&quot;);&quot;&quot;;[$'Base chart'.$AG52])" office:value-type="string" office:string-value="False">
            <text:p>False</text:p>
          </table:table-cell>
          <table:table-cell table:formula="of:=IF(EXACT([$'Base chart'.$AH52];&quot;&quot;);&quot;&quot;;IF(EXACT([.A55];&quot;&quot;);&quot;&quot;;[$'Base chart'.$AH52]))">
            <text:p/>
          </table:table-cell>
          <table:table-cell table:style-name="ce11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5];&quot;&quot;);&quot;&quot;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)" office:value-type="string" office:string-value="&#9;&#9;&lt;record id=&quot;account_account_template_0_122300&quot; model=&quot;account.account.template&quot;&gt;&#13;&#9;&#9;&#9;&lt;field name=&quot;code&quot;&gt;0-122300&lt;/field&gt;&#13;&#9;&#9;&#9;&lt;field name=&quot;name&quot;&gt;0-Activos depreciables móviles&lt;/field&gt;&#13;&#9;&#9;&#9;&lt;field name=&quot;shortcut&quot;&gt;0-Mov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0" model="account.account.template"&gt;<text:tab/><text:tab/><text:tab/>&lt;field name="code"&gt;0-122300&lt;/field&gt;<text:tab/><text:tab/><text:tab/>&lt;field name="name"&gt;0-Activos depreciables móviles&lt;/field&gt;<text:tab/><text:tab/><text:tab/>&lt;field name="shortcut"&gt;0-Mov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3];1);CONCATENATE([.$A$2];&quot;-&quot;;[$'Base chart'.$V53]);&quot;&quot;)" office:value-type="string" office:string-value="0-122301">
            <text:p>0-122301</text:p>
          </table:table-cell>
          <table:table-cell table:formula="of:=IF(EXACT([.A56];&quot;&quot;);&quot;&quot;;CONCATENATE([.$A$2];&quot;-&quot;;[$'Base chart'.$X53]))" office:value-type="string" office:string-value="0-Maquinaria y equipo de edificios">
            <text:p>0-Maquinaria y equipo de edificios</text:p>
          </table:table-cell>
          <table:table-cell table:formula="of:=IF(EXACT([.A56];&quot;&quot;);&quot;&quot;;CONCATENATE([.$A$2];&quot;-&quot;;[$'Base chart'.$AA53]))" office:value-type="string" office:string-value="0-MyE-Ed">
            <text:p>0-MyE-Ed</text:p>
          </table:table-cell>
          <table:table-cell table:formula="of:=IF(EXACT([$'Base chart'.$AB53];&quot;&quot;);&quot;&quot;;IF(EXACT([.A56];&quot;&quot;);&quot;&quot;;CONCATENATE(&quot;account_account_template_&quot;;[.$A$2];&quot;_&quot;;[$'Base chart'.$AB53])))" office:value-type="string" office:string-value="account_account_template_0_122300">
            <text:p>account_account_template_0_122300</text:p>
          </table:table-cell>
          <table:table-cell table:formula="of:=IF(EXACT([.A56];&quot;&quot;);&quot;&quot;;[$'Base chart'.$AD53])" office:value-type="string" office:string-value="asset">
            <text:p>asset</text:p>
          </table:table-cell>
          <table:table-cell table:formula="of:=IF(EXACT([$'Base chart'.$AE53];&quot;&quot;);&quot;&quot;;IF(EXACT([.A56];&quot;&quot;);&quot;&quot;;[$'Base chart'.$AE53]))" office:value-type="string" office:string-value="l10n_cr_base.CRC">
            <text:p>l10n_cr_base.CRC</text:p>
          </table:table-cell>
          <table:table-cell table:formula="of:=IF(EXACT([.A56];&quot;&quot;);&quot;&quot;;[$'Base chart'.$AF53])" office:value-type="string" office:string-value="other">
            <text:p>other</text:p>
          </table:table-cell>
          <table:table-cell table:formula="of:=IF(EXACT([.A56];&quot;&quot;);&quot;&quot;;[$'Base chart'.$AG53])" office:value-type="string" office:string-value="False">
            <text:p>False</text:p>
          </table:table-cell>
          <table:table-cell table:formula="of:=IF(EXACT([$'Base chart'.$AH53];&quot;&quot;);&quot;&quot;;IF(EXACT([.A56];&quot;&quot;);&quot;&quot;;[$'Base chart'.$AH53]))">
            <text:p/>
          </table:table-cell>
          <table:table-cell table:style-name="ce11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6];&quot;&quot;);&quot;&quot;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)" office:value-type="string" office:string-value="&#9;&#9;&lt;record id=&quot;account_account_template_0_122301&quot; model=&quot;account.account.template&quot;&gt;&#13;&#9;&#9;&#9;&lt;field name=&quot;code&quot;&gt;0-122301&lt;/field&gt;&#13;&#9;&#9;&#9;&lt;field name=&quot;name&quot;&gt;0-Maquinaria y equipo de edificios&lt;/field&gt;&#13;&#9;&#9;&#9;&lt;field name=&quot;shortcut&quot;&gt;0-MyE-Ed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1" model="account.account.template"&gt;<text:tab/><text:tab/><text:tab/>&lt;field name="code"&gt;0-122301&lt;/field&gt;<text:tab/><text:tab/><text:tab/>&lt;field name="name"&gt;0-Maquinaria y equipo de edificios&lt;/field&gt;<text:tab/><text:tab/><text:tab/>&lt;field name="shortcut"&gt;0-MyE-Ed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4];1);CONCATENATE([.$A$2];&quot;-&quot;;[$'Base chart'.$V54]);&quot;&quot;)" office:value-type="string" office:string-value="0-122302">
            <text:p>0-122302</text:p>
          </table:table-cell>
          <table:table-cell table:formula="of:=IF(EXACT([.A57];&quot;&quot;);&quot;&quot;;CONCATENATE([.$A$2];&quot;-&quot;;[$'Base chart'.$X54]))" office:value-type="string" office:string-value="0-Herramientas mayores">
            <text:p>0-Herramientas mayores</text:p>
          </table:table-cell>
          <table:table-cell table:formula="of:=IF(EXACT([.A57];&quot;&quot;);&quot;&quot;;CONCATENATE([.$A$2];&quot;-&quot;;[$'Base chart'.$AA54]))" office:value-type="string" office:string-value="0-HM">
            <text:p>0-HM</text:p>
          </table:table-cell>
          <table:table-cell table:formula="of:=IF(EXACT([$'Base chart'.$AB54];&quot;&quot;);&quot;&quot;;IF(EXACT([.A57];&quot;&quot;);&quot;&quot;;CONCATENATE(&quot;account_account_template_&quot;;[.$A$2];&quot;_&quot;;[$'Base chart'.$AB54])))" office:value-type="string" office:string-value="account_account_template_0_122300">
            <text:p>account_account_template_0_122300</text:p>
          </table:table-cell>
          <table:table-cell table:formula="of:=IF(EXACT([.A57];&quot;&quot;);&quot;&quot;;[$'Base chart'.$AD54])" office:value-type="string" office:string-value="asset">
            <text:p>asset</text:p>
          </table:table-cell>
          <table:table-cell table:formula="of:=IF(EXACT([$'Base chart'.$AE54];&quot;&quot;);&quot;&quot;;IF(EXACT([.A57];&quot;&quot;);&quot;&quot;;[$'Base chart'.$AE54]))" office:value-type="string" office:string-value="l10n_cr_base.CRC">
            <text:p>l10n_cr_base.CRC</text:p>
          </table:table-cell>
          <table:table-cell table:formula="of:=IF(EXACT([.A57];&quot;&quot;);&quot;&quot;;[$'Base chart'.$AF54])" office:value-type="string" office:string-value="other">
            <text:p>other</text:p>
          </table:table-cell>
          <table:table-cell table:formula="of:=IF(EXACT([.A57];&quot;&quot;);&quot;&quot;;[$'Base chart'.$AG54])" office:value-type="string" office:string-value="False">
            <text:p>False</text:p>
          </table:table-cell>
          <table:table-cell table:formula="of:=IF(EXACT([$'Base chart'.$AH54];&quot;&quot;);&quot;&quot;;IF(EXACT([.A57];&quot;&quot;);&quot;&quot;;[$'Base chart'.$AH54]))">
            <text:p/>
          </table:table-cell>
          <table:table-cell table:style-name="ce11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7];&quot;&quot;);&quot;&quot;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)" office:value-type="string" office:string-value="&#9;&#9;&lt;record id=&quot;account_account_template_0_122302&quot; model=&quot;account.account.template&quot;&gt;&#13;&#9;&#9;&#9;&lt;field name=&quot;code&quot;&gt;0-122302&lt;/field&gt;&#13;&#9;&#9;&#9;&lt;field name=&quot;name&quot;&gt;0-Herramientas mayores&lt;/field&gt;&#13;&#9;&#9;&#9;&lt;field name=&quot;shortcut&quot;&gt;0-HM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2" model="account.account.template"&gt;<text:tab/><text:tab/><text:tab/>&lt;field name="code"&gt;0-122302&lt;/field&gt;<text:tab/><text:tab/><text:tab/>&lt;field name="name"&gt;0-Herramientas mayores&lt;/field&gt;<text:tab/><text:tab/><text:tab/>&lt;field name="shortcut"&gt;0-HM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5];1);CONCATENATE([.$A$2];&quot;-&quot;;[$'Base chart'.$V55]);&quot;&quot;)" office:value-type="string" office:string-value="0-122303">
            <text:p>0-122303</text:p>
          </table:table-cell>
          <table:table-cell table:formula="of:=IF(EXACT([.A58];&quot;&quot;);&quot;&quot;;CONCATENATE([.$A$2];&quot;-&quot;;[$'Base chart'.$X55]))" office:value-type="string" office:string-value="0-Moibliario y equipo de oficina">
            <text:p>0-Moibliario y equipo de oficina</text:p>
          </table:table-cell>
          <table:table-cell table:formula="of:=IF(EXACT([.A58];&quot;&quot;);&quot;&quot;;CONCATENATE([.$A$2];&quot;-&quot;;[$'Base chart'.$AA55]))" office:value-type="string" office:string-value="0-Mob">
            <text:p>0-Mob</text:p>
          </table:table-cell>
          <table:table-cell table:formula="of:=IF(EXACT([$'Base chart'.$AB55];&quot;&quot;);&quot;&quot;;IF(EXACT([.A58];&quot;&quot;);&quot;&quot;;CONCATENATE(&quot;account_account_template_&quot;;[.$A$2];&quot;_&quot;;[$'Base chart'.$AB55])))" office:value-type="string" office:string-value="account_account_template_0_122300">
            <text:p>account_account_template_0_122300</text:p>
          </table:table-cell>
          <table:table-cell table:formula="of:=IF(EXACT([.A58];&quot;&quot;);&quot;&quot;;[$'Base chart'.$AD55])" office:value-type="string" office:string-value="asset">
            <text:p>asset</text:p>
          </table:table-cell>
          <table:table-cell table:formula="of:=IF(EXACT([$'Base chart'.$AE55];&quot;&quot;);&quot;&quot;;IF(EXACT([.A58];&quot;&quot;);&quot;&quot;;[$'Base chart'.$AE55]))" office:value-type="string" office:string-value="l10n_cr_base.CRC">
            <text:p>l10n_cr_base.CRC</text:p>
          </table:table-cell>
          <table:table-cell table:formula="of:=IF(EXACT([.A58];&quot;&quot;);&quot;&quot;;[$'Base chart'.$AF55])" office:value-type="string" office:string-value="other">
            <text:p>other</text:p>
          </table:table-cell>
          <table:table-cell table:formula="of:=IF(EXACT([.A58];&quot;&quot;);&quot;&quot;;[$'Base chart'.$AG55])" office:value-type="string" office:string-value="False">
            <text:p>False</text:p>
          </table:table-cell>
          <table:table-cell table:formula="of:=IF(EXACT([$'Base chart'.$AH55];&quot;&quot;);&quot;&quot;;IF(EXACT([.A58];&quot;&quot;);&quot;&quot;;[$'Base chart'.$AH55]))">
            <text:p/>
          </table:table-cell>
          <table:table-cell table:style-name="ce11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8];&quot;&quot;);&quot;&quot;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)" office:value-type="string" office:string-value="&#9;&#9;&lt;record id=&quot;account_account_template_0_122303&quot; model=&quot;account.account.template&quot;&gt;&#13;&#9;&#9;&#9;&lt;field name=&quot;code&quot;&gt;0-122303&lt;/field&gt;&#13;&#9;&#9;&#9;&lt;field name=&quot;name&quot;&gt;0-Moibliario y equipo de oficina&lt;/field&gt;&#13;&#9;&#9;&#9;&lt;field name=&quot;shortcut&quot;&gt;0-Mob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3" model="account.account.template"&gt;<text:tab/><text:tab/><text:tab/>&lt;field name="code"&gt;0-122303&lt;/field&gt;<text:tab/><text:tab/><text:tab/>&lt;field name="name"&gt;0-Moibliario y equipo de oficina&lt;/field&gt;<text:tab/><text:tab/><text:tab/>&lt;field name="shortcut"&gt;0-Mob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6];1);CONCATENATE([.$A$2];&quot;-&quot;;[$'Base chart'.$V56]);&quot;&quot;)" office:value-type="string" office:string-value="0-122304">
            <text:p>0-122304</text:p>
          </table:table-cell>
          <table:table-cell table:formula="of:=IF(EXACT([.A59];&quot;&quot;);&quot;&quot;;CONCATENATE([.$A$2];&quot;-&quot;;[$'Base chart'.$X56]))" office:value-type="string" office:string-value="0-Equipo de cómputo">
            <text:p>0-Equipo de cómputo</text:p>
          </table:table-cell>
          <table:table-cell table:formula="of:=IF(EXACT([.A59];&quot;&quot;);&quot;&quot;;CONCATENATE([.$A$2];&quot;-&quot;;[$'Base chart'.$AA56]))" office:value-type="string" office:string-value="0-Comp">
            <text:p>0-Comp</text:p>
          </table:table-cell>
          <table:table-cell table:formula="of:=IF(EXACT([$'Base chart'.$AB56];&quot;&quot;);&quot;&quot;;IF(EXACT([.A59];&quot;&quot;);&quot;&quot;;CONCATENATE(&quot;account_account_template_&quot;;[.$A$2];&quot;_&quot;;[$'Base chart'.$AB56])))" office:value-type="string" office:string-value="account_account_template_0_122300">
            <text:p>account_account_template_0_122300</text:p>
          </table:table-cell>
          <table:table-cell table:formula="of:=IF(EXACT([.A59];&quot;&quot;);&quot;&quot;;[$'Base chart'.$AD56])" office:value-type="string" office:string-value="asset">
            <text:p>asset</text:p>
          </table:table-cell>
          <table:table-cell table:formula="of:=IF(EXACT([$'Base chart'.$AE56];&quot;&quot;);&quot;&quot;;IF(EXACT([.A59];&quot;&quot;);&quot;&quot;;[$'Base chart'.$AE56]))" office:value-type="string" office:string-value="l10n_cr_base.CRC">
            <text:p>l10n_cr_base.CRC</text:p>
          </table:table-cell>
          <table:table-cell table:formula="of:=IF(EXACT([.A59];&quot;&quot;);&quot;&quot;;[$'Base chart'.$AF56])" office:value-type="string" office:string-value="other">
            <text:p>other</text:p>
          </table:table-cell>
          <table:table-cell table:formula="of:=IF(EXACT([.A59];&quot;&quot;);&quot;&quot;;[$'Base chart'.$AG56])" office:value-type="string" office:string-value="False">
            <text:p>False</text:p>
          </table:table-cell>
          <table:table-cell table:formula="of:=IF(EXACT([$'Base chart'.$AH56];&quot;&quot;);&quot;&quot;;IF(EXACT([.A59];&quot;&quot;);&quot;&quot;;[$'Base chart'.$AH56]))">
            <text:p/>
          </table:table-cell>
          <table:table-cell table:style-name="ce11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9];&quot;&quot;);&quot;&quot;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)" office:value-type="string" office:string-value="&#9;&#9;&lt;record id=&quot;account_account_template_0_122304&quot; model=&quot;account.account.template&quot;&gt;&#13;&#9;&#9;&#9;&lt;field name=&quot;code&quot;&gt;0-122304&lt;/field&gt;&#13;&#9;&#9;&#9;&lt;field name=&quot;name&quot;&gt;0-Equipo de cómputo&lt;/field&gt;&#13;&#9;&#9;&#9;&lt;field name=&quot;shortcut&quot;&gt;0-Comp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4" model="account.account.template"&gt;<text:tab/><text:tab/><text:tab/>&lt;field name="code"&gt;0-122304&lt;/field&gt;<text:tab/><text:tab/><text:tab/>&lt;field name="name"&gt;0-Equipo de cómputo&lt;/field&gt;<text:tab/><text:tab/><text:tab/>&lt;field name="shortcut"&gt;0-Comp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7];1);CONCATENATE([.$A$2];&quot;-&quot;;[$'Base chart'.$V57]);&quot;&quot;)" office:value-type="string" office:string-value="0-122305">
            <text:p>0-122305</text:p>
          </table:table-cell>
          <table:table-cell table:formula="of:=IF(EXACT([.A60];&quot;&quot;);&quot;&quot;;CONCATENATE([.$A$2];&quot;-&quot;;[$'Base chart'.$X57]))" office:value-type="string" office:string-value="0-Vehículos">
            <text:p>0-Vehículos</text:p>
          </table:table-cell>
          <table:table-cell table:formula="of:=IF(EXACT([.A60];&quot;&quot;);&quot;&quot;;CONCATENATE([.$A$2];&quot;-&quot;;[$'Base chart'.$AA57]))" office:value-type="string" office:string-value="0-Veh">
            <text:p>0-Veh</text:p>
          </table:table-cell>
          <table:table-cell table:formula="of:=IF(EXACT([$'Base chart'.$AB57];&quot;&quot;);&quot;&quot;;IF(EXACT([.A60];&quot;&quot;);&quot;&quot;;CONCATENATE(&quot;account_account_template_&quot;;[.$A$2];&quot;_&quot;;[$'Base chart'.$AB57])))" office:value-type="string" office:string-value="account_account_template_0_122300">
            <text:p>account_account_template_0_122300</text:p>
          </table:table-cell>
          <table:table-cell table:formula="of:=IF(EXACT([.A60];&quot;&quot;);&quot;&quot;;[$'Base chart'.$AD57])" office:value-type="string" office:string-value="asset">
            <text:p>asset</text:p>
          </table:table-cell>
          <table:table-cell table:formula="of:=IF(EXACT([$'Base chart'.$AE57];&quot;&quot;);&quot;&quot;;IF(EXACT([.A60];&quot;&quot;);&quot;&quot;;[$'Base chart'.$AE57]))" office:value-type="string" office:string-value="l10n_cr_base.CRC">
            <text:p>l10n_cr_base.CRC</text:p>
          </table:table-cell>
          <table:table-cell table:formula="of:=IF(EXACT([.A60];&quot;&quot;);&quot;&quot;;[$'Base chart'.$AF57])" office:value-type="string" office:string-value="other">
            <text:p>other</text:p>
          </table:table-cell>
          <table:table-cell table:formula="of:=IF(EXACT([.A60];&quot;&quot;);&quot;&quot;;[$'Base chart'.$AG57])" office:value-type="string" office:string-value="False">
            <text:p>False</text:p>
          </table:table-cell>
          <table:table-cell table:formula="of:=IF(EXACT([$'Base chart'.$AH57];&quot;&quot;);&quot;&quot;;IF(EXACT([.A60];&quot;&quot;);&quot;&quot;;[$'Base chart'.$AH57]))">
            <text:p/>
          </table:table-cell>
          <table:table-cell table:style-name="ce11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0];&quot;&quot;);&quot;&quot;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)" office:value-type="string" office:string-value="&#9;&#9;&lt;record id=&quot;account_account_template_0_122305&quot; model=&quot;account.account.template&quot;&gt;&#13;&#9;&#9;&#9;&lt;field name=&quot;code&quot;&gt;0-122305&lt;/field&gt;&#13;&#9;&#9;&#9;&lt;field name=&quot;name&quot;&gt;0-Vehículos&lt;/field&gt;&#13;&#9;&#9;&#9;&lt;field name=&quot;shortcut&quot;&gt;0-Veh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5" model="account.account.template"&gt;<text:tab/><text:tab/><text:tab/>&lt;field name="code"&gt;0-122305&lt;/field&gt;<text:tab/><text:tab/><text:tab/>&lt;field name="name"&gt;0-Vehículos&lt;/field&gt;<text:tab/><text:tab/><text:tab/>&lt;field name="shortcut"&gt;0-Veh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8];1);CONCATENATE([.$A$2];&quot;-&quot;;[$'Base chart'.$V58]);&quot;&quot;)" office:value-type="string" office:string-value="0-130000">
            <text:p>0-130000</text:p>
          </table:table-cell>
          <table:table-cell table:formula="of:=IF(EXACT([.A61];&quot;&quot;);&quot;&quot;;CONCATENATE([.$A$2];&quot;-&quot;;[$'Base chart'.$X58])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.A61];&quot;&quot;);&quot;&quot;;CONCATENATE([.$A$2];&quot;-&quot;;[$'Base chart'.$AA58]))" office:value-type="string" office:string-value="0-Dep-Ac">
            <text:p>0-Dep-Ac</text:p>
          </table:table-cell>
          <table:table-cell table:formula="of:=IF(EXACT([$'Base chart'.$AB58];&quot;&quot;);&quot;&quot;;IF(EXACT([.A61];&quot;&quot;);&quot;&quot;;CONCATENATE(&quot;account_account_template_&quot;;[.$A$2];&quot;_&quot;;[$'Base chart'.$AB58])))" office:value-type="string" office:string-value="account_account_template_0_100000">
            <text:p>account_account_template_0_100000</text:p>
          </table:table-cell>
          <table:table-cell table:formula="of:=IF(EXACT([.A61];&quot;&quot;);&quot;&quot;;[$'Base chart'.$AD58])" office:value-type="string" office:string-value="view">
            <text:p>view</text:p>
          </table:table-cell>
          <table:table-cell table:formula="of:=IF(EXACT([$'Base chart'.$AE58];&quot;&quot;);&quot;&quot;;IF(EXACT([.A61];&quot;&quot;);&quot;&quot;;[$'Base chart'.$AE58]))" office:value-type="string" office:string-value="l10n_cr_base.CRC">
            <text:p>l10n_cr_base.CRC</text:p>
          </table:table-cell>
          <table:table-cell table:formula="of:=IF(EXACT([.A61];&quot;&quot;);&quot;&quot;;[$'Base chart'.$AF58])" office:value-type="string" office:string-value="view">
            <text:p>view</text:p>
          </table:table-cell>
          <table:table-cell table:formula="of:=IF(EXACT([.A61];&quot;&quot;);&quot;&quot;;[$'Base chart'.$AG58])" office:value-type="string" office:string-value="False">
            <text:p>False</text:p>
          </table:table-cell>
          <table:table-cell table:formula="of:=IF(EXACT([$'Base chart'.$AH58];&quot;&quot;);&quot;&quot;;IF(EXACT([.A61];&quot;&quot;);&quot;&quot;;[$'Base chart'.$AH58]))">
            <text:p/>
          </table:table-cell>
          <table:table-cell table:style-name="ce11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1];&quot;&quot;);&quot;&quot;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)" office:value-type="string" office:string-value="&#9;&#9;&lt;record id=&quot;account_account_template_0_130000&quot; model=&quot;account.account.template&quot;&gt;&#13;&#9;&#9;&#9;&lt;field name=&quot;code&quot;&gt;0-130000&lt;/field&gt;&#13;&#9;&#9;&#9;&lt;field name=&quot;name&quot;&gt;0-Depreciaciones acumuladas sobre activo fijo depreciable&lt;/field&gt;&#13;&#9;&#9;&#9;&lt;field name=&quot;shortcut&quot;&gt;0-Dep-Ac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0000" model="account.account.template"&gt;<text:tab/><text:tab/><text:tab/>&lt;field name="code"&gt;0-130000&lt;/field&gt;<text:tab/><text:tab/><text:tab/>&lt;field name="name"&gt;0-Depreciaciones acumuladas sobre activo fijo depreciable&lt;/field&gt;<text:tab/><text:tab/><text:tab/>&lt;field name="shortcut"&gt;0-Dep-Ac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59];1);CONCATENATE([.$A$2];&quot;-&quot;;[$'Base chart'.$V59]);&quot;&quot;)" office:value-type="string" office:string-value="0-131000">
            <text:p>0-131000</text:p>
          </table:table-cell>
          <table:table-cell table:formula="of:=IF(EXACT([.A62];&quot;&quot;);&quot;&quot;;CONCATENATE([.$A$2];&quot;-&quot;;[$'Base chart'.$X59]))" office:value-type="string" office:string-value="0-Dep. ac. de edificios">
            <text:p>0-Dep. ac. de edificios</text:p>
          </table:table-cell>
          <table:table-cell table:formula="of:=IF(EXACT([.A62];&quot;&quot;);&quot;&quot;;CONCATENATE([.$A$2];&quot;-&quot;;[$'Base chart'.$AA59]))" office:value-type="string" office:string-value="0-Ed">
            <text:p>0-Ed</text:p>
          </table:table-cell>
          <table:table-cell table:formula="of:=IF(EXACT([$'Base chart'.$AB59];&quot;&quot;);&quot;&quot;;IF(EXACT([.A62];&quot;&quot;);&quot;&quot;;CONCATENATE(&quot;account_account_template_&quot;;[.$A$2];&quot;_&quot;;[$'Base chart'.$AB59])))" office:value-type="string" office:string-value="account_account_template_0_130000">
            <text:p>account_account_template_0_130000</text:p>
          </table:table-cell>
          <table:table-cell table:formula="of:=IF(EXACT([.A62];&quot;&quot;);&quot;&quot;;[$'Base chart'.$AD59])" office:value-type="string" office:string-value="view">
            <text:p>view</text:p>
          </table:table-cell>
          <table:table-cell table:formula="of:=IF(EXACT([$'Base chart'.$AE59];&quot;&quot;);&quot;&quot;;IF(EXACT([.A62];&quot;&quot;);&quot;&quot;;[$'Base chart'.$AE59]))" office:value-type="string" office:string-value="l10n_cr_base.CRC">
            <text:p>l10n_cr_base.CRC</text:p>
          </table:table-cell>
          <table:table-cell table:formula="of:=IF(EXACT([.A62];&quot;&quot;);&quot;&quot;;[$'Base chart'.$AF59])" office:value-type="string" office:string-value="view">
            <text:p>view</text:p>
          </table:table-cell>
          <table:table-cell table:formula="of:=IF(EXACT([.A62];&quot;&quot;);&quot;&quot;;[$'Base chart'.$AG59])" office:value-type="string" office:string-value="False">
            <text:p>False</text:p>
          </table:table-cell>
          <table:table-cell table:formula="of:=IF(EXACT([$'Base chart'.$AH59];&quot;&quot;);&quot;&quot;;IF(EXACT([.A62];&quot;&quot;);&quot;&quot;;[$'Base chart'.$AH59]))">
            <text:p/>
          </table:table-cell>
          <table:table-cell table:style-name="ce11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2];&quot;&quot;);&quot;&quot;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)" office:value-type="string" office:string-value="&#9;&#9;&lt;record id=&quot;account_account_template_0_131000&quot; model=&quot;account.account.template&quot;&gt;&#13;&#9;&#9;&#9;&lt;field name=&quot;code&quot;&gt;0-131000&lt;/field&gt;&#13;&#9;&#9;&#9;&lt;field name=&quot;name&quot;&gt;0-Dep. ac. de edificios&lt;/field&gt;&#13;&#9;&#9;&#9;&lt;field name=&quot;shortcut&quot;&gt;0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000" model="account.account.template"&gt;<text:tab/><text:tab/><text:tab/>&lt;field name="code"&gt;0-131000&lt;/field&gt;<text:tab/><text:tab/><text:tab/>&lt;field name="name"&gt;0-Dep. ac. de edificios&lt;/field&gt;<text:tab/><text:tab/><text:tab/>&lt;field name="shortcut"&gt;0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0];1);CONCATENATE([.$A$2];&quot;-&quot;;[$'Base chart'.$V60]);&quot;&quot;)" office:value-type="string" office:string-value="0-131100">
            <text:p>0-131100</text:p>
          </table:table-cell>
          <table:table-cell table:formula="of:=IF(EXACT([.A63];&quot;&quot;);&quot;&quot;;CONCATENATE([.$A$2];&quot;-&quot;;[$'Base chart'.$X60]))" office:value-type="string" office:string-value="0-Dep. ac. de edificios – Valores originales">
            <text:p>0-Dep. ac. de edificios – Valores originales</text:p>
          </table:table-cell>
          <table:table-cell table:formula="of:=IF(EXACT([.A63];&quot;&quot;);&quot;&quot;;CONCATENATE([.$A$2];&quot;-&quot;;[$'Base chart'.$AA60]))" office:value-type="string" office:string-value="0-VO">
            <text:p>0-VO</text:p>
          </table:table-cell>
          <table:table-cell table:formula="of:=IF(EXACT([$'Base chart'.$AB60];&quot;&quot;);&quot;&quot;;IF(EXACT([.A63];&quot;&quot;);&quot;&quot;;CONCATENATE(&quot;account_account_template_&quot;;[.$A$2];&quot;_&quot;;[$'Base chart'.$AB60])))" office:value-type="string" office:string-value="account_account_template_0_131000">
            <text:p>account_account_template_0_131000</text:p>
          </table:table-cell>
          <table:table-cell table:formula="of:=IF(EXACT([.A63];&quot;&quot;);&quot;&quot;;[$'Base chart'.$AD60])" office:value-type="string" office:string-value="view">
            <text:p>view</text:p>
          </table:table-cell>
          <table:table-cell table:formula="of:=IF(EXACT([$'Base chart'.$AE60];&quot;&quot;);&quot;&quot;;IF(EXACT([.A63];&quot;&quot;);&quot;&quot;;[$'Base chart'.$AE60]))" office:value-type="string" office:string-value="l10n_cr_base.CRC">
            <text:p>l10n_cr_base.CRC</text:p>
          </table:table-cell>
          <table:table-cell table:formula="of:=IF(EXACT([.A63];&quot;&quot;);&quot;&quot;;[$'Base chart'.$AF60])" office:value-type="string" office:string-value="view">
            <text:p>view</text:p>
          </table:table-cell>
          <table:table-cell table:formula="of:=IF(EXACT([.A63];&quot;&quot;);&quot;&quot;;[$'Base chart'.$AG60])" office:value-type="string" office:string-value="False">
            <text:p>False</text:p>
          </table:table-cell>
          <table:table-cell table:formula="of:=IF(EXACT([$'Base chart'.$AH60];&quot;&quot;);&quot;&quot;;IF(EXACT([.A63];&quot;&quot;);&quot;&quot;;[$'Base chart'.$AH60]))">
            <text:p/>
          </table:table-cell>
          <table:table-cell table:style-name="ce11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3];&quot;&quot;);&quot;&quot;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)" office:value-type="string" office:string-value="&#9;&#9;&lt;record id=&quot;account_account_template_0_131100&quot; model=&quot;account.account.template&quot;&gt;&#13;&#9;&#9;&#9;&lt;field name=&quot;code&quot;&gt;0-131100&lt;/field&gt;&#13;&#9;&#9;&#9;&lt;field name=&quot;name&quot;&gt;0-Dep. ac. de edificios – Valores originales&lt;/field&gt;&#13;&#9;&#9;&#9;&lt;field name=&quot;shortcut&quot;&gt;0-VO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0" model="account.account.template"&gt;<text:tab/><text:tab/><text:tab/>&lt;field name="code"&gt;0-131100&lt;/field&gt;<text:tab/><text:tab/><text:tab/>&lt;field name="name"&gt;0-Dep. ac. de edificios – Valores originales&lt;/field&gt;<text:tab/><text:tab/><text:tab/>&lt;field name="shortcut"&gt;0-VO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1];1);CONCATENATE([.$A$2];&quot;-&quot;;[$'Base chart'.$V61]);&quot;&quot;)" office:value-type="string" office:string-value="0-131101">
            <text:p>0-131101</text:p>
          </table:table-cell>
          <table:table-cell table:formula="of:=IF(EXACT([.A64];&quot;&quot;);&quot;&quot;;CONCATENATE([.$A$2];&quot;-&quot;;[$'Base chart'.$X61]))" office:value-type="string" office:string-value="0-Edificio 1">
            <text:p>0-Edificio 1</text:p>
          </table:table-cell>
          <table:table-cell table:formula="of:=IF(EXACT([.A64];&quot;&quot;);&quot;&quot;;CONCATENATE([.$A$2];&quot;-&quot;;[$'Base chart'.$AA61]))" office:value-type="string" office:string-value="0-">
            <text:p>0-</text:p>
          </table:table-cell>
          <table:table-cell table:formula="of:=IF(EXACT([$'Base chart'.$AB61];&quot;&quot;);&quot;&quot;;IF(EXACT([.A64];&quot;&quot;);&quot;&quot;;CONCATENATE(&quot;account_account_template_&quot;;[.$A$2];&quot;_&quot;;[$'Base chart'.$AB61])))" office:value-type="string" office:string-value="account_account_template_0_131100">
            <text:p>account_account_template_0_131100</text:p>
          </table:table-cell>
          <table:table-cell table:formula="of:=IF(EXACT([.A64];&quot;&quot;);&quot;&quot;;[$'Base chart'.$AD61])" office:value-type="string" office:string-value="asset_valuation">
            <text:p>asset_valuation</text:p>
          </table:table-cell>
          <table:table-cell table:formula="of:=IF(EXACT([$'Base chart'.$AE61];&quot;&quot;);&quot;&quot;;IF(EXACT([.A64];&quot;&quot;);&quot;&quot;;[$'Base chart'.$AE61]))" office:value-type="string" office:string-value="l10n_cr_base.CRC">
            <text:p>l10n_cr_base.CRC</text:p>
          </table:table-cell>
          <table:table-cell table:formula="of:=IF(EXACT([.A64];&quot;&quot;);&quot;&quot;;[$'Base chart'.$AF61])" office:value-type="string" office:string-value="other">
            <text:p>other</text:p>
          </table:table-cell>
          <table:table-cell table:formula="of:=IF(EXACT([.A64];&quot;&quot;);&quot;&quot;;[$'Base chart'.$AG61])" office:value-type="string" office:string-value="False">
            <text:p>False</text:p>
          </table:table-cell>
          <table:table-cell table:formula="of:=IF(EXACT([$'Base chart'.$AH61];&quot;&quot;);&quot;&quot;;IF(EXACT([.A64];&quot;&quot;);&quot;&quot;;[$'Base chart'.$AH61]))">
            <text:p/>
          </table:table-cell>
          <table:table-cell table:style-name="ce11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4];&quot;&quot;);&quot;&quot;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)" office:value-type="string" office:string-value="&#9;&#9;&lt;record id=&quot;account_account_template_0_131101&quot; model=&quot;account.account.template&quot;&gt;&#13;&#9;&#9;&#9;&lt;field name=&quot;code&quot;&gt;0-131101&lt;/field&gt;&#13;&#9;&#9;&#9;&lt;field name=&quot;name&quot;&gt;0-Edificio 1&lt;/field&gt;&#13;&#9;&#9;&#9;&lt;field name=&quot;shortcut&quot;&gt;0-&lt;/field&gt;&#13;&#9;&#9;&#9;&lt;field name=&quot;parent_id&quot; ref=&quot;account_account_template_0_131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1" model="account.account.template"&gt;<text:tab/><text:tab/><text:tab/>&lt;field name="code"&gt;0-131101&lt;/field&gt;<text:tab/><text:tab/><text:tab/>&lt;field name="name"&gt;0-Edificio 1&lt;/field&gt;<text:tab/><text:tab/><text:tab/>&lt;field name="shortcut"&gt;0-&lt;/field&gt;<text:tab/><text:tab/><text:tab/>&lt;field name="parent_id" ref="account_account_template_0_131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2];1);CONCATENATE([.$A$2];&quot;-&quot;;[$'Base chart'.$V62]);&quot;&quot;)" office:value-type="string" office:string-value="0-131200">
            <text:p>0-131200</text:p>
          </table:table-cell>
          <table:table-cell table:formula="of:=IF(EXACT([.A65];&quot;&quot;);&quot;&quot;;CONCATENATE([.$A$2];&quot;-&quot;;[$'Base chart'.$X62]))" office:value-type="string" office:string-value="0-Dep. ac. de edificios – Revaluaciones">
            <text:p>0-Dep. ac. de edificios – Revaluaciones</text:p>
          </table:table-cell>
          <table:table-cell table:formula="of:=IF(EXACT([.A65];&quot;&quot;);&quot;&quot;;CONCATENATE([.$A$2];&quot;-&quot;;[$'Base chart'.$AA62]))" office:value-type="string" office:string-value="0-Rev">
            <text:p>0-Rev</text:p>
          </table:table-cell>
          <table:table-cell table:formula="of:=IF(EXACT([$'Base chart'.$AB62];&quot;&quot;);&quot;&quot;;IF(EXACT([.A65];&quot;&quot;);&quot;&quot;;CONCATENATE(&quot;account_account_template_&quot;;[.$A$2];&quot;_&quot;;[$'Base chart'.$AB62])))" office:value-type="string" office:string-value="account_account_template_0_131000">
            <text:p>account_account_template_0_131000</text:p>
          </table:table-cell>
          <table:table-cell table:formula="of:=IF(EXACT([.A65];&quot;&quot;);&quot;&quot;;[$'Base chart'.$AD62])" office:value-type="string" office:string-value="view">
            <text:p>view</text:p>
          </table:table-cell>
          <table:table-cell table:formula="of:=IF(EXACT([$'Base chart'.$AE62];&quot;&quot;);&quot;&quot;;IF(EXACT([.A65];&quot;&quot;);&quot;&quot;;[$'Base chart'.$AE62]))" office:value-type="string" office:string-value="l10n_cr_base.CRC">
            <text:p>l10n_cr_base.CRC</text:p>
          </table:table-cell>
          <table:table-cell table:formula="of:=IF(EXACT([.A65];&quot;&quot;);&quot;&quot;;[$'Base chart'.$AF62])" office:value-type="string" office:string-value="view">
            <text:p>view</text:p>
          </table:table-cell>
          <table:table-cell table:formula="of:=IF(EXACT([.A65];&quot;&quot;);&quot;&quot;;[$'Base chart'.$AG62])" office:value-type="string" office:string-value="False">
            <text:p>False</text:p>
          </table:table-cell>
          <table:table-cell table:formula="of:=IF(EXACT([$'Base chart'.$AH62];&quot;&quot;);&quot;&quot;;IF(EXACT([.A65];&quot;&quot;);&quot;&quot;;[$'Base chart'.$AH62]))">
            <text:p/>
          </table:table-cell>
          <table:table-cell table:style-name="ce11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5];&quot;&quot;);&quot;&quot;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)" office:value-type="string" office:string-value="&#9;&#9;&lt;record id=&quot;account_account_template_0_131200&quot; model=&quot;account.account.template&quot;&gt;&#13;&#9;&#9;&#9;&lt;field name=&quot;code&quot;&gt;0-131200&lt;/field&gt;&#13;&#9;&#9;&#9;&lt;field name=&quot;name&quot;&gt;0-Dep. ac. de edificios – Revaluaciones&lt;/field&gt;&#13;&#9;&#9;&#9;&lt;field name=&quot;shortcut&quot;&gt;0-Rev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0" model="account.account.template"&gt;<text:tab/><text:tab/><text:tab/>&lt;field name="code"&gt;0-131200&lt;/field&gt;<text:tab/><text:tab/><text:tab/>&lt;field name="name"&gt;0-Dep. ac. de edificios – Revaluaciones&lt;/field&gt;<text:tab/><text:tab/><text:tab/>&lt;field name="shortcut"&gt;0-Rev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3];1);CONCATENATE([.$A$2];&quot;-&quot;;[$'Base chart'.$V63]);&quot;&quot;)" office:value-type="string" office:string-value="0-131201">
            <text:p>0-131201</text:p>
          </table:table-cell>
          <table:table-cell table:formula="of:=IF(EXACT([.A66];&quot;&quot;);&quot;&quot;;CONCATENATE([.$A$2];&quot;-&quot;;[$'Base chart'.$X63]))" office:value-type="string" office:string-value="0-Edificio 1">
            <text:p>0-Edificio 1</text:p>
          </table:table-cell>
          <table:table-cell table:formula="of:=IF(EXACT([.A66];&quot;&quot;);&quot;&quot;;CONCATENATE([.$A$2];&quot;-&quot;;[$'Base chart'.$AA63]))" office:value-type="string" office:string-value="0-">
            <text:p>0-</text:p>
          </table:table-cell>
          <table:table-cell table:formula="of:=IF(EXACT([$'Base chart'.$AB63];&quot;&quot;);&quot;&quot;;IF(EXACT([.A66];&quot;&quot;);&quot;&quot;;CONCATENATE(&quot;account_account_template_&quot;;[.$A$2];&quot;_&quot;;[$'Base chart'.$AB63])))" office:value-type="string" office:string-value="account_account_template_0_131200">
            <text:p>account_account_template_0_131200</text:p>
          </table:table-cell>
          <table:table-cell table:formula="of:=IF(EXACT([.A66];&quot;&quot;);&quot;&quot;;[$'Base chart'.$AD63])" office:value-type="string" office:string-value="asset_valuation">
            <text:p>asset_valuation</text:p>
          </table:table-cell>
          <table:table-cell table:formula="of:=IF(EXACT([$'Base chart'.$AE63];&quot;&quot;);&quot;&quot;;IF(EXACT([.A66];&quot;&quot;);&quot;&quot;;[$'Base chart'.$AE63]))" office:value-type="string" office:string-value="l10n_cr_base.CRC">
            <text:p>l10n_cr_base.CRC</text:p>
          </table:table-cell>
          <table:table-cell table:formula="of:=IF(EXACT([.A66];&quot;&quot;);&quot;&quot;;[$'Base chart'.$AF63])" office:value-type="string" office:string-value="other">
            <text:p>other</text:p>
          </table:table-cell>
          <table:table-cell table:formula="of:=IF(EXACT([.A66];&quot;&quot;);&quot;&quot;;[$'Base chart'.$AG63])" office:value-type="string" office:string-value="False">
            <text:p>False</text:p>
          </table:table-cell>
          <table:table-cell table:formula="of:=IF(EXACT([$'Base chart'.$AH63];&quot;&quot;);&quot;&quot;;IF(EXACT([.A66];&quot;&quot;);&quot;&quot;;[$'Base chart'.$AH63]))">
            <text:p/>
          </table:table-cell>
          <table:table-cell table:style-name="ce11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6];&quot;&quot;);&quot;&quot;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)" office:value-type="string" office:string-value="&#9;&#9;&lt;record id=&quot;account_account_template_0_131201&quot; model=&quot;account.account.template&quot;&gt;&#13;&#9;&#9;&#9;&lt;field name=&quot;code&quot;&gt;0-131201&lt;/field&gt;&#13;&#9;&#9;&#9;&lt;field name=&quot;name&quot;&gt;0-Edificio 1&lt;/field&gt;&#13;&#9;&#9;&#9;&lt;field name=&quot;shortcut&quot;&gt;0-&lt;/field&gt;&#13;&#9;&#9;&#9;&lt;field name=&quot;parent_id&quot; ref=&quot;account_account_template_0_131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1" model="account.account.template"&gt;<text:tab/><text:tab/><text:tab/>&lt;field name="code"&gt;0-131201&lt;/field&gt;<text:tab/><text:tab/><text:tab/>&lt;field name="name"&gt;0-Edificio 1&lt;/field&gt;<text:tab/><text:tab/><text:tab/>&lt;field name="shortcut"&gt;0-&lt;/field&gt;<text:tab/><text:tab/><text:tab/>&lt;field name="parent_id" ref="account_account_template_0_131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4];1);CONCATENATE([.$A$2];&quot;-&quot;;[$'Base chart'.$V64]);&quot;&quot;)" office:value-type="string" office:string-value="0-132000">
            <text:p>0-132000</text:p>
          </table:table-cell>
          <table:table-cell table:formula="of:=IF(EXACT([.A67];&quot;&quot;);&quot;&quot;;CONCATENATE([.$A$2];&quot;-&quot;;[$'Base chart'.$X64]))" office:value-type="string" office:string-value="0-Dep. ac. de mejoras a edificios">
            <text:p>0-Dep. ac. de mejoras a edificios</text:p>
          </table:table-cell>
          <table:table-cell table:formula="of:=IF(EXACT([.A67];&quot;&quot;);&quot;&quot;;CONCATENATE([.$A$2];&quot;-&quot;;[$'Base chart'.$AA64]))" office:value-type="string" office:string-value="0-Mej-Ed">
            <text:p>0-Mej-Ed</text:p>
          </table:table-cell>
          <table:table-cell table:formula="of:=IF(EXACT([$'Base chart'.$AB64];&quot;&quot;);&quot;&quot;;IF(EXACT([.A67];&quot;&quot;);&quot;&quot;;CONCATENATE(&quot;account_account_template_&quot;;[.$A$2];&quot;_&quot;;[$'Base chart'.$AB64])))" office:value-type="string" office:string-value="account_account_template_0_130000">
            <text:p>account_account_template_0_130000</text:p>
          </table:table-cell>
          <table:table-cell table:formula="of:=IF(EXACT([.A67];&quot;&quot;);&quot;&quot;;[$'Base chart'.$AD64])" office:value-type="string" office:string-value="view">
            <text:p>view</text:p>
          </table:table-cell>
          <table:table-cell table:formula="of:=IF(EXACT([$'Base chart'.$AE64];&quot;&quot;);&quot;&quot;;IF(EXACT([.A67];&quot;&quot;);&quot;&quot;;[$'Base chart'.$AE64]))" office:value-type="string" office:string-value="l10n_cr_base.CRC">
            <text:p>l10n_cr_base.CRC</text:p>
          </table:table-cell>
          <table:table-cell table:formula="of:=IF(EXACT([.A67];&quot;&quot;);&quot;&quot;;[$'Base chart'.$AF64])" office:value-type="string" office:string-value="view">
            <text:p>view</text:p>
          </table:table-cell>
          <table:table-cell table:formula="of:=IF(EXACT([.A67];&quot;&quot;);&quot;&quot;;[$'Base chart'.$AG64])" office:value-type="string" office:string-value="False">
            <text:p>False</text:p>
          </table:table-cell>
          <table:table-cell table:formula="of:=IF(EXACT([$'Base chart'.$AH64];&quot;&quot;);&quot;&quot;;IF(EXACT([.A67];&quot;&quot;);&quot;&quot;;[$'Base chart'.$AH64]))">
            <text:p/>
          </table:table-cell>
          <table:table-cell table:style-name="ce11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7];&quot;&quot;);&quot;&quot;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)" office:value-type="string" office:string-value="&#9;&#9;&lt;record id=&quot;account_account_template_0_132000&quot; model=&quot;account.account.template&quot;&gt;&#13;&#9;&#9;&#9;&lt;field name=&quot;code&quot;&gt;0-132000&lt;/field&gt;&#13;&#9;&#9;&#9;&lt;field name=&quot;name&quot;&gt;0-Dep. ac. de mejoras a edificio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000" model="account.account.template"&gt;<text:tab/><text:tab/><text:tab/>&lt;field name="code"&gt;0-132000&lt;/field&gt;<text:tab/><text:tab/><text:tab/>&lt;field name="name"&gt;0-Dep. ac. de mejoras a edificio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5];1);CONCATENATE([.$A$2];&quot;-&quot;;[$'Base chart'.$V65]);&quot;&quot;)" office:value-type="string" office:string-value="0-132100">
            <text:p>0-132100</text:p>
          </table:table-cell>
          <table:table-cell table:formula="of:=IF(EXACT([.A68];&quot;&quot;);&quot;&quot;;CONCATENATE([.$A$2];&quot;-&quot;;[$'Base chart'.$X65]))" office:value-type="string" office:string-value="0-Dep. ac. de mejoras a edificios – Valores originales">
            <text:p>0-Dep. ac. de mejoras a edificios – Valores originales</text:p>
          </table:table-cell>
          <table:table-cell table:formula="of:=IF(EXACT([.A68];&quot;&quot;);&quot;&quot;;CONCATENATE([.$A$2];&quot;-&quot;;[$'Base chart'.$AA65]))" office:value-type="string" office:string-value="0-VO">
            <text:p>0-VO</text:p>
          </table:table-cell>
          <table:table-cell table:formula="of:=IF(EXACT([$'Base chart'.$AB65];&quot;&quot;);&quot;&quot;;IF(EXACT([.A68];&quot;&quot;);&quot;&quot;;CONCATENATE(&quot;account_account_template_&quot;;[.$A$2];&quot;_&quot;;[$'Base chart'.$AB65])))" office:value-type="string" office:string-value="account_account_template_0_132000">
            <text:p>account_account_template_0_132000</text:p>
          </table:table-cell>
          <table:table-cell table:formula="of:=IF(EXACT([.A68];&quot;&quot;);&quot;&quot;;[$'Base chart'.$AD65])" office:value-type="string" office:string-value="view">
            <text:p>view</text:p>
          </table:table-cell>
          <table:table-cell table:formula="of:=IF(EXACT([$'Base chart'.$AE65];&quot;&quot;);&quot;&quot;;IF(EXACT([.A68];&quot;&quot;);&quot;&quot;;[$'Base chart'.$AE65]))" office:value-type="string" office:string-value="l10n_cr_base.CRC">
            <text:p>l10n_cr_base.CRC</text:p>
          </table:table-cell>
          <table:table-cell table:formula="of:=IF(EXACT([.A68];&quot;&quot;);&quot;&quot;;[$'Base chart'.$AF65])" office:value-type="string" office:string-value="view">
            <text:p>view</text:p>
          </table:table-cell>
          <table:table-cell table:formula="of:=IF(EXACT([.A68];&quot;&quot;);&quot;&quot;;[$'Base chart'.$AG65])" office:value-type="string" office:string-value="False">
            <text:p>False</text:p>
          </table:table-cell>
          <table:table-cell table:formula="of:=IF(EXACT([$'Base chart'.$AH65];&quot;&quot;);&quot;&quot;;IF(EXACT([.A68];&quot;&quot;);&quot;&quot;;[$'Base chart'.$AH65]))">
            <text:p/>
          </table:table-cell>
          <table:table-cell table:style-name="ce11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8];&quot;&quot;);&quot;&quot;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)" office:value-type="string" office:string-value="&#9;&#9;&lt;record id=&quot;account_account_template_0_132100&quot; model=&quot;account.account.template&quot;&gt;&#13;&#9;&#9;&#9;&lt;field name=&quot;code&quot;&gt;0-132100&lt;/field&gt;&#13;&#9;&#9;&#9;&lt;field name=&quot;name&quot;&gt;0-Dep. ac. de mejoras a edificios – Valores originales&lt;/field&gt;&#13;&#9;&#9;&#9;&lt;field name=&quot;shortcut&quot;&gt;0-VO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0" model="account.account.template"&gt;<text:tab/><text:tab/><text:tab/>&lt;field name="code"&gt;0-132100&lt;/field&gt;<text:tab/><text:tab/><text:tab/>&lt;field name="name"&gt;0-Dep. ac. de mejoras a edificios – Valores originales&lt;/field&gt;<text:tab/><text:tab/><text:tab/>&lt;field name="shortcut"&gt;0-VO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6];1);CONCATENATE([.$A$2];&quot;-&quot;;[$'Base chart'.$V66]);&quot;&quot;)" office:value-type="string" office:string-value="0-132101">
            <text:p>0-132101</text:p>
          </table:table-cell>
          <table:table-cell table:formula="of:=IF(EXACT([.A69];&quot;&quot;);&quot;&quot;;CONCATENATE([.$A$2];&quot;-&quot;;[$'Base chart'.$X66]))" office:value-type="string" office:string-value="0-Edificio 1">
            <text:p>0-Edificio 1</text:p>
          </table:table-cell>
          <table:table-cell table:formula="of:=IF(EXACT([.A69];&quot;&quot;);&quot;&quot;;CONCATENATE([.$A$2];&quot;-&quot;;[$'Base chart'.$AA66]))" office:value-type="string" office:string-value="0-">
            <text:p>0-</text:p>
          </table:table-cell>
          <table:table-cell table:formula="of:=IF(EXACT([$'Base chart'.$AB66];&quot;&quot;);&quot;&quot;;IF(EXACT([.A69];&quot;&quot;);&quot;&quot;;CONCATENATE(&quot;account_account_template_&quot;;[.$A$2];&quot;_&quot;;[$'Base chart'.$AB66])))" office:value-type="string" office:string-value="account_account_template_0_132100">
            <text:p>account_account_template_0_132100</text:p>
          </table:table-cell>
          <table:table-cell table:formula="of:=IF(EXACT([.A69];&quot;&quot;);&quot;&quot;;[$'Base chart'.$AD66])" office:value-type="string" office:string-value="asset_valuation">
            <text:p>asset_valuation</text:p>
          </table:table-cell>
          <table:table-cell table:formula="of:=IF(EXACT([$'Base chart'.$AE66];&quot;&quot;);&quot;&quot;;IF(EXACT([.A69];&quot;&quot;);&quot;&quot;;[$'Base chart'.$AE66]))" office:value-type="string" office:string-value="l10n_cr_base.CRC">
            <text:p>l10n_cr_base.CRC</text:p>
          </table:table-cell>
          <table:table-cell table:formula="of:=IF(EXACT([.A69];&quot;&quot;);&quot;&quot;;[$'Base chart'.$AF66])" office:value-type="string" office:string-value="other">
            <text:p>other</text:p>
          </table:table-cell>
          <table:table-cell table:formula="of:=IF(EXACT([.A69];&quot;&quot;);&quot;&quot;;[$'Base chart'.$AG66])" office:value-type="string" office:string-value="False">
            <text:p>False</text:p>
          </table:table-cell>
          <table:table-cell table:formula="of:=IF(EXACT([$'Base chart'.$AH66];&quot;&quot;);&quot;&quot;;IF(EXACT([.A69];&quot;&quot;);&quot;&quot;;[$'Base chart'.$AH66]))">
            <text:p/>
          </table:table-cell>
          <table:table-cell table:style-name="ce11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69];&quot;&quot;);&quot;&quot;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)" office:value-type="string" office:string-value="&#9;&#9;&lt;record id=&quot;account_account_template_0_132101&quot; model=&quot;account.account.template&quot;&gt;&#13;&#9;&#9;&#9;&lt;field name=&quot;code&quot;&gt;0-132101&lt;/field&gt;&#13;&#9;&#9;&#9;&lt;field name=&quot;name&quot;&gt;0-Edificio 1&lt;/field&gt;&#13;&#9;&#9;&#9;&lt;field name=&quot;shortcut&quot;&gt;0-&lt;/field&gt;&#13;&#9;&#9;&#9;&lt;field name=&quot;parent_id&quot; ref=&quot;account_account_template_0_1321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1" model="account.account.template"&gt;<text:tab/><text:tab/><text:tab/>&lt;field name="code"&gt;0-132101&lt;/field&gt;<text:tab/><text:tab/><text:tab/>&lt;field name="name"&gt;0-Edificio 1&lt;/field&gt;<text:tab/><text:tab/><text:tab/>&lt;field name="shortcut"&gt;0-&lt;/field&gt;<text:tab/><text:tab/><text:tab/>&lt;field name="parent_id" ref="account_account_template_0_1321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7];1);CONCATENATE([.$A$2];&quot;-&quot;;[$'Base chart'.$V67]);&quot;&quot;)" office:value-type="string" office:string-value="0-132200">
            <text:p>0-132200</text:p>
          </table:table-cell>
          <table:table-cell table:formula="of:=IF(EXACT([.A70];&quot;&quot;);&quot;&quot;;CONCATENATE([.$A$2];&quot;-&quot;;[$'Base chart'.$X67]))" office:value-type="string" office:string-value="0-Dep. ac. de mejoras a edificios – Revaluaciones">
            <text:p>0-Dep. ac. de mejoras a edificios – Revaluaciones</text:p>
          </table:table-cell>
          <table:table-cell table:formula="of:=IF(EXACT([.A70];&quot;&quot;);&quot;&quot;;CONCATENATE([.$A$2];&quot;-&quot;;[$'Base chart'.$AA67]))" office:value-type="string" office:string-value="0-Rev">
            <text:p>0-Rev</text:p>
          </table:table-cell>
          <table:table-cell table:formula="of:=IF(EXACT([$'Base chart'.$AB67];&quot;&quot;);&quot;&quot;;IF(EXACT([.A70];&quot;&quot;);&quot;&quot;;CONCATENATE(&quot;account_account_template_&quot;;[.$A$2];&quot;_&quot;;[$'Base chart'.$AB67])))" office:value-type="string" office:string-value="account_account_template_0_132000">
            <text:p>account_account_template_0_132000</text:p>
          </table:table-cell>
          <table:table-cell table:formula="of:=IF(EXACT([.A70];&quot;&quot;);&quot;&quot;;[$'Base chart'.$AD67])" office:value-type="string" office:string-value="view">
            <text:p>view</text:p>
          </table:table-cell>
          <table:table-cell table:formula="of:=IF(EXACT([$'Base chart'.$AE67];&quot;&quot;);&quot;&quot;;IF(EXACT([.A70];&quot;&quot;);&quot;&quot;;[$'Base chart'.$AE67]))" office:value-type="string" office:string-value="l10n_cr_base.CRC">
            <text:p>l10n_cr_base.CRC</text:p>
          </table:table-cell>
          <table:table-cell table:formula="of:=IF(EXACT([.A70];&quot;&quot;);&quot;&quot;;[$'Base chart'.$AF67])" office:value-type="string" office:string-value="view">
            <text:p>view</text:p>
          </table:table-cell>
          <table:table-cell table:formula="of:=IF(EXACT([.A70];&quot;&quot;);&quot;&quot;;[$'Base chart'.$AG67])" office:value-type="string" office:string-value="False">
            <text:p>False</text:p>
          </table:table-cell>
          <table:table-cell table:formula="of:=IF(EXACT([$'Base chart'.$AH67];&quot;&quot;);&quot;&quot;;IF(EXACT([.A70];&quot;&quot;);&quot;&quot;;[$'Base chart'.$AH67]))">
            <text:p/>
          </table:table-cell>
          <table:table-cell table:style-name="ce11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0];&quot;&quot;);&quot;&quot;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)" office:value-type="string" office:string-value="&#9;&#9;&lt;record id=&quot;account_account_template_0_132200&quot; model=&quot;account.account.template&quot;&gt;&#13;&#9;&#9;&#9;&lt;field name=&quot;code&quot;&gt;0-132200&lt;/field&gt;&#13;&#9;&#9;&#9;&lt;field name=&quot;name&quot;&gt;0-Dep. ac. de mejoras a edificios – Revaluaciones&lt;/field&gt;&#13;&#9;&#9;&#9;&lt;field name=&quot;shortcut&quot;&gt;0-Rev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0" model="account.account.template"&gt;<text:tab/><text:tab/><text:tab/>&lt;field name="code"&gt;0-132200&lt;/field&gt;<text:tab/><text:tab/><text:tab/>&lt;field name="name"&gt;0-Dep. ac. de mejoras a edificios – Revaluaciones&lt;/field&gt;<text:tab/><text:tab/><text:tab/>&lt;field name="shortcut"&gt;0-Rev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8];1);CONCATENATE([.$A$2];&quot;-&quot;;[$'Base chart'.$V68]);&quot;&quot;)" office:value-type="string" office:string-value="0-132201">
            <text:p>0-132201</text:p>
          </table:table-cell>
          <table:table-cell table:formula="of:=IF(EXACT([.A71];&quot;&quot;);&quot;&quot;;CONCATENATE([.$A$2];&quot;-&quot;;[$'Base chart'.$X68]))" office:value-type="string" office:string-value="0-Edificio 1">
            <text:p>0-Edificio 1</text:p>
          </table:table-cell>
          <table:table-cell table:formula="of:=IF(EXACT([.A71];&quot;&quot;);&quot;&quot;;CONCATENATE([.$A$2];&quot;-&quot;;[$'Base chart'.$AA68]))" office:value-type="string" office:string-value="0-">
            <text:p>0-</text:p>
          </table:table-cell>
          <table:table-cell table:formula="of:=IF(EXACT([$'Base chart'.$AB68];&quot;&quot;);&quot;&quot;;IF(EXACT([.A71];&quot;&quot;);&quot;&quot;;CONCATENATE(&quot;account_account_template_&quot;;[.$A$2];&quot;_&quot;;[$'Base chart'.$AB68])))" office:value-type="string" office:string-value="account_account_template_0_132200">
            <text:p>account_account_template_0_132200</text:p>
          </table:table-cell>
          <table:table-cell table:formula="of:=IF(EXACT([.A71];&quot;&quot;);&quot;&quot;;[$'Base chart'.$AD68])" office:value-type="string" office:string-value="asset_valuation">
            <text:p>asset_valuation</text:p>
          </table:table-cell>
          <table:table-cell table:formula="of:=IF(EXACT([$'Base chart'.$AE68];&quot;&quot;);&quot;&quot;;IF(EXACT([.A71];&quot;&quot;);&quot;&quot;;[$'Base chart'.$AE68]))" office:value-type="string" office:string-value="l10n_cr_base.CRC">
            <text:p>l10n_cr_base.CRC</text:p>
          </table:table-cell>
          <table:table-cell table:formula="of:=IF(EXACT([.A71];&quot;&quot;);&quot;&quot;;[$'Base chart'.$AF68])" office:value-type="string" office:string-value="other">
            <text:p>other</text:p>
          </table:table-cell>
          <table:table-cell table:formula="of:=IF(EXACT([.A71];&quot;&quot;);&quot;&quot;;[$'Base chart'.$AG68])" office:value-type="string" office:string-value="False">
            <text:p>False</text:p>
          </table:table-cell>
          <table:table-cell table:formula="of:=IF(EXACT([$'Base chart'.$AH68];&quot;&quot;);&quot;&quot;;IF(EXACT([.A71];&quot;&quot;);&quot;&quot;;[$'Base chart'.$AH68]))">
            <text:p/>
          </table:table-cell>
          <table:table-cell table:style-name="ce11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1];&quot;&quot;);&quot;&quot;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)" office:value-type="string" office:string-value="&#9;&#9;&lt;record id=&quot;account_account_template_0_132201&quot; model=&quot;account.account.template&quot;&gt;&#13;&#9;&#9;&#9;&lt;field name=&quot;code&quot;&gt;0-132201&lt;/field&gt;&#13;&#9;&#9;&#9;&lt;field name=&quot;name&quot;&gt;0-Edificio 1&lt;/field&gt;&#13;&#9;&#9;&#9;&lt;field name=&quot;shortcut&quot;&gt;0-&lt;/field&gt;&#13;&#9;&#9;&#9;&lt;field name=&quot;parent_id&quot; ref=&quot;account_account_template_0_1322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1" model="account.account.template"&gt;<text:tab/><text:tab/><text:tab/>&lt;field name="code"&gt;0-132201&lt;/field&gt;<text:tab/><text:tab/><text:tab/>&lt;field name="name"&gt;0-Edificio 1&lt;/field&gt;<text:tab/><text:tab/><text:tab/>&lt;field name="shortcut"&gt;0-&lt;/field&gt;<text:tab/><text:tab/><text:tab/>&lt;field name="parent_id" ref="account_account_template_0_1322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69];1);CONCATENATE([.$A$2];&quot;-&quot;;[$'Base chart'.$V69]);&quot;&quot;)" office:value-type="string" office:string-value="0-133000">
            <text:p>0-133000</text:p>
          </table:table-cell>
          <table:table-cell table:formula="of:=IF(EXACT([.A72];&quot;&quot;);&quot;&quot;;CONCATENATE([.$A$2];&quot;-&quot;;[$'Base chart'.$X69]))" office:value-type="string" office:string-value="0-Dep. ac. de activos depreciables móviles">
            <text:p>0-Dep. ac. de activos depreciables móviles</text:p>
          </table:table-cell>
          <table:table-cell table:formula="of:=IF(EXACT([.A72];&quot;&quot;);&quot;&quot;;CONCATENATE([.$A$2];&quot;-&quot;;[$'Base chart'.$AA69]))" office:value-type="string" office:string-value="0-Mej-Ed">
            <text:p>0-Mej-Ed</text:p>
          </table:table-cell>
          <table:table-cell table:formula="of:=IF(EXACT([$'Base chart'.$AB69];&quot;&quot;);&quot;&quot;;IF(EXACT([.A72];&quot;&quot;);&quot;&quot;;CONCATENATE(&quot;account_account_template_&quot;;[.$A$2];&quot;_&quot;;[$'Base chart'.$AB69])))" office:value-type="string" office:string-value="account_account_template_0_130000">
            <text:p>account_account_template_0_130000</text:p>
          </table:table-cell>
          <table:table-cell table:formula="of:=IF(EXACT([.A72];&quot;&quot;);&quot;&quot;;[$'Base chart'.$AD69])" office:value-type="string" office:string-value="view">
            <text:p>view</text:p>
          </table:table-cell>
          <table:table-cell table:formula="of:=IF(EXACT([$'Base chart'.$AE69];&quot;&quot;);&quot;&quot;;IF(EXACT([.A72];&quot;&quot;);&quot;&quot;;[$'Base chart'.$AE69]))" office:value-type="string" office:string-value="l10n_cr_base.CRC">
            <text:p>l10n_cr_base.CRC</text:p>
          </table:table-cell>
          <table:table-cell table:formula="of:=IF(EXACT([.A72];&quot;&quot;);&quot;&quot;;[$'Base chart'.$AF69])" office:value-type="string" office:string-value="view">
            <text:p>view</text:p>
          </table:table-cell>
          <table:table-cell table:formula="of:=IF(EXACT([.A72];&quot;&quot;);&quot;&quot;;[$'Base chart'.$AG69])" office:value-type="string" office:string-value="False">
            <text:p>False</text:p>
          </table:table-cell>
          <table:table-cell table:formula="of:=IF(EXACT([$'Base chart'.$AH69];&quot;&quot;);&quot;&quot;;IF(EXACT([.A72];&quot;&quot;);&quot;&quot;;[$'Base chart'.$AH69]))">
            <text:p/>
          </table:table-cell>
          <table:table-cell table:style-name="ce11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2];&quot;&quot;);&quot;&quot;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)" office:value-type="string" office:string-value="&#9;&#9;&lt;record id=&quot;account_account_template_0_133000&quot; model=&quot;account.account.template&quot;&gt;&#13;&#9;&#9;&#9;&lt;field name=&quot;code&quot;&gt;0-133000&lt;/field&gt;&#13;&#9;&#9;&#9;&lt;field name=&quot;name&quot;&gt;0-Dep. ac. de activos depreciables móvile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0" model="account.account.template"&gt;<text:tab/><text:tab/><text:tab/>&lt;field name="code"&gt;0-133000&lt;/field&gt;<text:tab/><text:tab/><text:tab/>&lt;field name="name"&gt;0-Dep. ac. de activos depreciables móvile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0];1);CONCATENATE([.$A$2];&quot;-&quot;;[$'Base chart'.$V70]);&quot;&quot;)" office:value-type="string" office:string-value="0-133001">
            <text:p>0-133001</text:p>
          </table:table-cell>
          <table:table-cell table:formula="of:=IF(EXACT([.A73];&quot;&quot;);&quot;&quot;;CONCATENATE([.$A$2];&quot;-&quot;;[$'Base chart'.$X70]))" office:value-type="string" office:string-value="0-Dep. ac. de maquinaria y equipo de edificios">
            <text:p>0-Dep. ac. de maquinaria y equipo de edificios</text:p>
          </table:table-cell>
          <table:table-cell table:formula="of:=IF(EXACT([.A73];&quot;&quot;);&quot;&quot;;CONCATENATE([.$A$2];&quot;-&quot;;[$'Base chart'.$AA70]))" office:value-type="string" office:string-value="0-MyE-Ed">
            <text:p>0-MyE-Ed</text:p>
          </table:table-cell>
          <table:table-cell table:formula="of:=IF(EXACT([$'Base chart'.$AB70];&quot;&quot;);&quot;&quot;;IF(EXACT([.A73];&quot;&quot;);&quot;&quot;;CONCATENATE(&quot;account_account_template_&quot;;[.$A$2];&quot;_&quot;;[$'Base chart'.$AB70])))" office:value-type="string" office:string-value="account_account_template_0_133000">
            <text:p>account_account_template_0_133000</text:p>
          </table:table-cell>
          <table:table-cell table:formula="of:=IF(EXACT([.A73];&quot;&quot;);&quot;&quot;;[$'Base chart'.$AD70])" office:value-type="string" office:string-value="asset_valuation">
            <text:p>asset_valuation</text:p>
          </table:table-cell>
          <table:table-cell table:formula="of:=IF(EXACT([$'Base chart'.$AE70];&quot;&quot;);&quot;&quot;;IF(EXACT([.A73];&quot;&quot;);&quot;&quot;;[$'Base chart'.$AE70]))" office:value-type="string" office:string-value="l10n_cr_base.CRC">
            <text:p>l10n_cr_base.CRC</text:p>
          </table:table-cell>
          <table:table-cell table:formula="of:=IF(EXACT([.A73];&quot;&quot;);&quot;&quot;;[$'Base chart'.$AF70])" office:value-type="string" office:string-value="other">
            <text:p>other</text:p>
          </table:table-cell>
          <table:table-cell table:formula="of:=IF(EXACT([.A73];&quot;&quot;);&quot;&quot;;[$'Base chart'.$AG70])" office:value-type="string" office:string-value="False">
            <text:p>False</text:p>
          </table:table-cell>
          <table:table-cell table:formula="of:=IF(EXACT([$'Base chart'.$AH70];&quot;&quot;);&quot;&quot;;IF(EXACT([.A73];&quot;&quot;);&quot;&quot;;[$'Base chart'.$AH70]))">
            <text:p/>
          </table:table-cell>
          <table:table-cell table:style-name="ce11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3];&quot;&quot;);&quot;&quot;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)" office:value-type="string" office:string-value="&#9;&#9;&lt;record id=&quot;account_account_template_0_133001&quot; model=&quot;account.account.template&quot;&gt;&#13;&#9;&#9;&#9;&lt;field name=&quot;code&quot;&gt;0-133001&lt;/field&gt;&#13;&#9;&#9;&#9;&lt;field name=&quot;name&quot;&gt;0-Dep. ac. de maquinaria y equipo de edificios&lt;/field&gt;&#13;&#9;&#9;&#9;&lt;field name=&quot;shortcut&quot;&gt;0-MyE-Ed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1" model="account.account.template"&gt;<text:tab/><text:tab/><text:tab/>&lt;field name="code"&gt;0-133001&lt;/field&gt;<text:tab/><text:tab/><text:tab/>&lt;field name="name"&gt;0-Dep. ac. de maquinaria y equipo de edificios&lt;/field&gt;<text:tab/><text:tab/><text:tab/>&lt;field name="shortcut"&gt;0-MyE-Ed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1];1);CONCATENATE([.$A$2];&quot;-&quot;;[$'Base chart'.$V71]);&quot;&quot;)" office:value-type="string" office:string-value="0-133002">
            <text:p>0-133002</text:p>
          </table:table-cell>
          <table:table-cell table:formula="of:=IF(EXACT([.A74];&quot;&quot;);&quot;&quot;;CONCATENATE([.$A$2];&quot;-&quot;;[$'Base chart'.$X71]))" office:value-type="string" office:string-value="0-Dep. ac. de herramientas mayores">
            <text:p>0-Dep. ac. de herramientas mayores</text:p>
          </table:table-cell>
          <table:table-cell table:formula="of:=IF(EXACT([.A74];&quot;&quot;);&quot;&quot;;CONCATENATE([.$A$2];&quot;-&quot;;[$'Base chart'.$AA71]))" office:value-type="string" office:string-value="0-HM">
            <text:p>0-HM</text:p>
          </table:table-cell>
          <table:table-cell table:formula="of:=IF(EXACT([$'Base chart'.$AB71];&quot;&quot;);&quot;&quot;;IF(EXACT([.A74];&quot;&quot;);&quot;&quot;;CONCATENATE(&quot;account_account_template_&quot;;[.$A$2];&quot;_&quot;;[$'Base chart'.$AB71])))" office:value-type="string" office:string-value="account_account_template_0_133000">
            <text:p>account_account_template_0_133000</text:p>
          </table:table-cell>
          <table:table-cell table:formula="of:=IF(EXACT([.A74];&quot;&quot;);&quot;&quot;;[$'Base chart'.$AD71])" office:value-type="string" office:string-value="asset_valuation">
            <text:p>asset_valuation</text:p>
          </table:table-cell>
          <table:table-cell table:formula="of:=IF(EXACT([$'Base chart'.$AE71];&quot;&quot;);&quot;&quot;;IF(EXACT([.A74];&quot;&quot;);&quot;&quot;;[$'Base chart'.$AE71]))" office:value-type="string" office:string-value="l10n_cr_base.CRC">
            <text:p>l10n_cr_base.CRC</text:p>
          </table:table-cell>
          <table:table-cell table:formula="of:=IF(EXACT([.A74];&quot;&quot;);&quot;&quot;;[$'Base chart'.$AF71])" office:value-type="string" office:string-value="other">
            <text:p>other</text:p>
          </table:table-cell>
          <table:table-cell table:formula="of:=IF(EXACT([.A74];&quot;&quot;);&quot;&quot;;[$'Base chart'.$AG71])" office:value-type="string" office:string-value="False">
            <text:p>False</text:p>
          </table:table-cell>
          <table:table-cell table:formula="of:=IF(EXACT([$'Base chart'.$AH71];&quot;&quot;);&quot;&quot;;IF(EXACT([.A74];&quot;&quot;);&quot;&quot;;[$'Base chart'.$AH71]))">
            <text:p/>
          </table:table-cell>
          <table:table-cell table:style-name="ce11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4];&quot;&quot;);&quot;&quot;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)" office:value-type="string" office:string-value="&#9;&#9;&lt;record id=&quot;account_account_template_0_133002&quot; model=&quot;account.account.template&quot;&gt;&#13;&#9;&#9;&#9;&lt;field name=&quot;code&quot;&gt;0-133002&lt;/field&gt;&#13;&#9;&#9;&#9;&lt;field name=&quot;name&quot;&gt;0-Dep. ac. de herramientas mayores&lt;/field&gt;&#13;&#9;&#9;&#9;&lt;field name=&quot;shortcut&quot;&gt;0-HM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2" model="account.account.template"&gt;<text:tab/><text:tab/><text:tab/>&lt;field name="code"&gt;0-133002&lt;/field&gt;<text:tab/><text:tab/><text:tab/>&lt;field name="name"&gt;0-Dep. ac. de herramientas mayores&lt;/field&gt;<text:tab/><text:tab/><text:tab/>&lt;field name="shortcut"&gt;0-HM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2];1);CONCATENATE([.$A$2];&quot;-&quot;;[$'Base chart'.$V72]);&quot;&quot;)" office:value-type="string" office:string-value="0-133003">
            <text:p>0-133003</text:p>
          </table:table-cell>
          <table:table-cell table:formula="of:=IF(EXACT([.A75];&quot;&quot;);&quot;&quot;;CONCATENATE([.$A$2];&quot;-&quot;;[$'Base chart'.$X72]))" office:value-type="string" office:string-value="0-Dep. ac. de mobiliario y equipo de oficina">
            <text:p>0-Dep. ac. de mobiliario y equipo de oficina</text:p>
          </table:table-cell>
          <table:table-cell table:formula="of:=IF(EXACT([.A75];&quot;&quot;);&quot;&quot;;CONCATENATE([.$A$2];&quot;-&quot;;[$'Base chart'.$AA72]))" office:value-type="string" office:string-value="0-Mob">
            <text:p>0-Mob</text:p>
          </table:table-cell>
          <table:table-cell table:formula="of:=IF(EXACT([$'Base chart'.$AB72];&quot;&quot;);&quot;&quot;;IF(EXACT([.A75];&quot;&quot;);&quot;&quot;;CONCATENATE(&quot;account_account_template_&quot;;[.$A$2];&quot;_&quot;;[$'Base chart'.$AB72])))" office:value-type="string" office:string-value="account_account_template_0_133000">
            <text:p>account_account_template_0_133000</text:p>
          </table:table-cell>
          <table:table-cell table:formula="of:=IF(EXACT([.A75];&quot;&quot;);&quot;&quot;;[$'Base chart'.$AD72])" office:value-type="string" office:string-value="asset_valuation">
            <text:p>asset_valuation</text:p>
          </table:table-cell>
          <table:table-cell table:formula="of:=IF(EXACT([$'Base chart'.$AE72];&quot;&quot;);&quot;&quot;;IF(EXACT([.A75];&quot;&quot;);&quot;&quot;;[$'Base chart'.$AE72]))" office:value-type="string" office:string-value="l10n_cr_base.CRC">
            <text:p>l10n_cr_base.CRC</text:p>
          </table:table-cell>
          <table:table-cell table:formula="of:=IF(EXACT([.A75];&quot;&quot;);&quot;&quot;;[$'Base chart'.$AF72])" office:value-type="string" office:string-value="other">
            <text:p>other</text:p>
          </table:table-cell>
          <table:table-cell table:formula="of:=IF(EXACT([.A75];&quot;&quot;);&quot;&quot;;[$'Base chart'.$AG72])" office:value-type="string" office:string-value="False">
            <text:p>False</text:p>
          </table:table-cell>
          <table:table-cell table:formula="of:=IF(EXACT([$'Base chart'.$AH72];&quot;&quot;);&quot;&quot;;IF(EXACT([.A75];&quot;&quot;);&quot;&quot;;[$'Base chart'.$AH72]))">
            <text:p/>
          </table:table-cell>
          <table:table-cell table:style-name="ce11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5];&quot;&quot;);&quot;&quot;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)" office:value-type="string" office:string-value="&#9;&#9;&lt;record id=&quot;account_account_template_0_133003&quot; model=&quot;account.account.template&quot;&gt;&#13;&#9;&#9;&#9;&lt;field name=&quot;code&quot;&gt;0-133003&lt;/field&gt;&#13;&#9;&#9;&#9;&lt;field name=&quot;name&quot;&gt;0-Dep. ac. de mobiliario y equipo de oficina&lt;/field&gt;&#13;&#9;&#9;&#9;&lt;field name=&quot;shortcut&quot;&gt;0-Mob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3" model="account.account.template"&gt;<text:tab/><text:tab/><text:tab/>&lt;field name="code"&gt;0-133003&lt;/field&gt;<text:tab/><text:tab/><text:tab/>&lt;field name="name"&gt;0-Dep. ac. de mobiliario y equipo de oficina&lt;/field&gt;<text:tab/><text:tab/><text:tab/>&lt;field name="shortcut"&gt;0-Mob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3];1);CONCATENATE([.$A$2];&quot;-&quot;;[$'Base chart'.$V73]);&quot;&quot;)" office:value-type="string" office:string-value="0-133004">
            <text:p>0-133004</text:p>
          </table:table-cell>
          <table:table-cell table:formula="of:=IF(EXACT([.A76];&quot;&quot;);&quot;&quot;;CONCATENATE([.$A$2];&quot;-&quot;;[$'Base chart'.$X73]))" office:value-type="string" office:string-value="0-Dep. ac. de equipo de cómputo">
            <text:p>0-Dep. ac. de equipo de cómputo</text:p>
          </table:table-cell>
          <table:table-cell table:formula="of:=IF(EXACT([.A76];&quot;&quot;);&quot;&quot;;CONCATENATE([.$A$2];&quot;-&quot;;[$'Base chart'.$AA73]))" office:value-type="string" office:string-value="0-Comp">
            <text:p>0-Comp</text:p>
          </table:table-cell>
          <table:table-cell table:formula="of:=IF(EXACT([$'Base chart'.$AB73];&quot;&quot;);&quot;&quot;;IF(EXACT([.A76];&quot;&quot;);&quot;&quot;;CONCATENATE(&quot;account_account_template_&quot;;[.$A$2];&quot;_&quot;;[$'Base chart'.$AB73])))" office:value-type="string" office:string-value="account_account_template_0_133000">
            <text:p>account_account_template_0_133000</text:p>
          </table:table-cell>
          <table:table-cell table:formula="of:=IF(EXACT([.A76];&quot;&quot;);&quot;&quot;;[$'Base chart'.$AD73])" office:value-type="string" office:string-value="asset_valuation">
            <text:p>asset_valuation</text:p>
          </table:table-cell>
          <table:table-cell table:formula="of:=IF(EXACT([$'Base chart'.$AE73];&quot;&quot;);&quot;&quot;;IF(EXACT([.A76];&quot;&quot;);&quot;&quot;;[$'Base chart'.$AE73]))" office:value-type="string" office:string-value="l10n_cr_base.CRC">
            <text:p>l10n_cr_base.CRC</text:p>
          </table:table-cell>
          <table:table-cell table:formula="of:=IF(EXACT([.A76];&quot;&quot;);&quot;&quot;;[$'Base chart'.$AF73])" office:value-type="string" office:string-value="other">
            <text:p>other</text:p>
          </table:table-cell>
          <table:table-cell table:formula="of:=IF(EXACT([.A76];&quot;&quot;);&quot;&quot;;[$'Base chart'.$AG73])" office:value-type="string" office:string-value="False">
            <text:p>False</text:p>
          </table:table-cell>
          <table:table-cell table:formula="of:=IF(EXACT([$'Base chart'.$AH73];&quot;&quot;);&quot;&quot;;IF(EXACT([.A76];&quot;&quot;);&quot;&quot;;[$'Base chart'.$AH73]))">
            <text:p/>
          </table:table-cell>
          <table:table-cell table:style-name="ce11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6];&quot;&quot;);&quot;&quot;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)" office:value-type="string" office:string-value="&#9;&#9;&lt;record id=&quot;account_account_template_0_133004&quot; model=&quot;account.account.template&quot;&gt;&#13;&#9;&#9;&#9;&lt;field name=&quot;code&quot;&gt;0-133004&lt;/field&gt;&#13;&#9;&#9;&#9;&lt;field name=&quot;name&quot;&gt;0-Dep. ac. de equipo de cómputo&lt;/field&gt;&#13;&#9;&#9;&#9;&lt;field name=&quot;shortcut&quot;&gt;0-Comp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4" model="account.account.template"&gt;<text:tab/><text:tab/><text:tab/>&lt;field name="code"&gt;0-133004&lt;/field&gt;<text:tab/><text:tab/><text:tab/>&lt;field name="name"&gt;0-Dep. ac. de equipo de cómputo&lt;/field&gt;<text:tab/><text:tab/><text:tab/>&lt;field name="shortcut"&gt;0-Comp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4];1);CONCATENATE([.$A$2];&quot;-&quot;;[$'Base chart'.$V74]);&quot;&quot;)" office:value-type="string" office:string-value="0-133005">
            <text:p>0-133005</text:p>
          </table:table-cell>
          <table:table-cell table:formula="of:=IF(EXACT([.A77];&quot;&quot;);&quot;&quot;;CONCATENATE([.$A$2];&quot;-&quot;;[$'Base chart'.$X74]))" office:value-type="string" office:string-value="0-Dep. ac. de vehículos">
            <text:p>0-Dep. ac. de vehículos</text:p>
          </table:table-cell>
          <table:table-cell table:formula="of:=IF(EXACT([.A77];&quot;&quot;);&quot;&quot;;CONCATENATE([.$A$2];&quot;-&quot;;[$'Base chart'.$AA74]))" office:value-type="string" office:string-value="0-Veh">
            <text:p>0-Veh</text:p>
          </table:table-cell>
          <table:table-cell table:formula="of:=IF(EXACT([$'Base chart'.$AB74];&quot;&quot;);&quot;&quot;;IF(EXACT([.A77];&quot;&quot;);&quot;&quot;;CONCATENATE(&quot;account_account_template_&quot;;[.$A$2];&quot;_&quot;;[$'Base chart'.$AB74])))" office:value-type="string" office:string-value="account_account_template_0_133000">
            <text:p>account_account_template_0_133000</text:p>
          </table:table-cell>
          <table:table-cell table:formula="of:=IF(EXACT([.A77];&quot;&quot;);&quot;&quot;;[$'Base chart'.$AD74])" office:value-type="string" office:string-value="asset_valuation">
            <text:p>asset_valuation</text:p>
          </table:table-cell>
          <table:table-cell table:formula="of:=IF(EXACT([$'Base chart'.$AE74];&quot;&quot;);&quot;&quot;;IF(EXACT([.A77];&quot;&quot;);&quot;&quot;;[$'Base chart'.$AE74]))" office:value-type="string" office:string-value="l10n_cr_base.CRC">
            <text:p>l10n_cr_base.CRC</text:p>
          </table:table-cell>
          <table:table-cell table:formula="of:=IF(EXACT([.A77];&quot;&quot;);&quot;&quot;;[$'Base chart'.$AF74])" office:value-type="string" office:string-value="other">
            <text:p>other</text:p>
          </table:table-cell>
          <table:table-cell table:formula="of:=IF(EXACT([.A77];&quot;&quot;);&quot;&quot;;[$'Base chart'.$AG74])" office:value-type="string" office:string-value="False">
            <text:p>False</text:p>
          </table:table-cell>
          <table:table-cell table:formula="of:=IF(EXACT([$'Base chart'.$AH74];&quot;&quot;);&quot;&quot;;IF(EXACT([.A77];&quot;&quot;);&quot;&quot;;[$'Base chart'.$AH74]))">
            <text:p/>
          </table:table-cell>
          <table:table-cell table:style-name="ce11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7];&quot;&quot;);&quot;&quot;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)" office:value-type="string" office:string-value="&#9;&#9;&lt;record id=&quot;account_account_template_0_133005&quot; model=&quot;account.account.template&quot;&gt;&#13;&#9;&#9;&#9;&lt;field name=&quot;code&quot;&gt;0-133005&lt;/field&gt;&#13;&#9;&#9;&#9;&lt;field name=&quot;name&quot;&gt;0-Dep. ac. de vehículos&lt;/field&gt;&#13;&#9;&#9;&#9;&lt;field name=&quot;shortcut&quot;&gt;0-Veh&lt;/field&gt;&#13;&#9;&#9;&#9;&lt;field name=&quot;parent_id&quot; ref=&quot;account_account_template_0_1330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5" model="account.account.template"&gt;<text:tab/><text:tab/><text:tab/>&lt;field name="code"&gt;0-133005&lt;/field&gt;<text:tab/><text:tab/><text:tab/>&lt;field name="name"&gt;0-Dep. ac. de vehículos&lt;/field&gt;<text:tab/><text:tab/><text:tab/>&lt;field name="shortcut"&gt;0-Veh&lt;/field&gt;<text:tab/><text:tab/><text:tab/>&lt;field name="parent_id" ref="account_account_template_0_1330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5];1);CONCATENATE([.$A$2];&quot;-&quot;;[$'Base chart'.$V75]);&quot;&quot;)" office:value-type="string" office:string-value="0-140000">
            <text:p>0-140000</text:p>
          </table:table-cell>
          <table:table-cell table:formula="of:=IF(EXACT([.A78];&quot;&quot;);&quot;&quot;;CONCATENATE([.$A$2];&quot;-&quot;;[$'Base chart'.$X75]))" office:value-type="string" office:string-value="0-Otros activos">
            <text:p>0-Otros activos</text:p>
          </table:table-cell>
          <table:table-cell table:formula="of:=IF(EXACT([.A78];&quot;&quot;);&quot;&quot;;CONCATENATE([.$A$2];&quot;-&quot;;[$'Base chart'.$AA75]))" office:value-type="string" office:string-value="0-Ot">
            <text:p>0-Ot</text:p>
          </table:table-cell>
          <table:table-cell table:formula="of:=IF(EXACT([$'Base chart'.$AB75];&quot;&quot;);&quot;&quot;;IF(EXACT([.A78];&quot;&quot;);&quot;&quot;;CONCATENATE(&quot;account_account_template_&quot;;[.$A$2];&quot;_&quot;;[$'Base chart'.$AB75])))" office:value-type="string" office:string-value="account_account_template_0_100000">
            <text:p>account_account_template_0_100000</text:p>
          </table:table-cell>
          <table:table-cell table:formula="of:=IF(EXACT([.A78];&quot;&quot;);&quot;&quot;;[$'Base chart'.$AD75])" office:value-type="string" office:string-value="view">
            <text:p>view</text:p>
          </table:table-cell>
          <table:table-cell table:formula="of:=IF(EXACT([$'Base chart'.$AE75];&quot;&quot;);&quot;&quot;;IF(EXACT([.A78];&quot;&quot;);&quot;&quot;;[$'Base chart'.$AE75]))" office:value-type="string" office:string-value="l10n_cr_base.CRC">
            <text:p>l10n_cr_base.CRC</text:p>
          </table:table-cell>
          <table:table-cell table:formula="of:=IF(EXACT([.A78];&quot;&quot;);&quot;&quot;;[$'Base chart'.$AF75])" office:value-type="string" office:string-value="view">
            <text:p>view</text:p>
          </table:table-cell>
          <table:table-cell table:formula="of:=IF(EXACT([.A78];&quot;&quot;);&quot;&quot;;[$'Base chart'.$AG75])" office:value-type="string" office:string-value="False">
            <text:p>False</text:p>
          </table:table-cell>
          <table:table-cell table:formula="of:=IF(EXACT([$'Base chart'.$AH75];&quot;&quot;);&quot;&quot;;IF(EXACT([.A78];&quot;&quot;);&quot;&quot;;[$'Base chart'.$AH75]))">
            <text:p/>
          </table:table-cell>
          <table:table-cell table:style-name="ce11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8];&quot;&quot;);&quot;&quot;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)" office:value-type="string" office:string-value="&#9;&#9;&lt;record id=&quot;account_account_template_0_140000&quot; model=&quot;account.account.template&quot;&gt;&#13;&#9;&#9;&#9;&lt;field name=&quot;code&quot;&gt;0-140000&lt;/field&gt;&#13;&#9;&#9;&#9;&lt;field name=&quot;name&quot;&gt;0-Otros activos&lt;/field&gt;&#13;&#9;&#9;&#9;&lt;field name=&quot;shortcut&quot;&gt;0-Ot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0000" model="account.account.template"&gt;<text:tab/><text:tab/><text:tab/>&lt;field name="code"&gt;0-140000&lt;/field&gt;<text:tab/><text:tab/><text:tab/>&lt;field name="name"&gt;0-Otros activos&lt;/field&gt;<text:tab/><text:tab/><text:tab/>&lt;field name="shortcut"&gt;0-Ot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6];1);CONCATENATE([.$A$2];&quot;-&quot;;[$'Base chart'.$V76]);&quot;&quot;)" office:value-type="string" office:string-value="0-141000">
            <text:p>0-141000</text:p>
          </table:table-cell>
          <table:table-cell table:formula="of:=IF(EXACT([.A79];&quot;&quot;);&quot;&quot;;CONCATENATE([.$A$2];&quot;-&quot;;[$'Base chart'.$X76]))" office:value-type="string" office:string-value="0-Gastos pagados por anticipado">
            <text:p>0-Gastos pagados por anticipado</text:p>
          </table:table-cell>
          <table:table-cell table:formula="of:=IF(EXACT([.A79];&quot;&quot;);&quot;&quot;;CONCATENATE([.$A$2];&quot;-&quot;;[$'Base chart'.$AA76]))" office:value-type="string" office:string-value="0-Gas-Ant">
            <text:p>0-Gas-Ant</text:p>
          </table:table-cell>
          <table:table-cell table:formula="of:=IF(EXACT([$'Base chart'.$AB76];&quot;&quot;);&quot;&quot;;IF(EXACT([.A79];&quot;&quot;);&quot;&quot;;CONCATENATE(&quot;account_account_template_&quot;;[.$A$2];&quot;_&quot;;[$'Base chart'.$AB76])))" office:value-type="string" office:string-value="account_account_template_0_140000">
            <text:p>account_account_template_0_140000</text:p>
          </table:table-cell>
          <table:table-cell table:formula="of:=IF(EXACT([.A79];&quot;&quot;);&quot;&quot;;[$'Base chart'.$AD76])" office:value-type="string" office:string-value="view">
            <text:p>view</text:p>
          </table:table-cell>
          <table:table-cell table:formula="of:=IF(EXACT([$'Base chart'.$AE76];&quot;&quot;);&quot;&quot;;IF(EXACT([.A79];&quot;&quot;);&quot;&quot;;[$'Base chart'.$AE76]))" office:value-type="string" office:string-value="l10n_cr_base.CRC">
            <text:p>l10n_cr_base.CRC</text:p>
          </table:table-cell>
          <table:table-cell table:formula="of:=IF(EXACT([.A79];&quot;&quot;);&quot;&quot;;[$'Base chart'.$AF76])" office:value-type="string" office:string-value="view">
            <text:p>view</text:p>
          </table:table-cell>
          <table:table-cell table:formula="of:=IF(EXACT([.A79];&quot;&quot;);&quot;&quot;;[$'Base chart'.$AG76])" office:value-type="string" office:string-value="False">
            <text:p>False</text:p>
          </table:table-cell>
          <table:table-cell table:formula="of:=IF(EXACT([$'Base chart'.$AH76];&quot;&quot;);&quot;&quot;;IF(EXACT([.A79];&quot;&quot;);&quot;&quot;;[$'Base chart'.$AH76]))">
            <text:p/>
          </table:table-cell>
          <table:table-cell table:style-name="ce11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79];&quot;&quot;);&quot;&quot;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)" office:value-type="string" office:string-value="&#9;&#9;&lt;record id=&quot;account_account_template_0_141000&quot; model=&quot;account.account.template&quot;&gt;&#13;&#9;&#9;&#9;&lt;field name=&quot;code&quot;&gt;0-141000&lt;/field&gt;&#13;&#9;&#9;&#9;&lt;field name=&quot;name&quot;&gt;0-Gastos pagados por anticipado&lt;/field&gt;&#13;&#9;&#9;&#9;&lt;field name=&quot;shortcut&quot;&gt;0-Gas-Ant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1000" model="account.account.template"&gt;<text:tab/><text:tab/><text:tab/>&lt;field name="code"&gt;0-141000&lt;/field&gt;<text:tab/><text:tab/><text:tab/>&lt;field name="name"&gt;0-Gastos pagados por anticipado&lt;/field&gt;<text:tab/><text:tab/><text:tab/>&lt;field name="shortcut"&gt;0-Gas-Ant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7];1);CONCATENATE([.$A$2];&quot;-&quot;;[$'Base chart'.$V77]);&quot;&quot;)" office:value-type="string" office:string-value="0-141001">
            <text:p>0-141001</text:p>
          </table:table-cell>
          <table:table-cell table:formula="of:=IF(EXACT([.A80];&quot;&quot;);&quot;&quot;;CONCATENATE([.$A$2];&quot;-&quot;;[$'Base chart'.$X77]))" office:value-type="string" office:string-value="0-Pólizas de seguros prepagadas">
            <text:p>0-Pólizas de seguros prepagadas</text:p>
          </table:table-cell>
          <table:table-cell table:formula="of:=IF(EXACT([.A80];&quot;&quot;);&quot;&quot;;CONCATENATE([.$A$2];&quot;-&quot;;[$'Base chart'.$AA77]))" office:value-type="string" office:string-value="0-Pol">
            <text:p>0-Pol</text:p>
          </table:table-cell>
          <table:table-cell table:formula="of:=IF(EXACT([$'Base chart'.$AB77];&quot;&quot;);&quot;&quot;;IF(EXACT([.A80];&quot;&quot;);&quot;&quot;;CONCATENATE(&quot;account_account_template_&quot;;[.$A$2];&quot;_&quot;;[$'Base chart'.$AB77])))" office:value-type="string" office:string-value="account_account_template_0_141000">
            <text:p>account_account_template_0_141000</text:p>
          </table:table-cell>
          <table:table-cell table:formula="of:=IF(EXACT([.A80];&quot;&quot;);&quot;&quot;;[$'Base chart'.$AD77])" office:value-type="string" office:string-value="receivable">
            <text:p>receivable</text:p>
          </table:table-cell>
          <table:table-cell table:formula="of:=IF(EXACT([$'Base chart'.$AE77];&quot;&quot;);&quot;&quot;;IF(EXACT([.A80];&quot;&quot;);&quot;&quot;;[$'Base chart'.$AE77]))" office:value-type="string" office:string-value="l10n_cr_base.CRC">
            <text:p>l10n_cr_base.CRC</text:p>
          </table:table-cell>
          <table:table-cell table:formula="of:=IF(EXACT([.A80];&quot;&quot;);&quot;&quot;;[$'Base chart'.$AF77])" office:value-type="string" office:string-value="receivable">
            <text:p>receivable</text:p>
          </table:table-cell>
          <table:table-cell table:formula="of:=IF(EXACT([.A80];&quot;&quot;);&quot;&quot;;[$'Base chart'.$AG77])" office:value-type="string" office:string-value="True">
            <text:p>True</text:p>
          </table:table-cell>
          <table:table-cell table:formula="of:=IF(EXACT([$'Base chart'.$AH77];&quot;&quot;);&quot;&quot;;IF(EXACT([.A80];&quot;&quot;);&quot;&quot;;[$'Base chart'.$AH77]))">
            <text:p/>
          </table:table-cell>
          <table:table-cell table:style-name="ce11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0];&quot;&quot;);&quot;&quot;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)" office:value-type="string" office:string-value="&#9;&#9;&lt;record id=&quot;account_account_template_0_141001&quot; model=&quot;account.account.template&quot;&gt;&#13;&#9;&#9;&#9;&lt;field name=&quot;code&quot;&gt;0-141001&lt;/field&gt;&#13;&#9;&#9;&#9;&lt;field name=&quot;name&quot;&gt;0-Pólizas de seguros prepagadas&lt;/field&gt;&#13;&#9;&#9;&#9;&lt;field name=&quot;shortcut&quot;&gt;0-Pol&lt;/field&gt;&#13;&#9;&#9;&#9;&lt;field name=&quot;parent_id&quot; ref=&quot;account_account_template_0_141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1001" model="account.account.template"&gt;<text:tab/><text:tab/><text:tab/>&lt;field name="code"&gt;0-141001&lt;/field&gt;<text:tab/><text:tab/><text:tab/>&lt;field name="name"&gt;0-Pólizas de seguros prepagadas&lt;/field&gt;<text:tab/><text:tab/><text:tab/>&lt;field name="shortcut"&gt;0-Pol&lt;/field&gt;<text:tab/><text:tab/><text:tab/>&lt;field name="parent_id" ref="account_account_template_0_141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8];1);CONCATENATE([.$A$2];&quot;-&quot;;[$'Base chart'.$V78]);&quot;&quot;)" office:value-type="string" office:string-value="0-142000">
            <text:p>0-142000</text:p>
          </table:table-cell>
          <table:table-cell table:formula="of:=IF(EXACT([.A81];&quot;&quot;);&quot;&quot;;CONCATENATE([.$A$2];&quot;-&quot;;[$'Base chart'.$X78]))" office:value-type="string" office:string-value="0-Depósitos de garantía">
            <text:p>0-Depósitos de garantía</text:p>
          </table:table-cell>
          <table:table-cell table:formula="of:=IF(EXACT([.A81];&quot;&quot;);&quot;&quot;;CONCATENATE([.$A$2];&quot;-&quot;;[$'Base chart'.$AA78]))" office:value-type="string" office:string-value="0-Dep">
            <text:p>0-Dep</text:p>
          </table:table-cell>
          <table:table-cell table:formula="of:=IF(EXACT([$'Base chart'.$AB78];&quot;&quot;);&quot;&quot;;IF(EXACT([.A81];&quot;&quot;);&quot;&quot;;CONCATENATE(&quot;account_account_template_&quot;;[.$A$2];&quot;_&quot;;[$'Base chart'.$AB78])))" office:value-type="string" office:string-value="account_account_template_0_140000">
            <text:p>account_account_template_0_140000</text:p>
          </table:table-cell>
          <table:table-cell table:formula="of:=IF(EXACT([.A81];&quot;&quot;);&quot;&quot;;[$'Base chart'.$AD78])" office:value-type="string" office:string-value="view">
            <text:p>view</text:p>
          </table:table-cell>
          <table:table-cell table:formula="of:=IF(EXACT([$'Base chart'.$AE78];&quot;&quot;);&quot;&quot;;IF(EXACT([.A81];&quot;&quot;);&quot;&quot;;[$'Base chart'.$AE78]))" office:value-type="string" office:string-value="l10n_cr_base.CRC">
            <text:p>l10n_cr_base.CRC</text:p>
          </table:table-cell>
          <table:table-cell table:formula="of:=IF(EXACT([.A81];&quot;&quot;);&quot;&quot;;[$'Base chart'.$AF78])" office:value-type="string" office:string-value="view">
            <text:p>view</text:p>
          </table:table-cell>
          <table:table-cell table:formula="of:=IF(EXACT([.A81];&quot;&quot;);&quot;&quot;;[$'Base chart'.$AG78])" office:value-type="string" office:string-value="False">
            <text:p>False</text:p>
          </table:table-cell>
          <table:table-cell table:formula="of:=IF(EXACT([$'Base chart'.$AH78];&quot;&quot;);&quot;&quot;;IF(EXACT([.A81];&quot;&quot;);&quot;&quot;;[$'Base chart'.$AH78]))">
            <text:p/>
          </table:table-cell>
          <table:table-cell table:style-name="ce11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1];&quot;&quot;);&quot;&quot;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)" office:value-type="string" office:string-value="&#9;&#9;&lt;record id=&quot;account_account_template_0_142000&quot; model=&quot;account.account.template&quot;&gt;&#13;&#9;&#9;&#9;&lt;field name=&quot;code&quot;&gt;0-142000&lt;/field&gt;&#13;&#9;&#9;&#9;&lt;field name=&quot;name&quot;&gt;0-Depósitos de garantía&lt;/field&gt;&#13;&#9;&#9;&#9;&lt;field name=&quot;shortcut&quot;&gt;0-Dep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2000" model="account.account.template"&gt;<text:tab/><text:tab/><text:tab/>&lt;field name="code"&gt;0-142000&lt;/field&gt;<text:tab/><text:tab/><text:tab/>&lt;field name="name"&gt;0-Depósitos de garantía&lt;/field&gt;<text:tab/><text:tab/><text:tab/>&lt;field name="shortcut"&gt;0-Dep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79];1);CONCATENATE([.$A$2];&quot;-&quot;;[$'Base chart'.$V79]);&quot;&quot;)" office:value-type="string" office:string-value="0-142001">
            <text:p>0-142001</text:p>
          </table:table-cell>
          <table:table-cell table:formula="of:=IF(EXACT([.A82];&quot;&quot;);&quot;&quot;;CONCATENATE([.$A$2];&quot;-&quot;;[$'Base chart'.$X79]))" office:value-type="string" office:string-value="0-Depósitos sobre derechos telefónicos">
            <text:p>0-Depósitos sobre derechos telefónicos</text:p>
          </table:table-cell>
          <table:table-cell table:formula="of:=IF(EXACT([.A82];&quot;&quot;);&quot;&quot;;CONCATENATE([.$A$2];&quot;-&quot;;[$'Base chart'.$AA79]))" office:value-type="string" office:string-value="0-Tel">
            <text:p>0-Tel</text:p>
          </table:table-cell>
          <table:table-cell table:formula="of:=IF(EXACT([$'Base chart'.$AB79];&quot;&quot;);&quot;&quot;;IF(EXACT([.A82];&quot;&quot;);&quot;&quot;;CONCATENATE(&quot;account_account_template_&quot;;[.$A$2];&quot;_&quot;;[$'Base chart'.$AB79])))" office:value-type="string" office:string-value="account_account_template_0_142000">
            <text:p>account_account_template_0_142000</text:p>
          </table:table-cell>
          <table:table-cell table:formula="of:=IF(EXACT([.A82];&quot;&quot;);&quot;&quot;;[$'Base chart'.$AD79])" office:value-type="string" office:string-value="receivable">
            <text:p>receivable</text:p>
          </table:table-cell>
          <table:table-cell table:formula="of:=IF(EXACT([$'Base chart'.$AE79];&quot;&quot;);&quot;&quot;;IF(EXACT([.A82];&quot;&quot;);&quot;&quot;;[$'Base chart'.$AE79]))" office:value-type="string" office:string-value="l10n_cr_base.CRC">
            <text:p>l10n_cr_base.CRC</text:p>
          </table:table-cell>
          <table:table-cell table:formula="of:=IF(EXACT([.A82];&quot;&quot;);&quot;&quot;;[$'Base chart'.$AF79])" office:value-type="string" office:string-value="receivable">
            <text:p>receivable</text:p>
          </table:table-cell>
          <table:table-cell table:formula="of:=IF(EXACT([.A82];&quot;&quot;);&quot;&quot;;[$'Base chart'.$AG79])" office:value-type="string" office:string-value="True">
            <text:p>True</text:p>
          </table:table-cell>
          <table:table-cell table:formula="of:=IF(EXACT([$'Base chart'.$AH79];&quot;&quot;);&quot;&quot;;IF(EXACT([.A82];&quot;&quot;);&quot;&quot;;[$'Base chart'.$AH79]))">
            <text:p/>
          </table:table-cell>
          <table:table-cell table:style-name="ce11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2];&quot;&quot;);&quot;&quot;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)" office:value-type="string" office:string-value="&#9;&#9;&lt;record id=&quot;account_account_template_0_142001&quot; model=&quot;account.account.template&quot;&gt;&#13;&#9;&#9;&#9;&lt;field name=&quot;code&quot;&gt;0-142001&lt;/field&gt;&#13;&#9;&#9;&#9;&lt;field name=&quot;name&quot;&gt;0-Depósitos sobre derechos telefónicos&lt;/field&gt;&#13;&#9;&#9;&#9;&lt;field name=&quot;shortcut&quot;&gt;0-Tel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1" model="account.account.template"&gt;<text:tab/><text:tab/><text:tab/>&lt;field name="code"&gt;0-142001&lt;/field&gt;<text:tab/><text:tab/><text:tab/>&lt;field name="name"&gt;0-Depósitos sobre derechos telefónicos&lt;/field&gt;<text:tab/><text:tab/><text:tab/>&lt;field name="shortcut"&gt;0-Tel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0];1);CONCATENATE([.$A$2];&quot;-&quot;;[$'Base chart'.$V80]);&quot;&quot;)" office:value-type="string" office:string-value="0-142002">
            <text:p>0-142002</text:p>
          </table:table-cell>
          <table:table-cell table:formula="of:=IF(EXACT([.A83];&quot;&quot;);&quot;&quot;;CONCATENATE([.$A$2];&quot;-&quot;;[$'Base chart'.$X80]))" office:value-type="string" office:string-value="0-Depósitos sobre conexiones de Internet">
            <text:p>0-Depósitos sobre conexiones de Internet</text:p>
          </table:table-cell>
          <table:table-cell table:formula="of:=IF(EXACT([.A83];&quot;&quot;);&quot;&quot;;CONCATENATE([.$A$2];&quot;-&quot;;[$'Base chart'.$AA80]))" office:value-type="string" office:string-value="0-Int">
            <text:p>0-Int</text:p>
          </table:table-cell>
          <table:table-cell table:formula="of:=IF(EXACT([$'Base chart'.$AB80];&quot;&quot;);&quot;&quot;;IF(EXACT([.A83];&quot;&quot;);&quot;&quot;;CONCATENATE(&quot;account_account_template_&quot;;[.$A$2];&quot;_&quot;;[$'Base chart'.$AB80])))" office:value-type="string" office:string-value="account_account_template_0_142000">
            <text:p>account_account_template_0_142000</text:p>
          </table:table-cell>
          <table:table-cell table:formula="of:=IF(EXACT([.A83];&quot;&quot;);&quot;&quot;;[$'Base chart'.$AD80])" office:value-type="string" office:string-value="receivable">
            <text:p>receivable</text:p>
          </table:table-cell>
          <table:table-cell table:formula="of:=IF(EXACT([$'Base chart'.$AE80];&quot;&quot;);&quot;&quot;;IF(EXACT([.A83];&quot;&quot;);&quot;&quot;;[$'Base chart'.$AE80]))" office:value-type="string" office:string-value="l10n_cr_base.CRC">
            <text:p>l10n_cr_base.CRC</text:p>
          </table:table-cell>
          <table:table-cell table:formula="of:=IF(EXACT([.A83];&quot;&quot;);&quot;&quot;;[$'Base chart'.$AF80])" office:value-type="string" office:string-value="receivable">
            <text:p>receivable</text:p>
          </table:table-cell>
          <table:table-cell table:formula="of:=IF(EXACT([.A83];&quot;&quot;);&quot;&quot;;[$'Base chart'.$AG80])" office:value-type="string" office:string-value="True">
            <text:p>True</text:p>
          </table:table-cell>
          <table:table-cell table:formula="of:=IF(EXACT([$'Base chart'.$AH80];&quot;&quot;);&quot;&quot;;IF(EXACT([.A83];&quot;&quot;);&quot;&quot;;[$'Base chart'.$AH80]))">
            <text:p/>
          </table:table-cell>
          <table:table-cell table:style-name="ce11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3];&quot;&quot;);&quot;&quot;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)" office:value-type="string" office:string-value="&#9;&#9;&lt;record id=&quot;account_account_template_0_142002&quot; model=&quot;account.account.template&quot;&gt;&#13;&#9;&#9;&#9;&lt;field name=&quot;code&quot;&gt;0-142002&lt;/field&gt;&#13;&#9;&#9;&#9;&lt;field name=&quot;name&quot;&gt;0-Depósitos sobre conexiones de Internet&lt;/field&gt;&#13;&#9;&#9;&#9;&lt;field name=&quot;shortcut&quot;&gt;0-Int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2" model="account.account.template"&gt;<text:tab/><text:tab/><text:tab/>&lt;field name="code"&gt;0-142002&lt;/field&gt;<text:tab/><text:tab/><text:tab/>&lt;field name="name"&gt;0-Depósitos sobre conexiones de Internet&lt;/field&gt;<text:tab/><text:tab/><text:tab/>&lt;field name="shortcut"&gt;0-Int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1];1);CONCATENATE([.$A$2];&quot;-&quot;;[$'Base chart'.$V81]);&quot;&quot;)" office:value-type="string" office:string-value="0-142003">
            <text:p>0-142003</text:p>
          </table:table-cell>
          <table:table-cell table:formula="of:=IF(EXACT([.A84];&quot;&quot;);&quot;&quot;;CONCATENATE([.$A$2];&quot;-&quot;;[$'Base chart'.$X81]))" office:value-type="string" office:string-value="0-Depósitos sobre locales en alquiler">
            <text:p>0-Depósitos sobre locales en alquiler</text:p>
          </table:table-cell>
          <table:table-cell table:formula="of:=IF(EXACT([.A84];&quot;&quot;);&quot;&quot;;CONCATENATE([.$A$2];&quot;-&quot;;[$'Base chart'.$AA81]))" office:value-type="string" office:string-value="0-Alq.">
            <text:p>0-Alq.</text:p>
          </table:table-cell>
          <table:table-cell table:formula="of:=IF(EXACT([$'Base chart'.$AB81];&quot;&quot;);&quot;&quot;;IF(EXACT([.A84];&quot;&quot;);&quot;&quot;;CONCATENATE(&quot;account_account_template_&quot;;[.$A$2];&quot;_&quot;;[$'Base chart'.$AB81])))" office:value-type="string" office:string-value="account_account_template_0_142000">
            <text:p>account_account_template_0_142000</text:p>
          </table:table-cell>
          <table:table-cell table:formula="of:=IF(EXACT([.A84];&quot;&quot;);&quot;&quot;;[$'Base chart'.$AD81])" office:value-type="string" office:string-value="receivable">
            <text:p>receivable</text:p>
          </table:table-cell>
          <table:table-cell table:formula="of:=IF(EXACT([$'Base chart'.$AE81];&quot;&quot;);&quot;&quot;;IF(EXACT([.A84];&quot;&quot;);&quot;&quot;;[$'Base chart'.$AE81]))" office:value-type="string" office:string-value="l10n_cr_base.CRC">
            <text:p>l10n_cr_base.CRC</text:p>
          </table:table-cell>
          <table:table-cell table:formula="of:=IF(EXACT([.A84];&quot;&quot;);&quot;&quot;;[$'Base chart'.$AF81])" office:value-type="string" office:string-value="receivable">
            <text:p>receivable</text:p>
          </table:table-cell>
          <table:table-cell table:formula="of:=IF(EXACT([.A84];&quot;&quot;);&quot;&quot;;[$'Base chart'.$AG81])" office:value-type="string" office:string-value="True">
            <text:p>True</text:p>
          </table:table-cell>
          <table:table-cell table:formula="of:=IF(EXACT([$'Base chart'.$AH81];&quot;&quot;);&quot;&quot;;IF(EXACT([.A84];&quot;&quot;);&quot;&quot;;[$'Base chart'.$AH81]))">
            <text:p/>
          </table:table-cell>
          <table:table-cell table:style-name="ce11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4];&quot;&quot;);&quot;&quot;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)" office:value-type="string" office:string-value="&#9;&#9;&lt;record id=&quot;account_account_template_0_142003&quot; model=&quot;account.account.template&quot;&gt;&#13;&#9;&#9;&#9;&lt;field name=&quot;code&quot;&gt;0-142003&lt;/field&gt;&#13;&#9;&#9;&#9;&lt;field name=&quot;name&quot;&gt;0-Depósitos sobre locales en alquiler&lt;/field&gt;&#13;&#9;&#9;&#9;&lt;field name=&quot;shortcut&quot;&gt;0-Alq.&lt;/field&gt;&#13;&#9;&#9;&#9;&lt;field name=&quot;parent_id&quot; ref=&quot;account_account_template_0_14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3" model="account.account.template"&gt;<text:tab/><text:tab/><text:tab/>&lt;field name="code"&gt;0-142003&lt;/field&gt;<text:tab/><text:tab/><text:tab/>&lt;field name="name"&gt;0-Depósitos sobre locales en alquiler&lt;/field&gt;<text:tab/><text:tab/><text:tab/>&lt;field name="shortcut"&gt;0-Alq.&lt;/field&gt;<text:tab/><text:tab/><text:tab/>&lt;field name="parent_id" ref="account_account_template_0_14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2];1);CONCATENATE([.$A$2];&quot;-&quot;;[$'Base chart'.$V82]);&quot;&quot;)" office:value-type="string" office:string-value="0-200000">
            <text:p>0-200000</text:p>
          </table:table-cell>
          <table:table-cell table:formula="of:=IF(EXACT([.A85];&quot;&quot;);&quot;&quot;;CONCATENATE([.$A$2];&quot;-&quot;;[$'Base chart'.$X82]))" office:value-type="string" office:string-value="0-Pasivo">
            <text:p>0-Pasivo</text:p>
          </table:table-cell>
          <table:table-cell table:formula="of:=IF(EXACT([.A85];&quot;&quot;);&quot;&quot;;CONCATENATE([.$A$2];&quot;-&quot;;[$'Base chart'.$AA82]))" office:value-type="string" office:string-value="0-Pa">
            <text:p>0-Pa</text:p>
          </table:table-cell>
          <table:table-cell table:formula="of:=IF(EXACT([$'Base chart'.$AB82];&quot;&quot;);&quot;&quot;;IF(EXACT([.A85];&quot;&quot;);&quot;&quot;;CONCATENATE(&quot;account_account_template_&quot;;[.$A$2];&quot;_&quot;;[$'Base chart'.$AB82])))" office:value-type="string" office:string-value="account_account_template_0_000000">
            <text:p>account_account_template_0_000000</text:p>
          </table:table-cell>
          <table:table-cell table:formula="of:=IF(EXACT([.A85];&quot;&quot;);&quot;&quot;;[$'Base chart'.$AD82])" office:value-type="string" office:string-value="view">
            <text:p>view</text:p>
          </table:table-cell>
          <table:table-cell table:formula="of:=IF(EXACT([$'Base chart'.$AE82];&quot;&quot;);&quot;&quot;;IF(EXACT([.A85];&quot;&quot;);&quot;&quot;;[$'Base chart'.$AE82]))" office:value-type="string" office:string-value="l10n_cr_base.CRC">
            <text:p>l10n_cr_base.CRC</text:p>
          </table:table-cell>
          <table:table-cell table:formula="of:=IF(EXACT([.A85];&quot;&quot;);&quot;&quot;;[$'Base chart'.$AF82])" office:value-type="string" office:string-value="view">
            <text:p>view</text:p>
          </table:table-cell>
          <table:table-cell table:formula="of:=IF(EXACT([.A85];&quot;&quot;);&quot;&quot;;[$'Base chart'.$AG82])" office:value-type="string" office:string-value="False">
            <text:p>False</text:p>
          </table:table-cell>
          <table:table-cell table:formula="of:=IF(EXACT([$'Base chart'.$AH82];&quot;&quot;);&quot;&quot;;IF(EXACT([.A85];&quot;&quot;);&quot;&quot;;[$'Base chart'.$AH82]))">
            <text:p/>
          </table:table-cell>
          <table:table-cell table:style-name="ce11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5];&quot;&quot;);&quot;&quot;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)" office:value-type="string" office:string-value="&#9;&#9;&lt;record id=&quot;account_account_template_0_200000&quot; model=&quot;account.account.template&quot;&gt;&#13;&#9;&#9;&#9;&lt;field name=&quot;code&quot;&gt;0-200000&lt;/field&gt;&#13;&#9;&#9;&#9;&lt;field name=&quot;name&quot;&gt;0-Pasiv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00000" model="account.account.template"&gt;<text:tab/><text:tab/><text:tab/>&lt;field name="code"&gt;0-200000&lt;/field&gt;<text:tab/><text:tab/><text:tab/>&lt;field name="name"&gt;0-Pasiv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3];1);CONCATENATE([.$A$2];&quot;-&quot;;[$'Base chart'.$V83]);&quot;&quot;)" office:value-type="string" office:string-value="0-210000">
            <text:p>0-210000</text:p>
          </table:table-cell>
          <table:table-cell table:formula="of:=IF(EXACT([.A86];&quot;&quot;);&quot;&quot;;CONCATENATE([.$A$2];&quot;-&quot;;[$'Base chart'.$X83]))" office:value-type="string" office:string-value="0-Pasivo circulante">
            <text:p>0-Pasivo circulante</text:p>
          </table:table-cell>
          <table:table-cell table:formula="of:=IF(EXACT([.A86];&quot;&quot;);&quot;&quot;;CONCATENATE([.$A$2];&quot;-&quot;;[$'Base chart'.$AA83]))" office:value-type="string" office:string-value="0-Cir">
            <text:p>0-Cir</text:p>
          </table:table-cell>
          <table:table-cell table:formula="of:=IF(EXACT([$'Base chart'.$AB83];&quot;&quot;);&quot;&quot;;IF(EXACT([.A86];&quot;&quot;);&quot;&quot;;CONCATENATE(&quot;account_account_template_&quot;;[.$A$2];&quot;_&quot;;[$'Base chart'.$AB83])))" office:value-type="string" office:string-value="account_account_template_0_200000">
            <text:p>account_account_template_0_200000</text:p>
          </table:table-cell>
          <table:table-cell table:formula="of:=IF(EXACT([.A86];&quot;&quot;);&quot;&quot;;[$'Base chart'.$AD83])" office:value-type="string" office:string-value="view">
            <text:p>view</text:p>
          </table:table-cell>
          <table:table-cell table:formula="of:=IF(EXACT([$'Base chart'.$AE83];&quot;&quot;);&quot;&quot;;IF(EXACT([.A86];&quot;&quot;);&quot;&quot;;[$'Base chart'.$AE83]))" office:value-type="string" office:string-value="l10n_cr_base.CRC">
            <text:p>l10n_cr_base.CRC</text:p>
          </table:table-cell>
          <table:table-cell table:formula="of:=IF(EXACT([.A86];&quot;&quot;);&quot;&quot;;[$'Base chart'.$AF83])" office:value-type="string" office:string-value="view">
            <text:p>view</text:p>
          </table:table-cell>
          <table:table-cell table:formula="of:=IF(EXACT([.A86];&quot;&quot;);&quot;&quot;;[$'Base chart'.$AG83])" office:value-type="string" office:string-value="False">
            <text:p>False</text:p>
          </table:table-cell>
          <table:table-cell table:formula="of:=IF(EXACT([$'Base chart'.$AH83];&quot;&quot;);&quot;&quot;;IF(EXACT([.A86];&quot;&quot;);&quot;&quot;;[$'Base chart'.$AH83]))">
            <text:p/>
          </table:table-cell>
          <table:table-cell table:style-name="ce11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6];&quot;&quot;);&quot;&quot;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)" office:value-type="string" office:string-value="&#9;&#9;&lt;record id=&quot;account_account_template_0_210000&quot; model=&quot;account.account.template&quot;&gt;&#13;&#9;&#9;&#9;&lt;field name=&quot;code&quot;&gt;0-210000&lt;/field&gt;&#13;&#9;&#9;&#9;&lt;field name=&quot;name&quot;&gt;0-Pasivo circulante&lt;/field&gt;&#13;&#9;&#9;&#9;&lt;field name=&quot;shortcut&quot;&gt;0-Cir&lt;/field&gt;&#13;&#9;&#9;&#9;&lt;field name=&quot;parent_id&quot; ref=&quot;account_account_template_0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0000" model="account.account.template"&gt;<text:tab/><text:tab/><text:tab/>&lt;field name="code"&gt;0-210000&lt;/field&gt;<text:tab/><text:tab/><text:tab/>&lt;field name="name"&gt;0-Pasivo circulante&lt;/field&gt;<text:tab/><text:tab/><text:tab/>&lt;field name="shortcut"&gt;0-Cir&lt;/field&gt;<text:tab/><text:tab/><text:tab/>&lt;field name="parent_id" ref="account_account_template_0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4];1);CONCATENATE([.$A$2];&quot;-&quot;;[$'Base chart'.$V84]);&quot;&quot;)" office:value-type="string" office:string-value="0-211000">
            <text:p>0-211000</text:p>
          </table:table-cell>
          <table:table-cell table:formula="of:=IF(EXACT([.A87];&quot;&quot;);&quot;&quot;;CONCATENATE([.$A$2];&quot;-&quot;;[$'Base chart'.$X84]))" office:value-type="string" office:string-value="0-Cuentas por pagar">
            <text:p>0-Cuentas por pagar</text:p>
          </table:table-cell>
          <table:table-cell table:formula="of:=IF(EXACT([.A87];&quot;&quot;);&quot;&quot;;CONCATENATE([.$A$2];&quot;-&quot;;[$'Base chart'.$AA84]))" office:value-type="string" office:string-value="0-CxP">
            <text:p>0-CxP</text:p>
          </table:table-cell>
          <table:table-cell table:formula="of:=IF(EXACT([$'Base chart'.$AB84];&quot;&quot;);&quot;&quot;;IF(EXACT([.A87];&quot;&quot;);&quot;&quot;;CONCATENATE(&quot;account_account_template_&quot;;[.$A$2];&quot;_&quot;;[$'Base chart'.$AB84])))" office:value-type="string" office:string-value="account_account_template_0_210000">
            <text:p>account_account_template_0_210000</text:p>
          </table:table-cell>
          <table:table-cell table:formula="of:=IF(EXACT([.A87];&quot;&quot;);&quot;&quot;;[$'Base chart'.$AD84])" office:value-type="string" office:string-value="view">
            <text:p>view</text:p>
          </table:table-cell>
          <table:table-cell table:formula="of:=IF(EXACT([$'Base chart'.$AE84];&quot;&quot;);&quot;&quot;;IF(EXACT([.A87];&quot;&quot;);&quot;&quot;;[$'Base chart'.$AE84]))" office:value-type="string" office:string-value="l10n_cr_base.CRC">
            <text:p>l10n_cr_base.CRC</text:p>
          </table:table-cell>
          <table:table-cell table:formula="of:=IF(EXACT([.A87];&quot;&quot;);&quot;&quot;;[$'Base chart'.$AF84])" office:value-type="string" office:string-value="view">
            <text:p>view</text:p>
          </table:table-cell>
          <table:table-cell table:formula="of:=IF(EXACT([.A87];&quot;&quot;);&quot;&quot;;[$'Base chart'.$AG84])" office:value-type="string" office:string-value="False">
            <text:p>False</text:p>
          </table:table-cell>
          <table:table-cell table:formula="of:=IF(EXACT([$'Base chart'.$AH84];&quot;&quot;);&quot;&quot;;IF(EXACT([.A87];&quot;&quot;);&quot;&quot;;[$'Base chart'.$AH84]))">
            <text:p/>
          </table:table-cell>
          <table:table-cell table:style-name="ce11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7];&quot;&quot;);&quot;&quot;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)" office:value-type="string" office:string-value="&#9;&#9;&lt;record id=&quot;account_account_template_0_211000&quot; model=&quot;account.account.template&quot;&gt;&#13;&#9;&#9;&#9;&lt;field name=&quot;code&quot;&gt;0-211000&lt;/field&gt;&#13;&#9;&#9;&#9;&lt;field name=&quot;name&quot;&gt;0-Cuentas por pagar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1000" model="account.account.template"&gt;<text:tab/><text:tab/><text:tab/>&lt;field name="code"&gt;0-211000&lt;/field&gt;<text:tab/><text:tab/><text:tab/>&lt;field name="name"&gt;0-Cuentas por pagar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5];1);CONCATENATE([.$A$2];&quot;-&quot;;[$'Base chart'.$V85]);&quot;&quot;)" office:value-type="string" office:string-value="0-211001">
            <text:p>0-211001</text:p>
          </table:table-cell>
          <table:table-cell table:formula="of:=IF(EXACT([.A88];&quot;&quot;);&quot;&quot;;CONCATENATE([.$A$2];&quot;-&quot;;[$'Base chart'.$X85]))" office:value-type="string" office:string-value="0-Cuentas por pagar a proveedores">
            <text:p>0-Cuentas por pagar a proveedores</text:p>
          </table:table-cell>
          <table:table-cell table:formula="of:=IF(EXACT([.A88];&quot;&quot;);&quot;&quot;;CONCATENATE([.$A$2];&quot;-&quot;;[$'Base chart'.$AA85]))" office:value-type="string" office:string-value="0-Prove">
            <text:p>0-Prove</text:p>
          </table:table-cell>
          <table:table-cell table:formula="of:=IF(EXACT([$'Base chart'.$AB85];&quot;&quot;);&quot;&quot;;IF(EXACT([.A88];&quot;&quot;);&quot;&quot;;CONCATENATE(&quot;account_account_template_&quot;;[.$A$2];&quot;_&quot;;[$'Base chart'.$AB85])))" office:value-type="string" office:string-value="account_account_template_0_211000">
            <text:p>account_account_template_0_211000</text:p>
          </table:table-cell>
          <table:table-cell table:formula="of:=IF(EXACT([.A88];&quot;&quot;);&quot;&quot;;[$'Base chart'.$AD85])" office:value-type="string" office:string-value="payable">
            <text:p>payable</text:p>
          </table:table-cell>
          <table:table-cell table:formula="of:=IF(EXACT([$'Base chart'.$AE85];&quot;&quot;);&quot;&quot;;IF(EXACT([.A88];&quot;&quot;);&quot;&quot;;[$'Base chart'.$AE85]))" office:value-type="string" office:string-value="l10n_cr_base.CRC">
            <text:p>l10n_cr_base.CRC</text:p>
          </table:table-cell>
          <table:table-cell table:formula="of:=IF(EXACT([.A88];&quot;&quot;);&quot;&quot;;[$'Base chart'.$AF85])" office:value-type="string" office:string-value="payable">
            <text:p>payable</text:p>
          </table:table-cell>
          <table:table-cell table:formula="of:=IF(EXACT([.A88];&quot;&quot;);&quot;&quot;;[$'Base chart'.$AG85])" office:value-type="string" office:string-value="True">
            <text:p>True</text:p>
          </table:table-cell>
          <table:table-cell table:formula="of:=IF(EXACT([$'Base chart'.$AH85];&quot;&quot;);&quot;&quot;;IF(EXACT([.A88];&quot;&quot;);&quot;&quot;;[$'Base chart'.$AH85]))">
            <text:p/>
          </table:table-cell>
          <table:table-cell table:style-name="ce11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8];&quot;&quot;);&quot;&quot;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)" office:value-type="string" office:string-value="&#9;&#9;&lt;record id=&quot;account_account_template_0_211001&quot; model=&quot;account.account.template&quot;&gt;&#13;&#9;&#9;&#9;&lt;field name=&quot;code&quot;&gt;0-211001&lt;/field&gt;&#13;&#9;&#9;&#9;&lt;field name=&quot;name&quot;&gt;0-Cuentas por pagar a proveedores&lt;/field&gt;&#13;&#9;&#9;&#9;&lt;field name=&quot;shortcut&quot;&gt;0-Prove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1" model="account.account.template"&gt;<text:tab/><text:tab/><text:tab/>&lt;field name="code"&gt;0-211001&lt;/field&gt;<text:tab/><text:tab/><text:tab/>&lt;field name="name"&gt;0-Cuentas por pagar a proveedores&lt;/field&gt;<text:tab/><text:tab/><text:tab/>&lt;field name="shortcut"&gt;0-Prove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6];1);CONCATENATE([.$A$2];&quot;-&quot;;[$'Base chart'.$V86]);&quot;&quot;)" office:value-type="string" office:string-value="0-211002">
            <text:p>0-211002</text:p>
          </table:table-cell>
          <table:table-cell table:formula="of:=IF(EXACT([.A89];&quot;&quot;);&quot;&quot;;CONCATENATE([.$A$2];&quot;-&quot;;[$'Base chart'.$X86]))" office:value-type="string" office:string-value="0-Cuentas por pagar a empleados">
            <text:p>0-Cuentas por pagar a empleados</text:p>
          </table:table-cell>
          <table:table-cell table:formula="of:=IF(EXACT([.A89];&quot;&quot;);&quot;&quot;;CONCATENATE([.$A$2];&quot;-&quot;;[$'Base chart'.$AA86]))" office:value-type="string" office:string-value="0-Emp">
            <text:p>0-Emp</text:p>
          </table:table-cell>
          <table:table-cell table:formula="of:=IF(EXACT([$'Base chart'.$AB86];&quot;&quot;);&quot;&quot;;IF(EXACT([.A89];&quot;&quot;);&quot;&quot;;CONCATENATE(&quot;account_account_template_&quot;;[.$A$2];&quot;_&quot;;[$'Base chart'.$AB86])))" office:value-type="string" office:string-value="account_account_template_0_211000">
            <text:p>account_account_template_0_211000</text:p>
          </table:table-cell>
          <table:table-cell table:formula="of:=IF(EXACT([.A89];&quot;&quot;);&quot;&quot;;[$'Base chart'.$AD86])" office:value-type="string" office:string-value="payable">
            <text:p>payable</text:p>
          </table:table-cell>
          <table:table-cell table:formula="of:=IF(EXACT([$'Base chart'.$AE86];&quot;&quot;);&quot;&quot;;IF(EXACT([.A89];&quot;&quot;);&quot;&quot;;[$'Base chart'.$AE86]))" office:value-type="string" office:string-value="l10n_cr_base.CRC">
            <text:p>l10n_cr_base.CRC</text:p>
          </table:table-cell>
          <table:table-cell table:formula="of:=IF(EXACT([.A89];&quot;&quot;);&quot;&quot;;[$'Base chart'.$AF86])" office:value-type="string" office:string-value="payable">
            <text:p>payable</text:p>
          </table:table-cell>
          <table:table-cell table:formula="of:=IF(EXACT([.A89];&quot;&quot;);&quot;&quot;;[$'Base chart'.$AG86])" office:value-type="string" office:string-value="True">
            <text:p>True</text:p>
          </table:table-cell>
          <table:table-cell table:formula="of:=IF(EXACT([$'Base chart'.$AH86];&quot;&quot;);&quot;&quot;;IF(EXACT([.A89];&quot;&quot;);&quot;&quot;;[$'Base chart'.$AH86]))">
            <text:p/>
          </table:table-cell>
          <table:table-cell table:style-name="ce11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89];&quot;&quot;);&quot;&quot;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)" office:value-type="string" office:string-value="&#9;&#9;&lt;record id=&quot;account_account_template_0_211002&quot; model=&quot;account.account.template&quot;&gt;&#13;&#9;&#9;&#9;&lt;field name=&quot;code&quot;&gt;0-211002&lt;/field&gt;&#13;&#9;&#9;&#9;&lt;field name=&quot;name&quot;&gt;0-Cuentas por pagar a empleados&lt;/field&gt;&#13;&#9;&#9;&#9;&lt;field name=&quot;shortcut&quot;&gt;0-Emp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2" model="account.account.template"&gt;<text:tab/><text:tab/><text:tab/>&lt;field name="code"&gt;0-211002&lt;/field&gt;<text:tab/><text:tab/><text:tab/>&lt;field name="name"&gt;0-Cuentas por pagar a empleados&lt;/field&gt;<text:tab/><text:tab/><text:tab/>&lt;field name="shortcut"&gt;0-Emp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7];1);CONCATENATE([.$A$2];&quot;-&quot;;[$'Base chart'.$V87]);&quot;&quot;)" office:value-type="string" office:string-value="0-211003">
            <text:p>0-211003</text:p>
          </table:table-cell>
          <table:table-cell table:formula="of:=IF(EXACT([.A90];&quot;&quot;);&quot;&quot;;CONCATENATE([.$A$2];&quot;-&quot;;[$'Base chart'.$X87]))" office:value-type="string" office:string-value="0-Cuentas por pagar de provisiones">
            <text:p>0-Cuentas por pagar de provisiones</text:p>
          </table:table-cell>
          <table:table-cell table:formula="of:=IF(EXACT([.A90];&quot;&quot;);&quot;&quot;;CONCATENATE([.$A$2];&quot;-&quot;;[$'Base chart'.$AA87]))" office:value-type="string" office:string-value="0-Provi">
            <text:p>0-Provi</text:p>
          </table:table-cell>
          <table:table-cell table:formula="of:=IF(EXACT([$'Base chart'.$AB87];&quot;&quot;);&quot;&quot;;IF(EXACT([.A90];&quot;&quot;);&quot;&quot;;CONCATENATE(&quot;account_account_template_&quot;;[.$A$2];&quot;_&quot;;[$'Base chart'.$AB87])))" office:value-type="string" office:string-value="account_account_template_0_211000">
            <text:p>account_account_template_0_211000</text:p>
          </table:table-cell>
          <table:table-cell table:formula="of:=IF(EXACT([.A90];&quot;&quot;);&quot;&quot;;[$'Base chart'.$AD87])" office:value-type="string" office:string-value="payable">
            <text:p>payable</text:p>
          </table:table-cell>
          <table:table-cell table:formula="of:=IF(EXACT([$'Base chart'.$AE87];&quot;&quot;);&quot;&quot;;IF(EXACT([.A90];&quot;&quot;);&quot;&quot;;[$'Base chart'.$AE87]))" office:value-type="string" office:string-value="l10n_cr_base.CRC">
            <text:p>l10n_cr_base.CRC</text:p>
          </table:table-cell>
          <table:table-cell table:formula="of:=IF(EXACT([.A90];&quot;&quot;);&quot;&quot;;[$'Base chart'.$AF87])" office:value-type="string" office:string-value="payable">
            <text:p>payable</text:p>
          </table:table-cell>
          <table:table-cell table:formula="of:=IF(EXACT([.A90];&quot;&quot;);&quot;&quot;;[$'Base chart'.$AG87])" office:value-type="string" office:string-value="True">
            <text:p>True</text:p>
          </table:table-cell>
          <table:table-cell table:formula="of:=IF(EXACT([$'Base chart'.$AH87];&quot;&quot;);&quot;&quot;;IF(EXACT([.A90];&quot;&quot;);&quot;&quot;;[$'Base chart'.$AH87]))">
            <text:p/>
          </table:table-cell>
          <table:table-cell table:style-name="ce11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0];&quot;&quot;);&quot;&quot;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)" office:value-type="string" office:string-value="&#9;&#9;&lt;record id=&quot;account_account_template_0_211003&quot; model=&quot;account.account.template&quot;&gt;&#13;&#9;&#9;&#9;&lt;field name=&quot;code&quot;&gt;0-211003&lt;/field&gt;&#13;&#9;&#9;&#9;&lt;field name=&quot;name&quot;&gt;0-Cuentas por pagar de provisiones&lt;/field&gt;&#13;&#9;&#9;&#9;&lt;field name=&quot;shortcut&quot;&gt;0-Provi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3" model="account.account.template"&gt;<text:tab/><text:tab/><text:tab/>&lt;field name="code"&gt;0-211003&lt;/field&gt;<text:tab/><text:tab/><text:tab/>&lt;field name="name"&gt;0-Cuentas por pagar de provisiones&lt;/field&gt;<text:tab/><text:tab/><text:tab/>&lt;field name="shortcut"&gt;0-Provi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8];1);CONCATENATE([.$A$2];&quot;-&quot;;[$'Base chart'.$V88]);&quot;&quot;)" office:value-type="string" office:string-value="0-211004">
            <text:p>0-211004</text:p>
          </table:table-cell>
          <table:table-cell table:formula="of:=IF(EXACT([.A91];&quot;&quot;);&quot;&quot;;CONCATENATE([.$A$2];&quot;-&quot;;[$'Base chart'.$X88]))" office:value-type="string" office:string-value="0-Cuentas por pagar a compañías relacionadas">
            <text:p>0-Cuentas por pagar a compañías relacionadas</text:p>
          </table:table-cell>
          <table:table-cell table:formula="of:=IF(EXACT([.A91];&quot;&quot;);&quot;&quot;;CONCATENATE([.$A$2];&quot;-&quot;;[$'Base chart'.$AA88]))" office:value-type="string" office:string-value="0-Rel">
            <text:p>0-Rel</text:p>
          </table:table-cell>
          <table:table-cell table:formula="of:=IF(EXACT([$'Base chart'.$AB88];&quot;&quot;);&quot;&quot;;IF(EXACT([.A91];&quot;&quot;);&quot;&quot;;CONCATENATE(&quot;account_account_template_&quot;;[.$A$2];&quot;_&quot;;[$'Base chart'.$AB88])))" office:value-type="string" office:string-value="account_account_template_0_211000">
            <text:p>account_account_template_0_211000</text:p>
          </table:table-cell>
          <table:table-cell table:formula="of:=IF(EXACT([.A91];&quot;&quot;);&quot;&quot;;[$'Base chart'.$AD88])" office:value-type="string" office:string-value="payable">
            <text:p>payable</text:p>
          </table:table-cell>
          <table:table-cell table:formula="of:=IF(EXACT([$'Base chart'.$AE88];&quot;&quot;);&quot;&quot;;IF(EXACT([.A91];&quot;&quot;);&quot;&quot;;[$'Base chart'.$AE88]))" office:value-type="string" office:string-value="l10n_cr_base.CRC">
            <text:p>l10n_cr_base.CRC</text:p>
          </table:table-cell>
          <table:table-cell table:formula="of:=IF(EXACT([.A91];&quot;&quot;);&quot;&quot;;[$'Base chart'.$AF88])" office:value-type="string" office:string-value="payable">
            <text:p>payable</text:p>
          </table:table-cell>
          <table:table-cell table:formula="of:=IF(EXACT([.A91];&quot;&quot;);&quot;&quot;;[$'Base chart'.$AG88])" office:value-type="string" office:string-value="True">
            <text:p>True</text:p>
          </table:table-cell>
          <table:table-cell table:formula="of:=IF(EXACT([$'Base chart'.$AH88];&quot;&quot;);&quot;&quot;;IF(EXACT([.A91];&quot;&quot;);&quot;&quot;;[$'Base chart'.$AH88]))">
            <text:p/>
          </table:table-cell>
          <table:table-cell table:style-name="ce11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1];&quot;&quot;);&quot;&quot;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)" office:value-type="string" office:string-value="&#9;&#9;&lt;record id=&quot;account_account_template_0_211004&quot; model=&quot;account.account.template&quot;&gt;&#13;&#9;&#9;&#9;&lt;field name=&quot;code&quot;&gt;0-211004&lt;/field&gt;&#13;&#9;&#9;&#9;&lt;field name=&quot;name&quot;&gt;0-Cuentas por pagar a compañías relacionadas&lt;/field&gt;&#13;&#9;&#9;&#9;&lt;field name=&quot;shortcut&quot;&gt;0-Rel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4" model="account.account.template"&gt;<text:tab/><text:tab/><text:tab/>&lt;field name="code"&gt;0-211004&lt;/field&gt;<text:tab/><text:tab/><text:tab/>&lt;field name="name"&gt;0-Cuentas por pagar a compañías relacionadas&lt;/field&gt;<text:tab/><text:tab/><text:tab/>&lt;field name="shortcut"&gt;0-Rel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89];1);CONCATENATE([.$A$2];&quot;-&quot;;[$'Base chart'.$V89]);&quot;&quot;)" office:value-type="string" office:string-value="0-212000">
            <text:p>0-212000</text:p>
          </table:table-cell>
          <table:table-cell table:formula="of:=IF(EXACT([.A92];&quot;&quot;);&quot;&quot;;CONCATENATE([.$A$2];&quot;-&quot;;[$'Base chart'.$X89]))" office:value-type="string" office:string-value="0-Impuestos">
            <text:p>0-Impuestos</text:p>
          </table:table-cell>
          <table:table-cell table:formula="of:=IF(EXACT([.A92];&quot;&quot;);&quot;&quot;;CONCATENATE([.$A$2];&quot;-&quot;;[$'Base chart'.$AA89]))" office:value-type="string" office:string-value="0-CxP">
            <text:p>0-CxP</text:p>
          </table:table-cell>
          <table:table-cell table:formula="of:=IF(EXACT([$'Base chart'.$AB89];&quot;&quot;);&quot;&quot;;IF(EXACT([.A92];&quot;&quot;);&quot;&quot;;CONCATENATE(&quot;account_account_template_&quot;;[.$A$2];&quot;_&quot;;[$'Base chart'.$AB89])))" office:value-type="string" office:string-value="account_account_template_0_210000">
            <text:p>account_account_template_0_210000</text:p>
          </table:table-cell>
          <table:table-cell table:formula="of:=IF(EXACT([.A92];&quot;&quot;);&quot;&quot;;[$'Base chart'.$AD89])" office:value-type="string" office:string-value="view">
            <text:p>view</text:p>
          </table:table-cell>
          <table:table-cell table:formula="of:=IF(EXACT([$'Base chart'.$AE89];&quot;&quot;);&quot;&quot;;IF(EXACT([.A92];&quot;&quot;);&quot;&quot;;[$'Base chart'.$AE89]))" office:value-type="string" office:string-value="l10n_cr_base.CRC">
            <text:p>l10n_cr_base.CRC</text:p>
          </table:table-cell>
          <table:table-cell table:formula="of:=IF(EXACT([.A92];&quot;&quot;);&quot;&quot;;[$'Base chart'.$AF89])" office:value-type="string" office:string-value="view">
            <text:p>view</text:p>
          </table:table-cell>
          <table:table-cell table:formula="of:=IF(EXACT([.A92];&quot;&quot;);&quot;&quot;;[$'Base chart'.$AG89])" office:value-type="string" office:string-value="False">
            <text:p>False</text:p>
          </table:table-cell>
          <table:table-cell table:formula="of:=IF(EXACT([$'Base chart'.$AH89];&quot;&quot;);&quot;&quot;;IF(EXACT([.A92];&quot;&quot;);&quot;&quot;;[$'Base chart'.$AH89]))">
            <text:p/>
          </table:table-cell>
          <table:table-cell table:style-name="ce11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2];&quot;&quot;);&quot;&quot;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)" office:value-type="string" office:string-value="&#9;&#9;&lt;record id=&quot;account_account_template_0_212000&quot; model=&quot;account.account.template&quot;&gt;&#13;&#9;&#9;&#9;&lt;field name=&quot;code&quot;&gt;0-212000&lt;/field&gt;&#13;&#9;&#9;&#9;&lt;field name=&quot;name&quot;&gt;0-Impuestos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000" model="account.account.template"&gt;<text:tab/><text:tab/><text:tab/>&lt;field name="code"&gt;0-212000&lt;/field&gt;<text:tab/><text:tab/><text:tab/>&lt;field name="name"&gt;0-Impuestos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0];1);CONCATENATE([.$A$2];&quot;-&quot;;[$'Base chart'.$V90]);&quot;&quot;)" office:value-type="string" office:string-value="0-212100">
            <text:p>0-212100</text:p>
          </table:table-cell>
          <table:table-cell table:formula="of:=IF(EXACT([.A93];&quot;&quot;);&quot;&quot;;CONCATENATE([.$A$2];&quot;-&quot;;[$'Base chart'.$X90]))" office:value-type="string" office:string-value="0-Impuesto de ventas">
            <text:p>0-Impuesto de ventas</text:p>
          </table:table-cell>
          <table:table-cell table:formula="of:=IF(EXACT([.A93];&quot;&quot;);&quot;&quot;;CONCATENATE([.$A$2];&quot;-&quot;;[$'Base chart'.$AA90]))" office:value-type="string" office:string-value="0-IV">
            <text:p>0-IV</text:p>
          </table:table-cell>
          <table:table-cell table:formula="of:=IF(EXACT([$'Base chart'.$AB90];&quot;&quot;);&quot;&quot;;IF(EXACT([.A93];&quot;&quot;);&quot;&quot;;CONCATENATE(&quot;account_account_template_&quot;;[.$A$2];&quot;_&quot;;[$'Base chart'.$AB90])))" office:value-type="string" office:string-value="account_account_template_0_212000">
            <text:p>account_account_template_0_212000</text:p>
          </table:table-cell>
          <table:table-cell table:formula="of:=IF(EXACT([.A93];&quot;&quot;);&quot;&quot;;[$'Base chart'.$AD90])" office:value-type="string" office:string-value="view">
            <text:p>view</text:p>
          </table:table-cell>
          <table:table-cell table:formula="of:=IF(EXACT([$'Base chart'.$AE90];&quot;&quot;);&quot;&quot;;IF(EXACT([.A93];&quot;&quot;);&quot;&quot;;[$'Base chart'.$AE90]))" office:value-type="string" office:string-value="l10n_cr_base.CRC">
            <text:p>l10n_cr_base.CRC</text:p>
          </table:table-cell>
          <table:table-cell table:formula="of:=IF(EXACT([.A93];&quot;&quot;);&quot;&quot;;[$'Base chart'.$AF90])" office:value-type="string" office:string-value="view">
            <text:p>view</text:p>
          </table:table-cell>
          <table:table-cell table:formula="of:=IF(EXACT([.A93];&quot;&quot;);&quot;&quot;;[$'Base chart'.$AG90])" office:value-type="string" office:string-value="False">
            <text:p>False</text:p>
          </table:table-cell>
          <table:table-cell table:formula="of:=IF(EXACT([$'Base chart'.$AH90];&quot;&quot;);&quot;&quot;;IF(EXACT([.A93];&quot;&quot;);&quot;&quot;;[$'Base chart'.$AH90]))">
            <text:p/>
          </table:table-cell>
          <table:table-cell table:style-name="ce11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3];&quot;&quot;);&quot;&quot;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)" office:value-type="string" office:string-value="&#9;&#9;&lt;record id=&quot;account_account_template_0_212100&quot; model=&quot;account.account.template&quot;&gt;&#13;&#9;&#9;&#9;&lt;field name=&quot;code&quot;&gt;0-212100&lt;/field&gt;&#13;&#9;&#9;&#9;&lt;field name=&quot;name&quot;&gt;0-Impuesto de ventas&lt;/field&gt;&#13;&#9;&#9;&#9;&lt;field name=&quot;shortcut&quot;&gt;0-IV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100" model="account.account.template"&gt;<text:tab/><text:tab/><text:tab/>&lt;field name="code"&gt;0-212100&lt;/field&gt;<text:tab/><text:tab/><text:tab/>&lt;field name="name"&gt;0-Impuesto de ventas&lt;/field&gt;<text:tab/><text:tab/><text:tab/>&lt;field name="shortcut"&gt;0-IV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1];1);CONCATENATE([.$A$2];&quot;-&quot;;[$'Base chart'.$V91]);&quot;&quot;)" office:value-type="string" office:string-value="0-212101">
            <text:p>0-212101</text:p>
          </table:table-cell>
          <table:table-cell table:formula="of:=IF(EXACT([.A94];&quot;&quot;);&quot;&quot;;CONCATENATE([.$A$2];&quot;-&quot;;[$'Base chart'.$X91]))" office:value-type="string" office:string-value="0-Impuesto de ventas por pagar">
            <text:p>0-Impuesto de ventas por pagar</text:p>
          </table:table-cell>
          <table:table-cell table:formula="of:=IF(EXACT([.A94];&quot;&quot;);&quot;&quot;;CONCATENATE([.$A$2];&quot;-&quot;;[$'Base chart'.$AA91]))" office:value-type="string" office:string-value="0-IVxP">
            <text:p>0-IVxP</text:p>
          </table:table-cell>
          <table:table-cell table:formula="of:=IF(EXACT([$'Base chart'.$AB91];&quot;&quot;);&quot;&quot;;IF(EXACT([.A94];&quot;&quot;);&quot;&quot;;CONCATENATE(&quot;account_account_template_&quot;;[.$A$2];&quot;_&quot;;[$'Base chart'.$AB91])))" office:value-type="string" office:string-value="account_account_template_0_212100">
            <text:p>account_account_template_0_212100</text:p>
          </table:table-cell>
          <table:table-cell table:formula="of:=IF(EXACT([.A94];&quot;&quot;);&quot;&quot;;[$'Base chart'.$AD91])" office:value-type="string" office:string-value="tax">
            <text:p>tax</text:p>
          </table:table-cell>
          <table:table-cell table:formula="of:=IF(EXACT([$'Base chart'.$AE91];&quot;&quot;);&quot;&quot;;IF(EXACT([.A94];&quot;&quot;);&quot;&quot;;[$'Base chart'.$AE91]))" office:value-type="string" office:string-value="l10n_cr_base.CRC">
            <text:p>l10n_cr_base.CRC</text:p>
          </table:table-cell>
          <table:table-cell table:formula="of:=IF(EXACT([.A94];&quot;&quot;);&quot;&quot;;[$'Base chart'.$AF91])" office:value-type="string" office:string-value="payable">
            <text:p>payable</text:p>
          </table:table-cell>
          <table:table-cell table:formula="of:=IF(EXACT([.A94];&quot;&quot;);&quot;&quot;;[$'Base chart'.$AG91])" office:value-type="string" office:string-value="True">
            <text:p>True</text:p>
          </table:table-cell>
          <table:table-cell table:formula="of:=IF(EXACT([$'Base chart'.$AH91];&quot;&quot;);&quot;&quot;;IF(EXACT([.A94];&quot;&quot;);&quot;&quot;;[$'Base chart'.$AH91]))">
            <text:p/>
          </table:table-cell>
          <table:table-cell table:style-name="ce11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4];&quot;&quot;);&quot;&quot;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)" office:value-type="string" office:string-value="&#9;&#9;&lt;record id=&quot;account_account_template_0_212101&quot; model=&quot;account.account.template&quot;&gt;&#13;&#9;&#9;&#9;&lt;field name=&quot;code&quot;&gt;0-212101&lt;/field&gt;&#13;&#9;&#9;&#9;&lt;field name=&quot;name&quot;&gt;0-Impuesto de ventas por pagar&lt;/field&gt;&#13;&#9;&#9;&#9;&lt;field name=&quot;shortcut&quot;&gt;0-IVxP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1" model="account.account.template"&gt;<text:tab/><text:tab/><text:tab/>&lt;field name="code"&gt;0-212101&lt;/field&gt;<text:tab/><text:tab/><text:tab/>&lt;field name="name"&gt;0-Impuesto de ventas por pagar&lt;/field&gt;<text:tab/><text:tab/><text:tab/>&lt;field name="shortcut"&gt;0-IVxP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2];1);CONCATENATE([.$A$2];&quot;-&quot;;[$'Base chart'.$V92]);&quot;&quot;)" office:value-type="string" office:string-value="0-212102">
            <text:p>0-212102</text:p>
          </table:table-cell>
          <table:table-cell table:formula="of:=IF(EXACT([.A95];&quot;&quot;);&quot;&quot;;CONCATENATE([.$A$2];&quot;-&quot;;[$'Base chart'.$X92]))" office:value-type="string" office:string-value="0-Impuesto de ventas pagado">
            <text:p>0-Impuesto de ventas pagado</text:p>
          </table:table-cell>
          <table:table-cell table:formula="of:=IF(EXACT([.A95];&quot;&quot;);&quot;&quot;;CONCATENATE([.$A$2];&quot;-&quot;;[$'Base chart'.$AA92]))" office:value-type="string" office:string-value="0-IVPag">
            <text:p>0-IVPag</text:p>
          </table:table-cell>
          <table:table-cell table:formula="of:=IF(EXACT([$'Base chart'.$AB92];&quot;&quot;);&quot;&quot;;IF(EXACT([.A95];&quot;&quot;);&quot;&quot;;CONCATENATE(&quot;account_account_template_&quot;;[.$A$2];&quot;_&quot;;[$'Base chart'.$AB92])))" office:value-type="string" office:string-value="account_account_template_0_212100">
            <text:p>account_account_template_0_212100</text:p>
          </table:table-cell>
          <table:table-cell table:formula="of:=IF(EXACT([.A95];&quot;&quot;);&quot;&quot;;[$'Base chart'.$AD92])" office:value-type="string" office:string-value="tax">
            <text:p>tax</text:p>
          </table:table-cell>
          <table:table-cell table:formula="of:=IF(EXACT([$'Base chart'.$AE92];&quot;&quot;);&quot;&quot;;IF(EXACT([.A95];&quot;&quot;);&quot;&quot;;[$'Base chart'.$AE92]))" office:value-type="string" office:string-value="l10n_cr_base.CRC">
            <text:p>l10n_cr_base.CRC</text:p>
          </table:table-cell>
          <table:table-cell table:formula="of:=IF(EXACT([.A95];&quot;&quot;);&quot;&quot;;[$'Base chart'.$AF92])" office:value-type="string" office:string-value="payable">
            <text:p>payable</text:p>
          </table:table-cell>
          <table:table-cell table:formula="of:=IF(EXACT([.A95];&quot;&quot;);&quot;&quot;;[$'Base chart'.$AG92])" office:value-type="string" office:string-value="True">
            <text:p>True</text:p>
          </table:table-cell>
          <table:table-cell table:formula="of:=IF(EXACT([$'Base chart'.$AH92];&quot;&quot;);&quot;&quot;;IF(EXACT([.A95];&quot;&quot;);&quot;&quot;;[$'Base chart'.$AH92]))">
            <text:p/>
          </table:table-cell>
          <table:table-cell table:style-name="ce11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5];&quot;&quot;);&quot;&quot;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)" office:value-type="string" office:string-value="&#9;&#9;&lt;record id=&quot;account_account_template_0_212102&quot; model=&quot;account.account.template&quot;&gt;&#13;&#9;&#9;&#9;&lt;field name=&quot;code&quot;&gt;0-212102&lt;/field&gt;&#13;&#9;&#9;&#9;&lt;field name=&quot;name&quot;&gt;0-Impuesto de ventas pagado&lt;/field&gt;&#13;&#9;&#9;&#9;&lt;field name=&quot;shortcut&quot;&gt;0-IVPag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2" model="account.account.template"&gt;<text:tab/><text:tab/><text:tab/>&lt;field name="code"&gt;0-212102&lt;/field&gt;<text:tab/><text:tab/><text:tab/>&lt;field name="name"&gt;0-Impuesto de ventas pagado&lt;/field&gt;<text:tab/><text:tab/><text:tab/>&lt;field name="shortcut"&gt;0-IVPag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3];1);CONCATENATE([.$A$2];&quot;-&quot;;[$'Base chart'.$V93]);&quot;&quot;)" office:value-type="string" office:string-value="0-212200">
            <text:p>0-212200</text:p>
          </table:table-cell>
          <table:table-cell table:formula="of:=IF(EXACT([.A96];&quot;&quot;);&quot;&quot;;CONCATENATE([.$A$2];&quot;-&quot;;[$'Base chart'.$X93]))" office:value-type="string" office:string-value="0-Impuesto de renta">
            <text:p>0-Impuesto de renta</text:p>
          </table:table-cell>
          <table:table-cell table:formula="of:=IF(EXACT([.A96];&quot;&quot;);&quot;&quot;;CONCATENATE([.$A$2];&quot;-&quot;;[$'Base chart'.$AA93]))" office:value-type="string" office:string-value="0-IR">
            <text:p>0-IR</text:p>
          </table:table-cell>
          <table:table-cell table:formula="of:=IF(EXACT([$'Base chart'.$AB93];&quot;&quot;);&quot;&quot;;IF(EXACT([.A96];&quot;&quot;);&quot;&quot;;CONCATENATE(&quot;account_account_template_&quot;;[.$A$2];&quot;_&quot;;[$'Base chart'.$AB93])))" office:value-type="string" office:string-value="account_account_template_0_212000">
            <text:p>account_account_template_0_212000</text:p>
          </table:table-cell>
          <table:table-cell table:formula="of:=IF(EXACT([.A96];&quot;&quot;);&quot;&quot;;[$'Base chart'.$AD93])" office:value-type="string" office:string-value="view">
            <text:p>view</text:p>
          </table:table-cell>
          <table:table-cell table:formula="of:=IF(EXACT([$'Base chart'.$AE93];&quot;&quot;);&quot;&quot;;IF(EXACT([.A96];&quot;&quot;);&quot;&quot;;[$'Base chart'.$AE93]))" office:value-type="string" office:string-value="l10n_cr_base.CRC">
            <text:p>l10n_cr_base.CRC</text:p>
          </table:table-cell>
          <table:table-cell table:formula="of:=IF(EXACT([.A96];&quot;&quot;);&quot;&quot;;[$'Base chart'.$AF93])" office:value-type="string" office:string-value="view">
            <text:p>view</text:p>
          </table:table-cell>
          <table:table-cell table:formula="of:=IF(EXACT([.A96];&quot;&quot;);&quot;&quot;;[$'Base chart'.$AG93])" office:value-type="string" office:string-value="False">
            <text:p>False</text:p>
          </table:table-cell>
          <table:table-cell table:formula="of:=IF(EXACT([$'Base chart'.$AH93];&quot;&quot;);&quot;&quot;;IF(EXACT([.A96];&quot;&quot;);&quot;&quot;;[$'Base chart'.$AH93]))">
            <text:p/>
          </table:table-cell>
          <table:table-cell table:style-name="ce11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6];&quot;&quot;);&quot;&quot;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)" office:value-type="string" office:string-value="&#9;&#9;&lt;record id=&quot;account_account_template_0_212200&quot; model=&quot;account.account.template&quot;&gt;&#13;&#9;&#9;&#9;&lt;field name=&quot;code&quot;&gt;0-212200&lt;/field&gt;&#13;&#9;&#9;&#9;&lt;field name=&quot;name&quot;&gt;0-Impuesto de renta&lt;/field&gt;&#13;&#9;&#9;&#9;&lt;field name=&quot;shortcut&quot;&gt;0-IR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200" model="account.account.template"&gt;<text:tab/><text:tab/><text:tab/>&lt;field name="code"&gt;0-212200&lt;/field&gt;<text:tab/><text:tab/><text:tab/>&lt;field name="name"&gt;0-Impuesto de renta&lt;/field&gt;<text:tab/><text:tab/><text:tab/>&lt;field name="shortcut"&gt;0-IR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4];1);CONCATENATE([.$A$2];&quot;-&quot;;[$'Base chart'.$V94]);&quot;&quot;)" office:value-type="string" office:string-value="0-212201">
            <text:p>0-212201</text:p>
          </table:table-cell>
          <table:table-cell table:formula="of:=IF(EXACT([.A97];&quot;&quot;);&quot;&quot;;CONCATENATE([.$A$2];&quot;-&quot;;[$'Base chart'.$X94]))" office:value-type="string" office:string-value="0-Impuesto de renta por pagar">
            <text:p>0-Impuesto de renta por pagar</text:p>
          </table:table-cell>
          <table:table-cell table:formula="of:=IF(EXACT([.A97];&quot;&quot;);&quot;&quot;;CONCATENATE([.$A$2];&quot;-&quot;;[$'Base chart'.$AA94]))" office:value-type="string" office:string-value="0-IRxP">
            <text:p>0-IRxP</text:p>
          </table:table-cell>
          <table:table-cell table:formula="of:=IF(EXACT([$'Base chart'.$AB94];&quot;&quot;);&quot;&quot;;IF(EXACT([.A97];&quot;&quot;);&quot;&quot;;CONCATENATE(&quot;account_account_template_&quot;;[.$A$2];&quot;_&quot;;[$'Base chart'.$AB94])))" office:value-type="string" office:string-value="account_account_template_0_212200">
            <text:p>account_account_template_0_212200</text:p>
          </table:table-cell>
          <table:table-cell table:formula="of:=IF(EXACT([.A97];&quot;&quot;);&quot;&quot;;[$'Base chart'.$AD94])" office:value-type="string" office:string-value="tax">
            <text:p>tax</text:p>
          </table:table-cell>
          <table:table-cell table:formula="of:=IF(EXACT([$'Base chart'.$AE94];&quot;&quot;);&quot;&quot;;IF(EXACT([.A97];&quot;&quot;);&quot;&quot;;[$'Base chart'.$AE94]))" office:value-type="string" office:string-value="l10n_cr_base.CRC">
            <text:p>l10n_cr_base.CRC</text:p>
          </table:table-cell>
          <table:table-cell table:formula="of:=IF(EXACT([.A97];&quot;&quot;);&quot;&quot;;[$'Base chart'.$AF94])" office:value-type="string" office:string-value="payable">
            <text:p>payable</text:p>
          </table:table-cell>
          <table:table-cell table:formula="of:=IF(EXACT([.A97];&quot;&quot;);&quot;&quot;;[$'Base chart'.$AG94])" office:value-type="string" office:string-value="True">
            <text:p>True</text:p>
          </table:table-cell>
          <table:table-cell table:formula="of:=IF(EXACT([$'Base chart'.$AH94];&quot;&quot;);&quot;&quot;;IF(EXACT([.A97];&quot;&quot;);&quot;&quot;;[$'Base chart'.$AH94]))">
            <text:p/>
          </table:table-cell>
          <table:table-cell table:style-name="ce11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7];&quot;&quot;);&quot;&quot;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)" office:value-type="string" office:string-value="&#9;&#9;&lt;record id=&quot;account_account_template_0_212201&quot; model=&quot;account.account.template&quot;&gt;&#13;&#9;&#9;&#9;&lt;field name=&quot;code&quot;&gt;0-212201&lt;/field&gt;&#13;&#9;&#9;&#9;&lt;field name=&quot;name&quot;&gt;0-Impuesto de renta por pagar&lt;/field&gt;&#13;&#9;&#9;&#9;&lt;field name=&quot;shortcut&quot;&gt;0-IRxP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1" model="account.account.template"&gt;<text:tab/><text:tab/><text:tab/>&lt;field name="code"&gt;0-212201&lt;/field&gt;<text:tab/><text:tab/><text:tab/>&lt;field name="name"&gt;0-Impuesto de renta por pagar&lt;/field&gt;<text:tab/><text:tab/><text:tab/>&lt;field name="shortcut"&gt;0-IRxP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5];1);CONCATENATE([.$A$2];&quot;-&quot;;[$'Base chart'.$V95]);&quot;&quot;)" office:value-type="string" office:string-value="0-212202">
            <text:p>0-212202</text:p>
          </table:table-cell>
          <table:table-cell table:formula="of:=IF(EXACT([.A98];&quot;&quot;);&quot;&quot;;CONCATENATE([.$A$2];&quot;-&quot;;[$'Base chart'.$X95]))" office:value-type="string" office:string-value="0-Adelantos de impuesto de renta">
            <text:p>0-Adelantos de impuesto de renta</text:p>
          </table:table-cell>
          <table:table-cell table:formula="of:=IF(EXACT([.A98];&quot;&quot;);&quot;&quot;;CONCATENATE([.$A$2];&quot;-&quot;;[$'Base chart'.$AA95]))" office:value-type="string" office:string-value="0-AdIR">
            <text:p>0-AdIR</text:p>
          </table:table-cell>
          <table:table-cell table:formula="of:=IF(EXACT([$'Base chart'.$AB95];&quot;&quot;);&quot;&quot;;IF(EXACT([.A98];&quot;&quot;);&quot;&quot;;CONCATENATE(&quot;account_account_template_&quot;;[.$A$2];&quot;_&quot;;[$'Base chart'.$AB95])))" office:value-type="string" office:string-value="account_account_template_0_212200">
            <text:p>account_account_template_0_212200</text:p>
          </table:table-cell>
          <table:table-cell table:formula="of:=IF(EXACT([.A98];&quot;&quot;);&quot;&quot;;[$'Base chart'.$AD95])" office:value-type="string" office:string-value="tax">
            <text:p>tax</text:p>
          </table:table-cell>
          <table:table-cell table:formula="of:=IF(EXACT([$'Base chart'.$AE95];&quot;&quot;);&quot;&quot;;IF(EXACT([.A98];&quot;&quot;);&quot;&quot;;[$'Base chart'.$AE95]))" office:value-type="string" office:string-value="l10n_cr_base.CRC">
            <text:p>l10n_cr_base.CRC</text:p>
          </table:table-cell>
          <table:table-cell table:formula="of:=IF(EXACT([.A98];&quot;&quot;);&quot;&quot;;[$'Base chart'.$AF95])" office:value-type="string" office:string-value="payable">
            <text:p>payable</text:p>
          </table:table-cell>
          <table:table-cell table:formula="of:=IF(EXACT([.A98];&quot;&quot;);&quot;&quot;;[$'Base chart'.$AG95])" office:value-type="string" office:string-value="True">
            <text:p>True</text:p>
          </table:table-cell>
          <table:table-cell table:formula="of:=IF(EXACT([$'Base chart'.$AH95];&quot;&quot;);&quot;&quot;;IF(EXACT([.A98];&quot;&quot;);&quot;&quot;;[$'Base chart'.$AH95]))">
            <text:p/>
          </table:table-cell>
          <table:table-cell table:style-name="ce11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8];&quot;&quot;);&quot;&quot;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)" office:value-type="string" office:string-value="&#9;&#9;&lt;record id=&quot;account_account_template_0_212202&quot; model=&quot;account.account.template&quot;&gt;&#13;&#9;&#9;&#9;&lt;field name=&quot;code&quot;&gt;0-212202&lt;/field&gt;&#13;&#9;&#9;&#9;&lt;field name=&quot;name&quot;&gt;0-Adelantos de impuesto de renta&lt;/field&gt;&#13;&#9;&#9;&#9;&lt;field name=&quot;shortcut&quot;&gt;0-Ad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2" model="account.account.template"&gt;<text:tab/><text:tab/><text:tab/>&lt;field name="code"&gt;0-212202&lt;/field&gt;<text:tab/><text:tab/><text:tab/>&lt;field name="name"&gt;0-Adelantos de impuesto de renta&lt;/field&gt;<text:tab/><text:tab/><text:tab/>&lt;field name="shortcut"&gt;0-Ad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6];1);CONCATENATE([.$A$2];&quot;-&quot;;[$'Base chart'.$V96]);&quot;&quot;)" office:value-type="string" office:string-value="0-212203">
            <text:p>0-212203</text:p>
          </table:table-cell>
          <table:table-cell table:formula="of:=IF(EXACT([.A99];&quot;&quot;);&quot;&quot;;CONCATENATE([.$A$2];&quot;-&quot;;[$'Base chart'.$X96]))" office:value-type="string" office:string-value="0-Retenciones de impuesto de renta">
            <text:p>0-Retenciones de impuesto de renta</text:p>
          </table:table-cell>
          <table:table-cell table:formula="of:=IF(EXACT([.A99];&quot;&quot;);&quot;&quot;;CONCATENATE([.$A$2];&quot;-&quot;;[$'Base chart'.$AA96]))" office:value-type="string" office:string-value="0-RetIR">
            <text:p>0-RetIR</text:p>
          </table:table-cell>
          <table:table-cell table:formula="of:=IF(EXACT([$'Base chart'.$AB96];&quot;&quot;);&quot;&quot;;IF(EXACT([.A99];&quot;&quot;);&quot;&quot;;CONCATENATE(&quot;account_account_template_&quot;;[.$A$2];&quot;_&quot;;[$'Base chart'.$AB96])))" office:value-type="string" office:string-value="account_account_template_0_212200">
            <text:p>account_account_template_0_212200</text:p>
          </table:table-cell>
          <table:table-cell table:formula="of:=IF(EXACT([.A99];&quot;&quot;);&quot;&quot;;[$'Base chart'.$AD96])" office:value-type="string" office:string-value="tax">
            <text:p>tax</text:p>
          </table:table-cell>
          <table:table-cell table:formula="of:=IF(EXACT([$'Base chart'.$AE96];&quot;&quot;);&quot;&quot;;IF(EXACT([.A99];&quot;&quot;);&quot;&quot;;[$'Base chart'.$AE96]))" office:value-type="string" office:string-value="l10n_cr_base.CRC">
            <text:p>l10n_cr_base.CRC</text:p>
          </table:table-cell>
          <table:table-cell table:formula="of:=IF(EXACT([.A99];&quot;&quot;);&quot;&quot;;[$'Base chart'.$AF96])" office:value-type="string" office:string-value="payable">
            <text:p>payable</text:p>
          </table:table-cell>
          <table:table-cell table:formula="of:=IF(EXACT([.A99];&quot;&quot;);&quot;&quot;;[$'Base chart'.$AG96])" office:value-type="string" office:string-value="True">
            <text:p>True</text:p>
          </table:table-cell>
          <table:table-cell table:formula="of:=IF(EXACT([$'Base chart'.$AH96];&quot;&quot;);&quot;&quot;;IF(EXACT([.A99];&quot;&quot;);&quot;&quot;;[$'Base chart'.$AH96]))">
            <text:p/>
          </table:table-cell>
          <table:table-cell table:style-name="ce11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99];&quot;&quot;);&quot;&quot;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)" office:value-type="string" office:string-value="&#9;&#9;&lt;record id=&quot;account_account_template_0_212203&quot; model=&quot;account.account.template&quot;&gt;&#13;&#9;&#9;&#9;&lt;field name=&quot;code&quot;&gt;0-212203&lt;/field&gt;&#13;&#9;&#9;&#9;&lt;field name=&quot;name&quot;&gt;0-Retenciones de impuesto de renta&lt;/field&gt;&#13;&#9;&#9;&#9;&lt;field name=&quot;shortcut&quot;&gt;0-Ret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3" model="account.account.template"&gt;<text:tab/><text:tab/><text:tab/>&lt;field name="code"&gt;0-212203&lt;/field&gt;<text:tab/><text:tab/><text:tab/>&lt;field name="name"&gt;0-Retenciones de impuesto de renta&lt;/field&gt;<text:tab/><text:tab/><text:tab/>&lt;field name="shortcut"&gt;0-Ret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7];1);CONCATENATE([.$A$2];&quot;-&quot;;[$'Base chart'.$V97]);&quot;&quot;)" office:value-type="string" office:string-value="0-300000">
            <text:p>0-300000</text:p>
          </table:table-cell>
          <table:table-cell table:formula="of:=IF(EXACT([.A100];&quot;&quot;);&quot;&quot;;CONCATENATE([.$A$2];&quot;-&quot;;[$'Base chart'.$X97]))" office:value-type="string" office:string-value="0-Patrimonio">
            <text:p>0-Patrimonio</text:p>
          </table:table-cell>
          <table:table-cell table:formula="of:=IF(EXACT([.A100];&quot;&quot;);&quot;&quot;;CONCATENATE([.$A$2];&quot;-&quot;;[$'Base chart'.$AA97]))" office:value-type="string" office:string-value="0-Pa">
            <text:p>0-Pa</text:p>
          </table:table-cell>
          <table:table-cell table:formula="of:=IF(EXACT([$'Base chart'.$AB97];&quot;&quot;);&quot;&quot;;IF(EXACT([.A100];&quot;&quot;);&quot;&quot;;CONCATENATE(&quot;account_account_template_&quot;;[.$A$2];&quot;_&quot;;[$'Base chart'.$AB97])))" office:value-type="string" office:string-value="account_account_template_0_000000">
            <text:p>account_account_template_0_000000</text:p>
          </table:table-cell>
          <table:table-cell table:formula="of:=IF(EXACT([.A100];&quot;&quot;);&quot;&quot;;[$'Base chart'.$AD97])" office:value-type="string" office:string-value="view">
            <text:p>view</text:p>
          </table:table-cell>
          <table:table-cell table:formula="of:=IF(EXACT([$'Base chart'.$AE97];&quot;&quot;);&quot;&quot;;IF(EXACT([.A100];&quot;&quot;);&quot;&quot;;[$'Base chart'.$AE97]))" office:value-type="string" office:string-value="l10n_cr_base.CRC">
            <text:p>l10n_cr_base.CRC</text:p>
          </table:table-cell>
          <table:table-cell table:formula="of:=IF(EXACT([.A100];&quot;&quot;);&quot;&quot;;[$'Base chart'.$AF97])" office:value-type="string" office:string-value="view">
            <text:p>view</text:p>
          </table:table-cell>
          <table:table-cell table:formula="of:=IF(EXACT([.A100];&quot;&quot;);&quot;&quot;;[$'Base chart'.$AG97])" office:value-type="string" office:string-value="False">
            <text:p>False</text:p>
          </table:table-cell>
          <table:table-cell table:formula="of:=IF(EXACT([$'Base chart'.$AH97];&quot;&quot;);&quot;&quot;;IF(EXACT([.A100];&quot;&quot;);&quot;&quot;;[$'Base chart'.$AH97]))">
            <text:p/>
          </table:table-cell>
          <table:table-cell table:style-name="ce11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0];&quot;&quot;);&quot;&quot;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)" office:value-type="string" office:string-value="&#9;&#9;&lt;record id=&quot;account_account_template_0_300000&quot; model=&quot;account.account.template&quot;&gt;&#13;&#9;&#9;&#9;&lt;field name=&quot;code&quot;&gt;0-300000&lt;/field&gt;&#13;&#9;&#9;&#9;&lt;field name=&quot;name&quot;&gt;0-Patrimoni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00000" model="account.account.template"&gt;<text:tab/><text:tab/><text:tab/>&lt;field name="code"&gt;0-300000&lt;/field&gt;<text:tab/><text:tab/><text:tab/>&lt;field name="name"&gt;0-Patrimoni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8];1);CONCATENATE([.$A$2];&quot;-&quot;;[$'Base chart'.$V98]);&quot;&quot;)" office:value-type="string" office:string-value="0-310000">
            <text:p>0-310000</text:p>
          </table:table-cell>
          <table:table-cell table:formula="of:=IF(EXACT([.A101];&quot;&quot;);&quot;&quot;;CONCATENATE([.$A$2];&quot;-&quot;;[$'Base chart'.$X98]))" office:value-type="string" office:string-value="0-Capital social">
            <text:p>0-Capital social</text:p>
          </table:table-cell>
          <table:table-cell table:formula="of:=IF(EXACT([.A101];&quot;&quot;);&quot;&quot;;CONCATENATE([.$A$2];&quot;-&quot;;[$'Base chart'.$AA98]))" office:value-type="string" office:string-value="0-CS">
            <text:p>0-CS</text:p>
          </table:table-cell>
          <table:table-cell table:formula="of:=IF(EXACT([$'Base chart'.$AB98];&quot;&quot;);&quot;&quot;;IF(EXACT([.A101];&quot;&quot;);&quot;&quot;;CONCATENATE(&quot;account_account_template_&quot;;[.$A$2];&quot;_&quot;;[$'Base chart'.$AB98])))" office:value-type="string" office:string-value="account_account_template_0_300000">
            <text:p>account_account_template_0_300000</text:p>
          </table:table-cell>
          <table:table-cell table:formula="of:=IF(EXACT([.A101];&quot;&quot;);&quot;&quot;;[$'Base chart'.$AD98])" office:value-type="string" office:string-value="view">
            <text:p>view</text:p>
          </table:table-cell>
          <table:table-cell table:formula="of:=IF(EXACT([$'Base chart'.$AE98];&quot;&quot;);&quot;&quot;;IF(EXACT([.A101];&quot;&quot;);&quot;&quot;;[$'Base chart'.$AE98]))" office:value-type="string" office:string-value="l10n_cr_base.CRC">
            <text:p>l10n_cr_base.CRC</text:p>
          </table:table-cell>
          <table:table-cell table:formula="of:=IF(EXACT([.A101];&quot;&quot;);&quot;&quot;;[$'Base chart'.$AF98])" office:value-type="string" office:string-value="view">
            <text:p>view</text:p>
          </table:table-cell>
          <table:table-cell table:formula="of:=IF(EXACT([.A101];&quot;&quot;);&quot;&quot;;[$'Base chart'.$AG98])" office:value-type="string" office:string-value="False">
            <text:p>False</text:p>
          </table:table-cell>
          <table:table-cell table:formula="of:=IF(EXACT([$'Base chart'.$AH98];&quot;&quot;);&quot;&quot;;IF(EXACT([.A101];&quot;&quot;);&quot;&quot;;[$'Base chart'.$AH98]))">
            <text:p/>
          </table:table-cell>
          <table:table-cell table:style-name="ce11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1];&quot;&quot;);&quot;&quot;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)" office:value-type="string" office:string-value="&#9;&#9;&lt;record id=&quot;account_account_template_0_310000&quot; model=&quot;account.account.template&quot;&gt;&#13;&#9;&#9;&#9;&lt;field name=&quot;code&quot;&gt;0-310000&lt;/field&gt;&#13;&#9;&#9;&#9;&lt;field name=&quot;name&quot;&gt;0-Capital social&lt;/field&gt;&#13;&#9;&#9;&#9;&lt;field name=&quot;shortcut&quot;&gt;0-CS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0" model="account.account.template"&gt;<text:tab/><text:tab/><text:tab/>&lt;field name="code"&gt;0-310000&lt;/field&gt;<text:tab/><text:tab/><text:tab/>&lt;field name="name"&gt;0-Capital social&lt;/field&gt;<text:tab/><text:tab/><text:tab/>&lt;field name="shortcut"&gt;0-CS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99];1);CONCATENATE([.$A$2];&quot;-&quot;;[$'Base chart'.$V99]);&quot;&quot;)" office:value-type="string" office:string-value="0-310001">
            <text:p>0-310001</text:p>
          </table:table-cell>
          <table:table-cell table:formula="of:=IF(EXACT([.A102];&quot;&quot;);&quot;&quot;;CONCATENATE([.$A$2];&quot;-&quot;;[$'Base chart'.$X99]))" office:value-type="string" office:string-value="0-Socio 1">
            <text:p>0-Socio 1</text:p>
          </table:table-cell>
          <table:table-cell table:formula="of:=IF(EXACT([.A102];&quot;&quot;);&quot;&quot;;CONCATENATE([.$A$2];&quot;-&quot;;[$'Base chart'.$AA99]))" office:value-type="string" office:string-value="0-">
            <text:p>0-</text:p>
          </table:table-cell>
          <table:table-cell table:formula="of:=IF(EXACT([$'Base chart'.$AB99];&quot;&quot;);&quot;&quot;;IF(EXACT([.A102];&quot;&quot;);&quot;&quot;;CONCATENATE(&quot;account_account_template_&quot;;[.$A$2];&quot;_&quot;;[$'Base chart'.$AB99])))" office:value-type="string" office:string-value="account_account_template_0_310000">
            <text:p>account_account_template_0_310000</text:p>
          </table:table-cell>
          <table:table-cell table:formula="of:=IF(EXACT([.A102];&quot;&quot;);&quot;&quot;;[$'Base chart'.$AD99])" office:value-type="string" office:string-value="equity">
            <text:p>equity</text:p>
          </table:table-cell>
          <table:table-cell table:formula="of:=IF(EXACT([$'Base chart'.$AE99];&quot;&quot;);&quot;&quot;;IF(EXACT([.A102];&quot;&quot;);&quot;&quot;;[$'Base chart'.$AE99]))" office:value-type="string" office:string-value="l10n_cr_base.CRC">
            <text:p>l10n_cr_base.CRC</text:p>
          </table:table-cell>
          <table:table-cell table:formula="of:=IF(EXACT([.A102];&quot;&quot;);&quot;&quot;;[$'Base chart'.$AF99])" office:value-type="string" office:string-value="other">
            <text:p>other</text:p>
          </table:table-cell>
          <table:table-cell table:formula="of:=IF(EXACT([.A102];&quot;&quot;);&quot;&quot;;[$'Base chart'.$AG99])" office:value-type="string" office:string-value="False">
            <text:p>False</text:p>
          </table:table-cell>
          <table:table-cell table:formula="of:=IF(EXACT([$'Base chart'.$AH99];&quot;&quot;);&quot;&quot;;IF(EXACT([.A102];&quot;&quot;);&quot;&quot;;[$'Base chart'.$AH99]))">
            <text:p/>
          </table:table-cell>
          <table:table-cell table:style-name="ce11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2];&quot;&quot;);&quot;&quot;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)" office:value-type="string" office:string-value="&#9;&#9;&lt;record id=&quot;account_account_template_0_310001&quot; model=&quot;account.account.template&quot;&gt;&#13;&#9;&#9;&#9;&lt;field name=&quot;code&quot;&gt;0-310001&lt;/field&gt;&#13;&#9;&#9;&#9;&lt;field name=&quot;name&quot;&gt;0-Socio 1&lt;/field&gt;&#13;&#9;&#9;&#9;&lt;field name=&quot;shortcut&quot;&gt;0-&lt;/field&gt;&#13;&#9;&#9;&#9;&lt;field name=&quot;parent_id&quot; ref=&quot;account_account_template_0_31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1" model="account.account.template"&gt;<text:tab/><text:tab/><text:tab/>&lt;field name="code"&gt;0-310001&lt;/field&gt;<text:tab/><text:tab/><text:tab/>&lt;field name="name"&gt;0-Socio 1&lt;/field&gt;<text:tab/><text:tab/><text:tab/>&lt;field name="shortcut"&gt;0-&lt;/field&gt;<text:tab/><text:tab/><text:tab/>&lt;field name="parent_id" ref="account_account_template_0_31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0];1);CONCATENATE([.$A$2];&quot;-&quot;;[$'Base chart'.$V100]);&quot;&quot;)" office:value-type="string" office:string-value="0-320000">
            <text:p>0-320000</text:p>
          </table:table-cell>
          <table:table-cell table:formula="of:=IF(EXACT([.A103];&quot;&quot;);&quot;&quot;;CONCATENATE([.$A$2];&quot;-&quot;;[$'Base chart'.$X100]))" office:value-type="string" office:string-value="0-Reserva legal">
            <text:p>0-Reserva legal</text:p>
          </table:table-cell>
          <table:table-cell table:formula="of:=IF(EXACT([.A103];&quot;&quot;);&quot;&quot;;CONCATENATE([.$A$2];&quot;-&quot;;[$'Base chart'.$AA100]))" office:value-type="string" office:string-value="0-RL">
            <text:p>0-RL</text:p>
          </table:table-cell>
          <table:table-cell table:formula="of:=IF(EXACT([$'Base chart'.$AB100];&quot;&quot;);&quot;&quot;;IF(EXACT([.A103];&quot;&quot;);&quot;&quot;;CONCATENATE(&quot;account_account_template_&quot;;[.$A$2];&quot;_&quot;;[$'Base chart'.$AB100])))" office:value-type="string" office:string-value="account_account_template_0_300000">
            <text:p>account_account_template_0_300000</text:p>
          </table:table-cell>
          <table:table-cell table:formula="of:=IF(EXACT([.A103];&quot;&quot;);&quot;&quot;;[$'Base chart'.$AD100])" office:value-type="string" office:string-value="view">
            <text:p>view</text:p>
          </table:table-cell>
          <table:table-cell table:formula="of:=IF(EXACT([$'Base chart'.$AE100];&quot;&quot;);&quot;&quot;;IF(EXACT([.A103];&quot;&quot;);&quot;&quot;;[$'Base chart'.$AE100]))" office:value-type="string" office:string-value="l10n_cr_base.CRC">
            <text:p>l10n_cr_base.CRC</text:p>
          </table:table-cell>
          <table:table-cell table:formula="of:=IF(EXACT([.A103];&quot;&quot;);&quot;&quot;;[$'Base chart'.$AF100])" office:value-type="string" office:string-value="view">
            <text:p>view</text:p>
          </table:table-cell>
          <table:table-cell table:formula="of:=IF(EXACT([.A103];&quot;&quot;);&quot;&quot;;[$'Base chart'.$AG100])" office:value-type="string" office:string-value="False">
            <text:p>False</text:p>
          </table:table-cell>
          <table:table-cell table:formula="of:=IF(EXACT([$'Base chart'.$AH100];&quot;&quot;);&quot;&quot;;IF(EXACT([.A103];&quot;&quot;);&quot;&quot;;[$'Base chart'.$AH100]))">
            <text:p/>
          </table:table-cell>
          <table:table-cell table:style-name="ce11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3];&quot;&quot;);&quot;&quot;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)" office:value-type="string" office:string-value="&#9;&#9;&lt;record id=&quot;account_account_template_0_320000&quot; model=&quot;account.account.template&quot;&gt;&#13;&#9;&#9;&#9;&lt;field name=&quot;code&quot;&gt;0-320000&lt;/field&gt;&#13;&#9;&#9;&#9;&lt;field name=&quot;name&quot;&gt;0-Reserva legal&lt;/field&gt;&#13;&#9;&#9;&#9;&lt;field name=&quot;shortcut&quot;&gt;0-RL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0" model="account.account.template"&gt;<text:tab/><text:tab/><text:tab/>&lt;field name="code"&gt;0-320000&lt;/field&gt;<text:tab/><text:tab/><text:tab/>&lt;field name="name"&gt;0-Reserva legal&lt;/field&gt;<text:tab/><text:tab/><text:tab/>&lt;field name="shortcut"&gt;0-RL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1];1);CONCATENATE([.$A$2];&quot;-&quot;;[$'Base chart'.$V101]);&quot;&quot;)" office:value-type="string" office:string-value="0-320001">
            <text:p>0-320001</text:p>
          </table:table-cell>
          <table:table-cell table:formula="of:=IF(EXACT([.A104];&quot;&quot;);&quot;&quot;;CONCATENATE([.$A$2];&quot;-&quot;;[$'Base chart'.$X101]))" office:value-type="string" office:string-value="0-Reserva legal">
            <text:p>0-Reserva legal</text:p>
          </table:table-cell>
          <table:table-cell table:formula="of:=IF(EXACT([.A104];&quot;&quot;);&quot;&quot;;CONCATENATE([.$A$2];&quot;-&quot;;[$'Base chart'.$AA101]))" office:value-type="string" office:string-value="0-RL">
            <text:p>0-RL</text:p>
          </table:table-cell>
          <table:table-cell table:formula="of:=IF(EXACT([$'Base chart'.$AB101];&quot;&quot;);&quot;&quot;;IF(EXACT([.A104];&quot;&quot;);&quot;&quot;;CONCATENATE(&quot;account_account_template_&quot;;[.$A$2];&quot;_&quot;;[$'Base chart'.$AB101])))" office:value-type="string" office:string-value="account_account_template_0_320000">
            <text:p>account_account_template_0_320000</text:p>
          </table:table-cell>
          <table:table-cell table:formula="of:=IF(EXACT([.A104];&quot;&quot;);&quot;&quot;;[$'Base chart'.$AD101])" office:value-type="string" office:string-value="equity">
            <text:p>equity</text:p>
          </table:table-cell>
          <table:table-cell table:formula="of:=IF(EXACT([$'Base chart'.$AE101];&quot;&quot;);&quot;&quot;;IF(EXACT([.A104];&quot;&quot;);&quot;&quot;;[$'Base chart'.$AE101]))" office:value-type="string" office:string-value="l10n_cr_base.CRC">
            <text:p>l10n_cr_base.CRC</text:p>
          </table:table-cell>
          <table:table-cell table:formula="of:=IF(EXACT([.A104];&quot;&quot;);&quot;&quot;;[$'Base chart'.$AF101])" office:value-type="string" office:string-value="other">
            <text:p>other</text:p>
          </table:table-cell>
          <table:table-cell table:formula="of:=IF(EXACT([.A104];&quot;&quot;);&quot;&quot;;[$'Base chart'.$AG101])" office:value-type="string" office:string-value="False">
            <text:p>False</text:p>
          </table:table-cell>
          <table:table-cell table:formula="of:=IF(EXACT([$'Base chart'.$AH101];&quot;&quot;);&quot;&quot;;IF(EXACT([.A104];&quot;&quot;);&quot;&quot;;[$'Base chart'.$AH101]))">
            <text:p/>
          </table:table-cell>
          <table:table-cell table:style-name="ce11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4];&quot;&quot;);&quot;&quot;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)" office:value-type="string" office:string-value="&#9;&#9;&lt;record id=&quot;account_account_template_0_320001&quot; model=&quot;account.account.template&quot;&gt;&#13;&#9;&#9;&#9;&lt;field name=&quot;code&quot;&gt;0-320001&lt;/field&gt;&#13;&#9;&#9;&#9;&lt;field name=&quot;name&quot;&gt;0-Reserva legal&lt;/field&gt;&#13;&#9;&#9;&#9;&lt;field name=&quot;shortcut&quot;&gt;0-RL&lt;/field&gt;&#13;&#9;&#9;&#9;&lt;field name=&quot;parent_id&quot; ref=&quot;account_account_template_0_32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1" model="account.account.template"&gt;<text:tab/><text:tab/><text:tab/>&lt;field name="code"&gt;0-320001&lt;/field&gt;<text:tab/><text:tab/><text:tab/>&lt;field name="name"&gt;0-Reserva legal&lt;/field&gt;<text:tab/><text:tab/><text:tab/>&lt;field name="shortcut"&gt;0-RL&lt;/field&gt;<text:tab/><text:tab/><text:tab/>&lt;field name="parent_id" ref="account_account_template_0_32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2];1);CONCATENATE([.$A$2];&quot;-&quot;;[$'Base chart'.$V102]);&quot;&quot;)" office:value-type="string" office:string-value="0-330000">
            <text:p>0-330000</text:p>
          </table:table-cell>
          <table:table-cell table:formula="of:=IF(EXACT([.A105];&quot;&quot;);&quot;&quot;;CONCATENATE([.$A$2];&quot;-&quot;;[$'Base chart'.$X102]))" office:value-type="string" office:string-value="0-Otras reservas">
            <text:p>0-Otras reservas</text:p>
          </table:table-cell>
          <table:table-cell table:formula="of:=IF(EXACT([.A105];&quot;&quot;);&quot;&quot;;CONCATENATE([.$A$2];&quot;-&quot;;[$'Base chart'.$AA102]))" office:value-type="string" office:string-value="0-OR">
            <text:p>0-OR</text:p>
          </table:table-cell>
          <table:table-cell table:formula="of:=IF(EXACT([$'Base chart'.$AB102];&quot;&quot;);&quot;&quot;;IF(EXACT([.A105];&quot;&quot;);&quot;&quot;;CONCATENATE(&quot;account_account_template_&quot;;[.$A$2];&quot;_&quot;;[$'Base chart'.$AB102])))" office:value-type="string" office:string-value="account_account_template_0_300000">
            <text:p>account_account_template_0_300000</text:p>
          </table:table-cell>
          <table:table-cell table:formula="of:=IF(EXACT([.A105];&quot;&quot;);&quot;&quot;;[$'Base chart'.$AD102])" office:value-type="string" office:string-value="view">
            <text:p>view</text:p>
          </table:table-cell>
          <table:table-cell table:formula="of:=IF(EXACT([$'Base chart'.$AE102];&quot;&quot;);&quot;&quot;;IF(EXACT([.A105];&quot;&quot;);&quot;&quot;;[$'Base chart'.$AE102]))" office:value-type="string" office:string-value="l10n_cr_base.CRC">
            <text:p>l10n_cr_base.CRC</text:p>
          </table:table-cell>
          <table:table-cell table:formula="of:=IF(EXACT([.A105];&quot;&quot;);&quot;&quot;;[$'Base chart'.$AF102])" office:value-type="string" office:string-value="view">
            <text:p>view</text:p>
          </table:table-cell>
          <table:table-cell table:formula="of:=IF(EXACT([.A105];&quot;&quot;);&quot;&quot;;[$'Base chart'.$AG102])" office:value-type="string" office:string-value="False">
            <text:p>False</text:p>
          </table:table-cell>
          <table:table-cell table:formula="of:=IF(EXACT([$'Base chart'.$AH102];&quot;&quot;);&quot;&quot;;IF(EXACT([.A105];&quot;&quot;);&quot;&quot;;[$'Base chart'.$AH102]))">
            <text:p/>
          </table:table-cell>
          <table:table-cell table:style-name="ce11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5];&quot;&quot;);&quot;&quot;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)" office:value-type="string" office:string-value="&#9;&#9;&lt;record id=&quot;account_account_template_0_330000&quot; model=&quot;account.account.template&quot;&gt;&#13;&#9;&#9;&#9;&lt;field name=&quot;code&quot;&gt;0-330000&lt;/field&gt;&#13;&#9;&#9;&#9;&lt;field name=&quot;name&quot;&gt;0-Otras reservas&lt;/field&gt;&#13;&#9;&#9;&#9;&lt;field name=&quot;shortcut&quot;&gt;0-O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0" model="account.account.template"&gt;<text:tab/><text:tab/><text:tab/>&lt;field name="code"&gt;0-330000&lt;/field&gt;<text:tab/><text:tab/><text:tab/>&lt;field name="name"&gt;0-Otras reservas&lt;/field&gt;<text:tab/><text:tab/><text:tab/>&lt;field name="shortcut"&gt;0-O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3];1);CONCATENATE([.$A$2];&quot;-&quot;;[$'Base chart'.$V103]);&quot;&quot;)" office:value-type="string" office:string-value="0-330001">
            <text:p>0-330001</text:p>
          </table:table-cell>
          <table:table-cell table:formula="of:=IF(EXACT([.A106];&quot;&quot;);&quot;&quot;;CONCATENATE([.$A$2];&quot;-&quot;;[$'Base chart'.$X103]))" office:value-type="string" office:string-value="0-Reserva para mejoras">
            <text:p>0-Reserva para mejoras</text:p>
          </table:table-cell>
          <table:table-cell table:formula="of:=IF(EXACT([.A106];&quot;&quot;);&quot;&quot;;CONCATENATE([.$A$2];&quot;-&quot;;[$'Base chart'.$AA103]))" office:value-type="string" office:string-value="0-Mej">
            <text:p>0-Mej</text:p>
          </table:table-cell>
          <table:table-cell table:formula="of:=IF(EXACT([$'Base chart'.$AB103];&quot;&quot;);&quot;&quot;;IF(EXACT([.A106];&quot;&quot;);&quot;&quot;;CONCATENATE(&quot;account_account_template_&quot;;[.$A$2];&quot;_&quot;;[$'Base chart'.$AB103])))" office:value-type="string" office:string-value="account_account_template_0_330000">
            <text:p>account_account_template_0_330000</text:p>
          </table:table-cell>
          <table:table-cell table:formula="of:=IF(EXACT([.A106];&quot;&quot;);&quot;&quot;;[$'Base chart'.$AD103])" office:value-type="string" office:string-value="equity">
            <text:p>equity</text:p>
          </table:table-cell>
          <table:table-cell table:formula="of:=IF(EXACT([$'Base chart'.$AE103];&quot;&quot;);&quot;&quot;;IF(EXACT([.A106];&quot;&quot;);&quot;&quot;;[$'Base chart'.$AE103]))" office:value-type="string" office:string-value="l10n_cr_base.CRC">
            <text:p>l10n_cr_base.CRC</text:p>
          </table:table-cell>
          <table:table-cell table:formula="of:=IF(EXACT([.A106];&quot;&quot;);&quot;&quot;;[$'Base chart'.$AF103])" office:value-type="string" office:string-value="other">
            <text:p>other</text:p>
          </table:table-cell>
          <table:table-cell table:formula="of:=IF(EXACT([.A106];&quot;&quot;);&quot;&quot;;[$'Base chart'.$AG103])" office:value-type="string" office:string-value="False">
            <text:p>False</text:p>
          </table:table-cell>
          <table:table-cell table:formula="of:=IF(EXACT([$'Base chart'.$AH103];&quot;&quot;);&quot;&quot;;IF(EXACT([.A106];&quot;&quot;);&quot;&quot;;[$'Base chart'.$AH103]))">
            <text:p/>
          </table:table-cell>
          <table:table-cell table:style-name="ce11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6];&quot;&quot;);&quot;&quot;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)" office:value-type="string" office:string-value="&#9;&#9;&lt;record id=&quot;account_account_template_0_330001&quot; model=&quot;account.account.template&quot;&gt;&#13;&#9;&#9;&#9;&lt;field name=&quot;code&quot;&gt;0-330001&lt;/field&gt;&#13;&#9;&#9;&#9;&lt;field name=&quot;name&quot;&gt;0-Reserva para mejoras&lt;/field&gt;&#13;&#9;&#9;&#9;&lt;field name=&quot;shortcut&quot;&gt;0-Mej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1" model="account.account.template"&gt;<text:tab/><text:tab/><text:tab/>&lt;field name="code"&gt;0-330001&lt;/field&gt;<text:tab/><text:tab/><text:tab/>&lt;field name="name"&gt;0-Reserva para mejoras&lt;/field&gt;<text:tab/><text:tab/><text:tab/>&lt;field name="shortcut"&gt;0-Mej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4];1);CONCATENATE([.$A$2];&quot;-&quot;;[$'Base chart'.$V104]);&quot;&quot;)" office:value-type="string" office:string-value="0-330002">
            <text:p>0-330002</text:p>
          </table:table-cell>
          <table:table-cell table:formula="of:=IF(EXACT([.A107];&quot;&quot;);&quot;&quot;;CONCATENATE([.$A$2];&quot;-&quot;;[$'Base chart'.$X104]))" office:value-type="string" office:string-value="0-Reserva para proyectos">
            <text:p>0-Reserva para proyectos</text:p>
          </table:table-cell>
          <table:table-cell table:formula="of:=IF(EXACT([.A107];&quot;&quot;);&quot;&quot;;CONCATENATE([.$A$2];&quot;-&quot;;[$'Base chart'.$AA104]))" office:value-type="string" office:string-value="0-Pro">
            <text:p>0-Pro</text:p>
          </table:table-cell>
          <table:table-cell table:formula="of:=IF(EXACT([$'Base chart'.$AB104];&quot;&quot;);&quot;&quot;;IF(EXACT([.A107];&quot;&quot;);&quot;&quot;;CONCATENATE(&quot;account_account_template_&quot;;[.$A$2];&quot;_&quot;;[$'Base chart'.$AB104])))" office:value-type="string" office:string-value="account_account_template_0_330000">
            <text:p>account_account_template_0_330000</text:p>
          </table:table-cell>
          <table:table-cell table:formula="of:=IF(EXACT([.A107];&quot;&quot;);&quot;&quot;;[$'Base chart'.$AD104])" office:value-type="string" office:string-value="equity">
            <text:p>equity</text:p>
          </table:table-cell>
          <table:table-cell table:formula="of:=IF(EXACT([$'Base chart'.$AE104];&quot;&quot;);&quot;&quot;;IF(EXACT([.A107];&quot;&quot;);&quot;&quot;;[$'Base chart'.$AE104]))" office:value-type="string" office:string-value="l10n_cr_base.CRC">
            <text:p>l10n_cr_base.CRC</text:p>
          </table:table-cell>
          <table:table-cell table:formula="of:=IF(EXACT([.A107];&quot;&quot;);&quot;&quot;;[$'Base chart'.$AF104])" office:value-type="string" office:string-value="other">
            <text:p>other</text:p>
          </table:table-cell>
          <table:table-cell table:formula="of:=IF(EXACT([.A107];&quot;&quot;);&quot;&quot;;[$'Base chart'.$AG104])" office:value-type="string" office:string-value="False">
            <text:p>False</text:p>
          </table:table-cell>
          <table:table-cell table:formula="of:=IF(EXACT([$'Base chart'.$AH104];&quot;&quot;);&quot;&quot;;IF(EXACT([.A107];&quot;&quot;);&quot;&quot;;[$'Base chart'.$AH104]))">
            <text:p/>
          </table:table-cell>
          <table:table-cell table:style-name="ce11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7];&quot;&quot;);&quot;&quot;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)" office:value-type="string" office:string-value="&#9;&#9;&lt;record id=&quot;account_account_template_0_330002&quot; model=&quot;account.account.template&quot;&gt;&#13;&#9;&#9;&#9;&lt;field name=&quot;code&quot;&gt;0-330002&lt;/field&gt;&#13;&#9;&#9;&#9;&lt;field name=&quot;name&quot;&gt;0-Reserva para proyectos&lt;/field&gt;&#13;&#9;&#9;&#9;&lt;field name=&quot;shortcut&quot;&gt;0-Pro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2" model="account.account.template"&gt;<text:tab/><text:tab/><text:tab/>&lt;field name="code"&gt;0-330002&lt;/field&gt;<text:tab/><text:tab/><text:tab/>&lt;field name="name"&gt;0-Reserva para proyectos&lt;/field&gt;<text:tab/><text:tab/><text:tab/>&lt;field name="shortcut"&gt;0-Pro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5];1);CONCATENATE([.$A$2];&quot;-&quot;;[$'Base chart'.$V105]);&quot;&quot;)" office:value-type="string" office:string-value="0-340000">
            <text:p>0-340000</text:p>
          </table:table-cell>
          <table:table-cell table:formula="of:=IF(EXACT([.A108];&quot;&quot;);&quot;&quot;;CONCATENATE([.$A$2];&quot;-&quot;;[$'Base chart'.$X105]))" office:value-type="string" office:string-value="0-Aportes de capital">
            <text:p>0-Aportes de capital</text:p>
          </table:table-cell>
          <table:table-cell table:formula="of:=IF(EXACT([.A108];&quot;&quot;);&quot;&quot;;CONCATENATE([.$A$2];&quot;-&quot;;[$'Base chart'.$AA105]))" office:value-type="string" office:string-value="0-AC">
            <text:p>0-AC</text:p>
          </table:table-cell>
          <table:table-cell table:formula="of:=IF(EXACT([$'Base chart'.$AB105];&quot;&quot;);&quot;&quot;;IF(EXACT([.A108];&quot;&quot;);&quot;&quot;;CONCATENATE(&quot;account_account_template_&quot;;[.$A$2];&quot;_&quot;;[$'Base chart'.$AB105])))" office:value-type="string" office:string-value="account_account_template_0_300000">
            <text:p>account_account_template_0_300000</text:p>
          </table:table-cell>
          <table:table-cell table:formula="of:=IF(EXACT([.A108];&quot;&quot;);&quot;&quot;;[$'Base chart'.$AD105])" office:value-type="string" office:string-value="view">
            <text:p>view</text:p>
          </table:table-cell>
          <table:table-cell table:formula="of:=IF(EXACT([$'Base chart'.$AE105];&quot;&quot;);&quot;&quot;;IF(EXACT([.A108];&quot;&quot;);&quot;&quot;;[$'Base chart'.$AE105]))" office:value-type="string" office:string-value="l10n_cr_base.CRC">
            <text:p>l10n_cr_base.CRC</text:p>
          </table:table-cell>
          <table:table-cell table:formula="of:=IF(EXACT([.A108];&quot;&quot;);&quot;&quot;;[$'Base chart'.$AF105])" office:value-type="string" office:string-value="view">
            <text:p>view</text:p>
          </table:table-cell>
          <table:table-cell table:formula="of:=IF(EXACT([.A108];&quot;&quot;);&quot;&quot;;[$'Base chart'.$AG105])" office:value-type="string" office:string-value="False">
            <text:p>False</text:p>
          </table:table-cell>
          <table:table-cell table:formula="of:=IF(EXACT([$'Base chart'.$AH105];&quot;&quot;);&quot;&quot;;IF(EXACT([.A108];&quot;&quot;);&quot;&quot;;[$'Base chart'.$AH105]))">
            <text:p/>
          </table:table-cell>
          <table:table-cell table:style-name="ce11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8];&quot;&quot;);&quot;&quot;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)" office:value-type="string" office:string-value="&#9;&#9;&lt;record id=&quot;account_account_template_0_340000&quot; model=&quot;account.account.template&quot;&gt;&#13;&#9;&#9;&#9;&lt;field name=&quot;code&quot;&gt;0-340000&lt;/field&gt;&#13;&#9;&#9;&#9;&lt;field name=&quot;name&quot;&gt;0-Aportes de capital&lt;/field&gt;&#13;&#9;&#9;&#9;&lt;field name=&quot;shortcut&quot;&gt;0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0" model="account.account.template"&gt;<text:tab/><text:tab/><text:tab/>&lt;field name="code"&gt;0-340000&lt;/field&gt;<text:tab/><text:tab/><text:tab/>&lt;field name="name"&gt;0-Aportes de capital&lt;/field&gt;<text:tab/><text:tab/><text:tab/>&lt;field name="shortcut"&gt;0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6];1);CONCATENATE([.$A$2];&quot;-&quot;;[$'Base chart'.$V106]);&quot;&quot;)" office:value-type="string" office:string-value="0-340001">
            <text:p>0-340001</text:p>
          </table:table-cell>
          <table:table-cell table:formula="of:=IF(EXACT([.A109];&quot;&quot;);&quot;&quot;;CONCATENATE([.$A$2];&quot;-&quot;;[$'Base chart'.$X106]))" office:value-type="string" office:string-value="0-Socio 1">
            <text:p>0-Socio 1</text:p>
          </table:table-cell>
          <table:table-cell table:formula="of:=IF(EXACT([.A109];&quot;&quot;);&quot;&quot;;CONCATENATE([.$A$2];&quot;-&quot;;[$'Base chart'.$AA106]))" office:value-type="string" office:string-value="0-">
            <text:p>0-</text:p>
          </table:table-cell>
          <table:table-cell table:formula="of:=IF(EXACT([$'Base chart'.$AB106];&quot;&quot;);&quot;&quot;;IF(EXACT([.A109];&quot;&quot;);&quot;&quot;;CONCATENATE(&quot;account_account_template_&quot;;[.$A$2];&quot;_&quot;;[$'Base chart'.$AB106])))" office:value-type="string" office:string-value="account_account_template_0_340000">
            <text:p>account_account_template_0_340000</text:p>
          </table:table-cell>
          <table:table-cell table:formula="of:=IF(EXACT([.A109];&quot;&quot;);&quot;&quot;;[$'Base chart'.$AD106])" office:value-type="string" office:string-value="equity">
            <text:p>equity</text:p>
          </table:table-cell>
          <table:table-cell table:formula="of:=IF(EXACT([$'Base chart'.$AE106];&quot;&quot;);&quot;&quot;;IF(EXACT([.A109];&quot;&quot;);&quot;&quot;;[$'Base chart'.$AE106]))" office:value-type="string" office:string-value="l10n_cr_base.CRC">
            <text:p>l10n_cr_base.CRC</text:p>
          </table:table-cell>
          <table:table-cell table:formula="of:=IF(EXACT([.A109];&quot;&quot;);&quot;&quot;;[$'Base chart'.$AF106])" office:value-type="string" office:string-value="other">
            <text:p>other</text:p>
          </table:table-cell>
          <table:table-cell table:formula="of:=IF(EXACT([.A109];&quot;&quot;);&quot;&quot;;[$'Base chart'.$AG106])" office:value-type="string" office:string-value="False">
            <text:p>False</text:p>
          </table:table-cell>
          <table:table-cell table:formula="of:=IF(EXACT([$'Base chart'.$AH106];&quot;&quot;);&quot;&quot;;IF(EXACT([.A109];&quot;&quot;);&quot;&quot;;[$'Base chart'.$AH106]))">
            <text:p/>
          </table:table-cell>
          <table:table-cell table:style-name="ce11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09];&quot;&quot;);&quot;&quot;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)" office:value-type="string" office:string-value="&#9;&#9;&lt;record id=&quot;account_account_template_0_340001&quot; model=&quot;account.account.template&quot;&gt;&#13;&#9;&#9;&#9;&lt;field name=&quot;code&quot;&gt;0-340001&lt;/field&gt;&#13;&#9;&#9;&#9;&lt;field name=&quot;name&quot;&gt;0-Socio 1&lt;/field&gt;&#13;&#9;&#9;&#9;&lt;field name=&quot;shortcut&quot;&gt;0-&lt;/field&gt;&#13;&#9;&#9;&#9;&lt;field name=&quot;parent_id&quot; ref=&quot;account_account_template_0_34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1" model="account.account.template"&gt;<text:tab/><text:tab/><text:tab/>&lt;field name="code"&gt;0-340001&lt;/field&gt;<text:tab/><text:tab/><text:tab/>&lt;field name="name"&gt;0-Socio 1&lt;/field&gt;<text:tab/><text:tab/><text:tab/>&lt;field name="shortcut"&gt;0-&lt;/field&gt;<text:tab/><text:tab/><text:tab/>&lt;field name="parent_id" ref="account_account_template_0_34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7];1);CONCATENATE([.$A$2];&quot;-&quot;;[$'Base chart'.$V107]);&quot;&quot;)" office:value-type="string" office:string-value="0-350000">
            <text:p>0-350000</text:p>
          </table:table-cell>
          <table:table-cell table:formula="of:=IF(EXACT([.A110];&quot;&quot;);&quot;&quot;;CONCATENATE([.$A$2];&quot;-&quot;;[$'Base chart'.$X107]))" office:value-type="string" office:string-value="0-Cuentas de superávit">
            <text:p>0-Cuentas de superávit</text:p>
          </table:table-cell>
          <table:table-cell table:formula="of:=IF(EXACT([.A110];&quot;&quot;);&quot;&quot;;CONCATENATE([.$A$2];&quot;-&quot;;[$'Base chart'.$AA107]))" office:value-type="string" office:string-value="0-Sup">
            <text:p>0-Sup</text:p>
          </table:table-cell>
          <table:table-cell table:formula="of:=IF(EXACT([$'Base chart'.$AB107];&quot;&quot;);&quot;&quot;;IF(EXACT([.A110];&quot;&quot;);&quot;&quot;;CONCATENATE(&quot;account_account_template_&quot;;[.$A$2];&quot;_&quot;;[$'Base chart'.$AB107])))" office:value-type="string" office:string-value="account_account_template_0_300000">
            <text:p>account_account_template_0_300000</text:p>
          </table:table-cell>
          <table:table-cell table:formula="of:=IF(EXACT([.A110];&quot;&quot;);&quot;&quot;;[$'Base chart'.$AD107])" office:value-type="string" office:string-value="view">
            <text:p>view</text:p>
          </table:table-cell>
          <table:table-cell table:formula="of:=IF(EXACT([$'Base chart'.$AE107];&quot;&quot;);&quot;&quot;;IF(EXACT([.A110];&quot;&quot;);&quot;&quot;;[$'Base chart'.$AE107]))" office:value-type="string" office:string-value="l10n_cr_base.CRC">
            <text:p>l10n_cr_base.CRC</text:p>
          </table:table-cell>
          <table:table-cell table:formula="of:=IF(EXACT([.A110];&quot;&quot;);&quot;&quot;;[$'Base chart'.$AF107])" office:value-type="string" office:string-value="view">
            <text:p>view</text:p>
          </table:table-cell>
          <table:table-cell table:formula="of:=IF(EXACT([.A110];&quot;&quot;);&quot;&quot;;[$'Base chart'.$AG107])" office:value-type="string" office:string-value="False">
            <text:p>False</text:p>
          </table:table-cell>
          <table:table-cell table:formula="of:=IF(EXACT([$'Base chart'.$AH107];&quot;&quot;);&quot;&quot;;IF(EXACT([.A110];&quot;&quot;);&quot;&quot;;[$'Base chart'.$AH107]))">
            <text:p/>
          </table:table-cell>
          <table:table-cell table:style-name="ce11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0];&quot;&quot;);&quot;&quot;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)" office:value-type="string" office:string-value="&#9;&#9;&lt;record id=&quot;account_account_template_0_350000&quot; model=&quot;account.account.template&quot;&gt;&#13;&#9;&#9;&#9;&lt;field name=&quot;code&quot;&gt;0-350000&lt;/field&gt;&#13;&#9;&#9;&#9;&lt;field name=&quot;name&quot;&gt;0-Cuentas de superávit&lt;/field&gt;&#13;&#9;&#9;&#9;&lt;field name=&quot;shortcut&quot;&gt;0-Sup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0" model="account.account.template"&gt;<text:tab/><text:tab/><text:tab/>&lt;field name="code"&gt;0-350000&lt;/field&gt;<text:tab/><text:tab/><text:tab/>&lt;field name="name"&gt;0-Cuentas de superávit&lt;/field&gt;<text:tab/><text:tab/><text:tab/>&lt;field name="shortcut"&gt;0-Sup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8];1);CONCATENATE([.$A$2];&quot;-&quot;;[$'Base chart'.$V108]);&quot;&quot;)" office:value-type="string" office:string-value="0-350001">
            <text:p>0-350001</text:p>
          </table:table-cell>
          <table:table-cell table:formula="of:=IF(EXACT([.A111];&quot;&quot;);&quot;&quot;;CONCATENATE([.$A$2];&quot;-&quot;;[$'Base chart'.$X108]))" office:value-type="string" office:string-value="0-Superávit de capital">
            <text:p>0-Superávit de capital</text:p>
          </table:table-cell>
          <table:table-cell table:formula="of:=IF(EXACT([.A111];&quot;&quot;);&quot;&quot;;CONCATENATE([.$A$2];&quot;-&quot;;[$'Base chart'.$AA108]))" office:value-type="string" office:string-value="0-Cap">
            <text:p>0-Cap</text:p>
          </table:table-cell>
          <table:table-cell table:formula="of:=IF(EXACT([$'Base chart'.$AB108];&quot;&quot;);&quot;&quot;;IF(EXACT([.A111];&quot;&quot;);&quot;&quot;;CONCATENATE(&quot;account_account_template_&quot;;[.$A$2];&quot;_&quot;;[$'Base chart'.$AB108])))" office:value-type="string" office:string-value="account_account_template_0_350000">
            <text:p>account_account_template_0_350000</text:p>
          </table:table-cell>
          <table:table-cell table:formula="of:=IF(EXACT([.A111];&quot;&quot;);&quot;&quot;;[$'Base chart'.$AD108])" office:value-type="string" office:string-value="equity">
            <text:p>equity</text:p>
          </table:table-cell>
          <table:table-cell table:formula="of:=IF(EXACT([$'Base chart'.$AE108];&quot;&quot;);&quot;&quot;;IF(EXACT([.A111];&quot;&quot;);&quot;&quot;;[$'Base chart'.$AE108]))" office:value-type="string" office:string-value="l10n_cr_base.CRC">
            <text:p>l10n_cr_base.CRC</text:p>
          </table:table-cell>
          <table:table-cell table:formula="of:=IF(EXACT([.A111];&quot;&quot;);&quot;&quot;;[$'Base chart'.$AF108])" office:value-type="string" office:string-value="other">
            <text:p>other</text:p>
          </table:table-cell>
          <table:table-cell table:formula="of:=IF(EXACT([.A111];&quot;&quot;);&quot;&quot;;[$'Base chart'.$AG108])" office:value-type="string" office:string-value="False">
            <text:p>False</text:p>
          </table:table-cell>
          <table:table-cell table:formula="of:=IF(EXACT([$'Base chart'.$AH108];&quot;&quot;);&quot;&quot;;IF(EXACT([.A111];&quot;&quot;);&quot;&quot;;[$'Base chart'.$AH108]))">
            <text:p/>
          </table:table-cell>
          <table:table-cell table:style-name="ce11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1];&quot;&quot;);&quot;&quot;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)" office:value-type="string" office:string-value="&#9;&#9;&lt;record id=&quot;account_account_template_0_350001&quot; model=&quot;account.account.template&quot;&gt;&#13;&#9;&#9;&#9;&lt;field name=&quot;code&quot;&gt;0-350001&lt;/field&gt;&#13;&#9;&#9;&#9;&lt;field name=&quot;name&quot;&gt;0-Superávit de capital&lt;/field&gt;&#13;&#9;&#9;&#9;&lt;field name=&quot;shortcut&quot;&gt;0-Cap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1" model="account.account.template"&gt;<text:tab/><text:tab/><text:tab/>&lt;field name="code"&gt;0-350001&lt;/field&gt;<text:tab/><text:tab/><text:tab/>&lt;field name="name"&gt;0-Superávit de capital&lt;/field&gt;<text:tab/><text:tab/><text:tab/>&lt;field name="shortcut"&gt;0-Cap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09];1);CONCATENATE([.$A$2];&quot;-&quot;;[$'Base chart'.$V109]);&quot;&quot;)" office:value-type="string" office:string-value="0-350002">
            <text:p>0-350002</text:p>
          </table:table-cell>
          <table:table-cell table:formula="of:=IF(EXACT([.A112];&quot;&quot;);&quot;&quot;;CONCATENATE([.$A$2];&quot;-&quot;;[$'Base chart'.$X109]))" office:value-type="string" office:string-value="0-Superavit por revaluación de activos">
            <text:p>0-Superavit por revaluación de activos</text:p>
          </table:table-cell>
          <table:table-cell table:formula="of:=IF(EXACT([.A112];&quot;&quot;);&quot;&quot;;CONCATENATE([.$A$2];&quot;-&quot;;[$'Base chart'.$AA109]))" office:value-type="string" office:string-value="0-Rev">
            <text:p>0-Rev</text:p>
          </table:table-cell>
          <table:table-cell table:formula="of:=IF(EXACT([$'Base chart'.$AB109];&quot;&quot;);&quot;&quot;;IF(EXACT([.A112];&quot;&quot;);&quot;&quot;;CONCATENATE(&quot;account_account_template_&quot;;[.$A$2];&quot;_&quot;;[$'Base chart'.$AB109])))" office:value-type="string" office:string-value="account_account_template_0_350000">
            <text:p>account_account_template_0_350000</text:p>
          </table:table-cell>
          <table:table-cell table:formula="of:=IF(EXACT([.A112];&quot;&quot;);&quot;&quot;;[$'Base chart'.$AD109])" office:value-type="string" office:string-value="equity">
            <text:p>equity</text:p>
          </table:table-cell>
          <table:table-cell table:formula="of:=IF(EXACT([$'Base chart'.$AE109];&quot;&quot;);&quot;&quot;;IF(EXACT([.A112];&quot;&quot;);&quot;&quot;;[$'Base chart'.$AE109]))" office:value-type="string" office:string-value="l10n_cr_base.CRC">
            <text:p>l10n_cr_base.CRC</text:p>
          </table:table-cell>
          <table:table-cell table:formula="of:=IF(EXACT([.A112];&quot;&quot;);&quot;&quot;;[$'Base chart'.$AF109])" office:value-type="string" office:string-value="other">
            <text:p>other</text:p>
          </table:table-cell>
          <table:table-cell table:formula="of:=IF(EXACT([.A112];&quot;&quot;);&quot;&quot;;[$'Base chart'.$AG109])" office:value-type="string" office:string-value="False">
            <text:p>False</text:p>
          </table:table-cell>
          <table:table-cell table:formula="of:=IF(EXACT([$'Base chart'.$AH109];&quot;&quot;);&quot;&quot;;IF(EXACT([.A112];&quot;&quot;);&quot;&quot;;[$'Base chart'.$AH109]))">
            <text:p/>
          </table:table-cell>
          <table:table-cell table:style-name="ce11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2];&quot;&quot;);&quot;&quot;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)" office:value-type="string" office:string-value="&#9;&#9;&lt;record id=&quot;account_account_template_0_350002&quot; model=&quot;account.account.template&quot;&gt;&#13;&#9;&#9;&#9;&lt;field name=&quot;code&quot;&gt;0-350002&lt;/field&gt;&#13;&#9;&#9;&#9;&lt;field name=&quot;name&quot;&gt;0-Superavit por revaluación de activos&lt;/field&gt;&#13;&#9;&#9;&#9;&lt;field name=&quot;shortcut&quot;&gt;0-Rev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2" model="account.account.template"&gt;<text:tab/><text:tab/><text:tab/>&lt;field name="code"&gt;0-350002&lt;/field&gt;<text:tab/><text:tab/><text:tab/>&lt;field name="name"&gt;0-Superavit por revaluación de activos&lt;/field&gt;<text:tab/><text:tab/><text:tab/>&lt;field name="shortcut"&gt;0-Rev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0];1);CONCATENATE([.$A$2];&quot;-&quot;;[$'Base chart'.$V110]);&quot;&quot;)" office:value-type="string" office:string-value="0-350003">
            <text:p>0-350003</text:p>
          </table:table-cell>
          <table:table-cell table:formula="of:=IF(EXACT([.A113];&quot;&quot;);&quot;&quot;;CONCATENATE([.$A$2];&quot;-&quot;;[$'Base chart'.$X110]))" office:value-type="string" office:string-value="0-Superavit ganado">
            <text:p>0-Superavit ganado</text:p>
          </table:table-cell>
          <table:table-cell table:formula="of:=IF(EXACT([.A113];&quot;&quot;);&quot;&quot;;CONCATENATE([.$A$2];&quot;-&quot;;[$'Base chart'.$AA110]))" office:value-type="string" office:string-value="0-Gan">
            <text:p>0-Gan</text:p>
          </table:table-cell>
          <table:table-cell table:formula="of:=IF(EXACT([$'Base chart'.$AB110];&quot;&quot;);&quot;&quot;;IF(EXACT([.A113];&quot;&quot;);&quot;&quot;;CONCATENATE(&quot;account_account_template_&quot;;[.$A$2];&quot;_&quot;;[$'Base chart'.$AB110])))" office:value-type="string" office:string-value="account_account_template_0_350000">
            <text:p>account_account_template_0_350000</text:p>
          </table:table-cell>
          <table:table-cell table:formula="of:=IF(EXACT([.A113];&quot;&quot;);&quot;&quot;;[$'Base chart'.$AD110])" office:value-type="string" office:string-value="equity">
            <text:p>equity</text:p>
          </table:table-cell>
          <table:table-cell table:formula="of:=IF(EXACT([$'Base chart'.$AE110];&quot;&quot;);&quot;&quot;;IF(EXACT([.A113];&quot;&quot;);&quot;&quot;;[$'Base chart'.$AE110]))" office:value-type="string" office:string-value="l10n_cr_base.CRC">
            <text:p>l10n_cr_base.CRC</text:p>
          </table:table-cell>
          <table:table-cell table:formula="of:=IF(EXACT([.A113];&quot;&quot;);&quot;&quot;;[$'Base chart'.$AF110])" office:value-type="string" office:string-value="other">
            <text:p>other</text:p>
          </table:table-cell>
          <table:table-cell table:formula="of:=IF(EXACT([.A113];&quot;&quot;);&quot;&quot;;[$'Base chart'.$AG110])" office:value-type="string" office:string-value="False">
            <text:p>False</text:p>
          </table:table-cell>
          <table:table-cell table:formula="of:=IF(EXACT([$'Base chart'.$AH110];&quot;&quot;);&quot;&quot;;IF(EXACT([.A113];&quot;&quot;);&quot;&quot;;[$'Base chart'.$AH110]))">
            <text:p/>
          </table:table-cell>
          <table:table-cell table:style-name="ce11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3];&quot;&quot;);&quot;&quot;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)" office:value-type="string" office:string-value="&#9;&#9;&lt;record id=&quot;account_account_template_0_350003&quot; model=&quot;account.account.template&quot;&gt;&#13;&#9;&#9;&#9;&lt;field name=&quot;code&quot;&gt;0-350003&lt;/field&gt;&#13;&#9;&#9;&#9;&lt;field name=&quot;name&quot;&gt;0-Superavit ganado&lt;/field&gt;&#13;&#9;&#9;&#9;&lt;field name=&quot;shortcut&quot;&gt;0-Gan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3" model="account.account.template"&gt;<text:tab/><text:tab/><text:tab/>&lt;field name="code"&gt;0-350003&lt;/field&gt;<text:tab/><text:tab/><text:tab/>&lt;field name="name"&gt;0-Superavit ganado&lt;/field&gt;<text:tab/><text:tab/><text:tab/>&lt;field name="shortcut"&gt;0-Gan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1];1);CONCATENATE([.$A$2];&quot;-&quot;;[$'Base chart'.$V111]);&quot;&quot;)" office:value-type="string" office:string-value="0-360000">
            <text:p>0-360000</text:p>
          </table:table-cell>
          <table:table-cell table:formula="of:=IF(EXACT([.A114];&quot;&quot;);&quot;&quot;;CONCATENATE([.$A$2];&quot;-&quot;;[$'Base chart'.$X111]))" office:value-type="string" office:string-value="0-Utilidad o pérdida acumulada de periodos anteriores">
            <text:p>0-Utilidad o pérdida acumulada de periodos anteriores</text:p>
          </table:table-cell>
          <table:table-cell table:formula="of:=IF(EXACT([.A114];&quot;&quot;);&quot;&quot;;CONCATENATE([.$A$2];&quot;-&quot;;[$'Base chart'.$AA111]))" office:value-type="string" office:string-value="0-Ut-Ac">
            <text:p>0-Ut-Ac</text:p>
          </table:table-cell>
          <table:table-cell table:formula="of:=IF(EXACT([$'Base chart'.$AB111];&quot;&quot;);&quot;&quot;;IF(EXACT([.A114];&quot;&quot;);&quot;&quot;;CONCATENATE(&quot;account_account_template_&quot;;[.$A$2];&quot;_&quot;;[$'Base chart'.$AB111])))" office:value-type="string" office:string-value="account_account_template_0_300000">
            <text:p>account_account_template_0_300000</text:p>
          </table:table-cell>
          <table:table-cell table:formula="of:=IF(EXACT([.A114];&quot;&quot;);&quot;&quot;;[$'Base chart'.$AD111])" office:value-type="string" office:string-value="view">
            <text:p>view</text:p>
          </table:table-cell>
          <table:table-cell table:formula="of:=IF(EXACT([$'Base chart'.$AE111];&quot;&quot;);&quot;&quot;;IF(EXACT([.A114];&quot;&quot;);&quot;&quot;;[$'Base chart'.$AE111]))" office:value-type="string" office:string-value="l10n_cr_base.CRC">
            <text:p>l10n_cr_base.CRC</text:p>
          </table:table-cell>
          <table:table-cell table:formula="of:=IF(EXACT([.A114];&quot;&quot;);&quot;&quot;;[$'Base chart'.$AF111])" office:value-type="string" office:string-value="view">
            <text:p>view</text:p>
          </table:table-cell>
          <table:table-cell table:formula="of:=IF(EXACT([.A114];&quot;&quot;);&quot;&quot;;[$'Base chart'.$AG111])" office:value-type="string" office:string-value="False">
            <text:p>False</text:p>
          </table:table-cell>
          <table:table-cell table:formula="of:=IF(EXACT([$'Base chart'.$AH111];&quot;&quot;);&quot;&quot;;IF(EXACT([.A114];&quot;&quot;);&quot;&quot;;[$'Base chart'.$AH111]))">
            <text:p/>
          </table:table-cell>
          <table:table-cell table:style-name="ce11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4];&quot;&quot;);&quot;&quot;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)" office:value-type="string" office:string-value="&#9;&#9;&lt;record id=&quot;account_account_template_0_360000&quot; model=&quot;account.account.template&quot;&gt;&#13;&#9;&#9;&#9;&lt;field name=&quot;code&quot;&gt;0-360000&lt;/field&gt;&#13;&#9;&#9;&#9;&lt;field name=&quot;name&quot;&gt;0-Utilidad o pérdida acumulada de periodos anteriores&lt;/field&gt;&#13;&#9;&#9;&#9;&lt;field name=&quot;shortcut&quot;&gt;0-Ut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0" model="account.account.template"&gt;<text:tab/><text:tab/><text:tab/>&lt;field name="code"&gt;0-360000&lt;/field&gt;<text:tab/><text:tab/><text:tab/>&lt;field name="name"&gt;0-Utilidad o pérdida acumulada de periodos anteriores&lt;/field&gt;<text:tab/><text:tab/><text:tab/>&lt;field name="shortcut"&gt;0-Ut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2];1);CONCATENATE([.$A$2];&quot;-&quot;;[$'Base chart'.$V112]);&quot;&quot;)" office:value-type="string" office:string-value="0-360001">
            <text:p>0-360001</text:p>
          </table:table-cell>
          <table:table-cell table:formula="of:=IF(EXACT([.A115];&quot;&quot;);&quot;&quot;;CONCATENATE([.$A$2];&quot;-&quot;;[$'Base chart'.$X112]))" office:value-type="string" office:string-value="0-Periodo 1">
            <text:p>0-Periodo 1</text:p>
          </table:table-cell>
          <table:table-cell table:formula="of:=IF(EXACT([.A115];&quot;&quot;);&quot;&quot;;CONCATENATE([.$A$2];&quot;-&quot;;[$'Base chart'.$AA112]))" office:value-type="string" office:string-value="0-">
            <text:p>0-</text:p>
          </table:table-cell>
          <table:table-cell table:formula="of:=IF(EXACT([$'Base chart'.$AB112];&quot;&quot;);&quot;&quot;;IF(EXACT([.A115];&quot;&quot;);&quot;&quot;;CONCATENATE(&quot;account_account_template_&quot;;[.$A$2];&quot;_&quot;;[$'Base chart'.$AB112])))" office:value-type="string" office:string-value="account_account_template_0_360000">
            <text:p>account_account_template_0_360000</text:p>
          </table:table-cell>
          <table:table-cell table:formula="of:=IF(EXACT([.A115];&quot;&quot;);&quot;&quot;;[$'Base chart'.$AD112])" office:value-type="string" office:string-value="equity">
            <text:p>equity</text:p>
          </table:table-cell>
          <table:table-cell table:formula="of:=IF(EXACT([$'Base chart'.$AE112];&quot;&quot;);&quot;&quot;;IF(EXACT([.A115];&quot;&quot;);&quot;&quot;;[$'Base chart'.$AE112]))" office:value-type="string" office:string-value="l10n_cr_base.CRC">
            <text:p>l10n_cr_base.CRC</text:p>
          </table:table-cell>
          <table:table-cell table:formula="of:=IF(EXACT([.A115];&quot;&quot;);&quot;&quot;;[$'Base chart'.$AF112])" office:value-type="string" office:string-value="other">
            <text:p>other</text:p>
          </table:table-cell>
          <table:table-cell table:formula="of:=IF(EXACT([.A115];&quot;&quot;);&quot;&quot;;[$'Base chart'.$AG112])" office:value-type="string" office:string-value="False">
            <text:p>False</text:p>
          </table:table-cell>
          <table:table-cell table:formula="of:=IF(EXACT([$'Base chart'.$AH112];&quot;&quot;);&quot;&quot;;IF(EXACT([.A115];&quot;&quot;);&quot;&quot;;[$'Base chart'.$AH112]))">
            <text:p/>
          </table:table-cell>
          <table:table-cell table:style-name="ce11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5];&quot;&quot;);&quot;&quot;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)" office:value-type="string" office:string-value="&#9;&#9;&lt;record id=&quot;account_account_template_0_360001&quot; model=&quot;account.account.template&quot;&gt;&#13;&#9;&#9;&#9;&lt;field name=&quot;code&quot;&gt;0-360001&lt;/field&gt;&#13;&#9;&#9;&#9;&lt;field name=&quot;name&quot;&gt;0-Periodo 1&lt;/field&gt;&#13;&#9;&#9;&#9;&lt;field name=&quot;shortcut&quot;&gt;0-&lt;/field&gt;&#13;&#9;&#9;&#9;&lt;field name=&quot;parent_id&quot; ref=&quot;account_account_template_0_36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1" model="account.account.template"&gt;<text:tab/><text:tab/><text:tab/>&lt;field name="code"&gt;0-360001&lt;/field&gt;<text:tab/><text:tab/><text:tab/>&lt;field name="name"&gt;0-Periodo 1&lt;/field&gt;<text:tab/><text:tab/><text:tab/>&lt;field name="shortcut"&gt;0-&lt;/field&gt;<text:tab/><text:tab/><text:tab/>&lt;field name="parent_id" ref="account_account_template_0_36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3];1);CONCATENATE([.$A$2];&quot;-&quot;;[$'Base chart'.$V113]);&quot;&quot;)" office:value-type="string" office:string-value="0-370000">
            <text:p>0-370000</text:p>
          </table:table-cell>
          <table:table-cell table:formula="of:=IF(EXACT([.A116];&quot;&quot;);&quot;&quot;;CONCATENATE([.$A$2];&quot;-&quot;;[$'Base chart'.$X113]))" office:value-type="string" office:string-value="0-Utilidad o pérdida del período actual">
            <text:p>0-Utilidad o pérdida del período actual</text:p>
          </table:table-cell>
          <table:table-cell table:formula="of:=IF(EXACT([.A116];&quot;&quot;);&quot;&quot;;CONCATENATE([.$A$2];&quot;-&quot;;[$'Base chart'.$AA113]))" office:value-type="string" office:string-value="0-Ut-Per">
            <text:p>0-Ut-Per</text:p>
          </table:table-cell>
          <table:table-cell table:formula="of:=IF(EXACT([$'Base chart'.$AB113];&quot;&quot;);&quot;&quot;;IF(EXACT([.A116];&quot;&quot;);&quot;&quot;;CONCATENATE(&quot;account_account_template_&quot;;[.$A$2];&quot;_&quot;;[$'Base chart'.$AB113])))" office:value-type="string" office:string-value="account_account_template_0_300000">
            <text:p>account_account_template_0_300000</text:p>
          </table:table-cell>
          <table:table-cell table:formula="of:=IF(EXACT([.A116];&quot;&quot;);&quot;&quot;;[$'Base chart'.$AD113])" office:value-type="string" office:string-value="view">
            <text:p>view</text:p>
          </table:table-cell>
          <table:table-cell table:formula="of:=IF(EXACT([$'Base chart'.$AE113];&quot;&quot;);&quot;&quot;;IF(EXACT([.A116];&quot;&quot;);&quot;&quot;;[$'Base chart'.$AE113]))" office:value-type="string" office:string-value="l10n_cr_base.CRC">
            <text:p>l10n_cr_base.CRC</text:p>
          </table:table-cell>
          <table:table-cell table:formula="of:=IF(EXACT([.A116];&quot;&quot;);&quot;&quot;;[$'Base chart'.$AF113])" office:value-type="string" office:string-value="view">
            <text:p>view</text:p>
          </table:table-cell>
          <table:table-cell table:formula="of:=IF(EXACT([.A116];&quot;&quot;);&quot;&quot;;[$'Base chart'.$AG113])" office:value-type="string" office:string-value="False">
            <text:p>False</text:p>
          </table:table-cell>
          <table:table-cell table:formula="of:=IF(EXACT([$'Base chart'.$AH113];&quot;&quot;);&quot;&quot;;IF(EXACT([.A116];&quot;&quot;);&quot;&quot;;[$'Base chart'.$AH113]))">
            <text:p/>
          </table:table-cell>
          <table:table-cell table:style-name="ce11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6];&quot;&quot;);&quot;&quot;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)" office:value-type="string" office:string-value="&#9;&#9;&lt;record id=&quot;account_account_template_0_370000&quot; model=&quot;account.account.template&quot;&gt;&#13;&#9;&#9;&#9;&lt;field name=&quot;code&quot;&gt;0-370000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0" model="account.account.template"&gt;<text:tab/><text:tab/><text:tab/>&lt;field name="code"&gt;0-370000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4];1);CONCATENATE([.$A$2];&quot;-&quot;;[$'Base chart'.$V114]);&quot;&quot;)" office:value-type="string" office:string-value="0-370001">
            <text:p>0-370001</text:p>
          </table:table-cell>
          <table:table-cell table:formula="of:=IF(EXACT([.A117];&quot;&quot;);&quot;&quot;;CONCATENATE([.$A$2];&quot;-&quot;;[$'Base chart'.$X114]))" office:value-type="string" office:string-value="0-Utilidad o pérdida del período actual">
            <text:p>0-Utilidad o pérdida del período actual</text:p>
          </table:table-cell>
          <table:table-cell table:formula="of:=IF(EXACT([.A117];&quot;&quot;);&quot;&quot;;CONCATENATE([.$A$2];&quot;-&quot;;[$'Base chart'.$AA114]))" office:value-type="string" office:string-value="0-Ut-Per">
            <text:p>0-Ut-Per</text:p>
          </table:table-cell>
          <table:table-cell table:formula="of:=IF(EXACT([$'Base chart'.$AB114];&quot;&quot;);&quot;&quot;;IF(EXACT([.A117];&quot;&quot;);&quot;&quot;;CONCATENATE(&quot;account_account_template_&quot;;[.$A$2];&quot;_&quot;;[$'Base chart'.$AB114])))" office:value-type="string" office:string-value="account_account_template_0_370000">
            <text:p>account_account_template_0_370000</text:p>
          </table:table-cell>
          <table:table-cell table:formula="of:=IF(EXACT([.A117];&quot;&quot;);&quot;&quot;;[$'Base chart'.$AD114])" office:value-type="string" office:string-value="equity">
            <text:p>equity</text:p>
          </table:table-cell>
          <table:table-cell table:formula="of:=IF(EXACT([$'Base chart'.$AE114];&quot;&quot;);&quot;&quot;;IF(EXACT([.A117];&quot;&quot;);&quot;&quot;;[$'Base chart'.$AE114]))" office:value-type="string" office:string-value="l10n_cr_base.CRC">
            <text:p>l10n_cr_base.CRC</text:p>
          </table:table-cell>
          <table:table-cell table:formula="of:=IF(EXACT([.A117];&quot;&quot;);&quot;&quot;;[$'Base chart'.$AF114])" office:value-type="string" office:string-value="other">
            <text:p>other</text:p>
          </table:table-cell>
          <table:table-cell table:formula="of:=IF(EXACT([.A117];&quot;&quot;);&quot;&quot;;[$'Base chart'.$AG114])" office:value-type="string" office:string-value="False">
            <text:p>False</text:p>
          </table:table-cell>
          <table:table-cell table:formula="of:=IF(EXACT([$'Base chart'.$AH114];&quot;&quot;);&quot;&quot;;IF(EXACT([.A117];&quot;&quot;);&quot;&quot;;[$'Base chart'.$AH114]))">
            <text:p/>
          </table:table-cell>
          <table:table-cell table:style-name="ce11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7];&quot;&quot;);&quot;&quot;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)" office:value-type="string" office:string-value="&#9;&#9;&lt;record id=&quot;account_account_template_0_370001&quot; model=&quot;account.account.template&quot;&gt;&#13;&#9;&#9;&#9;&lt;field name=&quot;code&quot;&gt;0-370001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7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1" model="account.account.template"&gt;<text:tab/><text:tab/><text:tab/>&lt;field name="code"&gt;0-370001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7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5];1);CONCATENATE([.$A$2];&quot;-&quot;;[$'Base chart'.$V115]);&quot;&quot;)" office:value-type="string" office:string-value="0-380000">
            <text:p>0-380000</text:p>
          </table:table-cell>
          <table:table-cell table:formula="of:=IF(EXACT([.A118];&quot;&quot;);&quot;&quot;;CONCATENATE([.$A$2];&quot;-&quot;;[$'Base chart'.$X115]))" office:value-type="string" office:string-value="0-Balance inicial">
            <text:p>0-Balance inicial</text:p>
          </table:table-cell>
          <table:table-cell table:formula="of:=IF(EXACT([.A118];&quot;&quot;);&quot;&quot;;CONCATENATE([.$A$2];&quot;-&quot;;[$'Base chart'.$AA115]))" office:value-type="string" office:string-value="0-Bal-Ini">
            <text:p>0-Bal-Ini</text:p>
          </table:table-cell>
          <table:table-cell table:formula="of:=IF(EXACT([$'Base chart'.$AB115];&quot;&quot;);&quot;&quot;;IF(EXACT([.A118];&quot;&quot;);&quot;&quot;;CONCATENATE(&quot;account_account_template_&quot;;[.$A$2];&quot;_&quot;;[$'Base chart'.$AB115])))" office:value-type="string" office:string-value="account_account_template_0_300000">
            <text:p>account_account_template_0_300000</text:p>
          </table:table-cell>
          <table:table-cell table:formula="of:=IF(EXACT([.A118];&quot;&quot;);&quot;&quot;;[$'Base chart'.$AD115])" office:value-type="string" office:string-value="view">
            <text:p>view</text:p>
          </table:table-cell>
          <table:table-cell table:formula="of:=IF(EXACT([$'Base chart'.$AE115];&quot;&quot;);&quot;&quot;;IF(EXACT([.A118];&quot;&quot;);&quot;&quot;;[$'Base chart'.$AE115]))" office:value-type="string" office:string-value="l10n_cr_base.CRC">
            <text:p>l10n_cr_base.CRC</text:p>
          </table:table-cell>
          <table:table-cell table:formula="of:=IF(EXACT([.A118];&quot;&quot;);&quot;&quot;;[$'Base chart'.$AF115])" office:value-type="string" office:string-value="view">
            <text:p>view</text:p>
          </table:table-cell>
          <table:table-cell table:formula="of:=IF(EXACT([.A118];&quot;&quot;);&quot;&quot;;[$'Base chart'.$AG115])" office:value-type="string" office:string-value="False">
            <text:p>False</text:p>
          </table:table-cell>
          <table:table-cell table:formula="of:=IF(EXACT([$'Base chart'.$AH115];&quot;&quot;);&quot;&quot;;IF(EXACT([.A118];&quot;&quot;);&quot;&quot;;[$'Base chart'.$AH115]))">
            <text:p/>
          </table:table-cell>
          <table:table-cell table:style-name="ce11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8];&quot;&quot;);&quot;&quot;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)" office:value-type="string" office:string-value="&#9;&#9;&lt;record id=&quot;account_account_template_0_380000&quot; model=&quot;account.account.template&quot;&gt;&#13;&#9;&#9;&#9;&lt;field name=&quot;code&quot;&gt;0-380000&lt;/field&gt;&#13;&#9;&#9;&#9;&lt;field name=&quot;name&quot;&gt;0-Balance inicial&lt;/field&gt;&#13;&#9;&#9;&#9;&lt;field name=&quot;shortcut&quot;&gt;0-Bal-Ini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0" model="account.account.template"&gt;<text:tab/><text:tab/><text:tab/>&lt;field name="code"&gt;0-380000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6];1);CONCATENATE([.$A$2];&quot;-&quot;;[$'Base chart'.$V116]);&quot;&quot;)" office:value-type="string" office:string-value="0-380001">
            <text:p>0-380001</text:p>
          </table:table-cell>
          <table:table-cell table:formula="of:=IF(EXACT([.A119];&quot;&quot;);&quot;&quot;;CONCATENATE([.$A$2];&quot;-&quot;;[$'Base chart'.$X116]))" office:value-type="string" office:string-value="0-Balance inicial">
            <text:p>0-Balance inicial</text:p>
          </table:table-cell>
          <table:table-cell table:formula="of:=IF(EXACT([.A119];&quot;&quot;);&quot;&quot;;CONCATENATE([.$A$2];&quot;-&quot;;[$'Base chart'.$AA116]))" office:value-type="string" office:string-value="0-Bal-Ini">
            <text:p>0-Bal-Ini</text:p>
          </table:table-cell>
          <table:table-cell table:formula="of:=IF(EXACT([$'Base chart'.$AB116];&quot;&quot;);&quot;&quot;;IF(EXACT([.A119];&quot;&quot;);&quot;&quot;;CONCATENATE(&quot;account_account_template_&quot;;[.$A$2];&quot;_&quot;;[$'Base chart'.$AB116])))" office:value-type="string" office:string-value="account_account_template_0_380000">
            <text:p>account_account_template_0_380000</text:p>
          </table:table-cell>
          <table:table-cell table:formula="of:=IF(EXACT([.A119];&quot;&quot;);&quot;&quot;;[$'Base chart'.$AD116])" office:value-type="string" office:string-value="equity">
            <text:p>equity</text:p>
          </table:table-cell>
          <table:table-cell table:formula="of:=IF(EXACT([$'Base chart'.$AE116];&quot;&quot;);&quot;&quot;;IF(EXACT([.A119];&quot;&quot;);&quot;&quot;;[$'Base chart'.$AE116]))" office:value-type="string" office:string-value="l10n_cr_base.CRC">
            <text:p>l10n_cr_base.CRC</text:p>
          </table:table-cell>
          <table:table-cell table:formula="of:=IF(EXACT([.A119];&quot;&quot;);&quot;&quot;;[$'Base chart'.$AF116])" office:value-type="string" office:string-value="other">
            <text:p>other</text:p>
          </table:table-cell>
          <table:table-cell table:formula="of:=IF(EXACT([.A119];&quot;&quot;);&quot;&quot;;[$'Base chart'.$AG116])" office:value-type="string" office:string-value="False">
            <text:p>False</text:p>
          </table:table-cell>
          <table:table-cell table:formula="of:=IF(EXACT([$'Base chart'.$AH116];&quot;&quot;);&quot;&quot;;IF(EXACT([.A119];&quot;&quot;);&quot;&quot;;[$'Base chart'.$AH116]))">
            <text:p/>
          </table:table-cell>
          <table:table-cell table:style-name="ce11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19];&quot;&quot;);&quot;&quot;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)" office:value-type="string" office:string-value="&#9;&#9;&lt;record id=&quot;account_account_template_0_380001&quot; model=&quot;account.account.template&quot;&gt;&#13;&#9;&#9;&#9;&lt;field name=&quot;code&quot;&gt;0-380001&lt;/field&gt;&#13;&#9;&#9;&#9;&lt;field name=&quot;name&quot;&gt;0-Balance inicial&lt;/field&gt;&#13;&#9;&#9;&#9;&lt;field name=&quot;shortcut&quot;&gt;0-Bal-Ini&lt;/field&gt;&#13;&#9;&#9;&#9;&lt;field name=&quot;parent_id&quot; ref=&quot;account_account_template_0_38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1" model="account.account.template"&gt;<text:tab/><text:tab/><text:tab/>&lt;field name="code"&gt;0-380001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8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7];1);CONCATENATE([.$A$2];&quot;-&quot;;[$'Base chart'.$V117]);&quot;&quot;)" office:value-type="string" office:string-value="0-400000">
            <text:p>0-400000</text:p>
          </table:table-cell>
          <table:table-cell table:formula="of:=IF(EXACT([.A120];&quot;&quot;);&quot;&quot;;CONCATENATE([.$A$2];&quot;-&quot;;[$'Base chart'.$X117]))" office:value-type="string" office:string-value="0-Ingresos">
            <text:p>0-Ingresos</text:p>
          </table:table-cell>
          <table:table-cell table:formula="of:=IF(EXACT([.A120];&quot;&quot;);&quot;&quot;;CONCATENATE([.$A$2];&quot;-&quot;;[$'Base chart'.$AA117]))" office:value-type="string" office:string-value="0-In">
            <text:p>0-In</text:p>
          </table:table-cell>
          <table:table-cell table:formula="of:=IF(EXACT([$'Base chart'.$AB117];&quot;&quot;);&quot;&quot;;IF(EXACT([.A120];&quot;&quot;);&quot;&quot;;CONCATENATE(&quot;account_account_template_&quot;;[.$A$2];&quot;_&quot;;[$'Base chart'.$AB117])))" office:value-type="string" office:string-value="account_account_template_0_000000">
            <text:p>account_account_template_0_000000</text:p>
          </table:table-cell>
          <table:table-cell table:formula="of:=IF(EXACT([.A120];&quot;&quot;);&quot;&quot;;[$'Base chart'.$AD117])" office:value-type="string" office:string-value="view">
            <text:p>view</text:p>
          </table:table-cell>
          <table:table-cell table:formula="of:=IF(EXACT([$'Base chart'.$AE117];&quot;&quot;);&quot;&quot;;IF(EXACT([.A120];&quot;&quot;);&quot;&quot;;[$'Base chart'.$AE117]))" office:value-type="string" office:string-value="l10n_cr_base.CRC">
            <text:p>l10n_cr_base.CRC</text:p>
          </table:table-cell>
          <table:table-cell table:formula="of:=IF(EXACT([.A120];&quot;&quot;);&quot;&quot;;[$'Base chart'.$AF117])" office:value-type="string" office:string-value="view">
            <text:p>view</text:p>
          </table:table-cell>
          <table:table-cell table:formula="of:=IF(EXACT([.A120];&quot;&quot;);&quot;&quot;;[$'Base chart'.$AG117])" office:value-type="string" office:string-value="False">
            <text:p>False</text:p>
          </table:table-cell>
          <table:table-cell table:formula="of:=IF(EXACT([$'Base chart'.$AH117];&quot;&quot;);&quot;&quot;;IF(EXACT([.A120];&quot;&quot;);&quot;&quot;;[$'Base chart'.$AH117]))">
            <text:p/>
          </table:table-cell>
          <table:table-cell table:style-name="ce11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0];&quot;&quot;);&quot;&quot;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)" office:value-type="string" office:string-value="&#9;&#9;&lt;record id=&quot;account_account_template_0_400000&quot; model=&quot;account.account.template&quot;&gt;&#13;&#9;&#9;&#9;&lt;field name=&quot;code&quot;&gt;0-400000&lt;/field&gt;&#13;&#9;&#9;&#9;&lt;field name=&quot;name&quot;&gt;0-Ingresos&lt;/field&gt;&#13;&#9;&#9;&#9;&lt;field name=&quot;shortcut&quot;&gt;0-In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00000" model="account.account.template"&gt;<text:tab/><text:tab/><text:tab/>&lt;field name="code"&gt;0-400000&lt;/field&gt;<text:tab/><text:tab/><text:tab/>&lt;field name="name"&gt;0-Ingresos&lt;/field&gt;<text:tab/><text:tab/><text:tab/>&lt;field name="shortcut"&gt;0-In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8];1);CONCATENATE([.$A$2];&quot;-&quot;;[$'Base chart'.$V118]);&quot;&quot;)" office:value-type="string" office:string-value="0-410000">
            <text:p>0-410000</text:p>
          </table:table-cell>
          <table:table-cell table:formula="of:=IF(EXACT([.A121];&quot;&quot;);&quot;&quot;;CONCATENATE([.$A$2];&quot;-&quot;;[$'Base chart'.$X118]))" office:value-type="string" office:string-value="0-Ingresos por ventas">
            <text:p>0-Ingresos por ventas</text:p>
          </table:table-cell>
          <table:table-cell table:formula="of:=IF(EXACT([.A121];&quot;&quot;);&quot;&quot;;CONCATENATE([.$A$2];&quot;-&quot;;[$'Base chart'.$AA118]))" office:value-type="string" office:string-value="0-Ventas">
            <text:p>0-Ventas</text:p>
          </table:table-cell>
          <table:table-cell table:formula="of:=IF(EXACT([$'Base chart'.$AB118];&quot;&quot;);&quot;&quot;;IF(EXACT([.A121];&quot;&quot;);&quot;&quot;;CONCATENATE(&quot;account_account_template_&quot;;[.$A$2];&quot;_&quot;;[$'Base chart'.$AB118])))" office:value-type="string" office:string-value="account_account_template_0_400000">
            <text:p>account_account_template_0_400000</text:p>
          </table:table-cell>
          <table:table-cell table:formula="of:=IF(EXACT([.A121];&quot;&quot;);&quot;&quot;;[$'Base chart'.$AD118])" office:value-type="string" office:string-value="view">
            <text:p>view</text:p>
          </table:table-cell>
          <table:table-cell table:formula="of:=IF(EXACT([$'Base chart'.$AE118];&quot;&quot;);&quot;&quot;;IF(EXACT([.A121];&quot;&quot;);&quot;&quot;;[$'Base chart'.$AE118]))" office:value-type="string" office:string-value="l10n_cr_base.CRC">
            <text:p>l10n_cr_base.CRC</text:p>
          </table:table-cell>
          <table:table-cell table:formula="of:=IF(EXACT([.A121];&quot;&quot;);&quot;&quot;;[$'Base chart'.$AF118])" office:value-type="string" office:string-value="view">
            <text:p>view</text:p>
          </table:table-cell>
          <table:table-cell table:formula="of:=IF(EXACT([.A121];&quot;&quot;);&quot;&quot;;[$'Base chart'.$AG118])" office:value-type="string" office:string-value="False">
            <text:p>False</text:p>
          </table:table-cell>
          <table:table-cell table:formula="of:=IF(EXACT([$'Base chart'.$AH118];&quot;&quot;);&quot;&quot;;IF(EXACT([.A121];&quot;&quot;);&quot;&quot;;[$'Base chart'.$AH118]))">
            <text:p/>
          </table:table-cell>
          <table:table-cell table:style-name="ce11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1];&quot;&quot;);&quot;&quot;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)" office:value-type="string" office:string-value="&#9;&#9;&lt;record id=&quot;account_account_template_0_410000&quot; model=&quot;account.account.template&quot;&gt;&#13;&#9;&#9;&#9;&lt;field name=&quot;code&quot;&gt;0-410000&lt;/field&gt;&#13;&#9;&#9;&#9;&lt;field name=&quot;name&quot;&gt;0-Ingresos por ventas&lt;/field&gt;&#13;&#9;&#9;&#9;&lt;field name=&quot;shortcut&quot;&gt;0-Ventas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10000" model="account.account.template"&gt;<text:tab/><text:tab/><text:tab/>&lt;field name="code"&gt;0-410000&lt;/field&gt;<text:tab/><text:tab/><text:tab/>&lt;field name="name"&gt;0-Ingresos por ventas&lt;/field&gt;<text:tab/><text:tab/><text:tab/>&lt;field name="shortcut"&gt;0-Ventas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19];1);CONCATENATE([.$A$2];&quot;-&quot;;[$'Base chart'.$V119]);&quot;&quot;)" office:value-type="string" office:string-value="0-410001">
            <text:p>0-410001</text:p>
          </table:table-cell>
          <table:table-cell table:formula="of:=IF(EXACT([.A122];&quot;&quot;);&quot;&quot;;CONCATENATE([.$A$2];&quot;-&quot;;[$'Base chart'.$X119]))" office:value-type="string" office:string-value="0-Categoría 1">
            <text:p>0-Categoría 1</text:p>
          </table:table-cell>
          <table:table-cell table:formula="of:=IF(EXACT([.A122];&quot;&quot;);&quot;&quot;;CONCATENATE([.$A$2];&quot;-&quot;;[$'Base chart'.$AA119]))" office:value-type="string" office:string-value="0-">
            <text:p>0-</text:p>
          </table:table-cell>
          <table:table-cell table:formula="of:=IF(EXACT([$'Base chart'.$AB119];&quot;&quot;);&quot;&quot;;IF(EXACT([.A122];&quot;&quot;);&quot;&quot;;CONCATENATE(&quot;account_account_template_&quot;;[.$A$2];&quot;_&quot;;[$'Base chart'.$AB119])))" office:value-type="string" office:string-value="account_account_template_0_410000">
            <text:p>account_account_template_0_410000</text:p>
          </table:table-cell>
          <table:table-cell table:formula="of:=IF(EXACT([.A122];&quot;&quot;);&quot;&quot;;[$'Base chart'.$AD119])" office:value-type="string" office:string-value="income">
            <text:p>income</text:p>
          </table:table-cell>
          <table:table-cell table:formula="of:=IF(EXACT([$'Base chart'.$AE119];&quot;&quot;);&quot;&quot;;IF(EXACT([.A122];&quot;&quot;);&quot;&quot;;[$'Base chart'.$AE119]))" office:value-type="string" office:string-value="l10n_cr_base.CRC">
            <text:p>l10n_cr_base.CRC</text:p>
          </table:table-cell>
          <table:table-cell table:formula="of:=IF(EXACT([.A122];&quot;&quot;);&quot;&quot;;[$'Base chart'.$AF119])" office:value-type="string" office:string-value="other">
            <text:p>other</text:p>
          </table:table-cell>
          <table:table-cell table:formula="of:=IF(EXACT([.A122];&quot;&quot;);&quot;&quot;;[$'Base chart'.$AG119])" office:value-type="string" office:string-value="False">
            <text:p>False</text:p>
          </table:table-cell>
          <table:table-cell table:formula="of:=IF(EXACT([$'Base chart'.$AH119];&quot;&quot;);&quot;&quot;;IF(EXACT([.A122];&quot;&quot;);&quot;&quot;;[$'Base chart'.$AH119]))" office:value-type="string" office:string-value="IV,IS">
            <text:p>IV,IS</text:p>
          </table:table-cell>
          <table:table-cell table:style-name="ce11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&#13;&#9;&#9;&#9;&lt;field name=&quot;tax_ids&quot;&gt;IS&lt;/field&gt;">
            <text:p><text:tab/><text:tab/><text:tab/>&lt;field name="tax_ids"&gt;IV&lt;/field&gt;<text:tab/><text:tab/><text:tab/>&lt;field name="tax_ids"&gt;IS&lt;/field&gt;</text:p>
          </table:table-cell>
          <table:table-cell table:style-name="ce11" table:formula="of:=IF(EXACT([.A122];&quot;&quot;);&quot;&quot;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)" office:value-type="string" office:string-value="&#9;&#9;&lt;record id=&quot;account_account_template_0_410001&quot; model=&quot;account.account.template&quot;&gt;&#13;&#9;&#9;&#9;&lt;field name=&quot;code&quot;&gt;0-410001&lt;/field&gt;&#13;&#9;&#9;&#9;&lt;field name=&quot;name&quot;&gt;0-Categoría 1&lt;/field&gt;&#13;&#9;&#9;&#9;&lt;field name=&quot;shortcut&quot;&gt;0-&lt;/field&gt;&#13;&#9;&#9;&#9;&lt;field name=&quot;parent_id&quot; ref=&quot;account_account_template_0_41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,IS&lt;/field&gt;&#13;&#9;&#9;&lt;/record&gt;">
            <text:p><text:tab/><text:tab/>&lt;record id="account_account_template_0_410001" model="account.account.template"&gt;<text:tab/><text:tab/><text:tab/>&lt;field name="code"&gt;0-410001&lt;/field&gt;<text:tab/><text:tab/><text:tab/>&lt;field name="name"&gt;0-Categoría 1&lt;/field&gt;<text:tab/><text:tab/><text:tab/>&lt;field name="shortcut"&gt;0-&lt;/field&gt;<text:tab/><text:tab/><text:tab/>&lt;field name="parent_id" ref="account_account_template_0_41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,IS&lt;/field&gt;<text:tab/><text:tab/>&lt;/record&gt;</text:p>
          </table:table-cell>
        </table:table-row>
        <table:table-row table:style-name="ro5">
          <table:table-cell table:formula="of:=IF(EXACT([$'Base chart'.$Y120];1);CONCATENATE([.$A$2];&quot;-&quot;;[$'Base chart'.$V120]);&quot;&quot;)" office:value-type="string" office:string-value="0-420000">
            <text:p>0-420000</text:p>
          </table:table-cell>
          <table:table-cell table:formula="of:=IF(EXACT([.A123];&quot;&quot;);&quot;&quot;;CONCATENATE([.$A$2];&quot;-&quot;;[$'Base chart'.$X120]))" office:value-type="string" office:string-value="0-Ingresos por administración">
            <text:p>0-Ingresos por administración</text:p>
          </table:table-cell>
          <table:table-cell table:formula="of:=IF(EXACT([.A123];&quot;&quot;);&quot;&quot;;CONCATENATE([.$A$2];&quot;-&quot;;[$'Base chart'.$AA120]))" office:value-type="string" office:string-value="0-CCorp">
            <text:p>0-CCorp</text:p>
          </table:table-cell>
          <table:table-cell table:formula="of:=IF(EXACT([$'Base chart'.$AB120];&quot;&quot;);&quot;&quot;;IF(EXACT([.A123];&quot;&quot;);&quot;&quot;;CONCATENATE(&quot;account_account_template_&quot;;[.$A$2];&quot;_&quot;;[$'Base chart'.$AB120])))" office:value-type="string" office:string-value="account_account_template_0_400000">
            <text:p>account_account_template_0_400000</text:p>
          </table:table-cell>
          <table:table-cell table:formula="of:=IF(EXACT([.A123];&quot;&quot;);&quot;&quot;;[$'Base chart'.$AD120])" office:value-type="string" office:string-value="view">
            <text:p>view</text:p>
          </table:table-cell>
          <table:table-cell table:formula="of:=IF(EXACT([$'Base chart'.$AE120];&quot;&quot;);&quot;&quot;;IF(EXACT([.A123];&quot;&quot;);&quot;&quot;;[$'Base chart'.$AE120]))" office:value-type="string" office:string-value="l10n_cr_base.CRC">
            <text:p>l10n_cr_base.CRC</text:p>
          </table:table-cell>
          <table:table-cell table:formula="of:=IF(EXACT([.A123];&quot;&quot;);&quot;&quot;;[$'Base chart'.$AF120])" office:value-type="string" office:string-value="view">
            <text:p>view</text:p>
          </table:table-cell>
          <table:table-cell table:formula="of:=IF(EXACT([.A123];&quot;&quot;);&quot;&quot;;[$'Base chart'.$AG120])" office:value-type="string" office:string-value="False">
            <text:p>False</text:p>
          </table:table-cell>
          <table:table-cell table:formula="of:=IF(EXACT([$'Base chart'.$AH120];&quot;&quot;);&quot;&quot;;IF(EXACT([.A123];&quot;&quot;);&quot;&quot;;[$'Base chart'.$AH120]))">
            <text:p/>
          </table:table-cell>
          <table:table-cell table:style-name="ce11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3];&quot;&quot;);&quot;&quot;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)" office:value-type="string" office:string-value="&#9;&#9;&lt;record id=&quot;account_account_template_0_420000&quot; model=&quot;account.account.template&quot;&gt;&#13;&#9;&#9;&#9;&lt;field name=&quot;code&quot;&gt;0-420000&lt;/field&gt;&#13;&#9;&#9;&#9;&lt;field name=&quot;name&quot;&gt;0-Ingresos por administración&lt;/field&gt;&#13;&#9;&#9;&#9;&lt;field name=&quot;shortcut&quot;&gt;0-CCorp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0" model="account.account.template"&gt;<text:tab/><text:tab/><text:tab/>&lt;field name="code"&gt;0-420000&lt;/field&gt;<text:tab/><text:tab/><text:tab/>&lt;field name="name"&gt;0-Ingresos por administración&lt;/field&gt;<text:tab/><text:tab/><text:tab/>&lt;field name="shortcut"&gt;0-CCorp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1];1);CONCATENATE([.$A$2];&quot;-&quot;;[$'Base chart'.$V121]);&quot;&quot;)" office:value-type="string" office:string-value="0-420001">
            <text:p>0-420001</text:p>
          </table:table-cell>
          <table:table-cell table:formula="of:=IF(EXACT([.A124];&quot;&quot;);&quot;&quot;;CONCATENATE([.$A$2];&quot;-&quot;;[$'Base chart'.$X121]))" office:value-type="string" office:string-value="0-Cuota por administración">
            <text:p>0-Cuota por administración</text:p>
          </table:table-cell>
          <table:table-cell table:formula="of:=IF(EXACT([.A124];&quot;&quot;);&quot;&quot;;CONCATENATE([.$A$2];&quot;-&quot;;[$'Base chart'.$AA121]))" office:value-type="string" office:string-value="0-CA">
            <text:p>0-CA</text:p>
          </table:table-cell>
          <table:table-cell table:formula="of:=IF(EXACT([$'Base chart'.$AB121];&quot;&quot;);&quot;&quot;;IF(EXACT([.A124];&quot;&quot;);&quot;&quot;;CONCATENATE(&quot;account_account_template_&quot;;[.$A$2];&quot;_&quot;;[$'Base chart'.$AB121])))" office:value-type="string" office:string-value="account_account_template_0_420000">
            <text:p>account_account_template_0_420000</text:p>
          </table:table-cell>
          <table:table-cell table:formula="of:=IF(EXACT([.A124];&quot;&quot;);&quot;&quot;;[$'Base chart'.$AD121])" office:value-type="string" office:string-value="income">
            <text:p>income</text:p>
          </table:table-cell>
          <table:table-cell table:formula="of:=IF(EXACT([$'Base chart'.$AE121];&quot;&quot;);&quot;&quot;;IF(EXACT([.A124];&quot;&quot;);&quot;&quot;;[$'Base chart'.$AE121]))" office:value-type="string" office:string-value="l10n_cr_base.CRC">
            <text:p>l10n_cr_base.CRC</text:p>
          </table:table-cell>
          <table:table-cell table:formula="of:=IF(EXACT([.A124];&quot;&quot;);&quot;&quot;;[$'Base chart'.$AF121])" office:value-type="string" office:string-value="other">
            <text:p>other</text:p>
          </table:table-cell>
          <table:table-cell table:formula="of:=IF(EXACT([.A124];&quot;&quot;);&quot;&quot;;[$'Base chart'.$AG121])" office:value-type="string" office:string-value="False">
            <text:p>False</text:p>
          </table:table-cell>
          <table:table-cell table:formula="of:=IF(EXACT([$'Base chart'.$AH121];&quot;&quot;);&quot;&quot;;IF(EXACT([.A124];&quot;&quot;);&quot;&quot;;[$'Base chart'.$AH121]))">
            <text:p/>
          </table:table-cell>
          <table:table-cell table:style-name="ce11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4];&quot;&quot;);&quot;&quot;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)" office:value-type="string" office:string-value="&#9;&#9;&lt;record id=&quot;account_account_template_0_420001&quot; model=&quot;account.account.template&quot;&gt;&#13;&#9;&#9;&#9;&lt;field name=&quot;code&quot;&gt;0-420001&lt;/field&gt;&#13;&#9;&#9;&#9;&lt;field name=&quot;name&quot;&gt;0-Cuota por administración&lt;/field&gt;&#13;&#9;&#9;&#9;&lt;field name=&quot;shortcut&quot;&gt;0-CA&lt;/field&gt;&#13;&#9;&#9;&#9;&lt;field name=&quot;parent_id&quot; ref=&quot;account_account_template_0_42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1" model="account.account.template"&gt;<text:tab/><text:tab/><text:tab/>&lt;field name="code"&gt;0-420001&lt;/field&gt;<text:tab/><text:tab/><text:tab/>&lt;field name="name"&gt;0-Cuota por administración&lt;/field&gt;<text:tab/><text:tab/><text:tab/>&lt;field name="shortcut"&gt;0-CA&lt;/field&gt;<text:tab/><text:tab/><text:tab/>&lt;field name="parent_id" ref="account_account_template_0_42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2];1);CONCATENATE([.$A$2];&quot;-&quot;;[$'Base chart'.$V122]);&quot;&quot;)" office:value-type="string" office:string-value="0-430000">
            <text:p>0-430000</text:p>
          </table:table-cell>
          <table:table-cell table:formula="of:=IF(EXACT([.A125];&quot;&quot;);&quot;&quot;;CONCATENATE([.$A$2];&quot;-&quot;;[$'Base chart'.$X122]))" office:value-type="string" office:string-value="0-Ingresos financieros">
            <text:p>0-Ingresos financieros</text:p>
          </table:table-cell>
          <table:table-cell table:formula="of:=IF(EXACT([.A125];&quot;&quot;);&quot;&quot;;CONCATENATE([.$A$2];&quot;-&quot;;[$'Base chart'.$AA122]))" office:value-type="string" office:string-value="0-Fi">
            <text:p>0-Fi</text:p>
          </table:table-cell>
          <table:table-cell table:formula="of:=IF(EXACT([$'Base chart'.$AB122];&quot;&quot;);&quot;&quot;;IF(EXACT([.A125];&quot;&quot;);&quot;&quot;;CONCATENATE(&quot;account_account_template_&quot;;[.$A$2];&quot;_&quot;;[$'Base chart'.$AB122])))" office:value-type="string" office:string-value="account_account_template_0_400000">
            <text:p>account_account_template_0_400000</text:p>
          </table:table-cell>
          <table:table-cell table:formula="of:=IF(EXACT([.A125];&quot;&quot;);&quot;&quot;;[$'Base chart'.$AD122])" office:value-type="string" office:string-value="view">
            <text:p>view</text:p>
          </table:table-cell>
          <table:table-cell table:formula="of:=IF(EXACT([$'Base chart'.$AE122];&quot;&quot;);&quot;&quot;;IF(EXACT([.A125];&quot;&quot;);&quot;&quot;;[$'Base chart'.$AE122]))" office:value-type="string" office:string-value="l10n_cr_base.CRC">
            <text:p>l10n_cr_base.CRC</text:p>
          </table:table-cell>
          <table:table-cell table:formula="of:=IF(EXACT([.A125];&quot;&quot;);&quot;&quot;;[$'Base chart'.$AF122])" office:value-type="string" office:string-value="view">
            <text:p>view</text:p>
          </table:table-cell>
          <table:table-cell table:formula="of:=IF(EXACT([.A125];&quot;&quot;);&quot;&quot;;[$'Base chart'.$AG122])" office:value-type="string" office:string-value="False">
            <text:p>False</text:p>
          </table:table-cell>
          <table:table-cell table:formula="of:=IF(EXACT([$'Base chart'.$AH122];&quot;&quot;);&quot;&quot;;IF(EXACT([.A125];&quot;&quot;);&quot;&quot;;[$'Base chart'.$AH122]))">
            <text:p/>
          </table:table-cell>
          <table:table-cell table:style-name="ce11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5];&quot;&quot;);&quot;&quot;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)" office:value-type="string" office:string-value="&#9;&#9;&lt;record id=&quot;account_account_template_0_430000&quot; model=&quot;account.account.template&quot;&gt;&#13;&#9;&#9;&#9;&lt;field name=&quot;code&quot;&gt;0-430000&lt;/field&gt;&#13;&#9;&#9;&#9;&lt;field name=&quot;name&quot;&gt;0-Ingresos financieros&lt;/field&gt;&#13;&#9;&#9;&#9;&lt;field name=&quot;shortcut&quot;&gt;0-F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0" model="account.account.template"&gt;<text:tab/><text:tab/><text:tab/>&lt;field name="code"&gt;0-430000&lt;/field&gt;<text:tab/><text:tab/><text:tab/>&lt;field name="name"&gt;0-Ingresos financieros&lt;/field&gt;<text:tab/><text:tab/><text:tab/>&lt;field name="shortcut"&gt;0-F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3];1);CONCATENATE([.$A$2];&quot;-&quot;;[$'Base chart'.$V123]);&quot;&quot;)" office:value-type="string" office:string-value="0-430001">
            <text:p>0-430001</text:p>
          </table:table-cell>
          <table:table-cell table:formula="of:=IF(EXACT([.A126];&quot;&quot;);&quot;&quot;;CONCATENATE([.$A$2];&quot;-&quot;;[$'Base chart'.$X123]))" office:value-type="string" office:string-value="0-Intereses ganados sobre cuentas corrientes">
            <text:p>0-Intereses ganados sobre cuentas corrientes</text:p>
          </table:table-cell>
          <table:table-cell table:formula="of:=IF(EXACT([.A126];&quot;&quot;);&quot;&quot;;CONCATENATE([.$A$2];&quot;-&quot;;[$'Base chart'.$AA123]))" office:value-type="string" office:string-value="0-Int">
            <text:p>0-Int</text:p>
          </table:table-cell>
          <table:table-cell table:formula="of:=IF(EXACT([$'Base chart'.$AB123];&quot;&quot;);&quot;&quot;;IF(EXACT([.A126];&quot;&quot;);&quot;&quot;;CONCATENATE(&quot;account_account_template_&quot;;[.$A$2];&quot;_&quot;;[$'Base chart'.$AB123])))" office:value-type="string" office:string-value="account_account_template_0_430000">
            <text:p>account_account_template_0_430000</text:p>
          </table:table-cell>
          <table:table-cell table:formula="of:=IF(EXACT([.A126];&quot;&quot;);&quot;&quot;;[$'Base chart'.$AD123])" office:value-type="string" office:string-value="income">
            <text:p>income</text:p>
          </table:table-cell>
          <table:table-cell table:formula="of:=IF(EXACT([$'Base chart'.$AE123];&quot;&quot;);&quot;&quot;;IF(EXACT([.A126];&quot;&quot;);&quot;&quot;;[$'Base chart'.$AE123]))" office:value-type="string" office:string-value="l10n_cr_base.CRC">
            <text:p>l10n_cr_base.CRC</text:p>
          </table:table-cell>
          <table:table-cell table:formula="of:=IF(EXACT([.A126];&quot;&quot;);&quot;&quot;;[$'Base chart'.$AF123])" office:value-type="string" office:string-value="other">
            <text:p>other</text:p>
          </table:table-cell>
          <table:table-cell table:formula="of:=IF(EXACT([.A126];&quot;&quot;);&quot;&quot;;[$'Base chart'.$AG123])" office:value-type="string" office:string-value="False">
            <text:p>False</text:p>
          </table:table-cell>
          <table:table-cell table:formula="of:=IF(EXACT([$'Base chart'.$AH123];&quot;&quot;);&quot;&quot;;IF(EXACT([.A126];&quot;&quot;);&quot;&quot;;[$'Base chart'.$AH123]))">
            <text:p/>
          </table:table-cell>
          <table:table-cell table:style-name="ce11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6];&quot;&quot;);&quot;&quot;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)" office:value-type="string" office:string-value="&#9;&#9;&lt;record id=&quot;account_account_template_0_430001&quot; model=&quot;account.account.template&quot;&gt;&#13;&#9;&#9;&#9;&lt;field name=&quot;code&quot;&gt;0-430001&lt;/field&gt;&#13;&#9;&#9;&#9;&lt;field name=&quot;name&quot;&gt;0-Intereses ganados sobre cuentas corrientes&lt;/field&gt;&#13;&#9;&#9;&#9;&lt;field name=&quot;shortcut&quot;&gt;0-Int&lt;/field&gt;&#13;&#9;&#9;&#9;&lt;field name=&quot;parent_id&quot; ref=&quot;account_account_template_0_43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1" model="account.account.template"&gt;<text:tab/><text:tab/><text:tab/>&lt;field name="code"&gt;0-430001&lt;/field&gt;<text:tab/><text:tab/><text:tab/>&lt;field name="name"&gt;0-Intereses ganados sobre cuentas corrientes&lt;/field&gt;<text:tab/><text:tab/><text:tab/>&lt;field name="shortcut"&gt;0-Int&lt;/field&gt;<text:tab/><text:tab/><text:tab/>&lt;field name="parent_id" ref="account_account_template_0_43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4];1);CONCATENATE([.$A$2];&quot;-&quot;;[$'Base chart'.$V124]);&quot;&quot;)" office:value-type="string" office:string-value="0-440000">
            <text:p>0-440000</text:p>
          </table:table-cell>
          <table:table-cell table:formula="of:=IF(EXACT([.A127];&quot;&quot;);&quot;&quot;;CONCATENATE([.$A$2];&quot;-&quot;;[$'Base chart'.$X124]))" office:value-type="string" office:string-value="0-Otros ingresos">
            <text:p>0-Otros ingresos</text:p>
          </table:table-cell>
          <table:table-cell table:formula="of:=IF(EXACT([.A127];&quot;&quot;);&quot;&quot;;CONCATENATE([.$A$2];&quot;-&quot;;[$'Base chart'.$AA124]))" office:value-type="string" office:string-value="0-OI">
            <text:p>0-OI</text:p>
          </table:table-cell>
          <table:table-cell table:formula="of:=IF(EXACT([$'Base chart'.$AB124];&quot;&quot;);&quot;&quot;;IF(EXACT([.A127];&quot;&quot;);&quot;&quot;;CONCATENATE(&quot;account_account_template_&quot;;[.$A$2];&quot;_&quot;;[$'Base chart'.$AB124])))" office:value-type="string" office:string-value="account_account_template_0_400000">
            <text:p>account_account_template_0_400000</text:p>
          </table:table-cell>
          <table:table-cell table:formula="of:=IF(EXACT([.A127];&quot;&quot;);&quot;&quot;;[$'Base chart'.$AD124])" office:value-type="string" office:string-value="view">
            <text:p>view</text:p>
          </table:table-cell>
          <table:table-cell table:formula="of:=IF(EXACT([$'Base chart'.$AE124];&quot;&quot;);&quot;&quot;;IF(EXACT([.A127];&quot;&quot;);&quot;&quot;;[$'Base chart'.$AE124]))" office:value-type="string" office:string-value="l10n_cr_base.CRC">
            <text:p>l10n_cr_base.CRC</text:p>
          </table:table-cell>
          <table:table-cell table:formula="of:=IF(EXACT([.A127];&quot;&quot;);&quot;&quot;;[$'Base chart'.$AF124])" office:value-type="string" office:string-value="view">
            <text:p>view</text:p>
          </table:table-cell>
          <table:table-cell table:formula="of:=IF(EXACT([.A127];&quot;&quot;);&quot;&quot;;[$'Base chart'.$AG124])" office:value-type="string" office:string-value="False">
            <text:p>False</text:p>
          </table:table-cell>
          <table:table-cell table:formula="of:=IF(EXACT([$'Base chart'.$AH124];&quot;&quot;);&quot;&quot;;IF(EXACT([.A127];&quot;&quot;);&quot;&quot;;[$'Base chart'.$AH124]))">
            <text:p/>
          </table:table-cell>
          <table:table-cell table:style-name="ce11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7];&quot;&quot;);&quot;&quot;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)" office:value-type="string" office:string-value="&#9;&#9;&lt;record id=&quot;account_account_template_0_440000&quot; model=&quot;account.account.template&quot;&gt;&#13;&#9;&#9;&#9;&lt;field name=&quot;code&quot;&gt;0-440000&lt;/field&gt;&#13;&#9;&#9;&#9;&lt;field name=&quot;name&quot;&gt;0-Otros ingresos&lt;/field&gt;&#13;&#9;&#9;&#9;&lt;field name=&quot;shortcut&quot;&gt;0-O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0" model="account.account.template"&gt;<text:tab/><text:tab/><text:tab/>&lt;field name="code"&gt;0-440000&lt;/field&gt;<text:tab/><text:tab/><text:tab/>&lt;field name="name"&gt;0-Otros ingresos&lt;/field&gt;<text:tab/><text:tab/><text:tab/>&lt;field name="shortcut"&gt;0-O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5];1);CONCATENATE([.$A$2];&quot;-&quot;;[$'Base chart'.$V125]);&quot;&quot;)" office:value-type="string" office:string-value="0-440001">
            <text:p>0-440001</text:p>
          </table:table-cell>
          <table:table-cell table:formula="of:=IF(EXACT([.A128];&quot;&quot;);&quot;&quot;;CONCATENATE([.$A$2];&quot;-&quot;;[$'Base chart'.$X125]))" office:value-type="string" office:string-value="0-Ajustes">
            <text:p>0-Ajustes</text:p>
          </table:table-cell>
          <table:table-cell table:formula="of:=IF(EXACT([.A128];&quot;&quot;);&quot;&quot;;CONCATENATE([.$A$2];&quot;-&quot;;[$'Base chart'.$AA125]))" office:value-type="string" office:string-value="0-Aj">
            <text:p>0-Aj</text:p>
          </table:table-cell>
          <table:table-cell table:formula="of:=IF(EXACT([$'Base chart'.$AB125];&quot;&quot;);&quot;&quot;;IF(EXACT([.A128];&quot;&quot;);&quot;&quot;;CONCATENATE(&quot;account_account_template_&quot;;[.$A$2];&quot;_&quot;;[$'Base chart'.$AB125])))" office:value-type="string" office:string-value="account_account_template_0_440000">
            <text:p>account_account_template_0_440000</text:p>
          </table:table-cell>
          <table:table-cell table:formula="of:=IF(EXACT([.A128];&quot;&quot;);&quot;&quot;;[$'Base chart'.$AD125])" office:value-type="string" office:string-value="income">
            <text:p>income</text:p>
          </table:table-cell>
          <table:table-cell table:formula="of:=IF(EXACT([$'Base chart'.$AE125];&quot;&quot;);&quot;&quot;;IF(EXACT([.A128];&quot;&quot;);&quot;&quot;;[$'Base chart'.$AE125]))" office:value-type="string" office:string-value="l10n_cr_base.CRC">
            <text:p>l10n_cr_base.CRC</text:p>
          </table:table-cell>
          <table:table-cell table:formula="of:=IF(EXACT([.A128];&quot;&quot;);&quot;&quot;;[$'Base chart'.$AF125])" office:value-type="string" office:string-value="other">
            <text:p>other</text:p>
          </table:table-cell>
          <table:table-cell table:formula="of:=IF(EXACT([.A128];&quot;&quot;);&quot;&quot;;[$'Base chart'.$AG125])" office:value-type="string" office:string-value="False">
            <text:p>False</text:p>
          </table:table-cell>
          <table:table-cell table:formula="of:=IF(EXACT([$'Base chart'.$AH125];&quot;&quot;);&quot;&quot;;IF(EXACT([.A128];&quot;&quot;);&quot;&quot;;[$'Base chart'.$AH125]))">
            <text:p/>
          </table:table-cell>
          <table:table-cell table:style-name="ce11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8];&quot;&quot;);&quot;&quot;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)" office:value-type="string" office:string-value="&#9;&#9;&lt;record id=&quot;account_account_template_0_440001&quot; model=&quot;account.account.template&quot;&gt;&#13;&#9;&#9;&#9;&lt;field name=&quot;code&quot;&gt;0-440001&lt;/field&gt;&#13;&#9;&#9;&#9;&lt;field name=&quot;name&quot;&gt;0-Ajustes&lt;/field&gt;&#13;&#9;&#9;&#9;&lt;field name=&quot;shortcut&quot;&gt;0-Aj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1" model="account.account.template"&gt;<text:tab/><text:tab/><text:tab/>&lt;field name="code"&gt;0-440001&lt;/field&gt;<text:tab/><text:tab/><text:tab/>&lt;field name="name"&gt;0-Ajustes&lt;/field&gt;<text:tab/><text:tab/><text:tab/>&lt;field name="shortcut"&gt;0-Aj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6];1);CONCATENATE([.$A$2];&quot;-&quot;;[$'Base chart'.$V126]);&quot;&quot;)" office:value-type="string" office:string-value="0-440002">
            <text:p>0-440002</text:p>
          </table:table-cell>
          <table:table-cell table:formula="of:=IF(EXACT([.A129];&quot;&quot;);&quot;&quot;;CONCATENATE([.$A$2];&quot;-&quot;;[$'Base chart'.$X126]))" office:value-type="string" office:string-value="0-Donaciones">
            <text:p>0-Donaciones</text:p>
          </table:table-cell>
          <table:table-cell table:formula="of:=IF(EXACT([.A129];&quot;&quot;);&quot;&quot;;CONCATENATE([.$A$2];&quot;-&quot;;[$'Base chart'.$AA126]))" office:value-type="string" office:string-value="0-Don">
            <text:p>0-Don</text:p>
          </table:table-cell>
          <table:table-cell table:formula="of:=IF(EXACT([$'Base chart'.$AB126];&quot;&quot;);&quot;&quot;;IF(EXACT([.A129];&quot;&quot;);&quot;&quot;;CONCATENATE(&quot;account_account_template_&quot;;[.$A$2];&quot;_&quot;;[$'Base chart'.$AB126])))" office:value-type="string" office:string-value="account_account_template_0_440000">
            <text:p>account_account_template_0_440000</text:p>
          </table:table-cell>
          <table:table-cell table:formula="of:=IF(EXACT([.A129];&quot;&quot;);&quot;&quot;;[$'Base chart'.$AD126])" office:value-type="string" office:string-value="income">
            <text:p>income</text:p>
          </table:table-cell>
          <table:table-cell table:formula="of:=IF(EXACT([$'Base chart'.$AE126];&quot;&quot;);&quot;&quot;;IF(EXACT([.A129];&quot;&quot;);&quot;&quot;;[$'Base chart'.$AE126]))" office:value-type="string" office:string-value="l10n_cr_base.CRC">
            <text:p>l10n_cr_base.CRC</text:p>
          </table:table-cell>
          <table:table-cell table:formula="of:=IF(EXACT([.A129];&quot;&quot;);&quot;&quot;;[$'Base chart'.$AF126])" office:value-type="string" office:string-value="other">
            <text:p>other</text:p>
          </table:table-cell>
          <table:table-cell table:formula="of:=IF(EXACT([.A129];&quot;&quot;);&quot;&quot;;[$'Base chart'.$AG126])" office:value-type="string" office:string-value="False">
            <text:p>False</text:p>
          </table:table-cell>
          <table:table-cell table:formula="of:=IF(EXACT([$'Base chart'.$AH126];&quot;&quot;);&quot;&quot;;IF(EXACT([.A129];&quot;&quot;);&quot;&quot;;[$'Base chart'.$AH126]))">
            <text:p/>
          </table:table-cell>
          <table:table-cell table:style-name="ce11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29];&quot;&quot;);&quot;&quot;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)" office:value-type="string" office:string-value="&#9;&#9;&lt;record id=&quot;account_account_template_0_440002&quot; model=&quot;account.account.template&quot;&gt;&#13;&#9;&#9;&#9;&lt;field name=&quot;code&quot;&gt;0-440002&lt;/field&gt;&#13;&#9;&#9;&#9;&lt;field name=&quot;name&quot;&gt;0-Donaciones&lt;/field&gt;&#13;&#9;&#9;&#9;&lt;field name=&quot;shortcut&quot;&gt;0-Don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2" model="account.account.template"&gt;<text:tab/><text:tab/><text:tab/>&lt;field name="code"&gt;0-440002&lt;/field&gt;<text:tab/><text:tab/><text:tab/>&lt;field name="name"&gt;0-Donaciones&lt;/field&gt;<text:tab/><text:tab/><text:tab/>&lt;field name="shortcut"&gt;0-Don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7];1);CONCATENATE([.$A$2];&quot;-&quot;;[$'Base chart'.$V127]);&quot;&quot;)" office:value-type="string" office:string-value="0-450000">
            <text:p>0-450000</text:p>
          </table:table-cell>
          <table:table-cell table:formula="of:=IF(EXACT([.A130];&quot;&quot;);&quot;&quot;;CONCATENATE([.$A$2];&quot;-&quot;;[$'Base chart'.$X127]))" office:value-type="string" office:string-value="0-Ingresos no gravables">
            <text:p>0-Ingresos no gravables</text:p>
          </table:table-cell>
          <table:table-cell table:formula="of:=IF(EXACT([.A130];&quot;&quot;);&quot;&quot;;CONCATENATE([.$A$2];&quot;-&quot;;[$'Base chart'.$AA127]))" office:value-type="string" office:string-value="0-NG">
            <text:p>0-NG</text:p>
          </table:table-cell>
          <table:table-cell table:formula="of:=IF(EXACT([$'Base chart'.$AB127];&quot;&quot;);&quot;&quot;;IF(EXACT([.A130];&quot;&quot;);&quot;&quot;;CONCATENATE(&quot;account_account_template_&quot;;[.$A$2];&quot;_&quot;;[$'Base chart'.$AB127])))" office:value-type="string" office:string-value="account_account_template_0_400000">
            <text:p>account_account_template_0_400000</text:p>
          </table:table-cell>
          <table:table-cell table:formula="of:=IF(EXACT([.A130];&quot;&quot;);&quot;&quot;;[$'Base chart'.$AD127])" office:value-type="string" office:string-value="view">
            <text:p>view</text:p>
          </table:table-cell>
          <table:table-cell table:formula="of:=IF(EXACT([$'Base chart'.$AE127];&quot;&quot;);&quot;&quot;;IF(EXACT([.A130];&quot;&quot;);&quot;&quot;;[$'Base chart'.$AE127]))" office:value-type="string" office:string-value="l10n_cr_base.CRC">
            <text:p>l10n_cr_base.CRC</text:p>
          </table:table-cell>
          <table:table-cell table:formula="of:=IF(EXACT([.A130];&quot;&quot;);&quot;&quot;;[$'Base chart'.$AF127])" office:value-type="string" office:string-value="view">
            <text:p>view</text:p>
          </table:table-cell>
          <table:table-cell table:formula="of:=IF(EXACT([.A130];&quot;&quot;);&quot;&quot;;[$'Base chart'.$AG127])" office:value-type="string" office:string-value="False">
            <text:p>False</text:p>
          </table:table-cell>
          <table:table-cell table:formula="of:=IF(EXACT([$'Base chart'.$AH127];&quot;&quot;);&quot;&quot;;IF(EXACT([.A130];&quot;&quot;);&quot;&quot;;[$'Base chart'.$AH127]))">
            <text:p/>
          </table:table-cell>
          <table:table-cell table:style-name="ce11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0];&quot;&quot;);&quot;&quot;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)" office:value-type="string" office:string-value="&#9;&#9;&lt;record id=&quot;account_account_template_0_450000&quot; model=&quot;account.account.template&quot;&gt;&#13;&#9;&#9;&#9;&lt;field name=&quot;code&quot;&gt;0-450000&lt;/field&gt;&#13;&#9;&#9;&#9;&lt;field name=&quot;name&quot;&gt;0-Ingresos no gravables&lt;/field&gt;&#13;&#9;&#9;&#9;&lt;field name=&quot;shortcut&quot;&gt;0-NG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0" model="account.account.template"&gt;<text:tab/><text:tab/><text:tab/>&lt;field name="code"&gt;0-450000&lt;/field&gt;<text:tab/><text:tab/><text:tab/>&lt;field name="name"&gt;0-Ingresos no gravables&lt;/field&gt;<text:tab/><text:tab/><text:tab/>&lt;field name="shortcut"&gt;0-NG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8];1);CONCATENATE([.$A$2];&quot;-&quot;;[$'Base chart'.$V128]);&quot;&quot;)" office:value-type="string" office:string-value="0-450001">
            <text:p>0-450001</text:p>
          </table:table-cell>
          <table:table-cell table:formula="of:=IF(EXACT([.A131];&quot;&quot;);&quot;&quot;;CONCATENATE([.$A$2];&quot;-&quot;;[$'Base chart'.$X128]))" office:value-type="string" office:string-value="0-Diferencial cambiario">
            <text:p>0-Diferencial cambiario</text:p>
          </table:table-cell>
          <table:table-cell table:formula="of:=IF(EXACT([.A131];&quot;&quot;);&quot;&quot;;CONCATENATE([.$A$2];&quot;-&quot;;[$'Base chart'.$AA128]))" office:value-type="string" office:string-value="0-Dif">
            <text:p>0-Dif</text:p>
          </table:table-cell>
          <table:table-cell table:formula="of:=IF(EXACT([$'Base chart'.$AB128];&quot;&quot;);&quot;&quot;;IF(EXACT([.A131];&quot;&quot;);&quot;&quot;;CONCATENATE(&quot;account_account_template_&quot;;[.$A$2];&quot;_&quot;;[$'Base chart'.$AB128])))" office:value-type="string" office:string-value="account_account_template_0_450000">
            <text:p>account_account_template_0_450000</text:p>
          </table:table-cell>
          <table:table-cell table:formula="of:=IF(EXACT([.A131];&quot;&quot;);&quot;&quot;;[$'Base chart'.$AD128])" office:value-type="string" office:string-value="income">
            <text:p>income</text:p>
          </table:table-cell>
          <table:table-cell table:formula="of:=IF(EXACT([$'Base chart'.$AE128];&quot;&quot;);&quot;&quot;;IF(EXACT([.A131];&quot;&quot;);&quot;&quot;;[$'Base chart'.$AE128]))" office:value-type="string" office:string-value="l10n_cr_base.CRC">
            <text:p>l10n_cr_base.CRC</text:p>
          </table:table-cell>
          <table:table-cell table:formula="of:=IF(EXACT([.A131];&quot;&quot;);&quot;&quot;;[$'Base chart'.$AF128])" office:value-type="string" office:string-value="other">
            <text:p>other</text:p>
          </table:table-cell>
          <table:table-cell table:formula="of:=IF(EXACT([.A131];&quot;&quot;);&quot;&quot;;[$'Base chart'.$AG128])" office:value-type="string" office:string-value="False">
            <text:p>False</text:p>
          </table:table-cell>
          <table:table-cell table:formula="of:=IF(EXACT([$'Base chart'.$AH128];&quot;&quot;);&quot;&quot;;IF(EXACT([.A131];&quot;&quot;);&quot;&quot;;[$'Base chart'.$AH128]))">
            <text:p/>
          </table:table-cell>
          <table:table-cell table:style-name="ce11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1];&quot;&quot;);&quot;&quot;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)" office:value-type="string" office:string-value="&#9;&#9;&lt;record id=&quot;account_account_template_0_450001&quot; model=&quot;account.account.template&quot;&gt;&#13;&#9;&#9;&#9;&lt;field name=&quot;code&quot;&gt;0-450001&lt;/field&gt;&#13;&#9;&#9;&#9;&lt;field name=&quot;name&quot;&gt;0-Diferencial cambiario&lt;/field&gt;&#13;&#9;&#9;&#9;&lt;field name=&quot;shortcut&quot;&gt;0-Dif&lt;/field&gt;&#13;&#9;&#9;&#9;&lt;field name=&quot;parent_id&quot; ref=&quot;account_account_template_0_45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1" model="account.account.template"&gt;<text:tab/><text:tab/><text:tab/>&lt;field name="code"&gt;0-450001&lt;/field&gt;<text:tab/><text:tab/><text:tab/>&lt;field name="name"&gt;0-Diferencial cambiario&lt;/field&gt;<text:tab/><text:tab/><text:tab/>&lt;field name="shortcut"&gt;0-Dif&lt;/field&gt;<text:tab/><text:tab/><text:tab/>&lt;field name="parent_id" ref="account_account_template_0_45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29];1);CONCATENATE([.$A$2];&quot;-&quot;;[$'Base chart'.$V129]);&quot;&quot;)" office:value-type="string" office:string-value="0-500000">
            <text:p>0-500000</text:p>
          </table:table-cell>
          <table:table-cell table:formula="of:=IF(EXACT([.A132];&quot;&quot;);&quot;&quot;;CONCATENATE([.$A$2];&quot;-&quot;;[$'Base chart'.$X129]))" office:value-type="string" office:string-value="0-Gastos">
            <text:p>0-Gastos</text:p>
          </table:table-cell>
          <table:table-cell table:formula="of:=IF(EXACT([.A132];&quot;&quot;);&quot;&quot;;CONCATENATE([.$A$2];&quot;-&quot;;[$'Base chart'.$AA129]))" office:value-type="string" office:string-value="0-Ga">
            <text:p>0-Ga</text:p>
          </table:table-cell>
          <table:table-cell table:formula="of:=IF(EXACT([$'Base chart'.$AB129];&quot;&quot;);&quot;&quot;;IF(EXACT([.A132];&quot;&quot;);&quot;&quot;;CONCATENATE(&quot;account_account_template_&quot;;[.$A$2];&quot;_&quot;;[$'Base chart'.$AB129])))" office:value-type="string" office:string-value="account_account_template_0_000000">
            <text:p>account_account_template_0_000000</text:p>
          </table:table-cell>
          <table:table-cell table:formula="of:=IF(EXACT([.A132];&quot;&quot;);&quot;&quot;;[$'Base chart'.$AD129])" office:value-type="string" office:string-value="view">
            <text:p>view</text:p>
          </table:table-cell>
          <table:table-cell table:formula="of:=IF(EXACT([$'Base chart'.$AE129];&quot;&quot;);&quot;&quot;;IF(EXACT([.A132];&quot;&quot;);&quot;&quot;;[$'Base chart'.$AE129]))" office:value-type="string" office:string-value="l10n_cr_base.CRC">
            <text:p>l10n_cr_base.CRC</text:p>
          </table:table-cell>
          <table:table-cell table:formula="of:=IF(EXACT([.A132];&quot;&quot;);&quot;&quot;;[$'Base chart'.$AF129])" office:value-type="string" office:string-value="view">
            <text:p>view</text:p>
          </table:table-cell>
          <table:table-cell table:formula="of:=IF(EXACT([.A132];&quot;&quot;);&quot;&quot;;[$'Base chart'.$AG129])" office:value-type="string" office:string-value="False">
            <text:p>False</text:p>
          </table:table-cell>
          <table:table-cell table:formula="of:=IF(EXACT([$'Base chart'.$AH129];&quot;&quot;);&quot;&quot;;IF(EXACT([.A132];&quot;&quot;);&quot;&quot;;[$'Base chart'.$AH129]))">
            <text:p/>
          </table:table-cell>
          <table:table-cell table:style-name="ce11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2];&quot;&quot;);&quot;&quot;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)" office:value-type="string" office:string-value="&#9;&#9;&lt;record id=&quot;account_account_template_0_500000&quot; model=&quot;account.account.template&quot;&gt;&#13;&#9;&#9;&#9;&lt;field name=&quot;code&quot;&gt;0-500000&lt;/field&gt;&#13;&#9;&#9;&#9;&lt;field name=&quot;name&quot;&gt;0-Gastos&lt;/field&gt;&#13;&#9;&#9;&#9;&lt;field name=&quot;shortcut&quot;&gt;0-G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00000" model="account.account.template"&gt;<text:tab/><text:tab/><text:tab/>&lt;field name="code"&gt;0-500000&lt;/field&gt;<text:tab/><text:tab/><text:tab/>&lt;field name="name"&gt;0-Gastos&lt;/field&gt;<text:tab/><text:tab/><text:tab/>&lt;field name="shortcut"&gt;0-G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0];1);CONCATENATE([.$A$2];&quot;-&quot;;[$'Base chart'.$V130]);&quot;&quot;)" office:value-type="string" office:string-value="0-510000">
            <text:p>0-510000</text:p>
          </table:table-cell>
          <table:table-cell table:formula="of:=IF(EXACT([.A133];&quot;&quot;);&quot;&quot;;CONCATENATE([.$A$2];&quot;-&quot;;[$'Base chart'.$X130]))" office:value-type="string" office:string-value="0-Gastos principales">
            <text:p>0-Gastos principales</text:p>
          </table:table-cell>
          <table:table-cell table:formula="of:=IF(EXACT([.A133];&quot;&quot;);&quot;&quot;;CONCATENATE([.$A$2];&quot;-&quot;;[$'Base chart'.$AA130]))" office:value-type="string" office:string-value="0-Gprin">
            <text:p>0-Gprin</text:p>
          </table:table-cell>
          <table:table-cell table:formula="of:=IF(EXACT([$'Base chart'.$AB130];&quot;&quot;);&quot;&quot;;IF(EXACT([.A133];&quot;&quot;);&quot;&quot;;CONCATENATE(&quot;account_account_template_&quot;;[.$A$2];&quot;_&quot;;[$'Base chart'.$AB130])))" office:value-type="string" office:string-value="account_account_template_0_500000">
            <text:p>account_account_template_0_500000</text:p>
          </table:table-cell>
          <table:table-cell table:formula="of:=IF(EXACT([.A133];&quot;&quot;);&quot;&quot;;[$'Base chart'.$AD130])" office:value-type="string" office:string-value="view">
            <text:p>view</text:p>
          </table:table-cell>
          <table:table-cell table:formula="of:=IF(EXACT([$'Base chart'.$AE130];&quot;&quot;);&quot;&quot;;IF(EXACT([.A133];&quot;&quot;);&quot;&quot;;[$'Base chart'.$AE130]))" office:value-type="string" office:string-value="l10n_cr_base.CRC">
            <text:p>l10n_cr_base.CRC</text:p>
          </table:table-cell>
          <table:table-cell table:formula="of:=IF(EXACT([.A133];&quot;&quot;);&quot;&quot;;[$'Base chart'.$AF130])" office:value-type="string" office:string-value="view">
            <text:p>view</text:p>
          </table:table-cell>
          <table:table-cell table:formula="of:=IF(EXACT([.A133];&quot;&quot;);&quot;&quot;;[$'Base chart'.$AG130])" office:value-type="string" office:string-value="False">
            <text:p>False</text:p>
          </table:table-cell>
          <table:table-cell table:formula="of:=IF(EXACT([$'Base chart'.$AH130];&quot;&quot;);&quot;&quot;;IF(EXACT([.A133];&quot;&quot;);&quot;&quot;;[$'Base chart'.$AH130]))">
            <text:p/>
          </table:table-cell>
          <table:table-cell table:style-name="ce11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3];&quot;&quot;);&quot;&quot;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)" office:value-type="string" office:string-value="&#9;&#9;&lt;record id=&quot;account_account_template_0_510000&quot; model=&quot;account.account.template&quot;&gt;&#13;&#9;&#9;&#9;&lt;field name=&quot;code&quot;&gt;0-510000&lt;/field&gt;&#13;&#9;&#9;&#9;&lt;field name=&quot;name&quot;&gt;0-Gastos principales&lt;/field&gt;&#13;&#9;&#9;&#9;&lt;field name=&quot;shortcut&quot;&gt;0-Gprin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0" model="account.account.template"&gt;<text:tab/><text:tab/><text:tab/>&lt;field name="code"&gt;0-510000&lt;/field&gt;<text:tab/><text:tab/><text:tab/>&lt;field name="name"&gt;0-Gastos principales&lt;/field&gt;<text:tab/><text:tab/><text:tab/>&lt;field name="shortcut"&gt;0-Gprin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1];1);CONCATENATE([.$A$2];&quot;-&quot;;[$'Base chart'.$V131]);&quot;&quot;)" office:value-type="string" office:string-value="0-511000">
            <text:p>0-511000</text:p>
          </table:table-cell>
          <table:table-cell table:formula="of:=IF(EXACT([.A134];&quot;&quot;);&quot;&quot;;CONCATENATE([.$A$2];&quot;-&quot;;[$'Base chart'.$X131]))" office:value-type="string" office:string-value="0-Gastos operativos">
            <text:p>0-Gastos operativos</text:p>
          </table:table-cell>
          <table:table-cell table:formula="of:=IF(EXACT([.A134];&quot;&quot;);&quot;&quot;;CONCATENATE([.$A$2];&quot;-&quot;;[$'Base chart'.$AA131]))" office:value-type="string" office:string-value="0-GO">
            <text:p>0-GO</text:p>
          </table:table-cell>
          <table:table-cell table:formula="of:=IF(EXACT([$'Base chart'.$AB131];&quot;&quot;);&quot;&quot;;IF(EXACT([.A134];&quot;&quot;);&quot;&quot;;CONCATENATE(&quot;account_account_template_&quot;;[.$A$2];&quot;_&quot;;[$'Base chart'.$AB131])))" office:value-type="string" office:string-value="account_account_template_0_510000">
            <text:p>account_account_template_0_510000</text:p>
          </table:table-cell>
          <table:table-cell table:formula="of:=IF(EXACT([.A134];&quot;&quot;);&quot;&quot;;[$'Base chart'.$AD131])" office:value-type="string" office:string-value="view">
            <text:p>view</text:p>
          </table:table-cell>
          <table:table-cell table:formula="of:=IF(EXACT([$'Base chart'.$AE131];&quot;&quot;);&quot;&quot;;IF(EXACT([.A134];&quot;&quot;);&quot;&quot;;[$'Base chart'.$AE131]))" office:value-type="string" office:string-value="l10n_cr_base.CRC">
            <text:p>l10n_cr_base.CRC</text:p>
          </table:table-cell>
          <table:table-cell table:formula="of:=IF(EXACT([.A134];&quot;&quot;);&quot;&quot;;[$'Base chart'.$AF131])" office:value-type="string" office:string-value="view">
            <text:p>view</text:p>
          </table:table-cell>
          <table:table-cell table:formula="of:=IF(EXACT([.A134];&quot;&quot;);&quot;&quot;;[$'Base chart'.$AG131])" office:value-type="string" office:string-value="False">
            <text:p>False</text:p>
          </table:table-cell>
          <table:table-cell table:formula="of:=IF(EXACT([$'Base chart'.$AH131];&quot;&quot;);&quot;&quot;;IF(EXACT([.A134];&quot;&quot;);&quot;&quot;;[$'Base chart'.$AH131]))">
            <text:p/>
          </table:table-cell>
          <table:table-cell table:style-name="ce11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4];&quot;&quot;);&quot;&quot;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)" office:value-type="string" office:string-value="&#9;&#9;&lt;record id=&quot;account_account_template_0_511000&quot; model=&quot;account.account.template&quot;&gt;&#13;&#9;&#9;&#9;&lt;field name=&quot;code&quot;&gt;0-511000&lt;/field&gt;&#13;&#9;&#9;&#9;&lt;field name=&quot;name&quot;&gt;0-Gastos operativos&lt;/field&gt;&#13;&#9;&#9;&#9;&lt;field name=&quot;shortcut&quot;&gt;0-GO&lt;/field&gt;&#13;&#9;&#9;&#9;&lt;field name=&quot;parent_id&quot; ref=&quot;account_account_template_0_5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000" model="account.account.template"&gt;<text:tab/><text:tab/><text:tab/>&lt;field name="code"&gt;0-511000&lt;/field&gt;<text:tab/><text:tab/><text:tab/>&lt;field name="name"&gt;0-Gastos operativos&lt;/field&gt;<text:tab/><text:tab/><text:tab/>&lt;field name="shortcut"&gt;0-GO&lt;/field&gt;<text:tab/><text:tab/><text:tab/>&lt;field name="parent_id" ref="account_account_template_0_5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2];1);CONCATENATE([.$A$2];&quot;-&quot;;[$'Base chart'.$V132]);&quot;&quot;)" office:value-type="string" office:string-value="0-511100">
            <text:p>0-511100</text:p>
          </table:table-cell>
          <table:table-cell table:formula="of:=IF(EXACT([.A135];&quot;&quot;);&quot;&quot;;CONCATENATE([.$A$2];&quot;-&quot;;[$'Base chart'.$X132]))" office:value-type="string" office:string-value="0-Gastos de personal">
            <text:p>0-Gastos de personal</text:p>
          </table:table-cell>
          <table:table-cell table:formula="of:=IF(EXACT([.A135];&quot;&quot;);&quot;&quot;;CONCATENATE([.$A$2];&quot;-&quot;;[$'Base chart'.$AA132]))" office:value-type="string" office:string-value="0-Gpers">
            <text:p>0-Gpers</text:p>
          </table:table-cell>
          <table:table-cell table:formula="of:=IF(EXACT([$'Base chart'.$AB132];&quot;&quot;);&quot;&quot;;IF(EXACT([.A135];&quot;&quot;);&quot;&quot;;CONCATENATE(&quot;account_account_template_&quot;;[.$A$2];&quot;_&quot;;[$'Base chart'.$AB132])))" office:value-type="string" office:string-value="account_account_template_0_511000">
            <text:p>account_account_template_0_511000</text:p>
          </table:table-cell>
          <table:table-cell table:formula="of:=IF(EXACT([.A135];&quot;&quot;);&quot;&quot;;[$'Base chart'.$AD132])" office:value-type="string" office:string-value="view">
            <text:p>view</text:p>
          </table:table-cell>
          <table:table-cell table:formula="of:=IF(EXACT([$'Base chart'.$AE132];&quot;&quot;);&quot;&quot;;IF(EXACT([.A135];&quot;&quot;);&quot;&quot;;[$'Base chart'.$AE132]))" office:value-type="string" office:string-value="l10n_cr_base.CRC">
            <text:p>l10n_cr_base.CRC</text:p>
          </table:table-cell>
          <table:table-cell table:formula="of:=IF(EXACT([.A135];&quot;&quot;);&quot;&quot;;[$'Base chart'.$AF132])" office:value-type="string" office:string-value="view">
            <text:p>view</text:p>
          </table:table-cell>
          <table:table-cell table:formula="of:=IF(EXACT([.A135];&quot;&quot;);&quot;&quot;;[$'Base chart'.$AG132])" office:value-type="string" office:string-value="False">
            <text:p>False</text:p>
          </table:table-cell>
          <table:table-cell table:formula="of:=IF(EXACT([$'Base chart'.$AH132];&quot;&quot;);&quot;&quot;;IF(EXACT([.A135];&quot;&quot;);&quot;&quot;;[$'Base chart'.$AH132]))">
            <text:p/>
          </table:table-cell>
          <table:table-cell table:style-name="ce11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5];&quot;&quot;);&quot;&quot;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)" office:value-type="string" office:string-value="&#9;&#9;&lt;record id=&quot;account_account_template_0_511100&quot; model=&quot;account.account.template&quot;&gt;&#13;&#9;&#9;&#9;&lt;field name=&quot;code&quot;&gt;0-511100&lt;/field&gt;&#13;&#9;&#9;&#9;&lt;field name=&quot;name&quot;&gt;0-Gastos de personal&lt;/field&gt;&#13;&#9;&#9;&#9;&lt;field name=&quot;shortcut&quot;&gt;0-Gpers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00" model="account.account.template"&gt;<text:tab/><text:tab/><text:tab/>&lt;field name="code"&gt;0-511100&lt;/field&gt;<text:tab/><text:tab/><text:tab/>&lt;field name="name"&gt;0-Gastos de personal&lt;/field&gt;<text:tab/><text:tab/><text:tab/>&lt;field name="shortcut"&gt;0-Gpers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3];1);CONCATENATE([.$A$2];&quot;-&quot;;[$'Base chart'.$V133]);&quot;&quot;)" office:value-type="string" office:string-value="0-511110">
            <text:p>0-511110</text:p>
          </table:table-cell>
          <table:table-cell table:formula="of:=IF(EXACT([.A136];&quot;&quot;);&quot;&quot;;CONCATENATE([.$A$2];&quot;-&quot;;[$'Base chart'.$X133]))" office:value-type="string" office:string-value="0-Salarios y deducciones">
            <text:p>0-Salarios y deducciones</text:p>
          </table:table-cell>
          <table:table-cell table:formula="of:=IF(EXACT([.A136];&quot;&quot;);&quot;&quot;;CONCATENATE([.$A$2];&quot;-&quot;;[$'Base chart'.$AA133]))" office:value-type="string" office:string-value="0-GO">
            <text:p>0-GO</text:p>
          </table:table-cell>
          <table:table-cell table:formula="of:=IF(EXACT([$'Base chart'.$AB133];&quot;&quot;);&quot;&quot;;IF(EXACT([.A136];&quot;&quot;);&quot;&quot;;CONCATENATE(&quot;account_account_template_&quot;;[.$A$2];&quot;_&quot;;[$'Base chart'.$AB133])))" office:value-type="string" office:string-value="account_account_template_0_511100">
            <text:p>account_account_template_0_511100</text:p>
          </table:table-cell>
          <table:table-cell table:formula="of:=IF(EXACT([.A136];&quot;&quot;);&quot;&quot;;[$'Base chart'.$AD133])" office:value-type="string" office:string-value="view">
            <text:p>view</text:p>
          </table:table-cell>
          <table:table-cell table:formula="of:=IF(EXACT([$'Base chart'.$AE133];&quot;&quot;);&quot;&quot;;IF(EXACT([.A136];&quot;&quot;);&quot;&quot;;[$'Base chart'.$AE133]))" office:value-type="string" office:string-value="l10n_cr_base.CRC">
            <text:p>l10n_cr_base.CRC</text:p>
          </table:table-cell>
          <table:table-cell table:formula="of:=IF(EXACT([.A136];&quot;&quot;);&quot;&quot;;[$'Base chart'.$AF133])" office:value-type="string" office:string-value="view">
            <text:p>view</text:p>
          </table:table-cell>
          <table:table-cell table:formula="of:=IF(EXACT([.A136];&quot;&quot;);&quot;&quot;;[$'Base chart'.$AG133])" office:value-type="string" office:string-value="False">
            <text:p>False</text:p>
          </table:table-cell>
          <table:table-cell table:formula="of:=IF(EXACT([$'Base chart'.$AH133];&quot;&quot;);&quot;&quot;;IF(EXACT([.A136];&quot;&quot;);&quot;&quot;;[$'Base chart'.$AH133]))">
            <text:p/>
          </table:table-cell>
          <table:table-cell table:style-name="ce11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6];&quot;&quot;);&quot;&quot;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)" office:value-type="string" office:string-value="&#9;&#9;&lt;record id=&quot;account_account_template_0_511110&quot; model=&quot;account.account.template&quot;&gt;&#13;&#9;&#9;&#9;&lt;field name=&quot;code&quot;&gt;0-511110&lt;/field&gt;&#13;&#9;&#9;&#9;&lt;field name=&quot;name&quot;&gt;0-Salarios y deducciones&lt;/field&gt;&#13;&#9;&#9;&#9;&lt;field name=&quot;shortcut&quot;&gt;0-GO&lt;/field&gt;&#13;&#9;&#9;&#9;&lt;field name=&quot;parent_id&quot; ref=&quot;account_account_template_0_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0" model="account.account.template"&gt;<text:tab/><text:tab/><text:tab/>&lt;field name="code"&gt;0-511110&lt;/field&gt;<text:tab/><text:tab/><text:tab/>&lt;field name="name"&gt;0-Salarios y deducciones&lt;/field&gt;<text:tab/><text:tab/><text:tab/>&lt;field name="shortcut"&gt;0-GO&lt;/field&gt;<text:tab/><text:tab/><text:tab/>&lt;field name="parent_id" ref="account_account_template_0_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4];1);CONCATENATE([.$A$2];&quot;-&quot;;[$'Base chart'.$V134]);&quot;&quot;)" office:value-type="string" office:string-value="0-511111">
            <text:p>0-511111</text:p>
          </table:table-cell>
          <table:table-cell table:formula="of:=IF(EXACT([.A137];&quot;&quot;);&quot;&quot;;CONCATENATE([.$A$2];&quot;-&quot;;[$'Base chart'.$X134]))" office:value-type="string" office:string-value="0-Salarios">
            <text:p>0-Salarios</text:p>
          </table:table-cell>
          <table:table-cell table:formula="of:=IF(EXACT([.A137];&quot;&quot;);&quot;&quot;;CONCATENATE([.$A$2];&quot;-&quot;;[$'Base chart'.$AA134]))" office:value-type="string" office:string-value="0-Sal">
            <text:p>0-Sal</text:p>
          </table:table-cell>
          <table:table-cell table:formula="of:=IF(EXACT([$'Base chart'.$AB134];&quot;&quot;);&quot;&quot;;IF(EXACT([.A137];&quot;&quot;);&quot;&quot;;CONCATENATE(&quot;account_account_template_&quot;;[.$A$2];&quot;_&quot;;[$'Base chart'.$AB134])))" office:value-type="string" office:string-value="account_account_template_0_511110">
            <text:p>account_account_template_0_511110</text:p>
          </table:table-cell>
          <table:table-cell table:formula="of:=IF(EXACT([.A137];&quot;&quot;);&quot;&quot;;[$'Base chart'.$AD134])" office:value-type="string" office:string-value="expense">
            <text:p>expense</text:p>
          </table:table-cell>
          <table:table-cell table:formula="of:=IF(EXACT([$'Base chart'.$AE134];&quot;&quot;);&quot;&quot;;IF(EXACT([.A137];&quot;&quot;);&quot;&quot;;[$'Base chart'.$AE134]))" office:value-type="string" office:string-value="l10n_cr_base.CRC">
            <text:p>l10n_cr_base.CRC</text:p>
          </table:table-cell>
          <table:table-cell table:formula="of:=IF(EXACT([.A137];&quot;&quot;);&quot;&quot;;[$'Base chart'.$AF134])" office:value-type="string" office:string-value="other">
            <text:p>other</text:p>
          </table:table-cell>
          <table:table-cell table:formula="of:=IF(EXACT([.A137];&quot;&quot;);&quot;&quot;;[$'Base chart'.$AG134])" office:value-type="string" office:string-value="False">
            <text:p>False</text:p>
          </table:table-cell>
          <table:table-cell table:formula="of:=IF(EXACT([$'Base chart'.$AH134];&quot;&quot;);&quot;&quot;;IF(EXACT([.A137];&quot;&quot;);&quot;&quot;;[$'Base chart'.$AH134]))">
            <text:p/>
          </table:table-cell>
          <table:table-cell table:style-name="ce11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7];&quot;&quot;);&quot;&quot;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)" office:value-type="string" office:string-value="&#9;&#9;&lt;record id=&quot;account_account_template_0_511111&quot; model=&quot;account.account.template&quot;&gt;&#13;&#9;&#9;&#9;&lt;field name=&quot;code&quot;&gt;0-511111&lt;/field&gt;&#13;&#9;&#9;&#9;&lt;field name=&quot;name&quot;&gt;0-Salarios&lt;/field&gt;&#13;&#9;&#9;&#9;&lt;field name=&quot;shortcut&quot;&gt;0-Sal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1" model="account.account.template"&gt;<text:tab/><text:tab/><text:tab/>&lt;field name="code"&gt;0-511111&lt;/field&gt;<text:tab/><text:tab/><text:tab/>&lt;field name="name"&gt;0-Salarios&lt;/field&gt;<text:tab/><text:tab/><text:tab/>&lt;field name="shortcut"&gt;0-Sal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5];1);CONCATENATE([.$A$2];&quot;-&quot;;[$'Base chart'.$V135]);&quot;&quot;)" office:value-type="string" office:string-value="0-511112">
            <text:p>0-511112</text:p>
          </table:table-cell>
          <table:table-cell table:formula="of:=IF(EXACT([.A138];&quot;&quot;);&quot;&quot;;CONCATENATE([.$A$2];&quot;-&quot;;[$'Base chart'.$X135]))" office:value-type="string" office:string-value="0-Extras">
            <text:p>0-Extras</text:p>
          </table:table-cell>
          <table:table-cell table:formula="of:=IF(EXACT([.A138];&quot;&quot;);&quot;&quot;;CONCATENATE([.$A$2];&quot;-&quot;;[$'Base chart'.$AA135]))" office:value-type="string" office:string-value="0-Ext">
            <text:p>0-Ext</text:p>
          </table:table-cell>
          <table:table-cell table:formula="of:=IF(EXACT([$'Base chart'.$AB135];&quot;&quot;);&quot;&quot;;IF(EXACT([.A138];&quot;&quot;);&quot;&quot;;CONCATENATE(&quot;account_account_template_&quot;;[.$A$2];&quot;_&quot;;[$'Base chart'.$AB135])))" office:value-type="string" office:string-value="account_account_template_0_511110">
            <text:p>account_account_template_0_511110</text:p>
          </table:table-cell>
          <table:table-cell table:formula="of:=IF(EXACT([.A138];&quot;&quot;);&quot;&quot;;[$'Base chart'.$AD135])" office:value-type="string" office:string-value="expense">
            <text:p>expense</text:p>
          </table:table-cell>
          <table:table-cell table:formula="of:=IF(EXACT([$'Base chart'.$AE135];&quot;&quot;);&quot;&quot;;IF(EXACT([.A138];&quot;&quot;);&quot;&quot;;[$'Base chart'.$AE135]))" office:value-type="string" office:string-value="l10n_cr_base.CRC">
            <text:p>l10n_cr_base.CRC</text:p>
          </table:table-cell>
          <table:table-cell table:formula="of:=IF(EXACT([.A138];&quot;&quot;);&quot;&quot;;[$'Base chart'.$AF135])" office:value-type="string" office:string-value="other">
            <text:p>other</text:p>
          </table:table-cell>
          <table:table-cell table:formula="of:=IF(EXACT([.A138];&quot;&quot;);&quot;&quot;;[$'Base chart'.$AG135])" office:value-type="string" office:string-value="False">
            <text:p>False</text:p>
          </table:table-cell>
          <table:table-cell table:formula="of:=IF(EXACT([$'Base chart'.$AH135];&quot;&quot;);&quot;&quot;;IF(EXACT([.A138];&quot;&quot;);&quot;&quot;;[$'Base chart'.$AH135]))">
            <text:p/>
          </table:table-cell>
          <table:table-cell table:style-name="ce11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8];&quot;&quot;);&quot;&quot;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)" office:value-type="string" office:string-value="&#9;&#9;&lt;record id=&quot;account_account_template_0_511112&quot; model=&quot;account.account.template&quot;&gt;&#13;&#9;&#9;&#9;&lt;field name=&quot;code&quot;&gt;0-511112&lt;/field&gt;&#13;&#9;&#9;&#9;&lt;field name=&quot;name&quot;&gt;0-Extras&lt;/field&gt;&#13;&#9;&#9;&#9;&lt;field name=&quot;shortcut&quot;&gt;0-Ext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2" model="account.account.template"&gt;<text:tab/><text:tab/><text:tab/>&lt;field name="code"&gt;0-511112&lt;/field&gt;<text:tab/><text:tab/><text:tab/>&lt;field name="name"&gt;0-Extras&lt;/field&gt;<text:tab/><text:tab/><text:tab/>&lt;field name="shortcut"&gt;0-Ext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6];1);CONCATENATE([.$A$2];&quot;-&quot;;[$'Base chart'.$V136]);&quot;&quot;)" office:value-type="string" office:string-value="0-511113">
            <text:p>0-511113</text:p>
          </table:table-cell>
          <table:table-cell table:formula="of:=IF(EXACT([.A139];&quot;&quot;);&quot;&quot;;CONCATENATE([.$A$2];&quot;-&quot;;[$'Base chart'.$X136]))" office:value-type="string" office:string-value="0-Bonificaciones">
            <text:p>0-Bonificaciones</text:p>
          </table:table-cell>
          <table:table-cell table:formula="of:=IF(EXACT([.A139];&quot;&quot;);&quot;&quot;;CONCATENATE([.$A$2];&quot;-&quot;;[$'Base chart'.$AA136]))" office:value-type="string" office:string-value="0-Bon">
            <text:p>0-Bon</text:p>
          </table:table-cell>
          <table:table-cell table:formula="of:=IF(EXACT([$'Base chart'.$AB136];&quot;&quot;);&quot;&quot;;IF(EXACT([.A139];&quot;&quot;);&quot;&quot;;CONCATENATE(&quot;account_account_template_&quot;;[.$A$2];&quot;_&quot;;[$'Base chart'.$AB136])))" office:value-type="string" office:string-value="account_account_template_0_511110">
            <text:p>account_account_template_0_511110</text:p>
          </table:table-cell>
          <table:table-cell table:formula="of:=IF(EXACT([.A139];&quot;&quot;);&quot;&quot;;[$'Base chart'.$AD136])" office:value-type="string" office:string-value="expense">
            <text:p>expense</text:p>
          </table:table-cell>
          <table:table-cell table:formula="of:=IF(EXACT([$'Base chart'.$AE136];&quot;&quot;);&quot;&quot;;IF(EXACT([.A139];&quot;&quot;);&quot;&quot;;[$'Base chart'.$AE136]))" office:value-type="string" office:string-value="l10n_cr_base.CRC">
            <text:p>l10n_cr_base.CRC</text:p>
          </table:table-cell>
          <table:table-cell table:formula="of:=IF(EXACT([.A139];&quot;&quot;);&quot;&quot;;[$'Base chart'.$AF136])" office:value-type="string" office:string-value="other">
            <text:p>other</text:p>
          </table:table-cell>
          <table:table-cell table:formula="of:=IF(EXACT([.A139];&quot;&quot;);&quot;&quot;;[$'Base chart'.$AG136])" office:value-type="string" office:string-value="False">
            <text:p>False</text:p>
          </table:table-cell>
          <table:table-cell table:formula="of:=IF(EXACT([$'Base chart'.$AH136];&quot;&quot;);&quot;&quot;;IF(EXACT([.A139];&quot;&quot;);&quot;&quot;;[$'Base chart'.$AH136]))">
            <text:p/>
          </table:table-cell>
          <table:table-cell table:style-name="ce11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39];&quot;&quot;);&quot;&quot;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)" office:value-type="string" office:string-value="&#9;&#9;&lt;record id=&quot;account_account_template_0_511113&quot; model=&quot;account.account.template&quot;&gt;&#13;&#9;&#9;&#9;&lt;field name=&quot;code&quot;&gt;0-511113&lt;/field&gt;&#13;&#9;&#9;&#9;&lt;field name=&quot;name&quot;&gt;0-Bonificaciones&lt;/field&gt;&#13;&#9;&#9;&#9;&lt;field name=&quot;shortcut&quot;&gt;0-Bon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3" model="account.account.template"&gt;<text:tab/><text:tab/><text:tab/>&lt;field name="code"&gt;0-511113&lt;/field&gt;<text:tab/><text:tab/><text:tab/>&lt;field name="name"&gt;0-Bonificaciones&lt;/field&gt;<text:tab/><text:tab/><text:tab/>&lt;field name="shortcut"&gt;0-Bon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7];1);CONCATENATE([.$A$2];&quot;-&quot;;[$'Base chart'.$V137]);&quot;&quot;)" office:value-type="string" office:string-value="0-511114">
            <text:p>0-511114</text:p>
          </table:table-cell>
          <table:table-cell table:formula="of:=IF(EXACT([.A140];&quot;&quot;);&quot;&quot;;CONCATENATE([.$A$2];&quot;-&quot;;[$'Base chart'.$X137]))" office:value-type="string" office:string-value="0-Comisiones">
            <text:p>0-Comisiones</text:p>
          </table:table-cell>
          <table:table-cell table:formula="of:=IF(EXACT([.A140];&quot;&quot;);&quot;&quot;;CONCATENATE([.$A$2];&quot;-&quot;;[$'Base chart'.$AA137]))" office:value-type="string" office:string-value="0-Com">
            <text:p>0-Com</text:p>
          </table:table-cell>
          <table:table-cell table:formula="of:=IF(EXACT([$'Base chart'.$AB137];&quot;&quot;);&quot;&quot;;IF(EXACT([.A140];&quot;&quot;);&quot;&quot;;CONCATENATE(&quot;account_account_template_&quot;;[.$A$2];&quot;_&quot;;[$'Base chart'.$AB137])))" office:value-type="string" office:string-value="account_account_template_0_511110">
            <text:p>account_account_template_0_511110</text:p>
          </table:table-cell>
          <table:table-cell table:formula="of:=IF(EXACT([.A140];&quot;&quot;);&quot;&quot;;[$'Base chart'.$AD137])" office:value-type="string" office:string-value="expense">
            <text:p>expense</text:p>
          </table:table-cell>
          <table:table-cell table:formula="of:=IF(EXACT([$'Base chart'.$AE137];&quot;&quot;);&quot;&quot;;IF(EXACT([.A140];&quot;&quot;);&quot;&quot;;[$'Base chart'.$AE137]))" office:value-type="string" office:string-value="l10n_cr_base.CRC">
            <text:p>l10n_cr_base.CRC</text:p>
          </table:table-cell>
          <table:table-cell table:formula="of:=IF(EXACT([.A140];&quot;&quot;);&quot;&quot;;[$'Base chart'.$AF137])" office:value-type="string" office:string-value="other">
            <text:p>other</text:p>
          </table:table-cell>
          <table:table-cell table:formula="of:=IF(EXACT([.A140];&quot;&quot;);&quot;&quot;;[$'Base chart'.$AG137])" office:value-type="string" office:string-value="False">
            <text:p>False</text:p>
          </table:table-cell>
          <table:table-cell table:formula="of:=IF(EXACT([$'Base chart'.$AH137];&quot;&quot;);&quot;&quot;;IF(EXACT([.A140];&quot;&quot;);&quot;&quot;;[$'Base chart'.$AH137]))">
            <text:p/>
          </table:table-cell>
          <table:table-cell table:style-name="ce11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0];&quot;&quot;);&quot;&quot;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)" office:value-type="string" office:string-value="&#9;&#9;&lt;record id=&quot;account_account_template_0_511114&quot; model=&quot;account.account.template&quot;&gt;&#13;&#9;&#9;&#9;&lt;field name=&quot;code&quot;&gt;0-511114&lt;/field&gt;&#13;&#9;&#9;&#9;&lt;field name=&quot;name&quot;&gt;0-Comisiones&lt;/field&gt;&#13;&#9;&#9;&#9;&lt;field name=&quot;shortcut&quot;&gt;0-Com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4" model="account.account.template"&gt;<text:tab/><text:tab/><text:tab/>&lt;field name="code"&gt;0-511114&lt;/field&gt;<text:tab/><text:tab/><text:tab/>&lt;field name="name"&gt;0-Comisiones&lt;/field&gt;<text:tab/><text:tab/><text:tab/>&lt;field name="shortcut"&gt;0-Com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8];1);CONCATENATE([.$A$2];&quot;-&quot;;[$'Base chart'.$V138]);&quot;&quot;)" office:value-type="string" office:string-value="0-511115">
            <text:p>0-511115</text:p>
          </table:table-cell>
          <table:table-cell table:formula="of:=IF(EXACT([.A141];&quot;&quot;);&quot;&quot;;CONCATENATE([.$A$2];&quot;-&quot;;[$'Base chart'.$X138]))" office:value-type="string" office:string-value="0-Cargas patronales">
            <text:p>0-Cargas patronales</text:p>
          </table:table-cell>
          <table:table-cell table:formula="of:=IF(EXACT([.A141];&quot;&quot;);&quot;&quot;;CONCATENATE([.$A$2];&quot;-&quot;;[$'Base chart'.$AA138]))" office:value-type="string" office:string-value="0-Cpat">
            <text:p>0-Cpat</text:p>
          </table:table-cell>
          <table:table-cell table:formula="of:=IF(EXACT([$'Base chart'.$AB138];&quot;&quot;);&quot;&quot;;IF(EXACT([.A141];&quot;&quot;);&quot;&quot;;CONCATENATE(&quot;account_account_template_&quot;;[.$A$2];&quot;_&quot;;[$'Base chart'.$AB138])))" office:value-type="string" office:string-value="account_account_template_0_511110">
            <text:p>account_account_template_0_511110</text:p>
          </table:table-cell>
          <table:table-cell table:formula="of:=IF(EXACT([.A141];&quot;&quot;);&quot;&quot;;[$'Base chart'.$AD138])" office:value-type="string" office:string-value="expense">
            <text:p>expense</text:p>
          </table:table-cell>
          <table:table-cell table:formula="of:=IF(EXACT([$'Base chart'.$AE138];&quot;&quot;);&quot;&quot;;IF(EXACT([.A141];&quot;&quot;);&quot;&quot;;[$'Base chart'.$AE138]))" office:value-type="string" office:string-value="l10n_cr_base.CRC">
            <text:p>l10n_cr_base.CRC</text:p>
          </table:table-cell>
          <table:table-cell table:formula="of:=IF(EXACT([.A141];&quot;&quot;);&quot;&quot;;[$'Base chart'.$AF138])" office:value-type="string" office:string-value="other">
            <text:p>other</text:p>
          </table:table-cell>
          <table:table-cell table:formula="of:=IF(EXACT([.A141];&quot;&quot;);&quot;&quot;;[$'Base chart'.$AG138])" office:value-type="string" office:string-value="False">
            <text:p>False</text:p>
          </table:table-cell>
          <table:table-cell table:formula="of:=IF(EXACT([$'Base chart'.$AH138];&quot;&quot;);&quot;&quot;;IF(EXACT([.A141];&quot;&quot;);&quot;&quot;;[$'Base chart'.$AH138]))">
            <text:p/>
          </table:table-cell>
          <table:table-cell table:style-name="ce11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1];&quot;&quot;);&quot;&quot;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)" office:value-type="string" office:string-value="&#9;&#9;&lt;record id=&quot;account_account_template_0_511115&quot; model=&quot;account.account.template&quot;&gt;&#13;&#9;&#9;&#9;&lt;field name=&quot;code&quot;&gt;0-511115&lt;/field&gt;&#13;&#9;&#9;&#9;&lt;field name=&quot;name&quot;&gt;0-Cargas patronales&lt;/field&gt;&#13;&#9;&#9;&#9;&lt;field name=&quot;shortcut&quot;&gt;0-Cpat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5" model="account.account.template"&gt;<text:tab/><text:tab/><text:tab/>&lt;field name="code"&gt;0-511115&lt;/field&gt;<text:tab/><text:tab/><text:tab/>&lt;field name="name"&gt;0-Cargas patronales&lt;/field&gt;<text:tab/><text:tab/><text:tab/>&lt;field name="shortcut"&gt;0-Cpat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39];1);CONCATENATE([.$A$2];&quot;-&quot;;[$'Base chart'.$V139]);&quot;&quot;)" office:value-type="string" office:string-value="0-511116">
            <text:p>0-511116</text:p>
          </table:table-cell>
          <table:table-cell table:formula="of:=IF(EXACT([.A142];&quot;&quot;);&quot;&quot;;CONCATENATE([.$A$2];&quot;-&quot;;[$'Base chart'.$X139]))" office:value-type="string" office:string-value="0-Aguinaldo">
            <text:p>0-Aguinaldo</text:p>
          </table:table-cell>
          <table:table-cell table:formula="of:=IF(EXACT([.A142];&quot;&quot;);&quot;&quot;;CONCATENATE([.$A$2];&quot;-&quot;;[$'Base chart'.$AA139]))" office:value-type="string" office:string-value="0-Ag">
            <text:p>0-Ag</text:p>
          </table:table-cell>
          <table:table-cell table:formula="of:=IF(EXACT([$'Base chart'.$AB139];&quot;&quot;);&quot;&quot;;IF(EXACT([.A142];&quot;&quot;);&quot;&quot;;CONCATENATE(&quot;account_account_template_&quot;;[.$A$2];&quot;_&quot;;[$'Base chart'.$AB139])))" office:value-type="string" office:string-value="account_account_template_0_511110">
            <text:p>account_account_template_0_511110</text:p>
          </table:table-cell>
          <table:table-cell table:formula="of:=IF(EXACT([.A142];&quot;&quot;);&quot;&quot;;[$'Base chart'.$AD139])" office:value-type="string" office:string-value="expense">
            <text:p>expense</text:p>
          </table:table-cell>
          <table:table-cell table:formula="of:=IF(EXACT([$'Base chart'.$AE139];&quot;&quot;);&quot;&quot;;IF(EXACT([.A142];&quot;&quot;);&quot;&quot;;[$'Base chart'.$AE139]))" office:value-type="string" office:string-value="l10n_cr_base.CRC">
            <text:p>l10n_cr_base.CRC</text:p>
          </table:table-cell>
          <table:table-cell table:formula="of:=IF(EXACT([.A142];&quot;&quot;);&quot;&quot;;[$'Base chart'.$AF139])" office:value-type="string" office:string-value="other">
            <text:p>other</text:p>
          </table:table-cell>
          <table:table-cell table:formula="of:=IF(EXACT([.A142];&quot;&quot;);&quot;&quot;;[$'Base chart'.$AG139])" office:value-type="string" office:string-value="False">
            <text:p>False</text:p>
          </table:table-cell>
          <table:table-cell table:formula="of:=IF(EXACT([$'Base chart'.$AH139];&quot;&quot;);&quot;&quot;;IF(EXACT([.A142];&quot;&quot;);&quot;&quot;;[$'Base chart'.$AH139]))">
            <text:p/>
          </table:table-cell>
          <table:table-cell table:style-name="ce11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2];&quot;&quot;);&quot;&quot;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)" office:value-type="string" office:string-value="&#9;&#9;&lt;record id=&quot;account_account_template_0_511116&quot; model=&quot;account.account.template&quot;&gt;&#13;&#9;&#9;&#9;&lt;field name=&quot;code&quot;&gt;0-511116&lt;/field&gt;&#13;&#9;&#9;&#9;&lt;field name=&quot;name&quot;&gt;0-Aguinaldo&lt;/field&gt;&#13;&#9;&#9;&#9;&lt;field name=&quot;shortcut&quot;&gt;0-Ag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6" model="account.account.template"&gt;<text:tab/><text:tab/><text:tab/>&lt;field name="code"&gt;0-511116&lt;/field&gt;<text:tab/><text:tab/><text:tab/>&lt;field name="name"&gt;0-Aguinaldo&lt;/field&gt;<text:tab/><text:tab/><text:tab/>&lt;field name="shortcut"&gt;0-Ag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0];1);CONCATENATE([.$A$2];&quot;-&quot;;[$'Base chart'.$V140]);&quot;&quot;)" office:value-type="string" office:string-value="0-511117">
            <text:p>0-511117</text:p>
          </table:table-cell>
          <table:table-cell table:formula="of:=IF(EXACT([.A143];&quot;&quot;);&quot;&quot;;CONCATENATE([.$A$2];&quot;-&quot;;[$'Base chart'.$X140]))" office:value-type="string" office:string-value="0-Preaviso">
            <text:p>0-Preaviso</text:p>
          </table:table-cell>
          <table:table-cell table:formula="of:=IF(EXACT([.A143];&quot;&quot;);&quot;&quot;;CONCATENATE([.$A$2];&quot;-&quot;;[$'Base chart'.$AA140]))" office:value-type="string" office:string-value="0-Pre">
            <text:p>0-Pre</text:p>
          </table:table-cell>
          <table:table-cell table:formula="of:=IF(EXACT([$'Base chart'.$AB140];&quot;&quot;);&quot;&quot;;IF(EXACT([.A143];&quot;&quot;);&quot;&quot;;CONCATENATE(&quot;account_account_template_&quot;;[.$A$2];&quot;_&quot;;[$'Base chart'.$AB140])))" office:value-type="string" office:string-value="account_account_template_0_511110">
            <text:p>account_account_template_0_511110</text:p>
          </table:table-cell>
          <table:table-cell table:formula="of:=IF(EXACT([.A143];&quot;&quot;);&quot;&quot;;[$'Base chart'.$AD140])" office:value-type="string" office:string-value="expense">
            <text:p>expense</text:p>
          </table:table-cell>
          <table:table-cell table:formula="of:=IF(EXACT([$'Base chart'.$AE140];&quot;&quot;);&quot;&quot;;IF(EXACT([.A143];&quot;&quot;);&quot;&quot;;[$'Base chart'.$AE140]))" office:value-type="string" office:string-value="l10n_cr_base.CRC">
            <text:p>l10n_cr_base.CRC</text:p>
          </table:table-cell>
          <table:table-cell table:formula="of:=IF(EXACT([.A143];&quot;&quot;);&quot;&quot;;[$'Base chart'.$AF140])" office:value-type="string" office:string-value="other">
            <text:p>other</text:p>
          </table:table-cell>
          <table:table-cell table:formula="of:=IF(EXACT([.A143];&quot;&quot;);&quot;&quot;;[$'Base chart'.$AG140])" office:value-type="string" office:string-value="False">
            <text:p>False</text:p>
          </table:table-cell>
          <table:table-cell table:formula="of:=IF(EXACT([$'Base chart'.$AH140];&quot;&quot;);&quot;&quot;;IF(EXACT([.A143];&quot;&quot;);&quot;&quot;;[$'Base chart'.$AH140]))">
            <text:p/>
          </table:table-cell>
          <table:table-cell table:style-name="ce11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3];&quot;&quot;);&quot;&quot;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)" office:value-type="string" office:string-value="&#9;&#9;&lt;record id=&quot;account_account_template_0_511117&quot; model=&quot;account.account.template&quot;&gt;&#13;&#9;&#9;&#9;&lt;field name=&quot;code&quot;&gt;0-511117&lt;/field&gt;&#13;&#9;&#9;&#9;&lt;field name=&quot;name&quot;&gt;0-Preaviso&lt;/field&gt;&#13;&#9;&#9;&#9;&lt;field name=&quot;shortcut&quot;&gt;0-Pre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7" model="account.account.template"&gt;<text:tab/><text:tab/><text:tab/>&lt;field name="code"&gt;0-511117&lt;/field&gt;<text:tab/><text:tab/><text:tab/>&lt;field name="name"&gt;0-Preaviso&lt;/field&gt;<text:tab/><text:tab/><text:tab/>&lt;field name="shortcut"&gt;0-Pre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1];1);CONCATENATE([.$A$2];&quot;-&quot;;[$'Base chart'.$V141]);&quot;&quot;)" office:value-type="string" office:string-value="0-511118">
            <text:p>0-511118</text:p>
          </table:table-cell>
          <table:table-cell table:formula="of:=IF(EXACT([.A144];&quot;&quot;);&quot;&quot;;CONCATENATE([.$A$2];&quot;-&quot;;[$'Base chart'.$X141]))" office:value-type="string" office:string-value="0-Cesantía">
            <text:p>0-Cesantía</text:p>
          </table:table-cell>
          <table:table-cell table:formula="of:=IF(EXACT([.A144];&quot;&quot;);&quot;&quot;;CONCATENATE([.$A$2];&quot;-&quot;;[$'Base chart'.$AA141]))" office:value-type="string" office:string-value="0-Ces">
            <text:p>0-Ces</text:p>
          </table:table-cell>
          <table:table-cell table:formula="of:=IF(EXACT([$'Base chart'.$AB141];&quot;&quot;);&quot;&quot;;IF(EXACT([.A144];&quot;&quot;);&quot;&quot;;CONCATENATE(&quot;account_account_template_&quot;;[.$A$2];&quot;_&quot;;[$'Base chart'.$AB141])))" office:value-type="string" office:string-value="account_account_template_0_511110">
            <text:p>account_account_template_0_511110</text:p>
          </table:table-cell>
          <table:table-cell table:formula="of:=IF(EXACT([.A144];&quot;&quot;);&quot;&quot;;[$'Base chart'.$AD141])" office:value-type="string" office:string-value="expense">
            <text:p>expense</text:p>
          </table:table-cell>
          <table:table-cell table:formula="of:=IF(EXACT([$'Base chart'.$AE141];&quot;&quot;);&quot;&quot;;IF(EXACT([.A144];&quot;&quot;);&quot;&quot;;[$'Base chart'.$AE141]))" office:value-type="string" office:string-value="l10n_cr_base.CRC">
            <text:p>l10n_cr_base.CRC</text:p>
          </table:table-cell>
          <table:table-cell table:formula="of:=IF(EXACT([.A144];&quot;&quot;);&quot;&quot;;[$'Base chart'.$AF141])" office:value-type="string" office:string-value="other">
            <text:p>other</text:p>
          </table:table-cell>
          <table:table-cell table:formula="of:=IF(EXACT([.A144];&quot;&quot;);&quot;&quot;;[$'Base chart'.$AG141])" office:value-type="string" office:string-value="False">
            <text:p>False</text:p>
          </table:table-cell>
          <table:table-cell table:formula="of:=IF(EXACT([$'Base chart'.$AH141];&quot;&quot;);&quot;&quot;;IF(EXACT([.A144];&quot;&quot;);&quot;&quot;;[$'Base chart'.$AH141]))">
            <text:p/>
          </table:table-cell>
          <table:table-cell table:style-name="ce11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4];&quot;&quot;);&quot;&quot;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)" office:value-type="string" office:string-value="&#9;&#9;&lt;record id=&quot;account_account_template_0_511118&quot; model=&quot;account.account.template&quot;&gt;&#13;&#9;&#9;&#9;&lt;field name=&quot;code&quot;&gt;0-511118&lt;/field&gt;&#13;&#9;&#9;&#9;&lt;field name=&quot;name&quot;&gt;0-Cesantía&lt;/field&gt;&#13;&#9;&#9;&#9;&lt;field name=&quot;shortcut&quot;&gt;0-Ces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8" model="account.account.template"&gt;<text:tab/><text:tab/><text:tab/>&lt;field name="code"&gt;0-511118&lt;/field&gt;<text:tab/><text:tab/><text:tab/>&lt;field name="name"&gt;0-Cesantía&lt;/field&gt;<text:tab/><text:tab/><text:tab/>&lt;field name="shortcut"&gt;0-Ces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2];1);CONCATENATE([.$A$2];&quot;-&quot;;[$'Base chart'.$V142]);&quot;&quot;)" office:value-type="string" office:string-value="0-511120">
            <text:p>0-511120</text:p>
          </table:table-cell>
          <table:table-cell table:formula="of:=IF(EXACT([.A145];&quot;&quot;);&quot;&quot;;CONCATENATE([.$A$2];&quot;-&quot;;[$'Base chart'.$X142]))" office:value-type="string" office:string-value="0-Viáticos">
            <text:p>0-Viáticos</text:p>
          </table:table-cell>
          <table:table-cell table:formula="of:=IF(EXACT([.A145];&quot;&quot;);&quot;&quot;;CONCATENATE([.$A$2];&quot;-&quot;;[$'Base chart'.$AA142]))" office:value-type="string" office:string-value="0-Via">
            <text:p>0-Via</text:p>
          </table:table-cell>
          <table:table-cell table:formula="of:=IF(EXACT([$'Base chart'.$AB142];&quot;&quot;);&quot;&quot;;IF(EXACT([.A145];&quot;&quot;);&quot;&quot;;CONCATENATE(&quot;account_account_template_&quot;;[.$A$2];&quot;_&quot;;[$'Base chart'.$AB142])))" office:value-type="string" office:string-value="account_account_template_0_511100">
            <text:p>account_account_template_0_511100</text:p>
          </table:table-cell>
          <table:table-cell table:formula="of:=IF(EXACT([.A145];&quot;&quot;);&quot;&quot;;[$'Base chart'.$AD142])" office:value-type="string" office:string-value="view">
            <text:p>view</text:p>
          </table:table-cell>
          <table:table-cell table:formula="of:=IF(EXACT([$'Base chart'.$AE142];&quot;&quot;);&quot;&quot;;IF(EXACT([.A145];&quot;&quot;);&quot;&quot;;[$'Base chart'.$AE142]))" office:value-type="string" office:string-value="l10n_cr_base.CRC">
            <text:p>l10n_cr_base.CRC</text:p>
          </table:table-cell>
          <table:table-cell table:formula="of:=IF(EXACT([.A145];&quot;&quot;);&quot;&quot;;[$'Base chart'.$AF142])" office:value-type="string" office:string-value="view">
            <text:p>view</text:p>
          </table:table-cell>
          <table:table-cell table:formula="of:=IF(EXACT([.A145];&quot;&quot;);&quot;&quot;;[$'Base chart'.$AG142])" office:value-type="string" office:string-value="False">
            <text:p>False</text:p>
          </table:table-cell>
          <table:table-cell table:formula="of:=IF(EXACT([$'Base chart'.$AH142];&quot;&quot;);&quot;&quot;;IF(EXACT([.A145];&quot;&quot;);&quot;&quot;;[$'Base chart'.$AH142]))">
            <text:p/>
          </table:table-cell>
          <table:table-cell table:style-name="ce11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5];&quot;&quot;);&quot;&quot;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)" office:value-type="string" office:string-value="&#9;&#9;&lt;record id=&quot;account_account_template_0_511120&quot; model=&quot;account.account.template&quot;&gt;&#13;&#9;&#9;&#9;&lt;field name=&quot;code&quot;&gt;0-511120&lt;/field&gt;&#13;&#9;&#9;&#9;&lt;field name=&quot;name&quot;&gt;0-Viáticos&lt;/field&gt;&#13;&#9;&#9;&#9;&lt;field name=&quot;shortcut&quot;&gt;0-Via&lt;/field&gt;&#13;&#9;&#9;&#9;&lt;field name=&quot;parent_id&quot; ref=&quot;account_account_template_0_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0" model="account.account.template"&gt;<text:tab/><text:tab/><text:tab/>&lt;field name="code"&gt;0-511120&lt;/field&gt;<text:tab/><text:tab/><text:tab/>&lt;field name="name"&gt;0-Viáticos&lt;/field&gt;<text:tab/><text:tab/><text:tab/>&lt;field name="shortcut"&gt;0-Via&lt;/field&gt;<text:tab/><text:tab/><text:tab/>&lt;field name="parent_id" ref="account_account_template_0_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3];1);CONCATENATE([.$A$2];&quot;-&quot;;[$'Base chart'.$V143]);&quot;&quot;)" office:value-type="string" office:string-value="0-511121">
            <text:p>0-511121</text:p>
          </table:table-cell>
          <table:table-cell table:formula="of:=IF(EXACT([.A146];&quot;&quot;);&quot;&quot;;CONCATENATE([.$A$2];&quot;-&quot;;[$'Base chart'.$X143]))" office:value-type="string" office:string-value="0-Transporte">
            <text:p>0-Transporte</text:p>
          </table:table-cell>
          <table:table-cell table:formula="of:=IF(EXACT([.A146];&quot;&quot;);&quot;&quot;;CONCATENATE([.$A$2];&quot;-&quot;;[$'Base chart'.$AA143]))" office:value-type="string" office:string-value="0-Trans">
            <text:p>0-Trans</text:p>
          </table:table-cell>
          <table:table-cell table:formula="of:=IF(EXACT([$'Base chart'.$AB143];&quot;&quot;);&quot;&quot;;IF(EXACT([.A146];&quot;&quot;);&quot;&quot;;CONCATENATE(&quot;account_account_template_&quot;;[.$A$2];&quot;_&quot;;[$'Base chart'.$AB143])))" office:value-type="string" office:string-value="account_account_template_0_511120">
            <text:p>account_account_template_0_511120</text:p>
          </table:table-cell>
          <table:table-cell table:formula="of:=IF(EXACT([.A146];&quot;&quot;);&quot;&quot;;[$'Base chart'.$AD143])" office:value-type="string" office:string-value="expense">
            <text:p>expense</text:p>
          </table:table-cell>
          <table:table-cell table:formula="of:=IF(EXACT([$'Base chart'.$AE143];&quot;&quot;);&quot;&quot;;IF(EXACT([.A146];&quot;&quot;);&quot;&quot;;[$'Base chart'.$AE143]))" office:value-type="string" office:string-value="l10n_cr_base.CRC">
            <text:p>l10n_cr_base.CRC</text:p>
          </table:table-cell>
          <table:table-cell table:formula="of:=IF(EXACT([.A146];&quot;&quot;);&quot;&quot;;[$'Base chart'.$AF143])" office:value-type="string" office:string-value="other">
            <text:p>other</text:p>
          </table:table-cell>
          <table:table-cell table:formula="of:=IF(EXACT([.A146];&quot;&quot;);&quot;&quot;;[$'Base chart'.$AG143])" office:value-type="string" office:string-value="False">
            <text:p>False</text:p>
          </table:table-cell>
          <table:table-cell table:formula="of:=IF(EXACT([$'Base chart'.$AH143];&quot;&quot;);&quot;&quot;;IF(EXACT([.A146];&quot;&quot;);&quot;&quot;;[$'Base chart'.$AH143]))">
            <text:p/>
          </table:table-cell>
          <table:table-cell table:style-name="ce11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6];&quot;&quot;);&quot;&quot;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)" office:value-type="string" office:string-value="&#9;&#9;&lt;record id=&quot;account_account_template_0_511121&quot; model=&quot;account.account.template&quot;&gt;&#13;&#9;&#9;&#9;&lt;field name=&quot;code&quot;&gt;0-511121&lt;/field&gt;&#13;&#9;&#9;&#9;&lt;field name=&quot;name&quot;&gt;0-Transporte&lt;/field&gt;&#13;&#9;&#9;&#9;&lt;field name=&quot;shortcut&quot;&gt;0-Trans&lt;/field&gt;&#13;&#9;&#9;&#9;&lt;field name=&quot;parent_id&quot; ref=&quot;account_account_template_0_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1" model="account.account.template"&gt;<text:tab/><text:tab/><text:tab/>&lt;field name="code"&gt;0-511121&lt;/field&gt;<text:tab/><text:tab/><text:tab/>&lt;field name="name"&gt;0-Transporte&lt;/field&gt;<text:tab/><text:tab/><text:tab/>&lt;field name="shortcut"&gt;0-Trans&lt;/field&gt;<text:tab/><text:tab/><text:tab/>&lt;field name="parent_id" ref="account_account_template_0_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4];1);CONCATENATE([.$A$2];&quot;-&quot;;[$'Base chart'.$V144]);&quot;&quot;)" office:value-type="string" office:string-value="0-511122">
            <text:p>0-511122</text:p>
          </table:table-cell>
          <table:table-cell table:formula="of:=IF(EXACT([.A147];&quot;&quot;);&quot;&quot;;CONCATENATE([.$A$2];&quot;-&quot;;[$'Base chart'.$X144]))" office:value-type="string" office:string-value="0-Alimentación">
            <text:p>0-Alimentación</text:p>
          </table:table-cell>
          <table:table-cell table:formula="of:=IF(EXACT([.A147];&quot;&quot;);&quot;&quot;;CONCATENATE([.$A$2];&quot;-&quot;;[$'Base chart'.$AA144]))" office:value-type="string" office:string-value="0-Alim">
            <text:p>0-Alim</text:p>
          </table:table-cell>
          <table:table-cell table:formula="of:=IF(EXACT([$'Base chart'.$AB144];&quot;&quot;);&quot;&quot;;IF(EXACT([.A147];&quot;&quot;);&quot;&quot;;CONCATENATE(&quot;account_account_template_&quot;;[.$A$2];&quot;_&quot;;[$'Base chart'.$AB144])))" office:value-type="string" office:string-value="account_account_template_0_511120">
            <text:p>account_account_template_0_511120</text:p>
          </table:table-cell>
          <table:table-cell table:formula="of:=IF(EXACT([.A147];&quot;&quot;);&quot;&quot;;[$'Base chart'.$AD144])" office:value-type="string" office:string-value="expense">
            <text:p>expense</text:p>
          </table:table-cell>
          <table:table-cell table:formula="of:=IF(EXACT([$'Base chart'.$AE144];&quot;&quot;);&quot;&quot;;IF(EXACT([.A147];&quot;&quot;);&quot;&quot;;[$'Base chart'.$AE144]))" office:value-type="string" office:string-value="l10n_cr_base.CRC">
            <text:p>l10n_cr_base.CRC</text:p>
          </table:table-cell>
          <table:table-cell table:formula="of:=IF(EXACT([.A147];&quot;&quot;);&quot;&quot;;[$'Base chart'.$AF144])" office:value-type="string" office:string-value="other">
            <text:p>other</text:p>
          </table:table-cell>
          <table:table-cell table:formula="of:=IF(EXACT([.A147];&quot;&quot;);&quot;&quot;;[$'Base chart'.$AG144])" office:value-type="string" office:string-value="False">
            <text:p>False</text:p>
          </table:table-cell>
          <table:table-cell table:formula="of:=IF(EXACT([$'Base chart'.$AH144];&quot;&quot;);&quot;&quot;;IF(EXACT([.A147];&quot;&quot;);&quot;&quot;;[$'Base chart'.$AH144]))">
            <text:p/>
          </table:table-cell>
          <table:table-cell table:style-name="ce11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7];&quot;&quot;);&quot;&quot;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)" office:value-type="string" office:string-value="&#9;&#9;&lt;record id=&quot;account_account_template_0_511122&quot; model=&quot;account.account.template&quot;&gt;&#13;&#9;&#9;&#9;&lt;field name=&quot;code&quot;&gt;0-511122&lt;/field&gt;&#13;&#9;&#9;&#9;&lt;field name=&quot;name&quot;&gt;0-Alimentación&lt;/field&gt;&#13;&#9;&#9;&#9;&lt;field name=&quot;shortcut&quot;&gt;0-Alim&lt;/field&gt;&#13;&#9;&#9;&#9;&lt;field name=&quot;parent_id&quot; ref=&quot;account_account_template_0_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2" model="account.account.template"&gt;<text:tab/><text:tab/><text:tab/>&lt;field name="code"&gt;0-511122&lt;/field&gt;<text:tab/><text:tab/><text:tab/>&lt;field name="name"&gt;0-Alimentación&lt;/field&gt;<text:tab/><text:tab/><text:tab/>&lt;field name="shortcut"&gt;0-Alim&lt;/field&gt;<text:tab/><text:tab/><text:tab/>&lt;field name="parent_id" ref="account_account_template_0_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5];1);CONCATENATE([.$A$2];&quot;-&quot;;[$'Base chart'.$V145]);&quot;&quot;)" office:value-type="string" office:string-value="0-511123">
            <text:p>0-511123</text:p>
          </table:table-cell>
          <table:table-cell table:formula="of:=IF(EXACT([.A148];&quot;&quot;);&quot;&quot;;CONCATENATE([.$A$2];&quot;-&quot;;[$'Base chart'.$X145]))" office:value-type="string" office:string-value="0-Hospedaje">
            <text:p>0-Hospedaje</text:p>
          </table:table-cell>
          <table:table-cell table:formula="of:=IF(EXACT([.A148];&quot;&quot;);&quot;&quot;;CONCATENATE([.$A$2];&quot;-&quot;;[$'Base chart'.$AA145]))" office:value-type="string" office:string-value="0-Hosp">
            <text:p>0-Hosp</text:p>
          </table:table-cell>
          <table:table-cell table:formula="of:=IF(EXACT([$'Base chart'.$AB145];&quot;&quot;);&quot;&quot;;IF(EXACT([.A148];&quot;&quot;);&quot;&quot;;CONCATENATE(&quot;account_account_template_&quot;;[.$A$2];&quot;_&quot;;[$'Base chart'.$AB145])))" office:value-type="string" office:string-value="account_account_template_0_511120">
            <text:p>account_account_template_0_511120</text:p>
          </table:table-cell>
          <table:table-cell table:formula="of:=IF(EXACT([.A148];&quot;&quot;);&quot;&quot;;[$'Base chart'.$AD145])" office:value-type="string" office:string-value="expense">
            <text:p>expense</text:p>
          </table:table-cell>
          <table:table-cell table:formula="of:=IF(EXACT([$'Base chart'.$AE145];&quot;&quot;);&quot;&quot;;IF(EXACT([.A148];&quot;&quot;);&quot;&quot;;[$'Base chart'.$AE145]))" office:value-type="string" office:string-value="l10n_cr_base.CRC">
            <text:p>l10n_cr_base.CRC</text:p>
          </table:table-cell>
          <table:table-cell table:formula="of:=IF(EXACT([.A148];&quot;&quot;);&quot;&quot;;[$'Base chart'.$AF145])" office:value-type="string" office:string-value="other">
            <text:p>other</text:p>
          </table:table-cell>
          <table:table-cell table:formula="of:=IF(EXACT([.A148];&quot;&quot;);&quot;&quot;;[$'Base chart'.$AG145])" office:value-type="string" office:string-value="False">
            <text:p>False</text:p>
          </table:table-cell>
          <table:table-cell table:formula="of:=IF(EXACT([$'Base chart'.$AH145];&quot;&quot;);&quot;&quot;;IF(EXACT([.A148];&quot;&quot;);&quot;&quot;;[$'Base chart'.$AH145]))">
            <text:p/>
          </table:table-cell>
          <table:table-cell table:style-name="ce11" table:formula="of:=IF(EXACT([.I148];&quot;&quot;);&quot;&quot;;CHAR(9)&amp;CHAR(9)&amp;CHAR(9)&amp;&quot;&lt;field name=&quot;&quot;tax_ids&quot;&quot;&gt;&quot;&amp;SUBSTITUTE([.I1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8];&quot;&quot;);&quot;&quot;;CHAR(9)&amp;CHAR(9)&amp;&quot;&lt;record id=&quot;&quot;account_account_template_&quot;&amp;SUBSTITUTE([.A148];&quot;-&quot;;&quot;_&quot;)&amp;&quot;&quot;&quot; model=&quot;&quot;account.account.template&quot;&quot;&gt;&quot;&amp;CHAR(13)&amp;CHAR(9)&amp;CHAR(9)&amp;CHAR(9)&amp;&quot;&lt;field name=&quot;&quot;code&quot;&quot;&gt;&quot;&amp;[.A148]&amp;&quot;&lt;/field&gt;&quot;&amp;CHAR(13)&amp;CHAR(9)&amp;CHAR(9)&amp;CHAR(9)&amp;&quot;&lt;field name=&quot;&quot;name&quot;&quot;&gt;&quot;&amp;[.B148]&amp;&quot;&lt;/field&gt;&quot;&amp;CHAR(13)&amp;CHAR(9)&amp;CHAR(9)&amp;CHAR(9)&amp;&quot;&lt;field name=&quot;&quot;shortcut&quot;&quot;&gt;&quot;&amp;[.C148]&amp;&quot;&lt;/field&gt;&quot;&amp;CHAR(13)&amp;CHAR(9)&amp;CHAR(9)&amp;CHAR(9)&amp;&quot;&lt;field name=&quot;&quot;parent_id&quot;&quot; ref=&quot;&quot;&quot;&amp;[.D148]&amp;&quot;&quot;&quot;/&gt;&quot;&amp;CHAR(13)&amp;CHAR(9)&amp;CHAR(9)&amp;CHAR(9)&amp;&quot;&lt;field name=&quot;&quot;user_type&quot;&quot; ref=&quot;&quot;account_account_type_&quot;&amp;[.E148]&amp;&quot;&quot;&quot;/&gt;&quot;&amp;CHAR(13)&amp;CHAR(9)&amp;CHAR(9)&amp;CHAR(9)&amp;&quot;&lt;field name=&quot;&quot;currency_id&quot;&quot; ref=&quot;&quot;&quot;&amp;[.F148]&amp;&quot;&quot;&quot;/&gt;&quot;&amp;CHAR(13)&amp;CHAR(9)&amp;CHAR(9)&amp;CHAR(9)&amp;&quot;&lt;field name=&quot;&quot;type&quot;&quot;&gt;&quot;&amp;[.G148]&amp;&quot;&lt;/field&gt;&quot;&amp;CHAR(13)&amp;CHAR(9)&amp;CHAR(9)&amp;CHAR(9)&amp;&quot;&lt;field name=&quot;&quot;reconcile&quot;&quot; eval=&quot;&quot;&quot;&amp;[.H148]&amp;&quot;&quot;&quot;/&gt;&quot;&amp;CHAR(13)&amp;CHAR(9)&amp;CHAR(9)&amp;CHAR(9)&amp;&quot;&lt;field name=&quot;&quot;tax_ids&quot;&quot;&gt;&quot;&amp;[.I148]&amp;&quot;&lt;/field&gt;&quot;&amp;CHAR(13)&amp;CHAR(9)&amp;CHAR(9)&amp;&quot;&lt;/record&gt;&quot;)" office:value-type="string" office:string-value="&#9;&#9;&lt;record id=&quot;account_account_template_0_511123&quot; model=&quot;account.account.template&quot;&gt;&#13;&#9;&#9;&#9;&lt;field name=&quot;code&quot;&gt;0-511123&lt;/field&gt;&#13;&#9;&#9;&#9;&lt;field name=&quot;name&quot;&gt;0-Hospedaje&lt;/field&gt;&#13;&#9;&#9;&#9;&lt;field name=&quot;shortcut&quot;&gt;0-Hosp&lt;/field&gt;&#13;&#9;&#9;&#9;&lt;field name=&quot;parent_id&quot; ref=&quot;account_account_template_0_5111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23" model="account.account.template"&gt;<text:tab/><text:tab/><text:tab/>&lt;field name="code"&gt;0-511123&lt;/field&gt;<text:tab/><text:tab/><text:tab/>&lt;field name="name"&gt;0-Hospedaje&lt;/field&gt;<text:tab/><text:tab/><text:tab/>&lt;field name="shortcut"&gt;0-Hosp&lt;/field&gt;<text:tab/><text:tab/><text:tab/>&lt;field name="parent_id" ref="account_account_template_0_5111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6];1);CONCATENATE([.$A$2];&quot;-&quot;;[$'Base chart'.$V146]);&quot;&quot;)" office:value-type="string" office:string-value="0-511200">
            <text:p>0-511200</text:p>
          </table:table-cell>
          <table:table-cell table:formula="of:=IF(EXACT([.A149];&quot;&quot;);&quot;&quot;;CONCATENATE([.$A$2];&quot;-&quot;;[$'Base chart'.$X146]))" office:value-type="string" office:string-value="0-Servicios profesionales">
            <text:p>0-Servicios profesionales</text:p>
          </table:table-cell>
          <table:table-cell table:formula="of:=IF(EXACT([.A149];&quot;&quot;);&quot;&quot;;CONCATENATE([.$A$2];&quot;-&quot;;[$'Base chart'.$AA146]))" office:value-type="string" office:string-value="0-Serv-Prof">
            <text:p>0-Serv-Prof</text:p>
          </table:table-cell>
          <table:table-cell table:formula="of:=IF(EXACT([$'Base chart'.$AB146];&quot;&quot;);&quot;&quot;;IF(EXACT([.A149];&quot;&quot;);&quot;&quot;;CONCATENATE(&quot;account_account_template_&quot;;[.$A$2];&quot;_&quot;;[$'Base chart'.$AB146])))" office:value-type="string" office:string-value="account_account_template_0_511000">
            <text:p>account_account_template_0_511000</text:p>
          </table:table-cell>
          <table:table-cell table:formula="of:=IF(EXACT([.A149];&quot;&quot;);&quot;&quot;;[$'Base chart'.$AD146])" office:value-type="string" office:string-value="view">
            <text:p>view</text:p>
          </table:table-cell>
          <table:table-cell table:formula="of:=IF(EXACT([$'Base chart'.$AE146];&quot;&quot;);&quot;&quot;;IF(EXACT([.A149];&quot;&quot;);&quot;&quot;;[$'Base chart'.$AE146]))" office:value-type="string" office:string-value="l10n_cr_base.CRC">
            <text:p>l10n_cr_base.CRC</text:p>
          </table:table-cell>
          <table:table-cell table:formula="of:=IF(EXACT([.A149];&quot;&quot;);&quot;&quot;;[$'Base chart'.$AF146])" office:value-type="string" office:string-value="view">
            <text:p>view</text:p>
          </table:table-cell>
          <table:table-cell table:formula="of:=IF(EXACT([.A149];&quot;&quot;);&quot;&quot;;[$'Base chart'.$AG146])" office:value-type="string" office:string-value="False">
            <text:p>False</text:p>
          </table:table-cell>
          <table:table-cell table:formula="of:=IF(EXACT([$'Base chart'.$AH146];&quot;&quot;);&quot;&quot;;IF(EXACT([.A149];&quot;&quot;);&quot;&quot;;[$'Base chart'.$AH146]))">
            <text:p/>
          </table:table-cell>
          <table:table-cell table:style-name="ce11" table:formula="of:=IF(EXACT([.I149];&quot;&quot;);&quot;&quot;;CHAR(9)&amp;CHAR(9)&amp;CHAR(9)&amp;&quot;&lt;field name=&quot;&quot;tax_ids&quot;&quot;&gt;&quot;&amp;SUBSTITUTE([.I1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49];&quot;&quot;);&quot;&quot;;CHAR(9)&amp;CHAR(9)&amp;&quot;&lt;record id=&quot;&quot;account_account_template_&quot;&amp;SUBSTITUTE([.A149];&quot;-&quot;;&quot;_&quot;)&amp;&quot;&quot;&quot; model=&quot;&quot;account.account.template&quot;&quot;&gt;&quot;&amp;CHAR(13)&amp;CHAR(9)&amp;CHAR(9)&amp;CHAR(9)&amp;&quot;&lt;field name=&quot;&quot;code&quot;&quot;&gt;&quot;&amp;[.A149]&amp;&quot;&lt;/field&gt;&quot;&amp;CHAR(13)&amp;CHAR(9)&amp;CHAR(9)&amp;CHAR(9)&amp;&quot;&lt;field name=&quot;&quot;name&quot;&quot;&gt;&quot;&amp;[.B149]&amp;&quot;&lt;/field&gt;&quot;&amp;CHAR(13)&amp;CHAR(9)&amp;CHAR(9)&amp;CHAR(9)&amp;&quot;&lt;field name=&quot;&quot;shortcut&quot;&quot;&gt;&quot;&amp;[.C149]&amp;&quot;&lt;/field&gt;&quot;&amp;CHAR(13)&amp;CHAR(9)&amp;CHAR(9)&amp;CHAR(9)&amp;&quot;&lt;field name=&quot;&quot;parent_id&quot;&quot; ref=&quot;&quot;&quot;&amp;[.D149]&amp;&quot;&quot;&quot;/&gt;&quot;&amp;CHAR(13)&amp;CHAR(9)&amp;CHAR(9)&amp;CHAR(9)&amp;&quot;&lt;field name=&quot;&quot;user_type&quot;&quot; ref=&quot;&quot;account_account_type_&quot;&amp;[.E149]&amp;&quot;&quot;&quot;/&gt;&quot;&amp;CHAR(13)&amp;CHAR(9)&amp;CHAR(9)&amp;CHAR(9)&amp;&quot;&lt;field name=&quot;&quot;currency_id&quot;&quot; ref=&quot;&quot;&quot;&amp;[.F149]&amp;&quot;&quot;&quot;/&gt;&quot;&amp;CHAR(13)&amp;CHAR(9)&amp;CHAR(9)&amp;CHAR(9)&amp;&quot;&lt;field name=&quot;&quot;type&quot;&quot;&gt;&quot;&amp;[.G149]&amp;&quot;&lt;/field&gt;&quot;&amp;CHAR(13)&amp;CHAR(9)&amp;CHAR(9)&amp;CHAR(9)&amp;&quot;&lt;field name=&quot;&quot;reconcile&quot;&quot; eval=&quot;&quot;&quot;&amp;[.H149]&amp;&quot;&quot;&quot;/&gt;&quot;&amp;CHAR(13)&amp;CHAR(9)&amp;CHAR(9)&amp;CHAR(9)&amp;&quot;&lt;field name=&quot;&quot;tax_ids&quot;&quot;&gt;&quot;&amp;[.I149]&amp;&quot;&lt;/field&gt;&quot;&amp;CHAR(13)&amp;CHAR(9)&amp;CHAR(9)&amp;&quot;&lt;/record&gt;&quot;)" office:value-type="string" office:string-value="&#9;&#9;&lt;record id=&quot;account_account_template_0_511200&quot; model=&quot;account.account.template&quot;&gt;&#13;&#9;&#9;&#9;&lt;field name=&quot;code&quot;&gt;0-511200&lt;/field&gt;&#13;&#9;&#9;&#9;&lt;field name=&quot;name&quot;&gt;0-Servicios profesionales&lt;/field&gt;&#13;&#9;&#9;&#9;&lt;field name=&quot;shortcut&quot;&gt;0-Serv-Prof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200" model="account.account.template"&gt;<text:tab/><text:tab/><text:tab/>&lt;field name="code"&gt;0-511200&lt;/field&gt;<text:tab/><text:tab/><text:tab/>&lt;field name="name"&gt;0-Servicios profesionales&lt;/field&gt;<text:tab/><text:tab/><text:tab/>&lt;field name="shortcut"&gt;0-Serv-Prof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7];1);CONCATENATE([.$A$2];&quot;-&quot;;[$'Base chart'.$V147]);&quot;&quot;)" office:value-type="string" office:string-value="0-511201">
            <text:p>0-511201</text:p>
          </table:table-cell>
          <table:table-cell table:formula="of:=IF(EXACT([.A150];&quot;&quot;);&quot;&quot;;CONCATENATE([.$A$2];&quot;-&quot;;[$'Base chart'.$X147]))" office:value-type="string" office:string-value="0-Categoría 1">
            <text:p>0-Categoría 1</text:p>
          </table:table-cell>
          <table:table-cell table:formula="of:=IF(EXACT([.A150];&quot;&quot;);&quot;&quot;;CONCATENATE([.$A$2];&quot;-&quot;;[$'Base chart'.$AA147]))" office:value-type="string" office:string-value="0-">
            <text:p>0-</text:p>
          </table:table-cell>
          <table:table-cell table:formula="of:=IF(EXACT([$'Base chart'.$AB147];&quot;&quot;);&quot;&quot;;IF(EXACT([.A150];&quot;&quot;);&quot;&quot;;CONCATENATE(&quot;account_account_template_&quot;;[.$A$2];&quot;_&quot;;[$'Base chart'.$AB147])))" office:value-type="string" office:string-value="account_account_template_0_511200">
            <text:p>account_account_template_0_511200</text:p>
          </table:table-cell>
          <table:table-cell table:formula="of:=IF(EXACT([.A150];&quot;&quot;);&quot;&quot;;[$'Base chart'.$AD147])" office:value-type="string" office:string-value="expense">
            <text:p>expense</text:p>
          </table:table-cell>
          <table:table-cell table:formula="of:=IF(EXACT([$'Base chart'.$AE147];&quot;&quot;);&quot;&quot;;IF(EXACT([.A150];&quot;&quot;);&quot;&quot;;[$'Base chart'.$AE147]))" office:value-type="string" office:string-value="l10n_cr_base.CRC">
            <text:p>l10n_cr_base.CRC</text:p>
          </table:table-cell>
          <table:table-cell table:formula="of:=IF(EXACT([.A150];&quot;&quot;);&quot;&quot;;[$'Base chart'.$AF147])" office:value-type="string" office:string-value="other">
            <text:p>other</text:p>
          </table:table-cell>
          <table:table-cell table:formula="of:=IF(EXACT([.A150];&quot;&quot;);&quot;&quot;;[$'Base chart'.$AG147])" office:value-type="string" office:string-value="False">
            <text:p>False</text:p>
          </table:table-cell>
          <table:table-cell table:formula="of:=IF(EXACT([$'Base chart'.$AH147];&quot;&quot;);&quot;&quot;;IF(EXACT([.A150];&quot;&quot;);&quot;&quot;;[$'Base chart'.$AH147]))">
            <text:p/>
          </table:table-cell>
          <table:table-cell table:style-name="ce11" table:formula="of:=IF(EXACT([.I150];&quot;&quot;);&quot;&quot;;CHAR(9)&amp;CHAR(9)&amp;CHAR(9)&amp;&quot;&lt;field name=&quot;&quot;tax_ids&quot;&quot;&gt;&quot;&amp;SUBSTITUTE([.I1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0];&quot;&quot;);&quot;&quot;;CHAR(9)&amp;CHAR(9)&amp;&quot;&lt;record id=&quot;&quot;account_account_template_&quot;&amp;SUBSTITUTE([.A150];&quot;-&quot;;&quot;_&quot;)&amp;&quot;&quot;&quot; model=&quot;&quot;account.account.template&quot;&quot;&gt;&quot;&amp;CHAR(13)&amp;CHAR(9)&amp;CHAR(9)&amp;CHAR(9)&amp;&quot;&lt;field name=&quot;&quot;code&quot;&quot;&gt;&quot;&amp;[.A150]&amp;&quot;&lt;/field&gt;&quot;&amp;CHAR(13)&amp;CHAR(9)&amp;CHAR(9)&amp;CHAR(9)&amp;&quot;&lt;field name=&quot;&quot;name&quot;&quot;&gt;&quot;&amp;[.B150]&amp;&quot;&lt;/field&gt;&quot;&amp;CHAR(13)&amp;CHAR(9)&amp;CHAR(9)&amp;CHAR(9)&amp;&quot;&lt;field name=&quot;&quot;shortcut&quot;&quot;&gt;&quot;&amp;[.C150]&amp;&quot;&lt;/field&gt;&quot;&amp;CHAR(13)&amp;CHAR(9)&amp;CHAR(9)&amp;CHAR(9)&amp;&quot;&lt;field name=&quot;&quot;parent_id&quot;&quot; ref=&quot;&quot;&quot;&amp;[.D150]&amp;&quot;&quot;&quot;/&gt;&quot;&amp;CHAR(13)&amp;CHAR(9)&amp;CHAR(9)&amp;CHAR(9)&amp;&quot;&lt;field name=&quot;&quot;user_type&quot;&quot; ref=&quot;&quot;account_account_type_&quot;&amp;[.E150]&amp;&quot;&quot;&quot;/&gt;&quot;&amp;CHAR(13)&amp;CHAR(9)&amp;CHAR(9)&amp;CHAR(9)&amp;&quot;&lt;field name=&quot;&quot;currency_id&quot;&quot; ref=&quot;&quot;&quot;&amp;[.F150]&amp;&quot;&quot;&quot;/&gt;&quot;&amp;CHAR(13)&amp;CHAR(9)&amp;CHAR(9)&amp;CHAR(9)&amp;&quot;&lt;field name=&quot;&quot;type&quot;&quot;&gt;&quot;&amp;[.G150]&amp;&quot;&lt;/field&gt;&quot;&amp;CHAR(13)&amp;CHAR(9)&amp;CHAR(9)&amp;CHAR(9)&amp;&quot;&lt;field name=&quot;&quot;reconcile&quot;&quot; eval=&quot;&quot;&quot;&amp;[.H150]&amp;&quot;&quot;&quot;/&gt;&quot;&amp;CHAR(13)&amp;CHAR(9)&amp;CHAR(9)&amp;CHAR(9)&amp;&quot;&lt;field name=&quot;&quot;tax_ids&quot;&quot;&gt;&quot;&amp;[.I150]&amp;&quot;&lt;/field&gt;&quot;&amp;CHAR(13)&amp;CHAR(9)&amp;CHAR(9)&amp;&quot;&lt;/record&gt;&quot;)" office:value-type="string" office:string-value="&#9;&#9;&lt;record id=&quot;account_account_template_0_511201&quot; model=&quot;account.account.template&quot;&gt;&#13;&#9;&#9;&#9;&lt;field name=&quot;code&quot;&gt;0-511201&lt;/field&gt;&#13;&#9;&#9;&#9;&lt;field name=&quot;name&quot;&gt;0-Categoría 1&lt;/field&gt;&#13;&#9;&#9;&#9;&lt;field name=&quot;shortcut&quot;&gt;0-&lt;/field&gt;&#13;&#9;&#9;&#9;&lt;field name=&quot;parent_id&quot; ref=&quot;account_account_template_0_5112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201" model="account.account.template"&gt;<text:tab/><text:tab/><text:tab/>&lt;field name="code"&gt;0-511201&lt;/field&gt;<text:tab/><text:tab/><text:tab/>&lt;field name="name"&gt;0-Categoría 1&lt;/field&gt;<text:tab/><text:tab/><text:tab/>&lt;field name="shortcut"&gt;0-&lt;/field&gt;<text:tab/><text:tab/><text:tab/>&lt;field name="parent_id" ref="account_account_template_0_5112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8];1);CONCATENATE([.$A$2];&quot;-&quot;;[$'Base chart'.$V148]);&quot;&quot;)" office:value-type="string" office:string-value="0-511300">
            <text:p>0-511300</text:p>
          </table:table-cell>
          <table:table-cell table:formula="of:=IF(EXACT([.A151];&quot;&quot;);&quot;&quot;;CONCATENATE([.$A$2];&quot;-&quot;;[$'Base chart'.$X148]))" office:value-type="string" office:string-value="0-Costo de venta de producto">
            <text:p>0-Costo de venta de producto</text:p>
          </table:table-cell>
          <table:table-cell table:formula="of:=IF(EXACT([.A151];&quot;&quot;);&quot;&quot;;CONCATENATE([.$A$2];&quot;-&quot;;[$'Base chart'.$AA148]))" office:value-type="string" office:string-value="0-CVenProd">
            <text:p>0-CVenProd</text:p>
          </table:table-cell>
          <table:table-cell table:formula="of:=IF(EXACT([$'Base chart'.$AB148];&quot;&quot;);&quot;&quot;;IF(EXACT([.A151];&quot;&quot;);&quot;&quot;;CONCATENATE(&quot;account_account_template_&quot;;[.$A$2];&quot;_&quot;;[$'Base chart'.$AB148])))" office:value-type="string" office:string-value="account_account_template_0_511000">
            <text:p>account_account_template_0_511000</text:p>
          </table:table-cell>
          <table:table-cell table:formula="of:=IF(EXACT([.A151];&quot;&quot;);&quot;&quot;;[$'Base chart'.$AD148])" office:value-type="string" office:string-value="view">
            <text:p>view</text:p>
          </table:table-cell>
          <table:table-cell table:formula="of:=IF(EXACT([$'Base chart'.$AE148];&quot;&quot;);&quot;&quot;;IF(EXACT([.A151];&quot;&quot;);&quot;&quot;;[$'Base chart'.$AE148]))" office:value-type="string" office:string-value="l10n_cr_base.CRC">
            <text:p>l10n_cr_base.CRC</text:p>
          </table:table-cell>
          <table:table-cell table:formula="of:=IF(EXACT([.A151];&quot;&quot;);&quot;&quot;;[$'Base chart'.$AF148])" office:value-type="string" office:string-value="view">
            <text:p>view</text:p>
          </table:table-cell>
          <table:table-cell table:formula="of:=IF(EXACT([.A151];&quot;&quot;);&quot;&quot;;[$'Base chart'.$AG148])" office:value-type="string" office:string-value="False">
            <text:p>False</text:p>
          </table:table-cell>
          <table:table-cell table:formula="of:=IF(EXACT([$'Base chart'.$AH148];&quot;&quot;);&quot;&quot;;IF(EXACT([.A151];&quot;&quot;);&quot;&quot;;[$'Base chart'.$AH148]))">
            <text:p/>
          </table:table-cell>
          <table:table-cell table:style-name="ce11" table:formula="of:=IF(EXACT([.I151];&quot;&quot;);&quot;&quot;;CHAR(9)&amp;CHAR(9)&amp;CHAR(9)&amp;&quot;&lt;field name=&quot;&quot;tax_ids&quot;&quot;&gt;&quot;&amp;SUBSTITUTE([.I1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1];&quot;&quot;);&quot;&quot;;CHAR(9)&amp;CHAR(9)&amp;&quot;&lt;record id=&quot;&quot;account_account_template_&quot;&amp;SUBSTITUTE([.A151];&quot;-&quot;;&quot;_&quot;)&amp;&quot;&quot;&quot; model=&quot;&quot;account.account.template&quot;&quot;&gt;&quot;&amp;CHAR(13)&amp;CHAR(9)&amp;CHAR(9)&amp;CHAR(9)&amp;&quot;&lt;field name=&quot;&quot;code&quot;&quot;&gt;&quot;&amp;[.A151]&amp;&quot;&lt;/field&gt;&quot;&amp;CHAR(13)&amp;CHAR(9)&amp;CHAR(9)&amp;CHAR(9)&amp;&quot;&lt;field name=&quot;&quot;name&quot;&quot;&gt;&quot;&amp;[.B151]&amp;&quot;&lt;/field&gt;&quot;&amp;CHAR(13)&amp;CHAR(9)&amp;CHAR(9)&amp;CHAR(9)&amp;&quot;&lt;field name=&quot;&quot;shortcut&quot;&quot;&gt;&quot;&amp;[.C151]&amp;&quot;&lt;/field&gt;&quot;&amp;CHAR(13)&amp;CHAR(9)&amp;CHAR(9)&amp;CHAR(9)&amp;&quot;&lt;field name=&quot;&quot;parent_id&quot;&quot; ref=&quot;&quot;&quot;&amp;[.D151]&amp;&quot;&quot;&quot;/&gt;&quot;&amp;CHAR(13)&amp;CHAR(9)&amp;CHAR(9)&amp;CHAR(9)&amp;&quot;&lt;field name=&quot;&quot;user_type&quot;&quot; ref=&quot;&quot;account_account_type_&quot;&amp;[.E151]&amp;&quot;&quot;&quot;/&gt;&quot;&amp;CHAR(13)&amp;CHAR(9)&amp;CHAR(9)&amp;CHAR(9)&amp;&quot;&lt;field name=&quot;&quot;currency_id&quot;&quot; ref=&quot;&quot;&quot;&amp;[.F151]&amp;&quot;&quot;&quot;/&gt;&quot;&amp;CHAR(13)&amp;CHAR(9)&amp;CHAR(9)&amp;CHAR(9)&amp;&quot;&lt;field name=&quot;&quot;type&quot;&quot;&gt;&quot;&amp;[.G151]&amp;&quot;&lt;/field&gt;&quot;&amp;CHAR(13)&amp;CHAR(9)&amp;CHAR(9)&amp;CHAR(9)&amp;&quot;&lt;field name=&quot;&quot;reconcile&quot;&quot; eval=&quot;&quot;&quot;&amp;[.H151]&amp;&quot;&quot;&quot;/&gt;&quot;&amp;CHAR(13)&amp;CHAR(9)&amp;CHAR(9)&amp;CHAR(9)&amp;&quot;&lt;field name=&quot;&quot;tax_ids&quot;&quot;&gt;&quot;&amp;[.I151]&amp;&quot;&lt;/field&gt;&quot;&amp;CHAR(13)&amp;CHAR(9)&amp;CHAR(9)&amp;&quot;&lt;/record&gt;&quot;)" office:value-type="string" office:string-value="&#9;&#9;&lt;record id=&quot;account_account_template_0_511300&quot; model=&quot;account.account.template&quot;&gt;&#13;&#9;&#9;&#9;&lt;field name=&quot;code&quot;&gt;0-511300&lt;/field&gt;&#13;&#9;&#9;&#9;&lt;field name=&quot;name&quot;&gt;0-Costo de venta de producto&lt;/field&gt;&#13;&#9;&#9;&#9;&lt;field name=&quot;shortcut&quot;&gt;0-CVenProd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0" model="account.account.template"&gt;<text:tab/><text:tab/><text:tab/>&lt;field name="code"&gt;0-511300&lt;/field&gt;<text:tab/><text:tab/><text:tab/>&lt;field name="name"&gt;0-Costo de venta de producto&lt;/field&gt;<text:tab/><text:tab/><text:tab/>&lt;field name="shortcut"&gt;0-CVenProd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49];1);CONCATENATE([.$A$2];&quot;-&quot;;[$'Base chart'.$V149]);&quot;&quot;)" office:value-type="string" office:string-value="0-511301">
            <text:p>0-511301</text:p>
          </table:table-cell>
          <table:table-cell table:formula="of:=IF(EXACT([.A152];&quot;&quot;);&quot;&quot;;CONCATENATE([.$A$2];&quot;-&quot;;[$'Base chart'.$X149]))" office:value-type="string" office:string-value="0-Costo de producto">
            <text:p>0-Costo de producto</text:p>
          </table:table-cell>
          <table:table-cell table:formula="of:=IF(EXACT([.A152];&quot;&quot;);&quot;&quot;;CONCATENATE([.$A$2];&quot;-&quot;;[$'Base chart'.$AA149]))" office:value-type="string" office:string-value="0-CProd">
            <text:p>0-CProd</text:p>
          </table:table-cell>
          <table:table-cell table:formula="of:=IF(EXACT([$'Base chart'.$AB149];&quot;&quot;);&quot;&quot;;IF(EXACT([.A152];&quot;&quot;);&quot;&quot;;CONCATENATE(&quot;account_account_template_&quot;;[.$A$2];&quot;_&quot;;[$'Base chart'.$AB149])))" office:value-type="string" office:string-value="account_account_template_0_511300">
            <text:p>account_account_template_0_511300</text:p>
          </table:table-cell>
          <table:table-cell table:formula="of:=IF(EXACT([.A152];&quot;&quot;);&quot;&quot;;[$'Base chart'.$AD149])" office:value-type="string" office:string-value="expense">
            <text:p>expense</text:p>
          </table:table-cell>
          <table:table-cell table:formula="of:=IF(EXACT([$'Base chart'.$AE149];&quot;&quot;);&quot;&quot;;IF(EXACT([.A152];&quot;&quot;);&quot;&quot;;[$'Base chart'.$AE149]))" office:value-type="string" office:string-value="l10n_cr_base.CRC">
            <text:p>l10n_cr_base.CRC</text:p>
          </table:table-cell>
          <table:table-cell table:formula="of:=IF(EXACT([.A152];&quot;&quot;);&quot;&quot;;[$'Base chart'.$AF149])" office:value-type="string" office:string-value="other">
            <text:p>other</text:p>
          </table:table-cell>
          <table:table-cell table:formula="of:=IF(EXACT([.A152];&quot;&quot;);&quot;&quot;;[$'Base chart'.$AG149])" office:value-type="string" office:string-value="False">
            <text:p>False</text:p>
          </table:table-cell>
          <table:table-cell table:formula="of:=IF(EXACT([$'Base chart'.$AH149];&quot;&quot;);&quot;&quot;;IF(EXACT([.A152];&quot;&quot;);&quot;&quot;;[$'Base chart'.$AH149]))">
            <text:p/>
          </table:table-cell>
          <table:table-cell table:style-name="ce11" table:formula="of:=IF(EXACT([.I152];&quot;&quot;);&quot;&quot;;CHAR(9)&amp;CHAR(9)&amp;CHAR(9)&amp;&quot;&lt;field name=&quot;&quot;tax_ids&quot;&quot;&gt;&quot;&amp;SUBSTITUTE([.I1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2];&quot;&quot;);&quot;&quot;;CHAR(9)&amp;CHAR(9)&amp;&quot;&lt;record id=&quot;&quot;account_account_template_&quot;&amp;SUBSTITUTE([.A152];&quot;-&quot;;&quot;_&quot;)&amp;&quot;&quot;&quot; model=&quot;&quot;account.account.template&quot;&quot;&gt;&quot;&amp;CHAR(13)&amp;CHAR(9)&amp;CHAR(9)&amp;CHAR(9)&amp;&quot;&lt;field name=&quot;&quot;code&quot;&quot;&gt;&quot;&amp;[.A152]&amp;&quot;&lt;/field&gt;&quot;&amp;CHAR(13)&amp;CHAR(9)&amp;CHAR(9)&amp;CHAR(9)&amp;&quot;&lt;field name=&quot;&quot;name&quot;&quot;&gt;&quot;&amp;[.B152]&amp;&quot;&lt;/field&gt;&quot;&amp;CHAR(13)&amp;CHAR(9)&amp;CHAR(9)&amp;CHAR(9)&amp;&quot;&lt;field name=&quot;&quot;shortcut&quot;&quot;&gt;&quot;&amp;[.C152]&amp;&quot;&lt;/field&gt;&quot;&amp;CHAR(13)&amp;CHAR(9)&amp;CHAR(9)&amp;CHAR(9)&amp;&quot;&lt;field name=&quot;&quot;parent_id&quot;&quot; ref=&quot;&quot;&quot;&amp;[.D152]&amp;&quot;&quot;&quot;/&gt;&quot;&amp;CHAR(13)&amp;CHAR(9)&amp;CHAR(9)&amp;CHAR(9)&amp;&quot;&lt;field name=&quot;&quot;user_type&quot;&quot; ref=&quot;&quot;account_account_type_&quot;&amp;[.E152]&amp;&quot;&quot;&quot;/&gt;&quot;&amp;CHAR(13)&amp;CHAR(9)&amp;CHAR(9)&amp;CHAR(9)&amp;&quot;&lt;field name=&quot;&quot;currency_id&quot;&quot; ref=&quot;&quot;&quot;&amp;[.F152]&amp;&quot;&quot;&quot;/&gt;&quot;&amp;CHAR(13)&amp;CHAR(9)&amp;CHAR(9)&amp;CHAR(9)&amp;&quot;&lt;field name=&quot;&quot;type&quot;&quot;&gt;&quot;&amp;[.G152]&amp;&quot;&lt;/field&gt;&quot;&amp;CHAR(13)&amp;CHAR(9)&amp;CHAR(9)&amp;CHAR(9)&amp;&quot;&lt;field name=&quot;&quot;reconcile&quot;&quot; eval=&quot;&quot;&quot;&amp;[.H152]&amp;&quot;&quot;&quot;/&gt;&quot;&amp;CHAR(13)&amp;CHAR(9)&amp;CHAR(9)&amp;CHAR(9)&amp;&quot;&lt;field name=&quot;&quot;tax_ids&quot;&quot;&gt;&quot;&amp;[.I152]&amp;&quot;&lt;/field&gt;&quot;&amp;CHAR(13)&amp;CHAR(9)&amp;CHAR(9)&amp;&quot;&lt;/record&gt;&quot;)" office:value-type="string" office:string-value="&#9;&#9;&lt;record id=&quot;account_account_template_0_511301&quot; model=&quot;account.account.template&quot;&gt;&#13;&#9;&#9;&#9;&lt;field name=&quot;code&quot;&gt;0-511301&lt;/field&gt;&#13;&#9;&#9;&#9;&lt;field name=&quot;name&quot;&gt;0-Costo de producto&lt;/field&gt;&#13;&#9;&#9;&#9;&lt;field name=&quot;shortcut&quot;&gt;0-CProd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1" model="account.account.template"&gt;<text:tab/><text:tab/><text:tab/>&lt;field name="code"&gt;0-511301&lt;/field&gt;<text:tab/><text:tab/><text:tab/>&lt;field name="name"&gt;0-Costo de producto&lt;/field&gt;<text:tab/><text:tab/><text:tab/>&lt;field name="shortcut"&gt;0-CProd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0];1);CONCATENATE([.$A$2];&quot;-&quot;;[$'Base chart'.$V150]);&quot;&quot;)" office:value-type="string" office:string-value="0-511302">
            <text:p>0-511302</text:p>
          </table:table-cell>
          <table:table-cell table:formula="of:=IF(EXACT([.A153];&quot;&quot;);&quot;&quot;;CONCATENATE([.$A$2];&quot;-&quot;;[$'Base chart'.$X150]))" office:value-type="string" office:string-value="0-Costo de materia prima">
            <text:p>0-Costo de materia prima</text:p>
          </table:table-cell>
          <table:table-cell table:formula="of:=IF(EXACT([.A153];&quot;&quot;);&quot;&quot;;CONCATENATE([.$A$2];&quot;-&quot;;[$'Base chart'.$AA150]))" office:value-type="string" office:string-value="0-CMatPrim">
            <text:p>0-CMatPrim</text:p>
          </table:table-cell>
          <table:table-cell table:formula="of:=IF(EXACT([$'Base chart'.$AB150];&quot;&quot;);&quot;&quot;;IF(EXACT([.A153];&quot;&quot;);&quot;&quot;;CONCATENATE(&quot;account_account_template_&quot;;[.$A$2];&quot;_&quot;;[$'Base chart'.$AB150])))" office:value-type="string" office:string-value="account_account_template_0_511300">
            <text:p>account_account_template_0_511300</text:p>
          </table:table-cell>
          <table:table-cell table:formula="of:=IF(EXACT([.A153];&quot;&quot;);&quot;&quot;;[$'Base chart'.$AD150])" office:value-type="string" office:string-value="expense">
            <text:p>expense</text:p>
          </table:table-cell>
          <table:table-cell table:formula="of:=IF(EXACT([$'Base chart'.$AE150];&quot;&quot;);&quot;&quot;;IF(EXACT([.A153];&quot;&quot;);&quot;&quot;;[$'Base chart'.$AE150]))" office:value-type="string" office:string-value="l10n_cr_base.CRC">
            <text:p>l10n_cr_base.CRC</text:p>
          </table:table-cell>
          <table:table-cell table:formula="of:=IF(EXACT([.A153];&quot;&quot;);&quot;&quot;;[$'Base chart'.$AF150])" office:value-type="string" office:string-value="other">
            <text:p>other</text:p>
          </table:table-cell>
          <table:table-cell table:formula="of:=IF(EXACT([.A153];&quot;&quot;);&quot;&quot;;[$'Base chart'.$AG150])" office:value-type="string" office:string-value="False">
            <text:p>False</text:p>
          </table:table-cell>
          <table:table-cell table:formula="of:=IF(EXACT([$'Base chart'.$AH150];&quot;&quot;);&quot;&quot;;IF(EXACT([.A153];&quot;&quot;);&quot;&quot;;[$'Base chart'.$AH150]))">
            <text:p/>
          </table:table-cell>
          <table:table-cell table:style-name="ce11" table:formula="of:=IF(EXACT([.I153];&quot;&quot;);&quot;&quot;;CHAR(9)&amp;CHAR(9)&amp;CHAR(9)&amp;&quot;&lt;field name=&quot;&quot;tax_ids&quot;&quot;&gt;&quot;&amp;SUBSTITUTE([.I1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3];&quot;&quot;);&quot;&quot;;CHAR(9)&amp;CHAR(9)&amp;&quot;&lt;record id=&quot;&quot;account_account_template_&quot;&amp;SUBSTITUTE([.A153];&quot;-&quot;;&quot;_&quot;)&amp;&quot;&quot;&quot; model=&quot;&quot;account.account.template&quot;&quot;&gt;&quot;&amp;CHAR(13)&amp;CHAR(9)&amp;CHAR(9)&amp;CHAR(9)&amp;&quot;&lt;field name=&quot;&quot;code&quot;&quot;&gt;&quot;&amp;[.A153]&amp;&quot;&lt;/field&gt;&quot;&amp;CHAR(13)&amp;CHAR(9)&amp;CHAR(9)&amp;CHAR(9)&amp;&quot;&lt;field name=&quot;&quot;name&quot;&quot;&gt;&quot;&amp;[.B153]&amp;&quot;&lt;/field&gt;&quot;&amp;CHAR(13)&amp;CHAR(9)&amp;CHAR(9)&amp;CHAR(9)&amp;&quot;&lt;field name=&quot;&quot;shortcut&quot;&quot;&gt;&quot;&amp;[.C153]&amp;&quot;&lt;/field&gt;&quot;&amp;CHAR(13)&amp;CHAR(9)&amp;CHAR(9)&amp;CHAR(9)&amp;&quot;&lt;field name=&quot;&quot;parent_id&quot;&quot; ref=&quot;&quot;&quot;&amp;[.D153]&amp;&quot;&quot;&quot;/&gt;&quot;&amp;CHAR(13)&amp;CHAR(9)&amp;CHAR(9)&amp;CHAR(9)&amp;&quot;&lt;field name=&quot;&quot;user_type&quot;&quot; ref=&quot;&quot;account_account_type_&quot;&amp;[.E153]&amp;&quot;&quot;&quot;/&gt;&quot;&amp;CHAR(13)&amp;CHAR(9)&amp;CHAR(9)&amp;CHAR(9)&amp;&quot;&lt;field name=&quot;&quot;currency_id&quot;&quot; ref=&quot;&quot;&quot;&amp;[.F153]&amp;&quot;&quot;&quot;/&gt;&quot;&amp;CHAR(13)&amp;CHAR(9)&amp;CHAR(9)&amp;CHAR(9)&amp;&quot;&lt;field name=&quot;&quot;type&quot;&quot;&gt;&quot;&amp;[.G153]&amp;&quot;&lt;/field&gt;&quot;&amp;CHAR(13)&amp;CHAR(9)&amp;CHAR(9)&amp;CHAR(9)&amp;&quot;&lt;field name=&quot;&quot;reconcile&quot;&quot; eval=&quot;&quot;&quot;&amp;[.H153]&amp;&quot;&quot;&quot;/&gt;&quot;&amp;CHAR(13)&amp;CHAR(9)&amp;CHAR(9)&amp;CHAR(9)&amp;&quot;&lt;field name=&quot;&quot;tax_ids&quot;&quot;&gt;&quot;&amp;[.I153]&amp;&quot;&lt;/field&gt;&quot;&amp;CHAR(13)&amp;CHAR(9)&amp;CHAR(9)&amp;&quot;&lt;/record&gt;&quot;)" office:value-type="string" office:string-value="&#9;&#9;&lt;record id=&quot;account_account_template_0_511302&quot; model=&quot;account.account.template&quot;&gt;&#13;&#9;&#9;&#9;&lt;field name=&quot;code&quot;&gt;0-511302&lt;/field&gt;&#13;&#9;&#9;&#9;&lt;field name=&quot;name&quot;&gt;0-Costo de materia prima&lt;/field&gt;&#13;&#9;&#9;&#9;&lt;field name=&quot;shortcut&quot;&gt;0-CMatPrim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2" model="account.account.template"&gt;<text:tab/><text:tab/><text:tab/>&lt;field name="code"&gt;0-511302&lt;/field&gt;<text:tab/><text:tab/><text:tab/>&lt;field name="name"&gt;0-Costo de materia prima&lt;/field&gt;<text:tab/><text:tab/><text:tab/>&lt;field name="shortcut"&gt;0-CMatPrim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1];1);CONCATENATE([.$A$2];&quot;-&quot;;[$'Base chart'.$V151]);&quot;&quot;)" office:value-type="string" office:string-value="0-511303">
            <text:p>0-511303</text:p>
          </table:table-cell>
          <table:table-cell table:formula="of:=IF(EXACT([.A154];&quot;&quot;);&quot;&quot;;CONCATENATE([.$A$2];&quot;-&quot;;[$'Base chart'.$X151]))" office:value-type="string" office:string-value="0-Costo de producción">
            <text:p>0-Costo de producción</text:p>
          </table:table-cell>
          <table:table-cell table:formula="of:=IF(EXACT([.A154];&quot;&quot;);&quot;&quot;;CONCATENATE([.$A$2];&quot;-&quot;;[$'Base chart'.$AA151]))" office:value-type="string" office:string-value="0-CFab">
            <text:p>0-CFab</text:p>
          </table:table-cell>
          <table:table-cell table:formula="of:=IF(EXACT([$'Base chart'.$AB151];&quot;&quot;);&quot;&quot;;IF(EXACT([.A154];&quot;&quot;);&quot;&quot;;CONCATENATE(&quot;account_account_template_&quot;;[.$A$2];&quot;_&quot;;[$'Base chart'.$AB151])))" office:value-type="string" office:string-value="account_account_template_0_511300">
            <text:p>account_account_template_0_511300</text:p>
          </table:table-cell>
          <table:table-cell table:formula="of:=IF(EXACT([.A154];&quot;&quot;);&quot;&quot;;[$'Base chart'.$AD151])" office:value-type="string" office:string-value="expense">
            <text:p>expense</text:p>
          </table:table-cell>
          <table:table-cell table:formula="of:=IF(EXACT([$'Base chart'.$AE151];&quot;&quot;);&quot;&quot;;IF(EXACT([.A154];&quot;&quot;);&quot;&quot;;[$'Base chart'.$AE151]))" office:value-type="string" office:string-value="l10n_cr_base.CRC">
            <text:p>l10n_cr_base.CRC</text:p>
          </table:table-cell>
          <table:table-cell table:formula="of:=IF(EXACT([.A154];&quot;&quot;);&quot;&quot;;[$'Base chart'.$AF151])" office:value-type="string" office:string-value="other">
            <text:p>other</text:p>
          </table:table-cell>
          <table:table-cell table:formula="of:=IF(EXACT([.A154];&quot;&quot;);&quot;&quot;;[$'Base chart'.$AG151])" office:value-type="string" office:string-value="False">
            <text:p>False</text:p>
          </table:table-cell>
          <table:table-cell table:formula="of:=IF(EXACT([$'Base chart'.$AH151];&quot;&quot;);&quot;&quot;;IF(EXACT([.A154];&quot;&quot;);&quot;&quot;;[$'Base chart'.$AH151]))">
            <text:p/>
          </table:table-cell>
          <table:table-cell table:style-name="ce11" table:formula="of:=IF(EXACT([.I154];&quot;&quot;);&quot;&quot;;CHAR(9)&amp;CHAR(9)&amp;CHAR(9)&amp;&quot;&lt;field name=&quot;&quot;tax_ids&quot;&quot;&gt;&quot;&amp;SUBSTITUTE([.I1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4];&quot;&quot;);&quot;&quot;;CHAR(9)&amp;CHAR(9)&amp;&quot;&lt;record id=&quot;&quot;account_account_template_&quot;&amp;SUBSTITUTE([.A154];&quot;-&quot;;&quot;_&quot;)&amp;&quot;&quot;&quot; model=&quot;&quot;account.account.template&quot;&quot;&gt;&quot;&amp;CHAR(13)&amp;CHAR(9)&amp;CHAR(9)&amp;CHAR(9)&amp;&quot;&lt;field name=&quot;&quot;code&quot;&quot;&gt;&quot;&amp;[.A154]&amp;&quot;&lt;/field&gt;&quot;&amp;CHAR(13)&amp;CHAR(9)&amp;CHAR(9)&amp;CHAR(9)&amp;&quot;&lt;field name=&quot;&quot;name&quot;&quot;&gt;&quot;&amp;[.B154]&amp;&quot;&lt;/field&gt;&quot;&amp;CHAR(13)&amp;CHAR(9)&amp;CHAR(9)&amp;CHAR(9)&amp;&quot;&lt;field name=&quot;&quot;shortcut&quot;&quot;&gt;&quot;&amp;[.C154]&amp;&quot;&lt;/field&gt;&quot;&amp;CHAR(13)&amp;CHAR(9)&amp;CHAR(9)&amp;CHAR(9)&amp;&quot;&lt;field name=&quot;&quot;parent_id&quot;&quot; ref=&quot;&quot;&quot;&amp;[.D154]&amp;&quot;&quot;&quot;/&gt;&quot;&amp;CHAR(13)&amp;CHAR(9)&amp;CHAR(9)&amp;CHAR(9)&amp;&quot;&lt;field name=&quot;&quot;user_type&quot;&quot; ref=&quot;&quot;account_account_type_&quot;&amp;[.E154]&amp;&quot;&quot;&quot;/&gt;&quot;&amp;CHAR(13)&amp;CHAR(9)&amp;CHAR(9)&amp;CHAR(9)&amp;&quot;&lt;field name=&quot;&quot;currency_id&quot;&quot; ref=&quot;&quot;&quot;&amp;[.F154]&amp;&quot;&quot;&quot;/&gt;&quot;&amp;CHAR(13)&amp;CHAR(9)&amp;CHAR(9)&amp;CHAR(9)&amp;&quot;&lt;field name=&quot;&quot;type&quot;&quot;&gt;&quot;&amp;[.G154]&amp;&quot;&lt;/field&gt;&quot;&amp;CHAR(13)&amp;CHAR(9)&amp;CHAR(9)&amp;CHAR(9)&amp;&quot;&lt;field name=&quot;&quot;reconcile&quot;&quot; eval=&quot;&quot;&quot;&amp;[.H154]&amp;&quot;&quot;&quot;/&gt;&quot;&amp;CHAR(13)&amp;CHAR(9)&amp;CHAR(9)&amp;CHAR(9)&amp;&quot;&lt;field name=&quot;&quot;tax_ids&quot;&quot;&gt;&quot;&amp;[.I154]&amp;&quot;&lt;/field&gt;&quot;&amp;CHAR(13)&amp;CHAR(9)&amp;CHAR(9)&amp;&quot;&lt;/record&gt;&quot;)" office:value-type="string" office:string-value="&#9;&#9;&lt;record id=&quot;account_account_template_0_511303&quot; model=&quot;account.account.template&quot;&gt;&#13;&#9;&#9;&#9;&lt;field name=&quot;code&quot;&gt;0-511303&lt;/field&gt;&#13;&#9;&#9;&#9;&lt;field name=&quot;name&quot;&gt;0-Costo de producción&lt;/field&gt;&#13;&#9;&#9;&#9;&lt;field name=&quot;shortcut&quot;&gt;0-CFab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3" model="account.account.template"&gt;<text:tab/><text:tab/><text:tab/>&lt;field name="code"&gt;0-511303&lt;/field&gt;<text:tab/><text:tab/><text:tab/>&lt;field name="name"&gt;0-Costo de producción&lt;/field&gt;<text:tab/><text:tab/><text:tab/>&lt;field name="shortcut"&gt;0-CFab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2];1);CONCATENATE([.$A$2];&quot;-&quot;;[$'Base chart'.$V152]);&quot;&quot;)" office:value-type="string" office:string-value="0-511304">
            <text:p>0-511304</text:p>
          </table:table-cell>
          <table:table-cell table:formula="of:=IF(EXACT([.A155];&quot;&quot;);&quot;&quot;;CONCATENATE([.$A$2];&quot;-&quot;;[$'Base chart'.$X152]))" office:value-type="string" office:string-value="0-Costo de almacenamiento">
            <text:p>0-Costo de almacenamiento</text:p>
          </table:table-cell>
          <table:table-cell table:formula="of:=IF(EXACT([.A155];&quot;&quot;);&quot;&quot;;CONCATENATE([.$A$2];&quot;-&quot;;[$'Base chart'.$AA152]))" office:value-type="string" office:string-value="0-CAlm">
            <text:p>0-CAlm</text:p>
          </table:table-cell>
          <table:table-cell table:formula="of:=IF(EXACT([$'Base chart'.$AB152];&quot;&quot;);&quot;&quot;;IF(EXACT([.A155];&quot;&quot;);&quot;&quot;;CONCATENATE(&quot;account_account_template_&quot;;[.$A$2];&quot;_&quot;;[$'Base chart'.$AB152])))" office:value-type="string" office:string-value="account_account_template_0_511300">
            <text:p>account_account_template_0_511300</text:p>
          </table:table-cell>
          <table:table-cell table:formula="of:=IF(EXACT([.A155];&quot;&quot;);&quot;&quot;;[$'Base chart'.$AD152])" office:value-type="string" office:string-value="expense">
            <text:p>expense</text:p>
          </table:table-cell>
          <table:table-cell table:formula="of:=IF(EXACT([$'Base chart'.$AE152];&quot;&quot;);&quot;&quot;;IF(EXACT([.A155];&quot;&quot;);&quot;&quot;;[$'Base chart'.$AE152]))" office:value-type="string" office:string-value="l10n_cr_base.CRC">
            <text:p>l10n_cr_base.CRC</text:p>
          </table:table-cell>
          <table:table-cell table:formula="of:=IF(EXACT([.A155];&quot;&quot;);&quot;&quot;;[$'Base chart'.$AF152])" office:value-type="string" office:string-value="other">
            <text:p>other</text:p>
          </table:table-cell>
          <table:table-cell table:formula="of:=IF(EXACT([.A155];&quot;&quot;);&quot;&quot;;[$'Base chart'.$AG152])" office:value-type="string" office:string-value="False">
            <text:p>False</text:p>
          </table:table-cell>
          <table:table-cell table:formula="of:=IF(EXACT([$'Base chart'.$AH152];&quot;&quot;);&quot;&quot;;IF(EXACT([.A155];&quot;&quot;);&quot;&quot;;[$'Base chart'.$AH152]))">
            <text:p/>
          </table:table-cell>
          <table:table-cell table:style-name="ce11" table:formula="of:=IF(EXACT([.I155];&quot;&quot;);&quot;&quot;;CHAR(9)&amp;CHAR(9)&amp;CHAR(9)&amp;&quot;&lt;field name=&quot;&quot;tax_ids&quot;&quot;&gt;&quot;&amp;SUBSTITUTE([.I1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5];&quot;&quot;);&quot;&quot;;CHAR(9)&amp;CHAR(9)&amp;&quot;&lt;record id=&quot;&quot;account_account_template_&quot;&amp;SUBSTITUTE([.A155];&quot;-&quot;;&quot;_&quot;)&amp;&quot;&quot;&quot; model=&quot;&quot;account.account.template&quot;&quot;&gt;&quot;&amp;CHAR(13)&amp;CHAR(9)&amp;CHAR(9)&amp;CHAR(9)&amp;&quot;&lt;field name=&quot;&quot;code&quot;&quot;&gt;&quot;&amp;[.A155]&amp;&quot;&lt;/field&gt;&quot;&amp;CHAR(13)&amp;CHAR(9)&amp;CHAR(9)&amp;CHAR(9)&amp;&quot;&lt;field name=&quot;&quot;name&quot;&quot;&gt;&quot;&amp;[.B155]&amp;&quot;&lt;/field&gt;&quot;&amp;CHAR(13)&amp;CHAR(9)&amp;CHAR(9)&amp;CHAR(9)&amp;&quot;&lt;field name=&quot;&quot;shortcut&quot;&quot;&gt;&quot;&amp;[.C155]&amp;&quot;&lt;/field&gt;&quot;&amp;CHAR(13)&amp;CHAR(9)&amp;CHAR(9)&amp;CHAR(9)&amp;&quot;&lt;field name=&quot;&quot;parent_id&quot;&quot; ref=&quot;&quot;&quot;&amp;[.D155]&amp;&quot;&quot;&quot;/&gt;&quot;&amp;CHAR(13)&amp;CHAR(9)&amp;CHAR(9)&amp;CHAR(9)&amp;&quot;&lt;field name=&quot;&quot;user_type&quot;&quot; ref=&quot;&quot;account_account_type_&quot;&amp;[.E155]&amp;&quot;&quot;&quot;/&gt;&quot;&amp;CHAR(13)&amp;CHAR(9)&amp;CHAR(9)&amp;CHAR(9)&amp;&quot;&lt;field name=&quot;&quot;currency_id&quot;&quot; ref=&quot;&quot;&quot;&amp;[.F155]&amp;&quot;&quot;&quot;/&gt;&quot;&amp;CHAR(13)&amp;CHAR(9)&amp;CHAR(9)&amp;CHAR(9)&amp;&quot;&lt;field name=&quot;&quot;type&quot;&quot;&gt;&quot;&amp;[.G155]&amp;&quot;&lt;/field&gt;&quot;&amp;CHAR(13)&amp;CHAR(9)&amp;CHAR(9)&amp;CHAR(9)&amp;&quot;&lt;field name=&quot;&quot;reconcile&quot;&quot; eval=&quot;&quot;&quot;&amp;[.H155]&amp;&quot;&quot;&quot;/&gt;&quot;&amp;CHAR(13)&amp;CHAR(9)&amp;CHAR(9)&amp;CHAR(9)&amp;&quot;&lt;field name=&quot;&quot;tax_ids&quot;&quot;&gt;&quot;&amp;[.I155]&amp;&quot;&lt;/field&gt;&quot;&amp;CHAR(13)&amp;CHAR(9)&amp;CHAR(9)&amp;&quot;&lt;/record&gt;&quot;)" office:value-type="string" office:string-value="&#9;&#9;&lt;record id=&quot;account_account_template_0_511304&quot; model=&quot;account.account.template&quot;&gt;&#13;&#9;&#9;&#9;&lt;field name=&quot;code&quot;&gt;0-511304&lt;/field&gt;&#13;&#9;&#9;&#9;&lt;field name=&quot;name&quot;&gt;0-Costo de almacenamiento&lt;/field&gt;&#13;&#9;&#9;&#9;&lt;field name=&quot;shortcut&quot;&gt;0-CAlm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4" model="account.account.template"&gt;<text:tab/><text:tab/><text:tab/>&lt;field name="code"&gt;0-511304&lt;/field&gt;<text:tab/><text:tab/><text:tab/>&lt;field name="name"&gt;0-Costo de almacenamiento&lt;/field&gt;<text:tab/><text:tab/><text:tab/>&lt;field name="shortcut"&gt;0-CAlm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3];1);CONCATENATE([.$A$2];&quot;-&quot;;[$'Base chart'.$V153]);&quot;&quot;)" office:value-type="string" office:string-value="0-511305">
            <text:p>0-511305</text:p>
          </table:table-cell>
          <table:table-cell table:formula="of:=IF(EXACT([.A156];&quot;&quot;);&quot;&quot;;CONCATENATE([.$A$2];&quot;-&quot;;[$'Base chart'.$X153]))" office:value-type="string" office:string-value="0-Costo de distribución">
            <text:p>0-Costo de distribución</text:p>
          </table:table-cell>
          <table:table-cell table:formula="of:=IF(EXACT([.A156];&quot;&quot;);&quot;&quot;;CONCATENATE([.$A$2];&quot;-&quot;;[$'Base chart'.$AA153]))" office:value-type="string" office:string-value="0-CDist">
            <text:p>0-CDist</text:p>
          </table:table-cell>
          <table:table-cell table:formula="of:=IF(EXACT([$'Base chart'.$AB153];&quot;&quot;);&quot;&quot;;IF(EXACT([.A156];&quot;&quot;);&quot;&quot;;CONCATENATE(&quot;account_account_template_&quot;;[.$A$2];&quot;_&quot;;[$'Base chart'.$AB153])))" office:value-type="string" office:string-value="account_account_template_0_511300">
            <text:p>account_account_template_0_511300</text:p>
          </table:table-cell>
          <table:table-cell table:formula="of:=IF(EXACT([.A156];&quot;&quot;);&quot;&quot;;[$'Base chart'.$AD153])" office:value-type="string" office:string-value="expense">
            <text:p>expense</text:p>
          </table:table-cell>
          <table:table-cell table:formula="of:=IF(EXACT([$'Base chart'.$AE153];&quot;&quot;);&quot;&quot;;IF(EXACT([.A156];&quot;&quot;);&quot;&quot;;[$'Base chart'.$AE153]))" office:value-type="string" office:string-value="l10n_cr_base.CRC">
            <text:p>l10n_cr_base.CRC</text:p>
          </table:table-cell>
          <table:table-cell table:formula="of:=IF(EXACT([.A156];&quot;&quot;);&quot;&quot;;[$'Base chart'.$AF153])" office:value-type="string" office:string-value="other">
            <text:p>other</text:p>
          </table:table-cell>
          <table:table-cell table:formula="of:=IF(EXACT([.A156];&quot;&quot;);&quot;&quot;;[$'Base chart'.$AG153])" office:value-type="string" office:string-value="False">
            <text:p>False</text:p>
          </table:table-cell>
          <table:table-cell table:formula="of:=IF(EXACT([$'Base chart'.$AH153];&quot;&quot;);&quot;&quot;;IF(EXACT([.A156];&quot;&quot;);&quot;&quot;;[$'Base chart'.$AH153]))">
            <text:p/>
          </table:table-cell>
          <table:table-cell table:style-name="ce11" table:formula="of:=IF(EXACT([.I156];&quot;&quot;);&quot;&quot;;CHAR(9)&amp;CHAR(9)&amp;CHAR(9)&amp;&quot;&lt;field name=&quot;&quot;tax_ids&quot;&quot;&gt;&quot;&amp;SUBSTITUTE([.I1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6];&quot;&quot;);&quot;&quot;;CHAR(9)&amp;CHAR(9)&amp;&quot;&lt;record id=&quot;&quot;account_account_template_&quot;&amp;SUBSTITUTE([.A156];&quot;-&quot;;&quot;_&quot;)&amp;&quot;&quot;&quot; model=&quot;&quot;account.account.template&quot;&quot;&gt;&quot;&amp;CHAR(13)&amp;CHAR(9)&amp;CHAR(9)&amp;CHAR(9)&amp;&quot;&lt;field name=&quot;&quot;code&quot;&quot;&gt;&quot;&amp;[.A156]&amp;&quot;&lt;/field&gt;&quot;&amp;CHAR(13)&amp;CHAR(9)&amp;CHAR(9)&amp;CHAR(9)&amp;&quot;&lt;field name=&quot;&quot;name&quot;&quot;&gt;&quot;&amp;[.B156]&amp;&quot;&lt;/field&gt;&quot;&amp;CHAR(13)&amp;CHAR(9)&amp;CHAR(9)&amp;CHAR(9)&amp;&quot;&lt;field name=&quot;&quot;shortcut&quot;&quot;&gt;&quot;&amp;[.C156]&amp;&quot;&lt;/field&gt;&quot;&amp;CHAR(13)&amp;CHAR(9)&amp;CHAR(9)&amp;CHAR(9)&amp;&quot;&lt;field name=&quot;&quot;parent_id&quot;&quot; ref=&quot;&quot;&quot;&amp;[.D156]&amp;&quot;&quot;&quot;/&gt;&quot;&amp;CHAR(13)&amp;CHAR(9)&amp;CHAR(9)&amp;CHAR(9)&amp;&quot;&lt;field name=&quot;&quot;user_type&quot;&quot; ref=&quot;&quot;account_account_type_&quot;&amp;[.E156]&amp;&quot;&quot;&quot;/&gt;&quot;&amp;CHAR(13)&amp;CHAR(9)&amp;CHAR(9)&amp;CHAR(9)&amp;&quot;&lt;field name=&quot;&quot;currency_id&quot;&quot; ref=&quot;&quot;&quot;&amp;[.F156]&amp;&quot;&quot;&quot;/&gt;&quot;&amp;CHAR(13)&amp;CHAR(9)&amp;CHAR(9)&amp;CHAR(9)&amp;&quot;&lt;field name=&quot;&quot;type&quot;&quot;&gt;&quot;&amp;[.G156]&amp;&quot;&lt;/field&gt;&quot;&amp;CHAR(13)&amp;CHAR(9)&amp;CHAR(9)&amp;CHAR(9)&amp;&quot;&lt;field name=&quot;&quot;reconcile&quot;&quot; eval=&quot;&quot;&quot;&amp;[.H156]&amp;&quot;&quot;&quot;/&gt;&quot;&amp;CHAR(13)&amp;CHAR(9)&amp;CHAR(9)&amp;CHAR(9)&amp;&quot;&lt;field name=&quot;&quot;tax_ids&quot;&quot;&gt;&quot;&amp;[.I156]&amp;&quot;&lt;/field&gt;&quot;&amp;CHAR(13)&amp;CHAR(9)&amp;CHAR(9)&amp;&quot;&lt;/record&gt;&quot;)" office:value-type="string" office:string-value="&#9;&#9;&lt;record id=&quot;account_account_template_0_511305&quot; model=&quot;account.account.template&quot;&gt;&#13;&#9;&#9;&#9;&lt;field name=&quot;code&quot;&gt;0-511305&lt;/field&gt;&#13;&#9;&#9;&#9;&lt;field name=&quot;name&quot;&gt;0-Costo de distribución&lt;/field&gt;&#13;&#9;&#9;&#9;&lt;field name=&quot;shortcut&quot;&gt;0-CDist&lt;/field&gt;&#13;&#9;&#9;&#9;&lt;field name=&quot;parent_id&quot; ref=&quot;account_account_template_0_5113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305" model="account.account.template"&gt;<text:tab/><text:tab/><text:tab/>&lt;field name="code"&gt;0-511305&lt;/field&gt;<text:tab/><text:tab/><text:tab/>&lt;field name="name"&gt;0-Costo de distribución&lt;/field&gt;<text:tab/><text:tab/><text:tab/>&lt;field name="shortcut"&gt;0-CDist&lt;/field&gt;<text:tab/><text:tab/><text:tab/>&lt;field name="parent_id" ref="account_account_template_0_5113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4];1);CONCATENATE([.$A$2];&quot;-&quot;;[$'Base chart'.$V154]);&quot;&quot;)" office:value-type="string" office:string-value="0-511400">
            <text:p>0-511400</text:p>
          </table:table-cell>
          <table:table-cell table:formula="of:=IF(EXACT([.A157];&quot;&quot;);&quot;&quot;;CONCATENATE([.$A$2];&quot;-&quot;;[$'Base chart'.$X154]))" office:value-type="string" office:string-value="0-Gastos de mercadeo">
            <text:p>0-Gastos de mercadeo</text:p>
          </table:table-cell>
          <table:table-cell table:formula="of:=IF(EXACT([.A157];&quot;&quot;);&quot;&quot;;CONCATENATE([.$A$2];&quot;-&quot;;[$'Base chart'.$AA154]))" office:value-type="string" office:string-value="0-GMerc">
            <text:p>0-GMerc</text:p>
          </table:table-cell>
          <table:table-cell table:formula="of:=IF(EXACT([$'Base chart'.$AB154];&quot;&quot;);&quot;&quot;;IF(EXACT([.A157];&quot;&quot;);&quot;&quot;;CONCATENATE(&quot;account_account_template_&quot;;[.$A$2];&quot;_&quot;;[$'Base chart'.$AB154])))" office:value-type="string" office:string-value="account_account_template_0_511000">
            <text:p>account_account_template_0_511000</text:p>
          </table:table-cell>
          <table:table-cell table:formula="of:=IF(EXACT([.A157];&quot;&quot;);&quot;&quot;;[$'Base chart'.$AD154])" office:value-type="string" office:string-value="view">
            <text:p>view</text:p>
          </table:table-cell>
          <table:table-cell table:formula="of:=IF(EXACT([$'Base chart'.$AE154];&quot;&quot;);&quot;&quot;;IF(EXACT([.A157];&quot;&quot;);&quot;&quot;;[$'Base chart'.$AE154]))" office:value-type="string" office:string-value="l10n_cr_base.CRC">
            <text:p>l10n_cr_base.CRC</text:p>
          </table:table-cell>
          <table:table-cell table:formula="of:=IF(EXACT([.A157];&quot;&quot;);&quot;&quot;;[$'Base chart'.$AF154])" office:value-type="string" office:string-value="view">
            <text:p>view</text:p>
          </table:table-cell>
          <table:table-cell table:formula="of:=IF(EXACT([.A157];&quot;&quot;);&quot;&quot;;[$'Base chart'.$AG154])" office:value-type="string" office:string-value="False">
            <text:p>False</text:p>
          </table:table-cell>
          <table:table-cell table:formula="of:=IF(EXACT([$'Base chart'.$AH154];&quot;&quot;);&quot;&quot;;IF(EXACT([.A157];&quot;&quot;);&quot;&quot;;[$'Base chart'.$AH154]))">
            <text:p/>
          </table:table-cell>
          <table:table-cell table:style-name="ce11" table:formula="of:=IF(EXACT([.I157];&quot;&quot;);&quot;&quot;;CHAR(9)&amp;CHAR(9)&amp;CHAR(9)&amp;&quot;&lt;field name=&quot;&quot;tax_ids&quot;&quot;&gt;&quot;&amp;SUBSTITUTE([.I1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7];&quot;&quot;);&quot;&quot;;CHAR(9)&amp;CHAR(9)&amp;&quot;&lt;record id=&quot;&quot;account_account_template_&quot;&amp;SUBSTITUTE([.A157];&quot;-&quot;;&quot;_&quot;)&amp;&quot;&quot;&quot; model=&quot;&quot;account.account.template&quot;&quot;&gt;&quot;&amp;CHAR(13)&amp;CHAR(9)&amp;CHAR(9)&amp;CHAR(9)&amp;&quot;&lt;field name=&quot;&quot;code&quot;&quot;&gt;&quot;&amp;[.A157]&amp;&quot;&lt;/field&gt;&quot;&amp;CHAR(13)&amp;CHAR(9)&amp;CHAR(9)&amp;CHAR(9)&amp;&quot;&lt;field name=&quot;&quot;name&quot;&quot;&gt;&quot;&amp;[.B157]&amp;&quot;&lt;/field&gt;&quot;&amp;CHAR(13)&amp;CHAR(9)&amp;CHAR(9)&amp;CHAR(9)&amp;&quot;&lt;field name=&quot;&quot;shortcut&quot;&quot;&gt;&quot;&amp;[.C157]&amp;&quot;&lt;/field&gt;&quot;&amp;CHAR(13)&amp;CHAR(9)&amp;CHAR(9)&amp;CHAR(9)&amp;&quot;&lt;field name=&quot;&quot;parent_id&quot;&quot; ref=&quot;&quot;&quot;&amp;[.D157]&amp;&quot;&quot;&quot;/&gt;&quot;&amp;CHAR(13)&amp;CHAR(9)&amp;CHAR(9)&amp;CHAR(9)&amp;&quot;&lt;field name=&quot;&quot;user_type&quot;&quot; ref=&quot;&quot;account_account_type_&quot;&amp;[.E157]&amp;&quot;&quot;&quot;/&gt;&quot;&amp;CHAR(13)&amp;CHAR(9)&amp;CHAR(9)&amp;CHAR(9)&amp;&quot;&lt;field name=&quot;&quot;currency_id&quot;&quot; ref=&quot;&quot;&quot;&amp;[.F157]&amp;&quot;&quot;&quot;/&gt;&quot;&amp;CHAR(13)&amp;CHAR(9)&amp;CHAR(9)&amp;CHAR(9)&amp;&quot;&lt;field name=&quot;&quot;type&quot;&quot;&gt;&quot;&amp;[.G157]&amp;&quot;&lt;/field&gt;&quot;&amp;CHAR(13)&amp;CHAR(9)&amp;CHAR(9)&amp;CHAR(9)&amp;&quot;&lt;field name=&quot;&quot;reconcile&quot;&quot; eval=&quot;&quot;&quot;&amp;[.H157]&amp;&quot;&quot;&quot;/&gt;&quot;&amp;CHAR(13)&amp;CHAR(9)&amp;CHAR(9)&amp;CHAR(9)&amp;&quot;&lt;field name=&quot;&quot;tax_ids&quot;&quot;&gt;&quot;&amp;[.I157]&amp;&quot;&lt;/field&gt;&quot;&amp;CHAR(13)&amp;CHAR(9)&amp;CHAR(9)&amp;&quot;&lt;/record&gt;&quot;)" office:value-type="string" office:string-value="&#9;&#9;&lt;record id=&quot;account_account_template_0_511400&quot; model=&quot;account.account.template&quot;&gt;&#13;&#9;&#9;&#9;&lt;field name=&quot;code&quot;&gt;0-511400&lt;/field&gt;&#13;&#9;&#9;&#9;&lt;field name=&quot;name&quot;&gt;0-Gastos de mercadeo&lt;/field&gt;&#13;&#9;&#9;&#9;&lt;field name=&quot;shortcut&quot;&gt;0-GMerc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400" model="account.account.template"&gt;<text:tab/><text:tab/><text:tab/>&lt;field name="code"&gt;0-511400&lt;/field&gt;<text:tab/><text:tab/><text:tab/>&lt;field name="name"&gt;0-Gastos de mercadeo&lt;/field&gt;<text:tab/><text:tab/><text:tab/>&lt;field name="shortcut"&gt;0-GMerc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5];1);CONCATENATE([.$A$2];&quot;-&quot;;[$'Base chart'.$V155]);&quot;&quot;)" office:value-type="string" office:string-value="0-511401">
            <text:p>0-511401</text:p>
          </table:table-cell>
          <table:table-cell table:formula="of:=IF(EXACT([.A158];&quot;&quot;);&quot;&quot;;CONCATENATE([.$A$2];&quot;-&quot;;[$'Base chart'.$X155]))" office:value-type="string" office:string-value="0-Diseño de imagen">
            <text:p>0-Diseño de imagen</text:p>
          </table:table-cell>
          <table:table-cell table:formula="of:=IF(EXACT([.A158];&quot;&quot;);&quot;&quot;;CONCATENATE([.$A$2];&quot;-&quot;;[$'Base chart'.$AA155]))" office:value-type="string" office:string-value="0-Dis">
            <text:p>0-Dis</text:p>
          </table:table-cell>
          <table:table-cell table:formula="of:=IF(EXACT([$'Base chart'.$AB155];&quot;&quot;);&quot;&quot;;IF(EXACT([.A158];&quot;&quot;);&quot;&quot;;CONCATENATE(&quot;account_account_template_&quot;;[.$A$2];&quot;_&quot;;[$'Base chart'.$AB155])))" office:value-type="string" office:string-value="account_account_template_0_511400">
            <text:p>account_account_template_0_511400</text:p>
          </table:table-cell>
          <table:table-cell table:formula="of:=IF(EXACT([.A158];&quot;&quot;);&quot;&quot;;[$'Base chart'.$AD155])" office:value-type="string" office:string-value="expense">
            <text:p>expense</text:p>
          </table:table-cell>
          <table:table-cell table:formula="of:=IF(EXACT([$'Base chart'.$AE155];&quot;&quot;);&quot;&quot;;IF(EXACT([.A158];&quot;&quot;);&quot;&quot;;[$'Base chart'.$AE155]))" office:value-type="string" office:string-value="l10n_cr_base.CRC">
            <text:p>l10n_cr_base.CRC</text:p>
          </table:table-cell>
          <table:table-cell table:formula="of:=IF(EXACT([.A158];&quot;&quot;);&quot;&quot;;[$'Base chart'.$AF155])" office:value-type="string" office:string-value="other">
            <text:p>other</text:p>
          </table:table-cell>
          <table:table-cell table:formula="of:=IF(EXACT([.A158];&quot;&quot;);&quot;&quot;;[$'Base chart'.$AG155])" office:value-type="string" office:string-value="False">
            <text:p>False</text:p>
          </table:table-cell>
          <table:table-cell table:formula="of:=IF(EXACT([$'Base chart'.$AH155];&quot;&quot;);&quot;&quot;;IF(EXACT([.A158];&quot;&quot;);&quot;&quot;;[$'Base chart'.$AH155]))">
            <text:p/>
          </table:table-cell>
          <table:table-cell table:style-name="ce11" table:formula="of:=IF(EXACT([.I158];&quot;&quot;);&quot;&quot;;CHAR(9)&amp;CHAR(9)&amp;CHAR(9)&amp;&quot;&lt;field name=&quot;&quot;tax_ids&quot;&quot;&gt;&quot;&amp;SUBSTITUTE([.I1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8];&quot;&quot;);&quot;&quot;;CHAR(9)&amp;CHAR(9)&amp;&quot;&lt;record id=&quot;&quot;account_account_template_&quot;&amp;SUBSTITUTE([.A158];&quot;-&quot;;&quot;_&quot;)&amp;&quot;&quot;&quot; model=&quot;&quot;account.account.template&quot;&quot;&gt;&quot;&amp;CHAR(13)&amp;CHAR(9)&amp;CHAR(9)&amp;CHAR(9)&amp;&quot;&lt;field name=&quot;&quot;code&quot;&quot;&gt;&quot;&amp;[.A158]&amp;&quot;&lt;/field&gt;&quot;&amp;CHAR(13)&amp;CHAR(9)&amp;CHAR(9)&amp;CHAR(9)&amp;&quot;&lt;field name=&quot;&quot;name&quot;&quot;&gt;&quot;&amp;[.B158]&amp;&quot;&lt;/field&gt;&quot;&amp;CHAR(13)&amp;CHAR(9)&amp;CHAR(9)&amp;CHAR(9)&amp;&quot;&lt;field name=&quot;&quot;shortcut&quot;&quot;&gt;&quot;&amp;[.C158]&amp;&quot;&lt;/field&gt;&quot;&amp;CHAR(13)&amp;CHAR(9)&amp;CHAR(9)&amp;CHAR(9)&amp;&quot;&lt;field name=&quot;&quot;parent_id&quot;&quot; ref=&quot;&quot;&quot;&amp;[.D158]&amp;&quot;&quot;&quot;/&gt;&quot;&amp;CHAR(13)&amp;CHAR(9)&amp;CHAR(9)&amp;CHAR(9)&amp;&quot;&lt;field name=&quot;&quot;user_type&quot;&quot; ref=&quot;&quot;account_account_type_&quot;&amp;[.E158]&amp;&quot;&quot;&quot;/&gt;&quot;&amp;CHAR(13)&amp;CHAR(9)&amp;CHAR(9)&amp;CHAR(9)&amp;&quot;&lt;field name=&quot;&quot;currency_id&quot;&quot; ref=&quot;&quot;&quot;&amp;[.F158]&amp;&quot;&quot;&quot;/&gt;&quot;&amp;CHAR(13)&amp;CHAR(9)&amp;CHAR(9)&amp;CHAR(9)&amp;&quot;&lt;field name=&quot;&quot;type&quot;&quot;&gt;&quot;&amp;[.G158]&amp;&quot;&lt;/field&gt;&quot;&amp;CHAR(13)&amp;CHAR(9)&amp;CHAR(9)&amp;CHAR(9)&amp;&quot;&lt;field name=&quot;&quot;reconcile&quot;&quot; eval=&quot;&quot;&quot;&amp;[.H158]&amp;&quot;&quot;&quot;/&gt;&quot;&amp;CHAR(13)&amp;CHAR(9)&amp;CHAR(9)&amp;CHAR(9)&amp;&quot;&lt;field name=&quot;&quot;tax_ids&quot;&quot;&gt;&quot;&amp;[.I158]&amp;&quot;&lt;/field&gt;&quot;&amp;CHAR(13)&amp;CHAR(9)&amp;CHAR(9)&amp;&quot;&lt;/record&gt;&quot;)" office:value-type="string" office:string-value="&#9;&#9;&lt;record id=&quot;account_account_template_0_511401&quot; model=&quot;account.account.template&quot;&gt;&#13;&#9;&#9;&#9;&lt;field name=&quot;code&quot;&gt;0-511401&lt;/field&gt;&#13;&#9;&#9;&#9;&lt;field name=&quot;name&quot;&gt;0-Diseño de imagen&lt;/field&gt;&#13;&#9;&#9;&#9;&lt;field name=&quot;shortcut&quot;&gt;0-Dis&lt;/field&gt;&#13;&#9;&#9;&#9;&lt;field name=&quot;parent_id&quot; ref=&quot;account_account_template_0_511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401" model="account.account.template"&gt;<text:tab/><text:tab/><text:tab/>&lt;field name="code"&gt;0-511401&lt;/field&gt;<text:tab/><text:tab/><text:tab/>&lt;field name="name"&gt;0-Diseño de imagen&lt;/field&gt;<text:tab/><text:tab/><text:tab/>&lt;field name="shortcut"&gt;0-Dis&lt;/field&gt;<text:tab/><text:tab/><text:tab/>&lt;field name="parent_id" ref="account_account_template_0_511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6];1);CONCATENATE([.$A$2];&quot;-&quot;;[$'Base chart'.$V156]);&quot;&quot;)" office:value-type="string" office:string-value="0-511402">
            <text:p>0-511402</text:p>
          </table:table-cell>
          <table:table-cell table:formula="of:=IF(EXACT([.A159];&quot;&quot;);&quot;&quot;;CONCATENATE([.$A$2];&quot;-&quot;;[$'Base chart'.$X156]))" office:value-type="string" office:string-value="0-Campañas publicitarias">
            <text:p>0-Campañas publicitarias</text:p>
          </table:table-cell>
          <table:table-cell table:formula="of:=IF(EXACT([.A159];&quot;&quot;);&quot;&quot;;CONCATENATE([.$A$2];&quot;-&quot;;[$'Base chart'.$AA156]))" office:value-type="string" office:string-value="0-Pub">
            <text:p>0-Pub</text:p>
          </table:table-cell>
          <table:table-cell table:formula="of:=IF(EXACT([$'Base chart'.$AB156];&quot;&quot;);&quot;&quot;;IF(EXACT([.A159];&quot;&quot;);&quot;&quot;;CONCATENATE(&quot;account_account_template_&quot;;[.$A$2];&quot;_&quot;;[$'Base chart'.$AB156])))" office:value-type="string" office:string-value="account_account_template_0_511400">
            <text:p>account_account_template_0_511400</text:p>
          </table:table-cell>
          <table:table-cell table:formula="of:=IF(EXACT([.A159];&quot;&quot;);&quot;&quot;;[$'Base chart'.$AD156])" office:value-type="string" office:string-value="expense">
            <text:p>expense</text:p>
          </table:table-cell>
          <table:table-cell table:formula="of:=IF(EXACT([$'Base chart'.$AE156];&quot;&quot;);&quot;&quot;;IF(EXACT([.A159];&quot;&quot;);&quot;&quot;;[$'Base chart'.$AE156]))" office:value-type="string" office:string-value="l10n_cr_base.CRC">
            <text:p>l10n_cr_base.CRC</text:p>
          </table:table-cell>
          <table:table-cell table:formula="of:=IF(EXACT([.A159];&quot;&quot;);&quot;&quot;;[$'Base chart'.$AF156])" office:value-type="string" office:string-value="other">
            <text:p>other</text:p>
          </table:table-cell>
          <table:table-cell table:formula="of:=IF(EXACT([.A159];&quot;&quot;);&quot;&quot;;[$'Base chart'.$AG156])" office:value-type="string" office:string-value="False">
            <text:p>False</text:p>
          </table:table-cell>
          <table:table-cell table:formula="of:=IF(EXACT([$'Base chart'.$AH156];&quot;&quot;);&quot;&quot;;IF(EXACT([.A159];&quot;&quot;);&quot;&quot;;[$'Base chart'.$AH156]))">
            <text:p/>
          </table:table-cell>
          <table:table-cell table:style-name="ce11" table:formula="of:=IF(EXACT([.I159];&quot;&quot;);&quot;&quot;;CHAR(9)&amp;CHAR(9)&amp;CHAR(9)&amp;&quot;&lt;field name=&quot;&quot;tax_ids&quot;&quot;&gt;&quot;&amp;SUBSTITUTE([.I1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59];&quot;&quot;);&quot;&quot;;CHAR(9)&amp;CHAR(9)&amp;&quot;&lt;record id=&quot;&quot;account_account_template_&quot;&amp;SUBSTITUTE([.A159];&quot;-&quot;;&quot;_&quot;)&amp;&quot;&quot;&quot; model=&quot;&quot;account.account.template&quot;&quot;&gt;&quot;&amp;CHAR(13)&amp;CHAR(9)&amp;CHAR(9)&amp;CHAR(9)&amp;&quot;&lt;field name=&quot;&quot;code&quot;&quot;&gt;&quot;&amp;[.A159]&amp;&quot;&lt;/field&gt;&quot;&amp;CHAR(13)&amp;CHAR(9)&amp;CHAR(9)&amp;CHAR(9)&amp;&quot;&lt;field name=&quot;&quot;name&quot;&quot;&gt;&quot;&amp;[.B159]&amp;&quot;&lt;/field&gt;&quot;&amp;CHAR(13)&amp;CHAR(9)&amp;CHAR(9)&amp;CHAR(9)&amp;&quot;&lt;field name=&quot;&quot;shortcut&quot;&quot;&gt;&quot;&amp;[.C159]&amp;&quot;&lt;/field&gt;&quot;&amp;CHAR(13)&amp;CHAR(9)&amp;CHAR(9)&amp;CHAR(9)&amp;&quot;&lt;field name=&quot;&quot;parent_id&quot;&quot; ref=&quot;&quot;&quot;&amp;[.D159]&amp;&quot;&quot;&quot;/&gt;&quot;&amp;CHAR(13)&amp;CHAR(9)&amp;CHAR(9)&amp;CHAR(9)&amp;&quot;&lt;field name=&quot;&quot;user_type&quot;&quot; ref=&quot;&quot;account_account_type_&quot;&amp;[.E159]&amp;&quot;&quot;&quot;/&gt;&quot;&amp;CHAR(13)&amp;CHAR(9)&amp;CHAR(9)&amp;CHAR(9)&amp;&quot;&lt;field name=&quot;&quot;currency_id&quot;&quot; ref=&quot;&quot;&quot;&amp;[.F159]&amp;&quot;&quot;&quot;/&gt;&quot;&amp;CHAR(13)&amp;CHAR(9)&amp;CHAR(9)&amp;CHAR(9)&amp;&quot;&lt;field name=&quot;&quot;type&quot;&quot;&gt;&quot;&amp;[.G159]&amp;&quot;&lt;/field&gt;&quot;&amp;CHAR(13)&amp;CHAR(9)&amp;CHAR(9)&amp;CHAR(9)&amp;&quot;&lt;field name=&quot;&quot;reconcile&quot;&quot; eval=&quot;&quot;&quot;&amp;[.H159]&amp;&quot;&quot;&quot;/&gt;&quot;&amp;CHAR(13)&amp;CHAR(9)&amp;CHAR(9)&amp;CHAR(9)&amp;&quot;&lt;field name=&quot;&quot;tax_ids&quot;&quot;&gt;&quot;&amp;[.I159]&amp;&quot;&lt;/field&gt;&quot;&amp;CHAR(13)&amp;CHAR(9)&amp;CHAR(9)&amp;&quot;&lt;/record&gt;&quot;)" office:value-type="string" office:string-value="&#9;&#9;&lt;record id=&quot;account_account_template_0_511402&quot; model=&quot;account.account.template&quot;&gt;&#13;&#9;&#9;&#9;&lt;field name=&quot;code&quot;&gt;0-511402&lt;/field&gt;&#13;&#9;&#9;&#9;&lt;field name=&quot;name&quot;&gt;0-Campañas publicitarias&lt;/field&gt;&#13;&#9;&#9;&#9;&lt;field name=&quot;shortcut&quot;&gt;0-Pub&lt;/field&gt;&#13;&#9;&#9;&#9;&lt;field name=&quot;parent_id&quot; ref=&quot;account_account_template_0_511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402" model="account.account.template"&gt;<text:tab/><text:tab/><text:tab/>&lt;field name="code"&gt;0-511402&lt;/field&gt;<text:tab/><text:tab/><text:tab/>&lt;field name="name"&gt;0-Campañas publicitarias&lt;/field&gt;<text:tab/><text:tab/><text:tab/>&lt;field name="shortcut"&gt;0-Pub&lt;/field&gt;<text:tab/><text:tab/><text:tab/>&lt;field name="parent_id" ref="account_account_template_0_511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7];1);CONCATENATE([.$A$2];&quot;-&quot;;[$'Base chart'.$V157]);&quot;&quot;)" office:value-type="string" office:string-value="0-512000">
            <text:p>0-512000</text:p>
          </table:table-cell>
          <table:table-cell table:formula="of:=IF(EXACT([.A160];&quot;&quot;);&quot;&quot;;CONCATENATE([.$A$2];&quot;-&quot;;[$'Base chart'.$X157]))" office:value-type="string" office:string-value="0-Gastos administrativos">
            <text:p>0-Gastos administrativos</text:p>
          </table:table-cell>
          <table:table-cell table:formula="of:=IF(EXACT([.A160];&quot;&quot;);&quot;&quot;;CONCATENATE([.$A$2];&quot;-&quot;;[$'Base chart'.$AA157]))" office:value-type="string" office:string-value="0-GAdm">
            <text:p>0-GAdm</text:p>
          </table:table-cell>
          <table:table-cell table:formula="of:=IF(EXACT([$'Base chart'.$AB157];&quot;&quot;);&quot;&quot;;IF(EXACT([.A160];&quot;&quot;);&quot;&quot;;CONCATENATE(&quot;account_account_template_&quot;;[.$A$2];&quot;_&quot;;[$'Base chart'.$AB157])))" office:value-type="string" office:string-value="account_account_template_0_510000">
            <text:p>account_account_template_0_510000</text:p>
          </table:table-cell>
          <table:table-cell table:formula="of:=IF(EXACT([.A160];&quot;&quot;);&quot;&quot;;[$'Base chart'.$AD157])" office:value-type="string" office:string-value="view">
            <text:p>view</text:p>
          </table:table-cell>
          <table:table-cell table:formula="of:=IF(EXACT([$'Base chart'.$AE157];&quot;&quot;);&quot;&quot;;IF(EXACT([.A160];&quot;&quot;);&quot;&quot;;[$'Base chart'.$AE157]))" office:value-type="string" office:string-value="l10n_cr_base.CRC">
            <text:p>l10n_cr_base.CRC</text:p>
          </table:table-cell>
          <table:table-cell table:formula="of:=IF(EXACT([.A160];&quot;&quot;);&quot;&quot;;[$'Base chart'.$AF157])" office:value-type="string" office:string-value="view">
            <text:p>view</text:p>
          </table:table-cell>
          <table:table-cell table:formula="of:=IF(EXACT([.A160];&quot;&quot;);&quot;&quot;;[$'Base chart'.$AG157])" office:value-type="string" office:string-value="False">
            <text:p>False</text:p>
          </table:table-cell>
          <table:table-cell table:formula="of:=IF(EXACT([$'Base chart'.$AH157];&quot;&quot;);&quot;&quot;;IF(EXACT([.A160];&quot;&quot;);&quot;&quot;;[$'Base chart'.$AH157]))">
            <text:p/>
          </table:table-cell>
          <table:table-cell table:style-name="ce11" table:formula="of:=IF(EXACT([.I160];&quot;&quot;);&quot;&quot;;CHAR(9)&amp;CHAR(9)&amp;CHAR(9)&amp;&quot;&lt;field name=&quot;&quot;tax_ids&quot;&quot;&gt;&quot;&amp;SUBSTITUTE([.I1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0];&quot;&quot;);&quot;&quot;;CHAR(9)&amp;CHAR(9)&amp;&quot;&lt;record id=&quot;&quot;account_account_template_&quot;&amp;SUBSTITUTE([.A160];&quot;-&quot;;&quot;_&quot;)&amp;&quot;&quot;&quot; model=&quot;&quot;account.account.template&quot;&quot;&gt;&quot;&amp;CHAR(13)&amp;CHAR(9)&amp;CHAR(9)&amp;CHAR(9)&amp;&quot;&lt;field name=&quot;&quot;code&quot;&quot;&gt;&quot;&amp;[.A160]&amp;&quot;&lt;/field&gt;&quot;&amp;CHAR(13)&amp;CHAR(9)&amp;CHAR(9)&amp;CHAR(9)&amp;&quot;&lt;field name=&quot;&quot;name&quot;&quot;&gt;&quot;&amp;[.B160]&amp;&quot;&lt;/field&gt;&quot;&amp;CHAR(13)&amp;CHAR(9)&amp;CHAR(9)&amp;CHAR(9)&amp;&quot;&lt;field name=&quot;&quot;shortcut&quot;&quot;&gt;&quot;&amp;[.C160]&amp;&quot;&lt;/field&gt;&quot;&amp;CHAR(13)&amp;CHAR(9)&amp;CHAR(9)&amp;CHAR(9)&amp;&quot;&lt;field name=&quot;&quot;parent_id&quot;&quot; ref=&quot;&quot;&quot;&amp;[.D160]&amp;&quot;&quot;&quot;/&gt;&quot;&amp;CHAR(13)&amp;CHAR(9)&amp;CHAR(9)&amp;CHAR(9)&amp;&quot;&lt;field name=&quot;&quot;user_type&quot;&quot; ref=&quot;&quot;account_account_type_&quot;&amp;[.E160]&amp;&quot;&quot;&quot;/&gt;&quot;&amp;CHAR(13)&amp;CHAR(9)&amp;CHAR(9)&amp;CHAR(9)&amp;&quot;&lt;field name=&quot;&quot;currency_id&quot;&quot; ref=&quot;&quot;&quot;&amp;[.F160]&amp;&quot;&quot;&quot;/&gt;&quot;&amp;CHAR(13)&amp;CHAR(9)&amp;CHAR(9)&amp;CHAR(9)&amp;&quot;&lt;field name=&quot;&quot;type&quot;&quot;&gt;&quot;&amp;[.G160]&amp;&quot;&lt;/field&gt;&quot;&amp;CHAR(13)&amp;CHAR(9)&amp;CHAR(9)&amp;CHAR(9)&amp;&quot;&lt;field name=&quot;&quot;reconcile&quot;&quot; eval=&quot;&quot;&quot;&amp;[.H160]&amp;&quot;&quot;&quot;/&gt;&quot;&amp;CHAR(13)&amp;CHAR(9)&amp;CHAR(9)&amp;CHAR(9)&amp;&quot;&lt;field name=&quot;&quot;tax_ids&quot;&quot;&gt;&quot;&amp;[.I160]&amp;&quot;&lt;/field&gt;&quot;&amp;CHAR(13)&amp;CHAR(9)&amp;CHAR(9)&amp;&quot;&lt;/record&gt;&quot;)" office:value-type="string" office:string-value="&#9;&#9;&lt;record id=&quot;account_account_template_0_512000&quot; model=&quot;account.account.template&quot;&gt;&#13;&#9;&#9;&#9;&lt;field name=&quot;code&quot;&gt;0-512000&lt;/field&gt;&#13;&#9;&#9;&#9;&lt;field name=&quot;name&quot;&gt;0-Gastos administrativos&lt;/field&gt;&#13;&#9;&#9;&#9;&lt;field name=&quot;shortcut&quot;&gt;0-GAdm&lt;/field&gt;&#13;&#9;&#9;&#9;&lt;field name=&quot;parent_id&quot; ref=&quot;account_account_template_0_5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000" model="account.account.template"&gt;<text:tab/><text:tab/><text:tab/>&lt;field name="code"&gt;0-512000&lt;/field&gt;<text:tab/><text:tab/><text:tab/>&lt;field name="name"&gt;0-Gastos administrativos&lt;/field&gt;<text:tab/><text:tab/><text:tab/>&lt;field name="shortcut"&gt;0-GAdm&lt;/field&gt;<text:tab/><text:tab/><text:tab/>&lt;field name="parent_id" ref="account_account_template_0_5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8];1);CONCATENATE([.$A$2];&quot;-&quot;;[$'Base chart'.$V158]);&quot;&quot;)" office:value-type="string" office:string-value="0-512100">
            <text:p>0-512100</text:p>
          </table:table-cell>
          <table:table-cell table:formula="of:=IF(EXACT([.A161];&quot;&quot;);&quot;&quot;;CONCATENATE([.$A$2];&quot;-&quot;;[$'Base chart'.$X158]))" office:value-type="string" office:string-value="0-Cuota por administración">
            <text:p>0-Cuota por administración</text:p>
          </table:table-cell>
          <table:table-cell table:formula="of:=IF(EXACT([.A161];&quot;&quot;);&quot;&quot;;CONCATENATE([.$A$2];&quot;-&quot;;[$'Base chart'.$AA158]))" office:value-type="string" office:string-value="0-CuAdm">
            <text:p>0-CuAdm</text:p>
          </table:table-cell>
          <table:table-cell table:formula="of:=IF(EXACT([$'Base chart'.$AB158];&quot;&quot;);&quot;&quot;;IF(EXACT([.A161];&quot;&quot;);&quot;&quot;;CONCATENATE(&quot;account_account_template_&quot;;[.$A$2];&quot;_&quot;;[$'Base chart'.$AB158])))" office:value-type="string" office:string-value="account_account_template_0_512000">
            <text:p>account_account_template_0_512000</text:p>
          </table:table-cell>
          <table:table-cell table:formula="of:=IF(EXACT([.A161];&quot;&quot;);&quot;&quot;;[$'Base chart'.$AD158])" office:value-type="string" office:string-value="view">
            <text:p>view</text:p>
          </table:table-cell>
          <table:table-cell table:formula="of:=IF(EXACT([$'Base chart'.$AE158];&quot;&quot;);&quot;&quot;;IF(EXACT([.A161];&quot;&quot;);&quot;&quot;;[$'Base chart'.$AE158]))" office:value-type="string" office:string-value="l10n_cr_base.CRC">
            <text:p>l10n_cr_base.CRC</text:p>
          </table:table-cell>
          <table:table-cell table:formula="of:=IF(EXACT([.A161];&quot;&quot;);&quot;&quot;;[$'Base chart'.$AF158])" office:value-type="string" office:string-value="view">
            <text:p>view</text:p>
          </table:table-cell>
          <table:table-cell table:formula="of:=IF(EXACT([.A161];&quot;&quot;);&quot;&quot;;[$'Base chart'.$AG158])" office:value-type="string" office:string-value="False">
            <text:p>False</text:p>
          </table:table-cell>
          <table:table-cell table:formula="of:=IF(EXACT([$'Base chart'.$AH158];&quot;&quot;);&quot;&quot;;IF(EXACT([.A161];&quot;&quot;);&quot;&quot;;[$'Base chart'.$AH158]))">
            <text:p/>
          </table:table-cell>
          <table:table-cell table:style-name="ce11" table:formula="of:=IF(EXACT([.I161];&quot;&quot;);&quot;&quot;;CHAR(9)&amp;CHAR(9)&amp;CHAR(9)&amp;&quot;&lt;field name=&quot;&quot;tax_ids&quot;&quot;&gt;&quot;&amp;SUBSTITUTE([.I1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1];&quot;&quot;);&quot;&quot;;CHAR(9)&amp;CHAR(9)&amp;&quot;&lt;record id=&quot;&quot;account_account_template_&quot;&amp;SUBSTITUTE([.A161];&quot;-&quot;;&quot;_&quot;)&amp;&quot;&quot;&quot; model=&quot;&quot;account.account.template&quot;&quot;&gt;&quot;&amp;CHAR(13)&amp;CHAR(9)&amp;CHAR(9)&amp;CHAR(9)&amp;&quot;&lt;field name=&quot;&quot;code&quot;&quot;&gt;&quot;&amp;[.A161]&amp;&quot;&lt;/field&gt;&quot;&amp;CHAR(13)&amp;CHAR(9)&amp;CHAR(9)&amp;CHAR(9)&amp;&quot;&lt;field name=&quot;&quot;name&quot;&quot;&gt;&quot;&amp;[.B161]&amp;&quot;&lt;/field&gt;&quot;&amp;CHAR(13)&amp;CHAR(9)&amp;CHAR(9)&amp;CHAR(9)&amp;&quot;&lt;field name=&quot;&quot;shortcut&quot;&quot;&gt;&quot;&amp;[.C161]&amp;&quot;&lt;/field&gt;&quot;&amp;CHAR(13)&amp;CHAR(9)&amp;CHAR(9)&amp;CHAR(9)&amp;&quot;&lt;field name=&quot;&quot;parent_id&quot;&quot; ref=&quot;&quot;&quot;&amp;[.D161]&amp;&quot;&quot;&quot;/&gt;&quot;&amp;CHAR(13)&amp;CHAR(9)&amp;CHAR(9)&amp;CHAR(9)&amp;&quot;&lt;field name=&quot;&quot;user_type&quot;&quot; ref=&quot;&quot;account_account_type_&quot;&amp;[.E161]&amp;&quot;&quot;&quot;/&gt;&quot;&amp;CHAR(13)&amp;CHAR(9)&amp;CHAR(9)&amp;CHAR(9)&amp;&quot;&lt;field name=&quot;&quot;currency_id&quot;&quot; ref=&quot;&quot;&quot;&amp;[.F161]&amp;&quot;&quot;&quot;/&gt;&quot;&amp;CHAR(13)&amp;CHAR(9)&amp;CHAR(9)&amp;CHAR(9)&amp;&quot;&lt;field name=&quot;&quot;type&quot;&quot;&gt;&quot;&amp;[.G161]&amp;&quot;&lt;/field&gt;&quot;&amp;CHAR(13)&amp;CHAR(9)&amp;CHAR(9)&amp;CHAR(9)&amp;&quot;&lt;field name=&quot;&quot;reconcile&quot;&quot; eval=&quot;&quot;&quot;&amp;[.H161]&amp;&quot;&quot;&quot;/&gt;&quot;&amp;CHAR(13)&amp;CHAR(9)&amp;CHAR(9)&amp;CHAR(9)&amp;&quot;&lt;field name=&quot;&quot;tax_ids&quot;&quot;&gt;&quot;&amp;[.I161]&amp;&quot;&lt;/field&gt;&quot;&amp;CHAR(13)&amp;CHAR(9)&amp;CHAR(9)&amp;&quot;&lt;/record&gt;&quot;)" office:value-type="string" office:string-value="&#9;&#9;&lt;record id=&quot;account_account_template_0_512100&quot; model=&quot;account.account.template&quot;&gt;&#13;&#9;&#9;&#9;&lt;field name=&quot;code&quot;&gt;0-512100&lt;/field&gt;&#13;&#9;&#9;&#9;&lt;field name=&quot;name&quot;&gt;0-Cuota por administración&lt;/field&gt;&#13;&#9;&#9;&#9;&lt;field name=&quot;shortcut&quot;&gt;0-CuAdm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100" model="account.account.template"&gt;<text:tab/><text:tab/><text:tab/>&lt;field name="code"&gt;0-512100&lt;/field&gt;<text:tab/><text:tab/><text:tab/>&lt;field name="name"&gt;0-Cuota por administración&lt;/field&gt;<text:tab/><text:tab/><text:tab/>&lt;field name="shortcut"&gt;0-CuAdm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59];1);CONCATENATE([.$A$2];&quot;-&quot;;[$'Base chart'.$V159]);&quot;&quot;)" office:value-type="string" office:string-value="0-512101">
            <text:p>0-512101</text:p>
          </table:table-cell>
          <table:table-cell table:formula="of:=IF(EXACT([.A162];&quot;&quot;);&quot;&quot;;CONCATENATE([.$A$2];&quot;-&quot;;[$'Base chart'.$X159]))" office:value-type="string" office:string-value="0-Compañía administradora 1">
            <text:p>0-Compañía administradora 1</text:p>
          </table:table-cell>
          <table:table-cell table:formula="of:=IF(EXACT([.A162];&quot;&quot;);&quot;&quot;;CONCATENATE([.$A$2];&quot;-&quot;;[$'Base chart'.$AA159]))" office:value-type="string" office:string-value="0-">
            <text:p>0-</text:p>
          </table:table-cell>
          <table:table-cell table:formula="of:=IF(EXACT([$'Base chart'.$AB159];&quot;&quot;);&quot;&quot;;IF(EXACT([.A162];&quot;&quot;);&quot;&quot;;CONCATENATE(&quot;account_account_template_&quot;;[.$A$2];&quot;_&quot;;[$'Base chart'.$AB159])))" office:value-type="string" office:string-value="account_account_template_0_512100">
            <text:p>account_account_template_0_512100</text:p>
          </table:table-cell>
          <table:table-cell table:formula="of:=IF(EXACT([.A162];&quot;&quot;);&quot;&quot;;[$'Base chart'.$AD159])" office:value-type="string" office:string-value="expense">
            <text:p>expense</text:p>
          </table:table-cell>
          <table:table-cell table:formula="of:=IF(EXACT([$'Base chart'.$AE159];&quot;&quot;);&quot;&quot;;IF(EXACT([.A162];&quot;&quot;);&quot;&quot;;[$'Base chart'.$AE159]))" office:value-type="string" office:string-value="l10n_cr_base.CRC">
            <text:p>l10n_cr_base.CRC</text:p>
          </table:table-cell>
          <table:table-cell table:formula="of:=IF(EXACT([.A162];&quot;&quot;);&quot;&quot;;[$'Base chart'.$AF159])" office:value-type="string" office:string-value="other">
            <text:p>other</text:p>
          </table:table-cell>
          <table:table-cell table:formula="of:=IF(EXACT([.A162];&quot;&quot;);&quot;&quot;;[$'Base chart'.$AG159])" office:value-type="string" office:string-value="False">
            <text:p>False</text:p>
          </table:table-cell>
          <table:table-cell table:formula="of:=IF(EXACT([$'Base chart'.$AH159];&quot;&quot;);&quot;&quot;;IF(EXACT([.A162];&quot;&quot;);&quot;&quot;;[$'Base chart'.$AH159]))">
            <text:p/>
          </table:table-cell>
          <table:table-cell table:style-name="ce11" table:formula="of:=IF(EXACT([.I162];&quot;&quot;);&quot;&quot;;CHAR(9)&amp;CHAR(9)&amp;CHAR(9)&amp;&quot;&lt;field name=&quot;&quot;tax_ids&quot;&quot;&gt;&quot;&amp;SUBSTITUTE([.I1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2];&quot;&quot;);&quot;&quot;;CHAR(9)&amp;CHAR(9)&amp;&quot;&lt;record id=&quot;&quot;account_account_template_&quot;&amp;SUBSTITUTE([.A162];&quot;-&quot;;&quot;_&quot;)&amp;&quot;&quot;&quot; model=&quot;&quot;account.account.template&quot;&quot;&gt;&quot;&amp;CHAR(13)&amp;CHAR(9)&amp;CHAR(9)&amp;CHAR(9)&amp;&quot;&lt;field name=&quot;&quot;code&quot;&quot;&gt;&quot;&amp;[.A162]&amp;&quot;&lt;/field&gt;&quot;&amp;CHAR(13)&amp;CHAR(9)&amp;CHAR(9)&amp;CHAR(9)&amp;&quot;&lt;field name=&quot;&quot;name&quot;&quot;&gt;&quot;&amp;[.B162]&amp;&quot;&lt;/field&gt;&quot;&amp;CHAR(13)&amp;CHAR(9)&amp;CHAR(9)&amp;CHAR(9)&amp;&quot;&lt;field name=&quot;&quot;shortcut&quot;&quot;&gt;&quot;&amp;[.C162]&amp;&quot;&lt;/field&gt;&quot;&amp;CHAR(13)&amp;CHAR(9)&amp;CHAR(9)&amp;CHAR(9)&amp;&quot;&lt;field name=&quot;&quot;parent_id&quot;&quot; ref=&quot;&quot;&quot;&amp;[.D162]&amp;&quot;&quot;&quot;/&gt;&quot;&amp;CHAR(13)&amp;CHAR(9)&amp;CHAR(9)&amp;CHAR(9)&amp;&quot;&lt;field name=&quot;&quot;user_type&quot;&quot; ref=&quot;&quot;account_account_type_&quot;&amp;[.E162]&amp;&quot;&quot;&quot;/&gt;&quot;&amp;CHAR(13)&amp;CHAR(9)&amp;CHAR(9)&amp;CHAR(9)&amp;&quot;&lt;field name=&quot;&quot;currency_id&quot;&quot; ref=&quot;&quot;&quot;&amp;[.F162]&amp;&quot;&quot;&quot;/&gt;&quot;&amp;CHAR(13)&amp;CHAR(9)&amp;CHAR(9)&amp;CHAR(9)&amp;&quot;&lt;field name=&quot;&quot;type&quot;&quot;&gt;&quot;&amp;[.G162]&amp;&quot;&lt;/field&gt;&quot;&amp;CHAR(13)&amp;CHAR(9)&amp;CHAR(9)&amp;CHAR(9)&amp;&quot;&lt;field name=&quot;&quot;reconcile&quot;&quot; eval=&quot;&quot;&quot;&amp;[.H162]&amp;&quot;&quot;&quot;/&gt;&quot;&amp;CHAR(13)&amp;CHAR(9)&amp;CHAR(9)&amp;CHAR(9)&amp;&quot;&lt;field name=&quot;&quot;tax_ids&quot;&quot;&gt;&quot;&amp;[.I162]&amp;&quot;&lt;/field&gt;&quot;&amp;CHAR(13)&amp;CHAR(9)&amp;CHAR(9)&amp;&quot;&lt;/record&gt;&quot;)" office:value-type="string" office:string-value="&#9;&#9;&lt;record id=&quot;account_account_template_0_512101&quot; model=&quot;account.account.template&quot;&gt;&#13;&#9;&#9;&#9;&lt;field name=&quot;code&quot;&gt;0-512101&lt;/field&gt;&#13;&#9;&#9;&#9;&lt;field name=&quot;name&quot;&gt;0-Compañía administradora 1&lt;/field&gt;&#13;&#9;&#9;&#9;&lt;field name=&quot;shortcut&quot;&gt;0-&lt;/field&gt;&#13;&#9;&#9;&#9;&lt;field name=&quot;parent_id&quot; ref=&quot;account_account_template_0_5121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101" model="account.account.template"&gt;<text:tab/><text:tab/><text:tab/>&lt;field name="code"&gt;0-512101&lt;/field&gt;<text:tab/><text:tab/><text:tab/>&lt;field name="name"&gt;0-Compañía administradora 1&lt;/field&gt;<text:tab/><text:tab/><text:tab/>&lt;field name="shortcut"&gt;0-&lt;/field&gt;<text:tab/><text:tab/><text:tab/>&lt;field name="parent_id" ref="account_account_template_0_5121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0];1);CONCATENATE([.$A$2];&quot;-&quot;;[$'Base chart'.$V160]);&quot;&quot;)" office:value-type="string" office:string-value="0-512200">
            <text:p>0-512200</text:p>
          </table:table-cell>
          <table:table-cell table:formula="of:=IF(EXACT([.A163];&quot;&quot;);&quot;&quot;;CONCATENATE([.$A$2];&quot;-&quot;;[$'Base chart'.$X160]))" office:value-type="string" office:string-value="0-Alquiler">
            <text:p>0-Alquiler</text:p>
          </table:table-cell>
          <table:table-cell table:formula="of:=IF(EXACT([.A163];&quot;&quot;);&quot;&quot;;CONCATENATE([.$A$2];&quot;-&quot;;[$'Base chart'.$AA160]))" office:value-type="string" office:string-value="0-Alq">
            <text:p>0-Alq</text:p>
          </table:table-cell>
          <table:table-cell table:formula="of:=IF(EXACT([$'Base chart'.$AB160];&quot;&quot;);&quot;&quot;;IF(EXACT([.A163];&quot;&quot;);&quot;&quot;;CONCATENATE(&quot;account_account_template_&quot;;[.$A$2];&quot;_&quot;;[$'Base chart'.$AB160])))" office:value-type="string" office:string-value="account_account_template_0_512000">
            <text:p>account_account_template_0_512000</text:p>
          </table:table-cell>
          <table:table-cell table:formula="of:=IF(EXACT([.A163];&quot;&quot;);&quot;&quot;;[$'Base chart'.$AD160])" office:value-type="string" office:string-value="view">
            <text:p>view</text:p>
          </table:table-cell>
          <table:table-cell table:formula="of:=IF(EXACT([$'Base chart'.$AE160];&quot;&quot;);&quot;&quot;;IF(EXACT([.A163];&quot;&quot;);&quot;&quot;;[$'Base chart'.$AE160]))" office:value-type="string" office:string-value="l10n_cr_base.CRC">
            <text:p>l10n_cr_base.CRC</text:p>
          </table:table-cell>
          <table:table-cell table:formula="of:=IF(EXACT([.A163];&quot;&quot;);&quot;&quot;;[$'Base chart'.$AF160])" office:value-type="string" office:string-value="view">
            <text:p>view</text:p>
          </table:table-cell>
          <table:table-cell table:formula="of:=IF(EXACT([.A163];&quot;&quot;);&quot;&quot;;[$'Base chart'.$AG160])" office:value-type="string" office:string-value="False">
            <text:p>False</text:p>
          </table:table-cell>
          <table:table-cell table:formula="of:=IF(EXACT([$'Base chart'.$AH160];&quot;&quot;);&quot;&quot;;IF(EXACT([.A163];&quot;&quot;);&quot;&quot;;[$'Base chart'.$AH160]))">
            <text:p/>
          </table:table-cell>
          <table:table-cell table:style-name="ce11" table:formula="of:=IF(EXACT([.I163];&quot;&quot;);&quot;&quot;;CHAR(9)&amp;CHAR(9)&amp;CHAR(9)&amp;&quot;&lt;field name=&quot;&quot;tax_ids&quot;&quot;&gt;&quot;&amp;SUBSTITUTE([.I1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3];&quot;&quot;);&quot;&quot;;CHAR(9)&amp;CHAR(9)&amp;&quot;&lt;record id=&quot;&quot;account_account_template_&quot;&amp;SUBSTITUTE([.A163];&quot;-&quot;;&quot;_&quot;)&amp;&quot;&quot;&quot; model=&quot;&quot;account.account.template&quot;&quot;&gt;&quot;&amp;CHAR(13)&amp;CHAR(9)&amp;CHAR(9)&amp;CHAR(9)&amp;&quot;&lt;field name=&quot;&quot;code&quot;&quot;&gt;&quot;&amp;[.A163]&amp;&quot;&lt;/field&gt;&quot;&amp;CHAR(13)&amp;CHAR(9)&amp;CHAR(9)&amp;CHAR(9)&amp;&quot;&lt;field name=&quot;&quot;name&quot;&quot;&gt;&quot;&amp;[.B163]&amp;&quot;&lt;/field&gt;&quot;&amp;CHAR(13)&amp;CHAR(9)&amp;CHAR(9)&amp;CHAR(9)&amp;&quot;&lt;field name=&quot;&quot;shortcut&quot;&quot;&gt;&quot;&amp;[.C163]&amp;&quot;&lt;/field&gt;&quot;&amp;CHAR(13)&amp;CHAR(9)&amp;CHAR(9)&amp;CHAR(9)&amp;&quot;&lt;field name=&quot;&quot;parent_id&quot;&quot; ref=&quot;&quot;&quot;&amp;[.D163]&amp;&quot;&quot;&quot;/&gt;&quot;&amp;CHAR(13)&amp;CHAR(9)&amp;CHAR(9)&amp;CHAR(9)&amp;&quot;&lt;field name=&quot;&quot;user_type&quot;&quot; ref=&quot;&quot;account_account_type_&quot;&amp;[.E163]&amp;&quot;&quot;&quot;/&gt;&quot;&amp;CHAR(13)&amp;CHAR(9)&amp;CHAR(9)&amp;CHAR(9)&amp;&quot;&lt;field name=&quot;&quot;currency_id&quot;&quot; ref=&quot;&quot;&quot;&amp;[.F163]&amp;&quot;&quot;&quot;/&gt;&quot;&amp;CHAR(13)&amp;CHAR(9)&amp;CHAR(9)&amp;CHAR(9)&amp;&quot;&lt;field name=&quot;&quot;type&quot;&quot;&gt;&quot;&amp;[.G163]&amp;&quot;&lt;/field&gt;&quot;&amp;CHAR(13)&amp;CHAR(9)&amp;CHAR(9)&amp;CHAR(9)&amp;&quot;&lt;field name=&quot;&quot;reconcile&quot;&quot; eval=&quot;&quot;&quot;&amp;[.H163]&amp;&quot;&quot;&quot;/&gt;&quot;&amp;CHAR(13)&amp;CHAR(9)&amp;CHAR(9)&amp;CHAR(9)&amp;&quot;&lt;field name=&quot;&quot;tax_ids&quot;&quot;&gt;&quot;&amp;[.I163]&amp;&quot;&lt;/field&gt;&quot;&amp;CHAR(13)&amp;CHAR(9)&amp;CHAR(9)&amp;&quot;&lt;/record&gt;&quot;)" office:value-type="string" office:string-value="&#9;&#9;&lt;record id=&quot;account_account_template_0_512200&quot; model=&quot;account.account.template&quot;&gt;&#13;&#9;&#9;&#9;&lt;field name=&quot;code&quot;&gt;0-512200&lt;/field&gt;&#13;&#9;&#9;&#9;&lt;field name=&quot;name&quot;&gt;0-Alquiler&lt;/field&gt;&#13;&#9;&#9;&#9;&lt;field name=&quot;shortcut&quot;&gt;0-Alq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200" model="account.account.template"&gt;<text:tab/><text:tab/><text:tab/>&lt;field name="code"&gt;0-512200&lt;/field&gt;<text:tab/><text:tab/><text:tab/>&lt;field name="name"&gt;0-Alquiler&lt;/field&gt;<text:tab/><text:tab/><text:tab/>&lt;field name="shortcut"&gt;0-Alq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1];1);CONCATENATE([.$A$2];&quot;-&quot;;[$'Base chart'.$V161]);&quot;&quot;)" office:value-type="string" office:string-value="0-512201">
            <text:p>0-512201</text:p>
          </table:table-cell>
          <table:table-cell table:formula="of:=IF(EXACT([.A164];&quot;&quot;);&quot;&quot;;CONCATENATE([.$A$2];&quot;-&quot;;[$'Base chart'.$X161]))" office:value-type="string" office:string-value="0-Oficina 1">
            <text:p>0-Oficina 1</text:p>
          </table:table-cell>
          <table:table-cell table:formula="of:=IF(EXACT([.A164];&quot;&quot;);&quot;&quot;;CONCATENATE([.$A$2];&quot;-&quot;;[$'Base chart'.$AA161]))" office:value-type="string" office:string-value="0-">
            <text:p>0-</text:p>
          </table:table-cell>
          <table:table-cell table:formula="of:=IF(EXACT([$'Base chart'.$AB161];&quot;&quot;);&quot;&quot;;IF(EXACT([.A164];&quot;&quot;);&quot;&quot;;CONCATENATE(&quot;account_account_template_&quot;;[.$A$2];&quot;_&quot;;[$'Base chart'.$AB161])))" office:value-type="string" office:string-value="account_account_template_0_512200">
            <text:p>account_account_template_0_512200</text:p>
          </table:table-cell>
          <table:table-cell table:formula="of:=IF(EXACT([.A164];&quot;&quot;);&quot;&quot;;[$'Base chart'.$AD161])" office:value-type="string" office:string-value="expense">
            <text:p>expense</text:p>
          </table:table-cell>
          <table:table-cell table:formula="of:=IF(EXACT([$'Base chart'.$AE161];&quot;&quot;);&quot;&quot;;IF(EXACT([.A164];&quot;&quot;);&quot;&quot;;[$'Base chart'.$AE161]))" office:value-type="string" office:string-value="l10n_cr_base.CRC">
            <text:p>l10n_cr_base.CRC</text:p>
          </table:table-cell>
          <table:table-cell table:formula="of:=IF(EXACT([.A164];&quot;&quot;);&quot;&quot;;[$'Base chart'.$AF161])" office:value-type="string" office:string-value="other">
            <text:p>other</text:p>
          </table:table-cell>
          <table:table-cell table:formula="of:=IF(EXACT([.A164];&quot;&quot;);&quot;&quot;;[$'Base chart'.$AG161])" office:value-type="string" office:string-value="False">
            <text:p>False</text:p>
          </table:table-cell>
          <table:table-cell table:formula="of:=IF(EXACT([$'Base chart'.$AH161];&quot;&quot;);&quot;&quot;;IF(EXACT([.A164];&quot;&quot;);&quot;&quot;;[$'Base chart'.$AH161]))">
            <text:p/>
          </table:table-cell>
          <table:table-cell table:style-name="ce11" table:formula="of:=IF(EXACT([.I164];&quot;&quot;);&quot;&quot;;CHAR(9)&amp;CHAR(9)&amp;CHAR(9)&amp;&quot;&lt;field name=&quot;&quot;tax_ids&quot;&quot;&gt;&quot;&amp;SUBSTITUTE([.I1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4];&quot;&quot;);&quot;&quot;;CHAR(9)&amp;CHAR(9)&amp;&quot;&lt;record id=&quot;&quot;account_account_template_&quot;&amp;SUBSTITUTE([.A164];&quot;-&quot;;&quot;_&quot;)&amp;&quot;&quot;&quot; model=&quot;&quot;account.account.template&quot;&quot;&gt;&quot;&amp;CHAR(13)&amp;CHAR(9)&amp;CHAR(9)&amp;CHAR(9)&amp;&quot;&lt;field name=&quot;&quot;code&quot;&quot;&gt;&quot;&amp;[.A164]&amp;&quot;&lt;/field&gt;&quot;&amp;CHAR(13)&amp;CHAR(9)&amp;CHAR(9)&amp;CHAR(9)&amp;&quot;&lt;field name=&quot;&quot;name&quot;&quot;&gt;&quot;&amp;[.B164]&amp;&quot;&lt;/field&gt;&quot;&amp;CHAR(13)&amp;CHAR(9)&amp;CHAR(9)&amp;CHAR(9)&amp;&quot;&lt;field name=&quot;&quot;shortcut&quot;&quot;&gt;&quot;&amp;[.C164]&amp;&quot;&lt;/field&gt;&quot;&amp;CHAR(13)&amp;CHAR(9)&amp;CHAR(9)&amp;CHAR(9)&amp;&quot;&lt;field name=&quot;&quot;parent_id&quot;&quot; ref=&quot;&quot;&quot;&amp;[.D164]&amp;&quot;&quot;&quot;/&gt;&quot;&amp;CHAR(13)&amp;CHAR(9)&amp;CHAR(9)&amp;CHAR(9)&amp;&quot;&lt;field name=&quot;&quot;user_type&quot;&quot; ref=&quot;&quot;account_account_type_&quot;&amp;[.E164]&amp;&quot;&quot;&quot;/&gt;&quot;&amp;CHAR(13)&amp;CHAR(9)&amp;CHAR(9)&amp;CHAR(9)&amp;&quot;&lt;field name=&quot;&quot;currency_id&quot;&quot; ref=&quot;&quot;&quot;&amp;[.F164]&amp;&quot;&quot;&quot;/&gt;&quot;&amp;CHAR(13)&amp;CHAR(9)&amp;CHAR(9)&amp;CHAR(9)&amp;&quot;&lt;field name=&quot;&quot;type&quot;&quot;&gt;&quot;&amp;[.G164]&amp;&quot;&lt;/field&gt;&quot;&amp;CHAR(13)&amp;CHAR(9)&amp;CHAR(9)&amp;CHAR(9)&amp;&quot;&lt;field name=&quot;&quot;reconcile&quot;&quot; eval=&quot;&quot;&quot;&amp;[.H164]&amp;&quot;&quot;&quot;/&gt;&quot;&amp;CHAR(13)&amp;CHAR(9)&amp;CHAR(9)&amp;CHAR(9)&amp;&quot;&lt;field name=&quot;&quot;tax_ids&quot;&quot;&gt;&quot;&amp;[.I164]&amp;&quot;&lt;/field&gt;&quot;&amp;CHAR(13)&amp;CHAR(9)&amp;CHAR(9)&amp;&quot;&lt;/record&gt;&quot;)" office:value-type="string" office:string-value="&#9;&#9;&lt;record id=&quot;account_account_template_0_512201&quot; model=&quot;account.account.template&quot;&gt;&#13;&#9;&#9;&#9;&lt;field name=&quot;code&quot;&gt;0-512201&lt;/field&gt;&#13;&#9;&#9;&#9;&lt;field name=&quot;name&quot;&gt;0-Oficina 1&lt;/field&gt;&#13;&#9;&#9;&#9;&lt;field name=&quot;shortcut&quot;&gt;0-&lt;/field&gt;&#13;&#9;&#9;&#9;&lt;field name=&quot;parent_id&quot; ref=&quot;account_account_template_0_5122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201" model="account.account.template"&gt;<text:tab/><text:tab/><text:tab/>&lt;field name="code"&gt;0-512201&lt;/field&gt;<text:tab/><text:tab/><text:tab/>&lt;field name="name"&gt;0-Oficina 1&lt;/field&gt;<text:tab/><text:tab/><text:tab/>&lt;field name="shortcut"&gt;0-&lt;/field&gt;<text:tab/><text:tab/><text:tab/>&lt;field name="parent_id" ref="account_account_template_0_5122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2];1);CONCATENATE([.$A$2];&quot;-&quot;;[$'Base chart'.$V162]);&quot;&quot;)" office:value-type="string" office:string-value="0-512300">
            <text:p>0-512300</text:p>
          </table:table-cell>
          <table:table-cell table:formula="of:=IF(EXACT([.A165];&quot;&quot;);&quot;&quot;;CONCATENATE([.$A$2];&quot;-&quot;;[$'Base chart'.$X162]))" office:value-type="string" office:string-value="0-Servicios públicos">
            <text:p>0-Servicios públicos</text:p>
          </table:table-cell>
          <table:table-cell table:formula="of:=IF(EXACT([.A165];&quot;&quot;);&quot;&quot;;CONCATENATE([.$A$2];&quot;-&quot;;[$'Base chart'.$AA162]))" office:value-type="string" office:string-value="0-ServPub">
            <text:p>0-ServPub</text:p>
          </table:table-cell>
          <table:table-cell table:formula="of:=IF(EXACT([$'Base chart'.$AB162];&quot;&quot;);&quot;&quot;;IF(EXACT([.A165];&quot;&quot;);&quot;&quot;;CONCATENATE(&quot;account_account_template_&quot;;[.$A$2];&quot;_&quot;;[$'Base chart'.$AB162])))" office:value-type="string" office:string-value="account_account_template_0_512000">
            <text:p>account_account_template_0_512000</text:p>
          </table:table-cell>
          <table:table-cell table:formula="of:=IF(EXACT([.A165];&quot;&quot;);&quot;&quot;;[$'Base chart'.$AD162])" office:value-type="string" office:string-value="view">
            <text:p>view</text:p>
          </table:table-cell>
          <table:table-cell table:formula="of:=IF(EXACT([$'Base chart'.$AE162];&quot;&quot;);&quot;&quot;;IF(EXACT([.A165];&quot;&quot;);&quot;&quot;;[$'Base chart'.$AE162]))" office:value-type="string" office:string-value="l10n_cr_base.CRC">
            <text:p>l10n_cr_base.CRC</text:p>
          </table:table-cell>
          <table:table-cell table:formula="of:=IF(EXACT([.A165];&quot;&quot;);&quot;&quot;;[$'Base chart'.$AF162])" office:value-type="string" office:string-value="view">
            <text:p>view</text:p>
          </table:table-cell>
          <table:table-cell table:formula="of:=IF(EXACT([.A165];&quot;&quot;);&quot;&quot;;[$'Base chart'.$AG162])" office:value-type="string" office:string-value="False">
            <text:p>False</text:p>
          </table:table-cell>
          <table:table-cell table:formula="of:=IF(EXACT([$'Base chart'.$AH162];&quot;&quot;);&quot;&quot;;IF(EXACT([.A165];&quot;&quot;);&quot;&quot;;[$'Base chart'.$AH162]))">
            <text:p/>
          </table:table-cell>
          <table:table-cell table:style-name="ce11" table:formula="of:=IF(EXACT([.I165];&quot;&quot;);&quot;&quot;;CHAR(9)&amp;CHAR(9)&amp;CHAR(9)&amp;&quot;&lt;field name=&quot;&quot;tax_ids&quot;&quot;&gt;&quot;&amp;SUBSTITUTE([.I1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5];&quot;&quot;);&quot;&quot;;CHAR(9)&amp;CHAR(9)&amp;&quot;&lt;record id=&quot;&quot;account_account_template_&quot;&amp;SUBSTITUTE([.A165];&quot;-&quot;;&quot;_&quot;)&amp;&quot;&quot;&quot; model=&quot;&quot;account.account.template&quot;&quot;&gt;&quot;&amp;CHAR(13)&amp;CHAR(9)&amp;CHAR(9)&amp;CHAR(9)&amp;&quot;&lt;field name=&quot;&quot;code&quot;&quot;&gt;&quot;&amp;[.A165]&amp;&quot;&lt;/field&gt;&quot;&amp;CHAR(13)&amp;CHAR(9)&amp;CHAR(9)&amp;CHAR(9)&amp;&quot;&lt;field name=&quot;&quot;name&quot;&quot;&gt;&quot;&amp;[.B165]&amp;&quot;&lt;/field&gt;&quot;&amp;CHAR(13)&amp;CHAR(9)&amp;CHAR(9)&amp;CHAR(9)&amp;&quot;&lt;field name=&quot;&quot;shortcut&quot;&quot;&gt;&quot;&amp;[.C165]&amp;&quot;&lt;/field&gt;&quot;&amp;CHAR(13)&amp;CHAR(9)&amp;CHAR(9)&amp;CHAR(9)&amp;&quot;&lt;field name=&quot;&quot;parent_id&quot;&quot; ref=&quot;&quot;&quot;&amp;[.D165]&amp;&quot;&quot;&quot;/&gt;&quot;&amp;CHAR(13)&amp;CHAR(9)&amp;CHAR(9)&amp;CHAR(9)&amp;&quot;&lt;field name=&quot;&quot;user_type&quot;&quot; ref=&quot;&quot;account_account_type_&quot;&amp;[.E165]&amp;&quot;&quot;&quot;/&gt;&quot;&amp;CHAR(13)&amp;CHAR(9)&amp;CHAR(9)&amp;CHAR(9)&amp;&quot;&lt;field name=&quot;&quot;currency_id&quot;&quot; ref=&quot;&quot;&quot;&amp;[.F165]&amp;&quot;&quot;&quot;/&gt;&quot;&amp;CHAR(13)&amp;CHAR(9)&amp;CHAR(9)&amp;CHAR(9)&amp;&quot;&lt;field name=&quot;&quot;type&quot;&quot;&gt;&quot;&amp;[.G165]&amp;&quot;&lt;/field&gt;&quot;&amp;CHAR(13)&amp;CHAR(9)&amp;CHAR(9)&amp;CHAR(9)&amp;&quot;&lt;field name=&quot;&quot;reconcile&quot;&quot; eval=&quot;&quot;&quot;&amp;[.H165]&amp;&quot;&quot;&quot;/&gt;&quot;&amp;CHAR(13)&amp;CHAR(9)&amp;CHAR(9)&amp;CHAR(9)&amp;&quot;&lt;field name=&quot;&quot;tax_ids&quot;&quot;&gt;&quot;&amp;[.I165]&amp;&quot;&lt;/field&gt;&quot;&amp;CHAR(13)&amp;CHAR(9)&amp;CHAR(9)&amp;&quot;&lt;/record&gt;&quot;)" office:value-type="string" office:string-value="&#9;&#9;&lt;record id=&quot;account_account_template_0_512300&quot; model=&quot;account.account.template&quot;&gt;&#13;&#9;&#9;&#9;&lt;field name=&quot;code&quot;&gt;0-512300&lt;/field&gt;&#13;&#9;&#9;&#9;&lt;field name=&quot;name&quot;&gt;0-Servicios públicos&lt;/field&gt;&#13;&#9;&#9;&#9;&lt;field name=&quot;shortcut&quot;&gt;0-ServPub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00" model="account.account.template"&gt;<text:tab/><text:tab/><text:tab/>&lt;field name="code"&gt;0-512300&lt;/field&gt;<text:tab/><text:tab/><text:tab/>&lt;field name="name"&gt;0-Servicios públicos&lt;/field&gt;<text:tab/><text:tab/><text:tab/>&lt;field name="shortcut"&gt;0-ServPub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3];1);CONCATENATE([.$A$2];&quot;-&quot;;[$'Base chart'.$V163]);&quot;&quot;)" office:value-type="string" office:string-value="0-512310">
            <text:p>0-512310</text:p>
          </table:table-cell>
          <table:table-cell table:formula="of:=IF(EXACT([.A166];&quot;&quot;);&quot;&quot;;CONCATENATE([.$A$2];&quot;-&quot;;[$'Base chart'.$X163]))" office:value-type="string" office:string-value="0-Agua">
            <text:p>0-Agua</text:p>
          </table:table-cell>
          <table:table-cell table:formula="of:=IF(EXACT([.A166];&quot;&quot;);&quot;&quot;;CONCATENATE([.$A$2];&quot;-&quot;;[$'Base chart'.$AA163]))" office:value-type="string" office:string-value="0-Ag">
            <text:p>0-Ag</text:p>
          </table:table-cell>
          <table:table-cell table:formula="of:=IF(EXACT([$'Base chart'.$AB163];&quot;&quot;);&quot;&quot;;IF(EXACT([.A166];&quot;&quot;);&quot;&quot;;CONCATENATE(&quot;account_account_template_&quot;;[.$A$2];&quot;_&quot;;[$'Base chart'.$AB163])))" office:value-type="string" office:string-value="account_account_template_0_512300">
            <text:p>account_account_template_0_512300</text:p>
          </table:table-cell>
          <table:table-cell table:formula="of:=IF(EXACT([.A166];&quot;&quot;);&quot;&quot;;[$'Base chart'.$AD163])" office:value-type="string" office:string-value="view">
            <text:p>view</text:p>
          </table:table-cell>
          <table:table-cell table:formula="of:=IF(EXACT([$'Base chart'.$AE163];&quot;&quot;);&quot;&quot;;IF(EXACT([.A166];&quot;&quot;);&quot;&quot;;[$'Base chart'.$AE163]))" office:value-type="string" office:string-value="l10n_cr_base.CRC">
            <text:p>l10n_cr_base.CRC</text:p>
          </table:table-cell>
          <table:table-cell table:formula="of:=IF(EXACT([.A166];&quot;&quot;);&quot;&quot;;[$'Base chart'.$AF163])" office:value-type="string" office:string-value="view">
            <text:p>view</text:p>
          </table:table-cell>
          <table:table-cell table:formula="of:=IF(EXACT([.A166];&quot;&quot;);&quot;&quot;;[$'Base chart'.$AG163])" office:value-type="string" office:string-value="False">
            <text:p>False</text:p>
          </table:table-cell>
          <table:table-cell table:formula="of:=IF(EXACT([$'Base chart'.$AH163];&quot;&quot;);&quot;&quot;;IF(EXACT([.A166];&quot;&quot;);&quot;&quot;;[$'Base chart'.$AH163]))">
            <text:p/>
          </table:table-cell>
          <table:table-cell table:style-name="ce11" table:formula="of:=IF(EXACT([.I166];&quot;&quot;);&quot;&quot;;CHAR(9)&amp;CHAR(9)&amp;CHAR(9)&amp;&quot;&lt;field name=&quot;&quot;tax_ids&quot;&quot;&gt;&quot;&amp;SUBSTITUTE([.I1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6];&quot;&quot;);&quot;&quot;;CHAR(9)&amp;CHAR(9)&amp;&quot;&lt;record id=&quot;&quot;account_account_template_&quot;&amp;SUBSTITUTE([.A166];&quot;-&quot;;&quot;_&quot;)&amp;&quot;&quot;&quot; model=&quot;&quot;account.account.template&quot;&quot;&gt;&quot;&amp;CHAR(13)&amp;CHAR(9)&amp;CHAR(9)&amp;CHAR(9)&amp;&quot;&lt;field name=&quot;&quot;code&quot;&quot;&gt;&quot;&amp;[.A166]&amp;&quot;&lt;/field&gt;&quot;&amp;CHAR(13)&amp;CHAR(9)&amp;CHAR(9)&amp;CHAR(9)&amp;&quot;&lt;field name=&quot;&quot;name&quot;&quot;&gt;&quot;&amp;[.B166]&amp;&quot;&lt;/field&gt;&quot;&amp;CHAR(13)&amp;CHAR(9)&amp;CHAR(9)&amp;CHAR(9)&amp;&quot;&lt;field name=&quot;&quot;shortcut&quot;&quot;&gt;&quot;&amp;[.C166]&amp;&quot;&lt;/field&gt;&quot;&amp;CHAR(13)&amp;CHAR(9)&amp;CHAR(9)&amp;CHAR(9)&amp;&quot;&lt;field name=&quot;&quot;parent_id&quot;&quot; ref=&quot;&quot;&quot;&amp;[.D166]&amp;&quot;&quot;&quot;/&gt;&quot;&amp;CHAR(13)&amp;CHAR(9)&amp;CHAR(9)&amp;CHAR(9)&amp;&quot;&lt;field name=&quot;&quot;user_type&quot;&quot; ref=&quot;&quot;account_account_type_&quot;&amp;[.E166]&amp;&quot;&quot;&quot;/&gt;&quot;&amp;CHAR(13)&amp;CHAR(9)&amp;CHAR(9)&amp;CHAR(9)&amp;&quot;&lt;field name=&quot;&quot;currency_id&quot;&quot; ref=&quot;&quot;&quot;&amp;[.F166]&amp;&quot;&quot;&quot;/&gt;&quot;&amp;CHAR(13)&amp;CHAR(9)&amp;CHAR(9)&amp;CHAR(9)&amp;&quot;&lt;field name=&quot;&quot;type&quot;&quot;&gt;&quot;&amp;[.G166]&amp;&quot;&lt;/field&gt;&quot;&amp;CHAR(13)&amp;CHAR(9)&amp;CHAR(9)&amp;CHAR(9)&amp;&quot;&lt;field name=&quot;&quot;reconcile&quot;&quot; eval=&quot;&quot;&quot;&amp;[.H166]&amp;&quot;&quot;&quot;/&gt;&quot;&amp;CHAR(13)&amp;CHAR(9)&amp;CHAR(9)&amp;CHAR(9)&amp;&quot;&lt;field name=&quot;&quot;tax_ids&quot;&quot;&gt;&quot;&amp;[.I166]&amp;&quot;&lt;/field&gt;&quot;&amp;CHAR(13)&amp;CHAR(9)&amp;CHAR(9)&amp;&quot;&lt;/record&gt;&quot;)" office:value-type="string" office:string-value="&#9;&#9;&lt;record id=&quot;account_account_template_0_512310&quot; model=&quot;account.account.template&quot;&gt;&#13;&#9;&#9;&#9;&lt;field name=&quot;code&quot;&gt;0-512310&lt;/field&gt;&#13;&#9;&#9;&#9;&lt;field name=&quot;name&quot;&gt;0-Agua&lt;/field&gt;&#13;&#9;&#9;&#9;&lt;field name=&quot;shortcut&quot;&gt;0-Ag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10" model="account.account.template"&gt;<text:tab/><text:tab/><text:tab/>&lt;field name="code"&gt;0-512310&lt;/field&gt;<text:tab/><text:tab/><text:tab/>&lt;field name="name"&gt;0-Agua&lt;/field&gt;<text:tab/><text:tab/><text:tab/>&lt;field name="shortcut"&gt;0-Ag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4];1);CONCATENATE([.$A$2];&quot;-&quot;;[$'Base chart'.$V164]);&quot;&quot;)" office:value-type="string" office:string-value="0-512311">
            <text:p>0-512311</text:p>
          </table:table-cell>
          <table:table-cell table:formula="of:=IF(EXACT([.A167];&quot;&quot;);&quot;&quot;;CONCATENATE([.$A$2];&quot;-&quot;;[$'Base chart'.$X164]))" office:value-type="string" office:string-value="0-Medidor 1">
            <text:p>0-Medidor 1</text:p>
          </table:table-cell>
          <table:table-cell table:formula="of:=IF(EXACT([.A167];&quot;&quot;);&quot;&quot;;CONCATENATE([.$A$2];&quot;-&quot;;[$'Base chart'.$AA164]))" office:value-type="string" office:string-value="0-">
            <text:p>0-</text:p>
          </table:table-cell>
          <table:table-cell table:formula="of:=IF(EXACT([$'Base chart'.$AB164];&quot;&quot;);&quot;&quot;;IF(EXACT([.A167];&quot;&quot;);&quot;&quot;;CONCATENATE(&quot;account_account_template_&quot;;[.$A$2];&quot;_&quot;;[$'Base chart'.$AB164])))" office:value-type="string" office:string-value="account_account_template_0_512310">
            <text:p>account_account_template_0_512310</text:p>
          </table:table-cell>
          <table:table-cell table:formula="of:=IF(EXACT([.A167];&quot;&quot;);&quot;&quot;;[$'Base chart'.$AD164])" office:value-type="string" office:string-value="expense">
            <text:p>expense</text:p>
          </table:table-cell>
          <table:table-cell table:formula="of:=IF(EXACT([$'Base chart'.$AE164];&quot;&quot;);&quot;&quot;;IF(EXACT([.A167];&quot;&quot;);&quot;&quot;;[$'Base chart'.$AE164]))" office:value-type="string" office:string-value="l10n_cr_base.CRC">
            <text:p>l10n_cr_base.CRC</text:p>
          </table:table-cell>
          <table:table-cell table:formula="of:=IF(EXACT([.A167];&quot;&quot;);&quot;&quot;;[$'Base chart'.$AF164])" office:value-type="string" office:string-value="other">
            <text:p>other</text:p>
          </table:table-cell>
          <table:table-cell table:formula="of:=IF(EXACT([.A167];&quot;&quot;);&quot;&quot;;[$'Base chart'.$AG164])" office:value-type="string" office:string-value="False">
            <text:p>False</text:p>
          </table:table-cell>
          <table:table-cell table:formula="of:=IF(EXACT([$'Base chart'.$AH164];&quot;&quot;);&quot;&quot;;IF(EXACT([.A167];&quot;&quot;);&quot;&quot;;[$'Base chart'.$AH164]))">
            <text:p/>
          </table:table-cell>
          <table:table-cell table:style-name="ce11" table:formula="of:=IF(EXACT([.I167];&quot;&quot;);&quot;&quot;;CHAR(9)&amp;CHAR(9)&amp;CHAR(9)&amp;&quot;&lt;field name=&quot;&quot;tax_ids&quot;&quot;&gt;&quot;&amp;SUBSTITUTE([.I1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7];&quot;&quot;);&quot;&quot;;CHAR(9)&amp;CHAR(9)&amp;&quot;&lt;record id=&quot;&quot;account_account_template_&quot;&amp;SUBSTITUTE([.A167];&quot;-&quot;;&quot;_&quot;)&amp;&quot;&quot;&quot; model=&quot;&quot;account.account.template&quot;&quot;&gt;&quot;&amp;CHAR(13)&amp;CHAR(9)&amp;CHAR(9)&amp;CHAR(9)&amp;&quot;&lt;field name=&quot;&quot;code&quot;&quot;&gt;&quot;&amp;[.A167]&amp;&quot;&lt;/field&gt;&quot;&amp;CHAR(13)&amp;CHAR(9)&amp;CHAR(9)&amp;CHAR(9)&amp;&quot;&lt;field name=&quot;&quot;name&quot;&quot;&gt;&quot;&amp;[.B167]&amp;&quot;&lt;/field&gt;&quot;&amp;CHAR(13)&amp;CHAR(9)&amp;CHAR(9)&amp;CHAR(9)&amp;&quot;&lt;field name=&quot;&quot;shortcut&quot;&quot;&gt;&quot;&amp;[.C167]&amp;&quot;&lt;/field&gt;&quot;&amp;CHAR(13)&amp;CHAR(9)&amp;CHAR(9)&amp;CHAR(9)&amp;&quot;&lt;field name=&quot;&quot;parent_id&quot;&quot; ref=&quot;&quot;&quot;&amp;[.D167]&amp;&quot;&quot;&quot;/&gt;&quot;&amp;CHAR(13)&amp;CHAR(9)&amp;CHAR(9)&amp;CHAR(9)&amp;&quot;&lt;field name=&quot;&quot;user_type&quot;&quot; ref=&quot;&quot;account_account_type_&quot;&amp;[.E167]&amp;&quot;&quot;&quot;/&gt;&quot;&amp;CHAR(13)&amp;CHAR(9)&amp;CHAR(9)&amp;CHAR(9)&amp;&quot;&lt;field name=&quot;&quot;currency_id&quot;&quot; ref=&quot;&quot;&quot;&amp;[.F167]&amp;&quot;&quot;&quot;/&gt;&quot;&amp;CHAR(13)&amp;CHAR(9)&amp;CHAR(9)&amp;CHAR(9)&amp;&quot;&lt;field name=&quot;&quot;type&quot;&quot;&gt;&quot;&amp;[.G167]&amp;&quot;&lt;/field&gt;&quot;&amp;CHAR(13)&amp;CHAR(9)&amp;CHAR(9)&amp;CHAR(9)&amp;&quot;&lt;field name=&quot;&quot;reconcile&quot;&quot; eval=&quot;&quot;&quot;&amp;[.H167]&amp;&quot;&quot;&quot;/&gt;&quot;&amp;CHAR(13)&amp;CHAR(9)&amp;CHAR(9)&amp;CHAR(9)&amp;&quot;&lt;field name=&quot;&quot;tax_ids&quot;&quot;&gt;&quot;&amp;[.I167]&amp;&quot;&lt;/field&gt;&quot;&amp;CHAR(13)&amp;CHAR(9)&amp;CHAR(9)&amp;&quot;&lt;/record&gt;&quot;)" office:value-type="string" office:string-value="&#9;&#9;&lt;record id=&quot;account_account_template_0_512311&quot; model=&quot;account.account.template&quot;&gt;&#13;&#9;&#9;&#9;&lt;field name=&quot;code&quot;&gt;0-512311&lt;/field&gt;&#13;&#9;&#9;&#9;&lt;field name=&quot;name&quot;&gt;0-Medidor 1&lt;/field&gt;&#13;&#9;&#9;&#9;&lt;field name=&quot;shortcut&quot;&gt;0-&lt;/field&gt;&#13;&#9;&#9;&#9;&lt;field name=&quot;parent_id&quot; ref=&quot;account_account_template_0_5123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11" model="account.account.template"&gt;<text:tab/><text:tab/><text:tab/>&lt;field name="code"&gt;0-512311&lt;/field&gt;<text:tab/><text:tab/><text:tab/>&lt;field name="name"&gt;0-Medidor 1&lt;/field&gt;<text:tab/><text:tab/><text:tab/>&lt;field name="shortcut"&gt;0-&lt;/field&gt;<text:tab/><text:tab/><text:tab/>&lt;field name="parent_id" ref="account_account_template_0_5123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5];1);CONCATENATE([.$A$2];&quot;-&quot;;[$'Base chart'.$V165]);&quot;&quot;)" office:value-type="string" office:string-value="0-512320">
            <text:p>0-512320</text:p>
          </table:table-cell>
          <table:table-cell table:formula="of:=IF(EXACT([.A168];&quot;&quot;);&quot;&quot;;CONCATENATE([.$A$2];&quot;-&quot;;[$'Base chart'.$X165]))" office:value-type="string" office:string-value="0-Luz">
            <text:p>0-Luz</text:p>
          </table:table-cell>
          <table:table-cell table:formula="of:=IF(EXACT([.A168];&quot;&quot;);&quot;&quot;;CONCATENATE([.$A$2];&quot;-&quot;;[$'Base chart'.$AA165]))" office:value-type="string" office:string-value="0-Luz">
            <text:p>0-Luz</text:p>
          </table:table-cell>
          <table:table-cell table:formula="of:=IF(EXACT([$'Base chart'.$AB165];&quot;&quot;);&quot;&quot;;IF(EXACT([.A168];&quot;&quot;);&quot;&quot;;CONCATENATE(&quot;account_account_template_&quot;;[.$A$2];&quot;_&quot;;[$'Base chart'.$AB165])))" office:value-type="string" office:string-value="account_account_template_0_512300">
            <text:p>account_account_template_0_512300</text:p>
          </table:table-cell>
          <table:table-cell table:formula="of:=IF(EXACT([.A168];&quot;&quot;);&quot;&quot;;[$'Base chart'.$AD165])" office:value-type="string" office:string-value="view">
            <text:p>view</text:p>
          </table:table-cell>
          <table:table-cell table:formula="of:=IF(EXACT([$'Base chart'.$AE165];&quot;&quot;);&quot;&quot;;IF(EXACT([.A168];&quot;&quot;);&quot;&quot;;[$'Base chart'.$AE165]))" office:value-type="string" office:string-value="l10n_cr_base.CRC">
            <text:p>l10n_cr_base.CRC</text:p>
          </table:table-cell>
          <table:table-cell table:formula="of:=IF(EXACT([.A168];&quot;&quot;);&quot;&quot;;[$'Base chart'.$AF165])" office:value-type="string" office:string-value="view">
            <text:p>view</text:p>
          </table:table-cell>
          <table:table-cell table:formula="of:=IF(EXACT([.A168];&quot;&quot;);&quot;&quot;;[$'Base chart'.$AG165])" office:value-type="string" office:string-value="False">
            <text:p>False</text:p>
          </table:table-cell>
          <table:table-cell table:formula="of:=IF(EXACT([$'Base chart'.$AH165];&quot;&quot;);&quot;&quot;;IF(EXACT([.A168];&quot;&quot;);&quot;&quot;;[$'Base chart'.$AH165]))">
            <text:p/>
          </table:table-cell>
          <table:table-cell table:style-name="ce11" table:formula="of:=IF(EXACT([.I168];&quot;&quot;);&quot;&quot;;CHAR(9)&amp;CHAR(9)&amp;CHAR(9)&amp;&quot;&lt;field name=&quot;&quot;tax_ids&quot;&quot;&gt;&quot;&amp;SUBSTITUTE([.I1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8];&quot;&quot;);&quot;&quot;;CHAR(9)&amp;CHAR(9)&amp;&quot;&lt;record id=&quot;&quot;account_account_template_&quot;&amp;SUBSTITUTE([.A168];&quot;-&quot;;&quot;_&quot;)&amp;&quot;&quot;&quot; model=&quot;&quot;account.account.template&quot;&quot;&gt;&quot;&amp;CHAR(13)&amp;CHAR(9)&amp;CHAR(9)&amp;CHAR(9)&amp;&quot;&lt;field name=&quot;&quot;code&quot;&quot;&gt;&quot;&amp;[.A168]&amp;&quot;&lt;/field&gt;&quot;&amp;CHAR(13)&amp;CHAR(9)&amp;CHAR(9)&amp;CHAR(9)&amp;&quot;&lt;field name=&quot;&quot;name&quot;&quot;&gt;&quot;&amp;[.B168]&amp;&quot;&lt;/field&gt;&quot;&amp;CHAR(13)&amp;CHAR(9)&amp;CHAR(9)&amp;CHAR(9)&amp;&quot;&lt;field name=&quot;&quot;shortcut&quot;&quot;&gt;&quot;&amp;[.C168]&amp;&quot;&lt;/field&gt;&quot;&amp;CHAR(13)&amp;CHAR(9)&amp;CHAR(9)&amp;CHAR(9)&amp;&quot;&lt;field name=&quot;&quot;parent_id&quot;&quot; ref=&quot;&quot;&quot;&amp;[.D168]&amp;&quot;&quot;&quot;/&gt;&quot;&amp;CHAR(13)&amp;CHAR(9)&amp;CHAR(9)&amp;CHAR(9)&amp;&quot;&lt;field name=&quot;&quot;user_type&quot;&quot; ref=&quot;&quot;account_account_type_&quot;&amp;[.E168]&amp;&quot;&quot;&quot;/&gt;&quot;&amp;CHAR(13)&amp;CHAR(9)&amp;CHAR(9)&amp;CHAR(9)&amp;&quot;&lt;field name=&quot;&quot;currency_id&quot;&quot; ref=&quot;&quot;&quot;&amp;[.F168]&amp;&quot;&quot;&quot;/&gt;&quot;&amp;CHAR(13)&amp;CHAR(9)&amp;CHAR(9)&amp;CHAR(9)&amp;&quot;&lt;field name=&quot;&quot;type&quot;&quot;&gt;&quot;&amp;[.G168]&amp;&quot;&lt;/field&gt;&quot;&amp;CHAR(13)&amp;CHAR(9)&amp;CHAR(9)&amp;CHAR(9)&amp;&quot;&lt;field name=&quot;&quot;reconcile&quot;&quot; eval=&quot;&quot;&quot;&amp;[.H168]&amp;&quot;&quot;&quot;/&gt;&quot;&amp;CHAR(13)&amp;CHAR(9)&amp;CHAR(9)&amp;CHAR(9)&amp;&quot;&lt;field name=&quot;&quot;tax_ids&quot;&quot;&gt;&quot;&amp;[.I168]&amp;&quot;&lt;/field&gt;&quot;&amp;CHAR(13)&amp;CHAR(9)&amp;CHAR(9)&amp;&quot;&lt;/record&gt;&quot;)" office:value-type="string" office:string-value="&#9;&#9;&lt;record id=&quot;account_account_template_0_512320&quot; model=&quot;account.account.template&quot;&gt;&#13;&#9;&#9;&#9;&lt;field name=&quot;code&quot;&gt;0-512320&lt;/field&gt;&#13;&#9;&#9;&#9;&lt;field name=&quot;name&quot;&gt;0-Luz&lt;/field&gt;&#13;&#9;&#9;&#9;&lt;field name=&quot;shortcut&quot;&gt;0-Luz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20" model="account.account.template"&gt;<text:tab/><text:tab/><text:tab/>&lt;field name="code"&gt;0-512320&lt;/field&gt;<text:tab/><text:tab/><text:tab/>&lt;field name="name"&gt;0-Luz&lt;/field&gt;<text:tab/><text:tab/><text:tab/>&lt;field name="shortcut"&gt;0-Luz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6];1);CONCATENATE([.$A$2];&quot;-&quot;;[$'Base chart'.$V166]);&quot;&quot;)" office:value-type="string" office:string-value="0-512321">
            <text:p>0-512321</text:p>
          </table:table-cell>
          <table:table-cell table:formula="of:=IF(EXACT([.A169];&quot;&quot;);&quot;&quot;;CONCATENATE([.$A$2];&quot;-&quot;;[$'Base chart'.$X166]))" office:value-type="string" office:string-value="0-Medidor 1">
            <text:p>0-Medidor 1</text:p>
          </table:table-cell>
          <table:table-cell table:formula="of:=IF(EXACT([.A169];&quot;&quot;);&quot;&quot;;CONCATENATE([.$A$2];&quot;-&quot;;[$'Base chart'.$AA166]))" office:value-type="string" office:string-value="0-">
            <text:p>0-</text:p>
          </table:table-cell>
          <table:table-cell table:formula="of:=IF(EXACT([$'Base chart'.$AB166];&quot;&quot;);&quot;&quot;;IF(EXACT([.A169];&quot;&quot;);&quot;&quot;;CONCATENATE(&quot;account_account_template_&quot;;[.$A$2];&quot;_&quot;;[$'Base chart'.$AB166])))" office:value-type="string" office:string-value="account_account_template_0_512320">
            <text:p>account_account_template_0_512320</text:p>
          </table:table-cell>
          <table:table-cell table:formula="of:=IF(EXACT([.A169];&quot;&quot;);&quot;&quot;;[$'Base chart'.$AD166])" office:value-type="string" office:string-value="expense">
            <text:p>expense</text:p>
          </table:table-cell>
          <table:table-cell table:formula="of:=IF(EXACT([$'Base chart'.$AE166];&quot;&quot;);&quot;&quot;;IF(EXACT([.A169];&quot;&quot;);&quot;&quot;;[$'Base chart'.$AE166]))" office:value-type="string" office:string-value="l10n_cr_base.CRC">
            <text:p>l10n_cr_base.CRC</text:p>
          </table:table-cell>
          <table:table-cell table:formula="of:=IF(EXACT([.A169];&quot;&quot;);&quot;&quot;;[$'Base chart'.$AF166])" office:value-type="string" office:string-value="other">
            <text:p>other</text:p>
          </table:table-cell>
          <table:table-cell table:formula="of:=IF(EXACT([.A169];&quot;&quot;);&quot;&quot;;[$'Base chart'.$AG166])" office:value-type="string" office:string-value="False">
            <text:p>False</text:p>
          </table:table-cell>
          <table:table-cell table:formula="of:=IF(EXACT([$'Base chart'.$AH166];&quot;&quot;);&quot;&quot;;IF(EXACT([.A169];&quot;&quot;);&quot;&quot;;[$'Base chart'.$AH166]))">
            <text:p/>
          </table:table-cell>
          <table:table-cell table:style-name="ce11" table:formula="of:=IF(EXACT([.I169];&quot;&quot;);&quot;&quot;;CHAR(9)&amp;CHAR(9)&amp;CHAR(9)&amp;&quot;&lt;field name=&quot;&quot;tax_ids&quot;&quot;&gt;&quot;&amp;SUBSTITUTE([.I1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69];&quot;&quot;);&quot;&quot;;CHAR(9)&amp;CHAR(9)&amp;&quot;&lt;record id=&quot;&quot;account_account_template_&quot;&amp;SUBSTITUTE([.A169];&quot;-&quot;;&quot;_&quot;)&amp;&quot;&quot;&quot; model=&quot;&quot;account.account.template&quot;&quot;&gt;&quot;&amp;CHAR(13)&amp;CHAR(9)&amp;CHAR(9)&amp;CHAR(9)&amp;&quot;&lt;field name=&quot;&quot;code&quot;&quot;&gt;&quot;&amp;[.A169]&amp;&quot;&lt;/field&gt;&quot;&amp;CHAR(13)&amp;CHAR(9)&amp;CHAR(9)&amp;CHAR(9)&amp;&quot;&lt;field name=&quot;&quot;name&quot;&quot;&gt;&quot;&amp;[.B169]&amp;&quot;&lt;/field&gt;&quot;&amp;CHAR(13)&amp;CHAR(9)&amp;CHAR(9)&amp;CHAR(9)&amp;&quot;&lt;field name=&quot;&quot;shortcut&quot;&quot;&gt;&quot;&amp;[.C169]&amp;&quot;&lt;/field&gt;&quot;&amp;CHAR(13)&amp;CHAR(9)&amp;CHAR(9)&amp;CHAR(9)&amp;&quot;&lt;field name=&quot;&quot;parent_id&quot;&quot; ref=&quot;&quot;&quot;&amp;[.D169]&amp;&quot;&quot;&quot;/&gt;&quot;&amp;CHAR(13)&amp;CHAR(9)&amp;CHAR(9)&amp;CHAR(9)&amp;&quot;&lt;field name=&quot;&quot;user_type&quot;&quot; ref=&quot;&quot;account_account_type_&quot;&amp;[.E169]&amp;&quot;&quot;&quot;/&gt;&quot;&amp;CHAR(13)&amp;CHAR(9)&amp;CHAR(9)&amp;CHAR(9)&amp;&quot;&lt;field name=&quot;&quot;currency_id&quot;&quot; ref=&quot;&quot;&quot;&amp;[.F169]&amp;&quot;&quot;&quot;/&gt;&quot;&amp;CHAR(13)&amp;CHAR(9)&amp;CHAR(9)&amp;CHAR(9)&amp;&quot;&lt;field name=&quot;&quot;type&quot;&quot;&gt;&quot;&amp;[.G169]&amp;&quot;&lt;/field&gt;&quot;&amp;CHAR(13)&amp;CHAR(9)&amp;CHAR(9)&amp;CHAR(9)&amp;&quot;&lt;field name=&quot;&quot;reconcile&quot;&quot; eval=&quot;&quot;&quot;&amp;[.H169]&amp;&quot;&quot;&quot;/&gt;&quot;&amp;CHAR(13)&amp;CHAR(9)&amp;CHAR(9)&amp;CHAR(9)&amp;&quot;&lt;field name=&quot;&quot;tax_ids&quot;&quot;&gt;&quot;&amp;[.I169]&amp;&quot;&lt;/field&gt;&quot;&amp;CHAR(13)&amp;CHAR(9)&amp;CHAR(9)&amp;&quot;&lt;/record&gt;&quot;)" office:value-type="string" office:string-value="&#9;&#9;&lt;record id=&quot;account_account_template_0_512321&quot; model=&quot;account.account.template&quot;&gt;&#13;&#9;&#9;&#9;&lt;field name=&quot;code&quot;&gt;0-512321&lt;/field&gt;&#13;&#9;&#9;&#9;&lt;field name=&quot;name&quot;&gt;0-Medidor 1&lt;/field&gt;&#13;&#9;&#9;&#9;&lt;field name=&quot;shortcut&quot;&gt;0-&lt;/field&gt;&#13;&#9;&#9;&#9;&lt;field name=&quot;parent_id&quot; ref=&quot;account_account_template_0_51232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21" model="account.account.template"&gt;<text:tab/><text:tab/><text:tab/>&lt;field name="code"&gt;0-512321&lt;/field&gt;<text:tab/><text:tab/><text:tab/>&lt;field name="name"&gt;0-Medidor 1&lt;/field&gt;<text:tab/><text:tab/><text:tab/>&lt;field name="shortcut"&gt;0-&lt;/field&gt;<text:tab/><text:tab/><text:tab/>&lt;field name="parent_id" ref="account_account_template_0_51232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7];1);CONCATENATE([.$A$2];&quot;-&quot;;[$'Base chart'.$V167]);&quot;&quot;)" office:value-type="string" office:string-value="0-512330">
            <text:p>0-512330</text:p>
          </table:table-cell>
          <table:table-cell table:formula="of:=IF(EXACT([.A170];&quot;&quot;);&quot;&quot;;CONCATENATE([.$A$2];&quot;-&quot;;[$'Base chart'.$X167]))" office:value-type="string" office:string-value="0-Teléfono">
            <text:p>0-Teléfono</text:p>
          </table:table-cell>
          <table:table-cell table:formula="of:=IF(EXACT([.A170];&quot;&quot;);&quot;&quot;;CONCATENATE([.$A$2];&quot;-&quot;;[$'Base chart'.$AA167]))" office:value-type="string" office:string-value="0-Tel">
            <text:p>0-Tel</text:p>
          </table:table-cell>
          <table:table-cell table:formula="of:=IF(EXACT([$'Base chart'.$AB167];&quot;&quot;);&quot;&quot;;IF(EXACT([.A170];&quot;&quot;);&quot;&quot;;CONCATENATE(&quot;account_account_template_&quot;;[.$A$2];&quot;_&quot;;[$'Base chart'.$AB167])))" office:value-type="string" office:string-value="account_account_template_0_512300">
            <text:p>account_account_template_0_512300</text:p>
          </table:table-cell>
          <table:table-cell table:formula="of:=IF(EXACT([.A170];&quot;&quot;);&quot;&quot;;[$'Base chart'.$AD167])" office:value-type="string" office:string-value="view">
            <text:p>view</text:p>
          </table:table-cell>
          <table:table-cell table:formula="of:=IF(EXACT([$'Base chart'.$AE167];&quot;&quot;);&quot;&quot;;IF(EXACT([.A170];&quot;&quot;);&quot;&quot;;[$'Base chart'.$AE167]))" office:value-type="string" office:string-value="l10n_cr_base.CRC">
            <text:p>l10n_cr_base.CRC</text:p>
          </table:table-cell>
          <table:table-cell table:formula="of:=IF(EXACT([.A170];&quot;&quot;);&quot;&quot;;[$'Base chart'.$AF167])" office:value-type="string" office:string-value="view">
            <text:p>view</text:p>
          </table:table-cell>
          <table:table-cell table:formula="of:=IF(EXACT([.A170];&quot;&quot;);&quot;&quot;;[$'Base chart'.$AG167])" office:value-type="string" office:string-value="False">
            <text:p>False</text:p>
          </table:table-cell>
          <table:table-cell table:formula="of:=IF(EXACT([$'Base chart'.$AH167];&quot;&quot;);&quot;&quot;;IF(EXACT([.A170];&quot;&quot;);&quot;&quot;;[$'Base chart'.$AH167]))">
            <text:p/>
          </table:table-cell>
          <table:table-cell table:style-name="ce11" table:formula="of:=IF(EXACT([.I170];&quot;&quot;);&quot;&quot;;CHAR(9)&amp;CHAR(9)&amp;CHAR(9)&amp;&quot;&lt;field name=&quot;&quot;tax_ids&quot;&quot;&gt;&quot;&amp;SUBSTITUTE([.I1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0];&quot;&quot;);&quot;&quot;;CHAR(9)&amp;CHAR(9)&amp;&quot;&lt;record id=&quot;&quot;account_account_template_&quot;&amp;SUBSTITUTE([.A170];&quot;-&quot;;&quot;_&quot;)&amp;&quot;&quot;&quot; model=&quot;&quot;account.account.template&quot;&quot;&gt;&quot;&amp;CHAR(13)&amp;CHAR(9)&amp;CHAR(9)&amp;CHAR(9)&amp;&quot;&lt;field name=&quot;&quot;code&quot;&quot;&gt;&quot;&amp;[.A170]&amp;&quot;&lt;/field&gt;&quot;&amp;CHAR(13)&amp;CHAR(9)&amp;CHAR(9)&amp;CHAR(9)&amp;&quot;&lt;field name=&quot;&quot;name&quot;&quot;&gt;&quot;&amp;[.B170]&amp;&quot;&lt;/field&gt;&quot;&amp;CHAR(13)&amp;CHAR(9)&amp;CHAR(9)&amp;CHAR(9)&amp;&quot;&lt;field name=&quot;&quot;shortcut&quot;&quot;&gt;&quot;&amp;[.C170]&amp;&quot;&lt;/field&gt;&quot;&amp;CHAR(13)&amp;CHAR(9)&amp;CHAR(9)&amp;CHAR(9)&amp;&quot;&lt;field name=&quot;&quot;parent_id&quot;&quot; ref=&quot;&quot;&quot;&amp;[.D170]&amp;&quot;&quot;&quot;/&gt;&quot;&amp;CHAR(13)&amp;CHAR(9)&amp;CHAR(9)&amp;CHAR(9)&amp;&quot;&lt;field name=&quot;&quot;user_type&quot;&quot; ref=&quot;&quot;account_account_type_&quot;&amp;[.E170]&amp;&quot;&quot;&quot;/&gt;&quot;&amp;CHAR(13)&amp;CHAR(9)&amp;CHAR(9)&amp;CHAR(9)&amp;&quot;&lt;field name=&quot;&quot;currency_id&quot;&quot; ref=&quot;&quot;&quot;&amp;[.F170]&amp;&quot;&quot;&quot;/&gt;&quot;&amp;CHAR(13)&amp;CHAR(9)&amp;CHAR(9)&amp;CHAR(9)&amp;&quot;&lt;field name=&quot;&quot;type&quot;&quot;&gt;&quot;&amp;[.G170]&amp;&quot;&lt;/field&gt;&quot;&amp;CHAR(13)&amp;CHAR(9)&amp;CHAR(9)&amp;CHAR(9)&amp;&quot;&lt;field name=&quot;&quot;reconcile&quot;&quot; eval=&quot;&quot;&quot;&amp;[.H170]&amp;&quot;&quot;&quot;/&gt;&quot;&amp;CHAR(13)&amp;CHAR(9)&amp;CHAR(9)&amp;CHAR(9)&amp;&quot;&lt;field name=&quot;&quot;tax_ids&quot;&quot;&gt;&quot;&amp;[.I170]&amp;&quot;&lt;/field&gt;&quot;&amp;CHAR(13)&amp;CHAR(9)&amp;CHAR(9)&amp;&quot;&lt;/record&gt;&quot;)" office:value-type="string" office:string-value="&#9;&#9;&lt;record id=&quot;account_account_template_0_512330&quot; model=&quot;account.account.template&quot;&gt;&#13;&#9;&#9;&#9;&lt;field name=&quot;code&quot;&gt;0-512330&lt;/field&gt;&#13;&#9;&#9;&#9;&lt;field name=&quot;name&quot;&gt;0-Teléfono&lt;/field&gt;&#13;&#9;&#9;&#9;&lt;field name=&quot;shortcut&quot;&gt;0-Tel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30" model="account.account.template"&gt;<text:tab/><text:tab/><text:tab/>&lt;field name="code"&gt;0-512330&lt;/field&gt;<text:tab/><text:tab/><text:tab/>&lt;field name="name"&gt;0-Teléfono&lt;/field&gt;<text:tab/><text:tab/><text:tab/>&lt;field name="shortcut"&gt;0-Tel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8];1);CONCATENATE([.$A$2];&quot;-&quot;;[$'Base chart'.$V168]);&quot;&quot;)" office:value-type="string" office:string-value="0-512331">
            <text:p>0-512331</text:p>
          </table:table-cell>
          <table:table-cell table:formula="of:=IF(EXACT([.A171];&quot;&quot;);&quot;&quot;;CONCATENATE([.$A$2];&quot;-&quot;;[$'Base chart'.$X168]))" office:value-type="string" office:string-value="0-Teléfono 1">
            <text:p>0-Teléfono 1</text:p>
          </table:table-cell>
          <table:table-cell table:formula="of:=IF(EXACT([.A171];&quot;&quot;);&quot;&quot;;CONCATENATE([.$A$2];&quot;-&quot;;[$'Base chart'.$AA168]))" office:value-type="string" office:string-value="0-">
            <text:p>0-</text:p>
          </table:table-cell>
          <table:table-cell table:formula="of:=IF(EXACT([$'Base chart'.$AB168];&quot;&quot;);&quot;&quot;;IF(EXACT([.A171];&quot;&quot;);&quot;&quot;;CONCATENATE(&quot;account_account_template_&quot;;[.$A$2];&quot;_&quot;;[$'Base chart'.$AB168])))" office:value-type="string" office:string-value="account_account_template_0_512330">
            <text:p>account_account_template_0_512330</text:p>
          </table:table-cell>
          <table:table-cell table:formula="of:=IF(EXACT([.A171];&quot;&quot;);&quot;&quot;;[$'Base chart'.$AD168])" office:value-type="string" office:string-value="expense">
            <text:p>expense</text:p>
          </table:table-cell>
          <table:table-cell table:formula="of:=IF(EXACT([$'Base chart'.$AE168];&quot;&quot;);&quot;&quot;;IF(EXACT([.A171];&quot;&quot;);&quot;&quot;;[$'Base chart'.$AE168]))" office:value-type="string" office:string-value="l10n_cr_base.CRC">
            <text:p>l10n_cr_base.CRC</text:p>
          </table:table-cell>
          <table:table-cell table:formula="of:=IF(EXACT([.A171];&quot;&quot;);&quot;&quot;;[$'Base chart'.$AF168])" office:value-type="string" office:string-value="other">
            <text:p>other</text:p>
          </table:table-cell>
          <table:table-cell table:formula="of:=IF(EXACT([.A171];&quot;&quot;);&quot;&quot;;[$'Base chart'.$AG168])" office:value-type="string" office:string-value="False">
            <text:p>False</text:p>
          </table:table-cell>
          <table:table-cell table:formula="of:=IF(EXACT([$'Base chart'.$AH168];&quot;&quot;);&quot;&quot;;IF(EXACT([.A171];&quot;&quot;);&quot;&quot;;[$'Base chart'.$AH168]))">
            <text:p/>
          </table:table-cell>
          <table:table-cell table:style-name="ce11" table:formula="of:=IF(EXACT([.I171];&quot;&quot;);&quot;&quot;;CHAR(9)&amp;CHAR(9)&amp;CHAR(9)&amp;&quot;&lt;field name=&quot;&quot;tax_ids&quot;&quot;&gt;&quot;&amp;SUBSTITUTE([.I1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1];&quot;&quot;);&quot;&quot;;CHAR(9)&amp;CHAR(9)&amp;&quot;&lt;record id=&quot;&quot;account_account_template_&quot;&amp;SUBSTITUTE([.A171];&quot;-&quot;;&quot;_&quot;)&amp;&quot;&quot;&quot; model=&quot;&quot;account.account.template&quot;&quot;&gt;&quot;&amp;CHAR(13)&amp;CHAR(9)&amp;CHAR(9)&amp;CHAR(9)&amp;&quot;&lt;field name=&quot;&quot;code&quot;&quot;&gt;&quot;&amp;[.A171]&amp;&quot;&lt;/field&gt;&quot;&amp;CHAR(13)&amp;CHAR(9)&amp;CHAR(9)&amp;CHAR(9)&amp;&quot;&lt;field name=&quot;&quot;name&quot;&quot;&gt;&quot;&amp;[.B171]&amp;&quot;&lt;/field&gt;&quot;&amp;CHAR(13)&amp;CHAR(9)&amp;CHAR(9)&amp;CHAR(9)&amp;&quot;&lt;field name=&quot;&quot;shortcut&quot;&quot;&gt;&quot;&amp;[.C171]&amp;&quot;&lt;/field&gt;&quot;&amp;CHAR(13)&amp;CHAR(9)&amp;CHAR(9)&amp;CHAR(9)&amp;&quot;&lt;field name=&quot;&quot;parent_id&quot;&quot; ref=&quot;&quot;&quot;&amp;[.D171]&amp;&quot;&quot;&quot;/&gt;&quot;&amp;CHAR(13)&amp;CHAR(9)&amp;CHAR(9)&amp;CHAR(9)&amp;&quot;&lt;field name=&quot;&quot;user_type&quot;&quot; ref=&quot;&quot;account_account_type_&quot;&amp;[.E171]&amp;&quot;&quot;&quot;/&gt;&quot;&amp;CHAR(13)&amp;CHAR(9)&amp;CHAR(9)&amp;CHAR(9)&amp;&quot;&lt;field name=&quot;&quot;currency_id&quot;&quot; ref=&quot;&quot;&quot;&amp;[.F171]&amp;&quot;&quot;&quot;/&gt;&quot;&amp;CHAR(13)&amp;CHAR(9)&amp;CHAR(9)&amp;CHAR(9)&amp;&quot;&lt;field name=&quot;&quot;type&quot;&quot;&gt;&quot;&amp;[.G171]&amp;&quot;&lt;/field&gt;&quot;&amp;CHAR(13)&amp;CHAR(9)&amp;CHAR(9)&amp;CHAR(9)&amp;&quot;&lt;field name=&quot;&quot;reconcile&quot;&quot; eval=&quot;&quot;&quot;&amp;[.H171]&amp;&quot;&quot;&quot;/&gt;&quot;&amp;CHAR(13)&amp;CHAR(9)&amp;CHAR(9)&amp;CHAR(9)&amp;&quot;&lt;field name=&quot;&quot;tax_ids&quot;&quot;&gt;&quot;&amp;[.I171]&amp;&quot;&lt;/field&gt;&quot;&amp;CHAR(13)&amp;CHAR(9)&amp;CHAR(9)&amp;&quot;&lt;/record&gt;&quot;)" office:value-type="string" office:string-value="&#9;&#9;&lt;record id=&quot;account_account_template_0_512331&quot; model=&quot;account.account.template&quot;&gt;&#13;&#9;&#9;&#9;&lt;field name=&quot;code&quot;&gt;0-512331&lt;/field&gt;&#13;&#9;&#9;&#9;&lt;field name=&quot;name&quot;&gt;0-Teléfono 1&lt;/field&gt;&#13;&#9;&#9;&#9;&lt;field name=&quot;shortcut&quot;&gt;0-&lt;/field&gt;&#13;&#9;&#9;&#9;&lt;field name=&quot;parent_id&quot; ref=&quot;account_account_template_0_51233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31" model="account.account.template"&gt;<text:tab/><text:tab/><text:tab/>&lt;field name="code"&gt;0-512331&lt;/field&gt;<text:tab/><text:tab/><text:tab/>&lt;field name="name"&gt;0-Teléfono 1&lt;/field&gt;<text:tab/><text:tab/><text:tab/>&lt;field name="shortcut"&gt;0-&lt;/field&gt;<text:tab/><text:tab/><text:tab/>&lt;field name="parent_id" ref="account_account_template_0_51233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69];1);CONCATENATE([.$A$2];&quot;-&quot;;[$'Base chart'.$V169]);&quot;&quot;)" office:value-type="string" office:string-value="0-512340">
            <text:p>0-512340</text:p>
          </table:table-cell>
          <table:table-cell table:formula="of:=IF(EXACT([.A172];&quot;&quot;);&quot;&quot;;CONCATENATE([.$A$2];&quot;-&quot;;[$'Base chart'.$X169]))" office:value-type="string" office:string-value="0-Internet">
            <text:p>0-Internet</text:p>
          </table:table-cell>
          <table:table-cell table:formula="of:=IF(EXACT([.A172];&quot;&quot;);&quot;&quot;;CONCATENATE([.$A$2];&quot;-&quot;;[$'Base chart'.$AA169]))" office:value-type="string" office:string-value="0-Int">
            <text:p>0-Int</text:p>
          </table:table-cell>
          <table:table-cell table:formula="of:=IF(EXACT([$'Base chart'.$AB169];&quot;&quot;);&quot;&quot;;IF(EXACT([.A172];&quot;&quot;);&quot;&quot;;CONCATENATE(&quot;account_account_template_&quot;;[.$A$2];&quot;_&quot;;[$'Base chart'.$AB169])))" office:value-type="string" office:string-value="account_account_template_0_512300">
            <text:p>account_account_template_0_512300</text:p>
          </table:table-cell>
          <table:table-cell table:formula="of:=IF(EXACT([.A172];&quot;&quot;);&quot;&quot;;[$'Base chart'.$AD169])" office:value-type="string" office:string-value="view">
            <text:p>view</text:p>
          </table:table-cell>
          <table:table-cell table:formula="of:=IF(EXACT([$'Base chart'.$AE169];&quot;&quot;);&quot;&quot;;IF(EXACT([.A172];&quot;&quot;);&quot;&quot;;[$'Base chart'.$AE169]))" office:value-type="string" office:string-value="l10n_cr_base.CRC">
            <text:p>l10n_cr_base.CRC</text:p>
          </table:table-cell>
          <table:table-cell table:formula="of:=IF(EXACT([.A172];&quot;&quot;);&quot;&quot;;[$'Base chart'.$AF169])" office:value-type="string" office:string-value="view">
            <text:p>view</text:p>
          </table:table-cell>
          <table:table-cell table:formula="of:=IF(EXACT([.A172];&quot;&quot;);&quot;&quot;;[$'Base chart'.$AG169])" office:value-type="string" office:string-value="False">
            <text:p>False</text:p>
          </table:table-cell>
          <table:table-cell table:formula="of:=IF(EXACT([$'Base chart'.$AH169];&quot;&quot;);&quot;&quot;;IF(EXACT([.A172];&quot;&quot;);&quot;&quot;;[$'Base chart'.$AH169]))">
            <text:p/>
          </table:table-cell>
          <table:table-cell table:style-name="ce11" table:formula="of:=IF(EXACT([.I172];&quot;&quot;);&quot;&quot;;CHAR(9)&amp;CHAR(9)&amp;CHAR(9)&amp;&quot;&lt;field name=&quot;&quot;tax_ids&quot;&quot;&gt;&quot;&amp;SUBSTITUTE([.I1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2];&quot;&quot;);&quot;&quot;;CHAR(9)&amp;CHAR(9)&amp;&quot;&lt;record id=&quot;&quot;account_account_template_&quot;&amp;SUBSTITUTE([.A172];&quot;-&quot;;&quot;_&quot;)&amp;&quot;&quot;&quot; model=&quot;&quot;account.account.template&quot;&quot;&gt;&quot;&amp;CHAR(13)&amp;CHAR(9)&amp;CHAR(9)&amp;CHAR(9)&amp;&quot;&lt;field name=&quot;&quot;code&quot;&quot;&gt;&quot;&amp;[.A172]&amp;&quot;&lt;/field&gt;&quot;&amp;CHAR(13)&amp;CHAR(9)&amp;CHAR(9)&amp;CHAR(9)&amp;&quot;&lt;field name=&quot;&quot;name&quot;&quot;&gt;&quot;&amp;[.B172]&amp;&quot;&lt;/field&gt;&quot;&amp;CHAR(13)&amp;CHAR(9)&amp;CHAR(9)&amp;CHAR(9)&amp;&quot;&lt;field name=&quot;&quot;shortcut&quot;&quot;&gt;&quot;&amp;[.C172]&amp;&quot;&lt;/field&gt;&quot;&amp;CHAR(13)&amp;CHAR(9)&amp;CHAR(9)&amp;CHAR(9)&amp;&quot;&lt;field name=&quot;&quot;parent_id&quot;&quot; ref=&quot;&quot;&quot;&amp;[.D172]&amp;&quot;&quot;&quot;/&gt;&quot;&amp;CHAR(13)&amp;CHAR(9)&amp;CHAR(9)&amp;CHAR(9)&amp;&quot;&lt;field name=&quot;&quot;user_type&quot;&quot; ref=&quot;&quot;account_account_type_&quot;&amp;[.E172]&amp;&quot;&quot;&quot;/&gt;&quot;&amp;CHAR(13)&amp;CHAR(9)&amp;CHAR(9)&amp;CHAR(9)&amp;&quot;&lt;field name=&quot;&quot;currency_id&quot;&quot; ref=&quot;&quot;&quot;&amp;[.F172]&amp;&quot;&quot;&quot;/&gt;&quot;&amp;CHAR(13)&amp;CHAR(9)&amp;CHAR(9)&amp;CHAR(9)&amp;&quot;&lt;field name=&quot;&quot;type&quot;&quot;&gt;&quot;&amp;[.G172]&amp;&quot;&lt;/field&gt;&quot;&amp;CHAR(13)&amp;CHAR(9)&amp;CHAR(9)&amp;CHAR(9)&amp;&quot;&lt;field name=&quot;&quot;reconcile&quot;&quot; eval=&quot;&quot;&quot;&amp;[.H172]&amp;&quot;&quot;&quot;/&gt;&quot;&amp;CHAR(13)&amp;CHAR(9)&amp;CHAR(9)&amp;CHAR(9)&amp;&quot;&lt;field name=&quot;&quot;tax_ids&quot;&quot;&gt;&quot;&amp;[.I172]&amp;&quot;&lt;/field&gt;&quot;&amp;CHAR(13)&amp;CHAR(9)&amp;CHAR(9)&amp;&quot;&lt;/record&gt;&quot;)" office:value-type="string" office:string-value="&#9;&#9;&lt;record id=&quot;account_account_template_0_512340&quot; model=&quot;account.account.template&quot;&gt;&#13;&#9;&#9;&#9;&lt;field name=&quot;code&quot;&gt;0-512340&lt;/field&gt;&#13;&#9;&#9;&#9;&lt;field name=&quot;name&quot;&gt;0-Internet&lt;/field&gt;&#13;&#9;&#9;&#9;&lt;field name=&quot;shortcut&quot;&gt;0-Int&lt;/field&gt;&#13;&#9;&#9;&#9;&lt;field name=&quot;parent_id&quot; ref=&quot;account_account_template_0_5123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40" model="account.account.template"&gt;<text:tab/><text:tab/><text:tab/>&lt;field name="code"&gt;0-512340&lt;/field&gt;<text:tab/><text:tab/><text:tab/>&lt;field name="name"&gt;0-Internet&lt;/field&gt;<text:tab/><text:tab/><text:tab/>&lt;field name="shortcut"&gt;0-Int&lt;/field&gt;<text:tab/><text:tab/><text:tab/>&lt;field name="parent_id" ref="account_account_template_0_5123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0];1);CONCATENATE([.$A$2];&quot;-&quot;;[$'Base chart'.$V170]);&quot;&quot;)" office:value-type="string" office:string-value="0-512341">
            <text:p>0-512341</text:p>
          </table:table-cell>
          <table:table-cell table:formula="of:=IF(EXACT([.A173];&quot;&quot;);&quot;&quot;;CONCATENATE([.$A$2];&quot;-&quot;;[$'Base chart'.$X170]))" office:value-type="string" office:string-value="0-Contrato 1">
            <text:p>0-Contrato 1</text:p>
          </table:table-cell>
          <table:table-cell table:formula="of:=IF(EXACT([.A173];&quot;&quot;);&quot;&quot;;CONCATENATE([.$A$2];&quot;-&quot;;[$'Base chart'.$AA170]))" office:value-type="string" office:string-value="0-">
            <text:p>0-</text:p>
          </table:table-cell>
          <table:table-cell table:formula="of:=IF(EXACT([$'Base chart'.$AB170];&quot;&quot;);&quot;&quot;;IF(EXACT([.A173];&quot;&quot;);&quot;&quot;;CONCATENATE(&quot;account_account_template_&quot;;[.$A$2];&quot;_&quot;;[$'Base chart'.$AB170])))" office:value-type="string" office:string-value="account_account_template_0_512340">
            <text:p>account_account_template_0_512340</text:p>
          </table:table-cell>
          <table:table-cell table:formula="of:=IF(EXACT([.A173];&quot;&quot;);&quot;&quot;;[$'Base chart'.$AD170])" office:value-type="string" office:string-value="expense">
            <text:p>expense</text:p>
          </table:table-cell>
          <table:table-cell table:formula="of:=IF(EXACT([$'Base chart'.$AE170];&quot;&quot;);&quot;&quot;;IF(EXACT([.A173];&quot;&quot;);&quot;&quot;;[$'Base chart'.$AE170]))" office:value-type="string" office:string-value="l10n_cr_base.CRC">
            <text:p>l10n_cr_base.CRC</text:p>
          </table:table-cell>
          <table:table-cell table:formula="of:=IF(EXACT([.A173];&quot;&quot;);&quot;&quot;;[$'Base chart'.$AF170])" office:value-type="string" office:string-value="other">
            <text:p>other</text:p>
          </table:table-cell>
          <table:table-cell table:formula="of:=IF(EXACT([.A173];&quot;&quot;);&quot;&quot;;[$'Base chart'.$AG170])" office:value-type="string" office:string-value="False">
            <text:p>False</text:p>
          </table:table-cell>
          <table:table-cell table:formula="of:=IF(EXACT([$'Base chart'.$AH170];&quot;&quot;);&quot;&quot;;IF(EXACT([.A173];&quot;&quot;);&quot;&quot;;[$'Base chart'.$AH170]))">
            <text:p/>
          </table:table-cell>
          <table:table-cell table:style-name="ce11" table:formula="of:=IF(EXACT([.I173];&quot;&quot;);&quot;&quot;;CHAR(9)&amp;CHAR(9)&amp;CHAR(9)&amp;&quot;&lt;field name=&quot;&quot;tax_ids&quot;&quot;&gt;&quot;&amp;SUBSTITUTE([.I1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3];&quot;&quot;);&quot;&quot;;CHAR(9)&amp;CHAR(9)&amp;&quot;&lt;record id=&quot;&quot;account_account_template_&quot;&amp;SUBSTITUTE([.A173];&quot;-&quot;;&quot;_&quot;)&amp;&quot;&quot;&quot; model=&quot;&quot;account.account.template&quot;&quot;&gt;&quot;&amp;CHAR(13)&amp;CHAR(9)&amp;CHAR(9)&amp;CHAR(9)&amp;&quot;&lt;field name=&quot;&quot;code&quot;&quot;&gt;&quot;&amp;[.A173]&amp;&quot;&lt;/field&gt;&quot;&amp;CHAR(13)&amp;CHAR(9)&amp;CHAR(9)&amp;CHAR(9)&amp;&quot;&lt;field name=&quot;&quot;name&quot;&quot;&gt;&quot;&amp;[.B173]&amp;&quot;&lt;/field&gt;&quot;&amp;CHAR(13)&amp;CHAR(9)&amp;CHAR(9)&amp;CHAR(9)&amp;&quot;&lt;field name=&quot;&quot;shortcut&quot;&quot;&gt;&quot;&amp;[.C173]&amp;&quot;&lt;/field&gt;&quot;&amp;CHAR(13)&amp;CHAR(9)&amp;CHAR(9)&amp;CHAR(9)&amp;&quot;&lt;field name=&quot;&quot;parent_id&quot;&quot; ref=&quot;&quot;&quot;&amp;[.D173]&amp;&quot;&quot;&quot;/&gt;&quot;&amp;CHAR(13)&amp;CHAR(9)&amp;CHAR(9)&amp;CHAR(9)&amp;&quot;&lt;field name=&quot;&quot;user_type&quot;&quot; ref=&quot;&quot;account_account_type_&quot;&amp;[.E173]&amp;&quot;&quot;&quot;/&gt;&quot;&amp;CHAR(13)&amp;CHAR(9)&amp;CHAR(9)&amp;CHAR(9)&amp;&quot;&lt;field name=&quot;&quot;currency_id&quot;&quot; ref=&quot;&quot;&quot;&amp;[.F173]&amp;&quot;&quot;&quot;/&gt;&quot;&amp;CHAR(13)&amp;CHAR(9)&amp;CHAR(9)&amp;CHAR(9)&amp;&quot;&lt;field name=&quot;&quot;type&quot;&quot;&gt;&quot;&amp;[.G173]&amp;&quot;&lt;/field&gt;&quot;&amp;CHAR(13)&amp;CHAR(9)&amp;CHAR(9)&amp;CHAR(9)&amp;&quot;&lt;field name=&quot;&quot;reconcile&quot;&quot; eval=&quot;&quot;&quot;&amp;[.H173]&amp;&quot;&quot;&quot;/&gt;&quot;&amp;CHAR(13)&amp;CHAR(9)&amp;CHAR(9)&amp;CHAR(9)&amp;&quot;&lt;field name=&quot;&quot;tax_ids&quot;&quot;&gt;&quot;&amp;[.I173]&amp;&quot;&lt;/field&gt;&quot;&amp;CHAR(13)&amp;CHAR(9)&amp;CHAR(9)&amp;&quot;&lt;/record&gt;&quot;)" office:value-type="string" office:string-value="&#9;&#9;&lt;record id=&quot;account_account_template_0_512341&quot; model=&quot;account.account.template&quot;&gt;&#13;&#9;&#9;&#9;&lt;field name=&quot;code&quot;&gt;0-512341&lt;/field&gt;&#13;&#9;&#9;&#9;&lt;field name=&quot;name&quot;&gt;0-Contrato 1&lt;/field&gt;&#13;&#9;&#9;&#9;&lt;field name=&quot;shortcut&quot;&gt;0-&lt;/field&gt;&#13;&#9;&#9;&#9;&lt;field name=&quot;parent_id&quot; ref=&quot;account_account_template_0_51234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341" model="account.account.template"&gt;<text:tab/><text:tab/><text:tab/>&lt;field name="code"&gt;0-512341&lt;/field&gt;<text:tab/><text:tab/><text:tab/>&lt;field name="name"&gt;0-Contrato 1&lt;/field&gt;<text:tab/><text:tab/><text:tab/>&lt;field name="shortcut"&gt;0-&lt;/field&gt;<text:tab/><text:tab/><text:tab/>&lt;field name="parent_id" ref="account_account_template_0_51234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1];1);CONCATENATE([.$A$2];&quot;-&quot;;[$'Base chart'.$V171]);&quot;&quot;)" office:value-type="string" office:string-value="0-512400">
            <text:p>0-512400</text:p>
          </table:table-cell>
          <table:table-cell table:formula="of:=IF(EXACT([.A174];&quot;&quot;);&quot;&quot;;CONCATENATE([.$A$2];&quot;-&quot;;[$'Base chart'.$X171]))" office:value-type="string" office:string-value="0-Suministros de oficina">
            <text:p>0-Suministros de oficina</text:p>
          </table:table-cell>
          <table:table-cell table:formula="of:=IF(EXACT([.A174];&quot;&quot;);&quot;&quot;;CONCATENATE([.$A$2];&quot;-&quot;;[$'Base chart'.$AA171]))" office:value-type="string" office:string-value="0-SumOf">
            <text:p>0-SumOf</text:p>
          </table:table-cell>
          <table:table-cell table:formula="of:=IF(EXACT([$'Base chart'.$AB171];&quot;&quot;);&quot;&quot;;IF(EXACT([.A174];&quot;&quot;);&quot;&quot;;CONCATENATE(&quot;account_account_template_&quot;;[.$A$2];&quot;_&quot;;[$'Base chart'.$AB171])))" office:value-type="string" office:string-value="account_account_template_0_512000">
            <text:p>account_account_template_0_512000</text:p>
          </table:table-cell>
          <table:table-cell table:formula="of:=IF(EXACT([.A174];&quot;&quot;);&quot;&quot;;[$'Base chart'.$AD171])" office:value-type="string" office:string-value="view">
            <text:p>view</text:p>
          </table:table-cell>
          <table:table-cell table:formula="of:=IF(EXACT([$'Base chart'.$AE171];&quot;&quot;);&quot;&quot;;IF(EXACT([.A174];&quot;&quot;);&quot;&quot;;[$'Base chart'.$AE171]))" office:value-type="string" office:string-value="l10n_cr_base.CRC">
            <text:p>l10n_cr_base.CRC</text:p>
          </table:table-cell>
          <table:table-cell table:formula="of:=IF(EXACT([.A174];&quot;&quot;);&quot;&quot;;[$'Base chart'.$AF171])" office:value-type="string" office:string-value="view">
            <text:p>view</text:p>
          </table:table-cell>
          <table:table-cell table:formula="of:=IF(EXACT([.A174];&quot;&quot;);&quot;&quot;;[$'Base chart'.$AG171])" office:value-type="string" office:string-value="False">
            <text:p>False</text:p>
          </table:table-cell>
          <table:table-cell table:formula="of:=IF(EXACT([$'Base chart'.$AH171];&quot;&quot;);&quot;&quot;;IF(EXACT([.A174];&quot;&quot;);&quot;&quot;;[$'Base chart'.$AH171]))">
            <text:p/>
          </table:table-cell>
          <table:table-cell table:style-name="ce11" table:formula="of:=IF(EXACT([.I174];&quot;&quot;);&quot;&quot;;CHAR(9)&amp;CHAR(9)&amp;CHAR(9)&amp;&quot;&lt;field name=&quot;&quot;tax_ids&quot;&quot;&gt;&quot;&amp;SUBSTITUTE([.I1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4];&quot;&quot;);&quot;&quot;;CHAR(9)&amp;CHAR(9)&amp;&quot;&lt;record id=&quot;&quot;account_account_template_&quot;&amp;SUBSTITUTE([.A174];&quot;-&quot;;&quot;_&quot;)&amp;&quot;&quot;&quot; model=&quot;&quot;account.account.template&quot;&quot;&gt;&quot;&amp;CHAR(13)&amp;CHAR(9)&amp;CHAR(9)&amp;CHAR(9)&amp;&quot;&lt;field name=&quot;&quot;code&quot;&quot;&gt;&quot;&amp;[.A174]&amp;&quot;&lt;/field&gt;&quot;&amp;CHAR(13)&amp;CHAR(9)&amp;CHAR(9)&amp;CHAR(9)&amp;&quot;&lt;field name=&quot;&quot;name&quot;&quot;&gt;&quot;&amp;[.B174]&amp;&quot;&lt;/field&gt;&quot;&amp;CHAR(13)&amp;CHAR(9)&amp;CHAR(9)&amp;CHAR(9)&amp;&quot;&lt;field name=&quot;&quot;shortcut&quot;&quot;&gt;&quot;&amp;[.C174]&amp;&quot;&lt;/field&gt;&quot;&amp;CHAR(13)&amp;CHAR(9)&amp;CHAR(9)&amp;CHAR(9)&amp;&quot;&lt;field name=&quot;&quot;parent_id&quot;&quot; ref=&quot;&quot;&quot;&amp;[.D174]&amp;&quot;&quot;&quot;/&gt;&quot;&amp;CHAR(13)&amp;CHAR(9)&amp;CHAR(9)&amp;CHAR(9)&amp;&quot;&lt;field name=&quot;&quot;user_type&quot;&quot; ref=&quot;&quot;account_account_type_&quot;&amp;[.E174]&amp;&quot;&quot;&quot;/&gt;&quot;&amp;CHAR(13)&amp;CHAR(9)&amp;CHAR(9)&amp;CHAR(9)&amp;&quot;&lt;field name=&quot;&quot;currency_id&quot;&quot; ref=&quot;&quot;&quot;&amp;[.F174]&amp;&quot;&quot;&quot;/&gt;&quot;&amp;CHAR(13)&amp;CHAR(9)&amp;CHAR(9)&amp;CHAR(9)&amp;&quot;&lt;field name=&quot;&quot;type&quot;&quot;&gt;&quot;&amp;[.G174]&amp;&quot;&lt;/field&gt;&quot;&amp;CHAR(13)&amp;CHAR(9)&amp;CHAR(9)&amp;CHAR(9)&amp;&quot;&lt;field name=&quot;&quot;reconcile&quot;&quot; eval=&quot;&quot;&quot;&amp;[.H174]&amp;&quot;&quot;&quot;/&gt;&quot;&amp;CHAR(13)&amp;CHAR(9)&amp;CHAR(9)&amp;CHAR(9)&amp;&quot;&lt;field name=&quot;&quot;tax_ids&quot;&quot;&gt;&quot;&amp;[.I174]&amp;&quot;&lt;/field&gt;&quot;&amp;CHAR(13)&amp;CHAR(9)&amp;CHAR(9)&amp;&quot;&lt;/record&gt;&quot;)" office:value-type="string" office:string-value="&#9;&#9;&lt;record id=&quot;account_account_template_0_512400&quot; model=&quot;account.account.template&quot;&gt;&#13;&#9;&#9;&#9;&lt;field name=&quot;code&quot;&gt;0-512400&lt;/field&gt;&#13;&#9;&#9;&#9;&lt;field name=&quot;name&quot;&gt;0-Suministros de oficina&lt;/field&gt;&#13;&#9;&#9;&#9;&lt;field name=&quot;shortcut&quot;&gt;0-SumOf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400" model="account.account.template"&gt;<text:tab/><text:tab/><text:tab/>&lt;field name="code"&gt;0-512400&lt;/field&gt;<text:tab/><text:tab/><text:tab/>&lt;field name="name"&gt;0-Suministros de oficina&lt;/field&gt;<text:tab/><text:tab/><text:tab/>&lt;field name="shortcut"&gt;0-SumOf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2];1);CONCATENATE([.$A$2];&quot;-&quot;;[$'Base chart'.$V172]);&quot;&quot;)" office:value-type="string" office:string-value="0-512401">
            <text:p>0-512401</text:p>
          </table:table-cell>
          <table:table-cell table:formula="of:=IF(EXACT([.A175];&quot;&quot;);&quot;&quot;;CONCATENATE([.$A$2];&quot;-&quot;;[$'Base chart'.$X172]))" office:value-type="string" office:string-value="0-Departamento 1">
            <text:p>0-Departamento 1</text:p>
          </table:table-cell>
          <table:table-cell table:formula="of:=IF(EXACT([.A175];&quot;&quot;);&quot;&quot;;CONCATENATE([.$A$2];&quot;-&quot;;[$'Base chart'.$AA172]))" office:value-type="string" office:string-value="0-">
            <text:p>0-</text:p>
          </table:table-cell>
          <table:table-cell table:formula="of:=IF(EXACT([$'Base chart'.$AB172];&quot;&quot;);&quot;&quot;;IF(EXACT([.A175];&quot;&quot;);&quot;&quot;;CONCATENATE(&quot;account_account_template_&quot;;[.$A$2];&quot;_&quot;;[$'Base chart'.$AB172])))" office:value-type="string" office:string-value="account_account_template_0_512400">
            <text:p>account_account_template_0_512400</text:p>
          </table:table-cell>
          <table:table-cell table:formula="of:=IF(EXACT([.A175];&quot;&quot;);&quot;&quot;;[$'Base chart'.$AD172])" office:value-type="string" office:string-value="expense">
            <text:p>expense</text:p>
          </table:table-cell>
          <table:table-cell table:formula="of:=IF(EXACT([$'Base chart'.$AE172];&quot;&quot;);&quot;&quot;;IF(EXACT([.A175];&quot;&quot;);&quot;&quot;;[$'Base chart'.$AE172]))" office:value-type="string" office:string-value="l10n_cr_base.CRC">
            <text:p>l10n_cr_base.CRC</text:p>
          </table:table-cell>
          <table:table-cell table:formula="of:=IF(EXACT([.A175];&quot;&quot;);&quot;&quot;;[$'Base chart'.$AF172])" office:value-type="string" office:string-value="other">
            <text:p>other</text:p>
          </table:table-cell>
          <table:table-cell table:formula="of:=IF(EXACT([.A175];&quot;&quot;);&quot;&quot;;[$'Base chart'.$AG172])" office:value-type="string" office:string-value="False">
            <text:p>False</text:p>
          </table:table-cell>
          <table:table-cell table:formula="of:=IF(EXACT([$'Base chart'.$AH172];&quot;&quot;);&quot;&quot;;IF(EXACT([.A175];&quot;&quot;);&quot;&quot;;[$'Base chart'.$AH172]))">
            <text:p/>
          </table:table-cell>
          <table:table-cell table:style-name="ce11" table:formula="of:=IF(EXACT([.I175];&quot;&quot;);&quot;&quot;;CHAR(9)&amp;CHAR(9)&amp;CHAR(9)&amp;&quot;&lt;field name=&quot;&quot;tax_ids&quot;&quot;&gt;&quot;&amp;SUBSTITUTE([.I1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5];&quot;&quot;);&quot;&quot;;CHAR(9)&amp;CHAR(9)&amp;&quot;&lt;record id=&quot;&quot;account_account_template_&quot;&amp;SUBSTITUTE([.A175];&quot;-&quot;;&quot;_&quot;)&amp;&quot;&quot;&quot; model=&quot;&quot;account.account.template&quot;&quot;&gt;&quot;&amp;CHAR(13)&amp;CHAR(9)&amp;CHAR(9)&amp;CHAR(9)&amp;&quot;&lt;field name=&quot;&quot;code&quot;&quot;&gt;&quot;&amp;[.A175]&amp;&quot;&lt;/field&gt;&quot;&amp;CHAR(13)&amp;CHAR(9)&amp;CHAR(9)&amp;CHAR(9)&amp;&quot;&lt;field name=&quot;&quot;name&quot;&quot;&gt;&quot;&amp;[.B175]&amp;&quot;&lt;/field&gt;&quot;&amp;CHAR(13)&amp;CHAR(9)&amp;CHAR(9)&amp;CHAR(9)&amp;&quot;&lt;field name=&quot;&quot;shortcut&quot;&quot;&gt;&quot;&amp;[.C175]&amp;&quot;&lt;/field&gt;&quot;&amp;CHAR(13)&amp;CHAR(9)&amp;CHAR(9)&amp;CHAR(9)&amp;&quot;&lt;field name=&quot;&quot;parent_id&quot;&quot; ref=&quot;&quot;&quot;&amp;[.D175]&amp;&quot;&quot;&quot;/&gt;&quot;&amp;CHAR(13)&amp;CHAR(9)&amp;CHAR(9)&amp;CHAR(9)&amp;&quot;&lt;field name=&quot;&quot;user_type&quot;&quot; ref=&quot;&quot;account_account_type_&quot;&amp;[.E175]&amp;&quot;&quot;&quot;/&gt;&quot;&amp;CHAR(13)&amp;CHAR(9)&amp;CHAR(9)&amp;CHAR(9)&amp;&quot;&lt;field name=&quot;&quot;currency_id&quot;&quot; ref=&quot;&quot;&quot;&amp;[.F175]&amp;&quot;&quot;&quot;/&gt;&quot;&amp;CHAR(13)&amp;CHAR(9)&amp;CHAR(9)&amp;CHAR(9)&amp;&quot;&lt;field name=&quot;&quot;type&quot;&quot;&gt;&quot;&amp;[.G175]&amp;&quot;&lt;/field&gt;&quot;&amp;CHAR(13)&amp;CHAR(9)&amp;CHAR(9)&amp;CHAR(9)&amp;&quot;&lt;field name=&quot;&quot;reconcile&quot;&quot; eval=&quot;&quot;&quot;&amp;[.H175]&amp;&quot;&quot;&quot;/&gt;&quot;&amp;CHAR(13)&amp;CHAR(9)&amp;CHAR(9)&amp;CHAR(9)&amp;&quot;&lt;field name=&quot;&quot;tax_ids&quot;&quot;&gt;&quot;&amp;[.I175]&amp;&quot;&lt;/field&gt;&quot;&amp;CHAR(13)&amp;CHAR(9)&amp;CHAR(9)&amp;&quot;&lt;/record&gt;&quot;)" office:value-type="string" office:string-value="&#9;&#9;&lt;record id=&quot;account_account_template_0_512401&quot; model=&quot;account.account.template&quot;&gt;&#13;&#9;&#9;&#9;&lt;field name=&quot;code&quot;&gt;0-512401&lt;/field&gt;&#13;&#9;&#9;&#9;&lt;field name=&quot;name&quot;&gt;0-Departamento 1&lt;/field&gt;&#13;&#9;&#9;&#9;&lt;field name=&quot;shortcut&quot;&gt;0-&lt;/field&gt;&#13;&#9;&#9;&#9;&lt;field name=&quot;parent_id&quot; ref=&quot;account_account_template_0_5124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401" model="account.account.template"&gt;<text:tab/><text:tab/><text:tab/>&lt;field name="code"&gt;0-512401&lt;/field&gt;<text:tab/><text:tab/><text:tab/>&lt;field name="name"&gt;0-Departamento 1&lt;/field&gt;<text:tab/><text:tab/><text:tab/>&lt;field name="shortcut"&gt;0-&lt;/field&gt;<text:tab/><text:tab/><text:tab/>&lt;field name="parent_id" ref="account_account_template_0_5124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3];1);CONCATENATE([.$A$2];&quot;-&quot;;[$'Base chart'.$V173]);&quot;&quot;)" office:value-type="string" office:string-value="0-512500">
            <text:p>0-512500</text:p>
          </table:table-cell>
          <table:table-cell table:formula="of:=IF(EXACT([.A176];&quot;&quot;);&quot;&quot;;CONCATENATE([.$A$2];&quot;-&quot;;[$'Base chart'.$X173]))" office:value-type="string" office:string-value="0-Equipo de cómputo y comunicación">
            <text:p>0-Equipo de cómputo y comunicación</text:p>
          </table:table-cell>
          <table:table-cell table:formula="of:=IF(EXACT([.A176];&quot;&quot;);&quot;&quot;;CONCATENATE([.$A$2];&quot;-&quot;;[$'Base chart'.$AA173]))" office:value-type="string" office:string-value="0-CompCom">
            <text:p>0-CompCom</text:p>
          </table:table-cell>
          <table:table-cell table:formula="of:=IF(EXACT([$'Base chart'.$AB173];&quot;&quot;);&quot;&quot;;IF(EXACT([.A176];&quot;&quot;);&quot;&quot;;CONCATENATE(&quot;account_account_template_&quot;;[.$A$2];&quot;_&quot;;[$'Base chart'.$AB173])))" office:value-type="string" office:string-value="account_account_template_0_512000">
            <text:p>account_account_template_0_512000</text:p>
          </table:table-cell>
          <table:table-cell table:formula="of:=IF(EXACT([.A176];&quot;&quot;);&quot;&quot;;[$'Base chart'.$AD173])" office:value-type="string" office:string-value="view">
            <text:p>view</text:p>
          </table:table-cell>
          <table:table-cell table:formula="of:=IF(EXACT([$'Base chart'.$AE173];&quot;&quot;);&quot;&quot;;IF(EXACT([.A176];&quot;&quot;);&quot;&quot;;[$'Base chart'.$AE173]))" office:value-type="string" office:string-value="l10n_cr_base.CRC">
            <text:p>l10n_cr_base.CRC</text:p>
          </table:table-cell>
          <table:table-cell table:formula="of:=IF(EXACT([.A176];&quot;&quot;);&quot;&quot;;[$'Base chart'.$AF173])" office:value-type="string" office:string-value="view">
            <text:p>view</text:p>
          </table:table-cell>
          <table:table-cell table:formula="of:=IF(EXACT([.A176];&quot;&quot;);&quot;&quot;;[$'Base chart'.$AG173])" office:value-type="string" office:string-value="False">
            <text:p>False</text:p>
          </table:table-cell>
          <table:table-cell table:formula="of:=IF(EXACT([$'Base chart'.$AH173];&quot;&quot;);&quot;&quot;;IF(EXACT([.A176];&quot;&quot;);&quot;&quot;;[$'Base chart'.$AH173]))">
            <text:p/>
          </table:table-cell>
          <table:table-cell table:style-name="ce11" table:formula="of:=IF(EXACT([.I176];&quot;&quot;);&quot;&quot;;CHAR(9)&amp;CHAR(9)&amp;CHAR(9)&amp;&quot;&lt;field name=&quot;&quot;tax_ids&quot;&quot;&gt;&quot;&amp;SUBSTITUTE([.I1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6];&quot;&quot;);&quot;&quot;;CHAR(9)&amp;CHAR(9)&amp;&quot;&lt;record id=&quot;&quot;account_account_template_&quot;&amp;SUBSTITUTE([.A176];&quot;-&quot;;&quot;_&quot;)&amp;&quot;&quot;&quot; model=&quot;&quot;account.account.template&quot;&quot;&gt;&quot;&amp;CHAR(13)&amp;CHAR(9)&amp;CHAR(9)&amp;CHAR(9)&amp;&quot;&lt;field name=&quot;&quot;code&quot;&quot;&gt;&quot;&amp;[.A176]&amp;&quot;&lt;/field&gt;&quot;&amp;CHAR(13)&amp;CHAR(9)&amp;CHAR(9)&amp;CHAR(9)&amp;&quot;&lt;field name=&quot;&quot;name&quot;&quot;&gt;&quot;&amp;[.B176]&amp;&quot;&lt;/field&gt;&quot;&amp;CHAR(13)&amp;CHAR(9)&amp;CHAR(9)&amp;CHAR(9)&amp;&quot;&lt;field name=&quot;&quot;shortcut&quot;&quot;&gt;&quot;&amp;[.C176]&amp;&quot;&lt;/field&gt;&quot;&amp;CHAR(13)&amp;CHAR(9)&amp;CHAR(9)&amp;CHAR(9)&amp;&quot;&lt;field name=&quot;&quot;parent_id&quot;&quot; ref=&quot;&quot;&quot;&amp;[.D176]&amp;&quot;&quot;&quot;/&gt;&quot;&amp;CHAR(13)&amp;CHAR(9)&amp;CHAR(9)&amp;CHAR(9)&amp;&quot;&lt;field name=&quot;&quot;user_type&quot;&quot; ref=&quot;&quot;account_account_type_&quot;&amp;[.E176]&amp;&quot;&quot;&quot;/&gt;&quot;&amp;CHAR(13)&amp;CHAR(9)&amp;CHAR(9)&amp;CHAR(9)&amp;&quot;&lt;field name=&quot;&quot;currency_id&quot;&quot; ref=&quot;&quot;&quot;&amp;[.F176]&amp;&quot;&quot;&quot;/&gt;&quot;&amp;CHAR(13)&amp;CHAR(9)&amp;CHAR(9)&amp;CHAR(9)&amp;&quot;&lt;field name=&quot;&quot;type&quot;&quot;&gt;&quot;&amp;[.G176]&amp;&quot;&lt;/field&gt;&quot;&amp;CHAR(13)&amp;CHAR(9)&amp;CHAR(9)&amp;CHAR(9)&amp;&quot;&lt;field name=&quot;&quot;reconcile&quot;&quot; eval=&quot;&quot;&quot;&amp;[.H176]&amp;&quot;&quot;&quot;/&gt;&quot;&amp;CHAR(13)&amp;CHAR(9)&amp;CHAR(9)&amp;CHAR(9)&amp;&quot;&lt;field name=&quot;&quot;tax_ids&quot;&quot;&gt;&quot;&amp;[.I176]&amp;&quot;&lt;/field&gt;&quot;&amp;CHAR(13)&amp;CHAR(9)&amp;CHAR(9)&amp;&quot;&lt;/record&gt;&quot;)" office:value-type="string" office:string-value="&#9;&#9;&lt;record id=&quot;account_account_template_0_512500&quot; model=&quot;account.account.template&quot;&gt;&#13;&#9;&#9;&#9;&lt;field name=&quot;code&quot;&gt;0-512500&lt;/field&gt;&#13;&#9;&#9;&#9;&lt;field name=&quot;name&quot;&gt;0-Equipo de cómputo y comunicación&lt;/field&gt;&#13;&#9;&#9;&#9;&lt;field name=&quot;shortcut&quot;&gt;0-CompCom&lt;/field&gt;&#13;&#9;&#9;&#9;&lt;field name=&quot;parent_id&quot; ref=&quot;account_account_template_0_5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500" model="account.account.template"&gt;<text:tab/><text:tab/><text:tab/>&lt;field name="code"&gt;0-512500&lt;/field&gt;<text:tab/><text:tab/><text:tab/>&lt;field name="name"&gt;0-Equipo de cómputo y comunicación&lt;/field&gt;<text:tab/><text:tab/><text:tab/>&lt;field name="shortcut"&gt;0-CompCom&lt;/field&gt;<text:tab/><text:tab/><text:tab/>&lt;field name="parent_id" ref="account_account_template_0_5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4];1);CONCATENATE([.$A$2];&quot;-&quot;;[$'Base chart'.$V174]);&quot;&quot;)" office:value-type="string" office:string-value="0-512501">
            <text:p>0-512501</text:p>
          </table:table-cell>
          <table:table-cell table:formula="of:=IF(EXACT([.A177];&quot;&quot;);&quot;&quot;;CONCATENATE([.$A$2];&quot;-&quot;;[$'Base chart'.$X174]))" office:value-type="string" office:string-value="0-Departamento 1">
            <text:p>0-Departamento 1</text:p>
          </table:table-cell>
          <table:table-cell table:formula="of:=IF(EXACT([.A177];&quot;&quot;);&quot;&quot;;CONCATENATE([.$A$2];&quot;-&quot;;[$'Base chart'.$AA174]))" office:value-type="string" office:string-value="0-">
            <text:p>0-</text:p>
          </table:table-cell>
          <table:table-cell table:formula="of:=IF(EXACT([$'Base chart'.$AB174];&quot;&quot;);&quot;&quot;;IF(EXACT([.A177];&quot;&quot;);&quot;&quot;;CONCATENATE(&quot;account_account_template_&quot;;[.$A$2];&quot;_&quot;;[$'Base chart'.$AB174])))" office:value-type="string" office:string-value="account_account_template_0_512500">
            <text:p>account_account_template_0_512500</text:p>
          </table:table-cell>
          <table:table-cell table:formula="of:=IF(EXACT([.A177];&quot;&quot;);&quot;&quot;;[$'Base chart'.$AD174])" office:value-type="string" office:string-value="expense">
            <text:p>expense</text:p>
          </table:table-cell>
          <table:table-cell table:formula="of:=IF(EXACT([$'Base chart'.$AE174];&quot;&quot;);&quot;&quot;;IF(EXACT([.A177];&quot;&quot;);&quot;&quot;;[$'Base chart'.$AE174]))" office:value-type="string" office:string-value="l10n_cr_base.CRC">
            <text:p>l10n_cr_base.CRC</text:p>
          </table:table-cell>
          <table:table-cell table:formula="of:=IF(EXACT([.A177];&quot;&quot;);&quot;&quot;;[$'Base chart'.$AF174])" office:value-type="string" office:string-value="other">
            <text:p>other</text:p>
          </table:table-cell>
          <table:table-cell table:formula="of:=IF(EXACT([.A177];&quot;&quot;);&quot;&quot;;[$'Base chart'.$AG174])" office:value-type="string" office:string-value="False">
            <text:p>False</text:p>
          </table:table-cell>
          <table:table-cell table:formula="of:=IF(EXACT([$'Base chart'.$AH174];&quot;&quot;);&quot;&quot;;IF(EXACT([.A177];&quot;&quot;);&quot;&quot;;[$'Base chart'.$AH174]))">
            <text:p/>
          </table:table-cell>
          <table:table-cell table:style-name="ce11" table:formula="of:=IF(EXACT([.I177];&quot;&quot;);&quot;&quot;;CHAR(9)&amp;CHAR(9)&amp;CHAR(9)&amp;&quot;&lt;field name=&quot;&quot;tax_ids&quot;&quot;&gt;&quot;&amp;SUBSTITUTE([.I1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7];&quot;&quot;);&quot;&quot;;CHAR(9)&amp;CHAR(9)&amp;&quot;&lt;record id=&quot;&quot;account_account_template_&quot;&amp;SUBSTITUTE([.A177];&quot;-&quot;;&quot;_&quot;)&amp;&quot;&quot;&quot; model=&quot;&quot;account.account.template&quot;&quot;&gt;&quot;&amp;CHAR(13)&amp;CHAR(9)&amp;CHAR(9)&amp;CHAR(9)&amp;&quot;&lt;field name=&quot;&quot;code&quot;&quot;&gt;&quot;&amp;[.A177]&amp;&quot;&lt;/field&gt;&quot;&amp;CHAR(13)&amp;CHAR(9)&amp;CHAR(9)&amp;CHAR(9)&amp;&quot;&lt;field name=&quot;&quot;name&quot;&quot;&gt;&quot;&amp;[.B177]&amp;&quot;&lt;/field&gt;&quot;&amp;CHAR(13)&amp;CHAR(9)&amp;CHAR(9)&amp;CHAR(9)&amp;&quot;&lt;field name=&quot;&quot;shortcut&quot;&quot;&gt;&quot;&amp;[.C177]&amp;&quot;&lt;/field&gt;&quot;&amp;CHAR(13)&amp;CHAR(9)&amp;CHAR(9)&amp;CHAR(9)&amp;&quot;&lt;field name=&quot;&quot;parent_id&quot;&quot; ref=&quot;&quot;&quot;&amp;[.D177]&amp;&quot;&quot;&quot;/&gt;&quot;&amp;CHAR(13)&amp;CHAR(9)&amp;CHAR(9)&amp;CHAR(9)&amp;&quot;&lt;field name=&quot;&quot;user_type&quot;&quot; ref=&quot;&quot;account_account_type_&quot;&amp;[.E177]&amp;&quot;&quot;&quot;/&gt;&quot;&amp;CHAR(13)&amp;CHAR(9)&amp;CHAR(9)&amp;CHAR(9)&amp;&quot;&lt;field name=&quot;&quot;currency_id&quot;&quot; ref=&quot;&quot;&quot;&amp;[.F177]&amp;&quot;&quot;&quot;/&gt;&quot;&amp;CHAR(13)&amp;CHAR(9)&amp;CHAR(9)&amp;CHAR(9)&amp;&quot;&lt;field name=&quot;&quot;type&quot;&quot;&gt;&quot;&amp;[.G177]&amp;&quot;&lt;/field&gt;&quot;&amp;CHAR(13)&amp;CHAR(9)&amp;CHAR(9)&amp;CHAR(9)&amp;&quot;&lt;field name=&quot;&quot;reconcile&quot;&quot; eval=&quot;&quot;&quot;&amp;[.H177]&amp;&quot;&quot;&quot;/&gt;&quot;&amp;CHAR(13)&amp;CHAR(9)&amp;CHAR(9)&amp;CHAR(9)&amp;&quot;&lt;field name=&quot;&quot;tax_ids&quot;&quot;&gt;&quot;&amp;[.I177]&amp;&quot;&lt;/field&gt;&quot;&amp;CHAR(13)&amp;CHAR(9)&amp;CHAR(9)&amp;&quot;&lt;/record&gt;&quot;)" office:value-type="string" office:string-value="&#9;&#9;&lt;record id=&quot;account_account_template_0_512501&quot; model=&quot;account.account.template&quot;&gt;&#13;&#9;&#9;&#9;&lt;field name=&quot;code&quot;&gt;0-512501&lt;/field&gt;&#13;&#9;&#9;&#9;&lt;field name=&quot;name&quot;&gt;0-Departamento 1&lt;/field&gt;&#13;&#9;&#9;&#9;&lt;field name=&quot;shortcut&quot;&gt;0-&lt;/field&gt;&#13;&#9;&#9;&#9;&lt;field name=&quot;parent_id&quot; ref=&quot;account_account_template_0_5125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2501" model="account.account.template"&gt;<text:tab/><text:tab/><text:tab/>&lt;field name="code"&gt;0-512501&lt;/field&gt;<text:tab/><text:tab/><text:tab/>&lt;field name="name"&gt;0-Departamento 1&lt;/field&gt;<text:tab/><text:tab/><text:tab/>&lt;field name="shortcut"&gt;0-&lt;/field&gt;<text:tab/><text:tab/><text:tab/>&lt;field name="parent_id" ref="account_account_template_0_5125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5];1);CONCATENATE([.$A$2];&quot;-&quot;;[$'Base chart'.$V175]);&quot;&quot;)" office:value-type="string" office:string-value="0-520000">
            <text:p>0-520000</text:p>
          </table:table-cell>
          <table:table-cell table:formula="of:=IF(EXACT([.A178];&quot;&quot;);&quot;&quot;;CONCATENATE([.$A$2];&quot;-&quot;;[$'Base chart'.$X175]))" office:value-type="string" office:string-value="0-Otros gastos">
            <text:p>0-Otros gastos</text:p>
          </table:table-cell>
          <table:table-cell table:formula="of:=IF(EXACT([.A178];&quot;&quot;);&quot;&quot;;CONCATENATE([.$A$2];&quot;-&quot;;[$'Base chart'.$AA175]))" office:value-type="string" office:string-value="0-OtG">
            <text:p>0-OtG</text:p>
          </table:table-cell>
          <table:table-cell table:formula="of:=IF(EXACT([$'Base chart'.$AB175];&quot;&quot;);&quot;&quot;;IF(EXACT([.A178];&quot;&quot;);&quot;&quot;;CONCATENATE(&quot;account_account_template_&quot;;[.$A$2];&quot;_&quot;;[$'Base chart'.$AB175])))" office:value-type="string" office:string-value="account_account_template_0_500000">
            <text:p>account_account_template_0_500000</text:p>
          </table:table-cell>
          <table:table-cell table:formula="of:=IF(EXACT([.A178];&quot;&quot;);&quot;&quot;;[$'Base chart'.$AD175])" office:value-type="string" office:string-value="view">
            <text:p>view</text:p>
          </table:table-cell>
          <table:table-cell table:formula="of:=IF(EXACT([$'Base chart'.$AE175];&quot;&quot;);&quot;&quot;;IF(EXACT([.A178];&quot;&quot;);&quot;&quot;;[$'Base chart'.$AE175]))" office:value-type="string" office:string-value="l10n_cr_base.CRC">
            <text:p>l10n_cr_base.CRC</text:p>
          </table:table-cell>
          <table:table-cell table:formula="of:=IF(EXACT([.A178];&quot;&quot;);&quot;&quot;;[$'Base chart'.$AF175])" office:value-type="string" office:string-value="view">
            <text:p>view</text:p>
          </table:table-cell>
          <table:table-cell table:formula="of:=IF(EXACT([.A178];&quot;&quot;);&quot;&quot;;[$'Base chart'.$AG175])" office:value-type="string" office:string-value="False">
            <text:p>False</text:p>
          </table:table-cell>
          <table:table-cell table:formula="of:=IF(EXACT([$'Base chart'.$AH175];&quot;&quot;);&quot;&quot;;IF(EXACT([.A178];&quot;&quot;);&quot;&quot;;[$'Base chart'.$AH175]))">
            <text:p/>
          </table:table-cell>
          <table:table-cell table:style-name="ce11" table:formula="of:=IF(EXACT([.I178];&quot;&quot;);&quot;&quot;;CHAR(9)&amp;CHAR(9)&amp;CHAR(9)&amp;&quot;&lt;field name=&quot;&quot;tax_ids&quot;&quot;&gt;&quot;&amp;SUBSTITUTE([.I1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8];&quot;&quot;);&quot;&quot;;CHAR(9)&amp;CHAR(9)&amp;&quot;&lt;record id=&quot;&quot;account_account_template_&quot;&amp;SUBSTITUTE([.A178];&quot;-&quot;;&quot;_&quot;)&amp;&quot;&quot;&quot; model=&quot;&quot;account.account.template&quot;&quot;&gt;&quot;&amp;CHAR(13)&amp;CHAR(9)&amp;CHAR(9)&amp;CHAR(9)&amp;&quot;&lt;field name=&quot;&quot;code&quot;&quot;&gt;&quot;&amp;[.A178]&amp;&quot;&lt;/field&gt;&quot;&amp;CHAR(13)&amp;CHAR(9)&amp;CHAR(9)&amp;CHAR(9)&amp;&quot;&lt;field name=&quot;&quot;name&quot;&quot;&gt;&quot;&amp;[.B178]&amp;&quot;&lt;/field&gt;&quot;&amp;CHAR(13)&amp;CHAR(9)&amp;CHAR(9)&amp;CHAR(9)&amp;&quot;&lt;field name=&quot;&quot;shortcut&quot;&quot;&gt;&quot;&amp;[.C178]&amp;&quot;&lt;/field&gt;&quot;&amp;CHAR(13)&amp;CHAR(9)&amp;CHAR(9)&amp;CHAR(9)&amp;&quot;&lt;field name=&quot;&quot;parent_id&quot;&quot; ref=&quot;&quot;&quot;&amp;[.D178]&amp;&quot;&quot;&quot;/&gt;&quot;&amp;CHAR(13)&amp;CHAR(9)&amp;CHAR(9)&amp;CHAR(9)&amp;&quot;&lt;field name=&quot;&quot;user_type&quot;&quot; ref=&quot;&quot;account_account_type_&quot;&amp;[.E178]&amp;&quot;&quot;&quot;/&gt;&quot;&amp;CHAR(13)&amp;CHAR(9)&amp;CHAR(9)&amp;CHAR(9)&amp;&quot;&lt;field name=&quot;&quot;currency_id&quot;&quot; ref=&quot;&quot;&quot;&amp;[.F178]&amp;&quot;&quot;&quot;/&gt;&quot;&amp;CHAR(13)&amp;CHAR(9)&amp;CHAR(9)&amp;CHAR(9)&amp;&quot;&lt;field name=&quot;&quot;type&quot;&quot;&gt;&quot;&amp;[.G178]&amp;&quot;&lt;/field&gt;&quot;&amp;CHAR(13)&amp;CHAR(9)&amp;CHAR(9)&amp;CHAR(9)&amp;&quot;&lt;field name=&quot;&quot;reconcile&quot;&quot; eval=&quot;&quot;&quot;&amp;[.H178]&amp;&quot;&quot;&quot;/&gt;&quot;&amp;CHAR(13)&amp;CHAR(9)&amp;CHAR(9)&amp;CHAR(9)&amp;&quot;&lt;field name=&quot;&quot;tax_ids&quot;&quot;&gt;&quot;&amp;[.I178]&amp;&quot;&lt;/field&gt;&quot;&amp;CHAR(13)&amp;CHAR(9)&amp;CHAR(9)&amp;&quot;&lt;/record&gt;&quot;)" office:value-type="string" office:string-value="&#9;&#9;&lt;record id=&quot;account_account_template_0_520000&quot; model=&quot;account.account.template&quot;&gt;&#13;&#9;&#9;&#9;&lt;field name=&quot;code&quot;&gt;0-520000&lt;/field&gt;&#13;&#9;&#9;&#9;&lt;field name=&quot;name&quot;&gt;0-Otros gastos&lt;/field&gt;&#13;&#9;&#9;&#9;&lt;field name=&quot;shortcut&quot;&gt;0-OtG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0" model="account.account.template"&gt;<text:tab/><text:tab/><text:tab/>&lt;field name="code"&gt;0-520000&lt;/field&gt;<text:tab/><text:tab/><text:tab/>&lt;field name="name"&gt;0-Otros gastos&lt;/field&gt;<text:tab/><text:tab/><text:tab/>&lt;field name="shortcut"&gt;0-OtG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6];1);CONCATENATE([.$A$2];&quot;-&quot;;[$'Base chart'.$V176]);&quot;&quot;)" office:value-type="string" office:string-value="0-520001">
            <text:p>0-520001</text:p>
          </table:table-cell>
          <table:table-cell table:formula="of:=IF(EXACT([.A179];&quot;&quot;);&quot;&quot;;CONCATENATE([.$A$2];&quot;-&quot;;[$'Base chart'.$X176]))" office:value-type="string" office:string-value="0-Ajustes">
            <text:p>0-Ajustes</text:p>
          </table:table-cell>
          <table:table-cell table:formula="of:=IF(EXACT([.A179];&quot;&quot;);&quot;&quot;;CONCATENATE([.$A$2];&quot;-&quot;;[$'Base chart'.$AA176]))" office:value-type="string" office:string-value="0-Aj">
            <text:p>0-Aj</text:p>
          </table:table-cell>
          <table:table-cell table:formula="of:=IF(EXACT([$'Base chart'.$AB176];&quot;&quot;);&quot;&quot;;IF(EXACT([.A179];&quot;&quot;);&quot;&quot;;CONCATENATE(&quot;account_account_template_&quot;;[.$A$2];&quot;_&quot;;[$'Base chart'.$AB176])))" office:value-type="string" office:string-value="account_account_template_0_520000">
            <text:p>account_account_template_0_520000</text:p>
          </table:table-cell>
          <table:table-cell table:formula="of:=IF(EXACT([.A179];&quot;&quot;);&quot;&quot;;[$'Base chart'.$AD176])" office:value-type="string" office:string-value="expense">
            <text:p>expense</text:p>
          </table:table-cell>
          <table:table-cell table:formula="of:=IF(EXACT([$'Base chart'.$AE176];&quot;&quot;);&quot;&quot;;IF(EXACT([.A179];&quot;&quot;);&quot;&quot;;[$'Base chart'.$AE176]))" office:value-type="string" office:string-value="l10n_cr_base.CRC">
            <text:p>l10n_cr_base.CRC</text:p>
          </table:table-cell>
          <table:table-cell table:formula="of:=IF(EXACT([.A179];&quot;&quot;);&quot;&quot;;[$'Base chart'.$AF176])" office:value-type="string" office:string-value="other">
            <text:p>other</text:p>
          </table:table-cell>
          <table:table-cell table:formula="of:=IF(EXACT([.A179];&quot;&quot;);&quot;&quot;;[$'Base chart'.$AG176])" office:value-type="string" office:string-value="False">
            <text:p>False</text:p>
          </table:table-cell>
          <table:table-cell table:formula="of:=IF(EXACT([$'Base chart'.$AH176];&quot;&quot;);&quot;&quot;;IF(EXACT([.A179];&quot;&quot;);&quot;&quot;;[$'Base chart'.$AH176]))">
            <text:p/>
          </table:table-cell>
          <table:table-cell table:style-name="ce11" table:formula="of:=IF(EXACT([.I179];&quot;&quot;);&quot;&quot;;CHAR(9)&amp;CHAR(9)&amp;CHAR(9)&amp;&quot;&lt;field name=&quot;&quot;tax_ids&quot;&quot;&gt;&quot;&amp;SUBSTITUTE([.I1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79];&quot;&quot;);&quot;&quot;;CHAR(9)&amp;CHAR(9)&amp;&quot;&lt;record id=&quot;&quot;account_account_template_&quot;&amp;SUBSTITUTE([.A179];&quot;-&quot;;&quot;_&quot;)&amp;&quot;&quot;&quot; model=&quot;&quot;account.account.template&quot;&quot;&gt;&quot;&amp;CHAR(13)&amp;CHAR(9)&amp;CHAR(9)&amp;CHAR(9)&amp;&quot;&lt;field name=&quot;&quot;code&quot;&quot;&gt;&quot;&amp;[.A179]&amp;&quot;&lt;/field&gt;&quot;&amp;CHAR(13)&amp;CHAR(9)&amp;CHAR(9)&amp;CHAR(9)&amp;&quot;&lt;field name=&quot;&quot;name&quot;&quot;&gt;&quot;&amp;[.B179]&amp;&quot;&lt;/field&gt;&quot;&amp;CHAR(13)&amp;CHAR(9)&amp;CHAR(9)&amp;CHAR(9)&amp;&quot;&lt;field name=&quot;&quot;shortcut&quot;&quot;&gt;&quot;&amp;[.C179]&amp;&quot;&lt;/field&gt;&quot;&amp;CHAR(13)&amp;CHAR(9)&amp;CHAR(9)&amp;CHAR(9)&amp;&quot;&lt;field name=&quot;&quot;parent_id&quot;&quot; ref=&quot;&quot;&quot;&amp;[.D179]&amp;&quot;&quot;&quot;/&gt;&quot;&amp;CHAR(13)&amp;CHAR(9)&amp;CHAR(9)&amp;CHAR(9)&amp;&quot;&lt;field name=&quot;&quot;user_type&quot;&quot; ref=&quot;&quot;account_account_type_&quot;&amp;[.E179]&amp;&quot;&quot;&quot;/&gt;&quot;&amp;CHAR(13)&amp;CHAR(9)&amp;CHAR(9)&amp;CHAR(9)&amp;&quot;&lt;field name=&quot;&quot;currency_id&quot;&quot; ref=&quot;&quot;&quot;&amp;[.F179]&amp;&quot;&quot;&quot;/&gt;&quot;&amp;CHAR(13)&amp;CHAR(9)&amp;CHAR(9)&amp;CHAR(9)&amp;&quot;&lt;field name=&quot;&quot;type&quot;&quot;&gt;&quot;&amp;[.G179]&amp;&quot;&lt;/field&gt;&quot;&amp;CHAR(13)&amp;CHAR(9)&amp;CHAR(9)&amp;CHAR(9)&amp;&quot;&lt;field name=&quot;&quot;reconcile&quot;&quot; eval=&quot;&quot;&quot;&amp;[.H179]&amp;&quot;&quot;&quot;/&gt;&quot;&amp;CHAR(13)&amp;CHAR(9)&amp;CHAR(9)&amp;CHAR(9)&amp;&quot;&lt;field name=&quot;&quot;tax_ids&quot;&quot;&gt;&quot;&amp;[.I179]&amp;&quot;&lt;/field&gt;&quot;&amp;CHAR(13)&amp;CHAR(9)&amp;CHAR(9)&amp;&quot;&lt;/record&gt;&quot;)" office:value-type="string" office:string-value="&#9;&#9;&lt;record id=&quot;account_account_template_0_520001&quot; model=&quot;account.account.template&quot;&gt;&#13;&#9;&#9;&#9;&lt;field name=&quot;code&quot;&gt;0-520001&lt;/field&gt;&#13;&#9;&#9;&#9;&lt;field name=&quot;name&quot;&gt;0-Ajustes&lt;/field&gt;&#13;&#9;&#9;&#9;&lt;field name=&quot;shortcut&quot;&gt;0-Aj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1" model="account.account.template"&gt;<text:tab/><text:tab/><text:tab/>&lt;field name="code"&gt;0-520001&lt;/field&gt;<text:tab/><text:tab/><text:tab/>&lt;field name="name"&gt;0-Ajustes&lt;/field&gt;<text:tab/><text:tab/><text:tab/>&lt;field name="shortcut"&gt;0-Aj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7];1);CONCATENATE([.$A$2];&quot;-&quot;;[$'Base chart'.$V177]);&quot;&quot;)" office:value-type="string" office:string-value="0-520002">
            <text:p>0-520002</text:p>
          </table:table-cell>
          <table:table-cell table:formula="of:=IF(EXACT([.A180];&quot;&quot;);&quot;&quot;;CONCATENATE([.$A$2];&quot;-&quot;;[$'Base chart'.$X177]))" office:value-type="string" office:string-value="0-Gastos Financieros">
            <text:p>0-Gastos Financieros</text:p>
          </table:table-cell>
          <table:table-cell table:formula="of:=IF(EXACT([.A180];&quot;&quot;);&quot;&quot;;CONCATENATE([.$A$2];&quot;-&quot;;[$'Base chart'.$AA177]))" office:value-type="string" office:string-value="0-GF">
            <text:p>0-GF</text:p>
          </table:table-cell>
          <table:table-cell table:formula="of:=IF(EXACT([$'Base chart'.$AB177];&quot;&quot;);&quot;&quot;;IF(EXACT([.A180];&quot;&quot;);&quot;&quot;;CONCATENATE(&quot;account_account_template_&quot;;[.$A$2];&quot;_&quot;;[$'Base chart'.$AB177])))" office:value-type="string" office:string-value="account_account_template_0_520000">
            <text:p>account_account_template_0_520000</text:p>
          </table:table-cell>
          <table:table-cell table:formula="of:=IF(EXACT([.A180];&quot;&quot;);&quot;&quot;;[$'Base chart'.$AD177])" office:value-type="string" office:string-value="expense">
            <text:p>expense</text:p>
          </table:table-cell>
          <table:table-cell table:formula="of:=IF(EXACT([$'Base chart'.$AE177];&quot;&quot;);&quot;&quot;;IF(EXACT([.A180];&quot;&quot;);&quot;&quot;;[$'Base chart'.$AE177]))" office:value-type="string" office:string-value="l10n_cr_base.CRC">
            <text:p>l10n_cr_base.CRC</text:p>
          </table:table-cell>
          <table:table-cell table:formula="of:=IF(EXACT([.A180];&quot;&quot;);&quot;&quot;;[$'Base chart'.$AF177])" office:value-type="string" office:string-value="other">
            <text:p>other</text:p>
          </table:table-cell>
          <table:table-cell table:formula="of:=IF(EXACT([.A180];&quot;&quot;);&quot;&quot;;[$'Base chart'.$AG177])" office:value-type="string" office:string-value="False">
            <text:p>False</text:p>
          </table:table-cell>
          <table:table-cell table:formula="of:=IF(EXACT([$'Base chart'.$AH177];&quot;&quot;);&quot;&quot;;IF(EXACT([.A180];&quot;&quot;);&quot;&quot;;[$'Base chart'.$AH177]))">
            <text:p/>
          </table:table-cell>
          <table:table-cell table:style-name="ce11" table:formula="of:=IF(EXACT([.I180];&quot;&quot;);&quot;&quot;;CHAR(9)&amp;CHAR(9)&amp;CHAR(9)&amp;&quot;&lt;field name=&quot;&quot;tax_ids&quot;&quot;&gt;&quot;&amp;SUBSTITUTE([.I1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0];&quot;&quot;);&quot;&quot;;CHAR(9)&amp;CHAR(9)&amp;&quot;&lt;record id=&quot;&quot;account_account_template_&quot;&amp;SUBSTITUTE([.A180];&quot;-&quot;;&quot;_&quot;)&amp;&quot;&quot;&quot; model=&quot;&quot;account.account.template&quot;&quot;&gt;&quot;&amp;CHAR(13)&amp;CHAR(9)&amp;CHAR(9)&amp;CHAR(9)&amp;&quot;&lt;field name=&quot;&quot;code&quot;&quot;&gt;&quot;&amp;[.A180]&amp;&quot;&lt;/field&gt;&quot;&amp;CHAR(13)&amp;CHAR(9)&amp;CHAR(9)&amp;CHAR(9)&amp;&quot;&lt;field name=&quot;&quot;name&quot;&quot;&gt;&quot;&amp;[.B180]&amp;&quot;&lt;/field&gt;&quot;&amp;CHAR(13)&amp;CHAR(9)&amp;CHAR(9)&amp;CHAR(9)&amp;&quot;&lt;field name=&quot;&quot;shortcut&quot;&quot;&gt;&quot;&amp;[.C180]&amp;&quot;&lt;/field&gt;&quot;&amp;CHAR(13)&amp;CHAR(9)&amp;CHAR(9)&amp;CHAR(9)&amp;&quot;&lt;field name=&quot;&quot;parent_id&quot;&quot; ref=&quot;&quot;&quot;&amp;[.D180]&amp;&quot;&quot;&quot;/&gt;&quot;&amp;CHAR(13)&amp;CHAR(9)&amp;CHAR(9)&amp;CHAR(9)&amp;&quot;&lt;field name=&quot;&quot;user_type&quot;&quot; ref=&quot;&quot;account_account_type_&quot;&amp;[.E180]&amp;&quot;&quot;&quot;/&gt;&quot;&amp;CHAR(13)&amp;CHAR(9)&amp;CHAR(9)&amp;CHAR(9)&amp;&quot;&lt;field name=&quot;&quot;currency_id&quot;&quot; ref=&quot;&quot;&quot;&amp;[.F180]&amp;&quot;&quot;&quot;/&gt;&quot;&amp;CHAR(13)&amp;CHAR(9)&amp;CHAR(9)&amp;CHAR(9)&amp;&quot;&lt;field name=&quot;&quot;type&quot;&quot;&gt;&quot;&amp;[.G180]&amp;&quot;&lt;/field&gt;&quot;&amp;CHAR(13)&amp;CHAR(9)&amp;CHAR(9)&amp;CHAR(9)&amp;&quot;&lt;field name=&quot;&quot;reconcile&quot;&quot; eval=&quot;&quot;&quot;&amp;[.H180]&amp;&quot;&quot;&quot;/&gt;&quot;&amp;CHAR(13)&amp;CHAR(9)&amp;CHAR(9)&amp;CHAR(9)&amp;&quot;&lt;field name=&quot;&quot;tax_ids&quot;&quot;&gt;&quot;&amp;[.I180]&amp;&quot;&lt;/field&gt;&quot;&amp;CHAR(13)&amp;CHAR(9)&amp;CHAR(9)&amp;&quot;&lt;/record&gt;&quot;)" office:value-type="string" office:string-value="&#9;&#9;&lt;record id=&quot;account_account_template_0_520002&quot; model=&quot;account.account.template&quot;&gt;&#13;&#9;&#9;&#9;&lt;field name=&quot;code&quot;&gt;0-520002&lt;/field&gt;&#13;&#9;&#9;&#9;&lt;field name=&quot;name&quot;&gt;0-Gastos Financieros&lt;/field&gt;&#13;&#9;&#9;&#9;&lt;field name=&quot;shortcut&quot;&gt;0-G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2" model="account.account.template"&gt;<text:tab/><text:tab/><text:tab/>&lt;field name="code"&gt;0-520002&lt;/field&gt;<text:tab/><text:tab/><text:tab/>&lt;field name="name"&gt;0-Gastos Financieros&lt;/field&gt;<text:tab/><text:tab/><text:tab/>&lt;field name="shortcut"&gt;0-G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8];1);CONCATENATE([.$A$2];&quot;-&quot;;[$'Base chart'.$V178]);&quot;&quot;)" office:value-type="string" office:string-value="0-520003">
            <text:p>0-520003</text:p>
          </table:table-cell>
          <table:table-cell table:formula="of:=IF(EXACT([.A181];&quot;&quot;);&quot;&quot;;CONCATENATE([.$A$2];&quot;-&quot;;[$'Base chart'.$X178]))" office:value-type="string" office:string-value="0-Depreciación de activo fijo">
            <text:p>0-Depreciación de activo fijo</text:p>
          </table:table-cell>
          <table:table-cell table:formula="of:=IF(EXACT([.A181];&quot;&quot;);&quot;&quot;;CONCATENATE([.$A$2];&quot;-&quot;;[$'Base chart'.$AA178]))" office:value-type="string" office:string-value="0-Dep.AF">
            <text:p>0-Dep.AF</text:p>
          </table:table-cell>
          <table:table-cell table:formula="of:=IF(EXACT([$'Base chart'.$AB178];&quot;&quot;);&quot;&quot;;IF(EXACT([.A181];&quot;&quot;);&quot;&quot;;CONCATENATE(&quot;account_account_template_&quot;;[.$A$2];&quot;_&quot;;[$'Base chart'.$AB178])))" office:value-type="string" office:string-value="account_account_template_0_520000">
            <text:p>account_account_template_0_520000</text:p>
          </table:table-cell>
          <table:table-cell table:formula="of:=IF(EXACT([.A181];&quot;&quot;);&quot;&quot;;[$'Base chart'.$AD178])" office:value-type="string" office:string-value="expense">
            <text:p>expense</text:p>
          </table:table-cell>
          <table:table-cell table:formula="of:=IF(EXACT([$'Base chart'.$AE178];&quot;&quot;);&quot;&quot;;IF(EXACT([.A181];&quot;&quot;);&quot;&quot;;[$'Base chart'.$AE178]))" office:value-type="string" office:string-value="l10n_cr_base.CRC">
            <text:p>l10n_cr_base.CRC</text:p>
          </table:table-cell>
          <table:table-cell table:formula="of:=IF(EXACT([.A181];&quot;&quot;);&quot;&quot;;[$'Base chart'.$AF178])" office:value-type="string" office:string-value="other">
            <text:p>other</text:p>
          </table:table-cell>
          <table:table-cell table:formula="of:=IF(EXACT([.A181];&quot;&quot;);&quot;&quot;;[$'Base chart'.$AG178])" office:value-type="string" office:string-value="False">
            <text:p>False</text:p>
          </table:table-cell>
          <table:table-cell table:formula="of:=IF(EXACT([$'Base chart'.$AH178];&quot;&quot;);&quot;&quot;;IF(EXACT([.A181];&quot;&quot;);&quot;&quot;;[$'Base chart'.$AH178]))">
            <text:p/>
          </table:table-cell>
          <table:table-cell table:style-name="ce11" table:formula="of:=IF(EXACT([.I181];&quot;&quot;);&quot;&quot;;CHAR(9)&amp;CHAR(9)&amp;CHAR(9)&amp;&quot;&lt;field name=&quot;&quot;tax_ids&quot;&quot;&gt;&quot;&amp;SUBSTITUTE([.I1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1];&quot;&quot;);&quot;&quot;;CHAR(9)&amp;CHAR(9)&amp;&quot;&lt;record id=&quot;&quot;account_account_template_&quot;&amp;SUBSTITUTE([.A181];&quot;-&quot;;&quot;_&quot;)&amp;&quot;&quot;&quot; model=&quot;&quot;account.account.template&quot;&quot;&gt;&quot;&amp;CHAR(13)&amp;CHAR(9)&amp;CHAR(9)&amp;CHAR(9)&amp;&quot;&lt;field name=&quot;&quot;code&quot;&quot;&gt;&quot;&amp;[.A181]&amp;&quot;&lt;/field&gt;&quot;&amp;CHAR(13)&amp;CHAR(9)&amp;CHAR(9)&amp;CHAR(9)&amp;&quot;&lt;field name=&quot;&quot;name&quot;&quot;&gt;&quot;&amp;[.B181]&amp;&quot;&lt;/field&gt;&quot;&amp;CHAR(13)&amp;CHAR(9)&amp;CHAR(9)&amp;CHAR(9)&amp;&quot;&lt;field name=&quot;&quot;shortcut&quot;&quot;&gt;&quot;&amp;[.C181]&amp;&quot;&lt;/field&gt;&quot;&amp;CHAR(13)&amp;CHAR(9)&amp;CHAR(9)&amp;CHAR(9)&amp;&quot;&lt;field name=&quot;&quot;parent_id&quot;&quot; ref=&quot;&quot;&quot;&amp;[.D181]&amp;&quot;&quot;&quot;/&gt;&quot;&amp;CHAR(13)&amp;CHAR(9)&amp;CHAR(9)&amp;CHAR(9)&amp;&quot;&lt;field name=&quot;&quot;user_type&quot;&quot; ref=&quot;&quot;account_account_type_&quot;&amp;[.E181]&amp;&quot;&quot;&quot;/&gt;&quot;&amp;CHAR(13)&amp;CHAR(9)&amp;CHAR(9)&amp;CHAR(9)&amp;&quot;&lt;field name=&quot;&quot;currency_id&quot;&quot; ref=&quot;&quot;&quot;&amp;[.F181]&amp;&quot;&quot;&quot;/&gt;&quot;&amp;CHAR(13)&amp;CHAR(9)&amp;CHAR(9)&amp;CHAR(9)&amp;&quot;&lt;field name=&quot;&quot;type&quot;&quot;&gt;&quot;&amp;[.G181]&amp;&quot;&lt;/field&gt;&quot;&amp;CHAR(13)&amp;CHAR(9)&amp;CHAR(9)&amp;CHAR(9)&amp;&quot;&lt;field name=&quot;&quot;reconcile&quot;&quot; eval=&quot;&quot;&quot;&amp;[.H181]&amp;&quot;&quot;&quot;/&gt;&quot;&amp;CHAR(13)&amp;CHAR(9)&amp;CHAR(9)&amp;CHAR(9)&amp;&quot;&lt;field name=&quot;&quot;tax_ids&quot;&quot;&gt;&quot;&amp;[.I181]&amp;&quot;&lt;/field&gt;&quot;&amp;CHAR(13)&amp;CHAR(9)&amp;CHAR(9)&amp;&quot;&lt;/record&gt;&quot;)" office:value-type="string" office:string-value="&#9;&#9;&lt;record id=&quot;account_account_template_0_520003&quot; model=&quot;account.account.template&quot;&gt;&#13;&#9;&#9;&#9;&lt;field name=&quot;code&quot;&gt;0-520003&lt;/field&gt;&#13;&#9;&#9;&#9;&lt;field name=&quot;name&quot;&gt;0-Depreciación de activo fijo&lt;/field&gt;&#13;&#9;&#9;&#9;&lt;field name=&quot;shortcut&quot;&gt;0-Dep.A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3" model="account.account.template"&gt;<text:tab/><text:tab/><text:tab/>&lt;field name="code"&gt;0-520003&lt;/field&gt;<text:tab/><text:tab/><text:tab/>&lt;field name="name"&gt;0-Depreciación de activo fijo&lt;/field&gt;<text:tab/><text:tab/><text:tab/>&lt;field name="shortcut"&gt;0-Dep.A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79];1);CONCATENATE([.$A$2];&quot;-&quot;;[$'Base chart'.$V179]);&quot;&quot;)" office:value-type="string" office:string-value="0-520004">
            <text:p>0-520004</text:p>
          </table:table-cell>
          <table:table-cell table:formula="of:=IF(EXACT([.A182];&quot;&quot;);&quot;&quot;;CONCATENATE([.$A$2];&quot;-&quot;;[$'Base chart'.$X179]))" office:value-type="string" office:string-value="0-Perdida por robo">
            <text:p>0-Perdida por robo</text:p>
          </table:table-cell>
          <table:table-cell table:formula="of:=IF(EXACT([.A182];&quot;&quot;);&quot;&quot;;CONCATENATE([.$A$2];&quot;-&quot;;[$'Base chart'.$AA179]))" office:value-type="string" office:string-value="0-Robo">
            <text:p>0-Robo</text:p>
          </table:table-cell>
          <table:table-cell table:formula="of:=IF(EXACT([$'Base chart'.$AB179];&quot;&quot;);&quot;&quot;;IF(EXACT([.A182];&quot;&quot;);&quot;&quot;;CONCATENATE(&quot;account_account_template_&quot;;[.$A$2];&quot;_&quot;;[$'Base chart'.$AB179])))" office:value-type="string" office:string-value="account_account_template_0_520000">
            <text:p>account_account_template_0_520000</text:p>
          </table:table-cell>
          <table:table-cell table:formula="of:=IF(EXACT([.A182];&quot;&quot;);&quot;&quot;;[$'Base chart'.$AD179])" office:value-type="string" office:string-value="expense">
            <text:p>expense</text:p>
          </table:table-cell>
          <table:table-cell table:formula="of:=IF(EXACT([$'Base chart'.$AE179];&quot;&quot;);&quot;&quot;;IF(EXACT([.A182];&quot;&quot;);&quot;&quot;;[$'Base chart'.$AE179]))" office:value-type="string" office:string-value="l10n_cr_base.CRC">
            <text:p>l10n_cr_base.CRC</text:p>
          </table:table-cell>
          <table:table-cell table:formula="of:=IF(EXACT([.A182];&quot;&quot;);&quot;&quot;;[$'Base chart'.$AF179])" office:value-type="string" office:string-value="other">
            <text:p>other</text:p>
          </table:table-cell>
          <table:table-cell table:formula="of:=IF(EXACT([.A182];&quot;&quot;);&quot;&quot;;[$'Base chart'.$AG179])" office:value-type="string" office:string-value="False">
            <text:p>False</text:p>
          </table:table-cell>
          <table:table-cell table:formula="of:=IF(EXACT([$'Base chart'.$AH179];&quot;&quot;);&quot;&quot;;IF(EXACT([.A182];&quot;&quot;);&quot;&quot;;[$'Base chart'.$AH179]))">
            <text:p/>
          </table:table-cell>
          <table:table-cell table:style-name="ce11" table:formula="of:=IF(EXACT([.I182];&quot;&quot;);&quot;&quot;;CHAR(9)&amp;CHAR(9)&amp;CHAR(9)&amp;&quot;&lt;field name=&quot;&quot;tax_ids&quot;&quot;&gt;&quot;&amp;SUBSTITUTE([.I1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2];&quot;&quot;);&quot;&quot;;CHAR(9)&amp;CHAR(9)&amp;&quot;&lt;record id=&quot;&quot;account_account_template_&quot;&amp;SUBSTITUTE([.A182];&quot;-&quot;;&quot;_&quot;)&amp;&quot;&quot;&quot; model=&quot;&quot;account.account.template&quot;&quot;&gt;&quot;&amp;CHAR(13)&amp;CHAR(9)&amp;CHAR(9)&amp;CHAR(9)&amp;&quot;&lt;field name=&quot;&quot;code&quot;&quot;&gt;&quot;&amp;[.A182]&amp;&quot;&lt;/field&gt;&quot;&amp;CHAR(13)&amp;CHAR(9)&amp;CHAR(9)&amp;CHAR(9)&amp;&quot;&lt;field name=&quot;&quot;name&quot;&quot;&gt;&quot;&amp;[.B182]&amp;&quot;&lt;/field&gt;&quot;&amp;CHAR(13)&amp;CHAR(9)&amp;CHAR(9)&amp;CHAR(9)&amp;&quot;&lt;field name=&quot;&quot;shortcut&quot;&quot;&gt;&quot;&amp;[.C182]&amp;&quot;&lt;/field&gt;&quot;&amp;CHAR(13)&amp;CHAR(9)&amp;CHAR(9)&amp;CHAR(9)&amp;&quot;&lt;field name=&quot;&quot;parent_id&quot;&quot; ref=&quot;&quot;&quot;&amp;[.D182]&amp;&quot;&quot;&quot;/&gt;&quot;&amp;CHAR(13)&amp;CHAR(9)&amp;CHAR(9)&amp;CHAR(9)&amp;&quot;&lt;field name=&quot;&quot;user_type&quot;&quot; ref=&quot;&quot;account_account_type_&quot;&amp;[.E182]&amp;&quot;&quot;&quot;/&gt;&quot;&amp;CHAR(13)&amp;CHAR(9)&amp;CHAR(9)&amp;CHAR(9)&amp;&quot;&lt;field name=&quot;&quot;currency_id&quot;&quot; ref=&quot;&quot;&quot;&amp;[.F182]&amp;&quot;&quot;&quot;/&gt;&quot;&amp;CHAR(13)&amp;CHAR(9)&amp;CHAR(9)&amp;CHAR(9)&amp;&quot;&lt;field name=&quot;&quot;type&quot;&quot;&gt;&quot;&amp;[.G182]&amp;&quot;&lt;/field&gt;&quot;&amp;CHAR(13)&amp;CHAR(9)&amp;CHAR(9)&amp;CHAR(9)&amp;&quot;&lt;field name=&quot;&quot;reconcile&quot;&quot; eval=&quot;&quot;&quot;&amp;[.H182]&amp;&quot;&quot;&quot;/&gt;&quot;&amp;CHAR(13)&amp;CHAR(9)&amp;CHAR(9)&amp;CHAR(9)&amp;&quot;&lt;field name=&quot;&quot;tax_ids&quot;&quot;&gt;&quot;&amp;[.I182]&amp;&quot;&lt;/field&gt;&quot;&amp;CHAR(13)&amp;CHAR(9)&amp;CHAR(9)&amp;&quot;&lt;/record&gt;&quot;)" office:value-type="string" office:string-value="&#9;&#9;&lt;record id=&quot;account_account_template_0_520004&quot; model=&quot;account.account.template&quot;&gt;&#13;&#9;&#9;&#9;&lt;field name=&quot;code&quot;&gt;0-520004&lt;/field&gt;&#13;&#9;&#9;&#9;&lt;field name=&quot;name&quot;&gt;0-Perdida por robo&lt;/field&gt;&#13;&#9;&#9;&#9;&lt;field name=&quot;shortcut&quot;&gt;0-Robo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4" model="account.account.template"&gt;<text:tab/><text:tab/><text:tab/>&lt;field name="code"&gt;0-520004&lt;/field&gt;<text:tab/><text:tab/><text:tab/>&lt;field name="name"&gt;0-Perdida por robo&lt;/field&gt;<text:tab/><text:tab/><text:tab/>&lt;field name="shortcut"&gt;0-Robo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0];1);CONCATENATE([.$A$2];&quot;-&quot;;[$'Base chart'.$V180]);&quot;&quot;)" office:value-type="string" office:string-value="0-520005">
            <text:p>0-520005</text:p>
          </table:table-cell>
          <table:table-cell table:formula="of:=IF(EXACT([.A183];&quot;&quot;);&quot;&quot;;CONCATENATE([.$A$2];&quot;-&quot;;[$'Base chart'.$X180]))" office:value-type="string" office:string-value="0-Donaciones deducibles">
            <text:p>0-Donaciones deducibles</text:p>
          </table:table-cell>
          <table:table-cell table:formula="of:=IF(EXACT([.A183];&quot;&quot;);&quot;&quot;;CONCATENATE([.$A$2];&quot;-&quot;;[$'Base chart'.$AA180]))" office:value-type="string" office:string-value="0-Don">
            <text:p>0-Don</text:p>
          </table:table-cell>
          <table:table-cell table:formula="of:=IF(EXACT([$'Base chart'.$AB180];&quot;&quot;);&quot;&quot;;IF(EXACT([.A183];&quot;&quot;);&quot;&quot;;CONCATENATE(&quot;account_account_template_&quot;;[.$A$2];&quot;_&quot;;[$'Base chart'.$AB180])))" office:value-type="string" office:string-value="account_account_template_0_520000">
            <text:p>account_account_template_0_520000</text:p>
          </table:table-cell>
          <table:table-cell table:formula="of:=IF(EXACT([.A183];&quot;&quot;);&quot;&quot;;[$'Base chart'.$AD180])" office:value-type="string" office:string-value="expense">
            <text:p>expense</text:p>
          </table:table-cell>
          <table:table-cell table:formula="of:=IF(EXACT([$'Base chart'.$AE180];&quot;&quot;);&quot;&quot;;IF(EXACT([.A183];&quot;&quot;);&quot;&quot;;[$'Base chart'.$AE180]))" office:value-type="string" office:string-value="l10n_cr_base.CRC">
            <text:p>l10n_cr_base.CRC</text:p>
          </table:table-cell>
          <table:table-cell table:formula="of:=IF(EXACT([.A183];&quot;&quot;);&quot;&quot;;[$'Base chart'.$AF180])" office:value-type="string" office:string-value="other">
            <text:p>other</text:p>
          </table:table-cell>
          <table:table-cell table:formula="of:=IF(EXACT([.A183];&quot;&quot;);&quot;&quot;;[$'Base chart'.$AG180])" office:value-type="string" office:string-value="False">
            <text:p>False</text:p>
          </table:table-cell>
          <table:table-cell table:formula="of:=IF(EXACT([$'Base chart'.$AH180];&quot;&quot;);&quot;&quot;;IF(EXACT([.A183];&quot;&quot;);&quot;&quot;;[$'Base chart'.$AH180]))">
            <text:p/>
          </table:table-cell>
          <table:table-cell table:style-name="ce11" table:formula="of:=IF(EXACT([.I183];&quot;&quot;);&quot;&quot;;CHAR(9)&amp;CHAR(9)&amp;CHAR(9)&amp;&quot;&lt;field name=&quot;&quot;tax_ids&quot;&quot;&gt;&quot;&amp;SUBSTITUTE([.I1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3];&quot;&quot;);&quot;&quot;;CHAR(9)&amp;CHAR(9)&amp;&quot;&lt;record id=&quot;&quot;account_account_template_&quot;&amp;SUBSTITUTE([.A183];&quot;-&quot;;&quot;_&quot;)&amp;&quot;&quot;&quot; model=&quot;&quot;account.account.template&quot;&quot;&gt;&quot;&amp;CHAR(13)&amp;CHAR(9)&amp;CHAR(9)&amp;CHAR(9)&amp;&quot;&lt;field name=&quot;&quot;code&quot;&quot;&gt;&quot;&amp;[.A183]&amp;&quot;&lt;/field&gt;&quot;&amp;CHAR(13)&amp;CHAR(9)&amp;CHAR(9)&amp;CHAR(9)&amp;&quot;&lt;field name=&quot;&quot;name&quot;&quot;&gt;&quot;&amp;[.B183]&amp;&quot;&lt;/field&gt;&quot;&amp;CHAR(13)&amp;CHAR(9)&amp;CHAR(9)&amp;CHAR(9)&amp;&quot;&lt;field name=&quot;&quot;shortcut&quot;&quot;&gt;&quot;&amp;[.C183]&amp;&quot;&lt;/field&gt;&quot;&amp;CHAR(13)&amp;CHAR(9)&amp;CHAR(9)&amp;CHAR(9)&amp;&quot;&lt;field name=&quot;&quot;parent_id&quot;&quot; ref=&quot;&quot;&quot;&amp;[.D183]&amp;&quot;&quot;&quot;/&gt;&quot;&amp;CHAR(13)&amp;CHAR(9)&amp;CHAR(9)&amp;CHAR(9)&amp;&quot;&lt;field name=&quot;&quot;user_type&quot;&quot; ref=&quot;&quot;account_account_type_&quot;&amp;[.E183]&amp;&quot;&quot;&quot;/&gt;&quot;&amp;CHAR(13)&amp;CHAR(9)&amp;CHAR(9)&amp;CHAR(9)&amp;&quot;&lt;field name=&quot;&quot;currency_id&quot;&quot; ref=&quot;&quot;&quot;&amp;[.F183]&amp;&quot;&quot;&quot;/&gt;&quot;&amp;CHAR(13)&amp;CHAR(9)&amp;CHAR(9)&amp;CHAR(9)&amp;&quot;&lt;field name=&quot;&quot;type&quot;&quot;&gt;&quot;&amp;[.G183]&amp;&quot;&lt;/field&gt;&quot;&amp;CHAR(13)&amp;CHAR(9)&amp;CHAR(9)&amp;CHAR(9)&amp;&quot;&lt;field name=&quot;&quot;reconcile&quot;&quot; eval=&quot;&quot;&quot;&amp;[.H183]&amp;&quot;&quot;&quot;/&gt;&quot;&amp;CHAR(13)&amp;CHAR(9)&amp;CHAR(9)&amp;CHAR(9)&amp;&quot;&lt;field name=&quot;&quot;tax_ids&quot;&quot;&gt;&quot;&amp;[.I183]&amp;&quot;&lt;/field&gt;&quot;&amp;CHAR(13)&amp;CHAR(9)&amp;CHAR(9)&amp;&quot;&lt;/record&gt;&quot;)" office:value-type="string" office:string-value="&#9;&#9;&lt;record id=&quot;account_account_template_0_520005&quot; model=&quot;account.account.template&quot;&gt;&#13;&#9;&#9;&#9;&lt;field name=&quot;code&quot;&gt;0-520005&lt;/field&gt;&#13;&#9;&#9;&#9;&lt;field name=&quot;name&quot;&gt;0-Donaciones deducibles&lt;/field&gt;&#13;&#9;&#9;&#9;&lt;field name=&quot;shortcut&quot;&gt;0-Don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5" model="account.account.template"&gt;<text:tab/><text:tab/><text:tab/>&lt;field name="code"&gt;0-520005&lt;/field&gt;<text:tab/><text:tab/><text:tab/>&lt;field name="name"&gt;0-Donaciones deducibles&lt;/field&gt;<text:tab/><text:tab/><text:tab/>&lt;field name="shortcut"&gt;0-Don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1];1);CONCATENATE([.$A$2];&quot;-&quot;;[$'Base chart'.$V181]);&quot;&quot;)" office:value-type="string" office:string-value="0-530000">
            <text:p>0-530000</text:p>
          </table:table-cell>
          <table:table-cell table:formula="of:=IF(EXACT([.A184];&quot;&quot;);&quot;&quot;;CONCATENATE([.$A$2];&quot;-&quot;;[$'Base chart'.$X181]))" office:value-type="string" office:string-value="0-Gastos no deducibles">
            <text:p>0-Gastos no deducibles</text:p>
          </table:table-cell>
          <table:table-cell table:formula="of:=IF(EXACT([.A184];&quot;&quot;);&quot;&quot;;CONCATENATE([.$A$2];&quot;-&quot;;[$'Base chart'.$AA181]))" office:value-type="string" office:string-value="0-GND">
            <text:p>0-GND</text:p>
          </table:table-cell>
          <table:table-cell table:formula="of:=IF(EXACT([$'Base chart'.$AB181];&quot;&quot;);&quot;&quot;;IF(EXACT([.A184];&quot;&quot;);&quot;&quot;;CONCATENATE(&quot;account_account_template_&quot;;[.$A$2];&quot;_&quot;;[$'Base chart'.$AB181])))" office:value-type="string" office:string-value="account_account_template_0_500000">
            <text:p>account_account_template_0_500000</text:p>
          </table:table-cell>
          <table:table-cell table:formula="of:=IF(EXACT([.A184];&quot;&quot;);&quot;&quot;;[$'Base chart'.$AD181])" office:value-type="string" office:string-value="view">
            <text:p>view</text:p>
          </table:table-cell>
          <table:table-cell table:formula="of:=IF(EXACT([$'Base chart'.$AE181];&quot;&quot;);&quot;&quot;;IF(EXACT([.A184];&quot;&quot;);&quot;&quot;;[$'Base chart'.$AE181]))" office:value-type="string" office:string-value="l10n_cr_base.CRC">
            <text:p>l10n_cr_base.CRC</text:p>
          </table:table-cell>
          <table:table-cell table:formula="of:=IF(EXACT([.A184];&quot;&quot;);&quot;&quot;;[$'Base chart'.$AF181])" office:value-type="string" office:string-value="view">
            <text:p>view</text:p>
          </table:table-cell>
          <table:table-cell table:formula="of:=IF(EXACT([.A184];&quot;&quot;);&quot;&quot;;[$'Base chart'.$AG181])" office:value-type="string" office:string-value="False">
            <text:p>False</text:p>
          </table:table-cell>
          <table:table-cell table:formula="of:=IF(EXACT([$'Base chart'.$AH181];&quot;&quot;);&quot;&quot;;IF(EXACT([.A184];&quot;&quot;);&quot;&quot;;[$'Base chart'.$AH181]))">
            <text:p/>
          </table:table-cell>
          <table:table-cell table:style-name="ce11" table:formula="of:=IF(EXACT([.I184];&quot;&quot;);&quot;&quot;;CHAR(9)&amp;CHAR(9)&amp;CHAR(9)&amp;&quot;&lt;field name=&quot;&quot;tax_ids&quot;&quot;&gt;&quot;&amp;SUBSTITUTE([.I1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4];&quot;&quot;);&quot;&quot;;CHAR(9)&amp;CHAR(9)&amp;&quot;&lt;record id=&quot;&quot;account_account_template_&quot;&amp;SUBSTITUTE([.A184];&quot;-&quot;;&quot;_&quot;)&amp;&quot;&quot;&quot; model=&quot;&quot;account.account.template&quot;&quot;&gt;&quot;&amp;CHAR(13)&amp;CHAR(9)&amp;CHAR(9)&amp;CHAR(9)&amp;&quot;&lt;field name=&quot;&quot;code&quot;&quot;&gt;&quot;&amp;[.A184]&amp;&quot;&lt;/field&gt;&quot;&amp;CHAR(13)&amp;CHAR(9)&amp;CHAR(9)&amp;CHAR(9)&amp;&quot;&lt;field name=&quot;&quot;name&quot;&quot;&gt;&quot;&amp;[.B184]&amp;&quot;&lt;/field&gt;&quot;&amp;CHAR(13)&amp;CHAR(9)&amp;CHAR(9)&amp;CHAR(9)&amp;&quot;&lt;field name=&quot;&quot;shortcut&quot;&quot;&gt;&quot;&amp;[.C184]&amp;&quot;&lt;/field&gt;&quot;&amp;CHAR(13)&amp;CHAR(9)&amp;CHAR(9)&amp;CHAR(9)&amp;&quot;&lt;field name=&quot;&quot;parent_id&quot;&quot; ref=&quot;&quot;&quot;&amp;[.D184]&amp;&quot;&quot;&quot;/&gt;&quot;&amp;CHAR(13)&amp;CHAR(9)&amp;CHAR(9)&amp;CHAR(9)&amp;&quot;&lt;field name=&quot;&quot;user_type&quot;&quot; ref=&quot;&quot;account_account_type_&quot;&amp;[.E184]&amp;&quot;&quot;&quot;/&gt;&quot;&amp;CHAR(13)&amp;CHAR(9)&amp;CHAR(9)&amp;CHAR(9)&amp;&quot;&lt;field name=&quot;&quot;currency_id&quot;&quot; ref=&quot;&quot;&quot;&amp;[.F184]&amp;&quot;&quot;&quot;/&gt;&quot;&amp;CHAR(13)&amp;CHAR(9)&amp;CHAR(9)&amp;CHAR(9)&amp;&quot;&lt;field name=&quot;&quot;type&quot;&quot;&gt;&quot;&amp;[.G184]&amp;&quot;&lt;/field&gt;&quot;&amp;CHAR(13)&amp;CHAR(9)&amp;CHAR(9)&amp;CHAR(9)&amp;&quot;&lt;field name=&quot;&quot;reconcile&quot;&quot; eval=&quot;&quot;&quot;&amp;[.H184]&amp;&quot;&quot;&quot;/&gt;&quot;&amp;CHAR(13)&amp;CHAR(9)&amp;CHAR(9)&amp;CHAR(9)&amp;&quot;&lt;field name=&quot;&quot;tax_ids&quot;&quot;&gt;&quot;&amp;[.I184]&amp;&quot;&lt;/field&gt;&quot;&amp;CHAR(13)&amp;CHAR(9)&amp;CHAR(9)&amp;&quot;&lt;/record&gt;&quot;)" office:value-type="string" office:string-value="&#9;&#9;&lt;record id=&quot;account_account_template_0_530000&quot; model=&quot;account.account.template&quot;&gt;&#13;&#9;&#9;&#9;&lt;field name=&quot;code&quot;&gt;0-530000&lt;/field&gt;&#13;&#9;&#9;&#9;&lt;field name=&quot;name&quot;&gt;0-Gastos no deducibles&lt;/field&gt;&#13;&#9;&#9;&#9;&lt;field name=&quot;shortcut&quot;&gt;0-GND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0" model="account.account.template"&gt;<text:tab/><text:tab/><text:tab/>&lt;field name="code"&gt;0-530000&lt;/field&gt;<text:tab/><text:tab/><text:tab/>&lt;field name="name"&gt;0-Gastos no deducibles&lt;/field&gt;<text:tab/><text:tab/><text:tab/>&lt;field name="shortcut"&gt;0-GND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Y182];1);CONCATENATE([.$A$2];&quot;-&quot;;[$'Base chart'.$V182]);&quot;&quot;)" office:value-type="string" office:string-value="0-530001">
            <text:p>0-530001</text:p>
          </table:table-cell>
          <table:table-cell table:formula="of:=IF(EXACT([.A185];&quot;&quot;);&quot;&quot;;CONCATENATE([.$A$2];&quot;-&quot;;[$'Base chart'.$X182]))" office:value-type="string" office:string-value="0-Donaciones no deducibles">
            <text:p>0-Donaciones no deducibles</text:p>
          </table:table-cell>
          <table:table-cell table:formula="of:=IF(EXACT([.A185];&quot;&quot;);&quot;&quot;;CONCATENATE([.$A$2];&quot;-&quot;;[$'Base chart'.$AA182]))" office:value-type="string" office:string-value="0-Don">
            <text:p>0-Don</text:p>
          </table:table-cell>
          <table:table-cell table:formula="of:=IF(EXACT([$'Base chart'.$AB182];&quot;&quot;);&quot;&quot;;IF(EXACT([.A185];&quot;&quot;);&quot;&quot;;CONCATENATE(&quot;account_account_template_&quot;;[.$A$2];&quot;_&quot;;[$'Base chart'.$AB182])))" office:value-type="string" office:string-value="account_account_template_0_530000">
            <text:p>account_account_template_0_530000</text:p>
          </table:table-cell>
          <table:table-cell table:formula="of:=IF(EXACT([.A185];&quot;&quot;);&quot;&quot;;[$'Base chart'.$AD182])" office:value-type="string" office:string-value="expense">
            <text:p>expense</text:p>
          </table:table-cell>
          <table:table-cell table:formula="of:=IF(EXACT([$'Base chart'.$AE182];&quot;&quot;);&quot;&quot;;IF(EXACT([.A185];&quot;&quot;);&quot;&quot;;[$'Base chart'.$AE182]))" office:value-type="string" office:string-value="l10n_cr_base.CRC">
            <text:p>l10n_cr_base.CRC</text:p>
          </table:table-cell>
          <table:table-cell table:formula="of:=IF(EXACT([.A185];&quot;&quot;);&quot;&quot;;[$'Base chart'.$AF182])" office:value-type="string" office:string-value="other">
            <text:p>other</text:p>
          </table:table-cell>
          <table:table-cell table:formula="of:=IF(EXACT([.A185];&quot;&quot;);&quot;&quot;;[$'Base chart'.$AG182])" office:value-type="string" office:string-value="False">
            <text:p>False</text:p>
          </table:table-cell>
          <table:table-cell table:formula="of:=IF(EXACT([$'Base chart'.$AH182];&quot;&quot;);&quot;&quot;;IF(EXACT([.A185];&quot;&quot;);&quot;&quot;;[$'Base chart'.$AH182]))">
            <text:p/>
          </table:table-cell>
          <table:table-cell table:style-name="ce11" table:formula="of:=IF(EXACT([.I185];&quot;&quot;);&quot;&quot;;CHAR(9)&amp;CHAR(9)&amp;CHAR(9)&amp;&quot;&lt;field name=&quot;&quot;tax_ids&quot;&quot;&gt;&quot;&amp;SUBSTITUTE([.I1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185];&quot;&quot;);&quot;&quot;;CHAR(9)&amp;CHAR(9)&amp;&quot;&lt;record id=&quot;&quot;account_account_template_&quot;&amp;SUBSTITUTE([.A185];&quot;-&quot;;&quot;_&quot;)&amp;&quot;&quot;&quot; model=&quot;&quot;account.account.template&quot;&quot;&gt;&quot;&amp;CHAR(13)&amp;CHAR(9)&amp;CHAR(9)&amp;CHAR(9)&amp;&quot;&lt;field name=&quot;&quot;code&quot;&quot;&gt;&quot;&amp;[.A185]&amp;&quot;&lt;/field&gt;&quot;&amp;CHAR(13)&amp;CHAR(9)&amp;CHAR(9)&amp;CHAR(9)&amp;&quot;&lt;field name=&quot;&quot;name&quot;&quot;&gt;&quot;&amp;[.B185]&amp;&quot;&lt;/field&gt;&quot;&amp;CHAR(13)&amp;CHAR(9)&amp;CHAR(9)&amp;CHAR(9)&amp;&quot;&lt;field name=&quot;&quot;shortcut&quot;&quot;&gt;&quot;&amp;[.C185]&amp;&quot;&lt;/field&gt;&quot;&amp;CHAR(13)&amp;CHAR(9)&amp;CHAR(9)&amp;CHAR(9)&amp;&quot;&lt;field name=&quot;&quot;parent_id&quot;&quot; ref=&quot;&quot;&quot;&amp;[.D185]&amp;&quot;&quot;&quot;/&gt;&quot;&amp;CHAR(13)&amp;CHAR(9)&amp;CHAR(9)&amp;CHAR(9)&amp;&quot;&lt;field name=&quot;&quot;user_type&quot;&quot; ref=&quot;&quot;account_account_type_&quot;&amp;[.E185]&amp;&quot;&quot;&quot;/&gt;&quot;&amp;CHAR(13)&amp;CHAR(9)&amp;CHAR(9)&amp;CHAR(9)&amp;&quot;&lt;field name=&quot;&quot;currency_id&quot;&quot; ref=&quot;&quot;&quot;&amp;[.F185]&amp;&quot;&quot;&quot;/&gt;&quot;&amp;CHAR(13)&amp;CHAR(9)&amp;CHAR(9)&amp;CHAR(9)&amp;&quot;&lt;field name=&quot;&quot;type&quot;&quot;&gt;&quot;&amp;[.G185]&amp;&quot;&lt;/field&gt;&quot;&amp;CHAR(13)&amp;CHAR(9)&amp;CHAR(9)&amp;CHAR(9)&amp;&quot;&lt;field name=&quot;&quot;reconcile&quot;&quot; eval=&quot;&quot;&quot;&amp;[.H185]&amp;&quot;&quot;&quot;/&gt;&quot;&amp;CHAR(13)&amp;CHAR(9)&amp;CHAR(9)&amp;CHAR(9)&amp;&quot;&lt;field name=&quot;&quot;tax_ids&quot;&quot;&gt;&quot;&amp;[.I185]&amp;&quot;&lt;/field&gt;&quot;&amp;CHAR(13)&amp;CHAR(9)&amp;CHAR(9)&amp;&quot;&lt;/record&gt;&quot;)" office:value-type="string" office:string-value="&#9;&#9;&lt;record id=&quot;account_account_template_0_530001&quot; model=&quot;account.account.template&quot;&gt;&#13;&#9;&#9;&#9;&lt;field name=&quot;code&quot;&gt;0-530001&lt;/field&gt;&#13;&#9;&#9;&#9;&lt;field name=&quot;name&quot;&gt;0-Donaciones no deducibles&lt;/field&gt;&#13;&#9;&#9;&#9;&lt;field name=&quot;shortcut&quot;&gt;0-Don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1" model="account.account.template"&gt;<text:tab/><text:tab/><text:tab/>&lt;field name="code"&gt;0-530001&lt;/field&gt;<text:tab/><text:tab/><text:tab/>&lt;field name="name"&gt;0-Donaciones no deducibles&lt;/field&gt;<text:tab/><text:tab/><text:tab/>&lt;field name="shortcut"&gt;0-Don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 table:number-rows-repeated="1048390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company1" table:style-name="ta1" table:print="false"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>
          <table:table-cell office:value-type="string">
            <text:p>prefix</text:p>
          </table:table-cell>
          <table:table-cell table:number-columns-repeated="10"/>
        </table:table-row>
        <table:table-row table:style-name="ro6">
          <table:table-cell office:value-type="float" office:value="1">
            <text:p>1</text:p>
          </table:table-cell>
          <table:table-cell table:number-columns-repeated="10"/>
        </table:table-row>
        <table:table-row table:style-name="ro6">
          <table:table-cell table:number-columns-repeated="11"/>
        </table:table-row>
        <table:table-row table:style-name="ro5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5">
          <table:table-cell table:formula="of:=IF(EXACT([$'Base chart'.$Z2];1);CONCATENATE([.$A$2];&quot;-&quot;;[$'Base chart'.$V2]);&quot;&quot;)" office:value-type="string" office:string-value="1-000000">
            <text:p>1-000000</text:p>
          </table:table-cell>
          <table:table-cell table:formula="of:=IF(EXACT([.A5];&quot;&quot;);&quot;&quot;;CONCATENATE([.$A$2];&quot;-&quot;;[$'Base chart'.$X2]))" office:value-type="string" office:string-value="1-Plan Contable">
            <text:p>1-Plan Contable</text:p>
          </table:table-cell>
          <table:table-cell table:formula="of:=IF(EXACT([.A5];&quot;&quot;);&quot;&quot;;CONCATENATE([.$A$2];&quot;-&quot;;[$'Base chart'.$AA2]))" office:value-type="string" office:string-value="1-CAT">
            <text:p>1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11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1_000000&quot; model=&quot;account.account.template&quot;&gt;&#13;&#9;&#9;&#9;&lt;field name=&quot;code&quot;&gt;1-000000&lt;/field&gt;&#13;&#9;&#9;&#9;&lt;field name=&quot;name&quot;&gt;1-Plan Contable&lt;/field&gt;&#13;&#9;&#9;&#9;&lt;field name=&quot;shortcut&quot;&gt;1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000000" model="account.account.template"&gt;<text:tab/><text:tab/><text:tab/>&lt;field name="code"&gt;1-000000&lt;/field&gt;<text:tab/><text:tab/><text:tab/>&lt;field name="name"&gt;1-Plan Contable&lt;/field&gt;<text:tab/><text:tab/><text:tab/>&lt;field name="shortcut"&gt;1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];1);CONCATENATE([$'account types'.$B$16];&quot;-&quot;;[$'Base chart'.$V3]);&quot;&quot;)" office:value-type="string" office:string-value="0-100000">
            <text:p>0-100000</text:p>
          </table:table-cell>
          <table:table-cell table:formula="of:=IF(EXACT([$'Base chart'.$Z3];1);CONCATENATE([$'account types'.$B$16];&quot;-&quot;;[$'Base chart'.$X3]);&quot;&quot;)" office:value-type="string" office:string-value="0-Activo">
            <text:p>0-Activo</text:p>
          </table:table-cell>
          <table:table-cell table:formula="of:=IF(EXACT([$'Base chart'.$Z3];1);CONCATENATE([$'account types'.$B$16];&quot;-&quot;;[$'Base chart'.$AA3]);&quot;&quot;)" office:value-type="string" office:string-value="0-Ac">
            <text:p>0-Ac</text:p>
          </table:table-cell>
          <table:table-cell table:formula="of:=IF(EXACT([$'Base chart'.$AB3];&quot;&quot;);&quot;&quot;;IF(EXACT([$'Base chart'.$Z3];1);CONCATENATE(&quot;account_account_template_&quot;;[$'account types'.$B$16];&quot;_&quot;;[$'Base chart'.$AB3]);&quot;&quot;))" office:value-type="string" office:string-value="account_account_template_0_000000">
            <text:p>account_account_template_0_000000</text:p>
          </table:table-cell>
          <table:table-cell table:formula="of:=IF(EXACT([$'Base chart'.$Z3];1);[$'Base chart'.$AD3];&quot;&quot;)" office:value-type="string" office:string-value="view">
            <text:p>view</text:p>
          </table:table-cell>
          <table:table-cell table:formula="of:=IF(EXACT([$'Base chart'.$AE3];&quot;&quot;);&quot;&quot;;IF(EXACT([$'Base chart'.$Z3];1);[$'Base chart'.$AE3];&quot;&quot;))" office:value-type="string" office:string-value="l10n_cr_base.CRC">
            <text:p>l10n_cr_base.CRC</text:p>
          </table:table-cell>
          <table:table-cell table:formula="of:=IF(EXACT([$'Base chart'.$Z3];1);[$'Base chart'.$AF3];&quot;&quot;)" office:value-type="string" office:string-value="view">
            <text:p>view</text:p>
          </table:table-cell>
          <table:table-cell table:formula="of:=IF(EXACT([$'Base chart'.$Z3];1);[$'Base chart'.$AG3];&quot;&quot;)" office:value-type="string" office:string-value="False">
            <text:p>False</text:p>
          </table:table-cell>
          <table:table-cell table:formula="of:=IF(EXACT([$'Base chart'.$AH3];&quot;&quot;);&quot;&quot;;IF(EXACT([$'Base chart'.$Z3];1);[$'Base chart'.$AH3];&quot;&quot;))">
            <text:p/>
          </table:table-cell>
          <table:table-cell table:style-name="ce11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];1)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;&quot;&quot;)" office:value-type="string" office:string-value="&#9;&#9;&lt;record id=&quot;account_account_template_0_100000&quot; model=&quot;account.account.template&quot;&gt;&#13;&#9;&#9;&#9;&lt;field name=&quot;code&quot;&gt;0-100000&lt;/field&gt;&#13;&#9;&#9;&#9;&lt;field name=&quot;name&quot;&gt;0-Activo&lt;/field&gt;&#13;&#9;&#9;&#9;&lt;field name=&quot;shortcut&quot;&gt;0-Ac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00000" model="account.account.template"&gt;<text:tab/><text:tab/><text:tab/>&lt;field name="code"&gt;0-100000&lt;/field&gt;<text:tab/><text:tab/><text:tab/>&lt;field name="name"&gt;0-Activo&lt;/field&gt;<text:tab/><text:tab/><text:tab/>&lt;field name="shortcut"&gt;0-Ac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4];1);CONCATENATE([$'account types'.$B$16];&quot;-&quot;;[$'Base chart'.$V4]);&quot;&quot;)" office:value-type="string" office:string-value="0-110000">
            <text:p>0-110000</text:p>
          </table:table-cell>
          <table:table-cell table:formula="of:=IF(EXACT([$'Base chart'.$Z4];1);CONCATENATE([$'account types'.$B$16];&quot;-&quot;;[$'Base chart'.$X4]);&quot;&quot;)" office:value-type="string" office:string-value="0-Activo circulante">
            <text:p>0-Activo circulante</text:p>
          </table:table-cell>
          <table:table-cell table:formula="of:=IF(EXACT([$'Base chart'.$Z4];1);CONCATENATE([$'account types'.$B$16];&quot;-&quot;;[$'Base chart'.$AA4]);&quot;&quot;)" office:value-type="string" office:string-value="0-Cir">
            <text:p>0-Cir</text:p>
          </table:table-cell>
          <table:table-cell table:formula="of:=IF(EXACT([$'Base chart'.$AB4];&quot;&quot;);&quot;&quot;;IF(EXACT([$'Base chart'.$Z4];1);CONCATENATE(&quot;account_account_template_&quot;;[$'account types'.$B$16];&quot;_&quot;;[$'Base chart'.$AB4]);&quot;&quot;))" office:value-type="string" office:string-value="account_account_template_0_100000">
            <text:p>account_account_template_0_100000</text:p>
          </table:table-cell>
          <table:table-cell table:formula="of:=IF(EXACT([$'Base chart'.$Z4];1);[$'Base chart'.$AD4];&quot;&quot;)" office:value-type="string" office:string-value="view">
            <text:p>view</text:p>
          </table:table-cell>
          <table:table-cell table:formula="of:=IF(EXACT([$'Base chart'.$AE4];&quot;&quot;);&quot;&quot;;IF(EXACT([$'Base chart'.$Z4];1);[$'Base chart'.$AE4];&quot;&quot;))" office:value-type="string" office:string-value="l10n_cr_base.CRC">
            <text:p>l10n_cr_base.CRC</text:p>
          </table:table-cell>
          <table:table-cell table:formula="of:=IF(EXACT([$'Base chart'.$Z4];1);[$'Base chart'.$AF4];&quot;&quot;)" office:value-type="string" office:string-value="view">
            <text:p>view</text:p>
          </table:table-cell>
          <table:table-cell table:formula="of:=IF(EXACT([$'Base chart'.$Z4];1);[$'Base chart'.$AG4];&quot;&quot;)" office:value-type="string" office:string-value="False">
            <text:p>False</text:p>
          </table:table-cell>
          <table:table-cell table:formula="of:=IF(EXACT([$'Base chart'.$AH4];&quot;&quot;);&quot;&quot;;IF(EXACT([$'Base chart'.$Z4];1);[$'Base chart'.$AH4];&quot;&quot;))">
            <text:p/>
          </table:table-cell>
          <table:table-cell table:style-name="ce11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];1)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;&quot;&quot;)" office:value-type="string" office:string-value="&#9;&#9;&lt;record id=&quot;account_account_template_0_110000&quot; model=&quot;account.account.template&quot;&gt;&#13;&#9;&#9;&#9;&lt;field name=&quot;code&quot;&gt;0-110000&lt;/field&gt;&#13;&#9;&#9;&#9;&lt;field name=&quot;name&quot;&gt;0-Activo circulante&lt;/field&gt;&#13;&#9;&#9;&#9;&lt;field name=&quot;shortcut&quot;&gt;0-Cir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0000" model="account.account.template"&gt;<text:tab/><text:tab/><text:tab/>&lt;field name="code"&gt;0-110000&lt;/field&gt;<text:tab/><text:tab/><text:tab/>&lt;field name="name"&gt;0-Activo circulante&lt;/field&gt;<text:tab/><text:tab/><text:tab/>&lt;field name="shortcut"&gt;0-Cir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5];1);CONCATENATE([$'account types'.$B$16];&quot;-&quot;;[$'Base chart'.$V5]);&quot;&quot;)" office:value-type="string" office:string-value="0-111000">
            <text:p>0-111000</text:p>
          </table:table-cell>
          <table:table-cell table:formula="of:=IF(EXACT([$'Base chart'.$Z5];1);CONCATENATE([$'account types'.$B$16];&quot;-&quot;;[$'Base chart'.$X5]);&quot;&quot;)" office:value-type="string" office:string-value="0-Activo circulante disponible">
            <text:p>0-Activo circulante disponible</text:p>
          </table:table-cell>
          <table:table-cell table:formula="of:=IF(EXACT([$'Base chart'.$Z5];1);CONCATENATE([$'account types'.$B$16];&quot;-&quot;;[$'Base chart'.$AA5]);&quot;&quot;)" office:value-type="string" office:string-value="0-Dis">
            <text:p>0-Dis</text:p>
          </table:table-cell>
          <table:table-cell table:formula="of:=IF(EXACT([$'Base chart'.$AB5];&quot;&quot;);&quot;&quot;;IF(EXACT([$'Base chart'.$Z5];1);CONCATENATE(&quot;account_account_template_&quot;;[$'account types'.$B$16];&quot;_&quot;;[$'Base chart'.$AB5]);&quot;&quot;))" office:value-type="string" office:string-value="account_account_template_0_110000">
            <text:p>account_account_template_0_110000</text:p>
          </table:table-cell>
          <table:table-cell table:formula="of:=IF(EXACT([$'Base chart'.$Z5];1);[$'Base chart'.$AD5];&quot;&quot;)" office:value-type="string" office:string-value="view">
            <text:p>view</text:p>
          </table:table-cell>
          <table:table-cell table:formula="of:=IF(EXACT([$'Base chart'.$AE5];&quot;&quot;);&quot;&quot;;IF(EXACT([$'Base chart'.$Z5];1);[$'Base chart'.$AE5];&quot;&quot;))" office:value-type="string" office:string-value="l10n_cr_base.CRC">
            <text:p>l10n_cr_base.CRC</text:p>
          </table:table-cell>
          <table:table-cell table:formula="of:=IF(EXACT([$'Base chart'.$Z5];1);[$'Base chart'.$AF5];&quot;&quot;)" office:value-type="string" office:string-value="view">
            <text:p>view</text:p>
          </table:table-cell>
          <table:table-cell table:formula="of:=IF(EXACT([$'Base chart'.$Z5];1);[$'Base chart'.$AG5];&quot;&quot;)" office:value-type="string" office:string-value="False">
            <text:p>False</text:p>
          </table:table-cell>
          <table:table-cell table:formula="of:=IF(EXACT([$'Base chart'.$AH5];&quot;&quot;);&quot;&quot;;IF(EXACT([$'Base chart'.$Z5];1);[$'Base chart'.$AH5];&quot;&quot;))">
            <text:p/>
          </table:table-cell>
          <table:table-cell table:style-name="ce11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];1)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;&quot;&quot;)" office:value-type="string" office:string-value="&#9;&#9;&lt;record id=&quot;account_account_template_0_111000&quot; model=&quot;account.account.template&quot;&gt;&#13;&#9;&#9;&#9;&lt;field name=&quot;code&quot;&gt;0-111000&lt;/field&gt;&#13;&#9;&#9;&#9;&lt;field name=&quot;name&quot;&gt;0-Activo circulante disponible&lt;/field&gt;&#13;&#9;&#9;&#9;&lt;field name=&quot;shortcut&quot;&gt;0-Dis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000" model="account.account.template"&gt;<text:tab/><text:tab/><text:tab/>&lt;field name="code"&gt;0-111000&lt;/field&gt;<text:tab/><text:tab/><text:tab/>&lt;field name="name"&gt;0-Activo circulante disponible&lt;/field&gt;<text:tab/><text:tab/><text:tab/>&lt;field name="shortcut"&gt;0-Dis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6];1);CONCATENATE([$'account types'.$B$16];&quot;-&quot;;[$'Base chart'.$V6]);&quot;&quot;)" office:value-type="string" office:string-value="0-111100">
            <text:p>0-111100</text:p>
          </table:table-cell>
          <table:table-cell table:formula="of:=IF(EXACT([$'Base chart'.$Z6];1);CONCATENATE([$'account types'.$B$16];&quot;-&quot;;[$'Base chart'.$X6]);&quot;&quot;)" office:value-type="string" office:string-value="0-Fondos de caja">
            <text:p>0-Fondos de caja</text:p>
          </table:table-cell>
          <table:table-cell table:formula="of:=IF(EXACT([$'Base chart'.$Z6];1);CONCATENATE([$'account types'.$B$16];&quot;-&quot;;[$'Base chart'.$AA6]);&quot;&quot;)" office:value-type="string" office:string-value="0-CyB">
            <text:p>0-CyB</text:p>
          </table:table-cell>
          <table:table-cell table:formula="of:=IF(EXACT([$'Base chart'.$AB6];&quot;&quot;);&quot;&quot;;IF(EXACT([$'Base chart'.$Z6];1);CONCATENATE(&quot;account_account_template_&quot;;[$'account types'.$B$16];&quot;_&quot;;[$'Base chart'.$AB6]);&quot;&quot;))" office:value-type="string" office:string-value="account_account_template_0_111000">
            <text:p>account_account_template_0_111000</text:p>
          </table:table-cell>
          <table:table-cell table:formula="of:=IF(EXACT([$'Base chart'.$Z6];1);[$'Base chart'.$AD6];&quot;&quot;)" office:value-type="string" office:string-value="view">
            <text:p>view</text:p>
          </table:table-cell>
          <table:table-cell table:formula="of:=IF(EXACT([$'Base chart'.$AE6];&quot;&quot;);&quot;&quot;;IF(EXACT([$'Base chart'.$Z6];1);[$'Base chart'.$AE6];&quot;&quot;))" office:value-type="string" office:string-value="l10n_cr_base.CRC">
            <text:p>l10n_cr_base.CRC</text:p>
          </table:table-cell>
          <table:table-cell table:formula="of:=IF(EXACT([$'Base chart'.$Z6];1);[$'Base chart'.$AF6];&quot;&quot;)" office:value-type="string" office:string-value="view">
            <text:p>view</text:p>
          </table:table-cell>
          <table:table-cell table:formula="of:=IF(EXACT([$'Base chart'.$Z6];1);[$'Base chart'.$AG6];&quot;&quot;)" office:value-type="string" office:string-value="False">
            <text:p>False</text:p>
          </table:table-cell>
          <table:table-cell table:formula="of:=IF(EXACT([$'Base chart'.$AH6];&quot;&quot;);&quot;&quot;;IF(EXACT([$'Base chart'.$Z6];1);[$'Base chart'.$AH6];&quot;&quot;))">
            <text:p/>
          </table:table-cell>
          <table:table-cell table:style-name="ce11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];1)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;&quot;&quot;)" office:value-type="string" office:string-value="&#9;&#9;&lt;record id=&quot;account_account_template_0_111100&quot; model=&quot;account.account.template&quot;&gt;&#13;&#9;&#9;&#9;&lt;field name=&quot;code&quot;&gt;0-111100&lt;/field&gt;&#13;&#9;&#9;&#9;&lt;field name=&quot;name&quot;&gt;0-Fondos de caja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00" model="account.account.template"&gt;<text:tab/><text:tab/><text:tab/>&lt;field name="code"&gt;0-111100&lt;/field&gt;<text:tab/><text:tab/><text:tab/>&lt;field name="name"&gt;0-Fondos de caja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7];1);CONCATENATE([$'account types'.$B$16];&quot;-&quot;;[$'Base chart'.$V7]);&quot;&quot;)">
            <text:p/>
          </table:table-cell>
          <table:table-cell table:formula="of:=IF(EXACT([$'Base chart'.$Z7];1);CONCATENATE([$'account types'.$B$16];&quot;-&quot;;[$'Base chart'.$X7]);&quot;&quot;)">
            <text:p/>
          </table:table-cell>
          <table:table-cell table:formula="of:=IF(EXACT([$'Base chart'.$Z7];1);CONCATENATE([$'account types'.$B$16];&quot;-&quot;;[$'Base chart'.$AA7]);&quot;&quot;)">
            <text:p/>
          </table:table-cell>
          <table:table-cell table:formula="of:=IF(EXACT([$'Base chart'.$AB7];&quot;&quot;);&quot;&quot;;IF(EXACT([$'Base chart'.$Z7];1);CONCATENATE(&quot;account_account_template_&quot;;[$'account types'.$B$16];&quot;_&quot;;[$'Base chart'.$AB7]);&quot;&quot;))">
            <text:p/>
          </table:table-cell>
          <table:table-cell table:formula="of:=IF(EXACT([$'Base chart'.$Z7];1);[$'Base chart'.$AD7];&quot;&quot;)">
            <text:p/>
          </table:table-cell>
          <table:table-cell table:formula="of:=IF(EXACT([$'Base chart'.$AE7];&quot;&quot;);&quot;&quot;;IF(EXACT([$'Base chart'.$Z7];1);[$'Base chart'.$AE7];&quot;&quot;))">
            <text:p/>
          </table:table-cell>
          <table:table-cell table:formula="of:=IF(EXACT([$'Base chart'.$Z7];1);[$'Base chart'.$AF7];&quot;&quot;)">
            <text:p/>
          </table:table-cell>
          <table:table-cell table:formula="of:=IF(EXACT([$'Base chart'.$Z7];1);[$'Base chart'.$AG7];&quot;&quot;)">
            <text:p/>
          </table:table-cell>
          <table:table-cell table:formula="of:=IF(EXACT([$'Base chart'.$AH7];&quot;&quot;);&quot;&quot;;IF(EXACT([$'Base chart'.$Z7];1);[$'Base chart'.$AH7];&quot;&quot;))">
            <text:p/>
          </table:table-cell>
          <table:table-cell table:style-name="ce11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];1)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];1);CONCATENATE([$'account types'.$B$16];&quot;-&quot;;[$'Base chart'.$V8]);&quot;&quot;)">
            <text:p/>
          </table:table-cell>
          <table:table-cell table:formula="of:=IF(EXACT([$'Base chart'.$Z8];1);CONCATENATE([$'account types'.$B$16];&quot;-&quot;;[$'Base chart'.$X8]);&quot;&quot;)">
            <text:p/>
          </table:table-cell>
          <table:table-cell table:formula="of:=IF(EXACT([$'Base chart'.$Z8];1);CONCATENATE([$'account types'.$B$16];&quot;-&quot;;[$'Base chart'.$AA8]);&quot;&quot;)">
            <text:p/>
          </table:table-cell>
          <table:table-cell table:formula="of:=IF(EXACT([$'Base chart'.$AB8];&quot;&quot;);&quot;&quot;;IF(EXACT([$'Base chart'.$Z8];1);CONCATENATE(&quot;account_account_template_&quot;;[$'account types'.$B$16];&quot;_&quot;;[$'Base chart'.$AB8]);&quot;&quot;))">
            <text:p/>
          </table:table-cell>
          <table:table-cell table:formula="of:=IF(EXACT([$'Base chart'.$Z8];1);[$'Base chart'.$AD8];&quot;&quot;)">
            <text:p/>
          </table:table-cell>
          <table:table-cell table:formula="of:=IF(EXACT([$'Base chart'.$AE8];&quot;&quot;);&quot;&quot;;IF(EXACT([$'Base chart'.$Z8];1);[$'Base chart'.$AE8];&quot;&quot;))">
            <text:p/>
          </table:table-cell>
          <table:table-cell table:formula="of:=IF(EXACT([$'Base chart'.$Z8];1);[$'Base chart'.$AF8];&quot;&quot;)">
            <text:p/>
          </table:table-cell>
          <table:table-cell table:formula="of:=IF(EXACT([$'Base chart'.$Z8];1);[$'Base chart'.$AG8];&quot;&quot;)">
            <text:p/>
          </table:table-cell>
          <table:table-cell table:formula="of:=IF(EXACT([$'Base chart'.$AH8];&quot;&quot;);&quot;&quot;;IF(EXACT([$'Base chart'.$Z8];1);[$'Base chart'.$AH8];&quot;&quot;))">
            <text:p/>
          </table:table-cell>
          <table:table-cell table:style-name="ce11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];1)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9];1);CONCATENATE([$'account types'.$B$16];&quot;-&quot;;[$'Base chart'.$V9]);&quot;&quot;)" office:value-type="string" office:string-value="0-111120">
            <text:p>0-111120</text:p>
          </table:table-cell>
          <table:table-cell table:formula="of:=IF(EXACT([$'Base chart'.$Z9];1);CONCATENATE([$'account types'.$B$16];&quot;-&quot;;[$'Base chart'.$X9]);&quot;&quot;)" office:value-type="string" office:string-value="0-Fondos de caja USD">
            <text:p>0-Fondos de caja USD</text:p>
          </table:table-cell>
          <table:table-cell table:formula="of:=IF(EXACT([$'Base chart'.$Z9];1);CONCATENATE([$'account types'.$B$16];&quot;-&quot;;[$'Base chart'.$AA9]);&quot;&quot;)" office:value-type="string" office:string-value="0-FC-USD">
            <text:p>0-FC-USD</text:p>
          </table:table-cell>
          <table:table-cell table:formula="of:=IF(EXACT([$'Base chart'.$AB9];&quot;&quot;);&quot;&quot;;IF(EXACT([$'Base chart'.$Z9];1);CONCATENATE(&quot;account_account_template_&quot;;[$'account types'.$B$16];&quot;_&quot;;[$'Base chart'.$AB9]);&quot;&quot;))" office:value-type="string" office:string-value="account_account_template_0_111100">
            <text:p>account_account_template_0_111100</text:p>
          </table:table-cell>
          <table:table-cell table:formula="of:=IF(EXACT([$'Base chart'.$Z9];1);[$'Base chart'.$AD9];&quot;&quot;)" office:value-type="string" office:string-value="view">
            <text:p>view</text:p>
          </table:table-cell>
          <table:table-cell table:formula="of:=IF(EXACT([$'Base chart'.$AE9];&quot;&quot;);&quot;&quot;;IF(EXACT([$'Base chart'.$Z9];1);[$'Base chart'.$AE9];&quot;&quot;))" office:value-type="string" office:string-value="l10n_cr_base.CRC">
            <text:p>l10n_cr_base.CRC</text:p>
          </table:table-cell>
          <table:table-cell table:formula="of:=IF(EXACT([$'Base chart'.$Z9];1);[$'Base chart'.$AF9];&quot;&quot;)" office:value-type="string" office:string-value="view">
            <text:p>view</text:p>
          </table:table-cell>
          <table:table-cell table:formula="of:=IF(EXACT([$'Base chart'.$Z9];1);[$'Base chart'.$AG9];&quot;&quot;)" office:value-type="string" office:string-value="False">
            <text:p>False</text:p>
          </table:table-cell>
          <table:table-cell table:formula="of:=IF(EXACT([$'Base chart'.$AH9];&quot;&quot;);&quot;&quot;;IF(EXACT([$'Base chart'.$Z9];1);[$'Base chart'.$AH9];&quot;&quot;))">
            <text:p/>
          </table:table-cell>
          <table:table-cell table:style-name="ce11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];1)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;&quot;&quot;)" office:value-type="string" office:string-value="&#9;&#9;&lt;record id=&quot;account_account_template_0_111120&quot; model=&quot;account.account.template&quot;&gt;&#13;&#9;&#9;&#9;&lt;field name=&quot;code&quot;&gt;0-111120&lt;/field&gt;&#13;&#9;&#9;&#9;&lt;field name=&quot;name&quot;&gt;0-Fondos de caja USD&lt;/field&gt;&#13;&#9;&#9;&#9;&lt;field name=&quot;shortcut&quot;&gt;0-FC-USD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20" model="account.account.template"&gt;<text:tab/><text:tab/><text:tab/>&lt;field name="code"&gt;0-111120&lt;/field&gt;<text:tab/><text:tab/><text:tab/>&lt;field name="name"&gt;0-Fondos de caja USD&lt;/field&gt;<text:tab/><text:tab/><text:tab/>&lt;field name="shortcut"&gt;0-FC-USD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];1);CONCATENATE([$'account types'.$B$16];&quot;-&quot;;[$'Base chart'.$V10]);&quot;&quot;)" office:value-type="string" office:string-value="0-111121">
            <text:p>0-111121</text:p>
          </table:table-cell>
          <table:table-cell table:formula="of:=IF(EXACT([$'Base chart'.$Z10];1);CONCATENATE([$'account types'.$B$16];&quot;-&quot;;[$'Base chart'.$X10]);&quot;&quot;)" office:value-type="string" office:string-value="0-Fondo de caja oficinas centrales USD">
            <text:p>0-Fondo de caja oficinas centrales USD</text:p>
          </table:table-cell>
          <table:table-cell table:formula="of:=IF(EXACT([$'Base chart'.$Z10];1);CONCATENATE([$'account types'.$B$16];&quot;-&quot;;[$'Base chart'.$AA10]);&quot;&quot;)" office:value-type="string" office:string-value="0-">
            <text:p>0-</text:p>
          </table:table-cell>
          <table:table-cell table:formula="of:=IF(EXACT([$'Base chart'.$AB10];&quot;&quot;);&quot;&quot;;IF(EXACT([$'Base chart'.$Z10];1);CONCATENATE(&quot;account_account_template_&quot;;[$'account types'.$B$16];&quot;_&quot;;[$'Base chart'.$AB10]);&quot;&quot;))" office:value-type="string" office:string-value="account_account_template_0_111120">
            <text:p>account_account_template_0_111120</text:p>
          </table:table-cell>
          <table:table-cell table:formula="of:=IF(EXACT([$'Base chart'.$Z10];1);[$'Base chart'.$AD10];&quot;&quot;)" office:value-type="string" office:string-value="cash">
            <text:p>cash</text:p>
          </table:table-cell>
          <table:table-cell table:formula="of:=IF(EXACT([$'Base chart'.$AE10];&quot;&quot;);&quot;&quot;;IF(EXACT([$'Base chart'.$Z10];1);[$'Base chart'.$AE10];&quot;&quot;))" office:value-type="string" office:string-value="l10n_cr_base.CRC">
            <text:p>l10n_cr_base.CRC</text:p>
          </table:table-cell>
          <table:table-cell table:formula="of:=IF(EXACT([$'Base chart'.$Z10];1);[$'Base chart'.$AF10];&quot;&quot;)" office:value-type="string" office:string-value="other">
            <text:p>other</text:p>
          </table:table-cell>
          <table:table-cell table:formula="of:=IF(EXACT([$'Base chart'.$Z10];1);[$'Base chart'.$AG10];&quot;&quot;)" office:value-type="string" office:string-value="True">
            <text:p>True</text:p>
          </table:table-cell>
          <table:table-cell table:formula="of:=IF(EXACT([$'Base chart'.$AH10];&quot;&quot;);&quot;&quot;;IF(EXACT([$'Base chart'.$Z10];1);[$'Base chart'.$AH10];&quot;&quot;))">
            <text:p/>
          </table:table-cell>
          <table:table-cell table:style-name="ce11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];1)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;&quot;&quot;)" office:value-type="string" office:string-value="&#9;&#9;&lt;record id=&quot;account_account_template_0_111121&quot; model=&quot;account.account.template&quot;&gt;&#13;&#9;&#9;&#9;&lt;field name=&quot;code&quot;&gt;0-111121&lt;/field&gt;&#13;&#9;&#9;&#9;&lt;field name=&quot;name&quot;&gt;0-Fondo de caja oficinas centrales USD&lt;/field&gt;&#13;&#9;&#9;&#9;&lt;field name=&quot;shortcut&quot;&gt;0-&lt;/field&gt;&#13;&#9;&#9;&#9;&lt;field name=&quot;parent_id&quot; ref=&quot;account_account_template_0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21" model="account.account.template"&gt;<text:tab/><text:tab/><text:tab/>&lt;field name="code"&gt;0-111121&lt;/field&gt;<text:tab/><text:tab/><text:tab/>&lt;field name="name"&gt;0-Fondo de caja oficinas centrales USD&lt;/field&gt;<text:tab/><text:tab/><text:tab/>&lt;field name="shortcut"&gt;0-&lt;/field&gt;<text:tab/><text:tab/><text:tab/>&lt;field name="parent_id" ref="account_account_template_0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];1);CONCATENATE([$'account types'.$B$16];&quot;-&quot;;[$'Base chart'.$V11]);&quot;&quot;)" office:value-type="string" office:string-value="0-111200">
            <text:p>0-111200</text:p>
          </table:table-cell>
          <table:table-cell table:formula="of:=IF(EXACT([$'Base chart'.$Z11];1);CONCATENATE([$'account types'.$B$16];&quot;-&quot;;[$'Base chart'.$X11]);&quot;&quot;)" office:value-type="string" office:string-value="0-Bancos">
            <text:p>0-Bancos</text:p>
          </table:table-cell>
          <table:table-cell table:formula="of:=IF(EXACT([$'Base chart'.$Z11];1);CONCATENATE([$'account types'.$B$16];&quot;-&quot;;[$'Base chart'.$AA11]);&quot;&quot;)" office:value-type="string" office:string-value="0-CyB">
            <text:p>0-CyB</text:p>
          </table:table-cell>
          <table:table-cell table:formula="of:=IF(EXACT([$'Base chart'.$AB11];&quot;&quot;);&quot;&quot;;IF(EXACT([$'Base chart'.$Z11];1);CONCATENATE(&quot;account_account_template_&quot;;[$'account types'.$B$16];&quot;_&quot;;[$'Base chart'.$AB11]);&quot;&quot;))" office:value-type="string" office:string-value="account_account_template_0_111000">
            <text:p>account_account_template_0_111000</text:p>
          </table:table-cell>
          <table:table-cell table:formula="of:=IF(EXACT([$'Base chart'.$Z11];1);[$'Base chart'.$AD11];&quot;&quot;)" office:value-type="string" office:string-value="view">
            <text:p>view</text:p>
          </table:table-cell>
          <table:table-cell table:formula="of:=IF(EXACT([$'Base chart'.$AE11];&quot;&quot;);&quot;&quot;;IF(EXACT([$'Base chart'.$Z11];1);[$'Base chart'.$AE11];&quot;&quot;))" office:value-type="string" office:string-value="l10n_cr_base.CRC">
            <text:p>l10n_cr_base.CRC</text:p>
          </table:table-cell>
          <table:table-cell table:formula="of:=IF(EXACT([$'Base chart'.$Z11];1);[$'Base chart'.$AF11];&quot;&quot;)" office:value-type="string" office:string-value="view">
            <text:p>view</text:p>
          </table:table-cell>
          <table:table-cell table:formula="of:=IF(EXACT([$'Base chart'.$Z11];1);[$'Base chart'.$AG11];&quot;&quot;)" office:value-type="string" office:string-value="False">
            <text:p>False</text:p>
          </table:table-cell>
          <table:table-cell table:formula="of:=IF(EXACT([$'Base chart'.$AH11];&quot;&quot;);&quot;&quot;;IF(EXACT([$'Base chart'.$Z11];1);[$'Base chart'.$AH11];&quot;&quot;))">
            <text:p/>
          </table:table-cell>
          <table:table-cell table:style-name="ce11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];1)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;&quot;&quot;)" office:value-type="string" office:string-value="&#9;&#9;&lt;record id=&quot;account_account_template_0_111200&quot; model=&quot;account.account.template&quot;&gt;&#13;&#9;&#9;&#9;&lt;field name=&quot;code&quot;&gt;0-111200&lt;/field&gt;&#13;&#9;&#9;&#9;&lt;field name=&quot;name&quot;&gt;0-Bancos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00" model="account.account.template"&gt;<text:tab/><text:tab/><text:tab/>&lt;field name="code"&gt;0-111200&lt;/field&gt;<text:tab/><text:tab/><text:tab/>&lt;field name="name"&gt;0-Bancos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];1);CONCATENATE([$'account types'.$B$16];&quot;-&quot;;[$'Base chart'.$V12]);&quot;&quot;)" office:value-type="string" office:string-value="0-111210">
            <text:p>0-111210</text:p>
          </table:table-cell>
          <table:table-cell table:formula="of:=IF(EXACT([$'Base chart'.$Z12];1);CONCATENATE([$'account types'.$B$16];&quot;-&quot;;[$'Base chart'.$X12]);&quot;&quot;)" office:value-type="string" office:string-value="0-Cuentas corrientes CRC">
            <text:p>0-Cuentas corrientes CRC</text:p>
          </table:table-cell>
          <table:table-cell table:formula="of:=IF(EXACT([$'Base chart'.$Z12];1);CONCATENATE([$'account types'.$B$16];&quot;-&quot;;[$'Base chart'.$AA12]);&quot;&quot;)" office:value-type="string" office:string-value="0-CC-CRC">
            <text:p>0-CC-CRC</text:p>
          </table:table-cell>
          <table:table-cell table:formula="of:=IF(EXACT([$'Base chart'.$AB12];&quot;&quot;);&quot;&quot;;IF(EXACT([$'Base chart'.$Z12];1);CONCATENATE(&quot;account_account_template_&quot;;[$'account types'.$B$16];&quot;_&quot;;[$'Base chart'.$AB12]);&quot;&quot;))" office:value-type="string" office:string-value="account_account_template_0_111200">
            <text:p>account_account_template_0_111200</text:p>
          </table:table-cell>
          <table:table-cell table:formula="of:=IF(EXACT([$'Base chart'.$Z12];1);[$'Base chart'.$AD12];&quot;&quot;)" office:value-type="string" office:string-value="view">
            <text:p>view</text:p>
          </table:table-cell>
          <table:table-cell table:formula="of:=IF(EXACT([$'Base chart'.$AE12];&quot;&quot;);&quot;&quot;;IF(EXACT([$'Base chart'.$Z12];1);[$'Base chart'.$AE12];&quot;&quot;))" office:value-type="string" office:string-value="l10n_cr_base.CRC">
            <text:p>l10n_cr_base.CRC</text:p>
          </table:table-cell>
          <table:table-cell table:formula="of:=IF(EXACT([$'Base chart'.$Z12];1);[$'Base chart'.$AF12];&quot;&quot;)" office:value-type="string" office:string-value="view">
            <text:p>view</text:p>
          </table:table-cell>
          <table:table-cell table:formula="of:=IF(EXACT([$'Base chart'.$Z12];1);[$'Base chart'.$AG12];&quot;&quot;)" office:value-type="string" office:string-value="False">
            <text:p>False</text:p>
          </table:table-cell>
          <table:table-cell table:formula="of:=IF(EXACT([$'Base chart'.$AH12];&quot;&quot;);&quot;&quot;;IF(EXACT([$'Base chart'.$Z12];1);[$'Base chart'.$AH12];&quot;&quot;))">
            <text:p/>
          </table:table-cell>
          <table:table-cell table:style-name="ce11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];1)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;&quot;&quot;)" office:value-type="string" office:string-value="&#9;&#9;&lt;record id=&quot;account_account_template_0_111210&quot; model=&quot;account.account.template&quot;&gt;&#13;&#9;&#9;&#9;&lt;field name=&quot;code&quot;&gt;0-111210&lt;/field&gt;&#13;&#9;&#9;&#9;&lt;field name=&quot;name&quot;&gt;0-Cuentas corrientes CRC&lt;/field&gt;&#13;&#9;&#9;&#9;&lt;field name=&quot;shortcut&quot;&gt;0-CC-CRC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10" model="account.account.template"&gt;<text:tab/><text:tab/><text:tab/>&lt;field name="code"&gt;0-111210&lt;/field&gt;<text:tab/><text:tab/><text:tab/>&lt;field name="name"&gt;0-Cuentas corrientes CRC&lt;/field&gt;<text:tab/><text:tab/><text:tab/>&lt;field name="shortcut"&gt;0-CC-CRC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];1);CONCATENATE([$'account types'.$B$16];&quot;-&quot;;[$'Base chart'.$V13]);&quot;&quot;)" office:value-type="string" office:string-value="0-111211">
            <text:p>0-111211</text:p>
          </table:table-cell>
          <table:table-cell table:formula="of:=IF(EXACT([$'Base chart'.$Z13];1);CONCATENATE([$'account types'.$B$16];&quot;-&quot;;[$'Base chart'.$X13]);&quot;&quot;)" office:value-type="string" office:string-value="0-Cuenta en CRC 1">
            <text:p>0-Cuenta en CRC 1</text:p>
          </table:table-cell>
          <table:table-cell table:formula="of:=IF(EXACT([$'Base chart'.$Z13];1);CONCATENATE([$'account types'.$B$16];&quot;-&quot;;[$'Base chart'.$AA13]);&quot;&quot;)" office:value-type="string" office:string-value="0-">
            <text:p>0-</text:p>
          </table:table-cell>
          <table:table-cell table:formula="of:=IF(EXACT([$'Base chart'.$AB13];&quot;&quot;);&quot;&quot;;IF(EXACT([$'Base chart'.$Z13];1);CONCATENATE(&quot;account_account_template_&quot;;[$'account types'.$B$16];&quot;_&quot;;[$'Base chart'.$AB13]);&quot;&quot;))" office:value-type="string" office:string-value="account_account_template_0_111210">
            <text:p>account_account_template_0_111210</text:p>
          </table:table-cell>
          <table:table-cell table:formula="of:=IF(EXACT([$'Base chart'.$Z13];1);[$'Base chart'.$AD13];&quot;&quot;)" office:value-type="string" office:string-value="cash">
            <text:p>cash</text:p>
          </table:table-cell>
          <table:table-cell table:formula="of:=IF(EXACT([$'Base chart'.$AE13];&quot;&quot;);&quot;&quot;;IF(EXACT([$'Base chart'.$Z13];1);[$'Base chart'.$AE13];&quot;&quot;))" office:value-type="string" office:string-value="l10n_cr_base.CRC">
            <text:p>l10n_cr_base.CRC</text:p>
          </table:table-cell>
          <table:table-cell table:formula="of:=IF(EXACT([$'Base chart'.$Z13];1);[$'Base chart'.$AF13];&quot;&quot;)" office:value-type="string" office:string-value="other">
            <text:p>other</text:p>
          </table:table-cell>
          <table:table-cell table:formula="of:=IF(EXACT([$'Base chart'.$Z13];1);[$'Base chart'.$AG13];&quot;&quot;)" office:value-type="string" office:string-value="True">
            <text:p>True</text:p>
          </table:table-cell>
          <table:table-cell table:formula="of:=IF(EXACT([$'Base chart'.$AH13];&quot;&quot;);&quot;&quot;;IF(EXACT([$'Base chart'.$Z13];1);[$'Base chart'.$AH13];&quot;&quot;))">
            <text:p/>
          </table:table-cell>
          <table:table-cell table:style-name="ce11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];1)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;&quot;&quot;)" office:value-type="string" office:string-value="&#9;&#9;&lt;record id=&quot;account_account_template_0_111211&quot; model=&quot;account.account.template&quot;&gt;&#13;&#9;&#9;&#9;&lt;field name=&quot;code&quot;&gt;0-111211&lt;/field&gt;&#13;&#9;&#9;&#9;&lt;field name=&quot;name&quot;&gt;0-Cuenta en CRC 1&lt;/field&gt;&#13;&#9;&#9;&#9;&lt;field name=&quot;shortcut&quot;&gt;0-&lt;/field&gt;&#13;&#9;&#9;&#9;&lt;field name=&quot;parent_id&quot; ref=&quot;account_account_template_0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11" model="account.account.template"&gt;<text:tab/><text:tab/><text:tab/>&lt;field name="code"&gt;0-111211&lt;/field&gt;<text:tab/><text:tab/><text:tab/>&lt;field name="name"&gt;0-Cuenta en CRC 1&lt;/field&gt;<text:tab/><text:tab/><text:tab/>&lt;field name="shortcut"&gt;0-&lt;/field&gt;<text:tab/><text:tab/><text:tab/>&lt;field name="parent_id" ref="account_account_template_0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4];1);CONCATENATE([$'account types'.$B$16];&quot;-&quot;;[$'Base chart'.$V14]);&quot;&quot;)" office:value-type="string" office:string-value="0-111220">
            <text:p>0-111220</text:p>
          </table:table-cell>
          <table:table-cell table:formula="of:=IF(EXACT([$'Base chart'.$Z14];1);CONCATENATE([$'account types'.$B$16];&quot;-&quot;;[$'Base chart'.$X14]);&quot;&quot;)" office:value-type="string" office:string-value="0-Cuentas corrientes USD">
            <text:p>0-Cuentas corrientes USD</text:p>
          </table:table-cell>
          <table:table-cell table:formula="of:=IF(EXACT([$'Base chart'.$Z14];1);CONCATENATE([$'account types'.$B$16];&quot;-&quot;;[$'Base chart'.$AA14]);&quot;&quot;)" office:value-type="string" office:string-value="0-CC-USD">
            <text:p>0-CC-USD</text:p>
          </table:table-cell>
          <table:table-cell table:formula="of:=IF(EXACT([$'Base chart'.$AB14];&quot;&quot;);&quot;&quot;;IF(EXACT([$'Base chart'.$Z14];1);CONCATENATE(&quot;account_account_template_&quot;;[$'account types'.$B$16];&quot;_&quot;;[$'Base chart'.$AB14]);&quot;&quot;))" office:value-type="string" office:string-value="account_account_template_0_111200">
            <text:p>account_account_template_0_111200</text:p>
          </table:table-cell>
          <table:table-cell table:formula="of:=IF(EXACT([$'Base chart'.$Z14];1);[$'Base chart'.$AD14];&quot;&quot;)" office:value-type="string" office:string-value="view">
            <text:p>view</text:p>
          </table:table-cell>
          <table:table-cell table:formula="of:=IF(EXACT([$'Base chart'.$AE14];&quot;&quot;);&quot;&quot;;IF(EXACT([$'Base chart'.$Z14];1);[$'Base chart'.$AE14];&quot;&quot;))" office:value-type="string" office:string-value="l10n_cr_base.CRC">
            <text:p>l10n_cr_base.CRC</text:p>
          </table:table-cell>
          <table:table-cell table:formula="of:=IF(EXACT([$'Base chart'.$Z14];1);[$'Base chart'.$AF14];&quot;&quot;)" office:value-type="string" office:string-value="view">
            <text:p>view</text:p>
          </table:table-cell>
          <table:table-cell table:formula="of:=IF(EXACT([$'Base chart'.$Z14];1);[$'Base chart'.$AG14];&quot;&quot;)" office:value-type="string" office:string-value="False">
            <text:p>False</text:p>
          </table:table-cell>
          <table:table-cell table:formula="of:=IF(EXACT([$'Base chart'.$AH14];&quot;&quot;);&quot;&quot;;IF(EXACT([$'Base chart'.$Z14];1);[$'Base chart'.$AH14];&quot;&quot;))">
            <text:p/>
          </table:table-cell>
          <table:table-cell table:style-name="ce11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4];1)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;&quot;&quot;)" office:value-type="string" office:string-value="&#9;&#9;&lt;record id=&quot;account_account_template_0_111220&quot; model=&quot;account.account.template&quot;&gt;&#13;&#9;&#9;&#9;&lt;field name=&quot;code&quot;&gt;0-111220&lt;/field&gt;&#13;&#9;&#9;&#9;&lt;field name=&quot;name&quot;&gt;0-Cuentas corrientes USD&lt;/field&gt;&#13;&#9;&#9;&#9;&lt;field name=&quot;shortcut&quot;&gt;0-CC-USD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20" model="account.account.template"&gt;<text:tab/><text:tab/><text:tab/>&lt;field name="code"&gt;0-111220&lt;/field&gt;<text:tab/><text:tab/><text:tab/>&lt;field name="name"&gt;0-Cuentas corrientes USD&lt;/field&gt;<text:tab/><text:tab/><text:tab/>&lt;field name="shortcut"&gt;0-CC-USD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5];1);CONCATENATE([$'account types'.$B$16];&quot;-&quot;;[$'Base chart'.$V15]);&quot;&quot;)" office:value-type="string" office:string-value="0-111221">
            <text:p>0-111221</text:p>
          </table:table-cell>
          <table:table-cell table:formula="of:=IF(EXACT([$'Base chart'.$Z15];1);CONCATENATE([$'account types'.$B$16];&quot;-&quot;;[$'Base chart'.$X15]);&quot;&quot;)" office:value-type="string" office:string-value="0-Cuenta en USD 1">
            <text:p>0-Cuenta en USD 1</text:p>
          </table:table-cell>
          <table:table-cell table:formula="of:=IF(EXACT([$'Base chart'.$Z15];1);CONCATENATE([$'account types'.$B$16];&quot;-&quot;;[$'Base chart'.$AA15]);&quot;&quot;)" office:value-type="string" office:string-value="0-">
            <text:p>0-</text:p>
          </table:table-cell>
          <table:table-cell table:formula="of:=IF(EXACT([$'Base chart'.$AB15];&quot;&quot;);&quot;&quot;;IF(EXACT([$'Base chart'.$Z15];1);CONCATENATE(&quot;account_account_template_&quot;;[$'account types'.$B$16];&quot;_&quot;;[$'Base chart'.$AB15]);&quot;&quot;))" office:value-type="string" office:string-value="account_account_template_0_111220">
            <text:p>account_account_template_0_111220</text:p>
          </table:table-cell>
          <table:table-cell table:formula="of:=IF(EXACT([$'Base chart'.$Z15];1);[$'Base chart'.$AD15];&quot;&quot;)" office:value-type="string" office:string-value="cash">
            <text:p>cash</text:p>
          </table:table-cell>
          <table:table-cell table:formula="of:=IF(EXACT([$'Base chart'.$AE15];&quot;&quot;);&quot;&quot;;IF(EXACT([$'Base chart'.$Z15];1);[$'Base chart'.$AE15];&quot;&quot;))" office:value-type="string" office:string-value="l10n_cr_base.CRC">
            <text:p>l10n_cr_base.CRC</text:p>
          </table:table-cell>
          <table:table-cell table:formula="of:=IF(EXACT([$'Base chart'.$Z15];1);[$'Base chart'.$AF15];&quot;&quot;)" office:value-type="string" office:string-value="other">
            <text:p>other</text:p>
          </table:table-cell>
          <table:table-cell table:formula="of:=IF(EXACT([$'Base chart'.$Z15];1);[$'Base chart'.$AG15];&quot;&quot;)" office:value-type="string" office:string-value="True">
            <text:p>True</text:p>
          </table:table-cell>
          <table:table-cell table:formula="of:=IF(EXACT([$'Base chart'.$AH15];&quot;&quot;);&quot;&quot;;IF(EXACT([$'Base chart'.$Z15];1);[$'Base chart'.$AH15];&quot;&quot;))">
            <text:p/>
          </table:table-cell>
          <table:table-cell table:style-name="ce11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5];1)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;&quot;&quot;)" office:value-type="string" office:string-value="&#9;&#9;&lt;record id=&quot;account_account_template_0_111221&quot; model=&quot;account.account.template&quot;&gt;&#13;&#9;&#9;&#9;&lt;field name=&quot;code&quot;&gt;0-111221&lt;/field&gt;&#13;&#9;&#9;&#9;&lt;field name=&quot;name&quot;&gt;0-Cuenta en USD 1&lt;/field&gt;&#13;&#9;&#9;&#9;&lt;field name=&quot;shortcut&quot;&gt;0-&lt;/field&gt;&#13;&#9;&#9;&#9;&lt;field name=&quot;parent_id&quot; ref=&quot;account_account_template_0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21" model="account.account.template"&gt;<text:tab/><text:tab/><text:tab/>&lt;field name="code"&gt;0-111221&lt;/field&gt;<text:tab/><text:tab/><text:tab/>&lt;field name="name"&gt;0-Cuenta en USD 1&lt;/field&gt;<text:tab/><text:tab/><text:tab/>&lt;field name="shortcut"&gt;0-&lt;/field&gt;<text:tab/><text:tab/><text:tab/>&lt;field name="parent_id" ref="account_account_template_0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6];1);CONCATENATE([$'account types'.$B$16];&quot;-&quot;;[$'Base chart'.$V16]);&quot;&quot;)">
            <text:p/>
          </table:table-cell>
          <table:table-cell table:formula="of:=IF(EXACT([$'Base chart'.$Z16];1);CONCATENATE([$'account types'.$B$16];&quot;-&quot;;[$'Base chart'.$X16]);&quot;&quot;)">
            <text:p/>
          </table:table-cell>
          <table:table-cell table:formula="of:=IF(EXACT([$'Base chart'.$Z16];1);CONCATENATE([$'account types'.$B$16];&quot;-&quot;;[$'Base chart'.$AA16]);&quot;&quot;)">
            <text:p/>
          </table:table-cell>
          <table:table-cell table:formula="of:=IF(EXACT([$'Base chart'.$AB16];&quot;&quot;);&quot;&quot;;IF(EXACT([$'Base chart'.$Z16];1);CONCATENATE(&quot;account_account_template_&quot;;[$'account types'.$B$16];&quot;_&quot;;[$'Base chart'.$AB16]);&quot;&quot;))">
            <text:p/>
          </table:table-cell>
          <table:table-cell table:formula="of:=IF(EXACT([$'Base chart'.$Z16];1);[$'Base chart'.$AD16];&quot;&quot;)">
            <text:p/>
          </table:table-cell>
          <table:table-cell table:formula="of:=IF(EXACT([$'Base chart'.$AE16];&quot;&quot;);&quot;&quot;;IF(EXACT([$'Base chart'.$Z16];1);[$'Base chart'.$AE16];&quot;&quot;))">
            <text:p/>
          </table:table-cell>
          <table:table-cell table:formula="of:=IF(EXACT([$'Base chart'.$Z16];1);[$'Base chart'.$AF16];&quot;&quot;)">
            <text:p/>
          </table:table-cell>
          <table:table-cell table:formula="of:=IF(EXACT([$'Base chart'.$Z16];1);[$'Base chart'.$AG16];&quot;&quot;)">
            <text:p/>
          </table:table-cell>
          <table:table-cell table:formula="of:=IF(EXACT([$'Base chart'.$AH16];&quot;&quot;);&quot;&quot;;IF(EXACT([$'Base chart'.$Z16];1);[$'Base chart'.$AH16];&quot;&quot;))">
            <text:p/>
          </table:table-cell>
          <table:table-cell table:style-name="ce11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6];1)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7];1);CONCATENATE([$'account types'.$B$16];&quot;-&quot;;[$'Base chart'.$V17]);&quot;&quot;)">
            <text:p/>
          </table:table-cell>
          <table:table-cell table:formula="of:=IF(EXACT([$'Base chart'.$Z17];1);CONCATENATE([$'account types'.$B$16];&quot;-&quot;;[$'Base chart'.$X17]);&quot;&quot;)">
            <text:p/>
          </table:table-cell>
          <table:table-cell table:formula="of:=IF(EXACT([$'Base chart'.$Z17];1);CONCATENATE([$'account types'.$B$16];&quot;-&quot;;[$'Base chart'.$AA17]);&quot;&quot;)">
            <text:p/>
          </table:table-cell>
          <table:table-cell table:formula="of:=IF(EXACT([$'Base chart'.$AB17];&quot;&quot;);&quot;&quot;;IF(EXACT([$'Base chart'.$Z17];1);CONCATENATE(&quot;account_account_template_&quot;;[$'account types'.$B$16];&quot;_&quot;;[$'Base chart'.$AB17]);&quot;&quot;))">
            <text:p/>
          </table:table-cell>
          <table:table-cell table:formula="of:=IF(EXACT([$'Base chart'.$Z17];1);[$'Base chart'.$AD17];&quot;&quot;)">
            <text:p/>
          </table:table-cell>
          <table:table-cell table:formula="of:=IF(EXACT([$'Base chart'.$AE17];&quot;&quot;);&quot;&quot;;IF(EXACT([$'Base chart'.$Z17];1);[$'Base chart'.$AE17];&quot;&quot;))">
            <text:p/>
          </table:table-cell>
          <table:table-cell table:formula="of:=IF(EXACT([$'Base chart'.$Z17];1);[$'Base chart'.$AF17];&quot;&quot;)">
            <text:p/>
          </table:table-cell>
          <table:table-cell table:formula="of:=IF(EXACT([$'Base chart'.$Z17];1);[$'Base chart'.$AG17];&quot;&quot;)">
            <text:p/>
          </table:table-cell>
          <table:table-cell table:formula="of:=IF(EXACT([$'Base chart'.$AH17];&quot;&quot;);&quot;&quot;;IF(EXACT([$'Base chart'.$Z17];1);[$'Base chart'.$AH17];&quot;&quot;))">
            <text:p/>
          </table:table-cell>
          <table:table-cell table:style-name="ce11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];1)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8];1);CONCATENATE([$'account types'.$B$16];&quot;-&quot;;[$'Base chart'.$V18]);&quot;&quot;)" office:value-type="string" office:string-value="0-111400">
            <text:p>0-111400</text:p>
          </table:table-cell>
          <table:table-cell table:formula="of:=IF(EXACT([$'Base chart'.$Z18];1);CONCATENATE([$'account types'.$B$16];&quot;-&quot;;[$'Base chart'.$X18]);&quot;&quot;)" office:value-type="string" office:string-value="0-Fondos en tránsito">
            <text:p>0-Fondos en tránsito</text:p>
          </table:table-cell>
          <table:table-cell table:formula="of:=IF(EXACT([$'Base chart'.$Z18];1);CONCATENATE([$'account types'.$B$16];&quot;-&quot;;[$'Base chart'.$AA18]);&quot;&quot;)" office:value-type="string" office:string-value="0-FT">
            <text:p>0-FT</text:p>
          </table:table-cell>
          <table:table-cell table:formula="of:=IF(EXACT([$'Base chart'.$AB18];&quot;&quot;);&quot;&quot;;IF(EXACT([$'Base chart'.$Z18];1);CONCATENATE(&quot;account_account_template_&quot;;[$'account types'.$B$16];&quot;_&quot;;[$'Base chart'.$AB18]);&quot;&quot;))" office:value-type="string" office:string-value="account_account_template_0_111000">
            <text:p>account_account_template_0_111000</text:p>
          </table:table-cell>
          <table:table-cell table:formula="of:=IF(EXACT([$'Base chart'.$Z18];1);[$'Base chart'.$AD18];&quot;&quot;)" office:value-type="string" office:string-value="view">
            <text:p>view</text:p>
          </table:table-cell>
          <table:table-cell table:formula="of:=IF(EXACT([$'Base chart'.$AE18];&quot;&quot;);&quot;&quot;;IF(EXACT([$'Base chart'.$Z18];1);[$'Base chart'.$AE18];&quot;&quot;))" office:value-type="string" office:string-value="l10n_cr_base.CRC">
            <text:p>l10n_cr_base.CRC</text:p>
          </table:table-cell>
          <table:table-cell table:formula="of:=IF(EXACT([$'Base chart'.$Z18];1);[$'Base chart'.$AF18];&quot;&quot;)" office:value-type="string" office:string-value="view">
            <text:p>view</text:p>
          </table:table-cell>
          <table:table-cell table:formula="of:=IF(EXACT([$'Base chart'.$Z18];1);[$'Base chart'.$AG18];&quot;&quot;)" office:value-type="string" office:string-value="False">
            <text:p>False</text:p>
          </table:table-cell>
          <table:table-cell table:formula="of:=IF(EXACT([$'Base chart'.$AH18];&quot;&quot;);&quot;&quot;;IF(EXACT([$'Base chart'.$Z18];1);[$'Base chart'.$AH18];&quot;&quot;))">
            <text:p/>
          </table:table-cell>
          <table:table-cell table:style-name="ce11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];1)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;&quot;&quot;)" office:value-type="string" office:string-value="&#9;&#9;&lt;record id=&quot;account_account_template_0_111400&quot; model=&quot;account.account.template&quot;&gt;&#13;&#9;&#9;&#9;&lt;field name=&quot;code&quot;&gt;0-111400&lt;/field&gt;&#13;&#9;&#9;&#9;&lt;field name=&quot;name&quot;&gt;0-Fondos en tránsito&lt;/field&gt;&#13;&#9;&#9;&#9;&lt;field name=&quot;shortcut&quot;&gt;0-FT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0" model="account.account.template"&gt;<text:tab/><text:tab/><text:tab/>&lt;field name="code"&gt;0-111400&lt;/field&gt;<text:tab/><text:tab/><text:tab/>&lt;field name="name"&gt;0-Fondos en tránsito&lt;/field&gt;<text:tab/><text:tab/><text:tab/>&lt;field name="shortcut"&gt;0-FT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9];1);CONCATENATE([$'account types'.$B$16];&quot;-&quot;;[$'Base chart'.$V19]);&quot;&quot;)" office:value-type="string" office:string-value="0-111401">
            <text:p>0-111401</text:p>
          </table:table-cell>
          <table:table-cell table:formula="of:=IF(EXACT([$'Base chart'.$Z19];1);CONCATENATE([$'account types'.$B$16];&quot;-&quot;;[$'Base chart'.$X19]);&quot;&quot;)" office:value-type="string" office:string-value="0-Fondos en tránsito en tesorería">
            <text:p>0-Fondos en tránsito en tesorería</text:p>
          </table:table-cell>
          <table:table-cell table:formula="of:=IF(EXACT([$'Base chart'.$Z19];1);CONCATENATE([$'account types'.$B$16];&quot;-&quot;;[$'Base chart'.$AA19]);&quot;&quot;)" office:value-type="string" office:string-value="0-Trans. Tes.">
            <text:p>0-Trans. Tes.</text:p>
          </table:table-cell>
          <table:table-cell table:formula="of:=IF(EXACT([$'Base chart'.$AB19];&quot;&quot;);&quot;&quot;;IF(EXACT([$'Base chart'.$Z19];1);CONCATENATE(&quot;account_account_template_&quot;;[$'account types'.$B$16];&quot;_&quot;;[$'Base chart'.$AB19]);&quot;&quot;))" office:value-type="string" office:string-value="account_account_template_0_111400">
            <text:p>account_account_template_0_111400</text:p>
          </table:table-cell>
          <table:table-cell table:formula="of:=IF(EXACT([$'Base chart'.$Z19];1);[$'Base chart'.$AD19];&quot;&quot;)" office:value-type="string" office:string-value="asset">
            <text:p>asset</text:p>
          </table:table-cell>
          <table:table-cell table:formula="of:=IF(EXACT([$'Base chart'.$AE19];&quot;&quot;);&quot;&quot;;IF(EXACT([$'Base chart'.$Z19];1);[$'Base chart'.$AE19];&quot;&quot;))" office:value-type="string" office:string-value="l10n_cr_base.CRC">
            <text:p>l10n_cr_base.CRC</text:p>
          </table:table-cell>
          <table:table-cell table:formula="of:=IF(EXACT([$'Base chart'.$Z19];1);[$'Base chart'.$AF19];&quot;&quot;)" office:value-type="string" office:string-value="other">
            <text:p>other</text:p>
          </table:table-cell>
          <table:table-cell table:formula="of:=IF(EXACT([$'Base chart'.$Z19];1);[$'Base chart'.$AG19];&quot;&quot;)" office:value-type="string" office:string-value="False">
            <text:p>False</text:p>
          </table:table-cell>
          <table:table-cell table:formula="of:=IF(EXACT([$'Base chart'.$AH19];&quot;&quot;);&quot;&quot;;IF(EXACT([$'Base chart'.$Z19];1);[$'Base chart'.$AH19];&quot;&quot;))">
            <text:p/>
          </table:table-cell>
          <table:table-cell table:style-name="ce11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9];1)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;&quot;&quot;)" office:value-type="string" office:string-value="&#9;&#9;&lt;record id=&quot;account_account_template_0_111401&quot; model=&quot;account.account.template&quot;&gt;&#13;&#9;&#9;&#9;&lt;field name=&quot;code&quot;&gt;0-111401&lt;/field&gt;&#13;&#9;&#9;&#9;&lt;field name=&quot;name&quot;&gt;0-Fondos en tránsito en tesorería&lt;/field&gt;&#13;&#9;&#9;&#9;&lt;field name=&quot;shortcut&quot;&gt;0-Trans. Tes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1" model="account.account.template"&gt;<text:tab/><text:tab/><text:tab/>&lt;field name="code"&gt;0-111401&lt;/field&gt;<text:tab/><text:tab/><text:tab/>&lt;field name="name"&gt;0-Fondos en tránsito en tesorería&lt;/field&gt;<text:tab/><text:tab/><text:tab/>&lt;field name="shortcut"&gt;0-Trans. Tes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0];1);CONCATENATE([$'account types'.$B$16];&quot;-&quot;;[$'Base chart'.$V20]);&quot;&quot;)" office:value-type="string" office:string-value="0-111402">
            <text:p>0-111402</text:p>
          </table:table-cell>
          <table:table-cell table:formula="of:=IF(EXACT([$'Base chart'.$Z20];1);CONCATENATE([$'account types'.$B$16];&quot;-&quot;;[$'Base chart'.$X20]);&quot;&quot;)" office:value-type="string" office:string-value="0-Fondos en tránsito en bancos">
            <text:p>0-Fondos en tránsito en bancos</text:p>
          </table:table-cell>
          <table:table-cell table:formula="of:=IF(EXACT([$'Base chart'.$Z20];1);CONCATENATE([$'account types'.$B$16];&quot;-&quot;;[$'Base chart'.$AA20]);&quot;&quot;)" office:value-type="string" office:string-value="0-Trans. Ban.">
            <text:p>0-Trans. Ban.</text:p>
          </table:table-cell>
          <table:table-cell table:formula="of:=IF(EXACT([$'Base chart'.$AB20];&quot;&quot;);&quot;&quot;;IF(EXACT([$'Base chart'.$Z20];1);CONCATENATE(&quot;account_account_template_&quot;;[$'account types'.$B$16];&quot;_&quot;;[$'Base chart'.$AB20]);&quot;&quot;))" office:value-type="string" office:string-value="account_account_template_0_111400">
            <text:p>account_account_template_0_111400</text:p>
          </table:table-cell>
          <table:table-cell table:formula="of:=IF(EXACT([$'Base chart'.$Z20];1);[$'Base chart'.$AD20];&quot;&quot;)" office:value-type="string" office:string-value="asset">
            <text:p>asset</text:p>
          </table:table-cell>
          <table:table-cell table:formula="of:=IF(EXACT([$'Base chart'.$AE20];&quot;&quot;);&quot;&quot;;IF(EXACT([$'Base chart'.$Z20];1);[$'Base chart'.$AE20];&quot;&quot;))" office:value-type="string" office:string-value="l10n_cr_base.CRC">
            <text:p>l10n_cr_base.CRC</text:p>
          </table:table-cell>
          <table:table-cell table:formula="of:=IF(EXACT([$'Base chart'.$Z20];1);[$'Base chart'.$AF20];&quot;&quot;)" office:value-type="string" office:string-value="other">
            <text:p>other</text:p>
          </table:table-cell>
          <table:table-cell table:formula="of:=IF(EXACT([$'Base chart'.$Z20];1);[$'Base chart'.$AG20];&quot;&quot;)" office:value-type="string" office:string-value="False">
            <text:p>False</text:p>
          </table:table-cell>
          <table:table-cell table:formula="of:=IF(EXACT([$'Base chart'.$AH20];&quot;&quot;);&quot;&quot;;IF(EXACT([$'Base chart'.$Z20];1);[$'Base chart'.$AH20];&quot;&quot;))">
            <text:p/>
          </table:table-cell>
          <table:table-cell table:style-name="ce11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0];1)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;&quot;&quot;)" office:value-type="string" office:string-value="&#9;&#9;&lt;record id=&quot;account_account_template_0_111402&quot; model=&quot;account.account.template&quot;&gt;&#13;&#9;&#9;&#9;&lt;field name=&quot;code&quot;&gt;0-111402&lt;/field&gt;&#13;&#9;&#9;&#9;&lt;field name=&quot;name&quot;&gt;0-Fondos en tránsito en bancos&lt;/field&gt;&#13;&#9;&#9;&#9;&lt;field name=&quot;shortcut&quot;&gt;0-Trans. Ban.&lt;/field&gt;&#13;&#9;&#9;&#9;&lt;field name=&quot;parent_id&quot; ref=&quot;account_account_template_0_1114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2" model="account.account.template"&gt;<text:tab/><text:tab/><text:tab/>&lt;field name="code"&gt;0-111402&lt;/field&gt;<text:tab/><text:tab/><text:tab/>&lt;field name="name"&gt;0-Fondos en tránsito en bancos&lt;/field&gt;<text:tab/><text:tab/><text:tab/>&lt;field name="shortcut"&gt;0-Trans. Ban.&lt;/field&gt;<text:tab/><text:tab/><text:tab/>&lt;field name="parent_id" ref="account_account_template_0_1114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1];1);CONCATENATE([$'account types'.$B$16];&quot;-&quot;;[$'Base chart'.$V21]);&quot;&quot;)">
            <text:p/>
          </table:table-cell>
          <table:table-cell table:formula="of:=IF(EXACT([$'Base chart'.$Z21];1);CONCATENATE([$'account types'.$B$16];&quot;-&quot;;[$'Base chart'.$X21]);&quot;&quot;)">
            <text:p/>
          </table:table-cell>
          <table:table-cell table:formula="of:=IF(EXACT([$'Base chart'.$Z21];1);CONCATENATE([$'account types'.$B$16];&quot;-&quot;;[$'Base chart'.$AA21]);&quot;&quot;)">
            <text:p/>
          </table:table-cell>
          <table:table-cell table:formula="of:=IF(EXACT([$'Base chart'.$AB21];&quot;&quot;);&quot;&quot;;IF(EXACT([$'Base chart'.$Z21];1);CONCATENATE(&quot;account_account_template_&quot;;[$'account types'.$B$16];&quot;_&quot;;[$'Base chart'.$AB21]);&quot;&quot;))">
            <text:p/>
          </table:table-cell>
          <table:table-cell table:formula="of:=IF(EXACT([$'Base chart'.$Z21];1);[$'Base chart'.$AD21];&quot;&quot;)">
            <text:p/>
          </table:table-cell>
          <table:table-cell table:formula="of:=IF(EXACT([$'Base chart'.$AE21];&quot;&quot;);&quot;&quot;;IF(EXACT([$'Base chart'.$Z21];1);[$'Base chart'.$AE21];&quot;&quot;))">
            <text:p/>
          </table:table-cell>
          <table:table-cell table:formula="of:=IF(EXACT([$'Base chart'.$Z21];1);[$'Base chart'.$AF21];&quot;&quot;)">
            <text:p/>
          </table:table-cell>
          <table:table-cell table:formula="of:=IF(EXACT([$'Base chart'.$Z21];1);[$'Base chart'.$AG21];&quot;&quot;)">
            <text:p/>
          </table:table-cell>
          <table:table-cell table:formula="of:=IF(EXACT([$'Base chart'.$AH21];&quot;&quot;);&quot;&quot;;IF(EXACT([$'Base chart'.$Z21];1);[$'Base chart'.$AH21];&quot;&quot;))">
            <text:p/>
          </table:table-cell>
          <table:table-cell table:style-name="ce11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1];1)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2];1);CONCATENATE([$'account types'.$B$16];&quot;-&quot;;[$'Base chart'.$V22]);&quot;&quot;)">
            <text:p/>
          </table:table-cell>
          <table:table-cell table:formula="of:=IF(EXACT([$'Base chart'.$Z22];1);CONCATENATE([$'account types'.$B$16];&quot;-&quot;;[$'Base chart'.$X22]);&quot;&quot;)">
            <text:p/>
          </table:table-cell>
          <table:table-cell table:formula="of:=IF(EXACT([$'Base chart'.$Z22];1);CONCATENATE([$'account types'.$B$16];&quot;-&quot;;[$'Base chart'.$AA22]);&quot;&quot;)">
            <text:p/>
          </table:table-cell>
          <table:table-cell table:formula="of:=IF(EXACT([$'Base chart'.$AB22];&quot;&quot;);&quot;&quot;;IF(EXACT([$'Base chart'.$Z22];1);CONCATENATE(&quot;account_account_template_&quot;;[$'account types'.$B$16];&quot;_&quot;;[$'Base chart'.$AB22]);&quot;&quot;))">
            <text:p/>
          </table:table-cell>
          <table:table-cell table:formula="of:=IF(EXACT([$'Base chart'.$Z22];1);[$'Base chart'.$AD22];&quot;&quot;)">
            <text:p/>
          </table:table-cell>
          <table:table-cell table:formula="of:=IF(EXACT([$'Base chart'.$AE22];&quot;&quot;);&quot;&quot;;IF(EXACT([$'Base chart'.$Z22];1);[$'Base chart'.$AE22];&quot;&quot;))">
            <text:p/>
          </table:table-cell>
          <table:table-cell table:formula="of:=IF(EXACT([$'Base chart'.$Z22];1);[$'Base chart'.$AF22];&quot;&quot;)">
            <text:p/>
          </table:table-cell>
          <table:table-cell table:formula="of:=IF(EXACT([$'Base chart'.$Z22];1);[$'Base chart'.$AG22];&quot;&quot;)">
            <text:p/>
          </table:table-cell>
          <table:table-cell table:formula="of:=IF(EXACT([$'Base chart'.$AH22];&quot;&quot;);&quot;&quot;;IF(EXACT([$'Base chart'.$Z22];1);[$'Base chart'.$AH22];&quot;&quot;))">
            <text:p/>
          </table:table-cell>
          <table:table-cell table:style-name="ce11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2];1)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3];1);CONCATENATE([$'account types'.$B$16];&quot;-&quot;;[$'Base chart'.$V23]);&quot;&quot;)">
            <text:p/>
          </table:table-cell>
          <table:table-cell table:formula="of:=IF(EXACT([$'Base chart'.$Z23];1);CONCATENATE([$'account types'.$B$16];&quot;-&quot;;[$'Base chart'.$X23]);&quot;&quot;)">
            <text:p/>
          </table:table-cell>
          <table:table-cell table:formula="of:=IF(EXACT([$'Base chart'.$Z23];1);CONCATENATE([$'account types'.$B$16];&quot;-&quot;;[$'Base chart'.$AA23]);&quot;&quot;)">
            <text:p/>
          </table:table-cell>
          <table:table-cell table:formula="of:=IF(EXACT([$'Base chart'.$AB23];&quot;&quot;);&quot;&quot;;IF(EXACT([$'Base chart'.$Z23];1);CONCATENATE(&quot;account_account_template_&quot;;[$'account types'.$B$16];&quot;_&quot;;[$'Base chart'.$AB23]);&quot;&quot;))">
            <text:p/>
          </table:table-cell>
          <table:table-cell table:formula="of:=IF(EXACT([$'Base chart'.$Z23];1);[$'Base chart'.$AD23];&quot;&quot;)">
            <text:p/>
          </table:table-cell>
          <table:table-cell table:formula="of:=IF(EXACT([$'Base chart'.$AE23];&quot;&quot;);&quot;&quot;;IF(EXACT([$'Base chart'.$Z23];1);[$'Base chart'.$AE23];&quot;&quot;))">
            <text:p/>
          </table:table-cell>
          <table:table-cell table:formula="of:=IF(EXACT([$'Base chart'.$Z23];1);[$'Base chart'.$AF23];&quot;&quot;)">
            <text:p/>
          </table:table-cell>
          <table:table-cell table:formula="of:=IF(EXACT([$'Base chart'.$Z23];1);[$'Base chart'.$AG23];&quot;&quot;)">
            <text:p/>
          </table:table-cell>
          <table:table-cell table:formula="of:=IF(EXACT([$'Base chart'.$AH23];&quot;&quot;);&quot;&quot;;IF(EXACT([$'Base chart'.$Z23];1);[$'Base chart'.$AH23];&quot;&quot;))">
            <text:p/>
          </table:table-cell>
          <table:table-cell table:style-name="ce11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3];1)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24];1);CONCATENATE([$'account types'.$B$16];&quot;-&quot;;[$'Base chart'.$V24]);&quot;&quot;)" office:value-type="string" office:string-value="0-112000">
            <text:p>0-112000</text:p>
          </table:table-cell>
          <table:table-cell table:formula="of:=IF(EXACT([$'Base chart'.$Z24];1);CONCATENATE([$'account types'.$B$16];&quot;-&quot;;[$'Base chart'.$X24]);&quot;&quot;)" office:value-type="string" office:string-value="0-Activo circulante exigible">
            <text:p>0-Activo circulante exigible</text:p>
          </table:table-cell>
          <table:table-cell table:formula="of:=IF(EXACT([$'Base chart'.$Z24];1);CONCATENATE([$'account types'.$B$16];&quot;-&quot;;[$'Base chart'.$AA24]);&quot;&quot;)" office:value-type="string" office:string-value="0-Exi">
            <text:p>0-Exi</text:p>
          </table:table-cell>
          <table:table-cell table:formula="of:=IF(EXACT([$'Base chart'.$AB24];&quot;&quot;);&quot;&quot;;IF(EXACT([$'Base chart'.$Z24];1);CONCATENATE(&quot;account_account_template_&quot;;[$'account types'.$B$16];&quot;_&quot;;[$'Base chart'.$AB24]);&quot;&quot;))" office:value-type="string" office:string-value="account_account_template_0_110000">
            <text:p>account_account_template_0_110000</text:p>
          </table:table-cell>
          <table:table-cell table:formula="of:=IF(EXACT([$'Base chart'.$Z24];1);[$'Base chart'.$AD24];&quot;&quot;)" office:value-type="string" office:string-value="view">
            <text:p>view</text:p>
          </table:table-cell>
          <table:table-cell table:formula="of:=IF(EXACT([$'Base chart'.$AE24];&quot;&quot;);&quot;&quot;;IF(EXACT([$'Base chart'.$Z24];1);[$'Base chart'.$AE24];&quot;&quot;))" office:value-type="string" office:string-value="l10n_cr_base.CRC">
            <text:p>l10n_cr_base.CRC</text:p>
          </table:table-cell>
          <table:table-cell table:formula="of:=IF(EXACT([$'Base chart'.$Z24];1);[$'Base chart'.$AF24];&quot;&quot;)" office:value-type="string" office:string-value="view">
            <text:p>view</text:p>
          </table:table-cell>
          <table:table-cell table:formula="of:=IF(EXACT([$'Base chart'.$Z24];1);[$'Base chart'.$AG24];&quot;&quot;)" office:value-type="string" office:string-value="False">
            <text:p>False</text:p>
          </table:table-cell>
          <table:table-cell table:formula="of:=IF(EXACT([$'Base chart'.$AH24];&quot;&quot;);&quot;&quot;;IF(EXACT([$'Base chart'.$Z24];1);[$'Base chart'.$AH24];&quot;&quot;))">
            <text:p/>
          </table:table-cell>
          <table:table-cell table:style-name="ce11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4];1)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;&quot;&quot;)" office:value-type="string" office:string-value="&#9;&#9;&lt;record id=&quot;account_account_template_0_112000&quot; model=&quot;account.account.template&quot;&gt;&#13;&#9;&#9;&#9;&lt;field name=&quot;code&quot;&gt;0-112000&lt;/field&gt;&#13;&#9;&#9;&#9;&lt;field name=&quot;name&quot;&gt;0-Activo circulante exigible&lt;/field&gt;&#13;&#9;&#9;&#9;&lt;field name=&quot;shortcut&quot;&gt;0-Exi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2000" model="account.account.template"&gt;<text:tab/><text:tab/><text:tab/>&lt;field name="code"&gt;0-112000&lt;/field&gt;<text:tab/><text:tab/><text:tab/>&lt;field name="name"&gt;0-Activo circulante exigible&lt;/field&gt;<text:tab/><text:tab/><text:tab/>&lt;field name="shortcut"&gt;0-Exi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5];1);CONCATENATE([$'account types'.$B$16];&quot;-&quot;;[$'Base chart'.$V25]);&quot;&quot;)" office:value-type="string" office:string-value="0-112001">
            <text:p>0-112001</text:p>
          </table:table-cell>
          <table:table-cell table:formula="of:=IF(EXACT([$'Base chart'.$Z25];1);CONCATENATE([$'account types'.$B$16];&quot;-&quot;;[$'Base chart'.$X25]);&quot;&quot;)" office:value-type="string" office:string-value="0-Cuentas por cobrar comerciales">
            <text:p>0-Cuentas por cobrar comerciales</text:p>
          </table:table-cell>
          <table:table-cell table:formula="of:=IF(EXACT([$'Base chart'.$Z25];1);CONCATENATE([$'account types'.$B$16];&quot;-&quot;;[$'Base chart'.$AA25]);&quot;&quot;)" office:value-type="string" office:string-value="0-CxC-Com">
            <text:p>0-CxC-Com</text:p>
          </table:table-cell>
          <table:table-cell table:formula="of:=IF(EXACT([$'Base chart'.$AB25];&quot;&quot;);&quot;&quot;;IF(EXACT([$'Base chart'.$Z25];1);CONCATENATE(&quot;account_account_template_&quot;;[$'account types'.$B$16];&quot;_&quot;;[$'Base chart'.$AB25]);&quot;&quot;))" office:value-type="string" office:string-value="account_account_template_0_112000">
            <text:p>account_account_template_0_112000</text:p>
          </table:table-cell>
          <table:table-cell table:formula="of:=IF(EXACT([$'Base chart'.$Z25];1);[$'Base chart'.$AD25];&quot;&quot;)" office:value-type="string" office:string-value="receivable">
            <text:p>receivable</text:p>
          </table:table-cell>
          <table:table-cell table:formula="of:=IF(EXACT([$'Base chart'.$AE25];&quot;&quot;);&quot;&quot;;IF(EXACT([$'Base chart'.$Z25];1);[$'Base chart'.$AE25];&quot;&quot;))" office:value-type="string" office:string-value="l10n_cr_base.CRC">
            <text:p>l10n_cr_base.CRC</text:p>
          </table:table-cell>
          <table:table-cell table:formula="of:=IF(EXACT([$'Base chart'.$Z25];1);[$'Base chart'.$AF25];&quot;&quot;)" office:value-type="string" office:string-value="receivable">
            <text:p>receivable</text:p>
          </table:table-cell>
          <table:table-cell table:formula="of:=IF(EXACT([$'Base chart'.$Z25];1);[$'Base chart'.$AG25];&quot;&quot;)" office:value-type="string" office:string-value="True">
            <text:p>True</text:p>
          </table:table-cell>
          <table:table-cell table:formula="of:=IF(EXACT([$'Base chart'.$AH25];&quot;&quot;);&quot;&quot;;IF(EXACT([$'Base chart'.$Z25];1);[$'Base chart'.$AH25];&quot;&quot;))">
            <text:p/>
          </table:table-cell>
          <table:table-cell table:style-name="ce11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5];1)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;&quot;&quot;)" office:value-type="string" office:string-value="&#9;&#9;&lt;record id=&quot;account_account_template_0_112001&quot; model=&quot;account.account.template&quot;&gt;&#13;&#9;&#9;&#9;&lt;field name=&quot;code&quot;&gt;0-112001&lt;/field&gt;&#13;&#9;&#9;&#9;&lt;field name=&quot;name&quot;&gt;0-Cuentas por cobrar comerciales&lt;/field&gt;&#13;&#9;&#9;&#9;&lt;field name=&quot;shortcut&quot;&gt;0-CxC-Com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1" model="account.account.template"&gt;<text:tab/><text:tab/><text:tab/>&lt;field name="code"&gt;0-112001&lt;/field&gt;<text:tab/><text:tab/><text:tab/>&lt;field name="name"&gt;0-Cuentas por cobrar comerciales&lt;/field&gt;<text:tab/><text:tab/><text:tab/>&lt;field name="shortcut"&gt;0-CxC-Com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6];1);CONCATENATE([$'account types'.$B$16];&quot;-&quot;;[$'Base chart'.$V26]);&quot;&quot;)" office:value-type="string" office:string-value="0-112002">
            <text:p>0-112002</text:p>
          </table:table-cell>
          <table:table-cell table:formula="of:=IF(EXACT([$'Base chart'.$Z26];1);CONCATENATE([$'account types'.$B$16];&quot;-&quot;;[$'Base chart'.$X26]);&quot;&quot;)" office:value-type="string" office:string-value="0-Cuentas por cobrar a compañías relacionadas">
            <text:p>0-Cuentas por cobrar a compañías relacionadas</text:p>
          </table:table-cell>
          <table:table-cell table:formula="of:=IF(EXACT([$'Base chart'.$Z26];1);CONCATENATE([$'account types'.$B$16];&quot;-&quot;;[$'Base chart'.$AA26]);&quot;&quot;)" office:value-type="string" office:string-value="0-CxC-Rel">
            <text:p>0-CxC-Rel</text:p>
          </table:table-cell>
          <table:table-cell table:formula="of:=IF(EXACT([$'Base chart'.$AB26];&quot;&quot;);&quot;&quot;;IF(EXACT([$'Base chart'.$Z26];1);CONCATENATE(&quot;account_account_template_&quot;;[$'account types'.$B$16];&quot;_&quot;;[$'Base chart'.$AB26]);&quot;&quot;))" office:value-type="string" office:string-value="account_account_template_0_112000">
            <text:p>account_account_template_0_112000</text:p>
          </table:table-cell>
          <table:table-cell table:formula="of:=IF(EXACT([$'Base chart'.$Z26];1);[$'Base chart'.$AD26];&quot;&quot;)" office:value-type="string" office:string-value="receivable">
            <text:p>receivable</text:p>
          </table:table-cell>
          <table:table-cell table:formula="of:=IF(EXACT([$'Base chart'.$AE26];&quot;&quot;);&quot;&quot;;IF(EXACT([$'Base chart'.$Z26];1);[$'Base chart'.$AE26];&quot;&quot;))" office:value-type="string" office:string-value="l10n_cr_base.CRC">
            <text:p>l10n_cr_base.CRC</text:p>
          </table:table-cell>
          <table:table-cell table:formula="of:=IF(EXACT([$'Base chart'.$Z26];1);[$'Base chart'.$AF26];&quot;&quot;)" office:value-type="string" office:string-value="receivable">
            <text:p>receivable</text:p>
          </table:table-cell>
          <table:table-cell table:formula="of:=IF(EXACT([$'Base chart'.$Z26];1);[$'Base chart'.$AG26];&quot;&quot;)" office:value-type="string" office:string-value="True">
            <text:p>True</text:p>
          </table:table-cell>
          <table:table-cell table:formula="of:=IF(EXACT([$'Base chart'.$AH26];&quot;&quot;);&quot;&quot;;IF(EXACT([$'Base chart'.$Z26];1);[$'Base chart'.$AH26];&quot;&quot;))">
            <text:p/>
          </table:table-cell>
          <table:table-cell table:style-name="ce11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6];1)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;&quot;&quot;)" office:value-type="string" office:string-value="&#9;&#9;&lt;record id=&quot;account_account_template_0_112002&quot; model=&quot;account.account.template&quot;&gt;&#13;&#9;&#9;&#9;&lt;field name=&quot;code&quot;&gt;0-112002&lt;/field&gt;&#13;&#9;&#9;&#9;&lt;field name=&quot;name&quot;&gt;0-Cuentas por cobrar a compañías relacionadas&lt;/field&gt;&#13;&#9;&#9;&#9;&lt;field name=&quot;shortcut&quot;&gt;0-CxC-Rel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2" model="account.account.template"&gt;<text:tab/><text:tab/><text:tab/>&lt;field name="code"&gt;0-112002&lt;/field&gt;<text:tab/><text:tab/><text:tab/>&lt;field name="name"&gt;0-Cuentas por cobrar a compañías relacionadas&lt;/field&gt;<text:tab/><text:tab/><text:tab/>&lt;field name="shortcut"&gt;0-CxC-Rel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7];1);CONCATENATE([$'account types'.$B$16];&quot;-&quot;;[$'Base chart'.$V27]);&quot;&quot;)" office:value-type="string" office:string-value="0-112003">
            <text:p>0-112003</text:p>
          </table:table-cell>
          <table:table-cell table:formula="of:=IF(EXACT([$'Base chart'.$Z27];1);CONCATENATE([$'account types'.$B$16];&quot;-&quot;;[$'Base chart'.$X27]);&quot;&quot;)" office:value-type="string" office:string-value="0-Cuentas por cobrar a empleados">
            <text:p>0-Cuentas por cobrar a empleados</text:p>
          </table:table-cell>
          <table:table-cell table:formula="of:=IF(EXACT([$'Base chart'.$Z27];1);CONCATENATE([$'account types'.$B$16];&quot;-&quot;;[$'Base chart'.$AA27]);&quot;&quot;)" office:value-type="string" office:string-value="0-CxC-Emp">
            <text:p>0-CxC-Emp</text:p>
          </table:table-cell>
          <table:table-cell table:formula="of:=IF(EXACT([$'Base chart'.$AB27];&quot;&quot;);&quot;&quot;;IF(EXACT([$'Base chart'.$Z27];1);CONCATENATE(&quot;account_account_template_&quot;;[$'account types'.$B$16];&quot;_&quot;;[$'Base chart'.$AB27]);&quot;&quot;))" office:value-type="string" office:string-value="account_account_template_0_112000">
            <text:p>account_account_template_0_112000</text:p>
          </table:table-cell>
          <table:table-cell table:formula="of:=IF(EXACT([$'Base chart'.$Z27];1);[$'Base chart'.$AD27];&quot;&quot;)" office:value-type="string" office:string-value="receivable">
            <text:p>receivable</text:p>
          </table:table-cell>
          <table:table-cell table:formula="of:=IF(EXACT([$'Base chart'.$AE27];&quot;&quot;);&quot;&quot;;IF(EXACT([$'Base chart'.$Z27];1);[$'Base chart'.$AE27];&quot;&quot;))" office:value-type="string" office:string-value="l10n_cr_base.CRC">
            <text:p>l10n_cr_base.CRC</text:p>
          </table:table-cell>
          <table:table-cell table:formula="of:=IF(EXACT([$'Base chart'.$Z27];1);[$'Base chart'.$AF27];&quot;&quot;)" office:value-type="string" office:string-value="receivable">
            <text:p>receivable</text:p>
          </table:table-cell>
          <table:table-cell table:formula="of:=IF(EXACT([$'Base chart'.$Z27];1);[$'Base chart'.$AG27];&quot;&quot;)" office:value-type="string" office:string-value="True">
            <text:p>True</text:p>
          </table:table-cell>
          <table:table-cell table:formula="of:=IF(EXACT([$'Base chart'.$AH27];&quot;&quot;);&quot;&quot;;IF(EXACT([$'Base chart'.$Z27];1);[$'Base chart'.$AH27];&quot;&quot;))">
            <text:p/>
          </table:table-cell>
          <table:table-cell table:style-name="ce11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7];1)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;&quot;&quot;)" office:value-type="string" office:string-value="&#9;&#9;&lt;record id=&quot;account_account_template_0_112003&quot; model=&quot;account.account.template&quot;&gt;&#13;&#9;&#9;&#9;&lt;field name=&quot;code&quot;&gt;0-112003&lt;/field&gt;&#13;&#9;&#9;&#9;&lt;field name=&quot;name&quot;&gt;0-Cuentas por cobrar a empleados&lt;/field&gt;&#13;&#9;&#9;&#9;&lt;field name=&quot;shortcut&quot;&gt;0-CxC-Emp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3" model="account.account.template"&gt;<text:tab/><text:tab/><text:tab/>&lt;field name="code"&gt;0-112003&lt;/field&gt;<text:tab/><text:tab/><text:tab/>&lt;field name="name"&gt;0-Cuentas por cobrar a empleados&lt;/field&gt;<text:tab/><text:tab/><text:tab/>&lt;field name="shortcut"&gt;0-CxC-Emp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8];1);CONCATENATE([$'account types'.$B$16];&quot;-&quot;;[$'Base chart'.$V28]);&quot;&quot;)" office:value-type="string" office:string-value="0-112004">
            <text:p>0-112004</text:p>
          </table:table-cell>
          <table:table-cell table:formula="of:=IF(EXACT([$'Base chart'.$Z28];1);CONCATENATE([$'account types'.$B$16];&quot;-&quot;;[$'Base chart'.$X28]);&quot;&quot;)" office:value-type="string" office:string-value="0-Otras cuentas por cobrar">
            <text:p>0-Otras cuentas por cobrar</text:p>
          </table:table-cell>
          <table:table-cell table:formula="of:=IF(EXACT([$'Base chart'.$Z28];1);CONCATENATE([$'account types'.$B$16];&quot;-&quot;;[$'Base chart'.$AA28]);&quot;&quot;)" office:value-type="string" office:string-value="0-CxC-Ot">
            <text:p>0-CxC-Ot</text:p>
          </table:table-cell>
          <table:table-cell table:formula="of:=IF(EXACT([$'Base chart'.$AB28];&quot;&quot;);&quot;&quot;;IF(EXACT([$'Base chart'.$Z28];1);CONCATENATE(&quot;account_account_template_&quot;;[$'account types'.$B$16];&quot;_&quot;;[$'Base chart'.$AB28]);&quot;&quot;))" office:value-type="string" office:string-value="account_account_template_0_112000">
            <text:p>account_account_template_0_112000</text:p>
          </table:table-cell>
          <table:table-cell table:formula="of:=IF(EXACT([$'Base chart'.$Z28];1);[$'Base chart'.$AD28];&quot;&quot;)" office:value-type="string" office:string-value="receivable">
            <text:p>receivable</text:p>
          </table:table-cell>
          <table:table-cell table:formula="of:=IF(EXACT([$'Base chart'.$AE28];&quot;&quot;);&quot;&quot;;IF(EXACT([$'Base chart'.$Z28];1);[$'Base chart'.$AE28];&quot;&quot;))" office:value-type="string" office:string-value="l10n_cr_base.CRC">
            <text:p>l10n_cr_base.CRC</text:p>
          </table:table-cell>
          <table:table-cell table:formula="of:=IF(EXACT([$'Base chart'.$Z28];1);[$'Base chart'.$AF28];&quot;&quot;)" office:value-type="string" office:string-value="receivable">
            <text:p>receivable</text:p>
          </table:table-cell>
          <table:table-cell table:formula="of:=IF(EXACT([$'Base chart'.$Z28];1);[$'Base chart'.$AG28];&quot;&quot;)" office:value-type="string" office:string-value="True">
            <text:p>True</text:p>
          </table:table-cell>
          <table:table-cell table:formula="of:=IF(EXACT([$'Base chart'.$AH28];&quot;&quot;);&quot;&quot;;IF(EXACT([$'Base chart'.$Z28];1);[$'Base chart'.$AH28];&quot;&quot;))">
            <text:p/>
          </table:table-cell>
          <table:table-cell table:style-name="ce11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8];1)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;&quot;&quot;)" office:value-type="string" office:string-value="&#9;&#9;&lt;record id=&quot;account_account_template_0_112004&quot; model=&quot;account.account.template&quot;&gt;&#13;&#9;&#9;&#9;&lt;field name=&quot;code&quot;&gt;0-112004&lt;/field&gt;&#13;&#9;&#9;&#9;&lt;field name=&quot;name&quot;&gt;0-Otras cuentas por cobrar&lt;/field&gt;&#13;&#9;&#9;&#9;&lt;field name=&quot;shortcut&quot;&gt;0-CxC-Ot&lt;/field&gt;&#13;&#9;&#9;&#9;&lt;field name=&quot;parent_id&quot; ref=&quot;account_account_template_0_1120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4" model="account.account.template"&gt;<text:tab/><text:tab/><text:tab/>&lt;field name="code"&gt;0-112004&lt;/field&gt;<text:tab/><text:tab/><text:tab/>&lt;field name="name"&gt;0-Otras cuentas por cobrar&lt;/field&gt;<text:tab/><text:tab/><text:tab/>&lt;field name="shortcut"&gt;0-CxC-Ot&lt;/field&gt;<text:tab/><text:tab/><text:tab/>&lt;field name="parent_id" ref="account_account_template_0_1120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29];1);CONCATENATE([$'account types'.$B$16];&quot;-&quot;;[$'Base chart'.$V29]);&quot;&quot;)">
            <text:p/>
          </table:table-cell>
          <table:table-cell table:formula="of:=IF(EXACT([$'Base chart'.$Z29];1);CONCATENATE([$'account types'.$B$16];&quot;-&quot;;[$'Base chart'.$X29]);&quot;&quot;)">
            <text:p/>
          </table:table-cell>
          <table:table-cell table:formula="of:=IF(EXACT([$'Base chart'.$Z29];1);CONCATENATE([$'account types'.$B$16];&quot;-&quot;;[$'Base chart'.$AA29]);&quot;&quot;)">
            <text:p/>
          </table:table-cell>
          <table:table-cell table:formula="of:=IF(EXACT([$'Base chart'.$AB29];&quot;&quot;);&quot;&quot;;IF(EXACT([$'Base chart'.$Z29];1);CONCATENATE(&quot;account_account_template_&quot;;[$'account types'.$B$16];&quot;_&quot;;[$'Base chart'.$AB29]);&quot;&quot;))">
            <text:p/>
          </table:table-cell>
          <table:table-cell table:formula="of:=IF(EXACT([$'Base chart'.$Z29];1);[$'Base chart'.$AD29];&quot;&quot;)">
            <text:p/>
          </table:table-cell>
          <table:table-cell table:formula="of:=IF(EXACT([$'Base chart'.$AE29];&quot;&quot;);&quot;&quot;;IF(EXACT([$'Base chart'.$Z29];1);[$'Base chart'.$AE29];&quot;&quot;))">
            <text:p/>
          </table:table-cell>
          <table:table-cell table:formula="of:=IF(EXACT([$'Base chart'.$Z29];1);[$'Base chart'.$AF29];&quot;&quot;)">
            <text:p/>
          </table:table-cell>
          <table:table-cell table:formula="of:=IF(EXACT([$'Base chart'.$Z29];1);[$'Base chart'.$AG29];&quot;&quot;)">
            <text:p/>
          </table:table-cell>
          <table:table-cell table:formula="of:=IF(EXACT([$'Base chart'.$AH29];&quot;&quot;);&quot;&quot;;IF(EXACT([$'Base chart'.$Z29];1);[$'Base chart'.$AH29];&quot;&quot;))">
            <text:p/>
          </table:table-cell>
          <table:table-cell table:style-name="ce11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29];1)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0];1);CONCATENATE([$'account types'.$B$16];&quot;-&quot;;[$'Base chart'.$V30]);&quot;&quot;)" office:value-type="string" office:string-value="0-113000">
            <text:p>0-113000</text:p>
          </table:table-cell>
          <table:table-cell table:formula="of:=IF(EXACT([$'Base chart'.$Z30];1);CONCATENATE([$'account types'.$B$16];&quot;-&quot;;[$'Base chart'.$X30]);&quot;&quot;)" office:value-type="string" office:string-value="0-Activo circulante realizable">
            <text:p>0-Activo circulante realizable</text:p>
          </table:table-cell>
          <table:table-cell table:formula="of:=IF(EXACT([$'Base chart'.$Z30];1);CONCATENATE([$'account types'.$B$16];&quot;-&quot;;[$'Base chart'.$AA30]);&quot;&quot;)" office:value-type="string" office:string-value="0-Rea">
            <text:p>0-Rea</text:p>
          </table:table-cell>
          <table:table-cell table:formula="of:=IF(EXACT([$'Base chart'.$AB30];&quot;&quot;);&quot;&quot;;IF(EXACT([$'Base chart'.$Z30];1);CONCATENATE(&quot;account_account_template_&quot;;[$'account types'.$B$16];&quot;_&quot;;[$'Base chart'.$AB30]);&quot;&quot;))" office:value-type="string" office:string-value="account_account_template_0_110000">
            <text:p>account_account_template_0_110000</text:p>
          </table:table-cell>
          <table:table-cell table:formula="of:=IF(EXACT([$'Base chart'.$Z30];1);[$'Base chart'.$AD30];&quot;&quot;)" office:value-type="string" office:string-value="view">
            <text:p>view</text:p>
          </table:table-cell>
          <table:table-cell table:formula="of:=IF(EXACT([$'Base chart'.$AE30];&quot;&quot;);&quot;&quot;;IF(EXACT([$'Base chart'.$Z30];1);[$'Base chart'.$AE30];&quot;&quot;))" office:value-type="string" office:string-value="l10n_cr_base.CRC">
            <text:p>l10n_cr_base.CRC</text:p>
          </table:table-cell>
          <table:table-cell table:formula="of:=IF(EXACT([$'Base chart'.$Z30];1);[$'Base chart'.$AF30];&quot;&quot;)" office:value-type="string" office:string-value="view">
            <text:p>view</text:p>
          </table:table-cell>
          <table:table-cell table:formula="of:=IF(EXACT([$'Base chart'.$Z30];1);[$'Base chart'.$AG30];&quot;&quot;)" office:value-type="string" office:string-value="False">
            <text:p>False</text:p>
          </table:table-cell>
          <table:table-cell table:formula="of:=IF(EXACT([$'Base chart'.$AH30];&quot;&quot;);&quot;&quot;;IF(EXACT([$'Base chart'.$Z30];1);[$'Base chart'.$AH30];&quot;&quot;))">
            <text:p/>
          </table:table-cell>
          <table:table-cell table:style-name="ce11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0];1)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;&quot;&quot;)" office:value-type="string" office:string-value="&#9;&#9;&lt;record id=&quot;account_account_template_0_113000&quot; model=&quot;account.account.template&quot;&gt;&#13;&#9;&#9;&#9;&lt;field name=&quot;code&quot;&gt;0-113000&lt;/field&gt;&#13;&#9;&#9;&#9;&lt;field name=&quot;name&quot;&gt;0-Activo circulante realizable&lt;/field&gt;&#13;&#9;&#9;&#9;&lt;field name=&quot;shortcut&quot;&gt;0-Rea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000" model="account.account.template"&gt;<text:tab/><text:tab/><text:tab/>&lt;field name="code"&gt;0-113000&lt;/field&gt;<text:tab/><text:tab/><text:tab/>&lt;field name="name"&gt;0-Activo circulante realizable&lt;/field&gt;<text:tab/><text:tab/><text:tab/>&lt;field name="shortcut"&gt;0-Rea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1];1);CONCATENATE([$'account types'.$B$16];&quot;-&quot;;[$'Base chart'.$V31]);&quot;&quot;)" office:value-type="string" office:string-value="0-113100">
            <text:p>0-113100</text:p>
          </table:table-cell>
          <table:table-cell table:formula="of:=IF(EXACT([$'Base chart'.$Z31];1);CONCATENATE([$'account types'.$B$16];&quot;-&quot;;[$'Base chart'.$X31]);&quot;&quot;)" office:value-type="string" office:string-value="0-Inventarios">
            <text:p>0-Inventarios</text:p>
          </table:table-cell>
          <table:table-cell table:formula="of:=IF(EXACT([$'Base chart'.$Z31];1);CONCATENATE([$'account types'.$B$16];&quot;-&quot;;[$'Base chart'.$AA31]);&quot;&quot;)" office:value-type="string" office:string-value="0-Inv">
            <text:p>0-Inv</text:p>
          </table:table-cell>
          <table:table-cell table:formula="of:=IF(EXACT([$'Base chart'.$AB31];&quot;&quot;);&quot;&quot;;IF(EXACT([$'Base chart'.$Z31];1);CONCATENATE(&quot;account_account_template_&quot;;[$'account types'.$B$16];&quot;_&quot;;[$'Base chart'.$AB31]);&quot;&quot;))" office:value-type="string" office:string-value="account_account_template_0_113000">
            <text:p>account_account_template_0_113000</text:p>
          </table:table-cell>
          <table:table-cell table:formula="of:=IF(EXACT([$'Base chart'.$Z31];1);[$'Base chart'.$AD31];&quot;&quot;)" office:value-type="string" office:string-value="view">
            <text:p>view</text:p>
          </table:table-cell>
          <table:table-cell table:formula="of:=IF(EXACT([$'Base chart'.$AE31];&quot;&quot;);&quot;&quot;;IF(EXACT([$'Base chart'.$Z31];1);[$'Base chart'.$AE31];&quot;&quot;))" office:value-type="string" office:string-value="l10n_cr_base.CRC">
            <text:p>l10n_cr_base.CRC</text:p>
          </table:table-cell>
          <table:table-cell table:formula="of:=IF(EXACT([$'Base chart'.$Z31];1);[$'Base chart'.$AF31];&quot;&quot;)" office:value-type="string" office:string-value="view">
            <text:p>view</text:p>
          </table:table-cell>
          <table:table-cell table:formula="of:=IF(EXACT([$'Base chart'.$Z31];1);[$'Base chart'.$AG31];&quot;&quot;)" office:value-type="string" office:string-value="False">
            <text:p>False</text:p>
          </table:table-cell>
          <table:table-cell table:formula="of:=IF(EXACT([$'Base chart'.$AH31];&quot;&quot;);&quot;&quot;;IF(EXACT([$'Base chart'.$Z31];1);[$'Base chart'.$AH31];&quot;&quot;))">
            <text:p/>
          </table:table-cell>
          <table:table-cell table:style-name="ce11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1];1)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;&quot;&quot;)" office:value-type="string" office:string-value="&#9;&#9;&lt;record id=&quot;account_account_template_0_113100&quot; model=&quot;account.account.template&quot;&gt;&#13;&#9;&#9;&#9;&lt;field name=&quot;code&quot;&gt;0-113100&lt;/field&gt;&#13;&#9;&#9;&#9;&lt;field name=&quot;name&quot;&gt;0-Inventarios&lt;/field&gt;&#13;&#9;&#9;&#9;&lt;field name=&quot;shortcut&quot;&gt;0-Inv&lt;/field&gt;&#13;&#9;&#9;&#9;&lt;field name=&quot;parent_id&quot; ref=&quot;account_account_template_0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0" model="account.account.template"&gt;<text:tab/><text:tab/><text:tab/>&lt;field name="code"&gt;0-113100&lt;/field&gt;<text:tab/><text:tab/><text:tab/>&lt;field name="name"&gt;0-Inventarios&lt;/field&gt;<text:tab/><text:tab/><text:tab/>&lt;field name="shortcut"&gt;0-Inv&lt;/field&gt;<text:tab/><text:tab/><text:tab/>&lt;field name="parent_id" ref="account_account_template_0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2];1);CONCATENATE([$'account types'.$B$16];&quot;-&quot;;[$'Base chart'.$V32]);&quot;&quot;)" office:value-type="string" office:string-value="0-113101">
            <text:p>0-113101</text:p>
          </table:table-cell>
          <table:table-cell table:formula="of:=IF(EXACT([$'Base chart'.$Z32];1);CONCATENATE([$'account types'.$B$16];&quot;-&quot;;[$'Base chart'.$X32]);&quot;&quot;)" office:value-type="string" office:string-value="0-Inventario de producto para la venta">
            <text:p>0-Inventario de producto para la venta</text:p>
          </table:table-cell>
          <table:table-cell table:formula="of:=IF(EXACT([$'Base chart'.$Z32];1);CONCATENATE([$'account types'.$B$16];&quot;-&quot;;[$'Base chart'.$AA32]);&quot;&quot;)" office:value-type="string" office:string-value="0-Prod">
            <text:p>0-Prod</text:p>
          </table:table-cell>
          <table:table-cell table:formula="of:=IF(EXACT([$'Base chart'.$AB32];&quot;&quot;);&quot;&quot;;IF(EXACT([$'Base chart'.$Z32];1);CONCATENATE(&quot;account_account_template_&quot;;[$'account types'.$B$16];&quot;_&quot;;[$'Base chart'.$AB32]);&quot;&quot;))" office:value-type="string" office:string-value="account_account_template_0_113100">
            <text:p>account_account_template_0_113100</text:p>
          </table:table-cell>
          <table:table-cell table:formula="of:=IF(EXACT([$'Base chart'.$Z32];1);[$'Base chart'.$AD32];&quot;&quot;)" office:value-type="string" office:string-value="asset">
            <text:p>asset</text:p>
          </table:table-cell>
          <table:table-cell table:formula="of:=IF(EXACT([$'Base chart'.$AE32];&quot;&quot;);&quot;&quot;;IF(EXACT([$'Base chart'.$Z32];1);[$'Base chart'.$AE32];&quot;&quot;))" office:value-type="string" office:string-value="l10n_cr_base.CRC">
            <text:p>l10n_cr_base.CRC</text:p>
          </table:table-cell>
          <table:table-cell table:formula="of:=IF(EXACT([$'Base chart'.$Z32];1);[$'Base chart'.$AF32];&quot;&quot;)" office:value-type="string" office:string-value="other">
            <text:p>other</text:p>
          </table:table-cell>
          <table:table-cell table:formula="of:=IF(EXACT([$'Base chart'.$Z32];1);[$'Base chart'.$AG32];&quot;&quot;)" office:value-type="string" office:string-value="False">
            <text:p>False</text:p>
          </table:table-cell>
          <table:table-cell table:formula="of:=IF(EXACT([$'Base chart'.$AH32];&quot;&quot;);&quot;&quot;;IF(EXACT([$'Base chart'.$Z32];1);[$'Base chart'.$AH32];&quot;&quot;))">
            <text:p/>
          </table:table-cell>
          <table:table-cell table:style-name="ce11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2];1)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;&quot;&quot;)" office:value-type="string" office:string-value="&#9;&#9;&lt;record id=&quot;account_account_template_0_113101&quot; model=&quot;account.account.template&quot;&gt;&#13;&#9;&#9;&#9;&lt;field name=&quot;code&quot;&gt;0-113101&lt;/field&gt;&#13;&#9;&#9;&#9;&lt;field name=&quot;name&quot;&gt;0-Inventario de producto para la venta&lt;/field&gt;&#13;&#9;&#9;&#9;&lt;field name=&quot;shortcut&quot;&gt;0-Prod&lt;/field&gt;&#13;&#9;&#9;&#9;&lt;field name=&quot;parent_id&quot; ref=&quot;account_account_template_0_1131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1" model="account.account.template"&gt;<text:tab/><text:tab/><text:tab/>&lt;field name="code"&gt;0-113101&lt;/field&gt;<text:tab/><text:tab/><text:tab/>&lt;field name="name"&gt;0-Inventario de producto para la venta&lt;/field&gt;<text:tab/><text:tab/><text:tab/>&lt;field name="shortcut"&gt;0-Prod&lt;/field&gt;<text:tab/><text:tab/><text:tab/>&lt;field name="parent_id" ref="account_account_template_0_1131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3];1);CONCATENATE([$'account types'.$B$16];&quot;-&quot;;[$'Base chart'.$V33]);&quot;&quot;)">
            <text:p/>
          </table:table-cell>
          <table:table-cell table:formula="of:=IF(EXACT([$'Base chart'.$Z33];1);CONCATENATE([$'account types'.$B$16];&quot;-&quot;;[$'Base chart'.$X33]);&quot;&quot;)">
            <text:p/>
          </table:table-cell>
          <table:table-cell table:formula="of:=IF(EXACT([$'Base chart'.$Z33];1);CONCATENATE([$'account types'.$B$16];&quot;-&quot;;[$'Base chart'.$AA33]);&quot;&quot;)">
            <text:p/>
          </table:table-cell>
          <table:table-cell table:formula="of:=IF(EXACT([$'Base chart'.$AB33];&quot;&quot;);&quot;&quot;;IF(EXACT([$'Base chart'.$Z33];1);CONCATENATE(&quot;account_account_template_&quot;;[$'account types'.$B$16];&quot;_&quot;;[$'Base chart'.$AB33]);&quot;&quot;))">
            <text:p/>
          </table:table-cell>
          <table:table-cell table:formula="of:=IF(EXACT([$'Base chart'.$Z33];1);[$'Base chart'.$AD33];&quot;&quot;)">
            <text:p/>
          </table:table-cell>
          <table:table-cell table:formula="of:=IF(EXACT([$'Base chart'.$AE33];&quot;&quot;);&quot;&quot;;IF(EXACT([$'Base chart'.$Z33];1);[$'Base chart'.$AE33];&quot;&quot;))">
            <text:p/>
          </table:table-cell>
          <table:table-cell table:formula="of:=IF(EXACT([$'Base chart'.$Z33];1);[$'Base chart'.$AF33];&quot;&quot;)">
            <text:p/>
          </table:table-cell>
          <table:table-cell table:formula="of:=IF(EXACT([$'Base chart'.$Z33];1);[$'Base chart'.$AG33];&quot;&quot;)">
            <text:p/>
          </table:table-cell>
          <table:table-cell table:formula="of:=IF(EXACT([$'Base chart'.$AH33];&quot;&quot;);&quot;&quot;;IF(EXACT([$'Base chart'.$Z33];1);[$'Base chart'.$AH33];&quot;&quot;))">
            <text:p/>
          </table:table-cell>
          <table:table-cell table:style-name="ce11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3];1)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4];1);CONCATENATE([$'account types'.$B$16];&quot;-&quot;;[$'Base chart'.$V34]);&quot;&quot;)" office:value-type="string" office:string-value="0-120000">
            <text:p>0-120000</text:p>
          </table:table-cell>
          <table:table-cell table:formula="of:=IF(EXACT([$'Base chart'.$Z34];1);CONCATENATE([$'account types'.$B$16];&quot;-&quot;;[$'Base chart'.$X34]);&quot;&quot;)" office:value-type="string" office:string-value="0-Activo fijo">
            <text:p>0-Activo fijo</text:p>
          </table:table-cell>
          <table:table-cell table:formula="of:=IF(EXACT([$'Base chart'.$Z34];1);CONCATENATE([$'account types'.$B$16];&quot;-&quot;;[$'Base chart'.$AA34]);&quot;&quot;)" office:value-type="string" office:string-value="0-AF">
            <text:p>0-AF</text:p>
          </table:table-cell>
          <table:table-cell table:formula="of:=IF(EXACT([$'Base chart'.$AB34];&quot;&quot;);&quot;&quot;;IF(EXACT([$'Base chart'.$Z34];1);CONCATENATE(&quot;account_account_template_&quot;;[$'account types'.$B$16];&quot;_&quot;;[$'Base chart'.$AB34]);&quot;&quot;))" office:value-type="string" office:string-value="account_account_template_0_100000">
            <text:p>account_account_template_0_100000</text:p>
          </table:table-cell>
          <table:table-cell table:formula="of:=IF(EXACT([$'Base chart'.$Z34];1);[$'Base chart'.$AD34];&quot;&quot;)" office:value-type="string" office:string-value="view">
            <text:p>view</text:p>
          </table:table-cell>
          <table:table-cell table:formula="of:=IF(EXACT([$'Base chart'.$AE34];&quot;&quot;);&quot;&quot;;IF(EXACT([$'Base chart'.$Z34];1);[$'Base chart'.$AE34];&quot;&quot;))" office:value-type="string" office:string-value="l10n_cr_base.CRC">
            <text:p>l10n_cr_base.CRC</text:p>
          </table:table-cell>
          <table:table-cell table:formula="of:=IF(EXACT([$'Base chart'.$Z34];1);[$'Base chart'.$AF34];&quot;&quot;)" office:value-type="string" office:string-value="view">
            <text:p>view</text:p>
          </table:table-cell>
          <table:table-cell table:formula="of:=IF(EXACT([$'Base chart'.$Z34];1);[$'Base chart'.$AG34];&quot;&quot;)" office:value-type="string" office:string-value="False">
            <text:p>False</text:p>
          </table:table-cell>
          <table:table-cell table:formula="of:=IF(EXACT([$'Base chart'.$AH34];&quot;&quot;);&quot;&quot;;IF(EXACT([$'Base chart'.$Z34];1);[$'Base chart'.$AH34];&quot;&quot;))">
            <text:p/>
          </table:table-cell>
          <table:table-cell table:style-name="ce11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4];1)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;&quot;&quot;)" office:value-type="string" office:string-value="&#9;&#9;&lt;record id=&quot;account_account_template_0_120000&quot; model=&quot;account.account.template&quot;&gt;&#13;&#9;&#9;&#9;&lt;field name=&quot;code&quot;&gt;0-120000&lt;/field&gt;&#13;&#9;&#9;&#9;&lt;field name=&quot;name&quot;&gt;0-Activo fijo&lt;/field&gt;&#13;&#9;&#9;&#9;&lt;field name=&quot;shortcut&quot;&gt;0-AF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0000" model="account.account.template"&gt;<text:tab/><text:tab/><text:tab/>&lt;field name="code"&gt;0-120000&lt;/field&gt;<text:tab/><text:tab/><text:tab/>&lt;field name="name"&gt;0-Activo fijo&lt;/field&gt;<text:tab/><text:tab/><text:tab/>&lt;field name="shortcut"&gt;0-AF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35];1);CONCATENATE([$'account types'.$B$16];&quot;-&quot;;[$'Base chart'.$V35]);&quot;&quot;)">
            <text:p/>
          </table:table-cell>
          <table:table-cell table:formula="of:=IF(EXACT([$'Base chart'.$Z35];1);CONCATENATE([$'account types'.$B$16];&quot;-&quot;;[$'Base chart'.$X35]);&quot;&quot;)">
            <text:p/>
          </table:table-cell>
          <table:table-cell table:formula="of:=IF(EXACT([$'Base chart'.$Z35];1);CONCATENATE([$'account types'.$B$16];&quot;-&quot;;[$'Base chart'.$AA35]);&quot;&quot;)">
            <text:p/>
          </table:table-cell>
          <table:table-cell table:formula="of:=IF(EXACT([$'Base chart'.$AB35];&quot;&quot;);&quot;&quot;;IF(EXACT([$'Base chart'.$Z35];1);CONCATENATE(&quot;account_account_template_&quot;;[$'account types'.$B$16];&quot;_&quot;;[$'Base chart'.$AB35]);&quot;&quot;))">
            <text:p/>
          </table:table-cell>
          <table:table-cell table:formula="of:=IF(EXACT([$'Base chart'.$Z35];1);[$'Base chart'.$AD35];&quot;&quot;)">
            <text:p/>
          </table:table-cell>
          <table:table-cell table:formula="of:=IF(EXACT([$'Base chart'.$AE35];&quot;&quot;);&quot;&quot;;IF(EXACT([$'Base chart'.$Z35];1);[$'Base chart'.$AE35];&quot;&quot;))">
            <text:p/>
          </table:table-cell>
          <table:table-cell table:formula="of:=IF(EXACT([$'Base chart'.$Z35];1);[$'Base chart'.$AF35];&quot;&quot;)">
            <text:p/>
          </table:table-cell>
          <table:table-cell table:formula="of:=IF(EXACT([$'Base chart'.$Z35];1);[$'Base chart'.$AG35];&quot;&quot;)">
            <text:p/>
          </table:table-cell>
          <table:table-cell table:formula="of:=IF(EXACT([$'Base chart'.$AH35];&quot;&quot;);&quot;&quot;;IF(EXACT([$'Base chart'.$Z35];1);[$'Base chart'.$AH35];&quot;&quot;))">
            <text:p/>
          </table:table-cell>
          <table:table-cell table:style-name="ce11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5];1)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6];1);CONCATENATE([$'account types'.$B$16];&quot;-&quot;;[$'Base chart'.$V36]);&quot;&quot;)">
            <text:p/>
          </table:table-cell>
          <table:table-cell table:formula="of:=IF(EXACT([$'Base chart'.$Z36];1);CONCATENATE([$'account types'.$B$16];&quot;-&quot;;[$'Base chart'.$X36]);&quot;&quot;)">
            <text:p/>
          </table:table-cell>
          <table:table-cell table:formula="of:=IF(EXACT([$'Base chart'.$Z36];1);CONCATENATE([$'account types'.$B$16];&quot;-&quot;;[$'Base chart'.$AA36]);&quot;&quot;)">
            <text:p/>
          </table:table-cell>
          <table:table-cell table:formula="of:=IF(EXACT([$'Base chart'.$AB36];&quot;&quot;);&quot;&quot;;IF(EXACT([$'Base chart'.$Z36];1);CONCATENATE(&quot;account_account_template_&quot;;[$'account types'.$B$16];&quot;_&quot;;[$'Base chart'.$AB36]);&quot;&quot;))">
            <text:p/>
          </table:table-cell>
          <table:table-cell table:formula="of:=IF(EXACT([$'Base chart'.$Z36];1);[$'Base chart'.$AD36];&quot;&quot;)">
            <text:p/>
          </table:table-cell>
          <table:table-cell table:formula="of:=IF(EXACT([$'Base chart'.$AE36];&quot;&quot;);&quot;&quot;;IF(EXACT([$'Base chart'.$Z36];1);[$'Base chart'.$AE36];&quot;&quot;))">
            <text:p/>
          </table:table-cell>
          <table:table-cell table:formula="of:=IF(EXACT([$'Base chart'.$Z36];1);[$'Base chart'.$AF36];&quot;&quot;)">
            <text:p/>
          </table:table-cell>
          <table:table-cell table:formula="of:=IF(EXACT([$'Base chart'.$Z36];1);[$'Base chart'.$AG36];&quot;&quot;)">
            <text:p/>
          </table:table-cell>
          <table:table-cell table:formula="of:=IF(EXACT([$'Base chart'.$AH36];&quot;&quot;);&quot;&quot;;IF(EXACT([$'Base chart'.$Z36];1);[$'Base chart'.$AH36];&quot;&quot;))">
            <text:p/>
          </table:table-cell>
          <table:table-cell table:style-name="ce11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6];1)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7];1);CONCATENATE([$'account types'.$B$16];&quot;-&quot;;[$'Base chart'.$V37]);&quot;&quot;)">
            <text:p/>
          </table:table-cell>
          <table:table-cell table:formula="of:=IF(EXACT([$'Base chart'.$Z37];1);CONCATENATE([$'account types'.$B$16];&quot;-&quot;;[$'Base chart'.$X37]);&quot;&quot;)">
            <text:p/>
          </table:table-cell>
          <table:table-cell table:formula="of:=IF(EXACT([$'Base chart'.$Z37];1);CONCATENATE([$'account types'.$B$16];&quot;-&quot;;[$'Base chart'.$AA37]);&quot;&quot;)">
            <text:p/>
          </table:table-cell>
          <table:table-cell table:formula="of:=IF(EXACT([$'Base chart'.$AB37];&quot;&quot;);&quot;&quot;;IF(EXACT([$'Base chart'.$Z37];1);CONCATENATE(&quot;account_account_template_&quot;;[$'account types'.$B$16];&quot;_&quot;;[$'Base chart'.$AB37]);&quot;&quot;))">
            <text:p/>
          </table:table-cell>
          <table:table-cell table:formula="of:=IF(EXACT([$'Base chart'.$Z37];1);[$'Base chart'.$AD37];&quot;&quot;)">
            <text:p/>
          </table:table-cell>
          <table:table-cell table:formula="of:=IF(EXACT([$'Base chart'.$AE37];&quot;&quot;);&quot;&quot;;IF(EXACT([$'Base chart'.$Z37];1);[$'Base chart'.$AE37];&quot;&quot;))">
            <text:p/>
          </table:table-cell>
          <table:table-cell table:formula="of:=IF(EXACT([$'Base chart'.$Z37];1);[$'Base chart'.$AF37];&quot;&quot;)">
            <text:p/>
          </table:table-cell>
          <table:table-cell table:formula="of:=IF(EXACT([$'Base chart'.$Z37];1);[$'Base chart'.$AG37];&quot;&quot;)">
            <text:p/>
          </table:table-cell>
          <table:table-cell table:formula="of:=IF(EXACT([$'Base chart'.$AH37];&quot;&quot;);&quot;&quot;;IF(EXACT([$'Base chart'.$Z37];1);[$'Base chart'.$AH37];&quot;&quot;))">
            <text:p/>
          </table:table-cell>
          <table:table-cell table:style-name="ce11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7];1)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8];1);CONCATENATE([$'account types'.$B$16];&quot;-&quot;;[$'Base chart'.$V38]);&quot;&quot;)">
            <text:p/>
          </table:table-cell>
          <table:table-cell table:formula="of:=IF(EXACT([$'Base chart'.$Z38];1);CONCATENATE([$'account types'.$B$16];&quot;-&quot;;[$'Base chart'.$X38]);&quot;&quot;)">
            <text:p/>
          </table:table-cell>
          <table:table-cell table:formula="of:=IF(EXACT([$'Base chart'.$Z38];1);CONCATENATE([$'account types'.$B$16];&quot;-&quot;;[$'Base chart'.$AA38]);&quot;&quot;)">
            <text:p/>
          </table:table-cell>
          <table:table-cell table:formula="of:=IF(EXACT([$'Base chart'.$AB38];&quot;&quot;);&quot;&quot;;IF(EXACT([$'Base chart'.$Z38];1);CONCATENATE(&quot;account_account_template_&quot;;[$'account types'.$B$16];&quot;_&quot;;[$'Base chart'.$AB38]);&quot;&quot;))">
            <text:p/>
          </table:table-cell>
          <table:table-cell table:formula="of:=IF(EXACT([$'Base chart'.$Z38];1);[$'Base chart'.$AD38];&quot;&quot;)">
            <text:p/>
          </table:table-cell>
          <table:table-cell table:formula="of:=IF(EXACT([$'Base chart'.$AE38];&quot;&quot;);&quot;&quot;;IF(EXACT([$'Base chart'.$Z38];1);[$'Base chart'.$AE38];&quot;&quot;))">
            <text:p/>
          </table:table-cell>
          <table:table-cell table:formula="of:=IF(EXACT([$'Base chart'.$Z38];1);[$'Base chart'.$AF38];&quot;&quot;)">
            <text:p/>
          </table:table-cell>
          <table:table-cell table:formula="of:=IF(EXACT([$'Base chart'.$Z38];1);[$'Base chart'.$AG38];&quot;&quot;)">
            <text:p/>
          </table:table-cell>
          <table:table-cell table:formula="of:=IF(EXACT([$'Base chart'.$AH38];&quot;&quot;);&quot;&quot;;IF(EXACT([$'Base chart'.$Z38];1);[$'Base chart'.$AH38];&quot;&quot;))">
            <text:p/>
          </table:table-cell>
          <table:table-cell table:style-name="ce11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8];1)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39];1);CONCATENATE([$'account types'.$B$16];&quot;-&quot;;[$'Base chart'.$V39]);&quot;&quot;)">
            <text:p/>
          </table:table-cell>
          <table:table-cell table:formula="of:=IF(EXACT([$'Base chart'.$Z39];1);CONCATENATE([$'account types'.$B$16];&quot;-&quot;;[$'Base chart'.$X39]);&quot;&quot;)">
            <text:p/>
          </table:table-cell>
          <table:table-cell table:formula="of:=IF(EXACT([$'Base chart'.$Z39];1);CONCATENATE([$'account types'.$B$16];&quot;-&quot;;[$'Base chart'.$AA39]);&quot;&quot;)">
            <text:p/>
          </table:table-cell>
          <table:table-cell table:formula="of:=IF(EXACT([$'Base chart'.$AB39];&quot;&quot;);&quot;&quot;;IF(EXACT([$'Base chart'.$Z39];1);CONCATENATE(&quot;account_account_template_&quot;;[$'account types'.$B$16];&quot;_&quot;;[$'Base chart'.$AB39]);&quot;&quot;))">
            <text:p/>
          </table:table-cell>
          <table:table-cell table:formula="of:=IF(EXACT([$'Base chart'.$Z39];1);[$'Base chart'.$AD39];&quot;&quot;)">
            <text:p/>
          </table:table-cell>
          <table:table-cell table:formula="of:=IF(EXACT([$'Base chart'.$AE39];&quot;&quot;);&quot;&quot;;IF(EXACT([$'Base chart'.$Z39];1);[$'Base chart'.$AE39];&quot;&quot;))">
            <text:p/>
          </table:table-cell>
          <table:table-cell table:formula="of:=IF(EXACT([$'Base chart'.$Z39];1);[$'Base chart'.$AF39];&quot;&quot;)">
            <text:p/>
          </table:table-cell>
          <table:table-cell table:formula="of:=IF(EXACT([$'Base chart'.$Z39];1);[$'Base chart'.$AG39];&quot;&quot;)">
            <text:p/>
          </table:table-cell>
          <table:table-cell table:formula="of:=IF(EXACT([$'Base chart'.$AH39];&quot;&quot;);&quot;&quot;;IF(EXACT([$'Base chart'.$Z39];1);[$'Base chart'.$AH39];&quot;&quot;))">
            <text:p/>
          </table:table-cell>
          <table:table-cell table:style-name="ce11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39];1)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0];1);CONCATENATE([$'account types'.$B$16];&quot;-&quot;;[$'Base chart'.$V40]);&quot;&quot;)">
            <text:p/>
          </table:table-cell>
          <table:table-cell table:formula="of:=IF(EXACT([$'Base chart'.$Z40];1);CONCATENATE([$'account types'.$B$16];&quot;-&quot;;[$'Base chart'.$X40]);&quot;&quot;)">
            <text:p/>
          </table:table-cell>
          <table:table-cell table:formula="of:=IF(EXACT([$'Base chart'.$Z40];1);CONCATENATE([$'account types'.$B$16];&quot;-&quot;;[$'Base chart'.$AA40]);&quot;&quot;)">
            <text:p/>
          </table:table-cell>
          <table:table-cell table:formula="of:=IF(EXACT([$'Base chart'.$AB40];&quot;&quot;);&quot;&quot;;IF(EXACT([$'Base chart'.$Z40];1);CONCATENATE(&quot;account_account_template_&quot;;[$'account types'.$B$16];&quot;_&quot;;[$'Base chart'.$AB40]);&quot;&quot;))">
            <text:p/>
          </table:table-cell>
          <table:table-cell table:formula="of:=IF(EXACT([$'Base chart'.$Z40];1);[$'Base chart'.$AD40];&quot;&quot;)">
            <text:p/>
          </table:table-cell>
          <table:table-cell table:formula="of:=IF(EXACT([$'Base chart'.$AE40];&quot;&quot;);&quot;&quot;;IF(EXACT([$'Base chart'.$Z40];1);[$'Base chart'.$AE40];&quot;&quot;))">
            <text:p/>
          </table:table-cell>
          <table:table-cell table:formula="of:=IF(EXACT([$'Base chart'.$Z40];1);[$'Base chart'.$AF40];&quot;&quot;)">
            <text:p/>
          </table:table-cell>
          <table:table-cell table:formula="of:=IF(EXACT([$'Base chart'.$Z40];1);[$'Base chart'.$AG40];&quot;&quot;)">
            <text:p/>
          </table:table-cell>
          <table:table-cell table:formula="of:=IF(EXACT([$'Base chart'.$AH40];&quot;&quot;);&quot;&quot;;IF(EXACT([$'Base chart'.$Z40];1);[$'Base chart'.$AH40];&quot;&quot;))">
            <text:p/>
          </table:table-cell>
          <table:table-cell table:style-name="ce11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0];1)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1];1);CONCATENATE([$'account types'.$B$16];&quot;-&quot;;[$'Base chart'.$V41]);&quot;&quot;)">
            <text:p/>
          </table:table-cell>
          <table:table-cell table:formula="of:=IF(EXACT([$'Base chart'.$Z41];1);CONCATENATE([$'account types'.$B$16];&quot;-&quot;;[$'Base chart'.$X41]);&quot;&quot;)">
            <text:p/>
          </table:table-cell>
          <table:table-cell table:formula="of:=IF(EXACT([$'Base chart'.$Z41];1);CONCATENATE([$'account types'.$B$16];&quot;-&quot;;[$'Base chart'.$AA41]);&quot;&quot;)">
            <text:p/>
          </table:table-cell>
          <table:table-cell table:formula="of:=IF(EXACT([$'Base chart'.$AB41];&quot;&quot;);&quot;&quot;;IF(EXACT([$'Base chart'.$Z41];1);CONCATENATE(&quot;account_account_template_&quot;;[$'account types'.$B$16];&quot;_&quot;;[$'Base chart'.$AB41]);&quot;&quot;))">
            <text:p/>
          </table:table-cell>
          <table:table-cell table:formula="of:=IF(EXACT([$'Base chart'.$Z41];1);[$'Base chart'.$AD41];&quot;&quot;)">
            <text:p/>
          </table:table-cell>
          <table:table-cell table:formula="of:=IF(EXACT([$'Base chart'.$AE41];&quot;&quot;);&quot;&quot;;IF(EXACT([$'Base chart'.$Z41];1);[$'Base chart'.$AE41];&quot;&quot;))">
            <text:p/>
          </table:table-cell>
          <table:table-cell table:formula="of:=IF(EXACT([$'Base chart'.$Z41];1);[$'Base chart'.$AF41];&quot;&quot;)">
            <text:p/>
          </table:table-cell>
          <table:table-cell table:formula="of:=IF(EXACT([$'Base chart'.$Z41];1);[$'Base chart'.$AG41];&quot;&quot;)">
            <text:p/>
          </table:table-cell>
          <table:table-cell table:formula="of:=IF(EXACT([$'Base chart'.$AH41];&quot;&quot;);&quot;&quot;;IF(EXACT([$'Base chart'.$Z41];1);[$'Base chart'.$AH41];&quot;&quot;))">
            <text:p/>
          </table:table-cell>
          <table:table-cell table:style-name="ce11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1];1)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2];1);CONCATENATE([$'account types'.$B$16];&quot;-&quot;;[$'Base chart'.$V42]);&quot;&quot;)">
            <text:p/>
          </table:table-cell>
          <table:table-cell table:formula="of:=IF(EXACT([$'Base chart'.$Z42];1);CONCATENATE([$'account types'.$B$16];&quot;-&quot;;[$'Base chart'.$X42]);&quot;&quot;)">
            <text:p/>
          </table:table-cell>
          <table:table-cell table:formula="of:=IF(EXACT([$'Base chart'.$Z42];1);CONCATENATE([$'account types'.$B$16];&quot;-&quot;;[$'Base chart'.$AA42]);&quot;&quot;)">
            <text:p/>
          </table:table-cell>
          <table:table-cell table:formula="of:=IF(EXACT([$'Base chart'.$AB42];&quot;&quot;);&quot;&quot;;IF(EXACT([$'Base chart'.$Z42];1);CONCATENATE(&quot;account_account_template_&quot;;[$'account types'.$B$16];&quot;_&quot;;[$'Base chart'.$AB42]);&quot;&quot;))">
            <text:p/>
          </table:table-cell>
          <table:table-cell table:formula="of:=IF(EXACT([$'Base chart'.$Z42];1);[$'Base chart'.$AD42];&quot;&quot;)">
            <text:p/>
          </table:table-cell>
          <table:table-cell table:formula="of:=IF(EXACT([$'Base chart'.$AE42];&quot;&quot;);&quot;&quot;;IF(EXACT([$'Base chart'.$Z42];1);[$'Base chart'.$AE42];&quot;&quot;))">
            <text:p/>
          </table:table-cell>
          <table:table-cell table:formula="of:=IF(EXACT([$'Base chart'.$Z42];1);[$'Base chart'.$AF42];&quot;&quot;)">
            <text:p/>
          </table:table-cell>
          <table:table-cell table:formula="of:=IF(EXACT([$'Base chart'.$Z42];1);[$'Base chart'.$AG42];&quot;&quot;)">
            <text:p/>
          </table:table-cell>
          <table:table-cell table:formula="of:=IF(EXACT([$'Base chart'.$AH42];&quot;&quot;);&quot;&quot;;IF(EXACT([$'Base chart'.$Z42];1);[$'Base chart'.$AH42];&quot;&quot;))">
            <text:p/>
          </table:table-cell>
          <table:table-cell table:style-name="ce11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2];1)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3];1);CONCATENATE([$'account types'.$B$16];&quot;-&quot;;[$'Base chart'.$V43]);&quot;&quot;)">
            <text:p/>
          </table:table-cell>
          <table:table-cell table:formula="of:=IF(EXACT([$'Base chart'.$Z43];1);CONCATENATE([$'account types'.$B$16];&quot;-&quot;;[$'Base chart'.$X43]);&quot;&quot;)">
            <text:p/>
          </table:table-cell>
          <table:table-cell table:formula="of:=IF(EXACT([$'Base chart'.$Z43];1);CONCATENATE([$'account types'.$B$16];&quot;-&quot;;[$'Base chart'.$AA43]);&quot;&quot;)">
            <text:p/>
          </table:table-cell>
          <table:table-cell table:formula="of:=IF(EXACT([$'Base chart'.$AB43];&quot;&quot;);&quot;&quot;;IF(EXACT([$'Base chart'.$Z43];1);CONCATENATE(&quot;account_account_template_&quot;;[$'account types'.$B$16];&quot;_&quot;;[$'Base chart'.$AB43]);&quot;&quot;))">
            <text:p/>
          </table:table-cell>
          <table:table-cell table:formula="of:=IF(EXACT([$'Base chart'.$Z43];1);[$'Base chart'.$AD43];&quot;&quot;)">
            <text:p/>
          </table:table-cell>
          <table:table-cell table:formula="of:=IF(EXACT([$'Base chart'.$AE43];&quot;&quot;);&quot;&quot;;IF(EXACT([$'Base chart'.$Z43];1);[$'Base chart'.$AE43];&quot;&quot;))">
            <text:p/>
          </table:table-cell>
          <table:table-cell table:formula="of:=IF(EXACT([$'Base chart'.$Z43];1);[$'Base chart'.$AF43];&quot;&quot;)">
            <text:p/>
          </table:table-cell>
          <table:table-cell table:formula="of:=IF(EXACT([$'Base chart'.$Z43];1);[$'Base chart'.$AG43];&quot;&quot;)">
            <text:p/>
          </table:table-cell>
          <table:table-cell table:formula="of:=IF(EXACT([$'Base chart'.$AH43];&quot;&quot;);&quot;&quot;;IF(EXACT([$'Base chart'.$Z43];1);[$'Base chart'.$AH43];&quot;&quot;))">
            <text:p/>
          </table:table-cell>
          <table:table-cell table:style-name="ce11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3];1)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4];1);CONCATENATE([$'account types'.$B$16];&quot;-&quot;;[$'Base chart'.$V44]);&quot;&quot;)">
            <text:p/>
          </table:table-cell>
          <table:table-cell table:formula="of:=IF(EXACT([$'Base chart'.$Z44];1);CONCATENATE([$'account types'.$B$16];&quot;-&quot;;[$'Base chart'.$X44]);&quot;&quot;)">
            <text:p/>
          </table:table-cell>
          <table:table-cell table:formula="of:=IF(EXACT([$'Base chart'.$Z44];1);CONCATENATE([$'account types'.$B$16];&quot;-&quot;;[$'Base chart'.$AA44]);&quot;&quot;)">
            <text:p/>
          </table:table-cell>
          <table:table-cell table:formula="of:=IF(EXACT([$'Base chart'.$AB44];&quot;&quot;);&quot;&quot;;IF(EXACT([$'Base chart'.$Z44];1);CONCATENATE(&quot;account_account_template_&quot;;[$'account types'.$B$16];&quot;_&quot;;[$'Base chart'.$AB44]);&quot;&quot;))">
            <text:p/>
          </table:table-cell>
          <table:table-cell table:formula="of:=IF(EXACT([$'Base chart'.$Z44];1);[$'Base chart'.$AD44];&quot;&quot;)">
            <text:p/>
          </table:table-cell>
          <table:table-cell table:formula="of:=IF(EXACT([$'Base chart'.$AE44];&quot;&quot;);&quot;&quot;;IF(EXACT([$'Base chart'.$Z44];1);[$'Base chart'.$AE44];&quot;&quot;))">
            <text:p/>
          </table:table-cell>
          <table:table-cell table:formula="of:=IF(EXACT([$'Base chart'.$Z44];1);[$'Base chart'.$AF44];&quot;&quot;)">
            <text:p/>
          </table:table-cell>
          <table:table-cell table:formula="of:=IF(EXACT([$'Base chart'.$Z44];1);[$'Base chart'.$AG44];&quot;&quot;)">
            <text:p/>
          </table:table-cell>
          <table:table-cell table:formula="of:=IF(EXACT([$'Base chart'.$AH44];&quot;&quot;);&quot;&quot;;IF(EXACT([$'Base chart'.$Z44];1);[$'Base chart'.$AH44];&quot;&quot;))">
            <text:p/>
          </table:table-cell>
          <table:table-cell table:style-name="ce11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4];1)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5];1);CONCATENATE([$'account types'.$B$16];&quot;-&quot;;[$'Base chart'.$V45]);&quot;&quot;)">
            <text:p/>
          </table:table-cell>
          <table:table-cell table:formula="of:=IF(EXACT([$'Base chart'.$Z45];1);CONCATENATE([$'account types'.$B$16];&quot;-&quot;;[$'Base chart'.$X45]);&quot;&quot;)">
            <text:p/>
          </table:table-cell>
          <table:table-cell table:formula="of:=IF(EXACT([$'Base chart'.$Z45];1);CONCATENATE([$'account types'.$B$16];&quot;-&quot;;[$'Base chart'.$AA45]);&quot;&quot;)">
            <text:p/>
          </table:table-cell>
          <table:table-cell table:formula="of:=IF(EXACT([$'Base chart'.$AB45];&quot;&quot;);&quot;&quot;;IF(EXACT([$'Base chart'.$Z45];1);CONCATENATE(&quot;account_account_template_&quot;;[$'account types'.$B$16];&quot;_&quot;;[$'Base chart'.$AB45]);&quot;&quot;))">
            <text:p/>
          </table:table-cell>
          <table:table-cell table:formula="of:=IF(EXACT([$'Base chart'.$Z45];1);[$'Base chart'.$AD45];&quot;&quot;)">
            <text:p/>
          </table:table-cell>
          <table:table-cell table:formula="of:=IF(EXACT([$'Base chart'.$AE45];&quot;&quot;);&quot;&quot;;IF(EXACT([$'Base chart'.$Z45];1);[$'Base chart'.$AE45];&quot;&quot;))">
            <text:p/>
          </table:table-cell>
          <table:table-cell table:formula="of:=IF(EXACT([$'Base chart'.$Z45];1);[$'Base chart'.$AF45];&quot;&quot;)">
            <text:p/>
          </table:table-cell>
          <table:table-cell table:formula="of:=IF(EXACT([$'Base chart'.$Z45];1);[$'Base chart'.$AG45];&quot;&quot;)">
            <text:p/>
          </table:table-cell>
          <table:table-cell table:formula="of:=IF(EXACT([$'Base chart'.$AH45];&quot;&quot;);&quot;&quot;;IF(EXACT([$'Base chart'.$Z45];1);[$'Base chart'.$AH45];&quot;&quot;))">
            <text:p/>
          </table:table-cell>
          <table:table-cell table:style-name="ce11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5];1)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6];1);CONCATENATE([$'account types'.$B$16];&quot;-&quot;;[$'Base chart'.$V46]);&quot;&quot;)">
            <text:p/>
          </table:table-cell>
          <table:table-cell table:formula="of:=IF(EXACT([$'Base chart'.$Z46];1);CONCATENATE([$'account types'.$B$16];&quot;-&quot;;[$'Base chart'.$X46]);&quot;&quot;)">
            <text:p/>
          </table:table-cell>
          <table:table-cell table:formula="of:=IF(EXACT([$'Base chart'.$Z46];1);CONCATENATE([$'account types'.$B$16];&quot;-&quot;;[$'Base chart'.$AA46]);&quot;&quot;)">
            <text:p/>
          </table:table-cell>
          <table:table-cell table:formula="of:=IF(EXACT([$'Base chart'.$AB46];&quot;&quot;);&quot;&quot;;IF(EXACT([$'Base chart'.$Z46];1);CONCATENATE(&quot;account_account_template_&quot;;[$'account types'.$B$16];&quot;_&quot;;[$'Base chart'.$AB46]);&quot;&quot;))">
            <text:p/>
          </table:table-cell>
          <table:table-cell table:formula="of:=IF(EXACT([$'Base chart'.$Z46];1);[$'Base chart'.$AD46];&quot;&quot;)">
            <text:p/>
          </table:table-cell>
          <table:table-cell table:formula="of:=IF(EXACT([$'Base chart'.$AE46];&quot;&quot;);&quot;&quot;;IF(EXACT([$'Base chart'.$Z46];1);[$'Base chart'.$AE46];&quot;&quot;))">
            <text:p/>
          </table:table-cell>
          <table:table-cell table:formula="of:=IF(EXACT([$'Base chart'.$Z46];1);[$'Base chart'.$AF46];&quot;&quot;)">
            <text:p/>
          </table:table-cell>
          <table:table-cell table:formula="of:=IF(EXACT([$'Base chart'.$Z46];1);[$'Base chart'.$AG46];&quot;&quot;)">
            <text:p/>
          </table:table-cell>
          <table:table-cell table:formula="of:=IF(EXACT([$'Base chart'.$AH46];&quot;&quot;);&quot;&quot;;IF(EXACT([$'Base chart'.$Z46];1);[$'Base chart'.$AH46];&quot;&quot;))">
            <text:p/>
          </table:table-cell>
          <table:table-cell table:style-name="ce11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6];1)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7];1);CONCATENATE([$'account types'.$B$16];&quot;-&quot;;[$'Base chart'.$V47]);&quot;&quot;)">
            <text:p/>
          </table:table-cell>
          <table:table-cell table:formula="of:=IF(EXACT([$'Base chart'.$Z47];1);CONCATENATE([$'account types'.$B$16];&quot;-&quot;;[$'Base chart'.$X47]);&quot;&quot;)">
            <text:p/>
          </table:table-cell>
          <table:table-cell table:formula="of:=IF(EXACT([$'Base chart'.$Z47];1);CONCATENATE([$'account types'.$B$16];&quot;-&quot;;[$'Base chart'.$AA47]);&quot;&quot;)">
            <text:p/>
          </table:table-cell>
          <table:table-cell table:formula="of:=IF(EXACT([$'Base chart'.$AB47];&quot;&quot;);&quot;&quot;;IF(EXACT([$'Base chart'.$Z47];1);CONCATENATE(&quot;account_account_template_&quot;;[$'account types'.$B$16];&quot;_&quot;;[$'Base chart'.$AB47]);&quot;&quot;))">
            <text:p/>
          </table:table-cell>
          <table:table-cell table:formula="of:=IF(EXACT([$'Base chart'.$Z47];1);[$'Base chart'.$AD47];&quot;&quot;)">
            <text:p/>
          </table:table-cell>
          <table:table-cell table:formula="of:=IF(EXACT([$'Base chart'.$AE47];&quot;&quot;);&quot;&quot;;IF(EXACT([$'Base chart'.$Z47];1);[$'Base chart'.$AE47];&quot;&quot;))">
            <text:p/>
          </table:table-cell>
          <table:table-cell table:formula="of:=IF(EXACT([$'Base chart'.$Z47];1);[$'Base chart'.$AF47];&quot;&quot;)">
            <text:p/>
          </table:table-cell>
          <table:table-cell table:formula="of:=IF(EXACT([$'Base chart'.$Z47];1);[$'Base chart'.$AG47];&quot;&quot;)">
            <text:p/>
          </table:table-cell>
          <table:table-cell table:formula="of:=IF(EXACT([$'Base chart'.$AH47];&quot;&quot;);&quot;&quot;;IF(EXACT([$'Base chart'.$Z47];1);[$'Base chart'.$AH47];&quot;&quot;))">
            <text:p/>
          </table:table-cell>
          <table:table-cell table:style-name="ce11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7];1)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8];1);CONCATENATE([$'account types'.$B$16];&quot;-&quot;;[$'Base chart'.$V48]);&quot;&quot;)">
            <text:p/>
          </table:table-cell>
          <table:table-cell table:formula="of:=IF(EXACT([$'Base chart'.$Z48];1);CONCATENATE([$'account types'.$B$16];&quot;-&quot;;[$'Base chart'.$X48]);&quot;&quot;)">
            <text:p/>
          </table:table-cell>
          <table:table-cell table:formula="of:=IF(EXACT([$'Base chart'.$Z48];1);CONCATENATE([$'account types'.$B$16];&quot;-&quot;;[$'Base chart'.$AA48]);&quot;&quot;)">
            <text:p/>
          </table:table-cell>
          <table:table-cell table:formula="of:=IF(EXACT([$'Base chart'.$AB48];&quot;&quot;);&quot;&quot;;IF(EXACT([$'Base chart'.$Z48];1);CONCATENATE(&quot;account_account_template_&quot;;[$'account types'.$B$16];&quot;_&quot;;[$'Base chart'.$AB48]);&quot;&quot;))">
            <text:p/>
          </table:table-cell>
          <table:table-cell table:formula="of:=IF(EXACT([$'Base chart'.$Z48];1);[$'Base chart'.$AD48];&quot;&quot;)">
            <text:p/>
          </table:table-cell>
          <table:table-cell table:formula="of:=IF(EXACT([$'Base chart'.$AE48];&quot;&quot;);&quot;&quot;;IF(EXACT([$'Base chart'.$Z48];1);[$'Base chart'.$AE48];&quot;&quot;))">
            <text:p/>
          </table:table-cell>
          <table:table-cell table:formula="of:=IF(EXACT([$'Base chart'.$Z48];1);[$'Base chart'.$AF48];&quot;&quot;)">
            <text:p/>
          </table:table-cell>
          <table:table-cell table:formula="of:=IF(EXACT([$'Base chart'.$Z48];1);[$'Base chart'.$AG48];&quot;&quot;)">
            <text:p/>
          </table:table-cell>
          <table:table-cell table:formula="of:=IF(EXACT([$'Base chart'.$AH48];&quot;&quot;);&quot;&quot;;IF(EXACT([$'Base chart'.$Z48];1);[$'Base chart'.$AH48];&quot;&quot;))">
            <text:p/>
          </table:table-cell>
          <table:table-cell table:style-name="ce11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8];1)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49];1);CONCATENATE([$'account types'.$B$16];&quot;-&quot;;[$'Base chart'.$V49]);&quot;&quot;)">
            <text:p/>
          </table:table-cell>
          <table:table-cell table:formula="of:=IF(EXACT([$'Base chart'.$Z49];1);CONCATENATE([$'account types'.$B$16];&quot;-&quot;;[$'Base chart'.$X49]);&quot;&quot;)">
            <text:p/>
          </table:table-cell>
          <table:table-cell table:formula="of:=IF(EXACT([$'Base chart'.$Z49];1);CONCATENATE([$'account types'.$B$16];&quot;-&quot;;[$'Base chart'.$AA49]);&quot;&quot;)">
            <text:p/>
          </table:table-cell>
          <table:table-cell table:formula="of:=IF(EXACT([$'Base chart'.$AB49];&quot;&quot;);&quot;&quot;;IF(EXACT([$'Base chart'.$Z49];1);CONCATENATE(&quot;account_account_template_&quot;;[$'account types'.$B$16];&quot;_&quot;;[$'Base chart'.$AB49]);&quot;&quot;))">
            <text:p/>
          </table:table-cell>
          <table:table-cell table:formula="of:=IF(EXACT([$'Base chart'.$Z49];1);[$'Base chart'.$AD49];&quot;&quot;)">
            <text:p/>
          </table:table-cell>
          <table:table-cell table:formula="of:=IF(EXACT([$'Base chart'.$AE49];&quot;&quot;);&quot;&quot;;IF(EXACT([$'Base chart'.$Z49];1);[$'Base chart'.$AE49];&quot;&quot;))">
            <text:p/>
          </table:table-cell>
          <table:table-cell table:formula="of:=IF(EXACT([$'Base chart'.$Z49];1);[$'Base chart'.$AF49];&quot;&quot;)">
            <text:p/>
          </table:table-cell>
          <table:table-cell table:formula="of:=IF(EXACT([$'Base chart'.$Z49];1);[$'Base chart'.$AG49];&quot;&quot;)">
            <text:p/>
          </table:table-cell>
          <table:table-cell table:formula="of:=IF(EXACT([$'Base chart'.$AH49];&quot;&quot;);&quot;&quot;;IF(EXACT([$'Base chart'.$Z49];1);[$'Base chart'.$AH49];&quot;&quot;))">
            <text:p/>
          </table:table-cell>
          <table:table-cell table:style-name="ce11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49];1)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0];1);CONCATENATE([$'account types'.$B$16];&quot;-&quot;;[$'Base chart'.$V50]);&quot;&quot;)">
            <text:p/>
          </table:table-cell>
          <table:table-cell table:formula="of:=IF(EXACT([$'Base chart'.$Z50];1);CONCATENATE([$'account types'.$B$16];&quot;-&quot;;[$'Base chart'.$X50]);&quot;&quot;)">
            <text:p/>
          </table:table-cell>
          <table:table-cell table:formula="of:=IF(EXACT([$'Base chart'.$Z50];1);CONCATENATE([$'account types'.$B$16];&quot;-&quot;;[$'Base chart'.$AA50]);&quot;&quot;)">
            <text:p/>
          </table:table-cell>
          <table:table-cell table:formula="of:=IF(EXACT([$'Base chart'.$AB50];&quot;&quot;);&quot;&quot;;IF(EXACT([$'Base chart'.$Z50];1);CONCATENATE(&quot;account_account_template_&quot;;[$'account types'.$B$16];&quot;_&quot;;[$'Base chart'.$AB50]);&quot;&quot;))">
            <text:p/>
          </table:table-cell>
          <table:table-cell table:formula="of:=IF(EXACT([$'Base chart'.$Z50];1);[$'Base chart'.$AD50];&quot;&quot;)">
            <text:p/>
          </table:table-cell>
          <table:table-cell table:formula="of:=IF(EXACT([$'Base chart'.$AE50];&quot;&quot;);&quot;&quot;;IF(EXACT([$'Base chart'.$Z50];1);[$'Base chart'.$AE50];&quot;&quot;))">
            <text:p/>
          </table:table-cell>
          <table:table-cell table:formula="of:=IF(EXACT([$'Base chart'.$Z50];1);[$'Base chart'.$AF50];&quot;&quot;)">
            <text:p/>
          </table:table-cell>
          <table:table-cell table:formula="of:=IF(EXACT([$'Base chart'.$Z50];1);[$'Base chart'.$AG50];&quot;&quot;)">
            <text:p/>
          </table:table-cell>
          <table:table-cell table:formula="of:=IF(EXACT([$'Base chart'.$AH50];&quot;&quot;);&quot;&quot;;IF(EXACT([$'Base chart'.$Z50];1);[$'Base chart'.$AH50];&quot;&quot;))">
            <text:p/>
          </table:table-cell>
          <table:table-cell table:style-name="ce11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0];1)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1];1);CONCATENATE([$'account types'.$B$16];&quot;-&quot;;[$'Base chart'.$V51]);&quot;&quot;)">
            <text:p/>
          </table:table-cell>
          <table:table-cell table:formula="of:=IF(EXACT([$'Base chart'.$Z51];1);CONCATENATE([$'account types'.$B$16];&quot;-&quot;;[$'Base chart'.$X51]);&quot;&quot;)">
            <text:p/>
          </table:table-cell>
          <table:table-cell table:formula="of:=IF(EXACT([$'Base chart'.$Z51];1);CONCATENATE([$'account types'.$B$16];&quot;-&quot;;[$'Base chart'.$AA51]);&quot;&quot;)">
            <text:p/>
          </table:table-cell>
          <table:table-cell table:formula="of:=IF(EXACT([$'Base chart'.$AB51];&quot;&quot;);&quot;&quot;;IF(EXACT([$'Base chart'.$Z51];1);CONCATENATE(&quot;account_account_template_&quot;;[$'account types'.$B$16];&quot;_&quot;;[$'Base chart'.$AB51]);&quot;&quot;))">
            <text:p/>
          </table:table-cell>
          <table:table-cell table:formula="of:=IF(EXACT([$'Base chart'.$Z51];1);[$'Base chart'.$AD51];&quot;&quot;)">
            <text:p/>
          </table:table-cell>
          <table:table-cell table:formula="of:=IF(EXACT([$'Base chart'.$AE51];&quot;&quot;);&quot;&quot;;IF(EXACT([$'Base chart'.$Z51];1);[$'Base chart'.$AE51];&quot;&quot;))">
            <text:p/>
          </table:table-cell>
          <table:table-cell table:formula="of:=IF(EXACT([$'Base chart'.$Z51];1);[$'Base chart'.$AF51];&quot;&quot;)">
            <text:p/>
          </table:table-cell>
          <table:table-cell table:formula="of:=IF(EXACT([$'Base chart'.$Z51];1);[$'Base chart'.$AG51];&quot;&quot;)">
            <text:p/>
          </table:table-cell>
          <table:table-cell table:formula="of:=IF(EXACT([$'Base chart'.$AH51];&quot;&quot;);&quot;&quot;;IF(EXACT([$'Base chart'.$Z51];1);[$'Base chart'.$AH51];&quot;&quot;))">
            <text:p/>
          </table:table-cell>
          <table:table-cell table:style-name="ce11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1];1)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2];1);CONCATENATE([$'account types'.$B$16];&quot;-&quot;;[$'Base chart'.$V52]);&quot;&quot;)">
            <text:p/>
          </table:table-cell>
          <table:table-cell table:formula="of:=IF(EXACT([$'Base chart'.$Z52];1);CONCATENATE([$'account types'.$B$16];&quot;-&quot;;[$'Base chart'.$X52]);&quot;&quot;)">
            <text:p/>
          </table:table-cell>
          <table:table-cell table:formula="of:=IF(EXACT([$'Base chart'.$Z52];1);CONCATENATE([$'account types'.$B$16];&quot;-&quot;;[$'Base chart'.$AA52]);&quot;&quot;)">
            <text:p/>
          </table:table-cell>
          <table:table-cell table:formula="of:=IF(EXACT([$'Base chart'.$AB52];&quot;&quot;);&quot;&quot;;IF(EXACT([$'Base chart'.$Z52];1);CONCATENATE(&quot;account_account_template_&quot;;[$'account types'.$B$16];&quot;_&quot;;[$'Base chart'.$AB52]);&quot;&quot;))">
            <text:p/>
          </table:table-cell>
          <table:table-cell table:formula="of:=IF(EXACT([$'Base chart'.$Z52];1);[$'Base chart'.$AD52];&quot;&quot;)">
            <text:p/>
          </table:table-cell>
          <table:table-cell table:formula="of:=IF(EXACT([$'Base chart'.$AE52];&quot;&quot;);&quot;&quot;;IF(EXACT([$'Base chart'.$Z52];1);[$'Base chart'.$AE52];&quot;&quot;))">
            <text:p/>
          </table:table-cell>
          <table:table-cell table:formula="of:=IF(EXACT([$'Base chart'.$Z52];1);[$'Base chart'.$AF52];&quot;&quot;)">
            <text:p/>
          </table:table-cell>
          <table:table-cell table:formula="of:=IF(EXACT([$'Base chart'.$Z52];1);[$'Base chart'.$AG52];&quot;&quot;)">
            <text:p/>
          </table:table-cell>
          <table:table-cell table:formula="of:=IF(EXACT([$'Base chart'.$AH52];&quot;&quot;);&quot;&quot;;IF(EXACT([$'Base chart'.$Z52];1);[$'Base chart'.$AH52];&quot;&quot;))">
            <text:p/>
          </table:table-cell>
          <table:table-cell table:style-name="ce11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2];1)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3];1);CONCATENATE([$'account types'.$B$16];&quot;-&quot;;[$'Base chart'.$V53]);&quot;&quot;)">
            <text:p/>
          </table:table-cell>
          <table:table-cell table:formula="of:=IF(EXACT([$'Base chart'.$Z53];1);CONCATENATE([$'account types'.$B$16];&quot;-&quot;;[$'Base chart'.$X53]);&quot;&quot;)">
            <text:p/>
          </table:table-cell>
          <table:table-cell table:formula="of:=IF(EXACT([$'Base chart'.$Z53];1);CONCATENATE([$'account types'.$B$16];&quot;-&quot;;[$'Base chart'.$AA53]);&quot;&quot;)">
            <text:p/>
          </table:table-cell>
          <table:table-cell table:formula="of:=IF(EXACT([$'Base chart'.$AB53];&quot;&quot;);&quot;&quot;;IF(EXACT([$'Base chart'.$Z53];1);CONCATENATE(&quot;account_account_template_&quot;;[$'account types'.$B$16];&quot;_&quot;;[$'Base chart'.$AB53]);&quot;&quot;))">
            <text:p/>
          </table:table-cell>
          <table:table-cell table:formula="of:=IF(EXACT([$'Base chart'.$Z53];1);[$'Base chart'.$AD53];&quot;&quot;)">
            <text:p/>
          </table:table-cell>
          <table:table-cell table:formula="of:=IF(EXACT([$'Base chart'.$AE53];&quot;&quot;);&quot;&quot;;IF(EXACT([$'Base chart'.$Z53];1);[$'Base chart'.$AE53];&quot;&quot;))">
            <text:p/>
          </table:table-cell>
          <table:table-cell table:formula="of:=IF(EXACT([$'Base chart'.$Z53];1);[$'Base chart'.$AF53];&quot;&quot;)">
            <text:p/>
          </table:table-cell>
          <table:table-cell table:formula="of:=IF(EXACT([$'Base chart'.$Z53];1);[$'Base chart'.$AG53];&quot;&quot;)">
            <text:p/>
          </table:table-cell>
          <table:table-cell table:formula="of:=IF(EXACT([$'Base chart'.$AH53];&quot;&quot;);&quot;&quot;;IF(EXACT([$'Base chart'.$Z53];1);[$'Base chart'.$AH53];&quot;&quot;))">
            <text:p/>
          </table:table-cell>
          <table:table-cell table:style-name="ce11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3];1)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4];1);CONCATENATE([$'account types'.$B$16];&quot;-&quot;;[$'Base chart'.$V54]);&quot;&quot;)">
            <text:p/>
          </table:table-cell>
          <table:table-cell table:formula="of:=IF(EXACT([$'Base chart'.$Z54];1);CONCATENATE([$'account types'.$B$16];&quot;-&quot;;[$'Base chart'.$X54]);&quot;&quot;)">
            <text:p/>
          </table:table-cell>
          <table:table-cell table:formula="of:=IF(EXACT([$'Base chart'.$Z54];1);CONCATENATE([$'account types'.$B$16];&quot;-&quot;;[$'Base chart'.$AA54]);&quot;&quot;)">
            <text:p/>
          </table:table-cell>
          <table:table-cell table:formula="of:=IF(EXACT([$'Base chart'.$AB54];&quot;&quot;);&quot;&quot;;IF(EXACT([$'Base chart'.$Z54];1);CONCATENATE(&quot;account_account_template_&quot;;[$'account types'.$B$16];&quot;_&quot;;[$'Base chart'.$AB54]);&quot;&quot;))">
            <text:p/>
          </table:table-cell>
          <table:table-cell table:formula="of:=IF(EXACT([$'Base chart'.$Z54];1);[$'Base chart'.$AD54];&quot;&quot;)">
            <text:p/>
          </table:table-cell>
          <table:table-cell table:formula="of:=IF(EXACT([$'Base chart'.$AE54];&quot;&quot;);&quot;&quot;;IF(EXACT([$'Base chart'.$Z54];1);[$'Base chart'.$AE54];&quot;&quot;))">
            <text:p/>
          </table:table-cell>
          <table:table-cell table:formula="of:=IF(EXACT([$'Base chart'.$Z54];1);[$'Base chart'.$AF54];&quot;&quot;)">
            <text:p/>
          </table:table-cell>
          <table:table-cell table:formula="of:=IF(EXACT([$'Base chart'.$Z54];1);[$'Base chart'.$AG54];&quot;&quot;)">
            <text:p/>
          </table:table-cell>
          <table:table-cell table:formula="of:=IF(EXACT([$'Base chart'.$AH54];&quot;&quot;);&quot;&quot;;IF(EXACT([$'Base chart'.$Z54];1);[$'Base chart'.$AH54];&quot;&quot;))">
            <text:p/>
          </table:table-cell>
          <table:table-cell table:style-name="ce11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4];1)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5];1);CONCATENATE([$'account types'.$B$16];&quot;-&quot;;[$'Base chart'.$V55]);&quot;&quot;)">
            <text:p/>
          </table:table-cell>
          <table:table-cell table:formula="of:=IF(EXACT([$'Base chart'.$Z55];1);CONCATENATE([$'account types'.$B$16];&quot;-&quot;;[$'Base chart'.$X55]);&quot;&quot;)">
            <text:p/>
          </table:table-cell>
          <table:table-cell table:formula="of:=IF(EXACT([$'Base chart'.$Z55];1);CONCATENATE([$'account types'.$B$16];&quot;-&quot;;[$'Base chart'.$AA55]);&quot;&quot;)">
            <text:p/>
          </table:table-cell>
          <table:table-cell table:formula="of:=IF(EXACT([$'Base chart'.$AB55];&quot;&quot;);&quot;&quot;;IF(EXACT([$'Base chart'.$Z55];1);CONCATENATE(&quot;account_account_template_&quot;;[$'account types'.$B$16];&quot;_&quot;;[$'Base chart'.$AB55]);&quot;&quot;))">
            <text:p/>
          </table:table-cell>
          <table:table-cell table:formula="of:=IF(EXACT([$'Base chart'.$Z55];1);[$'Base chart'.$AD55];&quot;&quot;)">
            <text:p/>
          </table:table-cell>
          <table:table-cell table:formula="of:=IF(EXACT([$'Base chart'.$AE55];&quot;&quot;);&quot;&quot;;IF(EXACT([$'Base chart'.$Z55];1);[$'Base chart'.$AE55];&quot;&quot;))">
            <text:p/>
          </table:table-cell>
          <table:table-cell table:formula="of:=IF(EXACT([$'Base chart'.$Z55];1);[$'Base chart'.$AF55];&quot;&quot;)">
            <text:p/>
          </table:table-cell>
          <table:table-cell table:formula="of:=IF(EXACT([$'Base chart'.$Z55];1);[$'Base chart'.$AG55];&quot;&quot;)">
            <text:p/>
          </table:table-cell>
          <table:table-cell table:formula="of:=IF(EXACT([$'Base chart'.$AH55];&quot;&quot;);&quot;&quot;;IF(EXACT([$'Base chart'.$Z55];1);[$'Base chart'.$AH55];&quot;&quot;))">
            <text:p/>
          </table:table-cell>
          <table:table-cell table:style-name="ce11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5];1)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6];1);CONCATENATE([$'account types'.$B$16];&quot;-&quot;;[$'Base chart'.$V56]);&quot;&quot;)">
            <text:p/>
          </table:table-cell>
          <table:table-cell table:formula="of:=IF(EXACT([$'Base chart'.$Z56];1);CONCATENATE([$'account types'.$B$16];&quot;-&quot;;[$'Base chart'.$X56]);&quot;&quot;)">
            <text:p/>
          </table:table-cell>
          <table:table-cell table:formula="of:=IF(EXACT([$'Base chart'.$Z56];1);CONCATENATE([$'account types'.$B$16];&quot;-&quot;;[$'Base chart'.$AA56]);&quot;&quot;)">
            <text:p/>
          </table:table-cell>
          <table:table-cell table:formula="of:=IF(EXACT([$'Base chart'.$AB56];&quot;&quot;);&quot;&quot;;IF(EXACT([$'Base chart'.$Z56];1);CONCATENATE(&quot;account_account_template_&quot;;[$'account types'.$B$16];&quot;_&quot;;[$'Base chart'.$AB56]);&quot;&quot;))">
            <text:p/>
          </table:table-cell>
          <table:table-cell table:formula="of:=IF(EXACT([$'Base chart'.$Z56];1);[$'Base chart'.$AD56];&quot;&quot;)">
            <text:p/>
          </table:table-cell>
          <table:table-cell table:formula="of:=IF(EXACT([$'Base chart'.$AE56];&quot;&quot;);&quot;&quot;;IF(EXACT([$'Base chart'.$Z56];1);[$'Base chart'.$AE56];&quot;&quot;))">
            <text:p/>
          </table:table-cell>
          <table:table-cell table:formula="of:=IF(EXACT([$'Base chart'.$Z56];1);[$'Base chart'.$AF56];&quot;&quot;)">
            <text:p/>
          </table:table-cell>
          <table:table-cell table:formula="of:=IF(EXACT([$'Base chart'.$Z56];1);[$'Base chart'.$AG56];&quot;&quot;)">
            <text:p/>
          </table:table-cell>
          <table:table-cell table:formula="of:=IF(EXACT([$'Base chart'.$AH56];&quot;&quot;);&quot;&quot;;IF(EXACT([$'Base chart'.$Z56];1);[$'Base chart'.$AH56];&quot;&quot;))">
            <text:p/>
          </table:table-cell>
          <table:table-cell table:style-name="ce11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6];1)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7];1);CONCATENATE([$'account types'.$B$16];&quot;-&quot;;[$'Base chart'.$V57]);&quot;&quot;)">
            <text:p/>
          </table:table-cell>
          <table:table-cell table:formula="of:=IF(EXACT([$'Base chart'.$Z57];1);CONCATENATE([$'account types'.$B$16];&quot;-&quot;;[$'Base chart'.$X57]);&quot;&quot;)">
            <text:p/>
          </table:table-cell>
          <table:table-cell table:formula="of:=IF(EXACT([$'Base chart'.$Z57];1);CONCATENATE([$'account types'.$B$16];&quot;-&quot;;[$'Base chart'.$AA57]);&quot;&quot;)">
            <text:p/>
          </table:table-cell>
          <table:table-cell table:formula="of:=IF(EXACT([$'Base chart'.$AB57];&quot;&quot;);&quot;&quot;;IF(EXACT([$'Base chart'.$Z57];1);CONCATENATE(&quot;account_account_template_&quot;;[$'account types'.$B$16];&quot;_&quot;;[$'Base chart'.$AB57]);&quot;&quot;))">
            <text:p/>
          </table:table-cell>
          <table:table-cell table:formula="of:=IF(EXACT([$'Base chart'.$Z57];1);[$'Base chart'.$AD57];&quot;&quot;)">
            <text:p/>
          </table:table-cell>
          <table:table-cell table:formula="of:=IF(EXACT([$'Base chart'.$AE57];&quot;&quot;);&quot;&quot;;IF(EXACT([$'Base chart'.$Z57];1);[$'Base chart'.$AE57];&quot;&quot;))">
            <text:p/>
          </table:table-cell>
          <table:table-cell table:formula="of:=IF(EXACT([$'Base chart'.$Z57];1);[$'Base chart'.$AF57];&quot;&quot;)">
            <text:p/>
          </table:table-cell>
          <table:table-cell table:formula="of:=IF(EXACT([$'Base chart'.$Z57];1);[$'Base chart'.$AG57];&quot;&quot;)">
            <text:p/>
          </table:table-cell>
          <table:table-cell table:formula="of:=IF(EXACT([$'Base chart'.$AH57];&quot;&quot;);&quot;&quot;;IF(EXACT([$'Base chart'.$Z57];1);[$'Base chart'.$AH57];&quot;&quot;))">
            <text:p/>
          </table:table-cell>
          <table:table-cell table:style-name="ce11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7];1)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8];1);CONCATENATE([$'account types'.$B$16];&quot;-&quot;;[$'Base chart'.$V58]);&quot;&quot;)">
            <text:p/>
          </table:table-cell>
          <table:table-cell table:formula="of:=IF(EXACT([$'Base chart'.$Z58];1);CONCATENATE([$'account types'.$B$16];&quot;-&quot;;[$'Base chart'.$X58]);&quot;&quot;)">
            <text:p/>
          </table:table-cell>
          <table:table-cell table:formula="of:=IF(EXACT([$'Base chart'.$Z58];1);CONCATENATE([$'account types'.$B$16];&quot;-&quot;;[$'Base chart'.$AA58]);&quot;&quot;)">
            <text:p/>
          </table:table-cell>
          <table:table-cell table:formula="of:=IF(EXACT([$'Base chart'.$AB58];&quot;&quot;);&quot;&quot;;IF(EXACT([$'Base chart'.$Z58];1);CONCATENATE(&quot;account_account_template_&quot;;[$'account types'.$B$16];&quot;_&quot;;[$'Base chart'.$AB58]);&quot;&quot;))">
            <text:p/>
          </table:table-cell>
          <table:table-cell table:formula="of:=IF(EXACT([$'Base chart'.$Z58];1);[$'Base chart'.$AD58];&quot;&quot;)">
            <text:p/>
          </table:table-cell>
          <table:table-cell table:formula="of:=IF(EXACT([$'Base chart'.$AE58];&quot;&quot;);&quot;&quot;;IF(EXACT([$'Base chart'.$Z58];1);[$'Base chart'.$AE58];&quot;&quot;))">
            <text:p/>
          </table:table-cell>
          <table:table-cell table:formula="of:=IF(EXACT([$'Base chart'.$Z58];1);[$'Base chart'.$AF58];&quot;&quot;)">
            <text:p/>
          </table:table-cell>
          <table:table-cell table:formula="of:=IF(EXACT([$'Base chart'.$Z58];1);[$'Base chart'.$AG58];&quot;&quot;)">
            <text:p/>
          </table:table-cell>
          <table:table-cell table:formula="of:=IF(EXACT([$'Base chart'.$AH58];&quot;&quot;);&quot;&quot;;IF(EXACT([$'Base chart'.$Z58];1);[$'Base chart'.$AH58];&quot;&quot;))">
            <text:p/>
          </table:table-cell>
          <table:table-cell table:style-name="ce11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8];1)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59];1);CONCATENATE([$'account types'.$B$16];&quot;-&quot;;[$'Base chart'.$V59]);&quot;&quot;)">
            <text:p/>
          </table:table-cell>
          <table:table-cell table:formula="of:=IF(EXACT([$'Base chart'.$Z59];1);CONCATENATE([$'account types'.$B$16];&quot;-&quot;;[$'Base chart'.$X59]);&quot;&quot;)">
            <text:p/>
          </table:table-cell>
          <table:table-cell table:formula="of:=IF(EXACT([$'Base chart'.$Z59];1);CONCATENATE([$'account types'.$B$16];&quot;-&quot;;[$'Base chart'.$AA59]);&quot;&quot;)">
            <text:p/>
          </table:table-cell>
          <table:table-cell table:formula="of:=IF(EXACT([$'Base chart'.$AB59];&quot;&quot;);&quot;&quot;;IF(EXACT([$'Base chart'.$Z59];1);CONCATENATE(&quot;account_account_template_&quot;;[$'account types'.$B$16];&quot;_&quot;;[$'Base chart'.$AB59]);&quot;&quot;))">
            <text:p/>
          </table:table-cell>
          <table:table-cell table:formula="of:=IF(EXACT([$'Base chart'.$Z59];1);[$'Base chart'.$AD59];&quot;&quot;)">
            <text:p/>
          </table:table-cell>
          <table:table-cell table:formula="of:=IF(EXACT([$'Base chart'.$AE59];&quot;&quot;);&quot;&quot;;IF(EXACT([$'Base chart'.$Z59];1);[$'Base chart'.$AE59];&quot;&quot;))">
            <text:p/>
          </table:table-cell>
          <table:table-cell table:formula="of:=IF(EXACT([$'Base chart'.$Z59];1);[$'Base chart'.$AF59];&quot;&quot;)">
            <text:p/>
          </table:table-cell>
          <table:table-cell table:formula="of:=IF(EXACT([$'Base chart'.$Z59];1);[$'Base chart'.$AG59];&quot;&quot;)">
            <text:p/>
          </table:table-cell>
          <table:table-cell table:formula="of:=IF(EXACT([$'Base chart'.$AH59];&quot;&quot;);&quot;&quot;;IF(EXACT([$'Base chart'.$Z59];1);[$'Base chart'.$AH59];&quot;&quot;))">
            <text:p/>
          </table:table-cell>
          <table:table-cell table:style-name="ce11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59];1)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0];1);CONCATENATE([$'account types'.$B$16];&quot;-&quot;;[$'Base chart'.$V60]);&quot;&quot;)">
            <text:p/>
          </table:table-cell>
          <table:table-cell table:formula="of:=IF(EXACT([$'Base chart'.$Z60];1);CONCATENATE([$'account types'.$B$16];&quot;-&quot;;[$'Base chart'.$X60]);&quot;&quot;)">
            <text:p/>
          </table:table-cell>
          <table:table-cell table:formula="of:=IF(EXACT([$'Base chart'.$Z60];1);CONCATENATE([$'account types'.$B$16];&quot;-&quot;;[$'Base chart'.$AA60]);&quot;&quot;)">
            <text:p/>
          </table:table-cell>
          <table:table-cell table:formula="of:=IF(EXACT([$'Base chart'.$AB60];&quot;&quot;);&quot;&quot;;IF(EXACT([$'Base chart'.$Z60];1);CONCATENATE(&quot;account_account_template_&quot;;[$'account types'.$B$16];&quot;_&quot;;[$'Base chart'.$AB60]);&quot;&quot;))">
            <text:p/>
          </table:table-cell>
          <table:table-cell table:formula="of:=IF(EXACT([$'Base chart'.$Z60];1);[$'Base chart'.$AD60];&quot;&quot;)">
            <text:p/>
          </table:table-cell>
          <table:table-cell table:formula="of:=IF(EXACT([$'Base chart'.$AE60];&quot;&quot;);&quot;&quot;;IF(EXACT([$'Base chart'.$Z60];1);[$'Base chart'.$AE60];&quot;&quot;))">
            <text:p/>
          </table:table-cell>
          <table:table-cell table:formula="of:=IF(EXACT([$'Base chart'.$Z60];1);[$'Base chart'.$AF60];&quot;&quot;)">
            <text:p/>
          </table:table-cell>
          <table:table-cell table:formula="of:=IF(EXACT([$'Base chart'.$Z60];1);[$'Base chart'.$AG60];&quot;&quot;)">
            <text:p/>
          </table:table-cell>
          <table:table-cell table:formula="of:=IF(EXACT([$'Base chart'.$AH60];&quot;&quot;);&quot;&quot;;IF(EXACT([$'Base chart'.$Z60];1);[$'Base chart'.$AH60];&quot;&quot;))">
            <text:p/>
          </table:table-cell>
          <table:table-cell table:style-name="ce11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0];1)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1];1);CONCATENATE([$'account types'.$B$16];&quot;-&quot;;[$'Base chart'.$V61]);&quot;&quot;)">
            <text:p/>
          </table:table-cell>
          <table:table-cell table:formula="of:=IF(EXACT([$'Base chart'.$Z61];1);CONCATENATE([$'account types'.$B$16];&quot;-&quot;;[$'Base chart'.$X61]);&quot;&quot;)">
            <text:p/>
          </table:table-cell>
          <table:table-cell table:formula="of:=IF(EXACT([$'Base chart'.$Z61];1);CONCATENATE([$'account types'.$B$16];&quot;-&quot;;[$'Base chart'.$AA61]);&quot;&quot;)">
            <text:p/>
          </table:table-cell>
          <table:table-cell table:formula="of:=IF(EXACT([$'Base chart'.$AB61];&quot;&quot;);&quot;&quot;;IF(EXACT([$'Base chart'.$Z61];1);CONCATENATE(&quot;account_account_template_&quot;;[$'account types'.$B$16];&quot;_&quot;;[$'Base chart'.$AB61]);&quot;&quot;))">
            <text:p/>
          </table:table-cell>
          <table:table-cell table:formula="of:=IF(EXACT([$'Base chart'.$Z61];1);[$'Base chart'.$AD61];&quot;&quot;)">
            <text:p/>
          </table:table-cell>
          <table:table-cell table:formula="of:=IF(EXACT([$'Base chart'.$AE61];&quot;&quot;);&quot;&quot;;IF(EXACT([$'Base chart'.$Z61];1);[$'Base chart'.$AE61];&quot;&quot;))">
            <text:p/>
          </table:table-cell>
          <table:table-cell table:formula="of:=IF(EXACT([$'Base chart'.$Z61];1);[$'Base chart'.$AF61];&quot;&quot;)">
            <text:p/>
          </table:table-cell>
          <table:table-cell table:formula="of:=IF(EXACT([$'Base chart'.$Z61];1);[$'Base chart'.$AG61];&quot;&quot;)">
            <text:p/>
          </table:table-cell>
          <table:table-cell table:formula="of:=IF(EXACT([$'Base chart'.$AH61];&quot;&quot;);&quot;&quot;;IF(EXACT([$'Base chart'.$Z61];1);[$'Base chart'.$AH61];&quot;&quot;))">
            <text:p/>
          </table:table-cell>
          <table:table-cell table:style-name="ce11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1];1)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2];1);CONCATENATE([$'account types'.$B$16];&quot;-&quot;;[$'Base chart'.$V62]);&quot;&quot;)">
            <text:p/>
          </table:table-cell>
          <table:table-cell table:formula="of:=IF(EXACT([$'Base chart'.$Z62];1);CONCATENATE([$'account types'.$B$16];&quot;-&quot;;[$'Base chart'.$X62]);&quot;&quot;)">
            <text:p/>
          </table:table-cell>
          <table:table-cell table:formula="of:=IF(EXACT([$'Base chart'.$Z62];1);CONCATENATE([$'account types'.$B$16];&quot;-&quot;;[$'Base chart'.$AA62]);&quot;&quot;)">
            <text:p/>
          </table:table-cell>
          <table:table-cell table:formula="of:=IF(EXACT([$'Base chart'.$AB62];&quot;&quot;);&quot;&quot;;IF(EXACT([$'Base chart'.$Z62];1);CONCATENATE(&quot;account_account_template_&quot;;[$'account types'.$B$16];&quot;_&quot;;[$'Base chart'.$AB62]);&quot;&quot;))">
            <text:p/>
          </table:table-cell>
          <table:table-cell table:formula="of:=IF(EXACT([$'Base chart'.$Z62];1);[$'Base chart'.$AD62];&quot;&quot;)">
            <text:p/>
          </table:table-cell>
          <table:table-cell table:formula="of:=IF(EXACT([$'Base chart'.$AE62];&quot;&quot;);&quot;&quot;;IF(EXACT([$'Base chart'.$Z62];1);[$'Base chart'.$AE62];&quot;&quot;))">
            <text:p/>
          </table:table-cell>
          <table:table-cell table:formula="of:=IF(EXACT([$'Base chart'.$Z62];1);[$'Base chart'.$AF62];&quot;&quot;)">
            <text:p/>
          </table:table-cell>
          <table:table-cell table:formula="of:=IF(EXACT([$'Base chart'.$Z62];1);[$'Base chart'.$AG62];&quot;&quot;)">
            <text:p/>
          </table:table-cell>
          <table:table-cell table:formula="of:=IF(EXACT([$'Base chart'.$AH62];&quot;&quot;);&quot;&quot;;IF(EXACT([$'Base chart'.$Z62];1);[$'Base chart'.$AH62];&quot;&quot;))">
            <text:p/>
          </table:table-cell>
          <table:table-cell table:style-name="ce11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2];1)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3];1);CONCATENATE([$'account types'.$B$16];&quot;-&quot;;[$'Base chart'.$V63]);&quot;&quot;)">
            <text:p/>
          </table:table-cell>
          <table:table-cell table:formula="of:=IF(EXACT([$'Base chart'.$Z63];1);CONCATENATE([$'account types'.$B$16];&quot;-&quot;;[$'Base chart'.$X63]);&quot;&quot;)">
            <text:p/>
          </table:table-cell>
          <table:table-cell table:formula="of:=IF(EXACT([$'Base chart'.$Z63];1);CONCATENATE([$'account types'.$B$16];&quot;-&quot;;[$'Base chart'.$AA63]);&quot;&quot;)">
            <text:p/>
          </table:table-cell>
          <table:table-cell table:formula="of:=IF(EXACT([$'Base chart'.$AB63];&quot;&quot;);&quot;&quot;;IF(EXACT([$'Base chart'.$Z63];1);CONCATENATE(&quot;account_account_template_&quot;;[$'account types'.$B$16];&quot;_&quot;;[$'Base chart'.$AB63]);&quot;&quot;))">
            <text:p/>
          </table:table-cell>
          <table:table-cell table:formula="of:=IF(EXACT([$'Base chart'.$Z63];1);[$'Base chart'.$AD63];&quot;&quot;)">
            <text:p/>
          </table:table-cell>
          <table:table-cell table:formula="of:=IF(EXACT([$'Base chart'.$AE63];&quot;&quot;);&quot;&quot;;IF(EXACT([$'Base chart'.$Z63];1);[$'Base chart'.$AE63];&quot;&quot;))">
            <text:p/>
          </table:table-cell>
          <table:table-cell table:formula="of:=IF(EXACT([$'Base chart'.$Z63];1);[$'Base chart'.$AF63];&quot;&quot;)">
            <text:p/>
          </table:table-cell>
          <table:table-cell table:formula="of:=IF(EXACT([$'Base chart'.$Z63];1);[$'Base chart'.$AG63];&quot;&quot;)">
            <text:p/>
          </table:table-cell>
          <table:table-cell table:formula="of:=IF(EXACT([$'Base chart'.$AH63];&quot;&quot;);&quot;&quot;;IF(EXACT([$'Base chart'.$Z63];1);[$'Base chart'.$AH63];&quot;&quot;))">
            <text:p/>
          </table:table-cell>
          <table:table-cell table:style-name="ce11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3];1)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4];1);CONCATENATE([$'account types'.$B$16];&quot;-&quot;;[$'Base chart'.$V64]);&quot;&quot;)">
            <text:p/>
          </table:table-cell>
          <table:table-cell table:formula="of:=IF(EXACT([$'Base chart'.$Z64];1);CONCATENATE([$'account types'.$B$16];&quot;-&quot;;[$'Base chart'.$X64]);&quot;&quot;)">
            <text:p/>
          </table:table-cell>
          <table:table-cell table:formula="of:=IF(EXACT([$'Base chart'.$Z64];1);CONCATENATE([$'account types'.$B$16];&quot;-&quot;;[$'Base chart'.$AA64]);&quot;&quot;)">
            <text:p/>
          </table:table-cell>
          <table:table-cell table:formula="of:=IF(EXACT([$'Base chart'.$AB64];&quot;&quot;);&quot;&quot;;IF(EXACT([$'Base chart'.$Z64];1);CONCATENATE(&quot;account_account_template_&quot;;[$'account types'.$B$16];&quot;_&quot;;[$'Base chart'.$AB64]);&quot;&quot;))">
            <text:p/>
          </table:table-cell>
          <table:table-cell table:formula="of:=IF(EXACT([$'Base chart'.$Z64];1);[$'Base chart'.$AD64];&quot;&quot;)">
            <text:p/>
          </table:table-cell>
          <table:table-cell table:formula="of:=IF(EXACT([$'Base chart'.$AE64];&quot;&quot;);&quot;&quot;;IF(EXACT([$'Base chart'.$Z64];1);[$'Base chart'.$AE64];&quot;&quot;))">
            <text:p/>
          </table:table-cell>
          <table:table-cell table:formula="of:=IF(EXACT([$'Base chart'.$Z64];1);[$'Base chart'.$AF64];&quot;&quot;)">
            <text:p/>
          </table:table-cell>
          <table:table-cell table:formula="of:=IF(EXACT([$'Base chart'.$Z64];1);[$'Base chart'.$AG64];&quot;&quot;)">
            <text:p/>
          </table:table-cell>
          <table:table-cell table:formula="of:=IF(EXACT([$'Base chart'.$AH64];&quot;&quot;);&quot;&quot;;IF(EXACT([$'Base chart'.$Z64];1);[$'Base chart'.$AH64];&quot;&quot;))">
            <text:p/>
          </table:table-cell>
          <table:table-cell table:style-name="ce11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4];1)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5];1);CONCATENATE([$'account types'.$B$16];&quot;-&quot;;[$'Base chart'.$V65]);&quot;&quot;)">
            <text:p/>
          </table:table-cell>
          <table:table-cell table:formula="of:=IF(EXACT([$'Base chart'.$Z65];1);CONCATENATE([$'account types'.$B$16];&quot;-&quot;;[$'Base chart'.$X65]);&quot;&quot;)">
            <text:p/>
          </table:table-cell>
          <table:table-cell table:formula="of:=IF(EXACT([$'Base chart'.$Z65];1);CONCATENATE([$'account types'.$B$16];&quot;-&quot;;[$'Base chart'.$AA65]);&quot;&quot;)">
            <text:p/>
          </table:table-cell>
          <table:table-cell table:formula="of:=IF(EXACT([$'Base chart'.$AB65];&quot;&quot;);&quot;&quot;;IF(EXACT([$'Base chart'.$Z65];1);CONCATENATE(&quot;account_account_template_&quot;;[$'account types'.$B$16];&quot;_&quot;;[$'Base chart'.$AB65]);&quot;&quot;))">
            <text:p/>
          </table:table-cell>
          <table:table-cell table:formula="of:=IF(EXACT([$'Base chart'.$Z65];1);[$'Base chart'.$AD65];&quot;&quot;)">
            <text:p/>
          </table:table-cell>
          <table:table-cell table:formula="of:=IF(EXACT([$'Base chart'.$AE65];&quot;&quot;);&quot;&quot;;IF(EXACT([$'Base chart'.$Z65];1);[$'Base chart'.$AE65];&quot;&quot;))">
            <text:p/>
          </table:table-cell>
          <table:table-cell table:formula="of:=IF(EXACT([$'Base chart'.$Z65];1);[$'Base chart'.$AF65];&quot;&quot;)">
            <text:p/>
          </table:table-cell>
          <table:table-cell table:formula="of:=IF(EXACT([$'Base chart'.$Z65];1);[$'Base chart'.$AG65];&quot;&quot;)">
            <text:p/>
          </table:table-cell>
          <table:table-cell table:formula="of:=IF(EXACT([$'Base chart'.$AH65];&quot;&quot;);&quot;&quot;;IF(EXACT([$'Base chart'.$Z65];1);[$'Base chart'.$AH65];&quot;&quot;))">
            <text:p/>
          </table:table-cell>
          <table:table-cell table:style-name="ce11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5];1)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6];1);CONCATENATE([$'account types'.$B$16];&quot;-&quot;;[$'Base chart'.$V66]);&quot;&quot;)">
            <text:p/>
          </table:table-cell>
          <table:table-cell table:formula="of:=IF(EXACT([$'Base chart'.$Z66];1);CONCATENATE([$'account types'.$B$16];&quot;-&quot;;[$'Base chart'.$X66]);&quot;&quot;)">
            <text:p/>
          </table:table-cell>
          <table:table-cell table:formula="of:=IF(EXACT([$'Base chart'.$Z66];1);CONCATENATE([$'account types'.$B$16];&quot;-&quot;;[$'Base chart'.$AA66]);&quot;&quot;)">
            <text:p/>
          </table:table-cell>
          <table:table-cell table:formula="of:=IF(EXACT([$'Base chart'.$AB66];&quot;&quot;);&quot;&quot;;IF(EXACT([$'Base chart'.$Z66];1);CONCATENATE(&quot;account_account_template_&quot;;[$'account types'.$B$16];&quot;_&quot;;[$'Base chart'.$AB66]);&quot;&quot;))">
            <text:p/>
          </table:table-cell>
          <table:table-cell table:formula="of:=IF(EXACT([$'Base chart'.$Z66];1);[$'Base chart'.$AD66];&quot;&quot;)">
            <text:p/>
          </table:table-cell>
          <table:table-cell table:formula="of:=IF(EXACT([$'Base chart'.$AE66];&quot;&quot;);&quot;&quot;;IF(EXACT([$'Base chart'.$Z66];1);[$'Base chart'.$AE66];&quot;&quot;))">
            <text:p/>
          </table:table-cell>
          <table:table-cell table:formula="of:=IF(EXACT([$'Base chart'.$Z66];1);[$'Base chart'.$AF66];&quot;&quot;)">
            <text:p/>
          </table:table-cell>
          <table:table-cell table:formula="of:=IF(EXACT([$'Base chart'.$Z66];1);[$'Base chart'.$AG66];&quot;&quot;)">
            <text:p/>
          </table:table-cell>
          <table:table-cell table:formula="of:=IF(EXACT([$'Base chart'.$AH66];&quot;&quot;);&quot;&quot;;IF(EXACT([$'Base chart'.$Z66];1);[$'Base chart'.$AH66];&quot;&quot;))">
            <text:p/>
          </table:table-cell>
          <table:table-cell table:style-name="ce11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6];1)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7];1);CONCATENATE([$'account types'.$B$16];&quot;-&quot;;[$'Base chart'.$V67]);&quot;&quot;)">
            <text:p/>
          </table:table-cell>
          <table:table-cell table:formula="of:=IF(EXACT([$'Base chart'.$Z67];1);CONCATENATE([$'account types'.$B$16];&quot;-&quot;;[$'Base chart'.$X67]);&quot;&quot;)">
            <text:p/>
          </table:table-cell>
          <table:table-cell table:formula="of:=IF(EXACT([$'Base chart'.$Z67];1);CONCATENATE([$'account types'.$B$16];&quot;-&quot;;[$'Base chart'.$AA67]);&quot;&quot;)">
            <text:p/>
          </table:table-cell>
          <table:table-cell table:formula="of:=IF(EXACT([$'Base chart'.$AB67];&quot;&quot;);&quot;&quot;;IF(EXACT([$'Base chart'.$Z67];1);CONCATENATE(&quot;account_account_template_&quot;;[$'account types'.$B$16];&quot;_&quot;;[$'Base chart'.$AB67]);&quot;&quot;))">
            <text:p/>
          </table:table-cell>
          <table:table-cell table:formula="of:=IF(EXACT([$'Base chart'.$Z67];1);[$'Base chart'.$AD67];&quot;&quot;)">
            <text:p/>
          </table:table-cell>
          <table:table-cell table:formula="of:=IF(EXACT([$'Base chart'.$AE67];&quot;&quot;);&quot;&quot;;IF(EXACT([$'Base chart'.$Z67];1);[$'Base chart'.$AE67];&quot;&quot;))">
            <text:p/>
          </table:table-cell>
          <table:table-cell table:formula="of:=IF(EXACT([$'Base chart'.$Z67];1);[$'Base chart'.$AF67];&quot;&quot;)">
            <text:p/>
          </table:table-cell>
          <table:table-cell table:formula="of:=IF(EXACT([$'Base chart'.$Z67];1);[$'Base chart'.$AG67];&quot;&quot;)">
            <text:p/>
          </table:table-cell>
          <table:table-cell table:formula="of:=IF(EXACT([$'Base chart'.$AH67];&quot;&quot;);&quot;&quot;;IF(EXACT([$'Base chart'.$Z67];1);[$'Base chart'.$AH67];&quot;&quot;))">
            <text:p/>
          </table:table-cell>
          <table:table-cell table:style-name="ce11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7];1)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8];1);CONCATENATE([$'account types'.$B$16];&quot;-&quot;;[$'Base chart'.$V68]);&quot;&quot;)">
            <text:p/>
          </table:table-cell>
          <table:table-cell table:formula="of:=IF(EXACT([$'Base chart'.$Z68];1);CONCATENATE([$'account types'.$B$16];&quot;-&quot;;[$'Base chart'.$X68]);&quot;&quot;)">
            <text:p/>
          </table:table-cell>
          <table:table-cell table:formula="of:=IF(EXACT([$'Base chart'.$Z68];1);CONCATENATE([$'account types'.$B$16];&quot;-&quot;;[$'Base chart'.$AA68]);&quot;&quot;)">
            <text:p/>
          </table:table-cell>
          <table:table-cell table:formula="of:=IF(EXACT([$'Base chart'.$AB68];&quot;&quot;);&quot;&quot;;IF(EXACT([$'Base chart'.$Z68];1);CONCATENATE(&quot;account_account_template_&quot;;[$'account types'.$B$16];&quot;_&quot;;[$'Base chart'.$AB68]);&quot;&quot;))">
            <text:p/>
          </table:table-cell>
          <table:table-cell table:formula="of:=IF(EXACT([$'Base chart'.$Z68];1);[$'Base chart'.$AD68];&quot;&quot;)">
            <text:p/>
          </table:table-cell>
          <table:table-cell table:formula="of:=IF(EXACT([$'Base chart'.$AE68];&quot;&quot;);&quot;&quot;;IF(EXACT([$'Base chart'.$Z68];1);[$'Base chart'.$AE68];&quot;&quot;))">
            <text:p/>
          </table:table-cell>
          <table:table-cell table:formula="of:=IF(EXACT([$'Base chart'.$Z68];1);[$'Base chart'.$AF68];&quot;&quot;)">
            <text:p/>
          </table:table-cell>
          <table:table-cell table:formula="of:=IF(EXACT([$'Base chart'.$Z68];1);[$'Base chart'.$AG68];&quot;&quot;)">
            <text:p/>
          </table:table-cell>
          <table:table-cell table:formula="of:=IF(EXACT([$'Base chart'.$AH68];&quot;&quot;);&quot;&quot;;IF(EXACT([$'Base chart'.$Z68];1);[$'Base chart'.$AH68];&quot;&quot;))">
            <text:p/>
          </table:table-cell>
          <table:table-cell table:style-name="ce11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8];1)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69];1);CONCATENATE([$'account types'.$B$16];&quot;-&quot;;[$'Base chart'.$V69]);&quot;&quot;)">
            <text:p/>
          </table:table-cell>
          <table:table-cell table:formula="of:=IF(EXACT([$'Base chart'.$Z69];1);CONCATENATE([$'account types'.$B$16];&quot;-&quot;;[$'Base chart'.$X69]);&quot;&quot;)">
            <text:p/>
          </table:table-cell>
          <table:table-cell table:formula="of:=IF(EXACT([$'Base chart'.$Z69];1);CONCATENATE([$'account types'.$B$16];&quot;-&quot;;[$'Base chart'.$AA69]);&quot;&quot;)">
            <text:p/>
          </table:table-cell>
          <table:table-cell table:formula="of:=IF(EXACT([$'Base chart'.$AB69];&quot;&quot;);&quot;&quot;;IF(EXACT([$'Base chart'.$Z69];1);CONCATENATE(&quot;account_account_template_&quot;;[$'account types'.$B$16];&quot;_&quot;;[$'Base chart'.$AB69]);&quot;&quot;))">
            <text:p/>
          </table:table-cell>
          <table:table-cell table:formula="of:=IF(EXACT([$'Base chart'.$Z69];1);[$'Base chart'.$AD69];&quot;&quot;)">
            <text:p/>
          </table:table-cell>
          <table:table-cell table:formula="of:=IF(EXACT([$'Base chart'.$AE69];&quot;&quot;);&quot;&quot;;IF(EXACT([$'Base chart'.$Z69];1);[$'Base chart'.$AE69];&quot;&quot;))">
            <text:p/>
          </table:table-cell>
          <table:table-cell table:formula="of:=IF(EXACT([$'Base chart'.$Z69];1);[$'Base chart'.$AF69];&quot;&quot;)">
            <text:p/>
          </table:table-cell>
          <table:table-cell table:formula="of:=IF(EXACT([$'Base chart'.$Z69];1);[$'Base chart'.$AG69];&quot;&quot;)">
            <text:p/>
          </table:table-cell>
          <table:table-cell table:formula="of:=IF(EXACT([$'Base chart'.$AH69];&quot;&quot;);&quot;&quot;;IF(EXACT([$'Base chart'.$Z69];1);[$'Base chart'.$AH69];&quot;&quot;))">
            <text:p/>
          </table:table-cell>
          <table:table-cell table:style-name="ce11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69];1)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0];1);CONCATENATE([$'account types'.$B$16];&quot;-&quot;;[$'Base chart'.$V70]);&quot;&quot;)">
            <text:p/>
          </table:table-cell>
          <table:table-cell table:formula="of:=IF(EXACT([$'Base chart'.$Z70];1);CONCATENATE([$'account types'.$B$16];&quot;-&quot;;[$'Base chart'.$X70]);&quot;&quot;)">
            <text:p/>
          </table:table-cell>
          <table:table-cell table:formula="of:=IF(EXACT([$'Base chart'.$Z70];1);CONCATENATE([$'account types'.$B$16];&quot;-&quot;;[$'Base chart'.$AA70]);&quot;&quot;)">
            <text:p/>
          </table:table-cell>
          <table:table-cell table:formula="of:=IF(EXACT([$'Base chart'.$AB70];&quot;&quot;);&quot;&quot;;IF(EXACT([$'Base chart'.$Z70];1);CONCATENATE(&quot;account_account_template_&quot;;[$'account types'.$B$16];&quot;_&quot;;[$'Base chart'.$AB70]);&quot;&quot;))">
            <text:p/>
          </table:table-cell>
          <table:table-cell table:formula="of:=IF(EXACT([$'Base chart'.$Z70];1);[$'Base chart'.$AD70];&quot;&quot;)">
            <text:p/>
          </table:table-cell>
          <table:table-cell table:formula="of:=IF(EXACT([$'Base chart'.$AE70];&quot;&quot;);&quot;&quot;;IF(EXACT([$'Base chart'.$Z70];1);[$'Base chart'.$AE70];&quot;&quot;))">
            <text:p/>
          </table:table-cell>
          <table:table-cell table:formula="of:=IF(EXACT([$'Base chart'.$Z70];1);[$'Base chart'.$AF70];&quot;&quot;)">
            <text:p/>
          </table:table-cell>
          <table:table-cell table:formula="of:=IF(EXACT([$'Base chart'.$Z70];1);[$'Base chart'.$AG70];&quot;&quot;)">
            <text:p/>
          </table:table-cell>
          <table:table-cell table:formula="of:=IF(EXACT([$'Base chart'.$AH70];&quot;&quot;);&quot;&quot;;IF(EXACT([$'Base chart'.$Z70];1);[$'Base chart'.$AH70];&quot;&quot;))">
            <text:p/>
          </table:table-cell>
          <table:table-cell table:style-name="ce11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0];1)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1];1);CONCATENATE([$'account types'.$B$16];&quot;-&quot;;[$'Base chart'.$V71]);&quot;&quot;)">
            <text:p/>
          </table:table-cell>
          <table:table-cell table:formula="of:=IF(EXACT([$'Base chart'.$Z71];1);CONCATENATE([$'account types'.$B$16];&quot;-&quot;;[$'Base chart'.$X71]);&quot;&quot;)">
            <text:p/>
          </table:table-cell>
          <table:table-cell table:formula="of:=IF(EXACT([$'Base chart'.$Z71];1);CONCATENATE([$'account types'.$B$16];&quot;-&quot;;[$'Base chart'.$AA71]);&quot;&quot;)">
            <text:p/>
          </table:table-cell>
          <table:table-cell table:formula="of:=IF(EXACT([$'Base chart'.$AB71];&quot;&quot;);&quot;&quot;;IF(EXACT([$'Base chart'.$Z71];1);CONCATENATE(&quot;account_account_template_&quot;;[$'account types'.$B$16];&quot;_&quot;;[$'Base chart'.$AB71]);&quot;&quot;))">
            <text:p/>
          </table:table-cell>
          <table:table-cell table:formula="of:=IF(EXACT([$'Base chart'.$Z71];1);[$'Base chart'.$AD71];&quot;&quot;)">
            <text:p/>
          </table:table-cell>
          <table:table-cell table:formula="of:=IF(EXACT([$'Base chart'.$AE71];&quot;&quot;);&quot;&quot;;IF(EXACT([$'Base chart'.$Z71];1);[$'Base chart'.$AE71];&quot;&quot;))">
            <text:p/>
          </table:table-cell>
          <table:table-cell table:formula="of:=IF(EXACT([$'Base chart'.$Z71];1);[$'Base chart'.$AF71];&quot;&quot;)">
            <text:p/>
          </table:table-cell>
          <table:table-cell table:formula="of:=IF(EXACT([$'Base chart'.$Z71];1);[$'Base chart'.$AG71];&quot;&quot;)">
            <text:p/>
          </table:table-cell>
          <table:table-cell table:formula="of:=IF(EXACT([$'Base chart'.$AH71];&quot;&quot;);&quot;&quot;;IF(EXACT([$'Base chart'.$Z71];1);[$'Base chart'.$AH71];&quot;&quot;))">
            <text:p/>
          </table:table-cell>
          <table:table-cell table:style-name="ce11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1];1)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2];1);CONCATENATE([$'account types'.$B$16];&quot;-&quot;;[$'Base chart'.$V72]);&quot;&quot;)">
            <text:p/>
          </table:table-cell>
          <table:table-cell table:formula="of:=IF(EXACT([$'Base chart'.$Z72];1);CONCATENATE([$'account types'.$B$16];&quot;-&quot;;[$'Base chart'.$X72]);&quot;&quot;)">
            <text:p/>
          </table:table-cell>
          <table:table-cell table:formula="of:=IF(EXACT([$'Base chart'.$Z72];1);CONCATENATE([$'account types'.$B$16];&quot;-&quot;;[$'Base chart'.$AA72]);&quot;&quot;)">
            <text:p/>
          </table:table-cell>
          <table:table-cell table:formula="of:=IF(EXACT([$'Base chart'.$AB72];&quot;&quot;);&quot;&quot;;IF(EXACT([$'Base chart'.$Z72];1);CONCATENATE(&quot;account_account_template_&quot;;[$'account types'.$B$16];&quot;_&quot;;[$'Base chart'.$AB72]);&quot;&quot;))">
            <text:p/>
          </table:table-cell>
          <table:table-cell table:formula="of:=IF(EXACT([$'Base chart'.$Z72];1);[$'Base chart'.$AD72];&quot;&quot;)">
            <text:p/>
          </table:table-cell>
          <table:table-cell table:formula="of:=IF(EXACT([$'Base chart'.$AE72];&quot;&quot;);&quot;&quot;;IF(EXACT([$'Base chart'.$Z72];1);[$'Base chart'.$AE72];&quot;&quot;))">
            <text:p/>
          </table:table-cell>
          <table:table-cell table:formula="of:=IF(EXACT([$'Base chart'.$Z72];1);[$'Base chart'.$AF72];&quot;&quot;)">
            <text:p/>
          </table:table-cell>
          <table:table-cell table:formula="of:=IF(EXACT([$'Base chart'.$Z72];1);[$'Base chart'.$AG72];&quot;&quot;)">
            <text:p/>
          </table:table-cell>
          <table:table-cell table:formula="of:=IF(EXACT([$'Base chart'.$AH72];&quot;&quot;);&quot;&quot;;IF(EXACT([$'Base chart'.$Z72];1);[$'Base chart'.$AH72];&quot;&quot;))">
            <text:p/>
          </table:table-cell>
          <table:table-cell table:style-name="ce11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2];1)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3];1);CONCATENATE([$'account types'.$B$16];&quot;-&quot;;[$'Base chart'.$V73]);&quot;&quot;)">
            <text:p/>
          </table:table-cell>
          <table:table-cell table:formula="of:=IF(EXACT([$'Base chart'.$Z73];1);CONCATENATE([$'account types'.$B$16];&quot;-&quot;;[$'Base chart'.$X73]);&quot;&quot;)">
            <text:p/>
          </table:table-cell>
          <table:table-cell table:formula="of:=IF(EXACT([$'Base chart'.$Z73];1);CONCATENATE([$'account types'.$B$16];&quot;-&quot;;[$'Base chart'.$AA73]);&quot;&quot;)">
            <text:p/>
          </table:table-cell>
          <table:table-cell table:formula="of:=IF(EXACT([$'Base chart'.$AB73];&quot;&quot;);&quot;&quot;;IF(EXACT([$'Base chart'.$Z73];1);CONCATENATE(&quot;account_account_template_&quot;;[$'account types'.$B$16];&quot;_&quot;;[$'Base chart'.$AB73]);&quot;&quot;))">
            <text:p/>
          </table:table-cell>
          <table:table-cell table:formula="of:=IF(EXACT([$'Base chart'.$Z73];1);[$'Base chart'.$AD73];&quot;&quot;)">
            <text:p/>
          </table:table-cell>
          <table:table-cell table:formula="of:=IF(EXACT([$'Base chart'.$AE73];&quot;&quot;);&quot;&quot;;IF(EXACT([$'Base chart'.$Z73];1);[$'Base chart'.$AE73];&quot;&quot;))">
            <text:p/>
          </table:table-cell>
          <table:table-cell table:formula="of:=IF(EXACT([$'Base chart'.$Z73];1);[$'Base chart'.$AF73];&quot;&quot;)">
            <text:p/>
          </table:table-cell>
          <table:table-cell table:formula="of:=IF(EXACT([$'Base chart'.$Z73];1);[$'Base chart'.$AG73];&quot;&quot;)">
            <text:p/>
          </table:table-cell>
          <table:table-cell table:formula="of:=IF(EXACT([$'Base chart'.$AH73];&quot;&quot;);&quot;&quot;;IF(EXACT([$'Base chart'.$Z73];1);[$'Base chart'.$AH73];&quot;&quot;))">
            <text:p/>
          </table:table-cell>
          <table:table-cell table:style-name="ce11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3];1)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4];1);CONCATENATE([$'account types'.$B$16];&quot;-&quot;;[$'Base chart'.$V74]);&quot;&quot;)">
            <text:p/>
          </table:table-cell>
          <table:table-cell table:formula="of:=IF(EXACT([$'Base chart'.$Z74];1);CONCATENATE([$'account types'.$B$16];&quot;-&quot;;[$'Base chart'.$X74]);&quot;&quot;)">
            <text:p/>
          </table:table-cell>
          <table:table-cell table:formula="of:=IF(EXACT([$'Base chart'.$Z74];1);CONCATENATE([$'account types'.$B$16];&quot;-&quot;;[$'Base chart'.$AA74]);&quot;&quot;)">
            <text:p/>
          </table:table-cell>
          <table:table-cell table:formula="of:=IF(EXACT([$'Base chart'.$AB74];&quot;&quot;);&quot;&quot;;IF(EXACT([$'Base chart'.$Z74];1);CONCATENATE(&quot;account_account_template_&quot;;[$'account types'.$B$16];&quot;_&quot;;[$'Base chart'.$AB74]);&quot;&quot;))">
            <text:p/>
          </table:table-cell>
          <table:table-cell table:formula="of:=IF(EXACT([$'Base chart'.$Z74];1);[$'Base chart'.$AD74];&quot;&quot;)">
            <text:p/>
          </table:table-cell>
          <table:table-cell table:formula="of:=IF(EXACT([$'Base chart'.$AE74];&quot;&quot;);&quot;&quot;;IF(EXACT([$'Base chart'.$Z74];1);[$'Base chart'.$AE74];&quot;&quot;))">
            <text:p/>
          </table:table-cell>
          <table:table-cell table:formula="of:=IF(EXACT([$'Base chart'.$Z74];1);[$'Base chart'.$AF74];&quot;&quot;)">
            <text:p/>
          </table:table-cell>
          <table:table-cell table:formula="of:=IF(EXACT([$'Base chart'.$Z74];1);[$'Base chart'.$AG74];&quot;&quot;)">
            <text:p/>
          </table:table-cell>
          <table:table-cell table:formula="of:=IF(EXACT([$'Base chart'.$AH74];&quot;&quot;);&quot;&quot;;IF(EXACT([$'Base chart'.$Z74];1);[$'Base chart'.$AH74];&quot;&quot;))">
            <text:p/>
          </table:table-cell>
          <table:table-cell table:style-name="ce11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4];1)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5];1);CONCATENATE([$'account types'.$B$16];&quot;-&quot;;[$'Base chart'.$V75]);&quot;&quot;)">
            <text:p/>
          </table:table-cell>
          <table:table-cell table:formula="of:=IF(EXACT([$'Base chart'.$Z75];1);CONCATENATE([$'account types'.$B$16];&quot;-&quot;;[$'Base chart'.$X75]);&quot;&quot;)">
            <text:p/>
          </table:table-cell>
          <table:table-cell table:formula="of:=IF(EXACT([$'Base chart'.$Z75];1);CONCATENATE([$'account types'.$B$16];&quot;-&quot;;[$'Base chart'.$AA75]);&quot;&quot;)">
            <text:p/>
          </table:table-cell>
          <table:table-cell table:formula="of:=IF(EXACT([$'Base chart'.$AB75];&quot;&quot;);&quot;&quot;;IF(EXACT([$'Base chart'.$Z75];1);CONCATENATE(&quot;account_account_template_&quot;;[$'account types'.$B$16];&quot;_&quot;;[$'Base chart'.$AB75]);&quot;&quot;))">
            <text:p/>
          </table:table-cell>
          <table:table-cell table:formula="of:=IF(EXACT([$'Base chart'.$Z75];1);[$'Base chart'.$AD75];&quot;&quot;)">
            <text:p/>
          </table:table-cell>
          <table:table-cell table:formula="of:=IF(EXACT([$'Base chart'.$AE75];&quot;&quot;);&quot;&quot;;IF(EXACT([$'Base chart'.$Z75];1);[$'Base chart'.$AE75];&quot;&quot;))">
            <text:p/>
          </table:table-cell>
          <table:table-cell table:formula="of:=IF(EXACT([$'Base chart'.$Z75];1);[$'Base chart'.$AF75];&quot;&quot;)">
            <text:p/>
          </table:table-cell>
          <table:table-cell table:formula="of:=IF(EXACT([$'Base chart'.$Z75];1);[$'Base chart'.$AG75];&quot;&quot;)">
            <text:p/>
          </table:table-cell>
          <table:table-cell table:formula="of:=IF(EXACT([$'Base chart'.$AH75];&quot;&quot;);&quot;&quot;;IF(EXACT([$'Base chart'.$Z75];1);[$'Base chart'.$AH75];&quot;&quot;))">
            <text:p/>
          </table:table-cell>
          <table:table-cell table:style-name="ce11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5];1)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6];1);CONCATENATE([$'account types'.$B$16];&quot;-&quot;;[$'Base chart'.$V76]);&quot;&quot;)">
            <text:p/>
          </table:table-cell>
          <table:table-cell table:formula="of:=IF(EXACT([$'Base chart'.$Z76];1);CONCATENATE([$'account types'.$B$16];&quot;-&quot;;[$'Base chart'.$X76]);&quot;&quot;)">
            <text:p/>
          </table:table-cell>
          <table:table-cell table:formula="of:=IF(EXACT([$'Base chart'.$Z76];1);CONCATENATE([$'account types'.$B$16];&quot;-&quot;;[$'Base chart'.$AA76]);&quot;&quot;)">
            <text:p/>
          </table:table-cell>
          <table:table-cell table:formula="of:=IF(EXACT([$'Base chart'.$AB76];&quot;&quot;);&quot;&quot;;IF(EXACT([$'Base chart'.$Z76];1);CONCATENATE(&quot;account_account_template_&quot;;[$'account types'.$B$16];&quot;_&quot;;[$'Base chart'.$AB76]);&quot;&quot;))">
            <text:p/>
          </table:table-cell>
          <table:table-cell table:formula="of:=IF(EXACT([$'Base chart'.$Z76];1);[$'Base chart'.$AD76];&quot;&quot;)">
            <text:p/>
          </table:table-cell>
          <table:table-cell table:formula="of:=IF(EXACT([$'Base chart'.$AE76];&quot;&quot;);&quot;&quot;;IF(EXACT([$'Base chart'.$Z76];1);[$'Base chart'.$AE76];&quot;&quot;))">
            <text:p/>
          </table:table-cell>
          <table:table-cell table:formula="of:=IF(EXACT([$'Base chart'.$Z76];1);[$'Base chart'.$AF76];&quot;&quot;)">
            <text:p/>
          </table:table-cell>
          <table:table-cell table:formula="of:=IF(EXACT([$'Base chart'.$Z76];1);[$'Base chart'.$AG76];&quot;&quot;)">
            <text:p/>
          </table:table-cell>
          <table:table-cell table:formula="of:=IF(EXACT([$'Base chart'.$AH76];&quot;&quot;);&quot;&quot;;IF(EXACT([$'Base chart'.$Z76];1);[$'Base chart'.$AH76];&quot;&quot;))">
            <text:p/>
          </table:table-cell>
          <table:table-cell table:style-name="ce11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6];1)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7];1);CONCATENATE([$'account types'.$B$16];&quot;-&quot;;[$'Base chart'.$V77]);&quot;&quot;)">
            <text:p/>
          </table:table-cell>
          <table:table-cell table:formula="of:=IF(EXACT([$'Base chart'.$Z77];1);CONCATENATE([$'account types'.$B$16];&quot;-&quot;;[$'Base chart'.$X77]);&quot;&quot;)">
            <text:p/>
          </table:table-cell>
          <table:table-cell table:formula="of:=IF(EXACT([$'Base chart'.$Z77];1);CONCATENATE([$'account types'.$B$16];&quot;-&quot;;[$'Base chart'.$AA77]);&quot;&quot;)">
            <text:p/>
          </table:table-cell>
          <table:table-cell table:formula="of:=IF(EXACT([$'Base chart'.$AB77];&quot;&quot;);&quot;&quot;;IF(EXACT([$'Base chart'.$Z77];1);CONCATENATE(&quot;account_account_template_&quot;;[$'account types'.$B$16];&quot;_&quot;;[$'Base chart'.$AB77]);&quot;&quot;))">
            <text:p/>
          </table:table-cell>
          <table:table-cell table:formula="of:=IF(EXACT([$'Base chart'.$Z77];1);[$'Base chart'.$AD77];&quot;&quot;)">
            <text:p/>
          </table:table-cell>
          <table:table-cell table:formula="of:=IF(EXACT([$'Base chart'.$AE77];&quot;&quot;);&quot;&quot;;IF(EXACT([$'Base chart'.$Z77];1);[$'Base chart'.$AE77];&quot;&quot;))">
            <text:p/>
          </table:table-cell>
          <table:table-cell table:formula="of:=IF(EXACT([$'Base chart'.$Z77];1);[$'Base chart'.$AF77];&quot;&quot;)">
            <text:p/>
          </table:table-cell>
          <table:table-cell table:formula="of:=IF(EXACT([$'Base chart'.$Z77];1);[$'Base chart'.$AG77];&quot;&quot;)">
            <text:p/>
          </table:table-cell>
          <table:table-cell table:formula="of:=IF(EXACT([$'Base chart'.$AH77];&quot;&quot;);&quot;&quot;;IF(EXACT([$'Base chart'.$Z77];1);[$'Base chart'.$AH77];&quot;&quot;))">
            <text:p/>
          </table:table-cell>
          <table:table-cell table:style-name="ce11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7];1)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8];1);CONCATENATE([$'account types'.$B$16];&quot;-&quot;;[$'Base chart'.$V78]);&quot;&quot;)">
            <text:p/>
          </table:table-cell>
          <table:table-cell table:formula="of:=IF(EXACT([$'Base chart'.$Z78];1);CONCATENATE([$'account types'.$B$16];&quot;-&quot;;[$'Base chart'.$X78]);&quot;&quot;)">
            <text:p/>
          </table:table-cell>
          <table:table-cell table:formula="of:=IF(EXACT([$'Base chart'.$Z78];1);CONCATENATE([$'account types'.$B$16];&quot;-&quot;;[$'Base chart'.$AA78]);&quot;&quot;)">
            <text:p/>
          </table:table-cell>
          <table:table-cell table:formula="of:=IF(EXACT([$'Base chart'.$AB78];&quot;&quot;);&quot;&quot;;IF(EXACT([$'Base chart'.$Z78];1);CONCATENATE(&quot;account_account_template_&quot;;[$'account types'.$B$16];&quot;_&quot;;[$'Base chart'.$AB78]);&quot;&quot;))">
            <text:p/>
          </table:table-cell>
          <table:table-cell table:formula="of:=IF(EXACT([$'Base chart'.$Z78];1);[$'Base chart'.$AD78];&quot;&quot;)">
            <text:p/>
          </table:table-cell>
          <table:table-cell table:formula="of:=IF(EXACT([$'Base chart'.$AE78];&quot;&quot;);&quot;&quot;;IF(EXACT([$'Base chart'.$Z78];1);[$'Base chart'.$AE78];&quot;&quot;))">
            <text:p/>
          </table:table-cell>
          <table:table-cell table:formula="of:=IF(EXACT([$'Base chart'.$Z78];1);[$'Base chart'.$AF78];&quot;&quot;)">
            <text:p/>
          </table:table-cell>
          <table:table-cell table:formula="of:=IF(EXACT([$'Base chart'.$Z78];1);[$'Base chart'.$AG78];&quot;&quot;)">
            <text:p/>
          </table:table-cell>
          <table:table-cell table:formula="of:=IF(EXACT([$'Base chart'.$AH78];&quot;&quot;);&quot;&quot;;IF(EXACT([$'Base chart'.$Z78];1);[$'Base chart'.$AH78];&quot;&quot;))">
            <text:p/>
          </table:table-cell>
          <table:table-cell table:style-name="ce11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8];1)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79];1);CONCATENATE([$'account types'.$B$16];&quot;-&quot;;[$'Base chart'.$V79]);&quot;&quot;)">
            <text:p/>
          </table:table-cell>
          <table:table-cell table:formula="of:=IF(EXACT([$'Base chart'.$Z79];1);CONCATENATE([$'account types'.$B$16];&quot;-&quot;;[$'Base chart'.$X79]);&quot;&quot;)">
            <text:p/>
          </table:table-cell>
          <table:table-cell table:formula="of:=IF(EXACT([$'Base chart'.$Z79];1);CONCATENATE([$'account types'.$B$16];&quot;-&quot;;[$'Base chart'.$AA79]);&quot;&quot;)">
            <text:p/>
          </table:table-cell>
          <table:table-cell table:formula="of:=IF(EXACT([$'Base chart'.$AB79];&quot;&quot;);&quot;&quot;;IF(EXACT([$'Base chart'.$Z79];1);CONCATENATE(&quot;account_account_template_&quot;;[$'account types'.$B$16];&quot;_&quot;;[$'Base chart'.$AB79]);&quot;&quot;))">
            <text:p/>
          </table:table-cell>
          <table:table-cell table:formula="of:=IF(EXACT([$'Base chart'.$Z79];1);[$'Base chart'.$AD79];&quot;&quot;)">
            <text:p/>
          </table:table-cell>
          <table:table-cell table:formula="of:=IF(EXACT([$'Base chart'.$AE79];&quot;&quot;);&quot;&quot;;IF(EXACT([$'Base chart'.$Z79];1);[$'Base chart'.$AE79];&quot;&quot;))">
            <text:p/>
          </table:table-cell>
          <table:table-cell table:formula="of:=IF(EXACT([$'Base chart'.$Z79];1);[$'Base chart'.$AF79];&quot;&quot;)">
            <text:p/>
          </table:table-cell>
          <table:table-cell table:formula="of:=IF(EXACT([$'Base chart'.$Z79];1);[$'Base chart'.$AG79];&quot;&quot;)">
            <text:p/>
          </table:table-cell>
          <table:table-cell table:formula="of:=IF(EXACT([$'Base chart'.$AH79];&quot;&quot;);&quot;&quot;;IF(EXACT([$'Base chart'.$Z79];1);[$'Base chart'.$AH79];&quot;&quot;))">
            <text:p/>
          </table:table-cell>
          <table:table-cell table:style-name="ce11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79];1)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0];1);CONCATENATE([$'account types'.$B$16];&quot;-&quot;;[$'Base chart'.$V80]);&quot;&quot;)">
            <text:p/>
          </table:table-cell>
          <table:table-cell table:formula="of:=IF(EXACT([$'Base chart'.$Z80];1);CONCATENATE([$'account types'.$B$16];&quot;-&quot;;[$'Base chart'.$X80]);&quot;&quot;)">
            <text:p/>
          </table:table-cell>
          <table:table-cell table:formula="of:=IF(EXACT([$'Base chart'.$Z80];1);CONCATENATE([$'account types'.$B$16];&quot;-&quot;;[$'Base chart'.$AA80]);&quot;&quot;)">
            <text:p/>
          </table:table-cell>
          <table:table-cell table:formula="of:=IF(EXACT([$'Base chart'.$AB80];&quot;&quot;);&quot;&quot;;IF(EXACT([$'Base chart'.$Z80];1);CONCATENATE(&quot;account_account_template_&quot;;[$'account types'.$B$16];&quot;_&quot;;[$'Base chart'.$AB80]);&quot;&quot;))">
            <text:p/>
          </table:table-cell>
          <table:table-cell table:formula="of:=IF(EXACT([$'Base chart'.$Z80];1);[$'Base chart'.$AD80];&quot;&quot;)">
            <text:p/>
          </table:table-cell>
          <table:table-cell table:formula="of:=IF(EXACT([$'Base chart'.$AE80];&quot;&quot;);&quot;&quot;;IF(EXACT([$'Base chart'.$Z80];1);[$'Base chart'.$AE80];&quot;&quot;))">
            <text:p/>
          </table:table-cell>
          <table:table-cell table:formula="of:=IF(EXACT([$'Base chart'.$Z80];1);[$'Base chart'.$AF80];&quot;&quot;)">
            <text:p/>
          </table:table-cell>
          <table:table-cell table:formula="of:=IF(EXACT([$'Base chart'.$Z80];1);[$'Base chart'.$AG80];&quot;&quot;)">
            <text:p/>
          </table:table-cell>
          <table:table-cell table:formula="of:=IF(EXACT([$'Base chart'.$AH80];&quot;&quot;);&quot;&quot;;IF(EXACT([$'Base chart'.$Z80];1);[$'Base chart'.$AH80];&quot;&quot;))">
            <text:p/>
          </table:table-cell>
          <table:table-cell table:style-name="ce11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0];1)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1];1);CONCATENATE([$'account types'.$B$16];&quot;-&quot;;[$'Base chart'.$V81]);&quot;&quot;)">
            <text:p/>
          </table:table-cell>
          <table:table-cell table:formula="of:=IF(EXACT([$'Base chart'.$Z81];1);CONCATENATE([$'account types'.$B$16];&quot;-&quot;;[$'Base chart'.$X81]);&quot;&quot;)">
            <text:p/>
          </table:table-cell>
          <table:table-cell table:formula="of:=IF(EXACT([$'Base chart'.$Z81];1);CONCATENATE([$'account types'.$B$16];&quot;-&quot;;[$'Base chart'.$AA81]);&quot;&quot;)">
            <text:p/>
          </table:table-cell>
          <table:table-cell table:formula="of:=IF(EXACT([$'Base chart'.$AB81];&quot;&quot;);&quot;&quot;;IF(EXACT([$'Base chart'.$Z81];1);CONCATENATE(&quot;account_account_template_&quot;;[$'account types'.$B$16];&quot;_&quot;;[$'Base chart'.$AB81]);&quot;&quot;))">
            <text:p/>
          </table:table-cell>
          <table:table-cell table:formula="of:=IF(EXACT([$'Base chart'.$Z81];1);[$'Base chart'.$AD81];&quot;&quot;)">
            <text:p/>
          </table:table-cell>
          <table:table-cell table:formula="of:=IF(EXACT([$'Base chart'.$AE81];&quot;&quot;);&quot;&quot;;IF(EXACT([$'Base chart'.$Z81];1);[$'Base chart'.$AE81];&quot;&quot;))">
            <text:p/>
          </table:table-cell>
          <table:table-cell table:formula="of:=IF(EXACT([$'Base chart'.$Z81];1);[$'Base chart'.$AF81];&quot;&quot;)">
            <text:p/>
          </table:table-cell>
          <table:table-cell table:formula="of:=IF(EXACT([$'Base chart'.$Z81];1);[$'Base chart'.$AG81];&quot;&quot;)">
            <text:p/>
          </table:table-cell>
          <table:table-cell table:formula="of:=IF(EXACT([$'Base chart'.$AH81];&quot;&quot;);&quot;&quot;;IF(EXACT([$'Base chart'.$Z81];1);[$'Base chart'.$AH81];&quot;&quot;))">
            <text:p/>
          </table:table-cell>
          <table:table-cell table:style-name="ce11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1];1)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82];1);CONCATENATE([$'account types'.$B$16];&quot;-&quot;;[$'Base chart'.$V82]);&quot;&quot;)" office:value-type="string" office:string-value="0-200000">
            <text:p>0-200000</text:p>
          </table:table-cell>
          <table:table-cell table:formula="of:=IF(EXACT([$'Base chart'.$Z82];1);CONCATENATE([$'account types'.$B$16];&quot;-&quot;;[$'Base chart'.$X82]);&quot;&quot;)" office:value-type="string" office:string-value="0-Pasivo">
            <text:p>0-Pasivo</text:p>
          </table:table-cell>
          <table:table-cell table:formula="of:=IF(EXACT([$'Base chart'.$Z82];1);CONCATENATE([$'account types'.$B$16];&quot;-&quot;;[$'Base chart'.$AA82]);&quot;&quot;)" office:value-type="string" office:string-value="0-Pa">
            <text:p>0-Pa</text:p>
          </table:table-cell>
          <table:table-cell table:formula="of:=IF(EXACT([$'Base chart'.$AB82];&quot;&quot;);&quot;&quot;;IF(EXACT([$'Base chart'.$Z82];1);CONCATENATE(&quot;account_account_template_&quot;;[$'account types'.$B$16];&quot;_&quot;;[$'Base chart'.$AB82]);&quot;&quot;))" office:value-type="string" office:string-value="account_account_template_0_000000">
            <text:p>account_account_template_0_000000</text:p>
          </table:table-cell>
          <table:table-cell table:formula="of:=IF(EXACT([$'Base chart'.$Z82];1);[$'Base chart'.$AD82];&quot;&quot;)" office:value-type="string" office:string-value="view">
            <text:p>view</text:p>
          </table:table-cell>
          <table:table-cell table:formula="of:=IF(EXACT([$'Base chart'.$AE82];&quot;&quot;);&quot;&quot;;IF(EXACT([$'Base chart'.$Z82];1);[$'Base chart'.$AE82];&quot;&quot;))" office:value-type="string" office:string-value="l10n_cr_base.CRC">
            <text:p>l10n_cr_base.CRC</text:p>
          </table:table-cell>
          <table:table-cell table:formula="of:=IF(EXACT([$'Base chart'.$Z82];1);[$'Base chart'.$AF82];&quot;&quot;)" office:value-type="string" office:string-value="view">
            <text:p>view</text:p>
          </table:table-cell>
          <table:table-cell table:formula="of:=IF(EXACT([$'Base chart'.$Z82];1);[$'Base chart'.$AG82];&quot;&quot;)" office:value-type="string" office:string-value="False">
            <text:p>False</text:p>
          </table:table-cell>
          <table:table-cell table:formula="of:=IF(EXACT([$'Base chart'.$AH82];&quot;&quot;);&quot;&quot;;IF(EXACT([$'Base chart'.$Z82];1);[$'Base chart'.$AH82];&quot;&quot;))">
            <text:p/>
          </table:table-cell>
          <table:table-cell table:style-name="ce11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2];1)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;&quot;&quot;)" office:value-type="string" office:string-value="&#9;&#9;&lt;record id=&quot;account_account_template_0_200000&quot; model=&quot;account.account.template&quot;&gt;&#13;&#9;&#9;&#9;&lt;field name=&quot;code&quot;&gt;0-200000&lt;/field&gt;&#13;&#9;&#9;&#9;&lt;field name=&quot;name&quot;&gt;0-Pasiv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00000" model="account.account.template"&gt;<text:tab/><text:tab/><text:tab/>&lt;field name="code"&gt;0-200000&lt;/field&gt;<text:tab/><text:tab/><text:tab/>&lt;field name="name"&gt;0-Pasiv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3];1);CONCATENATE([$'account types'.$B$16];&quot;-&quot;;[$'Base chart'.$V83]);&quot;&quot;)" office:value-type="string" office:string-value="0-210000">
            <text:p>0-210000</text:p>
          </table:table-cell>
          <table:table-cell table:formula="of:=IF(EXACT([$'Base chart'.$Z83];1);CONCATENATE([$'account types'.$B$16];&quot;-&quot;;[$'Base chart'.$X83]);&quot;&quot;)" office:value-type="string" office:string-value="0-Pasivo circulante">
            <text:p>0-Pasivo circulante</text:p>
          </table:table-cell>
          <table:table-cell table:formula="of:=IF(EXACT([$'Base chart'.$Z83];1);CONCATENATE([$'account types'.$B$16];&quot;-&quot;;[$'Base chart'.$AA83]);&quot;&quot;)" office:value-type="string" office:string-value="0-Cir">
            <text:p>0-Cir</text:p>
          </table:table-cell>
          <table:table-cell table:formula="of:=IF(EXACT([$'Base chart'.$AB83];&quot;&quot;);&quot;&quot;;IF(EXACT([$'Base chart'.$Z83];1);CONCATENATE(&quot;account_account_template_&quot;;[$'account types'.$B$16];&quot;_&quot;;[$'Base chart'.$AB83]);&quot;&quot;))" office:value-type="string" office:string-value="account_account_template_0_200000">
            <text:p>account_account_template_0_200000</text:p>
          </table:table-cell>
          <table:table-cell table:formula="of:=IF(EXACT([$'Base chart'.$Z83];1);[$'Base chart'.$AD83];&quot;&quot;)" office:value-type="string" office:string-value="view">
            <text:p>view</text:p>
          </table:table-cell>
          <table:table-cell table:formula="of:=IF(EXACT([$'Base chart'.$AE83];&quot;&quot;);&quot;&quot;;IF(EXACT([$'Base chart'.$Z83];1);[$'Base chart'.$AE83];&quot;&quot;))" office:value-type="string" office:string-value="l10n_cr_base.CRC">
            <text:p>l10n_cr_base.CRC</text:p>
          </table:table-cell>
          <table:table-cell table:formula="of:=IF(EXACT([$'Base chart'.$Z83];1);[$'Base chart'.$AF83];&quot;&quot;)" office:value-type="string" office:string-value="view">
            <text:p>view</text:p>
          </table:table-cell>
          <table:table-cell table:formula="of:=IF(EXACT([$'Base chart'.$Z83];1);[$'Base chart'.$AG83];&quot;&quot;)" office:value-type="string" office:string-value="False">
            <text:p>False</text:p>
          </table:table-cell>
          <table:table-cell table:formula="of:=IF(EXACT([$'Base chart'.$AH83];&quot;&quot;);&quot;&quot;;IF(EXACT([$'Base chart'.$Z83];1);[$'Base chart'.$AH83];&quot;&quot;))">
            <text:p/>
          </table:table-cell>
          <table:table-cell table:style-name="ce11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3];1)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;&quot;&quot;)" office:value-type="string" office:string-value="&#9;&#9;&lt;record id=&quot;account_account_template_0_210000&quot; model=&quot;account.account.template&quot;&gt;&#13;&#9;&#9;&#9;&lt;field name=&quot;code&quot;&gt;0-210000&lt;/field&gt;&#13;&#9;&#9;&#9;&lt;field name=&quot;name&quot;&gt;0-Pasivo circulante&lt;/field&gt;&#13;&#9;&#9;&#9;&lt;field name=&quot;shortcut&quot;&gt;0-Cir&lt;/field&gt;&#13;&#9;&#9;&#9;&lt;field name=&quot;parent_id&quot; ref=&quot;account_account_template_0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0000" model="account.account.template"&gt;<text:tab/><text:tab/><text:tab/>&lt;field name="code"&gt;0-210000&lt;/field&gt;<text:tab/><text:tab/><text:tab/>&lt;field name="name"&gt;0-Pasivo circulante&lt;/field&gt;<text:tab/><text:tab/><text:tab/>&lt;field name="shortcut"&gt;0-Cir&lt;/field&gt;<text:tab/><text:tab/><text:tab/>&lt;field name="parent_id" ref="account_account_template_0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4];1);CONCATENATE([$'account types'.$B$16];&quot;-&quot;;[$'Base chart'.$V84]);&quot;&quot;)" office:value-type="string" office:string-value="0-211000">
            <text:p>0-211000</text:p>
          </table:table-cell>
          <table:table-cell table:formula="of:=IF(EXACT([$'Base chart'.$Z84];1);CONCATENATE([$'account types'.$B$16];&quot;-&quot;;[$'Base chart'.$X84]);&quot;&quot;)" office:value-type="string" office:string-value="0-Cuentas por pagar">
            <text:p>0-Cuentas por pagar</text:p>
          </table:table-cell>
          <table:table-cell table:formula="of:=IF(EXACT([$'Base chart'.$Z84];1);CONCATENATE([$'account types'.$B$16];&quot;-&quot;;[$'Base chart'.$AA84]);&quot;&quot;)" office:value-type="string" office:string-value="0-CxP">
            <text:p>0-CxP</text:p>
          </table:table-cell>
          <table:table-cell table:formula="of:=IF(EXACT([$'Base chart'.$AB84];&quot;&quot;);&quot;&quot;;IF(EXACT([$'Base chart'.$Z84];1);CONCATENATE(&quot;account_account_template_&quot;;[$'account types'.$B$16];&quot;_&quot;;[$'Base chart'.$AB84]);&quot;&quot;))" office:value-type="string" office:string-value="account_account_template_0_210000">
            <text:p>account_account_template_0_210000</text:p>
          </table:table-cell>
          <table:table-cell table:formula="of:=IF(EXACT([$'Base chart'.$Z84];1);[$'Base chart'.$AD84];&quot;&quot;)" office:value-type="string" office:string-value="view">
            <text:p>view</text:p>
          </table:table-cell>
          <table:table-cell table:formula="of:=IF(EXACT([$'Base chart'.$AE84];&quot;&quot;);&quot;&quot;;IF(EXACT([$'Base chart'.$Z84];1);[$'Base chart'.$AE84];&quot;&quot;))" office:value-type="string" office:string-value="l10n_cr_base.CRC">
            <text:p>l10n_cr_base.CRC</text:p>
          </table:table-cell>
          <table:table-cell table:formula="of:=IF(EXACT([$'Base chart'.$Z84];1);[$'Base chart'.$AF84];&quot;&quot;)" office:value-type="string" office:string-value="view">
            <text:p>view</text:p>
          </table:table-cell>
          <table:table-cell table:formula="of:=IF(EXACT([$'Base chart'.$Z84];1);[$'Base chart'.$AG84];&quot;&quot;)" office:value-type="string" office:string-value="False">
            <text:p>False</text:p>
          </table:table-cell>
          <table:table-cell table:formula="of:=IF(EXACT([$'Base chart'.$AH84];&quot;&quot;);&quot;&quot;;IF(EXACT([$'Base chart'.$Z84];1);[$'Base chart'.$AH84];&quot;&quot;))">
            <text:p/>
          </table:table-cell>
          <table:table-cell table:style-name="ce11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4];1)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;&quot;&quot;)" office:value-type="string" office:string-value="&#9;&#9;&lt;record id=&quot;account_account_template_0_211000&quot; model=&quot;account.account.template&quot;&gt;&#13;&#9;&#9;&#9;&lt;field name=&quot;code&quot;&gt;0-211000&lt;/field&gt;&#13;&#9;&#9;&#9;&lt;field name=&quot;name&quot;&gt;0-Cuentas por pagar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1000" model="account.account.template"&gt;<text:tab/><text:tab/><text:tab/>&lt;field name="code"&gt;0-211000&lt;/field&gt;<text:tab/><text:tab/><text:tab/>&lt;field name="name"&gt;0-Cuentas por pagar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5];1);CONCATENATE([$'account types'.$B$16];&quot;-&quot;;[$'Base chart'.$V85]);&quot;&quot;)" office:value-type="string" office:string-value="0-211001">
            <text:p>0-211001</text:p>
          </table:table-cell>
          <table:table-cell table:formula="of:=IF(EXACT([$'Base chart'.$Z85];1);CONCATENATE([$'account types'.$B$16];&quot;-&quot;;[$'Base chart'.$X85]);&quot;&quot;)" office:value-type="string" office:string-value="0-Cuentas por pagar a proveedores">
            <text:p>0-Cuentas por pagar a proveedores</text:p>
          </table:table-cell>
          <table:table-cell table:formula="of:=IF(EXACT([$'Base chart'.$Z85];1);CONCATENATE([$'account types'.$B$16];&quot;-&quot;;[$'Base chart'.$AA85]);&quot;&quot;)" office:value-type="string" office:string-value="0-Prove">
            <text:p>0-Prove</text:p>
          </table:table-cell>
          <table:table-cell table:formula="of:=IF(EXACT([$'Base chart'.$AB85];&quot;&quot;);&quot;&quot;;IF(EXACT([$'Base chart'.$Z85];1);CONCATENATE(&quot;account_account_template_&quot;;[$'account types'.$B$16];&quot;_&quot;;[$'Base chart'.$AB85]);&quot;&quot;))" office:value-type="string" office:string-value="account_account_template_0_211000">
            <text:p>account_account_template_0_211000</text:p>
          </table:table-cell>
          <table:table-cell table:formula="of:=IF(EXACT([$'Base chart'.$Z85];1);[$'Base chart'.$AD85];&quot;&quot;)" office:value-type="string" office:string-value="payable">
            <text:p>payable</text:p>
          </table:table-cell>
          <table:table-cell table:formula="of:=IF(EXACT([$'Base chart'.$AE85];&quot;&quot;);&quot;&quot;;IF(EXACT([$'Base chart'.$Z85];1);[$'Base chart'.$AE85];&quot;&quot;))" office:value-type="string" office:string-value="l10n_cr_base.CRC">
            <text:p>l10n_cr_base.CRC</text:p>
          </table:table-cell>
          <table:table-cell table:formula="of:=IF(EXACT([$'Base chart'.$Z85];1);[$'Base chart'.$AF85];&quot;&quot;)" office:value-type="string" office:string-value="payable">
            <text:p>payable</text:p>
          </table:table-cell>
          <table:table-cell table:formula="of:=IF(EXACT([$'Base chart'.$Z85];1);[$'Base chart'.$AG85];&quot;&quot;)" office:value-type="string" office:string-value="True">
            <text:p>True</text:p>
          </table:table-cell>
          <table:table-cell table:formula="of:=IF(EXACT([$'Base chart'.$AH85];&quot;&quot;);&quot;&quot;;IF(EXACT([$'Base chart'.$Z85];1);[$'Base chart'.$AH85];&quot;&quot;))">
            <text:p/>
          </table:table-cell>
          <table:table-cell table:style-name="ce11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5];1)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;&quot;&quot;)" office:value-type="string" office:string-value="&#9;&#9;&lt;record id=&quot;account_account_template_0_211001&quot; model=&quot;account.account.template&quot;&gt;&#13;&#9;&#9;&#9;&lt;field name=&quot;code&quot;&gt;0-211001&lt;/field&gt;&#13;&#9;&#9;&#9;&lt;field name=&quot;name&quot;&gt;0-Cuentas por pagar a proveedores&lt;/field&gt;&#13;&#9;&#9;&#9;&lt;field name=&quot;shortcut&quot;&gt;0-Prove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1" model="account.account.template"&gt;<text:tab/><text:tab/><text:tab/>&lt;field name="code"&gt;0-211001&lt;/field&gt;<text:tab/><text:tab/><text:tab/>&lt;field name="name"&gt;0-Cuentas por pagar a proveedores&lt;/field&gt;<text:tab/><text:tab/><text:tab/>&lt;field name="shortcut"&gt;0-Prove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6];1);CONCATENATE([$'account types'.$B$16];&quot;-&quot;;[$'Base chart'.$V86]);&quot;&quot;)" office:value-type="string" office:string-value="0-211002">
            <text:p>0-211002</text:p>
          </table:table-cell>
          <table:table-cell table:formula="of:=IF(EXACT([$'Base chart'.$Z86];1);CONCATENATE([$'account types'.$B$16];&quot;-&quot;;[$'Base chart'.$X86]);&quot;&quot;)" office:value-type="string" office:string-value="0-Cuentas por pagar a empleados">
            <text:p>0-Cuentas por pagar a empleados</text:p>
          </table:table-cell>
          <table:table-cell table:formula="of:=IF(EXACT([$'Base chart'.$Z86];1);CONCATENATE([$'account types'.$B$16];&quot;-&quot;;[$'Base chart'.$AA86]);&quot;&quot;)" office:value-type="string" office:string-value="0-Emp">
            <text:p>0-Emp</text:p>
          </table:table-cell>
          <table:table-cell table:formula="of:=IF(EXACT([$'Base chart'.$AB86];&quot;&quot;);&quot;&quot;;IF(EXACT([$'Base chart'.$Z86];1);CONCATENATE(&quot;account_account_template_&quot;;[$'account types'.$B$16];&quot;_&quot;;[$'Base chart'.$AB86]);&quot;&quot;))" office:value-type="string" office:string-value="account_account_template_0_211000">
            <text:p>account_account_template_0_211000</text:p>
          </table:table-cell>
          <table:table-cell table:formula="of:=IF(EXACT([$'Base chart'.$Z86];1);[$'Base chart'.$AD86];&quot;&quot;)" office:value-type="string" office:string-value="payable">
            <text:p>payable</text:p>
          </table:table-cell>
          <table:table-cell table:formula="of:=IF(EXACT([$'Base chart'.$AE86];&quot;&quot;);&quot;&quot;;IF(EXACT([$'Base chart'.$Z86];1);[$'Base chart'.$AE86];&quot;&quot;))" office:value-type="string" office:string-value="l10n_cr_base.CRC">
            <text:p>l10n_cr_base.CRC</text:p>
          </table:table-cell>
          <table:table-cell table:formula="of:=IF(EXACT([$'Base chart'.$Z86];1);[$'Base chart'.$AF86];&quot;&quot;)" office:value-type="string" office:string-value="payable">
            <text:p>payable</text:p>
          </table:table-cell>
          <table:table-cell table:formula="of:=IF(EXACT([$'Base chart'.$Z86];1);[$'Base chart'.$AG86];&quot;&quot;)" office:value-type="string" office:string-value="True">
            <text:p>True</text:p>
          </table:table-cell>
          <table:table-cell table:formula="of:=IF(EXACT([$'Base chart'.$AH86];&quot;&quot;);&quot;&quot;;IF(EXACT([$'Base chart'.$Z86];1);[$'Base chart'.$AH86];&quot;&quot;))">
            <text:p/>
          </table:table-cell>
          <table:table-cell table:style-name="ce11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6];1)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;&quot;&quot;)" office:value-type="string" office:string-value="&#9;&#9;&lt;record id=&quot;account_account_template_0_211002&quot; model=&quot;account.account.template&quot;&gt;&#13;&#9;&#9;&#9;&lt;field name=&quot;code&quot;&gt;0-211002&lt;/field&gt;&#13;&#9;&#9;&#9;&lt;field name=&quot;name&quot;&gt;0-Cuentas por pagar a empleados&lt;/field&gt;&#13;&#9;&#9;&#9;&lt;field name=&quot;shortcut&quot;&gt;0-Emp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2" model="account.account.template"&gt;<text:tab/><text:tab/><text:tab/>&lt;field name="code"&gt;0-211002&lt;/field&gt;<text:tab/><text:tab/><text:tab/>&lt;field name="name"&gt;0-Cuentas por pagar a empleados&lt;/field&gt;<text:tab/><text:tab/><text:tab/>&lt;field name="shortcut"&gt;0-Emp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7];1);CONCATENATE([$'account types'.$B$16];&quot;-&quot;;[$'Base chart'.$V87]);&quot;&quot;)" office:value-type="string" office:string-value="0-211003">
            <text:p>0-211003</text:p>
          </table:table-cell>
          <table:table-cell table:formula="of:=IF(EXACT([$'Base chart'.$Z87];1);CONCATENATE([$'account types'.$B$16];&quot;-&quot;;[$'Base chart'.$X87]);&quot;&quot;)" office:value-type="string" office:string-value="0-Cuentas por pagar de provisiones">
            <text:p>0-Cuentas por pagar de provisiones</text:p>
          </table:table-cell>
          <table:table-cell table:formula="of:=IF(EXACT([$'Base chart'.$Z87];1);CONCATENATE([$'account types'.$B$16];&quot;-&quot;;[$'Base chart'.$AA87]);&quot;&quot;)" office:value-type="string" office:string-value="0-Provi">
            <text:p>0-Provi</text:p>
          </table:table-cell>
          <table:table-cell table:formula="of:=IF(EXACT([$'Base chart'.$AB87];&quot;&quot;);&quot;&quot;;IF(EXACT([$'Base chart'.$Z87];1);CONCATENATE(&quot;account_account_template_&quot;;[$'account types'.$B$16];&quot;_&quot;;[$'Base chart'.$AB87]);&quot;&quot;))" office:value-type="string" office:string-value="account_account_template_0_211000">
            <text:p>account_account_template_0_211000</text:p>
          </table:table-cell>
          <table:table-cell table:formula="of:=IF(EXACT([$'Base chart'.$Z87];1);[$'Base chart'.$AD87];&quot;&quot;)" office:value-type="string" office:string-value="payable">
            <text:p>payable</text:p>
          </table:table-cell>
          <table:table-cell table:formula="of:=IF(EXACT([$'Base chart'.$AE87];&quot;&quot;);&quot;&quot;;IF(EXACT([$'Base chart'.$Z87];1);[$'Base chart'.$AE87];&quot;&quot;))" office:value-type="string" office:string-value="l10n_cr_base.CRC">
            <text:p>l10n_cr_base.CRC</text:p>
          </table:table-cell>
          <table:table-cell table:formula="of:=IF(EXACT([$'Base chart'.$Z87];1);[$'Base chart'.$AF87];&quot;&quot;)" office:value-type="string" office:string-value="payable">
            <text:p>payable</text:p>
          </table:table-cell>
          <table:table-cell table:formula="of:=IF(EXACT([$'Base chart'.$Z87];1);[$'Base chart'.$AG87];&quot;&quot;)" office:value-type="string" office:string-value="True">
            <text:p>True</text:p>
          </table:table-cell>
          <table:table-cell table:formula="of:=IF(EXACT([$'Base chart'.$AH87];&quot;&quot;);&quot;&quot;;IF(EXACT([$'Base chart'.$Z87];1);[$'Base chart'.$AH87];&quot;&quot;))">
            <text:p/>
          </table:table-cell>
          <table:table-cell table:style-name="ce11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7];1)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;&quot;&quot;)" office:value-type="string" office:string-value="&#9;&#9;&lt;record id=&quot;account_account_template_0_211003&quot; model=&quot;account.account.template&quot;&gt;&#13;&#9;&#9;&#9;&lt;field name=&quot;code&quot;&gt;0-211003&lt;/field&gt;&#13;&#9;&#9;&#9;&lt;field name=&quot;name&quot;&gt;0-Cuentas por pagar de provisiones&lt;/field&gt;&#13;&#9;&#9;&#9;&lt;field name=&quot;shortcut&quot;&gt;0-Provi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3" model="account.account.template"&gt;<text:tab/><text:tab/><text:tab/>&lt;field name="code"&gt;0-211003&lt;/field&gt;<text:tab/><text:tab/><text:tab/>&lt;field name="name"&gt;0-Cuentas por pagar de provisiones&lt;/field&gt;<text:tab/><text:tab/><text:tab/>&lt;field name="shortcut"&gt;0-Provi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8];1);CONCATENATE([$'account types'.$B$16];&quot;-&quot;;[$'Base chart'.$V88]);&quot;&quot;)" office:value-type="string" office:string-value="0-211004">
            <text:p>0-211004</text:p>
          </table:table-cell>
          <table:table-cell table:formula="of:=IF(EXACT([$'Base chart'.$Z88];1);CONCATENATE([$'account types'.$B$16];&quot;-&quot;;[$'Base chart'.$X88]);&quot;&quot;)" office:value-type="string" office:string-value="0-Cuentas por pagar a compañías relacionadas">
            <text:p>0-Cuentas por pagar a compañías relacionadas</text:p>
          </table:table-cell>
          <table:table-cell table:formula="of:=IF(EXACT([$'Base chart'.$Z88];1);CONCATENATE([$'account types'.$B$16];&quot;-&quot;;[$'Base chart'.$AA88]);&quot;&quot;)" office:value-type="string" office:string-value="0-Rel">
            <text:p>0-Rel</text:p>
          </table:table-cell>
          <table:table-cell table:formula="of:=IF(EXACT([$'Base chart'.$AB88];&quot;&quot;);&quot;&quot;;IF(EXACT([$'Base chart'.$Z88];1);CONCATENATE(&quot;account_account_template_&quot;;[$'account types'.$B$16];&quot;_&quot;;[$'Base chart'.$AB88]);&quot;&quot;))" office:value-type="string" office:string-value="account_account_template_0_211000">
            <text:p>account_account_template_0_211000</text:p>
          </table:table-cell>
          <table:table-cell table:formula="of:=IF(EXACT([$'Base chart'.$Z88];1);[$'Base chart'.$AD88];&quot;&quot;)" office:value-type="string" office:string-value="payable">
            <text:p>payable</text:p>
          </table:table-cell>
          <table:table-cell table:formula="of:=IF(EXACT([$'Base chart'.$AE88];&quot;&quot;);&quot;&quot;;IF(EXACT([$'Base chart'.$Z88];1);[$'Base chart'.$AE88];&quot;&quot;))" office:value-type="string" office:string-value="l10n_cr_base.CRC">
            <text:p>l10n_cr_base.CRC</text:p>
          </table:table-cell>
          <table:table-cell table:formula="of:=IF(EXACT([$'Base chart'.$Z88];1);[$'Base chart'.$AF88];&quot;&quot;)" office:value-type="string" office:string-value="payable">
            <text:p>payable</text:p>
          </table:table-cell>
          <table:table-cell table:formula="of:=IF(EXACT([$'Base chart'.$Z88];1);[$'Base chart'.$AG88];&quot;&quot;)" office:value-type="string" office:string-value="True">
            <text:p>True</text:p>
          </table:table-cell>
          <table:table-cell table:formula="of:=IF(EXACT([$'Base chart'.$AH88];&quot;&quot;);&quot;&quot;;IF(EXACT([$'Base chart'.$Z88];1);[$'Base chart'.$AH88];&quot;&quot;))">
            <text:p/>
          </table:table-cell>
          <table:table-cell table:style-name="ce11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8];1)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;&quot;&quot;)" office:value-type="string" office:string-value="&#9;&#9;&lt;record id=&quot;account_account_template_0_211004&quot; model=&quot;account.account.template&quot;&gt;&#13;&#9;&#9;&#9;&lt;field name=&quot;code&quot;&gt;0-211004&lt;/field&gt;&#13;&#9;&#9;&#9;&lt;field name=&quot;name&quot;&gt;0-Cuentas por pagar a compañías relacionadas&lt;/field&gt;&#13;&#9;&#9;&#9;&lt;field name=&quot;shortcut&quot;&gt;0-Rel&lt;/field&gt;&#13;&#9;&#9;&#9;&lt;field name=&quot;parent_id&quot; ref=&quot;account_account_template_0_2110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4" model="account.account.template"&gt;<text:tab/><text:tab/><text:tab/>&lt;field name="code"&gt;0-211004&lt;/field&gt;<text:tab/><text:tab/><text:tab/>&lt;field name="name"&gt;0-Cuentas por pagar a compañías relacionadas&lt;/field&gt;<text:tab/><text:tab/><text:tab/>&lt;field name="shortcut"&gt;0-Rel&lt;/field&gt;<text:tab/><text:tab/><text:tab/>&lt;field name="parent_id" ref="account_account_template_0_2110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89];1);CONCATENATE([$'account types'.$B$16];&quot;-&quot;;[$'Base chart'.$V89]);&quot;&quot;)" office:value-type="string" office:string-value="0-212000">
            <text:p>0-212000</text:p>
          </table:table-cell>
          <table:table-cell table:formula="of:=IF(EXACT([$'Base chart'.$Z89];1);CONCATENATE([$'account types'.$B$16];&quot;-&quot;;[$'Base chart'.$X89]);&quot;&quot;)" office:value-type="string" office:string-value="0-Impuestos">
            <text:p>0-Impuestos</text:p>
          </table:table-cell>
          <table:table-cell table:formula="of:=IF(EXACT([$'Base chart'.$Z89];1);CONCATENATE([$'account types'.$B$16];&quot;-&quot;;[$'Base chart'.$AA89]);&quot;&quot;)" office:value-type="string" office:string-value="0-CxP">
            <text:p>0-CxP</text:p>
          </table:table-cell>
          <table:table-cell table:formula="of:=IF(EXACT([$'Base chart'.$AB89];&quot;&quot;);&quot;&quot;;IF(EXACT([$'Base chart'.$Z89];1);CONCATENATE(&quot;account_account_template_&quot;;[$'account types'.$B$16];&quot;_&quot;;[$'Base chart'.$AB89]);&quot;&quot;))" office:value-type="string" office:string-value="account_account_template_0_210000">
            <text:p>account_account_template_0_210000</text:p>
          </table:table-cell>
          <table:table-cell table:formula="of:=IF(EXACT([$'Base chart'.$Z89];1);[$'Base chart'.$AD89];&quot;&quot;)" office:value-type="string" office:string-value="view">
            <text:p>view</text:p>
          </table:table-cell>
          <table:table-cell table:formula="of:=IF(EXACT([$'Base chart'.$AE89];&quot;&quot;);&quot;&quot;;IF(EXACT([$'Base chart'.$Z89];1);[$'Base chart'.$AE89];&quot;&quot;))" office:value-type="string" office:string-value="l10n_cr_base.CRC">
            <text:p>l10n_cr_base.CRC</text:p>
          </table:table-cell>
          <table:table-cell table:formula="of:=IF(EXACT([$'Base chart'.$Z89];1);[$'Base chart'.$AF89];&quot;&quot;)" office:value-type="string" office:string-value="view">
            <text:p>view</text:p>
          </table:table-cell>
          <table:table-cell table:formula="of:=IF(EXACT([$'Base chart'.$Z89];1);[$'Base chart'.$AG89];&quot;&quot;)" office:value-type="string" office:string-value="False">
            <text:p>False</text:p>
          </table:table-cell>
          <table:table-cell table:formula="of:=IF(EXACT([$'Base chart'.$AH89];&quot;&quot;);&quot;&quot;;IF(EXACT([$'Base chart'.$Z89];1);[$'Base chart'.$AH89];&quot;&quot;))">
            <text:p/>
          </table:table-cell>
          <table:table-cell table:style-name="ce11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89];1)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;&quot;&quot;)" office:value-type="string" office:string-value="&#9;&#9;&lt;record id=&quot;account_account_template_0_212000&quot; model=&quot;account.account.template&quot;&gt;&#13;&#9;&#9;&#9;&lt;field name=&quot;code&quot;&gt;0-212000&lt;/field&gt;&#13;&#9;&#9;&#9;&lt;field name=&quot;name&quot;&gt;0-Impuestos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000" model="account.account.template"&gt;<text:tab/><text:tab/><text:tab/>&lt;field name="code"&gt;0-212000&lt;/field&gt;<text:tab/><text:tab/><text:tab/>&lt;field name="name"&gt;0-Impuestos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0];1);CONCATENATE([$'account types'.$B$16];&quot;-&quot;;[$'Base chart'.$V90]);&quot;&quot;)" office:value-type="string" office:string-value="0-212100">
            <text:p>0-212100</text:p>
          </table:table-cell>
          <table:table-cell table:formula="of:=IF(EXACT([$'Base chart'.$Z90];1);CONCATENATE([$'account types'.$B$16];&quot;-&quot;;[$'Base chart'.$X90]);&quot;&quot;)" office:value-type="string" office:string-value="0-Impuesto de ventas">
            <text:p>0-Impuesto de ventas</text:p>
          </table:table-cell>
          <table:table-cell table:formula="of:=IF(EXACT([$'Base chart'.$Z90];1);CONCATENATE([$'account types'.$B$16];&quot;-&quot;;[$'Base chart'.$AA90]);&quot;&quot;)" office:value-type="string" office:string-value="0-IV">
            <text:p>0-IV</text:p>
          </table:table-cell>
          <table:table-cell table:formula="of:=IF(EXACT([$'Base chart'.$AB90];&quot;&quot;);&quot;&quot;;IF(EXACT([$'Base chart'.$Z90];1);CONCATENATE(&quot;account_account_template_&quot;;[$'account types'.$B$16];&quot;_&quot;;[$'Base chart'.$AB90]);&quot;&quot;))" office:value-type="string" office:string-value="account_account_template_0_212000">
            <text:p>account_account_template_0_212000</text:p>
          </table:table-cell>
          <table:table-cell table:formula="of:=IF(EXACT([$'Base chart'.$Z90];1);[$'Base chart'.$AD90];&quot;&quot;)" office:value-type="string" office:string-value="view">
            <text:p>view</text:p>
          </table:table-cell>
          <table:table-cell table:formula="of:=IF(EXACT([$'Base chart'.$AE90];&quot;&quot;);&quot;&quot;;IF(EXACT([$'Base chart'.$Z90];1);[$'Base chart'.$AE90];&quot;&quot;))" office:value-type="string" office:string-value="l10n_cr_base.CRC">
            <text:p>l10n_cr_base.CRC</text:p>
          </table:table-cell>
          <table:table-cell table:formula="of:=IF(EXACT([$'Base chart'.$Z90];1);[$'Base chart'.$AF90];&quot;&quot;)" office:value-type="string" office:string-value="view">
            <text:p>view</text:p>
          </table:table-cell>
          <table:table-cell table:formula="of:=IF(EXACT([$'Base chart'.$Z90];1);[$'Base chart'.$AG90];&quot;&quot;)" office:value-type="string" office:string-value="False">
            <text:p>False</text:p>
          </table:table-cell>
          <table:table-cell table:formula="of:=IF(EXACT([$'Base chart'.$AH90];&quot;&quot;);&quot;&quot;;IF(EXACT([$'Base chart'.$Z90];1);[$'Base chart'.$AH90];&quot;&quot;))">
            <text:p/>
          </table:table-cell>
          <table:table-cell table:style-name="ce11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0];1)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;&quot;&quot;)" office:value-type="string" office:string-value="&#9;&#9;&lt;record id=&quot;account_account_template_0_212100&quot; model=&quot;account.account.template&quot;&gt;&#13;&#9;&#9;&#9;&lt;field name=&quot;code&quot;&gt;0-212100&lt;/field&gt;&#13;&#9;&#9;&#9;&lt;field name=&quot;name&quot;&gt;0-Impuesto de ventas&lt;/field&gt;&#13;&#9;&#9;&#9;&lt;field name=&quot;shortcut&quot;&gt;0-IV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100" model="account.account.template"&gt;<text:tab/><text:tab/><text:tab/>&lt;field name="code"&gt;0-212100&lt;/field&gt;<text:tab/><text:tab/><text:tab/>&lt;field name="name"&gt;0-Impuesto de ventas&lt;/field&gt;<text:tab/><text:tab/><text:tab/>&lt;field name="shortcut"&gt;0-IV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1];1);CONCATENATE([$'account types'.$B$16];&quot;-&quot;;[$'Base chart'.$V91]);&quot;&quot;)" office:value-type="string" office:string-value="0-212101">
            <text:p>0-212101</text:p>
          </table:table-cell>
          <table:table-cell table:formula="of:=IF(EXACT([$'Base chart'.$Z91];1);CONCATENATE([$'account types'.$B$16];&quot;-&quot;;[$'Base chart'.$X91]);&quot;&quot;)" office:value-type="string" office:string-value="0-Impuesto de ventas por pagar">
            <text:p>0-Impuesto de ventas por pagar</text:p>
          </table:table-cell>
          <table:table-cell table:formula="of:=IF(EXACT([$'Base chart'.$Z91];1);CONCATENATE([$'account types'.$B$16];&quot;-&quot;;[$'Base chart'.$AA91]);&quot;&quot;)" office:value-type="string" office:string-value="0-IVxP">
            <text:p>0-IVxP</text:p>
          </table:table-cell>
          <table:table-cell table:formula="of:=IF(EXACT([$'Base chart'.$AB91];&quot;&quot;);&quot;&quot;;IF(EXACT([$'Base chart'.$Z91];1);CONCATENATE(&quot;account_account_template_&quot;;[$'account types'.$B$16];&quot;_&quot;;[$'Base chart'.$AB91]);&quot;&quot;))" office:value-type="string" office:string-value="account_account_template_0_212100">
            <text:p>account_account_template_0_212100</text:p>
          </table:table-cell>
          <table:table-cell table:formula="of:=IF(EXACT([$'Base chart'.$Z91];1);[$'Base chart'.$AD91];&quot;&quot;)" office:value-type="string" office:string-value="tax">
            <text:p>tax</text:p>
          </table:table-cell>
          <table:table-cell table:formula="of:=IF(EXACT([$'Base chart'.$AE91];&quot;&quot;);&quot;&quot;;IF(EXACT([$'Base chart'.$Z91];1);[$'Base chart'.$AE91];&quot;&quot;))" office:value-type="string" office:string-value="l10n_cr_base.CRC">
            <text:p>l10n_cr_base.CRC</text:p>
          </table:table-cell>
          <table:table-cell table:formula="of:=IF(EXACT([$'Base chart'.$Z91];1);[$'Base chart'.$AF91];&quot;&quot;)" office:value-type="string" office:string-value="payable">
            <text:p>payable</text:p>
          </table:table-cell>
          <table:table-cell table:formula="of:=IF(EXACT([$'Base chart'.$Z91];1);[$'Base chart'.$AG91];&quot;&quot;)" office:value-type="string" office:string-value="True">
            <text:p>True</text:p>
          </table:table-cell>
          <table:table-cell table:formula="of:=IF(EXACT([$'Base chart'.$AH91];&quot;&quot;);&quot;&quot;;IF(EXACT([$'Base chart'.$Z91];1);[$'Base chart'.$AH91];&quot;&quot;))">
            <text:p/>
          </table:table-cell>
          <table:table-cell table:style-name="ce11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1];1)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;&quot;&quot;)" office:value-type="string" office:string-value="&#9;&#9;&lt;record id=&quot;account_account_template_0_212101&quot; model=&quot;account.account.template&quot;&gt;&#13;&#9;&#9;&#9;&lt;field name=&quot;code&quot;&gt;0-212101&lt;/field&gt;&#13;&#9;&#9;&#9;&lt;field name=&quot;name&quot;&gt;0-Impuesto de ventas por pagar&lt;/field&gt;&#13;&#9;&#9;&#9;&lt;field name=&quot;shortcut&quot;&gt;0-IVxP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1" model="account.account.template"&gt;<text:tab/><text:tab/><text:tab/>&lt;field name="code"&gt;0-212101&lt;/field&gt;<text:tab/><text:tab/><text:tab/>&lt;field name="name"&gt;0-Impuesto de ventas por pagar&lt;/field&gt;<text:tab/><text:tab/><text:tab/>&lt;field name="shortcut"&gt;0-IVxP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2];1);CONCATENATE([$'account types'.$B$16];&quot;-&quot;;[$'Base chart'.$V92]);&quot;&quot;)" office:value-type="string" office:string-value="0-212102">
            <text:p>0-212102</text:p>
          </table:table-cell>
          <table:table-cell table:formula="of:=IF(EXACT([$'Base chart'.$Z92];1);CONCATENATE([$'account types'.$B$16];&quot;-&quot;;[$'Base chart'.$X92]);&quot;&quot;)" office:value-type="string" office:string-value="0-Impuesto de ventas pagado">
            <text:p>0-Impuesto de ventas pagado</text:p>
          </table:table-cell>
          <table:table-cell table:formula="of:=IF(EXACT([$'Base chart'.$Z92];1);CONCATENATE([$'account types'.$B$16];&quot;-&quot;;[$'Base chart'.$AA92]);&quot;&quot;)" office:value-type="string" office:string-value="0-IVPag">
            <text:p>0-IVPag</text:p>
          </table:table-cell>
          <table:table-cell table:formula="of:=IF(EXACT([$'Base chart'.$AB92];&quot;&quot;);&quot;&quot;;IF(EXACT([$'Base chart'.$Z92];1);CONCATENATE(&quot;account_account_template_&quot;;[$'account types'.$B$16];&quot;_&quot;;[$'Base chart'.$AB92]);&quot;&quot;))" office:value-type="string" office:string-value="account_account_template_0_212100">
            <text:p>account_account_template_0_212100</text:p>
          </table:table-cell>
          <table:table-cell table:formula="of:=IF(EXACT([$'Base chart'.$Z92];1);[$'Base chart'.$AD92];&quot;&quot;)" office:value-type="string" office:string-value="tax">
            <text:p>tax</text:p>
          </table:table-cell>
          <table:table-cell table:formula="of:=IF(EXACT([$'Base chart'.$AE92];&quot;&quot;);&quot;&quot;;IF(EXACT([$'Base chart'.$Z92];1);[$'Base chart'.$AE92];&quot;&quot;))" office:value-type="string" office:string-value="l10n_cr_base.CRC">
            <text:p>l10n_cr_base.CRC</text:p>
          </table:table-cell>
          <table:table-cell table:formula="of:=IF(EXACT([$'Base chart'.$Z92];1);[$'Base chart'.$AF92];&quot;&quot;)" office:value-type="string" office:string-value="payable">
            <text:p>payable</text:p>
          </table:table-cell>
          <table:table-cell table:formula="of:=IF(EXACT([$'Base chart'.$Z92];1);[$'Base chart'.$AG92];&quot;&quot;)" office:value-type="string" office:string-value="True">
            <text:p>True</text:p>
          </table:table-cell>
          <table:table-cell table:formula="of:=IF(EXACT([$'Base chart'.$AH92];&quot;&quot;);&quot;&quot;;IF(EXACT([$'Base chart'.$Z92];1);[$'Base chart'.$AH92];&quot;&quot;))">
            <text:p/>
          </table:table-cell>
          <table:table-cell table:style-name="ce11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2];1)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;&quot;&quot;)" office:value-type="string" office:string-value="&#9;&#9;&lt;record id=&quot;account_account_template_0_212102&quot; model=&quot;account.account.template&quot;&gt;&#13;&#9;&#9;&#9;&lt;field name=&quot;code&quot;&gt;0-212102&lt;/field&gt;&#13;&#9;&#9;&#9;&lt;field name=&quot;name&quot;&gt;0-Impuesto de ventas pagado&lt;/field&gt;&#13;&#9;&#9;&#9;&lt;field name=&quot;shortcut&quot;&gt;0-IVPag&lt;/field&gt;&#13;&#9;&#9;&#9;&lt;field name=&quot;parent_id&quot; ref=&quot;account_account_template_0_2121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2" model="account.account.template"&gt;<text:tab/><text:tab/><text:tab/>&lt;field name="code"&gt;0-212102&lt;/field&gt;<text:tab/><text:tab/><text:tab/>&lt;field name="name"&gt;0-Impuesto de ventas pagado&lt;/field&gt;<text:tab/><text:tab/><text:tab/>&lt;field name="shortcut"&gt;0-IVPag&lt;/field&gt;<text:tab/><text:tab/><text:tab/>&lt;field name="parent_id" ref="account_account_template_0_2121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3];1);CONCATENATE([$'account types'.$B$16];&quot;-&quot;;[$'Base chart'.$V93]);&quot;&quot;)" office:value-type="string" office:string-value="0-212200">
            <text:p>0-212200</text:p>
          </table:table-cell>
          <table:table-cell table:formula="of:=IF(EXACT([$'Base chart'.$Z93];1);CONCATENATE([$'account types'.$B$16];&quot;-&quot;;[$'Base chart'.$X93]);&quot;&quot;)" office:value-type="string" office:string-value="0-Impuesto de renta">
            <text:p>0-Impuesto de renta</text:p>
          </table:table-cell>
          <table:table-cell table:formula="of:=IF(EXACT([$'Base chart'.$Z93];1);CONCATENATE([$'account types'.$B$16];&quot;-&quot;;[$'Base chart'.$AA93]);&quot;&quot;)" office:value-type="string" office:string-value="0-IR">
            <text:p>0-IR</text:p>
          </table:table-cell>
          <table:table-cell table:formula="of:=IF(EXACT([$'Base chart'.$AB93];&quot;&quot;);&quot;&quot;;IF(EXACT([$'Base chart'.$Z93];1);CONCATENATE(&quot;account_account_template_&quot;;[$'account types'.$B$16];&quot;_&quot;;[$'Base chart'.$AB93]);&quot;&quot;))" office:value-type="string" office:string-value="account_account_template_0_212000">
            <text:p>account_account_template_0_212000</text:p>
          </table:table-cell>
          <table:table-cell table:formula="of:=IF(EXACT([$'Base chart'.$Z93];1);[$'Base chart'.$AD93];&quot;&quot;)" office:value-type="string" office:string-value="view">
            <text:p>view</text:p>
          </table:table-cell>
          <table:table-cell table:formula="of:=IF(EXACT([$'Base chart'.$AE93];&quot;&quot;);&quot;&quot;;IF(EXACT([$'Base chart'.$Z93];1);[$'Base chart'.$AE93];&quot;&quot;))" office:value-type="string" office:string-value="l10n_cr_base.CRC">
            <text:p>l10n_cr_base.CRC</text:p>
          </table:table-cell>
          <table:table-cell table:formula="of:=IF(EXACT([$'Base chart'.$Z93];1);[$'Base chart'.$AF93];&quot;&quot;)" office:value-type="string" office:string-value="view">
            <text:p>view</text:p>
          </table:table-cell>
          <table:table-cell table:formula="of:=IF(EXACT([$'Base chart'.$Z93];1);[$'Base chart'.$AG93];&quot;&quot;)" office:value-type="string" office:string-value="False">
            <text:p>False</text:p>
          </table:table-cell>
          <table:table-cell table:formula="of:=IF(EXACT([$'Base chart'.$AH93];&quot;&quot;);&quot;&quot;;IF(EXACT([$'Base chart'.$Z93];1);[$'Base chart'.$AH93];&quot;&quot;))">
            <text:p/>
          </table:table-cell>
          <table:table-cell table:style-name="ce11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3];1)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;&quot;&quot;)" office:value-type="string" office:string-value="&#9;&#9;&lt;record id=&quot;account_account_template_0_212200&quot; model=&quot;account.account.template&quot;&gt;&#13;&#9;&#9;&#9;&lt;field name=&quot;code&quot;&gt;0-212200&lt;/field&gt;&#13;&#9;&#9;&#9;&lt;field name=&quot;name&quot;&gt;0-Impuesto de renta&lt;/field&gt;&#13;&#9;&#9;&#9;&lt;field name=&quot;shortcut&quot;&gt;0-IR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200" model="account.account.template"&gt;<text:tab/><text:tab/><text:tab/>&lt;field name="code"&gt;0-212200&lt;/field&gt;<text:tab/><text:tab/><text:tab/>&lt;field name="name"&gt;0-Impuesto de renta&lt;/field&gt;<text:tab/><text:tab/><text:tab/>&lt;field name="shortcut"&gt;0-IR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4];1);CONCATENATE([$'account types'.$B$16];&quot;-&quot;;[$'Base chart'.$V94]);&quot;&quot;)" office:value-type="string" office:string-value="0-212201">
            <text:p>0-212201</text:p>
          </table:table-cell>
          <table:table-cell table:formula="of:=IF(EXACT([$'Base chart'.$Z94];1);CONCATENATE([$'account types'.$B$16];&quot;-&quot;;[$'Base chart'.$X94]);&quot;&quot;)" office:value-type="string" office:string-value="0-Impuesto de renta por pagar">
            <text:p>0-Impuesto de renta por pagar</text:p>
          </table:table-cell>
          <table:table-cell table:formula="of:=IF(EXACT([$'Base chart'.$Z94];1);CONCATENATE([$'account types'.$B$16];&quot;-&quot;;[$'Base chart'.$AA94]);&quot;&quot;)" office:value-type="string" office:string-value="0-IRxP">
            <text:p>0-IRxP</text:p>
          </table:table-cell>
          <table:table-cell table:formula="of:=IF(EXACT([$'Base chart'.$AB94];&quot;&quot;);&quot;&quot;;IF(EXACT([$'Base chart'.$Z94];1);CONCATENATE(&quot;account_account_template_&quot;;[$'account types'.$B$16];&quot;_&quot;;[$'Base chart'.$AB94]);&quot;&quot;))" office:value-type="string" office:string-value="account_account_template_0_212200">
            <text:p>account_account_template_0_212200</text:p>
          </table:table-cell>
          <table:table-cell table:formula="of:=IF(EXACT([$'Base chart'.$Z94];1);[$'Base chart'.$AD94];&quot;&quot;)" office:value-type="string" office:string-value="tax">
            <text:p>tax</text:p>
          </table:table-cell>
          <table:table-cell table:formula="of:=IF(EXACT([$'Base chart'.$AE94];&quot;&quot;);&quot;&quot;;IF(EXACT([$'Base chart'.$Z94];1);[$'Base chart'.$AE94];&quot;&quot;))" office:value-type="string" office:string-value="l10n_cr_base.CRC">
            <text:p>l10n_cr_base.CRC</text:p>
          </table:table-cell>
          <table:table-cell table:formula="of:=IF(EXACT([$'Base chart'.$Z94];1);[$'Base chart'.$AF94];&quot;&quot;)" office:value-type="string" office:string-value="payable">
            <text:p>payable</text:p>
          </table:table-cell>
          <table:table-cell table:formula="of:=IF(EXACT([$'Base chart'.$Z94];1);[$'Base chart'.$AG94];&quot;&quot;)" office:value-type="string" office:string-value="True">
            <text:p>True</text:p>
          </table:table-cell>
          <table:table-cell table:formula="of:=IF(EXACT([$'Base chart'.$AH94];&quot;&quot;);&quot;&quot;;IF(EXACT([$'Base chart'.$Z94];1);[$'Base chart'.$AH94];&quot;&quot;))">
            <text:p/>
          </table:table-cell>
          <table:table-cell table:style-name="ce11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4];1)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;&quot;&quot;)" office:value-type="string" office:string-value="&#9;&#9;&lt;record id=&quot;account_account_template_0_212201&quot; model=&quot;account.account.template&quot;&gt;&#13;&#9;&#9;&#9;&lt;field name=&quot;code&quot;&gt;0-212201&lt;/field&gt;&#13;&#9;&#9;&#9;&lt;field name=&quot;name&quot;&gt;0-Impuesto de renta por pagar&lt;/field&gt;&#13;&#9;&#9;&#9;&lt;field name=&quot;shortcut&quot;&gt;0-IRxP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1" model="account.account.template"&gt;<text:tab/><text:tab/><text:tab/>&lt;field name="code"&gt;0-212201&lt;/field&gt;<text:tab/><text:tab/><text:tab/>&lt;field name="name"&gt;0-Impuesto de renta por pagar&lt;/field&gt;<text:tab/><text:tab/><text:tab/>&lt;field name="shortcut"&gt;0-IRxP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5];1);CONCATENATE([$'account types'.$B$16];&quot;-&quot;;[$'Base chart'.$V95]);&quot;&quot;)" office:value-type="string" office:string-value="0-212202">
            <text:p>0-212202</text:p>
          </table:table-cell>
          <table:table-cell table:formula="of:=IF(EXACT([$'Base chart'.$Z95];1);CONCATENATE([$'account types'.$B$16];&quot;-&quot;;[$'Base chart'.$X95]);&quot;&quot;)" office:value-type="string" office:string-value="0-Adelantos de impuesto de renta">
            <text:p>0-Adelantos de impuesto de renta</text:p>
          </table:table-cell>
          <table:table-cell table:formula="of:=IF(EXACT([$'Base chart'.$Z95];1);CONCATENATE([$'account types'.$B$16];&quot;-&quot;;[$'Base chart'.$AA95]);&quot;&quot;)" office:value-type="string" office:string-value="0-AdIR">
            <text:p>0-AdIR</text:p>
          </table:table-cell>
          <table:table-cell table:formula="of:=IF(EXACT([$'Base chart'.$AB95];&quot;&quot;);&quot;&quot;;IF(EXACT([$'Base chart'.$Z95];1);CONCATENATE(&quot;account_account_template_&quot;;[$'account types'.$B$16];&quot;_&quot;;[$'Base chart'.$AB95]);&quot;&quot;))" office:value-type="string" office:string-value="account_account_template_0_212200">
            <text:p>account_account_template_0_212200</text:p>
          </table:table-cell>
          <table:table-cell table:formula="of:=IF(EXACT([$'Base chart'.$Z95];1);[$'Base chart'.$AD95];&quot;&quot;)" office:value-type="string" office:string-value="tax">
            <text:p>tax</text:p>
          </table:table-cell>
          <table:table-cell table:formula="of:=IF(EXACT([$'Base chart'.$AE95];&quot;&quot;);&quot;&quot;;IF(EXACT([$'Base chart'.$Z95];1);[$'Base chart'.$AE95];&quot;&quot;))" office:value-type="string" office:string-value="l10n_cr_base.CRC">
            <text:p>l10n_cr_base.CRC</text:p>
          </table:table-cell>
          <table:table-cell table:formula="of:=IF(EXACT([$'Base chart'.$Z95];1);[$'Base chart'.$AF95];&quot;&quot;)" office:value-type="string" office:string-value="payable">
            <text:p>payable</text:p>
          </table:table-cell>
          <table:table-cell table:formula="of:=IF(EXACT([$'Base chart'.$Z95];1);[$'Base chart'.$AG95];&quot;&quot;)" office:value-type="string" office:string-value="True">
            <text:p>True</text:p>
          </table:table-cell>
          <table:table-cell table:formula="of:=IF(EXACT([$'Base chart'.$AH95];&quot;&quot;);&quot;&quot;;IF(EXACT([$'Base chart'.$Z95];1);[$'Base chart'.$AH95];&quot;&quot;))">
            <text:p/>
          </table:table-cell>
          <table:table-cell table:style-name="ce11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5];1)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;&quot;&quot;)" office:value-type="string" office:string-value="&#9;&#9;&lt;record id=&quot;account_account_template_0_212202&quot; model=&quot;account.account.template&quot;&gt;&#13;&#9;&#9;&#9;&lt;field name=&quot;code&quot;&gt;0-212202&lt;/field&gt;&#13;&#9;&#9;&#9;&lt;field name=&quot;name&quot;&gt;0-Adelantos de impuesto de renta&lt;/field&gt;&#13;&#9;&#9;&#9;&lt;field name=&quot;shortcut&quot;&gt;0-Ad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2" model="account.account.template"&gt;<text:tab/><text:tab/><text:tab/>&lt;field name="code"&gt;0-212202&lt;/field&gt;<text:tab/><text:tab/><text:tab/>&lt;field name="name"&gt;0-Adelantos de impuesto de renta&lt;/field&gt;<text:tab/><text:tab/><text:tab/>&lt;field name="shortcut"&gt;0-Ad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6];1);CONCATENATE([$'account types'.$B$16];&quot;-&quot;;[$'Base chart'.$V96]);&quot;&quot;)" office:value-type="string" office:string-value="0-212203">
            <text:p>0-212203</text:p>
          </table:table-cell>
          <table:table-cell table:formula="of:=IF(EXACT([$'Base chart'.$Z96];1);CONCATENATE([$'account types'.$B$16];&quot;-&quot;;[$'Base chart'.$X96]);&quot;&quot;)" office:value-type="string" office:string-value="0-Retenciones de impuesto de renta">
            <text:p>0-Retenciones de impuesto de renta</text:p>
          </table:table-cell>
          <table:table-cell table:formula="of:=IF(EXACT([$'Base chart'.$Z96];1);CONCATENATE([$'account types'.$B$16];&quot;-&quot;;[$'Base chart'.$AA96]);&quot;&quot;)" office:value-type="string" office:string-value="0-RetIR">
            <text:p>0-RetIR</text:p>
          </table:table-cell>
          <table:table-cell table:formula="of:=IF(EXACT([$'Base chart'.$AB96];&quot;&quot;);&quot;&quot;;IF(EXACT([$'Base chart'.$Z96];1);CONCATENATE(&quot;account_account_template_&quot;;[$'account types'.$B$16];&quot;_&quot;;[$'Base chart'.$AB96]);&quot;&quot;))" office:value-type="string" office:string-value="account_account_template_0_212200">
            <text:p>account_account_template_0_212200</text:p>
          </table:table-cell>
          <table:table-cell table:formula="of:=IF(EXACT([$'Base chart'.$Z96];1);[$'Base chart'.$AD96];&quot;&quot;)" office:value-type="string" office:string-value="tax">
            <text:p>tax</text:p>
          </table:table-cell>
          <table:table-cell table:formula="of:=IF(EXACT([$'Base chart'.$AE96];&quot;&quot;);&quot;&quot;;IF(EXACT([$'Base chart'.$Z96];1);[$'Base chart'.$AE96];&quot;&quot;))" office:value-type="string" office:string-value="l10n_cr_base.CRC">
            <text:p>l10n_cr_base.CRC</text:p>
          </table:table-cell>
          <table:table-cell table:formula="of:=IF(EXACT([$'Base chart'.$Z96];1);[$'Base chart'.$AF96];&quot;&quot;)" office:value-type="string" office:string-value="payable">
            <text:p>payable</text:p>
          </table:table-cell>
          <table:table-cell table:formula="of:=IF(EXACT([$'Base chart'.$Z96];1);[$'Base chart'.$AG96];&quot;&quot;)" office:value-type="string" office:string-value="True">
            <text:p>True</text:p>
          </table:table-cell>
          <table:table-cell table:formula="of:=IF(EXACT([$'Base chart'.$AH96];&quot;&quot;);&quot;&quot;;IF(EXACT([$'Base chart'.$Z96];1);[$'Base chart'.$AH96];&quot;&quot;))">
            <text:p/>
          </table:table-cell>
          <table:table-cell table:style-name="ce11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6];1)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;&quot;&quot;)" office:value-type="string" office:string-value="&#9;&#9;&lt;record id=&quot;account_account_template_0_212203&quot; model=&quot;account.account.template&quot;&gt;&#13;&#9;&#9;&#9;&lt;field name=&quot;code&quot;&gt;0-212203&lt;/field&gt;&#13;&#9;&#9;&#9;&lt;field name=&quot;name&quot;&gt;0-Retenciones de impuesto de renta&lt;/field&gt;&#13;&#9;&#9;&#9;&lt;field name=&quot;shortcut&quot;&gt;0-RetIR&lt;/field&gt;&#13;&#9;&#9;&#9;&lt;field name=&quot;parent_id&quot; ref=&quot;account_account_template_0_2122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3" model="account.account.template"&gt;<text:tab/><text:tab/><text:tab/>&lt;field name="code"&gt;0-212203&lt;/field&gt;<text:tab/><text:tab/><text:tab/>&lt;field name="name"&gt;0-Retenciones de impuesto de renta&lt;/field&gt;<text:tab/><text:tab/><text:tab/>&lt;field name="shortcut"&gt;0-RetIR&lt;/field&gt;<text:tab/><text:tab/><text:tab/>&lt;field name="parent_id" ref="account_account_template_0_2122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7];1);CONCATENATE([$'account types'.$B$16];&quot;-&quot;;[$'Base chart'.$V97]);&quot;&quot;)" office:value-type="string" office:string-value="0-300000">
            <text:p>0-300000</text:p>
          </table:table-cell>
          <table:table-cell table:formula="of:=IF(EXACT([$'Base chart'.$Z97];1);CONCATENATE([$'account types'.$B$16];&quot;-&quot;;[$'Base chart'.$X97]);&quot;&quot;)" office:value-type="string" office:string-value="0-Patrimonio">
            <text:p>0-Patrimonio</text:p>
          </table:table-cell>
          <table:table-cell table:formula="of:=IF(EXACT([$'Base chart'.$Z97];1);CONCATENATE([$'account types'.$B$16];&quot;-&quot;;[$'Base chart'.$AA97]);&quot;&quot;)" office:value-type="string" office:string-value="0-Pa">
            <text:p>0-Pa</text:p>
          </table:table-cell>
          <table:table-cell table:formula="of:=IF(EXACT([$'Base chart'.$AB97];&quot;&quot;);&quot;&quot;;IF(EXACT([$'Base chart'.$Z97];1);CONCATENATE(&quot;account_account_template_&quot;;[$'account types'.$B$16];&quot;_&quot;;[$'Base chart'.$AB97]);&quot;&quot;))" office:value-type="string" office:string-value="account_account_template_0_000000">
            <text:p>account_account_template_0_000000</text:p>
          </table:table-cell>
          <table:table-cell table:formula="of:=IF(EXACT([$'Base chart'.$Z97];1);[$'Base chart'.$AD97];&quot;&quot;)" office:value-type="string" office:string-value="view">
            <text:p>view</text:p>
          </table:table-cell>
          <table:table-cell table:formula="of:=IF(EXACT([$'Base chart'.$AE97];&quot;&quot;);&quot;&quot;;IF(EXACT([$'Base chart'.$Z97];1);[$'Base chart'.$AE97];&quot;&quot;))" office:value-type="string" office:string-value="l10n_cr_base.CRC">
            <text:p>l10n_cr_base.CRC</text:p>
          </table:table-cell>
          <table:table-cell table:formula="of:=IF(EXACT([$'Base chart'.$Z97];1);[$'Base chart'.$AF97];&quot;&quot;)" office:value-type="string" office:string-value="view">
            <text:p>view</text:p>
          </table:table-cell>
          <table:table-cell table:formula="of:=IF(EXACT([$'Base chart'.$Z97];1);[$'Base chart'.$AG97];&quot;&quot;)" office:value-type="string" office:string-value="False">
            <text:p>False</text:p>
          </table:table-cell>
          <table:table-cell table:formula="of:=IF(EXACT([$'Base chart'.$AH97];&quot;&quot;);&quot;&quot;;IF(EXACT([$'Base chart'.$Z97];1);[$'Base chart'.$AH97];&quot;&quot;))">
            <text:p/>
          </table:table-cell>
          <table:table-cell table:style-name="ce11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7];1)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;&quot;&quot;)" office:value-type="string" office:string-value="&#9;&#9;&lt;record id=&quot;account_account_template_0_300000&quot; model=&quot;account.account.template&quot;&gt;&#13;&#9;&#9;&#9;&lt;field name=&quot;code&quot;&gt;0-300000&lt;/field&gt;&#13;&#9;&#9;&#9;&lt;field name=&quot;name&quot;&gt;0-Patrimoni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00000" model="account.account.template"&gt;<text:tab/><text:tab/><text:tab/>&lt;field name="code"&gt;0-300000&lt;/field&gt;<text:tab/><text:tab/><text:tab/>&lt;field name="name"&gt;0-Patrimoni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8];1);CONCATENATE([$'account types'.$B$16];&quot;-&quot;;[$'Base chart'.$V98]);&quot;&quot;)" office:value-type="string" office:string-value="0-310000">
            <text:p>0-310000</text:p>
          </table:table-cell>
          <table:table-cell table:formula="of:=IF(EXACT([$'Base chart'.$Z98];1);CONCATENATE([$'account types'.$B$16];&quot;-&quot;;[$'Base chart'.$X98]);&quot;&quot;)" office:value-type="string" office:string-value="0-Capital social">
            <text:p>0-Capital social</text:p>
          </table:table-cell>
          <table:table-cell table:formula="of:=IF(EXACT([$'Base chart'.$Z98];1);CONCATENATE([$'account types'.$B$16];&quot;-&quot;;[$'Base chart'.$AA98]);&quot;&quot;)" office:value-type="string" office:string-value="0-CS">
            <text:p>0-CS</text:p>
          </table:table-cell>
          <table:table-cell table:formula="of:=IF(EXACT([$'Base chart'.$AB98];&quot;&quot;);&quot;&quot;;IF(EXACT([$'Base chart'.$Z98];1);CONCATENATE(&quot;account_account_template_&quot;;[$'account types'.$B$16];&quot;_&quot;;[$'Base chart'.$AB98]);&quot;&quot;))" office:value-type="string" office:string-value="account_account_template_0_300000">
            <text:p>account_account_template_0_300000</text:p>
          </table:table-cell>
          <table:table-cell table:formula="of:=IF(EXACT([$'Base chart'.$Z98];1);[$'Base chart'.$AD98];&quot;&quot;)" office:value-type="string" office:string-value="view">
            <text:p>view</text:p>
          </table:table-cell>
          <table:table-cell table:formula="of:=IF(EXACT([$'Base chart'.$AE98];&quot;&quot;);&quot;&quot;;IF(EXACT([$'Base chart'.$Z98];1);[$'Base chart'.$AE98];&quot;&quot;))" office:value-type="string" office:string-value="l10n_cr_base.CRC">
            <text:p>l10n_cr_base.CRC</text:p>
          </table:table-cell>
          <table:table-cell table:formula="of:=IF(EXACT([$'Base chart'.$Z98];1);[$'Base chart'.$AF98];&quot;&quot;)" office:value-type="string" office:string-value="view">
            <text:p>view</text:p>
          </table:table-cell>
          <table:table-cell table:formula="of:=IF(EXACT([$'Base chart'.$Z98];1);[$'Base chart'.$AG98];&quot;&quot;)" office:value-type="string" office:string-value="False">
            <text:p>False</text:p>
          </table:table-cell>
          <table:table-cell table:formula="of:=IF(EXACT([$'Base chart'.$AH98];&quot;&quot;);&quot;&quot;;IF(EXACT([$'Base chart'.$Z98];1);[$'Base chart'.$AH98];&quot;&quot;))">
            <text:p/>
          </table:table-cell>
          <table:table-cell table:style-name="ce11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8];1)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;&quot;&quot;)" office:value-type="string" office:string-value="&#9;&#9;&lt;record id=&quot;account_account_template_0_310000&quot; model=&quot;account.account.template&quot;&gt;&#13;&#9;&#9;&#9;&lt;field name=&quot;code&quot;&gt;0-310000&lt;/field&gt;&#13;&#9;&#9;&#9;&lt;field name=&quot;name&quot;&gt;0-Capital social&lt;/field&gt;&#13;&#9;&#9;&#9;&lt;field name=&quot;shortcut&quot;&gt;0-CS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0" model="account.account.template"&gt;<text:tab/><text:tab/><text:tab/>&lt;field name="code"&gt;0-310000&lt;/field&gt;<text:tab/><text:tab/><text:tab/>&lt;field name="name"&gt;0-Capital social&lt;/field&gt;<text:tab/><text:tab/><text:tab/>&lt;field name="shortcut"&gt;0-CS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99];1);CONCATENATE([$'account types'.$B$16];&quot;-&quot;;[$'Base chart'.$V99]);&quot;&quot;)" office:value-type="string" office:string-value="0-310001">
            <text:p>0-310001</text:p>
          </table:table-cell>
          <table:table-cell table:formula="of:=IF(EXACT([$'Base chart'.$Z99];1);CONCATENATE([$'account types'.$B$16];&quot;-&quot;;[$'Base chart'.$X99]);&quot;&quot;)" office:value-type="string" office:string-value="0-Socio 1">
            <text:p>0-Socio 1</text:p>
          </table:table-cell>
          <table:table-cell table:formula="of:=IF(EXACT([$'Base chart'.$Z99];1);CONCATENATE([$'account types'.$B$16];&quot;-&quot;;[$'Base chart'.$AA99]);&quot;&quot;)" office:value-type="string" office:string-value="0-">
            <text:p>0-</text:p>
          </table:table-cell>
          <table:table-cell table:formula="of:=IF(EXACT([$'Base chart'.$AB99];&quot;&quot;);&quot;&quot;;IF(EXACT([$'Base chart'.$Z99];1);CONCATENATE(&quot;account_account_template_&quot;;[$'account types'.$B$16];&quot;_&quot;;[$'Base chart'.$AB99]);&quot;&quot;))" office:value-type="string" office:string-value="account_account_template_0_310000">
            <text:p>account_account_template_0_310000</text:p>
          </table:table-cell>
          <table:table-cell table:formula="of:=IF(EXACT([$'Base chart'.$Z99];1);[$'Base chart'.$AD99];&quot;&quot;)" office:value-type="string" office:string-value="equity">
            <text:p>equity</text:p>
          </table:table-cell>
          <table:table-cell table:formula="of:=IF(EXACT([$'Base chart'.$AE99];&quot;&quot;);&quot;&quot;;IF(EXACT([$'Base chart'.$Z99];1);[$'Base chart'.$AE99];&quot;&quot;))" office:value-type="string" office:string-value="l10n_cr_base.CRC">
            <text:p>l10n_cr_base.CRC</text:p>
          </table:table-cell>
          <table:table-cell table:formula="of:=IF(EXACT([$'Base chart'.$Z99];1);[$'Base chart'.$AF99];&quot;&quot;)" office:value-type="string" office:string-value="other">
            <text:p>other</text:p>
          </table:table-cell>
          <table:table-cell table:formula="of:=IF(EXACT([$'Base chart'.$Z99];1);[$'Base chart'.$AG99];&quot;&quot;)" office:value-type="string" office:string-value="False">
            <text:p>False</text:p>
          </table:table-cell>
          <table:table-cell table:formula="of:=IF(EXACT([$'Base chart'.$AH99];&quot;&quot;);&quot;&quot;;IF(EXACT([$'Base chart'.$Z99];1);[$'Base chart'.$AH99];&quot;&quot;))">
            <text:p/>
          </table:table-cell>
          <table:table-cell table:style-name="ce11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99];1)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;&quot;&quot;)" office:value-type="string" office:string-value="&#9;&#9;&lt;record id=&quot;account_account_template_0_310001&quot; model=&quot;account.account.template&quot;&gt;&#13;&#9;&#9;&#9;&lt;field name=&quot;code&quot;&gt;0-310001&lt;/field&gt;&#13;&#9;&#9;&#9;&lt;field name=&quot;name&quot;&gt;0-Socio 1&lt;/field&gt;&#13;&#9;&#9;&#9;&lt;field name=&quot;shortcut&quot;&gt;0-&lt;/field&gt;&#13;&#9;&#9;&#9;&lt;field name=&quot;parent_id&quot; ref=&quot;account_account_template_0_31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1" model="account.account.template"&gt;<text:tab/><text:tab/><text:tab/>&lt;field name="code"&gt;0-310001&lt;/field&gt;<text:tab/><text:tab/><text:tab/>&lt;field name="name"&gt;0-Socio 1&lt;/field&gt;<text:tab/><text:tab/><text:tab/>&lt;field name="shortcut"&gt;0-&lt;/field&gt;<text:tab/><text:tab/><text:tab/>&lt;field name="parent_id" ref="account_account_template_0_31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0];1);CONCATENATE([$'account types'.$B$16];&quot;-&quot;;[$'Base chart'.$V100]);&quot;&quot;)" office:value-type="string" office:string-value="0-320000">
            <text:p>0-320000</text:p>
          </table:table-cell>
          <table:table-cell table:formula="of:=IF(EXACT([$'Base chart'.$Z100];1);CONCATENATE([$'account types'.$B$16];&quot;-&quot;;[$'Base chart'.$X100]);&quot;&quot;)" office:value-type="string" office:string-value="0-Reserva legal">
            <text:p>0-Reserva legal</text:p>
          </table:table-cell>
          <table:table-cell table:formula="of:=IF(EXACT([$'Base chart'.$Z100];1);CONCATENATE([$'account types'.$B$16];&quot;-&quot;;[$'Base chart'.$AA100]);&quot;&quot;)" office:value-type="string" office:string-value="0-RL">
            <text:p>0-RL</text:p>
          </table:table-cell>
          <table:table-cell table:formula="of:=IF(EXACT([$'Base chart'.$AB100];&quot;&quot;);&quot;&quot;;IF(EXACT([$'Base chart'.$Z100];1);CONCATENATE(&quot;account_account_template_&quot;;[$'account types'.$B$16];&quot;_&quot;;[$'Base chart'.$AB100]);&quot;&quot;))" office:value-type="string" office:string-value="account_account_template_0_300000">
            <text:p>account_account_template_0_300000</text:p>
          </table:table-cell>
          <table:table-cell table:formula="of:=IF(EXACT([$'Base chart'.$Z100];1);[$'Base chart'.$AD100];&quot;&quot;)" office:value-type="string" office:string-value="view">
            <text:p>view</text:p>
          </table:table-cell>
          <table:table-cell table:formula="of:=IF(EXACT([$'Base chart'.$AE100];&quot;&quot;);&quot;&quot;;IF(EXACT([$'Base chart'.$Z100];1);[$'Base chart'.$AE100];&quot;&quot;))" office:value-type="string" office:string-value="l10n_cr_base.CRC">
            <text:p>l10n_cr_base.CRC</text:p>
          </table:table-cell>
          <table:table-cell table:formula="of:=IF(EXACT([$'Base chart'.$Z100];1);[$'Base chart'.$AF100];&quot;&quot;)" office:value-type="string" office:string-value="view">
            <text:p>view</text:p>
          </table:table-cell>
          <table:table-cell table:formula="of:=IF(EXACT([$'Base chart'.$Z100];1);[$'Base chart'.$AG100];&quot;&quot;)" office:value-type="string" office:string-value="False">
            <text:p>False</text:p>
          </table:table-cell>
          <table:table-cell table:formula="of:=IF(EXACT([$'Base chart'.$AH100];&quot;&quot;);&quot;&quot;;IF(EXACT([$'Base chart'.$Z100];1);[$'Base chart'.$AH100];&quot;&quot;))">
            <text:p/>
          </table:table-cell>
          <table:table-cell table:style-name="ce11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0];1)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;&quot;&quot;)" office:value-type="string" office:string-value="&#9;&#9;&lt;record id=&quot;account_account_template_0_320000&quot; model=&quot;account.account.template&quot;&gt;&#13;&#9;&#9;&#9;&lt;field name=&quot;code&quot;&gt;0-320000&lt;/field&gt;&#13;&#9;&#9;&#9;&lt;field name=&quot;name&quot;&gt;0-Reserva legal&lt;/field&gt;&#13;&#9;&#9;&#9;&lt;field name=&quot;shortcut&quot;&gt;0-RL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0" model="account.account.template"&gt;<text:tab/><text:tab/><text:tab/>&lt;field name="code"&gt;0-320000&lt;/field&gt;<text:tab/><text:tab/><text:tab/>&lt;field name="name"&gt;0-Reserva legal&lt;/field&gt;<text:tab/><text:tab/><text:tab/>&lt;field name="shortcut"&gt;0-RL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1];1);CONCATENATE([$'account types'.$B$16];&quot;-&quot;;[$'Base chart'.$V101]);&quot;&quot;)" office:value-type="string" office:string-value="0-320001">
            <text:p>0-320001</text:p>
          </table:table-cell>
          <table:table-cell table:formula="of:=IF(EXACT([$'Base chart'.$Z101];1);CONCATENATE([$'account types'.$B$16];&quot;-&quot;;[$'Base chart'.$X101]);&quot;&quot;)" office:value-type="string" office:string-value="0-Reserva legal">
            <text:p>0-Reserva legal</text:p>
          </table:table-cell>
          <table:table-cell table:formula="of:=IF(EXACT([$'Base chart'.$Z101];1);CONCATENATE([$'account types'.$B$16];&quot;-&quot;;[$'Base chart'.$AA101]);&quot;&quot;)" office:value-type="string" office:string-value="0-RL">
            <text:p>0-RL</text:p>
          </table:table-cell>
          <table:table-cell table:formula="of:=IF(EXACT([$'Base chart'.$AB101];&quot;&quot;);&quot;&quot;;IF(EXACT([$'Base chart'.$Z101];1);CONCATENATE(&quot;account_account_template_&quot;;[$'account types'.$B$16];&quot;_&quot;;[$'Base chart'.$AB101]);&quot;&quot;))" office:value-type="string" office:string-value="account_account_template_0_320000">
            <text:p>account_account_template_0_320000</text:p>
          </table:table-cell>
          <table:table-cell table:formula="of:=IF(EXACT([$'Base chart'.$Z101];1);[$'Base chart'.$AD101];&quot;&quot;)" office:value-type="string" office:string-value="equity">
            <text:p>equity</text:p>
          </table:table-cell>
          <table:table-cell table:formula="of:=IF(EXACT([$'Base chart'.$AE101];&quot;&quot;);&quot;&quot;;IF(EXACT([$'Base chart'.$Z101];1);[$'Base chart'.$AE101];&quot;&quot;))" office:value-type="string" office:string-value="l10n_cr_base.CRC">
            <text:p>l10n_cr_base.CRC</text:p>
          </table:table-cell>
          <table:table-cell table:formula="of:=IF(EXACT([$'Base chart'.$Z101];1);[$'Base chart'.$AF101];&quot;&quot;)" office:value-type="string" office:string-value="other">
            <text:p>other</text:p>
          </table:table-cell>
          <table:table-cell table:formula="of:=IF(EXACT([$'Base chart'.$Z101];1);[$'Base chart'.$AG101];&quot;&quot;)" office:value-type="string" office:string-value="False">
            <text:p>False</text:p>
          </table:table-cell>
          <table:table-cell table:formula="of:=IF(EXACT([$'Base chart'.$AH101];&quot;&quot;);&quot;&quot;;IF(EXACT([$'Base chart'.$Z101];1);[$'Base chart'.$AH101];&quot;&quot;))">
            <text:p/>
          </table:table-cell>
          <table:table-cell table:style-name="ce11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1];1)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;&quot;&quot;)" office:value-type="string" office:string-value="&#9;&#9;&lt;record id=&quot;account_account_template_0_320001&quot; model=&quot;account.account.template&quot;&gt;&#13;&#9;&#9;&#9;&lt;field name=&quot;code&quot;&gt;0-320001&lt;/field&gt;&#13;&#9;&#9;&#9;&lt;field name=&quot;name&quot;&gt;0-Reserva legal&lt;/field&gt;&#13;&#9;&#9;&#9;&lt;field name=&quot;shortcut&quot;&gt;0-RL&lt;/field&gt;&#13;&#9;&#9;&#9;&lt;field name=&quot;parent_id&quot; ref=&quot;account_account_template_0_32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1" model="account.account.template"&gt;<text:tab/><text:tab/><text:tab/>&lt;field name="code"&gt;0-320001&lt;/field&gt;<text:tab/><text:tab/><text:tab/>&lt;field name="name"&gt;0-Reserva legal&lt;/field&gt;<text:tab/><text:tab/><text:tab/>&lt;field name="shortcut"&gt;0-RL&lt;/field&gt;<text:tab/><text:tab/><text:tab/>&lt;field name="parent_id" ref="account_account_template_0_32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2];1);CONCATENATE([$'account types'.$B$16];&quot;-&quot;;[$'Base chart'.$V102]);&quot;&quot;)" office:value-type="string" office:string-value="0-330000">
            <text:p>0-330000</text:p>
          </table:table-cell>
          <table:table-cell table:formula="of:=IF(EXACT([$'Base chart'.$Z102];1);CONCATENATE([$'account types'.$B$16];&quot;-&quot;;[$'Base chart'.$X102]);&quot;&quot;)" office:value-type="string" office:string-value="0-Otras reservas">
            <text:p>0-Otras reservas</text:p>
          </table:table-cell>
          <table:table-cell table:formula="of:=IF(EXACT([$'Base chart'.$Z102];1);CONCATENATE([$'account types'.$B$16];&quot;-&quot;;[$'Base chart'.$AA102]);&quot;&quot;)" office:value-type="string" office:string-value="0-OR">
            <text:p>0-OR</text:p>
          </table:table-cell>
          <table:table-cell table:formula="of:=IF(EXACT([$'Base chart'.$AB102];&quot;&quot;);&quot;&quot;;IF(EXACT([$'Base chart'.$Z102];1);CONCATENATE(&quot;account_account_template_&quot;;[$'account types'.$B$16];&quot;_&quot;;[$'Base chart'.$AB102]);&quot;&quot;))" office:value-type="string" office:string-value="account_account_template_0_300000">
            <text:p>account_account_template_0_300000</text:p>
          </table:table-cell>
          <table:table-cell table:formula="of:=IF(EXACT([$'Base chart'.$Z102];1);[$'Base chart'.$AD102];&quot;&quot;)" office:value-type="string" office:string-value="view">
            <text:p>view</text:p>
          </table:table-cell>
          <table:table-cell table:formula="of:=IF(EXACT([$'Base chart'.$AE102];&quot;&quot;);&quot;&quot;;IF(EXACT([$'Base chart'.$Z102];1);[$'Base chart'.$AE102];&quot;&quot;))" office:value-type="string" office:string-value="l10n_cr_base.CRC">
            <text:p>l10n_cr_base.CRC</text:p>
          </table:table-cell>
          <table:table-cell table:formula="of:=IF(EXACT([$'Base chart'.$Z102];1);[$'Base chart'.$AF102];&quot;&quot;)" office:value-type="string" office:string-value="view">
            <text:p>view</text:p>
          </table:table-cell>
          <table:table-cell table:formula="of:=IF(EXACT([$'Base chart'.$Z102];1);[$'Base chart'.$AG102];&quot;&quot;)" office:value-type="string" office:string-value="False">
            <text:p>False</text:p>
          </table:table-cell>
          <table:table-cell table:formula="of:=IF(EXACT([$'Base chart'.$AH102];&quot;&quot;);&quot;&quot;;IF(EXACT([$'Base chart'.$Z102];1);[$'Base chart'.$AH102];&quot;&quot;))">
            <text:p/>
          </table:table-cell>
          <table:table-cell table:style-name="ce11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2];1)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;&quot;&quot;)" office:value-type="string" office:string-value="&#9;&#9;&lt;record id=&quot;account_account_template_0_330000&quot; model=&quot;account.account.template&quot;&gt;&#13;&#9;&#9;&#9;&lt;field name=&quot;code&quot;&gt;0-330000&lt;/field&gt;&#13;&#9;&#9;&#9;&lt;field name=&quot;name&quot;&gt;0-Otras reservas&lt;/field&gt;&#13;&#9;&#9;&#9;&lt;field name=&quot;shortcut&quot;&gt;0-O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0" model="account.account.template"&gt;<text:tab/><text:tab/><text:tab/>&lt;field name="code"&gt;0-330000&lt;/field&gt;<text:tab/><text:tab/><text:tab/>&lt;field name="name"&gt;0-Otras reservas&lt;/field&gt;<text:tab/><text:tab/><text:tab/>&lt;field name="shortcut"&gt;0-O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3];1);CONCATENATE([$'account types'.$B$16];&quot;-&quot;;[$'Base chart'.$V103]);&quot;&quot;)" office:value-type="string" office:string-value="0-330001">
            <text:p>0-330001</text:p>
          </table:table-cell>
          <table:table-cell table:formula="of:=IF(EXACT([$'Base chart'.$Z103];1);CONCATENATE([$'account types'.$B$16];&quot;-&quot;;[$'Base chart'.$X103]);&quot;&quot;)" office:value-type="string" office:string-value="0-Reserva para mejoras">
            <text:p>0-Reserva para mejoras</text:p>
          </table:table-cell>
          <table:table-cell table:formula="of:=IF(EXACT([$'Base chart'.$Z103];1);CONCATENATE([$'account types'.$B$16];&quot;-&quot;;[$'Base chart'.$AA103]);&quot;&quot;)" office:value-type="string" office:string-value="0-Mej">
            <text:p>0-Mej</text:p>
          </table:table-cell>
          <table:table-cell table:formula="of:=IF(EXACT([$'Base chart'.$AB103];&quot;&quot;);&quot;&quot;;IF(EXACT([$'Base chart'.$Z103];1);CONCATENATE(&quot;account_account_template_&quot;;[$'account types'.$B$16];&quot;_&quot;;[$'Base chart'.$AB103]);&quot;&quot;))" office:value-type="string" office:string-value="account_account_template_0_330000">
            <text:p>account_account_template_0_330000</text:p>
          </table:table-cell>
          <table:table-cell table:formula="of:=IF(EXACT([$'Base chart'.$Z103];1);[$'Base chart'.$AD103];&quot;&quot;)" office:value-type="string" office:string-value="equity">
            <text:p>equity</text:p>
          </table:table-cell>
          <table:table-cell table:formula="of:=IF(EXACT([$'Base chart'.$AE103];&quot;&quot;);&quot;&quot;;IF(EXACT([$'Base chart'.$Z103];1);[$'Base chart'.$AE103];&quot;&quot;))" office:value-type="string" office:string-value="l10n_cr_base.CRC">
            <text:p>l10n_cr_base.CRC</text:p>
          </table:table-cell>
          <table:table-cell table:formula="of:=IF(EXACT([$'Base chart'.$Z103];1);[$'Base chart'.$AF103];&quot;&quot;)" office:value-type="string" office:string-value="other">
            <text:p>other</text:p>
          </table:table-cell>
          <table:table-cell table:formula="of:=IF(EXACT([$'Base chart'.$Z103];1);[$'Base chart'.$AG103];&quot;&quot;)" office:value-type="string" office:string-value="False">
            <text:p>False</text:p>
          </table:table-cell>
          <table:table-cell table:formula="of:=IF(EXACT([$'Base chart'.$AH103];&quot;&quot;);&quot;&quot;;IF(EXACT([$'Base chart'.$Z103];1);[$'Base chart'.$AH103];&quot;&quot;))">
            <text:p/>
          </table:table-cell>
          <table:table-cell table:style-name="ce11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3];1)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;&quot;&quot;)" office:value-type="string" office:string-value="&#9;&#9;&lt;record id=&quot;account_account_template_0_330001&quot; model=&quot;account.account.template&quot;&gt;&#13;&#9;&#9;&#9;&lt;field name=&quot;code&quot;&gt;0-330001&lt;/field&gt;&#13;&#9;&#9;&#9;&lt;field name=&quot;name&quot;&gt;0-Reserva para mejoras&lt;/field&gt;&#13;&#9;&#9;&#9;&lt;field name=&quot;shortcut&quot;&gt;0-Mej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1" model="account.account.template"&gt;<text:tab/><text:tab/><text:tab/>&lt;field name="code"&gt;0-330001&lt;/field&gt;<text:tab/><text:tab/><text:tab/>&lt;field name="name"&gt;0-Reserva para mejoras&lt;/field&gt;<text:tab/><text:tab/><text:tab/>&lt;field name="shortcut"&gt;0-Mej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4];1);CONCATENATE([$'account types'.$B$16];&quot;-&quot;;[$'Base chart'.$V104]);&quot;&quot;)" office:value-type="string" office:string-value="0-330002">
            <text:p>0-330002</text:p>
          </table:table-cell>
          <table:table-cell table:formula="of:=IF(EXACT([$'Base chart'.$Z104];1);CONCATENATE([$'account types'.$B$16];&quot;-&quot;;[$'Base chart'.$X104]);&quot;&quot;)" office:value-type="string" office:string-value="0-Reserva para proyectos">
            <text:p>0-Reserva para proyectos</text:p>
          </table:table-cell>
          <table:table-cell table:formula="of:=IF(EXACT([$'Base chart'.$Z104];1);CONCATENATE([$'account types'.$B$16];&quot;-&quot;;[$'Base chart'.$AA104]);&quot;&quot;)" office:value-type="string" office:string-value="0-Pro">
            <text:p>0-Pro</text:p>
          </table:table-cell>
          <table:table-cell table:formula="of:=IF(EXACT([$'Base chart'.$AB104];&quot;&quot;);&quot;&quot;;IF(EXACT([$'Base chart'.$Z104];1);CONCATENATE(&quot;account_account_template_&quot;;[$'account types'.$B$16];&quot;_&quot;;[$'Base chart'.$AB104]);&quot;&quot;))" office:value-type="string" office:string-value="account_account_template_0_330000">
            <text:p>account_account_template_0_330000</text:p>
          </table:table-cell>
          <table:table-cell table:formula="of:=IF(EXACT([$'Base chart'.$Z104];1);[$'Base chart'.$AD104];&quot;&quot;)" office:value-type="string" office:string-value="equity">
            <text:p>equity</text:p>
          </table:table-cell>
          <table:table-cell table:formula="of:=IF(EXACT([$'Base chart'.$AE104];&quot;&quot;);&quot;&quot;;IF(EXACT([$'Base chart'.$Z104];1);[$'Base chart'.$AE104];&quot;&quot;))" office:value-type="string" office:string-value="l10n_cr_base.CRC">
            <text:p>l10n_cr_base.CRC</text:p>
          </table:table-cell>
          <table:table-cell table:formula="of:=IF(EXACT([$'Base chart'.$Z104];1);[$'Base chart'.$AF104];&quot;&quot;)" office:value-type="string" office:string-value="other">
            <text:p>other</text:p>
          </table:table-cell>
          <table:table-cell table:formula="of:=IF(EXACT([$'Base chart'.$Z104];1);[$'Base chart'.$AG104];&quot;&quot;)" office:value-type="string" office:string-value="False">
            <text:p>False</text:p>
          </table:table-cell>
          <table:table-cell table:formula="of:=IF(EXACT([$'Base chart'.$AH104];&quot;&quot;);&quot;&quot;;IF(EXACT([$'Base chart'.$Z104];1);[$'Base chart'.$AH104];&quot;&quot;))">
            <text:p/>
          </table:table-cell>
          <table:table-cell table:style-name="ce11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4];1)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;&quot;&quot;)" office:value-type="string" office:string-value="&#9;&#9;&lt;record id=&quot;account_account_template_0_330002&quot; model=&quot;account.account.template&quot;&gt;&#13;&#9;&#9;&#9;&lt;field name=&quot;code&quot;&gt;0-330002&lt;/field&gt;&#13;&#9;&#9;&#9;&lt;field name=&quot;name&quot;&gt;0-Reserva para proyectos&lt;/field&gt;&#13;&#9;&#9;&#9;&lt;field name=&quot;shortcut&quot;&gt;0-Pro&lt;/field&gt;&#13;&#9;&#9;&#9;&lt;field name=&quot;parent_id&quot; ref=&quot;account_account_template_0_33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2" model="account.account.template"&gt;<text:tab/><text:tab/><text:tab/>&lt;field name="code"&gt;0-330002&lt;/field&gt;<text:tab/><text:tab/><text:tab/>&lt;field name="name"&gt;0-Reserva para proyectos&lt;/field&gt;<text:tab/><text:tab/><text:tab/>&lt;field name="shortcut"&gt;0-Pro&lt;/field&gt;<text:tab/><text:tab/><text:tab/>&lt;field name="parent_id" ref="account_account_template_0_33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5];1);CONCATENATE([$'account types'.$B$16];&quot;-&quot;;[$'Base chart'.$V105]);&quot;&quot;)" office:value-type="string" office:string-value="0-340000">
            <text:p>0-340000</text:p>
          </table:table-cell>
          <table:table-cell table:formula="of:=IF(EXACT([$'Base chart'.$Z105];1);CONCATENATE([$'account types'.$B$16];&quot;-&quot;;[$'Base chart'.$X105]);&quot;&quot;)" office:value-type="string" office:string-value="0-Aportes de capital">
            <text:p>0-Aportes de capital</text:p>
          </table:table-cell>
          <table:table-cell table:formula="of:=IF(EXACT([$'Base chart'.$Z105];1);CONCATENATE([$'account types'.$B$16];&quot;-&quot;;[$'Base chart'.$AA105]);&quot;&quot;)" office:value-type="string" office:string-value="0-AC">
            <text:p>0-AC</text:p>
          </table:table-cell>
          <table:table-cell table:formula="of:=IF(EXACT([$'Base chart'.$AB105];&quot;&quot;);&quot;&quot;;IF(EXACT([$'Base chart'.$Z105];1);CONCATENATE(&quot;account_account_template_&quot;;[$'account types'.$B$16];&quot;_&quot;;[$'Base chart'.$AB105]);&quot;&quot;))" office:value-type="string" office:string-value="account_account_template_0_300000">
            <text:p>account_account_template_0_300000</text:p>
          </table:table-cell>
          <table:table-cell table:formula="of:=IF(EXACT([$'Base chart'.$Z105];1);[$'Base chart'.$AD105];&quot;&quot;)" office:value-type="string" office:string-value="view">
            <text:p>view</text:p>
          </table:table-cell>
          <table:table-cell table:formula="of:=IF(EXACT([$'Base chart'.$AE105];&quot;&quot;);&quot;&quot;;IF(EXACT([$'Base chart'.$Z105];1);[$'Base chart'.$AE105];&quot;&quot;))" office:value-type="string" office:string-value="l10n_cr_base.CRC">
            <text:p>l10n_cr_base.CRC</text:p>
          </table:table-cell>
          <table:table-cell table:formula="of:=IF(EXACT([$'Base chart'.$Z105];1);[$'Base chart'.$AF105];&quot;&quot;)" office:value-type="string" office:string-value="view">
            <text:p>view</text:p>
          </table:table-cell>
          <table:table-cell table:formula="of:=IF(EXACT([$'Base chart'.$Z105];1);[$'Base chart'.$AG105];&quot;&quot;)" office:value-type="string" office:string-value="False">
            <text:p>False</text:p>
          </table:table-cell>
          <table:table-cell table:formula="of:=IF(EXACT([$'Base chart'.$AH105];&quot;&quot;);&quot;&quot;;IF(EXACT([$'Base chart'.$Z105];1);[$'Base chart'.$AH105];&quot;&quot;))">
            <text:p/>
          </table:table-cell>
          <table:table-cell table:style-name="ce11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5];1)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;&quot;&quot;)" office:value-type="string" office:string-value="&#9;&#9;&lt;record id=&quot;account_account_template_0_340000&quot; model=&quot;account.account.template&quot;&gt;&#13;&#9;&#9;&#9;&lt;field name=&quot;code&quot;&gt;0-340000&lt;/field&gt;&#13;&#9;&#9;&#9;&lt;field name=&quot;name&quot;&gt;0-Aportes de capital&lt;/field&gt;&#13;&#9;&#9;&#9;&lt;field name=&quot;shortcut&quot;&gt;0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0" model="account.account.template"&gt;<text:tab/><text:tab/><text:tab/>&lt;field name="code"&gt;0-340000&lt;/field&gt;<text:tab/><text:tab/><text:tab/>&lt;field name="name"&gt;0-Aportes de capital&lt;/field&gt;<text:tab/><text:tab/><text:tab/>&lt;field name="shortcut"&gt;0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6];1);CONCATENATE([$'account types'.$B$16];&quot;-&quot;;[$'Base chart'.$V106]);&quot;&quot;)" office:value-type="string" office:string-value="0-340001">
            <text:p>0-340001</text:p>
          </table:table-cell>
          <table:table-cell table:formula="of:=IF(EXACT([$'Base chart'.$Z106];1);CONCATENATE([$'account types'.$B$16];&quot;-&quot;;[$'Base chart'.$X106]);&quot;&quot;)" office:value-type="string" office:string-value="0-Socio 1">
            <text:p>0-Socio 1</text:p>
          </table:table-cell>
          <table:table-cell table:formula="of:=IF(EXACT([$'Base chart'.$Z106];1);CONCATENATE([$'account types'.$B$16];&quot;-&quot;;[$'Base chart'.$AA106]);&quot;&quot;)" office:value-type="string" office:string-value="0-">
            <text:p>0-</text:p>
          </table:table-cell>
          <table:table-cell table:formula="of:=IF(EXACT([$'Base chart'.$AB106];&quot;&quot;);&quot;&quot;;IF(EXACT([$'Base chart'.$Z106];1);CONCATENATE(&quot;account_account_template_&quot;;[$'account types'.$B$16];&quot;_&quot;;[$'Base chart'.$AB106]);&quot;&quot;))" office:value-type="string" office:string-value="account_account_template_0_340000">
            <text:p>account_account_template_0_340000</text:p>
          </table:table-cell>
          <table:table-cell table:formula="of:=IF(EXACT([$'Base chart'.$Z106];1);[$'Base chart'.$AD106];&quot;&quot;)" office:value-type="string" office:string-value="equity">
            <text:p>equity</text:p>
          </table:table-cell>
          <table:table-cell table:formula="of:=IF(EXACT([$'Base chart'.$AE106];&quot;&quot;);&quot;&quot;;IF(EXACT([$'Base chart'.$Z106];1);[$'Base chart'.$AE106];&quot;&quot;))" office:value-type="string" office:string-value="l10n_cr_base.CRC">
            <text:p>l10n_cr_base.CRC</text:p>
          </table:table-cell>
          <table:table-cell table:formula="of:=IF(EXACT([$'Base chart'.$Z106];1);[$'Base chart'.$AF106];&quot;&quot;)" office:value-type="string" office:string-value="other">
            <text:p>other</text:p>
          </table:table-cell>
          <table:table-cell table:formula="of:=IF(EXACT([$'Base chart'.$Z106];1);[$'Base chart'.$AG106];&quot;&quot;)" office:value-type="string" office:string-value="False">
            <text:p>False</text:p>
          </table:table-cell>
          <table:table-cell table:formula="of:=IF(EXACT([$'Base chart'.$AH106];&quot;&quot;);&quot;&quot;;IF(EXACT([$'Base chart'.$Z106];1);[$'Base chart'.$AH106];&quot;&quot;))">
            <text:p/>
          </table:table-cell>
          <table:table-cell table:style-name="ce11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6];1)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;&quot;&quot;)" office:value-type="string" office:string-value="&#9;&#9;&lt;record id=&quot;account_account_template_0_340001&quot; model=&quot;account.account.template&quot;&gt;&#13;&#9;&#9;&#9;&lt;field name=&quot;code&quot;&gt;0-340001&lt;/field&gt;&#13;&#9;&#9;&#9;&lt;field name=&quot;name&quot;&gt;0-Socio 1&lt;/field&gt;&#13;&#9;&#9;&#9;&lt;field name=&quot;shortcut&quot;&gt;0-&lt;/field&gt;&#13;&#9;&#9;&#9;&lt;field name=&quot;parent_id&quot; ref=&quot;account_account_template_0_34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1" model="account.account.template"&gt;<text:tab/><text:tab/><text:tab/>&lt;field name="code"&gt;0-340001&lt;/field&gt;<text:tab/><text:tab/><text:tab/>&lt;field name="name"&gt;0-Socio 1&lt;/field&gt;<text:tab/><text:tab/><text:tab/>&lt;field name="shortcut"&gt;0-&lt;/field&gt;<text:tab/><text:tab/><text:tab/>&lt;field name="parent_id" ref="account_account_template_0_34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7];1);CONCATENATE([$'account types'.$B$16];&quot;-&quot;;[$'Base chart'.$V107]);&quot;&quot;)" office:value-type="string" office:string-value="0-350000">
            <text:p>0-350000</text:p>
          </table:table-cell>
          <table:table-cell table:formula="of:=IF(EXACT([$'Base chart'.$Z107];1);CONCATENATE([$'account types'.$B$16];&quot;-&quot;;[$'Base chart'.$X107]);&quot;&quot;)" office:value-type="string" office:string-value="0-Cuentas de superávit">
            <text:p>0-Cuentas de superávit</text:p>
          </table:table-cell>
          <table:table-cell table:formula="of:=IF(EXACT([$'Base chart'.$Z107];1);CONCATENATE([$'account types'.$B$16];&quot;-&quot;;[$'Base chart'.$AA107]);&quot;&quot;)" office:value-type="string" office:string-value="0-Sup">
            <text:p>0-Sup</text:p>
          </table:table-cell>
          <table:table-cell table:formula="of:=IF(EXACT([$'Base chart'.$AB107];&quot;&quot;);&quot;&quot;;IF(EXACT([$'Base chart'.$Z107];1);CONCATENATE(&quot;account_account_template_&quot;;[$'account types'.$B$16];&quot;_&quot;;[$'Base chart'.$AB107]);&quot;&quot;))" office:value-type="string" office:string-value="account_account_template_0_300000">
            <text:p>account_account_template_0_300000</text:p>
          </table:table-cell>
          <table:table-cell table:formula="of:=IF(EXACT([$'Base chart'.$Z107];1);[$'Base chart'.$AD107];&quot;&quot;)" office:value-type="string" office:string-value="view">
            <text:p>view</text:p>
          </table:table-cell>
          <table:table-cell table:formula="of:=IF(EXACT([$'Base chart'.$AE107];&quot;&quot;);&quot;&quot;;IF(EXACT([$'Base chart'.$Z107];1);[$'Base chart'.$AE107];&quot;&quot;))" office:value-type="string" office:string-value="l10n_cr_base.CRC">
            <text:p>l10n_cr_base.CRC</text:p>
          </table:table-cell>
          <table:table-cell table:formula="of:=IF(EXACT([$'Base chart'.$Z107];1);[$'Base chart'.$AF107];&quot;&quot;)" office:value-type="string" office:string-value="view">
            <text:p>view</text:p>
          </table:table-cell>
          <table:table-cell table:formula="of:=IF(EXACT([$'Base chart'.$Z107];1);[$'Base chart'.$AG107];&quot;&quot;)" office:value-type="string" office:string-value="False">
            <text:p>False</text:p>
          </table:table-cell>
          <table:table-cell table:formula="of:=IF(EXACT([$'Base chart'.$AH107];&quot;&quot;);&quot;&quot;;IF(EXACT([$'Base chart'.$Z107];1);[$'Base chart'.$AH107];&quot;&quot;))">
            <text:p/>
          </table:table-cell>
          <table:table-cell table:style-name="ce11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7];1)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;&quot;&quot;)" office:value-type="string" office:string-value="&#9;&#9;&lt;record id=&quot;account_account_template_0_350000&quot; model=&quot;account.account.template&quot;&gt;&#13;&#9;&#9;&#9;&lt;field name=&quot;code&quot;&gt;0-350000&lt;/field&gt;&#13;&#9;&#9;&#9;&lt;field name=&quot;name&quot;&gt;0-Cuentas de superávit&lt;/field&gt;&#13;&#9;&#9;&#9;&lt;field name=&quot;shortcut&quot;&gt;0-Sup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0" model="account.account.template"&gt;<text:tab/><text:tab/><text:tab/>&lt;field name="code"&gt;0-350000&lt;/field&gt;<text:tab/><text:tab/><text:tab/>&lt;field name="name"&gt;0-Cuentas de superávit&lt;/field&gt;<text:tab/><text:tab/><text:tab/>&lt;field name="shortcut"&gt;0-Sup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8];1);CONCATENATE([$'account types'.$B$16];&quot;-&quot;;[$'Base chart'.$V108]);&quot;&quot;)" office:value-type="string" office:string-value="0-350001">
            <text:p>0-350001</text:p>
          </table:table-cell>
          <table:table-cell table:formula="of:=IF(EXACT([$'Base chart'.$Z108];1);CONCATENATE([$'account types'.$B$16];&quot;-&quot;;[$'Base chart'.$X108]);&quot;&quot;)" office:value-type="string" office:string-value="0-Superávit de capital">
            <text:p>0-Superávit de capital</text:p>
          </table:table-cell>
          <table:table-cell table:formula="of:=IF(EXACT([$'Base chart'.$Z108];1);CONCATENATE([$'account types'.$B$16];&quot;-&quot;;[$'Base chart'.$AA108]);&quot;&quot;)" office:value-type="string" office:string-value="0-Cap">
            <text:p>0-Cap</text:p>
          </table:table-cell>
          <table:table-cell table:formula="of:=IF(EXACT([$'Base chart'.$AB108];&quot;&quot;);&quot;&quot;;IF(EXACT([$'Base chart'.$Z108];1);CONCATENATE(&quot;account_account_template_&quot;;[$'account types'.$B$16];&quot;_&quot;;[$'Base chart'.$AB108]);&quot;&quot;))" office:value-type="string" office:string-value="account_account_template_0_350000">
            <text:p>account_account_template_0_350000</text:p>
          </table:table-cell>
          <table:table-cell table:formula="of:=IF(EXACT([$'Base chart'.$Z108];1);[$'Base chart'.$AD108];&quot;&quot;)" office:value-type="string" office:string-value="equity">
            <text:p>equity</text:p>
          </table:table-cell>
          <table:table-cell table:formula="of:=IF(EXACT([$'Base chart'.$AE108];&quot;&quot;);&quot;&quot;;IF(EXACT([$'Base chart'.$Z108];1);[$'Base chart'.$AE108];&quot;&quot;))" office:value-type="string" office:string-value="l10n_cr_base.CRC">
            <text:p>l10n_cr_base.CRC</text:p>
          </table:table-cell>
          <table:table-cell table:formula="of:=IF(EXACT([$'Base chart'.$Z108];1);[$'Base chart'.$AF108];&quot;&quot;)" office:value-type="string" office:string-value="other">
            <text:p>other</text:p>
          </table:table-cell>
          <table:table-cell table:formula="of:=IF(EXACT([$'Base chart'.$Z108];1);[$'Base chart'.$AG108];&quot;&quot;)" office:value-type="string" office:string-value="False">
            <text:p>False</text:p>
          </table:table-cell>
          <table:table-cell table:formula="of:=IF(EXACT([$'Base chart'.$AH108];&quot;&quot;);&quot;&quot;;IF(EXACT([$'Base chart'.$Z108];1);[$'Base chart'.$AH108];&quot;&quot;))">
            <text:p/>
          </table:table-cell>
          <table:table-cell table:style-name="ce11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8];1)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;&quot;&quot;)" office:value-type="string" office:string-value="&#9;&#9;&lt;record id=&quot;account_account_template_0_350001&quot; model=&quot;account.account.template&quot;&gt;&#13;&#9;&#9;&#9;&lt;field name=&quot;code&quot;&gt;0-350001&lt;/field&gt;&#13;&#9;&#9;&#9;&lt;field name=&quot;name&quot;&gt;0-Superávit de capital&lt;/field&gt;&#13;&#9;&#9;&#9;&lt;field name=&quot;shortcut&quot;&gt;0-Cap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1" model="account.account.template"&gt;<text:tab/><text:tab/><text:tab/>&lt;field name="code"&gt;0-350001&lt;/field&gt;<text:tab/><text:tab/><text:tab/>&lt;field name="name"&gt;0-Superávit de capital&lt;/field&gt;<text:tab/><text:tab/><text:tab/>&lt;field name="shortcut"&gt;0-Cap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09];1);CONCATENATE([$'account types'.$B$16];&quot;-&quot;;[$'Base chart'.$V109]);&quot;&quot;)" office:value-type="string" office:string-value="0-350002">
            <text:p>0-350002</text:p>
          </table:table-cell>
          <table:table-cell table:formula="of:=IF(EXACT([$'Base chart'.$Z109];1);CONCATENATE([$'account types'.$B$16];&quot;-&quot;;[$'Base chart'.$X109]);&quot;&quot;)" office:value-type="string" office:string-value="0-Superavit por revaluación de activos">
            <text:p>0-Superavit por revaluación de activos</text:p>
          </table:table-cell>
          <table:table-cell table:formula="of:=IF(EXACT([$'Base chart'.$Z109];1);CONCATENATE([$'account types'.$B$16];&quot;-&quot;;[$'Base chart'.$AA109]);&quot;&quot;)" office:value-type="string" office:string-value="0-Rev">
            <text:p>0-Rev</text:p>
          </table:table-cell>
          <table:table-cell table:formula="of:=IF(EXACT([$'Base chart'.$AB109];&quot;&quot;);&quot;&quot;;IF(EXACT([$'Base chart'.$Z109];1);CONCATENATE(&quot;account_account_template_&quot;;[$'account types'.$B$16];&quot;_&quot;;[$'Base chart'.$AB109]);&quot;&quot;))" office:value-type="string" office:string-value="account_account_template_0_350000">
            <text:p>account_account_template_0_350000</text:p>
          </table:table-cell>
          <table:table-cell table:formula="of:=IF(EXACT([$'Base chart'.$Z109];1);[$'Base chart'.$AD109];&quot;&quot;)" office:value-type="string" office:string-value="equity">
            <text:p>equity</text:p>
          </table:table-cell>
          <table:table-cell table:formula="of:=IF(EXACT([$'Base chart'.$AE109];&quot;&quot;);&quot;&quot;;IF(EXACT([$'Base chart'.$Z109];1);[$'Base chart'.$AE109];&quot;&quot;))" office:value-type="string" office:string-value="l10n_cr_base.CRC">
            <text:p>l10n_cr_base.CRC</text:p>
          </table:table-cell>
          <table:table-cell table:formula="of:=IF(EXACT([$'Base chart'.$Z109];1);[$'Base chart'.$AF109];&quot;&quot;)" office:value-type="string" office:string-value="other">
            <text:p>other</text:p>
          </table:table-cell>
          <table:table-cell table:formula="of:=IF(EXACT([$'Base chart'.$Z109];1);[$'Base chart'.$AG109];&quot;&quot;)" office:value-type="string" office:string-value="False">
            <text:p>False</text:p>
          </table:table-cell>
          <table:table-cell table:formula="of:=IF(EXACT([$'Base chart'.$AH109];&quot;&quot;);&quot;&quot;;IF(EXACT([$'Base chart'.$Z109];1);[$'Base chart'.$AH109];&quot;&quot;))">
            <text:p/>
          </table:table-cell>
          <table:table-cell table:style-name="ce11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09];1)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;&quot;&quot;)" office:value-type="string" office:string-value="&#9;&#9;&lt;record id=&quot;account_account_template_0_350002&quot; model=&quot;account.account.template&quot;&gt;&#13;&#9;&#9;&#9;&lt;field name=&quot;code&quot;&gt;0-350002&lt;/field&gt;&#13;&#9;&#9;&#9;&lt;field name=&quot;name&quot;&gt;0-Superavit por revaluación de activos&lt;/field&gt;&#13;&#9;&#9;&#9;&lt;field name=&quot;shortcut&quot;&gt;0-Rev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2" model="account.account.template"&gt;<text:tab/><text:tab/><text:tab/>&lt;field name="code"&gt;0-350002&lt;/field&gt;<text:tab/><text:tab/><text:tab/>&lt;field name="name"&gt;0-Superavit por revaluación de activos&lt;/field&gt;<text:tab/><text:tab/><text:tab/>&lt;field name="shortcut"&gt;0-Rev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0];1);CONCATENATE([$'account types'.$B$16];&quot;-&quot;;[$'Base chart'.$V110]);&quot;&quot;)" office:value-type="string" office:string-value="0-350003">
            <text:p>0-350003</text:p>
          </table:table-cell>
          <table:table-cell table:formula="of:=IF(EXACT([$'Base chart'.$Z110];1);CONCATENATE([$'account types'.$B$16];&quot;-&quot;;[$'Base chart'.$X110]);&quot;&quot;)" office:value-type="string" office:string-value="0-Superavit ganado">
            <text:p>0-Superavit ganado</text:p>
          </table:table-cell>
          <table:table-cell table:formula="of:=IF(EXACT([$'Base chart'.$Z110];1);CONCATENATE([$'account types'.$B$16];&quot;-&quot;;[$'Base chart'.$AA110]);&quot;&quot;)" office:value-type="string" office:string-value="0-Gan">
            <text:p>0-Gan</text:p>
          </table:table-cell>
          <table:table-cell table:formula="of:=IF(EXACT([$'Base chart'.$AB110];&quot;&quot;);&quot;&quot;;IF(EXACT([$'Base chart'.$Z110];1);CONCATENATE(&quot;account_account_template_&quot;;[$'account types'.$B$16];&quot;_&quot;;[$'Base chart'.$AB110]);&quot;&quot;))" office:value-type="string" office:string-value="account_account_template_0_350000">
            <text:p>account_account_template_0_350000</text:p>
          </table:table-cell>
          <table:table-cell table:formula="of:=IF(EXACT([$'Base chart'.$Z110];1);[$'Base chart'.$AD110];&quot;&quot;)" office:value-type="string" office:string-value="equity">
            <text:p>equity</text:p>
          </table:table-cell>
          <table:table-cell table:formula="of:=IF(EXACT([$'Base chart'.$AE110];&quot;&quot;);&quot;&quot;;IF(EXACT([$'Base chart'.$Z110];1);[$'Base chart'.$AE110];&quot;&quot;))" office:value-type="string" office:string-value="l10n_cr_base.CRC">
            <text:p>l10n_cr_base.CRC</text:p>
          </table:table-cell>
          <table:table-cell table:formula="of:=IF(EXACT([$'Base chart'.$Z110];1);[$'Base chart'.$AF110];&quot;&quot;)" office:value-type="string" office:string-value="other">
            <text:p>other</text:p>
          </table:table-cell>
          <table:table-cell table:formula="of:=IF(EXACT([$'Base chart'.$Z110];1);[$'Base chart'.$AG110];&quot;&quot;)" office:value-type="string" office:string-value="False">
            <text:p>False</text:p>
          </table:table-cell>
          <table:table-cell table:formula="of:=IF(EXACT([$'Base chart'.$AH110];&quot;&quot;);&quot;&quot;;IF(EXACT([$'Base chart'.$Z110];1);[$'Base chart'.$AH110];&quot;&quot;))">
            <text:p/>
          </table:table-cell>
          <table:table-cell table:style-name="ce11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0];1)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;&quot;&quot;)" office:value-type="string" office:string-value="&#9;&#9;&lt;record id=&quot;account_account_template_0_350003&quot; model=&quot;account.account.template&quot;&gt;&#13;&#9;&#9;&#9;&lt;field name=&quot;code&quot;&gt;0-350003&lt;/field&gt;&#13;&#9;&#9;&#9;&lt;field name=&quot;name&quot;&gt;0-Superavit ganado&lt;/field&gt;&#13;&#9;&#9;&#9;&lt;field name=&quot;shortcut&quot;&gt;0-Gan&lt;/field&gt;&#13;&#9;&#9;&#9;&lt;field name=&quot;parent_id&quot; ref=&quot;account_account_template_0_35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3" model="account.account.template"&gt;<text:tab/><text:tab/><text:tab/>&lt;field name="code"&gt;0-350003&lt;/field&gt;<text:tab/><text:tab/><text:tab/>&lt;field name="name"&gt;0-Superavit ganado&lt;/field&gt;<text:tab/><text:tab/><text:tab/>&lt;field name="shortcut"&gt;0-Gan&lt;/field&gt;<text:tab/><text:tab/><text:tab/>&lt;field name="parent_id" ref="account_account_template_0_35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1];1);CONCATENATE([$'account types'.$B$16];&quot;-&quot;;[$'Base chart'.$V111]);&quot;&quot;)" office:value-type="string" office:string-value="0-360000">
            <text:p>0-360000</text:p>
          </table:table-cell>
          <table:table-cell table:formula="of:=IF(EXACT([$'Base chart'.$Z111];1);CONCATENATE([$'account types'.$B$16];&quot;-&quot;;[$'Base chart'.$X111]);&quot;&quot;)" office:value-type="string" office:string-value="0-Utilidad o pérdida acumulada de periodos anteriores">
            <text:p>0-Utilidad o pérdida acumulada de periodos anteriores</text:p>
          </table:table-cell>
          <table:table-cell table:formula="of:=IF(EXACT([$'Base chart'.$Z111];1);CONCATENATE([$'account types'.$B$16];&quot;-&quot;;[$'Base chart'.$AA111]);&quot;&quot;)" office:value-type="string" office:string-value="0-Ut-Ac">
            <text:p>0-Ut-Ac</text:p>
          </table:table-cell>
          <table:table-cell table:formula="of:=IF(EXACT([$'Base chart'.$AB111];&quot;&quot;);&quot;&quot;;IF(EXACT([$'Base chart'.$Z111];1);CONCATENATE(&quot;account_account_template_&quot;;[$'account types'.$B$16];&quot;_&quot;;[$'Base chart'.$AB111]);&quot;&quot;))" office:value-type="string" office:string-value="account_account_template_0_300000">
            <text:p>account_account_template_0_300000</text:p>
          </table:table-cell>
          <table:table-cell table:formula="of:=IF(EXACT([$'Base chart'.$Z111];1);[$'Base chart'.$AD111];&quot;&quot;)" office:value-type="string" office:string-value="view">
            <text:p>view</text:p>
          </table:table-cell>
          <table:table-cell table:formula="of:=IF(EXACT([$'Base chart'.$AE111];&quot;&quot;);&quot;&quot;;IF(EXACT([$'Base chart'.$Z111];1);[$'Base chart'.$AE111];&quot;&quot;))" office:value-type="string" office:string-value="l10n_cr_base.CRC">
            <text:p>l10n_cr_base.CRC</text:p>
          </table:table-cell>
          <table:table-cell table:formula="of:=IF(EXACT([$'Base chart'.$Z111];1);[$'Base chart'.$AF111];&quot;&quot;)" office:value-type="string" office:string-value="view">
            <text:p>view</text:p>
          </table:table-cell>
          <table:table-cell table:formula="of:=IF(EXACT([$'Base chart'.$Z111];1);[$'Base chart'.$AG111];&quot;&quot;)" office:value-type="string" office:string-value="False">
            <text:p>False</text:p>
          </table:table-cell>
          <table:table-cell table:formula="of:=IF(EXACT([$'Base chart'.$AH111];&quot;&quot;);&quot;&quot;;IF(EXACT([$'Base chart'.$Z111];1);[$'Base chart'.$AH111];&quot;&quot;))">
            <text:p/>
          </table:table-cell>
          <table:table-cell table:style-name="ce11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1];1)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;&quot;&quot;)" office:value-type="string" office:string-value="&#9;&#9;&lt;record id=&quot;account_account_template_0_360000&quot; model=&quot;account.account.template&quot;&gt;&#13;&#9;&#9;&#9;&lt;field name=&quot;code&quot;&gt;0-360000&lt;/field&gt;&#13;&#9;&#9;&#9;&lt;field name=&quot;name&quot;&gt;0-Utilidad o pérdida acumulada de periodos anteriores&lt;/field&gt;&#13;&#9;&#9;&#9;&lt;field name=&quot;shortcut&quot;&gt;0-Ut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0" model="account.account.template"&gt;<text:tab/><text:tab/><text:tab/>&lt;field name="code"&gt;0-360000&lt;/field&gt;<text:tab/><text:tab/><text:tab/>&lt;field name="name"&gt;0-Utilidad o pérdida acumulada de periodos anteriores&lt;/field&gt;<text:tab/><text:tab/><text:tab/>&lt;field name="shortcut"&gt;0-Ut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2];1);CONCATENATE([$'account types'.$B$16];&quot;-&quot;;[$'Base chart'.$V112]);&quot;&quot;)" office:value-type="string" office:string-value="0-360001">
            <text:p>0-360001</text:p>
          </table:table-cell>
          <table:table-cell table:formula="of:=IF(EXACT([$'Base chart'.$Z112];1);CONCATENATE([$'account types'.$B$16];&quot;-&quot;;[$'Base chart'.$X112]);&quot;&quot;)" office:value-type="string" office:string-value="0-Periodo 1">
            <text:p>0-Periodo 1</text:p>
          </table:table-cell>
          <table:table-cell table:formula="of:=IF(EXACT([$'Base chart'.$Z112];1);CONCATENATE([$'account types'.$B$16];&quot;-&quot;;[$'Base chart'.$AA112]);&quot;&quot;)" office:value-type="string" office:string-value="0-">
            <text:p>0-</text:p>
          </table:table-cell>
          <table:table-cell table:formula="of:=IF(EXACT([$'Base chart'.$AB112];&quot;&quot;);&quot;&quot;;IF(EXACT([$'Base chart'.$Z112];1);CONCATENATE(&quot;account_account_template_&quot;;[$'account types'.$B$16];&quot;_&quot;;[$'Base chart'.$AB112]);&quot;&quot;))" office:value-type="string" office:string-value="account_account_template_0_360000">
            <text:p>account_account_template_0_360000</text:p>
          </table:table-cell>
          <table:table-cell table:formula="of:=IF(EXACT([$'Base chart'.$Z112];1);[$'Base chart'.$AD112];&quot;&quot;)" office:value-type="string" office:string-value="equity">
            <text:p>equity</text:p>
          </table:table-cell>
          <table:table-cell table:formula="of:=IF(EXACT([$'Base chart'.$AE112];&quot;&quot;);&quot;&quot;;IF(EXACT([$'Base chart'.$Z112];1);[$'Base chart'.$AE112];&quot;&quot;))" office:value-type="string" office:string-value="l10n_cr_base.CRC">
            <text:p>l10n_cr_base.CRC</text:p>
          </table:table-cell>
          <table:table-cell table:formula="of:=IF(EXACT([$'Base chart'.$Z112];1);[$'Base chart'.$AF112];&quot;&quot;)" office:value-type="string" office:string-value="other">
            <text:p>other</text:p>
          </table:table-cell>
          <table:table-cell table:formula="of:=IF(EXACT([$'Base chart'.$Z112];1);[$'Base chart'.$AG112];&quot;&quot;)" office:value-type="string" office:string-value="False">
            <text:p>False</text:p>
          </table:table-cell>
          <table:table-cell table:formula="of:=IF(EXACT([$'Base chart'.$AH112];&quot;&quot;);&quot;&quot;;IF(EXACT([$'Base chart'.$Z112];1);[$'Base chart'.$AH112];&quot;&quot;))">
            <text:p/>
          </table:table-cell>
          <table:table-cell table:style-name="ce11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2];1)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;&quot;&quot;)" office:value-type="string" office:string-value="&#9;&#9;&lt;record id=&quot;account_account_template_0_360001&quot; model=&quot;account.account.template&quot;&gt;&#13;&#9;&#9;&#9;&lt;field name=&quot;code&quot;&gt;0-360001&lt;/field&gt;&#13;&#9;&#9;&#9;&lt;field name=&quot;name&quot;&gt;0-Periodo 1&lt;/field&gt;&#13;&#9;&#9;&#9;&lt;field name=&quot;shortcut&quot;&gt;0-&lt;/field&gt;&#13;&#9;&#9;&#9;&lt;field name=&quot;parent_id&quot; ref=&quot;account_account_template_0_36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1" model="account.account.template"&gt;<text:tab/><text:tab/><text:tab/>&lt;field name="code"&gt;0-360001&lt;/field&gt;<text:tab/><text:tab/><text:tab/>&lt;field name="name"&gt;0-Periodo 1&lt;/field&gt;<text:tab/><text:tab/><text:tab/>&lt;field name="shortcut"&gt;0-&lt;/field&gt;<text:tab/><text:tab/><text:tab/>&lt;field name="parent_id" ref="account_account_template_0_36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3];1);CONCATENATE([$'account types'.$B$16];&quot;-&quot;;[$'Base chart'.$V113]);&quot;&quot;)" office:value-type="string" office:string-value="0-370000">
            <text:p>0-370000</text:p>
          </table:table-cell>
          <table:table-cell table:formula="of:=IF(EXACT([$'Base chart'.$Z113];1);CONCATENATE([$'account types'.$B$16];&quot;-&quot;;[$'Base chart'.$X113]);&quot;&quot;)" office:value-type="string" office:string-value="0-Utilidad o pérdida del período actual">
            <text:p>0-Utilidad o pérdida del período actual</text:p>
          </table:table-cell>
          <table:table-cell table:formula="of:=IF(EXACT([$'Base chart'.$Z113];1);CONCATENATE([$'account types'.$B$16];&quot;-&quot;;[$'Base chart'.$AA113]);&quot;&quot;)" office:value-type="string" office:string-value="0-Ut-Per">
            <text:p>0-Ut-Per</text:p>
          </table:table-cell>
          <table:table-cell table:formula="of:=IF(EXACT([$'Base chart'.$AB113];&quot;&quot;);&quot;&quot;;IF(EXACT([$'Base chart'.$Z113];1);CONCATENATE(&quot;account_account_template_&quot;;[$'account types'.$B$16];&quot;_&quot;;[$'Base chart'.$AB113]);&quot;&quot;))" office:value-type="string" office:string-value="account_account_template_0_300000">
            <text:p>account_account_template_0_300000</text:p>
          </table:table-cell>
          <table:table-cell table:formula="of:=IF(EXACT([$'Base chart'.$Z113];1);[$'Base chart'.$AD113];&quot;&quot;)" office:value-type="string" office:string-value="view">
            <text:p>view</text:p>
          </table:table-cell>
          <table:table-cell table:formula="of:=IF(EXACT([$'Base chart'.$AE113];&quot;&quot;);&quot;&quot;;IF(EXACT([$'Base chart'.$Z113];1);[$'Base chart'.$AE113];&quot;&quot;))" office:value-type="string" office:string-value="l10n_cr_base.CRC">
            <text:p>l10n_cr_base.CRC</text:p>
          </table:table-cell>
          <table:table-cell table:formula="of:=IF(EXACT([$'Base chart'.$Z113];1);[$'Base chart'.$AF113];&quot;&quot;)" office:value-type="string" office:string-value="view">
            <text:p>view</text:p>
          </table:table-cell>
          <table:table-cell table:formula="of:=IF(EXACT([$'Base chart'.$Z113];1);[$'Base chart'.$AG113];&quot;&quot;)" office:value-type="string" office:string-value="False">
            <text:p>False</text:p>
          </table:table-cell>
          <table:table-cell table:formula="of:=IF(EXACT([$'Base chart'.$AH113];&quot;&quot;);&quot;&quot;;IF(EXACT([$'Base chart'.$Z113];1);[$'Base chart'.$AH113];&quot;&quot;))">
            <text:p/>
          </table:table-cell>
          <table:table-cell table:style-name="ce11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3];1)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;&quot;&quot;)" office:value-type="string" office:string-value="&#9;&#9;&lt;record id=&quot;account_account_template_0_370000&quot; model=&quot;account.account.template&quot;&gt;&#13;&#9;&#9;&#9;&lt;field name=&quot;code&quot;&gt;0-370000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0" model="account.account.template"&gt;<text:tab/><text:tab/><text:tab/>&lt;field name="code"&gt;0-370000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4];1);CONCATENATE([$'account types'.$B$16];&quot;-&quot;;[$'Base chart'.$V114]);&quot;&quot;)" office:value-type="string" office:string-value="0-370001">
            <text:p>0-370001</text:p>
          </table:table-cell>
          <table:table-cell table:formula="of:=IF(EXACT([$'Base chart'.$Z114];1);CONCATENATE([$'account types'.$B$16];&quot;-&quot;;[$'Base chart'.$X114]);&quot;&quot;)" office:value-type="string" office:string-value="0-Utilidad o pérdida del período actual">
            <text:p>0-Utilidad o pérdida del período actual</text:p>
          </table:table-cell>
          <table:table-cell table:formula="of:=IF(EXACT([$'Base chart'.$Z114];1);CONCATENATE([$'account types'.$B$16];&quot;-&quot;;[$'Base chart'.$AA114]);&quot;&quot;)" office:value-type="string" office:string-value="0-Ut-Per">
            <text:p>0-Ut-Per</text:p>
          </table:table-cell>
          <table:table-cell table:formula="of:=IF(EXACT([$'Base chart'.$AB114];&quot;&quot;);&quot;&quot;;IF(EXACT([$'Base chart'.$Z114];1);CONCATENATE(&quot;account_account_template_&quot;;[$'account types'.$B$16];&quot;_&quot;;[$'Base chart'.$AB114]);&quot;&quot;))" office:value-type="string" office:string-value="account_account_template_0_370000">
            <text:p>account_account_template_0_370000</text:p>
          </table:table-cell>
          <table:table-cell table:formula="of:=IF(EXACT([$'Base chart'.$Z114];1);[$'Base chart'.$AD114];&quot;&quot;)" office:value-type="string" office:string-value="equity">
            <text:p>equity</text:p>
          </table:table-cell>
          <table:table-cell table:formula="of:=IF(EXACT([$'Base chart'.$AE114];&quot;&quot;);&quot;&quot;;IF(EXACT([$'Base chart'.$Z114];1);[$'Base chart'.$AE114];&quot;&quot;))" office:value-type="string" office:string-value="l10n_cr_base.CRC">
            <text:p>l10n_cr_base.CRC</text:p>
          </table:table-cell>
          <table:table-cell table:formula="of:=IF(EXACT([$'Base chart'.$Z114];1);[$'Base chart'.$AF114];&quot;&quot;)" office:value-type="string" office:string-value="other">
            <text:p>other</text:p>
          </table:table-cell>
          <table:table-cell table:formula="of:=IF(EXACT([$'Base chart'.$Z114];1);[$'Base chart'.$AG114];&quot;&quot;)" office:value-type="string" office:string-value="False">
            <text:p>False</text:p>
          </table:table-cell>
          <table:table-cell table:formula="of:=IF(EXACT([$'Base chart'.$AH114];&quot;&quot;);&quot;&quot;;IF(EXACT([$'Base chart'.$Z114];1);[$'Base chart'.$AH114];&quot;&quot;))">
            <text:p/>
          </table:table-cell>
          <table:table-cell table:style-name="ce11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4];1)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;&quot;&quot;)" office:value-type="string" office:string-value="&#9;&#9;&lt;record id=&quot;account_account_template_0_370001&quot; model=&quot;account.account.template&quot;&gt;&#13;&#9;&#9;&#9;&lt;field name=&quot;code&quot;&gt;0-370001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7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1" model="account.account.template"&gt;<text:tab/><text:tab/><text:tab/>&lt;field name="code"&gt;0-370001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7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5];1);CONCATENATE([$'account types'.$B$16];&quot;-&quot;;[$'Base chart'.$V115]);&quot;&quot;)" office:value-type="string" office:string-value="0-380000">
            <text:p>0-380000</text:p>
          </table:table-cell>
          <table:table-cell table:formula="of:=IF(EXACT([$'Base chart'.$Z115];1);CONCATENATE([$'account types'.$B$16];&quot;-&quot;;[$'Base chart'.$X115]);&quot;&quot;)" office:value-type="string" office:string-value="0-Balance inicial">
            <text:p>0-Balance inicial</text:p>
          </table:table-cell>
          <table:table-cell table:formula="of:=IF(EXACT([$'Base chart'.$Z115];1);CONCATENATE([$'account types'.$B$16];&quot;-&quot;;[$'Base chart'.$AA115]);&quot;&quot;)" office:value-type="string" office:string-value="0-Bal-Ini">
            <text:p>0-Bal-Ini</text:p>
          </table:table-cell>
          <table:table-cell table:formula="of:=IF(EXACT([$'Base chart'.$AB115];&quot;&quot;);&quot;&quot;;IF(EXACT([$'Base chart'.$Z115];1);CONCATENATE(&quot;account_account_template_&quot;;[$'account types'.$B$16];&quot;_&quot;;[$'Base chart'.$AB115]);&quot;&quot;))" office:value-type="string" office:string-value="account_account_template_0_300000">
            <text:p>account_account_template_0_300000</text:p>
          </table:table-cell>
          <table:table-cell table:formula="of:=IF(EXACT([$'Base chart'.$Z115];1);[$'Base chart'.$AD115];&quot;&quot;)" office:value-type="string" office:string-value="view">
            <text:p>view</text:p>
          </table:table-cell>
          <table:table-cell table:formula="of:=IF(EXACT([$'Base chart'.$AE115];&quot;&quot;);&quot;&quot;;IF(EXACT([$'Base chart'.$Z115];1);[$'Base chart'.$AE115];&quot;&quot;))" office:value-type="string" office:string-value="l10n_cr_base.CRC">
            <text:p>l10n_cr_base.CRC</text:p>
          </table:table-cell>
          <table:table-cell table:formula="of:=IF(EXACT([$'Base chart'.$Z115];1);[$'Base chart'.$AF115];&quot;&quot;)" office:value-type="string" office:string-value="view">
            <text:p>view</text:p>
          </table:table-cell>
          <table:table-cell table:formula="of:=IF(EXACT([$'Base chart'.$Z115];1);[$'Base chart'.$AG115];&quot;&quot;)" office:value-type="string" office:string-value="False">
            <text:p>False</text:p>
          </table:table-cell>
          <table:table-cell table:formula="of:=IF(EXACT([$'Base chart'.$AH115];&quot;&quot;);&quot;&quot;;IF(EXACT([$'Base chart'.$Z115];1);[$'Base chart'.$AH115];&quot;&quot;))">
            <text:p/>
          </table:table-cell>
          <table:table-cell table:style-name="ce11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5];1)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;&quot;&quot;)" office:value-type="string" office:string-value="&#9;&#9;&lt;record id=&quot;account_account_template_0_380000&quot; model=&quot;account.account.template&quot;&gt;&#13;&#9;&#9;&#9;&lt;field name=&quot;code&quot;&gt;0-380000&lt;/field&gt;&#13;&#9;&#9;&#9;&lt;field name=&quot;name&quot;&gt;0-Balance inicial&lt;/field&gt;&#13;&#9;&#9;&#9;&lt;field name=&quot;shortcut&quot;&gt;0-Bal-Ini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0" model="account.account.template"&gt;<text:tab/><text:tab/><text:tab/>&lt;field name="code"&gt;0-380000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6];1);CONCATENATE([$'account types'.$B$16];&quot;-&quot;;[$'Base chart'.$V116]);&quot;&quot;)" office:value-type="string" office:string-value="0-380001">
            <text:p>0-380001</text:p>
          </table:table-cell>
          <table:table-cell table:formula="of:=IF(EXACT([$'Base chart'.$Z116];1);CONCATENATE([$'account types'.$B$16];&quot;-&quot;;[$'Base chart'.$X116]);&quot;&quot;)" office:value-type="string" office:string-value="0-Balance inicial">
            <text:p>0-Balance inicial</text:p>
          </table:table-cell>
          <table:table-cell table:formula="of:=IF(EXACT([$'Base chart'.$Z116];1);CONCATENATE([$'account types'.$B$16];&quot;-&quot;;[$'Base chart'.$AA116]);&quot;&quot;)" office:value-type="string" office:string-value="0-Bal-Ini">
            <text:p>0-Bal-Ini</text:p>
          </table:table-cell>
          <table:table-cell table:formula="of:=IF(EXACT([$'Base chart'.$AB116];&quot;&quot;);&quot;&quot;;IF(EXACT([$'Base chart'.$Z116];1);CONCATENATE(&quot;account_account_template_&quot;;[$'account types'.$B$16];&quot;_&quot;;[$'Base chart'.$AB116]);&quot;&quot;))" office:value-type="string" office:string-value="account_account_template_0_380000">
            <text:p>account_account_template_0_380000</text:p>
          </table:table-cell>
          <table:table-cell table:formula="of:=IF(EXACT([$'Base chart'.$Z116];1);[$'Base chart'.$AD116];&quot;&quot;)" office:value-type="string" office:string-value="equity">
            <text:p>equity</text:p>
          </table:table-cell>
          <table:table-cell table:formula="of:=IF(EXACT([$'Base chart'.$AE116];&quot;&quot;);&quot;&quot;;IF(EXACT([$'Base chart'.$Z116];1);[$'Base chart'.$AE116];&quot;&quot;))" office:value-type="string" office:string-value="l10n_cr_base.CRC">
            <text:p>l10n_cr_base.CRC</text:p>
          </table:table-cell>
          <table:table-cell table:formula="of:=IF(EXACT([$'Base chart'.$Z116];1);[$'Base chart'.$AF116];&quot;&quot;)" office:value-type="string" office:string-value="other">
            <text:p>other</text:p>
          </table:table-cell>
          <table:table-cell table:formula="of:=IF(EXACT([$'Base chart'.$Z116];1);[$'Base chart'.$AG116];&quot;&quot;)" office:value-type="string" office:string-value="False">
            <text:p>False</text:p>
          </table:table-cell>
          <table:table-cell table:formula="of:=IF(EXACT([$'Base chart'.$AH116];&quot;&quot;);&quot;&quot;;IF(EXACT([$'Base chart'.$Z116];1);[$'Base chart'.$AH116];&quot;&quot;))">
            <text:p/>
          </table:table-cell>
          <table:table-cell table:style-name="ce11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6];1)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;&quot;&quot;)" office:value-type="string" office:string-value="&#9;&#9;&lt;record id=&quot;account_account_template_0_380001&quot; model=&quot;account.account.template&quot;&gt;&#13;&#9;&#9;&#9;&lt;field name=&quot;code&quot;&gt;0-380001&lt;/field&gt;&#13;&#9;&#9;&#9;&lt;field name=&quot;name&quot;&gt;0-Balance inicial&lt;/field&gt;&#13;&#9;&#9;&#9;&lt;field name=&quot;shortcut&quot;&gt;0-Bal-Ini&lt;/field&gt;&#13;&#9;&#9;&#9;&lt;field name=&quot;parent_id&quot; ref=&quot;account_account_template_0_3800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1" model="account.account.template"&gt;<text:tab/><text:tab/><text:tab/>&lt;field name="code"&gt;0-380001&lt;/field&gt;<text:tab/><text:tab/><text:tab/>&lt;field name="name"&gt;0-Balance inicial&lt;/field&gt;<text:tab/><text:tab/><text:tab/>&lt;field name="shortcut"&gt;0-Bal-Ini&lt;/field&gt;<text:tab/><text:tab/><text:tab/>&lt;field name="parent_id" ref="account_account_template_0_3800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7];1);CONCATENATE([$'account types'.$B$16];&quot;-&quot;;[$'Base chart'.$V117]);&quot;&quot;)" office:value-type="string" office:string-value="0-400000">
            <text:p>0-400000</text:p>
          </table:table-cell>
          <table:table-cell table:formula="of:=IF(EXACT([$'Base chart'.$Z117];1);CONCATENATE([$'account types'.$B$16];&quot;-&quot;;[$'Base chart'.$X117]);&quot;&quot;)" office:value-type="string" office:string-value="0-Ingresos">
            <text:p>0-Ingresos</text:p>
          </table:table-cell>
          <table:table-cell table:formula="of:=IF(EXACT([$'Base chart'.$Z117];1);CONCATENATE([$'account types'.$B$16];&quot;-&quot;;[$'Base chart'.$AA117]);&quot;&quot;)" office:value-type="string" office:string-value="0-In">
            <text:p>0-In</text:p>
          </table:table-cell>
          <table:table-cell table:formula="of:=IF(EXACT([$'Base chart'.$AB117];&quot;&quot;);&quot;&quot;;IF(EXACT([$'Base chart'.$Z117];1);CONCATENATE(&quot;account_account_template_&quot;;[$'account types'.$B$16];&quot;_&quot;;[$'Base chart'.$AB117]);&quot;&quot;))" office:value-type="string" office:string-value="account_account_template_0_000000">
            <text:p>account_account_template_0_000000</text:p>
          </table:table-cell>
          <table:table-cell table:formula="of:=IF(EXACT([$'Base chart'.$Z117];1);[$'Base chart'.$AD117];&quot;&quot;)" office:value-type="string" office:string-value="view">
            <text:p>view</text:p>
          </table:table-cell>
          <table:table-cell table:formula="of:=IF(EXACT([$'Base chart'.$AE117];&quot;&quot;);&quot;&quot;;IF(EXACT([$'Base chart'.$Z117];1);[$'Base chart'.$AE117];&quot;&quot;))" office:value-type="string" office:string-value="l10n_cr_base.CRC">
            <text:p>l10n_cr_base.CRC</text:p>
          </table:table-cell>
          <table:table-cell table:formula="of:=IF(EXACT([$'Base chart'.$Z117];1);[$'Base chart'.$AF117];&quot;&quot;)" office:value-type="string" office:string-value="view">
            <text:p>view</text:p>
          </table:table-cell>
          <table:table-cell table:formula="of:=IF(EXACT([$'Base chart'.$Z117];1);[$'Base chart'.$AG117];&quot;&quot;)" office:value-type="string" office:string-value="False">
            <text:p>False</text:p>
          </table:table-cell>
          <table:table-cell table:formula="of:=IF(EXACT([$'Base chart'.$AH117];&quot;&quot;);&quot;&quot;;IF(EXACT([$'Base chart'.$Z117];1);[$'Base chart'.$AH117];&quot;&quot;))">
            <text:p/>
          </table:table-cell>
          <table:table-cell table:style-name="ce11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7];1)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;&quot;&quot;)" office:value-type="string" office:string-value="&#9;&#9;&lt;record id=&quot;account_account_template_0_400000&quot; model=&quot;account.account.template&quot;&gt;&#13;&#9;&#9;&#9;&lt;field name=&quot;code&quot;&gt;0-400000&lt;/field&gt;&#13;&#9;&#9;&#9;&lt;field name=&quot;name&quot;&gt;0-Ingresos&lt;/field&gt;&#13;&#9;&#9;&#9;&lt;field name=&quot;shortcut&quot;&gt;0-In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00000" model="account.account.template"&gt;<text:tab/><text:tab/><text:tab/>&lt;field name="code"&gt;0-400000&lt;/field&gt;<text:tab/><text:tab/><text:tab/>&lt;field name="name"&gt;0-Ingresos&lt;/field&gt;<text:tab/><text:tab/><text:tab/>&lt;field name="shortcut"&gt;0-In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8];1);CONCATENATE([$'account types'.$B$16];&quot;-&quot;;[$'Base chart'.$V118]);&quot;&quot;)" office:value-type="string" office:string-value="0-410000">
            <text:p>0-410000</text:p>
          </table:table-cell>
          <table:table-cell table:formula="of:=IF(EXACT([$'Base chart'.$Z118];1);CONCATENATE([$'account types'.$B$16];&quot;-&quot;;[$'Base chart'.$X118]);&quot;&quot;)" office:value-type="string" office:string-value="0-Ingresos por ventas">
            <text:p>0-Ingresos por ventas</text:p>
          </table:table-cell>
          <table:table-cell table:formula="of:=IF(EXACT([$'Base chart'.$Z118];1);CONCATENATE([$'account types'.$B$16];&quot;-&quot;;[$'Base chart'.$AA118]);&quot;&quot;)" office:value-type="string" office:string-value="0-Ventas">
            <text:p>0-Ventas</text:p>
          </table:table-cell>
          <table:table-cell table:formula="of:=IF(EXACT([$'Base chart'.$AB118];&quot;&quot;);&quot;&quot;;IF(EXACT([$'Base chart'.$Z118];1);CONCATENATE(&quot;account_account_template_&quot;;[$'account types'.$B$16];&quot;_&quot;;[$'Base chart'.$AB118]);&quot;&quot;))" office:value-type="string" office:string-value="account_account_template_0_400000">
            <text:p>account_account_template_0_400000</text:p>
          </table:table-cell>
          <table:table-cell table:formula="of:=IF(EXACT([$'Base chart'.$Z118];1);[$'Base chart'.$AD118];&quot;&quot;)" office:value-type="string" office:string-value="view">
            <text:p>view</text:p>
          </table:table-cell>
          <table:table-cell table:formula="of:=IF(EXACT([$'Base chart'.$AE118];&quot;&quot;);&quot;&quot;;IF(EXACT([$'Base chart'.$Z118];1);[$'Base chart'.$AE118];&quot;&quot;))" office:value-type="string" office:string-value="l10n_cr_base.CRC">
            <text:p>l10n_cr_base.CRC</text:p>
          </table:table-cell>
          <table:table-cell table:formula="of:=IF(EXACT([$'Base chart'.$Z118];1);[$'Base chart'.$AF118];&quot;&quot;)" office:value-type="string" office:string-value="view">
            <text:p>view</text:p>
          </table:table-cell>
          <table:table-cell table:formula="of:=IF(EXACT([$'Base chart'.$Z118];1);[$'Base chart'.$AG118];&quot;&quot;)" office:value-type="string" office:string-value="False">
            <text:p>False</text:p>
          </table:table-cell>
          <table:table-cell table:formula="of:=IF(EXACT([$'Base chart'.$AH118];&quot;&quot;);&quot;&quot;;IF(EXACT([$'Base chart'.$Z118];1);[$'Base chart'.$AH118];&quot;&quot;))">
            <text:p/>
          </table:table-cell>
          <table:table-cell table:style-name="ce11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18];1)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;&quot;&quot;)" office:value-type="string" office:string-value="&#9;&#9;&lt;record id=&quot;account_account_template_0_410000&quot; model=&quot;account.account.template&quot;&gt;&#13;&#9;&#9;&#9;&lt;field name=&quot;code&quot;&gt;0-410000&lt;/field&gt;&#13;&#9;&#9;&#9;&lt;field name=&quot;name&quot;&gt;0-Ingresos por ventas&lt;/field&gt;&#13;&#9;&#9;&#9;&lt;field name=&quot;shortcut&quot;&gt;0-Ventas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10000" model="account.account.template"&gt;<text:tab/><text:tab/><text:tab/>&lt;field name="code"&gt;0-410000&lt;/field&gt;<text:tab/><text:tab/><text:tab/>&lt;field name="name"&gt;0-Ingresos por ventas&lt;/field&gt;<text:tab/><text:tab/><text:tab/>&lt;field name="shortcut"&gt;0-Ventas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19];1);CONCATENATE([$'account types'.$B$16];&quot;-&quot;;[$'Base chart'.$V119]);&quot;&quot;)" office:value-type="string" office:string-value="0-410001">
            <text:p>0-410001</text:p>
          </table:table-cell>
          <table:table-cell table:formula="of:=IF(EXACT([$'Base chart'.$Z119];1);CONCATENATE([$'account types'.$B$16];&quot;-&quot;;[$'Base chart'.$X119]);&quot;&quot;)" office:value-type="string" office:string-value="0-Categoría 1">
            <text:p>0-Categoría 1</text:p>
          </table:table-cell>
          <table:table-cell table:formula="of:=IF(EXACT([$'Base chart'.$Z119];1);CONCATENATE([$'account types'.$B$16];&quot;-&quot;;[$'Base chart'.$AA119]);&quot;&quot;)" office:value-type="string" office:string-value="0-">
            <text:p>0-</text:p>
          </table:table-cell>
          <table:table-cell table:formula="of:=IF(EXACT([$'Base chart'.$AB119];&quot;&quot;);&quot;&quot;;IF(EXACT([$'Base chart'.$Z119];1);CONCATENATE(&quot;account_account_template_&quot;;[$'account types'.$B$16];&quot;_&quot;;[$'Base chart'.$AB119]);&quot;&quot;))" office:value-type="string" office:string-value="account_account_template_0_410000">
            <text:p>account_account_template_0_410000</text:p>
          </table:table-cell>
          <table:table-cell table:formula="of:=IF(EXACT([$'Base chart'.$Z119];1);[$'Base chart'.$AD119];&quot;&quot;)" office:value-type="string" office:string-value="income">
            <text:p>income</text:p>
          </table:table-cell>
          <table:table-cell table:formula="of:=IF(EXACT([$'Base chart'.$AE119];&quot;&quot;);&quot;&quot;;IF(EXACT([$'Base chart'.$Z119];1);[$'Base chart'.$AE119];&quot;&quot;))" office:value-type="string" office:string-value="l10n_cr_base.CRC">
            <text:p>l10n_cr_base.CRC</text:p>
          </table:table-cell>
          <table:table-cell table:formula="of:=IF(EXACT([$'Base chart'.$Z119];1);[$'Base chart'.$AF119];&quot;&quot;)" office:value-type="string" office:string-value="other">
            <text:p>other</text:p>
          </table:table-cell>
          <table:table-cell table:formula="of:=IF(EXACT([$'Base chart'.$Z119];1);[$'Base chart'.$AG119];&quot;&quot;)" office:value-type="string" office:string-value="False">
            <text:p>False</text:p>
          </table:table-cell>
          <table:table-cell table:formula="of:=IF(EXACT([$'Base chart'.$AH119];&quot;&quot;);&quot;&quot;;IF(EXACT([$'Base chart'.$Z119];1);[$'Base chart'.$AH119];&quot;&quot;))" office:value-type="string" office:string-value="IV,IS">
            <text:p>IV,IS</text:p>
          </table:table-cell>
          <table:table-cell table:style-name="ce11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&#13;&#9;&#9;&#9;&lt;field name=&quot;tax_ids&quot;&gt;IS&lt;/field&gt;">
            <text:p><text:tab/><text:tab/><text:tab/>&lt;field name="tax_ids"&gt;IV&lt;/field&gt;<text:tab/><text:tab/><text:tab/>&lt;field name="tax_ids"&gt;IS&lt;/field&gt;</text:p>
          </table:table-cell>
          <table:table-cell table:style-name="ce11" table:formula="of:=IF(EXACT([$'Base chart'.$Z119];1)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;&quot;&quot;)" office:value-type="string" office:string-value="&#9;&#9;&lt;record id=&quot;account_account_template_0_410001&quot; model=&quot;account.account.template&quot;&gt;&#13;&#9;&#9;&#9;&lt;field name=&quot;code&quot;&gt;0-410001&lt;/field&gt;&#13;&#9;&#9;&#9;&lt;field name=&quot;name&quot;&gt;0-Categoría 1&lt;/field&gt;&#13;&#9;&#9;&#9;&lt;field name=&quot;shortcut&quot;&gt;0-&lt;/field&gt;&#13;&#9;&#9;&#9;&lt;field name=&quot;parent_id&quot; ref=&quot;account_account_template_0_41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,IS&lt;/field&gt;&#13;&#9;&#9;&lt;/record&gt;">
            <text:p><text:tab/><text:tab/>&lt;record id="account_account_template_0_410001" model="account.account.template"&gt;<text:tab/><text:tab/><text:tab/>&lt;field name="code"&gt;0-410001&lt;/field&gt;<text:tab/><text:tab/><text:tab/>&lt;field name="name"&gt;0-Categoría 1&lt;/field&gt;<text:tab/><text:tab/><text:tab/>&lt;field name="shortcut"&gt;0-&lt;/field&gt;<text:tab/><text:tab/><text:tab/>&lt;field name="parent_id" ref="account_account_template_0_41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,IS&lt;/field&gt;<text:tab/><text:tab/>&lt;/record&gt;</text:p>
          </table:table-cell>
        </table:table-row>
        <table:table-row table:style-name="ro5">
          <table:table-cell table:formula="of:=IF(EXACT([$'Base chart'.$Z120];1);CONCATENATE([$'account types'.$B$16];&quot;-&quot;;[$'Base chart'.$V120]);&quot;&quot;)">
            <text:p/>
          </table:table-cell>
          <table:table-cell table:formula="of:=IF(EXACT([$'Base chart'.$Z120];1);CONCATENATE([$'account types'.$B$16];&quot;-&quot;;[$'Base chart'.$X120]);&quot;&quot;)">
            <text:p/>
          </table:table-cell>
          <table:table-cell table:formula="of:=IF(EXACT([$'Base chart'.$Z120];1);CONCATENATE([$'account types'.$B$16];&quot;-&quot;;[$'Base chart'.$AA120]);&quot;&quot;)">
            <text:p/>
          </table:table-cell>
          <table:table-cell table:formula="of:=IF(EXACT([$'Base chart'.$AB120];&quot;&quot;);&quot;&quot;;IF(EXACT([$'Base chart'.$Z120];1);CONCATENATE(&quot;account_account_template_&quot;;[$'account types'.$B$16];&quot;_&quot;;[$'Base chart'.$AB120]);&quot;&quot;))">
            <text:p/>
          </table:table-cell>
          <table:table-cell table:formula="of:=IF(EXACT([$'Base chart'.$Z120];1);[$'Base chart'.$AD120];&quot;&quot;)">
            <text:p/>
          </table:table-cell>
          <table:table-cell table:formula="of:=IF(EXACT([$'Base chart'.$AE120];&quot;&quot;);&quot;&quot;;IF(EXACT([$'Base chart'.$Z120];1);[$'Base chart'.$AE120];&quot;&quot;))">
            <text:p/>
          </table:table-cell>
          <table:table-cell table:formula="of:=IF(EXACT([$'Base chart'.$Z120];1);[$'Base chart'.$AF120];&quot;&quot;)">
            <text:p/>
          </table:table-cell>
          <table:table-cell table:formula="of:=IF(EXACT([$'Base chart'.$Z120];1);[$'Base chart'.$AG120];&quot;&quot;)">
            <text:p/>
          </table:table-cell>
          <table:table-cell table:formula="of:=IF(EXACT([$'Base chart'.$AH120];&quot;&quot;);&quot;&quot;;IF(EXACT([$'Base chart'.$Z120];1);[$'Base chart'.$AH120];&quot;&quot;))">
            <text:p/>
          </table:table-cell>
          <table:table-cell table:style-name="ce11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0];1)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21];1);CONCATENATE([$'account types'.$B$16];&quot;-&quot;;[$'Base chart'.$V121]);&quot;&quot;)">
            <text:p/>
          </table:table-cell>
          <table:table-cell table:formula="of:=IF(EXACT([$'Base chart'.$Z121];1);CONCATENATE([$'account types'.$B$16];&quot;-&quot;;[$'Base chart'.$X121]);&quot;&quot;)">
            <text:p/>
          </table:table-cell>
          <table:table-cell table:formula="of:=IF(EXACT([$'Base chart'.$Z121];1);CONCATENATE([$'account types'.$B$16];&quot;-&quot;;[$'Base chart'.$AA121]);&quot;&quot;)">
            <text:p/>
          </table:table-cell>
          <table:table-cell table:formula="of:=IF(EXACT([$'Base chart'.$AB121];&quot;&quot;);&quot;&quot;;IF(EXACT([$'Base chart'.$Z121];1);CONCATENATE(&quot;account_account_template_&quot;;[$'account types'.$B$16];&quot;_&quot;;[$'Base chart'.$AB121]);&quot;&quot;))">
            <text:p/>
          </table:table-cell>
          <table:table-cell table:formula="of:=IF(EXACT([$'Base chart'.$Z121];1);[$'Base chart'.$AD121];&quot;&quot;)">
            <text:p/>
          </table:table-cell>
          <table:table-cell table:formula="of:=IF(EXACT([$'Base chart'.$AE121];&quot;&quot;);&quot;&quot;;IF(EXACT([$'Base chart'.$Z121];1);[$'Base chart'.$AE121];&quot;&quot;))">
            <text:p/>
          </table:table-cell>
          <table:table-cell table:formula="of:=IF(EXACT([$'Base chart'.$Z121];1);[$'Base chart'.$AF121];&quot;&quot;)">
            <text:p/>
          </table:table-cell>
          <table:table-cell table:formula="of:=IF(EXACT([$'Base chart'.$Z121];1);[$'Base chart'.$AG121];&quot;&quot;)">
            <text:p/>
          </table:table-cell>
          <table:table-cell table:formula="of:=IF(EXACT([$'Base chart'.$AH121];&quot;&quot;);&quot;&quot;;IF(EXACT([$'Base chart'.$Z121];1);[$'Base chart'.$AH121];&quot;&quot;))">
            <text:p/>
          </table:table-cell>
          <table:table-cell table:style-name="ce11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1];1)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22];1);CONCATENATE([$'account types'.$B$16];&quot;-&quot;;[$'Base chart'.$V122]);&quot;&quot;)" office:value-type="string" office:string-value="0-430000">
            <text:p>0-430000</text:p>
          </table:table-cell>
          <table:table-cell table:formula="of:=IF(EXACT([$'Base chart'.$Z122];1);CONCATENATE([$'account types'.$B$16];&quot;-&quot;;[$'Base chart'.$X122]);&quot;&quot;)" office:value-type="string" office:string-value="0-Ingresos financieros">
            <text:p>0-Ingresos financieros</text:p>
          </table:table-cell>
          <table:table-cell table:formula="of:=IF(EXACT([$'Base chart'.$Z122];1);CONCATENATE([$'account types'.$B$16];&quot;-&quot;;[$'Base chart'.$AA122]);&quot;&quot;)" office:value-type="string" office:string-value="0-Fi">
            <text:p>0-Fi</text:p>
          </table:table-cell>
          <table:table-cell table:formula="of:=IF(EXACT([$'Base chart'.$AB122];&quot;&quot;);&quot;&quot;;IF(EXACT([$'Base chart'.$Z122];1);CONCATENATE(&quot;account_account_template_&quot;;[$'account types'.$B$16];&quot;_&quot;;[$'Base chart'.$AB122]);&quot;&quot;))" office:value-type="string" office:string-value="account_account_template_0_400000">
            <text:p>account_account_template_0_400000</text:p>
          </table:table-cell>
          <table:table-cell table:formula="of:=IF(EXACT([$'Base chart'.$Z122];1);[$'Base chart'.$AD122];&quot;&quot;)" office:value-type="string" office:string-value="view">
            <text:p>view</text:p>
          </table:table-cell>
          <table:table-cell table:formula="of:=IF(EXACT([$'Base chart'.$AE122];&quot;&quot;);&quot;&quot;;IF(EXACT([$'Base chart'.$Z122];1);[$'Base chart'.$AE122];&quot;&quot;))" office:value-type="string" office:string-value="l10n_cr_base.CRC">
            <text:p>l10n_cr_base.CRC</text:p>
          </table:table-cell>
          <table:table-cell table:formula="of:=IF(EXACT([$'Base chart'.$Z122];1);[$'Base chart'.$AF122];&quot;&quot;)" office:value-type="string" office:string-value="view">
            <text:p>view</text:p>
          </table:table-cell>
          <table:table-cell table:formula="of:=IF(EXACT([$'Base chart'.$Z122];1);[$'Base chart'.$AG122];&quot;&quot;)" office:value-type="string" office:string-value="False">
            <text:p>False</text:p>
          </table:table-cell>
          <table:table-cell table:formula="of:=IF(EXACT([$'Base chart'.$AH122];&quot;&quot;);&quot;&quot;;IF(EXACT([$'Base chart'.$Z122];1);[$'Base chart'.$AH122];&quot;&quot;))">
            <text:p/>
          </table:table-cell>
          <table:table-cell table:style-name="ce11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2];1)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;&quot;&quot;)" office:value-type="string" office:string-value="&#9;&#9;&lt;record id=&quot;account_account_template_0_430000&quot; model=&quot;account.account.template&quot;&gt;&#13;&#9;&#9;&#9;&lt;field name=&quot;code&quot;&gt;0-430000&lt;/field&gt;&#13;&#9;&#9;&#9;&lt;field name=&quot;name&quot;&gt;0-Ingresos financieros&lt;/field&gt;&#13;&#9;&#9;&#9;&lt;field name=&quot;shortcut&quot;&gt;0-F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0" model="account.account.template"&gt;<text:tab/><text:tab/><text:tab/>&lt;field name="code"&gt;0-430000&lt;/field&gt;<text:tab/><text:tab/><text:tab/>&lt;field name="name"&gt;0-Ingresos financieros&lt;/field&gt;<text:tab/><text:tab/><text:tab/>&lt;field name="shortcut"&gt;0-F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3];1);CONCATENATE([$'account types'.$B$16];&quot;-&quot;;[$'Base chart'.$V123]);&quot;&quot;)" office:value-type="string" office:string-value="0-430001">
            <text:p>0-430001</text:p>
          </table:table-cell>
          <table:table-cell table:formula="of:=IF(EXACT([$'Base chart'.$Z123];1);CONCATENATE([$'account types'.$B$16];&quot;-&quot;;[$'Base chart'.$X123]);&quot;&quot;)" office:value-type="string" office:string-value="0-Intereses ganados sobre cuentas corrientes">
            <text:p>0-Intereses ganados sobre cuentas corrientes</text:p>
          </table:table-cell>
          <table:table-cell table:formula="of:=IF(EXACT([$'Base chart'.$Z123];1);CONCATENATE([$'account types'.$B$16];&quot;-&quot;;[$'Base chart'.$AA123]);&quot;&quot;)" office:value-type="string" office:string-value="0-Int">
            <text:p>0-Int</text:p>
          </table:table-cell>
          <table:table-cell table:formula="of:=IF(EXACT([$'Base chart'.$AB123];&quot;&quot;);&quot;&quot;;IF(EXACT([$'Base chart'.$Z123];1);CONCATENATE(&quot;account_account_template_&quot;;[$'account types'.$B$16];&quot;_&quot;;[$'Base chart'.$AB123]);&quot;&quot;))" office:value-type="string" office:string-value="account_account_template_0_430000">
            <text:p>account_account_template_0_430000</text:p>
          </table:table-cell>
          <table:table-cell table:formula="of:=IF(EXACT([$'Base chart'.$Z123];1);[$'Base chart'.$AD123];&quot;&quot;)" office:value-type="string" office:string-value="income">
            <text:p>income</text:p>
          </table:table-cell>
          <table:table-cell table:formula="of:=IF(EXACT([$'Base chart'.$AE123];&quot;&quot;);&quot;&quot;;IF(EXACT([$'Base chart'.$Z123];1);[$'Base chart'.$AE123];&quot;&quot;))" office:value-type="string" office:string-value="l10n_cr_base.CRC">
            <text:p>l10n_cr_base.CRC</text:p>
          </table:table-cell>
          <table:table-cell table:formula="of:=IF(EXACT([$'Base chart'.$Z123];1);[$'Base chart'.$AF123];&quot;&quot;)" office:value-type="string" office:string-value="other">
            <text:p>other</text:p>
          </table:table-cell>
          <table:table-cell table:formula="of:=IF(EXACT([$'Base chart'.$Z123];1);[$'Base chart'.$AG123];&quot;&quot;)" office:value-type="string" office:string-value="False">
            <text:p>False</text:p>
          </table:table-cell>
          <table:table-cell table:formula="of:=IF(EXACT([$'Base chart'.$AH123];&quot;&quot;);&quot;&quot;;IF(EXACT([$'Base chart'.$Z123];1);[$'Base chart'.$AH123];&quot;&quot;))">
            <text:p/>
          </table:table-cell>
          <table:table-cell table:style-name="ce11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3];1)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;&quot;&quot;)" office:value-type="string" office:string-value="&#9;&#9;&lt;record id=&quot;account_account_template_0_430001&quot; model=&quot;account.account.template&quot;&gt;&#13;&#9;&#9;&#9;&lt;field name=&quot;code&quot;&gt;0-430001&lt;/field&gt;&#13;&#9;&#9;&#9;&lt;field name=&quot;name&quot;&gt;0-Intereses ganados sobre cuentas corrientes&lt;/field&gt;&#13;&#9;&#9;&#9;&lt;field name=&quot;shortcut&quot;&gt;0-Int&lt;/field&gt;&#13;&#9;&#9;&#9;&lt;field name=&quot;parent_id&quot; ref=&quot;account_account_template_0_43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1" model="account.account.template"&gt;<text:tab/><text:tab/><text:tab/>&lt;field name="code"&gt;0-430001&lt;/field&gt;<text:tab/><text:tab/><text:tab/>&lt;field name="name"&gt;0-Intereses ganados sobre cuentas corrientes&lt;/field&gt;<text:tab/><text:tab/><text:tab/>&lt;field name="shortcut"&gt;0-Int&lt;/field&gt;<text:tab/><text:tab/><text:tab/>&lt;field name="parent_id" ref="account_account_template_0_43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4];1);CONCATENATE([$'account types'.$B$16];&quot;-&quot;;[$'Base chart'.$V124]);&quot;&quot;)" office:value-type="string" office:string-value="0-440000">
            <text:p>0-440000</text:p>
          </table:table-cell>
          <table:table-cell table:formula="of:=IF(EXACT([$'Base chart'.$Z124];1);CONCATENATE([$'account types'.$B$16];&quot;-&quot;;[$'Base chart'.$X124]);&quot;&quot;)" office:value-type="string" office:string-value="0-Otros ingresos">
            <text:p>0-Otros ingresos</text:p>
          </table:table-cell>
          <table:table-cell table:formula="of:=IF(EXACT([$'Base chart'.$Z124];1);CONCATENATE([$'account types'.$B$16];&quot;-&quot;;[$'Base chart'.$AA124]);&quot;&quot;)" office:value-type="string" office:string-value="0-OI">
            <text:p>0-OI</text:p>
          </table:table-cell>
          <table:table-cell table:formula="of:=IF(EXACT([$'Base chart'.$AB124];&quot;&quot;);&quot;&quot;;IF(EXACT([$'Base chart'.$Z124];1);CONCATENATE(&quot;account_account_template_&quot;;[$'account types'.$B$16];&quot;_&quot;;[$'Base chart'.$AB124]);&quot;&quot;))" office:value-type="string" office:string-value="account_account_template_0_400000">
            <text:p>account_account_template_0_400000</text:p>
          </table:table-cell>
          <table:table-cell table:formula="of:=IF(EXACT([$'Base chart'.$Z124];1);[$'Base chart'.$AD124];&quot;&quot;)" office:value-type="string" office:string-value="view">
            <text:p>view</text:p>
          </table:table-cell>
          <table:table-cell table:formula="of:=IF(EXACT([$'Base chart'.$AE124];&quot;&quot;);&quot;&quot;;IF(EXACT([$'Base chart'.$Z124];1);[$'Base chart'.$AE124];&quot;&quot;))" office:value-type="string" office:string-value="l10n_cr_base.CRC">
            <text:p>l10n_cr_base.CRC</text:p>
          </table:table-cell>
          <table:table-cell table:formula="of:=IF(EXACT([$'Base chart'.$Z124];1);[$'Base chart'.$AF124];&quot;&quot;)" office:value-type="string" office:string-value="view">
            <text:p>view</text:p>
          </table:table-cell>
          <table:table-cell table:formula="of:=IF(EXACT([$'Base chart'.$Z124];1);[$'Base chart'.$AG124];&quot;&quot;)" office:value-type="string" office:string-value="False">
            <text:p>False</text:p>
          </table:table-cell>
          <table:table-cell table:formula="of:=IF(EXACT([$'Base chart'.$AH124];&quot;&quot;);&quot;&quot;;IF(EXACT([$'Base chart'.$Z124];1);[$'Base chart'.$AH124];&quot;&quot;))">
            <text:p/>
          </table:table-cell>
          <table:table-cell table:style-name="ce11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4];1)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;&quot;&quot;)" office:value-type="string" office:string-value="&#9;&#9;&lt;record id=&quot;account_account_template_0_440000&quot; model=&quot;account.account.template&quot;&gt;&#13;&#9;&#9;&#9;&lt;field name=&quot;code&quot;&gt;0-440000&lt;/field&gt;&#13;&#9;&#9;&#9;&lt;field name=&quot;name&quot;&gt;0-Otros ingresos&lt;/field&gt;&#13;&#9;&#9;&#9;&lt;field name=&quot;shortcut&quot;&gt;0-O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0" model="account.account.template"&gt;<text:tab/><text:tab/><text:tab/>&lt;field name="code"&gt;0-440000&lt;/field&gt;<text:tab/><text:tab/><text:tab/>&lt;field name="name"&gt;0-Otros ingresos&lt;/field&gt;<text:tab/><text:tab/><text:tab/>&lt;field name="shortcut"&gt;0-O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5];1);CONCATENATE([$'account types'.$B$16];&quot;-&quot;;[$'Base chart'.$V125]);&quot;&quot;)" office:value-type="string" office:string-value="0-440001">
            <text:p>0-440001</text:p>
          </table:table-cell>
          <table:table-cell table:formula="of:=IF(EXACT([$'Base chart'.$Z125];1);CONCATENATE([$'account types'.$B$16];&quot;-&quot;;[$'Base chart'.$X125]);&quot;&quot;)" office:value-type="string" office:string-value="0-Ajustes">
            <text:p>0-Ajustes</text:p>
          </table:table-cell>
          <table:table-cell table:formula="of:=IF(EXACT([$'Base chart'.$Z125];1);CONCATENATE([$'account types'.$B$16];&quot;-&quot;;[$'Base chart'.$AA125]);&quot;&quot;)" office:value-type="string" office:string-value="0-Aj">
            <text:p>0-Aj</text:p>
          </table:table-cell>
          <table:table-cell table:formula="of:=IF(EXACT([$'Base chart'.$AB125];&quot;&quot;);&quot;&quot;;IF(EXACT([$'Base chart'.$Z125];1);CONCATENATE(&quot;account_account_template_&quot;;[$'account types'.$B$16];&quot;_&quot;;[$'Base chart'.$AB125]);&quot;&quot;))" office:value-type="string" office:string-value="account_account_template_0_440000">
            <text:p>account_account_template_0_440000</text:p>
          </table:table-cell>
          <table:table-cell table:formula="of:=IF(EXACT([$'Base chart'.$Z125];1);[$'Base chart'.$AD125];&quot;&quot;)" office:value-type="string" office:string-value="income">
            <text:p>income</text:p>
          </table:table-cell>
          <table:table-cell table:formula="of:=IF(EXACT([$'Base chart'.$AE125];&quot;&quot;);&quot;&quot;;IF(EXACT([$'Base chart'.$Z125];1);[$'Base chart'.$AE125];&quot;&quot;))" office:value-type="string" office:string-value="l10n_cr_base.CRC">
            <text:p>l10n_cr_base.CRC</text:p>
          </table:table-cell>
          <table:table-cell table:formula="of:=IF(EXACT([$'Base chart'.$Z125];1);[$'Base chart'.$AF125];&quot;&quot;)" office:value-type="string" office:string-value="other">
            <text:p>other</text:p>
          </table:table-cell>
          <table:table-cell table:formula="of:=IF(EXACT([$'Base chart'.$Z125];1);[$'Base chart'.$AG125];&quot;&quot;)" office:value-type="string" office:string-value="False">
            <text:p>False</text:p>
          </table:table-cell>
          <table:table-cell table:formula="of:=IF(EXACT([$'Base chart'.$AH125];&quot;&quot;);&quot;&quot;;IF(EXACT([$'Base chart'.$Z125];1);[$'Base chart'.$AH125];&quot;&quot;))">
            <text:p/>
          </table:table-cell>
          <table:table-cell table:style-name="ce11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5];1)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;&quot;&quot;)" office:value-type="string" office:string-value="&#9;&#9;&lt;record id=&quot;account_account_template_0_440001&quot; model=&quot;account.account.template&quot;&gt;&#13;&#9;&#9;&#9;&lt;field name=&quot;code&quot;&gt;0-440001&lt;/field&gt;&#13;&#9;&#9;&#9;&lt;field name=&quot;name&quot;&gt;0-Ajustes&lt;/field&gt;&#13;&#9;&#9;&#9;&lt;field name=&quot;shortcut&quot;&gt;0-Aj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1" model="account.account.template"&gt;<text:tab/><text:tab/><text:tab/>&lt;field name="code"&gt;0-440001&lt;/field&gt;<text:tab/><text:tab/><text:tab/>&lt;field name="name"&gt;0-Ajustes&lt;/field&gt;<text:tab/><text:tab/><text:tab/>&lt;field name="shortcut"&gt;0-Aj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6];1);CONCATENATE([$'account types'.$B$16];&quot;-&quot;;[$'Base chart'.$V126]);&quot;&quot;)" office:value-type="string" office:string-value="0-440002">
            <text:p>0-440002</text:p>
          </table:table-cell>
          <table:table-cell table:formula="of:=IF(EXACT([$'Base chart'.$Z126];1);CONCATENATE([$'account types'.$B$16];&quot;-&quot;;[$'Base chart'.$X126]);&quot;&quot;)" office:value-type="string" office:string-value="0-Donaciones">
            <text:p>0-Donaciones</text:p>
          </table:table-cell>
          <table:table-cell table:formula="of:=IF(EXACT([$'Base chart'.$Z126];1);CONCATENATE([$'account types'.$B$16];&quot;-&quot;;[$'Base chart'.$AA126]);&quot;&quot;)" office:value-type="string" office:string-value="0-Don">
            <text:p>0-Don</text:p>
          </table:table-cell>
          <table:table-cell table:formula="of:=IF(EXACT([$'Base chart'.$AB126];&quot;&quot;);&quot;&quot;;IF(EXACT([$'Base chart'.$Z126];1);CONCATENATE(&quot;account_account_template_&quot;;[$'account types'.$B$16];&quot;_&quot;;[$'Base chart'.$AB126]);&quot;&quot;))" office:value-type="string" office:string-value="account_account_template_0_440000">
            <text:p>account_account_template_0_440000</text:p>
          </table:table-cell>
          <table:table-cell table:formula="of:=IF(EXACT([$'Base chart'.$Z126];1);[$'Base chart'.$AD126];&quot;&quot;)" office:value-type="string" office:string-value="income">
            <text:p>income</text:p>
          </table:table-cell>
          <table:table-cell table:formula="of:=IF(EXACT([$'Base chart'.$AE126];&quot;&quot;);&quot;&quot;;IF(EXACT([$'Base chart'.$Z126];1);[$'Base chart'.$AE126];&quot;&quot;))" office:value-type="string" office:string-value="l10n_cr_base.CRC">
            <text:p>l10n_cr_base.CRC</text:p>
          </table:table-cell>
          <table:table-cell table:formula="of:=IF(EXACT([$'Base chart'.$Z126];1);[$'Base chart'.$AF126];&quot;&quot;)" office:value-type="string" office:string-value="other">
            <text:p>other</text:p>
          </table:table-cell>
          <table:table-cell table:formula="of:=IF(EXACT([$'Base chart'.$Z126];1);[$'Base chart'.$AG126];&quot;&quot;)" office:value-type="string" office:string-value="False">
            <text:p>False</text:p>
          </table:table-cell>
          <table:table-cell table:formula="of:=IF(EXACT([$'Base chart'.$AH126];&quot;&quot;);&quot;&quot;;IF(EXACT([$'Base chart'.$Z126];1);[$'Base chart'.$AH126];&quot;&quot;))">
            <text:p/>
          </table:table-cell>
          <table:table-cell table:style-name="ce11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6];1)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;&quot;&quot;)" office:value-type="string" office:string-value="&#9;&#9;&lt;record id=&quot;account_account_template_0_440002&quot; model=&quot;account.account.template&quot;&gt;&#13;&#9;&#9;&#9;&lt;field name=&quot;code&quot;&gt;0-440002&lt;/field&gt;&#13;&#9;&#9;&#9;&lt;field name=&quot;name&quot;&gt;0-Donaciones&lt;/field&gt;&#13;&#9;&#9;&#9;&lt;field name=&quot;shortcut&quot;&gt;0-Don&lt;/field&gt;&#13;&#9;&#9;&#9;&lt;field name=&quot;parent_id&quot; ref=&quot;account_account_template_0_44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2" model="account.account.template"&gt;<text:tab/><text:tab/><text:tab/>&lt;field name="code"&gt;0-440002&lt;/field&gt;<text:tab/><text:tab/><text:tab/>&lt;field name="name"&gt;0-Donaciones&lt;/field&gt;<text:tab/><text:tab/><text:tab/>&lt;field name="shortcut"&gt;0-Don&lt;/field&gt;<text:tab/><text:tab/><text:tab/>&lt;field name="parent_id" ref="account_account_template_0_44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7];1);CONCATENATE([$'account types'.$B$16];&quot;-&quot;;[$'Base chart'.$V127]);&quot;&quot;)" office:value-type="string" office:string-value="0-450000">
            <text:p>0-450000</text:p>
          </table:table-cell>
          <table:table-cell table:formula="of:=IF(EXACT([$'Base chart'.$Z127];1);CONCATENATE([$'account types'.$B$16];&quot;-&quot;;[$'Base chart'.$X127]);&quot;&quot;)" office:value-type="string" office:string-value="0-Ingresos no gravables">
            <text:p>0-Ingresos no gravables</text:p>
          </table:table-cell>
          <table:table-cell table:formula="of:=IF(EXACT([$'Base chart'.$Z127];1);CONCATENATE([$'account types'.$B$16];&quot;-&quot;;[$'Base chart'.$AA127]);&quot;&quot;)" office:value-type="string" office:string-value="0-NG">
            <text:p>0-NG</text:p>
          </table:table-cell>
          <table:table-cell table:formula="of:=IF(EXACT([$'Base chart'.$AB127];&quot;&quot;);&quot;&quot;;IF(EXACT([$'Base chart'.$Z127];1);CONCATENATE(&quot;account_account_template_&quot;;[$'account types'.$B$16];&quot;_&quot;;[$'Base chart'.$AB127]);&quot;&quot;))" office:value-type="string" office:string-value="account_account_template_0_400000">
            <text:p>account_account_template_0_400000</text:p>
          </table:table-cell>
          <table:table-cell table:formula="of:=IF(EXACT([$'Base chart'.$Z127];1);[$'Base chart'.$AD127];&quot;&quot;)" office:value-type="string" office:string-value="view">
            <text:p>view</text:p>
          </table:table-cell>
          <table:table-cell table:formula="of:=IF(EXACT([$'Base chart'.$AE127];&quot;&quot;);&quot;&quot;;IF(EXACT([$'Base chart'.$Z127];1);[$'Base chart'.$AE127];&quot;&quot;))" office:value-type="string" office:string-value="l10n_cr_base.CRC">
            <text:p>l10n_cr_base.CRC</text:p>
          </table:table-cell>
          <table:table-cell table:formula="of:=IF(EXACT([$'Base chart'.$Z127];1);[$'Base chart'.$AF127];&quot;&quot;)" office:value-type="string" office:string-value="view">
            <text:p>view</text:p>
          </table:table-cell>
          <table:table-cell table:formula="of:=IF(EXACT([$'Base chart'.$Z127];1);[$'Base chart'.$AG127];&quot;&quot;)" office:value-type="string" office:string-value="False">
            <text:p>False</text:p>
          </table:table-cell>
          <table:table-cell table:formula="of:=IF(EXACT([$'Base chart'.$AH127];&quot;&quot;);&quot;&quot;;IF(EXACT([$'Base chart'.$Z127];1);[$'Base chart'.$AH127];&quot;&quot;))">
            <text:p/>
          </table:table-cell>
          <table:table-cell table:style-name="ce11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7];1)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;&quot;&quot;)" office:value-type="string" office:string-value="&#9;&#9;&lt;record id=&quot;account_account_template_0_450000&quot; model=&quot;account.account.template&quot;&gt;&#13;&#9;&#9;&#9;&lt;field name=&quot;code&quot;&gt;0-450000&lt;/field&gt;&#13;&#9;&#9;&#9;&lt;field name=&quot;name&quot;&gt;0-Ingresos no gravables&lt;/field&gt;&#13;&#9;&#9;&#9;&lt;field name=&quot;shortcut&quot;&gt;0-NG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0" model="account.account.template"&gt;<text:tab/><text:tab/><text:tab/>&lt;field name="code"&gt;0-450000&lt;/field&gt;<text:tab/><text:tab/><text:tab/>&lt;field name="name"&gt;0-Ingresos no gravables&lt;/field&gt;<text:tab/><text:tab/><text:tab/>&lt;field name="shortcut"&gt;0-NG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8];1);CONCATENATE([$'account types'.$B$16];&quot;-&quot;;[$'Base chart'.$V128]);&quot;&quot;)" office:value-type="string" office:string-value="0-450001">
            <text:p>0-450001</text:p>
          </table:table-cell>
          <table:table-cell table:formula="of:=IF(EXACT([$'Base chart'.$Z128];1);CONCATENATE([$'account types'.$B$16];&quot;-&quot;;[$'Base chart'.$X128]);&quot;&quot;)" office:value-type="string" office:string-value="0-Diferencial cambiario">
            <text:p>0-Diferencial cambiario</text:p>
          </table:table-cell>
          <table:table-cell table:formula="of:=IF(EXACT([$'Base chart'.$Z128];1);CONCATENATE([$'account types'.$B$16];&quot;-&quot;;[$'Base chart'.$AA128]);&quot;&quot;)" office:value-type="string" office:string-value="0-Dif">
            <text:p>0-Dif</text:p>
          </table:table-cell>
          <table:table-cell table:formula="of:=IF(EXACT([$'Base chart'.$AB128];&quot;&quot;);&quot;&quot;;IF(EXACT([$'Base chart'.$Z128];1);CONCATENATE(&quot;account_account_template_&quot;;[$'account types'.$B$16];&quot;_&quot;;[$'Base chart'.$AB128]);&quot;&quot;))" office:value-type="string" office:string-value="account_account_template_0_450000">
            <text:p>account_account_template_0_450000</text:p>
          </table:table-cell>
          <table:table-cell table:formula="of:=IF(EXACT([$'Base chart'.$Z128];1);[$'Base chart'.$AD128];&quot;&quot;)" office:value-type="string" office:string-value="income">
            <text:p>income</text:p>
          </table:table-cell>
          <table:table-cell table:formula="of:=IF(EXACT([$'Base chart'.$AE128];&quot;&quot;);&quot;&quot;;IF(EXACT([$'Base chart'.$Z128];1);[$'Base chart'.$AE128];&quot;&quot;))" office:value-type="string" office:string-value="l10n_cr_base.CRC">
            <text:p>l10n_cr_base.CRC</text:p>
          </table:table-cell>
          <table:table-cell table:formula="of:=IF(EXACT([$'Base chart'.$Z128];1);[$'Base chart'.$AF128];&quot;&quot;)" office:value-type="string" office:string-value="other">
            <text:p>other</text:p>
          </table:table-cell>
          <table:table-cell table:formula="of:=IF(EXACT([$'Base chart'.$Z128];1);[$'Base chart'.$AG128];&quot;&quot;)" office:value-type="string" office:string-value="False">
            <text:p>False</text:p>
          </table:table-cell>
          <table:table-cell table:formula="of:=IF(EXACT([$'Base chart'.$AH128];&quot;&quot;);&quot;&quot;;IF(EXACT([$'Base chart'.$Z128];1);[$'Base chart'.$AH128];&quot;&quot;))">
            <text:p/>
          </table:table-cell>
          <table:table-cell table:style-name="ce11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8];1)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;&quot;&quot;)" office:value-type="string" office:string-value="&#9;&#9;&lt;record id=&quot;account_account_template_0_450001&quot; model=&quot;account.account.template&quot;&gt;&#13;&#9;&#9;&#9;&lt;field name=&quot;code&quot;&gt;0-450001&lt;/field&gt;&#13;&#9;&#9;&#9;&lt;field name=&quot;name&quot;&gt;0-Diferencial cambiario&lt;/field&gt;&#13;&#9;&#9;&#9;&lt;field name=&quot;shortcut&quot;&gt;0-Dif&lt;/field&gt;&#13;&#9;&#9;&#9;&lt;field name=&quot;parent_id&quot; ref=&quot;account_account_template_0_4500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1" model="account.account.template"&gt;<text:tab/><text:tab/><text:tab/>&lt;field name="code"&gt;0-450001&lt;/field&gt;<text:tab/><text:tab/><text:tab/>&lt;field name="name"&gt;0-Diferencial cambiario&lt;/field&gt;<text:tab/><text:tab/><text:tab/>&lt;field name="shortcut"&gt;0-Dif&lt;/field&gt;<text:tab/><text:tab/><text:tab/>&lt;field name="parent_id" ref="account_account_template_0_4500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29];1);CONCATENATE([$'account types'.$B$16];&quot;-&quot;;[$'Base chart'.$V129]);&quot;&quot;)" office:value-type="string" office:string-value="0-500000">
            <text:p>0-500000</text:p>
          </table:table-cell>
          <table:table-cell table:formula="of:=IF(EXACT([$'Base chart'.$Z129];1);CONCATENATE([$'account types'.$B$16];&quot;-&quot;;[$'Base chart'.$X129]);&quot;&quot;)" office:value-type="string" office:string-value="0-Gastos">
            <text:p>0-Gastos</text:p>
          </table:table-cell>
          <table:table-cell table:formula="of:=IF(EXACT([$'Base chart'.$Z129];1);CONCATENATE([$'account types'.$B$16];&quot;-&quot;;[$'Base chart'.$AA129]);&quot;&quot;)" office:value-type="string" office:string-value="0-Ga">
            <text:p>0-Ga</text:p>
          </table:table-cell>
          <table:table-cell table:formula="of:=IF(EXACT([$'Base chart'.$AB129];&quot;&quot;);&quot;&quot;;IF(EXACT([$'Base chart'.$Z129];1);CONCATENATE(&quot;account_account_template_&quot;;[$'account types'.$B$16];&quot;_&quot;;[$'Base chart'.$AB129]);&quot;&quot;))" office:value-type="string" office:string-value="account_account_template_0_000000">
            <text:p>account_account_template_0_000000</text:p>
          </table:table-cell>
          <table:table-cell table:formula="of:=IF(EXACT([$'Base chart'.$Z129];1);[$'Base chart'.$AD129];&quot;&quot;)" office:value-type="string" office:string-value="view">
            <text:p>view</text:p>
          </table:table-cell>
          <table:table-cell table:formula="of:=IF(EXACT([$'Base chart'.$AE129];&quot;&quot;);&quot;&quot;;IF(EXACT([$'Base chart'.$Z129];1);[$'Base chart'.$AE129];&quot;&quot;))" office:value-type="string" office:string-value="l10n_cr_base.CRC">
            <text:p>l10n_cr_base.CRC</text:p>
          </table:table-cell>
          <table:table-cell table:formula="of:=IF(EXACT([$'Base chart'.$Z129];1);[$'Base chart'.$AF129];&quot;&quot;)" office:value-type="string" office:string-value="view">
            <text:p>view</text:p>
          </table:table-cell>
          <table:table-cell table:formula="of:=IF(EXACT([$'Base chart'.$Z129];1);[$'Base chart'.$AG129];&quot;&quot;)" office:value-type="string" office:string-value="False">
            <text:p>False</text:p>
          </table:table-cell>
          <table:table-cell table:formula="of:=IF(EXACT([$'Base chart'.$AH129];&quot;&quot;);&quot;&quot;;IF(EXACT([$'Base chart'.$Z129];1);[$'Base chart'.$AH129];&quot;&quot;))">
            <text:p/>
          </table:table-cell>
          <table:table-cell table:style-name="ce11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29];1)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;&quot;&quot;)" office:value-type="string" office:string-value="&#9;&#9;&lt;record id=&quot;account_account_template_0_500000&quot; model=&quot;account.account.template&quot;&gt;&#13;&#9;&#9;&#9;&lt;field name=&quot;code&quot;&gt;0-500000&lt;/field&gt;&#13;&#9;&#9;&#9;&lt;field name=&quot;name&quot;&gt;0-Gastos&lt;/field&gt;&#13;&#9;&#9;&#9;&lt;field name=&quot;shortcut&quot;&gt;0-G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00000" model="account.account.template"&gt;<text:tab/><text:tab/><text:tab/>&lt;field name="code"&gt;0-500000&lt;/field&gt;<text:tab/><text:tab/><text:tab/>&lt;field name="name"&gt;0-Gastos&lt;/field&gt;<text:tab/><text:tab/><text:tab/>&lt;field name="shortcut"&gt;0-G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0];1);CONCATENATE([$'account types'.$B$16];&quot;-&quot;;[$'Base chart'.$V130]);&quot;&quot;)" office:value-type="string" office:string-value="0-510000">
            <text:p>0-510000</text:p>
          </table:table-cell>
          <table:table-cell table:formula="of:=IF(EXACT([$'Base chart'.$Z130];1);CONCATENATE([$'account types'.$B$16];&quot;-&quot;;[$'Base chart'.$X130]);&quot;&quot;)" office:value-type="string" office:string-value="0-Gastos principales">
            <text:p>0-Gastos principales</text:p>
          </table:table-cell>
          <table:table-cell table:formula="of:=IF(EXACT([$'Base chart'.$Z130];1);CONCATENATE([$'account types'.$B$16];&quot;-&quot;;[$'Base chart'.$AA130]);&quot;&quot;)" office:value-type="string" office:string-value="0-Gprin">
            <text:p>0-Gprin</text:p>
          </table:table-cell>
          <table:table-cell table:formula="of:=IF(EXACT([$'Base chart'.$AB130];&quot;&quot;);&quot;&quot;;IF(EXACT([$'Base chart'.$Z130];1);CONCATENATE(&quot;account_account_template_&quot;;[$'account types'.$B$16];&quot;_&quot;;[$'Base chart'.$AB130]);&quot;&quot;))" office:value-type="string" office:string-value="account_account_template_0_500000">
            <text:p>account_account_template_0_500000</text:p>
          </table:table-cell>
          <table:table-cell table:formula="of:=IF(EXACT([$'Base chart'.$Z130];1);[$'Base chart'.$AD130];&quot;&quot;)" office:value-type="string" office:string-value="view">
            <text:p>view</text:p>
          </table:table-cell>
          <table:table-cell table:formula="of:=IF(EXACT([$'Base chart'.$AE130];&quot;&quot;);&quot;&quot;;IF(EXACT([$'Base chart'.$Z130];1);[$'Base chart'.$AE130];&quot;&quot;))" office:value-type="string" office:string-value="l10n_cr_base.CRC">
            <text:p>l10n_cr_base.CRC</text:p>
          </table:table-cell>
          <table:table-cell table:formula="of:=IF(EXACT([$'Base chart'.$Z130];1);[$'Base chart'.$AF130];&quot;&quot;)" office:value-type="string" office:string-value="view">
            <text:p>view</text:p>
          </table:table-cell>
          <table:table-cell table:formula="of:=IF(EXACT([$'Base chart'.$Z130];1);[$'Base chart'.$AG130];&quot;&quot;)" office:value-type="string" office:string-value="False">
            <text:p>False</text:p>
          </table:table-cell>
          <table:table-cell table:formula="of:=IF(EXACT([$'Base chart'.$AH130];&quot;&quot;);&quot;&quot;;IF(EXACT([$'Base chart'.$Z130];1);[$'Base chart'.$AH130];&quot;&quot;))">
            <text:p/>
          </table:table-cell>
          <table:table-cell table:style-name="ce11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0];1)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;&quot;&quot;)" office:value-type="string" office:string-value="&#9;&#9;&lt;record id=&quot;account_account_template_0_510000&quot; model=&quot;account.account.template&quot;&gt;&#13;&#9;&#9;&#9;&lt;field name=&quot;code&quot;&gt;0-510000&lt;/field&gt;&#13;&#9;&#9;&#9;&lt;field name=&quot;name&quot;&gt;0-Gastos principales&lt;/field&gt;&#13;&#9;&#9;&#9;&lt;field name=&quot;shortcut&quot;&gt;0-Gprin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0" model="account.account.template"&gt;<text:tab/><text:tab/><text:tab/>&lt;field name="code"&gt;0-510000&lt;/field&gt;<text:tab/><text:tab/><text:tab/>&lt;field name="name"&gt;0-Gastos principales&lt;/field&gt;<text:tab/><text:tab/><text:tab/>&lt;field name="shortcut"&gt;0-Gprin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2];1);CONCATENATE([$'account types'.$B$16];&quot;-&quot;;[$'Base chart'.$V132]);&quot;&quot;)" office:value-type="string" office:string-value="0-511100">
            <text:p>0-511100</text:p>
          </table:table-cell>
          <table:table-cell table:formula="of:=IF(EXACT([$'Base chart'.$Z132];1);CONCATENATE([$'account types'.$B$16];&quot;-&quot;;[$'Base chart'.$X132]);&quot;&quot;)" office:value-type="string" office:string-value="0-Gastos de personal">
            <text:p>0-Gastos de personal</text:p>
          </table:table-cell>
          <table:table-cell table:formula="of:=IF(EXACT([$'Base chart'.$Z132];1);CONCATENATE([$'account types'.$B$16];&quot;-&quot;;[$'Base chart'.$AA132]);&quot;&quot;)" office:value-type="string" office:string-value="0-Gpers">
            <text:p>0-Gpers</text:p>
          </table:table-cell>
          <table:table-cell table:formula="of:=IF(EXACT([$'Base chart'.$AB132];&quot;&quot;);&quot;&quot;;IF(EXACT([$'Base chart'.$Z132];1);CONCATENATE(&quot;account_account_template_&quot;;[$'account types'.$B$16];&quot;_&quot;;[$'Base chart'.$AB132]);&quot;&quot;))" office:value-type="string" office:string-value="account_account_template_0_511000">
            <text:p>account_account_template_0_511000</text:p>
          </table:table-cell>
          <table:table-cell table:formula="of:=IF(EXACT([$'Base chart'.$Z132];1);[$'Base chart'.$AD132];&quot;&quot;)" office:value-type="string" office:string-value="view">
            <text:p>view</text:p>
          </table:table-cell>
          <table:table-cell table:formula="of:=IF(EXACT([$'Base chart'.$AE132];&quot;&quot;);&quot;&quot;;IF(EXACT([$'Base chart'.$Z132];1);[$'Base chart'.$AE132];&quot;&quot;))" office:value-type="string" office:string-value="l10n_cr_base.CRC">
            <text:p>l10n_cr_base.CRC</text:p>
          </table:table-cell>
          <table:table-cell table:formula="of:=IF(EXACT([$'Base chart'.$Z132];1);[$'Base chart'.$AF132];&quot;&quot;)" office:value-type="string" office:string-value="view">
            <text:p>view</text:p>
          </table:table-cell>
          <table:table-cell table:formula="of:=IF(EXACT([$'Base chart'.$Z132];1);[$'Base chart'.$AG132];&quot;&quot;)" office:value-type="string" office:string-value="False">
            <text:p>False</text:p>
          </table:table-cell>
          <table:table-cell table:formula="of:=IF(EXACT([$'Base chart'.$AH132];&quot;&quot;);&quot;&quot;;IF(EXACT([$'Base chart'.$Z132];1);[$'Base chart'.$AH132];&quot;&quot;))">
            <text:p/>
          </table:table-cell>
          <table:table-cell table:style-name="ce11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2];1)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;&quot;&quot;)" office:value-type="string" office:string-value="&#9;&#9;&lt;record id=&quot;account_account_template_0_511100&quot; model=&quot;account.account.template&quot;&gt;&#13;&#9;&#9;&#9;&lt;field name=&quot;code&quot;&gt;0-511100&lt;/field&gt;&#13;&#9;&#9;&#9;&lt;field name=&quot;name&quot;&gt;0-Gastos de personal&lt;/field&gt;&#13;&#9;&#9;&#9;&lt;field name=&quot;shortcut&quot;&gt;0-Gpers&lt;/field&gt;&#13;&#9;&#9;&#9;&lt;field name=&quot;parent_id&quot; ref=&quot;account_account_template_0_5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00" model="account.account.template"&gt;<text:tab/><text:tab/><text:tab/>&lt;field name="code"&gt;0-511100&lt;/field&gt;<text:tab/><text:tab/><text:tab/>&lt;field name="name"&gt;0-Gastos de personal&lt;/field&gt;<text:tab/><text:tab/><text:tab/>&lt;field name="shortcut"&gt;0-Gpers&lt;/field&gt;<text:tab/><text:tab/><text:tab/>&lt;field name="parent_id" ref="account_account_template_0_5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3];1);CONCATENATE([$'account types'.$B$16];&quot;-&quot;;[$'Base chart'.$V133]);&quot;&quot;)" office:value-type="string" office:string-value="0-511110">
            <text:p>0-511110</text:p>
          </table:table-cell>
          <table:table-cell table:formula="of:=IF(EXACT([$'Base chart'.$Z133];1);CONCATENATE([$'account types'.$B$16];&quot;-&quot;;[$'Base chart'.$X133]);&quot;&quot;)" office:value-type="string" office:string-value="0-Salarios y deducciones">
            <text:p>0-Salarios y deducciones</text:p>
          </table:table-cell>
          <table:table-cell table:formula="of:=IF(EXACT([$'Base chart'.$Z133];1);CONCATENATE([$'account types'.$B$16];&quot;-&quot;;[$'Base chart'.$AA133]);&quot;&quot;)" office:value-type="string" office:string-value="0-GO">
            <text:p>0-GO</text:p>
          </table:table-cell>
          <table:table-cell table:formula="of:=IF(EXACT([$'Base chart'.$AB133];&quot;&quot;);&quot;&quot;;IF(EXACT([$'Base chart'.$Z133];1);CONCATENATE(&quot;account_account_template_&quot;;[$'account types'.$B$16];&quot;_&quot;;[$'Base chart'.$AB133]);&quot;&quot;))" office:value-type="string" office:string-value="account_account_template_0_511100">
            <text:p>account_account_template_0_511100</text:p>
          </table:table-cell>
          <table:table-cell table:formula="of:=IF(EXACT([$'Base chart'.$Z133];1);[$'Base chart'.$AD133];&quot;&quot;)" office:value-type="string" office:string-value="view">
            <text:p>view</text:p>
          </table:table-cell>
          <table:table-cell table:formula="of:=IF(EXACT([$'Base chart'.$AE133];&quot;&quot;);&quot;&quot;;IF(EXACT([$'Base chart'.$Z133];1);[$'Base chart'.$AE133];&quot;&quot;))" office:value-type="string" office:string-value="l10n_cr_base.CRC">
            <text:p>l10n_cr_base.CRC</text:p>
          </table:table-cell>
          <table:table-cell table:formula="of:=IF(EXACT([$'Base chart'.$Z133];1);[$'Base chart'.$AF133];&quot;&quot;)" office:value-type="string" office:string-value="view">
            <text:p>view</text:p>
          </table:table-cell>
          <table:table-cell table:formula="of:=IF(EXACT([$'Base chart'.$Z133];1);[$'Base chart'.$AG133];&quot;&quot;)" office:value-type="string" office:string-value="False">
            <text:p>False</text:p>
          </table:table-cell>
          <table:table-cell table:formula="of:=IF(EXACT([$'Base chart'.$AH133];&quot;&quot;);&quot;&quot;;IF(EXACT([$'Base chart'.$Z133];1);[$'Base chart'.$AH133];&quot;&quot;))">
            <text:p/>
          </table:table-cell>
          <table:table-cell table:style-name="ce11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3];1)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;&quot;&quot;)" office:value-type="string" office:string-value="&#9;&#9;&lt;record id=&quot;account_account_template_0_511110&quot; model=&quot;account.account.template&quot;&gt;&#13;&#9;&#9;&#9;&lt;field name=&quot;code&quot;&gt;0-511110&lt;/field&gt;&#13;&#9;&#9;&#9;&lt;field name=&quot;name&quot;&gt;0-Salarios y deducciones&lt;/field&gt;&#13;&#9;&#9;&#9;&lt;field name=&quot;shortcut&quot;&gt;0-GO&lt;/field&gt;&#13;&#9;&#9;&#9;&lt;field name=&quot;parent_id&quot; ref=&quot;account_account_template_0_5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0" model="account.account.template"&gt;<text:tab/><text:tab/><text:tab/>&lt;field name="code"&gt;0-511110&lt;/field&gt;<text:tab/><text:tab/><text:tab/>&lt;field name="name"&gt;0-Salarios y deducciones&lt;/field&gt;<text:tab/><text:tab/><text:tab/>&lt;field name="shortcut"&gt;0-GO&lt;/field&gt;<text:tab/><text:tab/><text:tab/>&lt;field name="parent_id" ref="account_account_template_0_5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34];1);CONCATENATE([$'account types'.$B$16];&quot;-&quot;;[$'Base chart'.$V134]);&quot;&quot;)" office:value-type="string" office:string-value="0-511111">
            <text:p>0-511111</text:p>
          </table:table-cell>
          <table:table-cell table:formula="of:=IF(EXACT([$'Base chart'.$Z134];1);CONCATENATE([$'account types'.$B$16];&quot;-&quot;;[$'Base chart'.$X134]);&quot;&quot;)" office:value-type="string" office:string-value="0-Salarios">
            <text:p>0-Salarios</text:p>
          </table:table-cell>
          <table:table-cell table:formula="of:=IF(EXACT([$'Base chart'.$Z134];1);CONCATENATE([$'account types'.$B$16];&quot;-&quot;;[$'Base chart'.$AA134]);&quot;&quot;)" office:value-type="string" office:string-value="0-Sal">
            <text:p>0-Sal</text:p>
          </table:table-cell>
          <table:table-cell table:formula="of:=IF(EXACT([$'Base chart'.$AB134];&quot;&quot;);&quot;&quot;;IF(EXACT([$'Base chart'.$Z134];1);CONCATENATE(&quot;account_account_template_&quot;;[$'account types'.$B$16];&quot;_&quot;;[$'Base chart'.$AB134]);&quot;&quot;))" office:value-type="string" office:string-value="account_account_template_0_511110">
            <text:p>account_account_template_0_511110</text:p>
          </table:table-cell>
          <table:table-cell table:formula="of:=IF(EXACT([$'Base chart'.$Z134];1);[$'Base chart'.$AD134];&quot;&quot;)" office:value-type="string" office:string-value="expense">
            <text:p>expense</text:p>
          </table:table-cell>
          <table:table-cell table:formula="of:=IF(EXACT([$'Base chart'.$AE134];&quot;&quot;);&quot;&quot;;IF(EXACT([$'Base chart'.$Z134];1);[$'Base chart'.$AE134];&quot;&quot;))" office:value-type="string" office:string-value="l10n_cr_base.CRC">
            <text:p>l10n_cr_base.CRC</text:p>
          </table:table-cell>
          <table:table-cell table:formula="of:=IF(EXACT([$'Base chart'.$Z134];1);[$'Base chart'.$AF134];&quot;&quot;)" office:value-type="string" office:string-value="other">
            <text:p>other</text:p>
          </table:table-cell>
          <table:table-cell table:formula="of:=IF(EXACT([$'Base chart'.$Z134];1);[$'Base chart'.$AG134];&quot;&quot;)" office:value-type="string" office:string-value="False">
            <text:p>False</text:p>
          </table:table-cell>
          <table:table-cell table:formula="of:=IF(EXACT([$'Base chart'.$AH134];&quot;&quot;);&quot;&quot;;IF(EXACT([$'Base chart'.$Z134];1);[$'Base chart'.$AH134];&quot;&quot;))">
            <text:p/>
          </table:table-cell>
          <table:table-cell table:style-name="ce11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34];1)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;&quot;&quot;)" office:value-type="string" office:string-value="&#9;&#9;&lt;record id=&quot;account_account_template_0_511111&quot; model=&quot;account.account.template&quot;&gt;&#13;&#9;&#9;&#9;&lt;field name=&quot;code&quot;&gt;0-511111&lt;/field&gt;&#13;&#9;&#9;&#9;&lt;field name=&quot;name&quot;&gt;0-Salarios&lt;/field&gt;&#13;&#9;&#9;&#9;&lt;field name=&quot;shortcut&quot;&gt;0-Sal&lt;/field&gt;&#13;&#9;&#9;&#9;&lt;field name=&quot;parent_id&quot; ref=&quot;account_account_template_0_51111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1111" model="account.account.template"&gt;<text:tab/><text:tab/><text:tab/>&lt;field name="code"&gt;0-511111&lt;/field&gt;<text:tab/><text:tab/><text:tab/>&lt;field name="name"&gt;0-Salarios&lt;/field&gt;<text:tab/><text:tab/><text:tab/>&lt;field name="shortcut"&gt;0-Sal&lt;/field&gt;<text:tab/><text:tab/><text:tab/>&lt;field name="parent_id" ref="account_account_template_0_51111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5];1);CONCATENATE([$'account types'.$B$16];&quot;-&quot;;[$'Base chart'.$V175]);&quot;&quot;)" office:value-type="string" office:string-value="0-520000">
            <text:p>0-520000</text:p>
          </table:table-cell>
          <table:table-cell table:formula="of:=IF(EXACT([$'Base chart'.$Z175];1);CONCATENATE([$'account types'.$B$16];&quot;-&quot;;[$'Base chart'.$X175]);&quot;&quot;)" office:value-type="string" office:string-value="0-Otros gastos">
            <text:p>0-Otros gastos</text:p>
          </table:table-cell>
          <table:table-cell table:formula="of:=IF(EXACT([$'Base chart'.$Z175];1);CONCATENATE([$'account types'.$B$16];&quot;-&quot;;[$'Base chart'.$AA175]);&quot;&quot;)" office:value-type="string" office:string-value="0-OtG">
            <text:p>0-OtG</text:p>
          </table:table-cell>
          <table:table-cell table:formula="of:=IF(EXACT([$'Base chart'.$AB175];&quot;&quot;);&quot;&quot;;IF(EXACT([$'Base chart'.$Z175];1);CONCATENATE(&quot;account_account_template_&quot;;[$'account types'.$B$16];&quot;_&quot;;[$'Base chart'.$AB175]);&quot;&quot;))" office:value-type="string" office:string-value="account_account_template_0_500000">
            <text:p>account_account_template_0_500000</text:p>
          </table:table-cell>
          <table:table-cell table:formula="of:=IF(EXACT([$'Base chart'.$Z175];1);[$'Base chart'.$AD175];&quot;&quot;)" office:value-type="string" office:string-value="view">
            <text:p>view</text:p>
          </table:table-cell>
          <table:table-cell table:formula="of:=IF(EXACT([$'Base chart'.$AE175];&quot;&quot;);&quot;&quot;;IF(EXACT([$'Base chart'.$Z175];1);[$'Base chart'.$AE175];&quot;&quot;))" office:value-type="string" office:string-value="l10n_cr_base.CRC">
            <text:p>l10n_cr_base.CRC</text:p>
          </table:table-cell>
          <table:table-cell table:formula="of:=IF(EXACT([$'Base chart'.$Z175];1);[$'Base chart'.$AF175];&quot;&quot;)" office:value-type="string" office:string-value="view">
            <text:p>view</text:p>
          </table:table-cell>
          <table:table-cell table:formula="of:=IF(EXACT([$'Base chart'.$Z175];1);[$'Base chart'.$AG175];&quot;&quot;)" office:value-type="string" office:string-value="False">
            <text:p>False</text:p>
          </table:table-cell>
          <table:table-cell table:formula="of:=IF(EXACT([$'Base chart'.$AH175];&quot;&quot;);&quot;&quot;;IF(EXACT([$'Base chart'.$Z175];1);[$'Base chart'.$AH175];&quot;&quot;))">
            <text:p/>
          </table:table-cell>
          <table:table-cell table:style-name="ce11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5];1)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;&quot;&quot;)" office:value-type="string" office:string-value="&#9;&#9;&lt;record id=&quot;account_account_template_0_520000&quot; model=&quot;account.account.template&quot;&gt;&#13;&#9;&#9;&#9;&lt;field name=&quot;code&quot;&gt;0-520000&lt;/field&gt;&#13;&#9;&#9;&#9;&lt;field name=&quot;name&quot;&gt;0-Otros gastos&lt;/field&gt;&#13;&#9;&#9;&#9;&lt;field name=&quot;shortcut&quot;&gt;0-OtG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0" model="account.account.template"&gt;<text:tab/><text:tab/><text:tab/>&lt;field name="code"&gt;0-520000&lt;/field&gt;<text:tab/><text:tab/><text:tab/>&lt;field name="name"&gt;0-Otros gastos&lt;/field&gt;<text:tab/><text:tab/><text:tab/>&lt;field name="shortcut"&gt;0-OtG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6];1);CONCATENATE([$'account types'.$B$16];&quot;-&quot;;[$'Base chart'.$V176]);&quot;&quot;)" office:value-type="string" office:string-value="0-520001">
            <text:p>0-520001</text:p>
          </table:table-cell>
          <table:table-cell table:formula="of:=IF(EXACT([$'Base chart'.$Z176];1);CONCATENATE([$'account types'.$B$16];&quot;-&quot;;[$'Base chart'.$X176]);&quot;&quot;)" office:value-type="string" office:string-value="0-Ajustes">
            <text:p>0-Ajustes</text:p>
          </table:table-cell>
          <table:table-cell table:formula="of:=IF(EXACT([$'Base chart'.$Z176];1);CONCATENATE([$'account types'.$B$16];&quot;-&quot;;[$'Base chart'.$AA176]);&quot;&quot;)" office:value-type="string" office:string-value="0-Aj">
            <text:p>0-Aj</text:p>
          </table:table-cell>
          <table:table-cell table:formula="of:=IF(EXACT([$'Base chart'.$AB176];&quot;&quot;);&quot;&quot;;IF(EXACT([$'Base chart'.$Z176];1);CONCATENATE(&quot;account_account_template_&quot;;[$'account types'.$B$16];&quot;_&quot;;[$'Base chart'.$AB176]);&quot;&quot;))" office:value-type="string" office:string-value="account_account_template_0_520000">
            <text:p>account_account_template_0_520000</text:p>
          </table:table-cell>
          <table:table-cell table:formula="of:=IF(EXACT([$'Base chart'.$Z176];1);[$'Base chart'.$AD176];&quot;&quot;)" office:value-type="string" office:string-value="expense">
            <text:p>expense</text:p>
          </table:table-cell>
          <table:table-cell table:formula="of:=IF(EXACT([$'Base chart'.$AE176];&quot;&quot;);&quot;&quot;;IF(EXACT([$'Base chart'.$Z176];1);[$'Base chart'.$AE176];&quot;&quot;))" office:value-type="string" office:string-value="l10n_cr_base.CRC">
            <text:p>l10n_cr_base.CRC</text:p>
          </table:table-cell>
          <table:table-cell table:formula="of:=IF(EXACT([$'Base chart'.$Z176];1);[$'Base chart'.$AF176];&quot;&quot;)" office:value-type="string" office:string-value="other">
            <text:p>other</text:p>
          </table:table-cell>
          <table:table-cell table:formula="of:=IF(EXACT([$'Base chart'.$Z176];1);[$'Base chart'.$AG176];&quot;&quot;)" office:value-type="string" office:string-value="False">
            <text:p>False</text:p>
          </table:table-cell>
          <table:table-cell table:formula="of:=IF(EXACT([$'Base chart'.$AH176];&quot;&quot;);&quot;&quot;;IF(EXACT([$'Base chart'.$Z176];1);[$'Base chart'.$AH176];&quot;&quot;))">
            <text:p/>
          </table:table-cell>
          <table:table-cell table:style-name="ce11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6];1)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;&quot;&quot;)" office:value-type="string" office:string-value="&#9;&#9;&lt;record id=&quot;account_account_template_0_520001&quot; model=&quot;account.account.template&quot;&gt;&#13;&#9;&#9;&#9;&lt;field name=&quot;code&quot;&gt;0-520001&lt;/field&gt;&#13;&#9;&#9;&#9;&lt;field name=&quot;name&quot;&gt;0-Ajustes&lt;/field&gt;&#13;&#9;&#9;&#9;&lt;field name=&quot;shortcut&quot;&gt;0-Aj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1" model="account.account.template"&gt;<text:tab/><text:tab/><text:tab/>&lt;field name="code"&gt;0-520001&lt;/field&gt;<text:tab/><text:tab/><text:tab/>&lt;field name="name"&gt;0-Ajustes&lt;/field&gt;<text:tab/><text:tab/><text:tab/>&lt;field name="shortcut"&gt;0-Aj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7];1);CONCATENATE([$'account types'.$B$16];&quot;-&quot;;[$'Base chart'.$V177]);&quot;&quot;)" office:value-type="string" office:string-value="0-520002">
            <text:p>0-520002</text:p>
          </table:table-cell>
          <table:table-cell table:formula="of:=IF(EXACT([$'Base chart'.$Z177];1);CONCATENATE([$'account types'.$B$16];&quot;-&quot;;[$'Base chart'.$X177]);&quot;&quot;)" office:value-type="string" office:string-value="0-Gastos Financieros">
            <text:p>0-Gastos Financieros</text:p>
          </table:table-cell>
          <table:table-cell table:formula="of:=IF(EXACT([$'Base chart'.$Z177];1);CONCATENATE([$'account types'.$B$16];&quot;-&quot;;[$'Base chart'.$AA177]);&quot;&quot;)" office:value-type="string" office:string-value="0-GF">
            <text:p>0-GF</text:p>
          </table:table-cell>
          <table:table-cell table:formula="of:=IF(EXACT([$'Base chart'.$AB177];&quot;&quot;);&quot;&quot;;IF(EXACT([$'Base chart'.$Z177];1);CONCATENATE(&quot;account_account_template_&quot;;[$'account types'.$B$16];&quot;_&quot;;[$'Base chart'.$AB177]);&quot;&quot;))" office:value-type="string" office:string-value="account_account_template_0_520000">
            <text:p>account_account_template_0_520000</text:p>
          </table:table-cell>
          <table:table-cell table:formula="of:=IF(EXACT([$'Base chart'.$Z177];1);[$'Base chart'.$AD177];&quot;&quot;)" office:value-type="string" office:string-value="expense">
            <text:p>expense</text:p>
          </table:table-cell>
          <table:table-cell table:formula="of:=IF(EXACT([$'Base chart'.$AE177];&quot;&quot;);&quot;&quot;;IF(EXACT([$'Base chart'.$Z177];1);[$'Base chart'.$AE177];&quot;&quot;))" office:value-type="string" office:string-value="l10n_cr_base.CRC">
            <text:p>l10n_cr_base.CRC</text:p>
          </table:table-cell>
          <table:table-cell table:formula="of:=IF(EXACT([$'Base chart'.$Z177];1);[$'Base chart'.$AF177];&quot;&quot;)" office:value-type="string" office:string-value="other">
            <text:p>other</text:p>
          </table:table-cell>
          <table:table-cell table:formula="of:=IF(EXACT([$'Base chart'.$Z177];1);[$'Base chart'.$AG177];&quot;&quot;)" office:value-type="string" office:string-value="False">
            <text:p>False</text:p>
          </table:table-cell>
          <table:table-cell table:formula="of:=IF(EXACT([$'Base chart'.$AH177];&quot;&quot;);&quot;&quot;;IF(EXACT([$'Base chart'.$Z177];1);[$'Base chart'.$AH177];&quot;&quot;))">
            <text:p/>
          </table:table-cell>
          <table:table-cell table:style-name="ce11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7];1)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;&quot;&quot;)" office:value-type="string" office:string-value="&#9;&#9;&lt;record id=&quot;account_account_template_0_520002&quot; model=&quot;account.account.template&quot;&gt;&#13;&#9;&#9;&#9;&lt;field name=&quot;code&quot;&gt;0-520002&lt;/field&gt;&#13;&#9;&#9;&#9;&lt;field name=&quot;name&quot;&gt;0-Gastos Financieros&lt;/field&gt;&#13;&#9;&#9;&#9;&lt;field name=&quot;shortcut&quot;&gt;0-GF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2" model="account.account.template"&gt;<text:tab/><text:tab/><text:tab/>&lt;field name="code"&gt;0-520002&lt;/field&gt;<text:tab/><text:tab/><text:tab/>&lt;field name="name"&gt;0-Gastos Financieros&lt;/field&gt;<text:tab/><text:tab/><text:tab/>&lt;field name="shortcut"&gt;0-GF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78];1);CONCATENATE([$'account types'.$B$16];&quot;-&quot;;[$'Base chart'.$V178]);&quot;&quot;)">
            <text:p/>
          </table:table-cell>
          <table:table-cell table:formula="of:=IF(EXACT([$'Base chart'.$Z178];1);CONCATENATE([$'account types'.$B$16];&quot;-&quot;;[$'Base chart'.$X178]);&quot;&quot;)">
            <text:p/>
          </table:table-cell>
          <table:table-cell table:formula="of:=IF(EXACT([$'Base chart'.$Z178];1);CONCATENATE([$'account types'.$B$16];&quot;-&quot;;[$'Base chart'.$AA178]);&quot;&quot;)">
            <text:p/>
          </table:table-cell>
          <table:table-cell table:formula="of:=IF(EXACT([$'Base chart'.$AB178];&quot;&quot;);&quot;&quot;;IF(EXACT([$'Base chart'.$Z178];1);CONCATENATE(&quot;account_account_template_&quot;;[$'account types'.$B$16];&quot;_&quot;;[$'Base chart'.$AB178]);&quot;&quot;))">
            <text:p/>
          </table:table-cell>
          <table:table-cell table:formula="of:=IF(EXACT([$'Base chart'.$Z178];1);[$'Base chart'.$AD178];&quot;&quot;)">
            <text:p/>
          </table:table-cell>
          <table:table-cell table:formula="of:=IF(EXACT([$'Base chart'.$AE178];&quot;&quot;);&quot;&quot;;IF(EXACT([$'Base chart'.$Z178];1);[$'Base chart'.$AE178];&quot;&quot;))">
            <text:p/>
          </table:table-cell>
          <table:table-cell table:formula="of:=IF(EXACT([$'Base chart'.$Z178];1);[$'Base chart'.$AF178];&quot;&quot;)">
            <text:p/>
          </table:table-cell>
          <table:table-cell table:formula="of:=IF(EXACT([$'Base chart'.$Z178];1);[$'Base chart'.$AG178];&quot;&quot;)">
            <text:p/>
          </table:table-cell>
          <table:table-cell table:formula="of:=IF(EXACT([$'Base chart'.$AH178];&quot;&quot;);&quot;&quot;;IF(EXACT([$'Base chart'.$Z178];1);[$'Base chart'.$AH178];&quot;&quot;))">
            <text:p/>
          </table:table-cell>
          <table:table-cell table:style-name="ce11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8];1)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;&quot;&quot;)">
            <text:p/>
          </table:table-cell>
        </table:table-row>
        <table:table-row table:style-name="ro5">
          <table:table-cell table:formula="of:=IF(EXACT([$'Base chart'.$Z179];1);CONCATENATE([$'account types'.$B$16];&quot;-&quot;;[$'Base chart'.$V179]);&quot;&quot;)" office:value-type="string" office:string-value="0-520004">
            <text:p>0-520004</text:p>
          </table:table-cell>
          <table:table-cell table:formula="of:=IF(EXACT([$'Base chart'.$Z179];1);CONCATENATE([$'account types'.$B$16];&quot;-&quot;;[$'Base chart'.$X179]);&quot;&quot;)" office:value-type="string" office:string-value="0-Perdida por robo">
            <text:p>0-Perdida por robo</text:p>
          </table:table-cell>
          <table:table-cell table:formula="of:=IF(EXACT([$'Base chart'.$Z179];1);CONCATENATE([$'account types'.$B$16];&quot;-&quot;;[$'Base chart'.$AA179]);&quot;&quot;)" office:value-type="string" office:string-value="0-Robo">
            <text:p>0-Robo</text:p>
          </table:table-cell>
          <table:table-cell table:formula="of:=IF(EXACT([$'Base chart'.$AB179];&quot;&quot;);&quot;&quot;;IF(EXACT([$'Base chart'.$Z179];1);CONCATENATE(&quot;account_account_template_&quot;;[$'account types'.$B$16];&quot;_&quot;;[$'Base chart'.$AB179]);&quot;&quot;))" office:value-type="string" office:string-value="account_account_template_0_520000">
            <text:p>account_account_template_0_520000</text:p>
          </table:table-cell>
          <table:table-cell table:formula="of:=IF(EXACT([$'Base chart'.$Z179];1);[$'Base chart'.$AD179];&quot;&quot;)" office:value-type="string" office:string-value="expense">
            <text:p>expense</text:p>
          </table:table-cell>
          <table:table-cell table:formula="of:=IF(EXACT([$'Base chart'.$AE179];&quot;&quot;);&quot;&quot;;IF(EXACT([$'Base chart'.$Z179];1);[$'Base chart'.$AE179];&quot;&quot;))" office:value-type="string" office:string-value="l10n_cr_base.CRC">
            <text:p>l10n_cr_base.CRC</text:p>
          </table:table-cell>
          <table:table-cell table:formula="of:=IF(EXACT([$'Base chart'.$Z179];1);[$'Base chart'.$AF179];&quot;&quot;)" office:value-type="string" office:string-value="other">
            <text:p>other</text:p>
          </table:table-cell>
          <table:table-cell table:formula="of:=IF(EXACT([$'Base chart'.$Z179];1);[$'Base chart'.$AG179];&quot;&quot;)" office:value-type="string" office:string-value="False">
            <text:p>False</text:p>
          </table:table-cell>
          <table:table-cell table:formula="of:=IF(EXACT([$'Base chart'.$AH179];&quot;&quot;);&quot;&quot;;IF(EXACT([$'Base chart'.$Z179];1);[$'Base chart'.$AH179];&quot;&quot;))">
            <text:p/>
          </table:table-cell>
          <table:table-cell table:style-name="ce11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79];1)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;&quot;&quot;)" office:value-type="string" office:string-value="&#9;&#9;&lt;record id=&quot;account_account_template_0_520004&quot; model=&quot;account.account.template&quot;&gt;&#13;&#9;&#9;&#9;&lt;field name=&quot;code&quot;&gt;0-520004&lt;/field&gt;&#13;&#9;&#9;&#9;&lt;field name=&quot;name&quot;&gt;0-Perdida por robo&lt;/field&gt;&#13;&#9;&#9;&#9;&lt;field name=&quot;shortcut&quot;&gt;0-Robo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4" model="account.account.template"&gt;<text:tab/><text:tab/><text:tab/>&lt;field name="code"&gt;0-520004&lt;/field&gt;<text:tab/><text:tab/><text:tab/>&lt;field name="name"&gt;0-Perdida por robo&lt;/field&gt;<text:tab/><text:tab/><text:tab/>&lt;field name="shortcut"&gt;0-Robo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0];1);CONCATENATE([$'account types'.$B$16];&quot;-&quot;;[$'Base chart'.$V180]);&quot;&quot;)" office:value-type="string" office:string-value="0-520005">
            <text:p>0-520005</text:p>
          </table:table-cell>
          <table:table-cell table:formula="of:=IF(EXACT([$'Base chart'.$Z180];1);CONCATENATE([$'account types'.$B$16];&quot;-&quot;;[$'Base chart'.$X180]);&quot;&quot;)" office:value-type="string" office:string-value="0-Donaciones deducibles">
            <text:p>0-Donaciones deducibles</text:p>
          </table:table-cell>
          <table:table-cell table:formula="of:=IF(EXACT([$'Base chart'.$Z180];1);CONCATENATE([$'account types'.$B$16];&quot;-&quot;;[$'Base chart'.$AA180]);&quot;&quot;)" office:value-type="string" office:string-value="0-Don">
            <text:p>0-Don</text:p>
          </table:table-cell>
          <table:table-cell table:formula="of:=IF(EXACT([$'Base chart'.$AB180];&quot;&quot;);&quot;&quot;;IF(EXACT([$'Base chart'.$Z180];1);CONCATENATE(&quot;account_account_template_&quot;;[$'account types'.$B$16];&quot;_&quot;;[$'Base chart'.$AB180]);&quot;&quot;))" office:value-type="string" office:string-value="account_account_template_0_520000">
            <text:p>account_account_template_0_520000</text:p>
          </table:table-cell>
          <table:table-cell table:formula="of:=IF(EXACT([$'Base chart'.$Z180];1);[$'Base chart'.$AD180];&quot;&quot;)" office:value-type="string" office:string-value="expense">
            <text:p>expense</text:p>
          </table:table-cell>
          <table:table-cell table:formula="of:=IF(EXACT([$'Base chart'.$AE180];&quot;&quot;);&quot;&quot;;IF(EXACT([$'Base chart'.$Z180];1);[$'Base chart'.$AE180];&quot;&quot;))" office:value-type="string" office:string-value="l10n_cr_base.CRC">
            <text:p>l10n_cr_base.CRC</text:p>
          </table:table-cell>
          <table:table-cell table:formula="of:=IF(EXACT([$'Base chart'.$Z180];1);[$'Base chart'.$AF180];&quot;&quot;)" office:value-type="string" office:string-value="other">
            <text:p>other</text:p>
          </table:table-cell>
          <table:table-cell table:formula="of:=IF(EXACT([$'Base chart'.$Z180];1);[$'Base chart'.$AG180];&quot;&quot;)" office:value-type="string" office:string-value="False">
            <text:p>False</text:p>
          </table:table-cell>
          <table:table-cell table:formula="of:=IF(EXACT([$'Base chart'.$AH180];&quot;&quot;);&quot;&quot;;IF(EXACT([$'Base chart'.$Z180];1);[$'Base chart'.$AH180];&quot;&quot;))">
            <text:p/>
          </table:table-cell>
          <table:table-cell table:style-name="ce11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0];1)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;&quot;&quot;)" office:value-type="string" office:string-value="&#9;&#9;&lt;record id=&quot;account_account_template_0_520005&quot; model=&quot;account.account.template&quot;&gt;&#13;&#9;&#9;&#9;&lt;field name=&quot;code&quot;&gt;0-520005&lt;/field&gt;&#13;&#9;&#9;&#9;&lt;field name=&quot;name&quot;&gt;0-Donaciones deducibles&lt;/field&gt;&#13;&#9;&#9;&#9;&lt;field name=&quot;shortcut&quot;&gt;0-Don&lt;/field&gt;&#13;&#9;&#9;&#9;&lt;field name=&quot;parent_id&quot; ref=&quot;account_account_template_0_52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5" model="account.account.template"&gt;<text:tab/><text:tab/><text:tab/>&lt;field name="code"&gt;0-520005&lt;/field&gt;<text:tab/><text:tab/><text:tab/>&lt;field name="name"&gt;0-Donaciones deducibles&lt;/field&gt;<text:tab/><text:tab/><text:tab/>&lt;field name="shortcut"&gt;0-Don&lt;/field&gt;<text:tab/><text:tab/><text:tab/>&lt;field name="parent_id" ref="account_account_template_0_52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1];1);CONCATENATE([$'account types'.$B$16];&quot;-&quot;;[$'Base chart'.$V181]);&quot;&quot;)" office:value-type="string" office:string-value="0-530000">
            <text:p>0-530000</text:p>
          </table:table-cell>
          <table:table-cell table:formula="of:=IF(EXACT([$'Base chart'.$Z181];1);CONCATENATE([$'account types'.$B$16];&quot;-&quot;;[$'Base chart'.$X181]);&quot;&quot;)" office:value-type="string" office:string-value="0-Gastos no deducibles">
            <text:p>0-Gastos no deducibles</text:p>
          </table:table-cell>
          <table:table-cell table:formula="of:=IF(EXACT([$'Base chart'.$Z181];1);CONCATENATE([$'account types'.$B$16];&quot;-&quot;;[$'Base chart'.$AA181]);&quot;&quot;)" office:value-type="string" office:string-value="0-GND">
            <text:p>0-GND</text:p>
          </table:table-cell>
          <table:table-cell table:formula="of:=IF(EXACT([$'Base chart'.$AB181];&quot;&quot;);&quot;&quot;;IF(EXACT([$'Base chart'.$Z181];1);CONCATENATE(&quot;account_account_template_&quot;;[$'account types'.$B$16];&quot;_&quot;;[$'Base chart'.$AB181]);&quot;&quot;))" office:value-type="string" office:string-value="account_account_template_0_500000">
            <text:p>account_account_template_0_500000</text:p>
          </table:table-cell>
          <table:table-cell table:formula="of:=IF(EXACT([$'Base chart'.$Z181];1);[$'Base chart'.$AD181];&quot;&quot;)" office:value-type="string" office:string-value="view">
            <text:p>view</text:p>
          </table:table-cell>
          <table:table-cell table:formula="of:=IF(EXACT([$'Base chart'.$AE181];&quot;&quot;);&quot;&quot;;IF(EXACT([$'Base chart'.$Z181];1);[$'Base chart'.$AE181];&quot;&quot;))" office:value-type="string" office:string-value="l10n_cr_base.CRC">
            <text:p>l10n_cr_base.CRC</text:p>
          </table:table-cell>
          <table:table-cell table:formula="of:=IF(EXACT([$'Base chart'.$Z181];1);[$'Base chart'.$AF181];&quot;&quot;)" office:value-type="string" office:string-value="view">
            <text:p>view</text:p>
          </table:table-cell>
          <table:table-cell table:formula="of:=IF(EXACT([$'Base chart'.$Z181];1);[$'Base chart'.$AG181];&quot;&quot;)" office:value-type="string" office:string-value="False">
            <text:p>False</text:p>
          </table:table-cell>
          <table:table-cell table:formula="of:=IF(EXACT([$'Base chart'.$AH181];&quot;&quot;);&quot;&quot;;IF(EXACT([$'Base chart'.$Z181];1);[$'Base chart'.$AH181];&quot;&quot;))">
            <text:p/>
          </table:table-cell>
          <table:table-cell table:style-name="ce11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1];1)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;&quot;&quot;)" office:value-type="string" office:string-value="&#9;&#9;&lt;record id=&quot;account_account_template_0_530000&quot; model=&quot;account.account.template&quot;&gt;&#13;&#9;&#9;&#9;&lt;field name=&quot;code&quot;&gt;0-530000&lt;/field&gt;&#13;&#9;&#9;&#9;&lt;field name=&quot;name&quot;&gt;0-Gastos no deducibles&lt;/field&gt;&#13;&#9;&#9;&#9;&lt;field name=&quot;shortcut&quot;&gt;0-GND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0" model="account.account.template"&gt;<text:tab/><text:tab/><text:tab/>&lt;field name="code"&gt;0-530000&lt;/field&gt;<text:tab/><text:tab/><text:tab/>&lt;field name="name"&gt;0-Gastos no deducibles&lt;/field&gt;<text:tab/><text:tab/><text:tab/>&lt;field name="shortcut"&gt;0-GND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2];1);CONCATENATE([$'account types'.$B$16];&quot;-&quot;;[$'Base chart'.$V182]);&quot;&quot;)" office:value-type="string" office:string-value="0-530001">
            <text:p>0-530001</text:p>
          </table:table-cell>
          <table:table-cell table:formula="of:=IF(EXACT([$'Base chart'.$Z182];1);CONCATENATE([$'account types'.$B$16];&quot;-&quot;;[$'Base chart'.$X182]);&quot;&quot;)" office:value-type="string" office:string-value="0-Donaciones no deducibles">
            <text:p>0-Donaciones no deducibles</text:p>
          </table:table-cell>
          <table:table-cell table:formula="of:=IF(EXACT([$'Base chart'.$Z182];1);CONCATENATE([$'account types'.$B$16];&quot;-&quot;;[$'Base chart'.$AA182]);&quot;&quot;)" office:value-type="string" office:string-value="0-Don">
            <text:p>0-Don</text:p>
          </table:table-cell>
          <table:table-cell table:formula="of:=IF(EXACT([$'Base chart'.$AB182];&quot;&quot;);&quot;&quot;;IF(EXACT([$'Base chart'.$Z182];1);CONCATENATE(&quot;account_account_template_&quot;;[$'account types'.$B$16];&quot;_&quot;;[$'Base chart'.$AB182]);&quot;&quot;))" office:value-type="string" office:string-value="account_account_template_0_530000">
            <text:p>account_account_template_0_530000</text:p>
          </table:table-cell>
          <table:table-cell table:formula="of:=IF(EXACT([$'Base chart'.$Z182];1);[$'Base chart'.$AD182];&quot;&quot;)" office:value-type="string" office:string-value="expense">
            <text:p>expense</text:p>
          </table:table-cell>
          <table:table-cell table:formula="of:=IF(EXACT([$'Base chart'.$AE182];&quot;&quot;);&quot;&quot;;IF(EXACT([$'Base chart'.$Z182];1);[$'Base chart'.$AE182];&quot;&quot;))" office:value-type="string" office:string-value="l10n_cr_base.CRC">
            <text:p>l10n_cr_base.CRC</text:p>
          </table:table-cell>
          <table:table-cell table:formula="of:=IF(EXACT([$'Base chart'.$Z182];1);[$'Base chart'.$AF182];&quot;&quot;)" office:value-type="string" office:string-value="other">
            <text:p>other</text:p>
          </table:table-cell>
          <table:table-cell table:formula="of:=IF(EXACT([$'Base chart'.$Z182];1);[$'Base chart'.$AG182];&quot;&quot;)" office:value-type="string" office:string-value="False">
            <text:p>False</text:p>
          </table:table-cell>
          <table:table-cell table:formula="of:=IF(EXACT([$'Base chart'.$AH182];&quot;&quot;);&quot;&quot;;IF(EXACT([$'Base chart'.$Z182];1);[$'Base chart'.$AH182];&quot;&quot;))">
            <text:p/>
          </table:table-cell>
          <table:table-cell table:style-name="ce11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2];1)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;&quot;&quot;)" office:value-type="string" office:string-value="&#9;&#9;&lt;record id=&quot;account_account_template_0_530001&quot; model=&quot;account.account.template&quot;&gt;&#13;&#9;&#9;&#9;&lt;field name=&quot;code&quot;&gt;0-530001&lt;/field&gt;&#13;&#9;&#9;&#9;&lt;field name=&quot;name&quot;&gt;0-Donaciones no deducibles&lt;/field&gt;&#13;&#9;&#9;&#9;&lt;field name=&quot;shortcut&quot;&gt;0-Don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1" model="account.account.template"&gt;<text:tab/><text:tab/><text:tab/>&lt;field name="code"&gt;0-530001&lt;/field&gt;<text:tab/><text:tab/><text:tab/>&lt;field name="name"&gt;0-Donaciones no deducibles&lt;/field&gt;<text:tab/><text:tab/><text:tab/>&lt;field name="shortcut"&gt;0-Don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3];1);CONCATENATE([$'account types'.$B$16];&quot;-&quot;;[$'Base chart'.$V183]);&quot;&quot;)" office:value-type="string" office:string-value="0-530002">
            <text:p>0-530002</text:p>
          </table:table-cell>
          <table:table-cell table:formula="of:=IF(EXACT([$'Base chart'.$Z183];1);CONCATENATE([$'account types'.$B$16];&quot;-&quot;;[$'Base chart'.$X183]);&quot;&quot;)" office:value-type="string" office:string-value="0-Gastos de presidencia">
            <text:p>0-Gastos de presidencia</text:p>
          </table:table-cell>
          <table:table-cell table:formula="of:=IF(EXACT([$'Base chart'.$Z183];1);CONCATENATE([$'account types'.$B$16];&quot;-&quot;;[$'Base chart'.$AA183]);&quot;&quot;)" office:value-type="string" office:string-value="0-GPres">
            <text:p>0-GPres</text:p>
          </table:table-cell>
          <table:table-cell table:formula="of:=IF(EXACT([$'Base chart'.$AB183];&quot;&quot;);&quot;&quot;;IF(EXACT([$'Base chart'.$Z183];1);CONCATENATE(&quot;account_account_template_&quot;;[$'account types'.$B$16];&quot;_&quot;;[$'Base chart'.$AB183]);&quot;&quot;))" office:value-type="string" office:string-value="account_account_template_0_530000">
            <text:p>account_account_template_0_530000</text:p>
          </table:table-cell>
          <table:table-cell table:formula="of:=IF(EXACT([$'Base chart'.$Z183];1);[$'Base chart'.$AD183];&quot;&quot;)" office:value-type="string" office:string-value="expense">
            <text:p>expense</text:p>
          </table:table-cell>
          <table:table-cell table:formula="of:=IF(EXACT([$'Base chart'.$AE183];&quot;&quot;);&quot;&quot;;IF(EXACT([$'Base chart'.$Z183];1);[$'Base chart'.$AE183];&quot;&quot;))" office:value-type="string" office:string-value="l10n_cr_base.CRC">
            <text:p>l10n_cr_base.CRC</text:p>
          </table:table-cell>
          <table:table-cell table:formula="of:=IF(EXACT([$'Base chart'.$Z183];1);[$'Base chart'.$AF183];&quot;&quot;)" office:value-type="string" office:string-value="other">
            <text:p>other</text:p>
          </table:table-cell>
          <table:table-cell table:formula="of:=IF(EXACT([$'Base chart'.$Z183];1);[$'Base chart'.$AG183];&quot;&quot;)" office:value-type="string" office:string-value="False">
            <text:p>False</text:p>
          </table:table-cell>
          <table:table-cell table:formula="of:=IF(EXACT([$'Base chart'.$AH183];&quot;&quot;);&quot;&quot;;IF(EXACT([$'Base chart'.$Z183];1);[$'Base chart'.$AH183];&quot;&quot;))">
            <text:p/>
          </table:table-cell>
          <table:table-cell table:style-name="ce11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3];1)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;&quot;&quot;)" office:value-type="string" office:string-value="&#9;&#9;&lt;record id=&quot;account_account_template_0_530002&quot; model=&quot;account.account.template&quot;&gt;&#13;&#9;&#9;&#9;&lt;field name=&quot;code&quot;&gt;0-530002&lt;/field&gt;&#13;&#9;&#9;&#9;&lt;field name=&quot;name&quot;&gt;0-Gastos de presidencia&lt;/field&gt;&#13;&#9;&#9;&#9;&lt;field name=&quot;shortcut&quot;&gt;0-GPres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2" model="account.account.template"&gt;<text:tab/><text:tab/><text:tab/>&lt;field name="code"&gt;0-530002&lt;/field&gt;<text:tab/><text:tab/><text:tab/>&lt;field name="name"&gt;0-Gastos de presidencia&lt;/field&gt;<text:tab/><text:tab/><text:tab/>&lt;field name="shortcut"&gt;0-GPres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4];1);CONCATENATE([$'account types'.$B$16];&quot;-&quot;;[$'Base chart'.$V184]);&quot;&quot;)" office:value-type="string" office:string-value="0-530003">
            <text:p>0-530003</text:p>
          </table:table-cell>
          <table:table-cell table:formula="of:=IF(EXACT([$'Base chart'.$Z184];1);CONCATENATE([$'account types'.$B$16];&quot;-&quot;;[$'Base chart'.$X184]);&quot;&quot;)" office:value-type="string" office:string-value="0-Multas">
            <text:p>0-Multas</text:p>
          </table:table-cell>
          <table:table-cell table:formula="of:=IF(EXACT([$'Base chart'.$Z184];1);CONCATENATE([$'account types'.$B$16];&quot;-&quot;;[$'Base chart'.$AA184]);&quot;&quot;)" office:value-type="string" office:string-value="0-Mul">
            <text:p>0-Mul</text:p>
          </table:table-cell>
          <table:table-cell table:formula="of:=IF(EXACT([$'Base chart'.$AB184];&quot;&quot;);&quot;&quot;;IF(EXACT([$'Base chart'.$Z184];1);CONCATENATE(&quot;account_account_template_&quot;;[$'account types'.$B$16];&quot;_&quot;;[$'Base chart'.$AB184]);&quot;&quot;))" office:value-type="string" office:string-value="account_account_template_0_530000">
            <text:p>account_account_template_0_530000</text:p>
          </table:table-cell>
          <table:table-cell table:formula="of:=IF(EXACT([$'Base chart'.$Z184];1);[$'Base chart'.$AD184];&quot;&quot;)" office:value-type="string" office:string-value="expense">
            <text:p>expense</text:p>
          </table:table-cell>
          <table:table-cell table:formula="of:=IF(EXACT([$'Base chart'.$AE184];&quot;&quot;);&quot;&quot;;IF(EXACT([$'Base chart'.$Z184];1);[$'Base chart'.$AE184];&quot;&quot;))" office:value-type="string" office:string-value="l10n_cr_base.CRC">
            <text:p>l10n_cr_base.CRC</text:p>
          </table:table-cell>
          <table:table-cell table:formula="of:=IF(EXACT([$'Base chart'.$Z184];1);[$'Base chart'.$AF184];&quot;&quot;)" office:value-type="string" office:string-value="other">
            <text:p>other</text:p>
          </table:table-cell>
          <table:table-cell table:formula="of:=IF(EXACT([$'Base chart'.$Z184];1);[$'Base chart'.$AG184];&quot;&quot;)" office:value-type="string" office:string-value="False">
            <text:p>False</text:p>
          </table:table-cell>
          <table:table-cell table:formula="of:=IF(EXACT([$'Base chart'.$AH184];&quot;&quot;);&quot;&quot;;IF(EXACT([$'Base chart'.$Z184];1);[$'Base chart'.$AH184];&quot;&quot;))">
            <text:p/>
          </table:table-cell>
          <table:table-cell table:style-name="ce11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4];1)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;&quot;&quot;)" office:value-type="string" office:string-value="&#9;&#9;&lt;record id=&quot;account_account_template_0_530003&quot; model=&quot;account.account.template&quot;&gt;&#13;&#9;&#9;&#9;&lt;field name=&quot;code&quot;&gt;0-530003&lt;/field&gt;&#13;&#9;&#9;&#9;&lt;field name=&quot;name&quot;&gt;0-Multas&lt;/field&gt;&#13;&#9;&#9;&#9;&lt;field name=&quot;shortcut&quot;&gt;0-Mul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3" model="account.account.template"&gt;<text:tab/><text:tab/><text:tab/>&lt;field name="code"&gt;0-530003&lt;/field&gt;<text:tab/><text:tab/><text:tab/>&lt;field name="name"&gt;0-Multas&lt;/field&gt;<text:tab/><text:tab/><text:tab/>&lt;field name="shortcut"&gt;0-Mul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>
          <table:table-cell table:formula="of:=IF(EXACT([$'Base chart'.$Z185];1);CONCATENATE([$'account types'.$B$16];&quot;-&quot;;[$'Base chart'.$V185]);&quot;&quot;)" office:value-type="string" office:string-value="0-530004">
            <text:p>0-530004</text:p>
          </table:table-cell>
          <table:table-cell table:formula="of:=IF(EXACT([$'Base chart'.$Z185];1);CONCATENATE([$'account types'.$B$16];&quot;-&quot;;[$'Base chart'.$X185]);&quot;&quot;)" office:value-type="string" office:string-value="0-Diferencial cambiario">
            <text:p>0-Diferencial cambiario</text:p>
          </table:table-cell>
          <table:table-cell table:formula="of:=IF(EXACT([$'Base chart'.$Z185];1);CONCATENATE([$'account types'.$B$16];&quot;-&quot;;[$'Base chart'.$AA185]);&quot;&quot;)" office:value-type="string" office:string-value="0-Dif.Cam">
            <text:p>0-Dif.Cam</text:p>
          </table:table-cell>
          <table:table-cell table:formula="of:=IF(EXACT([$'Base chart'.$AB185];&quot;&quot;);&quot;&quot;;IF(EXACT([$'Base chart'.$Z185];1);CONCATENATE(&quot;account_account_template_&quot;;[$'account types'.$B$16];&quot;_&quot;;[$'Base chart'.$AB185]);&quot;&quot;))" office:value-type="string" office:string-value="account_account_template_0_530000">
            <text:p>account_account_template_0_530000</text:p>
          </table:table-cell>
          <table:table-cell table:formula="of:=IF(EXACT([$'Base chart'.$Z185];1);[$'Base chart'.$AD185];&quot;&quot;)" office:value-type="string" office:string-value="expense">
            <text:p>expense</text:p>
          </table:table-cell>
          <table:table-cell table:formula="of:=IF(EXACT([$'Base chart'.$AE185];&quot;&quot;);&quot;&quot;;IF(EXACT([$'Base chart'.$Z185];1);[$'Base chart'.$AE185];&quot;&quot;))" office:value-type="string" office:string-value="l10n_cr_base.CRC">
            <text:p>l10n_cr_base.CRC</text:p>
          </table:table-cell>
          <table:table-cell table:formula="of:=IF(EXACT([$'Base chart'.$Z185];1);[$'Base chart'.$AF185];&quot;&quot;)" office:value-type="string" office:string-value="other">
            <text:p>other</text:p>
          </table:table-cell>
          <table:table-cell table:formula="of:=IF(EXACT([$'Base chart'.$Z185];1);[$'Base chart'.$AG185];&quot;&quot;)" office:value-type="string" office:string-value="False">
            <text:p>False</text:p>
          </table:table-cell>
          <table:table-cell table:formula="of:=IF(EXACT([$'Base chart'.$AH185];&quot;&quot;);&quot;&quot;;IF(EXACT([$'Base chart'.$Z185];1);[$'Base chart'.$AH185];&quot;&quot;))">
            <text:p/>
          </table:table-cell>
          <table:table-cell table:style-name="ce11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11" table:formula="of:=IF(EXACT([$'Base chart'.$Z185];1)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;&quot;&quot;)" office:value-type="string" office:string-value="&#9;&#9;&lt;record id=&quot;account_account_template_0_530004&quot; model=&quot;account.account.template&quot;&gt;&#13;&#9;&#9;&#9;&lt;field name=&quot;code&quot;&gt;0-530004&lt;/field&gt;&#13;&#9;&#9;&#9;&lt;field name=&quot;name&quot;&gt;0-Diferencial cambiario&lt;/field&gt;&#13;&#9;&#9;&#9;&lt;field name=&quot;shortcut&quot;&gt;0-Dif.Cam&lt;/field&gt;&#13;&#9;&#9;&#9;&lt;field name=&quot;parent_id&quot; ref=&quot;account_account_template_0_530000&quot;/&gt;&#13;&#9;&#9;&#9;&lt;field name=&quot;user_type&quot; ref=&quot;account_account_type_expens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4" model="account.account.template"&gt;<text:tab/><text:tab/><text:tab/>&lt;field name="code"&gt;0-530004&lt;/field&gt;<text:tab/><text:tab/><text:tab/>&lt;field name="name"&gt;0-Diferencial cambiario&lt;/field&gt;<text:tab/><text:tab/><text:tab/>&lt;field name="shortcut"&gt;0-Dif.Cam&lt;/field&gt;<text:tab/><text:tab/><text:tab/>&lt;field name="parent_id" ref="account_account_template_0_530000"/&gt;<text:tab/><text:tab/><text:tab/>&lt;field name="user_type" ref="account_account_type_expens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5" table:number-rows-repeated="1048428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>
        <table:named-expression table:name="Excel_BuiltIn_Print_Area_1" table:base-cell-address="$'account types'.$A$1" table:expression="$#REF!.$A$#REF!:$I$#REF!"/>
        <table:named-expression table:name="Excel_BuiltIn_Print_Titles_1" table:base-cell-address="$'account types'.$A$1" table:expression="$#REF!.$A$1:$A$1046566;$#REF!.$A$1:$AMC$1"/>
      </table:named-expressions>
      <table:database-ranges>
        <table:database-range table:target-range-address="'account types'.A1:'account types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₡</number:text>
      <number:number number:decimal-places="0" number:min-integer-digits="1" number:grouping="true"/>
      <number:text> </number:text>
    </number:number-style>
    <number:number-style style:name="N149">
      <number:text>(₡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₡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₡</number:text>
      <number:number number:decimal-places="2" number:min-integer-digits="1" number:grouping="true"/>
      <number:text> </number:text>
    </number:number-style>
    <number:number-style style:name="N152">
      <number:text>(₡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₡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₡</number:text>
      <number:number number:decimal-places="0" number:min-integer-digits="1" number:grouping="true"/>
      <number:text> </number:text>
    </number:number-style>
    <number:number-style style:name="N157P1" style:volatile="true">
      <number:text> ₡(</number:text>
      <number:number number:decimal-places="0" number:min-integer-digits="1" number:grouping="true"/>
      <number:text>)</number:text>
    </number:number-style>
    <number:number-style style:name="N157P2" style:volatile="true">
      <number:text> ₡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₡</number:text>
      <number:number number:decimal-places="2" number:min-integer-digits="1" number:grouping="true"/>
      <number:text> </number:text>
    </number:number-style>
    <number:number-style style:name="N161P1" style:volatile="true">
      <number:text> ₡(</number:text>
      <number:number number:decimal-places="2" number:min-integer-digits="1" number:grouping="true"/>
      <number:text>)</number:text>
    </number:number-style>
    <number:number-style style:name="N161P2" style:volatile="true">
      <number:text> ₡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number:text>(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 (</number:text>
      <number:number number:decimal-places="0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 (</number:text>
      <number:number number:decimal-places="2" number:min-integer-digits="1" number:grouping="true"/>
      <number:text>)</number:text>
    </number:number-style>
    <number:number-style style:name="N171P2" style:volatile="true">
      <number:text> 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 style:data-style-name="N100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  <style:style style:name="DatosError" style:family="table-cell" style:parent-style-name="Datos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1965in" fo:margin-bottom="0in" fo:margin-left="0in" fo:margin-right="0in" style:first-page-number="continue" style:scale-to="80%" style:table-centering="both" style:writing-mode="lr-tb"/>
      <style:header-style>
        <style:header-footer-properties fo:min-height="0.2957in" fo:margin-left="0.748in" fo:margin-right="0.748in" fo:margin-bottom="0.0189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08/15/2010</text:date>, <text:time>14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8-15">08/1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4:42:46</text:time></text:span></text:p>
        </style:region-right>
      </style:header>
      <style:header-left style:display="false">
        <style:region-left>
          <text:p><text:span text:style-name="MT1"><text:date style:data-style-name="N2" text:date-value="2010-08-15">08/1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14:42:46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07:18:07</meta:creation-date>
    <dc:date>2010-08-15T14:42:46</dc:date>
    <meta:print-date>2009-10-21T08:52:33</meta:print-date>
    <meta:generator>OpenOffice.org/3.2$Unix OpenOffice.org_project/320m12$Build-9483</meta:generator>
    <meta:editing-duration>PT87H16M02S</meta:editing-duration>
    <meta:editing-cycles>59</meta:editing-cycles>
    <dc:creator>Carlos Vásquez</dc:creator>
    <meta:document-statistic meta:table-count="4" meta:cell-count="9944" meta:object-count="0"/>
  </office:meta>
</office:document-meta>
</file>